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a42d" officeooo:paragraph-rsid="0006a4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Evaluator: <text:s text:c="3"/>weka.attributeSelection.InfoGainAttributeEval </text:p>
      <text:p text:style-name="P1">Search:weka.attributeSelection.Ranker -T -1.7976931348623157E308 -N -1</text:p>
      <text:p text:style-name="P1">Relation: <text:s text:c="4"/>gender</text:p>
      <text:p text:style-name="P1">Instances: <text:s text:c="3"/>152</text:p>
      <text:p text:style-name="P1">Attributes: <text:s text:c="2"/>26265</text:p>
      <text:p text:style-name="P1">[list of attributes omitted]</text:p>
      <text:p text:style-name="P1">Evaluation mode:evaluate on all training data</text:p>
      <text:p text:style-name="P1"/>
      <text:p text:style-name="P1"/>
      <text:p text:style-name="P1"/>
      <text:p text:style-name="P1">=== Attribute Selection on all input data ===</text:p>
      <text:p text:style-name="P1"/>
      <text:p text:style-name="P1">Search Method:</text:p>
      <text:p text:style-name="P1"><text:tab/>Attribute ranking.</text:p>
      <text:p text:style-name="P1"/>
      <text:p text:style-name="P1">Attribute Evaluator (supervised, Class (nominal): 26265 target_class):</text:p>
      <text:p text:style-name="P1"><text:tab/>Information Gain Ranking Filter</text:p>
      <text:p text:style-name="P1"/>
      <text:p text:style-name="P1">Ranked attributes:</text:p>
      <text:p text:style-name="P1"><text:s/>0.0932 <text:s text:c="6"/>13954 love</text:p>
      <text:p text:style-name="P1"><text:s/>0.0909 <text:s text:c="7"/>9852 give</text:p>
      <text:p text:style-name="P1"><text:s/>0.0877 <text:s text:c="6"/>22794 today</text:p>
      <text:p text:style-name="P1"><text:s/>0.0764 <text:s text:c="7"/>8184 eu</text:p>
      <text:p text:style-name="P1"><text:s/>0.0764 <text:s text:c="6"/>14663 mention</text:p>
      <text:p text:style-name="P1"><text:s/>0.0697 <text:s text:c="6"/>21453 startup</text:p>
      <text:p text:style-name="P1"><text:s/>0.0691 <text:s text:c="6"/>16482 omg</text:p>
      <text:p text:style-name="P1"><text:s/>0.0691 <text:s text:c="6"/>17884 practice</text:p>
      <text:p text:style-name="P1"><text:s/>0.0691 <text:s text:c="7"/>3647 bird</text:p>
      <text:p text:style-name="P1"><text:s/>0.0658 <text:s text:c="6"/>16513 online</text:p>
      <text:p text:style-name="P1"><text:s/>0.0658 <text:s text:c="7"/>1807 add</text:p>
      <text:p text:style-name="P1"><text:s/>0.0658 <text:s text:c="6"/>24754 week</text:p>
      <text:p text:style-name="P1"><text:s/>0.0629 <text:s text:c="6"/>24756 weekend</text:p>
      <text:p text:style-name="P1"><text:s/>0.0619 <text:s text:c="6"/>16667 original</text:p>
      <text:p text:style-name="P1"><text:s/>0.0619 <text:s text:c="6"/>13956 loved</text:p>
      <text:p text:style-name="P1"><text:s/>0.0593 <text:s text:c="7"/>8604 favorite</text:p>
      <text:p text:style-name="P1"><text:s/>0.0593 <text:s text:c="7"/>1707 access</text:p>
      <text:p text:style-name="P1"><text:s/>0.0584 <text:s text:c="6"/>21152 sounds</text:p>
      <text:p text:style-name="P1"><text:s/>0.0562 <text:s text:c="6"/>19736 run</text:p>
      <text:p text:style-name="P1"><text:s/>0.0547 <text:s text:c="6"/>11112 hour</text:p>
      <text:p text:style-name="P1"><text:s/>0.0547 <text:s text:c="6"/>14551 meaning</text:p>
      <text:p text:style-name="P1"><text:s/>0.0547 <text:s text:c="6"/>24603 warm</text:p>
      <text:p text:style-name="P1"><text:s/>0.0547 <text:s text:c="6"/>25868 yourself</text:p>
      <text:p text:style-name="P1"><text:s/>0.0547 <text:s text:c="6"/>15641 needed</text:p>
      <text:p text:style-name="P1"><text:s/>0.0547 <text:s text:c="7"/>6437 data</text:p>
      <text:p text:style-name="P1"><text:s/>0.0547 <text:s text:c="7"/>9397 funny</text:p>
      <text:p text:style-name="P1"><text:s/>0.0547 <text:s text:c="6"/>20288 semantic</text:p>
      <text:p text:style-name="P1"><text:s/>0.0547 <text:s text:c="6"/>17774 por</text:p>
      <text:p text:style-name="P1"><text:s/>0.0547 <text:s text:c="6"/>21960 sweet</text:p>
      <text:p text:style-name="P1"><text:s/>0.0547 <text:s text:c="6"/>23721 until</text:p>
      <text:p text:style-name="P1"><text:s/>0.0531 <text:s text:c="7"/>2331 android</text:p>
      <text:p text:style-name="P1"><text:soft-page-break/><text:s/>0.0531 <text:s text:c="8"/>932 50</text:p>
      <text:p text:style-name="P1"><text:s/>0.0497 <text:s text:c="6"/>20605 shut</text:p>
      <text:p text:style-name="P1"><text:s/>0.0477 <text:s text:c="7"/>5439 colleagues</text:p>
      <text:p text:style-name="P1"><text:s/>0.0477 <text:s text:c="6"/>13387 laundry</text:p>
      <text:p text:style-name="P1"><text:s/>0.0477 <text:s text:c="6"/>15514 nah</text:p>
      <text:p text:style-name="P1"><text:s/>0.0477 <text:s text:c="6"/>22523 theory</text:p>
      <text:p text:style-name="P1"><text:s/>0.0477 <text:s text:c="6"/>21506 step</text:p>
      <text:p text:style-name="P1"><text:s/>0.0477 <text:s text:c="7"/>2610 aren</text:p>
      <text:p text:style-name="P1"><text:s/>0.0477 <text:s text:c="6"/>24964 windows</text:p>
      <text:p text:style-name="P1"><text:s/>0.0477 <text:s text:c="6"/>25366 xbox</text:p>
      <text:p text:style-name="P1"><text:s/>0.0477 <text:s text:c="6"/>13855 logo</text:p>
      <text:p text:style-name="P1"><text:s/>0.0477 <text:s text:c="7"/>3726 blame</text:p>
      <text:p text:style-name="P1"><text:s/>0.0477 <text:s text:c="6"/>25710 yay</text:p>
      <text:p text:style-name="P1"><text:s/>0.0477 <text:s text:c="7"/>1938 age</text:p>
      <text:p text:style-name="P1"><text:s/>0.0477 <text:s text:c="7"/>6828 di</text:p>
      <text:p text:style-name="P1"><text:s/>0.0477 <text:s text:c="6"/>13876 lonely</text:p>
      <text:p text:style-name="P1"><text:s/>0.0477 <text:s text:c="6"/>17384 phones</text:p>
      <text:p text:style-name="P1"><text:s/>0.0477 <text:s text:c="7"/>3621 billion</text:p>
      <text:p text:style-name="P1"><text:s/>0.0477 <text:s text:c="8"/>434 25</text:p>
      <text:p text:style-name="P1"><text:s/>0.0477 <text:s text:c="7"/>4940 chasing</text:p>
      <text:p text:style-name="P1"><text:s/>0.0477 <text:s text:c="7"/>9385 funding</text:p>
      <text:p text:style-name="P1"><text:s/>0.0477 <text:s text:c="6"/>17829 posted</text:p>
      <text:p text:style-name="P1"><text:s/>0.0477 <text:s text:c="7"/>9993 goodbye</text:p>
      <text:p text:style-name="P1"><text:s/>0.0477 <text:s text:c="7"/>8300 excited</text:p>
      <text:p text:style-name="P1"><text:s/>0.0477 <text:s text:c="7"/>4121 brilliant</text:p>
      <text:p text:style-name="P1"><text:s/>0.0477 <text:s text:c="6"/>21095 soo</text:p>
      <text:p text:style-name="P1"><text:s/>0.0477 <text:s text:c="6"/>14928 missed</text:p>
      <text:p text:style-name="P1"><text:s/>0.0477 <text:s text:c="6"/>15956 non</text:p>
      <text:p text:style-name="P1"><text:s/>0.0406 <text:s text:c="7"/>5871 corpus</text:p>
      <text:p text:style-name="P1"><text:s/>0.0406 <text:s text:c="6"/>23231 turkey</text:p>
      <text:p text:style-name="P1"><text:s/>0.0406 <text:s text:c="6"/>24922 wide</text:p>
      <text:p text:style-name="P1"><text:s/>0.0406 <text:s text:c="6"/>25228 wrote</text:p>
      <text:p text:style-name="P1"><text:s/>0.0406 <text:s text:c="7"/>9612 gay</text:p>
      <text:p text:style-name="P1"><text:s/>0.0406 <text:s text:c="6"/>19085 regular</text:p>
      <text:p text:style-name="P1"><text:s/>0.0406 <text:s text:c="7"/>8031 episode</text:p>
      <text:p text:style-name="P1"><text:s/>0.0406 <text:s text:c="7"/>2314 ancient</text:p>
      <text:p text:style-name="P1"><text:s/>0.0406 <text:s text:c="6"/>14302 manchester</text:p>
      <text:p text:style-name="P1"><text:s/>0.0406 <text:s text:c="7"/>9706 genius</text:p>
      <text:p text:style-name="P1"><text:s/>0.0406 <text:s text:c="7"/>6170 cuddle</text:p>
      <text:p text:style-name="P1"><text:s/>0.0406 <text:s text:c="6"/>14245 main</text:p>
      <text:p text:style-name="P1"><text:s/>0.0406 <text:s text:c="6"/>12392 java</text:p>
      <text:p text:style-name="P1"><text:s/>0.0406 <text:s text:c="6"/>23209 tumblr</text:p>
      <text:p text:style-name="P1"><text:s/>0.0406 <text:s text:c="6"/>22237 teacher</text:p>
      <text:p text:style-name="P1"><text:s/>0.0406 <text:s text:c="7"/>1703 accepted</text:p>
      <text:p text:style-name="P1"><text:s/>0.0406 <text:s text:c="6"/>18029 princess</text:p>
      <text:p text:style-name="P1"><text:s/>0.0406 <text:s text:c="6"/>12217 itunes</text:p>
      <text:p text:style-name="P1"><text:s/>0.0406 <text:s text:c="6"/>15581 nature</text:p>
      <text:p text:style-name="P1"><text:s/>0.0406 <text:s text:c="6"/>14165 ma</text:p>
      <text:p text:style-name="P1"><text:s/>0.0406 <text:s text:c="6"/>19615 roommate</text:p>
      <text:p text:style-name="P1"><text:s/>0.0406 <text:s text:c="7"/>4916 characters</text:p>
      <text:p text:style-name="P1"><text:s/>0.0406 <text:s text:c="7"/>6009 created</text:p>
      <text:p text:style-name="P1"><text:s/>0.0406 <text:s text:c="6"/>23995 vacation</text:p>
      <text:p text:style-name="P1"><text:soft-page-break/><text:s/>0.0406 <text:s text:c="6"/>23655 union</text:p>
      <text:p text:style-name="P1"><text:s/>0.0406 <text:s text:c="6"/>15290 mucho</text:p>
      <text:p text:style-name="P1"><text:s/>0.0406 <text:s text:c="6"/>19514 rn</text:p>
      <text:p text:style-name="P1"><text:s/>0.0406 <text:s text:c="7"/>3072 babies</text:p>
      <text:p text:style-name="P1"><text:s/>0.0406 <text:s text:c="7"/>4174 bruh</text:p>
      <text:p text:style-name="P1"><text:s/>0.0406 <text:s text:c="6"/>16686 os</text:p>
      <text:p text:style-name="P1"><text:s/>0.0406 <text:s text:c="6"/>11825 initiative</text:p>
      <text:p text:style-name="P1"><text:s/>0.0406 <text:s text:c="6"/>20330 sentiment</text:p>
      <text:p text:style-name="P1"><text:s/>0.0406 <text:s text:c="6"/>12008 introduction</text:p>
      <text:p text:style-name="P1"><text:s/>0.0406 <text:s text:c="6"/>24252 violence</text:p>
      <text:p text:style-name="P1"><text:s/>0.0406 <text:s text:c="6"/>19597 romantic</text:p>
      <text:p text:style-name="P1"><text:s/>0.0406 <text:s text:c="7"/>1848 adorable</text:p>
      <text:p text:style-name="P1"><text:s/>0.0406 <text:s text:c="6"/>24981 winner</text:p>
      <text:p text:style-name="P1"><text:s/>0 <text:s text:c="12"/>8732 fgd</text:p>
      <text:p text:style-name="P1"><text:s/>0 <text:s text:c="12"/>8744 fhpxqx5q</text:p>
      <text:p text:style-name="P1"><text:s/>0 <text:s text:c="12"/>8733 fgdmo</text:p>
      <text:p text:style-name="P1"><text:s/>0 <text:s text:c="12"/>8731 fgcqlkxaaa</text:p>
      <text:p text:style-name="P1"><text:s/>0 <text:s text:c="12"/>8730 fgateccquk</text:p>
      <text:p text:style-name="P1"><text:s/>0 <text:s text:c="12"/>8738 fgt2yjhf6g</text:p>
      <text:p text:style-name="P1"><text:s/>0 <text:s text:c="12"/>8736 fghpz9kehq</text:p>
      <text:p text:style-name="P1"><text:s/>0 <text:s text:c="12"/>8737 fgpgv5aow0e</text:p>
      <text:p text:style-name="P1"><text:s/>0 <text:s text:c="12"/>8743 fhh3vhsvjs</text:p>
      <text:p text:style-name="P1"><text:s/>0 <text:s text:c="12"/>8740 fh22uccqmn</text:p>
      <text:p text:style-name="P1"><text:s/>0 <text:s text:c="12"/>8741 fhdkel3t</text:p>
      <text:p text:style-name="P1"><text:s/>0 <text:s text:c="12"/>8739 fgzmwsdsoi</text:p>
      <text:p text:style-name="P1"><text:s/>0 <text:s text:c="12"/>8734 fgfdfffffghh</text:p>
      <text:p text:style-name="P1"><text:s/>0 <text:s text:c="12"/>8742 fhgywuarxe</text:p>
      <text:p text:style-name="P1"><text:s/>0 <text:s text:c="12"/>8735 fggmneh8nw</text:p>
      <text:p text:style-name="P1"><text:s/>0 <text:s text:c="11"/>26264 že</text:p>
      <text:p text:style-name="P1"><text:s/>0 <text:s text:c="12"/>8745 fhrvpzhzqd</text:p>
      <text:p text:style-name="P1"><text:s/>0 <text:s text:c="12"/>8746 fhswrestling</text:p>
      <text:p text:style-name="P1"><text:s/>0 <text:s text:c="12"/>8777 fighterssssssss</text:p>
      <text:p text:style-name="P1"><text:s/>0 <text:s text:c="12"/>8778 fighting</text:p>
      <text:p text:style-name="P1"><text:s/>0 <text:s text:c="12"/>8779 fights</text:p>
      <text:p text:style-name="P1"><text:s/>0 <text:s text:c="12"/>8776 fighters</text:p>
      <text:p text:style-name="P1"><text:s/>0 <text:s text:c="12"/>8775 fighter</text:p>
      <text:p text:style-name="P1"><text:s/>0 <text:s text:c="12"/>8774 fightclub</text:p>
      <text:p text:style-name="P1"><text:s/>0 <text:s text:c="12"/>8771 figata</text:p>
      <text:p text:style-name="P1"><text:s/>0 <text:s text:c="12"/>8772 figatetexane</text:p>
      <text:p text:style-name="P1"><text:s/>0 <text:s text:c="12"/>8773 fight</text:p>
      <text:p text:style-name="P1"><text:s/>0 <text:s text:c="12"/>8780 figueroa</text:p>
      <text:p text:style-name="P1"><text:s/>0 <text:s text:c="12"/>8781 figurative</text:p>
      <text:p text:style-name="P1"><text:s/>0 <text:s text:c="12"/>8782 figure</text:p>
      <text:p text:style-name="P1"><text:s/>0 <text:s text:c="12"/>8790 fil</text:p>
      <text:p text:style-name="P1"><text:s/>0 <text:s text:c="12"/>8791 file</text:p>
      <text:p text:style-name="P1"><text:s/>0 <text:s text:c="12"/>8788 fiji</text:p>
      <text:p text:style-name="P1"><text:s/>0 <text:s text:c="12"/>8789 fijwwbkyf1</text:p>
      <text:p text:style-name="P1"><text:s/>0 <text:s text:c="12"/>8787 fiinee</text:p>
      <text:p text:style-name="P1"><text:s/>0 <text:s text:c="12"/>8783 figured</text:p>
      <text:p text:style-name="P1"><text:s/>0 <text:s text:c="12"/>8784 figures</text:p>
      <text:p text:style-name="P1"><text:s/>0 <text:s text:c="12"/>8785 figuring</text:p>
      <text:p text:style-name="P1"><text:s/>0 <text:s text:c="12"/>8786 fiie83b0rt</text:p>
      <text:p text:style-name="P1"><text:soft-page-break/><text:s/>0 <text:s text:c="12"/>8770 fig</text:p>
      <text:p text:style-name="P1"><text:s/>0 <text:s text:c="12"/>8769 fifty</text:p>
      <text:p text:style-name="P1"><text:s/>0 <text:s text:c="12"/>8768 fifths</text:p>
      <text:p text:style-name="P1"><text:s/>0 <text:s text:c="12"/>8753 fick</text:p>
      <text:p text:style-name="P1"><text:s/>0 <text:s text:c="12"/>8754 fiction</text:p>
      <text:p text:style-name="P1"><text:s/>0 <text:s text:c="12"/>8751 fiaschi</text:p>
      <text:p text:style-name="P1"><text:s/>0 <text:s text:c="12"/>8752 fiasco</text:p>
      <text:p text:style-name="P1"><text:s/>0 <text:s text:c="12"/>8750 fia2oa7i3g</text:p>
      <text:p text:style-name="P1"><text:s/>0 <text:s text:c="12"/>8756 fidget</text:p>
      <text:p text:style-name="P1"><text:s/>0 <text:s text:c="12"/>8747 fhx3sjnnty</text:p>
      <text:p text:style-name="P1"><text:s/>0 <text:s text:c="12"/>8748 fhxywrfm</text:p>
      <text:p text:style-name="P1"><text:s/>0 <text:s text:c="12"/>8749 fi</text:p>
      <text:p text:style-name="P1"><text:s/>0 <text:s text:c="12"/>8755 fiddling</text:p>
      <text:p text:style-name="P1"><text:s/>0 <text:s text:c="12"/>8757 fidkg6t8</text:p>
      <text:p text:style-name="P1"><text:s/>0 <text:s text:c="12"/>8767 fifth</text:p>
      <text:p text:style-name="P1"><text:s/>0 <text:s text:c="12"/>8765 fifa2014</text:p>
      <text:p text:style-name="P1"><text:s/>0 <text:s text:c="12"/>8766 fifaworldcup</text:p>
      <text:p text:style-name="P1"><text:s/>0 <text:s text:c="12"/>8763 fiestas</text:p>
      <text:p text:style-name="P1"><text:s/>0 <text:s text:c="12"/>8764 fifa</text:p>
      <text:p text:style-name="P1"><text:s/>0 <text:s text:c="12"/>8729 fg_mental</text:p>
      <text:p text:style-name="P1"><text:s/>0 <text:s text:c="12"/>8758 fido</text:p>
      <text:p text:style-name="P1"><text:s/>0 <text:s text:c="12"/>8759 field</text:p>
      <text:p text:style-name="P1"><text:s/>0 <text:s text:c="12"/>8760 fields</text:p>
      <text:p text:style-name="P1"><text:s/>0 <text:s text:c="12"/>8761 fiere</text:p>
      <text:p text:style-name="P1"><text:s/>0 <text:s text:c="12"/>8762 fiesta</text:p>
      <text:p text:style-name="P1"><text:s/>0 <text:s text:c="12"/>8713 fezu7nyn</text:p>
      <text:p text:style-name="P1"><text:s/>0 <text:s text:c="12"/>8728 fg1rwa65</text:p>
      <text:p text:style-name="P1"><text:s/>0 <text:s text:c="12"/>8664 felice</text:p>
      <text:p text:style-name="P1"><text:s/>0 <text:s text:c="12"/>8660 feinstein</text:p>
      <text:p text:style-name="P1"><text:s/>0 <text:s text:c="12"/>8661 feisty</text:p>
      <text:p text:style-name="P1"><text:s/>0 <text:s text:c="12"/>8662 fel0zpdwor</text:p>
      <text:p text:style-name="P1"><text:s/>0 <text:s text:c="12"/>8659 feina</text:p>
      <text:p text:style-name="P1"><text:s/>0 <text:s text:c="12"/>8658 feicers</text:p>
      <text:p text:style-name="P1"><text:s/>0 <text:s text:c="12"/>8657 feet</text:p>
      <text:p text:style-name="P1"><text:s/>0 <text:s text:c="12"/>8654 feels</text:p>
      <text:p text:style-name="P1"><text:s/>0 <text:s text:c="12"/>8655 feest</text:p>
      <text:p text:style-name="P1"><text:s/>0 <text:s text:c="12"/>8656 feestje</text:p>
      <text:p text:style-name="P1"><text:s/>0 <text:s text:c="12"/>8663 felfu78bcl</text:p>
      <text:p text:style-name="P1"><text:s/>0 <text:s text:c="12"/>8665 felicidades</text:p>
      <text:p text:style-name="P1"><text:s/>0 <text:s text:c="12"/>8677 felt</text:p>
      <text:p text:style-name="P1"><text:s/>0 <text:s text:c="12"/>8666 felicissimo</text:p>
      <text:p text:style-name="P1"><text:s/>0 <text:s text:c="12"/>8673 fellow</text:p>
      <text:p text:style-name="P1"><text:s/>0 <text:s text:c="12"/>8674 fellows</text:p>
      <text:p text:style-name="P1"><text:s/>0 <text:s text:c="12"/>8675 fellowship</text:p>
      <text:p text:style-name="P1"><text:s/>0 <text:s text:c="12"/>8672 fellaini</text:p>
      <text:p text:style-name="P1"><text:s/>0 <text:s text:c="12"/>8671 fell</text:p>
      <text:p text:style-name="P1"><text:s/>0 <text:s text:c="12"/>8670 feliç</text:p>
      <text:p text:style-name="P1"><text:s/>0 <text:s text:c="12"/>8667 felicity</text:p>
      <text:p text:style-name="P1"><text:s/>0 <text:s text:c="12"/>8668 felix</text:p>
      <text:p text:style-name="P1"><text:s/>0 <text:s text:c="12"/>8669 feliz</text:p>
      <text:p text:style-name="P1"><text:s/>0 <text:s text:c="12"/>8653 feelings</text:p>
      <text:p text:style-name="P1"><text:s/>0 <text:s text:c="12"/>8652 feeling</text:p>
      <text:p text:style-name="P1"><text:soft-page-break/><text:s/>0 <text:s text:c="12"/>8651 feelin</text:p>
      <text:p text:style-name="P1"><text:s/>0 <text:s text:c="12"/>8650 feelies</text:p>
      <text:p text:style-name="P1"><text:s/>0 <text:s text:c="12"/>8635 featuring</text:p>
      <text:p text:style-name="P1"><text:s/>0 <text:s text:c="12"/>8636 feaxtrex</text:p>
      <text:p text:style-name="P1"><text:s/>0 <text:s text:c="12"/>8637 feb</text:p>
      <text:p text:style-name="P1"><text:s/>0 <text:s text:c="12"/>8634 features</text:p>
      <text:p text:style-name="P1"><text:s/>0 <text:s text:c="12"/>8633 featured</text:p>
      <text:p text:style-name="P1"><text:s/>0 <text:s text:c="12"/>8632 feature</text:p>
      <text:p text:style-name="P1"><text:s/>0 <text:s text:c="12"/>8629 fear</text:p>
      <text:p text:style-name="P1"><text:s/>0 <text:s text:c="12"/>8630 feared</text:p>
      <text:p text:style-name="P1"><text:s/>0 <text:s text:c="12"/>8631 feat</text:p>
      <text:p text:style-name="P1"><text:s/>0 <text:s text:c="12"/>8638 febmofro</text:p>
      <text:p text:style-name="P1"><text:s/>0 <text:s text:c="12"/>8639 february</text:p>
      <text:p text:style-name="P1"><text:s/>0 <text:s text:c="12"/>8640 fecha</text:p>
      <text:p text:style-name="P1"><text:s/>0 <text:s text:c="12"/>8648 feel</text:p>
      <text:p text:style-name="P1"><text:s/>0 <text:s text:c="12"/>8649 feelgood</text:p>
      <text:p text:style-name="P1"><text:s/>0 <text:s text:c="12"/>8646 feedyourfaith</text:p>
      <text:p text:style-name="P1"><text:s/>0 <text:s text:c="12"/>8647 feeeira</text:p>
      <text:p text:style-name="P1"><text:s/>0 <text:s text:c="12"/>8645 feedback</text:p>
      <text:p text:style-name="P1"><text:s/>0 <text:s text:c="12"/>8641 fect</text:p>
      <text:p text:style-name="P1"><text:s/>0 <text:s text:c="12"/>8642 federal</text:p>
      <text:p text:style-name="P1"><text:s/>0 <text:s text:c="12"/>8643 federer</text:p>
      <text:p text:style-name="P1"><text:s/>0 <text:s text:c="12"/>8644 feed</text:p>
      <text:p text:style-name="P1"><text:s/>0 <text:s text:c="12"/>8676 felony</text:p>
      <text:p text:style-name="P1"><text:s/>0 <text:s text:c="12"/>8678 female</text:p>
      <text:p text:style-name="P1"><text:s/>0 <text:s text:c="12"/>8727 fg1g6jhmli</text:p>
      <text:p text:style-name="P1"><text:s/>0 <text:s text:c="12"/>8715 ffb3u6kzday</text:p>
      <text:p text:style-name="P1"><text:s/>0 <text:s text:c="12"/>8711 feyerabend</text:p>
      <text:p text:style-name="P1"><text:s/>0 <text:s text:c="12"/>8712 feynman</text:p>
      <text:p text:style-name="P1"><text:s/>0 <text:s text:c="12"/>8793 filipina</text:p>
      <text:p text:style-name="P1"><text:s/>0 <text:s text:c="12"/>8710 fey2k8gsx7</text:p>
      <text:p text:style-name="P1"><text:s/>0 <text:s text:c="12"/>8709 fewer</text:p>
      <text:p text:style-name="P1"><text:s/>0 <text:s text:c="12"/>8708 few</text:p>
      <text:p text:style-name="P1"><text:s/>0 <text:s text:c="12"/>8705 fett</text:p>
      <text:p text:style-name="P1"><text:s/>0 <text:s text:c="12"/>8706 feuqgvrrb7</text:p>
      <text:p text:style-name="P1"><text:s/>0 <text:s text:c="12"/>8707 fever</text:p>
      <text:p text:style-name="P1"><text:s/>0 <text:s text:c="12"/>8714 ff</text:p>
      <text:p text:style-name="P1"><text:s/>0 <text:s text:c="12"/>8716 ffback</text:p>
      <text:p text:style-name="P1"><text:s/>0 <text:s text:c="12"/>8679 females</text:p>
      <text:p text:style-name="P1"><text:s/>0 <text:s text:c="12"/>8717 ffff</text:p>
      <text:p text:style-name="P1"><text:s/>0 <text:s text:c="12"/>8724 fftwvnhf00</text:p>
      <text:p text:style-name="P1"><text:s/>0 <text:s text:c="12"/>8725 ffv9rkm0ob</text:p>
      <text:p text:style-name="P1"><text:s/>0 <text:s text:c="12"/>8726 fg0vnbwq6e</text:p>
      <text:p text:style-name="P1"><text:s/>0 <text:s text:c="12"/>8723 ffsoyxtv7s</text:p>
      <text:p text:style-name="P1"><text:s/>0 <text:s text:c="12"/>8722 ffs</text:p>
      <text:p text:style-name="P1"><text:s/>0 <text:s text:c="12"/>8721 ffolrctait</text:p>
      <text:p text:style-name="P1"><text:s/>0 <text:s text:c="12"/>8718 ffmv95m</text:p>
      <text:p text:style-name="P1"><text:s/>0 <text:s text:c="12"/>8719 ffmzxwocoi</text:p>
      <text:p text:style-name="P1"><text:s/>0 <text:s text:c="12"/>8720 ffo804gqzc</text:p>
      <text:p text:style-name="P1"><text:s/>0 <text:s text:c="12"/>8704 festive</text:p>
      <text:p text:style-name="P1"><text:s/>0 <text:s text:c="12"/>8703 festival</text:p>
      <text:p text:style-name="P1"><text:s/>0 <text:s text:c="12"/>8702 fest</text:p>
      <text:p text:style-name="P1"><text:soft-page-break/><text:s/>0 <text:s text:c="12"/>8701 fessionals</text:p>
      <text:p text:style-name="P1"><text:s/>0 <text:s text:c="12"/>8686 fennels</text:p>
      <text:p text:style-name="P1"><text:s/>0 <text:s text:c="12"/>8687 fenwoxkruq</text:p>
      <text:p text:style-name="P1"><text:s/>0 <text:s text:c="12"/>8688 feodalism</text:p>
      <text:p text:style-name="P1"><text:s/>0 <text:s text:c="12"/>8685 fendi</text:p>
      <text:p text:style-name="P1"><text:s/>0 <text:s text:c="12"/>8684 fences</text:p>
      <text:p text:style-name="P1"><text:s/>0 <text:s text:c="12"/>8683 fence</text:p>
      <text:p text:style-name="P1"><text:s/>0 <text:s text:c="12"/>8680 femenina</text:p>
      <text:p text:style-name="P1"><text:s/>0 <text:s text:c="12"/>8681 feminist</text:p>
      <text:p text:style-name="P1"><text:s/>0 <text:s text:c="12"/>8682 femme</text:p>
      <text:p text:style-name="P1"><text:s/>0 <text:s text:c="12"/>8689 feots9b7</text:p>
      <text:p text:style-name="P1"><text:s/>0 <text:s text:c="12"/>8690 fer</text:p>
      <text:p text:style-name="P1"><text:s/>0 <text:s text:c="12"/>8691 ferdinand</text:p>
      <text:p text:style-name="P1"><text:s/>0 <text:s text:c="12"/>8699 ferretti</text:p>
      <text:p text:style-name="P1"><text:s/>0 <text:s text:c="12"/>8700 fertile</text:p>
      <text:p text:style-name="P1"><text:s/>0 <text:s text:c="12"/>8697 ferrari</text:p>
      <text:p text:style-name="P1"><text:s/>0 <text:s text:c="12"/>8698 ferrell</text:p>
      <text:p text:style-name="P1"><text:s/>0 <text:s text:c="12"/>8696 fernet</text:p>
      <text:p text:style-name="P1"><text:s/>0 <text:s text:c="12"/>8692 ferdo</text:p>
      <text:p text:style-name="P1"><text:s/>0 <text:s text:c="12"/>8693 fergie</text:p>
      <text:p text:style-name="P1"><text:s/>0 <text:s text:c="12"/>8694 ferguson</text:p>
      <text:p text:style-name="P1"><text:s/>0 <text:s text:c="12"/>8695 fermo</text:p>
      <text:p text:style-name="P1"><text:s/>0 <text:s text:c="12"/>8792 filibuster</text:p>
      <text:p text:style-name="P1"><text:s/>0 <text:s text:c="12"/>8820 finals</text:p>
      <text:p text:style-name="P1"><text:s/>0 <text:s text:c="12"/>8794 fill</text:p>
      <text:p text:style-name="P1"><text:s/>0 <text:s text:c="12"/>8931 flatter</text:p>
      <text:p text:style-name="P1"><text:s/>0 <text:s text:c="12"/>8927 flasks</text:p>
      <text:p text:style-name="P1"><text:s/>0 <text:s text:c="12"/>8928 flat</text:p>
      <text:p text:style-name="P1"><text:s/>0 <text:s text:c="12"/>8929 flatans</text:p>
      <text:p text:style-name="P1"><text:s/>0 <text:s text:c="12"/>8926 flashmob</text:p>
      <text:p text:style-name="P1"><text:s/>0 <text:s text:c="12"/>8925 flashing</text:p>
      <text:p text:style-name="P1"><text:s/>0 <text:s text:c="12"/>8924 flashes</text:p>
      <text:p text:style-name="P1"><text:s/>0 <text:s text:c="12"/>8921 flashback</text:p>
      <text:p text:style-name="P1"><text:s/>0 <text:s text:c="12"/>8922 flashear</text:p>
      <text:p text:style-name="P1"><text:s/>0 <text:s text:c="12"/>8923 flashed</text:p>
      <text:p text:style-name="P1"><text:s/>0 <text:s text:c="12"/>8930 flatmates</text:p>
      <text:p text:style-name="P1"><text:s/>0 <text:s text:c="12"/>8932 flaw</text:p>
      <text:p text:style-name="P1"><text:s/>0 <text:s text:c="12"/>8795 filled</text:p>
      <text:p text:style-name="P1"><text:s/>0 <text:s text:c="12"/>8933 flawed</text:p>
      <text:p text:style-name="P1"><text:s/>0 <text:s text:c="12"/>8940 flee</text:p>
      <text:p text:style-name="P1"><text:s/>0 <text:s text:c="12"/>8941 fleeing</text:p>
      <text:p text:style-name="P1"><text:s/>0 <text:s text:c="12"/>8942 fleet</text:p>
      <text:p text:style-name="P1"><text:s/>0 <text:s text:c="12"/>8939 fledgling</text:p>
      <text:p text:style-name="P1"><text:s/>0 <text:s text:c="12"/>8938 fled</text:p>
      <text:p text:style-name="P1"><text:s/>0 <text:s text:c="12"/>8937 flea</text:p>
      <text:p text:style-name="P1"><text:s/>0 <text:s text:c="12"/>8934 flawless</text:p>
      <text:p text:style-name="P1"><text:s/>0 <text:s text:c="12"/>8935 flaws</text:p>
      <text:p text:style-name="P1"><text:s/>0 <text:s text:c="12"/>8936 flax</text:p>
      <text:p text:style-name="P1"><text:s/>0 <text:s text:c="12"/>8920 flash</text:p>
      <text:p text:style-name="P1"><text:s/>0 <text:s text:c="12"/>8919 flappybirdy</text:p>
      <text:p text:style-name="P1"><text:s/>0 <text:s text:c="12"/>8918 flappy</text:p>
      <text:p text:style-name="P1"><text:s/>0 <text:s text:c="12"/>8917 flamini</text:p>
      <text:p text:style-name="P1"><text:soft-page-break/><text:s/>0 <text:s text:c="12"/>8902 fjyisfqj6q</text:p>
      <text:p text:style-name="P1"><text:s/>0 <text:s text:c="12"/>8903 fk</text:p>
      <text:p text:style-name="P1"><text:s/>0 <text:s text:c="12"/>8904 fkrqosbnjd</text:p>
      <text:p text:style-name="P1"><text:s/>0 <text:s text:c="12"/>8901 fjvpxyeg6q</text:p>
      <text:p text:style-name="P1"><text:s/>0 <text:s text:c="12"/>8900 fjvjsqihwk</text:p>
      <text:p text:style-name="P1"><text:s/>0 <text:s text:c="12"/>8899 fjfuq9hkof</text:p>
      <text:p text:style-name="P1"><text:s/>0 <text:s text:c="12"/>8896 fj</text:p>
      <text:p text:style-name="P1"><text:s/>0 <text:s text:c="12"/>8897 fj6coi9lee</text:p>
      <text:p text:style-name="P1"><text:s/>0 <text:s text:c="12"/>8898 fjc1nmpvgm</text:p>
      <text:p text:style-name="P1"><text:s/>0 <text:s text:c="12"/>8905 fkv0gbvtqo</text:p>
      <text:p text:style-name="P1"><text:s/>0 <text:s text:c="12"/>8906 fkvgfkevie</text:p>
      <text:p text:style-name="P1"><text:s/>0 <text:s text:c="12"/>8907 fkyscdrjbc</text:p>
      <text:p text:style-name="P1"><text:s/>0 <text:s text:c="12"/>8915 flames</text:p>
      <text:p text:style-name="P1"><text:s/>0 <text:s text:c="12"/>8916 flaming</text:p>
      <text:p text:style-name="P1"><text:s/>0 <text:s text:c="12"/>8913 flame</text:p>
      <text:p text:style-name="P1"><text:s/>0 <text:s text:c="12"/>8914 flamenco</text:p>
      <text:p text:style-name="P1"><text:s/>0 <text:s text:c="12"/>8912 flaky</text:p>
      <text:p text:style-name="P1"><text:s/>0 <text:s text:c="12"/>8908 fl7djvyh</text:p>
      <text:p text:style-name="P1"><text:s/>0 <text:s text:c="12"/>8909 flag</text:p>
      <text:p text:style-name="P1"><text:s/>0 <text:s text:c="12"/>8910 flags</text:p>
      <text:p text:style-name="P1"><text:s/>0 <text:s text:c="12"/>8911 flagship</text:p>
      <text:p text:style-name="P1"><text:s/>0 <text:s text:c="12"/>8943 flesh</text:p>
      <text:p text:style-name="P1"><text:s/>0 <text:s text:c="12"/>8944 fleshtones</text:p>
      <text:p text:style-name="P1"><text:s/>0 <text:s text:c="12"/>8945 flesje</text:p>
      <text:p text:style-name="P1"><text:s/>0 <text:s text:c="12"/>8970 flood</text:p>
      <text:p text:style-name="P1"><text:s/>0 <text:s text:c="12"/>8978 florence</text:p>
      <text:p text:style-name="P1"><text:s/>0 <text:s text:c="12"/>8979 flores</text:p>
      <text:p text:style-name="P1"><text:s/>0 <text:s text:c="12"/>8980 floresenelatico</text:p>
      <text:p text:style-name="P1"><text:s/>0 <text:s text:c="12"/>8977 floposition</text:p>
      <text:p text:style-name="P1"><text:s/>0 <text:s text:c="12"/>8976 floor</text:p>
      <text:p text:style-name="P1"><text:s/>0 <text:s text:c="12"/>8975 floods</text:p>
      <text:p text:style-name="P1"><text:s/>0 <text:s text:c="12"/>8972 flooding</text:p>
      <text:p text:style-name="P1"><text:s/>0 <text:s text:c="12"/>8973 floodrelief</text:p>
      <text:p text:style-name="P1"><text:s/>0 <text:s text:c="12"/>8974 floodreliefcampaign</text:p>
      <text:p text:style-name="P1"><text:s/>0 <text:s text:c="12"/>8981 florian</text:p>
      <text:p text:style-name="P1"><text:s/>0 <text:s text:c="12"/>8982 florida</text:p>
      <text:p text:style-name="P1"><text:s/>0 <text:s text:c="12"/>8983 florrie</text:p>
      <text:p text:style-name="P1"><text:s/>0 <text:s text:c="12"/>8991 flows</text:p>
      <text:p text:style-name="P1"><text:s/>0 <text:s text:c="12"/>8992 floyd</text:p>
      <text:p text:style-name="P1"><text:s/>0 <text:s text:c="12"/>8989 flowers</text:p>
      <text:p text:style-name="P1"><text:s/>0 <text:s text:c="12"/>8990 flowrestling</text:p>
      <text:p text:style-name="P1"><text:s/>0 <text:s text:c="12"/>8988 flower</text:p>
      <text:p text:style-name="P1"><text:s/>0 <text:s text:c="12"/>8984 flotando</text:p>
      <text:p text:style-name="P1"><text:s/>0 <text:s text:c="12"/>8985 floundering</text:p>
      <text:p text:style-name="P1"><text:s/>0 <text:s text:c="12"/>8986 flourish</text:p>
      <text:p text:style-name="P1"><text:s/>0 <text:s text:c="12"/>8987 flow</text:p>
      <text:p text:style-name="P1"><text:s/>0 <text:s text:c="12"/>8971 flooded</text:p>
      <text:p text:style-name="P1"><text:s/>0 <text:s text:c="12"/>8969 flomo</text:p>
      <text:p text:style-name="P1"><text:s/>0 <text:s text:c="12"/>8946 flew</text:p>
      <text:p text:style-name="P1"><text:s/>0 <text:s text:c="12"/>8968 flock</text:p>
      <text:p text:style-name="P1"><text:s/>0 <text:s text:c="12"/>8953 flies</text:p>
      <text:p text:style-name="P1"><text:s/>0 <text:s text:c="12"/>8954 flight</text:p>
      <text:p text:style-name="P1"><text:soft-page-break/><text:s/>0 <text:s text:c="12"/>8955 fling</text:p>
      <text:p text:style-name="P1"><text:s/>0 <text:s text:c="12"/>8952 fliers</text:p>
      <text:p text:style-name="P1"><text:s/>0 <text:s text:c="12"/>8951 flickr</text:p>
      <text:p text:style-name="P1"><text:s/>0 <text:s text:c="12"/>8950 flic</text:p>
      <text:p text:style-name="P1"><text:s/>0 <text:s text:c="12"/>8947 flex</text:p>
      <text:p text:style-name="P1"><text:s/>0 <text:s text:c="12"/>8948 flexing</text:p>
      <text:p text:style-name="P1"><text:s/>0 <text:s text:c="12"/>8949 flexoooooo</text:p>
      <text:p text:style-name="P1"><text:s/>0 <text:s text:c="12"/>8956 flip</text:p>
      <text:p text:style-name="P1"><text:s/>0 <text:s text:c="12"/>8957 flipboard</text:p>
      <text:p text:style-name="P1"><text:s/>0 <text:s text:c="12"/>8958 flipkart</text:p>
      <text:p text:style-name="P1"><text:s/>0 <text:s text:c="12"/>8966 floating</text:p>
      <text:p text:style-name="P1"><text:s/>0 <text:s text:c="12"/>8967 floaty</text:p>
      <text:p text:style-name="P1"><text:s/>0 <text:s text:c="12"/>8964 flo</text:p>
      <text:p text:style-name="P1"><text:s/>0 <text:s text:c="12"/>8965 float</text:p>
      <text:p text:style-name="P1"><text:s/>0 <text:s text:c="12"/>8963 flltgfdc</text:p>
      <text:p text:style-name="P1"><text:s/>0 <text:s text:c="12"/>8959 flippedclassroom</text:p>
      <text:p text:style-name="P1"><text:s/>0 <text:s text:c="12"/>8960 flipping</text:p>
      <text:p text:style-name="P1"><text:s/>0 <text:s text:c="12"/>8961 flipside</text:p>
      <text:p text:style-name="P1"><text:s/>0 <text:s text:c="12"/>8962 flirting</text:p>
      <text:p text:style-name="P1"><text:s/>0 <text:s text:c="12"/>8895 fizy</text:p>
      <text:p text:style-name="P1"><text:s/>0 <text:s text:c="12"/>8894 fixing</text:p>
      <text:p text:style-name="P1"><text:s/>0 <text:s text:c="12"/>8893 fixert</text:p>
      <text:p text:style-name="P1"><text:s/>0 <text:s text:c="12"/>8819 finally</text:p>
      <text:p text:style-name="P1"><text:s/>0 <text:s text:c="12"/>8827 find</text:p>
      <text:p text:style-name="P1"><text:s/>0 <text:s text:c="12"/>8828 findesemanacool</text:p>
      <text:p text:style-name="P1"><text:s/>0 <text:s text:c="12"/>8829 finding</text:p>
      <text:p text:style-name="P1"><text:s/>0 <text:s text:c="12"/>8826 financing</text:p>
      <text:p text:style-name="P1"><text:s/>0 <text:s text:c="12"/>8825 financialusecase</text:p>
      <text:p text:style-name="P1"><text:s/>0 <text:s text:c="12"/>8824 financialplanning</text:p>
      <text:p text:style-name="P1"><text:s/>0 <text:s text:c="12"/>8821 finance</text:p>
      <text:p text:style-name="P1"><text:s/>0 <text:s text:c="12"/>8822 finances</text:p>
      <text:p text:style-name="P1"><text:s/>0 <text:s text:c="12"/>8823 financial</text:p>
      <text:p text:style-name="P1"><text:s/>0 <text:s text:c="12"/>8830 findings</text:p>
      <text:p text:style-name="P1"><text:s/>0 <text:s text:c="12"/>8831 finds</text:p>
      <text:p text:style-name="P1"><text:s/>0 <text:s text:c="12"/>8832 findyourkeymetric</text:p>
      <text:p text:style-name="P1"><text:s/>0 <text:s text:c="12"/>8840 finish</text:p>
      <text:p text:style-name="P1"><text:s/>0 <text:s text:c="12"/>8841 finished</text:p>
      <text:p text:style-name="P1"><text:s/>0 <text:s text:c="12"/>8838 fingers</text:p>
      <text:p text:style-name="P1"><text:s/>0 <text:s text:c="12"/>8839 fingertips</text:p>
      <text:p text:style-name="P1"><text:s/>0 <text:s text:c="12"/>8837 fingernail</text:p>
      <text:p text:style-name="P1"><text:s/>0 <text:s text:c="12"/>8833 fine</text:p>
      <text:p text:style-name="P1"><text:s/>0 <text:s text:c="12"/>8834 finer</text:p>
      <text:p text:style-name="P1"><text:s/>0 <text:s text:c="12"/>8835 finest</text:p>
      <text:p text:style-name="P1"><text:s/>0 <text:s text:c="12"/>8836 finger</text:p>
      <text:p text:style-name="P1"><text:s/>0 <text:s text:c="12"/>8627 fe</text:p>
      <text:p text:style-name="P1"><text:s/>0 <text:s text:c="12"/>8818 finallerde</text:p>
      <text:p text:style-name="P1"><text:s/>0 <text:s text:c="12"/>8843 finite</text:p>
      <text:p text:style-name="P1"><text:s/>0 <text:s text:c="12"/>8817 finalist</text:p>
      <text:p text:style-name="P1"><text:s/>0 <text:s text:c="12"/>8802 filmerna</text:p>
      <text:p text:style-name="P1"><text:s/>0 <text:s text:c="12"/>8803 filmisimleriniarmutladegistir</text:p>
      <text:p text:style-name="P1"><text:s/>0 <text:s text:c="12"/>8804 filmography</text:p>
      <text:p text:style-name="P1"><text:s/>0 <text:s text:c="12"/>8801 filmbuff</text:p>
      <text:p text:style-name="P1"><text:soft-page-break/><text:s/>0 <text:s text:c="12"/>8800 film</text:p>
      <text:p text:style-name="P1"><text:s/>0 <text:s text:c="12"/>8799 fillmore</text:p>
      <text:p text:style-name="P1"><text:s/>0 <text:s text:c="12"/>8796 filler</text:p>
      <text:p text:style-name="P1"><text:s/>0 <text:s text:c="12"/>8797 fillibuster</text:p>
      <text:p text:style-name="P1"><text:s/>0 <text:s text:c="12"/>8798 filling</text:p>
      <text:p text:style-name="P1"><text:s/>0 <text:s text:c="12"/>8805 filmpje</text:p>
      <text:p text:style-name="P1"><text:s/>0 <text:s text:c="12"/>8806 films</text:p>
      <text:p text:style-name="P1"><text:s/>0 <text:s text:c="12"/>8807 filologia</text:p>
      <text:p text:style-name="P1"><text:s/>0 <text:s text:c="12"/>8815 finale</text:p>
      <text:p text:style-name="P1"><text:s/>0 <text:s text:c="12"/>8816 finalised</text:p>
      <text:p text:style-name="P1"><text:s/>0 <text:s text:c="12"/>8813 fin</text:p>
      <text:p text:style-name="P1"><text:s/>0 <text:s text:c="12"/>8814 final</text:p>
      <text:p text:style-name="P1"><text:s/>0 <text:s text:c="12"/>8812 filtrado</text:p>
      <text:p text:style-name="P1"><text:s/>0 <text:s text:c="12"/>8808 filosofen</text:p>
      <text:p text:style-name="P1"><text:s/>0 <text:s text:c="12"/>8809 filrmaha0i</text:p>
      <text:p text:style-name="P1"><text:s/>0 <text:s text:c="12"/>8810 filter</text:p>
      <text:p text:style-name="P1"><text:s/>0 <text:s text:c="12"/>8811 filth</text:p>
      <text:p text:style-name="P1"><text:s/>0 <text:s text:c="12"/>8842 finishing</text:p>
      <text:p text:style-name="P1"><text:s/>0 <text:s text:c="12"/>8844 finland</text:p>
      <text:p text:style-name="P1"><text:s/>0 <text:s text:c="12"/>8892 fixedgear</text:p>
      <text:p text:style-name="P1"><text:s/>0 <text:s text:c="12"/>8869 first</text:p>
      <text:p text:style-name="P1"><text:s/>0 <text:s text:c="12"/>8877 fisherman</text:p>
      <text:p text:style-name="P1"><text:s/>0 <text:s text:c="12"/>8878 fishing</text:p>
      <text:p text:style-name="P1"><text:s/>0 <text:s text:c="12"/>8879 fissa</text:p>
      <text:p text:style-name="P1"><text:s/>0 <text:s text:c="12"/>8876 fish</text:p>
      <text:p text:style-name="P1"><text:s/>0 <text:s text:c="12"/>8875 fischi</text:p>
      <text:p text:style-name="P1"><text:s/>0 <text:s text:c="12"/>8874 fiscal</text:p>
      <text:p text:style-name="P1"><text:s/>0 <text:s text:c="12"/>8871 firstdayofschool</text:p>
      <text:p text:style-name="P1"><text:s/>0 <text:s text:c="12"/>8872 firstpost</text:p>
      <text:p text:style-name="P1"><text:s/>0 <text:s text:c="12"/>8873 firsttweet</text:p>
      <text:p text:style-name="P1"><text:s/>0 <text:s text:c="12"/>8880 fist</text:p>
      <text:p text:style-name="P1"><text:s/>0 <text:s text:c="12"/>8881 fistoh7asz</text:p>
      <text:p text:style-name="P1"><text:s/>0 <text:s text:c="12"/>8882 fit</text:p>
      <text:p text:style-name="P1"><text:s/>0 <text:s text:c="12"/>8890 fix</text:p>
      <text:p text:style-name="P1"><text:s/>0 <text:s text:c="12"/>8891 fixed</text:p>
      <text:p text:style-name="P1"><text:s/>0 <text:s text:c="12"/>8888 fitzgerald</text:p>
      <text:p text:style-name="P1"><text:s/>0 <text:s text:c="12"/>8889 five</text:p>
      <text:p text:style-name="P1"><text:s/>0 <text:s text:c="12"/>8887 fitz</text:p>
      <text:p text:style-name="P1"><text:s/>0 <text:s text:c="12"/>8883 fitbit</text:p>
      <text:p text:style-name="P1"><text:s/>0 <text:s text:c="12"/>8884 fitliving</text:p>
      <text:p text:style-name="P1"><text:s/>0 <text:s text:c="12"/>8885 fitness</text:p>
      <text:p text:style-name="P1"><text:s/>0 <text:s text:c="12"/>8886 fits</text:p>
      <text:p text:style-name="P1"><text:s/>0 <text:s text:c="12"/>8870 firstclass</text:p>
      <text:p text:style-name="P1"><text:s/>0 <text:s text:c="12"/>8868 firms</text:p>
      <text:p text:style-name="P1"><text:s/>0 <text:s text:c="12"/>8845 finlandia</text:p>
      <text:p text:style-name="P1"><text:s/>0 <text:s text:c="12"/>8867 firmantes</text:p>
      <text:p text:style-name="P1"><text:s/>0 <text:s text:c="12"/>8852 fioqb2avjy</text:p>
      <text:p text:style-name="P1"><text:s/>0 <text:s text:c="12"/>8853 fior</text:p>
      <text:p text:style-name="P1"><text:s/>0 <text:s text:c="12"/>8854 fiorano</text:p>
      <text:p text:style-name="P1"><text:s/>0 <text:s text:c="12"/>8851 fiona</text:p>
      <text:p text:style-name="P1"><text:s/>0 <text:s text:c="12"/>8850 finocchi</text:p>
      <text:p text:style-name="P1"><text:s/>0 <text:s text:c="12"/>8849 fino</text:p>
      <text:p text:style-name="P1"><text:soft-page-break/><text:s/>0 <text:s text:c="12"/>8846 finn</text:p>
      <text:p text:style-name="P1"><text:s/>0 <text:s text:c="12"/>8847 finna</text:p>
      <text:p text:style-name="P1"><text:s/>0 <text:s text:c="12"/>8848 finnnnneeeee</text:p>
      <text:p text:style-name="P1"><text:s/>0 <text:s text:c="12"/>8855 fiorella</text:p>
      <text:p text:style-name="P1"><text:s/>0 <text:s text:c="12"/>8856 fip8oz7m</text:p>
      <text:p text:style-name="P1"><text:s/>0 <text:s text:c="12"/>8857 firdaus</text:p>
      <text:p text:style-name="P1"><text:s/>0 <text:s text:c="12"/>8865 firm</text:p>
      <text:p text:style-name="P1"><text:s/>0 <text:s text:c="12"/>8866 firma</text:p>
      <text:p text:style-name="P1"><text:s/>0 <text:s text:c="12"/>8863 fireworks</text:p>
      <text:p text:style-name="P1"><text:s/>0 <text:s text:c="12"/>8864 firing</text:p>
      <text:p text:style-name="P1"><text:s/>0 <text:s text:c="12"/>8862 fireproof</text:p>
      <text:p text:style-name="P1"><text:s/>0 <text:s text:c="12"/>8858 fire</text:p>
      <text:p text:style-name="P1"><text:s/>0 <text:s text:c="12"/>8859 fire2014</text:p>
      <text:p text:style-name="P1"><text:s/>0 <text:s text:c="12"/>8860 fired</text:p>
      <text:p text:style-name="P1"><text:s/>0 <text:s text:c="12"/>8861 firefox</text:p>
      <text:p text:style-name="P1"><text:s/>0 <text:s text:c="12"/>8628 fe7dwdcryf</text:p>
      <text:p text:style-name="P1"><text:s/>0 <text:s text:c="12"/>8601 favoloso</text:p>
      <text:p text:style-name="P1"><text:s/>0 <text:s text:c="12"/>8626 fdurvf2ivy</text:p>
      <text:p text:style-name="P1"><text:s/>0 <text:s text:c="12"/>8361 expiration</text:p>
      <text:p text:style-name="P1"><text:s/>0 <text:s text:c="12"/>8357 experimental</text:p>
      <text:p text:style-name="P1"><text:s/>0 <text:s text:c="12"/>8358 experiments</text:p>
      <text:p text:style-name="P1"><text:s/>0 <text:s text:c="12"/>8359 expert</text:p>
      <text:p text:style-name="P1"><text:s/>0 <text:s text:c="12"/>8356 experiment</text:p>
      <text:p text:style-name="P1"><text:s/>0 <text:s text:c="12"/>8355 experiences</text:p>
      <text:p text:style-name="P1"><text:s/>0 <text:s text:c="12"/>8354 experienced</text:p>
      <text:p text:style-name="P1"><text:s/>0 <text:s text:c="12"/>8351 expensive</text:p>
      <text:p text:style-name="P1"><text:s/>0 <text:s text:c="12"/>8352 experfy</text:p>
      <text:p text:style-name="P1"><text:s/>0 <text:s text:c="12"/>8353 experience</text:p>
      <text:p text:style-name="P1"><text:s/>0 <text:s text:c="12"/>8360 experts</text:p>
      <text:p text:style-name="P1"><text:s/>0 <text:s text:c="12"/>8362 expired</text:p>
      <text:p text:style-name="P1"><text:s/>0 <text:s text:c="12"/>8324 existent</text:p>
      <text:p text:style-name="P1"><text:s/>0 <text:s text:c="12"/>8363 explain</text:p>
      <text:p text:style-name="P1"><text:s/>0 <text:s text:c="12"/>8370 exploitation</text:p>
      <text:p text:style-name="P1"><text:s/>0 <text:s text:c="12"/>8371 exploiting</text:p>
      <text:p text:style-name="P1"><text:s/>0 <text:s text:c="12"/>8372 exploits</text:p>
      <text:p text:style-name="P1"><text:s/>0 <text:s text:c="12"/>8369 exploded</text:p>
      <text:p text:style-name="P1"><text:s/>0 <text:s text:c="12"/>8368 explode</text:p>
      <text:p text:style-name="P1"><text:s/>0 <text:s text:c="12"/>8367 explanations</text:p>
      <text:p text:style-name="P1"><text:s/>0 <text:s text:c="12"/>8364 explained</text:p>
      <text:p text:style-name="P1"><text:s/>0 <text:s text:c="12"/>8365 explaining</text:p>
      <text:p text:style-name="P1"><text:s/>0 <text:s text:c="12"/>8366 explains</text:p>
      <text:p text:style-name="P1"><text:s/>0 <text:s text:c="12"/>8350 expenses</text:p>
      <text:p text:style-name="P1"><text:s/>0 <text:s text:c="12"/>8349 expeditions</text:p>
      <text:p text:style-name="P1"><text:s/>0 <text:s text:c="12"/>8348 expedition</text:p>
      <text:p text:style-name="P1"><text:s/>0 <text:s text:c="12"/>8347 expedite</text:p>
      <text:p text:style-name="P1"><text:s/>0 <text:s text:c="12"/>8332 exodus</text:p>
      <text:p text:style-name="P1"><text:s/>0 <text:s text:c="12"/>8333 exorcism</text:p>
      <text:p text:style-name="P1"><text:s/>0 <text:s text:c="12"/>8334 exoskeleton</text:p>
      <text:p text:style-name="P1"><text:s/>0 <text:s text:c="12"/>8331 exo</text:p>
      <text:p text:style-name="P1"><text:s/>0 <text:s text:c="12"/>8330 exl7byely9</text:p>
      <text:p text:style-name="P1"><text:s/>0 <text:s text:c="12"/>8329 exki</text:p>
      <text:p text:style-name="P1"><text:s/>0 <text:s text:c="12"/>8326 exited</text:p>
      <text:p text:style-name="P1"><text:soft-page-break/><text:s/>0 <text:s text:c="12"/>8327 exiting</text:p>
      <text:p text:style-name="P1"><text:s/>0 <text:s text:c="12"/>8328 exitpolls2014</text:p>
      <text:p text:style-name="P1"><text:s/>0 <text:s text:c="12"/>8335 exp</text:p>
      <text:p text:style-name="P1"><text:s/>0 <text:s text:c="12"/>8336 expand</text:p>
      <text:p text:style-name="P1"><text:s/>0 <text:s text:c="12"/>8337 expands</text:p>
      <text:p text:style-name="P1"><text:s/>0 <text:s text:c="12"/>8345 expecting</text:p>
      <text:p text:style-name="P1"><text:s/>0 <text:s text:c="12"/>8346 expects</text:p>
      <text:p text:style-name="P1"><text:s/>0 <text:s text:c="12"/>8343 expectations</text:p>
      <text:p text:style-name="P1"><text:s/>0 <text:s text:c="12"/>8344 expected</text:p>
      <text:p text:style-name="P1"><text:s/>0 <text:s text:c="12"/>8342 expectation</text:p>
      <text:p text:style-name="P1"><text:s/>0 <text:s text:c="12"/>8338 expansion</text:p>
      <text:p text:style-name="P1"><text:s/>0 <text:s text:c="12"/>8339 expats</text:p>
      <text:p text:style-name="P1"><text:s/>0 <text:s text:c="12"/>8340 expect</text:p>
      <text:p text:style-name="P1"><text:s/>0 <text:s text:c="12"/>8341 expectancy</text:p>
      <text:p text:style-name="P1"><text:s/>0 <text:s text:c="12"/>8373 explorador</text:p>
      <text:p text:style-name="P1"><text:s/>0 <text:s text:c="12"/>8374 exploratory</text:p>
      <text:p text:style-name="P1"><text:s/>0 <text:s text:c="12"/>8375 explore</text:p>
      <text:p text:style-name="P1"><text:s/>0 <text:s text:c="12"/>8400 extra</text:p>
      <text:p text:style-name="P1"><text:s/>0 <text:s text:c="12"/>8408 extremely</text:p>
      <text:p text:style-name="P1"><text:s/>0 <text:s text:c="12"/>8409 extrovert</text:p>
      <text:p text:style-name="P1"><text:s/>0 <text:s text:c="12"/>8410 exzozphf8y</text:p>
      <text:p text:style-name="P1"><text:s/>0 <text:s text:c="12"/>8407 extreme</text:p>
      <text:p text:style-name="P1"><text:s/>0 <text:s text:c="12"/>8406 extreem</text:p>
      <text:p text:style-name="P1"><text:s/>0 <text:s text:c="12"/>8405 extrañooo</text:p>
      <text:p text:style-name="P1"><text:s/>0 <text:s text:c="12"/>8402 extracting</text:p>
      <text:p text:style-name="P1"><text:s/>0 <text:s text:c="12"/>8403 extraction</text:p>
      <text:p text:style-name="P1"><text:s/>0 <text:s text:c="12"/>8404 extraño</text:p>
      <text:p text:style-name="P1"><text:s/>0 <text:s text:c="12"/>8411 ey</text:p>
      <text:p text:style-name="P1"><text:s/>0 <text:s text:c="12"/>8412 ey4bsmrx</text:p>
      <text:p text:style-name="P1"><text:s/>0 <text:s text:c="12"/>8413 ey6zcurb</text:p>
      <text:p text:style-name="P1"><text:s/>0 <text:s text:c="12"/>8421 eytan</text:p>
      <text:p text:style-name="P1"><text:s/>0 <text:s text:c="12"/>8422 eyxprmtjnl</text:p>
      <text:p text:style-name="P1"><text:s/>0 <text:s text:c="12"/>8419 eyoey25i</text:p>
      <text:p text:style-name="P1"><text:s/>0 <text:s text:c="12"/>8420 eypf6piha1</text:p>
      <text:p text:style-name="P1"><text:s/>0 <text:s text:c="12"/>8418 eyes</text:p>
      <text:p text:style-name="P1"><text:s/>0 <text:s text:c="12"/>8414 ey91sufflo</text:p>
      <text:p text:style-name="P1"><text:s/>0 <text:s text:c="12"/>8415 eye</text:p>
      <text:p text:style-name="P1"><text:s/>0 <text:s text:c="12"/>8416 eyebrows</text:p>
      <text:p text:style-name="P1"><text:s/>0 <text:s text:c="12"/>8417 eyed</text:p>
      <text:p text:style-name="P1"><text:s/>0 <text:s text:c="12"/>8401 extract</text:p>
      <text:p text:style-name="P1"><text:s/>0 <text:s text:c="12"/>8399 extinguisher</text:p>
      <text:p text:style-name="P1"><text:s/>0 <text:s text:c="12"/>8376 explorer</text:p>
      <text:p text:style-name="P1"><text:s/>0 <text:s text:c="12"/>8398 extent</text:p>
      <text:p text:style-name="P1"><text:s/>0 <text:s text:c="12"/>8383 exposing</text:p>
      <text:p text:style-name="P1"><text:s/>0 <text:s text:c="12"/>8384 exposăš</text:p>
      <text:p text:style-name="P1"><text:s/>0 <text:s text:c="12"/>8385 expoviola</text:p>
      <text:p text:style-name="P1"><text:s/>0 <text:s text:c="12"/>8382 exposed</text:p>
      <text:p text:style-name="P1"><text:s/>0 <text:s text:c="12"/>8381 expose</text:p>
      <text:p text:style-name="P1"><text:s/>0 <text:s text:c="12"/>8380 exports</text:p>
      <text:p text:style-name="P1"><text:s/>0 <text:s text:c="12"/>8377 explorers</text:p>
      <text:p text:style-name="P1"><text:s/>0 <text:s text:c="12"/>8378 exploring</text:p>
      <text:p text:style-name="P1"><text:s/>0 <text:s text:c="12"/>8379 expo</text:p>
      <text:p text:style-name="P1"><text:soft-page-break/><text:s/>0 <text:s text:c="12"/>8386 express</text:p>
      <text:p text:style-name="P1"><text:s/>0 <text:s text:c="12"/>8387 expresses</text:p>
      <text:p text:style-name="P1"><text:s/>0 <text:s text:c="12"/>8388 expression</text:p>
      <text:p text:style-name="P1"><text:s/>0 <text:s text:c="12"/>8396 extended</text:p>
      <text:p text:style-name="P1"><text:s/>0 <text:s text:c="12"/>8397 extensive</text:p>
      <text:p text:style-name="P1"><text:s/>0 <text:s text:c="12"/>8394 extemp</text:p>
      <text:p text:style-name="P1"><text:s/>0 <text:s text:c="12"/>8395 extemplove</text:p>
      <text:p text:style-name="P1"><text:s/>0 <text:s text:c="12"/>8393 extatic</text:p>
      <text:p text:style-name="P1"><text:s/>0 <text:s text:c="12"/>8389 expressionless</text:p>
      <text:p text:style-name="P1"><text:s/>0 <text:s text:c="12"/>8390 expressions</text:p>
      <text:p text:style-name="P1"><text:s/>0 <text:s text:c="12"/>8391 expressive</text:p>
      <text:p text:style-name="P1"><text:s/>0 <text:s text:c="12"/>8392 exs</text:p>
      <text:p text:style-name="P1"><text:s/>0 <text:s text:c="12"/>8325 exists</text:p>
      <text:p text:style-name="P1"><text:s/>0 <text:s text:c="12"/>8323 existence</text:p>
      <text:p text:style-name="P1"><text:s/>0 <text:s text:c="12"/>8625 fcuxzr4xdb</text:p>
      <text:p text:style-name="P1"><text:s/>0 <text:s text:c="12"/>8259 evviva</text:p>
      <text:p text:style-name="P1"><text:s/>0 <text:s text:c="12"/>8255 evolved</text:p>
      <text:p text:style-name="P1"><text:s/>0 <text:s text:c="12"/>8256 evu</text:p>
      <text:p text:style-name="P1"><text:s/>0 <text:s text:c="12"/>8257 evuilbudmk</text:p>
      <text:p text:style-name="P1"><text:s/>0 <text:s text:c="12"/>8254 evolution</text:p>
      <text:p text:style-name="P1"><text:s/>0 <text:s text:c="12"/>8253 evol</text:p>
      <text:p text:style-name="P1"><text:s/>0 <text:s text:c="12"/>8252 evn79omxin</text:p>
      <text:p text:style-name="P1"><text:s/>0 <text:s text:c="12"/>8249 evildead</text:p>
      <text:p text:style-name="P1"><text:s/>0 <text:s text:c="12"/>8250 evime</text:p>
      <text:p text:style-name="P1"><text:s/>0 <text:s text:c="12"/>8251 evn</text:p>
      <text:p text:style-name="P1"><text:s/>0 <text:s text:c="12"/>8258 evvaune</text:p>
      <text:p text:style-name="P1"><text:s/>0 <text:s text:c="12"/>8260 ew</text:p>
      <text:p text:style-name="P1"><text:s/>0 <text:s text:c="12"/>8322 exist</text:p>
      <text:p text:style-name="P1"><text:s/>0 <text:s text:c="12"/>8261 ew8unu3iln</text:p>
      <text:p text:style-name="P1"><text:s/>0 <text:s text:c="12"/>8268 eww</text:p>
      <text:p text:style-name="P1"><text:s/>0 <text:s text:c="12"/>8269 ewwww</text:p>
      <text:p text:style-name="P1"><text:s/>0 <text:s text:c="12"/>8270 ewyjkruyes</text:p>
      <text:p text:style-name="P1"><text:s/>0 <text:s text:c="12"/>8267 ewsuezg3af</text:p>
      <text:p text:style-name="P1"><text:s/>0 <text:s text:c="12"/>8266 ewpcrzdi</text:p>
      <text:p text:style-name="P1"><text:s/>0 <text:s text:c="12"/>8265 ewnwoz0qjg</text:p>
      <text:p text:style-name="P1"><text:s/>0 <text:s text:c="12"/>8262 ewbz7tuxpw</text:p>
      <text:p text:style-name="P1"><text:s/>0 <text:s text:c="12"/>8263 ewifsb</text:p>
      <text:p text:style-name="P1"><text:s/>0 <text:s text:c="12"/>8264 ewk5vtnpqz</text:p>
      <text:p text:style-name="P1"><text:s/>0 <text:s text:c="12"/>8248 evil</text:p>
      <text:p text:style-name="P1"><text:s/>0 <text:s text:c="12"/>8247 evidence</text:p>
      <text:p text:style-name="P1"><text:s/>0 <text:s text:c="12"/>8246 evh</text:p>
      <text:p text:style-name="P1"><text:s/>0 <text:s text:c="12"/>8245 evgbpqsp</text:p>
      <text:p text:style-name="P1"><text:s/>0 <text:s text:c="12"/>8230 every</text:p>
      <text:p text:style-name="P1"><text:s/>0 <text:s text:c="12"/>8231 everybody</text:p>
      <text:p text:style-name="P1"><text:s/>0 <text:s text:c="12"/>8232 everyday</text:p>
      <text:p text:style-name="P1"><text:s/>0 <text:s text:c="12"/>8229 evergreen</text:p>
      <text:p text:style-name="P1"><text:s/>0 <text:s text:c="12"/>8228 everest</text:p>
      <text:p text:style-name="P1"><text:s/>0 <text:s text:c="12"/>8227 ever</text:p>
      <text:p text:style-name="P1"><text:s/>0 <text:s text:c="12"/>8224 eventual</text:p>
      <text:p text:style-name="P1"><text:s/>0 <text:s text:c="12"/>8225 eventually</text:p>
      <text:p text:style-name="P1"><text:s/>0 <text:s text:c="12"/>8226 evenymphsity</text:p>
      <text:p text:style-name="P1"><text:s/>0 <text:s text:c="12"/>8233 everydayyy</text:p>
      <text:p text:style-name="P1"><text:soft-page-break/><text:s/>0 <text:s text:c="12"/>8234 everyhing</text:p>
      <text:p text:style-name="P1"><text:s/>0 <text:s text:c="12"/>8235 everyman</text:p>
      <text:p text:style-name="P1"><text:s/>0 <text:s text:c="12"/>8243 eveyone</text:p>
      <text:p text:style-name="P1"><text:s/>0 <text:s text:c="12"/>8244 eveything</text:p>
      <text:p text:style-name="P1"><text:s/>0 <text:s text:c="12"/>8241 everywheeeeeree</text:p>
      <text:p text:style-name="P1"><text:s/>0 <text:s text:c="12"/>8242 everywhere</text:p>
      <text:p text:style-name="P1"><text:s/>0 <text:s text:c="12"/>8240 everytime</text:p>
      <text:p text:style-name="P1"><text:s/>0 <text:s text:c="12"/>8236 everyone</text:p>
      <text:p text:style-name="P1"><text:s/>0 <text:s text:c="12"/>8237 everyones</text:p>
      <text:p text:style-name="P1"><text:s/>0 <text:s text:c="12"/>8238 everything</text:p>
      <text:p text:style-name="P1"><text:s/>0 <text:s text:c="12"/>8239 everythingwasstupid</text:p>
      <text:p text:style-name="P1"><text:s/>0 <text:s text:c="12"/>8271 ex</text:p>
      <text:p text:style-name="P1"><text:s/>0 <text:s text:c="12"/>8272 ex7r9j4w</text:p>
      <text:p text:style-name="P1"><text:s/>0 <text:s text:c="12"/>8273 exa</text:p>
      <text:p text:style-name="P1"><text:s/>0 <text:s text:c="12"/>8298 exchanging</text:p>
      <text:p text:style-name="P1"><text:s/>0 <text:s text:c="12"/>8307 exclusive</text:p>
      <text:p text:style-name="P1"><text:s/>0 <text:s text:c="12"/>8308 exclusively</text:p>
      <text:p text:style-name="P1"><text:s/>0 <text:s text:c="12"/>8309 excuse</text:p>
      <text:p text:style-name="P1"><text:s/>0 <text:s text:c="12"/>8306 exclusionist</text:p>
      <text:p text:style-name="P1"><text:s/>0 <text:s text:c="12"/>8305 exclusion</text:p>
      <text:p text:style-name="P1"><text:s/>0 <text:s text:c="12"/>8304 exclude</text:p>
      <text:p text:style-name="P1"><text:s/>0 <text:s text:c="12"/>8301 excitement</text:p>
      <text:p text:style-name="P1"><text:s/>0 <text:s text:c="12"/>8302 exciting</text:p>
      <text:p text:style-name="P1"><text:s/>0 <text:s text:c="12"/>8303 exclamation</text:p>
      <text:p text:style-name="P1"><text:s/>0 <text:s text:c="12"/>8310 excuses</text:p>
      <text:p text:style-name="P1"><text:s/>0 <text:s text:c="12"/>8311 exe</text:p>
      <text:p text:style-name="P1"><text:s/>0 <text:s text:c="12"/>8312 exec</text:p>
      <text:p text:style-name="P1"><text:s/>0 <text:s text:c="12"/>8320 exhibit</text:p>
      <text:p text:style-name="P1"><text:s/>0 <text:s text:c="12"/>8321 exhibition</text:p>
      <text:p text:style-name="P1"><text:s/>0 <text:s text:c="12"/>8318 exhausting</text:p>
      <text:p text:style-name="P1"><text:s/>0 <text:s text:c="12"/>8319 exhaustion</text:p>
      <text:p text:style-name="P1"><text:s/>0 <text:s text:c="12"/>8317 exhausted</text:p>
      <text:p text:style-name="P1"><text:s/>0 <text:s text:c="12"/>8313 executive</text:p>
      <text:p text:style-name="P1"><text:s/>0 <text:s text:c="12"/>8314 executives</text:p>
      <text:p text:style-name="P1"><text:s/>0 <text:s text:c="12"/>8315 exercise</text:p>
      <text:p text:style-name="P1"><text:s/>0 <text:s text:c="12"/>8316 exhale</text:p>
      <text:p text:style-name="P1"><text:s/>0 <text:s text:c="12"/>8299 excisted</text:p>
      <text:p text:style-name="P1"><text:s/>0 <text:s text:c="12"/>8297 exchange</text:p>
      <text:p text:style-name="P1"><text:s/>0 <text:s text:c="12"/>8274 exa30zew</text:p>
      <text:p text:style-name="P1"><text:s/>0 <text:s text:c="12"/>8296 excessive</text:p>
      <text:p text:style-name="P1"><text:s/>0 <text:s text:c="12"/>8281 examines</text:p>
      <text:p text:style-name="P1"><text:s/>0 <text:s text:c="12"/>8282 example</text:p>
      <text:p text:style-name="P1"><text:s/>0 <text:s text:c="12"/>8283 examples</text:p>
      <text:p text:style-name="P1"><text:s/>0 <text:s text:c="12"/>8280 examination</text:p>
      <text:p text:style-name="P1"><text:s/>0 <text:s text:c="12"/>8279 exam</text:p>
      <text:p text:style-name="P1"><text:s/>0 <text:s text:c="12"/>8278 exaggeratedly</text:p>
      <text:p text:style-name="P1"><text:s/>0 <text:s text:c="12"/>8275 exact</text:p>
      <text:p text:style-name="P1"><text:s/>0 <text:s text:c="12"/>8276 exactly</text:p>
      <text:p text:style-name="P1"><text:s/>0 <text:s text:c="12"/>8277 exagerado</text:p>
      <text:p text:style-name="P1"><text:s/>0 <text:s text:c="12"/>8284 exams</text:p>
      <text:p text:style-name="P1"><text:s/>0 <text:s text:c="12"/>8285 exceeding</text:p>
      <text:p text:style-name="P1"><text:s/>0 <text:s text:c="12"/>8286 excel</text:p>
      <text:p text:style-name="P1"><text:soft-page-break/><text:s/>0 <text:s text:c="12"/>8294 excerpt</text:p>
      <text:p text:style-name="P1"><text:s/>0 <text:s text:c="12"/>8295 excess</text:p>
      <text:p text:style-name="P1"><text:s/>0 <text:s text:c="12"/>8292 exceptions</text:p>
      <text:p text:style-name="P1"><text:s/>0 <text:s text:c="12"/>8293 exceptuando</text:p>
      <text:p text:style-name="P1"><text:s/>0 <text:s text:c="12"/>8291 exception</text:p>
      <text:p text:style-name="P1"><text:s/>0 <text:s text:c="12"/>8287 excelenteeee</text:p>
      <text:p text:style-name="P1"><text:s/>0 <text:s text:c="12"/>8288 excellence</text:p>
      <text:p text:style-name="P1"><text:s/>0 <text:s text:c="12"/>8289 excellent</text:p>
      <text:p text:style-name="P1"><text:s/>0 <text:s text:c="12"/>8290 except</text:p>
      <text:p text:style-name="P1"><text:s/>0 <text:s text:c="12"/>8423 ez4dh2g6ii</text:p>
      <text:p text:style-name="P1"><text:s/>0 <text:s text:c="12"/>8424 ezhmbgp7</text:p>
      <text:p text:style-name="P1"><text:s/>0 <text:s text:c="12"/>8425 ezjmuwrts0</text:p>
      <text:p text:style-name="P1"><text:s/>0 <text:s text:c="12"/>8562 far</text:p>
      <text:p text:style-name="P1"><text:s/>0 <text:s text:c="12"/>8558 fappening</text:p>
      <text:p text:style-name="P1"><text:s/>0 <text:s text:c="12"/>8559 fapping</text:p>
      <text:p text:style-name="P1"><text:s/>0 <text:s text:c="12"/>8560 faq</text:p>
      <text:p text:style-name="P1"><text:s/>0 <text:s text:c="12"/>8557 fantasy</text:p>
      <text:p text:style-name="P1"><text:s/>0 <text:s text:c="12"/>8556 fantastico</text:p>
      <text:p text:style-name="P1"><text:s/>0 <text:s text:c="12"/>8555 fantastica</text:p>
      <text:p text:style-name="P1"><text:s/>0 <text:s text:c="12"/>8552 fans</text:p>
      <text:p text:style-name="P1"><text:s/>0 <text:s text:c="12"/>8553 fanta</text:p>
      <text:p text:style-name="P1"><text:s/>0 <text:s text:c="12"/>8554 fantastic</text:p>
      <text:p text:style-name="P1"><text:s/>0 <text:s text:c="12"/>8561 faqquj9p</text:p>
      <text:p text:style-name="P1"><text:s/>0 <text:s text:c="12"/>8563 farah</text:p>
      <text:p text:style-name="P1"><text:s/>0 <text:s text:c="12"/>8426 ezkspgna5d</text:p>
      <text:p text:style-name="P1"><text:s/>0 <text:s text:c="12"/>8564 fare</text:p>
      <text:p text:style-name="P1"><text:s/>0 <text:s text:c="12"/>8571 fase</text:p>
      <text:p text:style-name="P1"><text:s/>0 <text:s text:c="12"/>8572 fashion</text:p>
      <text:p text:style-name="P1"><text:s/>0 <text:s text:c="12"/>8573 fashionable</text:p>
      <text:p text:style-name="P1"><text:s/>0 <text:s text:c="12"/>8570 fascist</text:p>
      <text:p text:style-name="P1"><text:s/>0 <text:s text:c="12"/>8569 fascinating</text:p>
      <text:p text:style-name="P1"><text:s/>0 <text:s text:c="12"/>8568 farti</text:p>
      <text:p text:style-name="P1"><text:s/>0 <text:s text:c="12"/>8565 farewell</text:p>
      <text:p text:style-name="P1"><text:s/>0 <text:s text:c="12"/>8566 fargo</text:p>
      <text:p text:style-name="P1"><text:s/>0 <text:s text:c="12"/>8567 farmers</text:p>
      <text:p text:style-name="P1"><text:s/>0 <text:s text:c="12"/>8551 fanns</text:p>
      <text:p text:style-name="P1"><text:s/>0 <text:s text:c="12"/>8550 fangirling</text:p>
      <text:p text:style-name="P1"><text:s/>0 <text:s text:c="12"/>8549 fangirleo</text:p>
      <text:p text:style-name="P1"><text:s/>0 <text:s text:c="12"/>8548 fancy</text:p>
      <text:p text:style-name="P1"><text:s/>0 <text:s text:c="12"/>8533 false</text:p>
      <text:p text:style-name="P1"><text:s/>0 <text:s text:c="12"/>8534 falso</text:p>
      <text:p text:style-name="P1"><text:s/>0 <text:s text:c="12"/>8535 falta</text:p>
      <text:p text:style-name="P1"><text:s/>0 <text:s text:c="12"/>8532 falls</text:p>
      <text:p text:style-name="P1"><text:s/>0 <text:s text:c="12"/>8531 fallodischi</text:p>
      <text:p text:style-name="P1"><text:s/>0 <text:s text:c="12"/>8530 fallo</text:p>
      <text:p text:style-name="P1"><text:s/>0 <text:s text:c="12"/>8527 falling</text:p>
      <text:p text:style-name="P1"><text:s/>0 <text:s text:c="12"/>8528 fallingdead</text:p>
      <text:p text:style-name="P1"><text:s/>0 <text:s text:c="12"/>8529 fallllonnnnn</text:p>
      <text:p text:style-name="P1"><text:s/>0 <text:s text:c="12"/>8536 falter</text:p>
      <text:p text:style-name="P1"><text:s/>0 <text:s text:c="12"/>8537 faltó</text:p>
      <text:p text:style-name="P1"><text:s/>0 <text:s text:c="12"/>8538 fam</text:p>
      <text:p text:style-name="P1"><text:s/>0 <text:s text:c="12"/>8546 fan</text:p>
      <text:p text:style-name="P1"><text:soft-page-break/><text:s/>0 <text:s text:c="12"/>8547 fanboys</text:p>
      <text:p text:style-name="P1"><text:s/>0 <text:s text:c="12"/>8544 famoso</text:p>
      <text:p text:style-name="P1"><text:s/>0 <text:s text:c="12"/>8545 famous</text:p>
      <text:p text:style-name="P1"><text:s/>0 <text:s text:c="12"/>8543 familythanksgiving</text:p>
      <text:p text:style-name="P1"><text:s/>0 <text:s text:c="12"/>8539 famaf</text:p>
      <text:p text:style-name="P1"><text:s/>0 <text:s text:c="12"/>8540 fame</text:p>
      <text:p text:style-name="P1"><text:s/>0 <text:s text:c="12"/>8541 familiy</text:p>
      <text:p text:style-name="P1"><text:s/>0 <text:s text:c="12"/>8542 family</text:p>
      <text:p text:style-name="P1"><text:s/>0 <text:s text:c="12"/>8574 fashionicon</text:p>
      <text:p text:style-name="P1"><text:s/>0 <text:s text:c="12"/>8575 fashionmanagement</text:p>
      <text:p text:style-name="P1"><text:s/>0 <text:s text:c="12"/>8576 fashions</text:p>
      <text:p text:style-name="P1"><text:s/>0 <text:s text:c="12"/>8994 flu</text:p>
      <text:p text:style-name="P1"><text:s/>0 <text:s text:c="12"/>8610 favs</text:p>
      <text:p text:style-name="P1"><text:s/>0 <text:s text:c="12"/>8611 faymdxcjlp</text:p>
      <text:p text:style-name="P1"><text:s/>0 <text:s text:c="12"/>8612 fazer</text:p>
      <text:p text:style-name="P1"><text:s/>0 <text:s text:c="12"/>8609 favourited</text:p>
      <text:p text:style-name="P1"><text:s/>0 <text:s text:c="12"/>8608 favourite</text:p>
      <text:p text:style-name="P1"><text:s/>0 <text:s text:c="12"/>8607 favorito</text:p>
      <text:p text:style-name="P1"><text:s/>0 <text:s text:c="12"/>8603 favorita</text:p>
      <text:p text:style-name="P1"><text:s/>0 <text:s text:c="12"/>8605 favorited</text:p>
      <text:p text:style-name="P1"><text:s/>0 <text:s text:c="12"/>8606 favorites</text:p>
      <text:p text:style-name="P1"><text:s/>0 <text:s text:c="12"/>8613 fb</text:p>
      <text:p text:style-name="P1"><text:s/>0 <text:s text:c="12"/>8614 fbi</text:p>
      <text:p text:style-name="P1"><text:s/>0 <text:s text:c="12"/>8615 fboy</text:p>
      <text:p text:style-name="P1"><text:s/>0 <text:s text:c="12"/>8623 fckcancer</text:p>
      <text:p text:style-name="P1"><text:s/>0 <text:s text:c="12"/>8624 fcmjsx7bu4</text:p>
      <text:p text:style-name="P1"><text:s/>0 <text:s text:c="12"/>8621 fci9d33</text:p>
      <text:p text:style-name="P1"><text:s/>0 <text:s text:c="12"/>8622 fcjhmitgeq</text:p>
      <text:p text:style-name="P1"><text:s/>0 <text:s text:c="12"/>8620 fca</text:p>
      <text:p text:style-name="P1"><text:s/>0 <text:s text:c="12"/>8616 fbrbfyiysq</text:p>
      <text:p text:style-name="P1"><text:s/>0 <text:s text:c="12"/>8617 fbvwilljni</text:p>
      <text:p text:style-name="P1"><text:s/>0 <text:s text:c="12"/>8618 fc</text:p>
      <text:p text:style-name="P1"><text:s/>0 <text:s text:c="12"/>8619 fc87mor1di</text:p>
      <text:p text:style-name="P1"><text:s/>0 <text:s text:c="12"/>8602 favor</text:p>
      <text:p text:style-name="P1"><text:s/>0 <text:s text:c="12"/>8600 faving</text:p>
      <text:p text:style-name="P1"><text:s/>0 <text:s text:c="12"/>8577 fashionshows</text:p>
      <text:p text:style-name="P1"><text:s/>0 <text:s text:c="12"/>8599 faves</text:p>
      <text:p text:style-name="P1"><text:s/>0 <text:s text:c="12"/>8584 fat</text:p>
      <text:p text:style-name="P1"><text:s/>0 <text:s text:c="12"/>8585 fate</text:p>
      <text:p text:style-name="P1"><text:s/>0 <text:s text:c="12"/>8586 fatgirlproblems</text:p>
      <text:p text:style-name="P1"><text:s/>0 <text:s text:c="12"/>8583 fastweb</text:p>
      <text:p text:style-name="P1"><text:s/>0 <text:s text:c="12"/>8582 fastlife</text:p>
      <text:p text:style-name="P1"><text:s/>0 <text:s text:c="12"/>8581 fasting</text:p>
      <text:p text:style-name="P1"><text:s/>0 <text:s text:c="12"/>8578 fashionweek</text:p>
      <text:p text:style-name="P1"><text:s/>0 <text:s text:c="12"/>8579 fast</text:p>
      <text:p text:style-name="P1"><text:s/>0 <text:s text:c="12"/>8580 faster</text:p>
      <text:p text:style-name="P1"><text:s/>0 <text:s text:c="12"/>8587 fatgirlprobss</text:p>
      <text:p text:style-name="P1"><text:s/>0 <text:s text:c="12"/>8588 father</text:p>
      <text:p text:style-name="P1"><text:s/>0 <text:s text:c="12"/>8589 fathers</text:p>
      <text:p text:style-name="P1"><text:s/>0 <text:s text:c="12"/>8597 fave</text:p>
      <text:p text:style-name="P1"><text:s/>0 <text:s text:c="12"/>8598 faved</text:p>
      <text:p text:style-name="P1"><text:s/>0 <text:s text:c="12"/>8595 faust</text:p>
      <text:p text:style-name="P1"><text:soft-page-break/><text:s/>0 <text:s text:c="12"/>8596 fav</text:p>
      <text:p text:style-name="P1"><text:s/>0 <text:s text:c="12"/>8594 fausnjxoyp</text:p>
      <text:p text:style-name="P1"><text:s/>0 <text:s text:c="12"/>8590 fathet</text:p>
      <text:p text:style-name="P1"><text:s/>0 <text:s text:c="12"/>8591 fatigue</text:p>
      <text:p text:style-name="P1"><text:s/>0 <text:s text:c="12"/>8592 fatto</text:p>
      <text:p text:style-name="P1"><text:s/>0 <text:s text:c="12"/>8593 fault</text:p>
      <text:p text:style-name="P1"><text:s/>0 <text:s text:c="12"/>8526 fallen</text:p>
      <text:p text:style-name="P1"><text:s/>0 <text:s text:c="12"/>8525 fall</text:p>
      <text:p text:style-name="P1"><text:s/>0 <text:s text:c="12"/>8524 falano</text:p>
      <text:p text:style-name="P1"><text:s/>0 <text:s text:c="12"/>8450 f8</text:p>
      <text:p text:style-name="P1"><text:s/>0 <text:s text:c="12"/>8458 faaaaamos</text:p>
      <text:p text:style-name="P1"><text:s/>0 <text:s text:c="12"/>8459 fabe</text:p>
      <text:p text:style-name="P1"><text:s/>0 <text:s text:c="12"/>8460 fabio</text:p>
      <text:p text:style-name="P1"><text:s/>0 <text:s text:c="12"/>8457 faa</text:p>
      <text:p text:style-name="P1"><text:s/>0 <text:s text:c="12"/>8456 fa0pkup7pe</text:p>
      <text:p text:style-name="P1"><text:s/>0 <text:s text:c="12"/>8455 fa</text:p>
      <text:p text:style-name="P1"><text:s/>0 <text:s text:c="12"/>8452 f96dfebn</text:p>
      <text:p text:style-name="P1"><text:s/>0 <text:s text:c="12"/>8453 f9fclgw9</text:p>
      <text:p text:style-name="P1"><text:s/>0 <text:s text:c="12"/>8454 f9zvwgbz04</text:p>
      <text:p text:style-name="P1"><text:s/>0 <text:s text:c="12"/>8461 fablab</text:p>
      <text:p text:style-name="P1"><text:s/>0 <text:s text:c="12"/>8462 fabric</text:p>
      <text:p text:style-name="P1"><text:s/>0 <text:s text:c="12"/>8463 fabricatingtheories</text:p>
      <text:p text:style-name="P1"><text:s/>0 <text:s text:c="12"/>8471 face</text:p>
      <text:p text:style-name="P1"><text:s/>0 <text:s text:c="12"/>8472 facebook</text:p>
      <text:p text:style-name="P1"><text:s/>0 <text:s text:c="12"/>8469 facciamoci</text:p>
      <text:p text:style-name="P1"><text:s/>0 <text:s text:c="12"/>8470 faccio</text:p>
      <text:p text:style-name="P1"><text:s/>0 <text:s text:c="12"/>8468 faccia</text:p>
      <text:p text:style-name="P1"><text:s/>0 <text:s text:c="12"/>8464 fabula</text:p>
      <text:p text:style-name="P1"><text:s/>0 <text:s text:c="12"/>8465 fabulouis</text:p>
      <text:p text:style-name="P1"><text:s/>0 <text:s text:c="12"/>8466 fabulous</text:p>
      <text:p text:style-name="P1"><text:s/>0 <text:s text:c="12"/>8467 faccgqkkns</text:p>
      <text:p text:style-name="P1"><text:s/>0 <text:s text:c="12"/>8451 f8k3gsmxpv</text:p>
      <text:p text:style-name="P1"><text:s/>0 <text:s text:c="12"/>8449 f7cpi3e66n</text:p>
      <text:p text:style-name="P1"><text:s/>0 <text:s text:c="12"/>8474 facebookdown</text:p>
      <text:p text:style-name="P1"><text:s/>0 <text:s text:c="12"/>8448 f6ubbdbqmm</text:p>
      <text:p text:style-name="P1"><text:s/>0 <text:s text:c="12"/>8433 f1</text:p>
      <text:p text:style-name="P1"><text:s/>0 <text:s text:c="12"/>8434 f1co3quxkp</text:p>
      <text:p text:style-name="P1"><text:s/>0 <text:s text:c="12"/>8435 f1fqrequ</text:p>
      <text:p text:style-name="P1"><text:s/>0 <text:s text:c="12"/>8432 f0rbqcfhrl</text:p>
      <text:p text:style-name="P1"><text:s/>0 <text:s text:c="12"/>8431 f02au3</text:p>
      <text:p text:style-name="P1"><text:s/>0 <text:s text:c="12"/>8430 ezxbsd9r</text:p>
      <text:p text:style-name="P1"><text:s/>0 <text:s text:c="12"/>8427 ezmb3ejmm3</text:p>
      <text:p text:style-name="P1"><text:s/>0 <text:s text:c="12"/>8428 ezmbuhlayi</text:p>
      <text:p text:style-name="P1"><text:s/>0 <text:s text:c="12"/>8429 ezwqal0dpy</text:p>
      <text:p text:style-name="P1"><text:s/>0 <text:s text:c="12"/>8436 f1onfhsgof</text:p>
      <text:p text:style-name="P1"><text:s/>0 <text:s text:c="12"/>8437 f1qmeehq</text:p>
      <text:p text:style-name="P1"><text:s/>0 <text:s text:c="12"/>8438 f1ucfbvzot</text:p>
      <text:p text:style-name="P1"><text:s/>0 <text:s text:c="12"/>8446 f5lkgkc3of</text:p>
      <text:p text:style-name="P1"><text:s/>0 <text:s text:c="12"/>8447 f5lrflspjo</text:p>
      <text:p text:style-name="P1"><text:s/>0 <text:s text:c="12"/>8444 f5adiknvvo</text:p>
      <text:p text:style-name="P1"><text:s/>0 <text:s text:c="12"/>8445 f5agqnr4j2</text:p>
      <text:p text:style-name="P1"><text:s/>0 <text:s text:c="12"/>8443 f4zedjyfd9</text:p>
      <text:p text:style-name="P1"><text:soft-page-break/><text:s/>0 <text:s text:c="12"/>8439 f3hdztl56s</text:p>
      <text:p text:style-name="P1"><text:s/>0 <text:s text:c="12"/>8440 f4ka0zohp9</text:p>
      <text:p text:style-name="P1"><text:s/>0 <text:s text:c="12"/>8441 f4u2cot2vw</text:p>
      <text:p text:style-name="P1"><text:s/>0 <text:s text:c="12"/>8442 f4uukqc5ie</text:p>
      <text:p text:style-name="P1"><text:s/>0 <text:s text:c="12"/>8473 facebookchat</text:p>
      <text:p text:style-name="P1"><text:s/>0 <text:s text:c="12"/>8475 faces</text:p>
      <text:p text:style-name="P1"><text:s/>0 <text:s text:c="12"/>8523 falan</text:p>
      <text:p text:style-name="P1"><text:s/>0 <text:s text:c="12"/>8500 fai</text:p>
      <text:p text:style-name="P1"><text:s/>0 <text:s text:c="12"/>8508 fair</text:p>
      <text:p text:style-name="P1"><text:s/>0 <text:s text:c="12"/>8509 fairer</text:p>
      <text:p text:style-name="P1"><text:s/>0 <text:s text:c="12"/>8510 fairly</text:p>
      <text:p text:style-name="P1"><text:s/>0 <text:s text:c="12"/>8507 faint</text:p>
      <text:p text:style-name="P1"><text:s/>0 <text:s text:c="12"/>8506 failures</text:p>
      <text:p text:style-name="P1"><text:s/>0 <text:s text:c="12"/>8505 failure</text:p>
      <text:p text:style-name="P1"><text:s/>0 <text:s text:c="12"/>8502 failed</text:p>
      <text:p text:style-name="P1"><text:s/>0 <text:s text:c="12"/>8503 failing</text:p>
      <text:p text:style-name="P1"><text:s/>0 <text:s text:c="12"/>8504 fails</text:p>
      <text:p text:style-name="P1"><text:s/>0 <text:s text:c="12"/>8511 fairness</text:p>
      <text:p text:style-name="P1"><text:s/>0 <text:s text:c="12"/>8512 fairnetradio</text:p>
      <text:p text:style-name="P1"><text:s/>0 <text:s text:c="12"/>8513 fairs</text:p>
      <text:p text:style-name="P1"><text:s/>0 <text:s text:c="12"/>8521 fakeskinny</text:p>
      <text:p text:style-name="P1"><text:s/>0 <text:s text:c="12"/>8522 faking</text:p>
      <text:p text:style-name="P1"><text:s/>0 <text:s text:c="12"/>8519 faked</text:p>
      <text:p text:style-name="P1"><text:s/>0 <text:s text:c="12"/>8520 fakeringfakerelationship</text:p>
      <text:p text:style-name="P1"><text:s/>0 <text:s text:c="12"/>8518 fake</text:p>
      <text:p text:style-name="P1"><text:s/>0 <text:s text:c="12"/>8514 fairy</text:p>
      <text:p text:style-name="P1"><text:s/>0 <text:s text:c="12"/>8515 fairyland</text:p>
      <text:p text:style-name="P1"><text:s/>0 <text:s text:c="12"/>8516 faith</text:p>
      <text:p text:style-name="P1"><text:s/>0 <text:s text:c="12"/>8517 faithful</text:p>
      <text:p text:style-name="P1"><text:s/>0 <text:s text:c="12"/>8501 fail</text:p>
      <text:p text:style-name="P1"><text:s/>0 <text:s text:c="12"/>8499 faggot</text:p>
      <text:p text:style-name="P1"><text:s/>0 <text:s text:c="12"/>8476 facesofscience</text:p>
      <text:p text:style-name="P1"><text:s/>0 <text:s text:c="12"/>8498 fag</text:p>
      <text:p text:style-name="P1"><text:s/>0 <text:s text:c="12"/>8483 facing</text:p>
      <text:p text:style-name="P1"><text:s/>0 <text:s text:c="12"/>8484 fack</text:p>
      <text:p text:style-name="P1"><text:s/>0 <text:s text:c="12"/>8485 fackk</text:p>
      <text:p text:style-name="P1"><text:s/>0 <text:s text:c="12"/>8482 facility</text:p>
      <text:p text:style-name="P1"><text:s/>0 <text:s text:c="12"/>8481 facilitated</text:p>
      <text:p text:style-name="P1"><text:s/>0 <text:s text:c="12"/>8480 facial</text:p>
      <text:p text:style-name="P1"><text:s/>0 <text:s text:c="12"/>8477 facesubstitution</text:p>
      <text:p text:style-name="P1"><text:s/>0 <text:s text:c="12"/>8478 facetime</text:p>
      <text:p text:style-name="P1"><text:s/>0 <text:s text:c="12"/>8479 facetted</text:p>
      <text:p text:style-name="P1"><text:s/>0 <text:s text:c="12"/>8486 fact</text:p>
      <text:p text:style-name="P1"><text:s/>0 <text:s text:c="12"/>8487 factlink</text:p>
      <text:p text:style-name="P1"><text:s/>0 <text:s text:c="12"/>8488 factor</text:p>
      <text:p text:style-name="P1"><text:s/>0 <text:s text:c="12"/>8496 fadnavis</text:p>
      <text:p text:style-name="P1"><text:s/>0 <text:s text:c="12"/>8497 fafupfyvqz</text:p>
      <text:p text:style-name="P1"><text:s/>0 <text:s text:c="12"/>8494 fad</text:p>
      <text:p text:style-name="P1"><text:s/>0 <text:s text:c="12"/>8495 fades</text:p>
      <text:p text:style-name="P1"><text:s/>0 <text:s text:c="12"/>8493 faculty</text:p>
      <text:p text:style-name="P1"><text:s/>0 <text:s text:c="12"/>8489 factors</text:p>
      <text:p text:style-name="P1"><text:s/>0 <text:s text:c="12"/>8490 factory</text:p>
      <text:p text:style-name="P1"><text:soft-page-break/><text:s/>0 <text:s text:c="12"/>8491 factoryfood</text:p>
      <text:p text:style-name="P1"><text:s/>0 <text:s text:c="12"/>8492 facts</text:p>
      <text:p text:style-name="P1"><text:s/>0 <text:s text:c="12"/>8993 flrbufgzfu</text:p>
      <text:p text:style-name="P1"><text:s/>0 <text:s text:c="12"/>9015 fmou8o6rwd</text:p>
      <text:p text:style-name="P1"><text:s/>0 <text:s text:c="12"/>8995 fluent</text:p>
      <text:p text:style-name="P1"><text:s/>0 <text:s text:c="12"/>9547 gamedev</text:p>
      <text:p text:style-name="P1"><text:s/>0 <text:s text:c="12"/>9543 gambling</text:p>
      <text:p text:style-name="P1"><text:s/>0 <text:s text:c="12"/>9544 game</text:p>
      <text:p text:style-name="P1"><text:s/>0 <text:s text:c="12"/>9545 game_jam</text:p>
      <text:p text:style-name="P1"><text:s/>0 <text:s text:c="12"/>9542 gambino</text:p>
      <text:p text:style-name="P1"><text:s/>0 <text:s text:c="12"/>9541 gambe</text:p>
      <text:p text:style-name="P1"><text:s/>0 <text:s text:c="12"/>9540 gamba</text:p>
      <text:p text:style-name="P1"><text:s/>0 <text:s text:c="12"/>9537 galore</text:p>
      <text:p text:style-name="P1"><text:s/>0 <text:s text:c="12"/>9538 gals</text:p>
      <text:p text:style-name="P1"><text:s/>0 <text:s text:c="12"/>9539 gamasutra</text:p>
      <text:p text:style-name="P1"><text:s/>0 <text:s text:c="12"/>9546 gamebook</text:p>
      <text:p text:style-name="P1"><text:s/>0 <text:s text:c="12"/>9548 gameofthrones</text:p>
      <text:p text:style-name="P1"><text:s/>0 <text:s text:c="12"/>9535 galleria</text:p>
      <text:p text:style-name="P1"><text:s/>0 <text:s text:c="12"/>9549 gameplay</text:p>
      <text:p text:style-name="P1"><text:s/>0 <text:s text:c="12"/>9556 gamify</text:p>
      <text:p text:style-name="P1"><text:s/>0 <text:s text:c="12"/>9557 gamifyhr</text:p>
      <text:p text:style-name="P1"><text:s/>0 <text:s text:c="12"/>9558 gamifying</text:p>
      <text:p text:style-name="P1"><text:s/>0 <text:s text:c="12"/>9555 gamification</text:p>
      <text:p text:style-name="P1"><text:s/>0 <text:s text:c="12"/>9554 gameswithfriends</text:p>
      <text:p text:style-name="P1"><text:s/>0 <text:s text:c="12"/>9553 games</text:p>
      <text:p text:style-name="P1"><text:s/>0 <text:s text:c="12"/>9550 gamergirl</text:p>
      <text:p text:style-name="P1"><text:s/>0 <text:s text:c="12"/>9551 gamerinjurys</text:p>
      <text:p text:style-name="P1"><text:s/>0 <text:s text:c="12"/>9552 gamers</text:p>
      <text:p text:style-name="P1"><text:s/>0 <text:s text:c="12"/>9536 gallery</text:p>
      <text:p text:style-name="P1"><text:s/>0 <text:s text:c="12"/>9534 gallagher</text:p>
      <text:p text:style-name="P1"><text:s/>0 <text:s text:c="12"/>9611 gawd</text:p>
      <text:p text:style-name="P1"><text:s/>0 <text:s text:c="12"/>9521 gain</text:p>
      <text:p text:style-name="P1"><text:s/>0 <text:s text:c="12"/>9517 gag</text:p>
      <text:p text:style-name="P1"><text:s/>0 <text:s text:c="12"/>9518 gaga</text:p>
      <text:p text:style-name="P1"><text:s/>0 <text:s text:c="12"/>9519 gags</text:p>
      <text:p text:style-name="P1"><text:s/>0 <text:s text:c="12"/>9516 gafwnnmrjo</text:p>
      <text:p text:style-name="P1"><text:s/>0 <text:s text:c="12"/>9515 gaffe</text:p>
      <text:p text:style-name="P1"><text:s/>0 <text:s text:c="12"/>9514 gafas</text:p>
      <text:p text:style-name="P1"><text:s/>0 <text:s text:c="12"/>9511 gadkari</text:p>
      <text:p text:style-name="P1"><text:s/>0 <text:s text:c="12"/>9512 gae</text:p>
      <text:p text:style-name="P1"><text:s/>0 <text:s text:c="12"/>9513 gaesviysyg</text:p>
      <text:p text:style-name="P1"><text:s/>0 <text:s text:c="12"/>9520 gah</text:p>
      <text:p text:style-name="P1"><text:s/>0 <text:s text:c="12"/>9522 gained</text:p>
      <text:p text:style-name="P1"><text:s/>0 <text:s text:c="12"/>9533 galimberti</text:p>
      <text:p text:style-name="P1"><text:s/>0 <text:s text:c="12"/>9523 gains</text:p>
      <text:p text:style-name="P1"><text:s/>0 <text:s text:c="12"/>9530 galbraith</text:p>
      <text:p text:style-name="P1"><text:s/>0 <text:s text:c="12"/>9531 galchkzn1a</text:p>
      <text:p text:style-name="P1"><text:s/>0 <text:s text:c="12"/>9532 galera</text:p>
      <text:p text:style-name="P1"><text:s/>0 <text:s text:c="12"/>9529 galaxys5</text:p>
      <text:p text:style-name="P1"><text:s/>0 <text:s text:c="12"/>9528 galaxys4</text:p>
      <text:p text:style-name="P1"><text:s/>0 <text:s text:c="12"/>9527 galaxy</text:p>
      <text:p text:style-name="P1"><text:s/>0 <text:s text:c="12"/>9524 gal</text:p>
      <text:p text:style-name="P1"><text:soft-page-break/><text:s/>0 <text:s text:c="12"/>9525 gala</text:p>
      <text:p text:style-name="P1"><text:s/>0 <text:s text:c="12"/>9526 galaxie</text:p>
      <text:p text:style-name="P1"><text:s/>0 <text:s text:c="12"/>9559 gaming</text:p>
      <text:p text:style-name="P1"><text:s/>0 <text:s text:c="12"/>9560 gan</text:p>
      <text:p text:style-name="P1"><text:s/>0 <text:s text:c="12"/>9561 gana</text:p>
      <text:p text:style-name="P1"><text:s/>0 <text:s text:c="12"/>9598 gate</text:p>
      <text:p text:style-name="P1"><text:s/>0 <text:s text:c="12"/>9594 gary</text:p>
      <text:p text:style-name="P1"><text:s/>0 <text:s text:c="12"/>9595 gas</text:p>
      <text:p text:style-name="P1"><text:s/>0 <text:s text:c="12"/>9596 gaslighting</text:p>
      <text:p text:style-name="P1"><text:s/>0 <text:s text:c="12"/>9593 gartner</text:p>
      <text:p text:style-name="P1"><text:s/>0 <text:s text:c="12"/>9592 garshasp</text:p>
      <text:p text:style-name="P1"><text:s/>0 <text:s text:c="12"/>9591 garrison</text:p>
      <text:p text:style-name="P1"><text:s/>0 <text:s text:c="12"/>9588 gardenswithoutborders</text:p>
      <text:p text:style-name="P1"><text:s/>0 <text:s text:c="12"/>9589 garfunkel</text:p>
      <text:p text:style-name="P1"><text:s/>0 <text:s text:c="12"/>9590 garlic</text:p>
      <text:p text:style-name="P1"><text:s/>0 <text:s text:c="12"/>9597 gat</text:p>
      <text:p text:style-name="P1"><text:s/>0 <text:s text:c="12"/>9599 gates</text:p>
      <text:p text:style-name="P1"><text:s/>0 <text:s text:c="12"/>9562 ganamos</text:p>
      <text:p text:style-name="P1"><text:s/>0 <text:s text:c="12"/>9600 gathered</text:p>
      <text:p text:style-name="P1"><text:s/>0 <text:s text:c="12"/>9607 gave</text:p>
      <text:p text:style-name="P1"><text:s/>0 <text:s text:c="12"/>9608 gavin</text:p>
      <text:p text:style-name="P1"><text:s/>0 <text:s text:c="12"/>9609 gavinfriday</text:p>
      <text:p text:style-name="P1"><text:s/>0 <text:s text:c="12"/>9606 gavagai</text:p>
      <text:p text:style-name="P1"><text:s/>0 <text:s text:c="12"/>9605 gautier</text:p>
      <text:p text:style-name="P1"><text:s/>0 <text:s text:c="12"/>9604 gattini</text:p>
      <text:p text:style-name="P1"><text:s/>0 <text:s text:c="12"/>9601 gatos</text:p>
      <text:p text:style-name="P1"><text:s/>0 <text:s text:c="12"/>9602 gatta</text:p>
      <text:p text:style-name="P1"><text:s/>0 <text:s text:c="12"/>9603 gatti</text:p>
      <text:p text:style-name="P1"><text:s/>0 <text:s text:c="12"/>9587 gardens</text:p>
      <text:p text:style-name="P1"><text:s/>0 <text:s text:c="12"/>9586 gardening101</text:p>
      <text:p text:style-name="P1"><text:s/>0 <text:s text:c="12"/>9585 gardening</text:p>
      <text:p text:style-name="P1"><text:s/>0 <text:s text:c="12"/>9584 gardeners</text:p>
      <text:p text:style-name="P1"><text:s/>0 <text:s text:c="12"/>9569 gangstagrandpas</text:p>
      <text:p text:style-name="P1"><text:s/>0 <text:s text:c="12"/>9570 gangully</text:p>
      <text:p text:style-name="P1"><text:s/>0 <text:s text:c="12"/>9571 ganguly</text:p>
      <text:p text:style-name="P1"><text:s/>0 <text:s text:c="12"/>9568 ganga</text:p>
      <text:p text:style-name="P1"><text:s/>0 <text:s text:c="12"/>9567 gang</text:p>
      <text:p text:style-name="P1"><text:s/>0 <text:s text:c="12"/>9566 ganffl6p</text:p>
      <text:p text:style-name="P1"><text:s/>0 <text:s text:c="12"/>9563 ganar</text:p>
      <text:p text:style-name="P1"><text:s/>0 <text:s text:c="12"/>9564 gandhi</text:p>
      <text:p text:style-name="P1"><text:s/>0 <text:s text:c="12"/>9565 gandnow</text:p>
      <text:p text:style-name="P1"><text:s/>0 <text:s text:c="12"/>9572 ganxy</text:p>
      <text:p text:style-name="P1"><text:s/>0 <text:s text:c="12"/>9573 gap</text:p>
      <text:p text:style-name="P1"><text:s/>0 <text:s text:c="12"/>9574 gaps</text:p>
      <text:p text:style-name="P1"><text:s/>0 <text:s text:c="12"/>9582 garcía</text:p>
      <text:p text:style-name="P1"><text:s/>0 <text:s text:c="12"/>9583 garden</text:p>
      <text:p text:style-name="P1"><text:s/>0 <text:s text:c="12"/>9580 garavito</text:p>
      <text:p text:style-name="P1"><text:s/>0 <text:s text:c="12"/>9581 garbage</text:p>
      <text:p text:style-name="P1"><text:s/>0 <text:s text:c="12"/>9579 garantue</text:p>
      <text:p text:style-name="P1"><text:s/>0 <text:s text:c="12"/>9575 gaqjt4oz</text:p>
      <text:p text:style-name="P1"><text:s/>0 <text:s text:c="12"/>9576 gara</text:p>
      <text:p text:style-name="P1"><text:s/>0 <text:s text:c="12"/>9577 garage</text:p>
      <text:p text:style-name="P1"><text:soft-page-break/><text:s/>0 <text:s text:c="12"/>9578 garagesale</text:p>
      <text:p text:style-name="P1"><text:s/>0 <text:s text:c="12"/>9510 gadgets</text:p>
      <text:p text:style-name="P1"><text:s/>0 <text:s text:c="12"/>9509 gac</text:p>
      <text:p text:style-name="P1"><text:s/>0 <text:s text:c="12"/>9508 gabriels</text:p>
      <text:p text:style-name="P1"><text:s/>0 <text:s text:c="12"/>9444 fylwfgcp</text:p>
      <text:p text:style-name="P1"><text:s/>0 <text:s text:c="12"/>9440 fxxeiua9vd</text:p>
      <text:p text:style-name="P1"><text:s/>0 <text:s text:c="12"/>9441 fydjxzf5m0</text:p>
      <text:p text:style-name="P1"><text:s/>0 <text:s text:c="12"/>9442 fyi</text:p>
      <text:p text:style-name="P1"><text:s/>0 <text:s text:c="12"/>9439 fxvm2nlty9</text:p>
      <text:p text:style-name="P1"><text:s/>0 <text:s text:c="12"/>9438 fxqm5sjzhs</text:p>
      <text:p text:style-name="P1"><text:s/>0 <text:s text:c="12"/>9437 fxonxsywca</text:p>
      <text:p text:style-name="P1"><text:s/>0 <text:s text:c="12"/>9434 fwzv4vwzgk</text:p>
      <text:p text:style-name="P1"><text:s/>0 <text:s text:c="12"/>9435 fx9dnydhzw</text:p>
      <text:p text:style-name="P1"><text:s/>0 <text:s text:c="12"/>9436 fxdeq5j3xx</text:p>
      <text:p text:style-name="P1"><text:s/>0 <text:s text:c="12"/>9443 fykzpk4blo</text:p>
      <text:p text:style-name="P1"><text:s/>0 <text:s text:c="12"/>9445 fymua4hklm</text:p>
      <text:p text:style-name="P1"><text:s/>0 <text:s text:c="12"/>9457 für</text:p>
      <text:p text:style-name="P1"><text:s/>0 <text:s text:c="12"/>9446 fypyxyjt8j</text:p>
      <text:p text:style-name="P1"><text:s/>0 <text:s text:c="12"/>9453 fáil</text:p>
      <text:p text:style-name="P1"><text:s/>0 <text:s text:c="12"/>9454 fâ</text:p>
      <text:p text:style-name="P1"><text:s/>0 <text:s text:c="12"/>9455 fée</text:p>
      <text:p text:style-name="P1"><text:s/>0 <text:s text:c="12"/>9452 fà</text:p>
      <text:p text:style-name="P1"><text:s/>0 <text:s text:c="12"/>9451 fzo</text:p>
      <text:p text:style-name="P1"><text:s/>0 <text:s text:c="12"/>9450 fzkvgzzofv</text:p>
      <text:p text:style-name="P1"><text:s/>0 <text:s text:c="12"/>9447 fyxf3jp9</text:p>
      <text:p text:style-name="P1"><text:s/>0 <text:s text:c="12"/>9448 fzf5x1pd6q</text:p>
      <text:p text:style-name="P1"><text:s/>0 <text:s text:c="12"/>9449 fzhbesmild</text:p>
      <text:p text:style-name="P1"><text:s/>0 <text:s text:c="12"/>9433 fwxpk1u7</text:p>
      <text:p text:style-name="P1"><text:s/>0 <text:s text:c="12"/>9432 fwrnd7i1kh</text:p>
      <text:p text:style-name="P1"><text:s/>0 <text:s text:c="12"/>9431 fwd</text:p>
      <text:p text:style-name="P1"><text:s/>0 <text:s text:c="12"/>9430 fwa</text:p>
      <text:p text:style-name="P1"><text:s/>0 <text:s text:c="12"/>9415 fuzz</text:p>
      <text:p text:style-name="P1"><text:s/>0 <text:s text:c="12"/>9416 fuzzies</text:p>
      <text:p text:style-name="P1"><text:s/>0 <text:s text:c="12"/>9417 fuzzy</text:p>
      <text:p text:style-name="P1"><text:s/>0 <text:s text:c="12"/>9414 fuyanlyt</text:p>
      <text:p text:style-name="P1"><text:s/>0 <text:s text:c="12"/>9413 fuwyjelhvh</text:p>
      <text:p text:style-name="P1"><text:s/>0 <text:s text:c="12"/>9412 fuw0woe2g3</text:p>
      <text:p text:style-name="P1"><text:s/>0 <text:s text:c="12"/>9409 futurelearn</text:p>
      <text:p text:style-name="P1"><text:s/>0 <text:s text:c="12"/>9410 futurism</text:p>
      <text:p text:style-name="P1"><text:s/>0 <text:s text:c="12"/>9411 futurists</text:p>
      <text:p text:style-name="P1"><text:s/>0 <text:s text:c="12"/>9418 fuzzyyyyy</text:p>
      <text:p text:style-name="P1"><text:s/>0 <text:s text:c="12"/>9419 fv0askd7dr</text:p>
      <text:p text:style-name="P1"><text:s/>0 <text:s text:c="12"/>9420 fv4ovfx5ax</text:p>
      <text:p text:style-name="P1"><text:s/>0 <text:s text:c="12"/>9428 fvr</text:p>
      <text:p text:style-name="P1"><text:s/>0 <text:s text:c="12"/>9429 fw7vm0ekcl</text:p>
      <text:p text:style-name="P1"><text:s/>0 <text:s text:c="12"/>9426 fvoabjzopx</text:p>
      <text:p text:style-name="P1"><text:s/>0 <text:s text:c="12"/>9427 fvod3psyl1</text:p>
      <text:p text:style-name="P1"><text:s/>0 <text:s text:c="12"/>9425 fvmtygbraw</text:p>
      <text:p text:style-name="P1"><text:s/>0 <text:s text:c="12"/>9421 fv6ia9yjhd</text:p>
      <text:p text:style-name="P1"><text:s/>0 <text:s text:c="12"/>9422 fvbgjvrztu</text:p>
      <text:p text:style-name="P1"><text:s/>0 <text:s text:c="12"/>9423 fvhzpxgfrs</text:p>
      <text:p text:style-name="P1"><text:s/>0 <text:s text:c="12"/>9424 fvloet3cx8</text:p>
      <text:p text:style-name="P1"><text:soft-page-break/><text:s/>0 <text:s text:c="12"/>9456 förväntansfull</text:p>
      <text:p text:style-name="P1"><text:s/>0 <text:s text:c="12"/>9458 g0fhpoeoog</text:p>
      <text:p text:style-name="P1"><text:s/>0 <text:s text:c="12"/>9507 gabriele</text:p>
      <text:p text:style-name="P1"><text:s/>0 <text:s text:c="12"/>9495 g8r6lazh1w</text:p>
      <text:p text:style-name="P1"><text:s/>0 <text:s text:c="12"/>9491 g8avproxiv</text:p>
      <text:p text:style-name="P1"><text:s/>0 <text:s text:c="12"/>9492 g8cfnglwch</text:p>
      <text:p text:style-name="P1"><text:s/>0 <text:s text:c="12"/>9493 g8czcach</text:p>
      <text:p text:style-name="P1"><text:s/>0 <text:s text:c="12"/>9490 g8</text:p>
      <text:p text:style-name="P1"><text:s/>0 <text:s text:c="12"/>9489 g7smqerye5</text:p>
      <text:p text:style-name="P1"><text:s/>0 <text:s text:c="12"/>9488 g7ps4kys</text:p>
      <text:p text:style-name="P1"><text:s/>0 <text:s text:c="12"/>9485 g7gupigab4</text:p>
      <text:p text:style-name="P1"><text:s/>0 <text:s text:c="12"/>9486 g7jdemmlha</text:p>
      <text:p text:style-name="P1"><text:s/>0 <text:s text:c="12"/>9487 g7olz4fdvb</text:p>
      <text:p text:style-name="P1"><text:s/>0 <text:s text:c="12"/>9494 g8macbgqrr</text:p>
      <text:p text:style-name="P1"><text:s/>0 <text:s text:c="12"/>9496 g8ra2fpq</text:p>
      <text:p text:style-name="P1"><text:s/>0 <text:s text:c="12"/>9459 g0lbktlbeq</text:p>
      <text:p text:style-name="P1"><text:s/>0 <text:s text:c="12"/>9497 g9ximten</text:p>
      <text:p text:style-name="P1"><text:s/>0 <text:s text:c="12"/>9504 gaat</text:p>
      <text:p text:style-name="P1"><text:s/>0 <text:s text:c="12"/>9505 gaben</text:p>
      <text:p text:style-name="P1"><text:s/>0 <text:s text:c="12"/>9506 gabriel</text:p>
      <text:p text:style-name="P1"><text:s/>0 <text:s text:c="12"/>9503 gaale</text:p>
      <text:p text:style-name="P1"><text:s/>0 <text:s text:c="12"/>9502 gaal</text:p>
      <text:p text:style-name="P1"><text:s/>0 <text:s text:c="12"/>9501 gaaayyyy</text:p>
      <text:p text:style-name="P1"><text:s/>0 <text:s text:c="12"/>9498 ga</text:p>
      <text:p text:style-name="P1"><text:s/>0 <text:s text:c="12"/>9499 ga7utqct</text:p>
      <text:p text:style-name="P1"><text:s/>0 <text:s text:c="12"/>9500 gaaahhh</text:p>
      <text:p text:style-name="P1"><text:s/>0 <text:s text:c="12"/>9484 g7flvmajrj</text:p>
      <text:p text:style-name="P1"><text:s/>0 <text:s text:c="12"/>9483 g7dzqwyjwv</text:p>
      <text:p text:style-name="P1"><text:s/>0 <text:s text:c="12"/>9482 g7c98knfbw</text:p>
      <text:p text:style-name="P1"><text:s/>0 <text:s text:c="12"/>9481 g6wmktbsbv</text:p>
      <text:p text:style-name="P1"><text:s/>0 <text:s text:c="12"/>9466 g2bq2kdbvx</text:p>
      <text:p text:style-name="P1"><text:s/>0 <text:s text:c="12"/>9467 g2mstysacj</text:p>
      <text:p text:style-name="P1"><text:s/>0 <text:s text:c="12"/>9468 g3</text:p>
      <text:p text:style-name="P1"><text:s/>0 <text:s text:c="12"/>9465 g2bdswzwcs</text:p>
      <text:p text:style-name="P1"><text:s/>0 <text:s text:c="12"/>9464 g20</text:p>
      <text:p text:style-name="P1"><text:s/>0 <text:s text:c="12"/>9463 g1zdvv2m</text:p>
      <text:p text:style-name="P1"><text:s/>0 <text:s text:c="12"/>9460 g0ung6q9hf</text:p>
      <text:p text:style-name="P1"><text:s/>0 <text:s text:c="12"/>9461 g1b2y0m7</text:p>
      <text:p text:style-name="P1"><text:s/>0 <text:s text:c="12"/>9462 g1ltl9fc78</text:p>
      <text:p text:style-name="P1"><text:s/>0 <text:s text:c="12"/>9469 g374vxh8xm</text:p>
      <text:p text:style-name="P1"><text:s/>0 <text:s text:c="12"/>9470 g38puticiz</text:p>
      <text:p text:style-name="P1"><text:s/>0 <text:s text:c="12"/>9471 g3bkv14xoy</text:p>
      <text:p text:style-name="P1"><text:s/>0 <text:s text:c="12"/>9479 g63enbxd</text:p>
      <text:p text:style-name="P1"><text:s/>0 <text:s text:c="12"/>9480 g6albntl13</text:p>
      <text:p text:style-name="P1"><text:s/>0 <text:s text:c="12"/>9477 g5f9g5xd2h</text:p>
      <text:p text:style-name="P1"><text:s/>0 <text:s text:c="12"/>9478 g5jdujzdca</text:p>
      <text:p text:style-name="P1"><text:s/>0 <text:s text:c="12"/>9476 g54oommz</text:p>
      <text:p text:style-name="P1"><text:s/>0 <text:s text:c="12"/>9472 g3dmzn7ure</text:p>
      <text:p text:style-name="P1"><text:s/>0 <text:s text:c="12"/>9473 g3s3joan</text:p>
      <text:p text:style-name="P1"><text:s/>0 <text:s text:c="12"/>9474 g3vhjbgl</text:p>
      <text:p text:style-name="P1"><text:s/>0 <text:s text:c="12"/>9475 g48ehgl6</text:p>
      <text:p text:style-name="P1"><text:s/>0 <text:s text:c="12"/>9610 gavras</text:p>
      <text:p text:style-name="P1"><text:soft-page-break/><text:s/>0 <text:s text:c="12"/>9613 gaydir</text:p>
      <text:p text:style-name="P1"><text:s/>0 <text:s text:c="12"/>9407 futsrrrrec</text:p>
      <text:p text:style-name="P1"><text:s/>0 <text:s text:c="12"/>9754 gez1mpaoed</text:p>
      <text:p text:style-name="P1"><text:s/>0 <text:s text:c="12"/>9750 gettin</text:p>
      <text:p text:style-name="P1"><text:s/>0 <text:s text:c="12"/>9751 getting</text:p>
      <text:p text:style-name="P1"><text:s/>0 <text:s text:c="12"/>9752 geweldig</text:p>
      <text:p text:style-name="P1"><text:s/>0 <text:s text:c="12"/>9749 getten</text:p>
      <text:p text:style-name="P1"><text:s/>0 <text:s text:c="12"/>9748 gets</text:p>
      <text:p text:style-name="P1"><text:s/>0 <text:s text:c="12"/>9747 getready</text:p>
      <text:p text:style-name="P1"><text:s/>0 <text:s text:c="12"/>9744 getfit</text:p>
      <text:p text:style-name="P1"><text:s/>0 <text:s text:c="12"/>9745 getglue</text:p>
      <text:p text:style-name="P1"><text:s/>0 <text:s text:c="12"/>9746 gethighonthemusic</text:p>
      <text:p text:style-name="P1"><text:s/>0 <text:s text:c="12"/>9753 gewoon</text:p>
      <text:p text:style-name="P1"><text:s/>0 <text:s text:c="12"/>9755 gezvhqromu</text:p>
      <text:p text:style-name="P1"><text:s/>0 <text:s text:c="12"/>9742 getatmegoodday</text:p>
      <text:p text:style-name="P1"><text:s/>0 <text:s text:c="12"/>9756 geïnspireerd</text:p>
      <text:p text:style-name="P1"><text:s/>0 <text:s text:c="12"/>9763 gg</text:p>
      <text:p text:style-name="P1"><text:s/>0 <text:s text:c="12"/>9764 gg4njgeuvj</text:p>
      <text:p text:style-name="P1"><text:s/>0 <text:s text:c="12"/>9765 ggad1pp8</text:p>
      <text:p text:style-name="P1"><text:s/>0 <text:s text:c="12"/>9762 gftfs1x8hr</text:p>
      <text:p text:style-name="P1"><text:s/>0 <text:s text:c="12"/>9761 gfnwz</text:p>
      <text:p text:style-name="P1"><text:s/>0 <text:s text:c="12"/>9760 gfn1fzqigr</text:p>
      <text:p text:style-name="P1"><text:s/>0 <text:s text:c="12"/>9757 gf</text:p>
      <text:p text:style-name="P1"><text:s/>0 <text:s text:c="12"/>9758 gfgx1oqyoh</text:p>
      <text:p text:style-name="P1"><text:s/>0 <text:s text:c="12"/>9759 gfinity</text:p>
      <text:p text:style-name="P1"><text:s/>0 <text:s text:c="12"/>9743 getcha</text:p>
      <text:p text:style-name="P1"><text:s/>0 <text:s text:c="12"/>9741 get5</text:p>
      <text:p text:style-name="P1"><text:s/>0 <text:s text:c="12"/>9614 gaye</text:p>
      <text:p text:style-name="P1"><text:s/>0 <text:s text:c="12"/>9728 geriatric</text:p>
      <text:p text:style-name="P1"><text:s/>0 <text:s text:c="12"/>9724 georgia</text:p>
      <text:p text:style-name="P1"><text:s/>0 <text:s text:c="12"/>9725 georgiatech</text:p>
      <text:p text:style-name="P1"><text:s/>0 <text:s text:c="12"/>9726 ger</text:p>
      <text:p text:style-name="P1"><text:s/>0 <text:s text:c="12"/>9723 georges</text:p>
      <text:p text:style-name="P1"><text:s/>0 <text:s text:c="12"/>9722 george</text:p>
      <text:p text:style-name="P1"><text:s/>0 <text:s text:c="12"/>9721 geometrydash</text:p>
      <text:p text:style-name="P1"><text:s/>0 <text:s text:c="12"/>9718 geohs60pwe</text:p>
      <text:p text:style-name="P1"><text:s/>0 <text:s text:c="12"/>9719 geojson</text:p>
      <text:p text:style-name="P1"><text:s/>0 <text:s text:c="12"/>9720 geometry</text:p>
      <text:p text:style-name="P1"><text:s/>0 <text:s text:c="12"/>9727 gercek</text:p>
      <text:p text:style-name="P1"><text:s/>0 <text:s text:c="12"/>9729 german</text:p>
      <text:p text:style-name="P1"><text:s/>0 <text:s text:c="12"/>9740 get</text:p>
      <text:p text:style-name="P1"><text:s/>0 <text:s text:c="12"/>9730 germano</text:p>
      <text:p text:style-name="P1"><text:s/>0 <text:s text:c="12"/>9737 geschreven</text:p>
      <text:p text:style-name="P1"><text:s/>0 <text:s text:c="12"/>9738 geslaagd</text:p>
      <text:p text:style-name="P1"><text:s/>0 <text:s text:c="12"/>9739 gesture</text:p>
      <text:p text:style-name="P1"><text:s/>0 <text:s text:c="12"/>9736 gerçek</text:p>
      <text:p text:style-name="P1"><text:s/>0 <text:s text:c="12"/>9735 gerussi</text:p>
      <text:p text:style-name="P1"><text:s/>0 <text:s text:c="12"/>9734 gerry</text:p>
      <text:p text:style-name="P1"><text:s/>0 <text:s text:c="12"/>9731 germany</text:p>
      <text:p text:style-name="P1"><text:s/>0 <text:s text:c="12"/>9732 germanyyyyy</text:p>
      <text:p text:style-name="P1"><text:s/>0 <text:s text:c="12"/>9733 gerrard</text:p>
      <text:p text:style-name="P1"><text:s/>0 <text:s text:c="12"/>9766 ggbbikl5y2</text:p>
      <text:p text:style-name="P1"><text:soft-page-break/><text:s/>0 <text:s text:c="12"/>9767 ggcn3urrpq</text:p>
      <text:p text:style-name="P1"><text:s/>0 <text:s text:c="12"/>9768 ggdmodena2</text:p>
      <text:p text:style-name="P1"><text:s/>0 <text:s text:c="12"/>9805 gigglefit</text:p>
      <text:p text:style-name="P1"><text:s/>0 <text:s text:c="12"/>9801 gig</text:p>
      <text:p text:style-name="P1"><text:s/>0 <text:s text:c="12"/>9802 gigaom</text:p>
      <text:p text:style-name="P1"><text:s/>0 <text:s text:c="12"/>9803 gigasound</text:p>
      <text:p text:style-name="P1"><text:s/>0 <text:s text:c="12"/>9800 gifts</text:p>
      <text:p text:style-name="P1"><text:s/>0 <text:s text:c="12"/>9799 gift</text:p>
      <text:p text:style-name="P1"><text:s/>0 <text:s text:c="12"/>9798 gifs</text:p>
      <text:p text:style-name="P1"><text:s/>0 <text:s text:c="12"/>9795 gibran</text:p>
      <text:p text:style-name="P1"><text:s/>0 <text:s text:c="12"/>9796 gideyim</text:p>
      <text:p text:style-name="P1"><text:s/>0 <text:s text:c="12"/>9797 gif</text:p>
      <text:p text:style-name="P1"><text:s/>0 <text:s text:c="12"/>9804 giggle</text:p>
      <text:p text:style-name="P1"><text:s/>0 <text:s text:c="12"/>9806 gigglepotential</text:p>
      <text:p text:style-name="P1"><text:s/>0 <text:s text:c="12"/>9769 ggj9mywnbk</text:p>
      <text:p text:style-name="P1"><text:s/>0 <text:s text:c="12"/>9807 giggling</text:p>
      <text:p text:style-name="P1"><text:s/>0 <text:s text:c="12"/>9814 gilberto</text:p>
      <text:p text:style-name="P1"><text:s/>0 <text:s text:c="12"/>9815 gilete</text:p>
      <text:p text:style-name="P1"><text:s/>0 <text:s text:c="12"/>9816 gilt</text:p>
      <text:p text:style-name="P1"><text:s/>0 <text:s text:c="12"/>9813 gil6dkzj</text:p>
      <text:p text:style-name="P1"><text:s/>0 <text:s text:c="12"/>9812 gil</text:p>
      <text:p text:style-name="P1"><text:s/>0 <text:s text:c="12"/>9811 gikdwos4sk</text:p>
      <text:p text:style-name="P1"><text:s/>0 <text:s text:c="12"/>9808 giggsy</text:p>
      <text:p text:style-name="P1"><text:s/>0 <text:s text:c="12"/>9809 gigi</text:p>
      <text:p text:style-name="P1"><text:s/>0 <text:s text:c="12"/>9810 gijsboerdijk</text:p>
      <text:p text:style-name="P1"><text:s/>0 <text:s text:c="12"/>9794 giants</text:p>
      <text:p text:style-name="P1"><text:s/>0 <text:s text:c="12"/>9793 giant</text:p>
      <text:p text:style-name="P1"><text:s/>0 <text:s text:c="12"/>9792 gi</text:p>
      <text:p text:style-name="P1"><text:s/>0 <text:s text:c="12"/>9791 ghoul</text:p>
      <text:p text:style-name="P1"><text:s/>0 <text:s text:c="12"/>9776 ghcvdlbsa5</text:p>
      <text:p text:style-name="P1"><text:s/>0 <text:s text:c="12"/>9777 ghehe</text:p>
      <text:p text:style-name="P1"><text:s/>0 <text:s text:c="12"/>9778 ghent</text:p>
      <text:p text:style-name="P1"><text:s/>0 <text:s text:c="12"/>9775 ghani</text:p>
      <text:p text:style-name="P1"><text:s/>0 <text:s text:c="12"/>9774 ghanaians</text:p>
      <text:p text:style-name="P1"><text:s/>0 <text:s text:c="12"/>9773 ghadirian</text:p>
      <text:p text:style-name="P1"><text:s/>0 <text:s text:c="12"/>9770 ggszk5fg</text:p>
      <text:p text:style-name="P1"><text:s/>0 <text:s text:c="12"/>9771 gguscyio</text:p>
      <text:p text:style-name="P1"><text:s/>0 <text:s text:c="12"/>9772 ggyt8jtkc9</text:p>
      <text:p text:style-name="P1"><text:s/>0 <text:s text:c="12"/>9779 ghetto</text:p>
      <text:p text:style-name="P1"><text:s/>0 <text:s text:c="12"/>9780 ghettoklown</text:p>
      <text:p text:style-name="P1"><text:s/>0 <text:s text:c="12"/>9781 ghghhggfgcfd</text:p>
      <text:p text:style-name="P1"><text:s/>0 <text:s text:c="12"/>9789 ghostriders</text:p>
      <text:p text:style-name="P1"><text:s/>0 <text:s text:c="12"/>9790 ghosts</text:p>
      <text:p text:style-name="P1"><text:s/>0 <text:s text:c="12"/>9787 ghost</text:p>
      <text:p text:style-name="P1"><text:s/>0 <text:s text:c="12"/>9788 ghostadventures</text:p>
      <text:p text:style-name="P1"><text:s/>0 <text:s text:c="12"/>9786 ghorir</text:p>
      <text:p text:style-name="P1"><text:s/>0 <text:s text:c="12"/>9782 ghkw1sfsef</text:p>
      <text:p text:style-name="P1"><text:s/>0 <text:s text:c="12"/>9783 ghkwjey5kf</text:p>
      <text:p text:style-name="P1"><text:s/>0 <text:s text:c="12"/>9784 ghmy3akb8q</text:p>
      <text:p text:style-name="P1"><text:s/>0 <text:s text:c="12"/>9785 ghnceiji</text:p>
      <text:p text:style-name="P1"><text:s/>0 <text:s text:c="12"/>9717 geography</text:p>
      <text:p text:style-name="P1"><text:s/>0 <text:s text:c="12"/>9716 geographic</text:p>
      <text:p text:style-name="P1"><text:soft-page-break/><text:s/>0 <text:s text:c="12"/>9715 geo36ynfpp</text:p>
      <text:p text:style-name="P1"><text:s/>0 <text:s text:c="12"/>9650 gearfit</text:p>
      <text:p text:style-name="P1"><text:s/>0 <text:s text:c="12"/>9646 gea</text:p>
      <text:p text:style-name="P1"><text:s/>0 <text:s text:c="12"/>9647 geak</text:p>
      <text:p text:style-name="P1"><text:s/>0 <text:s text:c="12"/>9648 gear</text:p>
      <text:p text:style-name="P1"><text:s/>0 <text:s text:c="12"/>9645 ge7kx3bi0l</text:p>
      <text:p text:style-name="P1"><text:s/>0 <text:s text:c="12"/>9644 ge</text:p>
      <text:p text:style-name="P1"><text:s/>0 <text:s text:c="12"/>9643 gdzosjwp</text:p>
      <text:p text:style-name="P1"><text:s/>0 <text:s text:c="12"/>9640 gdu4ayyc</text:p>
      <text:p text:style-name="P1"><text:s/>0 <text:s text:c="12"/>9641 gdvealuw</text:p>
      <text:p text:style-name="P1"><text:s/>0 <text:s text:c="12"/>9642 gdxcxtea</text:p>
      <text:p text:style-name="P1"><text:s/>0 <text:s text:c="12"/>9649 gearfire</text:p>
      <text:p text:style-name="P1"><text:s/>0 <text:s text:c="12"/>9651 gearing</text:p>
      <text:p text:style-name="P1"><text:s/>0 <text:s text:c="12"/>9663 gedrsg</text:p>
      <text:p text:style-name="P1"><text:s/>0 <text:s text:c="12"/>9652 gears</text:p>
      <text:p text:style-name="P1"><text:s/>0 <text:s text:c="12"/>9659 gectigimiz</text:p>
      <text:p text:style-name="P1"><text:s/>0 <text:s text:c="12"/>9660 gedeeld</text:p>
      <text:p text:style-name="P1"><text:s/>0 <text:s text:c="12"/>9661 gedichtendag</text:p>
      <text:p text:style-name="P1"><text:s/>0 <text:s text:c="12"/>9658 gectigim</text:p>
      <text:p text:style-name="P1"><text:s/>0 <text:s text:c="12"/>9657 gecrowdsourced</text:p>
      <text:p text:style-name="P1"><text:s/>0 <text:s text:c="12"/>9656 gebruikt</text:p>
      <text:p text:style-name="P1"><text:s/>0 <text:s text:c="12"/>9653 geba</text:p>
      <text:p text:style-name="P1"><text:s/>0 <text:s text:c="12"/>9654 gebeld</text:p>
      <text:p text:style-name="P1"><text:s/>0 <text:s text:c="12"/>9655 gebeyim</text:p>
      <text:p text:style-name="P1"><text:s/>0 <text:s text:c="12"/>9639 gdp</text:p>
      <text:p text:style-name="P1"><text:s/>0 <text:s text:c="12"/>9638 gdo4d2sgxi</text:p>
      <text:p text:style-name="P1"><text:s/>0 <text:s text:c="12"/>9637 gdllt6gyp3</text:p>
      <text:p text:style-name="P1"><text:s/>0 <text:s text:c="12"/>9636 gdgyl9k9vd</text:p>
      <text:p text:style-name="P1"><text:s/>0 <text:s text:c="12"/>9621 gbcvwkpb</text:p>
      <text:p text:style-name="P1"><text:s/>0 <text:s text:c="12"/>9622 gbqgvcptn1</text:p>
      <text:p text:style-name="P1"><text:s/>0 <text:s text:c="12"/>9623 gbw5wrnzvu</text:p>
      <text:p text:style-name="P1"><text:s/>0 <text:s text:c="12"/>9620 gbam</text:p>
      <text:p text:style-name="P1"><text:s/>0 <text:s text:c="12"/>9619 gb</text:p>
      <text:p text:style-name="P1"><text:s/>0 <text:s text:c="12"/>9618 gazetvanantwerpen</text:p>
      <text:p text:style-name="P1"><text:s/>0 <text:s text:c="12"/>9615 gayi</text:p>
      <text:p text:style-name="P1"><text:s/>0 <text:s text:c="12"/>9616 gaza</text:p>
      <text:p text:style-name="P1"><text:s/>0 <text:s text:c="12"/>9617 gazette</text:p>
      <text:p text:style-name="P1"><text:s/>0 <text:s text:c="12"/>9624 gbwka553fq</text:p>
      <text:p text:style-name="P1"><text:s/>0 <text:s text:c="12"/>9625 gbx8eg02ns</text:p>
      <text:p text:style-name="P1"><text:s/>0 <text:s text:c="12"/>9626 gc63au5tug</text:p>
      <text:p text:style-name="P1"><text:s/>0 <text:s text:c="12"/>9634 gdg</text:p>
      <text:p text:style-name="P1"><text:s/>0 <text:s text:c="12"/>9635 gdgspain</text:p>
      <text:p text:style-name="P1"><text:s/>0 <text:s text:c="12"/>9632 gdc</text:p>
      <text:p text:style-name="P1"><text:s/>0 <text:s text:c="12"/>9633 gdertsaofq</text:p>
      <text:p text:style-name="P1"><text:s/>0 <text:s text:c="12"/>9631 gcri6y1i3y</text:p>
      <text:p text:style-name="P1"><text:s/>0 <text:s text:c="12"/>9627 gc_eu</text:p>
      <text:p text:style-name="P1"><text:s/>0 <text:s text:c="12"/>9628 gceakhs8yk</text:p>
      <text:p text:style-name="P1"><text:s/>0 <text:s text:c="12"/>9629 gch12qzw7d</text:p>
      <text:p text:style-name="P1"><text:s/>0 <text:s text:c="12"/>9630 gclrczy3zk</text:p>
      <text:p text:style-name="P1"><text:s/>0 <text:s text:c="12"/>9662 gedichtje</text:p>
      <text:p text:style-name="P1"><text:s/>0 <text:s text:c="12"/>9664 geeft</text:p>
      <text:p text:style-name="P1"><text:s/>0 <text:s text:c="12"/>9714 geo</text:p>
      <text:p text:style-name="P1"><text:soft-page-break/><text:s/>0 <text:s text:c="12"/>9701 generous</text:p>
      <text:p text:style-name="P1"><text:s/>0 <text:s text:c="12"/>9697 generation</text:p>
      <text:p text:style-name="P1"><text:s/>0 <text:s text:c="12"/>9698 generations</text:p>
      <text:p text:style-name="P1"><text:s/>0 <text:s text:c="12"/>9699 generator</text:p>
      <text:p text:style-name="P1"><text:s/>0 <text:s text:c="12"/>9696 generating</text:p>
      <text:p text:style-name="P1"><text:s/>0 <text:s text:c="12"/>9695 generated</text:p>
      <text:p text:style-name="P1"><text:s/>0 <text:s text:c="12"/>9694 generate</text:p>
      <text:p text:style-name="P1"><text:s/>0 <text:s text:c="12"/>9691 general</text:p>
      <text:p text:style-name="P1"><text:s/>0 <text:s text:c="12"/>9692 generally</text:p>
      <text:p text:style-name="P1"><text:s/>0 <text:s text:c="12"/>9693 generata</text:p>
      <text:p text:style-name="P1"><text:s/>0 <text:s text:c="12"/>9700 generosity</text:p>
      <text:p text:style-name="P1"><text:s/>0 <text:s text:c="12"/>9702 genial</text:p>
      <text:p text:style-name="P1"><text:s/>0 <text:s text:c="12"/>9665 geek</text:p>
      <text:p text:style-name="P1"><text:s/>0 <text:s text:c="12"/>9703 genialessssssssss</text:p>
      <text:p text:style-name="P1"><text:s/>0 <text:s text:c="12"/>9711 gentleman</text:p>
      <text:p text:style-name="P1"><text:s/>0 <text:s text:c="12"/>9712 gentlemanliness</text:p>
      <text:p text:style-name="P1"><text:s/>0 <text:s text:c="12"/>9713 genuine</text:p>
      <text:p text:style-name="P1"><text:s/>0 <text:s text:c="12"/>9710 gente</text:p>
      <text:p text:style-name="P1"><text:s/>0 <text:s text:c="12"/>9709 genre</text:p>
      <text:p text:style-name="P1"><text:s/>0 <text:s text:c="12"/>9708 genomic</text:p>
      <text:p text:style-name="P1"><text:s/>0 <text:s text:c="12"/>9704 genie</text:p>
      <text:p text:style-name="P1"><text:s/>0 <text:s text:c="12"/>9705 genis</text:p>
      <text:p text:style-name="P1"><text:s/>0 <text:s text:c="12"/>9707 genocides</text:p>
      <text:p text:style-name="P1"><text:s/>0 <text:s text:c="12"/>9690 gene</text:p>
      <text:p text:style-name="P1"><text:s/>0 <text:s text:c="12"/>9689 genders</text:p>
      <text:p text:style-name="P1"><text:s/>0 <text:s text:c="12"/>9688 gender</text:p>
      <text:p text:style-name="P1"><text:s/>0 <text:s text:c="12"/>9687 gemjv4dz</text:p>
      <text:p text:style-name="P1"><text:s/>0 <text:s text:c="12"/>9672 gejout</text:p>
      <text:p text:style-name="P1"><text:s/>0 <text:s text:c="12"/>9673 gek</text:p>
      <text:p text:style-name="P1"><text:s/>0 <text:s text:c="12"/>9674 gekke</text:p>
      <text:p text:style-name="P1"><text:s/>0 <text:s text:c="12"/>9671 gej</text:p>
      <text:p text:style-name="P1"><text:s/>0 <text:s text:c="12"/>9670 gefeliciteerd</text:p>
      <text:p text:style-name="P1"><text:s/>0 <text:s text:c="12"/>9669 geen</text:p>
      <text:p text:style-name="P1"><text:s/>0 <text:s text:c="12"/>9666 geekologie</text:p>
      <text:p text:style-name="P1"><text:s/>0 <text:s text:c="12"/>9667 geeks</text:p>
      <text:p text:style-name="P1"><text:s/>0 <text:s text:c="12"/>9668 geeky</text:p>
      <text:p text:style-name="P1"><text:s/>0 <text:s text:c="12"/>9675 gekkigheid</text:p>
      <text:p text:style-name="P1"><text:s/>0 <text:s text:c="12"/>9676 geld</text:p>
      <text:p text:style-name="P1"><text:s/>0 <text:s text:c="12"/>9677 gelemiyorum</text:p>
      <text:p text:style-name="P1"><text:s/>0 <text:s text:c="12"/>9685 gemelas</text:p>
      <text:p text:style-name="P1"><text:s/>0 <text:s text:c="12"/>9686 gemelo</text:p>
      <text:p text:style-name="P1"><text:s/>0 <text:s text:c="12"/>9683 gemafehjaa</text:p>
      <text:p text:style-name="P1"><text:s/>0 <text:s text:c="12"/>9684 gemarkeerd</text:p>
      <text:p text:style-name="P1"><text:s/>0 <text:s text:c="12"/>9682 gemaakt</text:p>
      <text:p text:style-name="P1"><text:s/>0 <text:s text:c="12"/>9678 gelin</text:p>
      <text:p text:style-name="P1"><text:s/>0 <text:s text:c="12"/>9679 geloven</text:p>
      <text:p text:style-name="P1"><text:s/>0 <text:s text:c="12"/>9680 gelukkige</text:p>
      <text:p text:style-name="P1"><text:s/>0 <text:s text:c="12"/>9681 gem</text:p>
      <text:p text:style-name="P1"><text:s/>0 <text:s text:c="12"/>9408 future</text:p>
      <text:p text:style-name="P1"><text:s/>0 <text:s text:c="12"/>9406 fuss</text:p>
      <text:p text:style-name="P1"><text:s/>0 <text:s text:c="12"/>8996 flughafen</text:p>
      <text:p text:style-name="P1"><text:s/>0 <text:s text:c="12"/>9135 forninho</text:p>
      <text:p text:style-name="P1"><text:soft-page-break/><text:s/>0 <text:s text:c="12"/>9131 formspring</text:p>
      <text:p text:style-name="P1"><text:s/>0 <text:s text:c="12"/>9132 formsthe</text:p>
      <text:p text:style-name="P1"><text:s/>0 <text:s text:c="12"/>9133 formula</text:p>
      <text:p text:style-name="P1"><text:s/>0 <text:s text:c="12"/>9130 forms</text:p>
      <text:p text:style-name="P1"><text:s/>0 <text:s text:c="12"/>9129 formigine</text:p>
      <text:p text:style-name="P1"><text:s/>0 <text:s text:c="12"/>9128 former</text:p>
      <text:p text:style-name="P1"><text:s/>0 <text:s text:c="12"/>9125 formato</text:p>
      <text:p text:style-name="P1"><text:s/>0 <text:s text:c="12"/>9126 formats</text:p>
      <text:p text:style-name="P1"><text:s/>0 <text:s text:c="12"/>9127 formatting</text:p>
      <text:p text:style-name="P1"><text:s/>0 <text:s text:c="12"/>9134 fornarnia</text:p>
      <text:p text:style-name="P1"><text:s/>0 <text:s text:c="12"/>9136 foromation</text:p>
      <text:p text:style-name="P1"><text:s/>0 <text:s text:c="12"/>9123 formas</text:p>
      <text:p text:style-name="P1"><text:s/>0 <text:s text:c="12"/>9137 forpaicfhx</text:p>
      <text:p text:style-name="P1"><text:s/>0 <text:s text:c="12"/>9144 fort</text:p>
      <text:p text:style-name="P1"><text:s/>0 <text:s text:c="12"/>9145 forte</text:p>
      <text:p text:style-name="P1"><text:s/>0 <text:s text:c="12"/>9146 forth</text:p>
      <text:p text:style-name="P1"><text:s/>0 <text:s text:c="12"/>9143 forskare</text:p>
      <text:p text:style-name="P1"><text:s/>0 <text:s text:c="12"/>9142 forsake</text:p>
      <text:p text:style-name="P1"><text:s/>0 <text:s text:c="12"/>9141 forrrrr</text:p>
      <text:p text:style-name="P1"><text:s/>0 <text:s text:c="12"/>9138 forreal</text:p>
      <text:p text:style-name="P1"><text:s/>0 <text:s text:c="12"/>9139 forrest</text:p>
      <text:p text:style-name="P1"><text:s/>0 <text:s text:c="12"/>9140 forrester</text:p>
      <text:p text:style-name="P1"><text:s/>0 <text:s text:c="12"/>9124 formative</text:p>
      <text:p text:style-name="P1"><text:s/>0 <text:s text:c="12"/>9122 formar</text:p>
      <text:p text:style-name="P1"><text:s/>0 <text:s text:c="12"/>9199 fragile</text:p>
      <text:p text:style-name="P1"><text:s/>0 <text:s text:c="12"/>9109 forgetting</text:p>
      <text:p text:style-name="P1"><text:s/>0 <text:s text:c="12"/>9105 forever</text:p>
      <text:p text:style-name="P1"><text:s/>0 <text:s text:c="12"/>9106 foreveralone</text:p>
      <text:p text:style-name="P1"><text:s/>0 <text:s text:c="12"/>9107 forfeited</text:p>
      <text:p text:style-name="P1"><text:s/>0 <text:s text:c="12"/>9104 forest</text:p>
      <text:p text:style-name="P1"><text:s/>0 <text:s text:c="12"/>9103 foreplay</text:p>
      <text:p text:style-name="P1"><text:s/>0 <text:s text:c="12"/>9102 forensics</text:p>
      <text:p text:style-name="P1"><text:s/>0 <text:s text:c="12"/>9099 foreal</text:p>
      <text:p text:style-name="P1"><text:s/>0 <text:s text:c="12"/>9100 foreign</text:p>
      <text:p text:style-name="P1"><text:s/>0 <text:s text:c="12"/>9101 foreignaffairsmagazine</text:p>
      <text:p text:style-name="P1"><text:s/>0 <text:s text:c="12"/>9108 forget</text:p>
      <text:p text:style-name="P1"><text:s/>0 <text:s text:c="12"/>9110 forging</text:p>
      <text:p text:style-name="P1"><text:s/>0 <text:s text:c="12"/>9121 formal</text:p>
      <text:p text:style-name="P1"><text:s/>0 <text:s text:c="12"/>9111 forgive</text:p>
      <text:p text:style-name="P1"><text:s/>0 <text:s text:c="12"/>9118 fork</text:p>
      <text:p text:style-name="P1"><text:s/>0 <text:s text:c="12"/>9119 forli</text:p>
      <text:p text:style-name="P1"><text:s/>0 <text:s text:c="12"/>9120 form</text:p>
      <text:p text:style-name="P1"><text:s/>0 <text:s text:c="12"/>9117 forgotten</text:p>
      <text:p text:style-name="P1"><text:s/>0 <text:s text:c="12"/>9116 forgot</text:p>
      <text:p text:style-name="P1"><text:s/>0 <text:s text:c="12"/>9115 forgivness</text:p>
      <text:p text:style-name="P1"><text:s/>0 <text:s text:c="12"/>9112 forgiven</text:p>
      <text:p text:style-name="P1"><text:s/>0 <text:s text:c="12"/>9113 forgiveness</text:p>
      <text:p text:style-name="P1"><text:s/>0 <text:s text:c="12"/>9114 forgiving</text:p>
      <text:p text:style-name="P1"><text:s/>0 <text:s text:c="12"/>9147 fortunato</text:p>
      <text:p text:style-name="P1"><text:s/>0 <text:s text:c="12"/>9148 fortune</text:p>
      <text:p text:style-name="P1"><text:s/>0 <text:s text:c="12"/>9149 fortunecookies</text:p>
      <text:p text:style-name="P1"><text:s/>0 <text:s text:c="12"/>9186 fplg8hskzv</text:p>
      <text:p text:style-name="P1"><text:soft-page-break/><text:s/>0 <text:s text:c="12"/>9182 fowler</text:p>
      <text:p text:style-name="P1"><text:s/>0 <text:s text:c="12"/>9183 fox</text:p>
      <text:p text:style-name="P1"><text:s/>0 <text:s text:c="12"/>9184 foy24bfhl5</text:p>
      <text:p text:style-name="P1"><text:s/>0 <text:s text:c="12"/>9181 fouten</text:p>
      <text:p text:style-name="P1"><text:s/>0 <text:s text:c="12"/>9180 fout</text:p>
      <text:p text:style-name="P1"><text:s/>0 <text:s text:c="12"/>9179 fourth</text:p>
      <text:p text:style-name="P1"><text:s/>0 <text:s text:c="12"/>9176 four</text:p>
      <text:p text:style-name="P1"><text:s/>0 <text:s text:c="12"/>9177 fourfourtwo</text:p>
      <text:p text:style-name="P1"><text:s/>0 <text:s text:c="12"/>9178 foursquare</text:p>
      <text:p text:style-name="P1"><text:s/>0 <text:s text:c="12"/>9185 fpawkzb4</text:p>
      <text:p text:style-name="P1"><text:s/>0 <text:s text:c="12"/>9187 fps</text:p>
      <text:p text:style-name="P1"><text:s/>0 <text:s text:c="12"/>9150 forum</text:p>
      <text:p text:style-name="P1"><text:s/>0 <text:s text:c="12"/>9188 fpxgn2rlz8</text:p>
      <text:p text:style-name="P1"><text:s/>0 <text:s text:c="12"/>9195 fr7iiukg</text:p>
      <text:p text:style-name="P1"><text:s/>0 <text:s text:c="12"/>9196 fr7zrbjn</text:p>
      <text:p text:style-name="P1"><text:s/>0 <text:s text:c="12"/>9197 fra</text:p>
      <text:p text:style-name="P1"><text:s/>0 <text:s text:c="12"/>9194 fr2qiabcgl</text:p>
      <text:p text:style-name="P1"><text:s/>0 <text:s text:c="12"/>9193 fr</text:p>
      <text:p text:style-name="P1"><text:s/>0 <text:s text:c="12"/>9192 fqw0osfw</text:p>
      <text:p text:style-name="P1"><text:s/>0 <text:s text:c="12"/>9189 fqftfhit</text:p>
      <text:p text:style-name="P1"><text:s/>0 <text:s text:c="12"/>9190 fqgtoaitg7</text:p>
      <text:p text:style-name="P1"><text:s/>0 <text:s text:c="12"/>9191 fqtqzsqqrl</text:p>
      <text:p text:style-name="P1"><text:s/>0 <text:s text:c="12"/>9175 fountain</text:p>
      <text:p text:style-name="P1"><text:s/>0 <text:s text:c="12"/>9174 founding</text:p>
      <text:p text:style-name="P1"><text:s/>0 <text:s text:c="12"/>9173 founders</text:p>
      <text:p text:style-name="P1"><text:s/>0 <text:s text:c="12"/>9172 founder</text:p>
      <text:p text:style-name="P1"><text:s/>0 <text:s text:c="12"/>9157 fota</text:p>
      <text:p text:style-name="P1"><text:s/>0 <text:s text:c="12"/>9158 fotis</text:p>
      <text:p text:style-name="P1"><text:s/>0 <text:s text:c="12"/>9159 foto</text:p>
      <text:p text:style-name="P1"><text:s/>0 <text:s text:c="12"/>9156 fosters</text:p>
      <text:p text:style-name="P1"><text:s/>0 <text:s text:c="12"/>9155 foster</text:p>
      <text:p text:style-name="P1"><text:s/>0 <text:s text:c="12"/>9154 fosse</text:p>
      <text:p text:style-name="P1"><text:s/>0 <text:s text:c="12"/>9151 forums</text:p>
      <text:p text:style-name="P1"><text:s/>0 <text:s text:c="12"/>9152 forward</text:p>
      <text:p text:style-name="P1"><text:s/>0 <text:s text:c="12"/>9153 forwhat</text:p>
      <text:p text:style-name="P1"><text:s/>0 <text:s text:c="12"/>9160 fotocho</text:p>
      <text:p text:style-name="P1"><text:s/>0 <text:s text:c="12"/>9161 fotografi</text:p>
      <text:p text:style-name="P1"><text:s/>0 <text:s text:c="12"/>9162 fotografiaeuropea</text:p>
      <text:p text:style-name="P1"><text:s/>0 <text:s text:c="12"/>9170 foundation</text:p>
      <text:p text:style-name="P1"><text:s/>0 <text:s text:c="12"/>9171 foundational</text:p>
      <text:p text:style-name="P1"><text:s/>0 <text:s text:c="12"/>9168 foule</text:p>
      <text:p text:style-name="P1"><text:s/>0 <text:s text:c="12"/>9169 found</text:p>
      <text:p text:style-name="P1"><text:s/>0 <text:s text:c="12"/>9167 fought</text:p>
      <text:p text:style-name="P1"><text:s/>0 <text:s text:c="12"/>9163 fotoincontri</text:p>
      <text:p text:style-name="P1"><text:s/>0 <text:s text:c="12"/>9164 fotoindustria</text:p>
      <text:p text:style-name="P1"><text:s/>0 <text:s text:c="12"/>9165 fotos</text:p>
      <text:p text:style-name="P1"><text:s/>0 <text:s text:c="12"/>9166 fou4iicesj</text:p>
      <text:p text:style-name="P1"><text:s/>0 <text:s text:c="12"/>9098 forcing</text:p>
      <text:p text:style-name="P1"><text:s/>0 <text:s text:c="12"/>9097 forces</text:p>
      <text:p text:style-name="P1"><text:s/>0 <text:s text:c="12"/>9096 forcegamingreturns</text:p>
      <text:p text:style-name="P1"><text:s/>0 <text:s text:c="12"/>9032 foder</text:p>
      <text:p text:style-name="P1"><text:s/>0 <text:s text:c="12"/>9028 focused</text:p>
      <text:p text:style-name="P1"><text:soft-page-break/><text:s/>0 <text:s text:c="12"/>9029 focuses</text:p>
      <text:p text:style-name="P1"><text:s/>0 <text:s text:c="12"/>9030 focusing</text:p>
      <text:p text:style-name="P1"><text:s/>0 <text:s text:c="12"/>9027 focus</text:p>
      <text:p text:style-name="P1"><text:s/>0 <text:s text:c="12"/>9026 focking</text:p>
      <text:p text:style-name="P1"><text:s/>0 <text:s text:c="12"/>9025 fockerssssss</text:p>
      <text:p text:style-name="P1"><text:s/>0 <text:s text:c="12"/>9022 foc3amwiix</text:p>
      <text:p text:style-name="P1"><text:s/>0 <text:s text:c="12"/>9023 focal</text:p>
      <text:p text:style-name="P1"><text:s/>0 <text:s text:c="12"/>9024 fock</text:p>
      <text:p text:style-name="P1"><text:s/>0 <text:s text:c="12"/>9031 focussing</text:p>
      <text:p text:style-name="P1"><text:s/>0 <text:s text:c="12"/>9033 fodido</text:p>
      <text:p text:style-name="P1"><text:s/>0 <text:s text:c="12"/>9045 folder</text:p>
      <text:p text:style-name="P1"><text:s/>0 <text:s text:c="12"/>9034 fodm1maz</text:p>
      <text:p text:style-name="P1"><text:s/>0 <text:s text:c="12"/>9041 fol</text:p>
      <text:p text:style-name="P1"><text:s/>0 <text:s text:c="12"/>9042 fold</text:p>
      <text:p text:style-name="P1"><text:s/>0 <text:s text:c="12"/>9043 foldablehelmet</text:p>
      <text:p text:style-name="P1"><text:s/>0 <text:s text:c="12"/>9040 fohajhrzfs</text:p>
      <text:p text:style-name="P1"><text:s/>0 <text:s text:c="12"/>9039 foh</text:p>
      <text:p text:style-name="P1"><text:s/>0 <text:s text:c="12"/>9038 foggy</text:p>
      <text:p text:style-name="P1"><text:s/>0 <text:s text:c="12"/>9035 foe</text:p>
      <text:p text:style-name="P1"><text:s/>0 <text:s text:c="12"/>9036 fog</text:p>
      <text:p text:style-name="P1"><text:s/>0 <text:s text:c="12"/>9037 fogg</text:p>
      <text:p text:style-name="P1"><text:s/>0 <text:s text:c="12"/>9021 foa1alvahj</text:p>
      <text:p text:style-name="P1"><text:s/>0 <text:s text:c="12"/>9020 fo2xozao</text:p>
      <text:p text:style-name="P1"><text:s/>0 <text:s text:c="12"/>9019 fo27mvrg</text:p>
      <text:p text:style-name="P1"><text:s/>0 <text:s text:c="12"/>9018 fo1r33qy5b</text:p>
      <text:p text:style-name="P1"><text:s/>0 <text:s text:c="12"/>9003 flxpybkv</text:p>
      <text:p text:style-name="P1"><text:s/>0 <text:s text:c="12"/>9004 fly</text:p>
      <text:p text:style-name="P1"><text:s/>0 <text:s text:c="12"/>9005 flyea8fs</text:p>
      <text:p text:style-name="P1"><text:s/>0 <text:s text:c="12"/>9002 flv</text:p>
      <text:p text:style-name="P1"><text:s/>0 <text:s text:c="12"/>9001 flutter</text:p>
      <text:p text:style-name="P1"><text:s/>0 <text:s text:c="12"/>9000 flute</text:p>
      <text:p text:style-name="P1"><text:s/>0 <text:s text:c="12"/>8997 flunk</text:p>
      <text:p text:style-name="P1"><text:s/>0 <text:s text:c="12"/>8998 flush</text:p>
      <text:p text:style-name="P1"><text:s/>0 <text:s text:c="12"/>8999 flushing</text:p>
      <text:p text:style-name="P1"><text:s/>0 <text:s text:c="12"/>9006 flyer</text:p>
      <text:p text:style-name="P1"><text:s/>0 <text:s text:c="12"/>9007 flying</text:p>
      <text:p text:style-name="P1"><text:s/>0 <text:s text:c="12"/>9008 flyng</text:p>
      <text:p text:style-name="P1"><text:s/>0 <text:s text:c="12"/>9016 fnai4u</text:p>
      <text:p text:style-name="P1"><text:s/>0 <text:s text:c="12"/>9017 fo</text:p>
      <text:p text:style-name="P1"><text:s/>0 <text:s text:c="12"/>9014 fml</text:p>
      <text:p text:style-name="P1"><text:s/>0 <text:s text:c="12"/>8222 eventful</text:p>
      <text:p text:style-name="P1"><text:s/>0 <text:s text:c="12"/>9013 fmk</text:p>
      <text:p text:style-name="P1"><text:s/>0 <text:s text:c="12"/>9009 flyweights</text:p>
      <text:p text:style-name="P1"><text:s/>0 <text:s text:c="12"/>9010 fm</text:p>
      <text:p text:style-name="P1"><text:s/>0 <text:s text:c="12"/>9011 fm47e3eabu</text:p>
      <text:p text:style-name="P1"><text:s/>0 <text:s text:c="12"/>9012 fmdndkd</text:p>
      <text:p text:style-name="P1"><text:s/>0 <text:s text:c="12"/>9044 folded</text:p>
      <text:p text:style-name="P1"><text:s/>0 <text:s text:c="12"/>9046 folios</text:p>
      <text:p text:style-name="P1"><text:s/>0 <text:s text:c="12"/>9095 forced</text:p>
      <text:p text:style-name="P1"><text:s/>0 <text:s text:c="12"/>9083 fopaoh8wsf</text:p>
      <text:p text:style-name="P1"><text:s/>0 <text:s text:c="12"/>9079 footers</text:p>
      <text:p text:style-name="P1"><text:s/>0 <text:s text:c="12"/>9080 footprints</text:p>
      <text:p text:style-name="P1"><text:soft-page-break/><text:s/>0 <text:s text:c="12"/>9081 footwork</text:p>
      <text:p text:style-name="P1"><text:s/>0 <text:s text:c="12"/>9078 footballers</text:p>
      <text:p text:style-name="P1"><text:s/>0 <text:s text:c="12"/>9077 football</text:p>
      <text:p text:style-name="P1"><text:s/>0 <text:s text:c="12"/>9076 foot</text:p>
      <text:p text:style-name="P1"><text:s/>0 <text:s text:c="12"/>9073 foolish</text:p>
      <text:p text:style-name="P1"><text:s/>0 <text:s text:c="12"/>9074 fools</text:p>
      <text:p text:style-name="P1"><text:s/>0 <text:s text:c="12"/>9075 foooooooooood</text:p>
      <text:p text:style-name="P1"><text:s/>0 <text:s text:c="12"/>9082 fopaogqvkb</text:p>
      <text:p text:style-name="P1"><text:s/>0 <text:s text:c="12"/>9084 for</text:p>
      <text:p text:style-name="P1"><text:s/>0 <text:s text:c="12"/>9047 folk</text:p>
      <text:p text:style-name="P1"><text:s/>0 <text:s text:c="12"/>9085 for20</text:p>
      <text:p text:style-name="P1"><text:s/>0 <text:s text:c="12"/>9092 force_complex</text:p>
      <text:p text:style-name="P1"><text:s/>0 <text:s text:c="12"/>9093 force_toxxic</text:p>
      <text:p text:style-name="P1"><text:s/>0 <text:s text:c="12"/>9094 force_viperz</text:p>
      <text:p text:style-name="P1"><text:s/>0 <text:s text:c="12"/>9091 force_cmg</text:p>
      <text:p text:style-name="P1"><text:s/>0 <text:s text:c="12"/>9090 force_chuckie</text:p>
      <text:p text:style-name="P1"><text:s/>0 <text:s text:c="12"/>9089 force</text:p>
      <text:p text:style-name="P1"><text:s/>0 <text:s text:c="12"/>9086 foraging</text:p>
      <text:p text:style-name="P1"><text:s/>0 <text:s text:c="12"/>9087 forbes</text:p>
      <text:p text:style-name="P1"><text:s/>0 <text:s text:c="12"/>9088 forbidden</text:p>
      <text:p text:style-name="P1"><text:s/>0 <text:s text:c="12"/>9072 fool</text:p>
      <text:p text:style-name="P1"><text:s/>0 <text:s text:c="12"/>9071 fooi7eieux</text:p>
      <text:p text:style-name="P1"><text:s/>0 <text:s text:c="12"/>9070 foods</text:p>
      <text:p text:style-name="P1"><text:s/>0 <text:s text:c="12"/>9069 foodporn</text:p>
      <text:p text:style-name="P1"><text:s/>0 <text:s text:c="12"/>9054 follower</text:p>
      <text:p text:style-name="P1"><text:s/>0 <text:s text:c="12"/>9055 followers</text:p>
      <text:p text:style-name="P1"><text:s/>0 <text:s text:c="12"/>9056 followership</text:p>
      <text:p text:style-name="P1"><text:s/>0 <text:s text:c="12"/>9053 followen</text:p>
      <text:p text:style-name="P1"><text:s/>0 <text:s text:c="12"/>9052 followed</text:p>
      <text:p text:style-name="P1"><text:s/>0 <text:s text:c="12"/>9051 follow</text:p>
      <text:p text:style-name="P1"><text:s/>0 <text:s text:c="12"/>9048 folks</text:p>
      <text:p text:style-name="P1"><text:s/>0 <text:s text:c="12"/>9049 folksonomies</text:p>
      <text:p text:style-name="P1"><text:s/>0 <text:s text:c="12"/>9050 folkölsislamolog</text:p>
      <text:p text:style-name="P1"><text:s/>0 <text:s text:c="12"/>9057 following</text:p>
      <text:p text:style-name="P1"><text:s/>0 <text:s text:c="12"/>9058 followings</text:p>
      <text:p text:style-name="P1"><text:s/>0 <text:s text:c="12"/>9059 follows</text:p>
      <text:p text:style-name="P1"><text:s/>0 <text:s text:c="12"/>9067 foo</text:p>
      <text:p text:style-name="P1"><text:s/>0 <text:s text:c="12"/>9068 food</text:p>
      <text:p text:style-name="P1"><text:s/>0 <text:s text:c="12"/>9065 fonts</text:p>
      <text:p text:style-name="P1"><text:s/>0 <text:s text:c="12"/>9066 fontys</text:p>
      <text:p text:style-name="P1"><text:s/>0 <text:s text:c="12"/>9064 font</text:p>
      <text:p text:style-name="P1"><text:s/>0 <text:s text:c="12"/>9060 fomo</text:p>
      <text:p text:style-name="P1"><text:s/>0 <text:s text:c="12"/>9061 fond</text:p>
      <text:p text:style-name="P1"><text:s/>0 <text:s text:c="12"/>9062 fondo</text:p>
      <text:p text:style-name="P1"><text:s/>0 <text:s text:c="12"/>9063 fongleng</text:p>
      <text:p text:style-name="P1"><text:s/>0 <text:s text:c="12"/>9198 fractions</text:p>
      <text:p text:style-name="P1"><text:s/>0 <text:s text:c="12"/>9200 frame</text:p>
      <text:p text:style-name="P1"><text:s/>0 <text:s text:c="12"/>9405 fusion</text:p>
      <text:p text:style-name="P1"><text:s/>0 <text:s text:c="12"/>9340 fucked</text:p>
      <text:p text:style-name="P1"><text:s/>0 <text:s text:c="12"/>9336 ftzgieh5wy</text:p>
      <text:p text:style-name="P1"><text:s/>0 <text:s text:c="12"/>9337 fuappxivw1</text:p>
      <text:p text:style-name="P1"><text:s/>0 <text:s text:c="12"/>9338 fuck</text:p>
      <text:p text:style-name="P1"><text:soft-page-break/><text:s/>0 <text:s text:c="12"/>9335 ftw</text:p>
      <text:p text:style-name="P1"><text:s/>0 <text:s text:c="12"/>9334 ftpdf2jr</text:p>
      <text:p text:style-name="P1"><text:s/>0 <text:s text:c="12"/>9333 ftp</text:p>
      <text:p text:style-name="P1"><text:s/>0 <text:s text:c="12"/>9330 ft6jzpljga</text:p>
      <text:p text:style-name="P1"><text:s/>0 <text:s text:c="12"/>9331 fta2y1vlfd</text:p>
      <text:p text:style-name="P1"><text:s/>0 <text:s text:c="12"/>9332 ftc</text:p>
      <text:p text:style-name="P1"><text:s/>0 <text:s text:c="12"/>9339 fuckbois</text:p>
      <text:p text:style-name="P1"><text:s/>0 <text:s text:c="12"/>9341 fucken</text:p>
      <text:p text:style-name="P1"><text:s/>0 <text:s text:c="12"/>9328 ft1qjueq</text:p>
      <text:p text:style-name="P1"><text:s/>0 <text:s text:c="12"/>9342 fuckers</text:p>
      <text:p text:style-name="P1"><text:s/>0 <text:s text:c="12"/>9349 fuckyeahprettyvintage</text:p>
      <text:p text:style-name="P1"><text:s/>0 <text:s text:c="12"/>9350 fudge</text:p>
      <text:p text:style-name="P1"><text:s/>0 <text:s text:c="12"/>9351 fudl9jjf</text:p>
      <text:p text:style-name="P1"><text:s/>0 <text:s text:c="12"/>9348 fuckyeah</text:p>
      <text:p text:style-name="P1"><text:s/>0 <text:s text:c="12"/>9347 fuckwork</text:p>
      <text:p text:style-name="P1"><text:s/>0 <text:s text:c="12"/>9346 fucks</text:p>
      <text:p text:style-name="P1"><text:s/>0 <text:s text:c="12"/>9343 fuckery</text:p>
      <text:p text:style-name="P1"><text:s/>0 <text:s text:c="12"/>9344 fuckin</text:p>
      <text:p text:style-name="P1"><text:s/>0 <text:s text:c="12"/>9345 fucking</text:p>
      <text:p text:style-name="P1"><text:s/>0 <text:s text:c="12"/>9329 ft2zghfh</text:p>
      <text:p text:style-name="P1"><text:s/>0 <text:s text:c="12"/>9327 ft</text:p>
      <text:p text:style-name="P1"><text:s/>0 <text:s text:c="12"/>9201 framerates</text:p>
      <text:p text:style-name="P1"><text:s/>0 <text:s text:c="12"/>9314 frustrating</text:p>
      <text:p text:style-name="P1"><text:s/>0 <text:s text:c="12"/>9310 fruit</text:p>
      <text:p text:style-name="P1"><text:s/>0 <text:s text:c="12"/>9311 fruits</text:p>
      <text:p text:style-name="P1"><text:s/>0 <text:s text:c="12"/>9312 fruitypebbles</text:p>
      <text:p text:style-name="P1"><text:s/>0 <text:s text:c="12"/>9309 frs7hg6k4k</text:p>
      <text:p text:style-name="P1"><text:s/>0 <text:s text:c="12"/>9308 frpaa</text:p>
      <text:p text:style-name="P1"><text:s/>0 <text:s text:c="12"/>9307 frozen</text:p>
      <text:p text:style-name="P1"><text:s/>0 <text:s text:c="12"/>9304 froth</text:p>
      <text:p text:style-name="P1"><text:s/>0 <text:s text:c="12"/>9305 frothing</text:p>
      <text:p text:style-name="P1"><text:s/>0 <text:s text:c="12"/>9306 froyo</text:p>
      <text:p text:style-name="P1"><text:s/>0 <text:s text:c="12"/>9313 frustrated</text:p>
      <text:p text:style-name="P1"><text:s/>0 <text:s text:c="12"/>9315 frustration</text:p>
      <text:p text:style-name="P1"><text:s/>0 <text:s text:c="12"/>9326 fsse</text:p>
      <text:p text:style-name="P1"><text:s/>0 <text:s text:c="12"/>9316 frustrations</text:p>
      <text:p text:style-name="P1"><text:s/>0 <text:s text:c="12"/>9323 fsmcs52vkx</text:p>
      <text:p text:style-name="P1"><text:s/>0 <text:s text:c="12"/>9324 fsmsgikmom</text:p>
      <text:p text:style-name="P1"><text:s/>0 <text:s text:c="12"/>9325 fspgiqipat</text:p>
      <text:p text:style-name="P1"><text:s/>0 <text:s text:c="12"/>9322 fsbalouw4m</text:p>
      <text:p text:style-name="P1"><text:s/>0 <text:s text:c="12"/>9321 fs0phdggul</text:p>
      <text:p text:style-name="P1"><text:s/>0 <text:s text:c="12"/>9320 fs0npmp173</text:p>
      <text:p text:style-name="P1"><text:s/>0 <text:s text:c="12"/>9317 frzhtmoge7</text:p>
      <text:p text:style-name="P1"><text:s/>0 <text:s text:c="12"/>9318 frzhtnf42j</text:p>
      <text:p text:style-name="P1"><text:s/>0 <text:s text:c="12"/>9319 frzik04w</text:p>
      <text:p text:style-name="P1"><text:s/>0 <text:s text:c="12"/>9352 fue</text:p>
      <text:p text:style-name="P1"><text:s/>0 <text:s text:c="12"/>9353 fuel</text:p>
      <text:p text:style-name="P1"><text:s/>0 <text:s text:c="12"/>9354 fuels</text:p>
      <text:p text:style-name="P1"><text:s/>0 <text:s text:c="12"/>9392 fungus</text:p>
      <text:p text:style-name="P1"><text:s/>0 <text:s text:c="12"/>9388 funeral</text:p>
      <text:p text:style-name="P1"><text:s/>0 <text:s text:c="12"/>9389 funeralopolis</text:p>
      <text:p text:style-name="P1"><text:s/>0 <text:s text:c="12"/>9390 funfunfun</text:p>
      <text:p text:style-name="P1"><text:soft-page-break/><text:s/>0 <text:s text:c="12"/>9387 funebri</text:p>
      <text:p text:style-name="P1"><text:s/>0 <text:s text:c="12"/>9386 funds</text:p>
      <text:p text:style-name="P1"><text:s/>0 <text:s text:c="12"/>9384 funday</text:p>
      <text:p text:style-name="P1"><text:s/>0 <text:s text:c="12"/>9381 fundamental</text:p>
      <text:p text:style-name="P1"><text:s/>0 <text:s text:c="12"/>9382 fundamentally</text:p>
      <text:p text:style-name="P1"><text:s/>0 <text:s text:c="12"/>9383 fundamentals</text:p>
      <text:p text:style-name="P1"><text:s/>0 <text:s text:c="12"/>9391 funghi</text:p>
      <text:p text:style-name="P1"><text:s/>0 <text:s text:c="12"/>9393 funkusion</text:p>
      <text:p text:style-name="P1"><text:s/>0 <text:s text:c="12"/>9355 fuera</text:p>
      <text:p text:style-name="P1"><text:s/>0 <text:s text:c="12"/>9394 funky</text:p>
      <text:p text:style-name="P1"><text:s/>0 <text:s text:c="12"/>9402 furious</text:p>
      <text:p text:style-name="P1"><text:s/>0 <text:s text:c="12"/>9403 further</text:p>
      <text:p text:style-name="P1"><text:s/>0 <text:s text:c="12"/>9404 fury</text:p>
      <text:p text:style-name="P1"><text:s/>0 <text:s text:c="12"/>9401 fur</text:p>
      <text:p text:style-name="P1"><text:s/>0 <text:s text:c="12"/>9400 fuorisalone</text:p>
      <text:p text:style-name="P1"><text:s/>0 <text:s text:c="12"/>9399 fuori</text:p>
      <text:p text:style-name="P1"><text:s/>0 <text:s text:c="12"/>9395 funnier</text:p>
      <text:p text:style-name="P1"><text:s/>0 <text:s text:c="12"/>9396 funniest</text:p>
      <text:p text:style-name="P1"><text:s/>0 <text:s text:c="12"/>9398 fuo1cidolc</text:p>
      <text:p text:style-name="P1"><text:s/>0 <text:s text:c="12"/>9380 fund</text:p>
      <text:p text:style-name="P1"><text:s/>0 <text:s text:c="12"/>9379 functions</text:p>
      <text:p text:style-name="P1"><text:s/>0 <text:s text:c="12"/>9378 functioning</text:p>
      <text:p text:style-name="P1"><text:s/>0 <text:s text:c="12"/>9377 functionalize</text:p>
      <text:p text:style-name="P1"><text:s/>0 <text:s text:c="12"/>9362 fuiqmf7</text:p>
      <text:p text:style-name="P1"><text:s/>0 <text:s text:c="12"/>9363 fujitsu</text:p>
      <text:p text:style-name="P1"><text:s/>0 <text:s text:c="12"/>9364 fukushima</text:p>
      <text:p text:style-name="P1"><text:s/>0 <text:s text:c="12"/>9361 fui</text:p>
      <text:p text:style-name="P1"><text:s/>0 <text:s text:c="12"/>9360 fugit</text:p>
      <text:p text:style-name="P1"><text:s/>0 <text:s text:c="12"/>9359 fugazi</text:p>
      <text:p text:style-name="P1"><text:s/>0 <text:s text:c="12"/>9356 fuerte</text:p>
      <text:p text:style-name="P1"><text:s/>0 <text:s text:c="12"/>9357 fuertesdeclaciones</text:p>
      <text:p text:style-name="P1"><text:s/>0 <text:s text:c="12"/>9358 fugatti</text:p>
      <text:p text:style-name="P1"><text:s/>0 <text:s text:c="12"/>9365 ful</text:p>
      <text:p text:style-name="P1"><text:s/>0 <text:s text:c="12"/>9366 fulfilled</text:p>
      <text:p text:style-name="P1"><text:s/>0 <text:s text:c="12"/>9367 full</text:p>
      <text:p text:style-name="P1"><text:s/>0 <text:s text:c="12"/>9375 functional</text:p>
      <text:p text:style-name="P1"><text:s/>0 <text:s text:c="12"/>9376 functionality</text:p>
      <text:p text:style-name="P1"><text:s/>0 <text:s text:c="12"/>9373 functie</text:p>
      <text:p text:style-name="P1"><text:s/>0 <text:s text:c="12"/>9374 function</text:p>
      <text:p text:style-name="P1"><text:s/>0 <text:s text:c="12"/>9372 fun</text:p>
      <text:p text:style-name="P1"><text:s/>0 <text:s text:c="12"/>9368 fullest</text:p>
      <text:p text:style-name="P1"><text:s/>0 <text:s text:c="12"/>9369 fully</text:p>
      <text:p text:style-name="P1"><text:s/>0 <text:s text:c="12"/>9370 fuludvzdnl</text:p>
      <text:p text:style-name="P1"><text:s/>0 <text:s text:c="12"/>9371 fumastessss</text:p>
      <text:p text:style-name="P1"><text:s/>0 <text:s text:c="12"/>9303 frosty</text:p>
      <text:p text:style-name="P1"><text:s/>0 <text:s text:c="12"/>9302 fronts</text:p>
      <text:p text:style-name="P1"><text:s/>0 <text:s text:c="12"/>9301 frontiere</text:p>
      <text:p text:style-name="P1"><text:s/>0 <text:s text:c="12"/>9237 freelancer</text:p>
      <text:p text:style-name="P1"><text:s/>0 <text:s text:c="12"/>9233 freegaza</text:p>
      <text:p text:style-name="P1"><text:s/>0 <text:s text:c="12"/>9234 freeing</text:p>
      <text:p text:style-name="P1"><text:s/>0 <text:s text:c="12"/>9235 freekvanarkel</text:p>
      <text:p text:style-name="P1"><text:s/>0 <text:s text:c="12"/>9232 freefall</text:p>
      <text:p text:style-name="P1"><text:soft-page-break/><text:s/>0 <text:s text:c="12"/>9231 freedownload</text:p>
      <text:p text:style-name="P1"><text:s/>0 <text:s text:c="12"/>9230 freedoom</text:p>
      <text:p text:style-name="P1"><text:s/>0 <text:s text:c="12"/>9227 freebie</text:p>
      <text:p text:style-name="P1"><text:s/>0 <text:s text:c="12"/>9228 freebies</text:p>
      <text:p text:style-name="P1"><text:s/>0 <text:s text:c="12"/>9229 freedom</text:p>
      <text:p text:style-name="P1"><text:s/>0 <text:s text:c="12"/>9236 freelance</text:p>
      <text:p text:style-name="P1"><text:s/>0 <text:s text:c="12"/>9238 freelancing</text:p>
      <text:p text:style-name="P1"><text:s/>0 <text:s text:c="12"/>9250 freind</text:p>
      <text:p text:style-name="P1"><text:s/>0 <text:s text:c="12"/>9239 freeling</text:p>
      <text:p text:style-name="P1"><text:s/>0 <text:s text:c="12"/>9246 freetds</text:p>
      <text:p text:style-name="P1"><text:s/>0 <text:s text:c="12"/>9247 freeze</text:p>
      <text:p text:style-name="P1"><text:s/>0 <text:s text:c="12"/>9248 freezer</text:p>
      <text:p text:style-name="P1"><text:s/>0 <text:s text:c="12"/>9245 freerunning</text:p>
      <text:p text:style-name="P1"><text:s/>0 <text:s text:c="12"/>9244 freeparking</text:p>
      <text:p text:style-name="P1"><text:s/>0 <text:s text:c="12"/>9243 freepalestine</text:p>
      <text:p text:style-name="P1"><text:s/>0 <text:s text:c="12"/>9240 freely</text:p>
      <text:p text:style-name="P1"><text:s/>0 <text:s text:c="12"/>9241 freeman</text:p>
      <text:p text:style-name="P1"><text:s/>0 <text:s text:c="12"/>9242 freenx</text:p>
      <text:p text:style-name="P1"><text:s/>0 <text:s text:c="12"/>9226 freeandopen</text:p>
      <text:p text:style-name="P1"><text:s/>0 <text:s text:c="12"/>9225 free</text:p>
      <text:p text:style-name="P1"><text:s/>0 <text:s text:c="12"/>9224 frederikske</text:p>
      <text:p text:style-name="P1"><text:s/>0 <text:s text:c="12"/>9223 freddo</text:p>
      <text:p text:style-name="P1"><text:s/>0 <text:s text:c="12"/>9208 francisco</text:p>
      <text:p text:style-name="P1"><text:s/>0 <text:s text:c="12"/>9209 frank</text:p>
      <text:p text:style-name="P1"><text:s/>0 <text:s text:c="12"/>9210 frankfurt</text:p>
      <text:p text:style-name="P1"><text:s/>0 <text:s text:c="12"/>9207 francis</text:p>
      <text:p text:style-name="P1"><text:s/>0 <text:s text:c="12"/>9206 franchise</text:p>
      <text:p text:style-name="P1"><text:s/>0 <text:s text:c="12"/>9205 francescoboni</text:p>
      <text:p text:style-name="P1"><text:s/>0 <text:s text:c="12"/>9202 framework</text:p>
      <text:p text:style-name="P1"><text:s/>0 <text:s text:c="12"/>9203 france</text:p>
      <text:p text:style-name="P1"><text:s/>0 <text:s text:c="12"/>9204 francesco</text:p>
      <text:p text:style-name="P1"><text:s/>0 <text:s text:c="12"/>9211 franklin</text:p>
      <text:p text:style-name="P1"><text:s/>0 <text:s text:c="12"/>9212 franz</text:p>
      <text:p text:style-name="P1"><text:s/>0 <text:s text:c="12"/>9213 frappuccinos</text:p>
      <text:p text:style-name="P1"><text:s/>0 <text:s text:c="12"/>9221 fred</text:p>
      <text:p text:style-name="P1"><text:s/>0 <text:s text:c="12"/>9222 freddie</text:p>
      <text:p text:style-name="P1"><text:s/>0 <text:s text:c="12"/>9219 freaks</text:p>
      <text:p text:style-name="P1"><text:s/>0 <text:s text:c="12"/>9220 freaky</text:p>
      <text:p text:style-name="P1"><text:s/>0 <text:s text:c="12"/>9218 freakingout</text:p>
      <text:p text:style-name="P1"><text:s/>0 <text:s text:c="12"/>9214 frase</text:p>
      <text:p text:style-name="P1"><text:s/>0 <text:s text:c="12"/>9215 fraud</text:p>
      <text:p text:style-name="P1"><text:s/>0 <text:s text:c="12"/>9216 freak</text:p>
      <text:p text:style-name="P1"><text:s/>0 <text:s text:c="12"/>9217 freaking</text:p>
      <text:p text:style-name="P1"><text:s/>0 <text:s text:c="12"/>9249 freezing</text:p>
      <text:p text:style-name="P1"><text:s/>0 <text:s text:c="12"/>9251 freinds</text:p>
      <text:p text:style-name="P1"><text:s/>0 <text:s text:c="12"/>9300 frontier</text:p>
      <text:p text:style-name="P1"><text:s/>0 <text:s text:c="12"/>9288 friiiday</text:p>
      <text:p text:style-name="P1"><text:s/>0 <text:s text:c="12"/>9284 friendzone</text:p>
      <text:p text:style-name="P1"><text:s/>0 <text:s text:c="12"/>9285 fries</text:p>
      <text:p text:style-name="P1"><text:s/>0 <text:s text:c="12"/>9286 friggin</text:p>
      <text:p text:style-name="P1"><text:s/>0 <text:s text:c="12"/>9283 friendships</text:p>
      <text:p text:style-name="P1"><text:s/>0 <text:s text:c="12"/>9282 friendship</text:p>
      <text:p text:style-name="P1"><text:soft-page-break/><text:s/>0 <text:s text:c="12"/>9281 friendsforever</text:p>
      <text:p text:style-name="P1"><text:s/>0 <text:s text:c="12"/>9278 frienddddd</text:p>
      <text:p text:style-name="P1"><text:s/>0 <text:s text:c="12"/>9279 friendly</text:p>
      <text:p text:style-name="P1"><text:s/>0 <text:s text:c="12"/>9280 friends</text:p>
      <text:p text:style-name="P1"><text:s/>0 <text:s text:c="12"/>9287 frigging</text:p>
      <text:p text:style-name="P1"><text:s/>0 <text:s text:c="12"/>9289 friiiiday</text:p>
      <text:p text:style-name="P1"><text:s/>0 <text:s text:c="12"/>9252 freinship</text:p>
      <text:p text:style-name="P1"><text:s/>0 <text:s text:c="12"/>9290 friiiiiiday</text:p>
      <text:p text:style-name="P1"><text:s/>0 <text:s text:c="12"/>9297 frog</text:p>
      <text:p text:style-name="P1"><text:s/>0 <text:s text:c="12"/>9298 from</text:p>
      <text:p text:style-name="P1"><text:s/>0 <text:s text:c="12"/>9299 front</text:p>
      <text:p text:style-name="P1"><text:s/>0 <text:s text:c="12"/>9296 frode</text:p>
      <text:p text:style-name="P1"><text:s/>0 <text:s text:c="12"/>9295 frnds</text:p>
      <text:p text:style-name="P1"><text:s/>0 <text:s text:c="12"/>9294 frm</text:p>
      <text:p text:style-name="P1"><text:s/>0 <text:s text:c="12"/>9291 fringe</text:p>
      <text:p text:style-name="P1"><text:s/>0 <text:s text:c="12"/>9292 frizzy</text:p>
      <text:p text:style-name="P1"><text:s/>0 <text:s text:c="12"/>9293 frjoehdq</text:p>
      <text:p text:style-name="P1"><text:s/>0 <text:s text:c="12"/>9277 friend</text:p>
      <text:p text:style-name="P1"><text:s/>0 <text:s text:c="12"/>9276 friedrich</text:p>
      <text:p text:style-name="P1"><text:s/>0 <text:s text:c="12"/>9275 friedchicken</text:p>
      <text:p text:style-name="P1"><text:s/>0 <text:s text:c="12"/>9274 friedbrain</text:p>
      <text:p text:style-name="P1"><text:s/>0 <text:s text:c="12"/>9259 frequently</text:p>
      <text:p text:style-name="P1"><text:s/>0 <text:s text:c="12"/>9260 fresco</text:p>
      <text:p text:style-name="P1"><text:s/>0 <text:s text:c="12"/>9261 fresh</text:p>
      <text:p text:style-name="P1"><text:s/>0 <text:s text:c="12"/>9258 frequentist</text:p>
      <text:p text:style-name="P1"><text:s/>0 <text:s text:c="12"/>9257 freqs</text:p>
      <text:p text:style-name="P1"><text:s/>0 <text:s text:c="12"/>9256 french</text:p>
      <text:p text:style-name="P1"><text:s/>0 <text:s text:c="12"/>9253 freitas</text:p>
      <text:p text:style-name="P1"><text:s/>0 <text:s text:c="12"/>9254 fremen</text:p>
      <text:p text:style-name="P1"><text:s/>0 <text:s text:c="12"/>9255 fremineau</text:p>
      <text:p text:style-name="P1"><text:s/>0 <text:s text:c="12"/>9262 freshcotton</text:p>
      <text:p text:style-name="P1"><text:s/>0 <text:s text:c="12"/>9263 freshman</text:p>
      <text:p text:style-name="P1"><text:s/>0 <text:s text:c="12"/>9264 freshness</text:p>
      <text:p text:style-name="P1"><text:s/>0 <text:s text:c="12"/>9272 fridays</text:p>
      <text:p text:style-name="P1"><text:s/>0 <text:s text:c="12"/>9273 fried</text:p>
      <text:p text:style-name="P1"><text:s/>0 <text:s text:c="12"/>9270 frida</text:p>
      <text:p text:style-name="P1"><text:s/>0 <text:s text:c="12"/>9271 friday</text:p>
      <text:p text:style-name="P1"><text:s/>0 <text:s text:c="12"/>9269 frickin</text:p>
      <text:p text:style-name="P1"><text:s/>0 <text:s text:c="12"/>9265 freud</text:p>
      <text:p text:style-name="P1"><text:s/>0 <text:s text:c="12"/>9266 freudianslip</text:p>
      <text:p text:style-name="P1"><text:s/>0 <text:s text:c="12"/>9267 fri</text:p>
      <text:p text:style-name="P1"><text:s/>0 <text:s text:c="12"/>9268 fricken</text:p>
      <text:p text:style-name="P1"><text:s/>0 <text:s text:c="12"/>8223 events</text:p>
      <text:p text:style-name="P1"><text:s/>0 <text:s text:c="12"/>8200 eustace</text:p>
      <text:p text:style-name="P1"><text:s/>0 <text:s text:c="12"/>8221 event</text:p>
      <text:p text:style-name="P1"><text:s/>0 <text:s text:c="12"/>7130 docked</text:p>
      <text:p text:style-name="P1"><text:s/>0 <text:s text:c="12"/>7126 doaw3esn6b</text:p>
      <text:p text:style-name="P1"><text:s/>0 <text:s text:c="12"/>7127 doc</text:p>
      <text:p text:style-name="P1"><text:s/>0 <text:s text:c="12"/>7128 doch</text:p>
      <text:p text:style-name="P1"><text:s/>0 <text:s text:c="12"/>7125 doailjsveu</text:p>
      <text:p text:style-name="P1"><text:s/>0 <text:s text:c="12"/>7124 do</text:p>
      <text:p text:style-name="P1"><text:s/>0 <text:s text:c="12"/>7123 dnyp8k02rx</text:p>
      <text:p text:style-name="P1"><text:soft-page-break/><text:s/>0 <text:s text:c="12"/>7120 dnjjgxvfxi</text:p>
      <text:p text:style-name="P1"><text:s/>0 <text:s text:c="12"/>7121 dnlglyn13r</text:p>
      <text:p text:style-name="P1"><text:s/>0 <text:s text:c="12"/>7122 dnwdh79bx0</text:p>
      <text:p text:style-name="P1"><text:s/>0 <text:s text:c="12"/>7129 docile</text:p>
      <text:p text:style-name="P1"><text:s/>0 <text:s text:c="12"/>7131 docs</text:p>
      <text:p text:style-name="P1"><text:s/>0 <text:s text:c="12"/>7118 dna</text:p>
      <text:p text:style-name="P1"><text:s/>0 <text:s text:c="12"/>7132 doctor</text:p>
      <text:p text:style-name="P1"><text:s/>0 <text:s text:c="12"/>7139 documentary</text:p>
      <text:p text:style-name="P1"><text:s/>0 <text:s text:c="12"/>7140 documentation</text:p>
      <text:p text:style-name="P1"><text:s/>0 <text:s text:c="12"/>7141 documents</text:p>
      <text:p text:style-name="P1"><text:s/>0 <text:s text:c="12"/>7138 documentaries</text:p>
      <text:p text:style-name="P1"><text:s/>0 <text:s text:c="12"/>7137 documental</text:p>
      <text:p text:style-name="P1"><text:s/>0 <text:s text:c="12"/>7136 document</text:p>
      <text:p text:style-name="P1"><text:s/>0 <text:s text:c="12"/>7133 doctoral</text:p>
      <text:p text:style-name="P1"><text:s/>0 <text:s text:c="12"/>7134 doctors</text:p>
      <text:p text:style-name="P1"><text:s/>0 <text:s text:c="12"/>7135 doctrine</text:p>
      <text:p text:style-name="P1"><text:s/>0 <text:s text:c="12"/>7119 dniyvcpbhy</text:p>
      <text:p text:style-name="P1"><text:s/>0 <text:s text:c="12"/>7117 dn8zcthkpy</text:p>
      <text:p text:style-name="P1"><text:s/>0 <text:s text:c="12"/>7092 dl3w9qwihz</text:p>
      <text:p text:style-name="P1"><text:s/>0 <text:s text:c="12"/>7104 dlxi9bdg6x</text:p>
      <text:p text:style-name="P1"><text:s/>0 <text:s text:c="12"/>7100 dlkx1wby3f</text:p>
      <text:p text:style-name="P1"><text:s/>0 <text:s text:c="12"/>7101 dll</text:p>
      <text:p text:style-name="P1"><text:s/>0 <text:s text:c="12"/>7102 dlpa4lnr</text:p>
      <text:p text:style-name="P1"><text:s/>0 <text:s text:c="12"/>7099 dlhzaaspxm</text:p>
      <text:p text:style-name="P1"><text:s/>0 <text:s text:c="12"/>7098 dlekymjl</text:p>
      <text:p text:style-name="P1"><text:s/>0 <text:s text:c="12"/>7097 dlc</text:p>
      <text:p text:style-name="P1"><text:s/>0 <text:s text:c="12"/>7094 dl8unwolvq</text:p>
      <text:p text:style-name="P1"><text:s/>0 <text:s text:c="12"/>7095 dlahgaklsgñhslkghsaklgs</text:p>
      <text:p text:style-name="P1"><text:s/>0 <text:s text:c="12"/>7096 dlaols4xt2</text:p>
      <text:p text:style-name="P1"><text:s/>0 <text:s text:c="12"/>7103 dlpdv4hb9x</text:p>
      <text:p text:style-name="P1"><text:s/>0 <text:s text:c="12"/>7105 dm</text:p>
      <text:p text:style-name="P1"><text:s/>0 <text:s text:c="12"/>7116 dn7vifkgri</text:p>
      <text:p text:style-name="P1"><text:s/>0 <text:s text:c="12"/>7106 dm8k1rgmk6</text:p>
      <text:p text:style-name="P1"><text:s/>0 <text:s text:c="12"/>7113 dmxquv42si</text:p>
      <text:p text:style-name="P1"><text:s/>0 <text:s text:c="12"/>7114 dn0kdff9of</text:p>
      <text:p text:style-name="P1"><text:s/>0 <text:s text:c="12"/>7115 dn6qzvbmkv</text:p>
      <text:p text:style-name="P1"><text:s/>0 <text:s text:c="12"/>7112 dmwcbxung0</text:p>
      <text:p text:style-name="P1"><text:s/>0 <text:s text:c="12"/>7111 dms</text:p>
      <text:p text:style-name="P1"><text:s/>0 <text:s text:c="12"/>7110 dmo6ubch</text:p>
      <text:p text:style-name="P1"><text:s/>0 <text:s text:c="12"/>7107 dm8osvpi0i</text:p>
      <text:p text:style-name="P1"><text:s/>0 <text:s text:c="12"/>7108 dmf</text:p>
      <text:p text:style-name="P1"><text:s/>0 <text:s text:c="12"/>7109 dmndnd</text:p>
      <text:p text:style-name="P1"><text:s/>0 <text:s text:c="12"/>7142 dodge</text:p>
      <text:p text:style-name="P1"><text:s/>0 <text:s text:c="12"/>7143 dodged</text:p>
      <text:p text:style-name="P1"><text:s/>0 <text:s text:c="12"/>7144 dodgy</text:p>
      <text:p text:style-name="P1"><text:s/>0 <text:s text:c="12"/>7181 donald</text:p>
      <text:p text:style-name="P1"><text:s/>0 <text:s text:c="12"/>7177 domino</text:p>
      <text:p text:style-name="P1"><text:s/>0 <text:s text:c="12"/>7178 domo</text:p>
      <text:p text:style-name="P1"><text:s/>0 <text:s text:c="12"/>7179 don</text:p>
      <text:p text:style-name="P1"><text:s/>0 <text:s text:c="12"/>7176 dominicano</text:p>
      <text:p text:style-name="P1"><text:s/>0 <text:s text:c="12"/>7175 dominic</text:p>
      <text:p text:style-name="P1"><text:s/>0 <text:s text:c="12"/>7174 domingo</text:p>
      <text:p text:style-name="P1"><text:soft-page-break/><text:s/>0 <text:s text:c="12"/>7171 domenic</text:p>
      <text:p text:style-name="P1"><text:s/>0 <text:s text:c="12"/>7172 domestic</text:p>
      <text:p text:style-name="P1"><text:s/>0 <text:s text:c="12"/>7173 dominated</text:p>
      <text:p text:style-name="P1"><text:s/>0 <text:s text:c="12"/>7180 don2</text:p>
      <text:p text:style-name="P1"><text:s/>0 <text:s text:c="12"/>7182 donalds</text:p>
      <text:p text:style-name="P1"><text:s/>0 <text:s text:c="12"/>7145 doe</text:p>
      <text:p text:style-name="P1"><text:s/>0 <text:s text:c="12"/>7183 donate</text:p>
      <text:p text:style-name="P1"><text:s/>0 <text:s text:c="12"/>7190 donem</text:p>
      <text:p text:style-name="P1"><text:s/>0 <text:s text:c="12"/>7191 donkeyact</text:p>
      <text:p text:style-name="P1"><text:s/>0 <text:s text:c="12"/>7192 donnie</text:p>
      <text:p text:style-name="P1"><text:s/>0 <text:s text:c="12"/>7189 donee</text:p>
      <text:p text:style-name="P1"><text:s/>0 <text:s text:c="12"/>7188 done75rntw</text:p>
      <text:p text:style-name="P1"><text:s/>0 <text:s text:c="12"/>7187 done</text:p>
      <text:p text:style-name="P1"><text:s/>0 <text:s text:c="12"/>7184 donated</text:p>
      <text:p text:style-name="P1"><text:s/>0 <text:s text:c="12"/>7185 donating</text:p>
      <text:p text:style-name="P1"><text:s/>0 <text:s text:c="12"/>7186 donde</text:p>
      <text:p text:style-name="P1"><text:s/>0 <text:s text:c="12"/>7170 domani</text:p>
      <text:p text:style-name="P1"><text:s/>0 <text:s text:c="12"/>7169 domanda</text:p>
      <text:p text:style-name="P1"><text:s/>0 <text:s text:c="12"/>7168 domain</text:p>
      <text:p text:style-name="P1"><text:s/>0 <text:s text:c="12"/>7167 dolphins</text:p>
      <text:p text:style-name="P1"><text:s/>0 <text:s text:c="12"/>7152 dog</text:p>
      <text:p text:style-name="P1"><text:s/>0 <text:s text:c="12"/>7153 doggelganger</text:p>
      <text:p text:style-name="P1"><text:s/>0 <text:s text:c="12"/>7154 doglife</text:p>
      <text:p text:style-name="P1"><text:s/>0 <text:s text:c="12"/>7151 doet</text:p>
      <text:p text:style-name="P1"><text:s/>0 <text:s text:c="12"/>7150 doesnt</text:p>
      <text:p text:style-name="P1"><text:s/>0 <text:s text:c="12"/>7149 doesn</text:p>
      <text:p text:style-name="P1"><text:s/>0 <text:s text:c="12"/>7146 doeee</text:p>
      <text:p text:style-name="P1"><text:s/>0 <text:s text:c="12"/>7147 doegx1de8z</text:p>
      <text:p text:style-name="P1"><text:s/>0 <text:s text:c="12"/>7148 does</text:p>
      <text:p text:style-name="P1"><text:s/>0 <text:s text:c="12"/>7155 doglove</text:p>
      <text:p text:style-name="P1"><text:s/>0 <text:s text:c="12"/>7156 dogs</text:p>
      <text:p text:style-name="P1"><text:s/>0 <text:s text:c="12"/>7157 doin</text:p>
      <text:p text:style-name="P1"><text:s/>0 <text:s text:c="12"/>7165 dolores</text:p>
      <text:p text:style-name="P1"><text:s/>0 <text:s text:c="12"/>7166 dolphin</text:p>
      <text:p text:style-name="P1"><text:s/>0 <text:s text:c="12"/>7163 dollar</text:p>
      <text:p text:style-name="P1"><text:s/>0 <text:s text:c="12"/>7164 dollars</text:p>
      <text:p text:style-name="P1"><text:s/>0 <text:s text:c="12"/>7162 dollamakemeholla</text:p>
      <text:p text:style-name="P1"><text:s/>0 <text:s text:c="12"/>7158 doing</text:p>
      <text:p text:style-name="P1"><text:s/>0 <text:s text:c="12"/>7159 dolce</text:p>
      <text:p text:style-name="P1"><text:s/>0 <text:s text:c="12"/>7160 doll</text:p>
      <text:p text:style-name="P1"><text:s/>0 <text:s text:c="12"/>7161 dolla</text:p>
      <text:p text:style-name="P1"><text:s/>0 <text:s text:c="12"/>7093 dl6gzbr3ys</text:p>
      <text:p text:style-name="P1"><text:s/>0 <text:s text:c="12"/>7091 dl</text:p>
      <text:p text:style-name="P1"><text:s/>0 <text:s text:c="12"/>8220 evening</text:p>
      <text:p text:style-name="P1"><text:s/>0 <text:s text:c="12"/>7027 distinction</text:p>
      <text:p text:style-name="P1"><text:s/>0 <text:s text:c="12"/>7023 disruption</text:p>
      <text:p text:style-name="P1"><text:s/>0 <text:s text:c="12"/>7024 dissertation</text:p>
      <text:p text:style-name="P1"><text:s/>0 <text:s text:c="12"/>7025 dissppointed</text:p>
      <text:p text:style-name="P1"><text:s/>0 <text:s text:c="12"/>7022 disqualified</text:p>
      <text:p text:style-name="P1"><text:s/>0 <text:s text:c="12"/>7021 disputed</text:p>
      <text:p text:style-name="P1"><text:s/>0 <text:s text:c="12"/>7020 dispute</text:p>
      <text:p text:style-name="P1"><text:s/>0 <text:s text:c="12"/>7017 disponible</text:p>
      <text:p text:style-name="P1"><text:soft-page-break/><text:s/>0 <text:s text:c="12"/>7018 disposal</text:p>
      <text:p text:style-name="P1"><text:s/>0 <text:s text:c="12"/>7019 disproportionately</text:p>
      <text:p text:style-name="P1"><text:s/>0 <text:s text:c="12"/>7026 distance</text:p>
      <text:p text:style-name="P1"><text:s/>0 <text:s text:c="12"/>7028 distinctions</text:p>
      <text:p text:style-name="P1"><text:s/>0 <text:s text:c="12"/>7015 displaying</text:p>
      <text:p text:style-name="P1"><text:s/>0 <text:s text:c="12"/>7029 distins</text:p>
      <text:p text:style-name="P1"><text:s/>0 <text:s text:c="12"/>7036 district</text:p>
      <text:p text:style-name="P1"><text:s/>0 <text:s text:c="12"/>7037 distrito</text:p>
      <text:p text:style-name="P1"><text:s/>0 <text:s text:c="12"/>7038 disturb</text:p>
      <text:p text:style-name="P1"><text:s/>0 <text:s text:c="12"/>7035 distributor</text:p>
      <text:p text:style-name="P1"><text:s/>0 <text:s text:c="12"/>7034 distribution</text:p>
      <text:p text:style-name="P1"><text:s/>0 <text:s text:c="12"/>7033 distribute</text:p>
      <text:p text:style-name="P1"><text:s/>0 <text:s text:c="12"/>7030 distract</text:p>
      <text:p text:style-name="P1"><text:s/>0 <text:s text:c="12"/>7031 distracted</text:p>
      <text:p text:style-name="P1"><text:s/>0 <text:s text:c="12"/>7032 distraggo</text:p>
      <text:p text:style-name="P1"><text:s/>0 <text:s text:c="12"/>7016 displays</text:p>
      <text:p text:style-name="P1"><text:s/>0 <text:s text:c="12"/>7014 display</text:p>
      <text:p text:style-name="P1"><text:s/>0 <text:s text:c="12"/>7090 dkxeossrty</text:p>
      <text:p text:style-name="P1"><text:s/>0 <text:s text:c="12"/>7001 disgusted</text:p>
      <text:p text:style-name="P1"><text:s/>0 <text:s text:c="12"/>6997 discussing</text:p>
      <text:p text:style-name="P1"><text:s/>0 <text:s text:c="12"/>6998 discussion</text:p>
      <text:p text:style-name="P1"><text:s/>0 <text:s text:c="12"/>6999 disease</text:p>
      <text:p text:style-name="P1"><text:s/>0 <text:s text:c="12"/>6996 discussin</text:p>
      <text:p text:style-name="P1"><text:s/>0 <text:s text:c="12"/>6995 discuss</text:p>
      <text:p text:style-name="P1"><text:s/>0 <text:s text:c="12"/>6994 discus</text:p>
      <text:p text:style-name="P1"><text:s/>0 <text:s text:c="12"/>6991 discovery</text:p>
      <text:p text:style-name="P1"><text:s/>0 <text:s text:c="12"/>6992 discrepant</text:p>
      <text:p text:style-name="P1"><text:s/>0 <text:s text:c="12"/>6993 discrover</text:p>
      <text:p text:style-name="P1"><text:s/>0 <text:s text:c="12"/>7000 disgust</text:p>
      <text:p text:style-name="P1"><text:s/>0 <text:s text:c="12"/>7002 disgustin</text:p>
      <text:p text:style-name="P1"><text:s/>0 <text:s text:c="12"/>7013 dispersion</text:p>
      <text:p text:style-name="P1"><text:s/>0 <text:s text:c="12"/>7003 disgusting</text:p>
      <text:p text:style-name="P1"><text:s/>0 <text:s text:c="12"/>7010 disorders</text:p>
      <text:p text:style-name="P1"><text:s/>0 <text:s text:c="12"/>7011 disparate</text:p>
      <text:p text:style-name="P1"><text:s/>0 <text:s text:c="12"/>7012 disparity</text:p>
      <text:p text:style-name="P1"><text:s/>0 <text:s text:c="12"/>7009 disney</text:p>
      <text:p text:style-name="P1"><text:s/>0 <text:s text:c="12"/>7008 dismayed</text:p>
      <text:p text:style-name="P1"><text:s/>0 <text:s text:c="12"/>7007 dislexialotería</text:p>
      <text:p text:style-name="P1"><text:s/>0 <text:s text:c="12"/>7004 dishes</text:p>
      <text:p text:style-name="P1"><text:s/>0 <text:s text:c="12"/>7005 disk</text:p>
      <text:p text:style-name="P1"><text:s/>0 <text:s text:c="12"/>7006 dislexia</text:p>
      <text:p text:style-name="P1"><text:s/>0 <text:s text:c="12"/>7039 disturbing</text:p>
      <text:p text:style-name="P1"><text:s/>0 <text:s text:c="12"/>7040 disturbt</text:p>
      <text:p text:style-name="P1"><text:s/>0 <text:s text:c="12"/>7041 dit</text:p>
      <text:p text:style-name="P1"><text:s/>0 <text:s text:c="12"/>7078 djycud9xxp</text:p>
      <text:p text:style-name="P1"><text:s/>0 <text:s text:c="12"/>7074 djpdbmeghj</text:p>
      <text:p text:style-name="P1"><text:s/>0 <text:s text:c="12"/>7075 djpk25c7rq</text:p>
      <text:p text:style-name="P1"><text:s/>0 <text:s text:c="12"/>7076 djs</text:p>
      <text:p text:style-name="P1"><text:s/>0 <text:s text:c="12"/>7073 djkrmherjn</text:p>
      <text:p text:style-name="P1"><text:s/>0 <text:s text:c="12"/>7072 djjp7xvsbf</text:p>
      <text:p text:style-name="P1"><text:s/>0 <text:s text:c="12"/>7071 djhwkaclif</text:p>
      <text:p text:style-name="P1"><text:s/>0 <text:s text:c="12"/>7068 djdjdn</text:p>
      <text:p text:style-name="P1"><text:soft-page-break/><text:s/>0 <text:s text:c="12"/>7069 djearworm</text:p>
      <text:p text:style-name="P1"><text:s/>0 <text:s text:c="12"/>7070 djepjqxrap</text:p>
      <text:p text:style-name="P1"><text:s/>0 <text:s text:c="12"/>7077 djvtwbrsrd</text:p>
      <text:p text:style-name="P1"><text:s/>0 <text:s text:c="12"/>7079 djzk9pfa0o</text:p>
      <text:p text:style-name="P1"><text:s/>0 <text:s text:c="12"/>7042 ditched</text:p>
      <text:p text:style-name="P1"><text:s/>0 <text:s text:c="12"/>7080 dk97fm8an6</text:p>
      <text:p text:style-name="P1"><text:s/>0 <text:s text:c="12"/>7087 dkv8dw3cp0</text:p>
      <text:p text:style-name="P1"><text:s/>0 <text:s text:c="12"/>7088 dkvbgemtpc</text:p>
      <text:p text:style-name="P1"><text:s/>0 <text:s text:c="12"/>7089 dkx4h05xs9</text:p>
      <text:p text:style-name="P1"><text:s/>0 <text:s text:c="12"/>7086 dkrnjtvgpj</text:p>
      <text:p text:style-name="P1"><text:s/>0 <text:s text:c="12"/>7085 dknqjo0cvw</text:p>
      <text:p text:style-name="P1"><text:s/>0 <text:s text:c="12"/>7084 dkjctvut</text:p>
      <text:p text:style-name="P1"><text:s/>0 <text:s text:c="12"/>7081 dkdndknd</text:p>
      <text:p text:style-name="P1"><text:s/>0 <text:s text:c="12"/>7082 dkfotpuino</text:p>
      <text:p text:style-name="P1"><text:s/>0 <text:s text:c="12"/>7083 dkh4lpglnq</text:p>
      <text:p text:style-name="P1"><text:s/>0 <text:s text:c="12"/>7067 django</text:p>
      <text:p text:style-name="P1"><text:s/>0 <text:s text:c="12"/>7066 dj5grm3pel</text:p>
      <text:p text:style-name="P1"><text:s/>0 <text:s text:c="12"/>7065 dj1tiqyuq9</text:p>
      <text:p text:style-name="P1"><text:s/>0 <text:s text:c="12"/>7064 dj</text:p>
      <text:p text:style-name="P1"><text:s/>0 <text:s text:c="12"/>7049 diversas</text:p>
      <text:p text:style-name="P1"><text:s/>0 <text:s text:c="12"/>7050 diversity</text:p>
      <text:p text:style-name="P1"><text:s/>0 <text:s text:c="12"/>7051 divertido</text:p>
      <text:p text:style-name="P1"><text:s/>0 <text:s text:c="12"/>7048 divers</text:p>
      <text:p text:style-name="P1"><text:s/>0 <text:s text:c="12"/>7047 divergent</text:p>
      <text:p text:style-name="P1"><text:s/>0 <text:s text:c="12"/>7046 dive</text:p>
      <text:p text:style-name="P1"><text:s/>0 <text:s text:c="12"/>7043 dithering</text:p>
      <text:p text:style-name="P1"><text:s/>0 <text:s text:c="12"/>7044 dito</text:p>
      <text:p text:style-name="P1"><text:s/>0 <text:s text:c="12"/>7045 diva</text:p>
      <text:p text:style-name="P1"><text:s/>0 <text:s text:c="12"/>7052 dives</text:p>
      <text:p text:style-name="P1"><text:s/>0 <text:s text:c="12"/>7053 divide</text:p>
      <text:p text:style-name="P1"><text:s/>0 <text:s text:c="12"/>7054 diving</text:p>
      <text:p text:style-name="P1"><text:s/>0 <text:s text:c="12"/>7062 diyemezdim</text:p>
      <text:p text:style-name="P1"><text:s/>0 <text:s text:c="12"/>7063 diyjdqi4</text:p>
      <text:p text:style-name="P1"><text:s/>0 <text:s text:c="12"/>7060 diye</text:p>
      <text:p text:style-name="P1"><text:s/>0 <text:s text:c="12"/>7061 diyeche</text:p>
      <text:p text:style-name="P1"><text:s/>0 <text:s text:c="12"/>7059 diwas</text:p>
      <text:p text:style-name="P1"><text:s/>0 <text:s text:c="12"/>7055 division</text:p>
      <text:p text:style-name="P1"><text:s/>0 <text:s text:c="12"/>7056 divisive</text:p>
      <text:p text:style-name="P1"><text:s/>0 <text:s text:c="12"/>7057 divorce</text:p>
      <text:p text:style-name="P1"><text:s/>0 <text:s text:c="12"/>7058 diwali</text:p>
      <text:p text:style-name="P1"><text:s/>0 <text:s text:c="12"/>7193 données</text:p>
      <text:p text:style-name="P1"><text:s/>0 <text:s text:c="12"/>7194 dont</text:p>
      <text:p text:style-name="P1"><text:s/>0 <text:s text:c="12"/>7195 dontgetyourhopestohigh</text:p>
      <text:p text:style-name="P1"><text:s/>0 <text:s text:c="12"/>7335 drops</text:p>
      <text:p text:style-name="P1"><text:s/>0 <text:s text:c="12"/>7331 dropboxspacerace</text:p>
      <text:p text:style-name="P1"><text:s/>0 <text:s text:c="12"/>7332 dropped</text:p>
      <text:p text:style-name="P1"><text:s/>0 <text:s text:c="12"/>7333 dropping</text:p>
      <text:p text:style-name="P1"><text:s/>0 <text:s text:c="12"/>7330 dropbox</text:p>
      <text:p text:style-name="P1"><text:s/>0 <text:s text:c="12"/>7329 drop</text:p>
      <text:p text:style-name="P1"><text:s/>0 <text:s text:c="12"/>7328 drooling</text:p>
      <text:p text:style-name="P1"><text:s/>0 <text:s text:c="12"/>7325 drm</text:p>
      <text:p text:style-name="P1"><text:s/>0 <text:s text:c="12"/>7326 drone</text:p>
      <text:p text:style-name="P1"><text:soft-page-break/><text:s/>0 <text:s text:c="12"/>7327 drones</text:p>
      <text:p text:style-name="P1"><text:s/>0 <text:s text:c="12"/>7334 dropquest</text:p>
      <text:p text:style-name="P1"><text:s/>0 <text:s text:c="12"/>7336 drowned</text:p>
      <text:p text:style-name="P1"><text:s/>0 <text:s text:c="12"/>7323 drjvz14ur8</text:p>
      <text:p text:style-name="P1"><text:s/>0 <text:s text:c="12"/>7337 drowns</text:p>
      <text:p text:style-name="P1"><text:s/>0 <text:s text:c="12"/>7344 drunk</text:p>
      <text:p text:style-name="P1"><text:s/>0 <text:s text:c="12"/>7345 drunken</text:p>
      <text:p text:style-name="P1"><text:s/>0 <text:s text:c="12"/>7346 drupal</text:p>
      <text:p text:style-name="P1"><text:s/>0 <text:s text:c="12"/>7343 drum</text:p>
      <text:p text:style-name="P1"><text:s/>0 <text:s text:c="12"/>7342 drugs</text:p>
      <text:p text:style-name="P1"><text:s/>0 <text:s text:c="12"/>7341 drugim</text:p>
      <text:p text:style-name="P1"><text:s/>0 <text:s text:c="12"/>7338 drq3qxgwi9</text:p>
      <text:p text:style-name="P1"><text:s/>0 <text:s text:c="12"/>7339 drs</text:p>
      <text:p text:style-name="P1"><text:s/>0 <text:s text:c="12"/>7340 drug</text:p>
      <text:p text:style-name="P1"><text:s/>0 <text:s text:c="12"/>7324 drkuuwnokt</text:p>
      <text:p text:style-name="P1"><text:s/>0 <text:s text:c="12"/>7322 driving</text:p>
      <text:p text:style-name="P1"><text:s/>0 <text:s text:c="12"/>7196 donut</text:p>
      <text:p text:style-name="P1"><text:s/>0 <text:s text:c="12"/>7309 drifting</text:p>
      <text:p text:style-name="P1"><text:s/>0 <text:s text:c="12"/>7305 dressmaker</text:p>
      <text:p text:style-name="P1"><text:s/>0 <text:s text:c="12"/>7306 drew</text:p>
      <text:p text:style-name="P1"><text:s/>0 <text:s text:c="12"/>7307 dried</text:p>
      <text:p text:style-name="P1"><text:s/>0 <text:s text:c="12"/>7304 dressing</text:p>
      <text:p text:style-name="P1"><text:s/>0 <text:s text:c="12"/>7303 dresses</text:p>
      <text:p text:style-name="P1"><text:s/>0 <text:s text:c="12"/>7302 dressel</text:p>
      <text:p text:style-name="P1"><text:s/>0 <text:s text:c="12"/>7299 drem</text:p>
      <text:p text:style-name="P1"><text:s/>0 <text:s text:c="12"/>7300 dress</text:p>
      <text:p text:style-name="P1"><text:s/>0 <text:s text:c="12"/>7301 dressed</text:p>
      <text:p text:style-name="P1"><text:s/>0 <text:s text:c="12"/>7308 drift</text:p>
      <text:p text:style-name="P1"><text:s/>0 <text:s text:c="12"/>7310 drink</text:p>
      <text:p text:style-name="P1"><text:s/>0 <text:s text:c="12"/>7321 drives</text:p>
      <text:p text:style-name="P1"><text:s/>0 <text:s text:c="12"/>7311 drinkers</text:p>
      <text:p text:style-name="P1"><text:s/>0 <text:s text:c="12"/>7318 driven</text:p>
      <text:p text:style-name="P1"><text:s/>0 <text:s text:c="12"/>7319 driver</text:p>
      <text:p text:style-name="P1"><text:s/>0 <text:s text:c="12"/>7320 drivers</text:p>
      <text:p text:style-name="P1"><text:s/>0 <text:s text:c="12"/>7317 drive</text:p>
      <text:p text:style-name="P1"><text:s/>0 <text:s text:c="12"/>7316 dripping</text:p>
      <text:p text:style-name="P1"><text:s/>0 <text:s text:c="12"/>7315 drinks</text:p>
      <text:p text:style-name="P1"><text:s/>0 <text:s text:c="12"/>7312 drinkify</text:p>
      <text:p text:style-name="P1"><text:s/>0 <text:s text:c="12"/>7313 drinkin</text:p>
      <text:p text:style-name="P1"><text:s/>0 <text:s text:c="12"/>7314 drinking</text:p>
      <text:p text:style-name="P1"><text:s/>0 <text:s text:c="12"/>7347 dry</text:p>
      <text:p text:style-name="P1"><text:s/>0 <text:s text:c="12"/>7348 dryer</text:p>
      <text:p text:style-name="P1"><text:s/>0 <text:s text:c="12"/>7349 drying</text:p>
      <text:p text:style-name="P1"><text:s/>0 <text:s text:c="12"/>7386 duhdoi</text:p>
      <text:p text:style-name="P1"><text:s/>0 <text:s text:c="12"/>7382 duecentesimo</text:p>
      <text:p text:style-name="P1"><text:s/>0 <text:s text:c="12"/>7383 duels</text:p>
      <text:p text:style-name="P1"><text:s/>0 <text:s text:c="12"/>7384 dues</text:p>
      <text:p text:style-name="P1"><text:s/>0 <text:s text:c="12"/>7381 due</text:p>
      <text:p text:style-name="P1"><text:s/>0 <text:s text:c="12"/>7380 dudxucbky3</text:p>
      <text:p text:style-name="P1"><text:s/>0 <text:s text:c="12"/>7379 dudes</text:p>
      <text:p text:style-name="P1"><text:s/>0 <text:s text:c="12"/>7376 ducking</text:p>
      <text:p text:style-name="P1"><text:s/>0 <text:s text:c="12"/>7377 dude</text:p>
      <text:p text:style-name="P1"><text:soft-page-break/><text:s/>0 <text:s text:c="12"/>7378 dudeeeeeeeees</text:p>
      <text:p text:style-name="P1"><text:s/>0 <text:s text:c="12"/>7385 duh</text:p>
      <text:p text:style-name="P1"><text:s/>0 <text:s text:c="12"/>7387 dulce</text:p>
      <text:p text:style-name="P1"><text:s/>0 <text:s text:c="12"/>7350 dsa35aa6</text:p>
      <text:p text:style-name="P1"><text:s/>0 <text:s text:c="12"/>7388 dull</text:p>
      <text:p text:style-name="P1"><text:s/>0 <text:s text:c="12"/>7395 dummies</text:p>
      <text:p text:style-name="P1"><text:s/>0 <text:s text:c="12"/>7396 dump</text:p>
      <text:p text:style-name="P1"><text:s/>0 <text:s text:c="12"/>7397 dumped</text:p>
      <text:p text:style-name="P1"><text:s/>0 <text:s text:c="12"/>7394 dumbshit</text:p>
      <text:p text:style-name="P1"><text:s/>0 <text:s text:c="12"/>7393 dumbo</text:p>
      <text:p text:style-name="P1"><text:s/>0 <text:s text:c="12"/>7392 dumbest</text:p>
      <text:p text:style-name="P1"><text:s/>0 <text:s text:c="12"/>7389 duman</text:p>
      <text:p text:style-name="P1"><text:s/>0 <text:s text:c="12"/>7390 dumb</text:p>
      <text:p text:style-name="P1"><text:s/>0 <text:s text:c="12"/>7391 dumbass</text:p>
      <text:p text:style-name="P1"><text:s/>0 <text:s text:c="12"/>7375 duck</text:p>
      <text:p text:style-name="P1"><text:s/>0 <text:s text:c="12"/>7374 dubstep</text:p>
      <text:p text:style-name="P1"><text:s/>0 <text:s text:c="12"/>7373 dublin</text:p>
      <text:p text:style-name="P1"><text:s/>0 <text:s text:c="12"/>7372 dub27map0p</text:p>
      <text:p text:style-name="P1"><text:s/>0 <text:s text:c="12"/>7357 dt</text:p>
      <text:p text:style-name="P1"><text:s/>0 <text:s text:c="12"/>7358 dtcd8tdlep</text:p>
      <text:p text:style-name="P1"><text:s/>0 <text:s text:c="12"/>7359 dtdsu0pkkv</text:p>
      <text:p text:style-name="P1"><text:s/>0 <text:s text:c="12"/>7356 dsyqgzvcrl</text:p>
      <text:p text:style-name="P1"><text:s/>0 <text:s text:c="12"/>7355 dswygipkur</text:p>
      <text:p text:style-name="P1"><text:s/>0 <text:s text:c="12"/>7354 dsp</text:p>
      <text:p text:style-name="P1"><text:s/>0 <text:s text:c="12"/>7351 dscguper</text:p>
      <text:p text:style-name="P1"><text:s/>0 <text:s text:c="12"/>7352 dsf4kblj</text:p>
      <text:p text:style-name="P1"><text:s/>0 <text:s text:c="12"/>7353 dsg</text:p>
      <text:p text:style-name="P1"><text:s/>0 <text:s text:c="12"/>7360 dtfuas70</text:p>
      <text:p text:style-name="P1"><text:s/>0 <text:s text:c="12"/>7361 dtg0fgj0qw</text:p>
      <text:p text:style-name="P1"><text:s/>0 <text:s text:c="12"/>7362 dtgnoj0x</text:p>
      <text:p text:style-name="P1"><text:s/>0 <text:s text:c="12"/>7370 duals</text:p>
      <text:p text:style-name="P1"><text:s/>0 <text:s text:c="12"/>7371 dub</text:p>
      <text:p text:style-name="P1"><text:s/>0 <text:s text:c="12"/>7368 dual</text:p>
      <text:p text:style-name="P1"><text:s/>0 <text:s text:c="12"/>7369 dualcore</text:p>
      <text:p text:style-name="P1"><text:s/>0 <text:s text:c="12"/>7367 dua</text:p>
      <text:p text:style-name="P1"><text:s/>0 <text:s text:c="12"/>7363 dtk7r99k</text:p>
      <text:p text:style-name="P1"><text:s/>0 <text:s text:c="12"/>7364 dtmjke</text:p>
      <text:p text:style-name="P1"><text:s/>0 <text:s text:c="12"/>7365 dtxgaebrmc</text:p>
      <text:p text:style-name="P1"><text:s/>0 <text:s text:c="12"/>7366 du</text:p>
      <text:p text:style-name="P1"><text:s/>0 <text:s text:c="12"/>7298 dredd</text:p>
      <text:p text:style-name="P1"><text:s/>0 <text:s text:c="12"/>7297 dreamy</text:p>
      <text:p text:style-name="P1"><text:s/>0 <text:s text:c="12"/>7296 dreamspark</text:p>
      <text:p text:style-name="P1"><text:s/>0 <text:s text:c="12"/>7232 doubletwist</text:p>
      <text:p text:style-name="P1"><text:s/>0 <text:s text:c="12"/>7228 doto14</text:p>
      <text:p text:style-name="P1"><text:s/>0 <text:s text:c="12"/>7229 dots</text:p>
      <text:p text:style-name="P1"><text:s/>0 <text:s text:c="12"/>7230 double</text:p>
      <text:p text:style-name="P1"><text:s/>0 <text:s text:c="12"/>7227 dothraki</text:p>
      <text:p text:style-name="P1"><text:s/>0 <text:s text:c="12"/>7226 dota2ti4</text:p>
      <text:p text:style-name="P1"><text:s/>0 <text:s text:c="12"/>7225 dota2</text:p>
      <text:p text:style-name="P1"><text:s/>0 <text:s text:c="12"/>7222 dosney</text:p>
      <text:p text:style-name="P1"><text:s/>0 <text:s text:c="12"/>7223 dostnt</text:p>
      <text:p text:style-name="P1"><text:s/>0 <text:s text:c="12"/>7224 dota</text:p>
      <text:p text:style-name="P1"><text:soft-page-break/><text:s/>0 <text:s text:c="12"/>7231 doubleagentbcn</text:p>
      <text:p text:style-name="P1"><text:s/>0 <text:s text:c="12"/>7233 doubt</text:p>
      <text:p text:style-name="P1"><text:s/>0 <text:s text:c="12"/>7245 downloading</text:p>
      <text:p text:style-name="P1"><text:s/>0 <text:s text:c="12"/>7234 doubts</text:p>
      <text:p text:style-name="P1"><text:s/>0 <text:s text:c="12"/>7241 doves</text:p>
      <text:p text:style-name="P1"><text:s/>0 <text:s text:c="12"/>7242 down</text:p>
      <text:p text:style-name="P1"><text:s/>0 <text:s text:c="12"/>7243 download</text:p>
      <text:p text:style-name="P1"><text:s/>0 <text:s text:c="12"/>7240 dove</text:p>
      <text:p text:style-name="P1"><text:s/>0 <text:s text:c="12"/>7239 dov</text:p>
      <text:p text:style-name="P1"><text:s/>0 <text:s text:c="12"/>7238 dour</text:p>
      <text:p text:style-name="P1"><text:s/>0 <text:s text:c="12"/>7235 doughboy</text:p>
      <text:p text:style-name="P1"><text:s/>0 <text:s text:c="12"/>7236 douglas</text:p>
      <text:p text:style-name="P1"><text:s/>0 <text:s text:c="12"/>7237 doumbia</text:p>
      <text:p text:style-name="P1"><text:s/>0 <text:s text:c="12"/>7221 doshi</text:p>
      <text:p text:style-name="P1"><text:s/>0 <text:s text:c="12"/>7220 dosen</text:p>
      <text:p text:style-name="P1"><text:s/>0 <text:s text:c="12"/>7219 dose</text:p>
      <text:p text:style-name="P1"><text:s/>0 <text:s text:c="12"/>7218 dos</text:p>
      <text:p text:style-name="P1"><text:s/>0 <text:s text:c="12"/>7203 doom</text:p>
      <text:p text:style-name="P1"><text:s/>0 <text:s text:c="12"/>7204 doomed</text:p>
      <text:p text:style-name="P1"><text:s/>0 <text:s text:c="12"/>7205 dooooooo</text:p>
      <text:p text:style-name="P1"><text:s/>0 <text:s text:c="12"/>7202 doolitle</text:p>
      <text:p text:style-name="P1"><text:s/>0 <text:s text:c="12"/>7201 dooley</text:p>
      <text:p text:style-name="P1"><text:s/>0 <text:s text:c="12"/>7200 doodle</text:p>
      <text:p text:style-name="P1"><text:s/>0 <text:s text:c="12"/>7197 donuts</text:p>
      <text:p text:style-name="P1"><text:s/>0 <text:s text:c="12"/>7198 doo</text:p>
      <text:p text:style-name="P1"><text:s/>0 <text:s text:c="12"/>7199 doobies</text:p>
      <text:p text:style-name="P1"><text:s/>0 <text:s text:c="12"/>7206 doooooowngrading</text:p>
      <text:p text:style-name="P1"><text:s/>0 <text:s text:c="12"/>7207 door</text:p>
      <text:p text:style-name="P1"><text:s/>0 <text:s text:c="12"/>7208 doordarshan</text:p>
      <text:p text:style-name="P1"><text:s/>0 <text:s text:c="12"/>7216 dormirrrrrr</text:p>
      <text:p text:style-name="P1"><text:s/>0 <text:s text:c="12"/>7217 dortmund</text:p>
      <text:p text:style-name="P1"><text:s/>0 <text:s text:c="12"/>7214 dorky</text:p>
      <text:p text:style-name="P1"><text:s/>0 <text:s text:c="12"/>7215 dormir</text:p>
      <text:p text:style-name="P1"><text:s/>0 <text:s text:c="12"/>7213 doritos</text:p>
      <text:p text:style-name="P1"><text:s/>0 <text:s text:c="12"/>7209 doors</text:p>
      <text:p text:style-name="P1"><text:s/>0 <text:s text:c="12"/>7210 dopamine</text:p>
      <text:p text:style-name="P1"><text:s/>0 <text:s text:c="12"/>7211 dope</text:p>
      <text:p text:style-name="P1"><text:s/>0 <text:s text:c="12"/>7212 dopo</text:p>
      <text:p text:style-name="P1"><text:s/>0 <text:s text:c="12"/>7244 downloaded</text:p>
      <text:p text:style-name="P1"><text:s/>0 <text:s text:c="12"/>7246 downside</text:p>
      <text:p text:style-name="P1"><text:s/>0 <text:s text:c="12"/>7295 dreams</text:p>
      <text:p text:style-name="P1"><text:s/>0 <text:s text:c="12"/>7283 drawn</text:p>
      <text:p text:style-name="P1"><text:s/>0 <text:s text:c="12"/>7279 draw</text:p>
      <text:p text:style-name="P1"><text:s/>0 <text:s text:c="12"/>7280 drawer</text:p>
      <text:p text:style-name="P1"><text:s/>0 <text:s text:c="12"/>7281 drawing</text:p>
      <text:p text:style-name="P1"><text:s/>0 <text:s text:c="12"/>7278 dravid</text:p>
      <text:p text:style-name="P1"><text:s/>0 <text:s text:c="12"/>7277 drastic</text:p>
      <text:p text:style-name="P1"><text:s/>0 <text:s text:c="12"/>7276 draper</text:p>
      <text:p text:style-name="P1"><text:s/>0 <text:s text:c="12"/>7273 drain</text:p>
      <text:p text:style-name="P1"><text:s/>0 <text:s text:c="12"/>7274 drake</text:p>
      <text:p text:style-name="P1"><text:s/>0 <text:s text:c="12"/>7275 drama</text:p>
      <text:p text:style-name="P1"><text:s/>0 <text:s text:c="12"/>7282 drawings</text:p>
      <text:p text:style-name="P1"><text:soft-page-break/><text:s/>0 <text:s text:c="12"/>7284 draws</text:p>
      <text:p text:style-name="P1"><text:s/>0 <text:s text:c="12"/>7247 downstairs</text:p>
      <text:p text:style-name="P1"><text:s/>0 <text:s text:c="12"/>7285 drawsome</text:p>
      <text:p text:style-name="P1"><text:s/>0 <text:s text:c="12"/>7292 dreamer</text:p>
      <text:p text:style-name="P1"><text:s/>0 <text:s text:c="12"/>7293 dreamin</text:p>
      <text:p text:style-name="P1"><text:s/>0 <text:s text:c="12"/>7294 dreaming</text:p>
      <text:p text:style-name="P1"><text:s/>0 <text:s text:c="12"/>7291 dreamed</text:p>
      <text:p text:style-name="P1"><text:s/>0 <text:s text:c="12"/>7290 dreambig</text:p>
      <text:p text:style-name="P1"><text:s/>0 <text:s text:c="12"/>7289 dream</text:p>
      <text:p text:style-name="P1"><text:s/>0 <text:s text:c="12"/>7286 drdavidelia</text:p>
      <text:p text:style-name="P1"><text:s/>0 <text:s text:c="12"/>7287 dreaded</text:p>
      <text:p text:style-name="P1"><text:s/>0 <text:s text:c="12"/>7288 dreadlocked</text:p>
      <text:p text:style-name="P1"><text:s/>0 <text:s text:c="12"/>7272 dragon</text:p>
      <text:p text:style-name="P1"><text:s/>0 <text:s text:c="12"/>7271 drag</text:p>
      <text:p text:style-name="P1"><text:s/>0 <text:s text:c="12"/>7270 drafts</text:p>
      <text:p text:style-name="P1"><text:s/>0 <text:s text:c="12"/>7269 draft</text:p>
      <text:p text:style-name="P1"><text:s/>0 <text:s text:c="12"/>7254 dozent</text:p>
      <text:p text:style-name="P1"><text:s/>0 <text:s text:c="12"/>7255 doña</text:p>
      <text:p text:style-name="P1"><text:s/>0 <text:s text:c="12"/>7256 dp8m0e44qv</text:p>
      <text:p text:style-name="P1"><text:s/>0 <text:s text:c="12"/>7253 dozen</text:p>
      <text:p text:style-name="P1"><text:s/>0 <text:s text:c="12"/>7252 dozed</text:p>
      <text:p text:style-name="P1"><text:s/>0 <text:s text:c="12"/>7251 doyumohzk0</text:p>
      <text:p text:style-name="P1"><text:s/>0 <text:s text:c="12"/>7248 downtempo</text:p>
      <text:p text:style-name="P1"><text:s/>0 <text:s text:c="12"/>7249 downtown</text:p>
      <text:p text:style-name="P1"><text:s/>0 <text:s text:c="12"/>7250 downward</text:p>
      <text:p text:style-name="P1"><text:s/>0 <text:s text:c="12"/>7257 dpcjj9ajd5</text:p>
      <text:p text:style-name="P1"><text:s/>0 <text:s text:c="12"/>7258 dpky2lbpcv</text:p>
      <text:p text:style-name="P1"><text:s/>0 <text:s text:c="12"/>7259 dpmu0byhky</text:p>
      <text:p text:style-name="P1"><text:s/>0 <text:s text:c="12"/>7267 draaaaag</text:p>
      <text:p text:style-name="P1"><text:s/>0 <text:s text:c="12"/>7268 dracula</text:p>
      <text:p text:style-name="P1"><text:s/>0 <text:s text:c="12"/>7265 dqoxaiwg</text:p>
      <text:p text:style-name="P1"><text:s/>0 <text:s text:c="12"/>7266 dr</text:p>
      <text:p text:style-name="P1"><text:s/>0 <text:s text:c="12"/>7264 dqklyqnxhw</text:p>
      <text:p text:style-name="P1"><text:s/>0 <text:s text:c="12"/>7260 dpuv7x60</text:p>
      <text:p text:style-name="P1"><text:s/>0 <text:s text:c="12"/>7261 dpzhreoiyz</text:p>
      <text:p text:style-name="P1"><text:s/>0 <text:s text:c="12"/>7262 dqbdxmzbcl</text:p>
      <text:p text:style-name="P1"><text:s/>0 <text:s text:c="12"/>7263 dqe7px4c6h</text:p>
      <text:p text:style-name="P1"><text:s/>0 <text:s text:c="12"/>6990 discovers</text:p>
      <text:p text:style-name="P1"><text:s/>0 <text:s text:c="12"/>6989 discoveringfeminism</text:p>
      <text:p text:style-name="P1"><text:s/>0 <text:s text:c="12"/>6988 discovering</text:p>
      <text:p text:style-name="P1"><text:s/>0 <text:s text:c="12"/>6718 designing</text:p>
      <text:p text:style-name="P1"><text:s/>0 <text:s text:c="12"/>6714 designboom</text:p>
      <text:p text:style-name="P1"><text:s/>0 <text:s text:c="12"/>6715 designed</text:p>
      <text:p text:style-name="P1"><text:s/>0 <text:s text:c="12"/>6716 designer</text:p>
      <text:p text:style-name="P1"><text:s/>0 <text:s text:c="12"/>6713 designated</text:p>
      <text:p text:style-name="P1"><text:s/>0 <text:s text:c="12"/>6712 design</text:p>
      <text:p text:style-name="P1"><text:s/>0 <text:s text:c="12"/>6711 desi</text:p>
      <text:p text:style-name="P1"><text:s/>0 <text:s text:c="12"/>6708 deserves</text:p>
      <text:p text:style-name="P1"><text:s/>0 <text:s text:c="12"/>6709 deserving</text:p>
      <text:p text:style-name="P1"><text:s/>0 <text:s text:c="12"/>6710 desgraça</text:p>
      <text:p text:style-name="P1"><text:s/>0 <text:s text:c="12"/>6717 designers</text:p>
      <text:p text:style-name="P1"><text:s/>0 <text:s text:c="12"/>6719 designoser</text:p>
      <text:p text:style-name="P1"><text:soft-page-break/><text:s/>0 <text:s text:c="12"/>6706 desert</text:p>
      <text:p text:style-name="P1"><text:s/>0 <text:s text:c="12"/>6720 designs</text:p>
      <text:p text:style-name="P1"><text:s/>0 <text:s text:c="12"/>6727 desktop</text:p>
      <text:p text:style-name="P1"><text:s/>0 <text:s text:c="12"/>6728 desolated</text:p>
      <text:p text:style-name="P1"><text:s/>0 <text:s text:c="12"/>6729 despasito</text:p>
      <text:p text:style-name="P1"><text:s/>0 <text:s text:c="12"/>6726 desk</text:p>
      <text:p text:style-name="P1"><text:s/>0 <text:s text:c="12"/>6725 desiste</text:p>
      <text:p text:style-name="P1"><text:s/>0 <text:s text:c="12"/>6724 desires</text:p>
      <text:p text:style-name="P1"><text:s/>0 <text:s text:c="12"/>6721 designweek</text:p>
      <text:p text:style-name="P1"><text:s/>0 <text:s text:c="12"/>6722 desinfectants</text:p>
      <text:p text:style-name="P1"><text:s/>0 <text:s text:c="12"/>6723 desire</text:p>
      <text:p text:style-name="P1"><text:s/>0 <text:s text:c="12"/>6707 deserve</text:p>
      <text:p text:style-name="P1"><text:s/>0 <text:s text:c="12"/>6705 desdendenantes</text:p>
      <text:p text:style-name="P1"><text:s/>0 <text:s text:c="12"/>6782 device</text:p>
      <text:p text:style-name="P1"><text:s/>0 <text:s text:c="12"/>6692 deqfqejfa3</text:p>
      <text:p text:style-name="P1"><text:s/>0 <text:s text:c="12"/>6688 deprived</text:p>
      <text:p text:style-name="P1"><text:s/>0 <text:s text:c="12"/>6689 dept</text:p>
      <text:p text:style-name="P1"><text:s/>0 <text:s text:c="12"/>6690 depth</text:p>
      <text:p text:style-name="P1"><text:s/>0 <text:s text:c="12"/>6687 depression</text:p>
      <text:p text:style-name="P1"><text:s/>0 <text:s text:c="12"/>6686 depressing</text:p>
      <text:p text:style-name="P1"><text:s/>0 <text:s text:c="12"/>6685 depressed</text:p>
      <text:p text:style-name="P1"><text:s/>0 <text:s text:c="12"/>6682 depop</text:p>
      <text:p text:style-name="P1"><text:s/>0 <text:s text:c="12"/>6683 deposit</text:p>
      <text:p text:style-name="P1"><text:s/>0 <text:s text:c="12"/>6684 deposited</text:p>
      <text:p text:style-name="P1"><text:s/>0 <text:s text:c="12"/>6691 depths</text:p>
      <text:p text:style-name="P1"><text:s/>0 <text:s text:c="12"/>6693 derdlmwq</text:p>
      <text:p text:style-name="P1"><text:s/>0 <text:s text:c="12"/>6704 desde</text:p>
      <text:p text:style-name="P1"><text:s/>0 <text:s text:c="12"/>6694 derechos</text:p>
      <text:p text:style-name="P1"><text:s/>0 <text:s text:c="12"/>6701 describes</text:p>
      <text:p text:style-name="P1"><text:s/>0 <text:s text:c="12"/>6702 describing</text:p>
      <text:p text:style-name="P1"><text:s/>0 <text:s text:c="12"/>6703 description</text:p>
      <text:p text:style-name="P1"><text:s/>0 <text:s text:c="12"/>6700 describe</text:p>
      <text:p text:style-name="P1"><text:s/>0 <text:s text:c="12"/>6699 descending</text:p>
      <text:p text:style-name="P1"><text:s/>0 <text:s text:c="12"/>6698 derulo</text:p>
      <text:p text:style-name="P1"><text:s/>0 <text:s text:c="12"/>6695 derp</text:p>
      <text:p text:style-name="P1"><text:s/>0 <text:s text:c="12"/>6696 derrick</text:p>
      <text:p text:style-name="P1"><text:s/>0 <text:s text:c="12"/>6697 ders</text:p>
      <text:p text:style-name="P1"><text:s/>0 <text:s text:c="12"/>6730 despedir</text:p>
      <text:p text:style-name="P1"><text:s/>0 <text:s text:c="12"/>6731 desperate</text:p>
      <text:p text:style-name="P1"><text:s/>0 <text:s text:c="12"/>6732 desperately</text:p>
      <text:p text:style-name="P1"><text:s/>0 <text:s text:c="12"/>6769 developed</text:p>
      <text:p text:style-name="P1"><text:s/>0 <text:s text:c="12"/>6765 dev</text:p>
      <text:p text:style-name="P1"><text:s/>0 <text:s text:c="12"/>6766 devart</text:p>
      <text:p text:style-name="P1"><text:s/>0 <text:s text:c="12"/>6767 devastation</text:p>
      <text:p text:style-name="P1"><text:s/>0 <text:s text:c="12"/>6764 deuteronomy</text:p>
      <text:p text:style-name="P1"><text:s/>0 <text:s text:c="12"/>6763 deusto</text:p>
      <text:p text:style-name="P1"><text:s/>0 <text:s text:c="12"/>6762 deus</text:p>
      <text:p text:style-name="P1"><text:s/>0 <text:s text:c="12"/>6759 detriment</text:p>
      <text:p text:style-name="P1"><text:s/>0 <text:s text:c="12"/>6760 detto</text:p>
      <text:p text:style-name="P1"><text:s/>0 <text:s text:c="12"/>6761 detweiler</text:p>
      <text:p text:style-name="P1"><text:s/>0 <text:s text:c="12"/>6768 develop</text:p>
      <text:p text:style-name="P1"><text:s/>0 <text:s text:c="12"/>6770 developer</text:p>
      <text:p text:style-name="P1"><text:soft-page-break/><text:s/>0 <text:s text:c="12"/>6733 despised</text:p>
      <text:p text:style-name="P1"><text:s/>0 <text:s text:c="12"/>6771 developers</text:p>
      <text:p text:style-name="P1"><text:s/>0 <text:s text:c="12"/>6778 devendra</text:p>
      <text:p text:style-name="P1"><text:s/>0 <text:s text:c="12"/>6779 deveria</text:p>
      <text:p text:style-name="P1"><text:s/>0 <text:s text:c="12"/>6780 devi</text:p>
      <text:p text:style-name="P1"><text:s/>0 <text:s text:c="12"/>6777 develper</text:p>
      <text:p text:style-name="P1"><text:s/>0 <text:s text:c="12"/>6776 develops</text:p>
      <text:p text:style-name="P1"><text:s/>0 <text:s text:c="12"/>6775 developr</text:p>
      <text:p text:style-name="P1"><text:s/>0 <text:s text:c="12"/>6772 developing</text:p>
      <text:p text:style-name="P1"><text:s/>0 <text:s text:c="12"/>6773 development</text:p>
      <text:p text:style-name="P1"><text:s/>0 <text:s text:c="12"/>6774 developmental</text:p>
      <text:p text:style-name="P1"><text:s/>0 <text:s text:c="12"/>6758 detox</text:p>
      <text:p text:style-name="P1"><text:s/>0 <text:s text:c="12"/>6757 determines</text:p>
      <text:p text:style-name="P1"><text:s/>0 <text:s text:c="12"/>6756 determined</text:p>
      <text:p text:style-name="P1"><text:s/>0 <text:s text:c="12"/>6755 determine</text:p>
      <text:p text:style-name="P1"><text:s/>0 <text:s text:c="12"/>6740 destinys</text:p>
      <text:p text:style-name="P1"><text:s/>0 <text:s text:c="12"/>6741 destroy</text:p>
      <text:p text:style-name="P1"><text:s/>0 <text:s text:c="12"/>6742 destroys</text:p>
      <text:p text:style-name="P1"><text:s/>0 <text:s text:c="12"/>6739 destiny</text:p>
      <text:p text:style-name="P1"><text:s/>0 <text:s text:c="12"/>6738 destinations</text:p>
      <text:p text:style-name="P1"><text:s/>0 <text:s text:c="12"/>6737 destination</text:p>
      <text:p text:style-name="P1"><text:s/>0 <text:s text:c="12"/>6734 despite</text:p>
      <text:p text:style-name="P1"><text:s/>0 <text:s text:c="12"/>6735 desplat</text:p>
      <text:p text:style-name="P1"><text:s/>0 <text:s text:c="12"/>6736 después</text:p>
      <text:p text:style-name="P1"><text:s/>0 <text:s text:c="12"/>6743 destruction</text:p>
      <text:p text:style-name="P1"><text:s/>0 <text:s text:c="12"/>6744 destructoid</text:p>
      <text:p text:style-name="P1"><text:s/>0 <text:s text:c="12"/>6745 det</text:p>
      <text:p text:style-name="P1"><text:s/>0 <text:s text:c="12"/>6753 detective</text:p>
      <text:p text:style-name="P1"><text:s/>0 <text:s text:c="12"/>6754 detergent</text:p>
      <text:p text:style-name="P1"><text:s/>0 <text:s text:c="12"/>6751 detecting</text:p>
      <text:p text:style-name="P1"><text:s/>0 <text:s text:c="12"/>6752 detection</text:p>
      <text:p text:style-name="P1"><text:s/>0 <text:s text:c="12"/>6750 detected</text:p>
      <text:p text:style-name="P1"><text:s/>0 <text:s text:c="12"/>6746 detail</text:p>
      <text:p text:style-name="P1"><text:s/>0 <text:s text:c="12"/>6747 detailed</text:p>
      <text:p text:style-name="P1"><text:s/>0 <text:s text:c="12"/>6748 details</text:p>
      <text:p text:style-name="P1"><text:s/>0 <text:s text:c="12"/>6749 detect</text:p>
      <text:p text:style-name="P1"><text:s/>0 <text:s text:c="12"/>6681 depleted</text:p>
      <text:p text:style-name="P1"><text:s/>0 <text:s text:c="12"/>6680 depicts</text:p>
      <text:p text:style-name="P1"><text:s/>0 <text:s text:c="12"/>6679 depicted</text:p>
      <text:p text:style-name="P1"><text:s/>0 <text:s text:c="12"/>6615 delays</text:p>
      <text:p text:style-name="P1"><text:s/>0 <text:s text:c="12"/>6611 delante</text:p>
      <text:p text:style-name="P1"><text:s/>0 <text:s text:c="12"/>6612 delay</text:p>
      <text:p text:style-name="P1"><text:s/>0 <text:s text:c="12"/>6613 delay_house</text:p>
      <text:p text:style-name="P1"><text:s/>0 <text:s text:c="12"/>6610 del</text:p>
      <text:p text:style-name="P1"><text:s/>0 <text:s text:c="12"/>6609 dejas</text:p>
      <text:p text:style-name="P1"><text:s/>0 <text:s text:c="12"/>6608 deja</text:p>
      <text:p text:style-name="P1"><text:s/>0 <text:s text:c="12"/>6605 degrees</text:p>
      <text:p text:style-name="P1"><text:s/>0 <text:s text:c="12"/>6606 dei</text:p>
      <text:p text:style-name="P1"><text:s/>0 <text:s text:c="12"/>6607 deities</text:p>
      <text:p text:style-name="P1"><text:s/>0 <text:s text:c="12"/>6614 delayed</text:p>
      <text:p text:style-name="P1"><text:s/>0 <text:s text:c="12"/>6616 delegating</text:p>
      <text:p text:style-name="P1"><text:s/>0 <text:s text:c="12"/>6628 delivering</text:p>
      <text:p text:style-name="P1"><text:soft-page-break/><text:s/>0 <text:s text:c="12"/>6617 delen</text:p>
      <text:p text:style-name="P1"><text:s/>0 <text:s text:c="12"/>6624 delighted</text:p>
      <text:p text:style-name="P1"><text:s/>0 <text:s text:c="12"/>6625 delightful</text:p>
      <text:p text:style-name="P1"><text:s/>0 <text:s text:c="12"/>6626 deliver</text:p>
      <text:p text:style-name="P1"><text:s/>0 <text:s text:c="12"/>6623 delicious</text:p>
      <text:p text:style-name="P1"><text:s/>0 <text:s text:c="12"/>6622 deli</text:p>
      <text:p text:style-name="P1"><text:s/>0 <text:s text:c="12"/>6621 delhi</text:p>
      <text:p text:style-name="P1"><text:s/>0 <text:s text:c="12"/>6618 delete</text:p>
      <text:p text:style-name="P1"><text:s/>0 <text:s text:c="12"/>6619 deleted</text:p>
      <text:p text:style-name="P1"><text:s/>0 <text:s text:c="12"/>6620 delevigne</text:p>
      <text:p text:style-name="P1"><text:s/>0 <text:s text:c="12"/>6604 degreed</text:p>
      <text:p text:style-name="P1"><text:s/>0 <text:s text:c="12"/>6603 degree</text:p>
      <text:p text:style-name="P1"><text:s/>0 <text:s text:c="12"/>6602 degovia</text:p>
      <text:p text:style-name="P1"><text:s/>0 <text:s text:c="12"/>6601 degli</text:p>
      <text:p text:style-name="P1"><text:s/>0 <text:s text:c="12"/>6586 define</text:p>
      <text:p text:style-name="P1"><text:s/>0 <text:s text:c="12"/>6587 define2014enunapalabra</text:p>
      <text:p text:style-name="P1"><text:s/>0 <text:s text:c="12"/>6588 defined</text:p>
      <text:p text:style-name="P1"><text:s/>0 <text:s text:c="12"/>6585 deficiency</text:p>
      <text:p text:style-name="P1"><text:s/>0 <text:s text:c="12"/>6584 deffo</text:p>
      <text:p text:style-name="P1"><text:s/>0 <text:s text:c="12"/>6583 defense</text:p>
      <text:p text:style-name="P1"><text:s/>0 <text:s text:c="12"/>6580 defences</text:p>
      <text:p text:style-name="P1"><text:s/>0 <text:s text:c="12"/>6581 defender</text:p>
      <text:p text:style-name="P1"><text:s/>0 <text:s text:c="12"/>6582 defending</text:p>
      <text:p text:style-name="P1"><text:s/>0 <text:s text:c="12"/>6589 definite</text:p>
      <text:p text:style-name="P1"><text:s/>0 <text:s text:c="12"/>6590 definitely</text:p>
      <text:p text:style-name="P1"><text:s/>0 <text:s text:c="12"/>6591 definition</text:p>
      <text:p text:style-name="P1"><text:s/>0 <text:s text:c="12"/>6599 degil</text:p>
      <text:p text:style-name="P1"><text:s/>0 <text:s text:c="12"/>6600 degildir</text:p>
      <text:p text:style-name="P1"><text:s/>0 <text:s text:c="12"/>6597 deforest</text:p>
      <text:p text:style-name="P1"><text:s/>0 <text:s text:c="12"/>6598 defrost</text:p>
      <text:p text:style-name="P1"><text:s/>0 <text:s text:c="12"/>6596 defo</text:p>
      <text:p text:style-name="P1"><text:s/>0 <text:s text:c="12"/>6592 definitivamente</text:p>
      <text:p text:style-name="P1"><text:s/>0 <text:s text:c="12"/>6593 definitive</text:p>
      <text:p text:style-name="P1"><text:s/>0 <text:s text:c="12"/>6594 definitivno</text:p>
      <text:p text:style-name="P1"><text:s/>0 <text:s text:c="12"/>6595 deflfepf</text:p>
      <text:p text:style-name="P1"><text:s/>0 <text:s text:c="12"/>6627 delivered</text:p>
      <text:p text:style-name="P1"><text:s/>0 <text:s text:c="12"/>6629 delivers</text:p>
      <text:p text:style-name="P1"><text:s/>0 <text:s text:c="12"/>6678 depends</text:p>
      <text:p text:style-name="P1"><text:s/>0 <text:s text:c="12"/>6666 dentate</text:p>
      <text:p text:style-name="P1"><text:s/>0 <text:s text:c="12"/>6662 denna</text:p>
      <text:p text:style-name="P1"><text:s/>0 <text:s text:c="12"/>6663 dennis</text:p>
      <text:p text:style-name="P1"><text:s/>0 <text:s text:c="12"/>6664 denotational</text:p>
      <text:p text:style-name="P1"><text:s/>0 <text:s text:c="12"/>6661 denmark</text:p>
      <text:p text:style-name="P1"><text:s/>0 <text:s text:c="12"/>6660 denk</text:p>
      <text:p text:style-name="P1"><text:s/>0 <text:s text:c="12"/>6659 denies</text:p>
      <text:p text:style-name="P1"><text:s/>0 <text:s text:c="12"/>6656 demà</text:p>
      <text:p text:style-name="P1"><text:s/>0 <text:s text:c="12"/>6657 den</text:p>
      <text:p text:style-name="P1"><text:s/>0 <text:s text:c="12"/>6658 denied</text:p>
      <text:p text:style-name="P1"><text:s/>0 <text:s text:c="12"/>6665 dense</text:p>
      <text:p text:style-name="P1"><text:s/>0 <text:s text:c="12"/>6667 dentist</text:p>
      <text:p text:style-name="P1"><text:s/>0 <text:s text:c="12"/>6630 delivery</text:p>
      <text:p text:style-name="P1"><text:s/>0 <text:s text:c="12"/>6668 denver</text:p>
      <text:p text:style-name="P1"><text:soft-page-break/><text:s/>0 <text:s text:c="12"/>6675 department</text:p>
      <text:p text:style-name="P1"><text:s/>0 <text:s text:c="12"/>6676 depeche</text:p>
      <text:p text:style-name="P1"><text:s/>0 <text:s text:c="12"/>6677 dependent</text:p>
      <text:p text:style-name="P1"><text:s/>0 <text:s text:c="12"/>6674 departed</text:p>
      <text:p text:style-name="P1"><text:s/>0 <text:s text:c="12"/>6673 deoyal</text:p>
      <text:p text:style-name="P1"><text:s/>0 <text:s text:c="12"/>6672 deora</text:p>
      <text:p text:style-name="P1"><text:s/>0 <text:s text:c="12"/>6669 deny</text:p>
      <text:p text:style-name="P1"><text:s/>0 <text:s text:c="12"/>6670 denying</text:p>
      <text:p text:style-name="P1"><text:s/>0 <text:s text:c="12"/>6671 deodorant</text:p>
      <text:p text:style-name="P1"><text:s/>0 <text:s text:c="12"/>6655 demos</text:p>
      <text:p text:style-name="P1"><text:s/>0 <text:s text:c="12"/>6654 demorgen</text:p>
      <text:p text:style-name="P1"><text:s/>0 <text:s text:c="12"/>6653 demonstrations</text:p>
      <text:p text:style-name="P1"><text:s/>0 <text:s text:c="12"/>6652 demonstration</text:p>
      <text:p text:style-name="P1"><text:s/>0 <text:s text:c="12"/>6637 dem</text:p>
      <text:p text:style-name="P1"><text:s/>0 <text:s text:c="12"/>6638 demais</text:p>
      <text:p text:style-name="P1"><text:s/>0 <text:s text:c="12"/>6639 demand</text:p>
      <text:p text:style-name="P1"><text:s/>0 <text:s text:c="12"/>6636 deluxe</text:p>
      <text:p text:style-name="P1"><text:s/>0 <text:s text:c="12"/>6635 delusions</text:p>
      <text:p text:style-name="P1"><text:s/>0 <text:s text:c="12"/>6634 deltas</text:p>
      <text:p text:style-name="P1"><text:s/>0 <text:s text:c="12"/>6631 della</text:p>
      <text:p text:style-name="P1"><text:s/>0 <text:s text:c="12"/>6632 delle</text:p>
      <text:p text:style-name="P1"><text:s/>0 <text:s text:c="12"/>6633 delt</text:p>
      <text:p text:style-name="P1"><text:s/>0 <text:s text:c="12"/>6640 demasiado</text:p>
      <text:p text:style-name="P1"><text:s/>0 <text:s text:c="12"/>6641 dementia</text:p>
      <text:p text:style-name="P1"><text:s/>0 <text:s text:c="12"/>6642 demi</text:p>
      <text:p text:style-name="P1"><text:s/>0 <text:s text:c="12"/>6650 demonic</text:p>
      <text:p text:style-name="P1"><text:s/>0 <text:s text:c="12"/>6651 demons</text:p>
      <text:p text:style-name="P1"><text:s/>0 <text:s text:c="12"/>6648 demoltion</text:p>
      <text:p text:style-name="P1"><text:s/>0 <text:s text:c="12"/>6649 demon</text:p>
      <text:p text:style-name="P1"><text:s/>0 <text:s text:c="12"/>6647 demolition</text:p>
      <text:p text:style-name="P1"><text:s/>0 <text:s text:c="12"/>6643 demn</text:p>
      <text:p text:style-name="P1"><text:s/>0 <text:s text:c="12"/>6644 demo</text:p>
      <text:p text:style-name="P1"><text:s/>0 <text:s text:c="12"/>6645 democracy</text:p>
      <text:p text:style-name="P1"><text:s/>0 <text:s text:c="12"/>6646 democrats</text:p>
      <text:p text:style-name="P1"><text:s/>0 <text:s text:c="12"/>6781 deviation</text:p>
      <text:p text:style-name="P1"><text:s/>0 <text:s text:c="12"/>6783 devices</text:p>
      <text:p text:style-name="P1"><text:s/>0 <text:s text:c="12"/>6987 discoveries</text:p>
      <text:p text:style-name="P1"><text:s/>0 <text:s text:c="12"/>6924 dinle</text:p>
      <text:p text:style-name="P1"><text:s/>0 <text:s text:c="12"/>6920 diner</text:p>
      <text:p text:style-name="P1"><text:s/>0 <text:s text:c="12"/>6921 dinero</text:p>
      <text:p text:style-name="P1"><text:s/>0 <text:s text:c="12"/>6922 diners</text:p>
      <text:p text:style-name="P1"><text:s/>0 <text:s text:c="12"/>6919 dine</text:p>
      <text:p text:style-name="P1"><text:s/>0 <text:s text:c="12"/>6918 dindns27ka</text:p>
      <text:p text:style-name="P1"><text:s/>0 <text:s text:c="12"/>6917 din</text:p>
      <text:p text:style-name="P1"><text:s/>0 <text:s text:c="12"/>6914 dimension</text:p>
      <text:p text:style-name="P1"><text:s/>0 <text:s text:c="12"/>6915 dimensions</text:p>
      <text:p text:style-name="P1"><text:s/>0 <text:s text:c="12"/>6916 dimples</text:p>
      <text:p text:style-name="P1"><text:s/>0 <text:s text:c="12"/>6923 dining</text:p>
      <text:p text:style-name="P1"><text:s/>0 <text:s text:c="12"/>6925 dinlesem</text:p>
      <text:p text:style-name="P1"><text:s/>0 <text:s text:c="12"/>6912 dilla</text:p>
      <text:p text:style-name="P1"><text:s/>0 <text:s text:c="12"/>6926 dinliyoruz</text:p>
      <text:p text:style-name="P1"><text:s/>0 <text:s text:c="12"/>6933 dios</text:p>
      <text:p text:style-name="P1"><text:soft-page-break/><text:s/>0 <text:s text:c="12"/>6934 dipartimento</text:p>
      <text:p text:style-name="P1"><text:s/>0 <text:s text:c="12"/>6935 diplomatic</text:p>
      <text:p text:style-name="P1"><text:s/>0 <text:s text:c="12"/>6932 dionne</text:p>
      <text:p text:style-name="P1"><text:s/>0 <text:s text:c="12"/>6931 dio</text:p>
      <text:p text:style-name="P1"><text:s/>0 <text:s text:c="12"/>6930 dint</text:p>
      <text:p text:style-name="P1"><text:s/>0 <text:s text:c="12"/>6927 dinner</text:p>
      <text:p text:style-name="P1"><text:s/>0 <text:s text:c="12"/>6928 dino</text:p>
      <text:p text:style-name="P1"><text:s/>0 <text:s text:c="12"/>6929 dinosaur</text:p>
      <text:p text:style-name="P1"><text:s/>0 <text:s text:c="12"/>6913 diller</text:p>
      <text:p text:style-name="P1"><text:s/>0 <text:s text:c="12"/>6911 dilemma</text:p>
      <text:p text:style-name="P1"><text:s/>0 <text:s text:c="12"/>6784 devide</text:p>
      <text:p text:style-name="P1"><text:s/>0 <text:s text:c="12"/>6898 digitally</text:p>
      <text:p text:style-name="P1"><text:s/>0 <text:s text:c="12"/>6894 digitalera</text:p>
      <text:p text:style-name="P1"><text:s/>0 <text:s text:c="12"/>6895 digitalhumanities</text:p>
      <text:p text:style-name="P1"><text:s/>0 <text:s text:c="12"/>6896 digitaljobs</text:p>
      <text:p text:style-name="P1"><text:s/>0 <text:s text:c="12"/>6893 digitaleducation</text:p>
      <text:p text:style-name="P1"><text:s/>0 <text:s text:c="12"/>6892 digitale</text:p>
      <text:p text:style-name="P1"><text:s/>0 <text:s text:c="12"/>6891 digitaldemocracy</text:p>
      <text:p text:style-name="P1"><text:s/>0 <text:s text:c="12"/>6888 digit</text:p>
      <text:p text:style-name="P1"><text:s/>0 <text:s text:c="12"/>6889 digital</text:p>
      <text:p text:style-name="P1"><text:s/>0 <text:s text:c="12"/>6890 digitalagenda</text:p>
      <text:p text:style-name="P1"><text:s/>0 <text:s text:c="12"/>6897 digitalliteracy</text:p>
      <text:p text:style-name="P1"><text:s/>0 <text:s text:c="12"/>6899 digitalrecruting</text:p>
      <text:p text:style-name="P1"><text:s/>0 <text:s text:c="12"/>6910 dilbert</text:p>
      <text:p text:style-name="P1"><text:s/>0 <text:s text:c="12"/>6900 digitals</text:p>
      <text:p text:style-name="P1"><text:s/>0 <text:s text:c="12"/>6907 diiqwnlovq</text:p>
      <text:p text:style-name="P1"><text:s/>0 <text:s text:c="12"/>6908 dije</text:p>
      <text:p text:style-name="P1"><text:s/>0 <text:s text:c="12"/>6909 dijo</text:p>
      <text:p text:style-name="P1"><text:s/>0 <text:s text:c="12"/>6906 digtialera</text:p>
      <text:p text:style-name="P1"><text:s/>0 <text:s text:c="12"/>6905 digo</text:p>
      <text:p text:style-name="P1"><text:s/>0 <text:s text:c="12"/>6904 dignidad</text:p>
      <text:p text:style-name="P1"><text:s/>0 <text:s text:c="12"/>6901 digitalsins</text:p>
      <text:p text:style-name="P1"><text:s/>0 <text:s text:c="12"/>6902 digitalskills</text:p>
      <text:p text:style-name="P1"><text:s/>0 <text:s text:c="12"/>6903 digiturkte</text:p>
      <text:p text:style-name="P1"><text:s/>0 <text:s text:c="12"/>6936 dips</text:p>
      <text:p text:style-name="P1"><text:s/>0 <text:s text:c="12"/>6937 dire</text:p>
      <text:p text:style-name="P1"><text:s/>0 <text:s text:c="12"/>6938 direct</text:p>
      <text:p text:style-name="P1"><text:s/>0 <text:s text:c="12"/>6975 discone</text:p>
      <text:p text:style-name="P1"><text:s/>0 <text:s text:c="12"/>6971 disclosure</text:p>
      <text:p text:style-name="P1"><text:s/>0 <text:s text:c="12"/>6972 disco</text:p>
      <text:p text:style-name="P1"><text:s/>0 <text:s text:c="12"/>6973 discoloration</text:p>
      <text:p text:style-name="P1"><text:s/>0 <text:s text:c="12"/>6970 disciplines</text:p>
      <text:p text:style-name="P1"><text:s/>0 <text:s text:c="12"/>6969 discipline</text:p>
      <text:p text:style-name="P1"><text:s/>0 <text:s text:c="12"/>6968 disciples</text:p>
      <text:p text:style-name="P1"><text:s/>0 <text:s text:c="12"/>6965 disaster</text:p>
      <text:p text:style-name="P1"><text:s/>0 <text:s text:c="12"/>6966 disbursed</text:p>
      <text:p text:style-name="P1"><text:s/>0 <text:s text:c="12"/>6967 dischidisegnati</text:p>
      <text:p text:style-name="P1"><text:s/>0 <text:s text:c="12"/>6974 discombobulated</text:p>
      <text:p text:style-name="P1"><text:s/>0 <text:s text:c="12"/>6976 disconfusion</text:p>
      <text:p text:style-name="P1"><text:s/>0 <text:s text:c="12"/>6939 direction</text:p>
      <text:p text:style-name="P1"><text:s/>0 <text:s text:c="12"/>6977 disconnections</text:p>
      <text:p text:style-name="P1"><text:s/>0 <text:s text:c="12"/>6984 discovered</text:p>
      <text:p text:style-name="P1"><text:soft-page-break/><text:s/>0 <text:s text:c="12"/>6985 discoverer</text:p>
      <text:p text:style-name="P1"><text:s/>0 <text:s text:c="12"/>6986 discoverers</text:p>
      <text:p text:style-name="P1"><text:s/>0 <text:s text:c="12"/>6983 discover</text:p>
      <text:p text:style-name="P1"><text:s/>0 <text:s text:c="12"/>6982 discourse</text:p>
      <text:p text:style-name="P1"><text:s/>0 <text:s text:c="12"/>6981 discounts</text:p>
      <text:p text:style-name="P1"><text:s/>0 <text:s text:c="12"/>6978 disconnects</text:p>
      <text:p text:style-name="P1"><text:s/>0 <text:s text:c="12"/>6979 discotuesday</text:p>
      <text:p text:style-name="P1"><text:s/>0 <text:s text:c="12"/>6980 discount</text:p>
      <text:p text:style-name="P1"><text:s/>0 <text:s text:c="12"/>6964 disappointment</text:p>
      <text:p text:style-name="P1"><text:s/>0 <text:s text:c="12"/>6963 disappointing</text:p>
      <text:p text:style-name="P1"><text:s/>0 <text:s text:c="12"/>6962 disappointed</text:p>
      <text:p text:style-name="P1"><text:s/>0 <text:s text:c="12"/>6961 disappoint</text:p>
      <text:p text:style-name="P1"><text:s/>0 <text:s text:c="12"/>6946 direnis</text:p>
      <text:p text:style-name="P1"><text:s/>0 <text:s text:c="12"/>6947 direstraits</text:p>
      <text:p text:style-name="P1"><text:s/>0 <text:s text:c="12"/>6948 diria</text:p>
      <text:p text:style-name="P1"><text:s/>0 <text:s text:c="12"/>6945 directory</text:p>
      <text:p text:style-name="P1"><text:s/>0 <text:s text:c="12"/>6944 directors</text:p>
      <text:p text:style-name="P1"><text:s/>0 <text:s text:c="12"/>6943 director</text:p>
      <text:p text:style-name="P1"><text:s/>0 <text:s text:c="12"/>6940 directionally</text:p>
      <text:p text:style-name="P1"><text:s/>0 <text:s text:c="12"/>6941 directions</text:p>
      <text:p text:style-name="P1"><text:s/>0 <text:s text:c="12"/>6942 directly</text:p>
      <text:p text:style-name="P1"><text:s/>0 <text:s text:c="12"/>6949 dirix</text:p>
      <text:p text:style-name="P1"><text:s/>0 <text:s text:c="12"/>6950 dirty</text:p>
      <text:p text:style-name="P1"><text:s/>0 <text:s text:c="12"/>6951 dis</text:p>
      <text:p text:style-name="P1"><text:s/>0 <text:s text:c="12"/>6959 disappearances</text:p>
      <text:p text:style-name="P1"><text:s/>0 <text:s text:c="12"/>6960 disappearing</text:p>
      <text:p text:style-name="P1"><text:s/>0 <text:s text:c="12"/>6957 disappear</text:p>
      <text:p text:style-name="P1"><text:s/>0 <text:s text:c="12"/>6958 disappearance</text:p>
      <text:p text:style-name="P1"><text:s/>0 <text:s text:c="12"/>6956 disagree</text:p>
      <text:p text:style-name="P1"><text:s/>0 <text:s text:c="12"/>6952 disabilities</text:p>
      <text:p text:style-name="P1"><text:s/>0 <text:s text:c="12"/>6953 disability</text:p>
      <text:p text:style-name="P1"><text:s/>0 <text:s text:c="12"/>6954 disable</text:p>
      <text:p text:style-name="P1"><text:s/>0 <text:s text:c="12"/>6955 disabled</text:p>
      <text:p text:style-name="P1"><text:s/>0 <text:s text:c="12"/>6887 dighum</text:p>
      <text:p text:style-name="P1"><text:s/>0 <text:s text:c="12"/>6886 diggs</text:p>
      <text:p text:style-name="P1"><text:s/>0 <text:s text:c="12"/>6885 diggity</text:p>
      <text:p text:style-name="P1"><text:s/>0 <text:s text:c="12"/>6820 dh2015</text:p>
      <text:p text:style-name="P1"><text:s/>0 <text:s text:c="12"/>6816 dgp</text:p>
      <text:p text:style-name="P1"><text:s/>0 <text:s text:c="12"/>6817 dgq12tnfed</text:p>
      <text:p text:style-name="P1"><text:s/>0 <text:s text:c="12"/>6818 dgriwgvu</text:p>
      <text:p text:style-name="P1"><text:s/>0 <text:s text:c="12"/>6815 dgno4fjqwp</text:p>
      <text:p text:style-name="P1"><text:s/>0 <text:s text:c="12"/>6814 dgkfqaoa9b</text:p>
      <text:p text:style-name="P1"><text:s/>0 <text:s text:c="12"/>6813 dgduyvtlpm</text:p>
      <text:p text:style-name="P1"><text:s/>0 <text:s text:c="12"/>6810 dg8pov</text:p>
      <text:p text:style-name="P1"><text:s/>0 <text:s text:c="12"/>6811 dgauha0cfu</text:p>
      <text:p text:style-name="P1"><text:s/>0 <text:s text:c="12"/>6812 dgcaa38fc9</text:p>
      <text:p text:style-name="P1"><text:s/>0 <text:s text:c="12"/>6819 dh</text:p>
      <text:p text:style-name="P1"><text:s/>0 <text:s text:c="12"/>6821 dh3qfuzosx</text:p>
      <text:p text:style-name="P1"><text:s/>0 <text:s text:c="12"/>6834 diagnoses</text:p>
      <text:p text:style-name="P1"><text:s/>0 <text:s text:c="12"/>6822 dhbenelux</text:p>
      <text:p text:style-name="P1"><text:s/>0 <text:s text:c="12"/>6830 di6u76void</text:p>
      <text:p text:style-name="P1"><text:s/>0 <text:s text:c="12"/>6831 diabate</text:p>
      <text:p text:style-name="P1"><text:soft-page-break/><text:s/>0 <text:s text:c="12"/>6832 diabetes</text:p>
      <text:p text:style-name="P1"><text:s/>0 <text:s text:c="12"/>6829 di2c9r6cxd</text:p>
      <text:p text:style-name="P1"><text:s/>0 <text:s text:c="12"/>6827 dhoti</text:p>
      <text:p text:style-name="P1"><text:s/>0 <text:s text:c="12"/>6826 dhngsftlh0</text:p>
      <text:p text:style-name="P1"><text:s/>0 <text:s text:c="12"/>6823 dhfbk2013</text:p>
      <text:p text:style-name="P1"><text:s/>0 <text:s text:c="12"/>6824 dhhh</text:p>
      <text:p text:style-name="P1"><text:s/>0 <text:s text:c="12"/>6825 dhlouofacr</text:p>
      <text:p text:style-name="P1"><text:s/>0 <text:s text:c="12"/>6809 dg6rwtstsq</text:p>
      <text:p text:style-name="P1"><text:s/>0 <text:s text:c="12"/>6808 dfwday</text:p>
      <text:p text:style-name="P1"><text:s/>0 <text:s text:c="12"/>6807 dfw</text:p>
      <text:p text:style-name="P1"><text:s/>0 <text:s text:c="12"/>6806 dfnockpe</text:p>
      <text:p text:style-name="P1"><text:s/>0 <text:s text:c="12"/>6791 devs</text:p>
      <text:p text:style-name="P1"><text:s/>0 <text:s text:c="12"/>6792 dewar</text:p>
      <text:p text:style-name="P1"><text:s/>0 <text:s text:c="12"/>6793 deweo2akvj</text:p>
      <text:p text:style-name="P1"><text:s/>0 <text:s text:c="12"/>6790 devoted</text:p>
      <text:p text:style-name="P1"><text:s/>0 <text:s text:c="12"/>6789 devolvió</text:p>
      <text:p text:style-name="P1"><text:s/>0 <text:s text:c="12"/>6788 devoirs</text:p>
      <text:p text:style-name="P1"><text:s/>0 <text:s text:c="12"/>6785 devil</text:p>
      <text:p text:style-name="P1"><text:s/>0 <text:s text:c="12"/>6786 devilish</text:p>
      <text:p text:style-name="P1"><text:s/>0 <text:s text:c="12"/>6787 devils</text:p>
      <text:p text:style-name="P1"><text:s/>0 <text:s text:c="12"/>6794 dexbfqiq97</text:p>
      <text:p text:style-name="P1"><text:s/>0 <text:s text:c="12"/>6795 dexter</text:p>
      <text:p text:style-name="P1"><text:s/>0 <text:s text:c="12"/>6796 dey</text:p>
      <text:p text:style-name="P1"><text:s/>0 <text:s text:c="12"/>6804 dfl2tnev</text:p>
      <text:p text:style-name="P1"><text:s/>0 <text:s text:c="12"/>6805 dflue8k8b7</text:p>
      <text:p text:style-name="P1"><text:s/>0 <text:s text:c="12"/>6802 dfczeix4t1</text:p>
      <text:p text:style-name="P1"><text:s/>0 <text:s text:c="12"/>6803 dfkg4js2o2</text:p>
      <text:p text:style-name="P1"><text:s/>0 <text:s text:c="12"/>6801 dfbufbgmwh</text:p>
      <text:p text:style-name="P1"><text:s/>0 <text:s text:c="12"/>6797 deyaaaa</text:p>
      <text:p text:style-name="P1"><text:s/>0 <text:s text:c="12"/>6798 deze</text:p>
      <text:p text:style-name="P1"><text:s/>0 <text:s text:c="12"/>6799 dezezomer</text:p>
      <text:p text:style-name="P1"><text:s/>0 <text:s text:c="12"/>6800 df</text:p>
      <text:p text:style-name="P1"><text:s/>0 <text:s text:c="12"/>6833 diacritics</text:p>
      <text:p text:style-name="P1"><text:s/>0 <text:s text:c="12"/>6835 diagnosis</text:p>
      <text:p text:style-name="P1"><text:s/>0 <text:s text:c="12"/>6884 dig</text:p>
      <text:p text:style-name="P1"><text:s/>0 <text:s text:c="12"/>6872 diferencias</text:p>
      <text:p text:style-name="P1"><text:s/>0 <text:s text:c="12"/>6868 dies</text:p>
      <text:p text:style-name="P1"><text:s/>0 <text:s text:c="12"/>6869 diesel</text:p>
      <text:p text:style-name="P1"><text:s/>0 <text:s text:c="12"/>6870 diet</text:p>
      <text:p text:style-name="P1"><text:s/>0 <text:s text:c="12"/>6867 diem</text:p>
      <text:p text:style-name="P1"><text:s/>0 <text:s text:c="12"/>6866 diegoooo</text:p>
      <text:p text:style-name="P1"><text:s/>0 <text:s text:c="12"/>6865 died</text:p>
      <text:p text:style-name="P1"><text:s/>0 <text:s text:c="12"/>6862 didnt</text:p>
      <text:p text:style-name="P1"><text:s/>0 <text:s text:c="12"/>6863 didyouknow</text:p>
      <text:p text:style-name="P1"><text:s/>0 <text:s text:c="12"/>6864 die</text:p>
      <text:p text:style-name="P1"><text:s/>0 <text:s text:c="12"/>6871 dietro</text:p>
      <text:p text:style-name="P1"><text:s/>0 <text:s text:c="12"/>6873 differ</text:p>
      <text:p text:style-name="P1"><text:s/>0 <text:s text:c="12"/>6836 diagnostic</text:p>
      <text:p text:style-name="P1"><text:s/>0 <text:s text:c="12"/>6874 difference</text:p>
      <text:p text:style-name="P1"><text:s/>0 <text:s text:c="12"/>6881 difficulties</text:p>
      <text:p text:style-name="P1"><text:s/>0 <text:s text:c="12"/>6882 difficulty</text:p>
      <text:p text:style-name="P1"><text:s/>0 <text:s text:c="12"/>6883 diffrent</text:p>
      <text:p text:style-name="P1"><text:soft-page-break/><text:s/>0 <text:s text:c="12"/>6880 difficult</text:p>
      <text:p text:style-name="P1"><text:s/>0 <text:s text:c="12"/>6879 difficul</text:p>
      <text:p text:style-name="P1"><text:s/>0 <text:s text:c="12"/>6878 differents</text:p>
      <text:p text:style-name="P1"><text:s/>0 <text:s text:c="12"/>6875 differences</text:p>
      <text:p text:style-name="P1"><text:s/>0 <text:s text:c="12"/>6876 different</text:p>
      <text:p text:style-name="P1"><text:s/>0 <text:s text:c="12"/>6877 differently</text:p>
      <text:p text:style-name="P1"><text:s/>0 <text:s text:c="12"/>6861 didn</text:p>
      <text:p text:style-name="P1"><text:s/>0 <text:s text:c="12"/>6860 diddi</text:p>
      <text:p text:style-name="P1"><text:s/>0 <text:s text:c="12"/>6859 did</text:p>
      <text:p text:style-name="P1"><text:s/>0 <text:s text:c="12"/>6858 dictionary</text:p>
      <text:p text:style-name="P1"><text:s/>0 <text:s text:c="12"/>6843 diary</text:p>
      <text:p text:style-name="P1"><text:s/>0 <text:s text:c="12"/>6844 dias</text:p>
      <text:p text:style-name="P1"><text:s/>0 <text:s text:c="12"/>6845 dib8gzws</text:p>
      <text:p text:style-name="P1"><text:s/>0 <text:s text:c="12"/>6842 diana</text:p>
      <text:p text:style-name="P1"><text:s/>0 <text:s text:c="12"/>6841 diamondsworldtour</text:p>
      <text:p text:style-name="P1"><text:s/>0 <text:s text:c="12"/>6840 diamonds</text:p>
      <text:p text:style-name="P1"><text:s/>0 <text:s text:c="12"/>6837 dialect</text:p>
      <text:p text:style-name="P1"><text:s/>0 <text:s text:c="12"/>6838 dialysis</text:p>
      <text:p text:style-name="P1"><text:s/>0 <text:s text:c="12"/>6839 diamond</text:p>
      <text:p text:style-name="P1"><text:s/>0 <text:s text:c="12"/>6846 dicas</text:p>
      <text:p text:style-name="P1"><text:s/>0 <text:s text:c="12"/>6847 dice</text:p>
      <text:p text:style-name="P1"><text:s/>0 <text:s text:c="12"/>6848 dicen</text:p>
      <text:p text:style-name="P1"><text:s/>0 <text:s text:c="12"/>6856 dicky</text:p>
      <text:p text:style-name="P1"><text:s/>0 <text:s text:c="12"/>6857 dictionaries</text:p>
      <text:p text:style-name="P1"><text:s/>0 <text:s text:c="12"/>6854 dicks</text:p>
      <text:p text:style-name="P1"><text:s/>0 <text:s text:c="12"/>6855 dickson</text:p>
      <text:p text:style-name="P1"><text:s/>0 <text:s text:c="12"/>6853 dickhead</text:p>
      <text:p text:style-name="P1"><text:s/>0 <text:s text:c="12"/>6849 dicho</text:p>
      <text:p text:style-name="P1"><text:s/>0 <text:s text:c="12"/>6850 diciendo</text:p>
      <text:p text:style-name="P1"><text:s/>0 <text:s text:c="12"/>6851 dick</text:p>
      <text:p text:style-name="P1"><text:s/>0 <text:s text:c="12"/>6852 dickersonon</text:p>
      <text:p text:style-name="P1"><text:s/>0 <text:s text:c="12"/>7398 dumping</text:p>
      <text:p text:style-name="P1"><text:s/>0 <text:s text:c="12"/>7399 dumpster</text:p>
      <text:p text:style-name="P1"><text:s/>0 <text:s text:c="12"/>7400 dunbar</text:p>
      <text:p text:style-name="P1"><text:s/>0 <text:s text:c="12"/>7950 enjoyourself</text:p>
      <text:p text:style-name="P1"><text:s/>0 <text:s text:c="12"/>7946 enjoy</text:p>
      <text:p text:style-name="P1"><text:s/>0 <text:s text:c="12"/>7947 enjoyed</text:p>
      <text:p text:style-name="P1"><text:s/>0 <text:s text:c="12"/>7948 enjoying</text:p>
      <text:p text:style-name="P1"><text:s/>0 <text:s text:c="12"/>7945 eniommp9rd</text:p>
      <text:p text:style-name="P1"><text:s/>0 <text:s text:c="12"/>7944 enim</text:p>
      <text:p text:style-name="P1"><text:s/>0 <text:s text:c="12"/>7943 enigmatic</text:p>
      <text:p text:style-name="P1"><text:s/>0 <text:s text:c="12"/>7940 enhance</text:p>
      <text:p text:style-name="P1"><text:s/>0 <text:s text:c="12"/>7941 enhanced</text:p>
      <text:p text:style-name="P1"><text:s/>0 <text:s text:c="12"/>7942 enhancement</text:p>
      <text:p text:style-name="P1"><text:s/>0 <text:s text:c="12"/>7949 enjoyment</text:p>
      <text:p text:style-name="P1"><text:s/>0 <text:s text:c="12"/>7951 enjoywe</text:p>
      <text:p text:style-name="P1"><text:s/>0 <text:s text:c="12"/>7938 engveqpg6u</text:p>
      <text:p text:style-name="P1"><text:s/>0 <text:s text:c="12"/>7952 enlaoficina</text:p>
      <text:p text:style-name="P1"><text:s/>0 <text:s text:c="12"/>7959 enrique</text:p>
      <text:p text:style-name="P1"><text:s/>0 <text:s text:c="12"/>7960 enrollment</text:p>
      <text:p text:style-name="P1"><text:s/>0 <text:s text:c="12"/>7961 enschede</text:p>
      <text:p text:style-name="P1"><text:s/>0 <text:s text:c="12"/>7958 enriching</text:p>
      <text:p text:style-name="P1"><text:soft-page-break/><text:s/>0 <text:s text:c="12"/>7957 enoughisenough</text:p>
      <text:p text:style-name="P1"><text:s/>0 <text:s text:c="12"/>7956 enough</text:p>
      <text:p text:style-name="P1"><text:s/>0 <text:s text:c="12"/>7953 enlighten</text:p>
      <text:p text:style-name="P1"><text:s/>0 <text:s text:c="12"/>7954 ennm8rpnxa</text:p>
      <text:p text:style-name="P1"><text:s/>0 <text:s text:c="12"/>7955 eno</text:p>
      <text:p text:style-name="P1"><text:s/>0 <text:s text:c="12"/>7939 engvsita</text:p>
      <text:p text:style-name="P1"><text:s/>0 <text:s text:c="12"/>7937 engolli</text:p>
      <text:p text:style-name="P1"><text:s/>0 <text:s text:c="12"/>8014 eo2si8e8</text:p>
      <text:p text:style-name="P1"><text:s/>0 <text:s text:c="12"/>7924 engels</text:p>
      <text:p text:style-name="P1"><text:s/>0 <text:s text:c="12"/>7920 engaging</text:p>
      <text:p text:style-name="P1"><text:s/>0 <text:s text:c="12"/>7921 engckzmgln</text:p>
      <text:p text:style-name="P1"><text:s/>0 <text:s text:c="12"/>7922 engeland</text:p>
      <text:p text:style-name="P1"><text:s/>0 <text:s text:c="12"/>7919 engages</text:p>
      <text:p text:style-name="P1"><text:s/>0 <text:s text:c="12"/>7918 engagement</text:p>
      <text:p text:style-name="P1"><text:s/>0 <text:s text:c="12"/>7917 engaged</text:p>
      <text:p text:style-name="P1"><text:s/>0 <text:s text:c="12"/>7914 eng</text:p>
      <text:p text:style-name="P1"><text:s/>0 <text:s text:c="12"/>7915 engadget</text:p>
      <text:p text:style-name="P1"><text:s/>0 <text:s text:c="12"/>7916 engage</text:p>
      <text:p text:style-name="P1"><text:s/>0 <text:s text:c="12"/>7923 engelbart</text:p>
      <text:p text:style-name="P1"><text:s/>0 <text:s text:c="12"/>7925 engeneering</text:p>
      <text:p text:style-name="P1"><text:s/>0 <text:s text:c="12"/>7936 english</text:p>
      <text:p text:style-name="P1"><text:s/>0 <text:s text:c="12"/>7926 engg</text:p>
      <text:p text:style-name="P1"><text:s/>0 <text:s text:c="12"/>7933 engines</text:p>
      <text:p text:style-name="P1"><text:s/>0 <text:s text:c="12"/>7934 england</text:p>
      <text:p text:style-name="P1"><text:s/>0 <text:s text:c="12"/>7935 englandvsuruguay</text:p>
      <text:p text:style-name="P1"><text:s/>0 <text:s text:c="12"/>7932 engineers</text:p>
      <text:p text:style-name="P1"><text:s/>0 <text:s text:c="12"/>7931 engineering_college</text:p>
      <text:p text:style-name="P1"><text:s/>0 <text:s text:c="12"/>7930 engineering</text:p>
      <text:p text:style-name="P1"><text:s/>0 <text:s text:c="12"/>7927 engine</text:p>
      <text:p text:style-name="P1"><text:s/>0 <text:s text:c="12"/>7928 engineer</text:p>
      <text:p text:style-name="P1"><text:s/>0 <text:s text:c="12"/>7929 engineered</text:p>
      <text:p text:style-name="P1"><text:s/>0 <text:s text:c="12"/>7962 ensemble</text:p>
      <text:p text:style-name="P1"><text:s/>0 <text:s text:c="12"/>7963 ensure</text:p>
      <text:p text:style-name="P1"><text:s/>0 <text:s text:c="12"/>7964 ensures</text:p>
      <text:p text:style-name="P1"><text:s/>0 <text:s text:c="12"/>8001 entry</text:p>
      <text:p text:style-name="P1"><text:s/>0 <text:s text:c="12"/>7997 entrepreneurs</text:p>
      <text:p text:style-name="P1"><text:s/>0 <text:s text:c="12"/>7998 entrepreneurship</text:p>
      <text:p text:style-name="P1"><text:s/>0 <text:s text:c="12"/>7999 entrevista</text:p>
      <text:p text:style-name="P1"><text:s/>0 <text:s text:c="12"/>7996 entrepreneurial</text:p>
      <text:p text:style-name="P1"><text:s/>0 <text:s text:c="12"/>7995 entrepreneur</text:p>
      <text:p text:style-name="P1"><text:s/>0 <text:s text:c="12"/>7994 entrepr</text:p>
      <text:p text:style-name="P1"><text:s/>0 <text:s text:c="12"/>7991 entrance</text:p>
      <text:p text:style-name="P1"><text:s/>0 <text:s text:c="12"/>7992 entrato</text:p>
      <text:p text:style-name="P1"><text:s/>0 <text:s text:c="12"/>7993 entre</text:p>
      <text:p text:style-name="P1"><text:s/>0 <text:s text:c="12"/>8000 entries</text:p>
      <text:p text:style-name="P1"><text:s/>0 <text:s text:c="12"/>8002 entrylevel</text:p>
      <text:p text:style-name="P1"><text:s/>0 <text:s text:c="12"/>7965 ensuring</text:p>
      <text:p text:style-name="P1"><text:s/>0 <text:s text:c="12"/>8003 entró</text:p>
      <text:p text:style-name="P1"><text:s/>0 <text:s text:c="12"/>8010 envoy</text:p>
      <text:p text:style-name="P1"><text:s/>0 <text:s text:c="12"/>8011 envy</text:p>
      <text:p text:style-name="P1"><text:s/>0 <text:s text:c="12"/>8012 enya</text:p>
      <text:p text:style-name="P1"><text:s/>0 <text:s text:c="12"/>8009 environments</text:p>
      <text:p text:style-name="P1"><text:soft-page-break/><text:s/>0 <text:s text:c="12"/>8008 environment</text:p>
      <text:p text:style-name="P1"><text:s/>0 <text:s text:c="12"/>8007 enviro</text:p>
      <text:p text:style-name="P1"><text:s/>0 <text:s text:c="12"/>8004 enuexmvhrq</text:p>
      <text:p text:style-name="P1"><text:s/>0 <text:s text:c="12"/>8005 enuf</text:p>
      <text:p text:style-name="P1"><text:s/>0 <text:s text:c="12"/>8006 enviar</text:p>
      <text:p text:style-name="P1"><text:s/>0 <text:s text:c="12"/>7990 entradas</text:p>
      <text:p text:style-name="P1"><text:s/>0 <text:s text:c="12"/>7989 entrada</text:p>
      <text:p text:style-name="P1"><text:s/>0 <text:s text:c="12"/>7988 entra</text:p>
      <text:p text:style-name="P1"><text:s/>0 <text:s text:c="12"/>7987 entomatada</text:p>
      <text:p text:style-name="P1"><text:s/>0 <text:s text:c="12"/>7972 enters</text:p>
      <text:p text:style-name="P1"><text:s/>0 <text:s text:c="12"/>7973 entertaiment</text:p>
      <text:p text:style-name="P1"><text:s/>0 <text:s text:c="12"/>7974 entertain</text:p>
      <text:p text:style-name="P1"><text:s/>0 <text:s text:c="12"/>7971 enterprises</text:p>
      <text:p text:style-name="P1"><text:s/>0 <text:s text:c="12"/>7970 enterprise</text:p>
      <text:p text:style-name="P1"><text:s/>0 <text:s text:c="12"/>7969 entering</text:p>
      <text:p text:style-name="P1"><text:s/>0 <text:s text:c="12"/>7966 entendí</text:p>
      <text:p text:style-name="P1"><text:s/>0 <text:s text:c="12"/>7967 enter</text:p>
      <text:p text:style-name="P1"><text:s/>0 <text:s text:c="12"/>7968 entered</text:p>
      <text:p text:style-name="P1"><text:s/>0 <text:s text:c="12"/>7975 entertained</text:p>
      <text:p text:style-name="P1"><text:s/>0 <text:s text:c="12"/>7976 entertaining</text:p>
      <text:p text:style-name="P1"><text:s/>0 <text:s text:c="12"/>7977 entertainment</text:p>
      <text:p text:style-name="P1"><text:s/>0 <text:s text:c="12"/>7985 entitled</text:p>
      <text:p text:style-name="P1"><text:s/>0 <text:s text:c="12"/>7986 entity</text:p>
      <text:p text:style-name="P1"><text:s/>0 <text:s text:c="12"/>7983 entirety</text:p>
      <text:p text:style-name="P1"><text:s/>0 <text:s text:c="12"/>7984 entities</text:p>
      <text:p text:style-name="P1"><text:s/>0 <text:s text:c="12"/>7982 entirely</text:p>
      <text:p text:style-name="P1"><text:s/>0 <text:s text:c="12"/>7978 entertainmentatitsfinest</text:p>
      <text:p text:style-name="P1"><text:s/>0 <text:s text:c="12"/>7979 enthused</text:p>
      <text:p text:style-name="P1"><text:s/>0 <text:s text:c="12"/>7980 enthusiasm</text:p>
      <text:p text:style-name="P1"><text:s/>0 <text:s text:c="12"/>7981 entire</text:p>
      <text:p text:style-name="P1"><text:s/>0 <text:s text:c="12"/>7913 enewsline</text:p>
      <text:p text:style-name="P1"><text:s/>0 <text:s text:c="12"/>7912 enerschijnenooknumensentezijndieditdenken</text:p>
      <text:p text:style-name="P1"><text:s/>0 <text:s text:c="12"/>7911 energydrink</text:p>
      <text:p text:style-name="P1"><text:s/>0 <text:s text:c="12"/>7847 emoticons</text:p>
      <text:p text:style-name="P1"><text:s/>0 <text:s text:c="12"/>7843 emojis</text:p>
      <text:p text:style-name="P1"><text:s/>0 <text:s text:c="12"/>7844 emory</text:p>
      <text:p text:style-name="P1"><text:s/>0 <text:s text:c="12"/>7845 emosion</text:p>
      <text:p text:style-name="P1"><text:s/>0 <text:s text:c="12"/>7842 emoji</text:p>
      <text:p text:style-name="P1"><text:s/>0 <text:s text:c="12"/>7841 emo</text:p>
      <text:p text:style-name="P1"><text:s/>0 <text:s text:c="12"/>7840 emjgijuw</text:p>
      <text:p text:style-name="P1"><text:s/>0 <text:s text:c="12"/>7837 emiliana</text:p>
      <text:p text:style-name="P1"><text:s/>0 <text:s text:c="12"/>7838 emily</text:p>
      <text:p text:style-name="P1"><text:s/>0 <text:s text:c="12"/>7839 eminem</text:p>
      <text:p text:style-name="P1"><text:s/>0 <text:s text:c="12"/>7846 emoticon</text:p>
      <text:p text:style-name="P1"><text:s/>0 <text:s text:c="12"/>7848 emotinally</text:p>
      <text:p text:style-name="P1"><text:s/>0 <text:s text:c="12"/>7860 employability</text:p>
      <text:p text:style-name="P1"><text:s/>0 <text:s text:c="12"/>7849 emotion</text:p>
      <text:p text:style-name="P1"><text:s/>0 <text:s text:c="12"/>7856 empire</text:p>
      <text:p text:style-name="P1"><text:s/>0 <text:s text:c="12"/>7857 empires</text:p>
      <text:p text:style-name="P1"><text:s/>0 <text:s text:c="12"/>7858 empirical</text:p>
      <text:p text:style-name="P1"><text:s/>0 <text:s text:c="12"/>7855 empiezas</text:p>
      <text:p text:style-name="P1"><text:s/>0 <text:s text:c="12"/>7854 empiece</text:p>
      <text:p text:style-name="P1"><text:soft-page-break/><text:s/>0 <text:s text:c="12"/>7853 empathize</text:p>
      <text:p text:style-name="P1"><text:s/>0 <text:s text:c="12"/>7850 emotional</text:p>
      <text:p text:style-name="P1"><text:s/>0 <text:s text:c="12"/>7851 emotionally</text:p>
      <text:p text:style-name="P1"><text:s/>0 <text:s text:c="12"/>7852 emotions</text:p>
      <text:p text:style-name="P1"><text:s/>0 <text:s text:c="12"/>7836 emilia</text:p>
      <text:p text:style-name="P1"><text:s/>0 <text:s text:c="12"/>7835 emile</text:p>
      <text:p text:style-name="P1"><text:s/>0 <text:s text:c="12"/>7834 emerson</text:p>
      <text:p text:style-name="P1"><text:s/>0 <text:s text:c="12"/>7833 emerging</text:p>
      <text:p text:style-name="P1"><text:s/>0 <text:s text:c="12"/>7818 embark</text:p>
      <text:p text:style-name="P1"><text:s/>0 <text:s text:c="12"/>7819 embarks</text:p>
      <text:p text:style-name="P1"><text:s/>0 <text:s text:c="12"/>7820 embarrassed</text:p>
      <text:p text:style-name="P1"><text:s/>0 <text:s text:c="12"/>7817 embarcadero</text:p>
      <text:p text:style-name="P1"><text:s/>0 <text:s text:c="12"/>7816 emba6mvzeb</text:p>
      <text:p text:style-name="P1"><text:s/>0 <text:s text:c="12"/>7815 emba</text:p>
      <text:p text:style-name="P1"><text:s/>0 <text:s text:c="12"/>7812 email</text:p>
      <text:p text:style-name="P1"><text:s/>0 <text:s text:c="12"/>7813 emailmkt</text:p>
      <text:p text:style-name="P1"><text:s/>0 <text:s text:c="12"/>7814 emails</text:p>
      <text:p text:style-name="P1"><text:s/>0 <text:s text:c="12"/>7821 embarrassing</text:p>
      <text:p text:style-name="P1"><text:s/>0 <text:s text:c="12"/>7822 embarrassingly</text:p>
      <text:p text:style-name="P1"><text:s/>0 <text:s text:c="12"/>7823 embe</text:p>
      <text:p text:style-name="P1"><text:s/>0 <text:s text:c="12"/>7831 emergencies</text:p>
      <text:p text:style-name="P1"><text:s/>0 <text:s text:c="12"/>7832 emergency</text:p>
      <text:p text:style-name="P1"><text:s/>0 <text:s text:c="12"/>7829 emedtufw2s</text:p>
      <text:p text:style-name="P1"><text:s/>0 <text:s text:c="12"/>7830 emergence</text:p>
      <text:p text:style-name="P1"><text:s/>0 <text:s text:c="12"/>7828 embroidery</text:p>
      <text:p text:style-name="P1"><text:s/>0 <text:s text:c="12"/>7824 ember</text:p>
      <text:p text:style-name="P1"><text:s/>0 <text:s text:c="12"/>7825 emberjs</text:p>
      <text:p text:style-name="P1"><text:s/>0 <text:s text:c="12"/>7826 embrace</text:p>
      <text:p text:style-name="P1"><text:s/>0 <text:s text:c="12"/>7827 embraces</text:p>
      <text:p text:style-name="P1"><text:s/>0 <text:s text:c="12"/>7859 empiry</text:p>
      <text:p text:style-name="P1"><text:s/>0 <text:s text:c="12"/>7861 employed</text:p>
      <text:p text:style-name="P1"><text:s/>0 <text:s text:c="12"/>7910 energy</text:p>
      <text:p text:style-name="P1"><text:s/>0 <text:s text:c="12"/>7898 endgej</text:p>
      <text:p text:style-name="P1"><text:s/>0 <text:s text:c="12"/>7894 end</text:p>
      <text:p text:style-name="P1"><text:s/>0 <text:s text:c="12"/>7895 endbh</text:p>
      <text:p text:style-name="P1"><text:s/>0 <text:s text:c="12"/>7896 ended</text:p>
      <text:p text:style-name="P1"><text:s/>0 <text:s text:c="12"/>7893 encyclopedie</text:p>
      <text:p text:style-name="P1"><text:s/>0 <text:s text:c="12"/>7892 encuesta</text:p>
      <text:p text:style-name="P1"><text:s/>0 <text:s text:c="12"/>7891 encouraging</text:p>
      <text:p text:style-name="P1"><text:s/>0 <text:s text:c="12"/>7888 encourage</text:p>
      <text:p text:style-name="P1"><text:s/>0 <text:s text:c="12"/>7889 encouraged</text:p>
      <text:p text:style-name="P1"><text:s/>0 <text:s text:c="12"/>7890 encourages</text:p>
      <text:p text:style-name="P1"><text:s/>0 <text:s text:c="12"/>7897 enders</text:p>
      <text:p text:style-name="P1"><text:s/>0 <text:s text:c="12"/>7899 ending</text:p>
      <text:p text:style-name="P1"><text:s/>0 <text:s text:c="12"/>7862 employee</text:p>
      <text:p text:style-name="P1"><text:s/>0 <text:s text:c="12"/>7900 endless</text:p>
      <text:p text:style-name="P1"><text:s/>0 <text:s text:c="12"/>7907 enemies</text:p>
      <text:p text:style-name="P1"><text:s/>0 <text:s text:c="12"/>7908 enemy</text:p>
      <text:p text:style-name="P1"><text:s/>0 <text:s text:c="12"/>7909 energies</text:p>
      <text:p text:style-name="P1"><text:s/>0 <text:s text:c="12"/>7906 eneded</text:p>
      <text:p text:style-name="P1"><text:s/>0 <text:s text:c="12"/>7905 ene</text:p>
      <text:p text:style-name="P1"><text:s/>0 <text:s text:c="12"/>7904 endsession</text:p>
      <text:p text:style-name="P1"><text:soft-page-break/><text:s/>0 <text:s text:c="12"/>7901 endlesssummer</text:p>
      <text:p text:style-name="P1"><text:s/>0 <text:s text:c="12"/>7902 endpoint</text:p>
      <text:p text:style-name="P1"><text:s/>0 <text:s text:c="12"/>7903 ends</text:p>
      <text:p text:style-name="P1"><text:s/>0 <text:s text:c="12"/>7887 encounter</text:p>
      <text:p text:style-name="P1"><text:s/>0 <text:s text:c="12"/>7886 encontrado</text:p>
      <text:p text:style-name="P1"><text:s/>0 <text:s text:c="12"/>7885 enciende</text:p>
      <text:p text:style-name="P1"><text:s/>0 <text:s text:c="12"/>7884 enchiladas</text:p>
      <text:p text:style-name="P1"><text:s/>0 <text:s text:c="12"/>7869 empowered</text:p>
      <text:p text:style-name="P1"><text:s/>0 <text:s text:c="12"/>7870 empowering</text:p>
      <text:p text:style-name="P1"><text:s/>0 <text:s text:c="12"/>7871 empowerment</text:p>
      <text:p text:style-name="P1"><text:s/>0 <text:s text:c="12"/>7868 empower</text:p>
      <text:p text:style-name="P1"><text:s/>0 <text:s text:c="12"/>7867 employment</text:p>
      <text:p text:style-name="P1"><text:s/>0 <text:s text:c="12"/>7866 employers</text:p>
      <text:p text:style-name="P1"><text:s/>0 <text:s text:c="12"/>7863 employeeengagement</text:p>
      <text:p text:style-name="P1"><text:s/>0 <text:s text:c="12"/>7864 employees</text:p>
      <text:p text:style-name="P1"><text:s/>0 <text:s text:c="12"/>7865 employer</text:p>
      <text:p text:style-name="P1"><text:s/>0 <text:s text:c="12"/>7872 empowers</text:p>
      <text:p text:style-name="P1"><text:s/>0 <text:s text:c="12"/>7873 empty</text:p>
      <text:p text:style-name="P1"><text:s/>0 <text:s text:c="12"/>7874 emukgvyzco</text:p>
      <text:p text:style-name="P1"><text:s/>0 <text:s text:c="12"/>7882 encanto</text:p>
      <text:p text:style-name="P1"><text:s/>0 <text:s text:c="12"/>7883 enchilada</text:p>
      <text:p text:style-name="P1"><text:s/>0 <text:s text:c="12"/>7880 enamorado</text:p>
      <text:p text:style-name="P1"><text:s/>0 <text:s text:c="12"/>7881 encanta</text:p>
      <text:p text:style-name="P1"><text:s/>0 <text:s text:c="12"/>7879 enacting</text:p>
      <text:p text:style-name="P1"><text:s/>0 <text:s text:c="12"/>7875 emulator</text:p>
      <text:p text:style-name="P1"><text:s/>0 <text:s text:c="12"/>7876 en</text:p>
      <text:p text:style-name="P1"><text:s/>0 <text:s text:c="12"/>7877 en_recruit</text:p>
      <text:p text:style-name="P1"><text:s/>0 <text:s text:c="12"/>7878 ena5azy5ha</text:p>
      <text:p text:style-name="P1"><text:s/>0 <text:s text:c="12"/>8013 enzovoorts</text:p>
      <text:p text:style-name="P1"><text:s/>0 <text:s text:c="12"/>8015 eo9vizev</text:p>
      <text:p text:style-name="P1"><text:s/>0 <text:s text:c="12"/>7810 em</text:p>
      <text:p text:style-name="P1"><text:s/>0 <text:s text:c="12"/>8156 estuvo</text:p>
      <text:p text:style-name="P1"><text:s/>0 <text:s text:c="12"/>8152 estonia</text:p>
      <text:p text:style-name="P1"><text:s/>0 <text:s text:c="12"/>8153 estoy</text:p>
      <text:p text:style-name="P1"><text:s/>0 <text:s text:c="12"/>8154 estra</text:p>
      <text:p text:style-name="P1"><text:s/>0 <text:s text:c="12"/>8151 esto</text:p>
      <text:p text:style-name="P1"><text:s/>0 <text:s text:c="12"/>8150 estland</text:p>
      <text:p text:style-name="P1"><text:s/>0 <text:s text:c="12"/>8149 estivo</text:p>
      <text:p text:style-name="P1"><text:s/>0 <text:s text:c="12"/>8146 esther</text:p>
      <text:p text:style-name="P1"><text:s/>0 <text:s text:c="12"/>8147 estimated</text:p>
      <text:p text:style-name="P1"><text:s/>0 <text:s text:c="12"/>8148 estimates</text:p>
      <text:p text:style-name="P1"><text:s/>0 <text:s text:c="12"/>8155 estribillo</text:p>
      <text:p text:style-name="P1"><text:s/>0 <text:s text:c="12"/>8157 está</text:p>
      <text:p text:style-name="P1"><text:s/>0 <text:s text:c="12"/>8144 este</text:p>
      <text:p text:style-name="P1"><text:s/>0 <text:s text:c="12"/>8158 estáis</text:p>
      <text:p text:style-name="P1"><text:s/>0 <text:s text:c="12"/>8165 eternamente</text:p>
      <text:p text:style-name="P1"><text:s/>0 <text:s text:c="12"/>8166 etfxdozz7v</text:p>
      <text:p text:style-name="P1"><text:s/>0 <text:s text:c="12"/>8167 ether</text:p>
      <text:p text:style-name="P1"><text:s/>0 <text:s text:c="12"/>8164 eten</text:p>
      <text:p text:style-name="P1"><text:s/>0 <text:s text:c="12"/>8163 etc</text:p>
      <text:p text:style-name="P1"><text:s/>0 <text:s text:c="12"/>8162 et6eqwror9</text:p>
      <text:p text:style-name="P1"><text:s/>0 <text:s text:c="12"/>8159 estándar</text:p>
      <text:p text:style-name="P1"><text:soft-page-break/><text:s/>0 <text:s text:c="12"/>8160 eswc2011</text:p>
      <text:p text:style-name="P1"><text:s/>0 <text:s text:c="12"/>8161 et</text:p>
      <text:p text:style-name="P1"><text:s/>0 <text:s text:c="12"/>8145 estereo</text:p>
      <text:p text:style-name="P1"><text:s/>0 <text:s text:c="12"/>8143 estc6rx0</text:p>
      <text:p text:style-name="P1"><text:s/>0 <text:s text:c="12"/>8016 eomxoovfgg</text:p>
      <text:p text:style-name="P1"><text:s/>0 <text:s text:c="12"/>8130 essem2013</text:p>
      <text:p text:style-name="P1"><text:s/>0 <text:s text:c="12"/>8126 essa</text:p>
      <text:p text:style-name="P1"><text:s/>0 <text:s text:c="12"/>8127 essay</text:p>
      <text:p text:style-name="P1"><text:s/>0 <text:s text:c="12"/>8128 essays</text:p>
      <text:p text:style-name="P1"><text:s/>0 <text:s text:c="12"/>8125 ess5zdtw9z</text:p>
      <text:p text:style-name="P1"><text:s/>0 <text:s text:c="12"/>8124 esryeamdqv</text:p>
      <text:p text:style-name="P1"><text:s/>0 <text:s text:c="12"/>8123 esrduo2tl1</text:p>
      <text:p text:style-name="P1"><text:s/>0 <text:s text:c="12"/>8120 esq</text:p>
      <text:p text:style-name="P1"><text:s/>0 <text:s text:c="12"/>8121 esque</text:p>
      <text:p text:style-name="P1"><text:s/>0 <text:s text:c="12"/>8122 esquire</text:p>
      <text:p text:style-name="P1"><text:s/>0 <text:s text:c="12"/>8129 esse</text:p>
      <text:p text:style-name="P1"><text:s/>0 <text:s text:c="12"/>8131 essential</text:p>
      <text:p text:style-name="P1"><text:s/>0 <text:s text:c="12"/>8142 estate</text:p>
      <text:p text:style-name="P1"><text:s/>0 <text:s text:c="12"/>8132 essere</text:p>
      <text:p text:style-name="P1"><text:s/>0 <text:s text:c="12"/>8139 establishes</text:p>
      <text:p text:style-name="P1"><text:s/>0 <text:s text:c="12"/>8140 estado</text:p>
      <text:p text:style-name="P1"><text:s/>0 <text:s text:c="12"/>8141 estan</text:p>
      <text:p text:style-name="P1"><text:s/>0 <text:s text:c="12"/>8138 establish</text:p>
      <text:p text:style-name="P1"><text:s/>0 <text:s text:c="12"/>8137 estable</text:p>
      <text:p text:style-name="P1"><text:s/>0 <text:s text:c="12"/>8136 estaaaaaaaaaaaaa</text:p>
      <text:p text:style-name="P1"><text:s/>0 <text:s text:c="12"/>8133 essex</text:p>
      <text:p text:style-name="P1"><text:s/>0 <text:s text:c="12"/>8134 esslli</text:p>
      <text:p text:style-name="P1"><text:s/>0 <text:s text:c="12"/>8135 esta</text:p>
      <text:p text:style-name="P1"><text:s/>0 <text:s text:c="12"/>8168 ethereal</text:p>
      <text:p text:style-name="P1"><text:s/>0 <text:s text:c="12"/>8169 ethernet</text:p>
      <text:p text:style-name="P1"><text:s/>0 <text:s text:c="12"/>8170 ethical</text:p>
      <text:p text:style-name="P1"><text:s/>0 <text:s text:c="12"/>8208 evacuated</text:p>
      <text:p text:style-name="P1"><text:s/>0 <text:s text:c="12"/>8204 ev</text:p>
      <text:p text:style-name="P1"><text:s/>0 <text:s text:c="12"/>8205 ev4zgni7ep</text:p>
      <text:p text:style-name="P1"><text:s/>0 <text:s text:c="12"/>8206 eva</text:p>
      <text:p text:style-name="P1"><text:s/>0 <text:s text:c="12"/>8203 euyfyl1g</text:p>
      <text:p text:style-name="P1"><text:s/>0 <text:s text:c="12"/>8202 euxmqppp4o</text:p>
      <text:p text:style-name="P1"><text:s/>0 <text:s text:c="12"/>8201 euw</text:p>
      <text:p text:style-name="P1"><text:s/>0 <text:s text:c="12"/>8198 eurovision</text:p>
      <text:p text:style-name="P1"><text:s/>0 <text:s text:c="12"/>8199 eurovisionsongcontest2014</text:p>
      <text:p text:style-name="P1"><text:s/>0 <text:s text:c="12"/>9818 gingerbread</text:p>
      <text:p text:style-name="P1"><text:s/>0 <text:s text:c="12"/>8207 evacuate</text:p>
      <text:p text:style-name="P1"><text:s/>0 <text:s text:c="12"/>8209 evacuation</text:p>
      <text:p text:style-name="P1"><text:s/>0 <text:s text:c="12"/>8171 ethically</text:p>
      <text:p text:style-name="P1"><text:s/>0 <text:s text:c="12"/>8210 evading</text:p>
      <text:p text:style-name="P1"><text:s/>0 <text:s text:c="12"/>8217 eve</text:p>
      <text:p text:style-name="P1"><text:s/>0 <text:s text:c="12"/>8218 evearnold</text:p>
      <text:p text:style-name="P1"><text:s/>0 <text:s text:c="12"/>8219 even</text:p>
      <text:p text:style-name="P1"><text:s/>0 <text:s text:c="12"/>8216 evcznsrcna</text:p>
      <text:p text:style-name="P1"><text:s/>0 <text:s text:c="12"/>8215 evar</text:p>
      <text:p text:style-name="P1"><text:s/>0 <text:s text:c="12"/>8214 evans</text:p>
      <text:p text:style-name="P1"><text:s/>0 <text:s text:c="12"/>8211 evaluate</text:p>
      <text:p text:style-name="P1"><text:soft-page-break/><text:s/>0 <text:s text:c="12"/>8212 evaluation</text:p>
      <text:p text:style-name="P1"><text:s/>0 <text:s text:c="12"/>8213 evan</text:p>
      <text:p text:style-name="P1"><text:s/>0 <text:s text:c="12"/>8197 euros</text:p>
      <text:p text:style-name="P1"><text:s/>0 <text:s text:c="12"/>8196 europee</text:p>
      <text:p text:style-name="P1"><text:s/>0 <text:s text:c="12"/>8195 europeans</text:p>
      <text:p text:style-name="P1"><text:s/>0 <text:s text:c="12"/>8194 europeancommission</text:p>
      <text:p text:style-name="P1"><text:s/>0 <text:s text:c="12"/>8178 etsimo</text:p>
      <text:p text:style-name="P1"><text:s/>0 <text:s text:c="12"/>8179 etsy</text:p>
      <text:p text:style-name="P1"><text:s/>0 <text:s text:c="12"/>8180 ett</text:p>
      <text:p text:style-name="P1"><text:s/>0 <text:s text:c="12"/>8177 etolehxlsg</text:p>
      <text:p text:style-name="P1"><text:s/>0 <text:s text:c="12"/>8176 etnqrylv</text:p>
      <text:p text:style-name="P1"><text:s/>0 <text:s text:c="12"/>8175 etjacvhnc9</text:p>
      <text:p text:style-name="P1"><text:s/>0 <text:s text:c="12"/>8172 ethics</text:p>
      <text:p text:style-name="P1"><text:s/>0 <text:s text:c="12"/>8173 ethiopiăťrs</text:p>
      <text:p text:style-name="P1"><text:s/>0 <text:s text:c="12"/>8174 ethnography</text:p>
      <text:p text:style-name="P1"><text:s/>0 <text:s text:c="12"/>8181 etyozumqxn</text:p>
      <text:p text:style-name="P1"><text:s/>0 <text:s text:c="12"/>8182 etyr1uncah</text:p>
      <text:p text:style-name="P1"><text:s/>0 <text:s text:c="12"/>8183 etzhfo17te</text:p>
      <text:p text:style-name="P1"><text:s/>0 <text:s text:c="12"/>8192 europe</text:p>
      <text:p text:style-name="P1"><text:s/>0 <text:s text:c="12"/>8193 european</text:p>
      <text:p text:style-name="P1"><text:s/>0 <text:s text:c="12"/>8190 euro</text:p>
      <text:p text:style-name="P1"><text:s/>0 <text:s text:c="12"/>8191 eurokushtour</text:p>
      <text:p text:style-name="P1"><text:s/>0 <text:s text:c="12"/>8189 euphoria</text:p>
      <text:p text:style-name="P1"><text:s/>0 <text:s text:c="12"/>8185 eu1cox1m</text:p>
      <text:p text:style-name="P1"><text:s/>0 <text:s text:c="12"/>8186 eu27</text:p>
      <text:p text:style-name="P1"><text:s/>0 <text:s text:c="12"/>8187 eugenio</text:p>
      <text:p text:style-name="P1"><text:s/>0 <text:s text:c="12"/>8188 eum9loiadn</text:p>
      <text:p text:style-name="P1"><text:s/>0 <text:s text:c="12"/>8119 espíritu</text:p>
      <text:p text:style-name="P1"><text:s/>0 <text:s text:c="12"/>8118 espérate</text:p>
      <text:p text:style-name="P1"><text:s/>0 <text:s text:c="12"/>8117 espresso</text:p>
      <text:p text:style-name="P1"><text:s/>0 <text:s text:c="12"/>8053 er</text:p>
      <text:p text:style-name="P1"><text:s/>0 <text:s text:c="12"/>8049 equipment</text:p>
      <text:p text:style-name="P1"><text:s/>0 <text:s text:c="12"/>8050 equivalent</text:p>
      <text:p text:style-name="P1"><text:s/>0 <text:s text:c="12"/>8051 equo3uyk</text:p>
      <text:p text:style-name="P1"><text:s/>0 <text:s text:c="12"/>8048 equinox</text:p>
      <text:p text:style-name="P1"><text:s/>0 <text:s text:c="12"/>8047 equations</text:p>
      <text:p text:style-name="P1"><text:s/>0 <text:s text:c="12"/>8046 equate</text:p>
      <text:p text:style-name="P1"><text:s/>0 <text:s text:c="12"/>8043 equal</text:p>
      <text:p text:style-name="P1"><text:s/>0 <text:s text:c="12"/>8044 equality</text:p>
      <text:p text:style-name="P1"><text:s/>0 <text:s text:c="12"/>8045 equals</text:p>
      <text:p text:style-name="P1"><text:s/>0 <text:s text:c="12"/>8052 eqz2bo2nxi</text:p>
      <text:p text:style-name="P1"><text:s/>0 <text:s text:c="12"/>8054 era</text:p>
      <text:p text:style-name="P1"><text:s/>0 <text:s text:c="12"/>8066 erie</text:p>
      <text:p text:style-name="P1"><text:s/>0 <text:s text:c="12"/>8055 eran</text:p>
      <text:p text:style-name="P1"><text:s/>0 <text:s text:c="12"/>8062 erection</text:p>
      <text:p text:style-name="P1"><text:s/>0 <text:s text:c="12"/>8063 eres</text:p>
      <text:p text:style-name="P1"><text:s/>0 <text:s text:c="12"/>8064 eric</text:p>
      <text:p text:style-name="P1"><text:s/>0 <text:s text:c="12"/>8061 ere14</text:p>
      <text:p text:style-name="P1"><text:s/>0 <text:s text:c="12"/>8060 erd</text:p>
      <text:p text:style-name="P1"><text:s/>0 <text:s text:c="12"/>8059 ercolani</text:p>
      <text:p text:style-name="P1"><text:s/>0 <text:s text:c="12"/>8056 erase</text:p>
      <text:p text:style-name="P1"><text:s/>0 <text:s text:c="12"/>8057 erased</text:p>
      <text:p text:style-name="P1"><text:soft-page-break/><text:s/>0 <text:s text:c="12"/>8058 eravamo</text:p>
      <text:p text:style-name="P1"><text:s/>0 <text:s text:c="12"/>8042 eqtwbagxon</text:p>
      <text:p text:style-name="P1"><text:s/>0 <text:s text:c="12"/>8041 eqklrmzjzq</text:p>
      <text:p text:style-name="P1"><text:s/>0 <text:s text:c="12"/>8040 eq</text:p>
      <text:p text:style-name="P1"><text:s/>0 <text:s text:c="12"/>8039 eponymous</text:p>
      <text:p text:style-name="P1"><text:s/>0 <text:s text:c="12"/>8023 epic</text:p>
      <text:p text:style-name="P1"><text:s/>0 <text:s text:c="12"/>8024 epically</text:p>
      <text:p text:style-name="P1"><text:s/>0 <text:s text:c="12"/>8025 epicenter</text:p>
      <text:p text:style-name="P1"><text:s/>0 <text:s text:c="12"/>8022 ephesus</text:p>
      <text:p text:style-name="P1"><text:s/>0 <text:s text:c="12"/>8021 ephemera</text:p>
      <text:p text:style-name="P1"><text:s/>0 <text:s text:c="12"/>8020 epgr2ff0d1</text:p>
      <text:p text:style-name="P1"><text:s/>0 <text:s text:c="12"/>8017 ep</text:p>
      <text:p text:style-name="P1"><text:s/>0 <text:s text:c="12"/>8018 ep8m6v18om</text:p>
      <text:p text:style-name="P1"><text:s/>0 <text:s text:c="12"/>8019 epfl</text:p>
      <text:p text:style-name="P1"><text:s/>0 <text:s text:c="12"/>8026 epicfail</text:p>
      <text:p text:style-name="P1"><text:s/>0 <text:s text:c="12"/>8027 epics</text:p>
      <text:p text:style-name="P1"><text:s/>0 <text:s text:c="12"/>8028 epiefk4a</text:p>
      <text:p text:style-name="P1"><text:s/>0 <text:s text:c="12"/>8037 epnhe2abus</text:p>
      <text:p text:style-name="P1"><text:s/>0 <text:s text:c="12"/>8038 epocale</text:p>
      <text:p text:style-name="P1"><text:s/>0 <text:s text:c="12"/>8035 epn</text:p>
      <text:p text:style-name="P1"><text:s/>0 <text:s text:c="12"/>8036 epnbringthemback</text:p>
      <text:p text:style-name="P1"><text:s/>0 <text:s text:c="12"/>8034 epmdj5cslf</text:p>
      <text:p text:style-name="P1"><text:s/>0 <text:s text:c="12"/>8029 epigenome</text:p>
      <text:p text:style-name="P1"><text:s/>0 <text:s text:c="12"/>8030 epilepsy</text:p>
      <text:p text:style-name="P1"><text:s/>0 <text:s text:c="12"/>8032 episodes</text:p>
      <text:p text:style-name="P1"><text:s/>0 <text:s text:c="12"/>8033 episodicmemory</text:p>
      <text:p text:style-name="P1"><text:s/>0 <text:s text:c="12"/>8065 erickson</text:p>
      <text:p text:style-name="P1"><text:s/>0 <text:s text:c="12"/>8067 erin</text:p>
      <text:p text:style-name="P1"><text:s/>0 <text:s text:c="12"/>8116 esports</text:p>
      <text:p text:style-name="P1"><text:s/>0 <text:s text:c="12"/>8104 esliginde</text:p>
      <text:p text:style-name="P1"><text:s/>0 <text:s text:c="12"/>8100 ese</text:p>
      <text:p text:style-name="P1"><text:s/>0 <text:s text:c="12"/>8101 esiq3mvn</text:p>
      <text:p text:style-name="P1"><text:s/>0 <text:s text:c="12"/>8102 eskills</text:p>
      <text:p text:style-name="P1"><text:s/>0 <text:s text:c="12"/>8099 escuela</text:p>
      <text:p text:style-name="P1"><text:s/>0 <text:s text:c="12"/>8098 escuchare</text:p>
      <text:p text:style-name="P1"><text:s/>0 <text:s text:c="12"/>8097 escuchando</text:p>
      <text:p text:style-name="P1"><text:s/>0 <text:s text:c="12"/>8094 escience</text:p>
      <text:p text:style-name="P1"><text:s/>0 <text:s text:c="12"/>8095 escrobot</text:p>
      <text:p text:style-name="P1"><text:s/>0 <text:s text:c="12"/>8096 escucha</text:p>
      <text:p text:style-name="P1"><text:s/>0 <text:s text:c="12"/>8103 eskimo</text:p>
      <text:p text:style-name="P1"><text:s/>0 <text:s text:c="12"/>8105 esnjlv7wyd</text:p>
      <text:p text:style-name="P1"><text:s/>0 <text:s text:c="12"/>8068 erjqphrn</text:p>
      <text:p text:style-name="P1"><text:s/>0 <text:s text:c="12"/>8106 eso</text:p>
      <text:p text:style-name="P1"><text:s/>0 <text:s text:c="12"/>8113 especially</text:p>
      <text:p text:style-name="P1"><text:s/>0 <text:s text:c="12"/>8114 espn</text:p>
      <text:p text:style-name="P1"><text:s/>0 <text:s text:c="12"/>8115 esponja</text:p>
      <text:p text:style-name="P1"><text:s/>0 <text:s text:c="12"/>8112 españoles</text:p>
      <text:p text:style-name="P1"><text:s/>0 <text:s text:c="12"/>8111 español</text:p>
      <text:p text:style-name="P1"><text:s/>0 <text:s text:c="12"/>8110 españa</text:p>
      <text:p text:style-name="P1"><text:s/>0 <text:s text:c="12"/>8107 esophageal</text:p>
      <text:p text:style-name="P1"><text:s/>0 <text:s text:c="12"/>8108 esos</text:p>
      <text:p text:style-name="P1"><text:s/>0 <text:s text:c="12"/>8109 esp</text:p>
      <text:p text:style-name="P1"><text:soft-page-break/><text:s/>0 <text:s text:c="12"/>8093 escaping</text:p>
      <text:p text:style-name="P1"><text:s/>0 <text:s text:c="12"/>8092 escapes</text:p>
      <text:p text:style-name="P1"><text:s/>0 <text:s text:c="12"/>8091 escape</text:p>
      <text:p text:style-name="P1"><text:s/>0 <text:s text:c="12"/>8090 esa</text:p>
      <text:p text:style-name="P1"><text:s/>0 <text:s text:c="12"/>8075 erotomania</text:p>
      <text:p text:style-name="P1"><text:s/>0 <text:s text:c="12"/>8076 err</text:p>
      <text:p text:style-name="P1"><text:s/>0 <text:s text:c="12"/>8077 errands</text:p>
      <text:p text:style-name="P1"><text:s/>0 <text:s text:c="12"/>8074 eroticnoire</text:p>
      <text:p text:style-name="P1"><text:s/>0 <text:s text:c="12"/>8073 ernst</text:p>
      <text:p text:style-name="P1"><text:s/>0 <text:s text:c="12"/>8072 ernesto</text:p>
      <text:p text:style-name="P1"><text:s/>0 <text:s text:c="12"/>8069 erkek</text:p>
      <text:p text:style-name="P1"><text:s/>0 <text:s text:c="12"/>8070 erkg8shyq7</text:p>
      <text:p text:style-name="P1"><text:s/>0 <text:s text:c="12"/>8071 erlang</text:p>
      <text:p text:style-name="P1"><text:s/>0 <text:s text:c="12"/>8078 error</text:p>
      <text:p text:style-name="P1"><text:s/>0 <text:s text:c="12"/>8079 errors</text:p>
      <text:p text:style-name="P1"><text:s/>0 <text:s text:c="12"/>8080 errou</text:p>
      <text:p text:style-name="P1"><text:s/>0 <text:s text:c="12"/>8088 es</text:p>
      <text:p text:style-name="P1"><text:s/>0 <text:s text:c="12"/>8089 es2keksw</text:p>
      <text:p text:style-name="P1"><text:s/>0 <text:s text:c="12"/>8086 erving</text:p>
      <text:p text:style-name="P1"><text:s/>0 <text:s text:c="12"/>8087 erzegovina</text:p>
      <text:p text:style-name="P1"><text:s/>0 <text:s text:c="12"/>8085 ervdbsjjd8</text:p>
      <text:p text:style-name="P1"><text:s/>0 <text:s text:c="12"/>8081 erryday</text:p>
      <text:p text:style-name="P1"><text:s/>0 <text:s text:c="12"/>8082 ers</text:p>
      <text:p text:style-name="P1"><text:s/>0 <text:s text:c="12"/>8083 erupts</text:p>
      <text:p text:style-name="P1"><text:s/>0 <text:s text:c="12"/>8084 ervaring</text:p>
      <text:p text:style-name="P1"><text:s/>0 <text:s text:c="12"/>7811 em7mpoxqb9</text:p>
      <text:p text:style-name="P1"><text:s/>0 <text:s text:c="12"/>7809 elysium</text:p>
      <text:p text:style-name="P1"><text:s/>0 <text:s text:c="12"/>7401 duncan</text:p>
      <text:p text:style-name="P1"><text:s/>0 <text:s text:c="12"/>7540 eataly</text:p>
      <text:p text:style-name="P1"><text:s/>0 <text:s text:c="12"/>7536 eastwood</text:p>
      <text:p text:style-name="P1"><text:s/>0 <text:s text:c="12"/>7537 easy</text:p>
      <text:p text:style-name="P1"><text:s/>0 <text:s text:c="12"/>7538 easyjet</text:p>
      <text:p text:style-name="P1"><text:s/>0 <text:s text:c="12"/>7535 eastlake</text:p>
      <text:p text:style-name="P1"><text:s/>0 <text:s text:c="12"/>7534 eastern</text:p>
      <text:p text:style-name="P1"><text:s/>0 <text:s text:c="12"/>7533 easter</text:p>
      <text:p text:style-name="P1"><text:s/>0 <text:s text:c="12"/>7530 east</text:p>
      <text:p text:style-name="P1"><text:s/>0 <text:s text:c="12"/>7531 eastcoast</text:p>
      <text:p text:style-name="P1"><text:s/>0 <text:s text:c="12"/>7532 eastenders</text:p>
      <text:p text:style-name="P1"><text:s/>0 <text:s text:c="12"/>7539 eat</text:p>
      <text:p text:style-name="P1"><text:s/>0 <text:s text:c="12"/>7541 eaten</text:p>
      <text:p text:style-name="P1"><text:s/>0 <text:s text:c="12"/>7528 easily</text:p>
      <text:p text:style-name="P1"><text:s/>0 <text:s text:c="12"/>7542 eaters</text:p>
      <text:p text:style-name="P1"><text:s/>0 <text:s text:c="12"/>7549 eb5clrko</text:p>
      <text:p text:style-name="P1"><text:s/>0 <text:s text:c="12"/>7550 eb5uglbj</text:p>
      <text:p text:style-name="P1"><text:s/>0 <text:s text:c="12"/>7551 ebay</text:p>
      <text:p text:style-name="P1"><text:s/>0 <text:s text:c="12"/>7548 eazv7v4gkgs</text:p>
      <text:p text:style-name="P1"><text:s/>0 <text:s text:c="12"/>7547 eauzm8l5</text:p>
      <text:p text:style-name="P1"><text:s/>0 <text:s text:c="12"/>7546 eatsleepdraw</text:p>
      <text:p text:style-name="P1"><text:s/>0 <text:s text:c="12"/>7543 eating</text:p>
      <text:p text:style-name="P1"><text:s/>0 <text:s text:c="12"/>7544 eatinghealthy</text:p>
      <text:p text:style-name="P1"><text:s/>0 <text:s text:c="12"/>7545 eats</text:p>
      <text:p text:style-name="P1"><text:s/>0 <text:s text:c="12"/>7529 easilyattractedto</text:p>
      <text:p text:style-name="P1"><text:soft-page-break/><text:s/>0 <text:s text:c="12"/>7527 easiest</text:p>
      <text:p text:style-name="P1"><text:s/>0 <text:s text:c="12"/>7604 edchat</text:p>
      <text:p text:style-name="P1"><text:s/>0 <text:s text:c="12"/>7514 early</text:p>
      <text:p text:style-name="P1"><text:s/>0 <text:s text:c="12"/>7510 earbuds</text:p>
      <text:p text:style-name="P1"><text:s/>0 <text:s text:c="12"/>7511 earlier</text:p>
      <text:p text:style-name="P1"><text:s/>0 <text:s text:c="12"/>7512 earliest</text:p>
      <text:p text:style-name="P1"><text:s/>0 <text:s text:c="12"/>7509 ear</text:p>
      <text:p text:style-name="P1"><text:s/>0 <text:s text:c="12"/>7508 eapls</text:p>
      <text:p text:style-name="P1"><text:s/>0 <text:s text:c="12"/>7507 ealrzdkutt</text:p>
      <text:p text:style-name="P1"><text:s/>0 <text:s text:c="12"/>7504 eachother</text:p>
      <text:p text:style-name="P1"><text:s/>0 <text:s text:c="12"/>7505 eacl2014</text:p>
      <text:p text:style-name="P1"><text:s/>0 <text:s text:c="12"/>7506 eagle</text:p>
      <text:p text:style-name="P1"><text:s/>0 <text:s text:c="12"/>7513 earlobes</text:p>
      <text:p text:style-name="P1"><text:s/>0 <text:s text:c="12"/>7515 earlyaccess</text:p>
      <text:p text:style-name="P1"><text:s/>0 <text:s text:c="12"/>7526 easier</text:p>
      <text:p text:style-name="P1"><text:s/>0 <text:s text:c="12"/>7516 earlyearlyearlyy</text:p>
      <text:p text:style-name="P1"><text:s/>0 <text:s text:c="12"/>7523 earthquake</text:p>
      <text:p text:style-name="P1"><text:s/>0 <text:s text:c="12"/>7524 ease</text:p>
      <text:p text:style-name="P1"><text:s/>0 <text:s text:c="12"/>7525 easely</text:p>
      <text:p text:style-name="P1"><text:s/>0 <text:s text:c="12"/>7522 earthbeat</text:p>
      <text:p text:style-name="P1"><text:s/>0 <text:s text:c="12"/>7521 earth</text:p>
      <text:p text:style-name="P1"><text:s/>0 <text:s text:c="12"/>7520 earrings</text:p>
      <text:p text:style-name="P1"><text:s/>0 <text:s text:c="12"/>7517 earn</text:p>
      <text:p text:style-name="P1"><text:s/>0 <text:s text:c="12"/>7518 earned</text:p>
      <text:p text:style-name="P1"><text:s/>0 <text:s text:c="12"/>7519 earners</text:p>
      <text:p text:style-name="P1"><text:s/>0 <text:s text:c="12"/>7552 ebbandflow</text:p>
      <text:p text:style-name="P1"><text:s/>0 <text:s text:c="12"/>7553 ebcetqqk</text:p>
      <text:p text:style-name="P1"><text:s/>0 <text:s text:c="12"/>7554 ebhridftbj</text:p>
      <text:p text:style-name="P1"><text:s/>0 <text:s text:c="12"/>7591 economy</text:p>
      <text:p text:style-name="P1"><text:s/>0 <text:s text:c="12"/>7587 economics</text:p>
      <text:p text:style-name="P1"><text:s/>0 <text:s text:c="12"/>7588 economies</text:p>
      <text:p text:style-name="P1"><text:s/>0 <text:s text:c="12"/>7589 economist</text:p>
      <text:p text:style-name="P1"><text:s/>0 <text:s text:c="12"/>7586 economic</text:p>
      <text:p text:style-name="P1"><text:s/>0 <text:s text:c="12"/>7585 econolodge</text:p>
      <text:p text:style-name="P1"><text:s/>0 <text:s text:c="12"/>7584 econgeladas</text:p>
      <text:p text:style-name="P1"><text:s/>0 <text:s text:c="12"/>7581 eco</text:p>
      <text:p text:style-name="P1"><text:s/>0 <text:s text:c="12"/>7582 ecological</text:p>
      <text:p text:style-name="P1"><text:s/>0 <text:s text:c="12"/>7583 ecommerce</text:p>
      <text:p text:style-name="P1"><text:s/>0 <text:s text:c="12"/>7590 economists</text:p>
      <text:p text:style-name="P1"><text:s/>0 <text:s text:c="12"/>7592 ecourse</text:p>
      <text:p text:style-name="P1"><text:s/>0 <text:s text:c="12"/>7555 ebmwnvjveq</text:p>
      <text:p text:style-name="P1"><text:s/>0 <text:s text:c="12"/>7593 ecqklshz4w</text:p>
      <text:p text:style-name="P1"><text:s/>0 <text:s text:c="12"/>7600 ed</text:p>
      <text:p text:style-name="P1"><text:s/>0 <text:s text:c="12"/>7601 ed664bmzfw</text:p>
      <text:p text:style-name="P1"><text:s/>0 <text:s text:c="12"/>7602 edakkwprhi</text:p>
      <text:p text:style-name="P1"><text:s/>0 <text:s text:c="12"/>7599 ecvh2kfhbr</text:p>
      <text:p text:style-name="P1"><text:s/>0 <text:s text:c="12"/>7598 ecuador</text:p>
      <text:p text:style-name="P1"><text:s/>0 <text:s text:c="12"/>7597 ectdy3pnpc</text:p>
      <text:p text:style-name="P1"><text:s/>0 <text:s text:c="12"/>7594 ecs14</text:p>
      <text:p text:style-name="P1"><text:s/>0 <text:s text:c="12"/>7595 ecss2012</text:p>
      <text:p text:style-name="P1"><text:s/>0 <text:s text:c="12"/>7596 ecsvh1spq9</text:p>
      <text:p text:style-name="P1"><text:s/>0 <text:s text:c="12"/>7580 eclipse</text:p>
      <text:p text:style-name="P1"><text:soft-page-break/><text:s/>0 <text:s text:c="12"/>7579 eclfvuwqcs</text:p>
      <text:p text:style-name="P1"><text:s/>0 <text:s text:c="12"/>7578 ecj7qoca</text:p>
      <text:p text:style-name="P1"><text:s/>0 <text:s text:c="12"/>7577 ecir2014</text:p>
      <text:p text:style-name="P1"><text:s/>0 <text:s text:c="12"/>7562 ebusgx1guq</text:p>
      <text:p text:style-name="P1"><text:s/>0 <text:s text:c="12"/>7563 ebz7uyzy6r</text:p>
      <text:p text:style-name="P1"><text:s/>0 <text:s text:c="12"/>7564 ec</text:p>
      <text:p text:style-name="P1"><text:s/>0 <text:s text:c="12"/>7561 ebugamer</text:p>
      <text:p text:style-name="P1"><text:s/>0 <text:s text:c="12"/>7560 ebsco</text:p>
      <text:p text:style-name="P1"><text:s/>0 <text:s text:c="12"/>7559 ebqffzvxul</text:p>
      <text:p text:style-name="P1"><text:s/>0 <text:s text:c="12"/>7556 ebola</text:p>
      <text:p text:style-name="P1"><text:s/>0 <text:s text:c="12"/>7557 ebook</text:p>
      <text:p text:style-name="P1"><text:s/>0 <text:s text:c="12"/>7558 ebooks</text:p>
      <text:p text:style-name="P1"><text:s/>0 <text:s text:c="12"/>7565 ec6m37e7u7</text:p>
      <text:p text:style-name="P1"><text:s/>0 <text:s text:c="12"/>7566 ecard</text:p>
      <text:p text:style-name="P1"><text:s/>0 <text:s text:c="12"/>7567 eccentric</text:p>
      <text:p text:style-name="P1"><text:s/>0 <text:s text:c="12"/>7575 echt</text:p>
      <text:p text:style-name="P1"><text:s/>0 <text:s text:c="12"/>7576 echte</text:p>
      <text:p text:style-name="P1"><text:s/>0 <text:s text:c="12"/>7573 echo</text:p>
      <text:p text:style-name="P1"><text:s/>0 <text:s text:c="12"/>7574 echoes</text:p>
      <text:p text:style-name="P1"><text:s/>0 <text:s text:c="12"/>7572 echevarria</text:p>
      <text:p text:style-name="P1"><text:s/>0 <text:s text:c="12"/>7568 ecco</text:p>
      <text:p text:style-name="P1"><text:s/>0 <text:s text:c="12"/>7569 ech2bz0vwu</text:p>
      <text:p text:style-name="P1"><text:s/>0 <text:s text:c="12"/>7570 echa</text:p>
      <text:p text:style-name="P1"><text:s/>0 <text:s text:c="12"/>7571 echan</text:p>
      <text:p text:style-name="P1"><text:s/>0 <text:s text:c="12"/>7503 each</text:p>
      <text:p text:style-name="P1"><text:s/>0 <text:s text:c="12"/>7502 ea0rwmayhj</text:p>
      <text:p text:style-name="P1"><text:s/>0 <text:s text:c="12"/>7501 ea</text:p>
      <text:p text:style-name="P1"><text:s/>0 <text:s text:c="12"/>7437 dwdd</text:p>
      <text:p text:style-name="P1"><text:s/>0 <text:s text:c="12"/>7433 dvlup</text:p>
      <text:p text:style-name="P1"><text:s/>0 <text:s text:c="12"/>7434 dw2ukqm</text:p>
      <text:p text:style-name="P1"><text:s/>0 <text:s text:c="12"/>7435 dwarf</text:p>
      <text:p text:style-name="P1"><text:s/>0 <text:s text:c="12"/>7432 dvd</text:p>
      <text:p text:style-name="P1"><text:s/>0 <text:s text:c="12"/>7431 duzd1zgexm</text:p>
      <text:p text:style-name="P1"><text:s/>0 <text:s text:c="12"/>7430 duytfzfv0y</text:p>
      <text:p text:style-name="P1"><text:s/>0 <text:s text:c="12"/>7427 duurzaamhr</text:p>
      <text:p text:style-name="P1"><text:s/>0 <text:s text:c="12"/>7428 duutec0qkw</text:p>
      <text:p text:style-name="P1"><text:s/>0 <text:s text:c="12"/>7429 duuuh</text:p>
      <text:p text:style-name="P1"><text:s/>0 <text:s text:c="12"/>7436 dwcqhudi1d</text:p>
      <text:p text:style-name="P1"><text:s/>0 <text:s text:c="12"/>7438 dwh0hmpxxl</text:p>
      <text:p text:style-name="P1"><text:s/>0 <text:s text:c="12"/>7450 dybeuxwrls</text:p>
      <text:p text:style-name="P1"><text:s/>0 <text:s text:c="12"/>7439 dwing</text:p>
      <text:p text:style-name="P1"><text:s/>0 <text:s text:c="12"/>7446 dxkeufrwvc</text:p>
      <text:p text:style-name="P1"><text:s/>0 <text:s text:c="12"/>7447 dxzcpfiz8v</text:p>
      <text:p text:style-name="P1"><text:s/>0 <text:s text:c="12"/>7448 dy1nwy4w0f</text:p>
      <text:p text:style-name="P1"><text:s/>0 <text:s text:c="12"/>7445 dxb5i68dch</text:p>
      <text:p text:style-name="P1"><text:s/>0 <text:s text:c="12"/>7444 dxabfe8c</text:p>
      <text:p text:style-name="P1"><text:s/>0 <text:s text:c="12"/>7443 dx0kuze7</text:p>
      <text:p text:style-name="P1"><text:s/>0 <text:s text:c="12"/>7440 dwmztphnzi</text:p>
      <text:p text:style-name="P1"><text:s/>0 <text:s text:c="12"/>7441 dwqsufll5h</text:p>
      <text:p text:style-name="P1"><text:s/>0 <text:s text:c="12"/>7442 dwsq</text:p>
      <text:p text:style-name="P1"><text:s/>0 <text:s text:c="12"/>7426 duurzaam</text:p>
      <text:p text:style-name="P1"><text:s/>0 <text:s text:c="12"/>7425 duty</text:p>
      <text:p text:style-name="P1"><text:soft-page-break/><text:s/>0 <text:s text:c="12"/>7424 dutchman</text:p>
      <text:p text:style-name="P1"><text:s/>0 <text:s text:c="12"/>7423 dutchland</text:p>
      <text:p text:style-name="P1"><text:s/>0 <text:s text:c="12"/>7408 duper</text:p>
      <text:p text:style-name="P1"><text:s/>0 <text:s text:c="12"/>7409 duran</text:p>
      <text:p text:style-name="P1"><text:s/>0 <text:s text:c="12"/>7410 duration</text:p>
      <text:p text:style-name="P1"><text:s/>0 <text:s text:c="12"/>7407 duole</text:p>
      <text:p text:style-name="P1"><text:s/>0 <text:s text:c="12"/>7406 duo</text:p>
      <text:p text:style-name="P1"><text:s/>0 <text:s text:c="12"/>7405 dunno</text:p>
      <text:p text:style-name="P1"><text:s/>0 <text:s text:c="12"/>7402 dungeon</text:p>
      <text:p text:style-name="P1"><text:s/>0 <text:s text:c="12"/>7403 dunjic</text:p>
      <text:p text:style-name="P1"><text:s/>0 <text:s text:c="12"/>7404 dunk</text:p>
      <text:p text:style-name="P1"><text:s/>0 <text:s text:c="12"/>7411 durftevragen</text:p>
      <text:p text:style-name="P1"><text:s/>0 <text:s text:c="12"/>7412 during</text:p>
      <text:p text:style-name="P1"><text:s/>0 <text:s text:c="12"/>7413 durisimo</text:p>
      <text:p text:style-name="P1"><text:s/>0 <text:s text:c="12"/>7421 dusunmustum</text:p>
      <text:p text:style-name="P1"><text:s/>0 <text:s text:c="12"/>7422 dutch</text:p>
      <text:p text:style-name="P1"><text:s/>0 <text:s text:c="12"/>7419 dustinortiz</text:p>
      <text:p text:style-name="P1"><text:s/>0 <text:s text:c="12"/>7420 dusty</text:p>
      <text:p text:style-name="P1"><text:s/>0 <text:s text:c="12"/>7418 dustin</text:p>
      <text:p text:style-name="P1"><text:s/>0 <text:s text:c="12"/>7414 dus</text:p>
      <text:p text:style-name="P1"><text:s/>0 <text:s text:c="12"/>7415 dussss</text:p>
      <text:p text:style-name="P1"><text:s/>0 <text:s text:c="12"/>7416 dust</text:p>
      <text:p text:style-name="P1"><text:s/>0 <text:s text:c="12"/>7417 dusted</text:p>
      <text:p text:style-name="P1"><text:s/>0 <text:s text:c="12"/>7449 dy6t3p7lt4</text:p>
      <text:p text:style-name="P1"><text:s/>0 <text:s text:c="12"/>7451 dye</text:p>
      <text:p text:style-name="P1"><text:s/>0 <text:s text:c="12"/>7500 e9xil7u3ha</text:p>
      <text:p text:style-name="P1"><text:s/>0 <text:s text:c="12"/>7488 e4ktigdq9r</text:p>
      <text:p text:style-name="P1"><text:s/>0 <text:s text:c="12"/>7484 e3hnvzcw</text:p>
      <text:p text:style-name="P1"><text:s/>0 <text:s text:c="12"/>7485 e3tx4xiz</text:p>
      <text:p text:style-name="P1"><text:s/>0 <text:s text:c="12"/>7486 e3wdmonxc7</text:p>
      <text:p text:style-name="P1"><text:s/>0 <text:s text:c="12"/>7483 e38rsneeiv</text:p>
      <text:p text:style-name="P1"><text:s/>0 <text:s text:c="12"/>7482 e3</text:p>
      <text:p text:style-name="P1"><text:s/>0 <text:s text:c="12"/>7481 e2z62sk</text:p>
      <text:p text:style-name="P1"><text:s/>0 <text:s text:c="12"/>7478 e28dmsorlj</text:p>
      <text:p text:style-name="P1"><text:s/>0 <text:s text:c="12"/>7479 e29cbemxb2</text:p>
      <text:p text:style-name="P1"><text:s/>0 <text:s text:c="12"/>7480 e2vv4ocz</text:p>
      <text:p text:style-name="P1"><text:s/>0 <text:s text:c="12"/>7487 e4kkt588dh</text:p>
      <text:p text:style-name="P1"><text:s/>0 <text:s text:c="12"/>7489 e4ukedjdem</text:p>
      <text:p text:style-name="P1"><text:s/>0 <text:s text:c="12"/>7452 dyed</text:p>
      <text:p text:style-name="P1"><text:s/>0 <text:s text:c="12"/>7490 e4vfpetni5</text:p>
      <text:p text:style-name="P1"><text:s/>0 <text:s text:c="12"/>7497 e8nds1164d</text:p>
      <text:p text:style-name="P1"><text:s/>0 <text:s text:c="12"/>7498 e8ststclvz</text:p>
      <text:p text:style-name="P1"><text:s/>0 <text:s text:c="12"/>7499 e8vjy5thio</text:p>
      <text:p text:style-name="P1"><text:s/>0 <text:s text:c="12"/>7496 e88e2q8mma</text:p>
      <text:p text:style-name="P1"><text:s/>0 <text:s text:c="12"/>7495 e7e34ba3d0</text:p>
      <text:p text:style-name="P1"><text:s/>0 <text:s text:c="12"/>7494 e78l7mgj6z</text:p>
      <text:p text:style-name="P1"><text:s/>0 <text:s text:c="12"/>7491 e54rzm9k</text:p>
      <text:p text:style-name="P1"><text:s/>0 <text:s text:c="12"/>7492 e5xolc5xuj</text:p>
      <text:p text:style-name="P1"><text:s/>0 <text:s text:c="12"/>7493 e6s7yoirgu</text:p>
      <text:p text:style-name="P1"><text:s/>0 <text:s text:c="12"/>7477 e1qvsxqx7j</text:p>
      <text:p text:style-name="P1"><text:s/>0 <text:s text:c="12"/>7476 e157trrbu9</text:p>
      <text:p text:style-name="P1"><text:s/>0 <text:s text:c="12"/>7475 e0ma3a6vvu</text:p>
      <text:p text:style-name="P1"><text:soft-page-break/><text:s/>0 <text:s text:c="12"/>7474 e0fd0y</text:p>
      <text:p text:style-name="P1"><text:s/>0 <text:s text:c="12"/>7459 dynamite</text:p>
      <text:p text:style-name="P1"><text:s/>0 <text:s text:c="12"/>7460 dyscourse</text:p>
      <text:p text:style-name="P1"><text:s/>0 <text:s text:c="12"/>7461 dytl9mo9yk</text:p>
      <text:p text:style-name="P1"><text:s/>0 <text:s text:c="12"/>7458 dynamics</text:p>
      <text:p text:style-name="P1"><text:s/>0 <text:s text:c="12"/>7457 dylan</text:p>
      <text:p text:style-name="P1"><text:s/>0 <text:s text:c="12"/>7456 dyingf</text:p>
      <text:p text:style-name="P1"><text:s/>0 <text:s text:c="12"/>7453 dyer</text:p>
      <text:p text:style-name="P1"><text:s/>0 <text:s text:c="12"/>7454 dyi</text:p>
      <text:p text:style-name="P1"><text:s/>0 <text:s text:c="12"/>7455 dying</text:p>
      <text:p text:style-name="P1"><text:s/>0 <text:s text:c="12"/>7462 dyu</text:p>
      <text:p text:style-name="P1"><text:s/>0 <text:s text:c="12"/>7463 dyyxpkg9k1</text:p>
      <text:p text:style-name="P1"><text:s/>0 <text:s text:c="12"/>7464 dz0uo5xtzb</text:p>
      <text:p text:style-name="P1"><text:s/>0 <text:s text:c="12"/>7472 e06hgxzypr</text:p>
      <text:p text:style-name="P1"><text:s/>0 <text:s text:c="12"/>7473 e0bvqhkp6f</text:p>
      <text:p text:style-name="P1"><text:s/>0 <text:s text:c="12"/>7470 dónde</text:p>
      <text:p text:style-name="P1"><text:s/>0 <text:s text:c="12"/>7471 döljer</text:p>
      <text:p text:style-name="P1"><text:s/>0 <text:s text:c="12"/>7469 día</text:p>
      <text:p text:style-name="P1"><text:s/>0 <text:s text:c="12"/>7465 dzgmig4n</text:p>
      <text:p text:style-name="P1"><text:s/>0 <text:s text:c="12"/>7466 dznehfsh</text:p>
      <text:p text:style-name="P1"><text:s/>0 <text:s text:c="12"/>7467 dznrldtk</text:p>
      <text:p text:style-name="P1"><text:s/>0 <text:s text:c="12"/>7468 dzo9aafsyt</text:p>
      <text:p text:style-name="P1"><text:s/>0 <text:s text:c="12"/>7603 edano</text:p>
      <text:p text:style-name="P1"><text:s/>0 <text:s text:c="12"/>7605 eddark</text:p>
      <text:p text:style-name="P1"><text:s/>0 <text:s text:c="12"/>7808 elvis</text:p>
      <text:p text:style-name="P1"><text:s/>0 <text:s text:c="12"/>7745 elance</text:p>
      <text:p text:style-name="P1"><text:s/>0 <text:s text:c="12"/>7741 ekki0t2and</text:p>
      <text:p text:style-name="P1"><text:s/>0 <text:s text:c="12"/>7742 ekq8pd7v</text:p>
      <text:p text:style-name="P1"><text:s/>0 <text:s text:c="12"/>7743 ekvofkgy</text:p>
      <text:p text:style-name="P1"><text:s/>0 <text:s text:c="12"/>7740 ekiti</text:p>
      <text:p text:style-name="P1"><text:s/>0 <text:s text:c="12"/>7739 ekgiqkieqg</text:p>
      <text:p text:style-name="P1"><text:s/>0 <text:s text:c="12"/>7738 ekfasovao0</text:p>
      <text:p text:style-name="P1"><text:s/>0 <text:s text:c="12"/>7735 ejufiyixmr</text:p>
      <text:p text:style-name="P1"><text:s/>0 <text:s text:c="12"/>7736 ejuspu5eqp</text:p>
      <text:p text:style-name="P1"><text:s/>0 <text:s text:c="12"/>7737 ejwfsgilza</text:p>
      <text:p text:style-name="P1"><text:s/>0 <text:s text:c="12"/>7744 el</text:p>
      <text:p text:style-name="P1"><text:s/>0 <text:s text:c="12"/>7746 elasticity</text:p>
      <text:p text:style-name="P1"><text:s/>0 <text:s text:c="12"/>7733 ejntcoohjc</text:p>
      <text:p text:style-name="P1"><text:s/>0 <text:s text:c="12"/>7747 elasticsearch</text:p>
      <text:p text:style-name="P1"><text:s/>0 <text:s text:c="12"/>7754 election</text:p>
      <text:p text:style-name="P1"><text:s/>0 <text:s text:c="12"/>7755 elections</text:p>
      <text:p text:style-name="P1"><text:s/>0 <text:s text:c="12"/>7756 elections2014</text:p>
      <text:p text:style-name="P1"><text:s/>0 <text:s text:c="12"/>7753 elected</text:p>
      <text:p text:style-name="P1"><text:s/>0 <text:s text:c="12"/>7752 elearning</text:p>
      <text:p text:style-name="P1"><text:s/>0 <text:s text:c="12"/>7751 eleadership</text:p>
      <text:p text:style-name="P1"><text:s/>0 <text:s text:c="12"/>7748 elderly</text:p>
      <text:p text:style-name="P1"><text:s/>0 <text:s text:c="12"/>7749 elders</text:p>
      <text:p text:style-name="P1"><text:s/>0 <text:s text:c="12"/>7750 ele</text:p>
      <text:p text:style-name="P1"><text:s/>0 <text:s text:c="12"/>7734 ejtxy48n</text:p>
      <text:p text:style-name="P1"><text:s/>0 <text:s text:c="12"/>7732 ejmv2dz0bd</text:p>
      <text:p text:style-name="P1"><text:s/>0 <text:s text:c="12"/>7606 eddie</text:p>
      <text:p text:style-name="P1"><text:s/>0 <text:s text:c="12"/>7719 eimaoziot5</text:p>
      <text:p text:style-name="P1"><text:soft-page-break/><text:s/>0 <text:s text:c="12"/>7715 ei0inxlsti</text:p>
      <text:p text:style-name="P1"><text:s/>0 <text:s text:c="12"/>7716 ei0tpocyu7</text:p>
      <text:p text:style-name="P1"><text:s/>0 <text:s text:c="12"/>7717 eigenvector</text:p>
      <text:p text:style-name="P1"><text:s/>0 <text:s text:c="12"/>7714 ehtjhku1</text:p>
      <text:p text:style-name="P1"><text:s/>0 <text:s text:c="12"/>7713 eht8bezpkz</text:p>
      <text:p text:style-name="P1"><text:s/>0 <text:s text:c="12"/>7712 ehrs</text:p>
      <text:p text:style-name="P1"><text:s/>0 <text:s text:c="12"/>7709 ehm</text:p>
      <text:p text:style-name="P1"><text:s/>0 <text:s text:c="12"/>7710 ehn</text:p>
      <text:p text:style-name="P1"><text:s/>0 <text:s text:c="12"/>7711 ehr</text:p>
      <text:p text:style-name="P1"><text:s/>0 <text:s text:c="12"/>7718 eight</text:p>
      <text:p text:style-name="P1"><text:s/>0 <text:s text:c="12"/>7720 ein</text:p>
      <text:p text:style-name="P1"><text:s/>0 <text:s text:c="12"/>7731 ejercitabas</text:p>
      <text:p text:style-name="P1"><text:s/>0 <text:s text:c="12"/>7721 eindelijk</text:p>
      <text:p text:style-name="P1"><text:s/>0 <text:s text:c="12"/>7728 either</text:p>
      <text:p text:style-name="P1"><text:s/>0 <text:s text:c="12"/>7729 eitlaikg3d</text:p>
      <text:p text:style-name="P1"><text:s/>0 <text:s text:c="12"/>7730 ejercicio</text:p>
      <text:p text:style-name="P1"><text:s/>0 <text:s text:c="12"/>7727 eitan</text:p>
      <text:p text:style-name="P1"><text:s/>0 <text:s text:c="12"/>7726 eipahastars</text:p>
      <text:p text:style-name="P1"><text:s/>0 <text:s text:c="12"/>7725 einstein</text:p>
      <text:p text:style-name="P1"><text:s/>0 <text:s text:c="12"/>7722 eindhoven</text:p>
      <text:p text:style-name="P1"><text:s/>0 <text:s text:c="12"/>7723 einoyc9lap</text:p>
      <text:p text:style-name="P1"><text:s/>0 <text:s text:c="12"/>7724 einoyzcn9g</text:p>
      <text:p text:style-name="P1"><text:s/>0 <text:s text:c="12"/>7757 electric</text:p>
      <text:p text:style-name="P1"><text:s/>0 <text:s text:c="12"/>7758 electricity</text:p>
      <text:p text:style-name="P1"><text:s/>0 <text:s text:c="12"/>7759 electro</text:p>
      <text:p text:style-name="P1"><text:s/>0 <text:s text:c="12"/>7796 elon</text:p>
      <text:p text:style-name="P1"><text:s/>0 <text:s text:c="12"/>7792 ellerim</text:p>
      <text:p text:style-name="P1"><text:s/>0 <text:s text:c="12"/>7793 elliptical</text:p>
      <text:p text:style-name="P1"><text:s/>0 <text:s text:c="12"/>7794 ellis</text:p>
      <text:p text:style-name="P1"><text:s/>0 <text:s text:c="12"/>7791 ellen</text:p>
      <text:p text:style-name="P1"><text:s/>0 <text:s text:c="12"/>7790 elle</text:p>
      <text:p text:style-name="P1"><text:s/>0 <text:s text:c="12"/>7789 elkaar</text:p>
      <text:p text:style-name="P1"><text:s/>0 <text:s text:c="12"/>7786 elinor</text:p>
      <text:p text:style-name="P1"><text:s/>0 <text:s text:c="12"/>7787 elite</text:p>
      <text:p text:style-name="P1"><text:s/>0 <text:s text:c="12"/>7788 elizabeth</text:p>
      <text:p text:style-name="P1"><text:s/>0 <text:s text:c="12"/>7795 ello</text:p>
      <text:p text:style-name="P1"><text:s/>0 <text:s text:c="12"/>7797 elonmusk</text:p>
      <text:p text:style-name="P1"><text:s/>0 <text:s text:c="12"/>7760 electroceuticals</text:p>
      <text:p text:style-name="P1"><text:s/>0 <text:s text:c="12"/>7798 eloquent</text:p>
      <text:p text:style-name="P1"><text:s/>0 <text:s text:c="12"/>7805 elsewhere</text:p>
      <text:p text:style-name="P1"><text:s/>0 <text:s text:c="12"/>7806 elusive</text:p>
      <text:p text:style-name="P1"><text:s/>0 <text:s text:c="12"/>7807 eluveitie</text:p>
      <text:p text:style-name="P1"><text:s/>0 <text:s text:c="12"/>7804 elsevier</text:p>
      <text:p text:style-name="P1"><text:s/>0 <text:s text:c="12"/>7803 else</text:p>
      <text:p text:style-name="P1"><text:s/>0 <text:s text:c="12"/>7802 elsa</text:p>
      <text:p text:style-name="P1"><text:s/>0 <text:s text:c="12"/>7799 elorfanato</text:p>
      <text:p text:style-name="P1"><text:s/>0 <text:s text:c="12"/>7800 elra</text:p>
      <text:p text:style-name="P1"><text:s/>0 <text:s text:c="12"/>7801 elrufai</text:p>
      <text:p text:style-name="P1"><text:s/>0 <text:s text:c="12"/>7785 eli</text:p>
      <text:p text:style-name="P1"><text:s/>0 <text:s text:c="12"/>7784 elhj6ppans</text:p>
      <text:p text:style-name="P1"><text:s/>0 <text:s text:c="12"/>7783 elgkovccgd</text:p>
      <text:p text:style-name="P1"><text:s/>0 <text:s text:c="12"/>7782 elflzoqo8u</text:p>
      <text:p text:style-name="P1"><text:soft-page-break/><text:s/>0 <text:s text:c="12"/>7767 element</text:p>
      <text:p text:style-name="P1"><text:s/>0 <text:s text:c="12"/>7768 elemental</text:p>
      <text:p text:style-name="P1"><text:s/>0 <text:s text:c="12"/>7769 elements</text:p>
      <text:p text:style-name="P1"><text:s/>0 <text:s text:c="12"/>7766 elegance</text:p>
      <text:p text:style-name="P1"><text:s/>0 <text:s text:c="12"/>7765 electrónico</text:p>
      <text:p text:style-name="P1"><text:s/>0 <text:s text:c="12"/>7764 electronics</text:p>
      <text:p text:style-name="P1"><text:s/>0 <text:s text:c="12"/>7761 electrodynamix</text:p>
      <text:p text:style-name="P1"><text:s/>0 <text:s text:c="12"/>7762 electroman</text:p>
      <text:p text:style-name="P1"><text:s/>0 <text:s text:c="12"/>7763 electronic</text:p>
      <text:p text:style-name="P1"><text:s/>0 <text:s text:c="12"/>7770 elena</text:p>
      <text:p text:style-name="P1"><text:s/>0 <text:s text:c="12"/>7771 eleni</text:p>
      <text:p text:style-name="P1"><text:s/>0 <text:s text:c="12"/>7772 elenielenita</text:p>
      <text:p text:style-name="P1"><text:s/>0 <text:s text:c="12"/>7780 eleven</text:p>
      <text:p text:style-name="P1"><text:s/>0 <text:s text:c="12"/>7781 eleventh</text:p>
      <text:p text:style-name="P1"><text:s/>0 <text:s text:c="12"/>7778 elevator</text:p>
      <text:p text:style-name="P1"><text:s/>0 <text:s text:c="12"/>7779 elevators</text:p>
      <text:p text:style-name="P1"><text:s/>0 <text:s text:c="12"/>7777 elettronico</text:p>
      <text:p text:style-name="P1"><text:s/>0 <text:s text:c="12"/>7773 elenita</text:p>
      <text:p text:style-name="P1"><text:s/>0 <text:s text:c="12"/>7774 elephant</text:p>
      <text:p text:style-name="P1"><text:s/>0 <text:s text:c="12"/>7775 elephants</text:p>
      <text:p text:style-name="P1"><text:s/>0 <text:s text:c="12"/>7776 elettronica</text:p>
      <text:p text:style-name="P1"><text:s/>0 <text:s text:c="12"/>7708 ehjgtojeu6</text:p>
      <text:p text:style-name="P1"><text:s/>0 <text:s text:c="12"/>7707 ehhh</text:p>
      <text:p text:style-name="P1"><text:s/>0 <text:s text:c="12"/>7706 ehh</text:p>
      <text:p text:style-name="P1"><text:s/>0 <text:s text:c="12"/>7642 educazionesiberiana</text:p>
      <text:p text:style-name="P1"><text:s/>0 <text:s text:c="12"/>7638 education</text:p>
      <text:p text:style-name="P1"><text:s/>0 <text:s text:c="12"/>7639 educational</text:p>
      <text:p text:style-name="P1"><text:s/>0 <text:s text:c="12"/>7640 educationist</text:p>
      <text:p text:style-name="P1"><text:s/>0 <text:s text:c="12"/>7637 educated</text:p>
      <text:p text:style-name="P1"><text:s/>0 <text:s text:c="12"/>7636 educandoaunchimpance2</text:p>
      <text:p text:style-name="P1"><text:s/>0 <text:s text:c="12"/>7635 edu</text:p>
      <text:p text:style-name="P1"><text:s/>0 <text:s text:c="12"/>7632 edpmbtvyzw</text:p>
      <text:p text:style-name="P1"><text:s/>0 <text:s text:c="12"/>7633 edrwozercd</text:p>
      <text:p text:style-name="P1"><text:s/>0 <text:s text:c="12"/>7634 edtech</text:p>
      <text:p text:style-name="P1"><text:s/>0 <text:s text:c="12"/>7641 educazione</text:p>
      <text:p text:style-name="P1"><text:s/>0 <text:s text:c="12"/>7643 eduniversal</text:p>
      <text:p text:style-name="P1"><text:s/>0 <text:s text:c="12"/>7655 eepg4xb1in</text:p>
      <text:p text:style-name="P1"><text:s/>0 <text:s text:c="12"/>7644 edvuhmkn2t</text:p>
      <text:p text:style-name="P1"><text:s/>0 <text:s text:c="12"/>7651 eeg</text:p>
      <text:p text:style-name="P1"><text:s/>0 <text:s text:c="12"/>7652 eels</text:p>
      <text:p text:style-name="P1"><text:s/>0 <text:s text:c="12"/>7653 een</text:p>
      <text:p text:style-name="P1"><text:s/>0 <text:s text:c="12"/>7650 eeeq4wdwrx</text:p>
      <text:p text:style-name="P1"><text:s/>0 <text:s text:c="12"/>7649 eeeotpdolq</text:p>
      <text:p text:style-name="P1"><text:s/>0 <text:s text:c="12"/>7648 eeb7rlfdfz</text:p>
      <text:p text:style-name="P1"><text:s/>0 <text:s text:c="12"/>7645 edward</text:p>
      <text:p text:style-name="P1"><text:s/>0 <text:s text:c="12"/>7646 edx</text:p>
      <text:p text:style-name="P1"><text:s/>0 <text:s text:c="12"/>7647 ee</text:p>
      <text:p text:style-name="P1"><text:s/>0 <text:s text:c="12"/>7631 edolop51iy</text:p>
      <text:p text:style-name="P1"><text:s/>0 <text:s text:c="12"/>7630 edo6epuncj</text:p>
      <text:p text:style-name="P1"><text:s/>0 <text:s text:c="12"/>7629 edmonds</text:p>
      <text:p text:style-name="P1"><text:s/>0 <text:s text:c="12"/>7628 edlcx2kg</text:p>
      <text:p text:style-name="P1"><text:s/>0 <text:s text:c="12"/>7613 edible</text:p>
      <text:p text:style-name="P1"><text:soft-page-break/><text:s/>0 <text:s text:c="12"/>7614 edificio</text:p>
      <text:p text:style-name="P1"><text:s/>0 <text:s text:c="12"/>7615 edinburgh</text:p>
      <text:p text:style-name="P1"><text:s/>0 <text:s text:c="12"/>7612 edib0rh58f</text:p>
      <text:p text:style-name="P1"><text:s/>0 <text:s text:c="12"/>7611 edges</text:p>
      <text:p text:style-name="P1"><text:s/>0 <text:s text:c="12"/>7610 edgerank</text:p>
      <text:p text:style-name="P1"><text:s/>0 <text:s text:c="12"/>7607 edfbq2m69e</text:p>
      <text:p text:style-name="P1"><text:s/>0 <text:s text:c="12"/>7608 edgar</text:p>
      <text:p text:style-name="P1"><text:s/>0 <text:s text:c="12"/>7609 edge</text:p>
      <text:p text:style-name="P1"><text:s/>0 <text:s text:c="12"/>7616 edit</text:p>
      <text:p text:style-name="P1"><text:s/>0 <text:s text:c="12"/>7617 editable</text:p>
      <text:p text:style-name="P1"><text:s/>0 <text:s text:c="12"/>7618 edited</text:p>
      <text:p text:style-name="P1"><text:s/>0 <text:s text:c="12"/>7626 ediyorum</text:p>
      <text:p text:style-name="P1"><text:s/>0 <text:s text:c="12"/>7627 edl</text:p>
      <text:p text:style-name="P1"><text:s/>0 <text:s text:c="12"/>7624 editors</text:p>
      <text:p text:style-name="P1"><text:s/>0 <text:s text:c="12"/>7625 edits</text:p>
      <text:p text:style-name="P1"><text:s/>0 <text:s text:c="12"/>7623 editorial</text:p>
      <text:p text:style-name="P1"><text:s/>0 <text:s text:c="12"/>7619 edith</text:p>
      <text:p text:style-name="P1"><text:s/>0 <text:s text:c="12"/>7620 editing</text:p>
      <text:p text:style-name="P1"><text:s/>0 <text:s text:c="12"/>7621 edition</text:p>
      <text:p text:style-name="P1"><text:s/>0 <text:s text:c="12"/>7622 editor</text:p>
      <text:p text:style-name="P1"><text:s/>0 <text:s text:c="12"/>7654 eens</text:p>
      <text:p text:style-name="P1"><text:s/>0 <text:s text:c="12"/>7656 eerie</text:p>
      <text:p text:style-name="P1"><text:s/>0 <text:s text:c="12"/>7705 ehekqzsg</text:p>
      <text:p text:style-name="P1"><text:s/>0 <text:s text:c="12"/>7693 egotists</text:p>
      <text:p text:style-name="P1"><text:s/>0 <text:s text:c="12"/>7689 eggshell</text:p>
      <text:p text:style-name="P1"><text:s/>0 <text:s text:c="12"/>7690 eggtarts</text:p>
      <text:p text:style-name="P1"><text:s/>0 <text:s text:c="12"/>7691 eghipzcszl</text:p>
      <text:p text:style-name="P1"><text:s/>0 <text:s text:c="12"/>7688 eggs</text:p>
      <text:p text:style-name="P1"><text:s/>0 <text:s text:c="12"/>7687 egg</text:p>
      <text:p text:style-name="P1"><text:s/>0 <text:s text:c="12"/>7686 eg4qshqcgi</text:p>
      <text:p text:style-name="P1"><text:s/>0 <text:s text:c="12"/>7683 efw9cgs9xt</text:p>
      <text:p text:style-name="P1"><text:s/>0 <text:s text:c="12"/>7684 efydwtwz</text:p>
      <text:p text:style-name="P1"><text:s/>0 <text:s text:c="12"/>7685 eg</text:p>
      <text:p text:style-name="P1"><text:s/>0 <text:s text:c="12"/>7692 ego</text:p>
      <text:p text:style-name="P1"><text:s/>0 <text:s text:c="12"/>7694 egqxu6if</text:p>
      <text:p text:style-name="P1"><text:s/>0 <text:s text:c="12"/>7657 eerste</text:p>
      <text:p text:style-name="P1"><text:s/>0 <text:s text:c="12"/>7695 egresados</text:p>
      <text:p text:style-name="P1"><text:s/>0 <text:s text:c="12"/>7702 ehealth</text:p>
      <text:p text:style-name="P1"><text:s/>0 <text:s text:c="12"/>7703 eheeeee</text:p>
      <text:p text:style-name="P1"><text:s/>0 <text:s text:c="12"/>7704 eheheh</text:p>
      <text:p text:style-name="P1"><text:s/>0 <text:s text:c="12"/>7701 eh9r3z0nsj</text:p>
      <text:p text:style-name="P1"><text:s/>0 <text:s text:c="12"/>7700 eh</text:p>
      <text:p text:style-name="P1"><text:s/>0 <text:s text:c="12"/>7699 egyptian</text:p>
      <text:p text:style-name="P1"><text:s/>0 <text:s text:c="12"/>7696 egtnvgr6n0</text:p>
      <text:p text:style-name="P1"><text:s/>0 <text:s text:c="12"/>7697 egvzu9u4bg</text:p>
      <text:p text:style-name="P1"><text:s/>0 <text:s text:c="12"/>7698 egypt</text:p>
      <text:p text:style-name="P1"><text:s/>0 <text:s text:c="12"/>7682 efw9cgb6vt</text:p>
      <text:p text:style-name="P1"><text:s/>0 <text:s text:c="12"/>7681 efuvyunk2n</text:p>
      <text:p text:style-name="P1"><text:s/>0 <text:s text:c="12"/>7680 efter</text:p>
      <text:p text:style-name="P1"><text:s/>0 <text:s text:c="12"/>7679 efteling</text:p>
      <text:p text:style-name="P1"><text:s/>0 <text:s text:c="12"/>7664 effectively</text:p>
      <text:p text:style-name="P1"><text:s/>0 <text:s text:c="12"/>7665 effects</text:p>
      <text:p text:style-name="P1"><text:soft-page-break/><text:s/>0 <text:s text:c="12"/>7666 effekten</text:p>
      <text:p text:style-name="P1"><text:s/>0 <text:s text:c="12"/>7663 effective</text:p>
      <text:p text:style-name="P1"><text:s/>0 <text:s text:c="12"/>7662 effect</text:p>
      <text:p text:style-name="P1"><text:s/>0 <text:s text:c="12"/>7661 eff</text:p>
      <text:p text:style-name="P1"><text:s/>0 <text:s text:c="12"/>7658 ef9dgocn</text:p>
      <text:p text:style-name="P1"><text:s/>0 <text:s text:c="12"/>7659 ef9dwmx1o0</text:p>
      <text:p text:style-name="P1"><text:s/>0 <text:s text:c="12"/>7660 efbwxco7ia</text:p>
      <text:p text:style-name="P1"><text:s/>0 <text:s text:c="12"/>7667 efficiency</text:p>
      <text:p text:style-name="P1"><text:s/>0 <text:s text:c="12"/>7668 efficient</text:p>
      <text:p text:style-name="P1"><text:s/>0 <text:s text:c="12"/>7669 effin</text:p>
      <text:p text:style-name="P1"><text:s/>0 <text:s text:c="12"/>7677 efpslbh6ik</text:p>
      <text:p text:style-name="P1"><text:s/>0 <text:s text:c="12"/>7678 efsanevi</text:p>
      <text:p text:style-name="P1"><text:s/>0 <text:s text:c="12"/>7675 efpldrecwm</text:p>
      <text:p text:style-name="P1"><text:s/>0 <text:s text:c="12"/>7676 efppyuy3ah</text:p>
      <text:p text:style-name="P1"><text:s/>0 <text:s text:c="12"/>7674 efnya7el</text:p>
      <text:p text:style-name="P1"><text:s/>0 <text:s text:c="12"/>7670 effort</text:p>
      <text:p text:style-name="P1"><text:s/>0 <text:s text:c="12"/>7671 efforts</text:p>
      <text:p text:style-name="P1"><text:s/>0 <text:s text:c="12"/>7672 efiug6zyjq</text:p>
      <text:p text:style-name="P1"><text:s/>0 <text:s text:c="12"/>7673 efkrvdfbbw</text:p>
      <text:p text:style-name="P1"><text:s/>0 <text:s text:c="12"/>9817 gimme</text:p>
      <text:p text:style-name="P1"><text:s/>0 <text:s text:c="12"/>9844 git</text:p>
      <text:p text:style-name="P1"><text:s/>0 <text:s text:c="12"/>9819 giogio</text:p>
      <text:p text:style-name="P1"><text:s/>0 <text:s text:c="11"/>12013 invading</text:p>
      <text:p text:style-name="P1"><text:s/>0 <text:s text:c="11"/>12009 introductory</text:p>
      <text:p text:style-name="P1"><text:s/>0 <text:s text:c="11"/>12010 introverts</text:p>
      <text:p text:style-name="P1"><text:s/>0 <text:s text:c="11"/>12011 inuiahqfhz</text:p>
      <text:p text:style-name="P1"><text:s/>0 <text:s text:c="11"/>12007 introductieweek</text:p>
      <text:p text:style-name="P1"><text:s/>0 <text:s text:c="11"/>12006 introducing</text:p>
      <text:p text:style-name="P1"><text:s/>0 <text:s text:c="11"/>12005 introduces</text:p>
      <text:p text:style-name="P1"><text:s/>0 <text:s text:c="11"/>12002 intro</text:p>
      <text:p text:style-name="P1"><text:s/>0 <text:s text:c="11"/>12003 introduce</text:p>
      <text:p text:style-name="P1"><text:s/>0 <text:s text:c="11"/>12004 introduced</text:p>
      <text:p text:style-name="P1"><text:s/>0 <text:s text:c="11"/>12012 inv</text:p>
      <text:p text:style-name="P1"><text:s/>0 <text:s text:c="11"/>12014 invake1rgv</text:p>
      <text:p text:style-name="P1"><text:s/>0 <text:s text:c="11"/>12000 intrigue</text:p>
      <text:p text:style-name="P1"><text:s/>0 <text:s text:c="11"/>12015 invalid</text:p>
      <text:p text:style-name="P1"><text:s/>0 <text:s text:c="11"/>12022 inventado</text:p>
      <text:p text:style-name="P1"><text:s/>0 <text:s text:c="11"/>12023 invented</text:p>
      <text:p text:style-name="P1"><text:s/>0 <text:s text:c="11"/>12024 inventes</text:p>
      <text:p text:style-name="P1"><text:s/>0 <text:s text:c="11"/>12021 invent</text:p>
      <text:p text:style-name="P1"><text:s/>0 <text:s text:c="11"/>12020 invece</text:p>
      <text:p text:style-name="P1"><text:s/>0 <text:s text:c="11"/>12019 invation</text:p>
      <text:p text:style-name="P1"><text:s/>0 <text:s text:c="11"/>12016 invalida</text:p>
      <text:p text:style-name="P1"><text:s/>0 <text:s text:c="11"/>12017 invalidated</text:p>
      <text:p text:style-name="P1"><text:s/>0 <text:s text:c="11"/>12018 invasion</text:p>
      <text:p text:style-name="P1"><text:s/>0 <text:s text:c="11"/>12001 intrigues</text:p>
      <text:p text:style-name="P1"><text:s/>0 <text:s text:c="11"/>11999 intrevew</text:p>
      <text:p text:style-name="P1"><text:s/>0 <text:s text:c="11"/>12077 ipos</text:p>
      <text:p text:style-name="P1"><text:s/>0 <text:s text:c="11"/>11986 interviewed</text:p>
      <text:p text:style-name="P1"><text:s/>0 <text:s text:c="11"/>11982 intersection</text:p>
      <text:p text:style-name="P1"><text:s/>0 <text:s text:c="11"/>11983 interstellar</text:p>
      <text:p text:style-name="P1"><text:s/>0 <text:s text:c="11"/>11984 interview</text:p>
      <text:p text:style-name="P1"><text:soft-page-break/><text:s/>0 <text:s text:c="11"/>11981 interruption</text:p>
      <text:p text:style-name="P1"><text:s/>0 <text:s text:c="11"/>11980 interpretations</text:p>
      <text:p text:style-name="P1"><text:s/>0 <text:s text:c="11"/>11979 interpretation</text:p>
      <text:p text:style-name="P1"><text:s/>0 <text:s text:c="11"/>11976 interns</text:p>
      <text:p text:style-name="P1"><text:s/>0 <text:s text:c="11"/>11977 internship</text:p>
      <text:p text:style-name="P1"><text:s/>0 <text:s text:c="11"/>11978 interoperability</text:p>
      <text:p text:style-name="P1"><text:s/>0 <text:s text:c="11"/>11985 interview_with_neil_young</text:p>
      <text:p text:style-name="P1"><text:s/>0 <text:s text:c="11"/>11987 interviewing</text:p>
      <text:p text:style-name="P1"><text:s/>0 <text:s text:c="11"/>11998 intrapreneurship</text:p>
      <text:p text:style-name="P1"><text:s/>0 <text:s text:c="11"/>11988 interwebs</text:p>
      <text:p text:style-name="P1"><text:s/>0 <text:s text:c="11"/>11995 intothe</text:p>
      <text:p text:style-name="P1"><text:s/>0 <text:s text:c="11"/>11996 intoxicated</text:p>
      <text:p text:style-name="P1"><text:s/>0 <text:s text:c="11"/>11997 intrapreneurs</text:p>
      <text:p text:style-name="P1"><text:s/>0 <text:s text:c="11"/>11994 intolerance</text:p>
      <text:p text:style-name="P1"><text:s/>0 <text:s text:c="11"/>11993 into</text:p>
      <text:p text:style-name="P1"><text:s/>0 <text:s text:c="11"/>11992 intimidation</text:p>
      <text:p text:style-name="P1"><text:s/>0 <text:s text:c="11"/>11989 inthe</text:p>
      <text:p text:style-name="P1"><text:s/>0 <text:s text:c="11"/>11990 intimate</text:p>
      <text:p text:style-name="P1"><text:s/>0 <text:s text:c="11"/>11991 intimidated</text:p>
      <text:p text:style-name="P1"><text:s/>0 <text:s text:c="11"/>12025 invention</text:p>
      <text:p text:style-name="P1"><text:s/>0 <text:s text:c="11"/>12026 inventor</text:p>
      <text:p text:style-name="P1"><text:s/>0 <text:s text:c="11"/>12027 invest</text:p>
      <text:p text:style-name="P1"><text:s/>0 <text:s text:c="11"/>12064 ios8</text:p>
      <text:p text:style-name="P1"><text:s/>0 <text:s text:c="11"/>12060 iomypkvoiz</text:p>
      <text:p text:style-name="P1"><text:s/>0 <text:s text:c="11"/>12061 ion</text:p>
      <text:p text:style-name="P1"><text:s/>0 <text:s text:c="11"/>12062 ios</text:p>
      <text:p text:style-name="P1"><text:s/>0 <text:s text:c="11"/>12059 iokavwo9ev</text:p>
      <text:p text:style-name="P1"><text:s/>0 <text:s text:c="11"/>12058 ioikjqxtsx</text:p>
      <text:p text:style-name="P1"><text:s/>0 <text:s text:c="11"/>12057 ioc</text:p>
      <text:p text:style-name="P1"><text:s/>0 <text:s text:c="11"/>12054 io</text:p>
      <text:p text:style-name="P1"><text:s/>0 <text:s text:c="11"/>12055 io12</text:p>
      <text:p text:style-name="P1"><text:s/>0 <text:s text:c="11"/>12056 io13</text:p>
      <text:p text:style-name="P1"><text:s/>0 <text:s text:c="11"/>12063 ios6</text:p>
      <text:p text:style-name="P1"><text:s/>0 <text:s text:c="11"/>12065 iosapp</text:p>
      <text:p text:style-name="P1"><text:s/>0 <text:s text:c="11"/>12028 invested</text:p>
      <text:p text:style-name="P1"><text:s/>0 <text:s text:c="11"/>12066 iot</text:p>
      <text:p text:style-name="P1"><text:s/>0 <text:s text:c="11"/>12073 iphonephoto</text:p>
      <text:p text:style-name="P1"><text:s/>0 <text:s text:c="11"/>12074 iphones</text:p>
      <text:p text:style-name="P1"><text:s/>0 <text:s text:c="11"/>12075 ipl</text:p>
      <text:p text:style-name="P1"><text:s/>0 <text:s text:c="11"/>12072 iphone5features</text:p>
      <text:p text:style-name="P1"><text:s/>0 <text:s text:c="11"/>12071 iphone</text:p>
      <text:p text:style-name="P1"><text:s/>0 <text:s text:c="11"/>12070 ipe2ezb1mh</text:p>
      <text:p text:style-name="P1"><text:s/>0 <text:s text:c="11"/>12067 ioxpwoma</text:p>
      <text:p text:style-name="P1"><text:s/>0 <text:s text:c="11"/>12068 ip</text:p>
      <text:p text:style-name="P1"><text:s/>0 <text:s text:c="11"/>12069 ipad</text:p>
      <text:p text:style-name="P1"><text:s/>0 <text:s text:c="11"/>12053 inzc9q0ijo</text:p>
      <text:p text:style-name="P1"><text:s/>0 <text:s text:c="11"/>12052 inwish</text:p>
      <text:p text:style-name="P1"><text:s/>0 <text:s text:c="11"/>12051 involving</text:p>
      <text:p text:style-name="P1"><text:s/>0 <text:s text:c="11"/>12050 involves</text:p>
      <text:p text:style-name="P1"><text:s/>0 <text:s text:c="11"/>12035 invisibility</text:p>
      <text:p text:style-name="P1"><text:s/>0 <text:s text:c="11"/>12036 invisible</text:p>
      <text:p text:style-name="P1"><text:s/>0 <text:s text:c="11"/>12037 invisiontee</text:p>
      <text:p text:style-name="P1"><text:soft-page-break/><text:s/>0 <text:s text:c="11"/>12034 invests</text:p>
      <text:p text:style-name="P1"><text:s/>0 <text:s text:c="11"/>12033 investors</text:p>
      <text:p text:style-name="P1"><text:s/>0 <text:s text:c="11"/>12032 investments</text:p>
      <text:p text:style-name="P1"><text:s/>0 <text:s text:c="11"/>12029 investigates</text:p>
      <text:p text:style-name="P1"><text:s/>0 <text:s text:c="11"/>12030 investing</text:p>
      <text:p text:style-name="P1"><text:s/>0 <text:s text:c="11"/>12031 investment</text:p>
      <text:p text:style-name="P1"><text:s/>0 <text:s text:c="11"/>12038 invita</text:p>
      <text:p text:style-name="P1"><text:s/>0 <text:s text:c="11"/>12039 invitare</text:p>
      <text:p text:style-name="P1"><text:s/>0 <text:s text:c="11"/>12040 invitation</text:p>
      <text:p text:style-name="P1"><text:s/>0 <text:s text:c="11"/>12048 involved</text:p>
      <text:p text:style-name="P1"><text:s/>0 <text:s text:c="11"/>12049 involvement</text:p>
      <text:p text:style-name="P1"><text:s/>0 <text:s text:c="11"/>12046 invitws</text:p>
      <text:p text:style-name="P1"><text:s/>0 <text:s text:c="11"/>12047 invoices</text:p>
      <text:p text:style-name="P1"><text:s/>0 <text:s text:c="11"/>12045 inviting</text:p>
      <text:p text:style-name="P1"><text:s/>0 <text:s text:c="11"/>12041 invitations</text:p>
      <text:p text:style-name="P1"><text:s/>0 <text:s text:c="11"/>12042 invite</text:p>
      <text:p text:style-name="P1"><text:s/>0 <text:s text:c="11"/>12043 invited</text:p>
      <text:p text:style-name="P1"><text:s/>0 <text:s text:c="11"/>12044 invites</text:p>
      <text:p text:style-name="P1"><text:s/>0 <text:s text:c="11"/>11975 internetsito</text:p>
      <text:p text:style-name="P1"><text:s/>0 <text:s text:c="11"/>11974 internet</text:p>
      <text:p text:style-name="P1"><text:s/>0 <text:s text:c="11"/>11973 internee</text:p>
      <text:p text:style-name="P1"><text:s/>0 <text:s text:c="11"/>11909 institutions</text:p>
      <text:p text:style-name="P1"><text:s/>0 <text:s text:c="11"/>11905 instinct</text:p>
      <text:p text:style-name="P1"><text:s/>0 <text:s text:c="11"/>11906 institute</text:p>
      <text:p text:style-name="P1"><text:s/>0 <text:s text:c="11"/>11907 institutional</text:p>
      <text:p text:style-name="P1"><text:s/>0 <text:s text:c="11"/>11904 insteaddd</text:p>
      <text:p text:style-name="P1"><text:s/>0 <text:s text:c="11"/>11903 instead</text:p>
      <text:p text:style-name="P1"><text:s/>0 <text:s text:c="11"/>11902 instavinrspot</text:p>
      <text:p text:style-name="P1"><text:s/>0 <text:s text:c="11"/>11899 installing</text:p>
      <text:p text:style-name="P1"><text:s/>0 <text:s text:c="11"/>11900 installs</text:p>
      <text:p text:style-name="P1"><text:s/>0 <text:s text:c="11"/>11901 instantly</text:p>
      <text:p text:style-name="P1"><text:s/>0 <text:s text:c="11"/>11908 institutionalized</text:p>
      <text:p text:style-name="P1"><text:s/>0 <text:s text:c="11"/>11910 instructed</text:p>
      <text:p text:style-name="P1"><text:s/>0 <text:s text:c="11"/>11922 inte</text:p>
      <text:p text:style-name="P1"><text:s/>0 <text:s text:c="11"/>11911 instructing</text:p>
      <text:p text:style-name="P1"><text:s/>0 <text:s text:c="11"/>11918 insulting</text:p>
      <text:p text:style-name="P1"><text:s/>0 <text:s text:c="11"/>11919 insurance</text:p>
      <text:p text:style-name="P1"><text:s/>0 <text:s text:c="11"/>11920 int</text:p>
      <text:p text:style-name="P1"><text:s/>0 <text:s text:c="11"/>11917 insult</text:p>
      <text:p text:style-name="P1"><text:s/>0 <text:s text:c="11"/>11916 insufficient</text:p>
      <text:p text:style-name="P1"><text:s/>0 <text:s text:c="11"/>11915 instruments</text:p>
      <text:p text:style-name="P1"><text:s/>0 <text:s text:c="11"/>11912 instructional</text:p>
      <text:p text:style-name="P1"><text:s/>0 <text:s text:c="11"/>11913 instructions</text:p>
      <text:p text:style-name="P1"><text:s/>0 <text:s text:c="11"/>11914 instrument</text:p>
      <text:p text:style-name="P1"><text:s/>0 <text:s text:c="11"/>11898 installieren</text:p>
      <text:p text:style-name="P1"><text:s/>0 <text:s text:c="11"/>11897 installed</text:p>
      <text:p text:style-name="P1"><text:s/>0 <text:s text:c="11"/>11896 installation</text:p>
      <text:p text:style-name="P1"><text:s/>0 <text:s text:c="11"/>11895 install</text:p>
      <text:p text:style-name="P1"><text:s/>0 <text:s text:c="11"/>11880 insomniac</text:p>
      <text:p text:style-name="P1"><text:s/>0 <text:s text:c="11"/>11881 insomniak</text:p>
      <text:p text:style-name="P1"><text:s/>0 <text:s text:c="11"/>11882 inspec</text:p>
      <text:p text:style-name="P1"><text:s/>0 <text:s text:c="11"/>11879 insomnia</text:p>
      <text:p text:style-name="P1"><text:soft-page-break/><text:s/>0 <text:s text:c="11"/>11878 insite</text:p>
      <text:p text:style-name="P1"><text:s/>0 <text:s text:c="11"/>11877 insists</text:p>
      <text:p text:style-name="P1"><text:s/>0 <text:s text:c="11"/>11874 insights</text:p>
      <text:p text:style-name="P1"><text:s/>0 <text:s text:c="11"/>11875 insist</text:p>
      <text:p text:style-name="P1"><text:s/>0 <text:s text:c="11"/>11876 insisted</text:p>
      <text:p text:style-name="P1"><text:s/>0 <text:s text:c="11"/>11883 inspector</text:p>
      <text:p text:style-name="P1"><text:s/>0 <text:s text:c="11"/>11884 inspiration</text:p>
      <text:p text:style-name="P1"><text:s/>0 <text:s text:c="11"/>11885 inspirations</text:p>
      <text:p text:style-name="P1"><text:s/>0 <text:s text:c="11"/>11893 instagrams</text:p>
      <text:p text:style-name="P1"><text:s/>0 <text:s text:c="11"/>11894 instalando</text:p>
      <text:p text:style-name="P1"><text:s/>0 <text:s text:c="11"/>11891 instagram</text:p>
      <text:p text:style-name="P1"><text:s/>0 <text:s text:c="11"/>11892 instagrama</text:p>
      <text:p text:style-name="P1"><text:s/>0 <text:s text:c="11"/>11890 instagnam</text:p>
      <text:p text:style-name="P1"><text:s/>0 <text:s text:c="11"/>11886 inspire</text:p>
      <text:p text:style-name="P1"><text:s/>0 <text:s text:c="11"/>11887 inspired</text:p>
      <text:p text:style-name="P1"><text:s/>0 <text:s text:c="11"/>11888 inspiring</text:p>
      <text:p text:style-name="P1"><text:s/>0 <text:s text:c="11"/>11889 insta</text:p>
      <text:p text:style-name="P1"><text:s/>0 <text:s text:c="11"/>11921 intake</text:p>
      <text:p text:style-name="P1"><text:s/>0 <text:s text:c="11"/>11923 integrate</text:p>
      <text:p text:style-name="P1"><text:s/>0 <text:s text:c="11"/>11972 interned</text:p>
      <text:p text:style-name="P1"><text:s/>0 <text:s text:c="11"/>11960 interior</text:p>
      <text:p text:style-name="P1"><text:s/>0 <text:s text:c="11"/>11956 interesting</text:p>
      <text:p text:style-name="P1"><text:s/>0 <text:s text:c="11"/>11957 interests</text:p>
      <text:p text:style-name="P1"><text:s/>0 <text:s text:c="11"/>11958 interface</text:p>
      <text:p text:style-name="P1"><text:s/>0 <text:s text:c="11"/>11955 interested</text:p>
      <text:p text:style-name="P1"><text:s/>0 <text:s text:c="11"/>11954 interest</text:p>
      <text:p text:style-name="P1"><text:s/>0 <text:s text:c="11"/>11953 intereses</text:p>
      <text:p text:style-name="P1"><text:s/>0 <text:s text:c="11"/>11950 interesa</text:p>
      <text:p text:style-name="P1"><text:s/>0 <text:s text:c="11"/>11951 interesante</text:p>
      <text:p text:style-name="P1"><text:s/>0 <text:s text:c="11"/>11952 interesanto</text:p>
      <text:p text:style-name="P1"><text:s/>0 <text:s text:c="11"/>11959 intergroup</text:p>
      <text:p text:style-name="P1"><text:s/>0 <text:s text:c="11"/>11961 interiors</text:p>
      <text:p text:style-name="P1"><text:s/>0 <text:s text:c="11"/>11924 integrated</text:p>
      <text:p text:style-name="P1"><text:s/>0 <text:s text:c="11"/>11962 interjecting</text:p>
      <text:p text:style-name="P1"><text:s/>0 <text:s text:c="11"/>11969 internationale</text:p>
      <text:p text:style-name="P1"><text:s/>0 <text:s text:c="11"/>11970 internationalisation</text:p>
      <text:p text:style-name="P1"><text:s/>0 <text:s text:c="11"/>11971 internationally</text:p>
      <text:p text:style-name="P1"><text:s/>0 <text:s text:c="11"/>11968 internationalcoffeeday</text:p>
      <text:p text:style-name="P1"><text:s/>0 <text:s text:c="11"/>11967 international</text:p>
      <text:p text:style-name="P1"><text:s/>0 <text:s text:c="11"/>11966 internal</text:p>
      <text:p text:style-name="P1"><text:s/>0 <text:s text:c="11"/>11963 interjet</text:p>
      <text:p text:style-name="P1"><text:s/>0 <text:s text:c="11"/>11964 intern</text:p>
      <text:p text:style-name="P1"><text:s/>0 <text:s text:c="11"/>11965 internacional</text:p>
      <text:p text:style-name="P1"><text:s/>0 <text:s text:c="11"/>11949 interea</text:p>
      <text:p text:style-name="P1"><text:s/>0 <text:s text:c="11"/>11948 interdependent</text:p>
      <text:p text:style-name="P1"><text:s/>0 <text:s text:c="11"/>11947 interactive</text:p>
      <text:p text:style-name="P1"><text:s/>0 <text:s text:c="11"/>11946 interactions</text:p>
      <text:p text:style-name="P1"><text:s/>0 <text:s text:c="11"/>11931 intelligence</text:p>
      <text:p text:style-name="P1"><text:s/>0 <text:s text:c="11"/>11932 intelligent</text:p>
      <text:p text:style-name="P1"><text:s/>0 <text:s text:c="11"/>11933 intend</text:p>
      <text:p text:style-name="P1"><text:s/>0 <text:s text:c="11"/>11930 intellectual</text:p>
      <text:p text:style-name="P1"><text:s/>0 <text:s text:c="11"/>11929 intellect</text:p>
      <text:p text:style-name="P1"><text:soft-page-break/><text:s/>0 <text:s text:c="11"/>11928 inteligencia</text:p>
      <text:p text:style-name="P1"><text:s/>0 <text:s text:c="11"/>11925 integrating</text:p>
      <text:p text:style-name="P1"><text:s/>0 <text:s text:c="11"/>11926 integration</text:p>
      <text:p text:style-name="P1"><text:s/>0 <text:s text:c="11"/>11927 intel</text:p>
      <text:p text:style-name="P1"><text:s/>0 <text:s text:c="11"/>11934 intended</text:p>
      <text:p text:style-name="P1"><text:s/>0 <text:s text:c="11"/>11935 intense</text:p>
      <text:p text:style-name="P1"><text:s/>0 <text:s text:c="11"/>11936 intensear</text:p>
      <text:p text:style-name="P1"><text:s/>0 <text:s text:c="11"/>11944 interacting</text:p>
      <text:p text:style-name="P1"><text:s/>0 <text:s text:c="11"/>11945 interaction</text:p>
      <text:p text:style-name="P1"><text:s/>0 <text:s text:c="11"/>11942 intents</text:p>
      <text:p text:style-name="P1"><text:s/>0 <text:s text:c="11"/>11943 interact</text:p>
      <text:p text:style-name="P1"><text:s/>0 <text:s text:c="11"/>11941 intentos</text:p>
      <text:p text:style-name="P1"><text:s/>0 <text:s text:c="11"/>11937 intensive</text:p>
      <text:p text:style-name="P1"><text:s/>0 <text:s text:c="11"/>11938 intentarlo</text:p>
      <text:p text:style-name="P1"><text:s/>0 <text:s text:c="11"/>11939 intention</text:p>
      <text:p text:style-name="P1"><text:s/>0 <text:s text:c="11"/>11940 intentions</text:p>
      <text:p text:style-name="P1"><text:s/>0 <text:s text:c="11"/>12076 ipod</text:p>
      <text:p text:style-name="P1"><text:s/>0 <text:s text:c="11"/>12078 ipotizzo</text:p>
      <text:p text:style-name="P1"><text:s/>0 <text:s text:c="11"/>11872 insight</text:p>
      <text:p text:style-name="P1"><text:s/>0 <text:s text:c="11"/>12219 itunesradio</text:p>
      <text:p text:style-name="P1"><text:s/>0 <text:s text:c="11"/>12214 itskills</text:p>
      <text:p text:style-name="P1"><text:s/>0 <text:s text:c="11"/>12215 itsmesimon</text:p>
      <text:p text:style-name="P1"><text:s/>0 <text:s text:c="11"/>12216 itstime</text:p>
      <text:p text:style-name="P1"><text:s/>0 <text:s text:c="11"/>12213 itself</text:p>
      <text:p text:style-name="P1"><text:s/>0 <text:s text:c="11"/>12212 itscolossal</text:p>
      <text:p text:style-name="P1"><text:s/>0 <text:s text:c="11"/>12211 itsalongroadback</text:p>
      <text:p text:style-name="P1"><text:s/>0 <text:s text:c="11"/>12208 itrustthegovtlike</text:p>
      <text:p text:style-name="P1"><text:s/>0 <text:s text:c="11"/>12209 its</text:p>
      <text:p text:style-name="P1"><text:s/>0 <text:s text:c="11"/>12210 itsallgood</text:p>
      <text:p text:style-name="P1"><text:s/>0 <text:s text:c="11"/>12218 itunes11</text:p>
      <text:p text:style-name="P1"><text:s/>0 <text:s text:c="11"/>12220 ituni</text:p>
      <text:p text:style-name="P1"><text:s/>0 <text:s text:c="11"/>12206 itmiazw</text:p>
      <text:p text:style-name="P1"><text:s/>0 <text:s text:c="11"/>12221 itunii</text:p>
      <text:p text:style-name="P1"><text:s/>0 <text:s text:c="11"/>12228 iueyk7i0bd</text:p>
      <text:p text:style-name="P1"><text:s/>0 <text:s text:c="11"/>12229 iukpuned</text:p>
      <text:p text:style-name="P1"><text:s/>0 <text:s text:c="11"/>12230 iv</text:p>
      <text:p text:style-name="P1"><text:s/>0 <text:s text:c="11"/>12227 iudy9jg0ae</text:p>
      <text:p text:style-name="P1"><text:s/>0 <text:s text:c="11"/>12226 iubytpgq</text:p>
      <text:p text:style-name="P1"><text:s/>0 <text:s text:c="11"/>12225 iu403libnk</text:p>
      <text:p text:style-name="P1"><text:s/>0 <text:s text:c="11"/>12222 itworks</text:p>
      <text:p text:style-name="P1"><text:s/>0 <text:s text:c="11"/>12223 itxxccta6g</text:p>
      <text:p text:style-name="P1"><text:s/>0 <text:s text:c="11"/>12224 itâ</text:p>
      <text:p text:style-name="P1"><text:s/>0 <text:s text:c="11"/>12207 itp3vnrx</text:p>
      <text:p text:style-name="P1"><text:s/>0 <text:s text:c="11"/>12205 itltuisblh</text:p>
      <text:p text:style-name="P1"><text:s/>0 <text:s text:c="11"/>12079 ipq7pkbozh</text:p>
      <text:p text:style-name="P1"><text:s/>0 <text:s text:c="11"/>12192 italien</text:p>
      <text:p text:style-name="P1"><text:s/>0 <text:s text:c="11"/>12188 italianfolgorati</text:p>
      <text:p text:style-name="P1"><text:s/>0 <text:s text:c="11"/>12189 italiano</text:p>
      <text:p text:style-name="P1"><text:s/>0 <text:s text:c="11"/>12190 italians</text:p>
      <text:p text:style-name="P1"><text:s/>0 <text:s text:c="11"/>12187 italian</text:p>
      <text:p text:style-name="P1"><text:s/>0 <text:s text:c="11"/>12186 italiaanse</text:p>
      <text:p text:style-name="P1"><text:s/>0 <text:s text:c="11"/>12185 italiaaninbreda</text:p>
      <text:p text:style-name="P1"><text:soft-page-break/><text:s/>0 <text:s text:c="11"/>12182 it8kwl7y</text:p>
      <text:p text:style-name="P1"><text:s/>0 <text:s text:c="11"/>12183 ita</text:p>
      <text:p text:style-name="P1"><text:s/>0 <text:s text:c="11"/>12184 italia</text:p>
      <text:p text:style-name="P1"><text:s/>0 <text:s text:c="11"/>12191 italic</text:p>
      <text:p text:style-name="P1"><text:s/>0 <text:s text:c="11"/>12193 italy</text:p>
      <text:p text:style-name="P1"><text:s/>0 <text:s text:c="11"/>12204 itinerary</text:p>
      <text:p text:style-name="P1"><text:s/>0 <text:s text:c="11"/>12194 itarpy6sfz</text:p>
      <text:p text:style-name="P1"><text:s/>0 <text:s text:c="11"/>12201 itftztap</text:p>
      <text:p text:style-name="P1"><text:s/>0 <text:s text:c="11"/>12202 ithink</text:p>
      <text:p text:style-name="P1"><text:s/>0 <text:s text:c="11"/>12203 ithxdlh4ab</text:p>
      <text:p text:style-name="P1"><text:s/>0 <text:s text:c="11"/>12200 iteration</text:p>
      <text:p text:style-name="P1"><text:s/>0 <text:s text:c="11"/>12199 item</text:p>
      <text:p text:style-name="P1"><text:s/>0 <text:s text:c="11"/>12198 itd</text:p>
      <text:p text:style-name="P1"><text:s/>0 <text:s text:c="11"/>12195 itasa</text:p>
      <text:p text:style-name="P1"><text:s/>0 <text:s text:c="11"/>12196 itc</text:p>
      <text:p text:style-name="P1"><text:s/>0 <text:s text:c="11"/>12197 itcan</text:p>
      <text:p text:style-name="P1"><text:s/>0 <text:s text:c="11"/>12231 iv0igyc4wa</text:p>
      <text:p text:style-name="P1"><text:s/>0 <text:s text:c="11"/>12232 iv3jn4pgcx</text:p>
      <text:p text:style-name="P1"><text:s/>0 <text:s text:c="11"/>12233 iv6xhcvik0</text:p>
      <text:p text:style-name="P1"><text:s/>0 <text:s text:c="11"/>12270 iyvsl1gczh</text:p>
      <text:p text:style-name="P1"><text:s/>0 <text:s text:c="11"/>12266 iykwim</text:p>
      <text:p text:style-name="P1"><text:s/>0 <text:s text:c="11"/>12267 iylmfdzfve</text:p>
      <text:p text:style-name="P1"><text:s/>0 <text:s text:c="11"/>12268 iyqyao7qkl</text:p>
      <text:p text:style-name="P1"><text:s/>0 <text:s text:c="11"/>12265 iya</text:p>
      <text:p text:style-name="P1"><text:s/>0 <text:s text:c="11"/>12264 iy8lmwcn</text:p>
      <text:p text:style-name="P1"><text:s/>0 <text:s text:c="11"/>12263 iy8a8x5ltv</text:p>
      <text:p text:style-name="P1"><text:s/>0 <text:s text:c="11"/>12260 ixsgqitf</text:p>
      <text:p text:style-name="P1"><text:s/>0 <text:s text:c="11"/>12261 ixvthurd</text:p>
      <text:p text:style-name="P1"><text:s/>0 <text:s text:c="11"/>12262 iy2hcl4v</text:p>
      <text:p text:style-name="P1"><text:s/>0 <text:s text:c="11"/>12269 iytn4aedxd</text:p>
      <text:p text:style-name="P1"><text:s/>0 <text:s text:c="11"/>12271 iyyis</text:p>
      <text:p text:style-name="P1"><text:s/>0 <text:s text:c="11"/>12234 iv7skjzbvk</text:p>
      <text:p text:style-name="P1"><text:s/>0 <text:s text:c="11"/>12272 iz</text:p>
      <text:p text:style-name="P1"><text:s/>0 <text:s text:c="11"/>12279 izmxbrgbuf</text:p>
      <text:p text:style-name="P1"><text:s/>0 <text:s text:c="11"/>12280 izo35ky8vn</text:p>
      <text:p text:style-name="P1"><text:s/>0 <text:s text:c="11"/>12281 izokay</text:p>
      <text:p text:style-name="P1"><text:s/>0 <text:s text:c="11"/>12278 izmir</text:p>
      <text:p text:style-name="P1"><text:s/>0 <text:s text:c="11"/>12277 izlemem</text:p>
      <text:p text:style-name="P1"><text:s/>0 <text:s text:c="11"/>12276 iziihschiw</text:p>
      <text:p text:style-name="P1"><text:s/>0 <text:s text:c="11"/>12273 izdtrk2yxm</text:p>
      <text:p text:style-name="P1"><text:s/>0 <text:s text:c="11"/>12274 izf26bgzq3</text:p>
      <text:p text:style-name="P1"><text:s/>0 <text:s text:c="11"/>12275 izgnb5hbqh</text:p>
      <text:p text:style-name="P1"><text:s/>0 <text:s text:c="11"/>12259 ixa6ubno</text:p>
      <text:p text:style-name="P1"><text:s/>0 <text:s text:c="11"/>12258 iws</text:p>
      <text:p text:style-name="P1"><text:s/>0 <text:s text:c="11"/>12257 iwriteaboutfeminism</text:p>
      <text:p text:style-name="P1"><text:s/>0 <text:s text:c="11"/>12256 iwnvwhld</text:p>
      <text:p text:style-name="P1"><text:s/>0 <text:s text:c="11"/>12241 ivmfl3l2gs</text:p>
      <text:p text:style-name="P1"><text:s/>0 <text:s text:c="11"/>12242 ivorv0ksfd</text:p>
      <text:p text:style-name="P1"><text:s/>0 <text:s text:c="11"/>12243 ivory</text:p>
      <text:p text:style-name="P1"><text:s/>0 <text:s text:c="11"/>12240 ivgaaa0ukx</text:p>
      <text:p text:style-name="P1"><text:s/>0 <text:s text:c="11"/>12239 iversity</text:p>
      <text:p text:style-name="P1"><text:s/>0 <text:s text:c="11"/>12238 ive</text:p>
      <text:p text:style-name="P1"><text:soft-page-break/><text:s/>0 <text:s text:c="11"/>12235 iv9djwvmsk</text:p>
      <text:p text:style-name="P1"><text:s/>0 <text:s text:c="11"/>12236 ivangorod</text:p>
      <text:p text:style-name="P1"><text:s/>0 <text:s text:c="11"/>12237 ivanova</text:p>
      <text:p text:style-name="P1"><text:s/>0 <text:s text:c="11"/>12244 ivuecz5fva</text:p>
      <text:p text:style-name="P1"><text:s/>0 <text:s text:c="11"/>12245 ivv6o3bror</text:p>
      <text:p text:style-name="P1"><text:s/>0 <text:s text:c="11"/>12246 ivxacsn8ok</text:p>
      <text:p text:style-name="P1"><text:s/>0 <text:s text:c="11"/>12254 iwlndzy0qm</text:p>
      <text:p text:style-name="P1"><text:s/>0 <text:s text:c="11"/>12255 iwndpquo</text:p>
      <text:p text:style-name="P1"><text:s/>0 <text:s text:c="11"/>12252 iwbxda1g5p</text:p>
      <text:p text:style-name="P1"><text:s/>0 <text:s text:c="11"/>12253 iwj3hwb1m6</text:p>
      <text:p text:style-name="P1"><text:s/>0 <text:s text:c="11"/>12251 iwanttobeaninja</text:p>
      <text:p text:style-name="P1"><text:s/>0 <text:s text:c="11"/>12247 ivxpuw5zs4</text:p>
      <text:p text:style-name="P1"><text:s/>0 <text:s text:c="11"/>12248 ivy</text:p>
      <text:p text:style-name="P1"><text:s/>0 <text:s text:c="11"/>12249 ivz1ht0zkn</text:p>
      <text:p text:style-name="P1"><text:s/>0 <text:s text:c="11"/>12250 iw5nskwr</text:p>
      <text:p text:style-name="P1"><text:s/>0 <text:s text:c="11"/>12181 it</text:p>
      <text:p text:style-name="P1"><text:s/>0 <text:s text:c="11"/>12180 istiyorum</text:p>
      <text:p text:style-name="P1"><text:s/>0 <text:s text:c="11"/>12179 istf</text:p>
      <text:p text:style-name="P1"><text:s/>0 <text:s text:c="11"/>12115 irnss</text:p>
      <text:p text:style-name="P1"><text:s/>0 <text:s text:c="11"/>12111 iriyd885n5</text:p>
      <text:p text:style-name="P1"><text:s/>0 <text:s text:c="11"/>12112 irjyqvlcuv</text:p>
      <text:p text:style-name="P1"><text:s/>0 <text:s text:c="11"/>12113 irlxumysdh</text:p>
      <text:p text:style-name="P1"><text:s/>0 <text:s text:c="11"/>12110 irish</text:p>
      <text:p text:style-name="P1"><text:s/>0 <text:s text:c="11"/>12109 iris</text:p>
      <text:p text:style-name="P1"><text:s/>0 <text:s text:c="11"/>12108 irideveryday</text:p>
      <text:p text:style-name="P1"><text:s/>0 <text:s text:c="11"/>12105 iride</text:p>
      <text:p text:style-name="P1"><text:s/>0 <text:s text:c="11"/>12106 iride_modena</text:p>
      <text:p text:style-name="P1"><text:s/>0 <text:s text:c="11"/>12107 iridefixed</text:p>
      <text:p text:style-name="P1"><text:s/>0 <text:s text:c="11"/>12114 irme</text:p>
      <text:p text:style-name="P1"><text:s/>0 <text:s text:c="11"/>12116 iron</text:p>
      <text:p text:style-name="P1"><text:s/>0 <text:s text:c="11"/>12128 irritant</text:p>
      <text:p text:style-name="P1"><text:s/>0 <text:s text:c="11"/>12117 ironic</text:p>
      <text:p text:style-name="P1"><text:s/>0 <text:s text:c="11"/>12124 irreparabile</text:p>
      <text:p text:style-name="P1"><text:s/>0 <text:s text:c="11"/>12125 irreplaceable</text:p>
      <text:p text:style-name="P1"><text:s/>0 <text:s text:c="11"/>12126 irresistibile</text:p>
      <text:p text:style-name="P1"><text:s/>0 <text:s text:c="11"/>12123 irrelevant</text:p>
      <text:p text:style-name="P1"><text:s/>0 <text:s text:c="11"/>12122 irrational</text:p>
      <text:p text:style-name="P1"><text:s/>0 <text:s text:c="11"/>12121 ironía</text:p>
      <text:p text:style-name="P1"><text:s/>0 <text:s text:c="11"/>12118 ironically</text:p>
      <text:p text:style-name="P1"><text:s/>0 <text:s text:c="11"/>12119 ironing</text:p>
      <text:p text:style-name="P1"><text:s/>0 <text:s text:c="11"/>12120 irony</text:p>
      <text:p text:style-name="P1"><text:s/>0 <text:s text:c="11"/>12104 irfane</text:p>
      <text:p text:style-name="P1"><text:s/>0 <text:s text:c="11"/>12103 irfa</text:p>
      <text:p text:style-name="P1"><text:s/>0 <text:s text:c="11"/>12102 irena</text:p>
      <text:p text:style-name="P1"><text:s/>0 <text:s text:c="11"/>12101 ireland</text:p>
      <text:p text:style-name="P1"><text:s/>0 <text:s text:c="11"/>12086 iq</text:p>
      <text:p text:style-name="P1"><text:s/>0 <text:s text:c="11"/>12087 iqo5r644</text:p>
      <text:p text:style-name="P1"><text:s/>0 <text:s text:c="11"/>12088 iqp1mqyu19</text:p>
      <text:p text:style-name="P1"><text:s/>0 <text:s text:c="11"/>12085 ipzyi7ztxy</text:p>
      <text:p text:style-name="P1"><text:s/>0 <text:s text:c="11"/>12084 ipz4rhmxvd</text:p>
      <text:p text:style-name="P1"><text:s/>0 <text:s text:c="11"/>12083 ipython</text:p>
      <text:p text:style-name="P1"><text:s/>0 <text:s text:c="11"/>12080 ips7h9iioj</text:p>
      <text:p text:style-name="P1"><text:soft-page-break/><text:s/>0 <text:s text:c="11"/>12081 iptc</text:p>
      <text:p text:style-name="P1"><text:s/>0 <text:s text:c="11"/>12082 ipxbs7n3</text:p>
      <text:p text:style-name="P1"><text:s/>0 <text:s text:c="11"/>12089 iqpk1dt5xe</text:p>
      <text:p text:style-name="P1"><text:s/>0 <text:s text:c="11"/>12090 iqqangfa</text:p>
      <text:p text:style-name="P1"><text:s/>0 <text:s text:c="11"/>12091 iqtssoeocj</text:p>
      <text:p text:style-name="P1"><text:s/>0 <text:s text:c="11"/>12099 irdldiqprc</text:p>
      <text:p text:style-name="P1"><text:s/>0 <text:s text:c="11"/>12100 irdsquadracorse</text:p>
      <text:p text:style-name="P1"><text:s/>0 <text:s text:c="11"/>12097 iraq2006</text:p>
      <text:p text:style-name="P1"><text:s/>0 <text:s text:c="11"/>12098 irbixigm</text:p>
      <text:p text:style-name="P1"><text:s/>0 <text:s text:c="11"/>12096 iraq</text:p>
      <text:p text:style-name="P1"><text:s/>0 <text:s text:c="11"/>12092 ir</text:p>
      <text:p text:style-name="P1"><text:s/>0 <text:s text:c="11"/>12093 iran</text:p>
      <text:p text:style-name="P1"><text:s/>0 <text:s text:c="11"/>12094 irani</text:p>
      <text:p text:style-name="P1"><text:s/>0 <text:s text:c="11"/>12095 iranian</text:p>
      <text:p text:style-name="P1"><text:s/>0 <text:s text:c="11"/>12127 irresistible</text:p>
      <text:p text:style-name="P1"><text:s/>0 <text:s text:c="11"/>12129 irritante</text:p>
      <text:p text:style-name="P1"><text:s/>0 <text:s text:c="11"/>12178 isterim</text:p>
      <text:p text:style-name="P1"><text:s/>0 <text:s text:c="11"/>12166 iss</text:p>
      <text:p text:style-name="P1"><text:s/>0 <text:s text:c="11"/>12162 israel</text:p>
      <text:p text:style-name="P1"><text:s/>0 <text:s text:c="11"/>12163 israr</text:p>
      <text:p text:style-name="P1"><text:s/>0 <text:s text:c="11"/>12164 isrdxucuiu</text:p>
      <text:p text:style-name="P1"><text:s/>0 <text:s text:c="11"/>12161 isp7kc55mo</text:p>
      <text:p text:style-name="P1"><text:s/>0 <text:s text:c="11"/>12160 isoskop</text:p>
      <text:p text:style-name="P1"><text:s/>0 <text:s text:c="11"/>12159 isometric</text:p>
      <text:p text:style-name="P1"><text:s/>0 <text:s text:c="11"/>12156 isn</text:p>
      <text:p text:style-name="P1"><text:s/>0 <text:s text:c="11"/>12157 isnt</text:p>
      <text:p text:style-name="P1"><text:s/>0 <text:s text:c="11"/>12158 isnâ</text:p>
      <text:p text:style-name="P1"><text:s/>0 <text:s text:c="11"/>12165 isro</text:p>
      <text:p text:style-name="P1"><text:s/>0 <text:s text:c="11"/>12167 isso</text:p>
      <text:p text:style-name="P1"><text:s/>0 <text:s text:c="11"/>12130 irritating</text:p>
      <text:p text:style-name="P1"><text:s/>0 <text:s text:c="11"/>12168 issorai</text:p>
      <text:p text:style-name="P1"><text:s/>0 <text:s text:c="11"/>12175 istemem</text:p>
      <text:p text:style-name="P1"><text:s/>0 <text:s text:c="11"/>12176 istemeyeyim</text:p>
      <text:p text:style-name="P1"><text:s/>0 <text:s text:c="11"/>12177 ister</text:p>
      <text:p text:style-name="P1"><text:s/>0 <text:s text:c="11"/>12174 istanbulcalling</text:p>
      <text:p text:style-name="P1"><text:s/>0 <text:s text:c="11"/>12173 istanbul</text:p>
      <text:p text:style-name="P1"><text:s/>0 <text:s text:c="11"/>12172 ist</text:p>
      <text:p text:style-name="P1"><text:s/>0 <text:s text:c="11"/>12169 isssbpiyhp</text:p>
      <text:p text:style-name="P1"><text:s/>0 <text:s text:c="11"/>12170 issue</text:p>
      <text:p text:style-name="P1"><text:s/>0 <text:s text:c="11"/>12171 issues</text:p>
      <text:p text:style-name="P1"><text:s/>0 <text:s text:c="11"/>12155 isminisevdigimgruplar</text:p>
      <text:p text:style-name="P1"><text:s/>0 <text:s text:c="11"/>12154 ismail</text:p>
      <text:p text:style-name="P1"><text:s/>0 <text:s text:c="11"/>12153 islands</text:p>
      <text:p text:style-name="P1"><text:s/>0 <text:s text:c="11"/>12152 island</text:p>
      <text:p text:style-name="P1"><text:s/>0 <text:s text:c="11"/>12137 isaiah</text:p>
      <text:p text:style-name="P1"><text:s/>0 <text:s text:c="11"/>12138 isamu</text:p>
      <text:p text:style-name="P1"><text:s/>0 <text:s text:c="11"/>12139 isc</text:p>
      <text:p text:style-name="P1"><text:s/>0 <text:s text:c="11"/>12136 isa</text:p>
      <text:p text:style-name="P1"><text:s/>0 <text:s text:c="11"/>12135 is</text:p>
      <text:p text:style-name="P1"><text:s/>0 <text:s text:c="11"/>12134 irwjawqxks</text:p>
      <text:p text:style-name="P1"><text:s/>0 <text:s text:c="11"/>12131 irvin</text:p>
      <text:p text:style-name="P1"><text:s/>0 <text:s text:c="11"/>12132 irvyhndbmw</text:p>
      <text:p text:style-name="P1"><text:soft-page-break/><text:s/>0 <text:s text:c="11"/>12133 irwecleq</text:p>
      <text:p text:style-name="P1"><text:s/>0 <text:s text:c="11"/>12140 isds</text:p>
      <text:p text:style-name="P1"><text:s/>0 <text:s text:c="11"/>12141 iseefaces</text:p>
      <text:p text:style-name="P1"><text:s/>0 <text:s text:c="11"/>12142 ish</text:p>
      <text:p text:style-name="P1"><text:s/>0 <text:s text:c="11"/>12150 islam</text:p>
      <text:p text:style-name="P1"><text:s/>0 <text:s text:c="11"/>12151 islamic</text:p>
      <text:p text:style-name="P1"><text:s/>0 <text:s text:c="11"/>12148 isis</text:p>
      <text:p text:style-name="P1"><text:s/>0 <text:s text:c="11"/>12149 isit</text:p>
      <text:p text:style-name="P1"><text:s/>0 <text:s text:c="11"/>12147 isil</text:p>
      <text:p text:style-name="P1"><text:s/>0 <text:s text:c="11"/>12143 ishrat</text:p>
      <text:p text:style-name="P1"><text:s/>0 <text:s text:c="11"/>12144 isi</text:p>
      <text:p text:style-name="P1"><text:s/>0 <text:s text:c="11"/>12145 isidore</text:p>
      <text:p text:style-name="P1"><text:s/>0 <text:s text:c="11"/>12146 isight</text:p>
      <text:p text:style-name="P1"><text:s/>0 <text:s text:c="11"/>11873 insightful</text:p>
      <text:p text:style-name="P1"><text:s/>0 <text:s text:c="11"/>11871 insieme</text:p>
      <text:p text:style-name="P1"><text:s/>0 <text:s text:c="11"/>11461 iemand</text:p>
      <text:p text:style-name="P1"><text:s/>0 <text:s text:c="11"/>11601 imaginas</text:p>
      <text:p text:style-name="P1"><text:s/>0 <text:s text:c="11"/>11597 image</text:p>
      <text:p text:style-name="P1"><text:s/>0 <text:s text:c="11"/>11598 imagery</text:p>
      <text:p text:style-name="P1"><text:s/>0 <text:s text:c="11"/>11599 images</text:p>
      <text:p text:style-name="P1"><text:s/>0 <text:s text:c="11"/>11596 imaceleb</text:p>
      <text:p text:style-name="P1"><text:s/>0 <text:s text:c="11"/>11595 imabefamous</text:p>
      <text:p text:style-name="P1"><text:s/>0 <text:s text:c="11"/>11594 ima</text:p>
      <text:p text:style-name="P1"><text:s/>0 <text:s text:c="11"/>11591 ily</text:p>
      <text:p text:style-name="P1"><text:s/>0 <text:s text:c="11"/>11592 im</text:p>
      <text:p text:style-name="P1"><text:s/>0 <text:s text:c="11"/>11593 im05dwuy</text:p>
      <text:p text:style-name="P1"><text:s/>0 <text:s text:c="11"/>11600 imaginary</text:p>
      <text:p text:style-name="P1"><text:s/>0 <text:s text:c="11"/>11602 imaginate</text:p>
      <text:p text:style-name="P1"><text:s/>0 <text:s text:c="11"/>11589 ilusiones</text:p>
      <text:p text:style-name="P1"><text:s/>0 <text:s text:c="11"/>11603 imagination</text:p>
      <text:p text:style-name="P1"><text:s/>0 <text:s text:c="11"/>11610 imax</text:p>
      <text:p text:style-name="P1"><text:s/>0 <text:s text:c="11"/>11611 imbarcando</text:p>
      <text:p text:style-name="P1"><text:s/>0 <text:s text:c="11"/>11612 imboogish</text:p>
      <text:p text:style-name="P1"><text:s/>0 <text:s text:c="11"/>11609 imani</text:p>
      <text:p text:style-name="P1"><text:s/>0 <text:s text:c="11"/>11608 imangistudios</text:p>
      <text:p text:style-name="P1"><text:s/>0 <text:s text:c="11"/>11607 imagining</text:p>
      <text:p text:style-name="P1"><text:s/>0 <text:s text:c="11"/>11604 imaginations</text:p>
      <text:p text:style-name="P1"><text:s/>0 <text:s text:c="11"/>11605 imagine</text:p>
      <text:p text:style-name="P1"><text:s/>0 <text:s text:c="11"/>11606 imaginin</text:p>
      <text:p text:style-name="P1"><text:s/>0 <text:s text:c="11"/>11590 ilustraciones</text:p>
      <text:p text:style-name="P1"><text:s/>0 <text:s text:c="11"/>11588 ilu</text:p>
      <text:p text:style-name="P1"><text:s/>0 <text:s text:c="11"/>11665 impresses</text:p>
      <text:p text:style-name="P1"><text:s/>0 <text:s text:c="11"/>11575 ilooovvvemyjob</text:p>
      <text:p text:style-name="P1"><text:s/>0 <text:s text:c="11"/>11571 illustrate</text:p>
      <text:p text:style-name="P1"><text:s/>0 <text:s text:c="11"/>11572 illustrating</text:p>
      <text:p text:style-name="P1"><text:s/>0 <text:s text:c="11"/>11573 illustrator</text:p>
      <text:p text:style-name="P1"><text:s/>0 <text:s text:c="11"/>11570 illusions</text:p>
      <text:p text:style-name="P1"><text:s/>0 <text:s text:c="11"/>11569 illusionists</text:p>
      <text:p text:style-name="P1"><text:s/>0 <text:s text:c="11"/>11568 illusion</text:p>
      <text:p text:style-name="P1"><text:s/>0 <text:s text:c="11"/>11565 illiterate</text:p>
      <text:p text:style-name="P1"><text:s/>0 <text:s text:c="11"/>11566 illness</text:p>
      <text:p text:style-name="P1"><text:s/>0 <text:s text:c="11"/>11567 illuminati</text:p>
      <text:p text:style-name="P1"><text:soft-page-break/><text:s/>0 <text:s text:c="11"/>11574 illy</text:p>
      <text:p text:style-name="P1"><text:s/>0 <text:s text:c="11"/>11576 ilovebeinghome</text:p>
      <text:p text:style-name="P1"><text:s/>0 <text:s text:c="11"/>11587 ilt2jnpb1q</text:p>
      <text:p text:style-name="P1"><text:s/>0 <text:s text:c="11"/>11577 ilovecandy</text:p>
      <text:p text:style-name="P1"><text:s/>0 <text:s text:c="11"/>11584 ilovethisgame</text:p>
      <text:p text:style-name="P1"><text:s/>0 <text:s text:c="11"/>11585 iloveutcwrestling</text:p>
      <text:p text:style-name="P1"><text:s/>0 <text:s text:c="11"/>11586 ilprvd1oov</text:p>
      <text:p text:style-name="P1"><text:s/>0 <text:s text:c="11"/>11583 ilovethemmmm</text:p>
      <text:p text:style-name="P1"><text:s/>0 <text:s text:c="11"/>11582 ilovemysister</text:p>
      <text:p text:style-name="P1"><text:s/>0 <text:s text:c="11"/>11581 ilovehimmm</text:p>
      <text:p text:style-name="P1"><text:s/>0 <text:s text:c="11"/>11578 ilovecharts</text:p>
      <text:p text:style-name="P1"><text:s/>0 <text:s text:c="11"/>11579 ilovechattanoogawrestling</text:p>
      <text:p text:style-name="P1"><text:s/>0 <text:s text:c="11"/>11580 ilovefood</text:p>
      <text:p text:style-name="P1"><text:s/>0 <text:s text:c="11"/>11613 imbue</text:p>
      <text:p text:style-name="P1"><text:s/>0 <text:s text:c="11"/>11614 imedicalapps</text:p>
      <text:p text:style-name="P1"><text:s/>0 <text:s text:c="11"/>11615 imf</text:p>
      <text:p text:style-name="P1"><text:s/>0 <text:s text:c="11"/>11652 implementing</text:p>
      <text:p text:style-name="P1"><text:s/>0 <text:s text:c="11"/>11648 impermeabilizacion</text:p>
      <text:p text:style-name="P1"><text:s/>0 <text:s text:c="11"/>11649 implants</text:p>
      <text:p text:style-name="P1"><text:s/>0 <text:s text:c="11"/>11650 implementation</text:p>
      <text:p text:style-name="P1"><text:s/>0 <text:s text:c="11"/>11647 imperial</text:p>
      <text:p text:style-name="P1"><text:s/>0 <text:s text:c="11"/>11646 imperfections</text:p>
      <text:p text:style-name="P1"><text:s/>0 <text:s text:c="11"/>11645 impatiently</text:p>
      <text:p text:style-name="P1"><text:s/>0 <text:s text:c="11"/>11642 impairment</text:p>
      <text:p text:style-name="P1"><text:s/>0 <text:s text:c="11"/>11643 impairs</text:p>
      <text:p text:style-name="P1"><text:s/>0 <text:s text:c="11"/>11644 impatient</text:p>
      <text:p text:style-name="P1"><text:s/>0 <text:s text:c="11"/>11651 implementations</text:p>
      <text:p text:style-name="P1"><text:s/>0 <text:s text:c="11"/>11653 implications</text:p>
      <text:p text:style-name="P1"><text:s/>0 <text:s text:c="11"/>11616 imf2hy7kfs</text:p>
      <text:p text:style-name="P1"><text:s/>0 <text:s text:c="11"/>11654 implicit</text:p>
      <text:p text:style-name="P1"><text:s/>0 <text:s text:c="11"/>11661 impossible</text:p>
      <text:p text:style-name="P1"><text:s/>0 <text:s text:c="11"/>11662 impresionante</text:p>
      <text:p text:style-name="P1"><text:s/>0 <text:s text:c="11"/>11663 impress</text:p>
      <text:p text:style-name="P1"><text:s/>0 <text:s text:c="11"/>11660 imposible</text:p>
      <text:p text:style-name="P1"><text:s/>0 <text:s text:c="11"/>11659 impose</text:p>
      <text:p text:style-name="P1"><text:s/>0 <text:s text:c="11"/>11658 important</text:p>
      <text:p text:style-name="P1"><text:s/>0 <text:s text:c="11"/>11655 imply</text:p>
      <text:p text:style-name="P1"><text:s/>0 <text:s text:c="11"/>11656 import</text:p>
      <text:p text:style-name="P1"><text:s/>0 <text:s text:c="11"/>11657 importance</text:p>
      <text:p text:style-name="P1"><text:s/>0 <text:s text:c="11"/>11641 impacting</text:p>
      <text:p text:style-name="P1"><text:s/>0 <text:s text:c="11"/>11640 impacted</text:p>
      <text:p text:style-name="P1"><text:s/>0 <text:s text:c="11"/>11639 impact</text:p>
      <text:p text:style-name="P1"><text:s/>0 <text:s text:c="11"/>11638 imp</text:p>
      <text:p text:style-name="P1"><text:s/>0 <text:s text:c="11"/>11623 immatating</text:p>
      <text:p text:style-name="P1"><text:s/>0 <text:s text:c="11"/>11624 immature</text:p>
      <text:p text:style-name="P1"><text:s/>0 <text:s text:c="11"/>11625 immediately</text:p>
      <text:p text:style-name="P1"><text:s/>0 <text:s text:c="11"/>11622 imma</text:p>
      <text:p text:style-name="P1"><text:s/>0 <text:s text:c="11"/>11621 imlb5tx9qa</text:p>
      <text:p text:style-name="P1"><text:s/>0 <text:s text:c="11"/>11620 imitando</text:p>
      <text:p text:style-name="P1"><text:s/>0 <text:s text:c="11"/>11617 imfsynhb</text:p>
      <text:p text:style-name="P1"><text:s/>0 <text:s text:c="11"/>11618 imfuckindone</text:p>
      <text:p text:style-name="P1"><text:s/>0 <text:s text:c="11"/>11619 imh2dwhuot</text:p>
      <text:p text:style-name="P1"><text:soft-page-break/><text:s/>0 <text:s text:c="11"/>11626 immerse</text:p>
      <text:p text:style-name="P1"><text:s/>0 <text:s text:c="11"/>11627 immersive</text:p>
      <text:p text:style-name="P1"><text:s/>0 <text:s text:c="11"/>11628 immhuoj</text:p>
      <text:p text:style-name="P1"><text:s/>0 <text:s text:c="11"/>11636 imo</text:p>
      <text:p text:style-name="P1"><text:s/>0 <text:s text:c="11"/>11637 imoet</text:p>
      <text:p text:style-name="P1"><text:s/>0 <text:s text:c="11"/>11634 immunity</text:p>
      <text:p text:style-name="P1"><text:s/>0 <text:s text:c="11"/>11635 imnotafake</text:p>
      <text:p text:style-name="P1"><text:s/>0 <text:s text:c="11"/>11633 immortality</text:p>
      <text:p text:style-name="P1"><text:s/>0 <text:s text:c="11"/>11629 immidently</text:p>
      <text:p text:style-name="P1"><text:s/>0 <text:s text:c="11"/>11630 immigrant</text:p>
      <text:p text:style-name="P1"><text:s/>0 <text:s text:c="11"/>11631 immigration</text:p>
      <text:p text:style-name="P1"><text:s/>0 <text:s text:c="11"/>11632 immortal</text:p>
      <text:p text:style-name="P1"><text:s/>0 <text:s text:c="11"/>11564 illinois</text:p>
      <text:p text:style-name="P1"><text:s/>0 <text:s text:c="11"/>11563 illegally</text:p>
      <text:p text:style-name="P1"><text:s/>0 <text:s text:c="11"/>11562 illegale</text:p>
      <text:p text:style-name="P1"><text:s/>0 <text:s text:c="11"/>11498 igual</text:p>
      <text:p text:style-name="P1"><text:s/>0 <text:s text:c="11"/>11494 ignores</text:p>
      <text:p text:style-name="P1"><text:s/>0 <text:s text:c="11"/>11495 ignoring</text:p>
      <text:p text:style-name="P1"><text:s/>0 <text:s text:c="11"/>11496 igqdpqkd</text:p>
      <text:p text:style-name="P1"><text:s/>0 <text:s text:c="11"/>11493 ignored</text:p>
      <text:p text:style-name="P1"><text:s/>0 <text:s text:c="11"/>11492 ignore</text:p>
      <text:p text:style-name="P1"><text:s/>0 <text:s text:c="11"/>11491 ignorant</text:p>
      <text:p text:style-name="P1"><text:s/>0 <text:s text:c="11"/>11488 ignite</text:p>
      <text:p text:style-name="P1"><text:s/>0 <text:s text:c="11"/>11489 ignitenyc</text:p>
      <text:p text:style-name="P1"><text:s/>0 <text:s text:c="11"/>11490 ignorance</text:p>
      <text:p text:style-name="P1"><text:s/>0 <text:s text:c="11"/>11497 igu4eij0wb</text:p>
      <text:p text:style-name="P1"><text:s/>0 <text:s text:c="11"/>11499 iguala</text:p>
      <text:p text:style-name="P1"><text:s/>0 <text:s text:c="11"/>11511 ihqefxfp</text:p>
      <text:p text:style-name="P1"><text:s/>0 <text:s text:c="11"/>11500 igxpmp32</text:p>
      <text:p text:style-name="P1"><text:s/>0 <text:s text:c="11"/>11507 ihmhesv4jl</text:p>
      <text:p text:style-name="P1"><text:s/>0 <text:s text:c="11"/>11508 ihmzscxs</text:p>
      <text:p text:style-name="P1"><text:s/>0 <text:s text:c="11"/>11509 ihnonaflvt</text:p>
      <text:p text:style-name="P1"><text:s/>0 <text:s text:c="11"/>11506 ihmfwn59</text:p>
      <text:p text:style-name="P1"><text:s/>0 <text:s text:c="11"/>11505 ihavewonderfulfriends</text:p>
      <text:p text:style-name="P1"><text:s/>0 <text:s text:c="11"/>11504 ihatemath</text:p>
      <text:p text:style-name="P1"><text:s/>0 <text:s text:c="11"/>11501 ih2tiscz</text:p>
      <text:p text:style-name="P1"><text:s/>0 <text:s text:c="11"/>11502 ihate</text:p>
      <text:p text:style-name="P1"><text:s/>0 <text:s text:c="11"/>11503 ihatebio</text:p>
      <text:p text:style-name="P1"><text:s/>0 <text:s text:c="11"/>11487 ignant</text:p>
      <text:p text:style-name="P1"><text:s/>0 <text:s text:c="11"/>11486 ign</text:p>
      <text:p text:style-name="P1"><text:s/>0 <text:s text:c="11"/>11485 ighilmr1pk</text:p>
      <text:p text:style-name="P1"><text:s/>0 <text:s text:c="11"/>11484 iggy</text:p>
      <text:p text:style-name="P1"><text:s/>0 <text:s text:c="11"/>11469 iffy</text:p>
      <text:p text:style-name="P1"><text:s/>0 <text:s text:c="11"/>11470 ification</text:p>
      <text:p text:style-name="P1"><text:s/>0 <text:s text:c="11"/>11471 ifievmlg9z</text:p>
      <text:p text:style-name="P1"><text:s/>0 <text:s text:c="11"/>11468 iffeguz</text:p>
      <text:p text:style-name="P1"><text:s/>0 <text:s text:c="11"/>11467 if</text:p>
      <text:p text:style-name="P1"><text:s/>0 <text:s text:c="11"/>11466 ieutslad</text:p>
      <text:p text:style-name="P1"><text:s/>0 <text:s text:c="11"/>11463 ieri</text:p>
      <text:p text:style-name="P1"><text:s/>0 <text:s text:c="11"/>11464 ierltcjz</text:p>
      <text:p text:style-name="P1"><text:s/>0 <text:s text:c="11"/>11465 iets</text:p>
      <text:p text:style-name="P1"><text:s/>0 <text:s text:c="11"/>11472 ifile</text:p>
      <text:p text:style-name="P1"><text:soft-page-break/><text:s/>0 <text:s text:c="11"/>11473 ifkydpxfsx</text:p>
      <text:p text:style-name="P1"><text:s/>0 <text:s text:c="11"/>11474 ifmynamewas</text:p>
      <text:p text:style-name="P1"><text:s/>0 <text:s text:c="11"/>11482 igersmodena</text:p>
      <text:p text:style-name="P1"><text:s/>0 <text:s text:c="11"/>11483 igeykbcc</text:p>
      <text:p text:style-name="P1"><text:s/>0 <text:s text:c="11"/>11480 igersalvinitaly</text:p>
      <text:p text:style-name="P1"><text:s/>0 <text:s text:c="11"/>11481 igersemiliaromagna</text:p>
      <text:p text:style-name="P1"><text:s/>0 <text:s text:c="11"/>11479 igers</text:p>
      <text:p text:style-name="P1"><text:s/>0 <text:s text:c="11"/>11475 ifn7o9fonw</text:p>
      <text:p text:style-name="P1"><text:s/>0 <text:s text:c="11"/>11476 ift</text:p>
      <text:p text:style-name="P1"><text:s/>0 <text:s text:c="11"/>11477 ifunanya</text:p>
      <text:p text:style-name="P1"><text:s/>0 <text:s text:c="11"/>11478 ig</text:p>
      <text:p text:style-name="P1"><text:s/>0 <text:s text:c="11"/>11510 ihop</text:p>
      <text:p text:style-name="P1"><text:s/>0 <text:s text:c="11"/>11512 ihshd0ywqg</text:p>
      <text:p text:style-name="P1"><text:s/>0 <text:s text:c="11"/>11561 illegal</text:p>
      <text:p text:style-name="P1"><text:s/>0 <text:s text:c="11"/>11549 ikmuifpsti</text:p>
      <text:p text:style-name="P1"><text:s/>0 <text:s text:c="11"/>11545 ikfqhbakjb</text:p>
      <text:p text:style-name="P1"><text:s/>0 <text:s text:c="11"/>11546 ikgwaed1</text:p>
      <text:p text:style-name="P1"><text:s/>0 <text:s text:c="11"/>11547 ikjwq3qzpm</text:p>
      <text:p text:style-name="P1"><text:s/>0 <text:s text:c="11"/>11544 ikeahacking</text:p>
      <text:p text:style-name="P1"><text:s/>0 <text:s text:c="11"/>11543 ike</text:p>
      <text:p text:style-name="P1"><text:s/>0 <text:s text:c="11"/>11542 ikan</text:p>
      <text:p text:style-name="P1"><text:s/>0 <text:s text:c="11"/>11539 ik</text:p>
      <text:p text:style-name="P1"><text:s/>0 <text:s text:c="11"/>11540 ik1expq3pj</text:p>
      <text:p text:style-name="P1"><text:s/>0 <text:s text:c="11"/>11541 ik37rij5</text:p>
      <text:p text:style-name="P1"><text:s/>0 <text:s text:c="11"/>11548 ikkoxzjinf</text:p>
      <text:p text:style-name="P1"><text:s/>0 <text:s text:c="11"/>11550 iko</text:p>
      <text:p text:style-name="P1"><text:s/>0 <text:s text:c="11"/>11513 ihucgzdl</text:p>
      <text:p text:style-name="P1"><text:s/>0 <text:s text:c="11"/>11551 ikons</text:p>
      <text:p text:style-name="P1"><text:s/>0 <text:s text:c="11"/>11558 ilike</text:p>
      <text:p text:style-name="P1"><text:s/>0 <text:s text:c="11"/>11559 ilk</text:p>
      <text:p text:style-name="P1"><text:s/>0 <text:s text:c="11"/>11560 ill</text:p>
      <text:p text:style-name="P1"><text:s/>0 <text:s text:c="11"/>11557 ilh2jpajoq</text:p>
      <text:p text:style-name="P1"><text:s/>0 <text:s text:c="11"/>11556 ilginc</text:p>
      <text:p text:style-name="P1"><text:s/>0 <text:s text:c="11"/>11555 ile</text:p>
      <text:p text:style-name="P1"><text:s/>0 <text:s text:c="11"/>11552 ikr</text:p>
      <text:p text:style-name="P1"><text:s/>0 <text:s text:c="11"/>11553 il</text:p>
      <text:p text:style-name="P1"><text:s/>0 <text:s text:c="11"/>11554 ilavoripiubellidelmondo</text:p>
      <text:p text:style-name="P1"><text:s/>0 <text:s text:c="11"/>11538 ijvje6dbxq</text:p>
      <text:p text:style-name="P1"><text:s/>0 <text:s text:c="11"/>11537 ijustdiedinyourarmstonight</text:p>
      <text:p text:style-name="P1"><text:s/>0 <text:s text:c="11"/>11536 ijt1m0roeb</text:p>
      <text:p text:style-name="P1"><text:s/>0 <text:s text:c="11"/>11535 ijssklf3rj</text:p>
      <text:p text:style-name="P1"><text:s/>0 <text:s text:c="11"/>11520 iijez4rziq</text:p>
      <text:p text:style-name="P1"><text:s/>0 <text:s text:c="11"/>11521 iijsudcyxv</text:p>
      <text:p text:style-name="P1"><text:s/>0 <text:s text:c="11"/>11522 iijzmid5</text:p>
      <text:p text:style-name="P1"><text:s/>0 <text:s text:c="11"/>11519 iii</text:p>
      <text:p text:style-name="P1"><text:s/>0 <text:s text:c="11"/>11518 iicucvg6wg</text:p>
      <text:p text:style-name="P1"><text:s/>0 <text:s text:c="11"/>11517 ii7whfdk</text:p>
      <text:p text:style-name="P1"><text:s/>0 <text:s text:c="11"/>11514 ihy4hs5vgt</text:p>
      <text:p text:style-name="P1"><text:s/>0 <text:s text:c="11"/>11515 ii</text:p>
      <text:p text:style-name="P1"><text:s/>0 <text:s text:c="11"/>11516 ii196ixpvl</text:p>
      <text:p text:style-name="P1"><text:s/>0 <text:s text:c="11"/>11523 iivi0f1rc9</text:p>
      <text:p text:style-name="P1"><text:s/>0 <text:s text:c="11"/>11524 ij2hh8yvhg</text:p>
      <text:p text:style-name="P1"><text:soft-page-break/><text:s/>0 <text:s text:c="11"/>11525 ij4bydlmiy</text:p>
      <text:p text:style-name="P1"><text:s/>0 <text:s text:c="11"/>11533 ijn</text:p>
      <text:p text:style-name="P1"><text:s/>0 <text:s text:c="11"/>11534 ijon</text:p>
      <text:p text:style-name="P1"><text:s/>0 <text:s text:c="11"/>11531 ijgktcq15j</text:p>
      <text:p text:style-name="P1"><text:s/>0 <text:s text:c="11"/>11532 ijmluj2iwy</text:p>
      <text:p text:style-name="P1"><text:s/>0 <text:s text:c="11"/>11530 ijgjupdo</text:p>
      <text:p text:style-name="P1"><text:s/>0 <text:s text:c="11"/>11526 ijcnlp</text:p>
      <text:p text:style-name="P1"><text:s/>0 <text:s text:c="11"/>11527 ijcnlp2013</text:p>
      <text:p text:style-name="P1"><text:s/>0 <text:s text:c="11"/>11528 ijcnn</text:p>
      <text:p text:style-name="P1"><text:s/>0 <text:s text:c="11"/>11529 ijeuasyg</text:p>
      <text:p text:style-name="P1"><text:s/>0 <text:s text:c="11"/>11664 impressed</text:p>
      <text:p text:style-name="P1"><text:s/>0 <text:s text:c="11"/>11666 impressions</text:p>
      <text:p text:style-name="P1"><text:s/>0 <text:s text:c="11"/>11870 insider</text:p>
      <text:p text:style-name="P1"><text:s/>0 <text:s text:c="11"/>11806 informed</text:p>
      <text:p text:style-name="P1"><text:s/>0 <text:s text:c="11"/>11802 information</text:p>
      <text:p text:style-name="P1"><text:s/>0 <text:s text:c="11"/>11803 informative</text:p>
      <text:p text:style-name="P1"><text:s/>0 <text:s text:c="11"/>11804 informativeerrormessage</text:p>
      <text:p text:style-name="P1"><text:s/>0 <text:s text:c="11"/>11801 informatie</text:p>
      <text:p text:style-name="P1"><text:s/>0 <text:s text:c="11"/>11800 informatics</text:p>
      <text:p text:style-name="P1"><text:s/>0 <text:s text:c="11"/>11799 informally</text:p>
      <text:p text:style-name="P1"><text:s/>0 <text:s text:c="11"/>11796 infographics</text:p>
      <text:p text:style-name="P1"><text:s/>0 <text:s text:c="11"/>11797 inform</text:p>
      <text:p text:style-name="P1"><text:s/>0 <text:s text:c="11"/>11798 información</text:p>
      <text:p text:style-name="P1"><text:s/>0 <text:s text:c="11"/>11805 informazione</text:p>
      <text:p text:style-name="P1"><text:s/>0 <text:s text:c="11"/>11807 infosessions</text:p>
      <text:p text:style-name="P1"><text:s/>0 <text:s text:c="11"/>11794 infogr</text:p>
      <text:p text:style-name="P1"><text:s/>0 <text:s text:c="11"/>11808 infosys</text:p>
      <text:p text:style-name="P1"><text:s/>0 <text:s text:c="11"/>11815 ingame</text:p>
      <text:p text:style-name="P1"><text:s/>0 <text:s text:c="11"/>11816 ingilizcesiyle</text:p>
      <text:p text:style-name="P1"><text:s/>0 <text:s text:c="11"/>11817 inglorious</text:p>
      <text:p text:style-name="P1"><text:s/>0 <text:s text:c="11"/>11814 ing</text:p>
      <text:p text:style-name="P1"><text:s/>0 <text:s text:c="11"/>11813 infront</text:p>
      <text:p text:style-name="P1"><text:s/>0 <text:s text:c="11"/>11812 infrastructure</text:p>
      <text:p text:style-name="P1"><text:s/>0 <text:s text:c="11"/>11809 infra</text:p>
      <text:p text:style-name="P1"><text:s/>0 <text:s text:c="11"/>11810 infragreen</text:p>
      <text:p text:style-name="P1"><text:s/>0 <text:s text:c="11"/>11811 infrared</text:p>
      <text:p text:style-name="P1"><text:s/>0 <text:s text:c="11"/>11795 infographic</text:p>
      <text:p text:style-name="P1"><text:s/>0 <text:s text:c="11"/>11793 info</text:p>
      <text:p text:style-name="P1"><text:s/>0 <text:s text:c="11"/>11667 impressive</text:p>
      <text:p text:style-name="P1"><text:s/>0 <text:s text:c="11"/>11780 inferior</text:p>
      <text:p text:style-name="P1"><text:s/>0 <text:s text:c="11"/>11776 infartado</text:p>
      <text:p text:style-name="P1"><text:s/>0 <text:s text:c="11"/>11777 infect</text:p>
      <text:p text:style-name="P1"><text:s/>0 <text:s text:c="11"/>11778 infection</text:p>
      <text:p text:style-name="P1"><text:s/>0 <text:s text:c="11"/>11775 infants</text:p>
      <text:p text:style-name="P1"><text:s/>0 <text:s text:c="11"/>11774 infact</text:p>
      <text:p text:style-name="P1"><text:s/>0 <text:s text:c="11"/>11773 inevitable</text:p>
      <text:p text:style-name="P1"><text:s/>0 <text:s text:c="11"/>11770 indy</text:p>
      <text:p text:style-name="P1"><text:s/>0 <text:s text:c="11"/>11771 ineedhelp</text:p>
      <text:p text:style-name="P1"><text:s/>0 <text:s text:c="11"/>11772 ineens</text:p>
      <text:p text:style-name="P1"><text:s/>0 <text:s text:c="11"/>11779 infections</text:p>
      <text:p text:style-name="P1"><text:s/>0 <text:s text:c="11"/>11781 inferno</text:p>
      <text:p text:style-name="P1"><text:s/>0 <text:s text:c="11"/>11792 influx</text:p>
      <text:p text:style-name="P1"><text:soft-page-break/><text:s/>0 <text:s text:c="11"/>11782 infierno</text:p>
      <text:p text:style-name="P1"><text:s/>0 <text:s text:c="11"/>11789 influencer</text:p>
      <text:p text:style-name="P1"><text:s/>0 <text:s text:c="11"/>11790 influencers</text:p>
      <text:p text:style-name="P1"><text:s/>0 <text:s text:c="11"/>11791 influential</text:p>
      <text:p text:style-name="P1"><text:s/>0 <text:s text:c="11"/>11788 influence</text:p>
      <text:p text:style-name="P1"><text:s/>0 <text:s text:c="11"/>11787 inflation</text:p>
      <text:p text:style-name="P1"><text:s/>0 <text:s text:c="11"/>11786 inflandersfields</text:p>
      <text:p text:style-name="P1"><text:s/>0 <text:s text:c="11"/>11783 infinite</text:p>
      <text:p text:style-name="P1"><text:s/>0 <text:s text:c="11"/>11784 infinitely</text:p>
      <text:p text:style-name="P1"><text:s/>0 <text:s text:c="11"/>11785 infirdausiyi</text:p>
      <text:p text:style-name="P1"><text:s/>0 <text:s text:c="11"/>11818 ingredient</text:p>
      <text:p text:style-name="P1"><text:s/>0 <text:s text:c="11"/>11819 inhumane</text:p>
      <text:p text:style-name="P1"><text:s/>0 <text:s text:c="11"/>11820 inimitable</text:p>
      <text:p text:style-name="P1"><text:s/>0 <text:s text:c="11"/>11858 insanely</text:p>
      <text:p text:style-name="P1"><text:s/>0 <text:s text:c="11"/>11854 inolvidables</text:p>
      <text:p text:style-name="P1"><text:s/>0 <text:s text:c="11"/>11855 input</text:p>
      <text:p text:style-name="P1"><text:s/>0 <text:s text:c="11"/>11856 ins</text:p>
      <text:p text:style-name="P1"><text:s/>0 <text:s text:c="11"/>11853 innovazione</text:p>
      <text:p text:style-name="P1"><text:s/>0 <text:s text:c="11"/>11852 innovator</text:p>
      <text:p text:style-name="P1"><text:s/>0 <text:s text:c="11"/>11851 innovative</text:p>
      <text:p text:style-name="P1"><text:s/>0 <text:s text:c="11"/>11848 innovation</text:p>
      <text:p text:style-name="P1"><text:s/>0 <text:s text:c="11"/>11849 innovationjockey</text:p>
      <text:p text:style-name="P1"><text:s/>0 <text:s text:c="11"/>11850 innovations</text:p>
      <text:p text:style-name="P1"><text:s/>0 <text:s text:c="11"/>11857 insane</text:p>
      <text:p text:style-name="P1"><text:s/>0 <text:s text:c="11"/>11859 insanelyi</text:p>
      <text:p text:style-name="P1"><text:s/>0 <text:s text:c="11"/>11821 inis</text:p>
      <text:p text:style-name="P1"><text:s/>0 <text:s text:c="11"/>11860 insanity</text:p>
      <text:p text:style-name="P1"><text:s/>0 <text:s text:c="11"/>11867 insertion</text:p>
      <text:p text:style-name="P1"><text:s/>0 <text:s text:c="11"/>11868 inserts</text:p>
      <text:p text:style-name="P1"><text:s/>0 <text:s text:c="11"/>11869 inside</text:p>
      <text:p text:style-name="P1"><text:s/>0 <text:s text:c="11"/>11866 insert</text:p>
      <text:p text:style-name="P1"><text:s/>0 <text:s text:c="11"/>11865 insensitivity</text:p>
      <text:p text:style-name="P1"><text:s/>0 <text:s text:c="11"/>11864 insensitive</text:p>
      <text:p text:style-name="P1"><text:s/>0 <text:s text:c="11"/>11861 insanityweek</text:p>
      <text:p text:style-name="P1"><text:s/>0 <text:s text:c="11"/>11862 inscription</text:p>
      <text:p text:style-name="P1"><text:s/>0 <text:s text:c="11"/>11863 insecure</text:p>
      <text:p text:style-name="P1"><text:s/>0 <text:s text:c="11"/>11847 innovating</text:p>
      <text:p text:style-name="P1"><text:s/>0 <text:s text:c="11"/>11846 innovate</text:p>
      <text:p text:style-name="P1"><text:s/>0 <text:s text:c="11"/>11845 innocuous</text:p>
      <text:p text:style-name="P1"><text:s/>0 <text:s text:c="11"/>11844 innocents</text:p>
      <text:p text:style-name="P1"><text:s/>0 <text:s text:c="11"/>11829 inj</text:p>
      <text:p text:style-name="P1"><text:s/>0 <text:s text:c="11"/>11830 inject</text:p>
      <text:p text:style-name="P1"><text:s/>0 <text:s text:c="11"/>11831 injected</text:p>
      <text:p text:style-name="P1"><text:s/>0 <text:s text:c="11"/>11828 iniziamo</text:p>
      <text:p text:style-name="P1"><text:s/>0 <text:s text:c="11"/>11827 initiator</text:p>
      <text:p text:style-name="P1"><text:s/>0 <text:s text:c="11"/>11826 initiatives</text:p>
      <text:p text:style-name="P1"><text:s/>0 <text:s text:c="11"/>11822 init</text:p>
      <text:p text:style-name="P1"><text:s/>0 <text:s text:c="11"/>11823 initiating</text:p>
      <text:p text:style-name="P1"><text:s/>0 <text:s text:c="11"/>11824 initiation2011</text:p>
      <text:p text:style-name="P1"><text:s/>0 <text:s text:c="11"/>11832 injured</text:p>
      <text:p text:style-name="P1"><text:s/>0 <text:s text:c="11"/>11833 injuries</text:p>
      <text:p text:style-name="P1"><text:s/>0 <text:s text:c="11"/>11834 injury</text:p>
      <text:p text:style-name="P1"><text:soft-page-break/><text:s/>0 <text:s text:c="11"/>11842 innocent</text:p>
      <text:p text:style-name="P1"><text:s/>0 <text:s text:c="11"/>11843 innocently</text:p>
      <text:p text:style-name="P1"><text:s/>0 <text:s text:c="11"/>11840 inner</text:p>
      <text:p text:style-name="P1"><text:s/>0 <text:s text:c="11"/>11841 inningcenter</text:p>
      <text:p text:style-name="P1"><text:s/>0 <text:s text:c="11"/>11839 inmtlzn8ys</text:p>
      <text:p text:style-name="P1"><text:s/>0 <text:s text:c="11"/>11835 ink</text:p>
      <text:p text:style-name="P1"><text:s/>0 <text:s text:c="11"/>11836 inkjet</text:p>
      <text:p text:style-name="P1"><text:s/>0 <text:s text:c="11"/>11837 inkodye</text:p>
      <text:p text:style-name="P1"><text:s/>0 <text:s text:c="11"/>11838 inlxqqbmnh</text:p>
      <text:p text:style-name="P1"><text:s/>0 <text:s text:c="11"/>11769 industry</text:p>
      <text:p text:style-name="P1"><text:s/>0 <text:s text:c="11"/>11768 industries</text:p>
      <text:p text:style-name="P1"><text:s/>0 <text:s text:c="11"/>11767 industrial</text:p>
      <text:p text:style-name="P1"><text:s/>0 <text:s text:c="11"/>11703 inboundmarketing</text:p>
      <text:p text:style-name="P1"><text:s/>0 <text:s text:c="11"/>11699 inaugurare</text:p>
      <text:p text:style-name="P1"><text:s/>0 <text:s text:c="11"/>11700 inaugurate</text:p>
      <text:p text:style-name="P1"><text:s/>0 <text:s text:c="11"/>11701 inauguration</text:p>
      <text:p text:style-name="P1"><text:s/>0 <text:s text:c="11"/>11698 inaugural</text:p>
      <text:p text:style-name="P1"><text:s/>0 <text:s text:c="11"/>11697 inappropriate</text:p>
      <text:p text:style-name="P1"><text:s/>0 <text:s text:c="11"/>11696 inanmiyorum</text:p>
      <text:p text:style-name="P1"><text:s/>0 <text:s text:c="11"/>11693 inagbecauseicare</text:p>
      <text:p text:style-name="P1"><text:s/>0 <text:s text:c="11"/>11694 inaiikaumb</text:p>
      <text:p text:style-name="P1"><text:s/>0 <text:s text:c="11"/>11695 inanam</text:p>
      <text:p text:style-name="P1"><text:s/>0 <text:s text:c="11"/>11702 inbound</text:p>
      <text:p text:style-name="P1"><text:s/>0 <text:s text:c="11"/>11704 inbox</text:p>
      <text:p text:style-name="P1"><text:s/>0 <text:s text:c="11"/>11716 including</text:p>
      <text:p text:style-name="P1"><text:s/>0 <text:s text:c="11"/>11705 inc</text:p>
      <text:p text:style-name="P1"><text:s/>0 <text:s text:c="11"/>11712 incidents</text:p>
      <text:p text:style-name="P1"><text:s/>0 <text:s text:c="11"/>11713 inclined</text:p>
      <text:p text:style-name="P1"><text:s/>0 <text:s text:c="11"/>11714 include</text:p>
      <text:p text:style-name="P1"><text:s/>0 <text:s text:c="11"/>11711 incident</text:p>
      <text:p text:style-name="P1"><text:s/>0 <text:s text:c="11"/>11710 inchino</text:p>
      <text:p text:style-name="P1"><text:s/>0 <text:s text:c="11"/>11709 inches</text:p>
      <text:p text:style-name="P1"><text:s/>0 <text:s text:c="11"/>11706 incentivando</text:p>
      <text:p text:style-name="P1"><text:s/>0 <text:s text:c="11"/>11707 incentives</text:p>
      <text:p text:style-name="P1"><text:s/>0 <text:s text:c="11"/>11708 inch</text:p>
      <text:p text:style-name="P1"><text:s/>0 <text:s text:c="11"/>11692 inadvertently</text:p>
      <text:p text:style-name="P1"><text:s/>0 <text:s text:c="11"/>11691 inaccurate</text:p>
      <text:p text:style-name="P1"><text:s/>0 <text:s text:c="11"/>11690 inability</text:p>
      <text:p text:style-name="P1"><text:s/>0 <text:s text:c="11"/>11689 in7xd77dwo</text:p>
      <text:p text:style-name="P1"><text:s/>0 <text:s text:c="11"/>11674 improving</text:p>
      <text:p text:style-name="P1"><text:s/>0 <text:s text:c="11"/>11675 improvised</text:p>
      <text:p text:style-name="P1"><text:s/>0 <text:s text:c="11"/>11676 impulsive</text:p>
      <text:p text:style-name="P1"><text:s/>0 <text:s text:c="11"/>11673 improves</text:p>
      <text:p text:style-name="P1"><text:s/>0 <text:s text:c="11"/>11672 improvement</text:p>
      <text:p text:style-name="P1"><text:s/>0 <text:s text:c="11"/>11671 improved</text:p>
      <text:p text:style-name="P1"><text:s/>0 <text:s text:c="11"/>11668 impromptu</text:p>
      <text:p text:style-name="P1"><text:s/>0 <text:s text:c="11"/>11669 improv</text:p>
      <text:p text:style-name="P1"><text:s/>0 <text:s text:c="11"/>11670 improve</text:p>
      <text:p text:style-name="P1"><text:s/>0 <text:s text:c="11"/>11677 impwvyx3x0</text:p>
      <text:p text:style-name="P1"><text:s/>0 <text:s text:c="11"/>11678 imran</text:p>
      <text:p text:style-name="P1"><text:s/>0 <text:s text:c="11"/>11679 imsoserioustho</text:p>
      <text:p text:style-name="P1"><text:s/>0 <text:s text:c="11"/>11687 in2slgx13b</text:p>
      <text:p text:style-name="P1"><text:soft-page-break/><text:s/>0 <text:s text:c="11"/>11688 in6tyfmf</text:p>
      <text:p text:style-name="P1"><text:s/>0 <text:s text:c="11"/>11685 imágenes</text:p>
      <text:p text:style-name="P1"><text:s/>0 <text:s text:c="11"/>11686 in</text:p>
      <text:p text:style-name="P1"><text:s/>0 <text:s text:c="11"/>11684 imv9s1lr</text:p>
      <text:p text:style-name="P1"><text:s/>0 <text:s text:c="11"/>11680 imsuchakid</text:p>
      <text:p text:style-name="P1"><text:s/>0 <text:s text:c="11"/>11681 imtiaz</text:p>
      <text:p text:style-name="P1"><text:s/>0 <text:s text:c="11"/>11682 imu9jayz9s</text:p>
      <text:p text:style-name="P1"><text:s/>0 <text:s text:c="11"/>11683 imustseethismovie</text:p>
      <text:p text:style-name="P1"><text:s/>0 <text:s text:c="11"/>11715 included</text:p>
      <text:p text:style-name="P1"><text:s/>0 <text:s text:c="11"/>11717 inclusion</text:p>
      <text:p text:style-name="P1"><text:s/>0 <text:s text:c="11"/>11766 industriaaaaaaaaal</text:p>
      <text:p text:style-name="P1"><text:s/>0 <text:s text:c="11"/>11754 indications</text:p>
      <text:p text:style-name="P1"><text:s/>0 <text:s text:c="11"/>11750 indi</text:p>
      <text:p text:style-name="P1"><text:s/>0 <text:s text:c="11"/>11751 india</text:p>
      <text:p text:style-name="P1"><text:s/>0 <text:s text:c="11"/>11752 indian</text:p>
      <text:p text:style-name="P1"><text:s/>0 <text:s text:c="11"/>11749 indexing</text:p>
      <text:p text:style-name="P1"><text:s/>0 <text:s text:c="11"/>11748 index</text:p>
      <text:p text:style-name="P1"><text:s/>0 <text:s text:c="11"/>11747 independently</text:p>
      <text:p text:style-name="P1"><text:s/>0 <text:s text:c="11"/>11744 independence</text:p>
      <text:p text:style-name="P1"><text:s/>0 <text:s text:c="11"/>11745 independenceday</text:p>
      <text:p text:style-name="P1"><text:s/>0 <text:s text:c="11"/>11746 independent</text:p>
      <text:p text:style-name="P1"><text:s/>0 <text:s text:c="11"/>11753 indians</text:p>
      <text:p text:style-name="P1"><text:s/>0 <text:s text:c="11"/>11755 indicator</text:p>
      <text:p text:style-name="P1"><text:s/>0 <text:s text:c="11"/>11718 inclusive</text:p>
      <text:p text:style-name="P1"><text:s/>0 <text:s text:c="11"/>11756 indicts</text:p>
      <text:p text:style-name="P1"><text:s/>0 <text:s text:c="11"/>11763 individuals</text:p>
      <text:p text:style-name="P1"><text:s/>0 <text:s text:c="11"/>11764 indoor</text:p>
      <text:p text:style-name="P1"><text:s/>0 <text:s text:c="11"/>11765 inducing</text:p>
      <text:p text:style-name="P1"><text:s/>0 <text:s text:c="11"/>11762 individual</text:p>
      <text:p text:style-name="P1"><text:s/>0 <text:s text:c="11"/>11761 indiv</text:p>
      <text:p text:style-name="P1"><text:s/>0 <text:s text:c="11"/>11760 indirectas</text:p>
      <text:p text:style-name="P1"><text:s/>0 <text:s text:c="11"/>11757 indie</text:p>
      <text:p text:style-name="P1"><text:s/>0 <text:s text:c="11"/>11758 indies</text:p>
      <text:p text:style-name="P1"><text:s/>0 <text:s text:c="11"/>11759 indigenous</text:p>
      <text:p text:style-name="P1"><text:s/>0 <text:s text:c="11"/>11743 indeed</text:p>
      <text:p text:style-name="P1"><text:s/>0 <text:s text:c="11"/>11742 indecisive</text:p>
      <text:p text:style-name="P1"><text:s/>0 <text:s text:c="11"/>11741 indecision</text:p>
      <text:p text:style-name="P1"><text:s/>0 <text:s text:c="11"/>11740 ind1vu3xyj</text:p>
      <text:p text:style-name="P1"><text:s/>0 <text:s text:c="11"/>11725 inconsistencies</text:p>
      <text:p text:style-name="P1"><text:s/>0 <text:s text:c="11"/>11726 inconvenience</text:p>
      <text:p text:style-name="P1"><text:s/>0 <text:s text:c="11"/>11727 increase</text:p>
      <text:p text:style-name="P1"><text:s/>0 <text:s text:c="11"/>11724 incompletion</text:p>
      <text:p text:style-name="P1"><text:s/>0 <text:s text:c="11"/>11723 incomplete</text:p>
      <text:p text:style-name="P1"><text:s/>0 <text:s text:c="11"/>11722 incomoda</text:p>
      <text:p text:style-name="P1"><text:s/>0 <text:s text:c="11"/>11719 inclusivity</text:p>
      <text:p text:style-name="P1"><text:s/>0 <text:s text:c="11"/>11720 incluye</text:p>
      <text:p text:style-name="P1"><text:s/>0 <text:s text:c="11"/>11721 income</text:p>
      <text:p text:style-name="P1"><text:s/>0 <text:s text:c="11"/>11728 increased</text:p>
      <text:p text:style-name="P1"><text:s/>0 <text:s text:c="11"/>11729 increases</text:p>
      <text:p text:style-name="P1"><text:s/>0 <text:s text:c="11"/>11730 increasing</text:p>
      <text:p text:style-name="P1"><text:s/>0 <text:s text:c="11"/>11738 incycle</text:p>
      <text:p text:style-name="P1"><text:s/>0 <text:s text:c="11"/>11739 ind</text:p>
      <text:p text:style-name="P1"><text:soft-page-break/><text:s/>0 <text:s text:c="11"/>11736 incubus</text:p>
      <text:p text:style-name="P1"><text:s/>0 <text:s text:c="11"/>11737 incumbency</text:p>
      <text:p text:style-name="P1"><text:s/>0 <text:s text:c="11"/>11735 incubator</text:p>
      <text:p text:style-name="P1"><text:s/>0 <text:s text:c="11"/>11731 increasingly</text:p>
      <text:p text:style-name="P1"><text:s/>0 <text:s text:c="11"/>11732 incredible</text:p>
      <text:p text:style-name="P1"><text:s/>0 <text:s text:c="11"/>11733 incredibles</text:p>
      <text:p text:style-name="P1"><text:s/>0 <text:s text:c="11"/>11734 incredibly</text:p>
      <text:p text:style-name="P1"><text:s/>0 <text:s text:c="11"/>12282 izs1aave</text:p>
      <text:p text:style-name="P1"><text:s/>0 <text:s text:c="11"/>12283 izvohhtexy</text:p>
      <text:p text:style-name="P1"><text:s/>0 <text:s text:c="11"/>12284 izykpg9n</text:p>
      <text:p text:style-name="P1"><text:s/>0 <text:s text:c="11"/>12834 kardashian</text:p>
      <text:p text:style-name="P1"><text:s/>0 <text:s text:c="11"/>12830 kapot</text:p>
      <text:p text:style-name="P1"><text:s/>0 <text:s text:c="11"/>12831 kaqux3vw</text:p>
      <text:p text:style-name="P1"><text:s/>0 <text:s text:c="11"/>12832 kar</text:p>
      <text:p text:style-name="P1"><text:s/>0 <text:s text:c="11"/>12829 kapish</text:p>
      <text:p text:style-name="P1"><text:s/>0 <text:s text:c="11"/>12828 kao2qeniax</text:p>
      <text:p text:style-name="P1"><text:s/>0 <text:s text:c="11"/>12827 kanyes</text:p>
      <text:p text:style-name="P1"><text:s/>0 <text:s text:c="11"/>12824 kanta</text:p>
      <text:p text:style-name="P1"><text:s/>0 <text:s text:c="11"/>12825 kantay</text:p>
      <text:p text:style-name="P1"><text:s/>0 <text:s text:c="11"/>12826 kanye</text:p>
      <text:p text:style-name="P1"><text:s/>0 <text:s text:c="11"/>12833 kar5vlavps</text:p>
      <text:p text:style-name="P1"><text:s/>0 <text:s text:c="11"/>12835 kardashians</text:p>
      <text:p text:style-name="P1"><text:s/>0 <text:s text:c="11"/>12822 kanker</text:p>
      <text:p text:style-name="P1"><text:s/>0 <text:s text:c="11"/>12836 karen</text:p>
      <text:p text:style-name="P1"><text:s/>0 <text:s text:c="11"/>12843 kasabian</text:p>
      <text:p text:style-name="P1"><text:s/>0 <text:s text:c="11"/>12844 kashmir</text:p>
      <text:p text:style-name="P1"><text:s/>0 <text:s text:c="11"/>12845 kasterlee</text:p>
      <text:p text:style-name="P1"><text:s/>0 <text:s text:c="11"/>12842 karsisinda</text:p>
      <text:p text:style-name="P1"><text:s/>0 <text:s text:c="11"/>12841 karnataka</text:p>
      <text:p text:style-name="P1"><text:s/>0 <text:s text:c="11"/>12840 karmic</text:p>
      <text:p text:style-name="P1"><text:s/>0 <text:s text:c="11"/>12837 karl</text:p>
      <text:p text:style-name="P1"><text:s/>0 <text:s text:c="11"/>12838 karma</text:p>
      <text:p text:style-name="P1"><text:s/>0 <text:s text:c="11"/>12839 karmen</text:p>
      <text:p text:style-name="P1"><text:s/>0 <text:s text:c="11"/>12823 kansas</text:p>
      <text:p text:style-name="P1"><text:s/>0 <text:s text:c="11"/>12821 kanka</text:p>
      <text:p text:style-name="P1"><text:s/>0 <text:s text:c="11"/>12898 kelsey</text:p>
      <text:p text:style-name="P1"><text:s/>0 <text:s text:c="11"/>12808 kaji</text:p>
      <text:p text:style-name="P1"><text:s/>0 <text:s text:c="11"/>12804 kahng</text:p>
      <text:p text:style-name="P1"><text:s/>0 <text:s text:c="11"/>12805 kai</text:p>
      <text:p text:style-name="P1"><text:s/>0 <text:s text:c="11"/>12806 kailash</text:p>
      <text:p text:style-name="P1"><text:s/>0 <text:s text:c="11"/>12803 kahneman</text:p>
      <text:p text:style-name="P1"><text:s/>0 <text:s text:c="11"/>12802 kahlo</text:p>
      <text:p text:style-name="P1"><text:s/>0 <text:s text:c="11"/>12801 kahlil</text:p>
      <text:p text:style-name="P1"><text:s/>0 <text:s text:c="11"/>12798 ka90uwmhq0</text:p>
      <text:p text:style-name="P1"><text:s/>0 <text:s text:c="11"/>12799 kacl0kb0tz</text:p>
      <text:p text:style-name="P1"><text:s/>0 <text:s text:c="11"/>12800 kadar</text:p>
      <text:p text:style-name="P1"><text:s/>0 <text:s text:c="11"/>12807 kaj</text:p>
      <text:p text:style-name="P1"><text:s/>0 <text:s text:c="11"/>12809 kak</text:p>
      <text:p text:style-name="P1"><text:s/>0 <text:s text:c="11"/>12820 kane</text:p>
      <text:p text:style-name="P1"><text:s/>0 <text:s text:c="11"/>12810 kaki</text:p>
      <text:p text:style-name="P1"><text:s/>0 <text:s text:c="11"/>12817 kam</text:p>
      <text:p text:style-name="P1"><text:s/>0 <text:s text:c="11"/>12818 kan</text:p>
      <text:p text:style-name="P1"><text:soft-page-break/><text:s/>0 <text:s text:c="11"/>12819 kandhe</text:p>
      <text:p text:style-name="P1"><text:s/>0 <text:s text:c="11"/>12816 kalmaegi</text:p>
      <text:p text:style-name="P1"><text:s/>0 <text:s text:c="11"/>12815 kall</text:p>
      <text:p text:style-name="P1"><text:s/>0 <text:s text:c="11"/>12814 kalkmankementje</text:p>
      <text:p text:style-name="P1"><text:s/>0 <text:s text:c="11"/>12811 kalber</text:p>
      <text:p text:style-name="P1"><text:s/>0 <text:s text:c="11"/>12812 kale</text:p>
      <text:p text:style-name="P1"><text:s/>0 <text:s text:c="11"/>12813 kalimba</text:p>
      <text:p text:style-name="P1"><text:s/>0 <text:s text:c="11"/>12846 kate</text:p>
      <text:p text:style-name="P1"><text:s/>0 <text:s text:c="11"/>12847 katheria</text:p>
      <text:p text:style-name="P1"><text:s/>0 <text:s text:c="11"/>12848 katherines</text:p>
      <text:p text:style-name="P1"><text:s/>0 <text:s text:c="11"/>12885 keem</text:p>
      <text:p text:style-name="P1"><text:s/>0 <text:s text:c="11"/>12881 keane</text:p>
      <text:p text:style-name="P1"><text:s/>0 <text:s text:c="11"/>12882 kebab</text:p>
      <text:p text:style-name="P1"><text:s/>0 <text:s text:c="11"/>12883 keblkqga</text:p>
      <text:p text:style-name="P1"><text:s/>0 <text:s text:c="11"/>12880 ke</text:p>
      <text:p text:style-name="P1"><text:s/>0 <text:s text:c="11"/>12879 kdlssokamx</text:p>
      <text:p text:style-name="P1"><text:s/>0 <text:s text:c="11"/>12878 kdhyyd7p</text:p>
      <text:p text:style-name="P1"><text:s/>0 <text:s text:c="11"/>12875 kd</text:p>
      <text:p text:style-name="P1"><text:s/>0 <text:s text:c="11"/>12876 kdemiqws</text:p>
      <text:p text:style-name="P1"><text:s/>0 <text:s text:c="11"/>12877 kdh0gdek87</text:p>
      <text:p text:style-name="P1"><text:s/>0 <text:s text:c="11"/>12884 kedi</text:p>
      <text:p text:style-name="P1"><text:s/>0 <text:s text:c="11"/>12886 keemstar</text:p>
      <text:p text:style-name="P1"><text:s/>0 <text:s text:c="11"/>12849 kathia</text:p>
      <text:p text:style-name="P1"><text:s/>0 <text:s text:c="11"/>12887 keep</text:p>
      <text:p text:style-name="P1"><text:s/>0 <text:s text:c="11"/>12894 kejriwal</text:p>
      <text:p text:style-name="P1"><text:s/>0 <text:s text:c="11"/>12895 kel</text:p>
      <text:p text:style-name="P1"><text:s/>0 <text:s text:c="11"/>12896 kelis</text:p>
      <text:p text:style-name="P1"><text:s/>0 <text:s text:c="11"/>12893 kejri</text:p>
      <text:p text:style-name="P1"><text:s/>0 <text:s text:c="11"/>12892 kein</text:p>
      <text:p text:style-name="P1"><text:s/>0 <text:s text:c="11"/>12891 keer</text:p>
      <text:p text:style-name="P1"><text:s/>0 <text:s text:c="11"/>12888 keeper</text:p>
      <text:p text:style-name="P1"><text:s/>0 <text:s text:c="11"/>12889 keeping</text:p>
      <text:p text:style-name="P1"><text:s/>0 <text:s text:c="11"/>12890 keeps</text:p>
      <text:p text:style-name="P1"><text:s/>0 <text:s text:c="11"/>12874 kclrtbs</text:p>
      <text:p text:style-name="P1"><text:s/>0 <text:s text:c="11"/>12873 kcj1756cx4</text:p>
      <text:p text:style-name="P1"><text:s/>0 <text:s text:c="11"/>12872 kcfkejbl</text:p>
      <text:p text:style-name="P1"><text:s/>0 <text:s text:c="11"/>12871 kcdhrg2vnr</text:p>
      <text:p text:style-name="P1"><text:s/>0 <text:s text:c="11"/>12856 katz</text:p>
      <text:p text:style-name="P1"><text:s/>0 <text:s text:c="11"/>12857 kauri</text:p>
      <text:p text:style-name="P1"><text:s/>0 <text:s text:c="11"/>12858 kawai</text:p>
      <text:p text:style-name="P1"><text:s/>0 <text:s text:c="11"/>12855 katusha</text:p>
      <text:p text:style-name="P1"><text:s/>0 <text:s text:c="11"/>12854 katrienvanhecke</text:p>
      <text:p text:style-name="P1"><text:s/>0 <text:s text:c="11"/>12853 katja</text:p>
      <text:p text:style-name="P1"><text:s/>0 <text:s text:c="11"/>12850 kathmandu</text:p>
      <text:p text:style-name="P1"><text:s/>0 <text:s text:c="11"/>12851 katie</text:p>
      <text:p text:style-name="P1"><text:s/>0 <text:s text:c="11"/>12852 katilmis</text:p>
      <text:p text:style-name="P1"><text:s/>0 <text:s text:c="11"/>12859 kay</text:p>
      <text:p text:style-name="P1"><text:s/>0 <text:s text:c="11"/>12860 kayla</text:p>
      <text:p text:style-name="P1"><text:s/>0 <text:s text:c="11"/>12861 kayleen</text:p>
      <text:p text:style-name="P1"><text:s/>0 <text:s text:c="11"/>12869 kbpqzt_56ns</text:p>
      <text:p text:style-name="P1"><text:s/>0 <text:s text:c="11"/>12870 kcbg2wlkgf</text:p>
      <text:p text:style-name="P1"><text:s/>0 <text:s text:c="11"/>12867 kblvgqf9vo</text:p>
      <text:p text:style-name="P1"><text:soft-page-break/><text:s/>0 <text:s text:c="11"/>12868 kbm</text:p>
      <text:p text:style-name="P1"><text:s/>0 <text:s text:c="11"/>12866 kbl0ciwmiy</text:p>
      <text:p text:style-name="P1"><text:s/>0 <text:s text:c="11"/>12862 kb1iagsx82</text:p>
      <text:p text:style-name="P1"><text:s/>0 <text:s text:c="11"/>12863 kbc</text:p>
      <text:p text:style-name="P1"><text:s/>0 <text:s text:c="11"/>12864 kbf25vroej</text:p>
      <text:p text:style-name="P1"><text:s/>0 <text:s text:c="11"/>12865 kbkzweo6oq</text:p>
      <text:p text:style-name="P1"><text:s/>0 <text:s text:c="11"/>12797 k9soepkjbg</text:p>
      <text:p text:style-name="P1"><text:s/>0 <text:s text:c="11"/>12796 k9juoo7g</text:p>
      <text:p text:style-name="P1"><text:s/>0 <text:s text:c="11"/>12795 k9cpua0i</text:p>
      <text:p text:style-name="P1"><text:s/>0 <text:s text:c="11"/>12731 justified</text:p>
      <text:p text:style-name="P1"><text:s/>0 <text:s text:c="11"/>12727 just</text:p>
      <text:p text:style-name="P1"><text:s/>0 <text:s text:c="11"/>12728 justdoit</text:p>
      <text:p text:style-name="P1"><text:s/>0 <text:s text:c="11"/>12729 justice</text:p>
      <text:p text:style-name="P1"><text:s/>0 <text:s text:c="11"/>12726 jusm5kme</text:p>
      <text:p text:style-name="P1"><text:s/>0 <text:s text:c="11"/>12725 jus</text:p>
      <text:p text:style-name="P1"><text:s/>0 <text:s text:c="11"/>12724 jury</text:p>
      <text:p text:style-name="P1"><text:s/>0 <text:s text:c="11"/>12721 jupiter</text:p>
      <text:p text:style-name="P1"><text:s/>0 <text:s text:c="11"/>12722 juqb2gcbyl</text:p>
      <text:p text:style-name="P1"><text:s/>0 <text:s text:c="11"/>12723 jurafsky</text:p>
      <text:p text:style-name="P1"><text:s/>0 <text:s text:c="11"/>12730 justification</text:p>
      <text:p text:style-name="P1"><text:s/>0 <text:s text:c="11"/>12732 justin</text:p>
      <text:p text:style-name="P1"><text:s/>0 <text:s text:c="11"/>12744 jwhg9uf5gc</text:p>
      <text:p text:style-name="P1"><text:s/>0 <text:s text:c="11"/>12733 justo</text:p>
      <text:p text:style-name="P1"><text:s/>0 <text:s text:c="11"/>12740 jvoccoc5fp</text:p>
      <text:p text:style-name="P1"><text:s/>0 <text:s text:c="11"/>12741 jvofvrbq1m</text:p>
      <text:p text:style-name="P1"><text:s/>0 <text:s text:c="11"/>12742 jvook3gc</text:p>
      <text:p text:style-name="P1"><text:s/>0 <text:s text:c="11"/>12739 jvmezupwzn</text:p>
      <text:p text:style-name="P1"><text:s/>0 <text:s text:c="11"/>12738 jvkz2wsdqq</text:p>
      <text:p text:style-name="P1"><text:s/>0 <text:s text:c="11"/>12737 jvhdo7411w</text:p>
      <text:p text:style-name="P1"><text:s/>0 <text:s text:c="11"/>12734 jutri</text:p>
      <text:p text:style-name="P1"><text:s/>0 <text:s text:c="11"/>12735 juve</text:p>
      <text:p text:style-name="P1"><text:s/>0 <text:s text:c="11"/>12736 juventus</text:p>
      <text:p text:style-name="P1"><text:s/>0 <text:s text:c="11"/>12720 juntos</text:p>
      <text:p text:style-name="P1"><text:s/>0 <text:s text:c="11"/>12719 junto</text:p>
      <text:p text:style-name="P1"><text:s/>0 <text:s text:c="11"/>12718 junkfool</text:p>
      <text:p text:style-name="P1"><text:s/>0 <text:s text:c="11"/>12717 junk</text:p>
      <text:p text:style-name="P1"><text:s/>0 <text:s text:c="11"/>12702 julkthvsyw</text:p>
      <text:p text:style-name="P1"><text:s/>0 <text:s text:c="11"/>12703 jullie</text:p>
      <text:p text:style-name="P1"><text:s/>0 <text:s text:c="11"/>12704 july</text:p>
      <text:p text:style-name="P1"><text:s/>0 <text:s text:c="11"/>12701 julieta</text:p>
      <text:p text:style-name="P1"><text:s/>0 <text:s text:c="11"/>12700 julie</text:p>
      <text:p text:style-name="P1"><text:s/>0 <text:s text:c="11"/>12699 julian</text:p>
      <text:p text:style-name="P1"><text:s/>0 <text:s text:c="11"/>12696 juist</text:p>
      <text:p text:style-name="P1"><text:s/>0 <text:s text:c="11"/>12697 juiz</text:p>
      <text:p text:style-name="P1"><text:s/>0 <text:s text:c="11"/>12698 julia</text:p>
      <text:p text:style-name="P1"><text:s/>0 <text:s text:c="11"/>12705 jumn3catsv</text:p>
      <text:p text:style-name="P1"><text:s/>0 <text:s text:c="11"/>12706 jump</text:p>
      <text:p text:style-name="P1"><text:s/>0 <text:s text:c="11"/>12707 jumped</text:p>
      <text:p text:style-name="P1"><text:s/>0 <text:s text:c="11"/>12715 jungle</text:p>
      <text:p text:style-name="P1"><text:s/>0 <text:s text:c="11"/>12716 junior</text:p>
      <text:p text:style-name="P1"><text:s/>0 <text:s text:c="11"/>12713 juncker</text:p>
      <text:p text:style-name="P1"><text:s/>0 <text:s text:c="11"/>12714 june</text:p>
      <text:p text:style-name="P1"><text:soft-page-break/><text:s/>0 <text:s text:c="11"/>12712 jun</text:p>
      <text:p text:style-name="P1"><text:s/>0 <text:s text:c="11"/>12708 jumper</text:p>
      <text:p text:style-name="P1"><text:s/>0 <text:s text:c="11"/>12709 jumpers</text:p>
      <text:p text:style-name="P1"><text:s/>0 <text:s text:c="11"/>12710 jumping</text:p>
      <text:p text:style-name="P1"><text:s/>0 <text:s text:c="11"/>12711 jumps</text:p>
      <text:p text:style-name="P1"><text:s/>0 <text:s text:c="11"/>12743 jvvll9pepg</text:p>
      <text:p text:style-name="P1"><text:s/>0 <text:s text:c="11"/>12745 jwne9hq2tl</text:p>
      <text:p text:style-name="P1"><text:s/>0 <text:s text:c="11"/>12794 k9byjdmq6n</text:p>
      <text:p text:style-name="P1"><text:s/>0 <text:s text:c="11"/>12782 k4mxdlki</text:p>
      <text:p text:style-name="P1"><text:s/>0 <text:s text:c="11"/>12778 k3ncoigqkc</text:p>
      <text:p text:style-name="P1"><text:s/>0 <text:s text:c="11"/>12779 k40qfl14tr</text:p>
      <text:p text:style-name="P1"><text:s/>0 <text:s text:c="11"/>12780 k40tpnuc66</text:p>
      <text:p text:style-name="P1"><text:s/>0 <text:s text:c="11"/>12777 k3ln13ck9l</text:p>
      <text:p text:style-name="P1"><text:s/>0 <text:s text:c="11"/>12776 k3bdfpw3tu</text:p>
      <text:p text:style-name="P1"><text:s/>0 <text:s text:c="11"/>12775 k2us055z</text:p>
      <text:p text:style-name="P1"><text:s/>0 <text:s text:c="11"/>12772 k1wopnljzi</text:p>
      <text:p text:style-name="P1"><text:s/>0 <text:s text:c="11"/>12773 k2</text:p>
      <text:p text:style-name="P1"><text:s/>0 <text:s text:c="11"/>12774 k21ndhk5</text:p>
      <text:p text:style-name="P1"><text:s/>0 <text:s text:c="11"/>12781 k4d7swqt</text:p>
      <text:p text:style-name="P1"><text:s/>0 <text:s text:c="11"/>12783 k5jewx1r</text:p>
      <text:p text:style-name="P1"><text:s/>0 <text:s text:c="11"/>12746 jwo2d4yejk</text:p>
      <text:p text:style-name="P1"><text:s/>0 <text:s text:c="11"/>12784 k5mhcxhhhq</text:p>
      <text:p text:style-name="P1"><text:s/>0 <text:s text:c="11"/>12791 k84isnfl</text:p>
      <text:p text:style-name="P1"><text:s/>0 <text:s text:c="11"/>12792 k8d5tn5rb5</text:p>
      <text:p text:style-name="P1"><text:s/>0 <text:s text:c="11"/>12793 k8eghvjoct</text:p>
      <text:p text:style-name="P1"><text:s/>0 <text:s text:c="11"/>12790 k7fmittpr7</text:p>
      <text:p text:style-name="P1"><text:s/>0 <text:s text:c="11"/>12789 k7cqhp7er1</text:p>
      <text:p text:style-name="P1"><text:s/>0 <text:s text:c="11"/>12788 k7c6rzqpfs</text:p>
      <text:p text:style-name="P1"><text:s/>0 <text:s text:c="11"/>12785 k6jkl0yz7p</text:p>
      <text:p text:style-name="P1"><text:s/>0 <text:s text:c="11"/>12786 k6kwhtrtwe</text:p>
      <text:p text:style-name="P1"><text:s/>0 <text:s text:c="11"/>12787 k6pawxl3ni</text:p>
      <text:p text:style-name="P1"><text:s/>0 <text:s text:c="11"/>12771 k1cw5bphzv</text:p>
      <text:p text:style-name="P1"><text:s/>0 <text:s text:c="11"/>12770 k1cfbujxdk</text:p>
      <text:p text:style-name="P1"><text:s/>0 <text:s text:c="11"/>12769 k12</text:p>
      <text:p text:style-name="P1"><text:s/>0 <text:s text:c="11"/>12768 k0ya2oatwg</text:p>
      <text:p text:style-name="P1"><text:s/>0 <text:s text:c="11"/>12753 jybjdlp7fc</text:p>
      <text:p text:style-name="P1"><text:s/>0 <text:s text:c="11"/>12754 jybvmoez0q</text:p>
      <text:p text:style-name="P1"><text:s/>0 <text:s text:c="11"/>12755 jyibisgch5</text:p>
      <text:p text:style-name="P1"><text:s/>0 <text:s text:c="11"/>12752 jy6tmfl6io</text:p>
      <text:p text:style-name="P1"><text:s/>0 <text:s text:c="11"/>12751 jxvf7cgyti</text:p>
      <text:p text:style-name="P1"><text:s/>0 <text:s text:c="11"/>12750 jxtdtt7b</text:p>
      <text:p text:style-name="P1"><text:s/>0 <text:s text:c="11"/>12747 jwwzbjoysr</text:p>
      <text:p text:style-name="P1"><text:s/>0 <text:s text:c="11"/>12748 jxawcmhb6h</text:p>
      <text:p text:style-name="P1"><text:s/>0 <text:s text:c="11"/>12749 jxgnvaixjr</text:p>
      <text:p text:style-name="P1"><text:s/>0 <text:s text:c="11"/>12756 jyj9h7r9</text:p>
      <text:p text:style-name="P1"><text:s/>0 <text:s text:c="11"/>12757 jyjfn7i0zk</text:p>
      <text:p text:style-name="P1"><text:s/>0 <text:s text:c="11"/>12758 jykhvupfpv</text:p>
      <text:p text:style-name="P1"><text:s/>0 <text:s text:c="11"/>12766 jzj2wsuzb1</text:p>
      <text:p text:style-name="P1"><text:s/>0 <text:s text:c="11"/>12767 jzrkeatz1e</text:p>
      <text:p text:style-name="P1"><text:s/>0 <text:s text:c="11"/>12764 jz8ykho6a0</text:p>
      <text:p text:style-name="P1"><text:s/>0 <text:s text:c="11"/>12765 jzbtwbov</text:p>
      <text:p text:style-name="P1"><text:s/>0 <text:s text:c="11"/>12763 jyz5n28plg</text:p>
      <text:p text:style-name="P1"><text:soft-page-break/><text:s/>0 <text:s text:c="11"/>12759 jykkkvy</text:p>
      <text:p text:style-name="P1"><text:s/>0 <text:s text:c="11"/>12760 jyqrzsdgsz</text:p>
      <text:p text:style-name="P1"><text:s/>0 <text:s text:c="11"/>12761 jyvukgknae</text:p>
      <text:p text:style-name="P1"><text:s/>0 <text:s text:c="11"/>12762 jyyzqbq7t2</text:p>
      <text:p text:style-name="P1"><text:s/>0 <text:s text:c="11"/>12897 kelly</text:p>
      <text:p text:style-name="P1"><text:s/>0 <text:s text:c="11"/>12899 kelsie</text:p>
      <text:p text:style-name="P1"><text:s/>0 <text:s text:c="11"/>12285 j0hhiyuctp</text:p>
      <text:p text:style-name="P1"><text:s/>0 <text:s text:c="11"/>13039 kjy5ytj6pw</text:p>
      <text:p text:style-name="P1"><text:s/>0 <text:s text:c="11"/>13035 kjsq2ajgbs</text:p>
      <text:p text:style-name="P1"><text:s/>0 <text:s text:c="11"/>13036 kjuexuu</text:p>
      <text:p text:style-name="P1"><text:s/>0 <text:s text:c="11"/>13037 kjunrgr2</text:p>
      <text:p text:style-name="P1"><text:s/>0 <text:s text:c="11"/>13034 kjrpf0ws0u</text:p>
      <text:p text:style-name="P1"><text:s/>0 <text:s text:c="11"/>13033 kjiok0kuqz</text:p>
      <text:p text:style-name="P1"><text:s/>0 <text:s text:c="11"/>13032 kje</text:p>
      <text:p text:style-name="P1"><text:s/>0 <text:s text:c="11"/>13029 kitty</text:p>
      <text:p text:style-name="P1"><text:s/>0 <text:s text:c="11"/>13030 kiyosaki</text:p>
      <text:p text:style-name="P1"><text:s/>0 <text:s text:c="11"/>13031 kizbjdx9</text:p>
      <text:p text:style-name="P1"><text:s/>0 <text:s text:c="11"/>13038 kjw</text:p>
      <text:p text:style-name="P1"><text:s/>0 <text:s text:c="11"/>13040 kk6higm5</text:p>
      <text:p text:style-name="P1"><text:s/>0 <text:s text:c="11"/>13027 kitra</text:p>
      <text:p text:style-name="P1"><text:s/>0 <text:s text:c="11"/>13041 kkdbfbghdm</text:p>
      <text:p text:style-name="P1"><text:s/>0 <text:s text:c="11"/>13048 kkzviq4qgi</text:p>
      <text:p text:style-name="P1"><text:s/>0 <text:s text:c="11"/>13049 kl</text:p>
      <text:p text:style-name="P1"><text:s/>0 <text:s text:c="11"/>13050 klein</text:p>
      <text:p text:style-name="P1"><text:s/>0 <text:s text:c="11"/>13047 kktx2fml6i</text:p>
      <text:p text:style-name="P1"><text:s/>0 <text:s text:c="11"/>13046 kkryovvu9h</text:p>
      <text:p text:style-name="P1"><text:s/>0 <text:s text:c="11"/>13045 kkllcfcljq</text:p>
      <text:p text:style-name="P1"><text:s/>0 <text:s text:c="11"/>13042 kkhzxnuslo</text:p>
      <text:p text:style-name="P1"><text:s/>0 <text:s text:c="11"/>13043 kkjc7gkirn</text:p>
      <text:p text:style-name="P1"><text:s/>0 <text:s text:c="11"/>13044 kkk</text:p>
      <text:p text:style-name="P1"><text:s/>0 <text:s text:c="11"/>13028 kitties</text:p>
      <text:p text:style-name="P1"><text:s/>0 <text:s text:c="11"/>13026 kitkat</text:p>
      <text:p text:style-name="P1"><text:s/>0 <text:s text:c="11"/>12900 kem0cpptwe</text:p>
      <text:p text:style-name="P1"><text:s/>0 <text:s text:c="11"/>13013 kireet</text:p>
      <text:p text:style-name="P1"><text:s/>0 <text:s text:c="11"/>13009 kinshasa</text:p>
      <text:p text:style-name="P1"><text:s/>0 <text:s text:c="11"/>13010 kio2te3rpo</text:p>
      <text:p text:style-name="P1"><text:s/>0 <text:s text:c="11"/>13011 kiran</text:p>
      <text:p text:style-name="P1"><text:s/>0 <text:s text:c="11"/>13008 kinsan</text:p>
      <text:p text:style-name="P1"><text:s/>0 <text:s text:c="11"/>13007 kinky</text:p>
      <text:p text:style-name="P1"><text:s/>0 <text:s text:c="11"/>13006 kings</text:p>
      <text:p text:style-name="P1"><text:s/>0 <text:s text:c="11"/>13003 kinds</text:p>
      <text:p text:style-name="P1"><text:s/>0 <text:s text:c="11"/>13004 king</text:p>
      <text:p text:style-name="P1"><text:s/>0 <text:s text:c="11"/>13005 kingdom</text:p>
      <text:p text:style-name="P1"><text:s/>0 <text:s text:c="11"/>13012 kirchner</text:p>
      <text:p text:style-name="P1"><text:s/>0 <text:s text:c="11"/>13014 kirk</text:p>
      <text:p text:style-name="P1"><text:s/>0 <text:s text:c="11"/>13025 kitchen</text:p>
      <text:p text:style-name="P1"><text:s/>0 <text:s text:c="11"/>13015 kisi</text:p>
      <text:p text:style-name="P1"><text:s/>0 <text:s text:c="11"/>13022 kissing</text:p>
      <text:p text:style-name="P1"><text:s/>0 <text:s text:c="11"/>13023 kit</text:p>
      <text:p text:style-name="P1"><text:s/>0 <text:s text:c="11"/>13024 kitch</text:p>
      <text:p text:style-name="P1"><text:s/>0 <text:s text:c="11"/>13021 kisses</text:p>
      <text:p text:style-name="P1"><text:s/>0 <text:s text:c="11"/>13020 kisser</text:p>
      <text:p text:style-name="P1"><text:soft-page-break/><text:s/>0 <text:s text:c="11"/>13019 kissed</text:p>
      <text:p text:style-name="P1"><text:s/>0 <text:s text:c="11"/>13016 kiskancliktan</text:p>
      <text:p text:style-name="P1"><text:s/>0 <text:s text:c="11"/>13017 kiss</text:p>
      <text:p text:style-name="P1"><text:s/>0 <text:s text:c="11"/>13018 kissable</text:p>
      <text:p text:style-name="P1"><text:s/>0 <text:s text:c="11"/>13051 klinghoffer</text:p>
      <text:p text:style-name="P1"><text:s/>0 <text:s text:c="11"/>13052 klingon</text:p>
      <text:p text:style-name="P1"><text:s/>0 <text:s text:c="11"/>13053 klopt</text:p>
      <text:p text:style-name="P1"><text:s/>0 <text:s text:c="11"/>13090 knowns</text:p>
      <text:p text:style-name="P1"><text:s/>0 <text:s text:c="11"/>13086 knowing</text:p>
      <text:p text:style-name="P1"><text:s/>0 <text:s text:c="11"/>13087 knowledge</text:p>
      <text:p text:style-name="P1"><text:s/>0 <text:s text:c="11"/>13088 knowltonextempquestions</text:p>
      <text:p text:style-name="P1"><text:s/>0 <text:s text:c="11"/>13085 know</text:p>
      <text:p text:style-name="P1"><text:s/>0 <text:s text:c="11"/>13084 knots</text:p>
      <text:p text:style-name="P1"><text:s/>0 <text:s text:c="11"/>13083 knot</text:p>
      <text:p text:style-name="P1"><text:s/>0 <text:s text:c="11"/>13080 knocked</text:p>
      <text:p text:style-name="P1"><text:s/>0 <text:s text:c="11"/>13081 knockoutvines</text:p>
      <text:p text:style-name="P1"><text:s/>0 <text:s text:c="11"/>13082 knopfler</text:p>
      <text:p text:style-name="P1"><text:s/>0 <text:s text:c="11"/>13089 known</text:p>
      <text:p text:style-name="P1"><text:s/>0 <text:s text:c="11"/>13091 knows</text:p>
      <text:p text:style-name="P1"><text:s/>0 <text:s text:c="11"/>13054 klout</text:p>
      <text:p text:style-name="P1"><text:s/>0 <text:s text:c="11"/>13092 knoxville</text:p>
      <text:p text:style-name="P1"><text:s/>0 <text:s text:c="11"/>13099 ko0crx8v</text:p>
      <text:p text:style-name="P1"><text:s/>0 <text:s text:c="11"/>13100 koa0fl2h4u</text:p>
      <text:p text:style-name="P1"><text:s/>0 <text:s text:c="11"/>13101 koc</text:p>
      <text:p text:style-name="P1"><text:s/>0 <text:s text:c="11"/>13098 ko</text:p>
      <text:p text:style-name="P1"><text:s/>0 <text:s text:c="11"/>13097 knw</text:p>
      <text:p text:style-name="P1"><text:s/>0 <text:s text:c="11"/>13096 knvi2014</text:p>
      <text:p text:style-name="P1"><text:s/>0 <text:s text:c="11"/>13093 knucklebones</text:p>
      <text:p text:style-name="P1"><text:s/>0 <text:s text:c="11"/>13094 knuckles</text:p>
      <text:p text:style-name="P1"><text:s/>0 <text:s text:c="11"/>13095 knuth</text:p>
      <text:p text:style-name="P1"><text:s/>0 <text:s text:c="11"/>13079 knock</text:p>
      <text:p text:style-name="P1"><text:s/>0 <text:s text:c="11"/>13078 kno</text:p>
      <text:p text:style-name="P1"><text:s/>0 <text:s text:c="11"/>13077 knight</text:p>
      <text:p text:style-name="P1"><text:s/>0 <text:s text:c="11"/>13076 knife</text:p>
      <text:p text:style-name="P1"><text:s/>0 <text:s text:c="11"/>13061 kmf362e7bb</text:p>
      <text:p text:style-name="P1"><text:s/>0 <text:s text:c="11"/>13062 kmia8uov</text:p>
      <text:p text:style-name="P1"><text:s/>0 <text:s text:c="11"/>13063 kmpkws2xxd</text:p>
      <text:p text:style-name="P1"><text:s/>0 <text:s text:c="11"/>13060 kmeli0htwr</text:p>
      <text:p text:style-name="P1"><text:s/>0 <text:s text:c="11"/>13059 km0omaul5o</text:p>
      <text:p text:style-name="P1"><text:s/>0 <text:s text:c="11"/>13058 km</text:p>
      <text:p text:style-name="P1"><text:s/>0 <text:s text:c="11"/>13055 kloutparty</text:p>
      <text:p text:style-name="P1"><text:s/>0 <text:s text:c="11"/>13056 klqdjnejxh</text:p>
      <text:p text:style-name="P1"><text:s/>0 <text:s text:c="11"/>13057 klxvbbismf</text:p>
      <text:p text:style-name="P1"><text:s/>0 <text:s text:c="11"/>13064 kmrvxnyart</text:p>
      <text:p text:style-name="P1"><text:s/>0 <text:s text:c="11"/>13065 kms</text:p>
      <text:p text:style-name="P1"><text:s/>0 <text:s text:c="11"/>13066 kmt</text:p>
      <text:p text:style-name="P1"><text:s/>0 <text:s text:c="11"/>13074 knew</text:p>
      <text:p text:style-name="P1"><text:s/>0 <text:s text:c="11"/>13075 kng9qrp6vb</text:p>
      <text:p text:style-name="P1"><text:s/>0 <text:s text:c="11"/>13072 knaw</text:p>
      <text:p text:style-name="P1"><text:s/>0 <text:s text:c="11"/>13073 knee</text:p>
      <text:p text:style-name="P1"><text:s/>0 <text:s text:c="11"/>13071 knappe</text:p>
      <text:p text:style-name="P1"><text:s/>0 <text:s text:c="11"/>13067 kmznlnfqgd</text:p>
      <text:p text:style-name="P1"><text:soft-page-break/><text:s/>0 <text:s text:c="11"/>13068 kn</text:p>
      <text:p text:style-name="P1"><text:s/>0 <text:s text:c="11"/>13069 knal</text:p>
      <text:p text:style-name="P1"><text:s/>0 <text:s text:c="11"/>13070 knallen</text:p>
      <text:p text:style-name="P1"><text:s/>0 <text:s text:c="11"/>13002 kindness</text:p>
      <text:p text:style-name="P1"><text:s/>0 <text:s text:c="11"/>13001 kindly</text:p>
      <text:p text:style-name="P1"><text:s/>0 <text:s text:c="11"/>13000 kindergarten</text:p>
      <text:p text:style-name="P1"><text:s/>0 <text:s text:c="11"/>12936 kfgpgxxva9</text:p>
      <text:p text:style-name="P1"><text:s/>0 <text:s text:c="11"/>12932 kf5</text:p>
      <text:p text:style-name="P1"><text:s/>0 <text:s text:c="11"/>12933 kfc</text:p>
      <text:p text:style-name="P1"><text:s/>0 <text:s text:c="11"/>12934 kfdued1c</text:p>
      <text:p text:style-name="P1"><text:s/>0 <text:s text:c="11"/>12931 kf</text:p>
      <text:p text:style-name="P1"><text:s/>0 <text:s text:c="11"/>12930 keywords</text:p>
      <text:p text:style-name="P1"><text:s/>0 <text:s text:c="11"/>12929 keys</text:p>
      <text:p text:style-name="P1"><text:s/>0 <text:s text:c="11"/>12926 keybord</text:p>
      <text:p text:style-name="P1"><text:s/>0 <text:s text:c="11"/>12927 keynote</text:p>
      <text:p text:style-name="P1"><text:s/>0 <text:s text:c="11"/>12928 keynotes</text:p>
      <text:p text:style-name="P1"><text:s/>0 <text:s text:c="11"/>12935 kfezkfihm6</text:p>
      <text:p text:style-name="P1"><text:s/>0 <text:s text:c="11"/>12937 kfkdndjjdjd</text:p>
      <text:p text:style-name="P1"><text:s/>0 <text:s text:c="11"/>12949 khalifa</text:p>
      <text:p text:style-name="P1"><text:s/>0 <text:s text:c="11"/>12938 kfly</text:p>
      <text:p text:style-name="P1"><text:s/>0 <text:s text:c="11"/>12945 kgpoku6uq6</text:p>
      <text:p text:style-name="P1"><text:s/>0 <text:s text:c="11"/>12946 kgt6iwa9zv</text:p>
      <text:p text:style-name="P1"><text:s/>0 <text:s text:c="11"/>12947 kgvuzitb</text:p>
      <text:p text:style-name="P1"><text:s/>0 <text:s text:c="11"/>12944 kgih3xdzle</text:p>
      <text:p text:style-name="P1"><text:s/>0 <text:s text:c="11"/>12943 kgh7all0vg</text:p>
      <text:p text:style-name="P1"><text:s/>0 <text:s text:c="11"/>12942 kgawbzd0jt</text:p>
      <text:p text:style-name="P1"><text:s/>0 <text:s text:c="11"/>12939 kfqg8vzcd8</text:p>
      <text:p text:style-name="P1"><text:s/>0 <text:s text:c="11"/>12940 kfwba9wa</text:p>
      <text:p text:style-name="P1"><text:s/>0 <text:s text:c="11"/>12941 kg6zxdjf</text:p>
      <text:p text:style-name="P1"><text:s/>0 <text:s text:c="11"/>12925 keyboard</text:p>
      <text:p text:style-name="P1"><text:s/>0 <text:s text:c="11"/>12924 keyboaahbdcli</text:p>
      <text:p text:style-name="P1"><text:s/>0 <text:s text:c="11"/>12923 key</text:p>
      <text:p text:style-name="P1"><text:s/>0 <text:s text:c="11"/>12922 kexp</text:p>
      <text:p text:style-name="P1"><text:s/>0 <text:s text:c="11"/>12907 kenny</text:p>
      <text:p text:style-name="P1"><text:s/>0 <text:s text:c="11"/>12908 kensal</text:p>
      <text:p text:style-name="P1"><text:s/>0 <text:s text:c="11"/>12909 kent</text:p>
      <text:p text:style-name="P1"><text:s/>0 <text:s text:c="11"/>12906 kennerly</text:p>
      <text:p text:style-name="P1"><text:s/>0 <text:s text:c="11"/>12905 kennedy</text:p>
      <text:p text:style-name="P1"><text:s/>0 <text:s text:c="11"/>12904 kendrick</text:p>
      <text:p text:style-name="P1"><text:s/>0 <text:s text:c="11"/>12901 ken</text:p>
      <text:p text:style-name="P1"><text:s/>0 <text:s text:c="11"/>12902 kenan</text:p>
      <text:p text:style-name="P1"><text:s/>0 <text:s text:c="11"/>12903 kendall</text:p>
      <text:p text:style-name="P1"><text:s/>0 <text:s text:c="11"/>12910 kenzlgc3</text:p>
      <text:p text:style-name="P1"><text:s/>0 <text:s text:c="11"/>12911 kepn0lamw7</text:p>
      <text:p text:style-name="P1"><text:s/>0 <text:s text:c="11"/>12912 kept</text:p>
      <text:p text:style-name="P1"><text:s/>0 <text:s text:c="11"/>12920 kevin</text:p>
      <text:p text:style-name="P1"><text:s/>0 <text:s text:c="11"/>12921 kewl</text:p>
      <text:p text:style-name="P1"><text:s/>0 <text:s text:c="11"/>12918 ketwahks</text:p>
      <text:p text:style-name="P1"><text:s/>0 <text:s text:c="11"/>12919 keuze</text:p>
      <text:p text:style-name="P1"><text:s/>0 <text:s text:c="11"/>12917 kettering</text:p>
      <text:p text:style-name="P1"><text:s/>0 <text:s text:c="11"/>12913 kerry</text:p>
      <text:p text:style-name="P1"><text:s/>0 <text:s text:c="11"/>12914 kesha</text:p>
      <text:p text:style-name="P1"><text:soft-page-break/><text:s/>0 <text:s text:c="11"/>12915 kestemont</text:p>
      <text:p text:style-name="P1"><text:s/>0 <text:s text:c="11"/>12916 kestens</text:p>
      <text:p text:style-name="P1"><text:s/>0 <text:s text:c="11"/>12948 khair</text:p>
      <text:p text:style-name="P1"><text:s/>0 <text:s text:c="11"/>12950 khan</text:p>
      <text:p text:style-name="P1"><text:s/>0 <text:s text:c="11"/>12999 kinder</text:p>
      <text:p text:style-name="P1"><text:s/>0 <text:s text:c="11"/>12987 killing</text:p>
      <text:p text:style-name="P1"><text:s/>0 <text:s text:c="11"/>12983 killed</text:p>
      <text:p text:style-name="P1"><text:s/>0 <text:s text:c="11"/>12984 killer</text:p>
      <text:p text:style-name="P1"><text:s/>0 <text:s text:c="11"/>12985 killers</text:p>
      <text:p text:style-name="P1"><text:s/>0 <text:s text:c="11"/>12982 killd</text:p>
      <text:p text:style-name="P1"><text:s/>0 <text:s text:c="11"/>12981 kill</text:p>
      <text:p text:style-name="P1"><text:s/>0 <text:s text:c="11"/>12980 kik</text:p>
      <text:p text:style-name="P1"><text:s/>0 <text:s text:c="11"/>12977 kids</text:p>
      <text:p text:style-name="P1"><text:s/>0 <text:s text:c="11"/>12978 kie</text:p>
      <text:p text:style-name="P1"><text:s/>0 <text:s text:c="11"/>12979 kijken</text:p>
      <text:p text:style-name="P1"><text:s/>0 <text:s text:c="11"/>12986 killin</text:p>
      <text:p text:style-name="P1"><text:s/>0 <text:s text:c="11"/>12988 killmenow</text:p>
      <text:p text:style-name="P1"><text:s/>0 <text:s text:c="11"/>12951 khc3ioaavb</text:p>
      <text:p text:style-name="P1"><text:s/>0 <text:s text:c="11"/>12989 kills</text:p>
      <text:p text:style-name="P1"><text:s/>0 <text:s text:c="11"/>12996 kin</text:p>
      <text:p text:style-name="P1"><text:s/>0 <text:s text:c="11"/>12997 kind</text:p>
      <text:p text:style-name="P1"><text:s/>0 <text:s text:c="11"/>12998 kinda</text:p>
      <text:p text:style-name="P1"><text:s/>0 <text:s text:c="11"/>12995 kimsebilmez</text:p>
      <text:p text:style-name="P1"><text:s/>0 <text:s text:c="11"/>12994 kimbra</text:p>
      <text:p text:style-name="P1"><text:s/>0 <text:s text:c="11"/>12993 kimbap</text:p>
      <text:p text:style-name="P1"><text:s/>0 <text:s text:c="11"/>12990 kilocalorieăťn</text:p>
      <text:p text:style-name="P1"><text:s/>0 <text:s text:c="11"/>12991 kilometers</text:p>
      <text:p text:style-name="P1"><text:s/>0 <text:s text:c="11"/>12992 kim</text:p>
      <text:p text:style-name="P1"><text:s/>0 <text:s text:c="11"/>12976 kidrock</text:p>
      <text:p text:style-name="P1"><text:s/>0 <text:s text:c="11"/>12975 kidneys</text:p>
      <text:p text:style-name="P1"><text:s/>0 <text:s text:c="11"/>12974 kidney</text:p>
      <text:p text:style-name="P1"><text:s/>0 <text:s text:c="11"/>12973 kidher</text:p>
      <text:p text:style-name="P1"><text:s/>0 <text:s text:c="11"/>12958 khwykgej</text:p>
      <text:p text:style-name="P1"><text:s/>0 <text:s text:c="11"/>12959 khy2mg1esl</text:p>
      <text:p text:style-name="P1"><text:s/>0 <text:s text:c="11"/>12960 ki</text:p>
      <text:p text:style-name="P1"><text:s/>0 <text:s text:c="11"/>12957 khwaabon</text:p>
      <text:p text:style-name="P1"><text:s/>0 <text:s text:c="11"/>12956 khuo5igmgc</text:p>
      <text:p text:style-name="P1"><text:s/>0 <text:s text:c="11"/>12955 khq7d5fsc6</text:p>
      <text:p text:style-name="P1"><text:s/>0 <text:s text:c="11"/>12952 khcomxm0</text:p>
      <text:p text:style-name="P1"><text:s/>0 <text:s text:c="11"/>12953 khilji</text:p>
      <text:p text:style-name="P1"><text:s/>0 <text:s text:c="11"/>12954 khorr6uggc</text:p>
      <text:p text:style-name="P1"><text:s/>0 <text:s text:c="11"/>12961 kick</text:p>
      <text:p text:style-name="P1"><text:s/>0 <text:s text:c="11"/>12962 kickback</text:p>
      <text:p text:style-name="P1"><text:s/>0 <text:s text:c="11"/>12963 kicked</text:p>
      <text:p text:style-name="P1"><text:s/>0 <text:s text:c="11"/>12971 kidcudi</text:p>
      <text:p text:style-name="P1"><text:s/>0 <text:s text:c="11"/>12972 kidding</text:p>
      <text:p text:style-name="P1"><text:s/>0 <text:s text:c="11"/>12969 kicon4kmjp</text:p>
      <text:p text:style-name="P1"><text:s/>0 <text:s text:c="11"/>12970 kid</text:p>
      <text:p text:style-name="P1"><text:s/>0 <text:s text:c="11"/>12968 kickstartmyheart</text:p>
      <text:p text:style-name="P1"><text:s/>0 <text:s text:c="11"/>12964 kicking</text:p>
      <text:p text:style-name="P1"><text:s/>0 <text:s text:c="11"/>12965 kicks</text:p>
      <text:p text:style-name="P1"><text:s/>0 <text:s text:c="11"/>12966 kickstart</text:p>
      <text:p text:style-name="P1"><text:soft-page-break/><text:s/>0 <text:s text:c="11"/>12967 kickstarter</text:p>
      <text:p text:style-name="P1"><text:s/>0 <text:s text:c="11"/>12695 juilliard</text:p>
      <text:p text:style-name="P1"><text:s/>0 <text:s text:c="11"/>12694 juice</text:p>
      <text:p text:style-name="P1"><text:s/>0 <text:s text:c="11"/>12693 juggle</text:p>
      <text:p text:style-name="P1"><text:s/>0 <text:s text:c="11"/>12425 jean</text:p>
      <text:p text:style-name="P1"><text:s/>0 <text:s text:c="11"/>12421 je</text:p>
      <text:p text:style-name="P1"><text:s/>0 <text:s text:c="11"/>12422 je71a8ntdf</text:p>
      <text:p text:style-name="P1"><text:s/>0 <text:s text:c="11"/>12423 jealous</text:p>
      <text:p text:style-name="P1"><text:s/>0 <text:s text:c="11"/>12420 jdtttttttttttttttt</text:p>
      <text:p text:style-name="P1"><text:s/>0 <text:s text:c="11"/>12419 jdqgvrtw</text:p>
      <text:p text:style-name="P1"><text:s/>0 <text:s text:c="11"/>12418 jdnsbsbh</text:p>
      <text:p text:style-name="P1"><text:s/>0 <text:s text:c="11"/>12415 jdgilnmqoc</text:p>
      <text:p text:style-name="P1"><text:s/>0 <text:s text:c="11"/>12416 jdjdndjd</text:p>
      <text:p text:style-name="P1"><text:s/>0 <text:s text:c="11"/>12417 jdmcuiygih</text:p>
      <text:p text:style-name="P1"><text:s/>0 <text:s text:c="11"/>12424 jealousy</text:p>
      <text:p text:style-name="P1"><text:s/>0 <text:s text:c="11"/>12426 jeans</text:p>
      <text:p text:style-name="P1"><text:s/>0 <text:s text:c="11"/>12413 jdd4cukw</text:p>
      <text:p text:style-name="P1"><text:s/>0 <text:s text:c="11"/>12427 jeder</text:p>
      <text:p text:style-name="P1"><text:s/>0 <text:s text:c="11"/>12434 jeggings</text:p>
      <text:p text:style-name="P1"><text:s/>0 <text:s text:c="11"/>12435 jehu</text:p>
      <text:p text:style-name="P1"><text:s/>0 <text:s text:c="11"/>12436 jehxxnc0zn</text:p>
      <text:p text:style-name="P1"><text:s/>0 <text:s text:c="11"/>12433 jeffweiner</text:p>
      <text:p text:style-name="P1"><text:s/>0 <text:s text:c="11"/>12432 jeffrey</text:p>
      <text:p text:style-name="P1"><text:s/>0 <text:s text:c="11"/>12431 jefferson</text:p>
      <text:p text:style-name="P1"><text:s/>0 <text:s text:c="11"/>12428 jedi</text:p>
      <text:p text:style-name="P1"><text:s/>0 <text:s text:c="11"/>12429 jeep</text:p>
      <text:p text:style-name="P1"><text:s/>0 <text:s text:c="11"/>12430 jeff</text:p>
      <text:p text:style-name="P1"><text:s/>0 <text:s text:c="11"/>12414 jddwzxgets</text:p>
      <text:p text:style-name="P1"><text:s/>0 <text:s text:c="11"/>12412 jd4v70vsyt</text:p>
      <text:p text:style-name="P1"><text:s/>0 <text:s text:c="11"/>12692 jugaste</text:p>
      <text:p text:style-name="P1"><text:s/>0 <text:s text:c="11"/>12399 jay</text:p>
      <text:p text:style-name="P1"><text:s/>0 <text:s text:c="11"/>12395 javier</text:p>
      <text:p text:style-name="P1"><text:s/>0 <text:s text:c="11"/>12396 jaw</text:p>
      <text:p text:style-name="P1"><text:s/>0 <text:s text:c="11"/>12397 jawboneup</text:p>
      <text:p text:style-name="P1"><text:s/>0 <text:s text:c="11"/>12394 javascript</text:p>
      <text:p text:style-name="P1"><text:s/>0 <text:s text:c="11"/>12393 javadekar</text:p>
      <text:p text:style-name="P1"><text:s/>0 <text:s text:c="11"/>12391 jauzymdelz</text:p>
      <text:p text:style-name="P1"><text:s/>0 <text:s text:c="11"/>12388 jasmine</text:p>
      <text:p text:style-name="P1"><text:s/>0 <text:s text:c="11"/>12389 jason</text:p>
      <text:p text:style-name="P1"><text:s/>0 <text:s text:c="11"/>12390 jasper</text:p>
      <text:p text:style-name="P1"><text:s/>0 <text:s text:c="11"/>12398 jaxon</text:p>
      <text:p text:style-name="P1"><text:s/>0 <text:s text:c="11"/>12400 jazz</text:p>
      <text:p text:style-name="P1"><text:s/>0 <text:s text:c="11"/>12411 jcmffc5o</text:p>
      <text:p text:style-name="P1"><text:s/>0 <text:s text:c="11"/>12401 jazzed</text:p>
      <text:p text:style-name="P1"><text:s/>0 <text:s text:c="11"/>12408 jcanfaaskl</text:p>
      <text:p text:style-name="P1"><text:s/>0 <text:s text:c="11"/>12409 jcc0jfaqn6</text:p>
      <text:p text:style-name="P1"><text:s/>0 <text:s text:c="11"/>12410 jcj0ynjyk2</text:p>
      <text:p text:style-name="P1"><text:s/>0 <text:s text:c="11"/>12407 jbx4kcer</text:p>
      <text:p text:style-name="P1"><text:s/>0 <text:s text:c="11"/>12406 jbrirp1h</text:p>
      <text:p text:style-name="P1"><text:s/>0 <text:s text:c="11"/>12405 jbdrqodlgw</text:p>
      <text:p text:style-name="P1"><text:s/>0 <text:s text:c="11"/>12402 jazzy</text:p>
      <text:p text:style-name="P1"><text:s/>0 <text:s text:c="11"/>12403 jb</text:p>
      <text:p text:style-name="P1"><text:soft-page-break/><text:s/>0 <text:s text:c="11"/>12404 jb8vzwbfff</text:p>
      <text:p text:style-name="P1"><text:s/>0 <text:s text:c="11"/>12437 jeiyilbr9a</text:p>
      <text:p text:style-name="P1"><text:s/>0 <text:s text:c="11"/>12438 jeje</text:p>
      <text:p text:style-name="P1"><text:s/>0 <text:s text:c="11"/>12439 jelloween</text:p>
      <text:p text:style-name="P1"><text:s/>0 <text:s text:c="11"/>12476 jezebel</text:p>
      <text:p text:style-name="P1"><text:s/>0 <text:s text:c="11"/>12472 jet</text:p>
      <text:p text:style-name="P1"><text:s/>0 <text:s text:c="11"/>12473 jetlagged</text:p>
      <text:p text:style-name="P1"><text:s/>0 <text:s text:c="11"/>12474 jetsetter</text:p>
      <text:p text:style-name="P1"><text:s/>0 <text:s text:c="11"/>12471 jesús</text:p>
      <text:p text:style-name="P1"><text:s/>0 <text:s text:c="11"/>12470 jesusfixit</text:p>
      <text:p text:style-name="P1"><text:s/>0 <text:s text:c="11"/>12469 jesus</text:p>
      <text:p text:style-name="P1"><text:s/>0 <text:s text:c="11"/>12466 jester</text:p>
      <text:p text:style-name="P1"><text:s/>0 <text:s text:c="11"/>12467 jesu</text:p>
      <text:p text:style-name="P1"><text:s/>0 <text:s text:c="11"/>12468 jesuischarlie</text:p>
      <text:p text:style-name="P1"><text:s/>0 <text:s text:c="11"/>12475 jeuuh</text:p>
      <text:p text:style-name="P1"><text:s/>0 <text:s text:c="11"/>12477 jf1xnrgatv</text:p>
      <text:p text:style-name="P1"><text:s/>0 <text:s text:c="11"/>12440 jelly</text:p>
      <text:p text:style-name="P1"><text:s/>0 <text:s text:c="11"/>12478 jf5m9riciv</text:p>
      <text:p text:style-name="P1"><text:s/>0 <text:s text:c="11"/>12485 jg2j1himjo</text:p>
      <text:p text:style-name="P1"><text:s/>0 <text:s text:c="11"/>12486 jgcdxsy2j7</text:p>
      <text:p text:style-name="P1"><text:s/>0 <text:s text:c="11"/>12487 jgdnmoqxj9</text:p>
      <text:p text:style-name="P1"><text:s/>0 <text:s text:c="11"/>12484 jfk</text:p>
      <text:p text:style-name="P1"><text:s/>0 <text:s text:c="11"/>12483 jfjhnge05k</text:p>
      <text:p text:style-name="P1"><text:s/>0 <text:s text:c="11"/>12482 jfil9qpyho</text:p>
      <text:p text:style-name="P1"><text:s/>0 <text:s text:c="11"/>12479 jfcno9do</text:p>
      <text:p text:style-name="P1"><text:s/>0 <text:s text:c="11"/>12480 jfcpmhcz1i</text:p>
      <text:p text:style-name="P1"><text:s/>0 <text:s text:c="11"/>12481 jfhfkn2j</text:p>
      <text:p text:style-name="P1"><text:s/>0 <text:s text:c="11"/>12465 jesstheflasher</text:p>
      <text:p text:style-name="P1"><text:s/>0 <text:s text:c="11"/>12464 jessica</text:p>
      <text:p text:style-name="P1"><text:s/>0 <text:s text:c="11"/>12463 jesse</text:p>
      <text:p text:style-name="P1"><text:s/>0 <text:s text:c="11"/>12462 jess</text:p>
      <text:p text:style-name="P1"><text:s/>0 <text:s text:c="11"/>12447 jensen</text:p>
      <text:p text:style-name="P1"><text:s/>0 <text:s text:c="11"/>12448 jeopardizing</text:p>
      <text:p text:style-name="P1"><text:s/>0 <text:s text:c="11"/>12449 jeopardy</text:p>
      <text:p text:style-name="P1"><text:s/>0 <text:s text:c="11"/>12446 jenny</text:p>
      <text:p text:style-name="P1"><text:s/>0 <text:s text:c="11"/>12445 jennifer</text:p>
      <text:p text:style-name="P1"><text:s/>0 <text:s text:c="11"/>12444 jenners</text:p>
      <text:p text:style-name="P1"><text:s/>0 <text:s text:c="11"/>12441 jelp</text:p>
      <text:p text:style-name="P1"><text:s/>0 <text:s text:c="11"/>12442 jemk4sjs</text:p>
      <text:p text:style-name="P1"><text:s/>0 <text:s text:c="11"/>12443 jenkins</text:p>
      <text:p text:style-name="P1"><text:s/>0 <text:s text:c="11"/>12450 jepsen</text:p>
      <text:p text:style-name="P1"><text:s/>0 <text:s text:c="11"/>12451 jer</text:p>
      <text:p text:style-name="P1"><text:s/>0 <text:s text:c="11"/>12452 jerbdh1ldm</text:p>
      <text:p text:style-name="P1"><text:s/>0 <text:s text:c="11"/>12460 jersey</text:p>
      <text:p text:style-name="P1"><text:s/>0 <text:s text:c="11"/>12461 jerseyshore</text:p>
      <text:p text:style-name="P1"><text:s/>0 <text:s text:c="11"/>12458 jerry</text:p>
      <text:p text:style-name="P1"><text:s/>0 <text:s text:c="11"/>12459 jerrylieveld</text:p>
      <text:p text:style-name="P1"><text:s/>0 <text:s text:c="11"/>12457 jerome</text:p>
      <text:p text:style-name="P1"><text:s/>0 <text:s text:c="11"/>12453 jerbs</text:p>
      <text:p text:style-name="P1"><text:s/>0 <text:s text:c="11"/>12454 jeremiah</text:p>
      <text:p text:style-name="P1"><text:s/>0 <text:s text:c="11"/>12455 jeremy</text:p>
      <text:p text:style-name="P1"><text:s/>0 <text:s text:c="11"/>12456 jeremyjay</text:p>
      <text:p text:style-name="P1"><text:soft-page-break/><text:s/>0 <text:s text:c="11"/>12387 jasmen</text:p>
      <text:p text:style-name="P1"><text:s/>0 <text:s text:c="11"/>12386 jartatac</text:p>
      <text:p text:style-name="P1"><text:s/>0 <text:s text:c="11"/>12385 jarige</text:p>
      <text:p text:style-name="P1"><text:s/>0 <text:s text:c="11"/>12321 jaaaa</text:p>
      <text:p text:style-name="P1"><text:s/>0 <text:s text:c="11"/>12317 j9mwqfs1z9</text:p>
      <text:p text:style-name="P1"><text:s/>0 <text:s text:c="11"/>12318 ja</text:p>
      <text:p text:style-name="P1"><text:s/>0 <text:s text:c="11"/>12319 jaa</text:p>
      <text:p text:style-name="P1"><text:s/>0 <text:s text:c="11"/>12316 j9htywepse</text:p>
      <text:p text:style-name="P1"><text:s/>0 <text:s text:c="11"/>12315 j9bow1divm</text:p>
      <text:p text:style-name="P1"><text:s/>0 <text:s text:c="11"/>12314 j9bow0vzhe</text:p>
      <text:p text:style-name="P1"><text:s/>0 <text:s text:c="11"/>12311 j8bovhwqyc</text:p>
      <text:p text:style-name="P1"><text:s/>0 <text:s text:c="11"/>12312 j8junwtsir</text:p>
      <text:p text:style-name="P1"><text:s/>0 <text:s text:c="11"/>12313 j91mp8hi</text:p>
      <text:p text:style-name="P1"><text:s/>0 <text:s text:c="11"/>12320 jaaa</text:p>
      <text:p text:style-name="P1"><text:s/>0 <text:s text:c="11"/>12322 jaane</text:p>
      <text:p text:style-name="P1"><text:s/>0 <text:s text:c="11"/>12334 jadavpur</text:p>
      <text:p text:style-name="P1"><text:s/>0 <text:s text:c="11"/>12323 jaar</text:p>
      <text:p text:style-name="P1"><text:s/>0 <text:s text:c="11"/>12330 jackman</text:p>
      <text:p text:style-name="P1"><text:s/>0 <text:s text:c="11"/>12331 jackson</text:p>
      <text:p text:style-name="P1"><text:s/>0 <text:s text:c="11"/>12332 jacob</text:p>
      <text:p text:style-name="P1"><text:s/>0 <text:s text:c="11"/>12329 jackin</text:p>
      <text:p text:style-name="P1"><text:s/>0 <text:s text:c="11"/>12328 jacket</text:p>
      <text:p text:style-name="P1"><text:s/>0 <text:s text:c="11"/>12327 jack_shrade</text:p>
      <text:p text:style-name="P1"><text:s/>0 <text:s text:c="11"/>12324 jab</text:p>
      <text:p text:style-name="P1"><text:s/>0 <text:s text:c="11"/>12325 jabbering</text:p>
      <text:p text:style-name="P1"><text:s/>0 <text:s text:c="11"/>12326 jack</text:p>
      <text:p text:style-name="P1"><text:s/>0 <text:s text:c="11"/>12310 j85uneobnw</text:p>
      <text:p text:style-name="P1"><text:s/>0 <text:s text:c="11"/>12309 j7tadndq</text:p>
      <text:p text:style-name="P1"><text:s/>0 <text:s text:c="11"/>12308 j7pthbdzm6</text:p>
      <text:p text:style-name="P1"><text:s/>0 <text:s text:c="11"/>12307 j7jiafnt</text:p>
      <text:p text:style-name="P1"><text:s/>0 <text:s text:c="11"/>12292 j1skclse7u</text:p>
      <text:p text:style-name="P1"><text:s/>0 <text:s text:c="11"/>12293 j1yd4i4xi1</text:p>
      <text:p text:style-name="P1"><text:s/>0 <text:s text:c="11"/>12294 j30pcnhp7z</text:p>
      <text:p text:style-name="P1"><text:s/>0 <text:s text:c="11"/>12291 j1fwmmvf</text:p>
      <text:p text:style-name="P1"><text:s/>0 <text:s text:c="11"/>12290 j1dv5blsqv</text:p>
      <text:p text:style-name="P1"><text:s/>0 <text:s text:c="11"/>12289 j1a8ixhv</text:p>
      <text:p text:style-name="P1"><text:s/>0 <text:s text:c="11"/>12286 j0qgbrtbtj</text:p>
      <text:p text:style-name="P1"><text:s/>0 <text:s text:c="11"/>12287 j0x03id9cn</text:p>
      <text:p text:style-name="P1"><text:s/>0 <text:s text:c="11"/>12288 j15j07pdcu</text:p>
      <text:p text:style-name="P1"><text:s/>0 <text:s text:c="11"/>12295 j38zett78e</text:p>
      <text:p text:style-name="P1"><text:s/>0 <text:s text:c="11"/>12296 j3spv9kmoh</text:p>
      <text:p text:style-name="P1"><text:s/>0 <text:s text:c="11"/>12297 j3v743k6nt</text:p>
      <text:p text:style-name="P1"><text:s/>0 <text:s text:c="11"/>12305 j75fnusid2</text:p>
      <text:p text:style-name="P1"><text:s/>0 <text:s text:c="11"/>12306 j7fmrgwkdq</text:p>
      <text:p text:style-name="P1"><text:s/>0 <text:s text:c="11"/>12303 j6ezxri1ug</text:p>
      <text:p text:style-name="P1"><text:s/>0 <text:s text:c="11"/>12304 j6tlx3ow7m</text:p>
      <text:p text:style-name="P1"><text:s/>0 <text:s text:c="11"/>12302 j6a0vigw50</text:p>
      <text:p text:style-name="P1"><text:s/>0 <text:s text:c="11"/>12298 j3ywpby9uq</text:p>
      <text:p text:style-name="P1"><text:s/>0 <text:s text:c="11"/>12299 j43yia6kml</text:p>
      <text:p text:style-name="P1"><text:s/>0 <text:s text:c="11"/>12300 j4uj130avy</text:p>
      <text:p text:style-name="P1"><text:s/>0 <text:s text:c="11"/>12301 j5jqu5gd</text:p>
      <text:p text:style-name="P1"><text:s/>0 <text:s text:c="11"/>12333 jacobs</text:p>
      <text:p text:style-name="P1"><text:soft-page-break/><text:s/>0 <text:s text:c="11"/>12335 jaded</text:p>
      <text:p text:style-name="P1"><text:s/>0 <text:s text:c="11"/>12384 jarek</text:p>
      <text:p text:style-name="P1"><text:s/>0 <text:s text:c="11"/>12372 jana</text:p>
      <text:p text:style-name="P1"><text:s/>0 <text:s text:c="11"/>12368 jamming</text:p>
      <text:p text:style-name="P1"><text:s/>0 <text:s text:c="11"/>12369 jammu</text:p>
      <text:p text:style-name="P1"><text:s/>0 <text:s text:c="11"/>12370 jams</text:p>
      <text:p text:style-name="P1"><text:s/>0 <text:s text:c="11"/>12367 jammin</text:p>
      <text:p text:style-name="P1"><text:s/>0 <text:s text:c="11"/>12366 jammer</text:p>
      <text:p text:style-name="P1"><text:s/>0 <text:s text:c="11"/>12365 jamiroquai</text:p>
      <text:p text:style-name="P1"><text:s/>0 <text:s text:c="11"/>12362 jamboree</text:p>
      <text:p text:style-name="P1"><text:s/>0 <text:s text:c="11"/>12363 james</text:p>
      <text:p text:style-name="P1"><text:s/>0 <text:s text:c="11"/>12364 jamie</text:p>
      <text:p text:style-name="P1"><text:s/>0 <text:s text:c="11"/>12371 jan</text:p>
      <text:p text:style-name="P1"><text:s/>0 <text:s text:c="11"/>12373 jane</text:p>
      <text:p text:style-name="P1"><text:s/>0 <text:s text:c="11"/>12336 jae1aznoz8</text:p>
      <text:p text:style-name="P1"><text:s/>0 <text:s text:c="11"/>12374 janesh</text:p>
      <text:p text:style-name="P1"><text:s/>0 <text:s text:c="11"/>12381 japengltum</text:p>
      <text:p text:style-name="P1"><text:s/>0 <text:s text:c="11"/>12382 jardine</text:p>
      <text:p text:style-name="P1"><text:s/>0 <text:s text:c="11"/>12383 jared</text:p>
      <text:p text:style-name="P1"><text:s/>0 <text:s text:c="11"/>12380 japanese</text:p>
      <text:p text:style-name="P1"><text:s/>0 <text:s text:c="11"/>12379 japan</text:p>
      <text:p text:style-name="P1"><text:s/>0 <text:s text:c="11"/>12378 january</text:p>
      <text:p text:style-name="P1"><text:s/>0 <text:s text:c="11"/>12375 janine</text:p>
      <text:p text:style-name="P1"><text:s/>0 <text:s text:c="11"/>12376 janitor</text:p>
      <text:p text:style-name="P1"><text:s/>0 <text:s text:c="11"/>12377 januari</text:p>
      <text:p text:style-name="P1"><text:s/>0 <text:s text:c="11"/>12361 jambo</text:p>
      <text:p text:style-name="P1"><text:s/>0 <text:s text:c="11"/>12360 jamaica</text:p>
      <text:p text:style-name="P1"><text:s/>0 <text:s text:c="11"/>12359 jam</text:p>
      <text:p text:style-name="P1"><text:s/>0 <text:s text:c="11"/>12358 jake</text:p>
      <text:p text:style-name="P1"><text:s/>0 <text:s text:c="11"/>12343 jaja</text:p>
      <text:p text:style-name="P1"><text:s/>0 <text:s text:c="11"/>12344 jajaja</text:p>
      <text:p text:style-name="P1"><text:s/>0 <text:s text:c="11"/>12345 jajajaj</text:p>
      <text:p text:style-name="P1"><text:s/>0 <text:s text:c="11"/>12342 jain</text:p>
      <text:p text:style-name="P1"><text:s/>0 <text:s text:c="11"/>12341 jai</text:p>
      <text:p text:style-name="P1"><text:s/>0 <text:s text:c="11"/>12340 jahan</text:p>
      <text:p text:style-name="P1"><text:s/>0 <text:s text:c="11"/>12337 jaega</text:p>
      <text:p text:style-name="P1"><text:s/>0 <text:s text:c="11"/>12338 jaffna</text:p>
      <text:p text:style-name="P1"><text:s/>0 <text:s text:c="11"/>12339 jag</text:p>
      <text:p text:style-name="P1"><text:s/>0 <text:s text:c="11"/>12346 jajajaja</text:p>
      <text:p text:style-name="P1"><text:s/>0 <text:s text:c="11"/>12347 jajajajaja</text:p>
      <text:p text:style-name="P1"><text:s/>0 <text:s text:c="11"/>12348 jajajajajaj</text:p>
      <text:p text:style-name="P1"><text:s/>0 <text:s text:c="11"/>12356 jajijojiijaojoadjaodajo</text:p>
      <text:p text:style-name="P1"><text:s/>0 <text:s text:c="11"/>12357 jakarta</text:p>
      <text:p text:style-name="P1"><text:s/>0 <text:s text:c="11"/>12354 jajajajajajajajjajajajajajajjajajajajajajajajajajajajajjajajajaja</text:p>
      <text:p text:style-name="P1"><text:s/>0 <text:s text:c="11"/>12355 jajajajjaajjajajajajajajajjajajajajajaajaj</text:p>
      <text:p text:style-name="P1"><text:s/>0 <text:s text:c="11"/>12353 jajajajajajajajajjjajajajajajajajajajajaajajajja</text:p>
      <text:p text:style-name="P1"><text:s/>0 <text:s text:c="11"/>12349 jajajajajaja</text:p>
      <text:p text:style-name="P1"><text:s/>0 <text:s text:c="11"/>12350 jajajajajajajaja</text:p>
      <text:p text:style-name="P1"><text:s/>0 <text:s text:c="11"/>12351 jajajajajajajajaja</text:p>
      <text:p text:style-name="P1"><text:s/>0 <text:s text:c="11"/>12352 jajajajajajajajajaja</text:p>
      <text:p text:style-name="P1"><text:s/>0 <text:s text:c="11"/>12488 jge2ma14cm</text:p>
      <text:p text:style-name="P1"><text:s/>0 <text:s text:c="11"/>12489 jgeadd8tb3</text:p>
      <text:p text:style-name="P1"><text:soft-page-break/><text:s/>0 <text:s text:c="11"/>12490 jggjrqiv</text:p>
      <text:p text:style-name="P1"><text:s/>0 <text:s text:c="11"/>12629 jou</text:p>
      <text:p text:style-name="P1"><text:s/>0 <text:s text:c="11"/>12625 joss</text:p>
      <text:p text:style-name="P1"><text:s/>0 <text:s text:c="11"/>12626 josuka</text:p>
      <text:p text:style-name="P1"><text:s/>0 <text:s text:c="11"/>12627 josé</text:p>
      <text:p text:style-name="P1"><text:s/>0 <text:s text:c="11"/>12624 joskarzalt</text:p>
      <text:p text:style-name="P1"><text:s/>0 <text:s text:c="11"/>12623 josie</text:p>
      <text:p text:style-name="P1"><text:s/>0 <text:s text:c="11"/>12622 joshi</text:p>
      <text:p text:style-name="P1"><text:s/>0 <text:s text:c="11"/>12619 joseph</text:p>
      <text:p text:style-name="P1"><text:s/>0 <text:s text:c="11"/>12620 josephine</text:p>
      <text:p text:style-name="P1"><text:s/>0 <text:s text:c="11"/>12621 josh</text:p>
      <text:p text:style-name="P1"><text:s/>0 <text:s text:c="11"/>12628 jot</text:p>
      <text:p text:style-name="P1"><text:s/>0 <text:s text:c="11"/>12630 journal</text:p>
      <text:p text:style-name="P1"><text:s/>0 <text:s text:c="11"/>12642 joydivision</text:p>
      <text:p text:style-name="P1"><text:s/>0 <text:s text:c="11"/>12631 journalism</text:p>
      <text:p text:style-name="P1"><text:s/>0 <text:s text:c="11"/>12638 jovanotti</text:p>
      <text:p text:style-name="P1"><text:s/>0 <text:s text:c="11"/>12639 jovfi4mo</text:p>
      <text:p text:style-name="P1"><text:s/>0 <text:s text:c="11"/>12640 joxcwkgrzi</text:p>
      <text:p text:style-name="P1"><text:s/>0 <text:s text:c="11"/>12637 jouw</text:p>
      <text:p text:style-name="P1"><text:s/>0 <text:s text:c="11"/>12636 journos</text:p>
      <text:p text:style-name="P1"><text:s/>0 <text:s text:c="11"/>12635 journeytomars</text:p>
      <text:p text:style-name="P1"><text:s/>0 <text:s text:c="11"/>12632 journalists</text:p>
      <text:p text:style-name="P1"><text:s/>0 <text:s text:c="11"/>12633 journals</text:p>
      <text:p text:style-name="P1"><text:s/>0 <text:s text:c="11"/>12634 journey</text:p>
      <text:p text:style-name="P1"><text:s/>0 <text:s text:c="11"/>12618 josef</text:p>
      <text:p text:style-name="P1"><text:s/>0 <text:s text:c="11"/>12617 jorge</text:p>
      <text:p text:style-name="P1"><text:s/>0 <text:s text:c="11"/>12616 jordi</text:p>
      <text:p text:style-name="P1"><text:s/>0 <text:s text:c="11"/>12615 jordan</text:p>
      <text:p text:style-name="P1"><text:s/>0 <text:s text:c="11"/>12600 joker</text:p>
      <text:p text:style-name="P1"><text:s/>0 <text:s text:c="11"/>12601 jokes</text:p>
      <text:p text:style-name="P1"><text:s/>0 <text:s text:c="11"/>12602 joking</text:p>
      <text:p text:style-name="P1"><text:s/>0 <text:s text:c="11"/>12599 joke</text:p>
      <text:p text:style-name="P1"><text:s/>0 <text:s text:c="11"/>12598 jojos4</text:p>
      <text:p text:style-name="P1"><text:s/>0 <text:s text:c="11"/>12597 joinus</text:p>
      <text:p text:style-name="P1"><text:s/>0 <text:s text:c="11"/>12594 joins</text:p>
      <text:p text:style-name="P1"><text:s/>0 <text:s text:c="11"/>12595 joint</text:p>
      <text:p text:style-name="P1"><text:s/>0 <text:s text:c="11"/>12596 joints</text:p>
      <text:p text:style-name="P1"><text:s/>0 <text:s text:c="11"/>12603 jolly</text:p>
      <text:p text:style-name="P1"><text:s/>0 <text:s text:c="11"/>12604 jon</text:p>
      <text:p text:style-name="P1"><text:s/>0 <text:s text:c="11"/>12605 jonas</text:p>
      <text:p text:style-name="P1"><text:s/>0 <text:s text:c="11"/>12613 jonwithabullet</text:p>
      <text:p text:style-name="P1"><text:s/>0 <text:s text:c="11"/>12614 jooo6wrio7</text:p>
      <text:p text:style-name="P1"><text:s/>0 <text:s text:c="11"/>12611 jonny</text:p>
      <text:p text:style-name="P1"><text:s/>0 <text:s text:c="11"/>12612 jonsing</text:p>
      <text:p text:style-name="P1"><text:s/>0 <text:s text:c="11"/>12610 jonguh</text:p>
      <text:p text:style-name="P1"><text:s/>0 <text:s text:c="11"/>12606 jonathan</text:p>
      <text:p text:style-name="P1"><text:s/>0 <text:s text:c="11"/>12607 jonbon</text:p>
      <text:p text:style-name="P1"><text:s/>0 <text:s text:c="11"/>12608 jones</text:p>
      <text:p text:style-name="P1"><text:s/>0 <text:s text:c="11"/>12609 jonge</text:p>
      <text:p text:style-name="P1"><text:s/>0 <text:s text:c="11"/>12641 joy</text:p>
      <text:p text:style-name="P1"><text:s/>0 <text:s text:c="11"/>12643 jp</text:p>
      <text:p text:style-name="P1"><text:s/>0 <text:s text:c="11"/>12592 joinen</text:p>
      <text:p text:style-name="P1"><text:soft-page-break/><text:s/>0 <text:s text:c="11"/>12680 jucjwmb4</text:p>
      <text:p text:style-name="P1"><text:s/>0 <text:s text:c="11"/>12676 juay</text:p>
      <text:p text:style-name="P1"><text:s/>0 <text:s text:c="11"/>12677 juayderito</text:p>
      <text:p text:style-name="P1"><text:s/>0 <text:s text:c="11"/>12678 jubilation</text:p>
      <text:p text:style-name="P1"><text:s/>0 <text:s text:c="11"/>12675 juan</text:p>
      <text:p text:style-name="P1"><text:s/>0 <text:s text:c="11"/>12674 jua</text:p>
      <text:p text:style-name="P1"><text:s/>0 <text:s text:c="11"/>12673 ju3btbazq7</text:p>
      <text:p text:style-name="P1"><text:s/>0 <text:s text:c="11"/>12670 ju</text:p>
      <text:p text:style-name="P1"><text:s/>0 <text:s text:c="11"/>12671 ju20u89hue</text:p>
      <text:p text:style-name="P1"><text:s/>0 <text:s text:c="11"/>12672 ju276r1lvw</text:p>
      <text:p text:style-name="P1"><text:s/>0 <text:s text:c="11"/>12679 jubilations</text:p>
      <text:p text:style-name="P1"><text:s/>0 <text:s text:c="11"/>12681 jucmggz</text:p>
      <text:p text:style-name="P1"><text:s/>0 <text:s text:c="11"/>12644 jpempnnobx</text:p>
      <text:p text:style-name="P1"><text:s/>0 <text:s text:c="11"/>12682 jude</text:p>
      <text:p text:style-name="P1"><text:s/>0 <text:s text:c="11"/>12689 juego</text:p>
      <text:p text:style-name="P1"><text:s/>0 <text:s text:c="11"/>12690 jugar</text:p>
      <text:p text:style-name="P1"><text:s/>0 <text:s text:c="11"/>12691 jugarán</text:p>
      <text:p text:style-name="P1"><text:s/>0 <text:s text:c="11"/>12688 judmjrxuop</text:p>
      <text:p text:style-name="P1"><text:s/>0 <text:s text:c="11"/>12687 judgments</text:p>
      <text:p text:style-name="P1"><text:s/>0 <text:s text:c="11"/>12686 judges</text:p>
      <text:p text:style-name="P1"><text:s/>0 <text:s text:c="11"/>12683 judge</text:p>
      <text:p text:style-name="P1"><text:s/>0 <text:s text:c="11"/>12684 judged</text:p>
      <text:p text:style-name="P1"><text:s/>0 <text:s text:c="11"/>12685 judgement</text:p>
      <text:p text:style-name="P1"><text:s/>0 <text:s text:c="11"/>12669 jtrdxtnd</text:p>
      <text:p text:style-name="P1"><text:s/>0 <text:s text:c="11"/>12668 jtqvfijiyg</text:p>
      <text:p text:style-name="P1"><text:s/>0 <text:s text:c="11"/>12667 jtkbxmhqyn</text:p>
      <text:p text:style-name="P1"><text:s/>0 <text:s text:c="11"/>12666 jths</text:p>
      <text:p text:style-name="P1"><text:s/>0 <text:s text:c="11"/>12651 jr</text:p>
      <text:p text:style-name="P1"><text:s/>0 <text:s text:c="11"/>12652 jre</text:p>
      <text:p text:style-name="P1"><text:s/>0 <text:s text:c="11"/>12653 jrke6hr5</text:p>
      <text:p text:style-name="P1"><text:s/>0 <text:s text:c="11"/>12650 jqzw0d93jt</text:p>
      <text:p text:style-name="P1"><text:s/>0 <text:s text:c="11"/>12649 jqfizsf5nk</text:p>
      <text:p text:style-name="P1"><text:s/>0 <text:s text:c="11"/>12648 jqab6u2rjs</text:p>
      <text:p text:style-name="P1"><text:s/>0 <text:s text:c="11"/>12645 jpmsfsatc4</text:p>
      <text:p text:style-name="P1"><text:s/>0 <text:s text:c="11"/>12646 jpsuuj0kt8</text:p>
      <text:p text:style-name="P1"><text:s/>0 <text:s text:c="11"/>12647 jpz0anjy</text:p>
      <text:p text:style-name="P1"><text:s/>0 <text:s text:c="11"/>12654 jrnj7rls3f</text:p>
      <text:p text:style-name="P1"><text:s/>0 <text:s text:c="11"/>12655 jryhbzdp</text:p>
      <text:p text:style-name="P1"><text:s/>0 <text:s text:c="11"/>12656 jrzql7fr</text:p>
      <text:p text:style-name="P1"><text:s/>0 <text:s text:c="11"/>12664 jt0gumk</text:p>
      <text:p text:style-name="P1"><text:s/>0 <text:s text:c="11"/>12665 jt2020tour</text:p>
      <text:p text:style-name="P1"><text:s/>0 <text:s text:c="11"/>12662 json</text:p>
      <text:p text:style-name="P1"><text:s/>0 <text:s text:c="11"/>12663 jsursiaxmo</text:p>
      <text:p text:style-name="P1"><text:s/>0 <text:s text:c="11"/>12661 jsmfuiovol</text:p>
      <text:p text:style-name="P1"><text:s/>0 <text:s text:c="11"/>12657 js</text:p>
      <text:p text:style-name="P1"><text:s/>0 <text:s text:c="11"/>12658 jshoshojcr</text:p>
      <text:p text:style-name="P1"><text:s/>0 <text:s text:c="11"/>12659 jsiybytt03</text:p>
      <text:p text:style-name="P1"><text:s/>0 <text:s text:c="11"/>12660 jsm</text:p>
      <text:p text:style-name="P1"><text:s/>0 <text:s text:c="11"/>12593 joining</text:p>
      <text:p text:style-name="P1"><text:s/>0 <text:s text:c="11"/>12591 joined</text:p>
      <text:p text:style-name="P1"><text:s/>0 <text:s text:c="11"/>12491 jgonai8oti</text:p>
      <text:p text:style-name="P1"><text:s/>0 <text:s text:c="11"/>12527 jkeiejzbqk</text:p>
      <text:p text:style-name="P1"><text:soft-page-break/><text:s/>0 <text:s text:c="11"/>12523 jk</text:p>
      <text:p text:style-name="P1"><text:s/>0 <text:s text:c="11"/>12524 jk5osffl</text:p>
      <text:p text:style-name="P1"><text:s/>0 <text:s text:c="11"/>12525 jkbzegan</text:p>
      <text:p text:style-name="P1"><text:s/>0 <text:s text:c="11"/>12522 jjumrvzcyv</text:p>
      <text:p text:style-name="P1"><text:s/>0 <text:s text:c="11"/>12521 jjsyqwygju</text:p>
      <text:p text:style-name="P1"><text:s/>0 <text:s text:c="11"/>12520 jjq7fob0wp</text:p>
      <text:p text:style-name="P1"><text:s/>0 <text:s text:c="11"/>12517 jjcmhsumot</text:p>
      <text:p text:style-name="P1"><text:s/>0 <text:s text:c="11"/>12518 jjedfofew1</text:p>
      <text:p text:style-name="P1"><text:s/>0 <text:s text:c="11"/>12519 jjf4r37fuh</text:p>
      <text:p text:style-name="P1"><text:s/>0 <text:s text:c="11"/>12526 jkcwepct</text:p>
      <text:p text:style-name="P1"><text:s/>0 <text:s text:c="11"/>12528 jkndtmy2</text:p>
      <text:p text:style-name="P1"><text:s/>0 <text:s text:c="11"/>12540 jm80i0kqld</text:p>
      <text:p text:style-name="P1"><text:s/>0 <text:s text:c="11"/>12529 jlab9xuvp0</text:p>
      <text:p text:style-name="P1"><text:s/>0 <text:s text:c="11"/>12536 jlzqcb0c</text:p>
      <text:p text:style-name="P1"><text:s/>0 <text:s text:c="11"/>12537 jlzu7ptpzz</text:p>
      <text:p text:style-name="P1"><text:s/>0 <text:s text:c="11"/>12538 jm</text:p>
      <text:p text:style-name="P1"><text:s/>0 <text:s text:c="11"/>12535 jlsnfiwj</text:p>
      <text:p text:style-name="P1"><text:s/>0 <text:s text:c="11"/>12534 jls</text:p>
      <text:p text:style-name="P1"><text:s/>0 <text:s text:c="11"/>12533 jlrufmzh</text:p>
      <text:p text:style-name="P1"><text:s/>0 <text:s text:c="11"/>12530 jlcfgdocbe</text:p>
      <text:p text:style-name="P1"><text:s/>0 <text:s text:c="11"/>12531 jldq7nov</text:p>
      <text:p text:style-name="P1"><text:s/>0 <text:s text:c="11"/>12532 jliil4zpkc</text:p>
      <text:p text:style-name="P1"><text:s/>0 <text:s text:c="11"/>12516 jjajajaj</text:p>
      <text:p text:style-name="P1"><text:s/>0 <text:s text:c="11"/>12515 jixu20unyz</text:p>
      <text:p text:style-name="P1"><text:s/>0 <text:s text:c="11"/>12514 jixfsx2akm</text:p>
      <text:p text:style-name="P1"><text:s/>0 <text:s text:c="11"/>12513 jive</text:p>
      <text:p text:style-name="P1"><text:s/>0 <text:s text:c="11"/>12498 jiaogulan</text:p>
      <text:p text:style-name="P1"><text:s/>0 <text:s text:c="11"/>12499 jibi2jgk</text:p>
      <text:p text:style-name="P1"><text:s/>0 <text:s text:c="11"/>12500 jij</text:p>
      <text:p text:style-name="P1"><text:s/>0 <text:s text:c="11"/>12497 jhwfrws2ws</text:p>
      <text:p text:style-name="P1"><text:s/>0 <text:s text:c="11"/>12496 jhr7h1ubms</text:p>
      <text:p text:style-name="P1"><text:s/>0 <text:s text:c="11"/>12495 jhexknl7vh</text:p>
      <text:p text:style-name="P1"><text:s/>0 <text:s text:c="11"/>12492 jgxaoeqy</text:p>
      <text:p text:style-name="P1"><text:s/>0 <text:s text:c="11"/>12493 jh6gwxxq1m</text:p>
      <text:p text:style-name="P1"><text:s/>0 <text:s text:c="11"/>12494 jhene</text:p>
      <text:p text:style-name="P1"><text:s/>0 <text:s text:c="11"/>12501 jim</text:p>
      <text:p text:style-name="P1"><text:s/>0 <text:s text:c="11"/>12502 jimi</text:p>
      <text:p text:style-name="P1"><text:s/>0 <text:s text:c="11"/>12503 jimmmmyyyy</text:p>
      <text:p text:style-name="P1"><text:s/>0 <text:s text:c="11"/>12511 jisc</text:p>
      <text:p text:style-name="P1"><text:s/>0 <text:s text:c="11"/>12512 jist</text:p>
      <text:p text:style-name="P1"><text:s/>0 <text:s text:c="11"/>12509 jinping</text:p>
      <text:p text:style-name="P1"><text:s/>0 <text:s text:c="11"/>12510 jiqlqbqk8q</text:p>
      <text:p text:style-name="P1"><text:s/>0 <text:s text:c="11"/>12508 jingling</text:p>
      <text:p text:style-name="P1"><text:s/>0 <text:s text:c="11"/>12504 jimmy</text:p>
      <text:p text:style-name="P1"><text:s/>0 <text:s text:c="11"/>12505 jimmysleepingonmyfloor</text:p>
      <text:p text:style-name="P1"><text:s/>0 <text:s text:c="11"/>12506 jin6g9zli5</text:p>
      <text:p text:style-name="P1"><text:s/>0 <text:s text:c="11"/>12507 jinglebash</text:p>
      <text:p text:style-name="P1"><text:s/>0 <text:s text:c="11"/>12539 jm1fy5vsjs</text:p>
      <text:p text:style-name="P1"><text:s/>0 <text:s text:c="11"/>12541 jmclimzg</text:p>
      <text:p text:style-name="P1"><text:s/>0 <text:s text:c="11"/>12590 join</text:p>
      <text:p text:style-name="P1"><text:s/>0 <text:s text:c="11"/>12578 joesph</text:p>
      <text:p text:style-name="P1"><text:s/>0 <text:s text:c="11"/>12574 joder</text:p>
      <text:p text:style-name="P1"><text:soft-page-break/><text:s/>0 <text:s text:c="11"/>12575 jodidos</text:p>
      <text:p text:style-name="P1"><text:s/>0 <text:s text:c="11"/>12576 joe</text:p>
      <text:p text:style-name="P1"><text:s/>0 <text:s text:c="11"/>12573 jocks</text:p>
      <text:p text:style-name="P1"><text:s/>0 <text:s text:c="11"/>12572 jochen</text:p>
      <text:p text:style-name="P1"><text:s/>0 <text:s text:c="11"/>12571 joc8c6iycl</text:p>
      <text:p text:style-name="P1"><text:s/>0 <text:s text:c="11"/>12568 jobsearch</text:p>
      <text:p text:style-name="P1"><text:s/>0 <text:s text:c="11"/>12569 jobseekers</text:p>
      <text:p text:style-name="P1"><text:s/>0 <text:s text:c="11"/>12570 jobzjciaqs</text:p>
      <text:p text:style-name="P1"><text:s/>0 <text:s text:c="11"/>12577 joel</text:p>
      <text:p text:style-name="P1"><text:s/>0 <text:s text:c="11"/>12579 joey</text:p>
      <text:p text:style-name="P1"><text:s/>0 <text:s text:c="11"/>12542 jmdeujml</text:p>
      <text:p text:style-name="P1"><text:s/>0 <text:s text:c="11"/>12580 jofqd8zgcd</text:p>
      <text:p text:style-name="P1"><text:s/>0 <text:s text:c="11"/>12587 johnson</text:p>
      <text:p text:style-name="P1"><text:s/>0 <text:s text:c="11"/>12588 johnsons</text:p>
      <text:p text:style-name="P1"><text:s/>0 <text:s text:c="11"/>12589 johnwilliams</text:p>
      <text:p text:style-name="P1"><text:s/>0 <text:s text:c="11"/>12586 johns</text:p>
      <text:p text:style-name="P1"><text:s/>0 <text:s text:c="11"/>12585 johnnyboy</text:p>
      <text:p text:style-name="P1"><text:s/>0 <text:s text:c="11"/>12584 johnny</text:p>
      <text:p text:style-name="P1"><text:s/>0 <text:s text:c="11"/>12581 jogqarxd6m</text:p>
      <text:p text:style-name="P1"><text:s/>0 <text:s text:c="11"/>12582 joh3vqvm0q</text:p>
      <text:p text:style-name="P1"><text:s/>0 <text:s text:c="11"/>12583 john</text:p>
      <text:p text:style-name="P1"><text:s/>0 <text:s text:c="11"/>12567 jobs</text:p>
      <text:p text:style-name="P1"><text:s/>0 <text:s text:c="11"/>12566 jobr</text:p>
      <text:p text:style-name="P1"><text:s/>0 <text:s text:c="11"/>12565 jobopenings</text:p>
      <text:p text:style-name="P1"><text:s/>0 <text:s text:c="11"/>12564 jobopening</text:p>
      <text:p text:style-name="P1"><text:s/>0 <text:s text:c="11"/>12549 jnxbrrt3</text:p>
      <text:p text:style-name="P1"><text:s/>0 <text:s text:c="11"/>12550 jnzgfblnp9</text:p>
      <text:p text:style-name="P1"><text:s/>0 <text:s text:c="11"/>12551 jo</text:p>
      <text:p text:style-name="P1"><text:s/>0 <text:s text:c="11"/>12548 jnr</text:p>
      <text:p text:style-name="P1"><text:s/>0 <text:s text:c="11"/>12547 jnfnzepo</text:p>
      <text:p text:style-name="P1"><text:s/>0 <text:s text:c="11"/>12546 jnb056yvi0</text:p>
      <text:p text:style-name="P1"><text:s/>0 <text:s text:c="11"/>12543 jmj</text:p>
      <text:p text:style-name="P1"><text:s/>0 <text:s text:c="11"/>12544 jmmhkrpigj</text:p>
      <text:p text:style-name="P1"><text:s/>0 <text:s text:c="11"/>12545 jmperea</text:p>
      <text:p text:style-name="P1"><text:s/>0 <text:s text:c="11"/>12552 jo7eoashi3</text:p>
      <text:p text:style-name="P1"><text:s/>0 <text:s text:c="11"/>12553 jo9ptj6xhz</text:p>
      <text:p text:style-name="P1"><text:s/>0 <text:s text:c="11"/>12554 joaco</text:p>
      <text:p text:style-name="P1"><text:s/>0 <text:s text:c="11"/>12562 jobless</text:p>
      <text:p text:style-name="P1"><text:s/>0 <text:s text:c="11"/>12563 joblessspain</text:p>
      <text:p text:style-name="P1"><text:s/>0 <text:s text:c="11"/>12560 jobim</text:p>
      <text:p text:style-name="P1"><text:s/>0 <text:s text:c="11"/>12561 jobinterview</text:p>
      <text:p text:style-name="P1"><text:s/>0 <text:s text:c="11"/>12559 jobcreation</text:p>
      <text:p text:style-name="P1"><text:s/>0 <text:s text:c="11"/>12555 joan</text:p>
      <text:p text:style-name="P1"><text:s/>0 <text:s text:c="11"/>12556 job</text:p>
      <text:p text:style-name="P1"><text:s/>0 <text:s text:c="11"/>12557 jobapplicants</text:p>
      <text:p text:style-name="P1"><text:s/>0 <text:s text:c="11"/>12558 jobcarving</text:p>
      <text:p text:style-name="P1"><text:s/>0 <text:s text:c="11"/>11462 ieondemand</text:p>
      <text:p text:style-name="P1"><text:s/>0 <text:s text:c="11"/>11460 ielgh</text:p>
      <text:p text:style-name="P1"><text:s/>0 <text:s text:c="12"/>9820 giorgio</text:p>
      <text:p text:style-name="P1"><text:s/>0 <text:s text:c="11"/>10371 h5tkvpwvys</text:p>
      <text:p text:style-name="P1"><text:s/>0 <text:s text:c="11"/>10367 h4xx0r3d</text:p>
      <text:p text:style-name="P1"><text:s/>0 <text:s text:c="11"/>10368 h5cf4ml7zy</text:p>
      <text:p text:style-name="P1"><text:soft-page-break/><text:s/>0 <text:s text:c="11"/>10369 h5qklyinsb</text:p>
      <text:p text:style-name="P1"><text:s/>0 <text:s text:c="11"/>10366 h4oo2sswyd</text:p>
      <text:p text:style-name="P1"><text:s/>0 <text:s text:c="11"/>10365 h4o1b6em</text:p>
      <text:p text:style-name="P1"><text:s/>0 <text:s text:c="11"/>10364 h4domjtp</text:p>
      <text:p text:style-name="P1"><text:s/>0 <text:s text:c="11"/>10361 h3hwnbmezo</text:p>
      <text:p text:style-name="P1"><text:s/>0 <text:s text:c="11"/>10362 h3uyih48sw</text:p>
      <text:p text:style-name="P1"><text:s/>0 <text:s text:c="11"/>10363 h3yd8xj5ux</text:p>
      <text:p text:style-name="P1"><text:s/>0 <text:s text:c="11"/>10370 h5tem8jlvl</text:p>
      <text:p text:style-name="P1"><text:s/>0 <text:s text:c="11"/>10372 h65azq8x</text:p>
      <text:p text:style-name="P1"><text:s/>0 <text:s text:c="11"/>10359 h2v5kq96</text:p>
      <text:p text:style-name="P1"><text:s/>0 <text:s text:c="11"/>10373 h6b7gialqd</text:p>
      <text:p text:style-name="P1"><text:s/>0 <text:s text:c="11"/>10380 h8rwjvpzbc</text:p>
      <text:p text:style-name="P1"><text:s/>0 <text:s text:c="11"/>10381 h8shpplteg</text:p>
      <text:p text:style-name="P1"><text:s/>0 <text:s text:c="11"/>10382 h8siwnco2g</text:p>
      <text:p text:style-name="P1"><text:s/>0 <text:s text:c="11"/>10379 h8nmfpicml</text:p>
      <text:p text:style-name="P1"><text:s/>0 <text:s text:c="11"/>10378 h7x4jhwq5c</text:p>
      <text:p text:style-name="P1"><text:s/>0 <text:s text:c="11"/>10377 h7rckzl6yk</text:p>
      <text:p text:style-name="P1"><text:s/>0 <text:s text:c="11"/>10374 h6sbvphg</text:p>
      <text:p text:style-name="P1"><text:s/>0 <text:s text:c="11"/>10375 h7b90jck</text:p>
      <text:p text:style-name="P1"><text:s/>0 <text:s text:c="11"/>10376 h7bmtypx4z</text:p>
      <text:p text:style-name="P1"><text:s/>0 <text:s text:c="11"/>10360 h376soxj</text:p>
      <text:p text:style-name="P1"><text:s/>0 <text:s text:c="11"/>10358 h2j3sxzj</text:p>
      <text:p text:style-name="P1"><text:s/>0 <text:s text:c="11"/>10435 hahah</text:p>
      <text:p text:style-name="P1"><text:s/>0 <text:s text:c="11"/>10345 götze</text:p>
      <text:p text:style-name="P1"><text:s/>0 <text:s text:c="11"/>10341 gzhzhcrjxz</text:p>
      <text:p text:style-name="P1"><text:s/>0 <text:s text:c="11"/>10342 gzl85me3ho</text:p>
      <text:p text:style-name="P1"><text:s/>0 <text:s text:c="11"/>10343 gzr7k3dscy</text:p>
      <text:p text:style-name="P1"><text:s/>0 <text:s text:c="11"/>10340 gzae1ontdy</text:p>
      <text:p text:style-name="P1"><text:s/>0 <text:s text:c="11"/>10339 gyw946huig</text:p>
      <text:p text:style-name="P1"><text:s/>0 <text:s text:c="11"/>10338 gyst5xwa</text:p>
      <text:p text:style-name="P1"><text:s/>0 <text:s text:c="11"/>10335 gynlknf3zj</text:p>
      <text:p text:style-name="P1"><text:s/>0 <text:s text:c="11"/>10336 gypsy</text:p>
      <text:p text:style-name="P1"><text:s/>0 <text:s text:c="11"/>10337 gyrus</text:p>
      <text:p text:style-name="P1"><text:s/>0 <text:s text:c="11"/>10344 gzss6fq79q</text:p>
      <text:p text:style-name="P1"><text:s/>0 <text:s text:c="11"/>10346 güerrin</text:p>
      <text:p text:style-name="P1"><text:s/>0 <text:s text:c="11"/>10357 h2j3bnaovn</text:p>
      <text:p text:style-name="P1"><text:s/>0 <text:s text:c="11"/>10347 gülüyorum</text:p>
      <text:p text:style-name="P1"><text:s/>0 <text:s text:c="11"/>10354 h1pjqvsa</text:p>
      <text:p text:style-name="P1"><text:s/>0 <text:s text:c="11"/>10355 h258pf41v6</text:p>
      <text:p text:style-name="P1"><text:s/>0 <text:s text:c="11"/>10356 h26hitqj</text:p>
      <text:p text:style-name="P1"><text:s/>0 <text:s text:c="11"/>10353 h1lnxbm2bs</text:p>
      <text:p text:style-name="P1"><text:s/>0 <text:s text:c="11"/>10352 h1iz74bp</text:p>
      <text:p text:style-name="P1"><text:s/>0 <text:s text:c="11"/>10351 h0zfjj0g</text:p>
      <text:p text:style-name="P1"><text:s/>0 <text:s text:c="11"/>10348 günlerdeki</text:p>
      <text:p text:style-name="P1"><text:s/>0 <text:s text:c="11"/>10349 h09u9hbepy</text:p>
      <text:p text:style-name="P1"><text:s/>0 <text:s text:c="11"/>10350 h0nvqfhx</text:p>
      <text:p text:style-name="P1"><text:s/>0 <text:s text:c="11"/>10383 h8x1a90y7l</text:p>
      <text:p text:style-name="P1"><text:s/>0 <text:s text:c="11"/>10384 h8xcciydjm</text:p>
      <text:p text:style-name="P1"><text:s/>0 <text:s text:c="11"/>10385 h91rojxj9o</text:p>
      <text:p text:style-name="P1"><text:s/>0 <text:s text:c="11"/>10422 had</text:p>
      <text:p text:style-name="P1"><text:s/>0 <text:s text:c="11"/>10418 hackman</text:p>
      <text:p text:style-name="P1"><text:s/>0 <text:s text:c="11"/>10419 hacks</text:p>
      <text:p text:style-name="P1"><text:soft-page-break/><text:s/>0 <text:s text:c="11"/>10420 hacksandfounders</text:p>
      <text:p text:style-name="P1"><text:s/>0 <text:s text:c="11"/>10417 hacklang</text:p>
      <text:p text:style-name="P1"><text:s/>0 <text:s text:c="11"/>10416 hacking</text:p>
      <text:p text:style-name="P1"><text:s/>0 <text:s text:c="11"/>10415 hackhr</text:p>
      <text:p text:style-name="P1"><text:s/>0 <text:s text:c="11"/>10412 hackaton</text:p>
      <text:p text:style-name="P1"><text:s/>0 <text:s text:c="11"/>10413 hacked</text:p>
      <text:p text:style-name="P1"><text:s/>0 <text:s text:c="11"/>10414 hacker</text:p>
      <text:p text:style-name="P1"><text:s/>0 <text:s text:c="11"/>10421 hacía</text:p>
      <text:p text:style-name="P1"><text:s/>0 <text:s text:c="11"/>10423 hadi</text:p>
      <text:p text:style-name="P1"><text:s/>0 <text:s text:c="11"/>10386 h9pu1jd2</text:p>
      <text:p text:style-name="P1"><text:s/>0 <text:s text:c="11"/>10424 hadn</text:p>
      <text:p text:style-name="P1"><text:s/>0 <text:s text:c="11"/>10431 haguessim</text:p>
      <text:p text:style-name="P1"><text:s/>0 <text:s text:c="11"/>10432 hah</text:p>
      <text:p text:style-name="P1"><text:s/>0 <text:s text:c="11"/>10433 haha</text:p>
      <text:p text:style-name="P1"><text:s/>0 <text:s text:c="11"/>10430 hago</text:p>
      <text:p text:style-name="P1"><text:s/>0 <text:s text:c="11"/>10429 hagas</text:p>
      <text:p text:style-name="P1"><text:s/>0 <text:s text:c="11"/>10428 hagame</text:p>
      <text:p text:style-name="P1"><text:s/>0 <text:s text:c="11"/>10425 hadoop</text:p>
      <text:p text:style-name="P1"><text:s/>0 <text:s text:c="11"/>10426 haendel</text:p>
      <text:p text:style-name="P1"><text:s/>0 <text:s text:c="11"/>10427 hafta</text:p>
      <text:p text:style-name="P1"><text:s/>0 <text:s text:c="11"/>10411 hackathons</text:p>
      <text:p text:style-name="P1"><text:s/>0 <text:s text:c="11"/>10410 hackathon</text:p>
      <text:p text:style-name="P1"><text:s/>0 <text:s text:c="11"/>10409 hack</text:p>
      <text:p text:style-name="P1"><text:s/>0 <text:s text:c="11"/>10408 haciendo</text:p>
      <text:p text:style-name="P1"><text:s/>0 <text:s text:c="11"/>10393 habemus</text:p>
      <text:p text:style-name="P1"><text:s/>0 <text:s text:c="11"/>10394 haber</text:p>
      <text:p text:style-name="P1"><text:s/>0 <text:s text:c="11"/>10395 habit</text:p>
      <text:p text:style-name="P1"><text:s/>0 <text:s text:c="11"/>10392 haate</text:p>
      <text:p text:style-name="P1"><text:s/>0 <text:s text:c="11"/>10391 haat</text:p>
      <text:p text:style-name="P1"><text:s/>0 <text:s text:c="11"/>10390 haaaa</text:p>
      <text:p text:style-name="P1"><text:s/>0 <text:s text:c="11"/>10387 h9ses3fo</text:p>
      <text:p text:style-name="P1"><text:s/>0 <text:s text:c="11"/>10388 ha</text:p>
      <text:p text:style-name="P1"><text:s/>0 <text:s text:c="11"/>10389 ha4jzbwjeu</text:p>
      <text:p text:style-name="P1"><text:s/>0 <text:s text:c="11"/>10396 habits</text:p>
      <text:p text:style-name="P1"><text:s/>0 <text:s text:c="11"/>10397 habla</text:p>
      <text:p text:style-name="P1"><text:s/>0 <text:s text:c="11"/>10398 hablame</text:p>
      <text:p text:style-name="P1"><text:s/>0 <text:s text:c="11"/>10406 hacerme</text:p>
      <text:p text:style-name="P1"><text:s/>0 <text:s text:c="11"/>10407 haces</text:p>
      <text:p text:style-name="P1"><text:s/>0 <text:s text:c="11"/>10404 hacer</text:p>
      <text:p text:style-name="P1"><text:s/>0 <text:s text:c="11"/>10405 hacerlo</text:p>
      <text:p text:style-name="P1"><text:s/>0 <text:s text:c="11"/>10403 hacen</text:p>
      <text:p text:style-name="P1"><text:s/>0 <text:s text:c="11"/>10399 hablando</text:p>
      <text:p text:style-name="P1"><text:s/>0 <text:s text:c="11"/>10400 hablemos</text:p>
      <text:p text:style-name="P1"><text:s/>0 <text:s text:c="11"/>10401 habrá</text:p>
      <text:p text:style-name="P1"><text:s/>0 <text:s text:c="11"/>10402 hace</text:p>
      <text:p text:style-name="P1"><text:s/>0 <text:s text:c="11"/>10334 gyn8yagufd</text:p>
      <text:p text:style-name="P1"><text:s/>0 <text:s text:c="11"/>10333 gym</text:p>
      <text:p text:style-name="P1"><text:s/>0 <text:s text:c="11"/>10332 gylsicvn8x</text:p>
      <text:p text:style-name="P1"><text:s/>0 <text:s text:c="11"/>10268 gui</text:p>
      <text:p text:style-name="P1"><text:s/>0 <text:s text:c="11"/>10264 guest</text:p>
      <text:p text:style-name="P1"><text:s/>0 <text:s text:c="11"/>10265 gufare</text:p>
      <text:p text:style-name="P1"><text:s/>0 <text:s text:c="11"/>10266 guff</text:p>
      <text:p text:style-name="P1"><text:soft-page-break/><text:s/>0 <text:s text:c="11"/>10263 guesswho</text:p>
      <text:p text:style-name="P1"><text:s/>0 <text:s text:c="11"/>10262 guessing</text:p>
      <text:p text:style-name="P1"><text:s/>0 <text:s text:c="11"/>10261 guess</text:p>
      <text:p text:style-name="P1"><text:s/>0 <text:s text:c="11"/>10258 guerilla</text:p>
      <text:p text:style-name="P1"><text:s/>0 <text:s text:c="11"/>10259 guerra</text:p>
      <text:p text:style-name="P1"><text:s/>0 <text:s text:c="11"/>10260 guerrilla</text:p>
      <text:p text:style-name="P1"><text:s/>0 <text:s text:c="11"/>10267 guhegdllzy</text:p>
      <text:p text:style-name="P1"><text:s/>0 <text:s text:c="11"/>10269 guidatv</text:p>
      <text:p text:style-name="P1"><text:s/>0 <text:s text:c="11"/>10281 gujarat</text:p>
      <text:p text:style-name="P1"><text:s/>0 <text:s text:c="11"/>10270 guide</text:p>
      <text:p text:style-name="P1"><text:s/>0 <text:s text:c="11"/>10277 guinea</text:p>
      <text:p text:style-name="P1"><text:s/>0 <text:s text:c="11"/>10278 guinness</text:p>
      <text:p text:style-name="P1"><text:s/>0 <text:s text:c="11"/>10279 guiri</text:p>
      <text:p text:style-name="P1"><text:s/>0 <text:s text:c="11"/>10276 guilty</text:p>
      <text:p text:style-name="P1"><text:s/>0 <text:s text:c="11"/>10275 guilt</text:p>
      <text:p text:style-name="P1"><text:s/>0 <text:s text:c="11"/>10274 guilin</text:p>
      <text:p text:style-name="P1"><text:s/>0 <text:s text:c="11"/>10271 guided</text:p>
      <text:p text:style-name="P1"><text:s/>0 <text:s text:c="11"/>10272 guidelines</text:p>
      <text:p text:style-name="P1"><text:s/>0 <text:s text:c="11"/>10273 guido</text:p>
      <text:p text:style-name="P1"><text:s/>0 <text:s text:c="11"/>10257 gudehus</text:p>
      <text:p text:style-name="P1"><text:s/>0 <text:s text:c="11"/>10256 gud</text:p>
      <text:p text:style-name="P1"><text:s/>0 <text:s text:c="11"/>10255 gucumuzu</text:p>
      <text:p text:style-name="P1"><text:s/>0 <text:s text:c="11"/>10254 guccicannes</text:p>
      <text:p text:style-name="P1"><text:s/>0 <text:s text:c="11"/>10239 gthmkwevqo</text:p>
      <text:p text:style-name="P1"><text:s/>0 <text:s text:c="11"/>10240 gtls</text:p>
      <text:p text:style-name="P1"><text:s/>0 <text:s text:c="11"/>10241 gtp3no4qre</text:p>
      <text:p text:style-name="P1"><text:s/>0 <text:s text:c="11"/>10238 gtgmo9jkqz</text:p>
      <text:p text:style-name="P1"><text:s/>0 <text:s text:c="11"/>10237 gtf</text:p>
      <text:p text:style-name="P1"><text:s/>0 <text:s text:c="11"/>10236 gtav</text:p>
      <text:p text:style-name="P1"><text:s/>0 <text:s text:c="11"/>10233 gsxfskk0qm</text:p>
      <text:p text:style-name="P1"><text:s/>0 <text:s text:c="11"/>10234 gt</text:p>
      <text:p text:style-name="P1"><text:s/>0 <text:s text:c="11"/>10235 gta</text:p>
      <text:p text:style-name="P1"><text:s/>0 <text:s text:c="11"/>10242 gtqfsdntjy</text:p>
      <text:p text:style-name="P1"><text:s/>0 <text:s text:c="11"/>10243 gts9hghzuu</text:p>
      <text:p text:style-name="P1"><text:s/>0 <text:s text:c="11"/>10244 gtuhhfu</text:p>
      <text:p text:style-name="P1"><text:s/>0 <text:s text:c="11"/>10252 guay</text:p>
      <text:p text:style-name="P1"><text:s/>0 <text:s text:c="11"/>10253 gucci</text:p>
      <text:p text:style-name="P1"><text:s/>0 <text:s text:c="11"/>10250 guard</text:p>
      <text:p text:style-name="P1"><text:s/>0 <text:s text:c="11"/>10251 guardian</text:p>
      <text:p text:style-name="P1"><text:s/>0 <text:s text:c="11"/>10249 guaranteed</text:p>
      <text:p text:style-name="P1"><text:s/>0 <text:s text:c="11"/>10245 gtxwtzwqwo</text:p>
      <text:p text:style-name="P1"><text:s/>0 <text:s text:c="11"/>10246 gu8vq4g5dy</text:p>
      <text:p text:style-name="P1"><text:s/>0 <text:s text:c="11"/>10247 guachimently</text:p>
      <text:p text:style-name="P1"><text:s/>0 <text:s text:c="11"/>10248 guadeloupe</text:p>
      <text:p text:style-name="P1"><text:s/>0 <text:s text:c="11"/>10280 guitar</text:p>
      <text:p text:style-name="P1"><text:s/>0 <text:s text:c="11"/>10282 gulden</text:p>
      <text:p text:style-name="P1"><text:s/>0 <text:s text:c="11"/>10331 gyhq724qbo</text:p>
      <text:p text:style-name="P1"><text:s/>0 <text:s text:c="11"/>10319 gwfvmqxu</text:p>
      <text:p text:style-name="P1"><text:s/>0 <text:s text:c="11"/>10315 gvg</text:p>
      <text:p text:style-name="P1"><text:s/>0 <text:s text:c="11"/>10316 gvsummit</text:p>
      <text:p text:style-name="P1"><text:s/>0 <text:s text:c="11"/>10317 gwcbak3rcf</text:p>
      <text:p text:style-name="P1"><text:s/>0 <text:s text:c="11"/>10314 gvdgzu5</text:p>
      <text:p text:style-name="P1"><text:soft-page-break/><text:s/>0 <text:s text:c="11"/>10313 gvd</text:p>
      <text:p text:style-name="P1"><text:s/>0 <text:s text:c="11"/>10312 gvar1e7ziu</text:p>
      <text:p text:style-name="P1"><text:s/>0 <text:s text:c="11"/>10309 guzel</text:p>
      <text:p text:style-name="P1"><text:s/>0 <text:s text:c="11"/>10310 guzman</text:p>
      <text:p text:style-name="P1"><text:s/>0 <text:s text:c="11"/>10311 gv6q7viutg</text:p>
      <text:p text:style-name="P1"><text:s/>0 <text:s text:c="11"/>10318 gwen</text:p>
      <text:p text:style-name="P1"><text:s/>0 <text:s text:c="11"/>10320 gwhwclnaiw</text:p>
      <text:p text:style-name="P1"><text:s/>0 <text:s text:c="11"/>10283 gulp</text:p>
      <text:p text:style-name="P1"><text:s/>0 <text:s text:c="11"/>10321 gwnk5yslwf</text:p>
      <text:p text:style-name="P1"><text:s/>0 <text:s text:c="11"/>10328 gxv3k6zt93</text:p>
      <text:p text:style-name="P1"><text:s/>0 <text:s text:c="11"/>10329 gxwqf91ah3</text:p>
      <text:p text:style-name="P1"><text:s/>0 <text:s text:c="11"/>10330 gyan</text:p>
      <text:p text:style-name="P1"><text:s/>0 <text:s text:c="11"/>10327 gxugympzuc</text:p>
      <text:p text:style-name="P1"><text:s/>0 <text:s text:c="11"/>10326 gxniz6i8</text:p>
      <text:p text:style-name="P1"><text:s/>0 <text:s text:c="11"/>10325 gxmixcqojq</text:p>
      <text:p text:style-name="P1"><text:s/>0 <text:s text:c="11"/>10322 gwomobqqdt</text:p>
      <text:p text:style-name="P1"><text:s/>0 <text:s text:c="11"/>10323 gwtstwql5n</text:p>
      <text:p text:style-name="P1"><text:s/>0 <text:s text:c="11"/>10324 gxfyqkjuok</text:p>
      <text:p text:style-name="P1"><text:s/>0 <text:s text:c="11"/>10308 guys</text:p>
      <text:p text:style-name="P1"><text:s/>0 <text:s text:c="11"/>10307 guy</text:p>
      <text:p text:style-name="P1"><text:s/>0 <text:s text:c="11"/>10306 gux7iqrcbm</text:p>
      <text:p text:style-name="P1"><text:s/>0 <text:s text:c="11"/>10305 guts</text:p>
      <text:p text:style-name="P1"><text:s/>0 <text:s text:c="11"/>10290 gunlerden</text:p>
      <text:p text:style-name="P1"><text:s/>0 <text:s text:c="11"/>10291 gunman</text:p>
      <text:p text:style-name="P1"><text:s/>0 <text:s text:c="11"/>10292 gunnavomitfromfrustration</text:p>
      <text:p text:style-name="P1"><text:s/>0 <text:s text:c="11"/>10289 gundogan</text:p>
      <text:p text:style-name="P1"><text:s/>0 <text:s text:c="11"/>10288 gun</text:p>
      <text:p text:style-name="P1"><text:s/>0 <text:s text:c="11"/>10287 gump</text:p>
      <text:p text:style-name="P1"><text:s/>0 <text:s text:c="11"/>10284 gum</text:p>
      <text:p text:style-name="P1"><text:s/>0 <text:s text:c="11"/>10285 gumbo</text:p>
      <text:p text:style-name="P1"><text:s/>0 <text:s text:c="11"/>10286 gumdqp6sqw</text:p>
      <text:p text:style-name="P1"><text:s/>0 <text:s text:c="11"/>10293 gunning</text:p>
      <text:p text:style-name="P1"><text:s/>0 <text:s text:c="11"/>10294 guns</text:p>
      <text:p text:style-name="P1"><text:s/>0 <text:s text:c="11"/>10295 gurari</text:p>
      <text:p text:style-name="P1"><text:s/>0 <text:s text:c="11"/>10303 gusto</text:p>
      <text:p text:style-name="P1"><text:s/>0 <text:s text:c="11"/>10304 gut</text:p>
      <text:p text:style-name="P1"><text:s/>0 <text:s text:c="11"/>10301 gustar</text:p>
      <text:p text:style-name="P1"><text:s/>0 <text:s text:c="11"/>10302 gustará</text:p>
      <text:p text:style-name="P1"><text:s/>0 <text:s text:c="11"/>10300 gustado</text:p>
      <text:p text:style-name="P1"><text:s/>0 <text:s text:c="11"/>10296 guru</text:p>
      <text:p text:style-name="P1"><text:s/>0 <text:s text:c="11"/>10297 gurur</text:p>
      <text:p text:style-name="P1"><text:s/>0 <text:s text:c="11"/>10298 gus</text:p>
      <text:p text:style-name="P1"><text:s/>0 <text:s text:c="11"/>10299 gustaaa</text:p>
      <text:p text:style-name="P1"><text:s/>0 <text:s text:c="11"/>10434 hahaahhaha</text:p>
      <text:p text:style-name="P1"><text:s/>0 <text:s text:c="11"/>10436 hahaha</text:p>
      <text:p text:style-name="P1"><text:s/>0 <text:s text:c="11"/>10231 gsx</text:p>
      <text:p text:style-name="P1"><text:s/>0 <text:s text:c="11"/>10576 hat</text:p>
      <text:p text:style-name="P1"><text:s/>0 <text:s text:c="11"/>10572 hasrete</text:p>
      <text:p text:style-name="P1"><text:s/>0 <text:s text:c="11"/>10573 hassid</text:p>
      <text:p text:style-name="P1"><text:s/>0 <text:s text:c="11"/>10574 hast</text:p>
      <text:p text:style-name="P1"><text:s/>0 <text:s text:c="11"/>10571 hasn</text:p>
      <text:p text:style-name="P1"><text:s/>0 <text:s text:c="11"/>10570 haskell</text:p>
      <text:p text:style-name="P1"><text:soft-page-break/><text:s/>0 <text:s text:c="11"/>10569 hashtags</text:p>
      <text:p text:style-name="P1"><text:s/>0 <text:s text:c="11"/>10566 hashtag</text:p>
      <text:p text:style-name="P1"><text:s/>0 <text:s text:c="11"/>10567 hashtagmontsenoquiereplato</text:p>
      <text:p text:style-name="P1"><text:s/>0 <text:s text:c="11"/>10568 hashtagnosécomercomomontse</text:p>
      <text:p text:style-name="P1"><text:s/>0 <text:s text:c="11"/>10575 hasta</text:p>
      <text:p text:style-name="P1"><text:s/>0 <text:s text:c="11"/>10577 hataz</text:p>
      <text:p text:style-name="P1"><text:s/>0 <text:s text:c="11"/>10564 hashbrowns</text:p>
      <text:p text:style-name="P1"><text:s/>0 <text:s text:c="11"/>10578 hate</text:p>
      <text:p text:style-name="P1"><text:s/>0 <text:s text:c="11"/>10585 hatethisclasssomuch</text:p>
      <text:p text:style-name="P1"><text:s/>0 <text:s text:c="11"/>10586 hatewhites</text:p>
      <text:p text:style-name="P1"><text:s/>0 <text:s text:c="11"/>10587 hating</text:p>
      <text:p text:style-name="P1"><text:s/>0 <text:s text:c="11"/>10584 hatesleepingalone</text:p>
      <text:p text:style-name="P1"><text:s/>0 <text:s text:c="11"/>10583 hates</text:p>
      <text:p text:style-name="P1"><text:s/>0 <text:s text:c="11"/>10582 haters</text:p>
      <text:p text:style-name="P1"><text:s/>0 <text:s text:c="11"/>10579 hated</text:p>
      <text:p text:style-name="P1"><text:s/>0 <text:s text:c="11"/>10580 hateeee</text:p>
      <text:p text:style-name="P1"><text:s/>0 <text:s text:c="11"/>10581 hater</text:p>
      <text:p text:style-name="P1"><text:s/>0 <text:s text:c="11"/>10565 hashimoto</text:p>
      <text:p text:style-name="P1"><text:s/>0 <text:s text:c="11"/>10563 hasei</text:p>
      <text:p text:style-name="P1"><text:s/>0 <text:s text:c="11"/>10437 hahahaah</text:p>
      <text:p text:style-name="P1"><text:s/>0 <text:s text:c="11"/>10550 harold</text:p>
      <text:p text:style-name="P1"><text:s/>0 <text:s text:c="11"/>10546 hardware</text:p>
      <text:p text:style-name="P1"><text:s/>0 <text:s text:c="11"/>10547 hare</text:p>
      <text:p text:style-name="P1"><text:s/>0 <text:s text:c="11"/>10548 harm</text:p>
      <text:p text:style-name="P1"><text:s/>0 <text:s text:c="11"/>10545 hardward</text:p>
      <text:p text:style-name="P1"><text:s/>0 <text:s text:c="11"/>10544 hardt</text:p>
      <text:p text:style-name="P1"><text:s/>0 <text:s text:c="11"/>10543 hardly</text:p>
      <text:p text:style-name="P1"><text:s/>0 <text:s text:c="11"/>10540 harder</text:p>
      <text:p text:style-name="P1"><text:s/>0 <text:s text:c="11"/>10541 hardest</text:p>
      <text:p text:style-name="P1"><text:s/>0 <text:s text:c="11"/>10542 hardlopen</text:p>
      <text:p text:style-name="P1"><text:s/>0 <text:s text:c="11"/>10549 harmful</text:p>
      <text:p text:style-name="P1"><text:s/>0 <text:s text:c="11"/>10551 harp</text:p>
      <text:p text:style-name="P1"><text:s/>0 <text:s text:c="11"/>10562 hasd0cgqwh</text:p>
      <text:p text:style-name="P1"><text:s/>0 <text:s text:c="11"/>10552 harris</text:p>
      <text:p text:style-name="P1"><text:s/>0 <text:s text:c="11"/>10559 harvest</text:p>
      <text:p text:style-name="P1"><text:s/>0 <text:s text:c="11"/>10560 harvey</text:p>
      <text:p text:style-name="P1"><text:s/>0 <text:s text:c="11"/>10561 has</text:p>
      <text:p text:style-name="P1"><text:s/>0 <text:s text:c="11"/>10558 harvard</text:p>
      <text:p text:style-name="P1"><text:s/>0 <text:s text:c="11"/>10557 harum</text:p>
      <text:p text:style-name="P1"><text:s/>0 <text:s text:c="11"/>10556 hart</text:p>
      <text:p text:style-name="P1"><text:s/>0 <text:s text:c="11"/>10553 harrison</text:p>
      <text:p text:style-name="P1"><text:s/>0 <text:s text:c="11"/>10554 harry</text:p>
      <text:p text:style-name="P1"><text:s/>0 <text:s text:c="11"/>10555 harsh</text:p>
      <text:p text:style-name="P1"><text:s/>0 <text:s text:c="11"/>10588 hatirlasam</text:p>
      <text:p text:style-name="P1"><text:s/>0 <text:s text:c="11"/>10589 hats</text:p>
      <text:p text:style-name="P1"><text:s/>0 <text:s text:c="11"/>10590 hatter</text:p>
      <text:p text:style-name="P1"><text:s/>0 <text:s text:c="11"/>10627 hbqzgzqnsh</text:p>
      <text:p text:style-name="P1"><text:s/>0 <text:s text:c="11"/>10623 hazte</text:p>
      <text:p text:style-name="P1"><text:s/>0 <text:s text:c="11"/>10624 haztelo</text:p>
      <text:p text:style-name="P1"><text:s/>0 <text:s text:c="11"/>10625 hbdnikki</text:p>
      <text:p text:style-name="P1"><text:s/>0 <text:s text:c="11"/>10622 hazhe</text:p>
      <text:p text:style-name="P1"><text:s/>0 <text:s text:c="11"/>10621 haze</text:p>
      <text:p text:style-name="P1"><text:soft-page-break/><text:s/>0 <text:s text:c="11"/>10620 hazarika</text:p>
      <text:p text:style-name="P1"><text:s/>0 <text:s text:c="11"/>10617 haymarket</text:p>
      <text:p text:style-name="P1"><text:s/>0 <text:s text:c="11"/>10618 haynes</text:p>
      <text:p text:style-name="P1"><text:s/>0 <text:s text:c="11"/>10619 haythornthwaite</text:p>
      <text:p text:style-name="P1"><text:s/>0 <text:s text:c="11"/>10626 hbjqm4nsv9</text:p>
      <text:p text:style-name="P1"><text:s/>0 <text:s text:c="11"/>10628 hbsy3eq00w</text:p>
      <text:p text:style-name="P1"><text:s/>0 <text:s text:c="11"/>10591 hauh4zlnbg</text:p>
      <text:p text:style-name="P1"><text:s/>0 <text:s text:c="11"/>10629 hbwoymyv</text:p>
      <text:p text:style-name="P1"><text:s/>0 <text:s text:c="11"/>10636 hci</text:p>
      <text:p text:style-name="P1"><text:s/>0 <text:s text:c="11"/>10637 hcjvl7j6b8</text:p>
      <text:p text:style-name="P1"><text:s/>0 <text:s text:c="11"/>10638 hckuscjwbg</text:p>
      <text:p text:style-name="P1"><text:s/>0 <text:s text:c="11"/>10635 hcdjqqt3pl</text:p>
      <text:p text:style-name="P1"><text:s/>0 <text:s text:c="11"/>10634 hcc5d07nze</text:p>
      <text:p text:style-name="P1"><text:s/>0 <text:s text:c="11"/>10633 hc4j5tvlpr</text:p>
      <text:p text:style-name="P1"><text:s/>0 <text:s text:c="11"/>10630 hbxzgx1gyg</text:p>
      <text:p text:style-name="P1"><text:s/>0 <text:s text:c="11"/>10631 hbzedqr5</text:p>
      <text:p text:style-name="P1"><text:s/>0 <text:s text:c="11"/>10632 hc</text:p>
      <text:p text:style-name="P1"><text:s/>0 <text:s text:c="11"/>10616 hayley</text:p>
      <text:p text:style-name="P1"><text:s/>0 <text:s text:c="11"/>10615 hayes</text:p>
      <text:p text:style-name="P1"><text:s/>0 <text:s text:c="11"/>10614 hayerbkt</text:p>
      <text:p text:style-name="P1"><text:s/>0 <text:s text:c="11"/>10613 hayalimuckelime</text:p>
      <text:p text:style-name="P1"><text:s/>0 <text:s text:c="11"/>10598 hauwa</text:p>
      <text:p text:style-name="P1"><text:s/>0 <text:s text:c="11"/>10599 havana</text:p>
      <text:p text:style-name="P1"><text:s/>0 <text:s text:c="11"/>10600 have</text:p>
      <text:p text:style-name="P1"><text:s/>0 <text:s text:c="11"/>10597 hausa</text:p>
      <text:p text:style-name="P1"><text:s/>0 <text:s text:c="11"/>10596 hauria</text:p>
      <text:p text:style-name="P1"><text:s/>0 <text:s text:c="11"/>10595 hauptbahnhof</text:p>
      <text:p text:style-name="P1"><text:s/>0 <text:s text:c="11"/>10592 haul</text:p>
      <text:p text:style-name="P1"><text:s/>0 <text:s text:c="11"/>10593 haunted</text:p>
      <text:p text:style-name="P1"><text:s/>0 <text:s text:c="11"/>10594 haunting</text:p>
      <text:p text:style-name="P1"><text:s/>0 <text:s text:c="11"/>10601 havefun</text:p>
      <text:p text:style-name="P1"><text:s/>0 <text:s text:c="11"/>10602 havelaar</text:p>
      <text:p text:style-name="P1"><text:s/>0 <text:s text:c="11"/>10603 haven</text:p>
      <text:p text:style-name="P1"><text:s/>0 <text:s text:c="11"/>10611 hay</text:p>
      <text:p text:style-name="P1"><text:s/>0 <text:s text:c="11"/>10612 haya</text:p>
      <text:p text:style-name="P1"><text:s/>0 <text:s text:c="11"/>10609 hawking</text:p>
      <text:p text:style-name="P1"><text:s/>0 <text:s text:c="11"/>10610 hawks</text:p>
      <text:p text:style-name="P1"><text:s/>0 <text:s text:c="11"/>10608 hawaiian</text:p>
      <text:p text:style-name="P1"><text:s/>0 <text:s text:c="11"/>10604 havent</text:p>
      <text:p text:style-name="P1"><text:s/>0 <text:s text:c="11"/>10605 havin</text:p>
      <text:p text:style-name="P1"><text:s/>0 <text:s text:c="11"/>10606 having</text:p>
      <text:p text:style-name="P1"><text:s/>0 <text:s text:c="11"/>10607 hawaian</text:p>
      <text:p text:style-name="P1"><text:s/>0 <text:s text:c="11"/>10539 hardcore</text:p>
      <text:p text:style-name="P1"><text:s/>0 <text:s text:c="11"/>10538 hard</text:p>
      <text:p text:style-name="P1"><text:s/>0 <text:s text:c="11"/>10537 harbour</text:p>
      <text:p text:style-name="P1"><text:s/>0 <text:s text:c="11"/>10473 halloweentown</text:p>
      <text:p text:style-name="P1"><text:s/>0 <text:s text:c="11"/>10469 halftime</text:p>
      <text:p text:style-name="P1"><text:s/>0 <text:s text:c="11"/>10470 hall</text:p>
      <text:p text:style-name="P1"><text:s/>0 <text:s text:c="11"/>10471 hallo</text:p>
      <text:p text:style-name="P1"><text:s/>0 <text:s text:c="11"/>10468 half</text:p>
      <text:p text:style-name="P1"><text:s/>0 <text:s text:c="11"/>10467 haley</text:p>
      <text:p text:style-name="P1"><text:s/>0 <text:s text:c="11"/>10466 halep</text:p>
      <text:p text:style-name="P1"><text:soft-page-break/><text:s/>0 <text:s text:c="11"/>10463 hala</text:p>
      <text:p text:style-name="P1"><text:s/>0 <text:s text:c="11"/>10464 halaaa</text:p>
      <text:p text:style-name="P1"><text:s/>0 <text:s text:c="11"/>10465 halen</text:p>
      <text:p text:style-name="P1"><text:s/>0 <text:s text:c="11"/>10472 halloween</text:p>
      <text:p text:style-name="P1"><text:s/>0 <text:s text:c="11"/>10474 hallucinogen</text:p>
      <text:p text:style-name="P1"><text:s/>0 <text:s text:c="11"/>10486 handcrafted</text:p>
      <text:p text:style-name="P1"><text:s/>0 <text:s text:c="11"/>10475 halves</text:p>
      <text:p text:style-name="P1"><text:s/>0 <text:s text:c="11"/>10482 hanauer</text:p>
      <text:p text:style-name="P1"><text:s/>0 <text:s text:c="11"/>10483 hand</text:p>
      <text:p text:style-name="P1"><text:s/>0 <text:s text:c="11"/>10484 handbag</text:p>
      <text:p text:style-name="P1"><text:s/>0 <text:s text:c="11"/>10481 han</text:p>
      <text:p text:style-name="P1"><text:s/>0 <text:s text:c="11"/>10480 hamilton</text:p>
      <text:p text:style-name="P1"><text:s/>0 <text:s text:c="11"/>10479 hamburgheria</text:p>
      <text:p text:style-name="P1"><text:s/>0 <text:s text:c="11"/>10476 ham</text:p>
      <text:p text:style-name="P1"><text:s/>0 <text:s text:c="11"/>10477 hamas</text:p>
      <text:p text:style-name="P1"><text:s/>0 <text:s text:c="11"/>10478 hamburger</text:p>
      <text:p text:style-name="P1"><text:s/>0 <text:s text:c="11"/>10462 hal</text:p>
      <text:p text:style-name="P1"><text:s/>0 <text:s text:c="11"/>10461 hakuna</text:p>
      <text:p text:style-name="P1"><text:s/>0 <text:s text:c="11"/>10460 hakiki</text:p>
      <text:p text:style-name="P1"><text:s/>0 <text:s text:c="11"/>10459 hairy</text:p>
      <text:p text:style-name="P1"><text:s/>0 <text:s text:c="11"/>10444 hahahahahahaha</text:p>
      <text:p text:style-name="P1"><text:s/>0 <text:s text:c="11"/>10445 hahahhaha</text:p>
      <text:p text:style-name="P1"><text:s/>0 <text:s text:c="11"/>10446 hahahhahahahhaha</text:p>
      <text:p text:style-name="P1"><text:s/>0 <text:s text:c="11"/>10443 hahahahahahaa</text:p>
      <text:p text:style-name="P1"><text:s/>0 <text:s text:c="11"/>10442 hahahahaha</text:p>
      <text:p text:style-name="P1"><text:s/>0 <text:s text:c="11"/>10441 hahahahah</text:p>
      <text:p text:style-name="P1"><text:s/>0 <text:s text:c="11"/>10438 hahahah</text:p>
      <text:p text:style-name="P1"><text:s/>0 <text:s text:c="11"/>10439 hahahaha</text:p>
      <text:p text:style-name="P1"><text:s/>0 <text:s text:c="11"/>10440 hahahahaaaa</text:p>
      <text:p text:style-name="P1"><text:s/>0 <text:s text:c="11"/>10447 hahhaha</text:p>
      <text:p text:style-name="P1"><text:s/>0 <text:s text:c="11"/>10448 hahn</text:p>
      <text:p text:style-name="P1"><text:s/>0 <text:s text:c="11"/>10449 hai</text:p>
      <text:p text:style-name="P1"><text:s/>0 <text:s text:c="11"/>10457 hairs</text:p>
      <text:p text:style-name="P1"><text:s/>0 <text:s text:c="11"/>10458 hairstyle</text:p>
      <text:p text:style-name="P1"><text:s/>0 <text:s text:c="11"/>10455 hairless</text:p>
      <text:p text:style-name="P1"><text:s/>0 <text:s text:c="11"/>10456 hairpin</text:p>
      <text:p text:style-name="P1"><text:s/>0 <text:s text:c="11"/>10454 haircut</text:p>
      <text:p text:style-name="P1"><text:s/>0 <text:s text:c="11"/>10450 haidouks</text:p>
      <text:p text:style-name="P1"><text:s/>0 <text:s text:c="11"/>10451 hain</text:p>
      <text:p text:style-name="P1"><text:s/>0 <text:s text:c="11"/>10452 haine</text:p>
      <text:p text:style-name="P1"><text:s/>0 <text:s text:c="11"/>10453 hair</text:p>
      <text:p text:style-name="P1"><text:s/>0 <text:s text:c="11"/>10485 handbook</text:p>
      <text:p text:style-name="P1"><text:s/>0 <text:s text:c="11"/>10487 handcuffs</text:p>
      <text:p text:style-name="P1"><text:s/>0 <text:s text:c="11"/>10536 harbor</text:p>
      <text:p text:style-name="P1"><text:s/>0 <text:s text:c="11"/>10524 happybirthdaydavidbowie</text:p>
      <text:p text:style-name="P1"><text:s/>0 <text:s text:c="11"/>10520 happy</text:p>
      <text:p text:style-name="P1"><text:s/>0 <text:s text:c="11"/>10521 happybday</text:p>
      <text:p text:style-name="P1"><text:s/>0 <text:s text:c="11"/>10522 happybdaydad</text:p>
      <text:p text:style-name="P1"><text:s/>0 <text:s text:c="11"/>10519 happiness</text:p>
      <text:p text:style-name="P1"><text:s/>0 <text:s text:c="11"/>10518 happily</text:p>
      <text:p text:style-name="P1"><text:s/>0 <text:s text:c="11"/>10517 happiest</text:p>
      <text:p text:style-name="P1"><text:s/>0 <text:s text:c="11"/>10514 happenings</text:p>
      <text:p text:style-name="P1"><text:soft-page-break/><text:s/>0 <text:s text:c="11"/>10515 happens</text:p>
      <text:p text:style-name="P1"><text:s/>0 <text:s text:c="11"/>10516 happier</text:p>
      <text:p text:style-name="P1"><text:s/>0 <text:s text:c="11"/>10523 happybirthday</text:p>
      <text:p text:style-name="P1"><text:s/>0 <text:s text:c="11"/>10525 happyboy</text:p>
      <text:p text:style-name="P1"><text:s/>0 <text:s text:c="11"/>10488 handful</text:p>
      <text:p text:style-name="P1"><text:s/>0 <text:s text:c="11"/>10526 happyland</text:p>
      <text:p text:style-name="P1"><text:s/>0 <text:s text:c="11"/>10533 haram</text:p>
      <text:p text:style-name="P1"><text:s/>0 <text:s text:c="11"/>10534 harassing</text:p>
      <text:p text:style-name="P1"><text:s/>0 <text:s text:c="11"/>10535 harassment</text:p>
      <text:p text:style-name="P1"><text:s/>0 <text:s text:c="11"/>10532 har</text:p>
      <text:p text:style-name="P1"><text:s/>0 <text:s text:c="11"/>10531 haqathon</text:p>
      <text:p text:style-name="P1"><text:s/>0 <text:s text:c="11"/>10530 happyyyyyyy</text:p>
      <text:p text:style-name="P1"><text:s/>0 <text:s text:c="11"/>10527 happymer</text:p>
      <text:p text:style-name="P1"><text:s/>0 <text:s text:c="11"/>10528 happymom</text:p>
      <text:p text:style-name="P1"><text:s/>0 <text:s text:c="11"/>10529 happyweekend</text:p>
      <text:p text:style-name="P1"><text:s/>0 <text:s text:c="11"/>10513 happening</text:p>
      <text:p text:style-name="P1"><text:s/>0 <text:s text:c="11"/>10512 happened</text:p>
      <text:p text:style-name="P1"><text:s/>0 <text:s text:c="11"/>10511 happen</text:p>
      <text:p text:style-name="P1"><text:s/>0 <text:s text:c="11"/>10510 hapjes</text:p>
      <text:p text:style-name="P1"><text:s/>0 <text:s text:c="11"/>10495 handshake</text:p>
      <text:p text:style-name="P1"><text:s/>0 <text:s text:c="11"/>10496 handsome</text:p>
      <text:p text:style-name="P1"><text:s/>0 <text:s text:c="11"/>10497 handstand</text:p>
      <text:p text:style-name="P1"><text:s/>0 <text:s text:c="11"/>10494 hands</text:p>
      <text:p text:style-name="P1"><text:s/>0 <text:s text:c="11"/>10493 handroll</text:p>
      <text:p text:style-name="P1"><text:s/>0 <text:s text:c="11"/>10492 handle</text:p>
      <text:p text:style-name="P1"><text:s/>0 <text:s text:c="11"/>10489 handgepäck</text:p>
      <text:p text:style-name="P1"><text:s/>0 <text:s text:c="11"/>10490 handicapped</text:p>
      <text:p text:style-name="P1"><text:s/>0 <text:s text:c="11"/>10491 handig</text:p>
      <text:p text:style-name="P1"><text:s/>0 <text:s text:c="11"/>10498 handy</text:p>
      <text:p text:style-name="P1"><text:s/>0 <text:s text:c="11"/>10499 hang</text:p>
      <text:p text:style-name="P1"><text:s/>0 <text:s text:c="11"/>10500 hanging</text:p>
      <text:p text:style-name="P1"><text:s/>0 <text:s text:c="11"/>10508 hanov</text:p>
      <text:p text:style-name="P1"><text:s/>0 <text:s text:c="11"/>10509 hans</text:p>
      <text:p text:style-name="P1"><text:s/>0 <text:s text:c="11"/>10506 hanna</text:p>
      <text:p text:style-name="P1"><text:s/>0 <text:s text:c="11"/>10507 hannah</text:p>
      <text:p text:style-name="P1"><text:s/>0 <text:s text:c="11"/>10505 hanguear</text:p>
      <text:p text:style-name="P1"><text:s/>0 <text:s text:c="11"/>10501 hangout</text:p>
      <text:p text:style-name="P1"><text:s/>0 <text:s text:c="11"/>10502 hangouts</text:p>
      <text:p text:style-name="P1"><text:s/>0 <text:s text:c="11"/>10503 hangover</text:p>
      <text:p text:style-name="P1"><text:s/>0 <text:s text:c="11"/>10504 hangt</text:p>
      <text:p text:style-name="P1"><text:s/>0 <text:s text:c="11"/>10232 gsx2013</text:p>
      <text:p text:style-name="P1"><text:s/>0 <text:s text:c="11"/>10230 gsuq6j</text:p>
      <text:p text:style-name="P1"><text:s/>0 <text:s text:c="11"/>11459 iel</text:p>
      <text:p text:style-name="P1"><text:s/>0 <text:s text:c="12"/>9960 godver</text:p>
      <text:p text:style-name="P1"><text:s/>0 <text:s text:c="12"/>9956 godly</text:p>
      <text:p text:style-name="P1"><text:s/>0 <text:s text:c="12"/>9957 godness</text:p>
      <text:p text:style-name="P1"><text:s/>0 <text:s text:c="12"/>9958 gods</text:p>
      <text:p text:style-name="P1"><text:s/>0 <text:s text:c="12"/>9955 godisgood</text:p>
      <text:p text:style-name="P1"><text:s/>0 <text:s text:c="12"/>9954 godin</text:p>
      <text:p text:style-name="P1"><text:s/>0 <text:s text:c="12"/>9953 goddess</text:p>
      <text:p text:style-name="P1"><text:s/>0 <text:s text:c="12"/>9950 goccia</text:p>
      <text:p text:style-name="P1"><text:s/>0 <text:s text:c="12"/>9951 god</text:p>
      <text:p text:style-name="P1"><text:soft-page-break/><text:s/>0 <text:s text:c="12"/>9952 goddamnit</text:p>
      <text:p text:style-name="P1"><text:s/>0 <text:s text:c="12"/>9959 godsend</text:p>
      <text:p text:style-name="P1"><text:s/>0 <text:s text:c="12"/>9961 godverdomme</text:p>
      <text:p text:style-name="P1"><text:s/>0 <text:s text:c="12"/>9948 goap</text:p>
      <text:p text:style-name="P1"><text:s/>0 <text:s text:c="12"/>9962 goed</text:p>
      <text:p text:style-name="P1"><text:s/>0 <text:s text:c="12"/>9969 goin</text:p>
      <text:p text:style-name="P1"><text:s/>0 <text:s text:c="12"/>9970 going</text:p>
      <text:p text:style-name="P1"><text:s/>0 <text:s text:c="12"/>9971 goingbeyondmygoal</text:p>
      <text:p text:style-name="P1"><text:s/>0 <text:s text:c="12"/>9968 gogreen</text:p>
      <text:p text:style-name="P1"><text:s/>0 <text:s text:c="12"/>9967 gogogo</text:p>
      <text:p text:style-name="P1"><text:s/>0 <text:s text:c="12"/>9966 gofundme</text:p>
      <text:p text:style-name="P1"><text:s/>0 <text:s text:c="12"/>9963 goeievraag</text:p>
      <text:p text:style-name="P1"><text:s/>0 <text:s text:c="12"/>9964 goes</text:p>
      <text:p text:style-name="P1"><text:s/>0 <text:s text:c="12"/>9965 goesting</text:p>
      <text:p text:style-name="P1"><text:s/>0 <text:s text:c="12"/>9949 goburros</text:p>
      <text:p text:style-name="P1"><text:s/>0 <text:s text:c="12"/>9947 goals</text:p>
      <text:p text:style-name="P1"><text:s/>0 <text:s text:c="11"/>10025 goooooddddd</text:p>
      <text:p text:style-name="P1"><text:s/>0 <text:s text:c="12"/>9934 gnocca</text:p>
      <text:p text:style-name="P1"><text:s/>0 <text:s text:c="12"/>9930 gnarr</text:p>
      <text:p text:style-name="P1"><text:s/>0 <text:s text:c="12"/>9931 gndzr8y1</text:p>
      <text:p text:style-name="P1"><text:s/>0 <text:s text:c="12"/>9932 gngdgmpaep</text:p>
      <text:p text:style-name="P1"><text:s/>0 <text:s text:c="12"/>9929 gnarls</text:p>
      <text:p text:style-name="P1"><text:s/>0 <text:s text:c="12"/>9928 gn</text:p>
      <text:p text:style-name="P1"><text:s/>0 <text:s text:c="12"/>9927 gmybec91di</text:p>
      <text:p text:style-name="P1"><text:s/>0 <text:s text:c="12"/>9924 gmsvlmld</text:p>
      <text:p text:style-name="P1"><text:s/>0 <text:s text:c="12"/>9925 gmtvihtpvn</text:p>
      <text:p text:style-name="P1"><text:s/>0 <text:s text:c="12"/>9926 gmvvnctcab</text:p>
      <text:p text:style-name="P1"><text:s/>0 <text:s text:c="12"/>9933 gnip</text:p>
      <text:p text:style-name="P1"><text:s/>0 <text:s text:c="12"/>9935 gnomes</text:p>
      <text:p text:style-name="P1"><text:s/>0 <text:s text:c="12"/>9946 goalkeepers</text:p>
      <text:p text:style-name="P1"><text:s/>0 <text:s text:c="12"/>9936 gnqh0bp4</text:p>
      <text:p text:style-name="P1"><text:s/>0 <text:s text:c="12"/>9943 go8oit</text:p>
      <text:p text:style-name="P1"><text:s/>0 <text:s text:c="12"/>9944 goal</text:p>
      <text:p text:style-name="P1"><text:s/>0 <text:s text:c="12"/>9945 goalkeeper</text:p>
      <text:p text:style-name="P1"><text:s/>0 <text:s text:c="12"/>9942 go7venf6sm</text:p>
      <text:p text:style-name="P1"><text:s/>0 <text:s text:c="12"/>9941 go322nlfha</text:p>
      <text:p text:style-name="P1"><text:s/>0 <text:s text:c="12"/>9940 go</text:p>
      <text:p text:style-name="P1"><text:s/>0 <text:s text:c="12"/>9937 gnt</text:p>
      <text:p text:style-name="P1"><text:s/>0 <text:s text:c="12"/>9938 gnvd5xvqzs</text:p>
      <text:p text:style-name="P1"><text:s/>0 <text:s text:c="12"/>9939 gnwiejcarh</text:p>
      <text:p text:style-name="P1"><text:s/>0 <text:s text:c="12"/>9972 goirish</text:p>
      <text:p text:style-name="P1"><text:s/>0 <text:s text:c="12"/>9973 gol</text:p>
      <text:p text:style-name="P1"><text:s/>0 <text:s text:c="12"/>9974 gola</text:p>
      <text:p text:style-name="P1"><text:s/>0 <text:s text:c="11"/>10012 googleio</text:p>
      <text:p text:style-name="P1"><text:s/>0 <text:s text:c="11"/>10008 google</text:p>
      <text:p text:style-name="P1"><text:s/>0 <text:s text:c="11"/>10009 google_search</text:p>
      <text:p text:style-name="P1"><text:s/>0 <text:s text:c="11"/>10010 googlealerts</text:p>
      <text:p text:style-name="P1"><text:s/>0 <text:s text:c="11"/>10007 goody</text:p>
      <text:p text:style-name="P1"><text:s/>0 <text:s text:c="11"/>10006 goodwife</text:p>
      <text:p text:style-name="P1"><text:s/>0 <text:s text:c="11"/>10005 goods</text:p>
      <text:p text:style-name="P1"><text:s/>0 <text:s text:c="11"/>10002 goodness</text:p>
      <text:p text:style-name="P1"><text:s/>0 <text:s text:c="11"/>10003 goodnight</text:p>
      <text:p text:style-name="P1"><text:soft-page-break/><text:s/>0 <text:s text:c="11"/>10004 goodnightfuckas</text:p>
      <text:p text:style-name="P1"><text:s/>0 <text:s text:c="11"/>10011 googleglass</text:p>
      <text:p text:style-name="P1"><text:s/>0 <text:s text:c="11"/>10013 googleplex</text:p>
      <text:p text:style-name="P1"><text:s/>0 <text:s text:c="12"/>9975 gold</text:p>
      <text:p text:style-name="P1"><text:s/>0 <text:s text:c="11"/>10014 googleplus</text:p>
      <text:p text:style-name="P1"><text:s/>0 <text:s text:c="11"/>10021 gooodmorninng</text:p>
      <text:p text:style-name="P1"><text:s/>0 <text:s text:c="11"/>10022 goooo</text:p>
      <text:p text:style-name="P1"><text:s/>0 <text:s text:c="11"/>10023 gooood</text:p>
      <text:p text:style-name="P1"><text:s/>0 <text:s text:c="11"/>10020 gooodmorning</text:p>
      <text:p text:style-name="P1"><text:s/>0 <text:s text:c="11"/>10019 goood</text:p>
      <text:p text:style-name="P1"><text:s/>0 <text:s text:c="11"/>10018 gooo</text:p>
      <text:p text:style-name="P1"><text:s/>0 <text:s text:c="11"/>10015 googlesearch</text:p>
      <text:p text:style-name="P1"><text:s/>0 <text:s text:c="11"/>10016 googletv</text:p>
      <text:p text:style-name="P1"><text:s/>0 <text:s text:c="11"/>10017 gooi</text:p>
      <text:p text:style-name="P1"><text:s/>0 <text:s text:c="11"/>10001 goodmusic</text:p>
      <text:p text:style-name="P1"><text:s/>0 <text:s text:c="11"/>10000 goodmorningamerica</text:p>
      <text:p text:style-name="P1"><text:s/>0 <text:s text:c="12"/>9999 goodmorning</text:p>
      <text:p text:style-name="P1"><text:s/>0 <text:s text:c="12"/>9998 goodluckk</text:p>
      <text:p text:style-name="P1"><text:s/>0 <text:s text:c="12"/>9982 golpear</text:p>
      <text:p text:style-name="P1"><text:s/>0 <text:s text:c="12"/>9983 gomabytg</text:p>
      <text:p text:style-name="P1"><text:s/>0 <text:s text:c="12"/>9984 gomez</text:p>
      <text:p text:style-name="P1"><text:s/>0 <text:s text:c="12"/>9981 golly</text:p>
      <text:p text:style-name="P1"><text:s/>0 <text:s text:c="12"/>9980 golf</text:p>
      <text:p text:style-name="P1"><text:s/>0 <text:s text:c="12"/>9979 golds</text:p>
      <text:p text:style-name="P1"><text:s/>0 <text:s text:c="12"/>9976 golden</text:p>
      <text:p text:style-name="P1"><text:s/>0 <text:s text:c="12"/>9977 goldenglobes</text:p>
      <text:p text:style-name="P1"><text:s/>0 <text:s text:c="12"/>9978 goldman</text:p>
      <text:p text:style-name="P1"><text:s/>0 <text:s text:c="12"/>9985 gomocs</text:p>
      <text:p text:style-name="P1"><text:s/>0 <text:s text:c="12"/>9986 gon</text:p>
      <text:p text:style-name="P1"><text:s/>0 <text:s text:c="12"/>9987 gona</text:p>
      <text:p text:style-name="P1"><text:s/>0 <text:s text:c="12"/>9996 goodlife</text:p>
      <text:p text:style-name="P1"><text:s/>0 <text:s text:c="12"/>9997 goodlooking</text:p>
      <text:p text:style-name="P1"><text:s/>0 <text:s text:c="12"/>9994 goodbyesummer</text:p>
      <text:p text:style-name="P1"><text:s/>0 <text:s text:c="12"/>9995 goodjob</text:p>
      <text:p text:style-name="P1"><text:s/>0 <text:s text:c="12"/>9992 goodbook</text:p>
      <text:p text:style-name="P1"><text:s/>0 <text:s text:c="12"/>9988 gone</text:p>
      <text:p text:style-name="P1"><text:s/>0 <text:s text:c="12"/>9989 gonna</text:p>
      <text:p text:style-name="P1"><text:s/>0 <text:s text:c="12"/>9990 goo</text:p>
      <text:p text:style-name="P1"><text:s/>0 <text:s text:c="12"/>9991 good</text:p>
      <text:p text:style-name="P1"><text:s/>0 <text:s text:c="12"/>9923 gmstr</text:p>
      <text:p text:style-name="P1"><text:s/>0 <text:s text:c="12"/>9922 gms</text:p>
      <text:p text:style-name="P1"><text:s/>0 <text:s text:c="12"/>9921 gmo3u7xdym</text:p>
      <text:p text:style-name="P1"><text:s/>0 <text:s text:c="12"/>9857 gives</text:p>
      <text:p text:style-name="P1"><text:s/>0 <text:s text:c="12"/>9853 giveaway</text:p>
      <text:p text:style-name="P1"><text:s/>0 <text:s text:c="12"/>9854 giveittome</text:p>
      <text:p text:style-name="P1"><text:s/>0 <text:s text:c="12"/>9855 given</text:p>
      <text:p text:style-name="P1"><text:s/>0 <text:s text:c="12"/>9851 giv</text:p>
      <text:p text:style-name="P1"><text:s/>0 <text:s text:c="12"/>9850 giusto</text:p>
      <text:p text:style-name="P1"><text:s/>0 <text:s text:c="12"/>9849 giulio</text:p>
      <text:p text:style-name="P1"><text:s/>0 <text:s text:c="12"/>9846 gitmek</text:p>
      <text:p text:style-name="P1"><text:s/>0 <text:s text:c="12"/>9847 gitsil3cvr</text:p>
      <text:p text:style-name="P1"><text:s/>0 <text:s text:c="12"/>9848 giulia</text:p>
      <text:p text:style-name="P1"><text:soft-page-break/><text:s/>0 <text:s text:c="12"/>9856 givenchy</text:p>
      <text:p text:style-name="P1"><text:s/>0 <text:s text:c="12"/>9858 giving</text:p>
      <text:p text:style-name="P1"><text:s/>0 <text:s text:c="12"/>9870 gk</text:p>
      <text:p text:style-name="P1"><text:s/>0 <text:s text:c="12"/>9859 giymis</text:p>
      <text:p text:style-name="P1"><text:s/>0 <text:s text:c="12"/>9866 gjorde</text:p>
      <text:p text:style-name="P1"><text:s/>0 <text:s text:c="12"/>9867 gju7tjtr</text:p>
      <text:p text:style-name="P1"><text:s/>0 <text:s text:c="12"/>9868 gjuzf2mh63</text:p>
      <text:p text:style-name="P1"><text:s/>0 <text:s text:c="12"/>9865 gjomcg2owc</text:p>
      <text:p text:style-name="P1"><text:s/>0 <text:s text:c="12"/>9864 gjkoyjimbn</text:p>
      <text:p text:style-name="P1"><text:s/>0 <text:s text:c="12"/>9863 gjigctpmlx</text:p>
      <text:p text:style-name="P1"><text:s/>0 <text:s text:c="12"/>9860 gizmodo</text:p>
      <text:p text:style-name="P1"><text:s/>0 <text:s text:c="12"/>9861 gjdeoee01s</text:p>
      <text:p text:style-name="P1"><text:s/>0 <text:s text:c="12"/>9862 gjgywhnq</text:p>
      <text:p text:style-name="P1"><text:s/>0 <text:s text:c="12"/>9845 github</text:p>
      <text:p text:style-name="P1"><text:s/>0 <text:s text:c="12"/>6578 defeated</text:p>
      <text:p text:style-name="P1"><text:s/>0 <text:s text:c="12"/>9843 giryubpjmh</text:p>
      <text:p text:style-name="P1"><text:s/>0 <text:s text:c="12"/>9842 girsem</text:p>
      <text:p text:style-name="P1"><text:s/>0 <text:s text:c="12"/>9827 gipstech</text:p>
      <text:p text:style-name="P1"><text:s/>0 <text:s text:c="12"/>9828 giraffe</text:p>
      <text:p text:style-name="P1"><text:s/>0 <text:s text:c="12"/>9829 giraffes</text:p>
      <text:p text:style-name="P1"><text:s/>0 <text:s text:c="12"/>9826 gipjhsduoq</text:p>
      <text:p text:style-name="P1"><text:s/>0 <text:s text:c="12"/>9825 giovanni</text:p>
      <text:p text:style-name="P1"><text:s/>0 <text:s text:c="12"/>9824 giorno</text:p>
      <text:p text:style-name="P1"><text:s/>0 <text:s text:c="12"/>9821 giornalismo</text:p>
      <text:p text:style-name="P1"><text:s/>0 <text:s text:c="12"/>9822 giornata</text:p>
      <text:p text:style-name="P1"><text:s/>0 <text:s text:c="12"/>9823 giorni</text:p>
      <text:p text:style-name="P1"><text:s/>0 <text:s text:c="12"/>9830 girasoli</text:p>
      <text:p text:style-name="P1"><text:s/>0 <text:s text:c="12"/>9831 girin</text:p>
      <text:p text:style-name="P1"><text:s/>0 <text:s text:c="12"/>9832 girl</text:p>
      <text:p text:style-name="P1"><text:s/>0 <text:s text:c="12"/>9840 girlswhosmokebongs</text:p>
      <text:p text:style-name="P1"><text:s/>0 <text:s text:c="12"/>9841 giro</text:p>
      <text:p text:style-name="P1"><text:s/>0 <text:s text:c="12"/>9838 girlproblems</text:p>
      <text:p text:style-name="P1"><text:s/>0 <text:s text:c="12"/>9839 girls</text:p>
      <text:p text:style-name="P1"><text:s/>0 <text:s text:c="12"/>9837 girllogic</text:p>
      <text:p text:style-name="P1"><text:s/>0 <text:s text:c="12"/>9833 girlfrien</text:p>
      <text:p text:style-name="P1"><text:s/>0 <text:s text:c="12"/>9834 girlfriend</text:p>
      <text:p text:style-name="P1"><text:s/>0 <text:s text:c="12"/>9835 girlie</text:p>
      <text:p text:style-name="P1"><text:s/>0 <text:s text:c="12"/>9836 girlllll</text:p>
      <text:p text:style-name="P1"><text:s/>0 <text:s text:c="12"/>9869 gjyieqhm</text:p>
      <text:p text:style-name="P1"><text:s/>0 <text:s text:c="12"/>9871 gkarng2xuv</text:p>
      <text:p text:style-name="P1"><text:s/>0 <text:s text:c="12"/>9920 gmd3iz2pj6</text:p>
      <text:p text:style-name="P1"><text:s/>0 <text:s text:c="12"/>9908 glossom</text:p>
      <text:p text:style-name="P1"><text:s/>0 <text:s text:c="12"/>9904 glorify</text:p>
      <text:p text:style-name="P1"><text:s/>0 <text:s text:c="12"/>9905 glorious</text:p>
      <text:p text:style-name="P1"><text:s/>0 <text:s text:c="12"/>9906 glory</text:p>
      <text:p text:style-name="P1"><text:s/>0 <text:s text:c="12"/>9903 gloomy</text:p>
      <text:p text:style-name="P1"><text:s/>0 <text:s text:c="12"/>9902 globe</text:p>
      <text:p text:style-name="P1"><text:s/>0 <text:s text:c="12"/>9901 globalvote</text:p>
      <text:p text:style-name="P1"><text:s/>0 <text:s text:c="12"/>9898 globalise</text:p>
      <text:p text:style-name="P1"><text:s/>0 <text:s text:c="12"/>9899 globalised</text:p>
      <text:p text:style-name="P1"><text:s/>0 <text:s text:c="12"/>9900 globally</text:p>
      <text:p text:style-name="P1"><text:s/>0 <text:s text:c="12"/>9907 glosses</text:p>
      <text:p text:style-name="P1"><text:soft-page-break/><text:s/>0 <text:s text:c="12"/>9909 glove</text:p>
      <text:p text:style-name="P1"><text:s/>0 <text:s text:c="12"/>9872 gkl6svg0</text:p>
      <text:p text:style-name="P1"><text:s/>0 <text:s text:c="12"/>9910 gloves</text:p>
      <text:p text:style-name="P1"><text:s/>0 <text:s text:c="12"/>9917 gmb</text:p>
      <text:p text:style-name="P1"><text:s/>0 <text:s text:c="12"/>9918 gmb15</text:p>
      <text:p text:style-name="P1"><text:s/>0 <text:s text:c="12"/>9919 gmce2z6w</text:p>
      <text:p text:style-name="P1"><text:s/>0 <text:s text:c="12"/>9916 gmail</text:p>
      <text:p text:style-name="P1"><text:s/>0 <text:s text:c="12"/>9915 glöm</text:p>
      <text:p text:style-name="P1"><text:s/>0 <text:s text:c="12"/>9914 glynne</text:p>
      <text:p text:style-name="P1"><text:s/>0 <text:s text:c="12"/>9911 glr</text:p>
      <text:p text:style-name="P1"><text:s/>0 <text:s text:c="12"/>9912 glue</text:p>
      <text:p text:style-name="P1"><text:s/>0 <text:s text:c="12"/>9913 gluten</text:p>
      <text:p text:style-name="P1"><text:s/>0 <text:s text:c="12"/>9897 globalisation</text:p>
      <text:p text:style-name="P1"><text:s/>0 <text:s text:c="12"/>9896 globalcitizen</text:p>
      <text:p text:style-name="P1"><text:s/>0 <text:s text:c="12"/>9895 global</text:p>
      <text:p text:style-name="P1"><text:s/>0 <text:s text:c="12"/>9894 gllpmz0n</text:p>
      <text:p text:style-name="P1"><text:s/>0 <text:s text:c="12"/>9879 glamour</text:p>
      <text:p text:style-name="P1"><text:s/>0 <text:s text:c="12"/>9880 glaring</text:p>
      <text:p text:style-name="P1"><text:s/>0 <text:s text:c="12"/>9881 glasgow</text:p>
      <text:p text:style-name="P1"><text:s/>0 <text:s text:c="12"/>9878 glafzwfees</text:p>
      <text:p text:style-name="P1"><text:s/>0 <text:s text:c="12"/>9877 gladly</text:p>
      <text:p text:style-name="P1"><text:s/>0 <text:s text:c="12"/>9876 gladitsover</text:p>
      <text:p text:style-name="P1"><text:s/>0 <text:s text:c="12"/>9873 gl</text:p>
      <text:p text:style-name="P1"><text:s/>0 <text:s text:c="12"/>9874 gl6zqnrqkz</text:p>
      <text:p text:style-name="P1"><text:s/>0 <text:s text:c="12"/>9875 glad</text:p>
      <text:p text:style-name="P1"><text:s/>0 <text:s text:c="12"/>9882 glass</text:p>
      <text:p text:style-name="P1"><text:s/>0 <text:s text:c="12"/>9883 glasses</text:p>
      <text:p text:style-name="P1"><text:s/>0 <text:s text:c="12"/>9884 glastonbury</text:p>
      <text:p text:style-name="P1"><text:s/>0 <text:s text:c="12"/>9892 glitters</text:p>
      <text:p text:style-name="P1"><text:s/>0 <text:s text:c="12"/>9893 glk1r1lnif</text:p>
      <text:p text:style-name="P1"><text:s/>0 <text:s text:c="12"/>9890 glitter</text:p>
      <text:p text:style-name="P1"><text:s/>0 <text:s text:c="12"/>9891 glittering</text:p>
      <text:p text:style-name="P1"><text:s/>0 <text:s text:c="12"/>9889 glitch</text:p>
      <text:p text:style-name="P1"><text:s/>0 <text:s text:c="12"/>9885 glee</text:p>
      <text:p text:style-name="P1"><text:s/>0 <text:s text:c="12"/>9886 gleek</text:p>
      <text:p text:style-name="P1"><text:s/>0 <text:s text:c="12"/>9887 gli</text:p>
      <text:p text:style-name="P1"><text:s/>0 <text:s text:c="12"/>9888 glickon</text:p>
      <text:p text:style-name="P1"><text:s/>0 <text:s text:c="11"/>10024 gooooo</text:p>
      <text:p text:style-name="P1"><text:s/>0 <text:s text:c="11"/>10026 gooooood</text:p>
      <text:p text:style-name="P1"><text:s/>0 <text:s text:c="11"/>10229 gsqbsds0xi</text:p>
      <text:p text:style-name="P1"><text:s/>0 <text:s text:c="11"/>10166 grey</text:p>
      <text:p text:style-name="P1"><text:s/>0 <text:s text:c="11"/>10162 gregorian</text:p>
      <text:p text:style-name="P1"><text:s/>0 <text:s text:c="11"/>10163 grenade</text:p>
      <text:p text:style-name="P1"><text:s/>0 <text:s text:c="11"/>10164 gressoney</text:p>
      <text:p text:style-name="P1"><text:s/>0 <text:s text:c="11"/>10161 gregor</text:p>
      <text:p text:style-name="P1"><text:s/>0 <text:s text:c="11"/>10160 greg</text:p>
      <text:p text:style-name="P1"><text:s/>0 <text:s text:c="11"/>10159 greets</text:p>
      <text:p text:style-name="P1"><text:s/>0 <text:s text:c="11"/>10156 greenlight</text:p>
      <text:p text:style-name="P1"><text:s/>0 <text:s text:c="11"/>10157 greet</text:p>
      <text:p text:style-name="P1"><text:s/>0 <text:s text:c="11"/>10158 greetings</text:p>
      <text:p text:style-name="P1"><text:s/>0 <text:s text:c="11"/>10165 grew</text:p>
      <text:p text:style-name="P1"><text:s/>0 <text:s text:c="11"/>10167 greyjoy</text:p>
      <text:p text:style-name="P1"><text:soft-page-break/><text:s/>0 <text:s text:c="11"/>10154 green</text:p>
      <text:p text:style-name="P1"><text:s/>0 <text:s text:c="11"/>10168 greysanatomy</text:p>
      <text:p text:style-name="P1"><text:s/>0 <text:s text:c="11"/>10175 grima</text:p>
      <text:p text:style-name="P1"><text:s/>0 <text:s text:c="11"/>10176 grime</text:p>
      <text:p text:style-name="P1"><text:s/>0 <text:s text:c="11"/>10177 grind</text:p>
      <text:p text:style-name="P1"><text:s/>0 <text:s text:c="11"/>10174 grill</text:p>
      <text:p text:style-name="P1"><text:s/>0 <text:s text:c="11"/>10173 grieving</text:p>
      <text:p text:style-name="P1"><text:s/>0 <text:s text:c="11"/>10172 gridlock</text:p>
      <text:p text:style-name="P1"><text:s/>0 <text:s text:c="11"/>10169 grgltcalbf</text:p>
      <text:p text:style-name="P1"><text:s/>0 <text:s text:c="11"/>10170 grgquvfk</text:p>
      <text:p text:style-name="P1"><text:s/>0 <text:s text:c="11"/>10171 grid</text:p>
      <text:p text:style-name="P1"><text:s/>0 <text:s text:c="11"/>10155 greenday</text:p>
      <text:p text:style-name="P1"><text:s/>0 <text:s text:c="11"/>10153 greek</text:p>
      <text:p text:style-name="P1"><text:s/>0 <text:s text:c="11"/>10027 goose</text:p>
      <text:p text:style-name="P1"><text:s/>0 <text:s text:c="11"/>10140 grayling</text:p>
      <text:p text:style-name="P1"><text:s/>0 <text:s text:c="11"/>10136 gravitational</text:p>
      <text:p text:style-name="P1"><text:s/>0 <text:s text:c="11"/>10137 gravity</text:p>
      <text:p text:style-name="P1"><text:s/>0 <text:s text:c="11"/>10138 grax</text:p>
      <text:p text:style-name="P1"><text:s/>0 <text:s text:c="11"/>10135 gratuitous</text:p>
      <text:p text:style-name="P1"><text:s/>0 <text:s text:c="11"/>10134 gratis</text:p>
      <text:p text:style-name="P1"><text:s/>0 <text:s text:c="11"/>10133 grating</text:p>
      <text:p text:style-name="P1"><text:s/>0 <text:s text:c="11"/>10130 grassland</text:p>
      <text:p text:style-name="P1"><text:s/>0 <text:s text:c="11"/>10131 grateful</text:p>
      <text:p text:style-name="P1"><text:s/>0 <text:s text:c="11"/>10132 gratefulness</text:p>
      <text:p text:style-name="P1"><text:s/>0 <text:s text:c="11"/>10139 gray</text:p>
      <text:p text:style-name="P1"><text:s/>0 <text:s text:c="11"/>10141 grazie</text:p>
      <text:p text:style-name="P1"><text:s/>0 <text:s text:c="11"/>10152 greedy</text:p>
      <text:p text:style-name="P1"><text:s/>0 <text:s text:c="11"/>10142 grdgc6cwsp</text:p>
      <text:p text:style-name="P1"><text:s/>0 <text:s text:c="11"/>10149 greatness</text:p>
      <text:p text:style-name="P1"><text:s/>0 <text:s text:c="11"/>10150 greece</text:p>
      <text:p text:style-name="P1"><text:s/>0 <text:s text:c="11"/>10151 greed</text:p>
      <text:p text:style-name="P1"><text:s/>0 <text:s text:c="11"/>10148 greatest</text:p>
      <text:p text:style-name="P1"><text:s/>0 <text:s text:c="11"/>10147 greater</text:p>
      <text:p text:style-name="P1"><text:s/>0 <text:s text:c="11"/>10146 greatafternoon</text:p>
      <text:p text:style-name="P1"><text:s/>0 <text:s text:c="11"/>10143 gre</text:p>
      <text:p text:style-name="P1"><text:s/>0 <text:s text:c="11"/>10144 greasy</text:p>
      <text:p text:style-name="P1"><text:s/>0 <text:s text:c="11"/>10145 great</text:p>
      <text:p text:style-name="P1"><text:s/>0 <text:s text:c="11"/>10178 grinder</text:p>
      <text:p text:style-name="P1"><text:s/>0 <text:s text:c="11"/>10179 gringo</text:p>
      <text:p text:style-name="P1"><text:s/>0 <text:s text:c="11"/>10180 gringoland</text:p>
      <text:p text:style-name="P1"><text:s/>0 <text:s text:c="11"/>10217 gruesome</text:p>
      <text:p text:style-name="P1"><text:s/>0 <text:s text:c="11"/>10213 grt</text:p>
      <text:p text:style-name="P1"><text:s/>0 <text:s text:c="11"/>10214 gru</text:p>
      <text:p text:style-name="P1"><text:s/>0 <text:s text:c="11"/>10215 grubu</text:p>
      <text:p text:style-name="P1"><text:s/>0 <text:s text:c="11"/>10212 grr</text:p>
      <text:p text:style-name="P1"><text:s/>0 <text:s text:c="11"/>10211 growth</text:p>
      <text:p text:style-name="P1"><text:s/>0 <text:s text:c="11"/>10210 grownashell</text:p>
      <text:p text:style-name="P1"><text:s/>0 <text:s text:c="11"/>10207 grow</text:p>
      <text:p text:style-name="P1"><text:s/>0 <text:s text:c="11"/>10208 growing</text:p>
      <text:p text:style-name="P1"><text:s/>0 <text:s text:c="11"/>10209 grown</text:p>
      <text:p text:style-name="P1"><text:s/>0 <text:s text:c="11"/>10216 gruca</text:p>
      <text:p text:style-name="P1"><text:s/>0 <text:s text:c="11"/>10218 grugliasco</text:p>
      <text:p text:style-name="P1"><text:soft-page-break/><text:s/>0 <text:s text:c="11"/>10181 grint</text:p>
      <text:p text:style-name="P1"><text:s/>0 <text:s text:c="11"/>10219 grupo</text:p>
      <text:p text:style-name="P1"><text:s/>0 <text:s text:c="11"/>10226 gsm</text:p>
      <text:p text:style-name="P1"><text:s/>0 <text:s text:c="11"/>10227 gsn1yby7o1</text:p>
      <text:p text:style-name="P1"><text:s/>0 <text:s text:c="11"/>10228 gsomaego</text:p>
      <text:p text:style-name="P1"><text:s/>0 <text:s text:c="11"/>10225 gse8mfvggw</text:p>
      <text:p text:style-name="P1"><text:s/>0 <text:s text:c="11"/>10224 gs9vbrtd</text:p>
      <text:p text:style-name="P1"><text:s/>0 <text:s text:c="11"/>10223 grüße</text:p>
      <text:p text:style-name="P1"><text:s/>0 <text:s text:c="11"/>10220 gruppicheconfondo</text:p>
      <text:p text:style-name="P1"><text:s/>0 <text:s text:c="11"/>10221 grvbzsawuj</text:p>
      <text:p text:style-name="P1"><text:s/>0 <text:s text:c="11"/>10222 grátis</text:p>
      <text:p text:style-name="P1"><text:s/>0 <text:s text:c="11"/>10206 grouuuund</text:p>
      <text:p text:style-name="P1"><text:s/>0 <text:s text:c="11"/>10205 groups</text:p>
      <text:p text:style-name="P1"><text:s/>0 <text:s text:c="11"/>10204 groupe</text:p>
      <text:p text:style-name="P1"><text:s/>0 <text:s text:c="11"/>10203 group</text:p>
      <text:p text:style-name="P1"><text:s/>0 <text:s text:c="11"/>10188 grlzsic2</text:p>
      <text:p text:style-name="P1"><text:s/>0 <text:s text:c="11"/>10189 groak</text:p>
      <text:p text:style-name="P1"><text:s/>0 <text:s text:c="11"/>10190 grocery</text:p>
      <text:p text:style-name="P1"><text:s/>0 <text:s text:c="11"/>10187 grkz9fcis6</text:p>
      <text:p text:style-name="P1"><text:s/>0 <text:s text:c="11"/>10186 grk39f</text:p>
      <text:p text:style-name="P1"><text:s/>0 <text:s text:c="11"/>10185 grizzly</text:p>
      <text:p text:style-name="P1"><text:s/>0 <text:s text:c="11"/>10182 gris</text:p>
      <text:p text:style-name="P1"><text:s/>0 <text:s text:c="11"/>10183 griso</text:p>
      <text:p text:style-name="P1"><text:s/>0 <text:s text:c="11"/>10184 gritando</text:p>
      <text:p text:style-name="P1"><text:s/>0 <text:s text:c="11"/>10191 groningen</text:p>
      <text:p text:style-name="P1"><text:s/>0 <text:s text:c="11"/>10192 groove</text:p>
      <text:p text:style-name="P1"><text:s/>0 <text:s text:c="11"/>10193 grooveshark</text:p>
      <text:p text:style-name="P1"><text:s/>0 <text:s text:c="11"/>10201 grounded</text:p>
      <text:p text:style-name="P1"><text:s/>0 <text:s text:c="11"/>10202 grounds</text:p>
      <text:p text:style-name="P1"><text:s/>0 <text:s text:c="11"/>10199 grotto</text:p>
      <text:p text:style-name="P1"><text:s/>0 <text:s text:c="11"/>10200 ground</text:p>
      <text:p text:style-name="P1"><text:s/>0 <text:s text:c="11"/>10198 grosse</text:p>
      <text:p text:style-name="P1"><text:s/>0 <text:s text:c="11"/>10194 groovey</text:p>
      <text:p text:style-name="P1"><text:s/>0 <text:s text:c="11"/>10195 groovy</text:p>
      <text:p text:style-name="P1"><text:s/>0 <text:s text:c="11"/>10196 grosos</text:p>
      <text:p text:style-name="P1"><text:s/>0 <text:s text:c="11"/>10197 gross</text:p>
      <text:p text:style-name="P1"><text:s/>0 <text:s text:c="11"/>10129 grass</text:p>
      <text:p text:style-name="P1"><text:s/>0 <text:s text:c="11"/>10128 grapple</text:p>
      <text:p text:style-name="P1"><text:s/>0 <text:s text:c="11"/>10127 graphs</text:p>
      <text:p text:style-name="P1"><text:s/>0 <text:s text:c="11"/>10063 gpedl0yeu0</text:p>
      <text:p text:style-name="P1"><text:s/>0 <text:s text:c="11"/>10059 goyechea</text:p>
      <text:p text:style-name="P1"><text:s/>0 <text:s text:c="11"/>10060 gp3fwwx</text:p>
      <text:p text:style-name="P1"><text:s/>0 <text:s text:c="11"/>10061 gp7eqym2qd</text:p>
      <text:p text:style-name="P1"><text:s/>0 <text:s text:c="11"/>10058 goxbukh9jw</text:p>
      <text:p text:style-name="P1"><text:s/>0 <text:s text:c="11"/>10057 govt</text:p>
      <text:p text:style-name="P1"><text:s/>0 <text:s text:c="11"/>10056 govols</text:p>
      <text:p text:style-name="P1"><text:s/>0 <text:s text:c="11"/>10053 gov</text:p>
      <text:p text:style-name="P1"><text:s/>0 <text:s text:c="11"/>10054 government</text:p>
      <text:p text:style-name="P1"><text:s/>0 <text:s text:c="11"/>10055 governor</text:p>
      <text:p text:style-name="P1"><text:s/>0 <text:s text:c="11"/>10062 gpa</text:p>
      <text:p text:style-name="P1"><text:s/>0 <text:s text:c="11"/>10064 gpegskigll</text:p>
      <text:p text:style-name="P1"><text:s/>0 <text:s text:c="11"/>10076 gr8</text:p>
      <text:p text:style-name="P1"><text:soft-page-break/><text:s/>0 <text:s text:c="11"/>10065 gpfzje0i</text:p>
      <text:p text:style-name="P1"><text:s/>0 <text:s text:c="11"/>10072 gq6zkaqkj3</text:p>
      <text:p text:style-name="P1"><text:s/>0 <text:s text:c="11"/>10073 gqjlnp49jw</text:p>
      <text:p text:style-name="P1"><text:s/>0 <text:s text:c="11"/>10074 gqnsgcmxnt</text:p>
      <text:p text:style-name="P1"><text:s/>0 <text:s text:c="11"/>10071 gpvcw4zqdf</text:p>
      <text:p text:style-name="P1"><text:s/>0 <text:s text:c="11"/>10070 gpubtiz1ol</text:p>
      <text:p text:style-name="P1"><text:s/>0 <text:s text:c="11"/>10069 gpt2getykz</text:p>
      <text:p text:style-name="P1"><text:s/>0 <text:s text:c="11"/>10066 gpm1saqnfr</text:p>
      <text:p text:style-name="P1"><text:s/>0 <text:s text:c="11"/>10067 gps</text:p>
      <text:p text:style-name="P1"><text:s/>0 <text:s text:c="11"/>10068 gps4yxsuxe</text:p>
      <text:p text:style-name="P1"><text:s/>0 <text:s text:c="11"/>10052 gotye</text:p>
      <text:p text:style-name="P1"><text:s/>0 <text:s text:c="11"/>10051 gotten</text:p>
      <text:p text:style-name="P1"><text:s/>0 <text:s text:c="11"/>10050 gottagetitright</text:p>
      <text:p text:style-name="P1"><text:s/>0 <text:s text:c="11"/>10049 gottagetapresent</text:p>
      <text:p text:style-name="P1"><text:s/>0 <text:s text:c="11"/>10034 goremedim</text:p>
      <text:p text:style-name="P1"><text:s/>0 <text:s text:c="11"/>10035 gorgeous</text:p>
      <text:p text:style-name="P1"><text:s/>0 <text:s text:c="11"/>10036 gorillaz</text:p>
      <text:p text:style-name="P1"><text:s/>0 <text:s text:c="11"/>10033 gorebels</text:p>
      <text:p text:style-name="P1"><text:s/>0 <text:s text:c="11"/>10032 gordon</text:p>
      <text:p text:style-name="P1"><text:s/>0 <text:s text:c="11"/>10031 goran</text:p>
      <text:p text:style-name="P1"><text:s/>0 <text:s text:c="11"/>10028 gopal</text:p>
      <text:p text:style-name="P1"><text:s/>0 <text:s text:c="11"/>10029 gopdebate</text:p>
      <text:p text:style-name="P1"><text:s/>0 <text:s text:c="11"/>10030 gopro</text:p>
      <text:p text:style-name="P1"><text:s/>0 <text:s text:c="11"/>10037 gorish</text:p>
      <text:p text:style-name="P1"><text:s/>0 <text:s text:c="11"/>10038 gorriti</text:p>
      <text:p text:style-name="P1"><text:s/>0 <text:s text:c="11"/>10039 gosf</text:p>
      <text:p text:style-name="P1"><text:s/>0 <text:s text:c="11"/>10047 gotmefuckedup</text:p>
      <text:p text:style-name="P1"><text:s/>0 <text:s text:c="11"/>10048 gotta</text:p>
      <text:p text:style-name="P1"><text:s/>0 <text:s text:c="11"/>10045 gothenburg</text:p>
      <text:p text:style-name="P1"><text:s/>0 <text:s text:c="11"/>10046 gothic</text:p>
      <text:p text:style-name="P1"><text:s/>0 <text:s text:c="11"/>10044 got</text:p>
      <text:p text:style-name="P1"><text:s/>0 <text:s text:c="11"/>10040 gosh</text:p>
      <text:p text:style-name="P1"><text:s/>0 <text:s text:c="11"/>10041 gosling</text:p>
      <text:p text:style-name="P1"><text:s/>0 <text:s text:c="11"/>10042 gossip</text:p>
      <text:p text:style-name="P1"><text:s/>0 <text:s text:c="11"/>10043 gosterelim</text:p>
      <text:p text:style-name="P1"><text:s/>0 <text:s text:c="11"/>10075 gqspe6lvvx</text:p>
      <text:p text:style-name="P1"><text:s/>0 <text:s text:c="11"/>10077 grab</text:p>
      <text:p text:style-name="P1"><text:s/>0 <text:s text:c="11"/>10126 graphics</text:p>
      <text:p text:style-name="P1"><text:s/>0 <text:s text:c="11"/>10114 grandparents</text:p>
      <text:p text:style-name="P1"><text:s/>0 <text:s text:c="11"/>10110 grandes</text:p>
      <text:p text:style-name="P1"><text:s/>0 <text:s text:c="11"/>10111 grandi</text:p>
      <text:p text:style-name="P1"><text:s/>0 <text:s text:c="11"/>10112 grandmother</text:p>
      <text:p text:style-name="P1"><text:s/>0 <text:s text:c="11"/>10109 grande</text:p>
      <text:p text:style-name="P1"><text:s/>0 <text:s text:c="11"/>10108 granddaughter</text:p>
      <text:p text:style-name="P1"><text:s/>0 <text:s text:c="11"/>10107 grand</text:p>
      <text:p text:style-name="P1"><text:s/>0 <text:s text:c="11"/>10104 grams</text:p>
      <text:p text:style-name="P1"><text:s/>0 <text:s text:c="11"/>10105 gran</text:p>
      <text:p text:style-name="P1"><text:s/>0 <text:s text:c="11"/>10106 granbaby</text:p>
      <text:p text:style-name="P1"><text:s/>0 <text:s text:c="11"/>10113 grandpa</text:p>
      <text:p text:style-name="P1"><text:s/>0 <text:s text:c="11"/>10115 granger</text:p>
      <text:p text:style-name="P1"><text:s/>0 <text:s text:c="11"/>10078 grabs</text:p>
      <text:p text:style-name="P1"><text:s/>0 <text:s text:c="11"/>10116 granma</text:p>
      <text:p text:style-name="P1"><text:soft-page-break/><text:s/>0 <text:s text:c="11"/>10123 graph</text:p>
      <text:p text:style-name="P1"><text:s/>0 <text:s text:c="11"/>10124 graphic</text:p>
      <text:p text:style-name="P1"><text:s/>0 <text:s text:c="11"/>10125 graphical</text:p>
      <text:p text:style-name="P1"><text:s/>0 <text:s text:c="11"/>10122 grants</text:p>
      <text:p text:style-name="P1"><text:s/>0 <text:s text:c="11"/>10121 grantorino</text:p>
      <text:p text:style-name="P1"><text:s/>0 <text:s text:c="11"/>10120 granted</text:p>
      <text:p text:style-name="P1"><text:s/>0 <text:s text:c="11"/>10117 granovetter</text:p>
      <text:p text:style-name="P1"><text:s/>0 <text:s text:c="11"/>10118 gransi</text:p>
      <text:p text:style-name="P1"><text:s/>0 <text:s text:c="11"/>10119 grant</text:p>
      <text:p text:style-name="P1"><text:s/>0 <text:s text:c="11"/>10103 grammys</text:p>
      <text:p text:style-name="P1"><text:s/>0 <text:s text:c="11"/>10102 grammy</text:p>
      <text:p text:style-name="P1"><text:s/>0 <text:s text:c="11"/>10101 grammarpolice</text:p>
      <text:p text:style-name="P1"><text:s/>0 <text:s text:c="11"/>10100 grammar</text:p>
      <text:p text:style-name="P1"><text:s/>0 <text:s text:c="11"/>10085 graders</text:p>
      <text:p text:style-name="P1"><text:s/>0 <text:s text:c="11"/>10086 grades</text:p>
      <text:p text:style-name="P1"><text:s/>0 <text:s text:c="11"/>10087 gradftm</text:p>
      <text:p text:style-name="P1"><text:s/>0 <text:s text:c="11"/>10084 grade</text:p>
      <text:p text:style-name="P1"><text:s/>0 <text:s text:c="11"/>10083 gradara</text:p>
      <text:p text:style-name="P1"><text:s/>0 <text:s text:c="11"/>10082 grad</text:p>
      <text:p text:style-name="P1"><text:s/>0 <text:s text:c="11"/>10079 grace</text:p>
      <text:p text:style-name="P1"><text:s/>0 <text:s text:c="11"/>10080 gracia</text:p>
      <text:p text:style-name="P1"><text:s/>0 <text:s text:c="11"/>10081 gracias</text:p>
      <text:p text:style-name="P1"><text:s/>0 <text:s text:c="11"/>10088 grading</text:p>
      <text:p text:style-name="P1"><text:s/>0 <text:s text:c="11"/>10089 gradually</text:p>
      <text:p text:style-name="P1"><text:s/>0 <text:s text:c="11"/>10090 graduate</text:p>
      <text:p text:style-name="P1"><text:s/>0 <text:s text:c="11"/>10098 grajw1ky</text:p>
      <text:p text:style-name="P1"><text:s/>0 <text:s text:c="11"/>10099 gramma</text:p>
      <text:p text:style-name="P1"><text:s/>0 <text:s text:c="11"/>10096 grail</text:p>
      <text:p text:style-name="P1"><text:s/>0 <text:s text:c="11"/>10097 grain</text:p>
      <text:p text:style-name="P1"><text:s/>0 <text:s text:c="11"/>10095 grafica</text:p>
      <text:p text:style-name="P1"><text:s/>0 <text:s text:c="11"/>10091 graduated</text:p>
      <text:p text:style-name="P1"><text:s/>0 <text:s text:c="11"/>10092 graduates</text:p>
      <text:p text:style-name="P1"><text:s/>0 <text:s text:c="11"/>10093 graduation</text:p>
      <text:p text:style-name="P1"><text:s/>0 <text:s text:c="11"/>10094 graffiti</text:p>
      <text:p text:style-name="P1"><text:s/>0 <text:s text:c="11"/>10639 hcrfjnegbe</text:p>
      <text:p text:style-name="P1"><text:s/>0 <text:s text:c="11"/>10640 hcs88qanwi</text:p>
      <text:p text:style-name="P1"><text:s/>0 <text:s text:c="11"/>10641 hcuwmqj</text:p>
      <text:p text:style-name="P1"><text:s/>0 <text:s text:c="11"/>11191 hub</text:p>
      <text:p text:style-name="P1"><text:s/>0 <text:s text:c="11"/>11187 https</text:p>
      <text:p text:style-name="P1"><text:s/>0 <text:s text:c="11"/>11188 htvsj8tp01</text:p>
      <text:p text:style-name="P1"><text:s/>0 <text:s text:c="11"/>11189 huashi</text:p>
      <text:p text:style-name="P1"><text:s/>0 <text:s text:c="11"/>11186 httpposts</text:p>
      <text:p text:style-name="P1"><text:s/>0 <text:s text:c="11"/>11185 http</text:p>
      <text:p text:style-name="P1"><text:s/>0 <text:s text:c="11"/>11184 httngjplu4</text:p>
      <text:p text:style-name="P1"><text:s/>0 <text:s text:c="11"/>11181 html5</text:p>
      <text:p text:style-name="P1"><text:s/>0 <text:s text:c="11"/>11182 html5apps</text:p>
      <text:p text:style-name="P1"><text:s/>0 <text:s text:c="11"/>11183 htogpisf</text:p>
      <text:p text:style-name="P1"><text:s/>0 <text:s text:c="11"/>11190 huawei</text:p>
      <text:p text:style-name="P1"><text:s/>0 <text:s text:c="11"/>11192 hubby</text:p>
      <text:p text:style-name="P1"><text:s/>0 <text:s text:c="11"/>11179 htfgh2hpju</text:p>
      <text:p text:style-name="P1"><text:s/>0 <text:s text:c="11"/>11193 hubiera</text:p>
      <text:p text:style-name="P1"><text:s/>0 <text:s text:c="11"/>11200 huge</text:p>
      <text:p text:style-name="P1"><text:soft-page-break/><text:s/>0 <text:s text:c="11"/>11201 hugged</text:p>
      <text:p text:style-name="P1"><text:s/>0 <text:s text:c="11"/>11202 hugging</text:p>
      <text:p text:style-name="P1"><text:s/>0 <text:s text:c="11"/>11199 hug</text:p>
      <text:p text:style-name="P1"><text:s/>0 <text:s text:c="11"/>11198 hufflepuff</text:p>
      <text:p text:style-name="P1"><text:s/>0 <text:s text:c="11"/>11197 huffington</text:p>
      <text:p text:style-name="P1"><text:s/>0 <text:s text:c="11"/>11194 hubris</text:p>
      <text:p text:style-name="P1"><text:s/>0 <text:s text:c="11"/>11195 huckleberry</text:p>
      <text:p text:style-name="P1"><text:s/>0 <text:s text:c="11"/>11196 hueva</text:p>
      <text:p text:style-name="P1"><text:s/>0 <text:s text:c="11"/>11180 html</text:p>
      <text:p text:style-name="P1"><text:s/>0 <text:s text:c="11"/>11178 hsr2iuogdl</text:p>
      <text:p text:style-name="P1"><text:s/>0 <text:s text:c="11"/>11255 husband</text:p>
      <text:p text:style-name="P1"><text:s/>0 <text:s text:c="11"/>11165 hrvckdxtdh</text:p>
      <text:p text:style-name="P1"><text:s/>0 <text:s text:c="11"/>11161 hrpkcypx2a</text:p>
      <text:p text:style-name="P1"><text:s/>0 <text:s text:c="11"/>11162 hrs</text:p>
      <text:p text:style-name="P1"><text:s/>0 <text:s text:c="11"/>11163 hrtech</text:p>
      <text:p text:style-name="P1"><text:s/>0 <text:s text:c="11"/>11160 hrmcyz8fru</text:p>
      <text:p text:style-name="P1"><text:s/>0 <text:s text:c="11"/>11159 hrm</text:p>
      <text:p text:style-name="P1"><text:s/>0 <text:s text:c="11"/>11158 hrithik</text:p>
      <text:p text:style-name="P1"><text:s/>0 <text:s text:c="11"/>11155 hre1e4u7qo</text:p>
      <text:p text:style-name="P1"><text:s/>0 <text:s text:c="11"/>11156 hrfyjv0uha</text:p>
      <text:p text:style-name="P1"><text:s/>0 <text:s text:c="11"/>11157 hrionline</text:p>
      <text:p text:style-name="P1"><text:s/>0 <text:s text:c="11"/>11164 hrtrends</text:p>
      <text:p text:style-name="P1"><text:s/>0 <text:s text:c="11"/>11166 hrweaon9lc</text:p>
      <text:p text:style-name="P1"><text:s/>0 <text:s text:c="11"/>11177 hsprhepghd</text:p>
      <text:p text:style-name="P1"><text:s/>0 <text:s text:c="11"/>11167 hrz1asbkqq</text:p>
      <text:p text:style-name="P1"><text:s/>0 <text:s text:c="11"/>11174 hsghdxkte2</text:p>
      <text:p text:style-name="P1"><text:s/>0 <text:s text:c="11"/>11175 hsieh</text:p>
      <text:p text:style-name="P1"><text:s/>0 <text:s text:c="11"/>11176 hsj7pnc2j3</text:p>
      <text:p text:style-name="P1"><text:s/>0 <text:s text:c="11"/>11173 hselghql</text:p>
      <text:p text:style-name="P1"><text:s/>0 <text:s text:c="11"/>11172 hsciq8qzlt</text:p>
      <text:p text:style-name="P1"><text:s/>0 <text:s text:c="11"/>11171 hsc2pcub</text:p>
      <text:p text:style-name="P1"><text:s/>0 <text:s text:c="11"/>11168 hs</text:p>
      <text:p text:style-name="P1"><text:s/>0 <text:s text:c="11"/>11169 hsapmxovhd</text:p>
      <text:p text:style-name="P1"><text:s/>0 <text:s text:c="11"/>11170 hsbjwmtjz0</text:p>
      <text:p text:style-name="P1"><text:s/>0 <text:s text:c="11"/>11203 hugh</text:p>
      <text:p text:style-name="P1"><text:s/>0 <text:s text:c="11"/>11204 hugo</text:p>
      <text:p text:style-name="P1"><text:s/>0 <text:s text:c="11"/>11205 hugs</text:p>
      <text:p text:style-name="P1"><text:s/>0 <text:s text:c="11"/>11242 hunting</text:p>
      <text:p text:style-name="P1"><text:s/>0 <text:s text:c="11"/>11238 hunosivr97</text:p>
      <text:p text:style-name="P1"><text:s/>0 <text:s text:c="11"/>11239 hunt</text:p>
      <text:p text:style-name="P1"><text:s/>0 <text:s text:c="11"/>11240 hunter</text:p>
      <text:p text:style-name="P1"><text:s/>0 <text:s text:c="11"/>11237 hungry</text:p>
      <text:p text:style-name="P1"><text:s/>0 <text:s text:c="11"/>11236 hung</text:p>
      <text:p text:style-name="P1"><text:s/>0 <text:s text:c="11"/>11235 hundredsthereborn</text:p>
      <text:p text:style-name="P1"><text:s/>0 <text:s text:c="11"/>11232 hun</text:p>
      <text:p text:style-name="P1"><text:s/>0 <text:s text:c="11"/>11233 hundred</text:p>
      <text:p text:style-name="P1"><text:s/>0 <text:s text:c="11"/>11234 hundreds</text:p>
      <text:p text:style-name="P1"><text:s/>0 <text:s text:c="11"/>11241 huntermoore</text:p>
      <text:p text:style-name="P1"><text:s/>0 <text:s text:c="11"/>11243 huo4bkgefb</text:p>
      <text:p text:style-name="P1"><text:s/>0 <text:s text:c="11"/>11206 huh</text:p>
      <text:p text:style-name="P1"><text:s/>0 <text:s text:c="11"/>11244 huqagmjira</text:p>
      <text:p text:style-name="P1"><text:s/>0 <text:s text:c="11"/>11251 hurt</text:p>
      <text:p text:style-name="P1"><text:soft-page-break/><text:s/>0 <text:s text:c="11"/>11252 hurtful</text:p>
      <text:p text:style-name="P1"><text:s/>0 <text:s text:c="11"/>11253 hurting</text:p>
      <text:p text:style-name="P1"><text:s/>0 <text:s text:c="11"/>11250 hurry</text:p>
      <text:p text:style-name="P1"><text:s/>0 <text:s text:c="11"/>11249 hurricane</text:p>
      <text:p text:style-name="P1"><text:s/>0 <text:s text:c="11"/>11248 hurray</text:p>
      <text:p text:style-name="P1"><text:s/>0 <text:s text:c="11"/>11245 huqjb7jlpi</text:p>
      <text:p text:style-name="P1"><text:s/>0 <text:s text:c="11"/>11246 hurdle</text:p>
      <text:p text:style-name="P1"><text:s/>0 <text:s text:c="11"/>11247 hurrah</text:p>
      <text:p text:style-name="P1"><text:s/>0 <text:s text:c="11"/>11231 humpday</text:p>
      <text:p text:style-name="P1"><text:s/>0 <text:s text:c="11"/>11230 hump</text:p>
      <text:p text:style-name="P1"><text:s/>0 <text:s text:c="11"/>11229 humour</text:p>
      <text:p text:style-name="P1"><text:s/>0 <text:s text:c="11"/>11228 humor</text:p>
      <text:p text:style-name="P1"><text:s/>0 <text:s text:c="11"/>11213 hum</text:p>
      <text:p text:style-name="P1"><text:s/>0 <text:s text:c="11"/>11214 human</text:p>
      <text:p text:style-name="P1"><text:s/>0 <text:s text:c="11"/>11215 humana</text:p>
      <text:p text:style-name="P1"><text:s/>0 <text:s text:c="11"/>11212 hulu</text:p>
      <text:p text:style-name="P1"><text:s/>0 <text:s text:c="11"/>11211 hulk4598</text:p>
      <text:p text:style-name="P1"><text:s/>0 <text:s text:c="11"/>11210 hulk</text:p>
      <text:p text:style-name="P1"><text:s/>0 <text:s text:c="11"/>11207 hui</text:p>
      <text:p text:style-name="P1"><text:s/>0 <text:s text:c="11"/>11208 huis</text:p>
      <text:p text:style-name="P1"><text:s/>0 <text:s text:c="11"/>11209 huisje</text:p>
      <text:p text:style-name="P1"><text:s/>0 <text:s text:c="11"/>11216 humanbrainproject</text:p>
      <text:p text:style-name="P1"><text:s/>0 <text:s text:c="11"/>11217 humanidades</text:p>
      <text:p text:style-name="P1"><text:s/>0 <text:s text:c="11"/>11218 humanist</text:p>
      <text:p text:style-name="P1"><text:s/>0 <text:s text:c="11"/>11226 humboldt</text:p>
      <text:p text:style-name="P1"><text:s/>0 <text:s text:c="11"/>11227 hummels</text:p>
      <text:p text:style-name="P1"><text:s/>0 <text:s text:c="11"/>11224 humberto</text:p>
      <text:p text:style-name="P1"><text:s/>0 <text:s text:c="11"/>11225 humbled</text:p>
      <text:p text:style-name="P1"><text:s/>0 <text:s text:c="11"/>11223 humans</text:p>
      <text:p text:style-name="P1"><text:s/>0 <text:s text:c="11"/>11219 humanitarian</text:p>
      <text:p text:style-name="P1"><text:s/>0 <text:s text:c="11"/>11220 humanitarianheroes</text:p>
      <text:p text:style-name="P1"><text:s/>0 <text:s text:c="11"/>11221 humanities</text:p>
      <text:p text:style-name="P1"><text:s/>0 <text:s text:c="11"/>11222 humanity</text:p>
      <text:p text:style-name="P1"><text:s/>0 <text:s text:c="11"/>11154 hr3iu6azvq</text:p>
      <text:p text:style-name="P1"><text:s/>0 <text:s text:c="11"/>11153 hr</text:p>
      <text:p text:style-name="P1"><text:s/>0 <text:s text:c="11"/>11152 hqyrvzm6iz</text:p>
      <text:p text:style-name="P1"><text:s/>0 <text:s text:c="11"/>11087 horse</text:p>
      <text:p text:style-name="P1"><text:s/>0 <text:s text:c="11"/>11083 horrible</text:p>
      <text:p text:style-name="P1"><text:s/>0 <text:s text:c="11"/>11084 horrify</text:p>
      <text:p text:style-name="P1"><text:s/>0 <text:s text:c="11"/>11085 horror</text:p>
      <text:p text:style-name="P1"><text:s/>0 <text:s text:c="11"/>11082 horowitz</text:p>
      <text:p text:style-name="P1"><text:s/>0 <text:s text:c="11"/>11081 horoscope</text:p>
      <text:p text:style-name="P1"><text:s/>0 <text:s text:c="11"/>11080 horny</text:p>
      <text:p text:style-name="P1"><text:s/>0 <text:s text:c="11"/>11077 horizontal</text:p>
      <text:p text:style-name="P1"><text:s/>0 <text:s text:c="11"/>11078 horn</text:p>
      <text:p text:style-name="P1"><text:s/>0 <text:s text:c="11"/>11079 horngry</text:p>
      <text:p text:style-name="P1"><text:s/>0 <text:s text:c="11"/>11086 horrors</text:p>
      <text:p text:style-name="P1"><text:s/>0 <text:s text:c="11"/>11088 hospital</text:p>
      <text:p text:style-name="P1"><text:s/>0 <text:s text:c="11"/>11100 hotcoco</text:p>
      <text:p text:style-name="P1"><text:s/>0 <text:s text:c="11"/>11089 hospitals</text:p>
      <text:p text:style-name="P1"><text:s/>0 <text:s text:c="11"/>11096 hostile</text:p>
      <text:p text:style-name="P1"><text:s/>0 <text:s text:c="11"/>11097 hosting</text:p>
      <text:p text:style-name="P1"><text:soft-page-break/><text:s/>0 <text:s text:c="11"/>11098 hosts</text:p>
      <text:p text:style-name="P1"><text:s/>0 <text:s text:c="11"/>11095 hostia</text:p>
      <text:p text:style-name="P1"><text:s/>0 <text:s text:c="11"/>11094 hostest</text:p>
      <text:p text:style-name="P1"><text:s/>0 <text:s text:c="11"/>11093 hosteria</text:p>
      <text:p text:style-name="P1"><text:s/>0 <text:s text:c="11"/>11090 host</text:p>
      <text:p text:style-name="P1"><text:s/>0 <text:s text:c="11"/>11091 hostage</text:p>
      <text:p text:style-name="P1"><text:s/>0 <text:s text:c="11"/>11092 hostages</text:p>
      <text:p text:style-name="P1"><text:s/>0 <text:s text:c="11"/>11076 horizon</text:p>
      <text:p text:style-name="P1"><text:s/>0 <text:s text:c="11"/>11075 horchata</text:p>
      <text:p text:style-name="P1"><text:s/>0 <text:s text:c="11"/>11074 horas</text:p>
      <text:p text:style-name="P1"><text:s/>0 <text:s text:c="11"/>11073 horan</text:p>
      <text:p text:style-name="P1"><text:s/>0 <text:s text:c="11"/>11058 hooverphonic</text:p>
      <text:p text:style-name="P1"><text:s/>0 <text:s text:c="11"/>11059 hooy</text:p>
      <text:p text:style-name="P1"><text:s/>0 <text:s text:c="11"/>11060 hop</text:p>
      <text:p text:style-name="P1"><text:s/>0 <text:s text:c="11"/>11057 hootsuite</text:p>
      <text:p text:style-name="P1"><text:s/>0 <text:s text:c="11"/>11056 hooray</text:p>
      <text:p text:style-name="P1"><text:s/>0 <text:s text:c="11"/>11055 hoor</text:p>
      <text:p text:style-name="P1"><text:s/>0 <text:s text:c="11"/>11052 hoon</text:p>
      <text:p text:style-name="P1"><text:s/>0 <text:s text:c="11"/>11053 hoooooot</text:p>
      <text:p text:style-name="P1"><text:s/>0 <text:s text:c="11"/>11054 hoop</text:p>
      <text:p text:style-name="P1"><text:s/>0 <text:s text:c="11"/>11061 hope</text:p>
      <text:p text:style-name="P1"><text:s/>0 <text:s text:c="11"/>11062 hopefully</text:p>
      <text:p text:style-name="P1"><text:s/>0 <text:s text:c="11"/>11063 hopeless</text:p>
      <text:p text:style-name="P1"><text:s/>0 <text:s text:c="11"/>11071 hor8w8t2pr</text:p>
      <text:p text:style-name="P1"><text:s/>0 <text:s text:c="11"/>11072 hora</text:p>
      <text:p text:style-name="P1"><text:s/>0 <text:s text:c="11"/>11069 hopsin</text:p>
      <text:p text:style-name="P1"><text:s/>0 <text:s text:c="11"/>11070 hopsins</text:p>
      <text:p text:style-name="P1"><text:s/>0 <text:s text:c="11"/>11068 hopkins</text:p>
      <text:p text:style-name="P1"><text:s/>0 <text:s text:c="11"/>11064 hopelessromantic</text:p>
      <text:p text:style-name="P1"><text:s/>0 <text:s text:c="11"/>11065 hopes</text:p>
      <text:p text:style-name="P1"><text:s/>0 <text:s text:c="11"/>11066 hopeurfine</text:p>
      <text:p text:style-name="P1"><text:s/>0 <text:s text:c="11"/>11067 hoping</text:p>
      <text:p text:style-name="P1"><text:s/>0 <text:s text:c="11"/>11099 hot</text:p>
      <text:p text:style-name="P1"><text:s/>0 <text:s text:c="11"/>11101 hotel</text:p>
      <text:p text:style-name="P1"><text:s/>0 <text:s text:c="11"/>11151 hqypg92n</text:p>
      <text:p text:style-name="P1"><text:s/>0 <text:s text:c="11"/>11139 hppkbkkhno</text:p>
      <text:p text:style-name="P1"><text:s/>0 <text:s text:c="11"/>11135 hp2ezt4ogo</text:p>
      <text:p text:style-name="P1"><text:s/>0 <text:s text:c="11"/>11136 hp9agjg1</text:p>
      <text:p text:style-name="P1"><text:s/>0 <text:s text:c="11"/>11137 hp9qwxrnjw</text:p>
      <text:p text:style-name="P1"><text:s/>0 <text:s text:c="11"/>11134 hp</text:p>
      <text:p text:style-name="P1"><text:s/>0 <text:s text:c="11"/>11133 hozier</text:p>
      <text:p text:style-name="P1"><text:s/>0 <text:s text:c="11"/>11132 hoypd4ixph</text:p>
      <text:p text:style-name="P1"><text:s/>0 <text:s text:c="11"/>11129 hoy</text:p>
      <text:p text:style-name="P1"><text:s/>0 <text:s text:c="11"/>11130 hoye</text:p>
      <text:p text:style-name="P1"><text:s/>0 <text:s text:c="11"/>11131 hoyle</text:p>
      <text:p text:style-name="P1"><text:s/>0 <text:s text:c="11"/>11138 hpdxkbs5te</text:p>
      <text:p text:style-name="P1"><text:s/>0 <text:s text:c="11"/>11140 hpqhzkrayn</text:p>
      <text:p text:style-name="P1"><text:s/>0 <text:s text:c="11"/>11102 hotellbroschyren</text:p>
      <text:p text:style-name="P1"><text:s/>0 <text:s text:c="11"/>11141 hpva53yxkp</text:p>
      <text:p text:style-name="P1"><text:s/>0 <text:s text:c="11"/>11148 hqjtytcif8</text:p>
      <text:p text:style-name="P1"><text:s/>0 <text:s text:c="11"/>11149 hqn1bqynlf</text:p>
      <text:p text:style-name="P1"><text:s/>0 <text:s text:c="11"/>11150 hqp2x1hjrb</text:p>
      <text:p text:style-name="P1"><text:soft-page-break/><text:s/>0 <text:s text:c="11"/>11147 hqido964tc</text:p>
      <text:p text:style-name="P1"><text:s/>0 <text:s text:c="11"/>11146 hqi42ctzko</text:p>
      <text:p text:style-name="P1"><text:s/>0 <text:s text:c="11"/>11145 hqhaha</text:p>
      <text:p text:style-name="P1"><text:s/>0 <text:s text:c="11"/>11142 hpyotvuy</text:p>
      <text:p text:style-name="P1"><text:s/>0 <text:s text:c="11"/>11143 hq</text:p>
      <text:p text:style-name="P1"><text:s/>0 <text:s text:c="11"/>11144 hqfsxtorti</text:p>
      <text:p text:style-name="P1"><text:s/>0 <text:s text:c="11"/>11128 howto</text:p>
      <text:p text:style-name="P1"><text:s/>0 <text:s text:c="11"/>11127 howl</text:p>
      <text:p text:style-name="P1"><text:s/>0 <text:s text:c="11"/>11126 however</text:p>
      <text:p text:style-name="P1"><text:s/>0 <text:s text:c="11"/>11125 howard</text:p>
      <text:p text:style-name="P1"><text:s/>0 <text:s text:c="11"/>11109 hou</text:p>
      <text:p text:style-name="P1"><text:s/>0 <text:s text:c="11"/>11110 houd</text:p>
      <text:p text:style-name="P1"><text:s/>0 <text:s text:c="11"/>11111 houden</text:p>
      <text:p text:style-name="P1"><text:s/>0 <text:s text:c="11"/>11108 hotter</text:p>
      <text:p text:style-name="P1"><text:s/>0 <text:s text:c="11"/>11107 hott</text:p>
      <text:p text:style-name="P1"><text:s/>0 <text:s text:c="11"/>11106 hots</text:p>
      <text:p text:style-name="P1"><text:s/>0 <text:s text:c="11"/>11103 hotels</text:p>
      <text:p text:style-name="P1"><text:s/>0 <text:s text:c="11"/>11104 hotmail</text:p>
      <text:p text:style-name="P1"><text:s/>0 <text:s text:c="11"/>11105 hotnnpjwer</text:p>
      <text:p text:style-name="P1"><text:s/>0 <text:s text:c="11"/>11113 hourly</text:p>
      <text:p text:style-name="P1"><text:s/>0 <text:s text:c="11"/>11114 hourofcode</text:p>
      <text:p text:style-name="P1"><text:s/>0 <text:s text:c="11"/>11115 hours</text:p>
      <text:p text:style-name="P1"><text:s/>0 <text:s text:c="11"/>11123 hovpnw</text:p>
      <text:p text:style-name="P1"><text:s/>0 <text:s text:c="11"/>11124 how</text:p>
      <text:p text:style-name="P1"><text:s/>0 <text:s text:c="11"/>11121 houston</text:p>
      <text:p text:style-name="P1"><text:s/>0 <text:s text:c="11"/>11122 hover</text:p>
      <text:p text:style-name="P1"><text:s/>0 <text:s text:c="11"/>11120 housing</text:p>
      <text:p text:style-name="P1"><text:s/>0 <text:s text:c="11"/>11116 house</text:p>
      <text:p text:style-name="P1"><text:s/>0 <text:s text:c="11"/>11117 housecoats</text:p>
      <text:p text:style-name="P1"><text:s/>0 <text:s text:c="11"/>11118 houses</text:p>
      <text:p text:style-name="P1"><text:s/>0 <text:s text:c="11"/>11119 housewives</text:p>
      <text:p text:style-name="P1"><text:s/>0 <text:s text:c="11"/>11254 hurts</text:p>
      <text:p text:style-name="P1"><text:s/>0 <text:s text:c="11"/>11256 hustle</text:p>
      <text:p text:style-name="P1"><text:s/>0 <text:s text:c="11"/>10642 hd</text:p>
      <text:p text:style-name="P1"><text:s/>0 <text:s text:c="11"/>11396 icastica2014</text:p>
      <text:p text:style-name="P1"><text:s/>0 <text:s text:c="11"/>11392 icantbeliveit</text:p>
      <text:p text:style-name="P1"><text:s/>0 <text:s text:c="11"/>11393 icantdealwiththisshit</text:p>
      <text:p text:style-name="P1"><text:s/>0 <text:s text:c="11"/>11394 icap2012</text:p>
      <text:p text:style-name="P1"><text:s/>0 <text:s text:c="11"/>11391 icantakeaslongasiwant</text:p>
      <text:p text:style-name="P1"><text:s/>0 <text:s text:c="11"/>11390 icansmellhisface</text:p>
      <text:p text:style-name="P1"><text:s/>0 <text:s text:c="11"/>11389 icames</text:p>
      <text:p text:style-name="P1"><text:s/>0 <text:s text:c="11"/>11386 ibvzecm7df</text:p>
      <text:p text:style-name="P1"><text:s/>0 <text:s text:c="11"/>11387 ic69bk4h4j</text:p>
      <text:p text:style-name="P1"><text:s/>0 <text:s text:c="11"/>11388 icaiqp3lq3</text:p>
      <text:p text:style-name="P1"><text:s/>0 <text:s text:c="11"/>11395 icarly</text:p>
      <text:p text:style-name="P1"><text:s/>0 <text:s text:c="11"/>11397 icc4israel</text:p>
      <text:p text:style-name="P1"><text:s/>0 <text:s text:c="11"/>11384 ibnlive</text:p>
      <text:p text:style-name="P1"><text:s/>0 <text:s text:c="11"/>11398 ice</text:p>
      <text:p text:style-name="P1"><text:s/>0 <text:s text:c="11"/>11405 icin</text:p>
      <text:p text:style-name="P1"><text:s/>0 <text:s text:c="11"/>11406 icloud</text:p>
      <text:p text:style-name="P1"><text:s/>0 <text:s text:c="11"/>11407 icon</text:p>
      <text:p text:style-name="P1"><text:s/>0 <text:s text:c="11"/>11404 ichutiya</text:p>
      <text:p text:style-name="P1"><text:soft-page-break/><text:s/>0 <text:s text:c="11"/>11403 icgoh4yvcr</text:p>
      <text:p text:style-name="P1"><text:s/>0 <text:s text:c="11"/>11402 icelandic</text:p>
      <text:p text:style-name="P1"><text:s/>0 <text:s text:c="11"/>11399 icecream</text:p>
      <text:p text:style-name="P1"><text:s/>0 <text:s text:c="11"/>11400 iced</text:p>
      <text:p text:style-name="P1"><text:s/>0 <text:s text:c="11"/>11401 iceland</text:p>
      <text:p text:style-name="P1"><text:s/>0 <text:s text:c="11"/>11385 ibnliveforipad</text:p>
      <text:p text:style-name="P1"><text:s/>0 <text:s text:c="11"/>11383 ibm</text:p>
      <text:p text:style-name="P1"><text:s/>0 <text:s text:c="11"/>11257 hutong</text:p>
      <text:p text:style-name="P1"><text:s/>0 <text:s text:c="11"/>11370 ian</text:p>
      <text:p text:style-name="P1"><text:s/>0 <text:s text:c="11"/>11366 iam</text:p>
      <text:p text:style-name="P1"><text:s/>0 <text:s text:c="11"/>11367 iamanartist</text:p>
      <text:p text:style-name="P1"><text:s/>0 <text:s text:c="11"/>11368 iamcrying</text:p>
      <text:p text:style-name="P1"><text:s/>0 <text:s text:c="11"/>11365 iah</text:p>
      <text:p text:style-name="P1"><text:s/>0 <text:s text:c="11"/>11364 iadh</text:p>
      <text:p text:style-name="P1"><text:s/>0 <text:s text:c="11"/>11363 iacovella</text:p>
      <text:p text:style-name="P1"><text:s/>0 <text:s text:c="11"/>11360 ia7ijqgt</text:p>
      <text:p text:style-name="P1"><text:s/>0 <text:s text:c="11"/>11361 iabwtsdabt</text:p>
      <text:p text:style-name="P1"><text:s/>0 <text:s text:c="11"/>11362 iac5d2j1p0</text:p>
      <text:p text:style-name="P1"><text:s/>0 <text:s text:c="11"/>11369 iampapumsbaby</text:p>
      <text:p text:style-name="P1"><text:s/>0 <text:s text:c="11"/>11371 iansomerhalder</text:p>
      <text:p text:style-name="P1"><text:s/>0 <text:s text:c="11"/>11382 ibjxxuup</text:p>
      <text:p text:style-name="P1"><text:s/>0 <text:s text:c="11"/>11372 ianzmhgwkq</text:p>
      <text:p text:style-name="P1"><text:s/>0 <text:s text:c="11"/>11379 ib4ow0psyi</text:p>
      <text:p text:style-name="P1"><text:s/>0 <text:s text:c="11"/>11380 ibai</text:p>
      <text:p text:style-name="P1"><text:s/>0 <text:s text:c="11"/>11381 ibaraki</text:p>
      <text:p text:style-name="P1"><text:s/>0 <text:s text:c="11"/>11378 ib</text:p>
      <text:p text:style-name="P1"><text:s/>0 <text:s text:c="11"/>11377 iazw6htyuv</text:p>
      <text:p text:style-name="P1"><text:s/>0 <text:s text:c="11"/>11376 iayrcodm</text:p>
      <text:p text:style-name="P1"><text:s/>0 <text:s text:c="11"/>11373 iarpa</text:p>
      <text:p text:style-name="P1"><text:s/>0 <text:s text:c="11"/>11374 iat2ozcgnh</text:p>
      <text:p text:style-name="P1"><text:s/>0 <text:s text:c="11"/>11375 iayex6qg6x</text:p>
      <text:p text:style-name="P1"><text:s/>0 <text:s text:c="11"/>11408 iconia</text:p>
      <text:p text:style-name="P1"><text:s/>0 <text:s text:c="11"/>11409 iconic</text:p>
      <text:p text:style-name="P1"><text:s/>0 <text:s text:c="11"/>11410 icptkf2l1u</text:p>
      <text:p text:style-name="P1"><text:s/>0 <text:s text:c="11"/>11447 idgaf</text:p>
      <text:p text:style-name="P1"><text:s/>0 <text:s text:c="11"/>11443 identifiers</text:p>
      <text:p text:style-name="P1"><text:s/>0 <text:s text:c="11"/>11444 identifying</text:p>
      <text:p text:style-name="P1"><text:s/>0 <text:s text:c="11"/>11445 identity</text:p>
      <text:p text:style-name="P1"><text:s/>0 <text:s text:c="11"/>11442 identified</text:p>
      <text:p text:style-name="P1"><text:s/>0 <text:s text:c="11"/>11441 identification</text:p>
      <text:p text:style-name="P1"><text:s/>0 <text:s text:c="11"/>11440 identidad</text:p>
      <text:p text:style-name="P1"><text:s/>0 <text:s text:c="11"/>11437 ideas</text:p>
      <text:p text:style-name="P1"><text:s/>0 <text:s text:c="11"/>11438 ideaspeligrosas</text:p>
      <text:p text:style-name="P1"><text:s/>0 <text:s text:c="11"/>11439 idek</text:p>
      <text:p text:style-name="P1"><text:s/>0 <text:s text:c="11"/>11446 ideological</text:p>
      <text:p text:style-name="P1"><text:s/>0 <text:s text:c="11"/>11448 idifgq1acd</text:p>
      <text:p text:style-name="P1"><text:s/>0 <text:s text:c="11"/>11411 icri71dlny</text:p>
      <text:p text:style-name="P1"><text:s/>0 <text:s text:c="11"/>11449 idiot</text:p>
      <text:p text:style-name="P1"><text:s/>0 <text:s text:c="11"/>11456 ie</text:p>
      <text:p text:style-name="P1"><text:s/>0 <text:s text:c="11"/>11457 ied</text:p>
      <text:p text:style-name="P1"><text:s/>0 <text:s text:c="11"/>11458 ieeeeee</text:p>
      <text:p text:style-name="P1"><text:s/>0 <text:s text:c="11"/>11455 idéntica</text:p>
      <text:p text:style-name="P1"><text:soft-page-break/><text:s/>0 <text:s text:c="11"/>11454 idvyn5fy2p</text:p>
      <text:p text:style-name="P1"><text:s/>0 <text:s text:c="11"/>11453 idol</text:p>
      <text:p text:style-name="P1"><text:s/>0 <text:s text:c="11"/>11450 idiots</text:p>
      <text:p text:style-name="P1"><text:s/>0 <text:s text:c="11"/>11451 idk</text:p>
      <text:p text:style-name="P1"><text:s/>0 <text:s text:c="11"/>11452 idle</text:p>
      <text:p text:style-name="P1"><text:s/>0 <text:s text:c="11"/>11436 ideally</text:p>
      <text:p text:style-name="P1"><text:s/>0 <text:s text:c="11"/>11435 idealist</text:p>
      <text:p text:style-name="P1"><text:s/>0 <text:s text:c="11"/>11434 ideal</text:p>
      <text:p text:style-name="P1"><text:s/>0 <text:s text:c="11"/>11433 idea</text:p>
      <text:p text:style-name="P1"><text:s/>0 <text:s text:c="11"/>11418 icu</text:p>
      <text:p text:style-name="P1"><text:s/>0 <text:s text:c="11"/>11419 icumbu5sql</text:p>
      <text:p text:style-name="P1"><text:s/>0 <text:s text:c="11"/>11420 icuz8gxlmd</text:p>
      <text:p text:style-name="P1"><text:s/>0 <text:s text:c="11"/>11417 ictwk7xcbt</text:p>
      <text:p text:style-name="P1"><text:s/>0 <text:s text:c="11"/>11416 ictjobs</text:p>
      <text:p text:style-name="P1"><text:s/>0 <text:s text:c="11"/>11415 ict2013eu</text:p>
      <text:p text:style-name="P1"><text:s/>0 <text:s text:c="11"/>11412 icrunrd7jy</text:p>
      <text:p text:style-name="P1"><text:s/>0 <text:s text:c="11"/>11413 ics</text:p>
      <text:p text:style-name="P1"><text:s/>0 <text:s text:c="11"/>11414 ict</text:p>
      <text:p text:style-name="P1"><text:s/>0 <text:s text:c="11"/>11421 icwsm</text:p>
      <text:p text:style-name="P1"><text:s/>0 <text:s text:c="11"/>11422 icwsm13</text:p>
      <text:p text:style-name="P1"><text:s/>0 <text:s text:c="11"/>11423 icyigw41</text:p>
      <text:p text:style-name="P1"><text:s/>0 <text:s text:c="11"/>11431 iddfaatp4q</text:p>
      <text:p text:style-name="P1"><text:s/>0 <text:s text:c="11"/>11432 ide</text:p>
      <text:p text:style-name="P1"><text:s/>0 <text:s text:c="11"/>11429 idaxxogxbd</text:p>
      <text:p text:style-name="P1"><text:s/>0 <text:s text:c="11"/>11430 idc</text:p>
      <text:p text:style-name="P1"><text:s/>0 <text:s text:c="11"/>11428 idaho</text:p>
      <text:p text:style-name="P1"><text:s/>0 <text:s text:c="11"/>11424 id</text:p>
      <text:p text:style-name="P1"><text:s/>0 <text:s text:c="11"/>11425 ida</text:p>
      <text:p text:style-name="P1"><text:s/>0 <text:s text:c="11"/>11426 idabbsir8n</text:p>
      <text:p text:style-name="P1"><text:s/>0 <text:s text:c="11"/>11427 idade</text:p>
      <text:p text:style-name="P1"><text:s/>0 <text:s text:c="11"/>11359 ia7efp8d</text:p>
      <text:p text:style-name="P1"><text:s/>0 <text:s text:c="11"/>11358 i9023</text:p>
      <text:p text:style-name="P1"><text:s/>0 <text:s text:c="11"/>11357 i9020t</text:p>
      <text:p text:style-name="P1"><text:s/>0 <text:s text:c="11"/>11293 hype</text:p>
      <text:p text:style-name="P1"><text:s/>0 <text:s text:c="11"/>11289 hygiene</text:p>
      <text:p text:style-name="P1"><text:s/>0 <text:s text:c="11"/>11290 hyland</text:p>
      <text:p text:style-name="P1"><text:s/>0 <text:s text:c="11"/>11291 hymn</text:p>
      <text:p text:style-name="P1"><text:s/>0 <text:s text:c="11"/>11288 hyfr</text:p>
      <text:p text:style-name="P1"><text:s/>0 <text:s text:c="11"/>11287 hydrogen</text:p>
      <text:p text:style-name="P1"><text:s/>0 <text:s text:c="11"/>11286 hydrated</text:p>
      <text:p text:style-name="P1"><text:s/>0 <text:s text:c="11"/>11283 hybrid</text:p>
      <text:p text:style-name="P1"><text:s/>0 <text:s text:c="11"/>11284 hyde</text:p>
      <text:p text:style-name="P1"><text:s/>0 <text:s text:c="11"/>11285 hyderabad</text:p>
      <text:p text:style-name="P1"><text:s/>0 <text:s text:c="11"/>11292 hynmisie8s</text:p>
      <text:p text:style-name="P1"><text:s/>0 <text:s text:c="11"/>11294 hyped</text:p>
      <text:p text:style-name="P1"><text:s/>0 <text:s text:c="11"/>11306 hysxpxcnov</text:p>
      <text:p text:style-name="P1"><text:s/>0 <text:s text:c="11"/>11295 hyperdrive</text:p>
      <text:p text:style-name="P1"><text:s/>0 <text:s text:c="11"/>11302 hypothesis</text:p>
      <text:p text:style-name="P1"><text:s/>0 <text:s text:c="11"/>11303 hypothetical</text:p>
      <text:p text:style-name="P1"><text:s/>0 <text:s text:c="11"/>11304 hypponen</text:p>
      <text:p text:style-name="P1"><text:s/>0 <text:s text:c="11"/>11301 hypomnemata</text:p>
      <text:p text:style-name="P1"><text:s/>0 <text:s text:c="11"/>11300 hypocrits</text:p>
      <text:p text:style-name="P1"><text:soft-page-break/><text:s/>0 <text:s text:c="11"/>11299 hypocrite</text:p>
      <text:p text:style-name="P1"><text:s/>0 <text:s text:c="11"/>11296 hyperdub</text:p>
      <text:p text:style-name="P1"><text:s/>0 <text:s text:c="11"/>11297 hyperextension</text:p>
      <text:p text:style-name="P1"><text:s/>0 <text:s text:c="11"/>11298 hyperrr</text:p>
      <text:p text:style-name="P1"><text:s/>0 <text:s text:c="11"/>11282 hxyanoecoc</text:p>
      <text:p text:style-name="P1"><text:s/>0 <text:s text:c="11"/>11281 hxwr0vk</text:p>
      <text:p text:style-name="P1"><text:s/>0 <text:s text:c="11"/>11280 hxqmyzj57b</text:p>
      <text:p text:style-name="P1"><text:s/>0 <text:s text:c="11"/>11279 hxirbqecfj</text:p>
      <text:p text:style-name="P1"><text:s/>0 <text:s text:c="11"/>11264 hvevxscr9v</text:p>
      <text:p text:style-name="P1"><text:s/>0 <text:s text:c="11"/>11265 hvr</text:p>
      <text:p text:style-name="P1"><text:s/>0 <text:s text:c="11"/>11266 hw</text:p>
      <text:p text:style-name="P1"><text:s/>0 <text:s text:c="11"/>11263 hvelfqncda</text:p>
      <text:p text:style-name="P1"><text:s/>0 <text:s text:c="11"/>11262 hvcxlxxnsc</text:p>
      <text:p text:style-name="P1"><text:s/>0 <text:s text:c="11"/>11261 hv</text:p>
      <text:p text:style-name="P1"><text:s/>0 <text:s text:c="11"/>11258 huuaaahhh</text:p>
      <text:p text:style-name="P1"><text:s/>0 <text:s text:c="11"/>11259 huwdrt3vtk</text:p>
      <text:p text:style-name="P1"><text:s/>0 <text:s text:c="11"/>11260 huzzah</text:p>
      <text:p text:style-name="P1"><text:s/>0 <text:s text:c="11"/>11267 hw1s7efs6z</text:p>
      <text:p text:style-name="P1"><text:s/>0 <text:s text:c="11"/>11268 hw4mdo7efd</text:p>
      <text:p text:style-name="P1"><text:s/>0 <text:s text:c="11"/>11269 hwbzufbkym</text:p>
      <text:p text:style-name="P1"><text:s/>0 <text:s text:c="11"/>11277 hxcpw3gl</text:p>
      <text:p text:style-name="P1"><text:s/>0 <text:s text:c="11"/>11278 hxcxlyw0</text:p>
      <text:p text:style-name="P1"><text:s/>0 <text:s text:c="11"/>11275 hwv7ojfs</text:p>
      <text:p text:style-name="P1"><text:s/>0 <text:s text:c="11"/>11276 hwykupfz8x</text:p>
      <text:p text:style-name="P1"><text:s/>0 <text:s text:c="11"/>11274 hwulol2ifi</text:p>
      <text:p text:style-name="P1"><text:s/>0 <text:s text:c="11"/>11270 hwfyjgffdl</text:p>
      <text:p text:style-name="P1"><text:s/>0 <text:s text:c="11"/>11271 hwlbw6kquq</text:p>
      <text:p text:style-name="P1"><text:s/>0 <text:s text:c="11"/>11272 hwndo8myat</text:p>
      <text:p text:style-name="P1"><text:s/>0 <text:s text:c="11"/>11273 hwodss3n1p</text:p>
      <text:p text:style-name="P1"><text:s/>0 <text:s text:c="11"/>11305 hysterically</text:p>
      <text:p text:style-name="P1"><text:s/>0 <text:s text:c="11"/>11307 hyves</text:p>
      <text:p text:style-name="P1"><text:s/>0 <text:s text:c="11"/>11356 i8vt8zlyis</text:p>
      <text:p text:style-name="P1"><text:s/>0 <text:s text:c="11"/>11344 i6bhacd9rf</text:p>
      <text:p text:style-name="P1"><text:s/>0 <text:s text:c="11"/>11340 i4lvsucgpf</text:p>
      <text:p text:style-name="P1"><text:s/>0 <text:s text:c="11"/>11341 i58braluvh</text:p>
      <text:p text:style-name="P1"><text:s/>0 <text:s text:c="11"/>11342 i5vbjmcs</text:p>
      <text:p text:style-name="P1"><text:s/>0 <text:s text:c="11"/>11339 i4llyjwjvd</text:p>
      <text:p text:style-name="P1"><text:s/>0 <text:s text:c="11"/>11338 i4jttjue1j</text:p>
      <text:p text:style-name="P1"><text:s/>0 <text:s text:c="11"/>11337 i3zk7ugxun</text:p>
      <text:p text:style-name="P1"><text:s/>0 <text:s text:c="11"/>11334 i3bxpas2</text:p>
      <text:p text:style-name="P1"><text:s/>0 <text:s text:c="11"/>11335 i3pi1dlg2f</text:p>
      <text:p text:style-name="P1"><text:s/>0 <text:s text:c="11"/>11336 i3qvnpyc9i</text:p>
      <text:p text:style-name="P1"><text:s/>0 <text:s text:c="11"/>11343 i69ideacjp</text:p>
      <text:p text:style-name="P1"><text:s/>0 <text:s text:c="11"/>11345 i6jrku3lij</text:p>
      <text:p text:style-name="P1"><text:s/>0 <text:s text:c="11"/>11308 hz7ptaa7tv</text:p>
      <text:p text:style-name="P1"><text:s/>0 <text:s text:c="11"/>11346 i787p3iv</text:p>
      <text:p text:style-name="P1"><text:s/>0 <text:s text:c="11"/>11353 i8pvr9h1</text:p>
      <text:p text:style-name="P1"><text:s/>0 <text:s text:c="11"/>11354 i8r0mmk2</text:p>
      <text:p text:style-name="P1"><text:s/>0 <text:s text:c="11"/>11355 i8rtonidyh</text:p>
      <text:p text:style-name="P1"><text:s/>0 <text:s text:c="11"/>11352 i8oncfh7ih</text:p>
      <text:p text:style-name="P1"><text:s/>0 <text:s text:c="11"/>11351 i8oahj2zx3</text:p>
      <text:p text:style-name="P1"><text:s/>0 <text:s text:c="11"/>11350 i8mhukwoom</text:p>
      <text:p text:style-name="P1"><text:soft-page-break/><text:s/>0 <text:s text:c="11"/>11347 i7zftkxrqd</text:p>
      <text:p text:style-name="P1"><text:s/>0 <text:s text:c="11"/>11348 i8c99xcrf9</text:p>
      <text:p text:style-name="P1"><text:s/>0 <text:s text:c="11"/>11349 i8ga3leu</text:p>
      <text:p text:style-name="P1"><text:s/>0 <text:s text:c="11"/>11333 i37htjgkfo</text:p>
      <text:p text:style-name="P1"><text:s/>0 <text:s text:c="11"/>11332 i2gijvzz6t</text:p>
      <text:p text:style-name="P1"><text:s/>0 <text:s text:c="11"/>11331 i2e</text:p>
      <text:p text:style-name="P1"><text:s/>0 <text:s text:c="11"/>11330 i2dtosko</text:p>
      <text:p text:style-name="P1"><text:s/>0 <text:s text:c="11"/>11315 háblame</text:p>
      <text:p text:style-name="P1"><text:s/>0 <text:s text:c="11"/>11316 häromnyssens</text:p>
      <text:p text:style-name="P1"><text:s/>0 <text:s text:c="11"/>11317 héracles</text:p>
      <text:p text:style-name="P1"><text:s/>0 <text:s text:c="11"/>11314 hzzdlephl3</text:p>
      <text:p text:style-name="P1"><text:s/>0 <text:s text:c="11"/>11313 hzyw0z3fzb</text:p>
      <text:p text:style-name="P1"><text:s/>0 <text:s text:c="11"/>11312 hzyrlojodl</text:p>
      <text:p text:style-name="P1"><text:s/>0 <text:s text:c="11"/>11309 hzhsider1a</text:p>
      <text:p text:style-name="P1"><text:s/>0 <text:s text:c="11"/>11310 hzjbbpgp27</text:p>
      <text:p text:style-name="P1"><text:s/>0 <text:s text:c="11"/>11311 hzwriag6ij</text:p>
      <text:p text:style-name="P1"><text:s/>0 <text:s text:c="11"/>11318 hütte</text:p>
      <text:p text:style-name="P1"><text:s/>0 <text:s text:c="11"/>11319 i0gfenfq45</text:p>
      <text:p text:style-name="P1"><text:s/>0 <text:s text:c="11"/>11320 i0ldpik89m</text:p>
      <text:p text:style-name="P1"><text:s/>0 <text:s text:c="11"/>11328 i2b2</text:p>
      <text:p text:style-name="P1"><text:s/>0 <text:s text:c="11"/>11329 i2cup6z3</text:p>
      <text:p text:style-name="P1"><text:s/>0 <text:s text:c="11"/>11326 i1kac6qswl</text:p>
      <text:p text:style-name="P1"><text:s/>0 <text:s text:c="11"/>11327 i1wg6wzakx</text:p>
      <text:p text:style-name="P1"><text:s/>0 <text:s text:c="11"/>11325 i1fo1gynpo</text:p>
      <text:p text:style-name="P1"><text:s/>0 <text:s text:c="11"/>11321 i0q0m29zcj</text:p>
      <text:p text:style-name="P1"><text:s/>0 <text:s text:c="11"/>11322 i0znbcob7x</text:p>
      <text:p text:style-name="P1"><text:s/>0 <text:s text:c="11"/>11323 i1cdc5z11z</text:p>
      <text:p text:style-name="P1"><text:s/>0 <text:s text:c="11"/>11324 i1dskhfsre</text:p>
      <text:p text:style-name="P1"><text:s/>0 <text:s text:c="11"/>11051 hooker</text:p>
      <text:p text:style-name="P1"><text:s/>0 <text:s text:c="11"/>11050 hooked</text:p>
      <text:p text:style-name="P1"><text:s/>0 <text:s text:c="11"/>11049 hook</text:p>
      <text:p text:style-name="P1"><text:s/>0 <text:s text:c="11"/>10781 hermannsborg</text:p>
      <text:p text:style-name="P1"><text:s/>0 <text:s text:c="11"/>10777 heritage</text:p>
      <text:p text:style-name="P1"><text:s/>0 <text:s text:c="11"/>10778 herman</text:p>
      <text:p text:style-name="P1"><text:s/>0 <text:s text:c="11"/>10779 hermana</text:p>
      <text:p text:style-name="P1"><text:s/>0 <text:s text:c="11"/>10776 herinnert</text:p>
      <text:p text:style-name="P1"><text:s/>0 <text:s text:c="11"/>10775 herinner</text:p>
      <text:p text:style-name="P1"><text:s/>0 <text:s text:c="11"/>10774 hereto</text:p>
      <text:p text:style-name="P1"><text:s/>0 <text:s text:c="11"/>10771 here</text:p>
      <text:p text:style-name="P1"><text:s/>0 <text:s text:c="11"/>10772 hereswhathappened</text:p>
      <text:p text:style-name="P1"><text:s/>0 <text:s text:c="11"/>10773 heretic</text:p>
      <text:p text:style-name="P1"><text:s/>0 <text:s text:c="11"/>10780 hermanito</text:p>
      <text:p text:style-name="P1"><text:s/>0 <text:s text:c="11"/>10782 hermano</text:p>
      <text:p text:style-name="P1"><text:s/>0 <text:s text:c="11"/>10769 herbert</text:p>
      <text:p text:style-name="P1"><text:s/>0 <text:s text:c="11"/>10783 hermione</text:p>
      <text:p text:style-name="P1"><text:s/>0 <text:s text:c="11"/>10790 heroines</text:p>
      <text:p text:style-name="P1"><text:s/>0 <text:s text:c="11"/>10791 heron</text:p>
      <text:p text:style-name="P1"><text:s/>0 <text:s text:c="11"/>10792 herrera</text:p>
      <text:p text:style-name="P1"><text:s/>0 <text:s text:c="11"/>10789 heroin</text:p>
      <text:p text:style-name="P1"><text:s/>0 <text:s text:c="11"/>10788 heroes</text:p>
      <text:p text:style-name="P1"><text:s/>0 <text:s text:c="11"/>10787 hero</text:p>
      <text:p text:style-name="P1"><text:s/>0 <text:s text:c="11"/>10784 hermosas</text:p>
      <text:p text:style-name="P1"><text:soft-page-break/><text:s/>0 <text:s text:c="11"/>10785 hermoso</text:p>
      <text:p text:style-name="P1"><text:s/>0 <text:s text:c="11"/>10786 hermosos</text:p>
      <text:p text:style-name="P1"><text:s/>0 <text:s text:c="11"/>10770 herbokolog</text:p>
      <text:p text:style-name="P1"><text:s/>0 <text:s text:c="11"/>10768 her</text:p>
      <text:p text:style-name="P1"><text:s/>0 <text:s text:c="11"/>11048 hoodie</text:p>
      <text:p text:style-name="P1"><text:s/>0 <text:s text:c="11"/>10755 hempton</text:p>
      <text:p text:style-name="P1"><text:s/>0 <text:s text:c="11"/>10751 hemen</text:p>
      <text:p text:style-name="P1"><text:s/>0 <text:s text:c="11"/>10752 hemingwrite</text:p>
      <text:p text:style-name="P1"><text:s/>0 <text:s text:c="11"/>10753 hemisphere</text:p>
      <text:p text:style-name="P1"><text:s/>0 <text:s text:c="11"/>10750 hemademethisway</text:p>
      <text:p text:style-name="P1"><text:s/>0 <text:s text:c="11"/>10749 hem</text:p>
      <text:p text:style-name="P1"><text:s/>0 <text:s text:c="11"/>10748 helps</text:p>
      <text:p text:style-name="P1"><text:s/>0 <text:s text:c="11"/>10745 helpless</text:p>
      <text:p text:style-name="P1"><text:s/>0 <text:s text:c="11"/>10746 helplessness</text:p>
      <text:p text:style-name="P1"><text:s/>0 <text:s text:c="11"/>10747 helpouts</text:p>
      <text:p text:style-name="P1"><text:s/>0 <text:s text:c="11"/>10754 hemls6pqug</text:p>
      <text:p text:style-name="P1"><text:s/>0 <text:s text:c="11"/>10756 hence</text:p>
      <text:p text:style-name="P1"><text:s/>0 <text:s text:c="11"/>10767 hepimize</text:p>
      <text:p text:style-name="P1"><text:s/>0 <text:s text:c="11"/>10757 hendel</text:p>
      <text:p text:style-name="P1"><text:s/>0 <text:s text:c="11"/>10764 henriette</text:p>
      <text:p text:style-name="P1"><text:s/>0 <text:s text:c="11"/>10765 henryford</text:p>
      <text:p text:style-name="P1"><text:s/>0 <text:s text:c="11"/>10766 heo</text:p>
      <text:p text:style-name="P1"><text:s/>0 <text:s text:c="11"/>10763 henri</text:p>
      <text:p text:style-name="P1"><text:s/>0 <text:s text:c="11"/>10762 henning</text:p>
      <text:p text:style-name="P1"><text:s/>0 <text:s text:c="11"/>10761 hennessey</text:p>
      <text:p text:style-name="P1"><text:s/>0 <text:s text:c="11"/>10758 hendler</text:p>
      <text:p text:style-name="P1"><text:s/>0 <text:s text:c="11"/>10759 hendrix</text:p>
      <text:p text:style-name="P1"><text:s/>0 <text:s text:c="11"/>10760 henna</text:p>
      <text:p text:style-name="P1"><text:s/>0 <text:s text:c="11"/>10793 herrrrrrrrrr</text:p>
      <text:p text:style-name="P1"><text:s/>0 <text:s text:c="11"/>10794 hers</text:p>
      <text:p text:style-name="P1"><text:s/>0 <text:s text:c="11"/>10795 herself</text:p>
      <text:p text:style-name="P1"><text:s/>0 <text:s text:c="11"/>10832 hhe1rtyo3d</text:p>
      <text:p text:style-name="P1"><text:s/>0 <text:s text:c="11"/>10828 hh8gtp</text:p>
      <text:p text:style-name="P1"><text:s/>0 <text:s text:c="11"/>10829 hhagnztdcu</text:p>
      <text:p text:style-name="P1"><text:s/>0 <text:s text:c="11"/>10830 hhahaha</text:p>
      <text:p text:style-name="P1"><text:s/>0 <text:s text:c="11"/>10827 hgx5ojgtk7</text:p>
      <text:p text:style-name="P1"><text:s/>0 <text:s text:c="11"/>10826 hgpf7zbucp</text:p>
      <text:p text:style-name="P1"><text:s/>0 <text:s text:c="11"/>10825 hgnmkw9x</text:p>
      <text:p text:style-name="P1"><text:s/>0 <text:s text:c="11"/>10822 hgi6elsh3t</text:p>
      <text:p text:style-name="P1"><text:s/>0 <text:s text:c="11"/>10823 hglek5pgid</text:p>
      <text:p text:style-name="P1"><text:s/>0 <text:s text:c="11"/>10824 hgndupor2k</text:p>
      <text:p text:style-name="P1"><text:s/>0 <text:s text:c="11"/>10831 hhbntmwug5</text:p>
      <text:p text:style-name="P1"><text:s/>0 <text:s text:c="11"/>10833 hhffhhchffdfg</text:p>
      <text:p text:style-name="P1"><text:s/>0 <text:s text:c="11"/>10796 herácles</text:p>
      <text:p text:style-name="P1"><text:s/>0 <text:s text:c="11"/>10834 hhgjbcxjjjvg</text:p>
      <text:p text:style-name="P1"><text:s/>0 <text:s text:c="11"/>10841 hhs</text:p>
      <text:p text:style-name="P1"><text:s/>0 <text:s text:c="11"/>10842 hhsrm9ha</text:p>
      <text:p text:style-name="P1"><text:s/>0 <text:s text:c="11"/>10843 hi</text:p>
      <text:p text:style-name="P1"><text:s/>0 <text:s text:c="11"/>10840 hhrna1vnn2</text:p>
      <text:p text:style-name="P1"><text:s/>0 <text:s text:c="11"/>10839 hhngdgbjb8</text:p>
      <text:p text:style-name="P1"><text:s/>0 <text:s text:c="11"/>10838 hhn</text:p>
      <text:p text:style-name="P1"><text:s/>0 <text:s text:c="11"/>10835 hhhvfxxccxx</text:p>
      <text:p text:style-name="P1"><text:soft-page-break/><text:s/>0 <text:s text:c="11"/>10836 hhlfcktcbf</text:p>
      <text:p text:style-name="P1"><text:s/>0 <text:s text:c="11"/>10837 hhmk5avv</text:p>
      <text:p text:style-name="P1"><text:s/>0 <text:s text:c="11"/>10821 hgh</text:p>
      <text:p text:style-name="P1"><text:s/>0 <text:s text:c="11"/>10820 hg</text:p>
      <text:p text:style-name="P1"><text:s/>0 <text:s text:c="11"/>10819 hfuaepgbl6</text:p>
      <text:p text:style-name="P1"><text:s/>0 <text:s text:c="11"/>10818 hfssokuys9</text:p>
      <text:p text:style-name="P1"><text:s/>0 <text:s text:c="11"/>10803 heter</text:p>
      <text:p text:style-name="P1"><text:s/>0 <text:s text:c="11"/>10804 heuristic</text:p>
      <text:p text:style-name="P1"><text:s/>0 <text:s text:c="11"/>10805 hewett</text:p>
      <text:p text:style-name="P1"><text:s/>0 <text:s text:c="11"/>10802 het</text:p>
      <text:p text:style-name="P1"><text:s/>0 <text:s text:c="11"/>10801 hessen</text:p>
      <text:p text:style-name="P1"><text:s/>0 <text:s text:c="11"/>10800 hess</text:p>
      <text:p text:style-name="P1"><text:s/>0 <text:s text:c="11"/>10797 hes</text:p>
      <text:p text:style-name="P1"><text:s/>0 <text:s text:c="11"/>10798 hesitate</text:p>
      <text:p text:style-name="P1"><text:s/>0 <text:s text:c="11"/>10799 hesitates</text:p>
      <text:p text:style-name="P1"><text:s/>0 <text:s text:c="11"/>10806 hexaco</text:p>
      <text:p text:style-name="P1"><text:s/>0 <text:s text:c="11"/>10807 hexagon</text:p>
      <text:p text:style-name="P1"><text:s/>0 <text:s text:c="11"/>10808 hey</text:p>
      <text:p text:style-name="P1"><text:s/>0 <text:s text:c="11"/>10816 hfpbwi7azg</text:p>
      <text:p text:style-name="P1"><text:s/>0 <text:s text:c="11"/>10817 hfr</text:p>
      <text:p text:style-name="P1"><text:s/>0 <text:s text:c="11"/>10814 heztjmrj7i</text:p>
      <text:p text:style-name="P1"><text:s/>0 <text:s text:c="11"/>10815 hf3xphwyuo</text:p>
      <text:p text:style-name="P1"><text:s/>0 <text:s text:c="11"/>10813 heyy</text:p>
      <text:p text:style-name="P1"><text:s/>0 <text:s text:c="11"/>10809 heyecanliyim</text:p>
      <text:p text:style-name="P1"><text:s/>0 <text:s text:c="11"/>10810 heygmu80yw</text:p>
      <text:p text:style-name="P1"><text:s/>0 <text:s text:c="11"/>10811 heyohpb1</text:p>
      <text:p text:style-name="P1"><text:s/>0 <text:s text:c="11"/>10812 heytricky</text:p>
      <text:p text:style-name="P1"><text:s/>0 <text:s text:c="11"/>10744 helping</text:p>
      <text:p text:style-name="P1"><text:s/>0 <text:s text:c="11"/>10743 helpful</text:p>
      <text:p text:style-name="P1"><text:s/>0 <text:s text:c="11"/>10742 helper</text:p>
      <text:p text:style-name="P1"><text:s/>0 <text:s text:c="11"/>10678 hearhear</text:p>
      <text:p text:style-name="P1"><text:s/>0 <text:s text:c="11"/>10674 healthrally</text:p>
      <text:p text:style-name="P1"><text:s/>0 <text:s text:c="11"/>10675 healthy</text:p>
      <text:p text:style-name="P1"><text:s/>0 <text:s text:c="11"/>10676 hear</text:p>
      <text:p text:style-name="P1"><text:s/>0 <text:s text:c="11"/>10673 healthkit</text:p>
      <text:p text:style-name="P1"><text:s/>0 <text:s text:c="11"/>10672 healthier</text:p>
      <text:p text:style-name="P1"><text:s/>0 <text:s text:c="11"/>10671 healthcare</text:p>
      <text:p text:style-name="P1"><text:s/>0 <text:s text:c="11"/>10668 healed</text:p>
      <text:p text:style-name="P1"><text:s/>0 <text:s text:c="11"/>10669 healers</text:p>
      <text:p text:style-name="P1"><text:s/>0 <text:s text:c="11"/>10670 health</text:p>
      <text:p text:style-name="P1"><text:s/>0 <text:s text:c="11"/>10677 heard</text:p>
      <text:p text:style-name="P1"><text:s/>0 <text:s text:c="11"/>10679 hearing</text:p>
      <text:p text:style-name="P1"><text:s/>0 <text:s text:c="11"/>10691 hearts</text:p>
      <text:p text:style-name="P1"><text:s/>0 <text:s text:c="11"/>10680 hearings</text:p>
      <text:p text:style-name="P1"><text:s/>0 <text:s text:c="11"/>10687 hearted</text:p>
      <text:p text:style-name="P1"><text:s/>0 <text:s text:c="11"/>10688 hearthstone</text:p>
      <text:p text:style-name="P1"><text:s/>0 <text:s text:c="11"/>10689 hearties</text:p>
      <text:p text:style-name="P1"><text:s/>0 <text:s text:c="11"/>10686 heartbroken</text:p>
      <text:p text:style-name="P1"><text:s/>0 <text:s text:c="11"/>10685 heartbreaking</text:p>
      <text:p text:style-name="P1"><text:s/>0 <text:s text:c="11"/>10684 heartbeats</text:p>
      <text:p text:style-name="P1"><text:s/>0 <text:s text:c="11"/>10681 hears</text:p>
      <text:p text:style-name="P1"><text:s/>0 <text:s text:c="11"/>10682 heart</text:p>
      <text:p text:style-name="P1"><text:soft-page-break/><text:s/>0 <text:s text:c="11"/>10683 heartache</text:p>
      <text:p text:style-name="P1"><text:s/>0 <text:s text:c="11"/>10667 heal</text:p>
      <text:p text:style-name="P1"><text:s/>0 <text:s text:c="11"/>10666 headset</text:p>
      <text:p text:style-name="P1"><text:s/>0 <text:s text:c="11"/>10665 heads</text:p>
      <text:p text:style-name="P1"><text:s/>0 <text:s text:c="11"/>10664 headpounding</text:p>
      <text:p text:style-name="P1"><text:s/>0 <text:s text:c="11"/>10649 he1vwkds</text:p>
      <text:p text:style-name="P1"><text:s/>0 <text:s text:c="11"/>10650 he3eok3ctp</text:p>
      <text:p text:style-name="P1"><text:s/>0 <text:s text:c="11"/>10651 he_afrocentric</text:p>
      <text:p text:style-name="P1"><text:s/>0 <text:s text:c="11"/>10648 he</text:p>
      <text:p text:style-name="P1"><text:s/>0 <text:s text:c="11"/>10647 hdvuwo0ypr</text:p>
      <text:p text:style-name="P1"><text:s/>0 <text:s text:c="11"/>10646 hdiwe88wdu</text:p>
      <text:p text:style-name="P1"><text:s/>0 <text:s text:c="11"/>10643 hdad</text:p>
      <text:p text:style-name="P1"><text:s/>0 <text:s text:c="11"/>10644 hddiojjiiv</text:p>
      <text:p text:style-name="P1"><text:s/>0 <text:s text:c="11"/>10645 hdgjzc9dmj</text:p>
      <text:p text:style-name="P1"><text:s/>0 <text:s text:c="11"/>10652 head</text:p>
      <text:p text:style-name="P1"><text:s/>0 <text:s text:c="11"/>10653 headache</text:p>
      <text:p text:style-name="P1"><text:s/>0 <text:s text:c="11"/>10654 headaches</text:p>
      <text:p text:style-name="P1"><text:s/>0 <text:s text:c="11"/>10662 headphone</text:p>
      <text:p text:style-name="P1"><text:s/>0 <text:s text:c="11"/>10663 headphones</text:p>
      <text:p text:style-name="P1"><text:s/>0 <text:s text:c="11"/>10660 heading</text:p>
      <text:p text:style-name="P1"><text:s/>0 <text:s text:c="11"/>10661 headlines</text:p>
      <text:p text:style-name="P1"><text:s/>0 <text:s text:c="11"/>10659 headgear</text:p>
      <text:p text:style-name="P1"><text:s/>0 <text:s text:c="11"/>10655 headbanging</text:p>
      <text:p text:style-name="P1"><text:s/>0 <text:s text:c="11"/>10656 headed</text:p>
      <text:p text:style-name="P1"><text:s/>0 <text:s text:c="11"/>10657 header</text:p>
      <text:p text:style-name="P1"><text:s/>0 <text:s text:c="11"/>10658 headers</text:p>
      <text:p text:style-name="P1"><text:s/>0 <text:s text:c="11"/>10690 heartless</text:p>
      <text:p text:style-name="P1"><text:s/>0 <text:s text:c="11"/>10692 heat</text:p>
      <text:p text:style-name="P1"><text:s/>0 <text:s text:c="11"/>10741 helped</text:p>
      <text:p text:style-name="P1"><text:s/>0 <text:s text:c="11"/>10729 helen</text:p>
      <text:p text:style-name="P1"><text:s/>0 <text:s text:c="11"/>10725 heist</text:p>
      <text:p text:style-name="P1"><text:s/>0 <text:s text:c="11"/>10726 held</text:p>
      <text:p text:style-name="P1"><text:s/>0 <text:s text:c="11"/>10727 helden</text:p>
      <text:p text:style-name="P1"><text:s/>0 <text:s text:c="11"/>10724 heisenberg</text:p>
      <text:p text:style-name="P1"><text:s/>0 <text:s text:c="11"/>10723 heis</text:p>
      <text:p text:style-name="P1"><text:s/>0 <text:s text:c="11"/>10722 heinrich</text:p>
      <text:p text:style-name="P1"><text:s/>0 <text:s text:c="11"/>10719 height</text:p>
      <text:p text:style-name="P1"><text:s/>0 <text:s text:c="11"/>10720 heights</text:p>
      <text:p text:style-name="P1"><text:s/>0 <text:s text:c="11"/>10721 heineken</text:p>
      <text:p text:style-name="P1"><text:s/>0 <text:s text:c="11"/>10728 helemaal</text:p>
      <text:p text:style-name="P1"><text:s/>0 <text:s text:c="11"/>10730 helicopter</text:p>
      <text:p text:style-name="P1"><text:s/>0 <text:s text:c="11"/>10693 heater</text:p>
      <text:p text:style-name="P1"><text:s/>0 <text:s text:c="11"/>10731 hell</text:p>
      <text:p text:style-name="P1"><text:s/>0 <text:s text:c="11"/>10738 helmet</text:p>
      <text:p text:style-name="P1"><text:s/>0 <text:s text:c="11"/>10739 helmutnewton</text:p>
      <text:p text:style-name="P1"><text:s/>0 <text:s text:c="11"/>10740 help</text:p>
      <text:p text:style-name="P1"><text:s/>0 <text:s text:c="11"/>10737 helloumbrella</text:p>
      <text:p text:style-name="P1"><text:s/>0 <text:s text:c="11"/>10736 hellokitty</text:p>
      <text:p text:style-name="P1"><text:s/>0 <text:s text:c="11"/>10735 hellodoctorkitty</text:p>
      <text:p text:style-name="P1"><text:s/>0 <text:s text:c="11"/>10732 hella</text:p>
      <text:p text:style-name="P1"><text:s/>0 <text:s text:c="11"/>10733 hellllllll</text:p>
      <text:p text:style-name="P1"><text:s/>0 <text:s text:c="11"/>10734 hello</text:p>
      <text:p text:style-name="P1"><text:soft-page-break/><text:s/>0 <text:s text:c="11"/>10718 hehehehe</text:p>
      <text:p text:style-name="P1"><text:s/>0 <text:s text:c="11"/>10717 hehehe</text:p>
      <text:p text:style-name="P1"><text:s/>0 <text:s text:c="11"/>10716 hehe</text:p>
      <text:p text:style-name="P1"><text:s/>0 <text:s text:c="11"/>10715 heh</text:p>
      <text:p text:style-name="P1"><text:s/>0 <text:s text:c="11"/>10700 heb</text:p>
      <text:p text:style-name="P1"><text:s/>0 <text:s text:c="11"/>10701 heb1kxvvwu</text:p>
      <text:p text:style-name="P1"><text:s/>0 <text:s text:c="11"/>10702 hebben</text:p>
      <text:p text:style-name="P1"><text:s/>0 <text:s text:c="11"/>10699 heavy</text:p>
      <text:p text:style-name="P1"><text:s/>0 <text:s text:c="11"/>10698 heavenly</text:p>
      <text:p text:style-name="P1"><text:s/>0 <text:s text:c="11"/>10697 heaven</text:p>
      <text:p text:style-name="P1"><text:s/>0 <text:s text:c="11"/>10694 heather</text:p>
      <text:p text:style-name="P1"><text:s/>0 <text:s text:c="11"/>10695 heating</text:p>
      <text:p text:style-name="P1"><text:s/>0 <text:s text:c="11"/>10696 heavan</text:p>
      <text:p text:style-name="P1"><text:s/>0 <text:s text:c="11"/>10703 hebvjbdd</text:p>
      <text:p text:style-name="P1"><text:s/>0 <text:s text:c="11"/>10704 hecho</text:p>
      <text:p text:style-name="P1"><text:s/>0 <text:s text:c="11"/>10705 heck</text:p>
      <text:p text:style-name="P1"><text:s/>0 <text:s text:c="11"/>10713 heels</text:p>
      <text:p text:style-name="P1"><text:s/>0 <text:s text:c="11"/>10714 heff</text:p>
      <text:p text:style-name="P1"><text:s/>0 <text:s text:c="11"/>10711 heeft</text:p>
      <text:p text:style-name="P1"><text:s/>0 <text:s text:c="11"/>10712 heel</text:p>
      <text:p text:style-name="P1"><text:s/>0 <text:s text:c="11"/>10710 heeey</text:p>
      <text:p text:style-name="P1"><text:s/>0 <text:s text:c="11"/>10706 hectic</text:p>
      <text:p text:style-name="P1"><text:s/>0 <text:s text:c="11"/>10707 hedef</text:p>
      <text:p text:style-name="P1"><text:s/>0 <text:s text:c="11"/>10708 hedy</text:p>
      <text:p text:style-name="P1"><text:s/>0 <text:s text:c="11"/>10709 hee</text:p>
      <text:p text:style-name="P1"><text:s/>0 <text:s text:c="11"/>10844 hibiscus</text:p>
      <text:p text:style-name="P1"><text:s/>0 <text:s text:c="11"/>10845 hiccups</text:p>
      <text:p text:style-name="P1"><text:s/>0 <text:s text:c="11"/>10846 hice</text:p>
      <text:p text:style-name="P1"><text:s/>0 <text:s text:c="11"/>10985 hokie</text:p>
      <text:p text:style-name="P1"><text:s/>0 <text:s text:c="11"/>10981 hoffman</text:p>
      <text:p text:style-name="P1"><text:s/>0 <text:s text:c="11"/>10982 hoffmann</text:p>
      <text:p text:style-name="P1"><text:s/>0 <text:s text:c="11"/>10983 hogwarts</text:p>
      <text:p text:style-name="P1"><text:s/>0 <text:s text:c="11"/>10980 hoezo</text:p>
      <text:p text:style-name="P1"><text:s/>0 <text:s text:c="11"/>10979 hoes</text:p>
      <text:p text:style-name="P1"><text:s/>0 <text:s text:c="11"/>10978 hoerenjong</text:p>
      <text:p text:style-name="P1"><text:s/>0 <text:s text:c="11"/>10975 hodggvazu2</text:p>
      <text:p text:style-name="P1"><text:s/>0 <text:s text:c="11"/>10976 hoe</text:p>
      <text:p text:style-name="P1"><text:s/>0 <text:s text:c="11"/>10977 hoeassnigga</text:p>
      <text:p text:style-name="P1"><text:s/>0 <text:s text:c="11"/>10984 hoje</text:p>
      <text:p text:style-name="P1"><text:s/>0 <text:s text:c="11"/>10986 hol</text:p>
      <text:p text:style-name="P1"><text:s/>0 <text:s text:c="11"/>10998 holland</text:p>
      <text:p text:style-name="P1"><text:s/>0 <text:s text:c="11"/>10987 hola</text:p>
      <text:p text:style-name="P1"><text:s/>0 <text:s text:c="11"/>10994 holi</text:p>
      <text:p text:style-name="P1"><text:s/>0 <text:s text:c="11"/>10995 holiday</text:p>
      <text:p text:style-name="P1"><text:s/>0 <text:s text:c="11"/>10996 holidays</text:p>
      <text:p text:style-name="P1"><text:s/>0 <text:s text:c="11"/>10993 holes</text:p>
      <text:p text:style-name="P1"><text:s/>0 <text:s text:c="11"/>10992 hole</text:p>
      <text:p text:style-name="P1"><text:s/>0 <text:s text:c="11"/>10991 holds</text:p>
      <text:p text:style-name="P1"><text:s/>0 <text:s text:c="11"/>10988 holandeses</text:p>
      <text:p text:style-name="P1"><text:s/>0 <text:s text:c="11"/>10989 hold</text:p>
      <text:p text:style-name="P1"><text:s/>0 <text:s text:c="11"/>10990 holding</text:p>
      <text:p text:style-name="P1"><text:s/>0 <text:s text:c="11"/>10974 hodges</text:p>
      <text:p text:style-name="P1"><text:soft-page-break/><text:s/>0 <text:s text:c="11"/>10973 hockey</text:p>
      <text:p text:style-name="P1"><text:s/>0 <text:s text:c="11"/>10972 hocasi</text:p>
      <text:p text:style-name="P1"><text:s/>0 <text:s text:c="11"/>10971 hoca</text:p>
      <text:p text:style-name="P1"><text:s/>0 <text:s text:c="11"/>10956 hmmm</text:p>
      <text:p text:style-name="P1"><text:s/>0 <text:s text:c="11"/>10957 hmmmm</text:p>
      <text:p text:style-name="P1"><text:s/>0 <text:s text:c="11"/>10958 hmp41whw9s</text:p>
      <text:p text:style-name="P1"><text:s/>0 <text:s text:c="11"/>10955 hmm</text:p>
      <text:p text:style-name="P1"><text:s/>0 <text:s text:c="11"/>10954 hme2js2woo</text:p>
      <text:p text:style-name="P1"><text:s/>0 <text:s text:c="11"/>10953 hm</text:p>
      <text:p text:style-name="P1"><text:s/>0 <text:s text:c="11"/>10950 hkvir4jkzk</text:p>
      <text:p text:style-name="P1"><text:s/>0 <text:s text:c="11"/>10951 hl82ae1dhp</text:p>
      <text:p text:style-name="P1"><text:s/>0 <text:s text:c="11"/>10952 hlbvsrhram</text:p>
      <text:p text:style-name="P1"><text:s/>0 <text:s text:c="11"/>10959 hmu</text:p>
      <text:p text:style-name="P1"><text:s/>0 <text:s text:c="11"/>10960 hmu0etmnla</text:p>
      <text:p text:style-name="P1"><text:s/>0 <text:s text:c="11"/>10961 hmvtkali</text:p>
      <text:p text:style-name="P1"><text:s/>0 <text:s text:c="11"/>10969 hobbit</text:p>
      <text:p text:style-name="P1"><text:s/>0 <text:s text:c="11"/>10970 hobby</text:p>
      <text:p text:style-name="P1"><text:s/>0 <text:s text:c="11"/>10967 hoare</text:p>
      <text:p text:style-name="P1"><text:s/>0 <text:s text:c="11"/>10968 hoax</text:p>
      <text:p text:style-name="P1"><text:s/>0 <text:s text:c="11"/>10966 ho94jmiu72</text:p>
      <text:p text:style-name="P1"><text:s/>0 <text:s text:c="11"/>10962 hmypinebgo</text:p>
      <text:p text:style-name="P1"><text:s/>0 <text:s text:c="11"/>10963 hnrjtqn7</text:p>
      <text:p text:style-name="P1"><text:s/>0 <text:s text:c="11"/>10964 hnwams</text:p>
      <text:p text:style-name="P1"><text:s/>0 <text:s text:c="11"/>10965 ho</text:p>
      <text:p text:style-name="P1"><text:s/>0 <text:s text:c="11"/>10997 holla</text:p>
      <text:p text:style-name="P1"><text:s/>0 <text:s text:c="11"/>10999 holler</text:p>
      <text:p text:style-name="P1"><text:s/>0 <text:s text:c="11"/>10948 hkhuanevfh</text:p>
      <text:p text:style-name="P1"><text:s/>0 <text:s text:c="11"/>11036 honey</text:p>
      <text:p text:style-name="P1"><text:s/>0 <text:s text:c="11"/>11032 honda</text:p>
      <text:p text:style-name="P1"><text:s/>0 <text:s text:c="11"/>11033 honest</text:p>
      <text:p text:style-name="P1"><text:s/>0 <text:s text:c="11"/>11034 honestly</text:p>
      <text:p text:style-name="P1"><text:s/>0 <text:s text:c="11"/>11031 hon</text:p>
      <text:p text:style-name="P1"><text:s/>0 <text:s text:c="11"/>11030 homos</text:p>
      <text:p text:style-name="P1"><text:s/>0 <text:s text:c="11"/>11029 homofobia</text:p>
      <text:p text:style-name="P1"><text:s/>0 <text:s text:c="11"/>11026 homieland</text:p>
      <text:p text:style-name="P1"><text:s/>0 <text:s text:c="11"/>11027 homies</text:p>
      <text:p text:style-name="P1"><text:s/>0 <text:s text:c="11"/>11028 homo</text:p>
      <text:p text:style-name="P1"><text:s/>0 <text:s text:c="11"/>11035 honesty</text:p>
      <text:p text:style-name="P1"><text:s/>0 <text:s text:c="11"/>11037 honeymoon</text:p>
      <text:p text:style-name="P1"><text:s/>0 <text:s text:c="11"/>11000 hollow</text:p>
      <text:p text:style-name="P1"><text:s/>0 <text:s text:c="11"/>11038 honky</text:p>
      <text:p text:style-name="P1"><text:s/>0 <text:s text:c="11"/>11045 hoo</text:p>
      <text:p text:style-name="P1"><text:s/>0 <text:s text:c="11"/>11046 hoobd24dck</text:p>
      <text:p text:style-name="P1"><text:s/>0 <text:s text:c="11"/>11047 hood</text:p>
      <text:p text:style-name="P1"><text:s/>0 <text:s text:c="11"/>11044 honra</text:p>
      <text:p text:style-name="P1"><text:s/>0 <text:s text:c="11"/>11043 honour</text:p>
      <text:p text:style-name="P1"><text:s/>0 <text:s text:c="11"/>11042 honoree</text:p>
      <text:p text:style-name="P1"><text:s/>0 <text:s text:c="11"/>11039 honor</text:p>
      <text:p text:style-name="P1"><text:s/>0 <text:s text:c="11"/>11040 honorable</text:p>
      <text:p text:style-name="P1"><text:s/>0 <text:s text:c="11"/>11041 honored</text:p>
      <text:p text:style-name="P1"><text:s/>0 <text:s text:c="11"/>11025 homie</text:p>
      <text:p text:style-name="P1"><text:s/>0 <text:s text:c="11"/>11024 homeworks</text:p>
      <text:p text:style-name="P1"><text:soft-page-break/><text:s/>0 <text:s text:c="11"/>11023 homework</text:p>
      <text:p text:style-name="P1"><text:s/>0 <text:s text:c="11"/>11022 homestyle</text:p>
      <text:p text:style-name="P1"><text:s/>0 <text:s text:c="11"/>11007 homages</text:p>
      <text:p text:style-name="P1"><text:s/>0 <text:s text:c="11"/>11008 homaha</text:p>
      <text:p text:style-name="P1"><text:s/>0 <text:s text:c="11"/>11009 hombre</text:p>
      <text:p text:style-name="P1"><text:s/>0 <text:s text:c="11"/>11006 homage</text:p>
      <text:p text:style-name="P1"><text:s/>0 <text:s text:c="11"/>11005 holyshitihavethingstodotoday</text:p>
      <text:p text:style-name="P1"><text:s/>0 <text:s text:c="11"/>11004 holy</text:p>
      <text:p text:style-name="P1"><text:s/>0 <text:s text:c="11"/>11001 hollywood</text:p>
      <text:p text:style-name="P1"><text:s/>0 <text:s text:c="11"/>11002 holodeck</text:p>
      <text:p text:style-name="P1"><text:s/>0 <text:s text:c="11"/>11003 holograms</text:p>
      <text:p text:style-name="P1"><text:s/>0 <text:s text:c="11"/>11010 hombres</text:p>
      <text:p text:style-name="P1"><text:s/>0 <text:s text:c="11"/>11011 home</text:p>
      <text:p text:style-name="P1"><text:s/>0 <text:s text:c="11"/>11012 homecoming</text:p>
      <text:p text:style-name="P1"><text:s/>0 <text:s text:c="11"/>11020 homer</text:p>
      <text:p text:style-name="P1"><text:s/>0 <text:s text:c="11"/>11021 homesick</text:p>
      <text:p text:style-name="P1"><text:s/>0 <text:s text:c="11"/>11018 homeof</text:p>
      <text:p text:style-name="P1"><text:s/>0 <text:s text:c="11"/>11019 homepage</text:p>
      <text:p text:style-name="P1"><text:s/>0 <text:s text:c="11"/>11017 homemade</text:p>
      <text:p text:style-name="P1"><text:s/>0 <text:s text:c="11"/>11013 homecoming_</text:p>
      <text:p text:style-name="P1"><text:s/>0 <text:s text:c="11"/>11014 homee</text:p>
      <text:p text:style-name="P1"><text:s/>0 <text:s text:c="11"/>11015 homeeeeeeeee</text:p>
      <text:p text:style-name="P1"><text:s/>0 <text:s text:c="11"/>11016 homeless</text:p>
      <text:p text:style-name="P1"><text:s/>0 <text:s text:c="11"/>10949 hkqpf8hpig</text:p>
      <text:p text:style-name="P1"><text:s/>0 <text:s text:c="11"/>10947 hkhbmg1zrc</text:p>
      <text:p text:style-name="P1"><text:s/>0 <text:s text:c="11"/>10847 hicieron</text:p>
      <text:p text:style-name="P1"><text:s/>0 <text:s text:c="11"/>10883 hilfiger</text:p>
      <text:p text:style-name="P1"><text:s/>0 <text:s text:c="11"/>10879 hike</text:p>
      <text:p text:style-name="P1"><text:s/>0 <text:s text:c="11"/>10880 hiking</text:p>
      <text:p text:style-name="P1"><text:s/>0 <text:s text:c="11"/>10881 hilarious</text:p>
      <text:p text:style-name="P1"><text:s/>0 <text:s text:c="11"/>10878 hijo</text:p>
      <text:p text:style-name="P1"><text:s/>0 <text:s text:c="11"/>10877 hijacking</text:p>
      <text:p text:style-name="P1"><text:s/>0 <text:s text:c="11"/>10876 hij</text:p>
      <text:p text:style-name="P1"><text:s/>0 <text:s text:c="11"/>10873 hihi</text:p>
      <text:p text:style-name="P1"><text:s/>0 <text:s text:c="11"/>10874 hiii</text:p>
      <text:p text:style-name="P1"><text:s/>0 <text:s text:c="11"/>10875 hiit</text:p>
      <text:p text:style-name="P1"><text:s/>0 <text:s text:c="11"/>10882 hildegard</text:p>
      <text:p text:style-name="P1"><text:s/>0 <text:s text:c="11"/>10884 hill</text:p>
      <text:p text:style-name="P1"><text:s/>0 <text:s text:c="11"/>10896 hindabuilding</text:p>
      <text:p text:style-name="P1"><text:s/>0 <text:s text:c="11"/>10885 hillarious</text:p>
      <text:p text:style-name="P1"><text:s/>0 <text:s text:c="11"/>10892 him</text:p>
      <text:p text:style-name="P1"><text:s/>0 <text:s text:c="11"/>10893 himalaya</text:p>
      <text:p text:style-name="P1"><text:s/>0 <text:s text:c="11"/>10894 himself</text:p>
      <text:p text:style-name="P1"><text:s/>0 <text:s text:c="11"/>10891 hilton</text:p>
      <text:p text:style-name="P1"><text:s/>0 <text:s text:c="11"/>10890 hillsong</text:p>
      <text:p text:style-name="P1"><text:s/>0 <text:s text:c="11"/>10889 hillsboro</text:p>
      <text:p text:style-name="P1"><text:s/>0 <text:s text:c="11"/>10886 hillary2016</text:p>
      <text:p text:style-name="P1"><text:s/>0 <text:s text:c="11"/>10887 hillbilly</text:p>
      <text:p text:style-name="P1"><text:s/>0 <text:s text:c="11"/>10888 hills</text:p>
      <text:p text:style-name="P1"><text:s/>0 <text:s text:c="11"/>10872 highway</text:p>
      <text:p text:style-name="P1"><text:s/>0 <text:s text:c="11"/>10871 highschoolforensics</text:p>
      <text:p text:style-name="P1"><text:s/>0 <text:s text:c="11"/>10870 highschool</text:p>
      <text:p text:style-name="P1"><text:soft-page-break/><text:s/>0 <text:s text:c="11"/>10869 highs</text:p>
      <text:p text:style-name="P1"><text:s/>0 <text:s text:c="11"/>10854 hiding</text:p>
      <text:p text:style-name="P1"><text:s/>0 <text:s text:c="11"/>10855 hier</text:p>
      <text:p text:style-name="P1"><text:s/>0 <text:s text:c="11"/>10856 hierarchy</text:p>
      <text:p text:style-name="P1"><text:s/>0 <text:s text:c="11"/>10853 hide</text:p>
      <text:p text:style-name="P1"><text:s/>0 <text:s text:c="11"/>10852 hiddengemsapp</text:p>
      <text:p text:style-name="P1"><text:s/>0 <text:s text:c="11"/>10851 hidden</text:p>
      <text:p text:style-name="P1"><text:s/>0 <text:s text:c="11"/>10848 hiciste</text:p>
      <text:p text:style-name="P1"><text:s/>0 <text:s text:c="11"/>10849 hid</text:p>
      <text:p text:style-name="P1"><text:s/>0 <text:s text:c="11"/>10850 hidalgo</text:p>
      <text:p text:style-name="P1"><text:s/>0 <text:s text:c="11"/>10857 hieroo</text:p>
      <text:p text:style-name="P1"><text:s/>0 <text:s text:c="11"/>10858 higa</text:p>
      <text:p text:style-name="P1"><text:s/>0 <text:s text:c="11"/>10859 higgs</text:p>
      <text:p text:style-name="P1"><text:s/>0 <text:s text:c="11"/>10867 highlights</text:p>
      <text:p text:style-name="P1"><text:s/>0 <text:s text:c="11"/>10868 highly</text:p>
      <text:p text:style-name="P1"><text:s/>0 <text:s text:c="11"/>10865 highest</text:p>
      <text:p text:style-name="P1"><text:s/>0 <text:s text:c="11"/>10866 highlight</text:p>
      <text:p text:style-name="P1"><text:s/>0 <text:s text:c="11"/>10864 highereducation</text:p>
      <text:p text:style-name="P1"><text:s/>0 <text:s text:c="11"/>10860 high</text:p>
      <text:p text:style-name="P1"><text:s/>0 <text:s text:c="11"/>10861 highbeamfilms</text:p>
      <text:p text:style-name="P1"><text:s/>0 <text:s text:c="11"/>10862 highclass</text:p>
      <text:p text:style-name="P1"><text:s/>0 <text:s text:c="11"/>10863 higher</text:p>
      <text:p text:style-name="P1"><text:s/>0 <text:s text:c="11"/>10895 hincal</text:p>
      <text:p text:style-name="P1"><text:s/>0 <text:s text:c="11"/>10897 hindu</text:p>
      <text:p text:style-name="P1"><text:s/>0 <text:s text:c="11"/>10946 hkdo7vgtpm</text:p>
      <text:p text:style-name="P1"><text:s/>0 <text:s text:c="11"/>10934 hiv</text:p>
      <text:p text:style-name="P1"><text:s/>0 <text:s text:c="11"/>10930 hitchcock</text:p>
      <text:p text:style-name="P1"><text:s/>0 <text:s text:c="11"/>10931 hitro</text:p>
      <text:p text:style-name="P1"><text:s/>0 <text:s text:c="11"/>10932 hits</text:p>
      <text:p text:style-name="P1"><text:s/>0 <text:s text:c="11"/>10929 hit</text:p>
      <text:p text:style-name="P1"><text:s/>0 <text:s text:c="11"/>10928 history</text:p>
      <text:p text:style-name="P1"><text:s/>0 <text:s text:c="11"/>10927 histories</text:p>
      <text:p text:style-name="P1"><text:s/>0 <text:s text:c="11"/>10924 historical</text:p>
      <text:p text:style-name="P1"><text:s/>0 <text:s text:c="11"/>10925 historically</text:p>
      <text:p text:style-name="P1"><text:s/>0 <text:s text:c="11"/>10926 historico</text:p>
      <text:p text:style-name="P1"><text:s/>0 <text:s text:c="11"/>10933 hitting</text:p>
      <text:p text:style-name="P1"><text:s/>0 <text:s text:c="11"/>10935 hives</text:p>
      <text:p text:style-name="P1"><text:s/>0 <text:s text:c="11"/>10898 hinesa6gab</text:p>
      <text:p text:style-name="P1"><text:s/>0 <text:s text:c="11"/>10936 hiya4vqr5g</text:p>
      <text:p text:style-name="P1"><text:s/>0 <text:s text:c="11"/>10943 hjsc5s88d4</text:p>
      <text:p text:style-name="P1"><text:s/>0 <text:s text:c="11"/>10944 hjälp</text:p>
      <text:p text:style-name="P1"><text:s/>0 <text:s text:c="11"/>10945 hkc3g1ltxf</text:p>
      <text:p text:style-name="P1"><text:s/>0 <text:s text:c="11"/>10942 hjq5mfoa</text:p>
      <text:p text:style-name="P1"><text:s/>0 <text:s text:c="11"/>10941 hjhhpz8xqm</text:p>
      <text:p text:style-name="P1"><text:s/>0 <text:s text:c="11"/>10940 hjccrdbv6x</text:p>
      <text:p text:style-name="P1"><text:s/>0 <text:s text:c="11"/>10937 hizmeti</text:p>
      <text:p text:style-name="P1"><text:s/>0 <text:s text:c="11"/>10938 hizmjomq6m</text:p>
      <text:p text:style-name="P1"><text:s/>0 <text:s text:c="11"/>10939 hjatuvyvxz</text:p>
      <text:p text:style-name="P1"><text:s/>0 <text:s text:c="11"/>10923 historians</text:p>
      <text:p text:style-name="P1"><text:s/>0 <text:s text:c="11"/>10922 historian</text:p>
      <text:p text:style-name="P1"><text:s/>0 <text:s text:c="11"/>10921 historia</text:p>
      <text:p text:style-name="P1"><text:s/>0 <text:s text:c="11"/>10920 hispanic</text:p>
      <text:p text:style-name="P1"><text:soft-page-break/><text:s/>0 <text:s text:c="11"/>10905 hiphop</text:p>
      <text:p text:style-name="P1"><text:s/>0 <text:s text:c="11"/>10906 hipocrates</text:p>
      <text:p text:style-name="P1"><text:s/>0 <text:s text:c="11"/>10907 hippie</text:p>
      <text:p text:style-name="P1"><text:s/>0 <text:s text:c="11"/>10904 hiper</text:p>
      <text:p text:style-name="P1"><text:s/>0 <text:s text:c="11"/>10903 hip</text:p>
      <text:p text:style-name="P1"><text:s/>0 <text:s text:c="11"/>10902 hints</text:p>
      <text:p text:style-name="P1"><text:s/>0 <text:s text:c="11"/>10899 hinncydb</text:p>
      <text:p text:style-name="P1"><text:s/>0 <text:s text:c="11"/>10900 hint</text:p>
      <text:p text:style-name="P1"><text:s/>0 <text:s text:c="11"/>10901 hinting</text:p>
      <text:p text:style-name="P1"><text:s/>0 <text:s text:c="11"/>10908 hippocampal</text:p>
      <text:p text:style-name="P1"><text:s/>0 <text:s text:c="11"/>10909 hips</text:p>
      <text:p text:style-name="P1"><text:s/>0 <text:s text:c="11"/>10910 hipster</text:p>
      <text:p text:style-name="P1"><text:s/>0 <text:s text:c="11"/>10918 hirni</text:p>
      <text:p text:style-name="P1"><text:s/>0 <text:s text:c="11"/>10919 his</text:p>
      <text:p text:style-name="P1"><text:s/>0 <text:s text:c="11"/>10916 hiring</text:p>
      <text:p text:style-name="P1"><text:s/>0 <text:s text:c="11"/>10917 hiringtrends</text:p>
      <text:p text:style-name="P1"><text:s/>0 <text:s text:c="11"/>10915 hirevue</text:p>
      <text:p text:style-name="P1"><text:s/>0 <text:s text:c="11"/>10911 hipsters</text:p>
      <text:p text:style-name="P1"><text:s/>0 <text:s text:c="11"/>10912 hire</text:p>
      <text:p text:style-name="P1"><text:s/>0 <text:s text:c="11"/>10913 hired</text:p>
      <text:p text:style-name="P1"><text:s/>0 <text:s text:c="11"/>10914 hires</text:p>
      <text:p text:style-name="P1"><text:s/>0 <text:s text:c="12"/>6579 defects</text:p>
      <text:p text:style-name="P1"><text:s/>0 <text:s text:c="12"/>6552 decode</text:p>
      <text:p text:style-name="P1"><text:s/>0 <text:s text:c="12"/>6577 defeat</text:p>
      <text:p text:style-name="P1"><text:s/>0 <text:s text:c="12"/>2196 althea</text:p>
      <text:p text:style-name="P1"><text:s/>0 <text:s text:c="12"/>2192 altcoins</text:p>
      <text:p text:style-name="P1"><text:s/>0 <text:s text:c="12"/>2193 alteration</text:p>
      <text:p text:style-name="P1"><text:s/>0 <text:s text:c="12"/>2194 alternate</text:p>
      <text:p text:style-name="P1"><text:s/>0 <text:s text:c="12"/>2191 also</text:p>
      <text:p text:style-name="P1"><text:s/>0 <text:s text:c="12"/>2190 alsina</text:p>
      <text:p text:style-name="P1"><text:s/>0 <text:s text:c="12"/>2189 alsicebucketchallenge</text:p>
      <text:p text:style-name="P1"><text:s/>0 <text:s text:c="12"/>2186 already</text:p>
      <text:p text:style-name="P1"><text:s/>0 <text:s text:c="12"/>2187 alright</text:p>
      <text:p text:style-name="P1"><text:s/>0 <text:s text:c="12"/>2188 als</text:p>
      <text:p text:style-name="P1"><text:s/>0 <text:s text:c="12"/>2195 alternative</text:p>
      <text:p text:style-name="P1"><text:s/>0 <text:s text:c="12"/>2197 altheoo</text:p>
      <text:p text:style-name="P1"><text:s/>0 <text:s text:c="12"/>2184 alps</text:p>
      <text:p text:style-name="P1"><text:s/>0 <text:s text:c="12"/>2198 altho</text:p>
      <text:p text:style-name="P1"><text:s/>0 <text:s text:c="12"/>2205 altro</text:p>
      <text:p text:style-name="P1"><text:s/>0 <text:s text:c="12"/>2206 altronde</text:p>
      <text:p text:style-name="P1"><text:s/>0 <text:s text:c="12"/>2207 altruism</text:p>
      <text:p text:style-name="P1"><text:s/>0 <text:s text:c="12"/>2204 altri</text:p>
      <text:p text:style-name="P1"><text:s/>0 <text:s text:c="12"/>2203 altraparte</text:p>
      <text:p text:style-name="P1"><text:s/>0 <text:s text:c="12"/>2202 alto</text:p>
      <text:p text:style-name="P1"><text:s/>0 <text:s text:c="12"/>2199 although</text:p>
      <text:p text:style-name="P1"><text:s/>0 <text:s text:c="12"/>2200 altijd</text:p>
      <text:p text:style-name="P1"><text:s/>0 <text:s text:c="12"/>2201 altitude</text:p>
      <text:p text:style-name="P1"><text:s/>0 <text:s text:c="12"/>2185 alqh2fdtpl</text:p>
      <text:p text:style-name="P1"><text:s/>0 <text:s text:c="12"/>2183 alphaville</text:p>
      <text:p text:style-name="P1"><text:s/>0 <text:s text:c="12"/>2260 amigo</text:p>
      <text:p text:style-name="P1"><text:s/>0 <text:s text:c="12"/>2170 alma</text:p>
      <text:p text:style-name="P1"><text:s/>0 <text:s text:c="12"/>2166 alltimehigh</text:p>
      <text:p text:style-name="P1"><text:soft-page-break/><text:s/>0 <text:s text:c="12"/>2167 alltwitter</text:p>
      <text:p text:style-name="P1"><text:s/>0 <text:s text:c="12"/>2168 ally</text:p>
      <text:p text:style-name="P1"><text:s/>0 <text:s text:c="12"/>2165 allright</text:p>
      <text:p text:style-name="P1"><text:s/>0 <text:s text:c="12"/>2164 allprosnocons</text:p>
      <text:p text:style-name="P1"><text:s/>0 <text:s text:c="12"/>2163 allows</text:p>
      <text:p text:style-name="P1"><text:s/>0 <text:s text:c="12"/>2160 allow</text:p>
      <text:p text:style-name="P1"><text:s/>0 <text:s text:c="12"/>2161 allowed</text:p>
      <text:p text:style-name="P1"><text:s/>0 <text:s text:c="12"/>2162 allowing</text:p>
      <text:p text:style-name="P1"><text:s/>0 <text:s text:c="12"/>2169 alm</text:p>
      <text:p text:style-name="P1"><text:s/>0 <text:s text:c="12"/>2171 almeno</text:p>
      <text:p text:style-name="P1"><text:s/>0 <text:s text:c="12"/>2182 alphabetize</text:p>
      <text:p text:style-name="P1"><text:s/>0 <text:s text:c="12"/>2172 almighty</text:p>
      <text:p text:style-name="P1"><text:s/>0 <text:s text:c="12"/>2179 alot</text:p>
      <text:p text:style-name="P1"><text:s/>0 <text:s text:c="12"/>2180 alpha</text:p>
      <text:p text:style-name="P1"><text:s/>0 <text:s text:c="12"/>2181 alphabet</text:p>
      <text:p text:style-name="P1"><text:s/>0 <text:s text:c="12"/>2178 alonzo</text:p>
      <text:p text:style-name="P1"><text:s/>0 <text:s text:c="12"/>2177 along</text:p>
      <text:p text:style-name="P1"><text:s/>0 <text:s text:c="12"/>2176 alone</text:p>
      <text:p text:style-name="P1"><text:s/>0 <text:s text:c="12"/>2173 almost</text:p>
      <text:p text:style-name="P1"><text:s/>0 <text:s text:c="12"/>2174 alo</text:p>
      <text:p text:style-name="P1"><text:s/>0 <text:s text:c="12"/>2175 alomejor</text:p>
      <text:p text:style-name="P1"><text:s/>0 <text:s text:c="12"/>2208 alum</text:p>
      <text:p text:style-name="P1"><text:s/>0 <text:s text:c="12"/>2209 alumni</text:p>
      <text:p text:style-name="P1"><text:s/>0 <text:s text:c="12"/>2210 alves</text:p>
      <text:p text:style-name="P1"><text:s/>0 <text:s text:c="12"/>2247 ameen</text:p>
      <text:p text:style-name="P1"><text:s/>0 <text:s text:c="12"/>2243 amc</text:p>
      <text:p text:style-name="P1"><text:s/>0 <text:s text:c="12"/>2244 amca</text:p>
      <text:p text:style-name="P1"><text:s/>0 <text:s text:c="12"/>2245 ame</text:p>
      <text:p text:style-name="P1"><text:s/>0 <text:s text:c="12"/>2242 ambulance</text:p>
      <text:p text:style-name="P1"><text:s/>0 <text:s text:c="12"/>2241 ambivalent</text:p>
      <text:p text:style-name="P1"><text:s/>0 <text:s text:c="12"/>2240 ambitious</text:p>
      <text:p text:style-name="P1"><text:s/>0 <text:s text:c="12"/>2237 ambient</text:p>
      <text:p text:style-name="P1"><text:s/>0 <text:s text:c="12"/>2238 ambigram</text:p>
      <text:p text:style-name="P1"><text:s/>0 <text:s text:c="12"/>2239 ambition</text:p>
      <text:p text:style-name="P1"><text:s/>0 <text:s text:c="12"/>2246 amed</text:p>
      <text:p text:style-name="P1"><text:s/>0 <text:s text:c="12"/>2248 amen</text:p>
      <text:p text:style-name="P1"><text:s/>0 <text:s text:c="12"/>2211 always</text:p>
      <text:p text:style-name="P1"><text:s/>0 <text:s text:c="12"/>2249 amendolagine</text:p>
      <text:p text:style-name="P1"><text:s/>0 <text:s text:c="12"/>2256 amica</text:p>
      <text:p text:style-name="P1"><text:s/>0 <text:s text:c="12"/>2257 amico</text:p>
      <text:p text:style-name="P1"><text:s/>0 <text:s text:c="12"/>2258 amig</text:p>
      <text:p text:style-name="P1"><text:s/>0 <text:s text:c="12"/>2255 amfvkgrs</text:p>
      <text:p text:style-name="P1"><text:s/>0 <text:s text:c="12"/>2254 americayya</text:p>
      <text:p text:style-name="P1"><text:s/>0 <text:s text:c="12"/>2253 americas</text:p>
      <text:p text:style-name="P1"><text:s/>0 <text:s text:c="12"/>2250 america</text:p>
      <text:p text:style-name="P1"><text:s/>0 <text:s text:c="12"/>2251 american</text:p>
      <text:p text:style-name="P1"><text:s/>0 <text:s text:c="12"/>2252 americans</text:p>
      <text:p text:style-name="P1"><text:s/>0 <text:s text:c="12"/>2236 ambiance</text:p>
      <text:p text:style-name="P1"><text:s/>0 <text:s text:c="12"/>2235 ambassador</text:p>
      <text:p text:style-name="P1"><text:s/>0 <text:s text:c="12"/>2234 ambasciatore</text:p>
      <text:p text:style-name="P1"><text:s/>0 <text:s text:c="12"/>2233 amazon</text:p>
      <text:p text:style-name="P1"><text:s/>0 <text:s text:c="12"/>2218 amaechi</text:p>
      <text:p text:style-name="P1"><text:soft-page-break/><text:s/>0 <text:s text:c="12"/>2219 amanda</text:p>
      <text:p text:style-name="P1"><text:s/>0 <text:s text:c="12"/>2220 amanecer</text:p>
      <text:p text:style-name="P1"><text:s/>0 <text:s text:c="12"/>2217 ama</text:p>
      <text:p text:style-name="P1"><text:s/>0 <text:s text:c="12"/>2216 am6hgm8fmm</text:p>
      <text:p text:style-name="P1"><text:s/>0 <text:s text:c="12"/>2215 am1vjnmrjr</text:p>
      <text:p text:style-name="P1"><text:s/>0 <text:s text:c="12"/>2212 alweer</text:p>
      <text:p text:style-name="P1"><text:s/>0 <text:s text:c="12"/>2213 alzheimer</text:p>
      <text:p text:style-name="P1"><text:s/>0 <text:s text:c="12"/>2214 am</text:p>
      <text:p text:style-name="P1"><text:s/>0 <text:s text:c="12"/>2221 amanti</text:p>
      <text:p text:style-name="P1"><text:s/>0 <text:s text:c="12"/>2222 amar</text:p>
      <text:p text:style-name="P1"><text:s/>0 <text:s text:c="12"/>2223 amarantine</text:p>
      <text:p text:style-name="P1"><text:s/>0 <text:s text:c="12"/>2231 amazingly</text:p>
      <text:p text:style-name="P1"><text:s/>0 <text:s text:c="12"/>2232 amazingweek</text:p>
      <text:p text:style-name="P1"><text:s/>0 <text:s text:c="12"/>2229 amazighprincex</text:p>
      <text:p text:style-name="P1"><text:s/>0 <text:s text:c="12"/>2230 amazing</text:p>
      <text:p text:style-name="P1"><text:s/>0 <text:s text:c="12"/>2228 amazed</text:p>
      <text:p text:style-name="P1"><text:s/>0 <text:s text:c="12"/>2224 amargado</text:p>
      <text:p text:style-name="P1"><text:s/>0 <text:s text:c="12"/>2225 amas</text:p>
      <text:p text:style-name="P1"><text:s/>0 <text:s text:c="12"/>2226 amassing</text:p>
      <text:p text:style-name="P1"><text:s/>0 <text:s text:c="12"/>2227 amazayn</text:p>
      <text:p text:style-name="P1"><text:s/>0 <text:s text:c="12"/>2159 allova</text:p>
      <text:p text:style-name="P1"><text:s/>0 <text:s text:c="12"/>2158 allora</text:p>
      <text:p text:style-name="P1"><text:s/>0 <text:s text:c="12"/>2157 allocation</text:p>
      <text:p text:style-name="P1"><text:s/>0 <text:s text:c="12"/>2093 alegria</text:p>
      <text:p text:style-name="P1"><text:s/>0 <text:s text:c="12"/>2089 alcoholicprobbss</text:p>
      <text:p text:style-name="P1"><text:s/>0 <text:s text:c="12"/>2090 alcorta</text:p>
      <text:p text:style-name="P1"><text:s/>0 <text:s text:c="12"/>2091 aldean</text:p>
      <text:p text:style-name="P1"><text:s/>0 <text:s text:c="12"/>2088 alcoholic</text:p>
      <text:p text:style-name="P1"><text:s/>0 <text:s text:c="12"/>2087 alcohol</text:p>
      <text:p text:style-name="P1"><text:s/>0 <text:s text:c="12"/>2086 alchemist</text:p>
      <text:p text:style-name="P1"><text:s/>0 <text:s text:c="12"/>2083 alcabot</text:p>
      <text:p text:style-name="P1"><text:s/>0 <text:s text:c="12"/>2084 alcance</text:p>
      <text:p text:style-name="P1"><text:s/>0 <text:s text:c="12"/>2085 alcano</text:p>
      <text:p text:style-name="P1"><text:s/>0 <text:s text:c="12"/>2092 ale</text:p>
      <text:p text:style-name="P1"><text:s/>0 <text:s text:c="12"/>2094 alegro</text:p>
      <text:p text:style-name="P1"><text:s/>0 <text:s text:c="12"/>2106 alexy</text:p>
      <text:p text:style-name="P1"><text:s/>0 <text:s text:c="12"/>2095 aleovjsj</text:p>
      <text:p text:style-name="P1"><text:s/>0 <text:s text:c="12"/>2102 alexandraverschueren</text:p>
      <text:p text:style-name="P1"><text:s/>0 <text:s text:c="12"/>2103 alexandre</text:p>
      <text:p text:style-name="P1"><text:s/>0 <text:s text:c="12"/>2104 alexapx</text:p>
      <text:p text:style-name="P1"><text:s/>0 <text:s text:c="12"/>2101 alexander</text:p>
      <text:p text:style-name="P1"><text:s/>0 <text:s text:c="12"/>2100 alex_villatoro</text:p>
      <text:p text:style-name="P1"><text:s/>0 <text:s text:c="12"/>2099 alex</text:p>
      <text:p text:style-name="P1"><text:s/>0 <text:s text:c="12"/>2096 alert</text:p>
      <text:p text:style-name="P1"><text:s/>0 <text:s text:c="12"/>2097 alessandra</text:p>
      <text:p text:style-name="P1"><text:s/>0 <text:s text:c="12"/>2098 alessandro</text:p>
      <text:p text:style-name="P1"><text:s/>0 <text:s text:c="12"/>2082 albumu</text:p>
      <text:p text:style-name="P1"><text:s/>0 <text:s text:c="12"/>2081 albums</text:p>
      <text:p text:style-name="P1"><text:s/>0 <text:s text:c="12"/>2080 albumart</text:p>
      <text:p text:style-name="P1"><text:s/>0 <text:s text:c="12"/>2079 album</text:p>
      <text:p text:style-name="P1"><text:s/>0 <text:s text:c="12"/>2064 alaaaakasiz</text:p>
      <text:p text:style-name="P1"><text:s/>0 <text:s text:c="12"/>2065 alabamos</text:p>
      <text:p text:style-name="P1"><text:soft-page-break/><text:s/>0 <text:s text:c="12"/>2066 alan</text:p>
      <text:p text:style-name="P1"><text:s/>0 <text:s text:c="12"/>2063 ala</text:p>
      <text:p text:style-name="P1"><text:s/>0 <text:s text:c="12"/>2062 al</text:p>
      <text:p text:style-name="P1"><text:s/>0 <text:s text:c="12"/>2061 akwwhb72wi</text:p>
      <text:p text:style-name="P1"><text:s/>0 <text:s text:c="12"/>2058 akron</text:p>
      <text:p text:style-name="P1"><text:s/>0 <text:s text:c="12"/>2059 akshay</text:p>
      <text:p text:style-name="P1"><text:s/>0 <text:s text:c="12"/>2060 akward</text:p>
      <text:p text:style-name="P1"><text:s/>0 <text:s text:c="12"/>2067 alarm</text:p>
      <text:p text:style-name="P1"><text:s/>0 <text:s text:c="12"/>2068 alarming</text:p>
      <text:p text:style-name="P1"><text:s/>0 <text:s text:c="12"/>2069 alarms</text:p>
      <text:p text:style-name="P1"><text:s/>0 <text:s text:c="12"/>2077 alberto</text:p>
      <text:p text:style-name="P1"><text:s/>0 <text:s text:c="12"/>2078 albufeira</text:p>
      <text:p text:style-name="P1"><text:s/>0 <text:s text:c="12"/>2075 albarn</text:p>
      <text:p text:style-name="P1"><text:s/>0 <text:s text:c="12"/>2076 albert</text:p>
      <text:p text:style-name="P1"><text:s/>0 <text:s text:c="12"/>2074 albanian</text:p>
      <text:p text:style-name="P1"><text:s/>0 <text:s text:c="12"/>2070 alas</text:p>
      <text:p text:style-name="P1"><text:s/>0 <text:s text:c="12"/>2071 alaska</text:p>
      <text:p text:style-name="P1"><text:s/>0 <text:s text:c="12"/>2072 alastair</text:p>
      <text:p text:style-name="P1"><text:s/>0 <text:s text:c="12"/>2073 alba</text:p>
      <text:p text:style-name="P1"><text:s/>0 <text:s text:c="12"/>2105 alexis</text:p>
      <text:p text:style-name="P1"><text:s/>0 <text:s text:c="12"/>2107 alf</text:p>
      <text:p text:style-name="P1"><text:s/>0 <text:s text:c="12"/>2156 allocate</text:p>
      <text:p text:style-name="P1"><text:s/>0 <text:s text:c="12"/>2144 allegria</text:p>
      <text:p text:style-name="P1"><text:s/>0 <text:s text:c="12"/>2140 allaboutthebenjamins</text:p>
      <text:p text:style-name="P1"><text:s/>0 <text:s text:c="12"/>2141 allah</text:p>
      <text:p text:style-name="P1"><text:s/>0 <text:s text:c="12"/>2142 alle</text:p>
      <text:p text:style-name="P1"><text:s/>0 <text:s text:c="12"/>2139 alla</text:p>
      <text:p text:style-name="P1"><text:s/>0 <text:s text:c="12"/>2138 all</text:p>
      <text:p text:style-name="P1"><text:s/>0 <text:s text:c="12"/>2137 alkubus</text:p>
      <text:p text:style-name="P1"><text:s/>0 <text:s text:c="12"/>2134 alisina</text:p>
      <text:p text:style-name="P1"><text:s/>0 <text:s text:c="12"/>2135 alison</text:p>
      <text:p text:style-name="P1"><text:s/>0 <text:s text:c="12"/>2136 alive</text:p>
      <text:p text:style-name="P1"><text:s/>0 <text:s text:c="12"/>2143 allegedly</text:p>
      <text:p text:style-name="P1"><text:s/>0 <text:s text:c="12"/>2145 allegro</text:p>
      <text:p text:style-name="P1"><text:s/>0 <text:s text:c="12"/>2108 alfa</text:p>
      <text:p text:style-name="P1"><text:s/>0 <text:s text:c="12"/>2146 allemony</text:p>
      <text:p text:style-name="P1"><text:s/>0 <text:s text:c="12"/>2153 allie</text:p>
      <text:p text:style-name="P1"><text:s/>0 <text:s text:c="12"/>2154 alligator</text:p>
      <text:p text:style-name="P1"><text:s/>0 <text:s text:c="12"/>2155 allin</text:p>
      <text:p text:style-name="P1"><text:s/>0 <text:s text:c="12"/>2152 alliance</text:p>
      <text:p text:style-name="P1"><text:s/>0 <text:s text:c="12"/>2151 allhailthequeen</text:p>
      <text:p text:style-name="P1"><text:s/>0 <text:s text:c="12"/>2150 alleycat</text:p>
      <text:p text:style-name="P1"><text:s/>0 <text:s text:c="12"/>2147 allen</text:p>
      <text:p text:style-name="P1"><text:s/>0 <text:s text:c="12"/>2148 allergy</text:p>
      <text:p text:style-name="P1"><text:s/>0 <text:s text:c="12"/>2149 allessss</text:p>
      <text:p text:style-name="P1"><text:s/>0 <text:s text:c="12"/>2133 alike</text:p>
      <text:p text:style-name="P1"><text:s/>0 <text:s text:c="12"/>2132 aligning</text:p>
      <text:p text:style-name="P1"><text:s/>0 <text:s text:c="12"/>2131 align</text:p>
      <text:p text:style-name="P1"><text:s/>0 <text:s text:c="12"/>2130 alifelongromance</text:p>
      <text:p text:style-name="P1"><text:s/>0 <text:s text:c="12"/>2115 algorithims</text:p>
      <text:p text:style-name="P1"><text:s/>0 <text:s text:c="12"/>2116 algorithm</text:p>
      <text:p text:style-name="P1"><text:s/>0 <text:s text:c="12"/>2117 algorithms</text:p>
      <text:p text:style-name="P1"><text:soft-page-break/><text:s/>0 <text:s text:c="12"/>2114 algo</text:p>
      <text:p text:style-name="P1"><text:s/>0 <text:s text:c="12"/>2113 algebra</text:p>
      <text:p text:style-name="P1"><text:s/>0 <text:s text:c="12"/>2112 algae</text:p>
      <text:p text:style-name="P1"><text:s/>0 <text:s text:c="12"/>2109 alfabetoconcanciones</text:p>
      <text:p text:style-name="P1"><text:s/>0 <text:s text:c="12"/>2110 alfonso</text:p>
      <text:p text:style-name="P1"><text:s/>0 <text:s text:c="12"/>2111 alfredo</text:p>
      <text:p text:style-name="P1"><text:s/>0 <text:s text:c="12"/>2118 algos</text:p>
      <text:p text:style-name="P1"><text:s/>0 <text:s text:c="12"/>2119 alguien</text:p>
      <text:p text:style-name="P1"><text:s/>0 <text:s text:c="12"/>2120 alguna</text:p>
      <text:p text:style-name="P1"><text:s/>0 <text:s text:c="12"/>2128 alien</text:p>
      <text:p text:style-name="P1"><text:s/>0 <text:s text:c="12"/>2129 aliens</text:p>
      <text:p text:style-name="P1"><text:s/>0 <text:s text:c="12"/>2126 alice</text:p>
      <text:p text:style-name="P1"><text:s/>0 <text:s text:c="12"/>2127 alicia</text:p>
      <text:p text:style-name="P1"><text:s/>0 <text:s text:c="12"/>2125 alia</text:p>
      <text:p text:style-name="P1"><text:s/>0 <text:s text:c="12"/>2121 alguém</text:p>
      <text:p text:style-name="P1"><text:s/>0 <text:s text:c="12"/>2122 alhamdulillah</text:p>
      <text:p text:style-name="P1"><text:s/>0 <text:s text:c="12"/>2123 alhd2</text:p>
      <text:p text:style-name="P1"><text:s/>0 <text:s text:c="12"/>2124 alhphksu</text:p>
      <text:p text:style-name="P1"><text:s/>0 <text:s text:c="12"/>2259 amiga</text:p>
      <text:p text:style-name="P1"><text:s/>0 <text:s text:c="12"/>2261 amigos</text:p>
      <text:p text:style-name="P1"><text:s/>0 <text:s text:c="12"/>2056 akk3jngd9f</text:p>
      <text:p text:style-name="P1"><text:s/>0 <text:s text:c="12"/>2403 ans</text:p>
      <text:p text:style-name="P1"><text:s/>0 <text:s text:c="12"/>2399 anorexia</text:p>
      <text:p text:style-name="P1"><text:s/>0 <text:s text:c="12"/>2400 anos</text:p>
      <text:p text:style-name="P1"><text:s/>0 <text:s text:c="12"/>2401 another</text:p>
      <text:p text:style-name="P1"><text:s/>0 <text:s text:c="12"/>2398 anonymous</text:p>
      <text:p text:style-name="P1"><text:s/>0 <text:s text:c="12"/>2397 anonymization</text:p>
      <text:p text:style-name="P1"><text:s/>0 <text:s text:c="12"/>2396 anonymity</text:p>
      <text:p text:style-name="P1"><text:s/>0 <text:s text:c="12"/>2393 annulment</text:p>
      <text:p text:style-name="P1"><text:s/>0 <text:s text:c="12"/>2394 anomalies</text:p>
      <text:p text:style-name="P1"><text:s/>0 <text:s text:c="12"/>2395 anonabox</text:p>
      <text:p text:style-name="P1"><text:s/>0 <text:s text:c="12"/>2402 anotherearth</text:p>
      <text:p text:style-name="P1"><text:s/>0 <text:s text:c="12"/>2404 anseladams</text:p>
      <text:p text:style-name="P1"><text:s/>0 <text:s text:c="12"/>2391 annoyed</text:p>
      <text:p text:style-name="P1"><text:s/>0 <text:s text:c="12"/>2405 ansia</text:p>
      <text:p text:style-name="P1"><text:s/>0 <text:s text:c="12"/>2412 antares</text:p>
      <text:p text:style-name="P1"><text:s/>0 <text:s text:c="12"/>2413 anterior</text:p>
      <text:p text:style-name="P1"><text:s/>0 <text:s text:c="12"/>2414 antes</text:p>
      <text:p text:style-name="P1"><text:s/>0 <text:s text:c="12"/>2411 antagonist</text:p>
      <text:p text:style-name="P1"><text:s/>0 <text:s text:c="12"/>2410 answers</text:p>
      <text:p text:style-name="P1"><text:s/>0 <text:s text:c="12"/>2409 answering</text:p>
      <text:p text:style-name="P1"><text:s/>0 <text:s text:c="12"/>2406 ansie</text:p>
      <text:p text:style-name="P1"><text:s/>0 <text:s text:c="12"/>2407 answer</text:p>
      <text:p text:style-name="P1"><text:s/>0 <text:s text:c="12"/>2408 answered</text:p>
      <text:p text:style-name="P1"><text:s/>0 <text:s text:c="12"/>2392 annoying</text:p>
      <text:p text:style-name="P1"><text:s/>0 <text:s text:c="12"/>2390 annoyances</text:p>
      <text:p text:style-name="P1"><text:s/>0 <text:s text:c="12"/>2262 amination</text:p>
      <text:p text:style-name="P1"><text:s/>0 <text:s text:c="12"/>2377 annivers</text:p>
      <text:p text:style-name="P1"><text:s/>0 <text:s text:c="12"/>2373 anne</text:p>
      <text:p text:style-name="P1"><text:s/>0 <text:s text:c="12"/>2374 anni</text:p>
      <text:p text:style-name="P1"><text:s/>0 <text:s text:c="12"/>2375 annic</text:p>
      <text:p text:style-name="P1"><text:s/>0 <text:s text:c="12"/>2372 annapolis</text:p>
      <text:p text:style-name="P1"><text:soft-page-break/><text:s/>0 <text:s text:c="12"/>2371 anna</text:p>
      <text:p text:style-name="P1"><text:s/>0 <text:s text:c="12"/>2370 ann</text:p>
      <text:p text:style-name="P1"><text:s/>0 <text:s text:c="12"/>2367 ankara</text:p>
      <text:p text:style-name="P1"><text:s/>0 <text:s text:c="12"/>2368 ankle</text:p>
      <text:p text:style-name="P1"><text:s/>0 <text:s text:c="12"/>2369 anl8dcicpk</text:p>
      <text:p text:style-name="P1"><text:s/>0 <text:s text:c="12"/>2376 annie</text:p>
      <text:p text:style-name="P1"><text:s/>0 <text:s text:c="12"/>2378 anniversary</text:p>
      <text:p text:style-name="P1"><text:s/>0 <text:s text:c="12"/>2389 annoy</text:p>
      <text:p text:style-name="P1"><text:s/>0 <text:s text:c="12"/>2379 annnddd</text:p>
      <text:p text:style-name="P1"><text:s/>0 <text:s text:c="12"/>2386 announcer</text:p>
      <text:p text:style-name="P1"><text:s/>0 <text:s text:c="12"/>2387 announces</text:p>
      <text:p text:style-name="P1"><text:s/>0 <text:s text:c="12"/>2388 announcing</text:p>
      <text:p text:style-name="P1"><text:s/>0 <text:s text:c="12"/>2385 announcement</text:p>
      <text:p text:style-name="P1"><text:s/>0 <text:s text:c="12"/>2384 announce</text:p>
      <text:p text:style-name="P1"><text:s/>0 <text:s text:c="12"/>2383 annotations</text:p>
      <text:p text:style-name="P1"><text:s/>0 <text:s text:c="12"/>2380 anno</text:p>
      <text:p text:style-name="P1"><text:s/>0 <text:s text:c="12"/>2381 annotated</text:p>
      <text:p text:style-name="P1"><text:s/>0 <text:s text:c="12"/>2382 annotation</text:p>
      <text:p text:style-name="P1"><text:s/>0 <text:s text:c="12"/>2415 anthem</text:p>
      <text:p text:style-name="P1"><text:s/>0 <text:s text:c="12"/>2416 anthemgoaction</text:p>
      <text:p text:style-name="P1"><text:s/>0 <text:s text:c="12"/>2417 anthology</text:p>
      <text:p text:style-name="P1"><text:s/>0 <text:s text:c="12"/>2454 anything</text:p>
      <text:p text:style-name="P1"><text:s/>0 <text:s text:c="12"/>2450 anymore</text:p>
      <text:p text:style-name="P1"><text:s/>0 <text:s text:c="12"/>2451 anymoreee</text:p>
      <text:p text:style-name="P1"><text:s/>0 <text:s text:c="12"/>2452 anyone</text:p>
      <text:p text:style-name="P1"><text:s/>0 <text:s text:c="12"/>2449 anyconnect</text:p>
      <text:p text:style-name="P1"><text:s/>0 <text:s text:c="12"/>2448 anybody</text:p>
      <text:p text:style-name="P1"><text:s/>0 <text:s text:c="12"/>2447 any</text:p>
      <text:p text:style-name="P1"><text:s/>0 <text:s text:c="12"/>2444 anxieties</text:p>
      <text:p text:style-name="P1"><text:s/>0 <text:s text:c="12"/>2445 anxiety</text:p>
      <text:p text:style-name="P1"><text:s/>0 <text:s text:c="12"/>2446 anxiously</text:p>
      <text:p text:style-name="P1"><text:s/>0 <text:s text:c="12"/>2453 anythin</text:p>
      <text:p text:style-name="P1"><text:s/>0 <text:s text:c="12"/>2455 anytime</text:p>
      <text:p text:style-name="P1"><text:s/>0 <text:s text:c="12"/>2418 anthony</text:p>
      <text:p text:style-name="P1"><text:s/>0 <text:s text:c="12"/>2456 anyway</text:p>
      <text:p text:style-name="P1"><text:s/>0 <text:s text:c="12"/>2463 ao2srypsgm</text:p>
      <text:p text:style-name="P1"><text:s/>0 <text:s text:c="12"/>2464 ao40wiclza</text:p>
      <text:p text:style-name="P1"><text:s/>0 <text:s text:c="12"/>2465 aoii</text:p>
      <text:p text:style-name="P1"><text:s/>0 <text:s text:c="12"/>2462 ao0oy3tl</text:p>
      <text:p text:style-name="P1"><text:s/>0 <text:s text:c="12"/>2461 ao</text:p>
      <text:p text:style-name="P1"><text:s/>0 <text:s text:c="12"/>2460 análisis</text:p>
      <text:p text:style-name="P1"><text:s/>0 <text:s text:c="12"/>2457 anyways</text:p>
      <text:p text:style-name="P1"><text:s/>0 <text:s text:c="12"/>2458 anywhere</text:p>
      <text:p text:style-name="P1"><text:s/>0 <text:s text:c="12"/>2459 anzitempo</text:p>
      <text:p text:style-name="P1"><text:s/>0 <text:s text:c="12"/>2443 anuncios</text:p>
      <text:p text:style-name="P1"><text:s/>0 <text:s text:c="12"/>2442 anuncions</text:p>
      <text:p text:style-name="P1"><text:s/>0 <text:s text:c="12"/>2441 anudwvvktq</text:p>
      <text:p text:style-name="P1"><text:s/>0 <text:s text:c="12"/>2440 antzokia</text:p>
      <text:p text:style-name="P1"><text:s/>0 <text:s text:c="12"/>2425 antics</text:p>
      <text:p text:style-name="P1"><text:s/>0 <text:s text:c="12"/>2426 antidote</text:p>
      <text:p text:style-name="P1"><text:s/>0 <text:s text:c="12"/>2427 antiguo</text:p>
      <text:p text:style-name="P1"><text:s/>0 <text:s text:c="12"/>2424 anticlimactic</text:p>
      <text:p text:style-name="P1"><text:soft-page-break/><text:s/>0 <text:s text:c="12"/>2423 anticipation</text:p>
      <text:p text:style-name="P1"><text:s/>0 <text:s text:c="12"/>2422 anticipate</text:p>
      <text:p text:style-name="P1"><text:s/>0 <text:s text:c="12"/>2419 anti</text:p>
      <text:p text:style-name="P1"><text:s/>0 <text:s text:c="12"/>2420 antibiotic</text:p>
      <text:p text:style-name="P1"><text:s/>0 <text:s text:c="12"/>2421 antibiotics</text:p>
      <text:p text:style-name="P1"><text:s/>0 <text:s text:c="12"/>2428 antique</text:p>
      <text:p text:style-name="P1"><text:s/>0 <text:s text:c="12"/>2429 antivirus</text:p>
      <text:p text:style-name="P1"><text:s/>0 <text:s text:c="12"/>2430 antlers</text:p>
      <text:p text:style-name="P1"><text:s/>0 <text:s text:c="12"/>2438 antwerpmisson</text:p>
      <text:p text:style-name="P1"><text:s/>0 <text:s text:c="12"/>2439 antwoord</text:p>
      <text:p text:style-name="P1"><text:s/>0 <text:s text:c="12"/>2436 antwerp</text:p>
      <text:p text:style-name="P1"><text:s/>0 <text:s text:c="12"/>2437 antwerpen</text:p>
      <text:p text:style-name="P1"><text:s/>0 <text:s text:c="12"/>2435 antwe</text:p>
      <text:p text:style-name="P1"><text:s/>0 <text:s text:c="12"/>2431 antoinette</text:p>
      <text:p text:style-name="P1"><text:s/>0 <text:s text:c="12"/>2432 antoja</text:p>
      <text:p text:style-name="P1"><text:s/>0 <text:s text:c="12"/>2433 antonio</text:p>
      <text:p text:style-name="P1"><text:s/>0 <text:s text:c="12"/>2434 antsy</text:p>
      <text:p text:style-name="P1"><text:s/>0 <text:s text:c="12"/>2366 anka</text:p>
      <text:p text:style-name="P1"><text:s/>0 <text:s text:c="12"/>2365 anjelvmr</text:p>
      <text:p text:style-name="P1"><text:s/>0 <text:s text:c="12"/>2364 anita</text:p>
      <text:p text:style-name="P1"><text:s/>0 <text:s text:c="12"/>2298 analog</text:p>
      <text:p text:style-name="P1"><text:s/>0 <text:s text:c="12"/>2294 ana</text:p>
      <text:p text:style-name="P1"><text:s/>0 <text:s text:c="12"/>2295 anaheim</text:p>
      <text:p text:style-name="P1"><text:s/>0 <text:s text:c="12"/>2296 anal</text:p>
      <text:p text:style-name="P1"><text:s/>0 <text:s text:c="12"/>2293 an2nzzlmdo</text:p>
      <text:p text:style-name="P1"><text:s/>0 <text:s text:c="12"/>2292 an</text:p>
      <text:p text:style-name="P1"><text:s/>0 <text:s text:c="12"/>2291 amzn</text:p>
      <text:p text:style-name="P1"><text:s/>0 <text:s text:c="12"/>2288 amxzhgtb</text:p>
      <text:p text:style-name="P1"><text:s/>0 <text:s text:c="12"/>2289 amy</text:p>
      <text:p text:style-name="P1"><text:s/>0 <text:s text:c="12"/>2290 amz41h0d</text:p>
      <text:p text:style-name="P1"><text:s/>0 <text:s text:c="12"/>2297 analize</text:p>
      <text:p text:style-name="P1"><text:s/>0 <text:s text:c="12"/>2299 analysers</text:p>
      <text:p text:style-name="P1"><text:s/>0 <text:s text:c="12"/>2311 anch</text:p>
      <text:p text:style-name="P1"><text:s/>0 <text:s text:c="12"/>2300 analysis</text:p>
      <text:p text:style-name="P1"><text:s/>0 <text:s text:c="12"/>2307 anamorphic</text:p>
      <text:p text:style-name="P1"><text:s/>0 <text:s text:c="12"/>2308 anand</text:p>
      <text:p text:style-name="P1"><text:s/>0 <text:s text:c="12"/>2309 anarchy</text:p>
      <text:p text:style-name="P1"><text:s/>0 <text:s text:c="12"/>2306 analyzing</text:p>
      <text:p text:style-name="P1"><text:s/>0 <text:s text:c="12"/>2305 analyzes</text:p>
      <text:p text:style-name="P1"><text:s/>0 <text:s text:c="12"/>2304 analyze</text:p>
      <text:p text:style-name="P1"><text:s/>0 <text:s text:c="12"/>2301 analyst</text:p>
      <text:p text:style-name="P1"><text:s/>0 <text:s text:c="12"/>2302 analysys</text:p>
      <text:p text:style-name="P1"><text:s/>0 <text:s text:c="12"/>2303 analytics</text:p>
      <text:p text:style-name="P1"><text:s/>0 <text:s text:c="12"/>2287 amusing</text:p>
      <text:p text:style-name="P1"><text:s/>0 <text:s text:c="12"/>2286 amsxwvih</text:p>
      <text:p text:style-name="P1"><text:s/>0 <text:s text:c="12"/>2285 amsterdam</text:p>
      <text:p text:style-name="P1"><text:s/>0 <text:s text:c="12"/>2284 amslab</text:p>
      <text:p text:style-name="P1"><text:s/>0 <text:s text:c="12"/>2269 amo</text:p>
      <text:p text:style-name="P1"><text:s/>0 <text:s text:c="12"/>2270 among</text:p>
      <text:p text:style-name="P1"><text:s/>0 <text:s text:c="12"/>2271 amongst</text:p>
      <text:p text:style-name="P1"><text:s/>0 <text:s text:c="12"/>2268 amnesty</text:p>
      <text:p text:style-name="P1"><text:s/>0 <text:s text:c="12"/>2267 amnesia</text:p>
      <text:p text:style-name="P1"><text:soft-page-break/><text:s/>0 <text:s text:c="12"/>2266 amnc14</text:p>
      <text:p text:style-name="P1"><text:s/>0 <text:s text:c="12"/>2263 amit</text:p>
      <text:p text:style-name="P1"><text:s/>0 <text:s text:c="12"/>2264 amma</text:p>
      <text:p text:style-name="P1"><text:s/>0 <text:s text:c="12"/>2265 amme</text:p>
      <text:p text:style-name="P1"><text:s/>0 <text:s text:c="12"/>2272 amonst</text:p>
      <text:p text:style-name="P1"><text:s/>0 <text:s text:c="12"/>2273 amoooooo</text:p>
      <text:p text:style-name="P1"><text:s/>0 <text:s text:c="12"/>2274 amor</text:p>
      <text:p text:style-name="P1"><text:s/>0 <text:s text:c="12"/>2282 ams</text:p>
      <text:p text:style-name="P1"><text:s/>0 <text:s text:c="12"/>2283 amschristmas</text:p>
      <text:p text:style-name="P1"><text:s/>0 <text:s text:c="12"/>2280 amphigorously</text:p>
      <text:p text:style-name="P1"><text:s/>0 <text:s text:c="12"/>2281 amri</text:p>
      <text:p text:style-name="P1"><text:s/>0 <text:s text:c="12"/>2279 amp</text:p>
      <text:p text:style-name="P1"><text:s/>0 <text:s text:c="12"/>2275 amore</text:p>
      <text:p text:style-name="P1"><text:s/>0 <text:s text:c="12"/>2276 amorrr</text:p>
      <text:p text:style-name="P1"><text:s/>0 <text:s text:c="12"/>2277 amount</text:p>
      <text:p text:style-name="P1"><text:s/>0 <text:s text:c="12"/>2278 amounts</text:p>
      <text:p text:style-name="P1"><text:s/>0 <text:s text:c="12"/>2310 anatomy</text:p>
      <text:p text:style-name="P1"><text:s/>0 <text:s text:c="12"/>2312 anche</text:p>
      <text:p text:style-name="P1"><text:s/>0 <text:s text:c="12"/>2363 anime</text:p>
      <text:p text:style-name="P1"><text:s/>0 <text:s text:c="12"/>2351 angrybirdsstarwars</text:p>
      <text:p text:style-name="P1"><text:s/>0 <text:s text:c="12"/>2347 angered</text:p>
      <text:p text:style-name="P1"><text:s/>0 <text:s text:c="12"/>2348 angers</text:p>
      <text:p text:style-name="P1"><text:s/>0 <text:s text:c="12"/>2349 angry</text:p>
      <text:p text:style-name="P1"><text:s/>0 <text:s text:c="12"/>2346 anger</text:p>
      <text:p text:style-name="P1"><text:s/>0 <text:s text:c="12"/>2345 angels</text:p>
      <text:p text:style-name="P1"><text:s/>0 <text:s text:c="12"/>2344 angelo</text:p>
      <text:p text:style-name="P1"><text:s/>0 <text:s text:c="12"/>2341 angela</text:p>
      <text:p text:style-name="P1"><text:s/>0 <text:s text:c="12"/>2342 angeles</text:p>
      <text:p text:style-name="P1"><text:s/>0 <text:s text:c="12"/>2343 angelini</text:p>
      <text:p text:style-name="P1"><text:s/>0 <text:s text:c="12"/>2350 angrybird</text:p>
      <text:p text:style-name="P1"><text:s/>0 <text:s text:c="12"/>2352 angst</text:p>
      <text:p text:style-name="P1"><text:s/>0 <text:s text:c="12"/>2313 ancienne</text:p>
      <text:p text:style-name="P1"><text:s/>0 <text:s text:c="12"/>2353 angul</text:p>
      <text:p text:style-name="P1"><text:s/>0 <text:s text:c="12"/>2360 animation</text:p>
      <text:p text:style-name="P1"><text:s/>0 <text:s text:c="12"/>2361 animator</text:p>
      <text:p text:style-name="P1"><text:s/>0 <text:s text:c="12"/>2362 animators</text:p>
      <text:p text:style-name="P1"><text:s/>0 <text:s text:c="12"/>2359 animated</text:p>
      <text:p text:style-name="P1"><text:s/>0 <text:s text:c="12"/>2358 animals</text:p>
      <text:p text:style-name="P1"><text:s/>0 <text:s text:c="12"/>2357 animal</text:p>
      <text:p text:style-name="P1"><text:s/>0 <text:s text:c="12"/>2354 angulo</text:p>
      <text:p text:style-name="P1"><text:s/>0 <text:s text:c="12"/>2355 angélica</text:p>
      <text:p text:style-name="P1"><text:s/>0 <text:s text:c="12"/>2356 anil</text:p>
      <text:p text:style-name="P1"><text:s/>0 <text:s text:c="12"/>2340 angel</text:p>
      <text:p text:style-name="P1"><text:s/>0 <text:s text:c="12"/>2339 angdgtf7te</text:p>
      <text:p text:style-name="P1"><text:s/>0 <text:s text:c="12"/>2338 aneta</text:p>
      <text:p text:style-name="P1"><text:s/>0 <text:s text:c="12"/>2337 anecdotes</text:p>
      <text:p text:style-name="P1"><text:s/>0 <text:s text:c="12"/>2321 andere</text:p>
      <text:p text:style-name="P1"><text:s/>0 <text:s text:c="12"/>2322 anders</text:p>
      <text:p text:style-name="P1"><text:s/>0 <text:s text:c="12"/>2323 andersom</text:p>
      <text:p text:style-name="P1"><text:s/>0 <text:s text:c="12"/>2320 ander</text:p>
      <text:p text:style-name="P1"><text:s/>0 <text:s text:c="12"/>2319 andddd</text:p>
      <text:p text:style-name="P1"><text:s/>0 <text:s text:c="12"/>2318 andas</text:p>
      <text:p text:style-name="P1"><text:soft-page-break/><text:s/>0 <text:s text:c="12"/>2315 and</text:p>
      <text:p text:style-name="P1"><text:s/>0 <text:s text:c="12"/>2316 anda</text:p>
      <text:p text:style-name="P1"><text:s/>0 <text:s text:c="12"/>2317 andan</text:p>
      <text:p text:style-name="P1"><text:s/>0 <text:s text:c="12"/>2324 anderson</text:p>
      <text:p text:style-name="P1"><text:s/>0 <text:s text:c="12"/>2325 andrea</text:p>
      <text:p text:style-name="P1"><text:s/>0 <text:s text:c="12"/>2326 andreasstillman</text:p>
      <text:p text:style-name="P1"><text:s/>0 <text:s text:c="12"/>2335 andy</text:p>
      <text:p text:style-name="P1"><text:s/>0 <text:s text:c="12"/>2336 andyy</text:p>
      <text:p text:style-name="P1"><text:s/>0 <text:s text:c="12"/>2333 andré</text:p>
      <text:p text:style-name="P1"><text:s/>0 <text:s text:c="12"/>2334 andso</text:p>
      <text:p text:style-name="P1"><text:s/>0 <text:s text:c="12"/>2332 androidwear</text:p>
      <text:p text:style-name="P1"><text:s/>0 <text:s text:c="12"/>2327 andreessen</text:p>
      <text:p text:style-name="P1"><text:s/>0 <text:s text:c="12"/>2328 andres</text:p>
      <text:p text:style-name="P1"><text:s/>0 <text:s text:c="12"/>2329 andrews</text:p>
      <text:p text:style-name="P1"><text:s/>0 <text:s text:c="12"/>2330 andreya</text:p>
      <text:p text:style-name="P1"><text:s/>0 <text:s text:c="12"/>2057 aknkip4h1o</text:p>
      <text:p text:style-name="P1"><text:s/>0 <text:s text:c="12"/>2055 akjvo5df</text:p>
      <text:p text:style-name="P1"><text:s/>0 <text:s text:c="12"/>1641 abilities</text:p>
      <text:p text:style-name="P1"><text:s/>0 <text:s text:c="12"/>1783 actor</text:p>
      <text:p text:style-name="P1"><text:s/>0 <text:s text:c="12"/>1779 activist</text:p>
      <text:p text:style-name="P1"><text:s/>0 <text:s text:c="12"/>1780 activists</text:p>
      <text:p text:style-name="P1"><text:s/>0 <text:s text:c="12"/>1781 activities</text:p>
      <text:p text:style-name="P1"><text:s/>0 <text:s text:c="12"/>1778 actively</text:p>
      <text:p text:style-name="P1"><text:s/>0 <text:s text:c="12"/>1777 active</text:p>
      <text:p text:style-name="P1"><text:s/>0 <text:s text:c="12"/>1776 activated</text:p>
      <text:p text:style-name="P1"><text:s/>0 <text:s text:c="12"/>1773 actionlearning</text:p>
      <text:p text:style-name="P1"><text:s/>0 <text:s text:c="12"/>1774 actions</text:p>
      <text:p text:style-name="P1"><text:s/>0 <text:s text:c="12"/>1775 activamente</text:p>
      <text:p text:style-name="P1"><text:s/>0 <text:s text:c="12"/>1782 activity</text:p>
      <text:p text:style-name="P1"><text:s/>0 <text:s text:c="12"/>1784 actors</text:p>
      <text:p text:style-name="P1"><text:s/>0 <text:s text:c="12"/>1771 acting</text:p>
      <text:p text:style-name="P1"><text:s/>0 <text:s text:c="12"/>1785 actress</text:p>
      <text:p text:style-name="P1"><text:s/>0 <text:s text:c="12"/>1792 acuerdas</text:p>
      <text:p text:style-name="P1"><text:s/>0 <text:s text:c="12"/>1793 acurjtl2</text:p>
      <text:p text:style-name="P1"><text:s/>0 <text:s text:c="12"/>1794 acwbg7guts</text:p>
      <text:p text:style-name="P1"><text:s/>0 <text:s text:c="12"/>1791 actueel</text:p>
      <text:p text:style-name="P1"><text:s/>0 <text:s text:c="12"/>1790 actually</text:p>
      <text:p text:style-name="P1"><text:s/>0 <text:s text:c="12"/>1789 actual</text:p>
      <text:p text:style-name="P1"><text:s/>0 <text:s text:c="12"/>1786 actresses</text:p>
      <text:p text:style-name="P1"><text:s/>0 <text:s text:c="12"/>1787 acts</text:p>
      <text:p text:style-name="P1"><text:s/>0 <text:s text:c="12"/>1788 actuaciones</text:p>
      <text:p text:style-name="P1"><text:s/>0 <text:s text:c="12"/>1772 action</text:p>
      <text:p text:style-name="P1"><text:s/>0 <text:s text:c="12"/>1770 actin</text:p>
      <text:p text:style-name="P1"><text:s/>0 <text:s text:c="12"/>1849 adore</text:p>
      <text:p text:style-name="P1"><text:s/>0 <text:s text:c="12"/>1757 acpmgz07yu</text:p>
      <text:p text:style-name="P1"><text:s/>0 <text:s text:c="12"/>1753 acordáis</text:p>
      <text:p text:style-name="P1"><text:s/>0 <text:s text:c="12"/>1754 acorn</text:p>
      <text:p text:style-name="P1"><text:s/>0 <text:s text:c="12"/>1755 acosta</text:p>
      <text:p text:style-name="P1"><text:s/>0 <text:s text:c="12"/>1752 acorde</text:p>
      <text:p text:style-name="P1"><text:s/>0 <text:s text:c="12"/>1751 acompañe</text:p>
      <text:p text:style-name="P1"><text:s/>0 <text:s text:c="12"/>1750 acmesign</text:p>
      <text:p text:style-name="P1"><text:s/>0 <text:s text:c="12"/>1747 acknowledge</text:p>
      <text:p text:style-name="P1"><text:soft-page-break/><text:s/>0 <text:s text:c="12"/>1748 acl</text:p>
      <text:p text:style-name="P1"><text:s/>0 <text:s text:c="12"/>1749 acm</text:p>
      <text:p text:style-name="P1"><text:s/>0 <text:s text:c="12"/>1756 acoustic</text:p>
      <text:p text:style-name="P1"><text:s/>0 <text:s text:c="12"/>1758 acqua</text:p>
      <text:p text:style-name="P1"><text:s/>0 <text:s text:c="12"/>1769 actegratuit</text:p>
      <text:p text:style-name="P1"><text:s/>0 <text:s text:c="12"/>1759 acquire</text:p>
      <text:p text:style-name="P1"><text:s/>0 <text:s text:c="12"/>1766 acrs</text:p>
      <text:p text:style-name="P1"><text:s/>0 <text:s text:c="12"/>1767 act</text:p>
      <text:p text:style-name="P1"><text:s/>0 <text:s text:c="12"/>1768 act0apjy17</text:p>
      <text:p text:style-name="P1"><text:s/>0 <text:s text:c="12"/>1765 across</text:p>
      <text:p text:style-name="P1"><text:s/>0 <text:s text:c="12"/>1764 acronyms</text:p>
      <text:p text:style-name="P1"><text:s/>0 <text:s text:c="12"/>1763 acredita</text:p>
      <text:p text:style-name="P1"><text:s/>0 <text:s text:c="12"/>1760 acquired</text:p>
      <text:p text:style-name="P1"><text:s/>0 <text:s text:c="12"/>1761 acquires</text:p>
      <text:p text:style-name="P1"><text:s/>0 <text:s text:c="12"/>1762 acquisition</text:p>
      <text:p text:style-name="P1"><text:s/>0 <text:s text:c="12"/>1795 acxut46i</text:p>
      <text:p text:style-name="P1"><text:s/>0 <text:s text:c="12"/>1796 ad</text:p>
      <text:p text:style-name="P1"><text:s/>0 <text:s text:c="12"/>1797 ad0hdgqtgv</text:p>
      <text:p text:style-name="P1"><text:s/>0 <text:s text:c="12"/>1835 admin</text:p>
      <text:p text:style-name="P1"><text:s/>0 <text:s text:c="12"/>1831 adjpcwtzwi</text:p>
      <text:p text:style-name="P1"><text:s/>0 <text:s text:c="12"/>1832 adjust</text:p>
      <text:p text:style-name="P1"><text:s/>0 <text:s text:c="12"/>1833 adjusted</text:p>
      <text:p text:style-name="P1"><text:s/>0 <text:s text:c="12"/>1830 adiós</text:p>
      <text:p text:style-name="P1"><text:s/>0 <text:s text:c="12"/>1829 adios</text:p>
      <text:p text:style-name="P1"><text:s/>0 <text:s text:c="12"/>1828 adil</text:p>
      <text:p text:style-name="P1"><text:s/>0 <text:s text:c="12"/>1825 adfxuojp</text:p>
      <text:p text:style-name="P1"><text:s/>0 <text:s text:c="12"/>1826 adidas</text:p>
      <text:p text:style-name="P1"><text:s/>0 <text:s text:c="12"/>1827 adidasoriginals</text:p>
      <text:p text:style-name="P1"><text:s/>0 <text:s text:c="12"/>1834 adjusting</text:p>
      <text:p text:style-name="P1"><text:s/>0 <text:s text:c="12"/>1836 administration</text:p>
      <text:p text:style-name="P1"><text:s/>0 <text:s text:c="12"/>1798 ad6ayylzr0</text:p>
      <text:p text:style-name="P1"><text:s/>0 <text:s text:c="12"/>1837 admiration</text:p>
      <text:p text:style-name="P1"><text:s/>0 <text:s text:c="12"/>1844 adolescent</text:p>
      <text:p text:style-name="P1"><text:s/>0 <text:s text:c="12"/>1845 adopted</text:p>
      <text:p text:style-name="P1"><text:s/>0 <text:s text:c="12"/>1846 adopter</text:p>
      <text:p text:style-name="P1"><text:s/>0 <text:s text:c="12"/>1843 adobe</text:p>
      <text:p text:style-name="P1"><text:s/>0 <text:s text:c="12"/>1842 ado0pzmhrr</text:p>
      <text:p text:style-name="P1"><text:s/>0 <text:s text:c="12"/>1841 admob</text:p>
      <text:p text:style-name="P1"><text:s/>0 <text:s text:c="12"/>1838 admire</text:p>
      <text:p text:style-name="P1"><text:s/>0 <text:s text:c="12"/>1839 admit</text:p>
      <text:p text:style-name="P1"><text:s/>0 <text:s text:c="12"/>1840 admitting</text:p>
      <text:p text:style-name="P1"><text:s/>0 <text:s text:c="12"/>1824 adess</text:p>
      <text:p text:style-name="P1"><text:s/>0 <text:s text:c="12"/>1823 adept</text:p>
      <text:p text:style-name="P1"><text:s/>0 <text:s text:c="12"/>1822 adele</text:p>
      <text:p text:style-name="P1"><text:s/>0 <text:s text:c="12"/>1821 addthis</text:p>
      <text:p text:style-name="P1"><text:s/>0 <text:s text:c="12"/>1805 adb</text:p>
      <text:p text:style-name="P1"><text:s/>0 <text:s text:c="12"/>1806 adblock</text:p>
      <text:p text:style-name="P1"><text:s/>0 <text:s text:c="12"/>1808 addawordruinamovie</text:p>
      <text:p text:style-name="P1"><text:s/>0 <text:s text:c="12"/>1804 adaptive</text:p>
      <text:p text:style-name="P1"><text:s/>0 <text:s text:c="12"/>1803 adapt</text:p>
      <text:p text:style-name="P1"><text:s/>0 <text:s text:c="12"/>1802 adams</text:p>
      <text:p text:style-name="P1"><text:s/>0 <text:s text:c="12"/>1799 ada</text:p>
      <text:p text:style-name="P1"><text:soft-page-break/><text:s/>0 <text:s text:c="12"/>1800 adage</text:p>
      <text:p text:style-name="P1"><text:s/>0 <text:s text:c="12"/>1801 adam</text:p>
      <text:p text:style-name="P1"><text:s/>0 <text:s text:c="12"/>1809 added</text:p>
      <text:p text:style-name="P1"><text:s/>0 <text:s text:c="12"/>1810 addgpgvndk</text:p>
      <text:p text:style-name="P1"><text:s/>0 <text:s text:c="12"/>1811 addicted</text:p>
      <text:p text:style-name="P1"><text:s/>0 <text:s text:c="12"/>1819 addresses</text:p>
      <text:p text:style-name="P1"><text:s/>0 <text:s text:c="12"/>1820 adds</text:p>
      <text:p text:style-name="P1"><text:s/>0 <text:s text:c="12"/>1817 additional</text:p>
      <text:p text:style-name="P1"><text:s/>0 <text:s text:c="12"/>1818 address</text:p>
      <text:p text:style-name="P1"><text:s/>0 <text:s text:c="12"/>1816 addition</text:p>
      <text:p text:style-name="P1"><text:s/>0 <text:s text:c="12"/>1812 addicting</text:p>
      <text:p text:style-name="P1"><text:s/>0 <text:s text:c="12"/>1813 addiction</text:p>
      <text:p text:style-name="P1"><text:s/>0 <text:s text:c="12"/>1814 addictive</text:p>
      <text:p text:style-name="P1"><text:s/>0 <text:s text:c="12"/>1815 adding</text:p>
      <text:p text:style-name="P1"><text:s/>0 <text:s text:c="12"/>1746 acke</text:p>
      <text:p text:style-name="P1"><text:s/>0 <text:s text:c="12"/>1745 achuchables</text:p>
      <text:p text:style-name="P1"><text:s/>0 <text:s text:c="12"/>1744 achter</text:p>
      <text:p text:style-name="P1"><text:s/>0 <text:s text:c="12"/>1678 abundance</text:p>
      <text:p text:style-name="P1"><text:s/>0 <text:s text:c="12"/>1674 abtiyuda</text:p>
      <text:p text:style-name="P1"><text:s/>0 <text:s text:c="12"/>1675 abtl3fs8oe</text:p>
      <text:p text:style-name="P1"><text:s/>0 <text:s text:c="12"/>1676 abuja</text:p>
      <text:p text:style-name="P1"><text:s/>0 <text:s text:c="12"/>1673 absynthe</text:p>
      <text:p text:style-name="P1"><text:s/>0 <text:s text:c="12"/>1672 absurdely</text:p>
      <text:p text:style-name="P1"><text:s/>0 <text:s text:c="12"/>1671 absurd</text:p>
      <text:p text:style-name="P1"><text:s/>0 <text:s text:c="12"/>1668 absolutism</text:p>
      <text:p text:style-name="P1"><text:s/>0 <text:s text:c="12"/>1669 absolve</text:p>
      <text:p text:style-name="P1"><text:s/>0 <text:s text:c="12"/>1670 absorbed</text:p>
      <text:p text:style-name="P1"><text:s/>0 <text:s text:c="12"/>1677 abun</text:p>
      <text:p text:style-name="P1"><text:s/>0 <text:s text:c="12"/>1679 abundant</text:p>
      <text:p text:style-name="P1"><text:s/>0 <text:s text:c="12"/>1691 academia</text:p>
      <text:p text:style-name="P1"><text:s/>0 <text:s text:c="12"/>1680 abuse</text:p>
      <text:p text:style-name="P1"><text:s/>0 <text:s text:c="12"/>1687 acaba</text:p>
      <text:p text:style-name="P1"><text:s/>0 <text:s text:c="12"/>1688 acabo</text:p>
      <text:p text:style-name="P1"><text:s/>0 <text:s text:c="12"/>1689 acabé</text:p>
      <text:p text:style-name="P1"><text:s/>0 <text:s text:c="12"/>1686 ac6bvdquc6</text:p>
      <text:p text:style-name="P1"><text:s/>0 <text:s text:c="12"/>1685 ac</text:p>
      <text:p text:style-name="P1"><text:s/>0 <text:s text:c="12"/>1684 abzwbhfjtj</text:p>
      <text:p text:style-name="P1"><text:s/>0 <text:s text:c="12"/>1681 abuses</text:p>
      <text:p text:style-name="P1"><text:s/>0 <text:s text:c="12"/>1682 abyss</text:p>
      <text:p text:style-name="P1"><text:s/>0 <text:s text:c="12"/>1683 abzq0spsj5</text:p>
      <text:p text:style-name="P1"><text:s/>0 <text:s text:c="12"/>1667 absolution</text:p>
      <text:p text:style-name="P1"><text:s/>0 <text:s text:c="12"/>1666 absolutely</text:p>
      <text:p text:style-name="P1"><text:s/>0 <text:s text:c="12"/>1665 absolute</text:p>
      <text:p text:style-name="P1"><text:s/>0 <text:s text:c="12"/>1664 absence</text:p>
      <text:p text:style-name="P1"><text:s/>0 <text:s text:c="12"/>1649 abolished</text:p>
      <text:p text:style-name="P1"><text:s/>0 <text:s text:c="12"/>1650 abort</text:p>
      <text:p text:style-name="P1"><text:s/>0 <text:s text:c="12"/>1651 abortion</text:p>
      <text:p text:style-name="P1"><text:s/>0 <text:s text:c="12"/>1648 aboard</text:p>
      <text:p text:style-name="P1"><text:s/>0 <text:s text:c="12"/>1647 abnormalities</text:p>
      <text:p text:style-name="P1"><text:s/>0 <text:s text:c="12"/>1646 abms</text:p>
      <text:p text:style-name="P1"><text:s/>0 <text:s text:c="12"/>1643 abject</text:p>
      <text:p text:style-name="P1"><text:s/>0 <text:s text:c="12"/>1644 able</text:p>
      <text:p text:style-name="P1"><text:soft-page-break/><text:s/>0 <text:s text:c="12"/>1645 ablukada</text:p>
      <text:p text:style-name="P1"><text:s/>0 <text:s text:c="12"/>1652 abouit</text:p>
      <text:p text:style-name="P1"><text:s/>0 <text:s text:c="12"/>1653 about</text:p>
      <text:p text:style-name="P1"><text:s/>0 <text:s text:c="12"/>1654 above</text:p>
      <text:p text:style-name="P1"><text:s/>0 <text:s text:c="12"/>1662 abroad</text:p>
      <text:p text:style-name="P1"><text:s/>0 <text:s text:c="12"/>1663 abrupt</text:p>
      <text:p text:style-name="P1"><text:s/>0 <text:s text:c="12"/>1660 abrazo</text:p>
      <text:p text:style-name="P1"><text:s/>0 <text:s text:c="12"/>1661 abridged</text:p>
      <text:p text:style-name="P1"><text:s/>0 <text:s text:c="12"/>1659 abrams</text:p>
      <text:p text:style-name="P1"><text:s/>0 <text:s text:c="12"/>1655 abp08zoy</text:p>
      <text:p text:style-name="P1"><text:s/>0 <text:s text:c="12"/>1656 abqufqpz6v</text:p>
      <text:p text:style-name="P1"><text:s/>0 <text:s text:c="12"/>1657 abr6xkv2ho</text:p>
      <text:p text:style-name="P1"><text:s/>0 <text:s text:c="12"/>1658 abraham</text:p>
      <text:p text:style-name="P1"><text:s/>0 <text:s text:c="12"/>1690 acabó</text:p>
      <text:p text:style-name="P1"><text:s/>0 <text:s text:c="12"/>1692 academic</text:p>
      <text:p text:style-name="P1"><text:s/>0 <text:s text:c="12"/>1743 achja</text:p>
      <text:p text:style-name="P1"><text:s/>0 <text:s text:c="12"/>1731 aceptance</text:p>
      <text:p text:style-name="P1"><text:s/>0 <text:s text:c="12"/>1727 accurate</text:p>
      <text:p text:style-name="P1"><text:s/>0 <text:s text:c="12"/>1728 accuse</text:p>
      <text:p text:style-name="P1"><text:s/>0 <text:s text:c="12"/>1729 accused</text:p>
      <text:p text:style-name="P1"><text:s/>0 <text:s text:c="12"/>1726 acct</text:p>
      <text:p text:style-name="P1"><text:s/>0 <text:s text:c="12"/>1725 accounts</text:p>
      <text:p text:style-name="P1"><text:s/>0 <text:s text:c="12"/>1724 accountability</text:p>
      <text:p text:style-name="P1"><text:s/>0 <text:s text:c="12"/>1721 accordingly</text:p>
      <text:p text:style-name="P1"><text:s/>0 <text:s text:c="12"/>1722 accordion</text:p>
      <text:p text:style-name="P1"><text:s/>0 <text:s text:c="12"/>1723 account</text:p>
      <text:p text:style-name="P1"><text:s/>0 <text:s text:c="12"/>1730 ace</text:p>
      <text:p text:style-name="P1"><text:s/>0 <text:s text:c="12"/>1732 acepted</text:p>
      <text:p text:style-name="P1"><text:s/>0 <text:s text:c="12"/>1693 academics</text:p>
      <text:p text:style-name="P1"><text:s/>0 <text:s text:c="12"/>1733 acercarse</text:p>
      <text:p text:style-name="P1"><text:s/>0 <text:s text:c="12"/>1740 achievements</text:p>
      <text:p text:style-name="P1"><text:s/>0 <text:s text:c="12"/>1741 achiever</text:p>
      <text:p text:style-name="P1"><text:s/>0 <text:s text:c="12"/>1742 achieving</text:p>
      <text:p text:style-name="P1"><text:s/>0 <text:s text:c="12"/>1739 achieved</text:p>
      <text:p text:style-name="P1"><text:s/>0 <text:s text:c="12"/>1738 achieve</text:p>
      <text:p text:style-name="P1"><text:s/>0 <text:s text:c="12"/>1737 achho</text:p>
      <text:p text:style-name="P1"><text:s/>0 <text:s text:c="12"/>1734 acevedo</text:p>
      <text:p text:style-name="P1"><text:s/>0 <text:s text:c="12"/>1735 ache</text:p>
      <text:p text:style-name="P1"><text:s/>0 <text:s text:c="12"/>1736 aches</text:p>
      <text:p text:style-name="P1"><text:s/>0 <text:s text:c="12"/>1720 according</text:p>
      <text:p text:style-name="P1"><text:s/>0 <text:s text:c="12"/>1719 accomplishments</text:p>
      <text:p text:style-name="P1"><text:s/>0 <text:s text:c="12"/>1718 accomplishment</text:p>
      <text:p text:style-name="P1"><text:s/>0 <text:s text:c="12"/>1717 accomplishing</text:p>
      <text:p text:style-name="P1"><text:s/>0 <text:s text:c="12"/>1700 accept</text:p>
      <text:p text:style-name="P1"><text:s/>0 <text:s text:c="12"/>1701 acceptable</text:p>
      <text:p text:style-name="P1"><text:s/>0 <text:s text:c="12"/>1702 acceptance</text:p>
      <text:p text:style-name="P1"><text:s/>0 <text:s text:c="12"/>1699 accents</text:p>
      <text:p text:style-name="P1"><text:s/>0 <text:s text:c="12"/>1698 accent</text:p>
      <text:p text:style-name="P1"><text:s/>0 <text:s text:c="12"/>1697 accelerometer</text:p>
      <text:p text:style-name="P1"><text:s/>0 <text:s text:c="12"/>1694 academy</text:p>
      <text:p text:style-name="P1"><text:s/>0 <text:s text:c="12"/>1695 acapella</text:p>
      <text:p text:style-name="P1"><text:s/>0 <text:s text:c="12"/>1696 acc</text:p>
      <text:p text:style-name="P1"><text:soft-page-break/><text:s/>0 <text:s text:c="12"/>1704 accepteer</text:p>
      <text:p text:style-name="P1"><text:s/>0 <text:s text:c="12"/>1705 accepting</text:p>
      <text:p text:style-name="P1"><text:s/>0 <text:s text:c="12"/>1706 accesoabierto</text:p>
      <text:p text:style-name="P1"><text:s/>0 <text:s text:c="12"/>1715 accomplish</text:p>
      <text:p text:style-name="P1"><text:s/>0 <text:s text:c="12"/>1716 accomplished</text:p>
      <text:p text:style-name="P1"><text:s/>0 <text:s text:c="12"/>1713 accidents</text:p>
      <text:p text:style-name="P1"><text:s/>0 <text:s text:c="12"/>1714 accionglobalporayotzinapa</text:p>
      <text:p text:style-name="P1"><text:s/>0 <text:s text:c="12"/>1712 accidentally</text:p>
      <text:p text:style-name="P1"><text:s/>0 <text:s text:c="12"/>1708 accessories</text:p>
      <text:p text:style-name="P1"><text:s/>0 <text:s text:c="12"/>1709 accident</text:p>
      <text:p text:style-name="P1"><text:s/>0 <text:s text:c="12"/>1710 accidental</text:p>
      <text:p text:style-name="P1"><text:s/>0 <text:s text:c="12"/>1711 accidental5hournaps</text:p>
      <text:p text:style-name="P1"><text:s/>0 <text:s text:c="12"/>1847 adoption</text:p>
      <text:p text:style-name="P1"><text:s/>0 <text:s text:c="12"/>1850 adquiere</text:p>
      <text:p text:style-name="P1"><text:s/>0 <text:s text:c="12"/>2054 akiltipn</text:p>
      <text:p text:style-name="P1"><text:s/>0 <text:s text:c="12"/>1991 ahhhh</text:p>
      <text:p text:style-name="P1"><text:s/>0 <text:s text:c="12"/>1987 ahead</text:p>
      <text:p text:style-name="P1"><text:s/>0 <text:s text:c="12"/>1988 aheadonhomework</text:p>
      <text:p text:style-name="P1"><text:s/>0 <text:s text:c="12"/>1989 ahh</text:p>
      <text:p text:style-name="P1"><text:s/>0 <text:s text:c="12"/>1986 ahds</text:p>
      <text:p text:style-name="P1"><text:s/>0 <text:s text:c="12"/>1985 ahahahahahaahaha</text:p>
      <text:p text:style-name="P1"><text:s/>0 <text:s text:c="12"/>1984 ahahahaha</text:p>
      <text:p text:style-name="P1"><text:s/>0 <text:s text:c="12"/>1981 aha</text:p>
      <text:p text:style-name="P1"><text:s/>0 <text:s text:c="12"/>1982 ahaba</text:p>
      <text:p text:style-name="P1"><text:s/>0 <text:s text:c="12"/>1983 ahahaha</text:p>
      <text:p text:style-name="P1"><text:s/>0 <text:s text:c="12"/>1990 ahhh</text:p>
      <text:p text:style-name="P1"><text:s/>0 <text:s text:c="12"/>1992 ahhhhaha</text:p>
      <text:p text:style-name="P1"><text:s/>0 <text:s text:c="12"/>1979 ah4oswclmx</text:p>
      <text:p text:style-name="P1"><text:s/>0 <text:s text:c="12"/>1993 ahhhhh</text:p>
      <text:p text:style-name="P1"><text:s/>0 <text:s text:c="12"/>2000 ahora</text:p>
      <text:p text:style-name="P1"><text:s/>0 <text:s text:c="12"/>2001 ahorita</text:p>
      <text:p text:style-name="P1"><text:s/>0 <text:s text:c="12"/>2002 ahoy</text:p>
      <text:p text:style-name="P1"><text:s/>0 <text:s text:c="12"/>1999 aho</text:p>
      <text:p text:style-name="P1"><text:s/>0 <text:s text:c="12"/>1998 ahn</text:p>
      <text:p text:style-name="P1"><text:s/>0 <text:s text:c="12"/>1997 ahmeeeet</text:p>
      <text:p text:style-name="P1"><text:s/>0 <text:s text:c="12"/>1994 ahityj3nsb</text:p>
      <text:p text:style-name="P1"><text:s/>0 <text:s text:c="12"/>1995 ahmadzai</text:p>
      <text:p text:style-name="P1"><text:s/>0 <text:s text:c="12"/>1996 ahmedabad</text:p>
      <text:p text:style-name="P1"><text:s/>0 <text:s text:c="12"/>1980 ah9x0gla08</text:p>
      <text:p text:style-name="P1"><text:s/>0 <text:s text:c="12"/>1978 ah</text:p>
      <text:p text:style-name="P1"><text:s/>0 <text:s text:c="12"/>1851 adrian</text:p>
      <text:p text:style-name="P1"><text:s/>0 <text:s text:c="12"/>1965 agr</text:p>
      <text:p text:style-name="P1"><text:s/>0 <text:s text:c="12"/>1961 agostino</text:p>
      <text:p text:style-name="P1"><text:s/>0 <text:s text:c="12"/>1962 agosto</text:p>
      <text:p text:style-name="P1"><text:s/>0 <text:s text:c="12"/>1963 agpdhzsgmt</text:p>
      <text:p text:style-name="P1"><text:s/>0 <text:s text:c="12"/>1960 agoravai</text:p>
      <text:p text:style-name="P1"><text:s/>0 <text:s text:c="12"/>1959 agora</text:p>
      <text:p text:style-name="P1"><text:s/>0 <text:s text:c="12"/>1958 ago4aelycc</text:p>
      <text:p text:style-name="P1"><text:s/>0 <text:s text:c="12"/>1955 aging</text:p>
      <text:p text:style-name="P1"><text:s/>0 <text:s text:c="12"/>1956 agitator</text:p>
      <text:p text:style-name="P1"><text:s/>0 <text:s text:c="12"/>1957 ago</text:p>
      <text:p text:style-name="P1"><text:s/>0 <text:s text:c="12"/>1964 agqzajmhsb</text:p>
      <text:p text:style-name="P1"><text:soft-page-break/><text:s/>0 <text:s text:c="12"/>1966 agrawal</text:p>
      <text:p text:style-name="P1"><text:s/>0 <text:s text:c="12"/>1977 agustos</text:p>
      <text:p text:style-name="P1"><text:s/>0 <text:s text:c="12"/>1967 agree</text:p>
      <text:p text:style-name="P1"><text:s/>0 <text:s text:c="12"/>1974 agsxcibupu</text:p>
      <text:p text:style-name="P1"><text:s/>0 <text:s text:c="12"/>1975 agt</text:p>
      <text:p text:style-name="P1"><text:s/>0 <text:s text:c="12"/>1976 agtk1hzwex</text:p>
      <text:p text:style-name="P1"><text:s/>0 <text:s text:c="12"/>1973 agricultural</text:p>
      <text:p text:style-name="P1"><text:s/>0 <text:s text:c="12"/>1972 agressive</text:p>
      <text:p text:style-name="P1"><text:s/>0 <text:s text:c="12"/>1971 agrees</text:p>
      <text:p text:style-name="P1"><text:s/>0 <text:s text:c="12"/>1968 agreeable</text:p>
      <text:p text:style-name="P1"><text:s/>0 <text:s text:c="12"/>1969 agreed</text:p>
      <text:p text:style-name="P1"><text:s/>0 <text:s text:c="12"/>1970 agreement</text:p>
      <text:p text:style-name="P1"><text:s/>0 <text:s text:c="12"/>2003 ahs</text:p>
      <text:p text:style-name="P1"><text:s/>0 <text:s text:c="12"/>2004 ahsfreakshow</text:p>
      <text:p text:style-name="P1"><text:s/>0 <text:s text:c="12"/>2005 ahuvngyyfm</text:p>
      <text:p text:style-name="P1"><text:s/>0 <text:s text:c="12"/>2042 aisle</text:p>
      <text:p text:style-name="P1"><text:s/>0 <text:s text:c="12"/>2038 airports</text:p>
      <text:p text:style-name="P1"><text:s/>0 <text:s text:c="12"/>2039 airs</text:p>
      <text:p text:style-name="P1"><text:s/>0 <text:s text:c="12"/>2040 airsickness</text:p>
      <text:p text:style-name="P1"><text:s/>0 <text:s text:c="12"/>2037 airport</text:p>
      <text:p text:style-name="P1"><text:s/>0 <text:s text:c="12"/>2036 airplanes</text:p>
      <text:p text:style-name="P1"><text:s/>0 <text:s text:c="12"/>2035 airplane</text:p>
      <text:p text:style-name="P1"><text:s/>0 <text:s text:c="12"/>2032 airbrushing</text:p>
      <text:p text:style-name="P1"><text:s/>0 <text:s text:c="12"/>2033 aires</text:p>
      <text:p text:style-name="P1"><text:s/>0 <text:s text:c="12"/>2034 airlines</text:p>
      <text:p text:style-name="P1"><text:s/>0 <text:s text:c="12"/>2041 airwaves</text:p>
      <text:p text:style-name="P1"><text:s/>0 <text:s text:c="12"/>2043 aivd</text:p>
      <text:p text:style-name="P1"><text:s/>0 <text:s text:c="12"/>2006 ahve</text:p>
      <text:p text:style-name="P1"><text:s/>0 <text:s text:c="12"/>2044 aiy8qieket</text:p>
      <text:p text:style-name="P1"><text:s/>0 <text:s text:c="12"/>2051 ak1f3ga6ck</text:p>
      <text:p text:style-name="P1"><text:s/>0 <text:s text:c="12"/>2052 aka</text:p>
      <text:p text:style-name="P1"><text:s/>0 <text:s text:c="12"/>2053 akademiskt</text:p>
      <text:p text:style-name="P1"><text:s/>0 <text:s text:c="12"/>2050 ajy6lqppze</text:p>
      <text:p text:style-name="P1"><text:s/>0 <text:s text:c="12"/>2049 ajjlp8ahkm</text:p>
      <text:p text:style-name="P1"><text:s/>0 <text:s text:c="12"/>2048 ajjbcomltz</text:p>
      <text:p text:style-name="P1"><text:s/>0 <text:s text:c="12"/>2045 aj</text:p>
      <text:p text:style-name="P1"><text:s/>0 <text:s text:c="12"/>2046 ajajajjajaja</text:p>
      <text:p text:style-name="P1"><text:s/>0 <text:s text:c="12"/>2047 ajck4zzfwm</text:p>
      <text:p text:style-name="P1"><text:s/>0 <text:s text:c="12"/>2031 airbag</text:p>
      <text:p text:style-name="P1"><text:s/>0 <text:s text:c="12"/>2030 airasia</text:p>
      <text:p text:style-name="P1"><text:s/>0 <text:s text:c="12"/>2029 air</text:p>
      <text:p text:style-name="P1"><text:s/>0 <text:s text:c="12"/>2028 aiplpoj6de</text:p>
      <text:p text:style-name="P1"><text:s/>0 <text:s text:c="12"/>2013 aicudb7qec</text:p>
      <text:p text:style-name="P1"><text:s/>0 <text:s text:c="12"/>2014 aid</text:p>
      <text:p text:style-name="P1"><text:s/>0 <text:s text:c="12"/>2015 aide</text:p>
      <text:p text:style-name="P1"><text:s/>0 <text:s text:c="12"/>2012 aib</text:p>
      <text:p text:style-name="P1"><text:s/>0 <text:s text:c="12"/>2011 ai</text:p>
      <text:p text:style-name="P1"><text:s/>0 <text:s text:c="12"/>2010 ahí</text:p>
      <text:p text:style-name="P1"><text:s/>0 <text:s text:c="12"/>2007 ahw</text:p>
      <text:p text:style-name="P1"><text:s/>0 <text:s text:c="12"/>2008 ahwgh8i6jj</text:p>
      <text:p text:style-name="P1"><text:s/>0 <text:s text:c="12"/>2009 ahwksz</text:p>
      <text:p text:style-name="P1"><text:s/>0 <text:s text:c="12"/>2016 aids</text:p>
      <text:p text:style-name="P1"><text:soft-page-break/><text:s/>0 <text:s text:c="12"/>2017 aiga</text:p>
      <text:p text:style-name="P1"><text:s/>0 <text:s text:c="12"/>2018 aigaxoa1</text:p>
      <text:p text:style-name="P1"><text:s/>0 <text:s text:c="12"/>2026 ainda</text:p>
      <text:p text:style-name="P1"><text:s/>0 <text:s text:c="12"/>2027 aint</text:p>
      <text:p text:style-name="P1"><text:s/>0 <text:s text:c="12"/>2024 aims</text:p>
      <text:p text:style-name="P1"><text:s/>0 <text:s text:c="12"/>2025 ain</text:p>
      <text:p text:style-name="P1"><text:s/>0 <text:s text:c="12"/>2023 aimed</text:p>
      <text:p text:style-name="P1"><text:s/>0 <text:s text:c="12"/>2019 aight</text:p>
      <text:p text:style-name="P1"><text:s/>0 <text:s text:c="12"/>2020 aikir</text:p>
      <text:p text:style-name="P1"><text:s/>0 <text:s text:c="12"/>2021 aiko</text:p>
      <text:p text:style-name="P1"><text:s/>0 <text:s text:c="12"/>2022 aim</text:p>
      <text:p text:style-name="P1"><text:s/>0 <text:s text:c="12"/>1954 agile</text:p>
      <text:p text:style-name="P1"><text:s/>0 <text:s text:c="12"/>1953 agian</text:p>
      <text:p text:style-name="P1"><text:s/>0 <text:s text:c="12"/>1952 aghnjipau9</text:p>
      <text:p text:style-name="P1"><text:s/>0 <text:s text:c="12"/>1887 ae1fz1bxnj</text:p>
      <text:p text:style-name="P1"><text:s/>0 <text:s text:c="12"/>1883 advocate</text:p>
      <text:p text:style-name="P1"><text:s/>0 <text:s text:c="12"/>1884 advocates</text:p>
      <text:p text:style-name="P1"><text:s/>0 <text:s text:c="12"/>1885 adzetq2itw</text:p>
      <text:p text:style-name="P1"><text:s/>0 <text:s text:c="12"/>1882 advisory</text:p>
      <text:p text:style-name="P1"><text:s/>0 <text:s text:c="12"/>1881 advisor</text:p>
      <text:p text:style-name="P1"><text:s/>0 <text:s text:c="12"/>1880 advising</text:p>
      <text:p text:style-name="P1"><text:s/>0 <text:s text:c="12"/>1877 advice</text:p>
      <text:p text:style-name="P1"><text:s/>0 <text:s text:c="12"/>1878 advise</text:p>
      <text:p text:style-name="P1"><text:s/>0 <text:s text:c="12"/>1879 advised</text:p>
      <text:p text:style-name="P1"><text:s/>0 <text:s text:c="12"/>1886 adzn1admdm</text:p>
      <text:p text:style-name="P1"><text:s/>0 <text:s text:c="12"/>1888 ae38kcyy</text:p>
      <text:p text:style-name="P1"><text:s/>0 <text:s text:c="12"/>1900 afel</text:p>
      <text:p text:style-name="P1"><text:s/>0 <text:s text:c="12"/>1889 aehpdopyxb</text:p>
      <text:p text:style-name="P1"><text:s/>0 <text:s text:c="12"/>1896 af</text:p>
      <text:p text:style-name="P1"><text:s/>0 <text:s text:c="12"/>1897 afa</text:p>
      <text:p text:style-name="P1"><text:s/>0 <text:s text:c="12"/>1898 afc</text:p>
      <text:p text:style-name="P1"><text:s/>0 <text:s text:c="12"/>1895 aethivg</text:p>
      <text:p text:style-name="P1"><text:s/>0 <text:s text:c="12"/>1894 aesthetics</text:p>
      <text:p text:style-name="P1"><text:s/>0 <text:s text:c="12"/>1893 aesthetic</text:p>
      <text:p text:style-name="P1"><text:s/>0 <text:s text:c="12"/>1890 aep</text:p>
      <text:p text:style-name="P1"><text:s/>0 <text:s text:c="12"/>1891 aerial</text:p>
      <text:p text:style-name="P1"><text:s/>0 <text:s text:c="12"/>1892 aeroparque</text:p>
      <text:p text:style-name="P1"><text:s/>0 <text:s text:c="12"/>1876 advertising</text:p>
      <text:p text:style-name="P1"><text:s/>0 <text:s text:c="12"/>1875 advertised</text:p>
      <text:p text:style-name="P1"><text:s/>0 <text:s text:c="12"/>1874 advert</text:p>
      <text:p text:style-name="P1"><text:s/>0 <text:s text:c="12"/>1873 adversity</text:p>
      <text:p text:style-name="P1"><text:s/>0 <text:s text:c="12"/>1858 aduk4euced</text:p>
      <text:p text:style-name="P1"><text:s/>0 <text:s text:c="12"/>1859 adult</text:p>
      <text:p text:style-name="P1"><text:s/>0 <text:s text:c="12"/>1860 adultery</text:p>
      <text:p text:style-name="P1"><text:s/>0 <text:s text:c="12"/>1857 adu</text:p>
      <text:p text:style-name="P1"><text:s/>0 <text:s text:c="12"/>1856 adsl</text:p>
      <text:p text:style-name="P1"><text:s/>0 <text:s text:c="12"/>1855 ads</text:p>
      <text:p text:style-name="P1"><text:s/>0 <text:s text:c="12"/>1852 adrienne</text:p>
      <text:p text:style-name="P1"><text:s/>0 <text:s text:c="12"/>1853 adrinaline</text:p>
      <text:p text:style-name="P1"><text:s/>0 <text:s text:c="12"/>1854 adrspanishtool</text:p>
      <text:p text:style-name="P1"><text:s/>0 <text:s text:c="12"/>1861 adultlife</text:p>
      <text:p text:style-name="P1"><text:s/>0 <text:s text:c="12"/>1862 adults</text:p>
      <text:p text:style-name="P1"><text:soft-page-break/><text:s/>0 <text:s text:c="12"/>1863 adv</text:p>
      <text:p text:style-name="P1"><text:s/>0 <text:s text:c="12"/>1871 adventures</text:p>
      <text:p text:style-name="P1"><text:s/>0 <text:s text:c="12"/>1872 adverse</text:p>
      <text:p text:style-name="P1"><text:s/>0 <text:s text:c="12"/>1869 adventure</text:p>
      <text:p text:style-name="P1"><text:s/>0 <text:s text:c="12"/>1870 adventurer</text:p>
      <text:p text:style-name="P1"><text:s/>0 <text:s text:c="12"/>1868 advantage</text:p>
      <text:p text:style-name="P1"><text:s/>0 <text:s text:c="12"/>1864 advance</text:p>
      <text:p text:style-name="P1"><text:s/>0 <text:s text:c="12"/>1865 advanced</text:p>
      <text:p text:style-name="P1"><text:s/>0 <text:s text:c="12"/>1866 advances</text:p>
      <text:p text:style-name="P1"><text:s/>0 <text:s text:c="12"/>1867 advancing</text:p>
      <text:p text:style-name="P1"><text:s/>0 <text:s text:c="12"/>1899 afe5q473yo</text:p>
      <text:p text:style-name="P1"><text:s/>0 <text:s text:c="12"/>1901 affairs</text:p>
      <text:p text:style-name="P1"><text:s/>0 <text:s text:c="12"/>1951 aggression</text:p>
      <text:p text:style-name="P1"><text:s/>0 <text:s text:c="12"/>1939 aged</text:p>
      <text:p text:style-name="P1"><text:s/>0 <text:s text:c="12"/>1934 aganju</text:p>
      <text:p text:style-name="P1"><text:s/>0 <text:s text:c="12"/>1935 agbrqfdv8f</text:p>
      <text:p text:style-name="P1"><text:s/>0 <text:s text:c="12"/>1936 agbscuv6</text:p>
      <text:p text:style-name="P1"><text:s/>0 <text:s text:c="12"/>1933 against</text:p>
      <text:p text:style-name="P1"><text:s/>0 <text:s text:c="12"/>1932 again</text:p>
      <text:p text:style-name="P1"><text:s/>0 <text:s text:c="12"/>1931 ag4wi7rxjm</text:p>
      <text:p text:style-name="P1"><text:s/>0 <text:s text:c="12"/>1928 afwsoojtry</text:p>
      <text:p text:style-name="P1"><text:s/>0 <text:s text:c="12"/>1929 afxl9zupbh</text:p>
      <text:p text:style-name="P1"><text:s/>0 <text:s text:c="12"/>1930 ag3uwderox</text:p>
      <text:p text:style-name="P1"><text:s/>0 <text:s text:c="12"/>1937 agbsmerjch</text:p>
      <text:p text:style-name="P1"><text:s/>0 <text:s text:c="12"/>1940 agekus9dqp</text:p>
      <text:p text:style-name="P1"><text:s/>0 <text:s text:c="12"/>1902 affect</text:p>
      <text:p text:style-name="P1"><text:s/>0 <text:s text:c="12"/>1941 agencies</text:p>
      <text:p text:style-name="P1"><text:s/>0 <text:s text:c="12"/>1948 aggiornati</text:p>
      <text:p text:style-name="P1"><text:s/>0 <text:s text:c="12"/>1949 aggiunto</text:p>
      <text:p text:style-name="P1"><text:s/>0 <text:s text:c="12"/>1950 aggresive</text:p>
      <text:p text:style-name="P1"><text:s/>0 <text:s text:c="12"/>1947 ages</text:p>
      <text:p text:style-name="P1"><text:s/>0 <text:s text:c="12"/>1946 agepbd0leb</text:p>
      <text:p text:style-name="P1"><text:s/>0 <text:s text:c="12"/>1945 agent</text:p>
      <text:p text:style-name="P1"><text:s/>0 <text:s text:c="12"/>1942 agency</text:p>
      <text:p text:style-name="P1"><text:s/>0 <text:s text:c="12"/>1943 agencylife</text:p>
      <text:p text:style-name="P1"><text:s/>0 <text:s text:c="12"/>1944 agenda</text:p>
      <text:p text:style-name="P1"><text:s/>0 <text:s text:c="12"/>1927 afvalluhhhhh</text:p>
      <text:p text:style-name="P1"><text:s/>0 <text:s text:c="12"/>1926 afujm3jivy</text:p>
      <text:p text:style-name="P1"><text:s/>0 <text:s text:c="12"/>1925 afterwards</text:p>
      <text:p text:style-name="P1"><text:s/>0 <text:s text:c="12"/>1924 afterparty</text:p>
      <text:p text:style-name="P1"><text:s/>0 <text:s text:c="12"/>1909 afgedroogd</text:p>
      <text:p text:style-name="P1"><text:s/>0 <text:s text:c="12"/>1910 afghanistan</text:p>
      <text:p text:style-name="P1"><text:s/>0 <text:s text:c="12"/>1911 aflygg9d26</text:p>
      <text:p text:style-name="P1"><text:s/>0 <text:s text:c="12"/>1908 afgaan</text:p>
      <text:p text:style-name="P1"><text:s/>0 <text:s text:c="12"/>1907 afford</text:p>
      <text:p text:style-name="P1"><text:s/>0 <text:s text:c="12"/>1906 afffffff</text:p>
      <text:p text:style-name="P1"><text:s/>0 <text:s text:c="12"/>1903 affected</text:p>
      <text:p text:style-name="P1"><text:s/>0 <text:s text:c="12"/>1904 affectionate</text:p>
      <text:p text:style-name="P1"><text:s/>0 <text:s text:c="12"/>1905 affects</text:p>
      <text:p text:style-name="P1"><text:s/>0 <text:s text:c="12"/>1912 afraid</text:p>
      <text:p text:style-name="P1"><text:s/>0 <text:s text:c="12"/>1913 afraidoftalking</text:p>
      <text:p text:style-name="P1"><text:s/>0 <text:s text:c="12"/>1914 afrer</text:p>
      <text:p text:style-name="P1"><text:soft-page-break/><text:s/>0 <text:s text:c="12"/>1922 aftermath</text:p>
      <text:p text:style-name="P1"><text:s/>0 <text:s text:c="12"/>1923 afternoon</text:p>
      <text:p text:style-name="P1"><text:s/>0 <text:s text:c="12"/>1920 after</text:p>
      <text:p text:style-name="P1"><text:s/>0 <text:s text:c="12"/>1921 afterlight</text:p>
      <text:p text:style-name="P1"><text:s/>0 <text:s text:c="12"/>1919 afscheid</text:p>
      <text:p text:style-name="P1"><text:s/>0 <text:s text:c="12"/>1915 africa</text:p>
      <text:p text:style-name="P1"><text:s/>0 <text:s text:c="12"/>1916 african</text:p>
      <text:p text:style-name="P1"><text:s/>0 <text:s text:c="12"/>1917 africani</text:p>
      <text:p text:style-name="P1"><text:s/>0 <text:s text:c="12"/>1918 afro</text:p>
      <text:p text:style-name="P1"><text:s/>0 <text:s text:c="12"/>2466 aojt0voo</text:p>
      <text:p text:style-name="P1"><text:s/>0 <text:s text:c="12"/>2467 aok9e3ol8y</text:p>
      <text:p text:style-name="P1"><text:s/>0 <text:s text:c="12"/>2468 aoki</text:p>
      <text:p text:style-name="P1"><text:s/>0 <text:s text:c="12"/>3018 azealias</text:p>
      <text:p text:style-name="P1"><text:s/>0 <text:s text:c="12"/>3014 az</text:p>
      <text:p text:style-name="P1"><text:s/>0 <text:s text:c="12"/>3015 aza</text:p>
      <text:p text:style-name="P1"><text:s/>0 <text:s text:c="12"/>3016 azalea</text:p>
      <text:p text:style-name="P1"><text:s/>0 <text:s text:c="12"/>3013 aytbgnd69y</text:p>
      <text:p text:style-name="P1"><text:s/>0 <text:s text:c="12"/>3012 aysiaysi</text:p>
      <text:p text:style-name="P1"><text:s/>0 <text:s text:c="12"/>3011 ayreon</text:p>
      <text:p text:style-name="P1"><text:s/>0 <text:s text:c="12"/>3008 aynisi</text:p>
      <text:p text:style-name="P1"><text:s/>0 <text:s text:c="12"/>3009 ayotzinapa</text:p>
      <text:p text:style-name="P1"><text:s/>0 <text:s text:c="12"/>3010 ayotzinapasomostodos</text:p>
      <text:p text:style-name="P1"><text:s/>0 <text:s text:c="12"/>3017 azealia</text:p>
      <text:p text:style-name="P1"><text:s/>0 <text:s text:c="12"/>3019 azienda</text:p>
      <text:p text:style-name="P1"><text:s/>0 <text:s text:c="12"/>3006 ayinc6j75n</text:p>
      <text:p text:style-name="P1"><text:s/>0 <text:s text:c="12"/>3020 azkycge6by</text:p>
      <text:p text:style-name="P1"><text:s/>0 <text:s text:c="12"/>3027 año</text:p>
      <text:p text:style-name="P1"><text:s/>0 <text:s text:c="12"/>3028 b02p5tusor</text:p>
      <text:p text:style-name="P1"><text:s/>0 <text:s text:c="12"/>3029 b0nxjceud1</text:p>
      <text:p text:style-name="P1"><text:s/>0 <text:s text:c="12"/>3026 aí</text:p>
      <text:p text:style-name="P1"><text:s/>0 <text:s text:c="12"/>3025 azzurri</text:p>
      <text:p text:style-name="P1"><text:s/>0 <text:s text:c="12"/>3024 azvvsbpi85</text:p>
      <text:p text:style-name="P1"><text:s/>0 <text:s text:c="12"/>3021 azlbs5rovk</text:p>
      <text:p text:style-name="P1"><text:s/>0 <text:s text:c="12"/>3022 azsm5x0upi</text:p>
      <text:p text:style-name="P1"><text:s/>0 <text:s text:c="12"/>3023 azul</text:p>
      <text:p text:style-name="P1"><text:s/>0 <text:s text:c="12"/>3007 ayj5k3v8</text:p>
      <text:p text:style-name="P1"><text:s/>0 <text:s text:c="12"/>3005 ayers</text:p>
      <text:p text:style-name="P1"><text:s/>0 <text:s text:c="12"/>3083 backed</text:p>
      <text:p text:style-name="P1"><text:s/>0 <text:s text:c="12"/>2992 ax3g7hos</text:p>
      <text:p text:style-name="P1"><text:s/>0 <text:s text:c="12"/>2988 awwww</text:p>
      <text:p text:style-name="P1"><text:s/>0 <text:s text:c="12"/>2989 awwwwws</text:p>
      <text:p text:style-name="P1"><text:s/>0 <text:s text:c="12"/>2990 awwwwwwn</text:p>
      <text:p text:style-name="P1"><text:s/>0 <text:s text:c="12"/>2987 awwwsssssssss</text:p>
      <text:p text:style-name="P1"><text:s/>0 <text:s text:c="12"/>2986 awwworrrrggghh</text:p>
      <text:p text:style-name="P1"><text:s/>0 <text:s text:c="12"/>2985 awww</text:p>
      <text:p text:style-name="P1"><text:s/>0 <text:s text:c="12"/>2982 awpuvnw9</text:p>
      <text:p text:style-name="P1"><text:s/>0 <text:s text:c="12"/>2983 awvfhgdx</text:p>
      <text:p text:style-name="P1"><text:s/>0 <text:s text:c="12"/>2984 aww</text:p>
      <text:p text:style-name="P1"><text:s/>0 <text:s text:c="12"/>2991 awwwwwwww</text:p>
      <text:p text:style-name="P1"><text:s/>0 <text:s text:c="12"/>2993 axmbt5xwop</text:p>
      <text:p text:style-name="P1"><text:s/>0 <text:s text:c="12"/>3004 ayer</text:p>
      <text:p text:style-name="P1"><text:s/>0 <text:s text:c="12"/>2994 axuvzgim4e</text:p>
      <text:p text:style-name="P1"><text:soft-page-break/><text:s/>0 <text:s text:c="12"/>3001 ayeedee</text:p>
      <text:p text:style-name="P1"><text:s/>0 <text:s text:c="12"/>3002 ayeee</text:p>
      <text:p text:style-name="P1"><text:s/>0 <text:s text:c="12"/>3003 ayeeeeee</text:p>
      <text:p text:style-name="P1"><text:s/>0 <text:s text:c="12"/>3000 ayedee</text:p>
      <text:p text:style-name="P1"><text:s/>0 <text:s text:c="12"/>2999 aye</text:p>
      <text:p text:style-name="P1"><text:s/>0 <text:s text:c="12"/>2998 ayayayaayyayay</text:p>
      <text:p text:style-name="P1"><text:s/>0 <text:s text:c="12"/>2995 axw2wjcs7y</text:p>
      <text:p text:style-name="P1"><text:s/>0 <text:s text:c="12"/>2996 ay</text:p>
      <text:p text:style-name="P1"><text:s/>0 <text:s text:c="12"/>2997 ay6muxgh1j</text:p>
      <text:p text:style-name="P1"><text:s/>0 <text:s text:c="12"/>3030 b1bq7ontae</text:p>
      <text:p text:style-name="P1"><text:s/>0 <text:s text:c="12"/>3031 b1kbgozf3g</text:p>
      <text:p text:style-name="P1"><text:s/>0 <text:s text:c="12"/>3032 b1lxdtnuwe</text:p>
      <text:p text:style-name="P1"><text:s/>0 <text:s text:c="12"/>3069 baban</text:p>
      <text:p text:style-name="P1"><text:s/>0 <text:s text:c="12"/>3065 baak</text:p>
      <text:p text:style-name="P1"><text:s/>0 <text:s text:c="12"/>3066 baatein</text:p>
      <text:p text:style-name="P1"><text:s/>0 <text:s text:c="12"/>3067 baba</text:p>
      <text:p text:style-name="P1"><text:s/>0 <text:s text:c="12"/>3064 baad</text:p>
      <text:p text:style-name="P1"><text:s/>0 <text:s text:c="12"/>3063 ba0ulanmmm</text:p>
      <text:p text:style-name="P1"><text:s/>0 <text:s text:c="12"/>3062 ba</text:p>
      <text:p text:style-name="P1"><text:s/>0 <text:s text:c="12"/>3059 b7stu5suwa</text:p>
      <text:p text:style-name="P1"><text:s/>0 <text:s text:c="12"/>3060 b9b8lub65v</text:p>
      <text:p text:style-name="P1"><text:s/>0 <text:s text:c="12"/>3061 b9envfvrd8</text:p>
      <text:p text:style-name="P1"><text:s/>0 <text:s text:c="12"/>3068 babamin</text:p>
      <text:p text:style-name="P1"><text:s/>0 <text:s text:c="12"/>3070 babby</text:p>
      <text:p text:style-name="P1"><text:s/>0 <text:s text:c="12"/>3033 b1zqzpsnrj</text:p>
      <text:p text:style-name="P1"><text:s/>0 <text:s text:c="12"/>3071 babe</text:p>
      <text:p text:style-name="P1"><text:s/>0 <text:s text:c="12"/>3079 bachi</text:p>
      <text:p text:style-name="P1"><text:s/>0 <text:s text:c="12"/>3080 bachups</text:p>
      <text:p text:style-name="P1"><text:s/>0 <text:s text:c="12"/>3081 back</text:p>
      <text:p text:style-name="P1"><text:s/>0 <text:s text:c="12"/>3078 bachelor</text:p>
      <text:p text:style-name="P1"><text:s/>0 <text:s text:c="12"/>3077 bache</text:p>
      <text:p text:style-name="P1"><text:s/>0 <text:s text:c="12"/>3076 bach</text:p>
      <text:p text:style-name="P1"><text:s/>0 <text:s text:c="12"/>3073 baby</text:p>
      <text:p text:style-name="P1"><text:s/>0 <text:s text:c="12"/>3074 babysitting</text:p>
      <text:p text:style-name="P1"><text:s/>0 <text:s text:c="12"/>3075 babyy</text:p>
      <text:p text:style-name="P1"><text:s/>0 <text:s text:c="12"/>3058 b7rtjcax</text:p>
      <text:p text:style-name="P1"><text:s/>0 <text:s text:c="12"/>3057 b7lwxikkrk</text:p>
      <text:p text:style-name="P1"><text:s/>0 <text:s text:c="12"/>3056 b73vhvoyxk</text:p>
      <text:p text:style-name="P1"><text:s/>0 <text:s text:c="12"/>3055 b6uo3jwjsk</text:p>
      <text:p text:style-name="P1"><text:s/>0 <text:s text:c="12"/>3040 b3ars</text:p>
      <text:p text:style-name="P1"><text:s/>0 <text:s text:c="12"/>3041 b3kvnjn0ce</text:p>
      <text:p text:style-name="P1"><text:s/>0 <text:s text:c="12"/>3042 b3o80qbk</text:p>
      <text:p text:style-name="P1"><text:s/>0 <text:s text:c="12"/>3039 b34vk9hn90</text:p>
      <text:p text:style-name="P1"><text:s/>0 <text:s text:c="12"/>3038 b31etv0kas</text:p>
      <text:p text:style-name="P1"><text:s/>0 <text:s text:c="12"/>3037 b2oz6mt9ao</text:p>
      <text:p text:style-name="P1"><text:s/>0 <text:s text:c="12"/>3034 b2b</text:p>
      <text:p text:style-name="P1"><text:s/>0 <text:s text:c="12"/>3035 b2d10</text:p>
      <text:p text:style-name="P1"><text:s/>0 <text:s text:c="12"/>3036 b2ddgimrt9</text:p>
      <text:p text:style-name="P1"><text:s/>0 <text:s text:c="12"/>3043 b4</text:p>
      <text:p text:style-name="P1"><text:s/>0 <text:s text:c="12"/>3044 b46k34l6ii</text:p>
      <text:p text:style-name="P1"><text:s/>0 <text:s text:c="12"/>3045 b4pgxdxcom</text:p>
      <text:p text:style-name="P1"><text:s/>0 <text:s text:c="12"/>3053 b6ijd2af</text:p>
      <text:p text:style-name="P1"><text:soft-page-break/><text:s/>0 <text:s text:c="12"/>3054 b6nk7imvsa</text:p>
      <text:p text:style-name="P1"><text:s/>0 <text:s text:c="12"/>3051 b5zd0sd2zq</text:p>
      <text:p text:style-name="P1"><text:s/>0 <text:s text:c="12"/>3052 b6fc4bnsua</text:p>
      <text:p text:style-name="P1"><text:s/>0 <text:s text:c="12"/>3050 b5xgnt2wme</text:p>
      <text:p text:style-name="P1"><text:s/>0 <text:s text:c="12"/>3046 b4qbfpppuw</text:p>
      <text:p text:style-name="P1"><text:s/>0 <text:s text:c="12"/>3047 b5efenj326</text:p>
      <text:p text:style-name="P1"><text:s/>0 <text:s text:c="12"/>3048 b5jjzhmcqj</text:p>
      <text:p text:style-name="P1"><text:s/>0 <text:s text:c="12"/>3049 b5ldugmbup</text:p>
      <text:p text:style-name="P1"><text:s/>0 <text:s text:c="12"/>2981 awpoqcueod</text:p>
      <text:p text:style-name="P1"><text:s/>0 <text:s text:c="12"/>2980 awnvjwtvsh</text:p>
      <text:p text:style-name="P1"><text:s/>0 <text:s text:c="12"/>2979 awkward</text:p>
      <text:p text:style-name="P1"><text:s/>0 <text:s text:c="12"/>2915 autopublicación</text:p>
      <text:p text:style-name="P1"><text:s/>0 <text:s text:c="12"/>2911 automating</text:p>
      <text:p text:style-name="P1"><text:s/>0 <text:s text:c="12"/>2912 automation</text:p>
      <text:p text:style-name="P1"><text:s/>0 <text:s text:c="12"/>2913 autonomous</text:p>
      <text:p text:style-name="P1"><text:s/>0 <text:s text:c="12"/>2910 automatics</text:p>
      <text:p text:style-name="P1"><text:s/>0 <text:s text:c="12"/>2909 automatically</text:p>
      <text:p text:style-name="P1"><text:s/>0 <text:s text:c="12"/>2908 automatic</text:p>
      <text:p text:style-name="P1"><text:s/>0 <text:s text:c="12"/>2905 autograph</text:p>
      <text:p text:style-name="P1"><text:s/>0 <text:s text:c="12"/>2906 automakers</text:p>
      <text:p text:style-name="P1"><text:s/>0 <text:s text:c="12"/>2907 automated</text:p>
      <text:p text:style-name="P1"><text:s/>0 <text:s text:c="12"/>2914 autopsy</text:p>
      <text:p text:style-name="P1"><text:s/>0 <text:s text:c="12"/>2916 autor</text:p>
      <text:p text:style-name="P1"><text:s/>0 <text:s text:c="12"/>2928 auysybnm05</text:p>
      <text:p text:style-name="P1"><text:s/>0 <text:s text:c="12"/>2917 autoshare_twitter</text:p>
      <text:p text:style-name="P1"><text:s/>0 <text:s text:c="12"/>2924 auuuuuun</text:p>
      <text:p text:style-name="P1"><text:s/>0 <text:s text:c="12"/>2925 auuuuuuuuu</text:p>
      <text:p text:style-name="P1"><text:s/>0 <text:s text:c="12"/>2926 aux</text:p>
      <text:p text:style-name="P1"><text:s/>0 <text:s text:c="12"/>2923 auuuuun</text:p>
      <text:p text:style-name="P1"><text:s/>0 <text:s text:c="12"/>2922 auukm0</text:p>
      <text:p text:style-name="P1"><text:s/>0 <text:s text:c="12"/>2921 autumn</text:p>
      <text:p text:style-name="P1"><text:s/>0 <text:s text:c="12"/>2918 autosleutels</text:p>
      <text:p text:style-name="P1"><text:s/>0 <text:s text:c="12"/>2919 autowala</text:p>
      <text:p text:style-name="P1"><text:s/>0 <text:s text:c="12"/>2920 autumm</text:p>
      <text:p text:style-name="P1"><text:s/>0 <text:s text:c="12"/>2904 autodrome</text:p>
      <text:p text:style-name="P1"><text:s/>0 <text:s text:c="12"/>2903 autodeskedu</text:p>
      <text:p text:style-name="P1"><text:s/>0 <text:s text:c="12"/>2902 autodesk</text:p>
      <text:p text:style-name="P1"><text:s/>0 <text:s text:c="12"/>2901 autocorrect</text:p>
      <text:p text:style-name="P1"><text:s/>0 <text:s text:c="12"/>2886 austen</text:p>
      <text:p text:style-name="P1"><text:s/>0 <text:s text:c="12"/>2887 austerity</text:p>
      <text:p text:style-name="P1"><text:s/>0 <text:s text:c="12"/>2888 austin</text:p>
      <text:p text:style-name="P1"><text:s/>0 <text:s text:c="12"/>2885 auspol</text:p>
      <text:p text:style-name="P1"><text:s/>0 <text:s text:c="12"/>2884 aus179</text:p>
      <text:p text:style-name="P1"><text:s/>0 <text:s text:c="12"/>2883 aus</text:p>
      <text:p text:style-name="P1"><text:s/>0 <text:s text:c="12"/>2880 aunty</text:p>
      <text:p text:style-name="P1"><text:s/>0 <text:s text:c="12"/>2881 aunwkhi7zu</text:p>
      <text:p text:style-name="P1"><text:s/>0 <text:s text:c="12"/>2882 aurora</text:p>
      <text:p text:style-name="P1"><text:s/>0 <text:s text:c="12"/>2889 australia</text:p>
      <text:p text:style-name="P1"><text:s/>0 <text:s text:c="12"/>2890 australian</text:p>
      <text:p text:style-name="P1"><text:s/>0 <text:s text:c="12"/>2891 austria</text:p>
      <text:p text:style-name="P1"><text:s/>0 <text:s text:c="12"/>2899 auto</text:p>
      <text:p text:style-name="P1"><text:s/>0 <text:s text:c="12"/>2900 autobiography</text:p>
      <text:p text:style-name="P1"><text:soft-page-break/><text:s/>0 <text:s text:c="12"/>2897 authorshipattribution</text:p>
      <text:p text:style-name="P1"><text:s/>0 <text:s text:c="12"/>2898 autism</text:p>
      <text:p text:style-name="P1"><text:s/>0 <text:s text:c="12"/>2896 authorship</text:p>
      <text:p text:style-name="P1"><text:s/>0 <text:s text:c="12"/>2892 authenticate</text:p>
      <text:p text:style-name="P1"><text:s/>0 <text:s text:c="12"/>2893 author</text:p>
      <text:p text:style-name="P1"><text:s/>0 <text:s text:c="12"/>2894 authorities</text:p>
      <text:p text:style-name="P1"><text:s/>0 <text:s text:c="12"/>2895 authors</text:p>
      <text:p text:style-name="P1"><text:s/>0 <text:s text:c="12"/>2927 auxija4dni</text:p>
      <text:p text:style-name="P1"><text:s/>0 <text:s text:c="12"/>2929 av</text:p>
      <text:p text:style-name="P1"><text:s/>0 <text:s text:c="12"/>2978 awk</text:p>
      <text:p text:style-name="P1"><text:s/>0 <text:s text:c="12"/>2966 away</text:p>
      <text:p text:style-name="P1"><text:s/>0 <text:s text:c="12"/>2962 awarded</text:p>
      <text:p text:style-name="P1"><text:s/>0 <text:s text:c="12"/>2963 awards</text:p>
      <text:p text:style-name="P1"><text:s/>0 <text:s text:c="12"/>2964 aware</text:p>
      <text:p text:style-name="P1"><text:s/>0 <text:s text:c="12"/>2961 award</text:p>
      <text:p text:style-name="P1"><text:s/>0 <text:s text:c="12"/>2960 awake</text:p>
      <text:p text:style-name="P1"><text:s/>0 <text:s text:c="12"/>2959 awaits</text:p>
      <text:p text:style-name="P1"><text:s/>0 <text:s text:c="12"/>2956 aw</text:p>
      <text:p text:style-name="P1"><text:s/>0 <text:s text:c="12"/>2957 aw0o4l8hap</text:p>
      <text:p text:style-name="P1"><text:s/>0 <text:s text:c="12"/>2958 awaiting</text:p>
      <text:p text:style-name="P1"><text:s/>0 <text:s text:c="12"/>2965 awareness</text:p>
      <text:p text:style-name="P1"><text:s/>0 <text:s text:c="12"/>2967 awe</text:p>
      <text:p text:style-name="P1"><text:s/>0 <text:s text:c="12"/>2930 av2y6sou</text:p>
      <text:p text:style-name="P1"><text:s/>0 <text:s text:c="12"/>2968 aweome</text:p>
      <text:p text:style-name="P1"><text:s/>0 <text:s text:c="12"/>2975 awh</text:p>
      <text:p text:style-name="P1"><text:s/>0 <text:s text:c="12"/>2976 awhile</text:p>
      <text:p text:style-name="P1"><text:s/>0 <text:s text:c="12"/>2977 awibslb4</text:p>
      <text:p text:style-name="P1"><text:s/>0 <text:s text:c="12"/>2974 awful</text:p>
      <text:p text:style-name="P1"><text:s/>0 <text:s text:c="12"/>2973 awesomest</text:p>
      <text:p text:style-name="P1"><text:s/>0 <text:s text:c="12"/>2972 awesomeness</text:p>
      <text:p text:style-name="P1"><text:s/>0 <text:s text:c="12"/>2969 awesome</text:p>
      <text:p text:style-name="P1"><text:s/>0 <text:s text:c="12"/>2970 awesomely</text:p>
      <text:p text:style-name="P1"><text:s/>0 <text:s text:c="12"/>2971 awesomenesest</text:p>
      <text:p text:style-name="P1"><text:s/>0 <text:s text:c="12"/>2955 avvy</text:p>
      <text:p text:style-name="P1"><text:s/>0 <text:s text:c="12"/>2954 avvm8sazlf</text:p>
      <text:p text:style-name="P1"><text:s/>0 <text:s text:c="12"/>2953 avvisaglia</text:p>
      <text:p text:style-name="P1"><text:s/>0 <text:s text:c="12"/>2952 avond</text:p>
      <text:p text:style-name="P1"><text:s/>0 <text:s text:c="12"/>2937 avatarer</text:p>
      <text:p text:style-name="P1"><text:s/>0 <text:s text:c="12"/>2938 ave</text:p>
      <text:p text:style-name="P1"><text:s/>0 <text:s text:c="12"/>2939 avem</text:p>
      <text:p text:style-name="P1"><text:s/>0 <text:s text:c="12"/>2936 avatar</text:p>
      <text:p text:style-name="P1"><text:s/>0 <text:s text:c="12"/>2935 avanti</text:p>
      <text:p text:style-name="P1"><text:s/>0 <text:s text:c="12"/>2934 avalanches</text:p>
      <text:p text:style-name="P1"><text:s/>0 <text:s text:c="12"/>2931 avail</text:p>
      <text:p text:style-name="P1"><text:s/>0 <text:s text:c="12"/>2932 availability</text:p>
      <text:p text:style-name="P1"><text:s/>0 <text:s text:c="12"/>2933 available</text:p>
      <text:p text:style-name="P1"><text:s/>0 <text:s text:c="12"/>2940 avengers</text:p>
      <text:p text:style-name="P1"><text:s/>0 <text:s text:c="12"/>2941 avenue</text:p>
      <text:p text:style-name="P1"><text:s/>0 <text:s text:c="12"/>2942 average</text:p>
      <text:p text:style-name="P1"><text:s/>0 <text:s text:c="12"/>2950 avoided</text:p>
      <text:p text:style-name="P1"><text:s/>0 <text:s text:c="12"/>2951 avoiding</text:p>
      <text:p text:style-name="P1"><text:s/>0 <text:s text:c="12"/>2948 avo23md36z</text:p>
      <text:p text:style-name="P1"><text:soft-page-break/><text:s/>0 <text:s text:c="12"/>2949 avoid</text:p>
      <text:p text:style-name="P1"><text:s/>0 <text:s text:c="12"/>2947 avm</text:p>
      <text:p text:style-name="P1"><text:s/>0 <text:s text:c="12"/>2943 avi</text:p>
      <text:p text:style-name="P1"><text:s/>0 <text:s text:c="12"/>2944 aviator</text:p>
      <text:p text:style-name="P1"><text:s/>0 <text:s text:c="12"/>2945 avion</text:p>
      <text:p text:style-name="P1"><text:s/>0 <text:s text:c="12"/>2946 avis</text:p>
      <text:p text:style-name="P1"><text:s/>0 <text:s text:c="12"/>3082 backbone</text:p>
      <text:p text:style-name="P1"><text:s/>0 <text:s text:c="12"/>3084 backer</text:p>
      <text:p text:style-name="P1"><text:s/>0 <text:s text:c="12"/>2469 aoknhdif8f</text:p>
      <text:p text:style-name="P1"><text:s/>0 <text:s text:c="12"/>3224 basarili</text:p>
      <text:p text:style-name="P1"><text:s/>0 <text:s text:c="12"/>3220 bars</text:p>
      <text:p text:style-name="P1"><text:s/>0 <text:s text:c="12"/>3221 bart</text:p>
      <text:p text:style-name="P1"><text:s/>0 <text:s text:c="12"/>3222 bartenders</text:p>
      <text:p text:style-name="P1"><text:s/>0 <text:s text:c="12"/>3219 barry</text:p>
      <text:p text:style-name="P1"><text:s/>0 <text:s text:c="12"/>3218 barriers</text:p>
      <text:p text:style-name="P1"><text:s/>0 <text:s text:c="12"/>3217 barrier</text:p>
      <text:p text:style-name="P1"><text:s/>0 <text:s text:c="12"/>3214 barrel</text:p>
      <text:p text:style-name="P1"><text:s/>0 <text:s text:c="12"/>3215 barricaded</text:p>
      <text:p text:style-name="P1"><text:s/>0 <text:s text:c="12"/>3216 barrie</text:p>
      <text:p text:style-name="P1"><text:s/>0 <text:s text:c="12"/>3223 bartola</text:p>
      <text:p text:style-name="P1"><text:s/>0 <text:s text:c="12"/>3225 base</text:p>
      <text:p text:style-name="P1"><text:s/>0 <text:s text:c="12"/>3212 barnramsetitlar</text:p>
      <text:p text:style-name="P1"><text:s/>0 <text:s text:c="12"/>3226 baseball</text:p>
      <text:p text:style-name="P1"><text:s/>0 <text:s text:c="12"/>3233 basilex</text:p>
      <text:p text:style-name="P1"><text:s/>0 <text:s text:c="12"/>3234 basis</text:p>
      <text:p text:style-name="P1"><text:s/>0 <text:s text:c="12"/>3235 baska</text:p>
      <text:p text:style-name="P1"><text:s/>0 <text:s text:c="12"/>3232 basil</text:p>
      <text:p text:style-name="P1"><text:s/>0 <text:s text:c="12"/>3231 basics</text:p>
      <text:p text:style-name="P1"><text:s/>0 <text:s text:c="12"/>3230 basically</text:p>
      <text:p text:style-name="P1"><text:s/>0 <text:s text:c="12"/>3227 based</text:p>
      <text:p text:style-name="P1"><text:s/>0 <text:s text:c="12"/>3228 baseline</text:p>
      <text:p text:style-name="P1"><text:s/>0 <text:s text:c="12"/>3229 basic</text:p>
      <text:p text:style-name="P1"><text:s/>0 <text:s text:c="12"/>3213 barreal</text:p>
      <text:p text:style-name="P1"><text:s/>0 <text:s text:c="12"/>3211 barlume</text:p>
      <text:p text:style-name="P1"><text:s/>0 <text:s text:c="12"/>3085 background</text:p>
      <text:p text:style-name="P1"><text:s/>0 <text:s text:c="12"/>3198 bared</text:p>
      <text:p text:style-name="P1"><text:s/>0 <text:s text:c="12"/>3194 barbie</text:p>
      <text:p text:style-name="P1"><text:s/>0 <text:s text:c="12"/>3195 barcelona</text:p>
      <text:p text:style-name="P1"><text:s/>0 <text:s text:c="12"/>3196 barclay</text:p>
      <text:p text:style-name="P1"><text:s/>0 <text:s text:c="12"/>3193 barber</text:p>
      <text:p text:style-name="P1"><text:s/>0 <text:s text:c="12"/>3192 barback</text:p>
      <text:p text:style-name="P1"><text:s/>0 <text:s text:c="12"/>3191 barack</text:p>
      <text:p text:style-name="P1"><text:s/>0 <text:s text:c="12"/>3188 baobab</text:p>
      <text:p text:style-name="P1"><text:s/>0 <text:s text:c="12"/>3189 baqjunr4gx</text:p>
      <text:p text:style-name="P1"><text:s/>0 <text:s text:c="12"/>3190 bar</text:p>
      <text:p text:style-name="P1"><text:s/>0 <text:s text:c="12"/>3197 bare</text:p>
      <text:p text:style-name="P1"><text:s/>0 <text:s text:c="12"/>3199 barefoot</text:p>
      <text:p text:style-name="P1"><text:s/>0 <text:s text:c="12"/>3210 barlight</text:p>
      <text:p text:style-name="P1"><text:s/>0 <text:s text:c="12"/>3200 barely</text:p>
      <text:p text:style-name="P1"><text:s/>0 <text:s text:c="12"/>3207 barker</text:p>
      <text:p text:style-name="P1"><text:s/>0 <text:s text:c="12"/>3208 barking</text:p>
      <text:p text:style-name="P1"><text:s/>0 <text:s text:c="12"/>3209 barkley</text:p>
      <text:p text:style-name="P1"><text:soft-page-break/><text:s/>0 <text:s text:c="12"/>3206 bark</text:p>
      <text:p text:style-name="P1"><text:s/>0 <text:s text:c="12"/>3205 barista</text:p>
      <text:p text:style-name="P1"><text:s/>0 <text:s text:c="12"/>3204 bariol</text:p>
      <text:p text:style-name="P1"><text:s/>0 <text:s text:c="12"/>3201 bares</text:p>
      <text:p text:style-name="P1"><text:s/>0 <text:s text:c="12"/>3202 barfed</text:p>
      <text:p text:style-name="P1"><text:s/>0 <text:s text:c="12"/>3203 bari</text:p>
      <text:p text:style-name="P1"><text:s/>0 <text:s text:c="12"/>3236 basket</text:p>
      <text:p text:style-name="P1"><text:s/>0 <text:s text:c="12"/>3237 basketball</text:p>
      <text:p text:style-name="P1"><text:s/>0 <text:s text:c="12"/>3238 baslamislar</text:p>
      <text:p text:style-name="P1"><text:s/>0 <text:s text:c="12"/>3275 bb6izip</text:p>
      <text:p text:style-name="P1"><text:s/>0 <text:s text:c="12"/>3271 bayernnnnn</text:p>
      <text:p text:style-name="P1"><text:s/>0 <text:s text:c="12"/>3272 bayesian</text:p>
      <text:p text:style-name="P1"><text:s/>0 <text:s text:c="12"/>3273 bazar</text:p>
      <text:p text:style-name="P1"><text:s/>0 <text:s text:c="12"/>3270 bayern</text:p>
      <text:p text:style-name="P1"><text:s/>0 <text:s text:c="12"/>3269 bay</text:p>
      <text:p text:style-name="P1"><text:s/>0 <text:s text:c="12"/>3268 bawwtgq7</text:p>
      <text:p text:style-name="P1"><text:s/>0 <text:s text:c="12"/>3265 bawkambakl</text:p>
      <text:p text:style-name="P1"><text:s/>0 <text:s text:c="12"/>3266 bawlingtoddlers</text:p>
      <text:p text:style-name="P1"><text:s/>0 <text:s text:c="12"/>3267 bawn2fut2j</text:p>
      <text:p text:style-name="P1"><text:s/>0 <text:s text:c="12"/>3274 bb6ixd7</text:p>
      <text:p text:style-name="P1"><text:s/>0 <text:s text:c="12"/>3276 bbc</text:p>
      <text:p text:style-name="P1"><text:s/>0 <text:s text:c="12"/>3239 basque</text:p>
      <text:p text:style-name="P1"><text:s/>0 <text:s text:c="12"/>3277 bbcglasgow2014</text:p>
      <text:p text:style-name="P1"><text:s/>0 <text:s text:c="12"/>3284 bbva</text:p>
      <text:p text:style-name="P1"><text:s/>0 <text:s text:c="12"/>3285 bbx20yclwr</text:p>
      <text:p text:style-name="P1"><text:s/>0 <text:s text:c="12"/>3286 bby</text:p>
      <text:p text:style-name="P1"><text:s/>0 <text:s text:c="12"/>3283 bbrqldga2e</text:p>
      <text:p text:style-name="P1"><text:s/>0 <text:s text:c="12"/>3282 bboy</text:p>
      <text:p text:style-name="P1"><text:s/>0 <text:s text:c="12"/>3281 bbm5jpleza</text:p>
      <text:p text:style-name="P1"><text:s/>0 <text:s text:c="12"/>3278 bbjl3r3qgw</text:p>
      <text:p text:style-name="P1"><text:s/>0 <text:s text:c="12"/>3279 bbk</text:p>
      <text:p text:style-name="P1"><text:s/>0 <text:s text:c="12"/>3280 bbm</text:p>
      <text:p text:style-name="P1"><text:s/>0 <text:s text:c="12"/>3264 baumgartner</text:p>
      <text:p text:style-name="P1"><text:s/>0 <text:s text:c="12"/>3263 battles</text:p>
      <text:p text:style-name="P1"><text:s/>0 <text:s text:c="12"/>3262 battle</text:p>
      <text:p text:style-name="P1"><text:s/>0 <text:s text:c="12"/>3261 battery</text:p>
      <text:p text:style-name="P1"><text:s/>0 <text:s text:c="12"/>3246 bastoni</text:p>
      <text:p text:style-name="P1"><text:s/>0 <text:s text:c="12"/>3247 bat</text:p>
      <text:p text:style-name="P1"><text:s/>0 <text:s text:c="12"/>3248 batao</text:p>
      <text:p text:style-name="P1"><text:s/>0 <text:s text:c="12"/>3245 bastards</text:p>
      <text:p text:style-name="P1"><text:s/>0 <text:s text:c="12"/>3244 bastard</text:p>
      <text:p text:style-name="P1"><text:s/>0 <text:s text:c="12"/>3243 bastante</text:p>
      <text:p text:style-name="P1"><text:s/>0 <text:s text:c="12"/>3240 bass</text:p>
      <text:p text:style-name="P1"><text:s/>0 <text:s text:c="12"/>3241 bassist</text:p>
      <text:p text:style-name="P1"><text:s/>0 <text:s text:c="12"/>3242 basta</text:p>
      <text:p text:style-name="P1"><text:s/>0 <text:s text:c="12"/>3249 batcave</text:p>
      <text:p text:style-name="P1"><text:s/>0 <text:s text:c="12"/>3250 batch</text:p>
      <text:p text:style-name="P1"><text:s/>0 <text:s text:c="12"/>3251 batein</text:p>
      <text:p text:style-name="P1"><text:s/>0 <text:s text:c="12"/>3259 batteries</text:p>
      <text:p text:style-name="P1"><text:s/>0 <text:s text:c="12"/>3260 batters</text:p>
      <text:p text:style-name="P1"><text:s/>0 <text:s text:c="12"/>3257 batte</text:p>
      <text:p text:style-name="P1"><text:s/>0 <text:s text:c="12"/>3258 batteria</text:p>
      <text:p text:style-name="P1"><text:soft-page-break/><text:s/>0 <text:s text:c="12"/>3256 battaglini</text:p>
      <text:p text:style-name="P1"><text:s/>0 <text:s text:c="12"/>3252 bath</text:p>
      <text:p text:style-name="P1"><text:s/>0 <text:s text:c="12"/>3253 bathroom</text:p>
      <text:p text:style-name="P1"><text:s/>0 <text:s text:c="12"/>3254 batman</text:p>
      <text:p text:style-name="P1"><text:s/>0 <text:s text:c="12"/>3255 baton</text:p>
      <text:p text:style-name="P1"><text:s/>0 <text:s text:c="12"/>3187 bants</text:p>
      <text:p text:style-name="P1"><text:s/>0 <text:s text:c="12"/>3186 bansan</text:p>
      <text:p text:style-name="P1"><text:s/>0 <text:s text:c="12"/>3185 banquet</text:p>
      <text:p text:style-name="P1"><text:s/>0 <text:s text:c="12"/>3121 bail</text:p>
      <text:p text:style-name="P1"><text:s/>0 <text:s text:c="12"/>3117 bagirinca</text:p>
      <text:p text:style-name="P1"><text:s/>0 <text:s text:c="12"/>3118 bags</text:p>
      <text:p text:style-name="P1"><text:s/>0 <text:s text:c="12"/>3119 bahaha</text:p>
      <text:p text:style-name="P1"><text:s/>0 <text:s text:c="12"/>3116 bagimlilik</text:p>
      <text:p text:style-name="P1"><text:s/>0 <text:s text:c="12"/>3115 bagel</text:p>
      <text:p text:style-name="P1"><text:s/>0 <text:s text:c="12"/>3114 bag</text:p>
      <text:p text:style-name="P1"><text:s/>0 <text:s text:c="12"/>3111 badsci</text:p>
      <text:p text:style-name="P1"><text:s/>0 <text:s text:c="12"/>3112 bae</text:p>
      <text:p text:style-name="P1"><text:s/>0 <text:s text:c="12"/>3113 baes</text:p>
      <text:p text:style-name="P1"><text:s/>0 <text:s text:c="12"/>3120 bahut</text:p>
      <text:p text:style-name="P1"><text:s/>0 <text:s text:c="12"/>3122 bailan</text:p>
      <text:p text:style-name="P1"><text:s/>0 <text:s text:c="12"/>3134 bakshy</text:p>
      <text:p text:style-name="P1"><text:s/>0 <text:s text:c="12"/>3123 baileys</text:p>
      <text:p text:style-name="P1"><text:s/>0 <text:s text:c="12"/>3130 bakeries</text:p>
      <text:p text:style-name="P1"><text:s/>0 <text:s text:c="12"/>3131 bakery</text:p>
      <text:p text:style-name="P1"><text:s/>0 <text:s text:c="12"/>3132 baking</text:p>
      <text:p text:style-name="P1"><text:s/>0 <text:s text:c="12"/>3129 baker</text:p>
      <text:p text:style-name="P1"><text:s/>0 <text:s text:c="12"/>3128 baked</text:p>
      <text:p text:style-name="P1"><text:s/>0 <text:s text:c="12"/>3127 bake</text:p>
      <text:p text:style-name="P1"><text:s/>0 <text:s text:c="12"/>3124 bait</text:p>
      <text:p text:style-name="P1"><text:s/>0 <text:s text:c="12"/>3125 baje</text:p>
      <text:p text:style-name="P1"><text:s/>0 <text:s text:c="12"/>3126 bajillion</text:p>
      <text:p text:style-name="P1"><text:s/>0 <text:s text:c="12"/>3110 badmouthing</text:p>
      <text:p text:style-name="P1"><text:s/>0 <text:s text:c="12"/>3109 badly</text:p>
      <text:p text:style-name="P1"><text:s/>0 <text:s text:c="12"/>3108 badges</text:p>
      <text:p text:style-name="P1"><text:s/>0 <text:s text:c="12"/>3107 badge</text:p>
      <text:p text:style-name="P1"><text:s/>0 <text:s text:c="12"/>3092 backseat</text:p>
      <text:p text:style-name="P1"><text:s/>0 <text:s text:c="12"/>3093 backstrom</text:p>
      <text:p text:style-name="P1"><text:s/>0 <text:s text:c="12"/>3094 backtomyoldways</text:p>
      <text:p text:style-name="P1"><text:s/>0 <text:s text:c="12"/>3091 backs</text:p>
      <text:p text:style-name="P1"><text:s/>0 <text:s text:c="12"/>3090 backpacks</text:p>
      <text:p text:style-name="P1"><text:s/>0 <text:s text:c="12"/>3089 backpack</text:p>
      <text:p text:style-name="P1"><text:s/>0 <text:s text:c="12"/>3086 backing</text:p>
      <text:p text:style-name="P1"><text:s/>0 <text:s text:c="12"/>3087 backkkk</text:p>
      <text:p text:style-name="P1"><text:s/>0 <text:s text:c="12"/>3088 backlog</text:p>
      <text:p text:style-name="P1"><text:s/>0 <text:s text:c="12"/>3095 backtoschool</text:p>
      <text:p text:style-name="P1"><text:s/>0 <text:s text:c="12"/>3096 backwards</text:p>
      <text:p text:style-name="P1"><text:s/>0 <text:s text:c="12"/>3097 backyard</text:p>
      <text:p text:style-name="P1"><text:s/>0 <text:s text:c="12"/>3105 badddd</text:p>
      <text:p text:style-name="P1"><text:s/>0 <text:s text:c="12"/>3106 baddest</text:p>
      <text:p text:style-name="P1"><text:s/>0 <text:s text:c="12"/>3103 badass</text:p>
      <text:p text:style-name="P1"><text:s/>0 <text:s text:c="12"/>3104 baddd</text:p>
      <text:p text:style-name="P1"><text:s/>0 <text:s text:c="12"/>3102 badalona</text:p>
      <text:p text:style-name="P1"><text:soft-page-break/><text:s/>0 <text:s text:c="12"/>3098 bacon</text:p>
      <text:p text:style-name="P1"><text:s/>0 <text:s text:c="12"/>3099 baconjam</text:p>
      <text:p text:style-name="P1"><text:s/>0 <text:s text:c="12"/>3100 bacteria</text:p>
      <text:p text:style-name="P1"><text:s/>0 <text:s text:c="12"/>3101 bad</text:p>
      <text:p text:style-name="P1"><text:s/>0 <text:s text:c="12"/>3133 baklava</text:p>
      <text:p text:style-name="P1"><text:s/>0 <text:s text:c="12"/>3135 balance</text:p>
      <text:p text:style-name="P1"><text:s/>0 <text:s text:c="12"/>3184 banning</text:p>
      <text:p text:style-name="P1"><text:s/>0 <text:s text:c="12"/>3172 banger</text:p>
      <text:p text:style-name="P1"><text:s/>0 <text:s text:c="12"/>3168 bands</text:p>
      <text:p text:style-name="P1"><text:s/>0 <text:s text:c="12"/>3169 bandwagon</text:p>
      <text:p text:style-name="P1"><text:s/>0 <text:s text:c="12"/>3170 bang</text:p>
      <text:p text:style-name="P1"><text:s/>0 <text:s text:c="12"/>3167 bandnaam</text:p>
      <text:p text:style-name="P1"><text:s/>0 <text:s text:c="12"/>3166 bandit</text:p>
      <text:p text:style-name="P1"><text:s/>0 <text:s text:c="12"/>3165 band</text:p>
      <text:p text:style-name="P1"><text:s/>0 <text:s text:c="12"/>3162 ban</text:p>
      <text:p text:style-name="P1"><text:s/>0 <text:s text:c="12"/>3163 banana</text:p>
      <text:p text:style-name="P1"><text:s/>0 <text:s text:c="12"/>3164 bananas</text:p>
      <text:p text:style-name="P1"><text:s/>0 <text:s text:c="12"/>3171 bangalore</text:p>
      <text:p text:style-name="P1"><text:s/>0 <text:s text:c="12"/>3173 bangers</text:p>
      <text:p text:style-name="P1"><text:s/>0 <text:s text:c="12"/>3136 balanced</text:p>
      <text:p text:style-name="P1"><text:s/>0 <text:s text:c="12"/>3174 bangkok</text:p>
      <text:p text:style-name="P1"><text:s/>0 <text:s text:c="12"/>3181 banned</text:p>
      <text:p text:style-name="P1"><text:s/>0 <text:s text:c="12"/>3182 bannedtedtalk</text:p>
      <text:p text:style-name="P1"><text:s/>0 <text:s text:c="12"/>3183 banner</text:p>
      <text:p text:style-name="P1"><text:s/>0 <text:s text:c="12"/>3180 banks</text:p>
      <text:p text:style-name="P1"><text:s/>0 <text:s text:c="12"/>3179 banking</text:p>
      <text:p text:style-name="P1"><text:s/>0 <text:s text:c="12"/>3178 bank</text:p>
      <text:p text:style-name="P1"><text:s/>0 <text:s text:c="12"/>3175 bangla</text:p>
      <text:p text:style-name="P1"><text:s/>0 <text:s text:c="12"/>3176 bangladesh</text:p>
      <text:p text:style-name="P1"><text:s/>0 <text:s text:c="12"/>3177 banhart</text:p>
      <text:p text:style-name="P1"><text:s/>0 <text:s text:c="12"/>3161 bam</text:p>
      <text:p text:style-name="P1"><text:s/>0 <text:s text:c="12"/>3160 baltimore</text:p>
      <text:p text:style-name="P1"><text:s/>0 <text:s text:c="12"/>3159 balm</text:p>
      <text:p text:style-name="P1"><text:s/>0 <text:s text:c="12"/>3158 balls</text:p>
      <text:p text:style-name="P1"><text:s/>0 <text:s text:c="12"/>3143 balen</text:p>
      <text:p text:style-name="P1"><text:s/>0 <text:s text:c="12"/>3144 balipratipada</text:p>
      <text:p text:style-name="P1"><text:s/>0 <text:s text:c="12"/>3145 balkan</text:p>
      <text:p text:style-name="P1"><text:s/>0 <text:s text:c="12"/>3142 baldyyy</text:p>
      <text:p text:style-name="P1"><text:s/>0 <text:s text:c="12"/>3141 baldwin</text:p>
      <text:p text:style-name="P1"><text:s/>0 <text:s text:c="12"/>3140 balde</text:p>
      <text:p text:style-name="P1"><text:s/>0 <text:s text:c="12"/>3137 balaà</text:p>
      <text:p text:style-name="P1"><text:s/>0 <text:s text:c="12"/>3138 balcony</text:p>
      <text:p text:style-name="P1"><text:s/>0 <text:s text:c="12"/>3139 bald</text:p>
      <text:p text:style-name="P1"><text:s/>0 <text:s text:c="12"/>3146 ball</text:p>
      <text:p text:style-name="P1"><text:s/>0 <text:s text:c="12"/>3147 balla</text:p>
      <text:p text:style-name="P1"><text:s/>0 <text:s text:c="12"/>3148 ballad</text:p>
      <text:p text:style-name="P1"><text:s/>0 <text:s text:c="12"/>3156 balloons</text:p>
      <text:p text:style-name="P1"><text:s/>0 <text:s text:c="12"/>3157 ballot</text:p>
      <text:p text:style-name="P1"><text:s/>0 <text:s text:c="12"/>3154 ballon</text:p>
      <text:p text:style-name="P1"><text:s/>0 <text:s text:c="12"/>3155 balloon</text:p>
      <text:p text:style-name="P1"><text:s/>0 <text:s text:c="12"/>3153 ballnbrawl</text:p>
      <text:p text:style-name="P1"><text:s/>0 <text:s text:c="12"/>3149 ballerific</text:p>
      <text:p text:style-name="P1"><text:soft-page-break/><text:s/>0 <text:s text:c="12"/>3150 ballet</text:p>
      <text:p text:style-name="P1"><text:s/>0 <text:s text:c="12"/>3151 ballin</text:p>
      <text:p text:style-name="P1"><text:s/>0 <text:s text:c="12"/>3152 ballmer</text:p>
      <text:p text:style-name="P1"><text:s/>0 <text:s text:c="12"/>2879 auntie</text:p>
      <text:p text:style-name="P1"><text:s/>0 <text:s text:c="12"/>2878 aunt</text:p>
      <text:p text:style-name="P1"><text:s/>0 <text:s text:c="12"/>2877 aunque</text:p>
      <text:p text:style-name="P1"><text:s/>0 <text:s text:c="12"/>2608 areal</text:p>
      <text:p text:style-name="P1"><text:s/>0 <text:s text:c="12"/>2604 are</text:p>
      <text:p text:style-name="P1"><text:s/>0 <text:s text:c="12"/>2605 are8ywz8kx</text:p>
      <text:p text:style-name="P1"><text:s/>0 <text:s text:c="12"/>2606 area</text:p>
      <text:p text:style-name="P1"><text:s/>0 <text:s text:c="12"/>2603 ardis</text:p>
      <text:p text:style-name="P1"><text:s/>0 <text:s text:c="12"/>2602 ardent</text:p>
      <text:p text:style-name="P1"><text:s/>0 <text:s text:c="12"/>2601 arden</text:p>
      <text:p text:style-name="P1"><text:s/>0 <text:s text:c="12"/>2598 archives</text:p>
      <text:p text:style-name="P1"><text:s/>0 <text:s text:c="12"/>2599 arcobaleno</text:p>
      <text:p text:style-name="P1"><text:s/>0 <text:s text:c="12"/>2600 arctic</text:p>
      <text:p text:style-name="P1"><text:s/>0 <text:s text:c="12"/>2607 area12</text:p>
      <text:p text:style-name="P1"><text:s/>0 <text:s text:c="12"/>2609 areas</text:p>
      <text:p text:style-name="P1"><text:s/>0 <text:s text:c="12"/>2596 archivable</text:p>
      <text:p text:style-name="P1"><text:s/>0 <text:s text:c="12"/>2611 arezzo</text:p>
      <text:p text:style-name="P1"><text:s/>0 <text:s text:c="12"/>2618 argh</text:p>
      <text:p text:style-name="P1"><text:s/>0 <text:s text:c="12"/>2619 argue</text:p>
      <text:p text:style-name="P1"><text:s/>0 <text:s text:c="12"/>2620 argued</text:p>
      <text:p text:style-name="P1"><text:s/>0 <text:s text:c="12"/>2617 argento</text:p>
      <text:p text:style-name="P1"><text:s/>0 <text:s text:c="12"/>2616 argentinean</text:p>
      <text:p text:style-name="P1"><text:s/>0 <text:s text:c="12"/>2615 argentina</text:p>
      <text:p text:style-name="P1"><text:s/>0 <text:s text:c="12"/>2612 arg</text:p>
      <text:p text:style-name="P1"><text:s/>0 <text:s text:c="12"/>2613 argbel</text:p>
      <text:p text:style-name="P1"><text:s/>0 <text:s text:c="12"/>2614 argent</text:p>
      <text:p text:style-name="P1"><text:s/>0 <text:s text:c="12"/>2597 archive</text:p>
      <text:p text:style-name="P1"><text:s/>0 <text:s text:c="12"/>2595 architecture</text:p>
      <text:p text:style-name="P1"><text:s/>0 <text:s text:c="12"/>2876 aunbazbu0g</text:p>
      <text:p text:style-name="P1"><text:s/>0 <text:s text:c="12"/>2582 arango</text:p>
      <text:p text:style-name="P1"><text:s/>0 <text:s text:c="12"/>2578 aquí</text:p>
      <text:p text:style-name="P1"><text:s/>0 <text:s text:c="12"/>2579 aqwvqxuhd9</text:p>
      <text:p text:style-name="P1"><text:s/>0 <text:s text:c="12"/>2580 ar</text:p>
      <text:p text:style-name="P1"><text:s/>0 <text:s text:c="12"/>2577 aqui</text:p>
      <text:p text:style-name="P1"><text:s/>0 <text:s text:c="12"/>2576 aquest</text:p>
      <text:p text:style-name="P1"><text:s/>0 <text:s text:c="12"/>2575 aquent</text:p>
      <text:p text:style-name="P1"><text:s/>0 <text:s text:c="12"/>2572 aquarians</text:p>
      <text:p text:style-name="P1"><text:s/>0 <text:s text:c="12"/>2573 aquarius</text:p>
      <text:p text:style-name="P1"><text:s/>0 <text:s text:c="12"/>2574 aquatica</text:p>
      <text:p text:style-name="P1"><text:s/>0 <text:s text:c="12"/>2581 ar6t8lxc</text:p>
      <text:p text:style-name="P1"><text:s/>0 <text:s text:c="12"/>2583 arbitrage</text:p>
      <text:p text:style-name="P1"><text:s/>0 <text:s text:c="12"/>2594 architects</text:p>
      <text:p text:style-name="P1"><text:s/>0 <text:s text:c="12"/>2584 arbitrary</text:p>
      <text:p text:style-name="P1"><text:s/>0 <text:s text:c="12"/>2591 archieve</text:p>
      <text:p text:style-name="P1"><text:s/>0 <text:s text:c="12"/>2592 archisuits</text:p>
      <text:p text:style-name="P1"><text:s/>0 <text:s text:c="12"/>2593 architect</text:p>
      <text:p text:style-name="P1"><text:s/>0 <text:s text:c="12"/>2590 archery</text:p>
      <text:p text:style-name="P1"><text:s/>0 <text:s text:c="12"/>2589 archeology</text:p>
      <text:p text:style-name="P1"><text:s/>0 <text:s text:c="12"/>2588 archaeology</text:p>
      <text:p text:style-name="P1"><text:soft-page-break/><text:s/>0 <text:s text:c="12"/>2585 arc</text:p>
      <text:p text:style-name="P1"><text:s/>0 <text:s text:c="12"/>2586 arcade</text:p>
      <text:p text:style-name="P1"><text:s/>0 <text:s text:c="12"/>2587 archaeological</text:p>
      <text:p text:style-name="P1"><text:s/>0 <text:s text:c="12"/>2621 arguing</text:p>
      <text:p text:style-name="P1"><text:s/>0 <text:s text:c="12"/>2622 argument</text:p>
      <text:p text:style-name="P1"><text:s/>0 <text:s text:c="12"/>2623 arguments</text:p>
      <text:p text:style-name="P1"><text:s/>0 <text:s text:c="12"/>2660 arrey</text:p>
      <text:p text:style-name="P1"><text:s/>0 <text:s text:c="12"/>2656 arrangements</text:p>
      <text:p text:style-name="P1"><text:s/>0 <text:s text:c="12"/>2657 arrest</text:p>
      <text:p text:style-name="P1"><text:s/>0 <text:s text:c="12"/>2658 arrested</text:p>
      <text:p text:style-name="P1"><text:s/>0 <text:s text:c="12"/>2655 arr</text:p>
      <text:p text:style-name="P1"><text:s/>0 <text:s text:c="12"/>2654 arquitectura</text:p>
      <text:p text:style-name="P1"><text:s/>0 <text:s text:c="12"/>2653 aroused</text:p>
      <text:p text:style-name="P1"><text:s/>0 <text:s text:c="12"/>2650 arnold</text:p>
      <text:p text:style-name="P1"><text:s/>0 <text:s text:c="12"/>2651 around</text:p>
      <text:p text:style-name="P1"><text:s/>0 <text:s text:c="12"/>2652 arounds</text:p>
      <text:p text:style-name="P1"><text:s/>0 <text:s text:c="12"/>2659 arrests</text:p>
      <text:p text:style-name="P1"><text:s/>0 <text:s text:c="12"/>2661 arriba</text:p>
      <text:p text:style-name="P1"><text:s/>0 <text:s text:c="12"/>2624 arh9eaypra</text:p>
      <text:p text:style-name="P1"><text:s/>0 <text:s text:c="12"/>2662 arriva</text:p>
      <text:p text:style-name="P1"><text:s/>0 <text:s text:c="12"/>2669 arrow</text:p>
      <text:p text:style-name="P1"><text:s/>0 <text:s text:c="12"/>2670 arrs</text:p>
      <text:p text:style-name="P1"><text:s/>0 <text:s text:c="12"/>2671 ars</text:p>
      <text:p text:style-name="P1"><text:s/>0 <text:s text:c="12"/>2668 arrosticino</text:p>
      <text:p text:style-name="P1"><text:s/>0 <text:s text:c="12"/>2667 arriving</text:p>
      <text:p text:style-name="P1"><text:s/>0 <text:s text:c="12"/>2666 arrived</text:p>
      <text:p text:style-name="P1"><text:s/>0 <text:s text:c="12"/>2663 arrival</text:p>
      <text:p text:style-name="P1"><text:s/>0 <text:s text:c="12"/>2664 arrivate</text:p>
      <text:p text:style-name="P1"><text:s/>0 <text:s text:c="12"/>2665 arrive</text:p>
      <text:p text:style-name="P1"><text:s/>0 <text:s text:c="12"/>2649 arnies</text:p>
      <text:p text:style-name="P1"><text:s/>0 <text:s text:c="12"/>2648 arnhem</text:p>
      <text:p text:style-name="P1"><text:s/>0 <text:s text:c="12"/>2647 arnejtbepk</text:p>
      <text:p text:style-name="P1"><text:s/>0 <text:s text:c="12"/>2646 arnab</text:p>
      <text:p text:style-name="P1"><text:s/>0 <text:s text:c="12"/>2631 arithmetic</text:p>
      <text:p text:style-name="P1"><text:s/>0 <text:s text:c="12"/>2632 ariyoshi</text:p>
      <text:p text:style-name="P1"><text:s/>0 <text:s text:c="12"/>2633 arizona</text:p>
      <text:p text:style-name="P1"><text:s/>0 <text:s text:c="12"/>2630 aristotle</text:p>
      <text:p text:style-name="P1"><text:s/>0 <text:s text:c="12"/>2629 ariosto</text:p>
      <text:p text:style-name="P1"><text:s/>0 <text:s text:c="12"/>2628 aries</text:p>
      <text:p text:style-name="P1"><text:s/>0 <text:s text:c="12"/>2625 aria</text:p>
      <text:p text:style-name="P1"><text:s/>0 <text:s text:c="12"/>2626 ariana</text:p>
      <text:p text:style-name="P1"><text:s/>0 <text:s text:c="12"/>2627 ariel</text:p>
      <text:p text:style-name="P1"><text:s/>0 <text:s text:c="12"/>2634 arjf5jlbl3</text:p>
      <text:p text:style-name="P1"><text:s/>0 <text:s text:c="12"/>2635 ark</text:p>
      <text:p text:style-name="P1"><text:s/>0 <text:s text:c="12"/>2636 arkhn2yugk</text:p>
      <text:p text:style-name="P1"><text:s/>0 <text:s text:c="12"/>2644 armutski</text:p>
      <text:p text:style-name="P1"><text:s/>0 <text:s text:c="12"/>2645 army</text:p>
      <text:p text:style-name="P1"><text:s/>0 <text:s text:c="12"/>2642 arms</text:p>
      <text:p text:style-name="P1"><text:s/>0 <text:s text:c="12"/>2643 armstrong</text:p>
      <text:p text:style-name="P1"><text:s/>0 <text:s text:c="12"/>2641 arming</text:p>
      <text:p text:style-name="P1"><text:s/>0 <text:s text:c="12"/>2637 arlandria</text:p>
      <text:p text:style-name="P1"><text:s/>0 <text:s text:c="12"/>2638 arm</text:p>
      <text:p text:style-name="P1"><text:soft-page-break/><text:s/>0 <text:s text:c="12"/>2639 armano</text:p>
      <text:p text:style-name="P1"><text:s/>0 <text:s text:c="12"/>2640 armenrijk</text:p>
      <text:p text:style-name="P1"><text:s/>0 <text:s text:c="12"/>2571 aqrjju4r</text:p>
      <text:p text:style-name="P1"><text:s/>0 <text:s text:c="12"/>2570 aqnz5ffgwp</text:p>
      <text:p text:style-name="P1"><text:s/>0 <text:s text:c="12"/>2569 aqhmayco</text:p>
      <text:p text:style-name="P1"><text:s/>0 <text:s text:c="12"/>2505 apoyen</text:p>
      <text:p text:style-name="P1"><text:s/>0 <text:s text:c="12"/>2501 apologized</text:p>
      <text:p text:style-name="P1"><text:s/>0 <text:s text:c="12"/>2502 apologizing</text:p>
      <text:p text:style-name="P1"><text:s/>0 <text:s text:c="12"/>2503 apology</text:p>
      <text:p text:style-name="P1"><text:s/>0 <text:s text:c="12"/>2500 apologize</text:p>
      <text:p text:style-name="P1"><text:s/>0 <text:s text:c="12"/>2499 apologise</text:p>
      <text:p text:style-name="P1"><text:s/>0 <text:s text:c="12"/>2498 apolo</text:p>
      <text:p text:style-name="P1"><text:s/>0 <text:s text:c="12"/>2495 apnm7njgt3</text:p>
      <text:p text:style-name="P1"><text:s/>0 <text:s text:c="12"/>2496 apo33b9cra</text:p>
      <text:p text:style-name="P1"><text:s/>0 <text:s text:c="12"/>2497 apocalypse</text:p>
      <text:p text:style-name="P1"><text:s/>0 <text:s text:c="12"/>2504 apoyado</text:p>
      <text:p text:style-name="P1"><text:s/>0 <text:s text:c="12"/>2506 app</text:p>
      <text:p text:style-name="P1"><text:s/>0 <text:s text:c="12"/>2518 appears</text:p>
      <text:p text:style-name="P1"><text:s/>0 <text:s text:c="12"/>2507 apparaten</text:p>
      <text:p text:style-name="P1"><text:s/>0 <text:s text:c="12"/>2514 appeal</text:p>
      <text:p text:style-name="P1"><text:s/>0 <text:s text:c="12"/>2515 appealing</text:p>
      <text:p text:style-name="P1"><text:s/>0 <text:s text:c="12"/>2516 appear</text:p>
      <text:p text:style-name="P1"><text:s/>0 <text:s text:c="12"/>2513 appdesign</text:p>
      <text:p text:style-name="P1"><text:s/>0 <text:s text:c="12"/>2512 appcubator</text:p>
      <text:p text:style-name="P1"><text:s/>0 <text:s text:c="12"/>2511 appaz</text:p>
      <text:p text:style-name="P1"><text:s/>0 <text:s text:c="12"/>2508 apparel</text:p>
      <text:p text:style-name="P1"><text:s/>0 <text:s text:c="12"/>2509 apparenti</text:p>
      <text:p text:style-name="P1"><text:s/>0 <text:s text:c="12"/>2510 apparently</text:p>
      <text:p text:style-name="P1"><text:s/>0 <text:s text:c="12"/>2494 aplicaciones</text:p>
      <text:p text:style-name="P1"><text:s/>0 <text:s text:c="12"/>2493 apis</text:p>
      <text:p text:style-name="P1"><text:s/>0 <text:s text:c="12"/>2492 apiefkuiij</text:p>
      <text:p text:style-name="P1"><text:s/>0 <text:s text:c="12"/>2491 api</text:p>
      <text:p text:style-name="P1"><text:s/>0 <text:s text:c="12"/>2476 apa</text:p>
      <text:p text:style-name="P1"><text:s/>0 <text:s text:c="12"/>2477 apache</text:p>
      <text:p text:style-name="P1"><text:s/>0 <text:s text:c="12"/>2478 apart</text:p>
      <text:p text:style-name="P1"><text:s/>0 <text:s text:c="12"/>2475 ap7hz7bz</text:p>
      <text:p text:style-name="P1"><text:s/>0 <text:s text:c="12"/>2474 ap</text:p>
      <text:p text:style-name="P1"><text:s/>0 <text:s text:c="12"/>2473 aove</text:p>
      <text:p text:style-name="P1"><text:s/>0 <text:s text:c="12"/>2470 aol</text:p>
      <text:p text:style-name="P1"><text:s/>0 <text:s text:c="12"/>2471 aospaob4</text:p>
      <text:p text:style-name="P1"><text:s/>0 <text:s text:c="12"/>2472 aout</text:p>
      <text:p text:style-name="P1"><text:s/>0 <text:s text:c="12"/>2479 apartment</text:p>
      <text:p text:style-name="P1"><text:s/>0 <text:s text:c="12"/>2480 apathy</text:p>
      <text:p text:style-name="P1"><text:s/>0 <text:s text:c="12"/>2481 apbc</text:p>
      <text:p text:style-name="P1"><text:s/>0 <text:s text:c="12"/>2489 aphrodite</text:p>
      <text:p text:style-name="P1"><text:s/>0 <text:s text:c="12"/>2490 aphroditelive</text:p>
      <text:p text:style-name="P1"><text:s/>0 <text:s text:c="12"/>2487 apetite</text:p>
      <text:p text:style-name="P1"><text:s/>0 <text:s text:c="12"/>2488 aphex</text:p>
      <text:p text:style-name="P1"><text:s/>0 <text:s text:c="12"/>2486 apetit</text:p>
      <text:p text:style-name="P1"><text:s/>0 <text:s text:c="12"/>2482 apdwx7mpvs</text:p>
      <text:p text:style-name="P1"><text:s/>0 <text:s text:c="12"/>2483 apearforanapple</text:p>
      <text:p text:style-name="P1"><text:s/>0 <text:s text:c="12"/>2484 apenas</text:p>
      <text:p text:style-name="P1"><text:soft-page-break/><text:s/>0 <text:s text:c="12"/>2485 apes</text:p>
      <text:p text:style-name="P1"><text:s/>0 <text:s text:c="12"/>2517 appearance</text:p>
      <text:p text:style-name="P1"><text:s/>0 <text:s text:c="12"/>2519 appen</text:p>
      <text:p text:style-name="P1"><text:s/>0 <text:s text:c="12"/>2568 aqgjfpve1i</text:p>
      <text:p text:style-name="P1"><text:s/>0 <text:s text:c="12"/>2556 appsbuilder</text:p>
      <text:p text:style-name="P1"><text:s/>0 <text:s text:c="12"/>2552 approve</text:p>
      <text:p text:style-name="P1"><text:s/>0 <text:s text:c="12"/>2553 approved</text:p>
      <text:p text:style-name="P1"><text:s/>0 <text:s text:c="12"/>2554 approves</text:p>
      <text:p text:style-name="P1"><text:s/>0 <text:s text:c="12"/>2551 approval</text:p>
      <text:p text:style-name="P1"><text:s/>0 <text:s text:c="12"/>2550 appropriately</text:p>
      <text:p text:style-name="P1"><text:s/>0 <text:s text:c="12"/>2549 appropriate</text:p>
      <text:p text:style-name="P1"><text:s/>0 <text:s text:c="12"/>2546 approaches</text:p>
      <text:p text:style-name="P1"><text:s/>0 <text:s text:c="12"/>2547 approaching</text:p>
      <text:p text:style-name="P1"><text:s/>0 <text:s text:c="12"/>2548 approfondirecapolavori</text:p>
      <text:p text:style-name="P1"><text:s/>0 <text:s text:c="12"/>2555 apps</text:p>
      <text:p text:style-name="P1"><text:s/>0 <text:s text:c="12"/>2557 aprendiste</text:p>
      <text:p text:style-name="P1"><text:s/>0 <text:s text:c="12"/>2520 appena</text:p>
      <text:p text:style-name="P1"><text:s/>0 <text:s text:c="12"/>2558 apricot</text:p>
      <text:p text:style-name="P1"><text:s/>0 <text:s text:c="12"/>2565 apuntes</text:p>
      <text:p text:style-name="P1"><text:s/>0 <text:s text:c="12"/>2566 apurar</text:p>
      <text:p text:style-name="P1"><text:s/>0 <text:s text:c="12"/>2567 apwvnzyd</text:p>
      <text:p text:style-name="P1"><text:s/>0 <text:s text:c="12"/>2564 apunta</text:p>
      <text:p text:style-name="P1"><text:s/>0 <text:s text:c="12"/>2563 aprrrffffff</text:p>
      <text:p text:style-name="P1"><text:s/>0 <text:s text:c="12"/>2562 aprovechen</text:p>
      <text:p text:style-name="P1"><text:s/>0 <text:s text:c="12"/>2559 april</text:p>
      <text:p text:style-name="P1"><text:s/>0 <text:s text:c="12"/>2560 aprilfools</text:p>
      <text:p text:style-name="P1"><text:s/>0 <text:s text:c="12"/>2561 apropiada</text:p>
      <text:p text:style-name="P1"><text:s/>0 <text:s text:c="12"/>2545 approachable</text:p>
      <text:p text:style-name="P1"><text:s/>0 <text:s text:c="12"/>2544 approach</text:p>
      <text:p text:style-name="P1"><text:s/>0 <text:s text:c="12"/>2543 appriciate</text:p>
      <text:p text:style-name="P1"><text:s/>0 <text:s text:c="12"/>2542 apprentice</text:p>
      <text:p text:style-name="P1"><text:s/>0 <text:s text:c="12"/>2527 applauso</text:p>
      <text:p text:style-name="P1"><text:s/>0 <text:s text:c="12"/>2528 apple</text:p>
      <text:p text:style-name="P1"><text:s/>0 <text:s text:c="12"/>2529 apples</text:p>
      <text:p text:style-name="P1"><text:s/>0 <text:s text:c="12"/>2526 applause</text:p>
      <text:p text:style-name="P1"><text:s/>0 <text:s text:c="12"/>2525 applauds</text:p>
      <text:p text:style-name="P1"><text:s/>0 <text:s text:c="12"/>2524 appified</text:p>
      <text:p text:style-name="P1"><text:s/>0 <text:s text:c="12"/>2521 apper</text:p>
      <text:p text:style-name="P1"><text:s/>0 <text:s text:c="12"/>2522 appetite</text:p>
      <text:p text:style-name="P1"><text:s/>0 <text:s text:c="12"/>2523 appetito</text:p>
      <text:p text:style-name="P1"><text:s/>0 <text:s text:c="12"/>2530 applicants</text:p>
      <text:p text:style-name="P1"><text:s/>0 <text:s text:c="12"/>2531 application</text:p>
      <text:p text:style-name="P1"><text:s/>0 <text:s text:c="12"/>2532 applicationawesomeness</text:p>
      <text:p text:style-name="P1"><text:s/>0 <text:s text:c="12"/>2540 appreciate</text:p>
      <text:p text:style-name="P1"><text:s/>0 <text:s text:c="12"/>2541 appreciation</text:p>
      <text:p text:style-name="P1"><text:s/>0 <text:s text:c="12"/>2538 appolearning</text:p>
      <text:p text:style-name="P1"><text:s/>0 <text:s text:c="12"/>2539 appp</text:p>
      <text:p text:style-name="P1"><text:s/>0 <text:s text:c="12"/>2537 appointment</text:p>
      <text:p text:style-name="P1"><text:s/>0 <text:s text:c="12"/>2533 applications</text:p>
      <text:p text:style-name="P1"><text:s/>0 <text:s text:c="12"/>2534 applied</text:p>
      <text:p text:style-name="P1"><text:s/>0 <text:s text:c="12"/>2535 apply</text:p>
      <text:p text:style-name="P1"><text:s/>0 <text:s text:c="12"/>2536 applying</text:p>
      <text:p text:style-name="P1"><text:soft-page-break/><text:s/>0 <text:s text:c="12"/>2672 arsenal</text:p>
      <text:p text:style-name="P1"><text:s/>0 <text:s text:c="12"/>2673 arsenale</text:p>
      <text:p text:style-name="P1"><text:s/>0 <text:s text:c="12"/>2674 arsenals</text:p>
      <text:p text:style-name="P1"><text:s/>0 <text:s text:c="12"/>2813 atlantic</text:p>
      <text:p text:style-name="P1"><text:s/>0 <text:s text:c="12"/>2809 athur</text:p>
      <text:p text:style-name="P1"><text:s/>0 <text:s text:c="12"/>2810 atipo</text:p>
      <text:p text:style-name="P1"><text:s/>0 <text:s text:c="12"/>2811 atitekngaq</text:p>
      <text:p text:style-name="P1"><text:s/>0 <text:s text:c="12"/>2808 athletics</text:p>
      <text:p text:style-name="P1"><text:s/>0 <text:s text:c="12"/>2807 athletic</text:p>
      <text:p text:style-name="P1"><text:s/>0 <text:s text:c="12"/>2806 athletes</text:p>
      <text:p text:style-name="P1"><text:s/>0 <text:s text:c="12"/>2803 atheist</text:p>
      <text:p text:style-name="P1"><text:s/>0 <text:s text:c="12"/>2804 athena</text:p>
      <text:p text:style-name="P1"><text:s/>0 <text:s text:c="12"/>2805 athlete</text:p>
      <text:p text:style-name="P1"><text:s/>0 <text:s text:c="12"/>2812 atkinson</text:p>
      <text:p text:style-name="P1"><text:s/>0 <text:s text:c="12"/>2814 atleast</text:p>
      <text:p text:style-name="P1"><text:s/>0 <text:s text:c="12"/>2826 attack</text:p>
      <text:p text:style-name="P1"><text:s/>0 <text:s text:c="12"/>2815 atlántico</text:p>
      <text:p text:style-name="P1"><text:s/>0 <text:s text:c="12"/>2822 ats</text:p>
      <text:p text:style-name="P1"><text:s/>0 <text:s text:c="12"/>2823 attached</text:p>
      <text:p text:style-name="P1"><text:s/>0 <text:s text:c="12"/>2824 attachment</text:p>
      <text:p text:style-name="P1"><text:s/>0 <text:s text:c="12"/>2821 atreves</text:p>
      <text:p text:style-name="P1"><text:s/>0 <text:s text:c="12"/>2820 atpsocial</text:p>
      <text:p text:style-name="P1"><text:s/>0 <text:s text:c="12"/>2819 atpinnovate</text:p>
      <text:p text:style-name="P1"><text:s/>0 <text:s text:c="12"/>2816 atm</text:p>
      <text:p text:style-name="P1"><text:s/>0 <text:s text:c="12"/>2817 atomic</text:p>
      <text:p text:style-name="P1"><text:s/>0 <text:s text:c="12"/>2818 atotzinapa</text:p>
      <text:p text:style-name="P1"><text:s/>0 <text:s text:c="12"/>2802 ateu</text:p>
      <text:p text:style-name="P1"><text:s/>0 <text:s text:c="12"/>2801 atentos</text:p>
      <text:p text:style-name="P1"><text:s/>0 <text:s text:c="12"/>2800 ate</text:p>
      <text:p text:style-name="P1"><text:s/>0 <text:s text:c="12"/>2799 atatürk</text:p>
      <text:p text:style-name="P1"><text:s/>0 <text:s text:c="12"/>2784 astronauti</text:p>
      <text:p text:style-name="P1"><text:s/>0 <text:s text:c="12"/>2785 astronomy</text:p>
      <text:p text:style-name="P1"><text:s/>0 <text:s text:c="12"/>2786 astrophotography</text:p>
      <text:p text:style-name="P1"><text:s/>0 <text:s text:c="12"/>2783 astronaut</text:p>
      <text:p text:style-name="P1"><text:s/>0 <text:s text:c="12"/>2782 astrology</text:p>
      <text:p text:style-name="P1"><text:s/>0 <text:s text:c="12"/>2781 astro_kit</text:p>
      <text:p text:style-name="P1"><text:s/>0 <text:s text:c="12"/>2778 astonishing</text:p>
      <text:p text:style-name="P1"><text:s/>0 <text:s text:c="12"/>2779 astonomy</text:p>
      <text:p text:style-name="P1"><text:s/>0 <text:s text:c="12"/>2780 astral</text:p>
      <text:p text:style-name="P1"><text:s/>0 <text:s text:c="12"/>2787 astrophysics</text:p>
      <text:p text:style-name="P1"><text:s/>0 <text:s text:c="12"/>2788 asu</text:p>
      <text:p text:style-name="P1"><text:s/>0 <text:s text:c="12"/>2789 asunto</text:p>
      <text:p text:style-name="P1"><text:s/>0 <text:s text:c="12"/>2797 at9n5dudua</text:p>
      <text:p text:style-name="P1"><text:s/>0 <text:s text:c="12"/>2798 ataritastic</text:p>
      <text:p text:style-name="P1"><text:s/>0 <text:s text:c="12"/>2795 at</text:p>
      <text:p text:style-name="P1"><text:s/>0 <text:s text:c="12"/>2796 at1koybt</text:p>
      <text:p text:style-name="P1"><text:s/>0 <text:s text:c="12"/>2794 así</text:p>
      <text:p text:style-name="P1"><text:s/>0 <text:s text:c="12"/>2790 asvizg1xjd</text:p>
      <text:p text:style-name="P1"><text:s/>0 <text:s text:c="12"/>2791 aswear</text:p>
      <text:p text:style-name="P1"><text:s/>0 <text:s text:c="12"/>2792 aswell</text:p>
      <text:p text:style-name="P1"><text:s/>0 <text:s text:c="12"/>2793 asylqc4r</text:p>
      <text:p text:style-name="P1"><text:s/>0 <text:s text:c="12"/>2825 attachmentstyle</text:p>
      <text:p text:style-name="P1"><text:soft-page-break/><text:s/>0 <text:s text:c="12"/>2827 attacked</text:p>
      <text:p text:style-name="P1"><text:s/>0 <text:s text:c="12"/>2776 asthma</text:p>
      <text:p text:style-name="P1"><text:s/>0 <text:s text:c="12"/>2864 audience</text:p>
      <text:p text:style-name="P1"><text:s/>0 <text:s text:c="12"/>2860 aub9wmr1pa</text:p>
      <text:p text:style-name="P1"><text:s/>0 <text:s text:c="12"/>2861 auch</text:p>
      <text:p text:style-name="P1"><text:s/>0 <text:s text:c="12"/>2862 auchan</text:p>
      <text:p text:style-name="P1"><text:s/>0 <text:s text:c="12"/>2859 aub</text:p>
      <text:p text:style-name="P1"><text:s/>0 <text:s text:c="12"/>2858 au2acrksxt</text:p>
      <text:p text:style-name="P1"><text:s/>0 <text:s text:c="12"/>2857 atzfyl28</text:p>
      <text:p text:style-name="P1"><text:s/>0 <text:s text:c="12"/>2854 atwitter</text:p>
      <text:p text:style-name="P1"><text:s/>0 <text:s text:c="12"/>2855 atwr6voo</text:p>
      <text:p text:style-name="P1"><text:s/>0 <text:s text:c="12"/>2856 aty</text:p>
      <text:p text:style-name="P1"><text:s/>0 <text:s text:c="12"/>2863 audi</text:p>
      <text:p text:style-name="P1"><text:s/>0 <text:s text:c="12"/>2865 audio</text:p>
      <text:p text:style-name="P1"><text:s/>0 <text:s text:c="12"/>2828 attacker</text:p>
      <text:p text:style-name="P1"><text:s/>0 <text:s text:c="12"/>2866 audiobook</text:p>
      <text:p text:style-name="P1"><text:s/>0 <text:s text:c="12"/>2873 aule</text:p>
      <text:p text:style-name="P1"><text:s/>0 <text:s text:c="12"/>2874 aulenti</text:p>
      <text:p text:style-name="P1"><text:s/>0 <text:s text:c="12"/>2875 aun</text:p>
      <text:p text:style-name="P1"><text:s/>0 <text:s text:c="12"/>2872 aula</text:p>
      <text:p text:style-name="P1"><text:s/>0 <text:s text:c="12"/>2871 august</text:p>
      <text:p text:style-name="P1"><text:s/>0 <text:s text:c="12"/>2870 auguri</text:p>
      <text:p text:style-name="P1"><text:s/>0 <text:s text:c="12"/>2867 auditions</text:p>
      <text:p text:style-name="P1"><text:s/>0 <text:s text:c="12"/>2868 aug</text:p>
      <text:p text:style-name="P1"><text:s/>0 <text:s text:c="12"/>2869 augmented</text:p>
      <text:p text:style-name="P1"><text:s/>0 <text:s text:c="12"/>2853 atwcbk99</text:p>
      <text:p text:style-name="P1"><text:s/>0 <text:s text:c="12"/>2852 atucvayr</text:p>
      <text:p text:style-name="P1"><text:s/>0 <text:s text:c="12"/>2851 attributed</text:p>
      <text:p text:style-name="P1"><text:s/>0 <text:s text:c="12"/>2850 attracts</text:p>
      <text:p text:style-name="P1"><text:s/>0 <text:s text:c="12"/>2835 attended</text:p>
      <text:p text:style-name="P1"><text:s/>0 <text:s text:c="12"/>2836 attendee</text:p>
      <text:p text:style-name="P1"><text:s/>0 <text:s text:c="12"/>2837 attending</text:p>
      <text:p text:style-name="P1"><text:s/>0 <text:s text:c="12"/>2834 attendance</text:p>
      <text:p text:style-name="P1"><text:s/>0 <text:s text:c="12"/>2833 attend</text:p>
      <text:p text:style-name="P1"><text:s/>0 <text:s text:c="12"/>2832 attempts</text:p>
      <text:p text:style-name="P1"><text:s/>0 <text:s text:c="12"/>2829 attacks</text:p>
      <text:p text:style-name="P1"><text:s/>0 <text:s text:c="12"/>2830 attempt</text:p>
      <text:p text:style-name="P1"><text:s/>0 <text:s text:c="12"/>2831 attempted</text:p>
      <text:p text:style-name="P1"><text:s/>0 <text:s text:c="12"/>2838 attendoiparentiacena</text:p>
      <text:p text:style-name="P1"><text:s/>0 <text:s text:c="12"/>2839 attenti</text:p>
      <text:p text:style-name="P1"><text:s/>0 <text:s text:c="12"/>2840 attention</text:p>
      <text:p text:style-name="P1"><text:s/>0 <text:s text:c="12"/>2848 attractions</text:p>
      <text:p text:style-name="P1"><text:s/>0 <text:s text:c="12"/>2849 attractive</text:p>
      <text:p text:style-name="P1"><text:s/>0 <text:s text:c="12"/>2846 attracting</text:p>
      <text:p text:style-name="P1"><text:s/>0 <text:s text:c="12"/>2847 attraction</text:p>
      <text:p text:style-name="P1"><text:s/>0 <text:s text:c="12"/>2845 attracted</text:p>
      <text:p text:style-name="P1"><text:s/>0 <text:s text:c="12"/>2841 attento</text:p>
      <text:p text:style-name="P1"><text:s/>0 <text:s text:c="12"/>2842 attic</text:p>
      <text:p text:style-name="P1"><text:s/>0 <text:s text:c="12"/>2843 attitude</text:p>
      <text:p text:style-name="P1"><text:s/>0 <text:s text:c="12"/>2844 attract</text:p>
      <text:p text:style-name="P1"><text:s/>0 <text:s text:c="12"/>2777 aston</text:p>
      <text:p text:style-name="P1"><text:s/>0 <text:s text:c="12"/>2775 astagfirullah</text:p>
      <text:p text:style-name="P1"><text:soft-page-break/><text:s/>0 <text:s text:c="12"/>2675 art</text:p>
      <text:p text:style-name="P1"><text:s/>0 <text:s text:c="12"/>2711 ashwin</text:p>
      <text:p text:style-name="P1"><text:s/>0 <text:s text:c="12"/>2707 ashe</text:p>
      <text:p text:style-name="P1"><text:s/>0 <text:s text:c="12"/>2708 ashes</text:p>
      <text:p text:style-name="P1"><text:s/>0 <text:s text:c="12"/>2709 ashhhhh</text:p>
      <text:p text:style-name="P1"><text:s/>0 <text:s text:c="12"/>2706 ash</text:p>
      <text:p text:style-name="P1"><text:s/>0 <text:s text:c="12"/>2705 asfixiaste</text:p>
      <text:p text:style-name="P1"><text:s/>0 <text:s text:c="12"/>2704 ase</text:p>
      <text:p text:style-name="P1"><text:s/>0 <text:s text:c="12"/>2701 ascending</text:p>
      <text:p text:style-name="P1"><text:s/>0 <text:s text:c="12"/>2702 asd</text:p>
      <text:p text:style-name="P1"><text:s/>0 <text:s text:c="12"/>2703 asdfghjkl</text:p>
      <text:p text:style-name="P1"><text:s/>0 <text:s text:c="12"/>2710 ashraf</text:p>
      <text:p text:style-name="P1"><text:s/>0 <text:s text:c="12"/>2712 asi</text:p>
      <text:p text:style-name="P1"><text:s/>0 <text:s text:c="12"/>2724 askjoe</text:p>
      <text:p text:style-name="P1"><text:s/>0 <text:s text:c="12"/>2713 asia</text:p>
      <text:p text:style-name="P1"><text:s/>0 <text:s text:c="12"/>2720 askbe4ks</text:p>
      <text:p text:style-name="P1"><text:s/>0 <text:s text:c="12"/>2721 asked</text:p>
      <text:p text:style-name="P1"><text:s/>0 <text:s text:c="12"/>2722 askemma</text:p>
      <text:p text:style-name="P1"><text:s/>0 <text:s text:c="12"/>2719 ask</text:p>
      <text:p text:style-name="P1"><text:s/>0 <text:s text:c="12"/>2718 asimilo</text:p>
      <text:p text:style-name="P1"><text:s/>0 <text:s text:c="12"/>2717 aside</text:p>
      <text:p text:style-name="P1"><text:s/>0 <text:s text:c="12"/>2714 asiad</text:p>
      <text:p text:style-name="P1"><text:s/>0 <text:s text:c="12"/>2715 asian</text:p>
      <text:p text:style-name="P1"><text:s/>0 <text:s text:c="12"/>2716 asians</text:p>
      <text:p text:style-name="P1"><text:s/>0 <text:s text:c="12"/>2700 asaram</text:p>
      <text:p text:style-name="P1"><text:s/>0 <text:s text:c="12"/>2699 asap</text:p>
      <text:p text:style-name="P1"><text:s/>0 <text:s text:c="12"/>2698 as9iikjfud</text:p>
      <text:p text:style-name="P1"><text:s/>0 <text:s text:c="12"/>2697 as</text:p>
      <text:p text:style-name="P1"><text:s/>0 <text:s text:c="12"/>2682 article</text:p>
      <text:p text:style-name="P1"><text:s/>0 <text:s text:c="12"/>2683 articles</text:p>
      <text:p text:style-name="P1"><text:s/>0 <text:s text:c="12"/>2684 artifacts</text:p>
      <text:p text:style-name="P1"><text:s/>0 <text:s text:c="12"/>2681 artic</text:p>
      <text:p text:style-name="P1"><text:s/>0 <text:s text:c="12"/>2680 arthur</text:p>
      <text:p text:style-name="P1"><text:s/>0 <text:s text:c="12"/>2679 artform</text:p>
      <text:p text:style-name="P1"><text:s/>0 <text:s text:c="12"/>2676 arte</text:p>
      <text:p text:style-name="P1"><text:s/>0 <text:s text:c="12"/>2677 arteta</text:p>
      <text:p text:style-name="P1"><text:s/>0 <text:s text:c="12"/>2678 arteyei</text:p>
      <text:p text:style-name="P1"><text:s/>0 <text:s text:c="12"/>2685 artificial</text:p>
      <text:p text:style-name="P1"><text:s/>0 <text:s text:c="12"/>2686 artist</text:p>
      <text:p text:style-name="P1"><text:s/>0 <text:s text:c="12"/>2687 artistic</text:p>
      <text:p text:style-name="P1"><text:s/>0 <text:s text:c="12"/>2695 arxiv</text:p>
      <text:p text:style-name="P1"><text:s/>0 <text:s text:c="12"/>2696 arya</text:p>
      <text:p text:style-name="P1"><text:s/>0 <text:s text:c="12"/>2693 arun</text:p>
      <text:p text:style-name="P1"><text:s/>0 <text:s text:c="12"/>2694 arvvpndxge</text:p>
      <text:p text:style-name="P1"><text:s/>0 <text:s text:c="12"/>2692 artículo</text:p>
      <text:p text:style-name="P1"><text:s/>0 <text:s text:c="12"/>2688 artists</text:p>
      <text:p text:style-name="P1"><text:s/>0 <text:s text:c="12"/>2689 arts</text:p>
      <text:p text:style-name="P1"><text:s/>0 <text:s text:c="12"/>2690 artwork</text:p>
      <text:p text:style-name="P1"><text:s/>0 <text:s text:c="12"/>2691 artworks</text:p>
      <text:p text:style-name="P1"><text:s/>0 <text:s text:c="12"/>2723 asking</text:p>
      <text:p text:style-name="P1"><text:s/>0 <text:s text:c="12"/>2725 asks</text:p>
      <text:p text:style-name="P1"><text:s/>0 <text:s text:c="12"/>2774 assures</text:p>
      <text:p text:style-name="P1"><text:soft-page-break/><text:s/>0 <text:s text:c="12"/>2762 assisted</text:p>
      <text:p text:style-name="P1"><text:s/>0 <text:s text:c="12"/>2758 assignments</text:p>
      <text:p text:style-name="P1"><text:s/>0 <text:s text:c="12"/>2759 assist</text:p>
      <text:p text:style-name="P1"><text:s/>0 <text:s text:c="12"/>2760 assista</text:p>
      <text:p text:style-name="P1"><text:s/>0 <text:s text:c="12"/>2757 assignment</text:p>
      <text:p text:style-name="P1"><text:s/>0 <text:s text:c="12"/>2756 assigning</text:p>
      <text:p text:style-name="P1"><text:s/>0 <text:s text:c="12"/>2755 assign</text:p>
      <text:p text:style-name="P1"><text:s/>0 <text:s text:c="12"/>2752 asshole</text:p>
      <text:p text:style-name="P1"><text:s/>0 <text:s text:c="12"/>2753 assholes</text:p>
      <text:p text:style-name="P1"><text:s/>0 <text:s text:c="12"/>2754 assigment</text:p>
      <text:p text:style-name="P1"><text:s/>0 <text:s text:c="12"/>2761 assistant</text:p>
      <text:p text:style-name="P1"><text:s/>0 <text:s text:c="12"/>2763 assistiu</text:p>
      <text:p text:style-name="P1"><text:s/>0 <text:s text:c="12"/>2726 asleep</text:p>
      <text:p text:style-name="P1"><text:s/>0 <text:s text:c="12"/>2764 associated</text:p>
      <text:p text:style-name="P1"><text:s/>0 <text:s text:c="12"/>2771 assumption</text:p>
      <text:p text:style-name="P1"><text:s/>0 <text:s text:c="12"/>2772 assumptions</text:p>
      <text:p text:style-name="P1"><text:s/>0 <text:s text:c="12"/>2773 assurance</text:p>
      <text:p text:style-name="P1"><text:s/>0 <text:s text:c="12"/>2770 assuming</text:p>
      <text:p text:style-name="P1"><text:s/>0 <text:s text:c="12"/>2769 assume</text:p>
      <text:p text:style-name="P1"><text:s/>0 <text:s text:c="12"/>2768 asss</text:p>
      <text:p text:style-name="P1"><text:s/>0 <text:s text:c="12"/>2765 associates</text:p>
      <text:p text:style-name="P1"><text:s/>0 <text:s text:c="12"/>2766 association</text:p>
      <text:p text:style-name="P1"><text:s/>0 <text:s text:c="12"/>2767 associo</text:p>
      <text:p text:style-name="P1"><text:s/>0 <text:s text:c="12"/>2751 assets</text:p>
      <text:p text:style-name="P1"><text:s/>0 <text:s text:c="12"/>2750 asset</text:p>
      <text:p text:style-name="P1"><text:s/>0 <text:s text:c="12"/>2749 assessments</text:p>
      <text:p text:style-name="P1"><text:s/>0 <text:s text:c="12"/>2748 assessment</text:p>
      <text:p text:style-name="P1"><text:s/>0 <text:s text:c="12"/>2733 asphalt</text:p>
      <text:p text:style-name="P1"><text:s/>0 <text:s text:c="12"/>2734 aspire</text:p>
      <text:p text:style-name="P1"><text:s/>0 <text:s text:c="12"/>2735 aspiring</text:p>
      <text:p text:style-name="P1"><text:s/>0 <text:s text:c="12"/>2732 aspetta</text:p>
      <text:p text:style-name="P1"><text:s/>0 <text:s text:c="12"/>2731 aspects</text:p>
      <text:p text:style-name="P1"><text:s/>0 <text:s text:c="12"/>2730 aspect</text:p>
      <text:p text:style-name="P1"><text:s/>0 <text:s text:c="12"/>2727 asm1</text:p>
      <text:p text:style-name="P1"><text:s/>0 <text:s text:c="12"/>2728 asolo</text:p>
      <text:p text:style-name="P1"><text:s/>0 <text:s text:c="12"/>2729 asparagus</text:p>
      <text:p text:style-name="P1"><text:s/>0 <text:s text:c="12"/>2736 ass</text:p>
      <text:p text:style-name="P1"><text:s/>0 <text:s text:c="12"/>2737 assad</text:p>
      <text:p text:style-name="P1"><text:s/>0 <text:s text:c="12"/>2738 assam</text:p>
      <text:p text:style-name="P1"><text:s/>0 <text:s text:c="12"/>2746 assessed</text:p>
      <text:p text:style-name="P1"><text:s/>0 <text:s text:c="12"/>2747 assessing</text:p>
      <text:p text:style-name="P1"><text:s/>0 <text:s text:c="12"/>2744 asses</text:p>
      <text:p text:style-name="P1"><text:s/>0 <text:s text:c="12"/>2745 assesment</text:p>
      <text:p text:style-name="P1"><text:s/>0 <text:s text:c="12"/>2743 assembly</text:p>
      <text:p text:style-name="P1"><text:s/>0 <text:s text:c="12"/>2739 assange</text:p>
      <text:p text:style-name="P1"><text:s/>0 <text:s text:c="12"/>2740 assault</text:p>
      <text:p text:style-name="P1"><text:s/>0 <text:s text:c="12"/>2741 assemblages</text:p>
      <text:p text:style-name="P1"><text:s/>0 <text:s text:c="12"/>2742 assembles</text:p>
      <text:p text:style-name="P1"><text:s/>0 <text:s text:c="12"/>1642 ability</text:p>
      <text:p text:style-name="P1"><text:s/>0 <text:s text:c="12"/>1640 abiiiiiiiiii</text:p>
      <text:p text:style-name="P1"><text:s/>0 <text:s text:c="12"/>6576 default</text:p>
      <text:p text:style-name="P1"><text:s/>0 <text:s text:c="13"/>551 2zmy5eo82u</text:p>
      <text:p text:style-name="P1"><text:soft-page-break/><text:s/>0 <text:s text:c="13"/>547 2z2oupnqdt</text:p>
      <text:p text:style-name="P1"><text:s/>0 <text:s text:c="13"/>548 2z50at2ygz</text:p>
      <text:p text:style-name="P1"><text:s/>0 <text:s text:c="13"/>549 2z5jaio</text:p>
      <text:p text:style-name="P1"><text:s/>0 <text:s text:c="13"/>546 2yl6nbkd</text:p>
      <text:p text:style-name="P1"><text:s/>0 <text:s text:c="13"/>545 2ygsehff</text:p>
      <text:p text:style-name="P1"><text:s/>0 <text:s text:c="13"/>544 2yf2ducul2</text:p>
      <text:p text:style-name="P1"><text:s/>0 <text:s text:c="13"/>541 2x</text:p>
      <text:p text:style-name="P1"><text:s/>0 <text:s text:c="13"/>542 2xs6r0cdka</text:p>
      <text:p text:style-name="P1"><text:s/>0 <text:s text:c="13"/>543 2years</text:p>
      <text:p text:style-name="P1"><text:s/>0 <text:s text:c="13"/>550 2z7fewp1g9</text:p>
      <text:p text:style-name="P1"><text:s/>0 <text:s text:c="13"/>552 2zrg184kew</text:p>
      <text:p text:style-name="P1"><text:s/>0 <text:s text:c="13"/>539 2vssxxisme</text:p>
      <text:p text:style-name="P1"><text:s/>0 <text:s text:c="13"/>553 30</text:p>
      <text:p text:style-name="P1"><text:s/>0 <text:s text:c="13"/>560 30days</text:p>
      <text:p text:style-name="P1"><text:s/>0 <text:s text:c="13"/>561 30m</text:p>
      <text:p text:style-name="P1"><text:s/>0 <text:s text:c="13"/>562 30min</text:p>
      <text:p text:style-name="P1"><text:s/>0 <text:s text:c="13"/>559 30c3</text:p>
      <text:p text:style-name="P1"><text:s/>0 <text:s text:c="13"/>558 30986</text:p>
      <text:p text:style-name="P1"><text:s/>0 <text:s text:c="13"/>557 3068</text:p>
      <text:p text:style-name="P1"><text:s/>0 <text:s text:c="13"/>554 300</text:p>
      <text:p text:style-name="P1"><text:s/>0 <text:s text:c="13"/>555 3000</text:p>
      <text:p text:style-name="P1"><text:s/>0 <text:s text:c="13"/>556 303</text:p>
      <text:p text:style-name="P1"><text:s/>0 <text:s text:c="13"/>540 2vujuj3bql</text:p>
      <text:p text:style-name="P1"><text:s/>0 <text:s text:c="13"/>538 2vnim1n0op</text:p>
      <text:p text:style-name="P1"><text:s/>0 <text:s text:c="13"/>615 356</text:p>
      <text:p text:style-name="P1"><text:s/>0 <text:s text:c="13"/>525 2sy6om2g5t</text:p>
      <text:p text:style-name="P1"><text:s/>0 <text:s text:c="13"/>521 2rmhdcurgk</text:p>
      <text:p text:style-name="P1"><text:s/>0 <text:s text:c="13"/>522 2rpuus1zra</text:p>
      <text:p text:style-name="P1"><text:s/>0 <text:s text:c="13"/>523 2rulawprvl</text:p>
      <text:p text:style-name="P1"><text:s/>0 <text:s text:c="13"/>520 2rj5tgwhba</text:p>
      <text:p text:style-name="P1"><text:s/>0 <text:s text:c="13"/>519 2qwpwsutez</text:p>
      <text:p text:style-name="P1"><text:s/>0 <text:s text:c="13"/>518 2qw1kzuqpv</text:p>
      <text:p text:style-name="P1"><text:s/>0 <text:s text:c="13"/>515 2pzh5m78</text:p>
      <text:p text:style-name="P1"><text:s/>0 <text:s text:c="13"/>516 2qd6vpm1my</text:p>
      <text:p text:style-name="P1"><text:s/>0 <text:s text:c="13"/>517 2qewq8jc9c</text:p>
      <text:p text:style-name="P1"><text:s/>0 <text:s text:c="13"/>524 2sp5nimxkp</text:p>
      <text:p text:style-name="P1"><text:s/>0 <text:s text:c="13"/>526 2syy9wsdno</text:p>
      <text:p text:style-name="P1"><text:s/>0 <text:s text:c="13"/>537 2veurpma6m</text:p>
      <text:p text:style-name="P1"><text:s/>0 <text:s text:c="13"/>527 2tdiv1juwc</text:p>
      <text:p text:style-name="P1"><text:s/>0 <text:s text:c="13"/>534 2ux1sglz</text:p>
      <text:p text:style-name="P1"><text:s/>0 <text:s text:c="13"/>535 2v7xsga</text:p>
      <text:p text:style-name="P1"><text:s/>0 <text:s text:c="13"/>536 2vayqvywlz</text:p>
      <text:p text:style-name="P1"><text:s/>0 <text:s text:c="13"/>533 2uormnjlkw</text:p>
      <text:p text:style-name="P1"><text:s/>0 <text:s text:c="13"/>532 2umqokch</text:p>
      <text:p text:style-name="P1"><text:s/>0 <text:s text:c="13"/>531 2u3vpgte6g</text:p>
      <text:p text:style-name="P1"><text:s/>0 <text:s text:c="13"/>528 2tim1</text:p>
      <text:p text:style-name="P1"><text:s/>0 <text:s text:c="13"/>529 2tnhbdlf</text:p>
      <text:p text:style-name="P1"><text:s/>0 <text:s text:c="13"/>530 2twllr</text:p>
      <text:p text:style-name="P1"><text:s/>0 <text:s text:c="13"/>563 30s</text:p>
      <text:p text:style-name="P1"><text:s/>0 <text:s text:c="13"/>564 30songsonshuffle</text:p>
      <text:p text:style-name="P1"><text:s/>0 <text:s text:c="13"/>565 31</text:p>
      <text:p text:style-name="P1"><text:s/>0 <text:s text:c="13"/>602 345</text:p>
      <text:p text:style-name="P1"><text:soft-page-break/><text:s/>0 <text:s text:c="13"/>598 341</text:p>
      <text:p text:style-name="P1"><text:s/>0 <text:s text:c="13"/>599 342</text:p>
      <text:p text:style-name="P1"><text:s/>0 <text:s text:c="13"/>600 343</text:p>
      <text:p text:style-name="P1"><text:s/>0 <text:s text:c="13"/>597 34093248932489</text:p>
      <text:p text:style-name="P1"><text:s/>0 <text:s text:c="13"/>596 34</text:p>
      <text:p text:style-name="P1"><text:s/>0 <text:s text:c="13"/>595 339</text:p>
      <text:p text:style-name="P1"><text:s/>0 <text:s text:c="13"/>592 336</text:p>
      <text:p text:style-name="P1"><text:s/>0 <text:s text:c="13"/>593 338</text:p>
      <text:p text:style-name="P1"><text:s/>0 <text:s text:c="13"/>594 3383</text:p>
      <text:p text:style-name="P1"><text:s/>0 <text:s text:c="13"/>601 344158</text:p>
      <text:p text:style-name="P1"><text:s/>0 <text:s text:c="13"/>603 347</text:p>
      <text:p text:style-name="P1"><text:s/>0 <text:s text:c="13"/>566 311</text:p>
      <text:p text:style-name="P1"><text:s/>0 <text:s text:c="13"/>604 348</text:p>
      <text:p text:style-name="P1"><text:s/>0 <text:s text:c="13"/>611 350th</text:p>
      <text:p text:style-name="P1"><text:s/>0 <text:s text:c="13"/>612 351</text:p>
      <text:p text:style-name="P1"><text:s/>0 <text:s text:c="13"/>613 354</text:p>
      <text:p text:style-name="P1"><text:s/>0 <text:s text:c="13"/>610 350mb</text:p>
      <text:p text:style-name="P1"><text:s/>0 <text:s text:c="13"/>609 350</text:p>
      <text:p text:style-name="P1"><text:s/>0 <text:s text:c="13"/>608 35</text:p>
      <text:p text:style-name="P1"><text:s/>0 <text:s text:c="13"/>605 349</text:p>
      <text:p text:style-name="P1"><text:s/>0 <text:s text:c="13"/>606 34smofbr</text:p>
      <text:p text:style-name="P1"><text:s/>0 <text:s text:c="13"/>607 34wxdsf9cb</text:p>
      <text:p text:style-name="P1"><text:s/>0 <text:s text:c="13"/>591 335</text:p>
      <text:p text:style-name="P1"><text:s/>0 <text:s text:c="13"/>590 334</text:p>
      <text:p text:style-name="P1"><text:s/>0 <text:s text:c="13"/>589 33333</text:p>
      <text:p text:style-name="P1"><text:s/>0 <text:s text:c="13"/>588 333</text:p>
      <text:p text:style-name="P1"><text:s/>0 <text:s text:c="13"/>573 31bhkmisk1</text:p>
      <text:p text:style-name="P1"><text:s/>0 <text:s text:c="13"/>574 32</text:p>
      <text:p text:style-name="P1"><text:s/>0 <text:s text:c="13"/>575 320</text:p>
      <text:p text:style-name="P1"><text:s/>0 <text:s text:c="13"/>572 317</text:p>
      <text:p text:style-name="P1"><text:s/>0 <text:s text:c="13"/>571 316qrl9q</text:p>
      <text:p text:style-name="P1"><text:s/>0 <text:s text:c="13"/>570 316</text:p>
      <text:p text:style-name="P1"><text:s/>0 <text:s text:c="13"/>567 311692</text:p>
      <text:p text:style-name="P1"><text:s/>0 <text:s text:c="13"/>568 313</text:p>
      <text:p text:style-name="P1"><text:s/>0 <text:s text:c="13"/>569 314</text:p>
      <text:p text:style-name="P1"><text:s/>0 <text:s text:c="13"/>576 3205</text:p>
      <text:p text:style-name="P1"><text:s/>0 <text:s text:c="13"/>577 320kbps</text:p>
      <text:p text:style-name="P1"><text:s/>0 <text:s text:c="13"/>578 321</text:p>
      <text:p text:style-name="P1"><text:s/>0 <text:s text:c="13"/>586 33</text:p>
      <text:p text:style-name="P1"><text:s/>0 <text:s text:c="13"/>587 330</text:p>
      <text:p text:style-name="P1"><text:s/>0 <text:s text:c="13"/>584 32pg5nmt</text:p>
      <text:p text:style-name="P1"><text:s/>0 <text:s text:c="13"/>585 32zinnbuu1</text:p>
      <text:p text:style-name="P1"><text:s/>0 <text:s text:c="13"/>583 329</text:p>
      <text:p text:style-name="P1"><text:s/>0 <text:s text:c="13"/>579 322</text:p>
      <text:p text:style-name="P1"><text:s/>0 <text:s text:c="13"/>580 325</text:p>
      <text:p text:style-name="P1"><text:s/>0 <text:s text:c="13"/>581 326</text:p>
      <text:p text:style-name="P1"><text:s/>0 <text:s text:c="13"/>582 328</text:p>
      <text:p text:style-name="P1"><text:s/>0 <text:s text:c="13"/>514 2pvi0s8ivg</text:p>
      <text:p text:style-name="P1"><text:s/>0 <text:s text:c="13"/>513 2ptvjapusl</text:p>
      <text:p text:style-name="P1"><text:s/>0 <text:s text:c="13"/>512 2prj3ufyt3</text:p>
      <text:p text:style-name="P1"><text:s/>0 <text:s text:c="13"/>448 274º</text:p>
      <text:p text:style-name="P1"><text:s/>0 <text:s text:c="13"/>444 25th</text:p>
      <text:p text:style-name="P1"><text:soft-page-break/><text:s/>0 <text:s text:c="13"/>445 26</text:p>
      <text:p text:style-name="P1"><text:s/>0 <text:s text:c="13"/>446 260</text:p>
      <text:p text:style-name="P1"><text:s/>0 <text:s text:c="13"/>443 25sjk17y4o</text:p>
      <text:p text:style-name="P1"><text:s/>0 <text:s text:c="13"/>442 25m</text:p>
      <text:p text:style-name="P1"><text:s/>0 <text:s text:c="13"/>441 25k</text:p>
      <text:p text:style-name="P1"><text:s/>0 <text:s text:c="13"/>438 253</text:p>
      <text:p text:style-name="P1"><text:s/>0 <text:s text:c="13"/>439 254</text:p>
      <text:p text:style-name="P1"><text:s/>0 <text:s text:c="13"/>440 257</text:p>
      <text:p text:style-name="P1"><text:s/>0 <text:s text:c="13"/>447 27</text:p>
      <text:p text:style-name="P1"><text:s/>0 <text:s text:c="13"/>449 276624</text:p>
      <text:p text:style-name="P1"><text:s/>0 <text:s text:c="13"/>461 2altqhsldp</text:p>
      <text:p text:style-name="P1"><text:s/>0 <text:s text:c="13"/>450 28</text:p>
      <text:p text:style-name="P1"><text:s/>0 <text:s text:c="13"/>457 29svx2tf</text:p>
      <text:p text:style-name="P1"><text:s/>0 <text:s text:c="13"/>458 29yo</text:p>
      <text:p text:style-name="P1"><text:s/>0 <text:s text:c="13"/>459 2a21klqgok</text:p>
      <text:p text:style-name="P1"><text:s/>0 <text:s text:c="13"/>456 29htfcht</text:p>
      <text:p text:style-name="P1"><text:s/>0 <text:s text:c="13"/>455 29</text:p>
      <text:p text:style-name="P1"><text:s/>0 <text:s text:c="13"/>454 28th</text:p>
      <text:p text:style-name="P1"><text:s/>0 <text:s text:c="13"/>451 280</text:p>
      <text:p text:style-name="P1"><text:s/>0 <text:s text:c="13"/>452 2800</text:p>
      <text:p text:style-name="P1"><text:s/>0 <text:s text:c="13"/>453 2851</text:p>
      <text:p text:style-name="P1"><text:s/>0 <text:s text:c="13"/>437 252</text:p>
      <text:p text:style-name="P1"><text:s/>0 <text:s text:c="13"/>436 250k</text:p>
      <text:p text:style-name="P1"><text:s/>0 <text:s text:c="13"/>435 250</text:p>
      <text:p text:style-name="P1"><text:s/>0 <text:s text:c="13"/>433 24yqvocfex</text:p>
      <text:p text:style-name="P1"><text:s/>0 <text:s text:c="13"/>418 228097</text:p>
      <text:p text:style-name="P1"><text:s/>0 <text:s text:c="13"/>419 22925</text:p>
      <text:p text:style-name="P1"><text:s/>0 <text:s text:c="13"/>420 22ifbx06</text:p>
      <text:p text:style-name="P1"><text:s/>0 <text:s text:c="13"/>417 228</text:p>
      <text:p text:style-name="P1"><text:s/>0 <text:s text:c="13"/>416 2276</text:p>
      <text:p text:style-name="P1"><text:s/>0 <text:s text:c="13"/>415 227</text:p>
      <text:p text:style-name="P1"><text:s/>0 <text:s text:c="13"/>412 222</text:p>
      <text:p text:style-name="P1"><text:s/>0 <text:s text:c="13"/>413 22331896</text:p>
      <text:p text:style-name="P1"><text:s/>0 <text:s text:c="13"/>414 225</text:p>
      <text:p text:style-name="P1"><text:s/>0 <text:s text:c="13"/>421 22kfodyrja</text:p>
      <text:p text:style-name="P1"><text:s/>0 <text:s text:c="13"/>422 22nxl7d2nu</text:p>
      <text:p text:style-name="P1"><text:s/>0 <text:s text:c="13"/>423 22sjhim3yi</text:p>
      <text:p text:style-name="P1"><text:s/>0 <text:s text:c="13"/>431 2428</text:p>
      <text:p text:style-name="P1"><text:s/>0 <text:s text:c="13"/>432 24hs</text:p>
      <text:p text:style-name="P1"><text:s/>0 <text:s text:c="13"/>429 24</text:p>
      <text:p text:style-name="P1"><text:s/>0 <text:s text:c="13"/>430 240p</text:p>
      <text:p text:style-name="P1"><text:s/>0 <text:s text:c="13"/>428 23rd</text:p>
      <text:p text:style-name="P1"><text:s/>0 <text:s text:c="13"/>424 22zesurjyk</text:p>
      <text:p text:style-name="P1"><text:s/>0 <text:s text:c="13"/>425 23</text:p>
      <text:p text:style-name="P1"><text:s/>0 <text:s text:c="13"/>426 232</text:p>
      <text:p text:style-name="P1"><text:s/>0 <text:s text:c="13"/>427 2378817162</text:p>
      <text:p text:style-name="P1"><text:s/>0 <text:s text:c="13"/>460 2agzqep0qg</text:p>
      <text:p text:style-name="P1"><text:s/>0 <text:s text:c="13"/>462 2am</text:p>
      <text:p text:style-name="P1"><text:s/>0 <text:s text:c="13"/>511 2pfpdh4</text:p>
      <text:p text:style-name="P1"><text:s/>0 <text:s text:c="13"/>499 2mozk1ziav</text:p>
      <text:p text:style-name="P1"><text:s/>0 <text:s text:c="13"/>495 2lk9tz8lgp</text:p>
      <text:p text:style-name="P1"><text:s/>0 <text:s text:c="13"/>496 2m</text:p>
      <text:p text:style-name="P1"><text:soft-page-break/><text:s/>0 <text:s text:c="13"/>497 2mfe0gf3sr</text:p>
      <text:p text:style-name="P1"><text:s/>0 <text:s text:c="13"/>494 2l6wrpg3z0</text:p>
      <text:p text:style-name="P1"><text:s/>0 <text:s text:c="13"/>493 2l0xfvewoq</text:p>
      <text:p text:style-name="P1"><text:s/>0 <text:s text:c="13"/>492 2ki6errgqz</text:p>
      <text:p text:style-name="P1"><text:s/>0 <text:s text:c="13"/>489 2izfqeduff</text:p>
      <text:p text:style-name="P1"><text:s/>0 <text:s text:c="13"/>490 2k</text:p>
      <text:p text:style-name="P1"><text:s/>0 <text:s text:c="13"/>491 2k15</text:p>
      <text:p text:style-name="P1"><text:s/>0 <text:s text:c="13"/>498 2mkrengldd</text:p>
      <text:p text:style-name="P1"><text:s/>0 <text:s text:c="13"/>500 2mrw</text:p>
      <text:p text:style-name="P1"><text:s/>0 <text:s text:c="13"/>463 2azcfntqfn</text:p>
      <text:p text:style-name="P1"><text:s/>0 <text:s text:c="13"/>501 2mswadwnxa</text:p>
      <text:p text:style-name="P1"><text:s/>0 <text:s text:c="13"/>508 2o6blbteda</text:p>
      <text:p text:style-name="P1"><text:s/>0 <text:s text:c="13"/>509 2orpjkca7n</text:p>
      <text:p text:style-name="P1"><text:s/>0 <text:s text:c="13"/>510 2ou9i6eey9</text:p>
      <text:p text:style-name="P1"><text:s/>0 <text:s text:c="13"/>507 2ntuguszvd</text:p>
      <text:p text:style-name="P1"><text:s/>0 <text:s text:c="13"/>506 2nightsago</text:p>
      <text:p text:style-name="P1"><text:s/>0 <text:s text:c="13"/>505 2ngjy3fv9l</text:p>
      <text:p text:style-name="P1"><text:s/>0 <text:s text:c="13"/>502 2myltukout</text:p>
      <text:p text:style-name="P1"><text:s/>0 <text:s text:c="13"/>503 2naxng98o9</text:p>
      <text:p text:style-name="P1"><text:s/>0 <text:s text:c="13"/>504 2nd</text:p>
      <text:p text:style-name="P1"><text:s/>0 <text:s text:c="13"/>488 2ip4n8v3ez</text:p>
      <text:p text:style-name="P1"><text:s/>0 <text:s text:c="13"/>487 2imply</text:p>
      <text:p text:style-name="P1"><text:s/>0 <text:s text:c="13"/>486 2iearjefrf</text:p>
      <text:p text:style-name="P1"><text:s/>0 <text:s text:c="13"/>485 2hxzw9a6o4</text:p>
      <text:p text:style-name="P1"><text:s/>0 <text:s text:c="13"/>470 2cx1rybmkp</text:p>
      <text:p text:style-name="P1"><text:s/>0 <text:s text:c="13"/>471 2d1ors1ckg</text:p>
      <text:p text:style-name="P1"><text:s/>0 <text:s text:c="13"/>472 2dccgygls0</text:p>
      <text:p text:style-name="P1"><text:s/>0 <text:s text:c="13"/>469 2chds14ucy</text:p>
      <text:p text:style-name="P1"><text:s/>0 <text:s text:c="13"/>468 2ccipmg</text:p>
      <text:p text:style-name="P1"><text:s/>0 <text:s text:c="13"/>467 2busuhss2i</text:p>
      <text:p text:style-name="P1"><text:s/>0 <text:s text:c="13"/>464 2bi2iphqxv</text:p>
      <text:p text:style-name="P1"><text:s/>0 <text:s text:c="13"/>465 2bn</text:p>
      <text:p text:style-name="P1"><text:s/>0 <text:s text:c="13"/>466 2brjofteyk</text:p>
      <text:p text:style-name="P1"><text:s/>0 <text:s text:c="13"/>473 2dk1njusaq</text:p>
      <text:p text:style-name="P1"><text:s/>0 <text:s text:c="13"/>474 2dobrjlu</text:p>
      <text:p text:style-name="P1"><text:s/>0 <text:s text:c="13"/>475 2dvn1ehjwh</text:p>
      <text:p text:style-name="P1"><text:s/>0 <text:s text:c="13"/>483 2hpxmui5hv</text:p>
      <text:p text:style-name="P1"><text:s/>0 <text:s text:c="13"/>484 2hr55m</text:p>
      <text:p text:style-name="P1"><text:s/>0 <text:s text:c="13"/>481 2h41min</text:p>
      <text:p text:style-name="P1"><text:s/>0 <text:s text:c="13"/>482 2h6vigcese</text:p>
      <text:p text:style-name="P1"><text:s/>0 <text:s text:c="13"/>480 2grugz2p9g</text:p>
      <text:p text:style-name="P1"><text:s/>0 <text:s text:c="13"/>476 2dx7qjzxwd</text:p>
      <text:p text:style-name="P1"><text:s/>0 <text:s text:c="13"/>477 2exv6ossbo</text:p>
      <text:p text:style-name="P1"><text:s/>0 <text:s text:c="13"/>478 2ey8mvwh</text:p>
      <text:p text:style-name="P1"><text:s/>0 <text:s text:c="13"/>479 2gb</text:p>
      <text:p text:style-name="P1"><text:s/>0 <text:s text:c="13"/>614 355</text:p>
      <text:p text:style-name="P1"><text:s/>0 <text:s text:c="13"/>616 357</text:p>
      <text:p text:style-name="P1"><text:s/>0 <text:s text:c="13"/>410 21ysvtj1</text:p>
      <text:p text:style-name="P1"><text:s/>0 <text:s text:c="13"/>756 3wododrj1c</text:p>
      <text:p text:style-name="P1"><text:s/>0 <text:s text:c="13"/>752 3vtxn4zw</text:p>
      <text:p text:style-name="P1"><text:s/>0 <text:s text:c="13"/>753 3w6zhjyx</text:p>
      <text:p text:style-name="P1"><text:s/>0 <text:s text:c="13"/>754 3wid8q6vyd</text:p>
      <text:p text:style-name="P1"><text:soft-page-break/><text:s/>0 <text:s text:c="13"/>751 3vpedkgamu</text:p>
      <text:p text:style-name="P1"><text:s/>0 <text:s text:c="13"/>750 3vmnqd7oja</text:p>
      <text:p text:style-name="P1"><text:s/>0 <text:s text:c="13"/>749 3vlljzzo</text:p>
      <text:p text:style-name="P1"><text:s/>0 <text:s text:c="13"/>746 3ulhkjhrwp</text:p>
      <text:p text:style-name="P1"><text:s/>0 <text:s text:c="13"/>747 3vamkwfbvu</text:p>
      <text:p text:style-name="P1"><text:s/>0 <text:s text:c="13"/>748 3vl5lelzyp</text:p>
      <text:p text:style-name="P1"><text:s/>0 <text:s text:c="13"/>755 3wlcxll0zh</text:p>
      <text:p text:style-name="P1"><text:s/>0 <text:s text:c="13"/>757 3x4gmqud1t</text:p>
      <text:p text:style-name="P1"><text:s/>0 <text:s text:c="13"/>744 3ucobazods</text:p>
      <text:p text:style-name="P1"><text:s/>0 <text:s text:c="13"/>758 3xawoapo</text:p>
      <text:p text:style-name="P1"><text:s/>0 <text:s text:c="13"/>765 3ztl3zhklp</text:p>
      <text:p text:style-name="P1"><text:s/>0 <text:s text:c="13"/>766 3ztotx8w</text:p>
      <text:p text:style-name="P1"><text:s/>0 <text:s text:c="13"/>767 40</text:p>
      <text:p text:style-name="P1"><text:s/>0 <text:s text:c="13"/>764 3zbadrby4l</text:p>
      <text:p text:style-name="P1"><text:s/>0 <text:s text:c="13"/>763 3ylzacuwtr</text:p>
      <text:p text:style-name="P1"><text:s/>0 <text:s text:c="13"/>762 3yeq1zrhnm</text:p>
      <text:p text:style-name="P1"><text:s/>0 <text:s text:c="13"/>759 3xbl0njcpm</text:p>
      <text:p text:style-name="P1"><text:s/>0 <text:s text:c="13"/>760 3xvftktbdq</text:p>
      <text:p text:style-name="P1"><text:s/>0 <text:s text:c="13"/>761 3y75iiqryx</text:p>
      <text:p text:style-name="P1"><text:s/>0 <text:s text:c="13"/>745 3udwsenuok</text:p>
      <text:p text:style-name="P1"><text:s/>0 <text:s text:c="13"/>743 3u7jkokjxs</text:p>
      <text:p text:style-name="P1"><text:s/>0 <text:s text:c="13"/>617 358</text:p>
      <text:p text:style-name="P1"><text:s/>0 <text:s text:c="13"/>730 3pgh6egtnc</text:p>
      <text:p text:style-name="P1"><text:s/>0 <text:s text:c="13"/>726 3ofhr9ncej</text:p>
      <text:p text:style-name="P1"><text:s/>0 <text:s text:c="13"/>727 3oz1pd02fe</text:p>
      <text:p text:style-name="P1"><text:s/>0 <text:s text:c="13"/>728 3p2sdbn3ye</text:p>
      <text:p text:style-name="P1"><text:s/>0 <text:s text:c="13"/>725 3obpljl2tg</text:p>
      <text:p text:style-name="P1"><text:s/>0 <text:s text:c="13"/>724 3oae7c8lc8</text:p>
      <text:p text:style-name="P1"><text:s/>0 <text:s text:c="13"/>723 3o19sgoa6h</text:p>
      <text:p text:style-name="P1"><text:s/>0 <text:s text:c="13"/>720 3nilrmtcpv</text:p>
      <text:p text:style-name="P1"><text:s/>0 <text:s text:c="13"/>721 3nmit3jnym</text:p>
      <text:p text:style-name="P1"><text:s/>0 <text:s text:c="13"/>722 3npxgayzx9</text:p>
      <text:p text:style-name="P1"><text:s/>0 <text:s text:c="13"/>729 3p8g3pzjdg</text:p>
      <text:p text:style-name="P1"><text:s/>0 <text:s text:c="13"/>731 3qjf0wupfg</text:p>
      <text:p text:style-name="P1"><text:s/>0 <text:s text:c="13"/>742 3tftcudq</text:p>
      <text:p text:style-name="P1"><text:s/>0 <text:s text:c="13"/>732 3qkbsj4ucf</text:p>
      <text:p text:style-name="P1"><text:s/>0 <text:s text:c="13"/>739 3rnw6quigg</text:p>
      <text:p text:style-name="P1"><text:s/>0 <text:s text:c="13"/>740 3stlbxiheu</text:p>
      <text:p text:style-name="P1"><text:s/>0 <text:s text:c="13"/>741 3symu8rvn4</text:p>
      <text:p text:style-name="P1"><text:s/>0 <text:s text:c="13"/>738 3rmm0azt2i</text:p>
      <text:p text:style-name="P1"><text:s/>0 <text:s text:c="13"/>737 3rjfmyktkz</text:p>
      <text:p text:style-name="P1"><text:s/>0 <text:s text:c="13"/>736 3rhy8jbvns</text:p>
      <text:p text:style-name="P1"><text:s/>0 <text:s text:c="13"/>733 3qxsresg</text:p>
      <text:p text:style-name="P1"><text:s/>0 <text:s text:c="13"/>734 3r2b5tvs</text:p>
      <text:p text:style-name="P1"><text:s/>0 <text:s text:c="13"/>735 3rd</text:p>
      <text:p text:style-name="P1"><text:s/>0 <text:s text:c="13"/>768 400</text:p>
      <text:p text:style-name="P1"><text:s/>0 <text:s text:c="13"/>769 400m</text:p>
      <text:p text:style-name="P1"><text:s/>0 <text:s text:c="13"/>770 400th</text:p>
      <text:p text:style-name="P1"><text:s/>0 <text:s text:c="13"/>807 434</text:p>
      <text:p text:style-name="P1"><text:s/>0 <text:s text:c="13"/>803 428</text:p>
      <text:p text:style-name="P1"><text:s/>0 <text:s text:c="13"/>804 429</text:p>
      <text:p text:style-name="P1"><text:s/>0 <text:s text:c="13"/>805 43</text:p>
      <text:p text:style-name="P1"><text:soft-page-break/><text:s/>0 <text:s text:c="13"/>802 427</text:p>
      <text:p text:style-name="P1"><text:s/>0 <text:s text:c="13"/>801 426</text:p>
      <text:p text:style-name="P1"><text:s/>0 <text:s text:c="13"/>800 423</text:p>
      <text:p text:style-name="P1"><text:s/>0 <text:s text:c="13"/>797 41ly6ze8eh</text:p>
      <text:p text:style-name="P1"><text:s/>0 <text:s text:c="13"/>798 42</text:p>
      <text:p text:style-name="P1"><text:s/>0 <text:s text:c="13"/>799 420</text:p>
      <text:p text:style-name="P1"><text:s/>0 <text:s text:c="13"/>806 433</text:p>
      <text:p text:style-name="P1"><text:s/>0 <text:s text:c="13"/>808 437</text:p>
      <text:p text:style-name="P1"><text:s/>0 <text:s text:c="13"/>771 401</text:p>
      <text:p text:style-name="P1"><text:s/>0 <text:s text:c="13"/>809 438</text:p>
      <text:p text:style-name="P1"><text:s/>0 <text:s text:c="13"/>816 443</text:p>
      <text:p text:style-name="P1"><text:s/>0 <text:s text:c="13"/>817 447th</text:p>
      <text:p text:style-name="P1"><text:s/>0 <text:s text:c="13"/>818 44r877w7il</text:p>
      <text:p text:style-name="P1"><text:s/>0 <text:s text:c="13"/>815 442</text:p>
      <text:p text:style-name="P1"><text:s/>0 <text:s text:c="13"/>814 441</text:p>
      <text:p text:style-name="P1"><text:s/>0 <text:s text:c="13"/>813 44</text:p>
      <text:p text:style-name="P1"><text:s/>0 <text:s text:c="13"/>810 43m</text:p>
      <text:p text:style-name="P1"><text:s/>0 <text:s text:c="13"/>811 43pbpdyyl1</text:p>
      <text:p text:style-name="P1"><text:s/>0 <text:s text:c="13"/>812 43uxdgfrt5</text:p>
      <text:p text:style-name="P1"><text:s/>0 <text:s text:c="13"/>796 41ctujouc1</text:p>
      <text:p text:style-name="P1"><text:s/>0 <text:s text:c="13"/>795 419</text:p>
      <text:p text:style-name="P1"><text:s/>0 <text:s text:c="13"/>794 418</text:p>
      <text:p text:style-name="P1"><text:s/>0 <text:s text:c="13"/>793 417kb</text:p>
      <text:p text:style-name="P1"><text:s/>0 <text:s text:c="13"/>778 409</text:p>
      <text:p text:style-name="P1"><text:s/>0 <text:s text:c="13"/>779 40g5dch5zh</text:p>
      <text:p text:style-name="P1"><text:s/>0 <text:s text:c="13"/>780 40hnrktkb6</text:p>
      <text:p text:style-name="P1"><text:s/>0 <text:s text:c="13"/>777 408</text:p>
      <text:p text:style-name="P1"><text:s/>0 <text:s text:c="13"/>776 406</text:p>
      <text:p text:style-name="P1"><text:s/>0 <text:s text:c="13"/>775 405</text:p>
      <text:p text:style-name="P1"><text:s/>0 <text:s text:c="13"/>772 402</text:p>
      <text:p text:style-name="P1"><text:s/>0 <text:s text:c="13"/>773 403</text:p>
      <text:p text:style-name="P1"><text:s/>0 <text:s text:c="13"/>774 404</text:p>
      <text:p text:style-name="P1"><text:s/>0 <text:s text:c="13"/>781 40hrs</text:p>
      <text:p text:style-name="P1"><text:s/>0 <text:s text:c="13"/>782 40hxlurhmj</text:p>
      <text:p text:style-name="P1"><text:s/>0 <text:s text:c="13"/>783 40t6uoopzb</text:p>
      <text:p text:style-name="P1"><text:s/>0 <text:s text:c="13"/>791 416</text:p>
      <text:p text:style-name="P1"><text:s/>0 <text:s text:c="13"/>792 417</text:p>
      <text:p text:style-name="P1"><text:s/>0 <text:s text:c="13"/>789 412</text:p>
      <text:p text:style-name="P1"><text:s/>0 <text:s text:c="13"/>790 414m</text:p>
      <text:p text:style-name="P1"><text:s/>0 <text:s text:c="13"/>788 411obdst7h</text:p>
      <text:p text:style-name="P1"><text:s/>0 <text:s text:c="13"/>784 40tri</text:p>
      <text:p text:style-name="P1"><text:s/>0 <text:s text:c="13"/>785 41</text:p>
      <text:p text:style-name="P1"><text:s/>0 <text:s text:c="13"/>786 410</text:p>
      <text:p text:style-name="P1"><text:s/>0 <text:s text:c="13"/>787 411</text:p>
      <text:p text:style-name="P1"><text:s/>0 <text:s text:c="13"/>719 3nftyqxs</text:p>
      <text:p text:style-name="P1"><text:s/>0 <text:s text:c="13"/>718 3ncwxlggmg</text:p>
      <text:p text:style-name="P1"><text:s/>0 <text:s text:c="13"/>717 3mmoohtpq1</text:p>
      <text:p text:style-name="P1"><text:s/>0 <text:s text:c="13"/>653 390</text:p>
      <text:p text:style-name="P1"><text:s/>0 <text:s text:c="13"/>649 386</text:p>
      <text:p text:style-name="P1"><text:s/>0 <text:s text:c="13"/>650 388</text:p>
      <text:p text:style-name="P1"><text:s/>0 <text:s text:c="13"/>651 389</text:p>
      <text:p text:style-name="P1"><text:s/>0 <text:s text:c="13"/>648 385</text:p>
      <text:p text:style-name="P1"><text:soft-page-break/><text:s/>0 <text:s text:c="13"/>647 383</text:p>
      <text:p text:style-name="P1"><text:s/>0 <text:s text:c="13"/>646 382</text:p>
      <text:p text:style-name="P1"><text:s/>0 <text:s text:c="13"/>643 38</text:p>
      <text:p text:style-name="P1"><text:s/>0 <text:s text:c="13"/>644 380</text:p>
      <text:p text:style-name="P1"><text:s/>0 <text:s text:c="13"/>645 381</text:p>
      <text:p text:style-name="P1"><text:s/>0 <text:s text:c="13"/>652 39</text:p>
      <text:p text:style-name="P1"><text:s/>0 <text:s text:c="13"/>654 391</text:p>
      <text:p text:style-name="P1"><text:s/>0 <text:s text:c="13"/>666 39w2ldplcp</text:p>
      <text:p text:style-name="P1"><text:s/>0 <text:s text:c="13"/>655 392</text:p>
      <text:p text:style-name="P1"><text:s/>0 <text:s text:c="13"/>662 398</text:p>
      <text:p text:style-name="P1"><text:s/>0 <text:s text:c="13"/>663 399usdollars</text:p>
      <text:p text:style-name="P1"><text:s/>0 <text:s text:c="13"/>664 39bowhjphx</text:p>
      <text:p text:style-name="P1"><text:s/>0 <text:s text:c="13"/>661 397</text:p>
      <text:p text:style-name="P1"><text:s/>0 <text:s text:c="13"/>660 396</text:p>
      <text:p text:style-name="P1"><text:s/>0 <text:s text:c="13"/>659 395bw3hbjk</text:p>
      <text:p text:style-name="P1"><text:s/>0 <text:s text:c="13"/>656 393</text:p>
      <text:p text:style-name="P1"><text:s/>0 <text:s text:c="13"/>657 394</text:p>
      <text:p text:style-name="P1"><text:s/>0 <text:s text:c="13"/>658 395</text:p>
      <text:p text:style-name="P1"><text:s/>0 <text:s text:c="13"/>642 37thckqg</text:p>
      <text:p text:style-name="P1"><text:s/>0 <text:s text:c="13"/>641 37prsnai5b</text:p>
      <text:p text:style-name="P1"><text:s/>0 <text:s text:c="13"/>640 379</text:p>
      <text:p text:style-name="P1"><text:s/>0 <text:s text:c="13"/>639 378</text:p>
      <text:p text:style-name="P1"><text:s/>0 <text:s text:c="13"/>624 362</text:p>
      <text:p text:style-name="P1"><text:s/>0 <text:s text:c="13"/>625 363</text:p>
      <text:p text:style-name="P1"><text:s/>0 <text:s text:c="13"/>626 364</text:p>
      <text:p text:style-name="P1"><text:s/>0 <text:s text:c="13"/>623 361</text:p>
      <text:p text:style-name="P1"><text:s/>0 <text:s text:c="13"/>622 3609</text:p>
      <text:p text:style-name="P1"><text:s/>0 <text:s text:c="13"/>621 360</text:p>
      <text:p text:style-name="P1"><text:s/>0 <text:s text:c="13"/>618 35bapi3foh</text:p>
      <text:p text:style-name="P1"><text:s/>0 <text:s text:c="13"/>619 35m</text:p>
      <text:p text:style-name="P1"><text:s/>0 <text:s text:c="13"/>620 36</text:p>
      <text:p text:style-name="P1"><text:s/>0 <text:s text:c="13"/>627 365</text:p>
      <text:p text:style-name="P1"><text:s/>0 <text:s text:c="13"/>628 365th</text:p>
      <text:p text:style-name="P1"><text:s/>0 <text:s text:c="13"/>629 366</text:p>
      <text:p text:style-name="P1"><text:s/>0 <text:s text:c="13"/>637 375</text:p>
      <text:p text:style-name="P1"><text:s/>0 <text:s text:c="13"/>638 376</text:p>
      <text:p text:style-name="P1"><text:s/>0 <text:s text:c="13"/>635 371</text:p>
      <text:p text:style-name="P1"><text:s/>0 <text:s text:c="13"/>636 374</text:p>
      <text:p text:style-name="P1"><text:s/>0 <text:s text:c="13"/>634 37</text:p>
      <text:p text:style-name="P1"><text:s/>0 <text:s text:c="13"/>630 367</text:p>
      <text:p text:style-name="P1"><text:s/>0 <text:s text:c="13"/>631 368</text:p>
      <text:p text:style-name="P1"><text:s/>0 <text:s text:c="13"/>632 369</text:p>
      <text:p text:style-name="P1"><text:s/>0 <text:s text:c="13"/>633 36th</text:p>
      <text:p text:style-name="P1"><text:s/>0 <text:s text:c="13"/>665 39h3jeqbmi</text:p>
      <text:p text:style-name="P1"><text:s/>0 <text:s text:c="13"/>667 3adqdfhv</text:p>
      <text:p text:style-name="P1"><text:s/>0 <text:s text:c="13"/>716 3mins</text:p>
      <text:p text:style-name="P1"><text:s/>0 <text:s text:c="13"/>704 3iyydrho7y</text:p>
      <text:p text:style-name="P1"><text:s/>0 <text:s text:c="13"/>700 3hysdzxerq</text:p>
      <text:p text:style-name="P1"><text:s/>0 <text:s text:c="13"/>701 3hz4h9fe</text:p>
      <text:p text:style-name="P1"><text:s/>0 <text:s text:c="13"/>702 3i4d1lane1</text:p>
      <text:p text:style-name="P1"><text:s/>0 <text:s text:c="13"/>699 3hxcxmhj3g</text:p>
      <text:p text:style-name="P1"><text:s/>0 <text:s text:c="13"/>698 3guoot7e5v</text:p>
      <text:p text:style-name="P1"><text:soft-page-break/><text:s/>0 <text:s text:c="13"/>697 3gcvtciq</text:p>
      <text:p text:style-name="P1"><text:s/>0 <text:s text:c="13"/>694 3fvn77fgju</text:p>
      <text:p text:style-name="P1"><text:s/>0 <text:s text:c="13"/>695 3g</text:p>
      <text:p text:style-name="P1"><text:s/>0 <text:s text:c="13"/>696 3g7k11dfow</text:p>
      <text:p text:style-name="P1"><text:s/>0 <text:s text:c="13"/>703 3idcygqm7u</text:p>
      <text:p text:style-name="P1"><text:s/>0 <text:s text:c="13"/>705 3j2rka3u</text:p>
      <text:p text:style-name="P1"><text:s/>0 <text:s text:c="13"/>668 3af3fn7xve</text:p>
      <text:p text:style-name="P1"><text:s/>0 <text:s text:c="13"/>706 3jghkzbs6p</text:p>
      <text:p text:style-name="P1"><text:s/>0 <text:s text:c="13"/>713 3lbernwu23</text:p>
      <text:p text:style-name="P1"><text:s/>0 <text:s text:c="13"/>714 3lftiun8</text:p>
      <text:p text:style-name="P1"><text:s/>0 <text:s text:c="13"/>715 3lnhpegq</text:p>
      <text:p text:style-name="P1"><text:s/>0 <text:s text:c="13"/>712 3kyoeio</text:p>
      <text:p text:style-name="P1"><text:s/>0 <text:s text:c="13"/>711 3knev6if</text:p>
      <text:p text:style-name="P1"><text:s/>0 <text:s text:c="13"/>710 3kjoxiv2z9</text:p>
      <text:p text:style-name="P1"><text:s/>0 <text:s text:c="13"/>707 3jhehbzzy6</text:p>
      <text:p text:style-name="P1"><text:s/>0 <text:s text:c="13"/>708 3jry374yzq</text:p>
      <text:p text:style-name="P1"><text:s/>0 <text:s text:c="13"/>709 3jxhfyph6l</text:p>
      <text:p text:style-name="P1"><text:s/>0 <text:s text:c="13"/>693 3fqnjwuev2</text:p>
      <text:p text:style-name="P1"><text:s/>0 <text:s text:c="13"/>692 3f8yaggzmv</text:p>
      <text:p text:style-name="P1"><text:s/>0 <text:s text:c="13"/>691 3f1b0lcv9n</text:p>
      <text:p text:style-name="P1"><text:s/>0 <text:s text:c="13"/>690 3er</text:p>
      <text:p text:style-name="P1"><text:s/>0 <text:s text:c="13"/>675 3bejytntx1</text:p>
      <text:p text:style-name="P1"><text:s/>0 <text:s text:c="13"/>676 3bmezuwuc1</text:p>
      <text:p text:style-name="P1"><text:s/>0 <text:s text:c="13"/>677 3bnuntmj</text:p>
      <text:p text:style-name="P1"><text:s/>0 <text:s text:c="13"/>674 3b1ezyqj</text:p>
      <text:p text:style-name="P1"><text:s/>0 <text:s text:c="13"/>673 3azyfrvoyt</text:p>
      <text:p text:style-name="P1"><text:s/>0 <text:s text:c="13"/>672 3and</text:p>
      <text:p text:style-name="P1"><text:s/>0 <text:s text:c="13"/>669 3ahqgvkxzz</text:p>
      <text:p text:style-name="P1"><text:s/>0 <text:s text:c="13"/>670 3aiufson</text:p>
      <text:p text:style-name="P1"><text:s/>0 <text:s text:c="13"/>671 3am</text:p>
      <text:p text:style-name="P1"><text:s/>0 <text:s text:c="13"/>678 3ccmx7pj</text:p>
      <text:p text:style-name="P1"><text:s/>0 <text:s text:c="13"/>679 3cipsrjjaj</text:p>
      <text:p text:style-name="P1"><text:s/>0 <text:s text:c="13"/>680 3cl1l7d1ys</text:p>
      <text:p text:style-name="P1"><text:s/>0 <text:s text:c="13"/>688 3days</text:p>
      <text:p text:style-name="P1"><text:s/>0 <text:s text:c="13"/>689 3dnxinicnr</text:p>
      <text:p text:style-name="P1"><text:s/>0 <text:s text:c="13"/>686 3d</text:p>
      <text:p text:style-name="P1"><text:s/>0 <text:s text:c="13"/>687 3d8rokrf7t</text:p>
      <text:p text:style-name="P1"><text:s/>0 <text:s text:c="13"/>685 3cyrcgqduy</text:p>
      <text:p text:style-name="P1"><text:s/>0 <text:s text:c="13"/>681 3continent</text:p>
      <text:p text:style-name="P1"><text:s/>0 <text:s text:c="13"/>682 3cpzcd1r</text:p>
      <text:p text:style-name="P1"><text:s/>0 <text:s text:c="13"/>683 3cvhuhi4gl</text:p>
      <text:p text:style-name="P1"><text:s/>0 <text:s text:c="13"/>684 3cxh8tjz</text:p>
      <text:p text:style-name="P1"><text:s/>0 <text:s text:c="13"/>411 22</text:p>
      <text:p text:style-name="P1"><text:s/>0 <text:s text:c="13"/>409 21xjfgolrp</text:p>
      <text:p text:style-name="P1"><text:s/>0 <text:s text:c="12"/>1639 abiding</text:p>
      <text:p text:style-name="P1"><text:s/>0 <text:s text:c="13"/>140 10th</text:p>
      <text:p text:style-name="P1"><text:s/>0 <text:s text:c="13"/>136 10hrs</text:p>
      <text:p text:style-name="P1"><text:s/>0 <text:s text:c="13"/>137 10k</text:p>
      <text:p text:style-name="P1"><text:s/>0 <text:s text:c="13"/>138 10pm</text:p>
      <text:p text:style-name="P1"><text:s/>0 <text:s text:c="13"/>135 10hours</text:p>
      <text:p text:style-name="P1"><text:s/>0 <text:s text:c="13"/>134 10cancionesparasanvalentinhttp</text:p>
      <text:p text:style-name="P1"><text:s/>0 <text:s text:c="13"/>133 10_techinspired_baby_names_better_than_like</text:p>
      <text:p text:style-name="P1"><text:soft-page-break/><text:s/>0 <text:s text:c="13"/>130 104</text:p>
      <text:p text:style-name="P1"><text:s/>0 <text:s text:c="13"/>131 107</text:p>
      <text:p text:style-name="P1"><text:s/>0 <text:s text:c="13"/>132 1080p</text:p>
      <text:p text:style-name="P1"><text:s/>0 <text:s text:c="13"/>139 10qvtlns5a</text:p>
      <text:p text:style-name="P1"><text:s/>0 <text:s text:c="13"/>141 10x</text:p>
      <text:p text:style-name="P1"><text:s/>0 <text:s text:c="13"/>128 101</text:p>
      <text:p text:style-name="P1"><text:s/>0 <text:s text:c="13"/>142 10znmcmi6h</text:p>
      <text:p text:style-name="P1"><text:s/>0 <text:s text:c="13"/>149 11121</text:p>
      <text:p text:style-name="P1"><text:s/>0 <text:s text:c="13"/>150 112</text:p>
      <text:p text:style-name="P1"><text:s/>0 <text:s text:c="13"/>151 113</text:p>
      <text:p text:style-name="P1"><text:s/>0 <text:s text:c="13"/>148 1111th</text:p>
      <text:p text:style-name="P1"><text:s/>0 <text:s text:c="13"/>147 11111111</text:p>
      <text:p text:style-name="P1"><text:s/>0 <text:s text:c="13"/>146 111</text:p>
      <text:p text:style-name="P1"><text:s/>0 <text:s text:c="13"/>143 11</text:p>
      <text:p text:style-name="P1"><text:s/>0 <text:s text:c="13"/>144 110</text:p>
      <text:p text:style-name="P1"><text:s/>0 <text:s text:c="13"/>145 110119</text:p>
      <text:p text:style-name="P1"><text:s/>0 <text:s text:c="13"/>129 102</text:p>
      <text:p text:style-name="P1"><text:s/>0 <text:s text:c="13"/>127 100xp</text:p>
      <text:p text:style-name="P1"><text:s/>0 <text:s text:c="13"/>204 17cmhtna</text:p>
      <text:p text:style-name="P1"><text:s/>0 <text:s text:c="13"/>114 10</text:p>
      <text:p text:style-name="P1"><text:s/>0 <text:s text:c="13"/>110 0yrhy7gf</text:p>
      <text:p text:style-name="P1"><text:s/>0 <text:s text:c="13"/>111 0zavp6qvbn</text:p>
      <text:p text:style-name="P1"><text:s/>0 <text:s text:c="13"/>112 0zhz51vn</text:p>
      <text:p text:style-name="P1"><text:s/>0 <text:s text:c="13"/>109 0wskis2pnz</text:p>
      <text:p text:style-name="P1"><text:s/>0 <text:s text:c="13"/>108 0w7bhmxm</text:p>
      <text:p text:style-name="P1"><text:s/>0 <text:s text:c="13"/>107 0w5h0iyfc3</text:p>
      <text:p text:style-name="P1"><text:s/>0 <text:s text:c="13"/>104 0vgwy9cjot</text:p>
      <text:p text:style-name="P1"><text:s/>0 <text:s text:c="13"/>105 0viiszzpvy</text:p>
      <text:p text:style-name="P1"><text:s/>0 <text:s text:c="13"/>106 0vufrb9vjf</text:p>
      <text:p text:style-name="P1"><text:s/>0 <text:s text:c="13"/>113 0zqrqz3u</text:p>
      <text:p text:style-name="P1"><text:s/>0 <text:s text:c="13"/>115 100</text:p>
      <text:p text:style-name="P1"><text:s/>0 <text:s text:c="13"/>126 100th</text:p>
      <text:p text:style-name="P1"><text:s/>0 <text:s text:c="13"/>116 1000</text:p>
      <text:p text:style-name="P1"><text:s/>0 <text:s text:c="13"/>123 100happydays</text:p>
      <text:p text:style-name="P1"><text:s/>0 <text:s text:c="13"/>124 100k</text:p>
      <text:p text:style-name="P1"><text:s/>0 <text:s text:c="13"/>125 100m</text:p>
      <text:p text:style-name="P1"><text:s/>0 <text:s text:c="13"/>122 100gb</text:p>
      <text:p text:style-name="P1"><text:s/>0 <text:s text:c="13"/>121 100cm</text:p>
      <text:p text:style-name="P1"><text:s/>0 <text:s text:c="13"/>120 1000xthanks</text:p>
      <text:p text:style-name="P1"><text:s/>0 <text:s text:c="13"/>117 100000</text:p>
      <text:p text:style-name="P1"><text:s/>0 <text:s text:c="13"/>118 1000s</text:p>
      <text:p text:style-name="P1"><text:s/>0 <text:s text:c="13"/>119 1000th</text:p>
      <text:p text:style-name="P1"><text:s/>0 <text:s text:c="13"/>152 116</text:p>
      <text:p text:style-name="P1"><text:s/>0 <text:s text:c="13"/>153 118</text:p>
      <text:p text:style-name="P1"><text:s/>0 <text:s text:c="13"/>154 119</text:p>
      <text:p text:style-name="P1"><text:s/>0 <text:s text:c="13"/>191 16</text:p>
      <text:p text:style-name="P1"><text:s/>0 <text:s text:c="13"/>187 1500</text:p>
      <text:p text:style-name="P1"><text:s/>0 <text:s text:c="13"/>188 1575</text:p>
      <text:p text:style-name="P1"><text:s/>0 <text:s text:c="13"/>189 15min</text:p>
      <text:p text:style-name="P1"><text:s/>0 <text:s text:c="13"/>186 150</text:p>
      <text:p text:style-name="P1"><text:s/>0 <text:s text:c="13"/>185 15</text:p>
      <text:p text:style-name="P1"><text:s/>0 <text:s text:c="13"/>184 14y</text:p>
      <text:p text:style-name="P1"><text:soft-page-break/><text:s/>0 <text:s text:c="13"/>181 14g4u4oo</text:p>
      <text:p text:style-name="P1"><text:s/>0 <text:s text:c="13"/>182 14jadtp5ch</text:p>
      <text:p text:style-name="P1"><text:s/>0 <text:s text:c="13"/>183 14th</text:p>
      <text:p text:style-name="P1"><text:s/>0 <text:s text:c="13"/>190 15mins</text:p>
      <text:p text:style-name="P1"><text:s/>0 <text:s text:c="13"/>192 160</text:p>
      <text:p text:style-name="P1"><text:s/>0 <text:s text:c="13"/>155 11am</text:p>
      <text:p text:style-name="P1"><text:s/>0 <text:s text:c="13"/>193 161</text:p>
      <text:p text:style-name="P1"><text:s/>0 <text:s text:c="13"/>200 16th</text:p>
      <text:p text:style-name="P1"><text:s/>0 <text:s text:c="13"/>201 16x9</text:p>
      <text:p text:style-name="P1"><text:s/>0 <text:s text:c="13"/>202 17</text:p>
      <text:p text:style-name="P1"><text:s/>0 <text:s text:c="13"/>199 16mm</text:p>
      <text:p text:style-name="P1"><text:s/>0 <text:s text:c="13"/>198 16avpjd1sb</text:p>
      <text:p text:style-name="P1"><text:s/>0 <text:s text:c="13"/>197 16833554</text:p>
      <text:p text:style-name="P1"><text:s/>0 <text:s text:c="13"/>194 162585</text:p>
      <text:p text:style-name="P1"><text:s/>0 <text:s text:c="13"/>195 166</text:p>
      <text:p text:style-name="P1"><text:s/>0 <text:s text:c="13"/>196 168</text:p>
      <text:p text:style-name="P1"><text:s/>0 <text:s text:c="13"/>180 14cr</text:p>
      <text:p text:style-name="P1"><text:s/>0 <text:s text:c="13"/>179 147</text:p>
      <text:p text:style-name="P1"><text:s/>0 <text:s text:c="13"/>178 141</text:p>
      <text:p text:style-name="P1"><text:s/>0 <text:s text:c="13"/>177 140</text:p>
      <text:p text:style-name="P1"><text:s/>0 <text:s text:c="13"/>162 125</text:p>
      <text:p text:style-name="P1"><text:s/>0 <text:s text:c="13"/>163 1250</text:p>
      <text:p text:style-name="P1"><text:s/>0 <text:s text:c="13"/>164 12789</text:p>
      <text:p text:style-name="P1"><text:s/>0 <text:s text:c="13"/>161 122</text:p>
      <text:p text:style-name="P1"><text:s/>0 <text:s text:c="13"/>160 1200</text:p>
      <text:p text:style-name="P1"><text:s/>0 <text:s text:c="13"/>159 12</text:p>
      <text:p text:style-name="P1"><text:s/>0 <text:s text:c="13"/>156 11mwt6blo7</text:p>
      <text:p text:style-name="P1"><text:s/>0 <text:s text:c="13"/>157 11q4f3vg</text:p>
      <text:p text:style-name="P1"><text:s/>0 <text:s text:c="13"/>158 11th</text:p>
      <text:p text:style-name="P1"><text:s/>0 <text:s text:c="13"/>165 12mp</text:p>
      <text:p text:style-name="P1"><text:s/>0 <text:s text:c="13"/>166 12th</text:p>
      <text:p text:style-name="P1"><text:s/>0 <text:s text:c="13"/>167 13</text:p>
      <text:p text:style-name="P1"><text:s/>0 <text:s text:c="13"/>175 13th</text:p>
      <text:p text:style-name="P1"><text:s/>0 <text:s text:c="13"/>176 14</text:p>
      <text:p text:style-name="P1"><text:s/>0 <text:s text:c="13"/>173 13aaaife4c</text:p>
      <text:p text:style-name="P1"><text:s/>0 <text:s text:c="13"/>174 13izlmad</text:p>
      <text:p text:style-name="P1"><text:s/>0 <text:s text:c="13"/>172 1372</text:p>
      <text:p text:style-name="P1"><text:s/>0 <text:s text:c="13"/>168 130</text:p>
      <text:p text:style-name="P1"><text:s/>0 <text:s text:c="13"/>169 133</text:p>
      <text:p text:style-name="P1"><text:s/>0 <text:s text:c="13"/>170 1337</text:p>
      <text:p text:style-name="P1"><text:s/>0 <text:s text:c="13"/>171 136</text:p>
      <text:p text:style-name="P1"><text:s/>0 <text:s text:c="13"/>103 0vbj7zrji1</text:p>
      <text:p text:style-name="P1"><text:s/>0 <text:s text:c="13"/>102 0uxf1iyu</text:p>
      <text:p text:style-name="P1"><text:s/>0 <text:s text:c="13"/>101 0upaqsnozt</text:p>
      <text:p text:style-name="P1"><text:s/>0 <text:s text:c="14"/>37 0bvnde0g</text:p>
      <text:p text:style-name="P1"><text:s/>0 <text:s text:c="14"/>33 0bjczijw</text:p>
      <text:p text:style-name="P1"><text:s/>0 <text:s text:c="14"/>34 0bjru0n2</text:p>
      <text:p text:style-name="P1"><text:s/>0 <text:s text:c="14"/>35 0bmotkrxmf</text:p>
      <text:p text:style-name="P1"><text:s/>0 <text:s text:c="14"/>32 0aucb0lrwr</text:p>
      <text:p text:style-name="P1"><text:s/>0 <text:s text:c="14"/>31 0aovisuaqt</text:p>
      <text:p text:style-name="P1"><text:s/>0 <text:s text:c="14"/>30 09</text:p>
      <text:p text:style-name="P1"><text:s/>0 <text:s text:c="14"/>27 08</text:p>
      <text:p text:style-name="P1"><text:soft-page-break/><text:s/>0 <text:s text:c="14"/>28 080xezmsyf</text:p>
      <text:p text:style-name="P1"><text:s/>0 <text:s text:c="14"/>29 08165289773</text:p>
      <text:p text:style-name="P1"><text:s/>0 <text:s text:c="14"/>36 0bof7gfao5</text:p>
      <text:p text:style-name="P1"><text:s/>0 <text:s text:c="14"/>38 0c9z4vcwz3</text:p>
      <text:p text:style-name="P1"><text:s/>0 <text:s text:c="14"/>50 0fg58hazz7</text:p>
      <text:p text:style-name="P1"><text:s/>0 <text:s text:c="14"/>39 0cguhnzn</text:p>
      <text:p text:style-name="P1"><text:s/>0 <text:s text:c="14"/>46 0drijnnkg9</text:p>
      <text:p text:style-name="P1"><text:s/>0 <text:s text:c="14"/>47 0ebvwbmn</text:p>
      <text:p text:style-name="P1"><text:s/>0 <text:s text:c="14"/>48 0enhkm5ipb</text:p>
      <text:p text:style-name="P1"><text:s/>0 <text:s text:c="14"/>45 0dogaoag9p</text:p>
      <text:p text:style-name="P1"><text:s/>0 <text:s text:c="14"/>44 0dmh4rmu</text:p>
      <text:p text:style-name="P1"><text:s/>0 <text:s text:c="14"/>43 0dkloy30rs</text:p>
      <text:p text:style-name="P1"><text:s/>0 <text:s text:c="14"/>40 0cllfqugp2</text:p>
      <text:p text:style-name="P1"><text:s/>0 <text:s text:c="14"/>41 0d4i5tyrop</text:p>
      <text:p text:style-name="P1"><text:s/>0 <text:s text:c="14"/>42 0dfzu63rbk</text:p>
      <text:p text:style-name="P1"><text:s/>0 <text:s text:c="14"/>26 07dlf3glpo</text:p>
      <text:p text:style-name="P1"><text:s/>0 <text:s text:c="14"/>25 07</text:p>
      <text:p text:style-name="P1"><text:s/>0 <text:s text:c="14"/>24 06ysttbkgh</text:p>
      <text:p text:style-name="P1"><text:s/>0 <text:s text:c="14"/>23 06</text:p>
      <text:p text:style-name="P1"><text:s/>0 <text:s text:c="15"/>8 019ml9yn</text:p>
      <text:p text:style-name="P1"><text:s/>0 <text:s text:c="15"/>9 01a4vzokaq</text:p>
      <text:p text:style-name="P1"><text:s/>0 <text:s text:c="14"/>10 01am</text:p>
      <text:p text:style-name="P1"><text:s/>0 <text:s text:c="15"/>7 01</text:p>
      <text:p text:style-name="P1"><text:s/>0 <text:s text:c="15"/>6 007</text:p>
      <text:p text:style-name="P1"><text:s/>0 <text:s text:c="15"/>5 006</text:p>
      <text:p text:style-name="P1"><text:s/>0 <text:s text:c="15"/>2 000</text:p>
      <text:p text:style-name="P1"><text:s/>0 <text:s text:c="15"/>3 0002</text:p>
      <text:p text:style-name="P1"><text:s/>0 <text:s text:c="15"/>4 000rs</text:p>
      <text:p text:style-name="P1"><text:s/>0 <text:s text:c="14"/>11 01jyr678</text:p>
      <text:p text:style-name="P1"><text:s/>0 <text:s text:c="14"/>12 01k</text:p>
      <text:p text:style-name="P1"><text:s/>0 <text:s text:c="14"/>13 01pmdlf7t9</text:p>
      <text:p text:style-name="P1"><text:s/>0 <text:s text:c="14"/>21 05</text:p>
      <text:p text:style-name="P1"><text:s/>0 <text:s text:c="14"/>22 05232014</text:p>
      <text:p text:style-name="P1"><text:s/>0 <text:s text:c="14"/>19 04uuqeet17</text:p>
      <text:p text:style-name="P1"><text:s/>0 <text:s text:c="14"/>20 04x04</text:p>
      <text:p text:style-name="P1"><text:s/>0 <text:s text:c="14"/>18 04unxaki</text:p>
      <text:p text:style-name="P1"><text:s/>0 <text:s text:c="14"/>14 02</text:p>
      <text:p text:style-name="P1"><text:s/>0 <text:s text:c="14"/>15 02f7paou5s</text:p>
      <text:p text:style-name="P1"><text:s/>0 <text:s text:c="14"/>16 03</text:p>
      <text:p text:style-name="P1"><text:s/>0 <text:s text:c="14"/>17 04</text:p>
      <text:p text:style-name="P1"><text:s/>0 <text:s text:c="14"/>49 0eufubst</text:p>
      <text:p text:style-name="P1"><text:s/>0 <text:s text:c="14"/>51 0fog1vzjkr</text:p>
      <text:p text:style-name="P1"><text:s/>0 <text:s text:c="13"/>100 0unphfluia</text:p>
      <text:p text:style-name="P1"><text:s/>0 <text:s text:c="14"/>88 0re1yj0d2c</text:p>
      <text:p text:style-name="P1"><text:s/>0 <text:s text:c="14"/>84 0qcsr2cde0</text:p>
      <text:p text:style-name="P1"><text:s/>0 <text:s text:c="14"/>85 0qh1ekqkgu</text:p>
      <text:p text:style-name="P1"><text:s/>0 <text:s text:c="14"/>86 0r7dpaugsp</text:p>
      <text:p text:style-name="P1"><text:s/>0 <text:s text:c="14"/>83 0q6s71ilq6</text:p>
      <text:p text:style-name="P1"><text:s/>0 <text:s text:c="14"/>82 0pxlsbj9yd</text:p>
      <text:p text:style-name="P1"><text:s/>0 <text:s text:c="14"/>81 0pftbvuw</text:p>
      <text:p text:style-name="P1"><text:s/>0 <text:s text:c="14"/>78 0obgpn5r</text:p>
      <text:p text:style-name="P1"><text:s/>0 <text:s text:c="14"/>79 0odzpmp0f7</text:p>
      <text:p text:style-name="P1"><text:soft-page-break/><text:s/>0 <text:s text:c="14"/>80 0okzaavlk7</text:p>
      <text:p text:style-name="P1"><text:s/>0 <text:s text:c="14"/>87 0rbxndr2fm</text:p>
      <text:p text:style-name="P1"><text:s/>0 <text:s text:c="14"/>89 0rex0z8m3k</text:p>
      <text:p text:style-name="P1"><text:s/>0 <text:s text:c="14"/>52 0gba8monr5</text:p>
      <text:p text:style-name="P1"><text:s/>0 <text:s text:c="14"/>90 0rfkagbmnb</text:p>
      <text:p text:style-name="P1"><text:s/>0 <text:s text:c="14"/>97 0thkpcrx</text:p>
      <text:p text:style-name="P1"><text:s/>0 <text:s text:c="14"/>98 0tytejff</text:p>
      <text:p text:style-name="P1"><text:s/>0 <text:s text:c="14"/>99 0ukqemp8wc</text:p>
      <text:p text:style-name="P1"><text:s/>0 <text:s text:c="14"/>96 0t2idbhe</text:p>
      <text:p text:style-name="P1"><text:s/>0 <text:s text:c="14"/>95 0sn575m0</text:p>
      <text:p text:style-name="P1"><text:s/>0 <text:s text:c="14"/>94 0sbsmq6qzq</text:p>
      <text:p text:style-name="P1"><text:s/>0 <text:s text:c="14"/>91 0rnmpzti</text:p>
      <text:p text:style-name="P1"><text:s/>0 <text:s text:c="14"/>92 0rvyiowdi9</text:p>
      <text:p text:style-name="P1"><text:s/>0 <text:s text:c="14"/>93 0s17v9wp</text:p>
      <text:p text:style-name="P1"><text:s/>0 <text:s text:c="14"/>77 0ng5ynqp6r</text:p>
      <text:p text:style-name="P1"><text:s/>0 <text:s text:c="14"/>76 0n8at7mrp3</text:p>
      <text:p text:style-name="P1"><text:s/>0 <text:s text:c="14"/>75 0n6gixs616</text:p>
      <text:p text:style-name="P1"><text:s/>0 <text:s text:c="14"/>74 0mxa3hkw</text:p>
      <text:p text:style-name="P1"><text:s/>0 <text:s text:c="14"/>59 0iwmr2ymja</text:p>
      <text:p text:style-name="P1"><text:s/>0 <text:s text:c="14"/>60 0j0k1mgh</text:p>
      <text:p text:style-name="P1"><text:s/>0 <text:s text:c="14"/>61 0jbtxssky4</text:p>
      <text:p text:style-name="P1"><text:s/>0 <text:s text:c="14"/>58 0ing2ofwur</text:p>
      <text:p text:style-name="P1"><text:s/>0 <text:s text:c="14"/>57 0iccdxf9wa</text:p>
      <text:p text:style-name="P1"><text:s/>0 <text:s text:c="14"/>56 0ib0hdw01r</text:p>
      <text:p text:style-name="P1"><text:s/>0 <text:s text:c="14"/>53 0gwe4562</text:p>
      <text:p text:style-name="P1"><text:s/>0 <text:s text:c="14"/>54 0hx88zthvw</text:p>
      <text:p text:style-name="P1"><text:s/>0 <text:s text:c="14"/>55 0i4mykaka9</text:p>
      <text:p text:style-name="P1"><text:s/>0 <text:s text:c="14"/>62 0jenxwlx0m</text:p>
      <text:p text:style-name="P1"><text:s/>0 <text:s text:c="14"/>63 0jphpcwbe3</text:p>
      <text:p text:style-name="P1"><text:s/>0 <text:s text:c="14"/>64 0jxhfa1z6c</text:p>
      <text:p text:style-name="P1"><text:s/>0 <text:s text:c="14"/>72 0mpjgxvyaz</text:p>
      <text:p text:style-name="P1"><text:s/>0 <text:s text:c="14"/>73 0mx8cxhbzj</text:p>
      <text:p text:style-name="P1"><text:s/>0 <text:s text:c="14"/>70 0mkg2kxsko</text:p>
      <text:p text:style-name="P1"><text:s/>0 <text:s text:c="14"/>71 0moepdwb</text:p>
      <text:p text:style-name="P1"><text:s/>0 <text:s text:c="14"/>69 0mcsni11</text:p>
      <text:p text:style-name="P1"><text:s/>0 <text:s text:c="14"/>65 0kfyrib8ey</text:p>
      <text:p text:style-name="P1"><text:s/>0 <text:s text:c="14"/>66 0loqk7hubf</text:p>
      <text:p text:style-name="P1"><text:s/>0 <text:s text:c="14"/>67 0lyzfeycvv</text:p>
      <text:p text:style-name="P1"><text:s/>0 <text:s text:c="14"/>68 0m9z3l03v6</text:p>
      <text:p text:style-name="P1"><text:s/>0 <text:s text:c="13"/>203 17057</text:p>
      <text:p text:style-name="P1"><text:s/>0 <text:s text:c="13"/>205 17h</text:p>
      <text:p text:style-name="P1"><text:s/>0 <text:s text:c="13"/>408 21st</text:p>
      <text:p text:style-name="P1"><text:s/>0 <text:s text:c="13"/>345 1vfw67qykn</text:p>
      <text:p text:style-name="P1"><text:s/>0 <text:s text:c="13"/>341 1v3</text:p>
      <text:p text:style-name="P1"><text:s/>0 <text:s text:c="13"/>342 1v8cumo05h</text:p>
      <text:p text:style-name="P1"><text:s/>0 <text:s text:c="13"/>343 1vfj6t8h</text:p>
      <text:p text:style-name="P1"><text:s/>0 <text:s text:c="13"/>340 1ursu20f4w</text:p>
      <text:p text:style-name="P1"><text:s/>0 <text:s text:c="13"/>339 1u6ekctg4o</text:p>
      <text:p text:style-name="P1"><text:s/>0 <text:s text:c="13"/>338 1tv2qqlast</text:p>
      <text:p text:style-name="P1"><text:s/>0 <text:s text:c="13"/>335 1tmycc3fn5</text:p>
      <text:p text:style-name="P1"><text:s/>0 <text:s text:c="13"/>336 1tpfyqeced</text:p>
      <text:p text:style-name="P1"><text:s/>0 <text:s text:c="13"/>337 1tu3sq49ii</text:p>
      <text:p text:style-name="P1"><text:soft-page-break/><text:s/>0 <text:s text:c="13"/>344 1vfofenyby</text:p>
      <text:p text:style-name="P1"><text:s/>0 <text:s text:c="13"/>346 1wnqhz3hqy</text:p>
      <text:p text:style-name="P1"><text:s/>0 <text:s text:c="13"/>333 1stftjuk</text:p>
      <text:p text:style-name="P1"><text:s/>0 <text:s text:c="13"/>347 1wppryxxfa</text:p>
      <text:p text:style-name="P1"><text:s/>0 <text:s text:c="13"/>354 1yjxp388nt</text:p>
      <text:p text:style-name="P1"><text:s/>0 <text:s text:c="13"/>355 1yylxio9</text:p>
      <text:p text:style-name="P1"><text:s/>0 <text:s text:c="13"/>356 1zb8aiihow</text:p>
      <text:p text:style-name="P1"><text:s/>0 <text:s text:c="13"/>353 1yf1diy</text:p>
      <text:p text:style-name="P1"><text:s/>0 <text:s text:c="13"/>352 1yearalready</text:p>
      <text:p text:style-name="P1"><text:s/>0 <text:s text:c="13"/>351 1y2dtv6e3u</text:p>
      <text:p text:style-name="P1"><text:s/>0 <text:s text:c="13"/>348 1wuwzfaa</text:p>
      <text:p text:style-name="P1"><text:s/>0 <text:s text:c="13"/>349 1xhmfaqz9h</text:p>
      <text:p text:style-name="P1"><text:s/>0 <text:s text:c="13"/>350 1xzeggue1e</text:p>
      <text:p text:style-name="P1"><text:s/>0 <text:s text:c="13"/>334 1t8hzkxwow</text:p>
      <text:p text:style-name="P1"><text:s/>0 <text:s text:c="13"/>332 1st</text:p>
      <text:p text:style-name="P1"><text:s/>0 <text:s text:c="13"/>206 17th</text:p>
      <text:p text:style-name="P1"><text:s/>0 <text:s text:c="13"/>319 1odatalicenseeu</text:p>
      <text:p text:style-name="P1"><text:s/>0 <text:s text:c="13"/>315 1mh5iuchos</text:p>
      <text:p text:style-name="P1"><text:s/>0 <text:s text:c="13"/>316 1mliskyxht</text:p>
      <text:p text:style-name="P1"><text:s/>0 <text:s text:c="13"/>317 1ndvg8ypjd</text:p>
      <text:p text:style-name="P1"><text:s/>0 <text:s text:c="13"/>314 1mfkcxo6t5</text:p>
      <text:p text:style-name="P1"><text:s/>0 <text:s text:c="13"/>313 1m7x7xa4jp</text:p>
      <text:p text:style-name="P1"><text:s/>0 <text:s text:c="13"/>312 1m</text:p>
      <text:p text:style-name="P1"><text:s/>0 <text:s text:c="13"/>309 1la7bwtz</text:p>
      <text:p text:style-name="P1"><text:s/>0 <text:s text:c="13"/>310 1lnw9rthee</text:p>
      <text:p text:style-name="P1"><text:s/>0 <text:s text:c="13"/>311 1lx60fs9</text:p>
      <text:p text:style-name="P1"><text:s/>0 <text:s text:c="13"/>318 1nv1yskg</text:p>
      <text:p text:style-name="P1"><text:s/>0 <text:s text:c="13"/>320 1otueftlq3</text:p>
      <text:p text:style-name="P1"><text:s/>0 <text:s text:c="13"/>331 1sr5z3jwgd</text:p>
      <text:p text:style-name="P1"><text:s/>0 <text:s text:c="13"/>321 1pe2tn7wg9</text:p>
      <text:p text:style-name="P1"><text:s/>0 <text:s text:c="13"/>328 1s</text:p>
      <text:p text:style-name="P1"><text:s/>0 <text:s text:c="13"/>329 1sagxeq1to</text:p>
      <text:p text:style-name="P1"><text:s/>0 <text:s text:c="13"/>330 1sd6xcrpp4</text:p>
      <text:p text:style-name="P1"><text:s/>0 <text:s text:c="13"/>327 1rdgyllply</text:p>
      <text:p text:style-name="P1"><text:s/>0 <text:s text:c="13"/>326 1qo1p5k8</text:p>
      <text:p text:style-name="P1"><text:s/>0 <text:s text:c="13"/>325 1qnqscw6dt</text:p>
      <text:p text:style-name="P1"><text:s/>0 <text:s text:c="13"/>322 1popuyedib</text:p>
      <text:p text:style-name="P1"><text:s/>0 <text:s text:c="13"/>323 1q7cofgj</text:p>
      <text:p text:style-name="P1"><text:s/>0 <text:s text:c="13"/>324 1qkho1v2</text:p>
      <text:p text:style-name="P1"><text:s/>0 <text:s text:c="13"/>357 1zit24ada0</text:p>
      <text:p text:style-name="P1"><text:s/>0 <text:s text:c="13"/>358 1zmuoehfb2</text:p>
      <text:p text:style-name="P1"><text:s/>0 <text:s text:c="13"/>359 1zsgbkjy63</text:p>
      <text:p text:style-name="P1"><text:s/>0 <text:s text:c="13"/>396 20k</text:p>
      <text:p text:style-name="P1"><text:s/>0 <text:s text:c="13"/>392 2048game</text:p>
      <text:p text:style-name="P1"><text:s/>0 <text:s text:c="13"/>393 2048²</text:p>
      <text:p text:style-name="P1"><text:s/>0 <text:s text:c="13"/>394 207</text:p>
      <text:p text:style-name="P1"><text:s/>0 <text:s text:c="13"/>391 2048</text:p>
      <text:p text:style-name="P1"><text:s/>0 <text:s text:c="13"/>390 204</text:p>
      <text:p text:style-name="P1"><text:s/>0 <text:s text:c="13"/>389 2030</text:p>
      <text:p text:style-name="P1"><text:s/>0 <text:s text:c="13"/>386 2020</text:p>
      <text:p text:style-name="P1"><text:s/>0 <text:s text:c="13"/>387 2022</text:p>
      <text:p text:style-name="P1"><text:s/>0 <text:s text:c="13"/>388 20278</text:p>
      <text:p text:style-name="P1"><text:soft-page-break/><text:s/>0 <text:s text:c="13"/>395 208</text:p>
      <text:p text:style-name="P1"><text:s/>0 <text:s text:c="13"/>397 20s</text:p>
      <text:p text:style-name="P1"><text:s/>0 <text:s text:c="13"/>360 1zvqb1ui0x</text:p>
      <text:p text:style-name="P1"><text:s/>0 <text:s text:c="13"/>398 20syl</text:p>
      <text:p text:style-name="P1"><text:s/>0 <text:s text:c="13"/>405 21k</text:p>
      <text:p text:style-name="P1"><text:s/>0 <text:s text:c="13"/>406 21q3aqimpi</text:p>
      <text:p text:style-name="P1"><text:s/>0 <text:s text:c="13"/>407 21rqxtcy</text:p>
      <text:p text:style-name="P1"><text:s/>0 <text:s text:c="13"/>404 219</text:p>
      <text:p text:style-name="P1"><text:s/>0 <text:s text:c="13"/>403 218</text:p>
      <text:p text:style-name="P1"><text:s/>0 <text:s text:c="13"/>402 214</text:p>
      <text:p text:style-name="P1"><text:s/>0 <text:s text:c="13"/>399 20th</text:p>
      <text:p text:style-name="P1"><text:s/>0 <text:s text:c="13"/>400 21</text:p>
      <text:p text:style-name="P1"><text:s/>0 <text:s text:c="13"/>401 212</text:p>
      <text:p text:style-name="P1"><text:s/>0 <text:s text:c="13"/>385 202</text:p>
      <text:p text:style-name="P1"><text:s/>0 <text:s text:c="13"/>384 2019</text:p>
      <text:p text:style-name="P1"><text:s/>0 <text:s text:c="13"/>383 2018</text:p>
      <text:p text:style-name="P1"><text:s/>0 <text:s text:c="13"/>382 2017</text:p>
      <text:p text:style-name="P1"><text:s/>0 <text:s text:c="13"/>367 2003</text:p>
      <text:p text:style-name="P1"><text:s/>0 <text:s text:c="13"/>368 2004</text:p>
      <text:p text:style-name="P1"><text:s/>0 <text:s text:c="13"/>369 2005</text:p>
      <text:p text:style-name="P1"><text:s/>0 <text:s text:c="13"/>366 2002</text:p>
      <text:p text:style-name="P1"><text:s/>0 <text:s text:c="13"/>365 2000</text:p>
      <text:p text:style-name="P1"><text:s/>0 <text:s text:c="13"/>364 200</text:p>
      <text:p text:style-name="P1"><text:s/>0 <text:s text:c="13"/>361 1zxddxleta</text:p>
      <text:p text:style-name="P1"><text:s/>0 <text:s text:c="13"/>362 1½</text:p>
      <text:p text:style-name="P1"><text:s/>0 <text:s text:c="13"/>363 20</text:p>
      <text:p text:style-name="P1"><text:s/>0 <text:s text:c="13"/>370 2006</text:p>
      <text:p text:style-name="P1"><text:s/>0 <text:s text:c="13"/>371 2007</text:p>
      <text:p text:style-name="P1"><text:s/>0 <text:s text:c="13"/>372 2008</text:p>
      <text:p text:style-name="P1"><text:s/>0 <text:s text:c="13"/>380 2015</text:p>
      <text:p text:style-name="P1"><text:s/>0 <text:s text:c="13"/>381 2016</text:p>
      <text:p text:style-name="P1"><text:s/>0 <text:s text:c="13"/>378 2013</text:p>
      <text:p text:style-name="P1"><text:s/>0 <text:s text:c="13"/>379 2014</text:p>
      <text:p text:style-name="P1"><text:s/>0 <text:s text:c="13"/>377 2012</text:p>
      <text:p text:style-name="P1"><text:s/>0 <text:s text:c="13"/>373 2009</text:p>
      <text:p text:style-name="P1"><text:s/>0 <text:s text:c="13"/>374 200m</text:p>
      <text:p text:style-name="P1"><text:s/>0 <text:s text:c="13"/>375 2010</text:p>
      <text:p text:style-name="P1"><text:s/>0 <text:s text:c="13"/>376 2011</text:p>
      <text:p text:style-name="P1"><text:s/>0 <text:s text:c="13"/>308 1l78gq5</text:p>
      <text:p text:style-name="P1"><text:s/>0 <text:s text:c="13"/>307 1l43flvq</text:p>
      <text:p text:style-name="P1"><text:s/>0 <text:s text:c="13"/>306 1kubuvh3lh</text:p>
      <text:p text:style-name="P1"><text:s/>0 <text:s text:c="13"/>242 1984</text:p>
      <text:p text:style-name="P1"><text:s/>0 <text:s text:c="13"/>238 1979</text:p>
      <text:p text:style-name="P1"><text:s/>0 <text:s text:c="13"/>239 1980</text:p>
      <text:p text:style-name="P1"><text:s/>0 <text:s text:c="13"/>240 1981</text:p>
      <text:p text:style-name="P1"><text:s/>0 <text:s text:c="13"/>237 1975</text:p>
      <text:p text:style-name="P1"><text:s/>0 <text:s text:c="13"/>236 1973</text:p>
      <text:p text:style-name="P1"><text:s/>0 <text:s text:c="13"/>235 1967</text:p>
      <text:p text:style-name="P1"><text:s/>0 <text:s text:c="13"/>232 196</text:p>
      <text:p text:style-name="P1"><text:s/>0 <text:s text:c="13"/>233 1960</text:p>
      <text:p text:style-name="P1"><text:s/>0 <text:s text:c="13"/>234 1960s</text:p>
      <text:p text:style-name="P1"><text:s/>0 <text:s text:c="13"/>241 1983</text:p>
      <text:p text:style-name="P1"><text:soft-page-break/><text:s/>0 <text:s text:c="13"/>243 1986</text:p>
      <text:p text:style-name="P1"><text:s/>0 <text:s text:c="13"/>255 1999</text:p>
      <text:p text:style-name="P1"><text:s/>0 <text:s text:c="13"/>244 1987</text:p>
      <text:p text:style-name="P1"><text:s/>0 <text:s text:c="13"/>251 1993</text:p>
      <text:p text:style-name="P1"><text:s/>0 <text:s text:c="13"/>252 1995</text:p>
      <text:p text:style-name="P1"><text:s/>0 <text:s text:c="13"/>253 1997</text:p>
      <text:p text:style-name="P1"><text:s/>0 <text:s text:c="13"/>250 1992</text:p>
      <text:p text:style-name="P1"><text:s/>0 <text:s text:c="13"/>249 1991</text:p>
      <text:p text:style-name="P1"><text:s/>0 <text:s text:c="13"/>248 1990</text:p>
      <text:p text:style-name="P1"><text:s/>0 <text:s text:c="13"/>245 1988</text:p>
      <text:p text:style-name="P1"><text:s/>0 <text:s text:c="13"/>246 1989</text:p>
      <text:p text:style-name="P1"><text:s/>0 <text:s text:c="13"/>247 199</text:p>
      <text:p text:style-name="P1"><text:s/>0 <text:s text:c="13"/>231 1959</text:p>
      <text:p text:style-name="P1"><text:s/>0 <text:s text:c="13"/>230 1957</text:p>
      <text:p text:style-name="P1"><text:s/>0 <text:s text:c="13"/>229 1954</text:p>
      <text:p text:style-name="P1"><text:s/>0 <text:s text:c="13"/>228 1947</text:p>
      <text:p text:style-name="P1"><text:s/>0 <text:s text:c="13"/>213 187</text:p>
      <text:p text:style-name="P1"><text:s/>0 <text:s text:c="13"/>214 1872</text:p>
      <text:p text:style-name="P1"><text:s/>0 <text:s text:c="13"/>215 1875</text:p>
      <text:p text:style-name="P1"><text:s/>0 <text:s text:c="13"/>212 1855</text:p>
      <text:p text:style-name="P1"><text:s/>0 <text:s text:c="13"/>211 184</text:p>
      <text:p text:style-name="P1"><text:s/>0 <text:s text:c="13"/>210 18315</text:p>
      <text:p text:style-name="P1"><text:s/>0 <text:s text:c="13"/>207 17tysj70t8</text:p>
      <text:p text:style-name="P1"><text:s/>0 <text:s text:c="13"/>208 18</text:p>
      <text:p text:style-name="P1"><text:s/>0 <text:s text:c="13"/>209 182</text:p>
      <text:p text:style-name="P1"><text:s/>0 <text:s text:c="13"/>216 1881</text:p>
      <text:p text:style-name="P1"><text:s/>0 <text:s text:c="13"/>217 1898</text:p>
      <text:p text:style-name="P1"><text:s/>0 <text:s text:c="13"/>218 18owsg0l17</text:p>
      <text:p text:style-name="P1"><text:s/>0 <text:s text:c="13"/>226 1931</text:p>
      <text:p text:style-name="P1"><text:s/>0 <text:s text:c="13"/>227 1934</text:p>
      <text:p text:style-name="P1"><text:s/>0 <text:s text:c="13"/>224 192</text:p>
      <text:p text:style-name="P1"><text:s/>0 <text:s text:c="13"/>225 1920x1200</text:p>
      <text:p text:style-name="P1"><text:s/>0 <text:s text:c="13"/>223 1910</text:p>
      <text:p text:style-name="P1"><text:s/>0 <text:s text:c="13"/>219 19</text:p>
      <text:p text:style-name="P1"><text:s/>0 <text:s text:c="13"/>220 1900</text:p>
      <text:p text:style-name="P1"><text:s/>0 <text:s text:c="13"/>221 1901</text:p>
      <text:p text:style-name="P1"><text:s/>0 <text:s text:c="13"/>222 1905</text:p>
      <text:p text:style-name="P1"><text:s/>0 <text:s text:c="13"/>254 1998</text:p>
      <text:p text:style-name="P1"><text:s/>0 <text:s text:c="13"/>256 19epw5ddba</text:p>
      <text:p text:style-name="P1"><text:s/>0 <text:s text:c="13"/>305 1ktnuy</text:p>
      <text:p text:style-name="P1"><text:s/>0 <text:s text:c="13"/>293 1h32m</text:p>
      <text:p text:style-name="P1"><text:s/>0 <text:s text:c="13"/>289 1gffodgzs5</text:p>
      <text:p text:style-name="P1"><text:s/>0 <text:s text:c="13"/>290 1gm0roi5sk</text:p>
      <text:p text:style-name="P1"><text:s/>0 <text:s text:c="13"/>291 1gsupov6eb</text:p>
      <text:p text:style-name="P1"><text:s/>0 <text:s text:c="13"/>288 1gbps</text:p>
      <text:p text:style-name="P1"><text:s/>0 <text:s text:c="13"/>287 1g</text:p>
      <text:p text:style-name="P1"><text:s/>0 <text:s text:c="13"/>286 1fmfbwgx6i</text:p>
      <text:p text:style-name="P1"><text:s/>0 <text:s text:c="13"/>283 1fc9llzpj9</text:p>
      <text:p text:style-name="P1"><text:s/>0 <text:s text:c="13"/>284 1fg8anni3p</text:p>
      <text:p text:style-name="P1"><text:s/>0 <text:s text:c="13"/>285 1fhhsoyf</text:p>
      <text:p text:style-name="P1"><text:s/>0 <text:s text:c="13"/>292 1gzch69t</text:p>
      <text:p text:style-name="P1"><text:s/>0 <text:s text:c="13"/>294 1hrlksnt3k</text:p>
      <text:p text:style-name="P1"><text:soft-page-break/><text:s/>0 <text:s text:c="13"/>257 19ofqujl2v</text:p>
      <text:p text:style-name="P1"><text:s/>0 <text:s text:c="13"/>295 1hvegddpgj</text:p>
      <text:p text:style-name="P1"><text:s/>0 <text:s text:c="13"/>302 1jrt516c</text:p>
      <text:p text:style-name="P1"><text:s/>0 <text:s text:c="13"/>303 1jyr0fqnjh</text:p>
      <text:p text:style-name="P1"><text:s/>0 <text:s text:c="13"/>304 1k1ncavggd</text:p>
      <text:p text:style-name="P1"><text:s/>0 <text:s text:c="13"/>301 1jpmilsmw8</text:p>
      <text:p text:style-name="P1"><text:s/>0 <text:s text:c="13"/>300 1jmkjdaeqv</text:p>
      <text:p text:style-name="P1"><text:s/>0 <text:s text:c="13"/>299 1jlif2w43u</text:p>
      <text:p text:style-name="P1"><text:s/>0 <text:s text:c="13"/>296 1i8qblj3ri</text:p>
      <text:p text:style-name="P1"><text:s/>0 <text:s text:c="13"/>297 1ix99cvxpc</text:p>
      <text:p text:style-name="P1"><text:s/>0 <text:s text:c="13"/>298 1jjpwjyoyq</text:p>
      <text:p text:style-name="P1"><text:s/>0 <text:s text:c="13"/>282 1fbghhes</text:p>
      <text:p text:style-name="P1"><text:s/>0 <text:s text:c="13"/>281 1f7asbwiws</text:p>
      <text:p text:style-name="P1"><text:s/>0 <text:s text:c="13"/>280 1f4jiwb6nlmytsrcb9zwce1g6uswd11hs6</text:p>
      <text:p text:style-name="P1"><text:s/>0 <text:s text:c="13"/>279 1f2nqvwveo</text:p>
      <text:p text:style-name="P1"><text:s/>0 <text:s text:c="13"/>264 1c</text:p>
      <text:p text:style-name="P1"><text:s/>0 <text:s text:c="13"/>265 1c2zlzgy</text:p>
      <text:p text:style-name="P1"><text:s/>0 <text:s text:c="13"/>266 1celwxh0n1</text:p>
      <text:p text:style-name="P1"><text:s/>0 <text:s text:c="13"/>263 1bcjsafcsz</text:p>
      <text:p text:style-name="P1"><text:s/>0 <text:s text:c="13"/>262 1b9vvxxhyw</text:p>
      <text:p text:style-name="P1"><text:s/>0 <text:s text:c="13"/>261 1b</text:p>
      <text:p text:style-name="P1"><text:s/>0 <text:s text:c="13"/>258 19th</text:p>
      <text:p text:style-name="P1"><text:s/>0 <text:s text:c="13"/>259 19thoughts</text:p>
      <text:p text:style-name="P1"><text:s/>0 <text:s text:c="13"/>260 1auurqimcm</text:p>
      <text:p text:style-name="P1"><text:s/>0 <text:s text:c="13"/>267 1cgsialiip</text:p>
      <text:p text:style-name="P1"><text:s/>0 <text:s text:c="13"/>268 1ckwl8geoz</text:p>
      <text:p text:style-name="P1"><text:s/>0 <text:s text:c="13"/>269 1cpgq1soad</text:p>
      <text:p text:style-name="P1"><text:s/>0 <text:s text:c="13"/>277 1er1q8ipkw</text:p>
      <text:p text:style-name="P1"><text:s/>0 <text:s text:c="13"/>278 1f1ohsh3</text:p>
      <text:p text:style-name="P1"><text:s/>0 <text:s text:c="13"/>275 1e2ydh6f</text:p>
      <text:p text:style-name="P1"><text:s/>0 <text:s text:c="13"/>276 1epwpz575o</text:p>
      <text:p text:style-name="P1"><text:s/>0 <text:s text:c="13"/>274 1dollar</text:p>
      <text:p text:style-name="P1"><text:s/>0 <text:s text:c="13"/>270 1d</text:p>
      <text:p text:style-name="P1"><text:s/>0 <text:s text:c="13"/>271 1dalbumfour</text:p>
      <text:p text:style-name="P1"><text:s/>0 <text:s text:c="13"/>272 1dcqbk4epn</text:p>
      <text:p text:style-name="P1"><text:s/>0 <text:s text:c="13"/>273 1dnoticereiss</text:p>
      <text:p text:style-name="P1"><text:s/>0 <text:s text:c="13"/>819 44th</text:p>
      <text:p text:style-name="P1"><text:s/>0 <text:s text:c="13"/>820 45</text:p>
      <text:p text:style-name="P1"><text:s/>0 <text:s text:c="13"/>821 4500</text:p>
      <text:p text:style-name="P1"><text:s/>0 <text:s text:c="12"/>1371 8je8m8v1</text:p>
      <text:p text:style-name="P1"><text:s/>0 <text:s text:c="12"/>1367 8iqzxeaqbl</text:p>
      <text:p text:style-name="P1"><text:s/>0 <text:s text:c="12"/>1368 8irk0wyhzu</text:p>
      <text:p text:style-name="P1"><text:s/>0 <text:s text:c="12"/>1369 8j3f4z8dpw</text:p>
      <text:p text:style-name="P1"><text:s/>0 <text:s text:c="12"/>1366 8iawehs8ma</text:p>
      <text:p text:style-name="P1"><text:s/>0 <text:s text:c="12"/>1365 8hygvpkpqp</text:p>
      <text:p text:style-name="P1"><text:s/>0 <text:s text:c="12"/>1364 8hsywv3t0k</text:p>
      <text:p text:style-name="P1"><text:s/>0 <text:s text:c="12"/>1361 8hni5exvi5</text:p>
      <text:p text:style-name="P1"><text:s/>0 <text:s text:c="12"/>1362 8hoursatthedaycare</text:p>
      <text:p text:style-name="P1"><text:s/>0 <text:s text:c="12"/>1363 8hqndsuhck</text:p>
      <text:p text:style-name="P1"><text:s/>0 <text:s text:c="12"/>1370 8jco3io2</text:p>
      <text:p text:style-name="P1"><text:s/>0 <text:s text:c="12"/>1372 8joullkycu</text:p>
      <text:p text:style-name="P1"><text:s/>0 <text:s text:c="12"/>1359 8gjngqp7ol</text:p>
      <text:p text:style-name="P1"><text:soft-page-break/><text:s/>0 <text:s text:c="12"/>1373 8jp6vzjh</text:p>
      <text:p text:style-name="P1"><text:s/>0 <text:s text:c="12"/>1380 8kqhk5j3zf</text:p>
      <text:p text:style-name="P1"><text:s/>0 <text:s text:c="12"/>1381 8kuv6kkuwg</text:p>
      <text:p text:style-name="P1"><text:s/>0 <text:s text:c="12"/>1382 8lbs</text:p>
      <text:p text:style-name="P1"><text:s/>0 <text:s text:c="12"/>1379 8koub6rybz</text:p>
      <text:p text:style-name="P1"><text:s/>0 <text:s text:c="12"/>1378 8kmdnkivkk</text:p>
      <text:p text:style-name="P1"><text:s/>0 <text:s text:c="12"/>1377 8ki8qtj2</text:p>
      <text:p text:style-name="P1"><text:s/>0 <text:s text:c="12"/>1374 8juas2fhwg</text:p>
      <text:p text:style-name="P1"><text:s/>0 <text:s text:c="12"/>1375 8k8pqvsvm8</text:p>
      <text:p text:style-name="P1"><text:s/>0 <text:s text:c="12"/>1376 8ki3s6wvaq</text:p>
      <text:p text:style-name="P1"><text:s/>0 <text:s text:c="12"/>1360 8gtbzfxpey</text:p>
      <text:p text:style-name="P1"><text:s/>0 <text:s text:c="12"/>1358 8ghz</text:p>
      <text:p text:style-name="P1"><text:s/>0 <text:s text:c="12"/>1435 90000</text:p>
      <text:p text:style-name="P1"><text:s/>0 <text:s text:c="12"/>1345 8b1lgbx5di</text:p>
      <text:p text:style-name="P1"><text:s/>0 <text:s text:c="12"/>1341 8ah6h8hbcs</text:p>
      <text:p text:style-name="P1"><text:s/>0 <text:s text:c="12"/>1342 8aljkjwiig</text:p>
      <text:p text:style-name="P1"><text:s/>0 <text:s text:c="12"/>1343 8alyovtp</text:p>
      <text:p text:style-name="P1"><text:s/>0 <text:s text:c="12"/>1340 8aecd1rqwn</text:p>
      <text:p text:style-name="P1"><text:s/>0 <text:s text:c="12"/>1339 8abuzcy38c</text:p>
      <text:p text:style-name="P1"><text:s/>0 <text:s text:c="12"/>1338 8a4ibujunq</text:p>
      <text:p text:style-name="P1"><text:s/>0 <text:s text:c="12"/>1335 89x0frzmgo</text:p>
      <text:p text:style-name="P1"><text:s/>0 <text:s text:c="12"/>1336 89xfifw2pw</text:p>
      <text:p text:style-name="P1"><text:s/>0 <text:s text:c="12"/>1337 8a2pwiuy8o</text:p>
      <text:p text:style-name="P1"><text:s/>0 <text:s text:c="12"/>1344 8am</text:p>
      <text:p text:style-name="P1"><text:s/>0 <text:s text:c="12"/>1346 8cgxblhjq9</text:p>
      <text:p text:style-name="P1"><text:s/>0 <text:s text:c="12"/>1357 8ggtmejgzb</text:p>
      <text:p text:style-name="P1"><text:s/>0 <text:s text:c="12"/>1347 8clh31kvkl</text:p>
      <text:p text:style-name="P1"><text:s/>0 <text:s text:c="12"/>1354 8fjfukodq2</text:p>
      <text:p text:style-name="P1"><text:s/>0 <text:s text:c="12"/>1355 8g4d7oao</text:p>
      <text:p text:style-name="P1"><text:s/>0 <text:s text:c="12"/>1356 8g8yxrynv4</text:p>
      <text:p text:style-name="P1"><text:s/>0 <text:s text:c="12"/>1353 8ed7v54x6m</text:p>
      <text:p text:style-name="P1"><text:s/>0 <text:s text:c="12"/>1352 8e7aamip</text:p>
      <text:p text:style-name="P1"><text:s/>0 <text:s text:c="12"/>1351 8e0djc07j0</text:p>
      <text:p text:style-name="P1"><text:s/>0 <text:s text:c="12"/>1348 8dkrjderh7</text:p>
      <text:p text:style-name="P1"><text:s/>0 <text:s text:c="12"/>1349 8dlvq4j3lq</text:p>
      <text:p text:style-name="P1"><text:s/>0 <text:s text:c="12"/>1350 8drmxqdalr</text:p>
      <text:p text:style-name="P1"><text:s/>0 <text:s text:c="12"/>1383 8lcr7ssmbm</text:p>
      <text:p text:style-name="P1"><text:s/>0 <text:s text:c="12"/>1384 8leslzo9kk</text:p>
      <text:p text:style-name="P1"><text:s/>0 <text:s text:c="12"/>1385 8mh4znalqx</text:p>
      <text:p text:style-name="P1"><text:s/>0 <text:s text:c="12"/>1422 8xjmjtmt4j</text:p>
      <text:p text:style-name="P1"><text:s/>0 <text:s text:c="12"/>1418 8xahtsddhy</text:p>
      <text:p text:style-name="P1"><text:s/>0 <text:s text:c="12"/>1419 8xajfgdki0</text:p>
      <text:p text:style-name="P1"><text:s/>0 <text:s text:c="12"/>1420 8xj5jn4gpa</text:p>
      <text:p text:style-name="P1"><text:s/>0 <text:s text:c="12"/>1417 8wnervettn</text:p>
      <text:p text:style-name="P1"><text:s/>0 <text:s text:c="12"/>1416 8w2ivfud0x</text:p>
      <text:p text:style-name="P1"><text:s/>0 <text:s text:c="12"/>1415 8uqyhfcf</text:p>
      <text:p text:style-name="P1"><text:s/>0 <text:s text:c="12"/>1412 8tracks</text:p>
      <text:p text:style-name="P1"><text:s/>0 <text:s text:c="12"/>1413 8uapob3ib4</text:p>
      <text:p text:style-name="P1"><text:s/>0 <text:s text:c="12"/>1414 8ud74yy2up</text:p>
      <text:p text:style-name="P1"><text:s/>0 <text:s text:c="12"/>1421 8xjmjsvfgx</text:p>
      <text:p text:style-name="P1"><text:s/>0 <text:s text:c="12"/>1423 8xppv3heuu</text:p>
      <text:p text:style-name="P1"><text:s/>0 <text:s text:c="12"/>1386 8mhpsb3jqs</text:p>
      <text:p text:style-name="P1"><text:soft-page-break/><text:s/>0 <text:s text:c="12"/>1424 8xxq56sgnf</text:p>
      <text:p text:style-name="P1"><text:s/>0 <text:s text:c="12"/>1431 8zqysqhmpb</text:p>
      <text:p text:style-name="P1"><text:s/>0 <text:s text:c="12"/>1432 90</text:p>
      <text:p text:style-name="P1"><text:s/>0 <text:s text:c="12"/>1433 900</text:p>
      <text:p text:style-name="P1"><text:s/>0 <text:s text:c="12"/>1430 8zlchzskbh</text:p>
      <text:p text:style-name="P1"><text:s/>0 <text:s text:c="12"/>1429 8zgit5ieif</text:p>
      <text:p text:style-name="P1"><text:s/>0 <text:s text:c="12"/>1428 8z5pilwkrb</text:p>
      <text:p text:style-name="P1"><text:s/>0 <text:s text:c="12"/>1425 8xzh4fix1o</text:p>
      <text:p text:style-name="P1"><text:s/>0 <text:s text:c="12"/>1426 8y4xyorm</text:p>
      <text:p text:style-name="P1"><text:s/>0 <text:s text:c="12"/>1427 8yas5p82</text:p>
      <text:p text:style-name="P1"><text:s/>0 <text:s text:c="12"/>1411 8tqbcosgd6</text:p>
      <text:p text:style-name="P1"><text:s/>0 <text:s text:c="12"/>1410 8th</text:p>
      <text:p text:style-name="P1"><text:s/>0 <text:s text:c="12"/>1409 8sdjaait</text:p>
      <text:p text:style-name="P1"><text:s/>0 <text:s text:c="12"/>1408 8sacpfkndu</text:p>
      <text:p text:style-name="P1"><text:s/>0 <text:s text:c="12"/>1393 8osrdnztli</text:p>
      <text:p text:style-name="P1"><text:s/>0 <text:s text:c="12"/>1394 8ovyeeqn7n</text:p>
      <text:p text:style-name="P1"><text:s/>0 <text:s text:c="12"/>1395 8pbefsnh</text:p>
      <text:p text:style-name="P1"><text:s/>0 <text:s text:c="12"/>1392 8o4wurtq23</text:p>
      <text:p text:style-name="P1"><text:s/>0 <text:s text:c="12"/>1391 8nfmhhjnkg</text:p>
      <text:p text:style-name="P1"><text:s/>0 <text:s text:c="12"/>1390 8naaceeg</text:p>
      <text:p text:style-name="P1"><text:s/>0 <text:s text:c="12"/>1387 8mpldjdxwz</text:p>
      <text:p text:style-name="P1"><text:s/>0 <text:s text:c="12"/>1388 8mpsg7cw</text:p>
      <text:p text:style-name="P1"><text:s/>0 <text:s text:c="12"/>1389 8mzbcokyuv</text:p>
      <text:p text:style-name="P1"><text:s/>0 <text:s text:c="12"/>1396 8pcbbpgpgo</text:p>
      <text:p text:style-name="P1"><text:s/>0 <text:s text:c="12"/>1397 8pdxyhqbln</text:p>
      <text:p text:style-name="P1"><text:s/>0 <text:s text:c="12"/>1398 8pugjyhhxc</text:p>
      <text:p text:style-name="P1"><text:s/>0 <text:s text:c="12"/>1406 8s</text:p>
      <text:p text:style-name="P1"><text:s/>0 <text:s text:c="12"/>1407 8s8m9nayum</text:p>
      <text:p text:style-name="P1"><text:s/>0 <text:s text:c="12"/>1404 8rjoas0ed1</text:p>
      <text:p text:style-name="P1"><text:s/>0 <text:s text:c="12"/>1405 8rtrnbglde</text:p>
      <text:p text:style-name="P1"><text:s/>0 <text:s text:c="12"/>1403 8ri5ryf</text:p>
      <text:p text:style-name="P1"><text:s/>0 <text:s text:c="12"/>1399 8qd3odlofb</text:p>
      <text:p text:style-name="P1"><text:s/>0 <text:s text:c="12"/>1400 8qnsr6sl7u</text:p>
      <text:p text:style-name="P1"><text:s/>0 <text:s text:c="12"/>1401 8re90knwl7</text:p>
      <text:p text:style-name="P1"><text:s/>0 <text:s text:c="12"/>1402 8rejyzsbbg</text:p>
      <text:p text:style-name="P1"><text:s/>0 <text:s text:c="12"/>1334 89pprvavta</text:p>
      <text:p text:style-name="P1"><text:s/>0 <text:s text:c="12"/>1333 89hikpzukr</text:p>
      <text:p text:style-name="P1"><text:s/>0 <text:s text:c="12"/>1332 89fotl8wv5</text:p>
      <text:p text:style-name="P1"><text:s/>0 <text:s text:c="12"/>1268 7rge3lpxq8</text:p>
      <text:p text:style-name="P1"><text:s/>0 <text:s text:c="12"/>1264 7q6x0zl4</text:p>
      <text:p text:style-name="P1"><text:s/>0 <text:s text:c="12"/>1265 7qeggejym4</text:p>
      <text:p text:style-name="P1"><text:s/>0 <text:s text:c="12"/>1266 7qluj6hbzy</text:p>
      <text:p text:style-name="P1"><text:s/>0 <text:s text:c="12"/>1263 7prvxens</text:p>
      <text:p text:style-name="P1"><text:s/>0 <text:s text:c="12"/>1262 7pqgitgcy4</text:p>
      <text:p text:style-name="P1"><text:s/>0 <text:s text:c="12"/>1261 7pm</text:p>
      <text:p text:style-name="P1"><text:s/>0 <text:s text:c="12"/>1258 7o</text:p>
      <text:p text:style-name="P1"><text:s/>0 <text:s text:c="12"/>1259 7omwh662</text:p>
      <text:p text:style-name="P1"><text:s/>0 <text:s text:c="12"/>1260 7patzsaqiu</text:p>
      <text:p text:style-name="P1"><text:s/>0 <text:s text:c="12"/>1267 7rbga0lwun</text:p>
      <text:p text:style-name="P1"><text:s/>0 <text:s text:c="12"/>1269 7rkbwb1x1v</text:p>
      <text:p text:style-name="P1"><text:s/>0 <text:s text:c="12"/>1281 7ttnsjoq3a</text:p>
      <text:p text:style-name="P1"><text:s/>0 <text:s text:c="12"/>1270 7rtx6aqxrf</text:p>
      <text:p text:style-name="P1"><text:soft-page-break/><text:s/>0 <text:s text:c="12"/>1277 7ta0safqlz</text:p>
      <text:p text:style-name="P1"><text:s/>0 <text:s text:c="12"/>1278 7th</text:p>
      <text:p text:style-name="P1"><text:s/>0 <text:s text:c="12"/>1279 7tlwlnyh</text:p>
      <text:p text:style-name="P1"><text:s/>0 <text:s text:c="12"/>1276 7sxszwjx</text:p>
      <text:p text:style-name="P1"><text:s/>0 <text:s text:c="12"/>1275 7sotsc7pun</text:p>
      <text:p text:style-name="P1"><text:s/>0 <text:s text:c="12"/>1274 7slxhhbbf4</text:p>
      <text:p text:style-name="P1"><text:s/>0 <text:s text:c="12"/>1271 7rvaq3uw8d</text:p>
      <text:p text:style-name="P1"><text:s/>0 <text:s text:c="12"/>1272 7rwwptttpe</text:p>
      <text:p text:style-name="P1"><text:s/>0 <text:s text:c="12"/>1273 7skisdjt</text:p>
      <text:p text:style-name="P1"><text:s/>0 <text:s text:c="12"/>1257 7nwo4zoy</text:p>
      <text:p text:style-name="P1"><text:s/>0 <text:s text:c="12"/>1256 7nscr1</text:p>
      <text:p text:style-name="P1"><text:s/>0 <text:s text:c="12"/>1255 7nbam1c2tt</text:p>
      <text:p text:style-name="P1"><text:s/>0 <text:s text:c="12"/>1254 7mwxr08z</text:p>
      <text:p text:style-name="P1"><text:s/>0 <text:s text:c="12"/>1239 7hpgcle2j2</text:p>
      <text:p text:style-name="P1"><text:s/>0 <text:s text:c="12"/>1240 7htj1kywx9</text:p>
      <text:p text:style-name="P1"><text:s/>0 <text:s text:c="12"/>1241 7i1g50r4kt</text:p>
      <text:p text:style-name="P1"><text:s/>0 <text:s text:c="12"/>1238 7hozwhto5e</text:p>
      <text:p text:style-name="P1"><text:s/>0 <text:s text:c="12"/>1237 7gqbxast9l</text:p>
      <text:p text:style-name="P1"><text:s/>0 <text:s text:c="12"/>1236 7glq0sxp</text:p>
      <text:p text:style-name="P1"><text:s/>0 <text:s text:c="12"/>1233 7ft</text:p>
      <text:p text:style-name="P1"><text:s/>0 <text:s text:c="12"/>1234 7fx6whnlfx</text:p>
      <text:p text:style-name="P1"><text:s/>0 <text:s text:c="12"/>1235 7gbvcpvn</text:p>
      <text:p text:style-name="P1"><text:s/>0 <text:s text:c="12"/>1242 7j0r9squ</text:p>
      <text:p text:style-name="P1"><text:s/>0 <text:s text:c="12"/>1243 7j476msrra</text:p>
      <text:p text:style-name="P1"><text:s/>0 <text:s text:c="12"/>1244 7jzgscplr4</text:p>
      <text:p text:style-name="P1"><text:s/>0 <text:s text:c="12"/>1252 7mmjxi8n</text:p>
      <text:p text:style-name="P1"><text:s/>0 <text:s text:c="12"/>1253 7ms7ygv3</text:p>
      <text:p text:style-name="P1"><text:s/>0 <text:s text:c="12"/>1250 7m2x9ct4sg</text:p>
      <text:p text:style-name="P1"><text:s/>0 <text:s text:c="12"/>1251 7ma3f0iufx</text:p>
      <text:p text:style-name="P1"><text:s/>0 <text:s text:c="12"/>1249 7lzvm8w506</text:p>
      <text:p text:style-name="P1"><text:s/>0 <text:s text:c="12"/>1245 7kuwp43sbu</text:p>
      <text:p text:style-name="P1"><text:s/>0 <text:s text:c="12"/>1246 7lesgssejx</text:p>
      <text:p text:style-name="P1"><text:s/>0 <text:s text:c="12"/>1247 7lfw6fee4l</text:p>
      <text:p text:style-name="P1"><text:s/>0 <text:s text:c="12"/>1248 7lvfchav</text:p>
      <text:p text:style-name="P1"><text:s/>0 <text:s text:c="12"/>1280 7tpjqceoxx</text:p>
      <text:p text:style-name="P1"><text:s/>0 <text:s text:c="12"/>1282 7ttyji3hr6</text:p>
      <text:p text:style-name="P1"><text:s/>0 <text:s text:c="12"/>1331 89</text:p>
      <text:p text:style-name="P1"><text:s/>0 <text:s text:c="12"/>1319 858seh</text:p>
      <text:p text:style-name="P1"><text:s/>0 <text:s text:c="12"/>1315 84</text:p>
      <text:p text:style-name="P1"><text:s/>0 <text:s text:c="12"/>1316 84oje9ebrs</text:p>
      <text:p text:style-name="P1"><text:s/>0 <text:s text:c="12"/>1317 84xxcscwq1</text:p>
      <text:p text:style-name="P1"><text:s/>0 <text:s text:c="12"/>1314 83m</text:p>
      <text:p text:style-name="P1"><text:s/>0 <text:s text:c="12"/>1313 83</text:p>
      <text:p text:style-name="P1"><text:s/>0 <text:s text:c="12"/>1312 82xwyqg8pv</text:p>
      <text:p text:style-name="P1"><text:s/>0 <text:s text:c="12"/>1309 82</text:p>
      <text:p text:style-name="P1"><text:s/>0 <text:s text:c="12"/>1310 82cknvbzes</text:p>
      <text:p text:style-name="P1"><text:s/>0 <text:s text:c="12"/>1311 82un56</text:p>
      <text:p text:style-name="P1"><text:s/>0 <text:s text:c="12"/>1318 85</text:p>
      <text:p text:style-name="P1"><text:s/>0 <text:s text:c="12"/>1320 85g5ks</text:p>
      <text:p text:style-name="P1"><text:s/>0 <text:s text:c="12"/>1283 7tuzhz1kqv</text:p>
      <text:p text:style-name="P1"><text:s/>0 <text:s text:c="12"/>1321 85pfxu</text:p>
      <text:p text:style-name="P1"><text:s/>0 <text:s text:c="12"/>1328 88</text:p>
      <text:p text:style-name="P1"><text:soft-page-break/><text:s/>0 <text:s text:c="12"/>1329 885t7dqbqt</text:p>
      <text:p text:style-name="P1"><text:s/>0 <text:s text:c="12"/>1330 88cjdqrq</text:p>
      <text:p text:style-name="P1"><text:s/>0 <text:s text:c="12"/>1327 8701</text:p>
      <text:p text:style-name="P1"><text:s/>0 <text:s text:c="12"/>1326 87</text:p>
      <text:p text:style-name="P1"><text:s/>0 <text:s text:c="12"/>1325 86epzu</text:p>
      <text:p text:style-name="P1"><text:s/>0 <text:s text:c="12"/>1322 85xedaflx9</text:p>
      <text:p text:style-name="P1"><text:s/>0 <text:s text:c="12"/>1323 86</text:p>
      <text:p text:style-name="P1"><text:s/>0 <text:s text:c="12"/>1324 86eh6xf4o9</text:p>
      <text:p text:style-name="P1"><text:s/>0 <text:s text:c="12"/>1308 81fverz3jy</text:p>
      <text:p text:style-name="P1"><text:s/>0 <text:s text:c="12"/>1307 8100</text:p>
      <text:p text:style-name="P1"><text:s/>0 <text:s text:c="12"/>1306 80s</text:p>
      <text:p text:style-name="P1"><text:s/>0 <text:s text:c="12"/>1305 80cnpz0p</text:p>
      <text:p text:style-name="P1"><text:s/>0 <text:s text:c="12"/>1290 7wmmsvthkw</text:p>
      <text:p text:style-name="P1"><text:s/>0 <text:s text:c="12"/>1291 7wqvbda</text:p>
      <text:p text:style-name="P1"><text:s/>0 <text:s text:c="12"/>1292 7xhsjybgnx</text:p>
      <text:p text:style-name="P1"><text:s/>0 <text:s text:c="12"/>1289 7wlcc5ffhd</text:p>
      <text:p text:style-name="P1"><text:s/>0 <text:s text:c="12"/>1288 7vu6ruozon</text:p>
      <text:p text:style-name="P1"><text:s/>0 <text:s text:c="12"/>1287 7vqo0bcl</text:p>
      <text:p text:style-name="P1"><text:s/>0 <text:s text:c="12"/>1284 7uanyl0z</text:p>
      <text:p text:style-name="P1"><text:s/>0 <text:s text:c="12"/>1285 7utkvfeb</text:p>
      <text:p text:style-name="P1"><text:s/>0 <text:s text:c="12"/>1286 7vmxzkr0</text:p>
      <text:p text:style-name="P1"><text:s/>0 <text:s text:c="12"/>1293 7xmpkrw3ie</text:p>
      <text:p text:style-name="P1"><text:s/>0 <text:s text:c="12"/>1294 7xmycwsu9j</text:p>
      <text:p text:style-name="P1"><text:s/>0 <text:s text:c="12"/>1295 7xyrrxqdms</text:p>
      <text:p text:style-name="P1"><text:s/>0 <text:s text:c="12"/>1303 80</text:p>
      <text:p text:style-name="P1"><text:s/>0 <text:s text:c="12"/>1304 800</text:p>
      <text:p text:style-name="P1"><text:s/>0 <text:s text:c="12"/>1301 7zoopueocr</text:p>
      <text:p text:style-name="P1"><text:s/>0 <text:s text:c="12"/>1302 7zsc4jhoza</text:p>
      <text:p text:style-name="P1"><text:s/>0 <text:s text:c="12"/>1300 7zmcs94hqm</text:p>
      <text:p text:style-name="P1"><text:s/>0 <text:s text:c="12"/>1296 7y2tspbb3j</text:p>
      <text:p text:style-name="P1"><text:s/>0 <text:s text:c="12"/>1297 7ykuoid</text:p>
      <text:p text:style-name="P1"><text:s/>0 <text:s text:c="12"/>1298 7yxbljdnzr</text:p>
      <text:p text:style-name="P1"><text:s/>0 <text:s text:c="12"/>1299 7ze8t7v7hf</text:p>
      <text:p text:style-name="P1"><text:s/>0 <text:s text:c="12"/>1434 9000</text:p>
      <text:p text:style-name="P1"><text:s/>0 <text:s text:c="12"/>1436 9081clce</text:p>
      <text:p text:style-name="P1"><text:s/>0 <text:s text:c="13"/>822 455</text:p>
      <text:p text:style-name="P1"><text:s/>0 <text:s text:c="12"/>1576 a2t6s</text:p>
      <text:p text:style-name="P1"><text:s/>0 <text:s text:c="12"/>1572 a0vamb6ufz</text:p>
      <text:p text:style-name="P1"><text:s/>0 <text:s text:c="12"/>1573 a0w6zuhp</text:p>
      <text:p text:style-name="P1"><text:s/>0 <text:s text:c="12"/>1574 a1</text:p>
      <text:p text:style-name="P1"><text:s/>0 <text:s text:c="12"/>1571 a0hf94hhz5</text:p>
      <text:p text:style-name="P1"><text:s/>0 <text:s text:c="12"/>1570 a083jcxwog</text:p>
      <text:p text:style-name="P1"><text:s/>0 <text:s text:c="12"/>1569 a04wt8w8er</text:p>
      <text:p text:style-name="P1"><text:s/>0 <text:s text:c="12"/>1566 _jordy</text:p>
      <text:p text:style-name="P1"><text:s/>0 <text:s text:c="12"/>1567 a01hnxbowj</text:p>
      <text:p text:style-name="P1"><text:s/>0 <text:s text:c="12"/>1568 a024yl3vph</text:p>
      <text:p text:style-name="P1"><text:s/>0 <text:s text:c="12"/>1575 a19spxjsdm</text:p>
      <text:p text:style-name="P1"><text:s/>0 <text:s text:c="12"/>1577 a2v1dgms7b</text:p>
      <text:p text:style-name="P1"><text:s/>0 <text:s text:c="12"/>1564 _____</text:p>
      <text:p text:style-name="P1"><text:s/>0 <text:s text:c="12"/>1578 a32vd2f0a9</text:p>
      <text:p text:style-name="P1"><text:s/>0 <text:s text:c="12"/>1585 a55dtn09zm</text:p>
      <text:p text:style-name="P1"><text:s/>0 <text:s text:c="12"/>1586 a6cejgbo</text:p>
      <text:p text:style-name="P1"><text:soft-page-break/><text:s/>0 <text:s text:c="12"/>1587 a6vj4fmdnf</text:p>
      <text:p text:style-name="P1"><text:s/>0 <text:s text:c="12"/>1584 a500</text:p>
      <text:p text:style-name="P1"><text:s/>0 <text:s text:c="12"/>1583 a4uuzumheo</text:p>
      <text:p text:style-name="P1"><text:s/>0 <text:s text:c="12"/>1582 a4js5wa5pa</text:p>
      <text:p text:style-name="P1"><text:s/>0 <text:s text:c="12"/>1579 a3gymyozpb</text:p>
      <text:p text:style-name="P1"><text:s/>0 <text:s text:c="12"/>1580 a3mud6qc4k</text:p>
      <text:p text:style-name="P1"><text:s/>0 <text:s text:c="12"/>1581 a4001n</text:p>
      <text:p text:style-name="P1"><text:s/>0 <text:s text:c="12"/>1565 ______</text:p>
      <text:p text:style-name="P1"><text:s/>0 <text:s text:c="12"/>1563 ____</text:p>
      <text:p text:style-name="P1"><text:s/>0 <text:s text:c="12"/>1437 90l1zd3i</text:p>
      <text:p text:style-name="P1"><text:s/>0 <text:s text:c="12"/>1550 9wkug9k9</text:p>
      <text:p text:style-name="P1"><text:s/>0 <text:s text:c="12"/>1546 9vntbzaenp</text:p>
      <text:p text:style-name="P1"><text:s/>0 <text:s text:c="12"/>1547 9vs1dj8o1h</text:p>
      <text:p text:style-name="P1"><text:s/>0 <text:s text:c="12"/>1548 9vz5m0</text:p>
      <text:p text:style-name="P1"><text:s/>0 <text:s text:c="12"/>1545 9v6yyytejk</text:p>
      <text:p text:style-name="P1"><text:s/>0 <text:s text:c="12"/>1544 9uowkh2x</text:p>
      <text:p text:style-name="P1"><text:s/>0 <text:s text:c="12"/>1543 9ulerh1f8o</text:p>
      <text:p text:style-name="P1"><text:s/>0 <text:s text:c="12"/>1540 9trn</text:p>
      <text:p text:style-name="P1"><text:s/>0 <text:s text:c="12"/>1541 9u5fdbm3er</text:p>
      <text:p text:style-name="P1"><text:s/>0 <text:s text:c="12"/>1542 9u6uv5mmjm</text:p>
      <text:p text:style-name="P1"><text:s/>0 <text:s text:c="12"/>1549 9wk9ohlxbc</text:p>
      <text:p text:style-name="P1"><text:s/>0 <text:s text:c="12"/>1551 9wlnpzjy4h</text:p>
      <text:p text:style-name="P1"><text:s/>0 <text:s text:c="12"/>1562 ___</text:p>
      <text:p text:style-name="P1"><text:s/>0 <text:s text:c="12"/>1552 9xkjhe7p65</text:p>
      <text:p text:style-name="P1"><text:s/>0 <text:s text:c="12"/>1559 9zr6msss</text:p>
      <text:p text:style-name="P1"><text:s/>0 <text:s text:c="12"/>1560 9zyad1r4yr</text:p>
      <text:p text:style-name="P1"><text:s/>0 <text:s text:c="12"/>1561 9zyvoy6e1f</text:p>
      <text:p text:style-name="P1"><text:s/>0 <text:s text:c="12"/>1558 9zeat5xqmx</text:p>
      <text:p text:style-name="P1"><text:s/>0 <text:s text:c="12"/>1557 9ywqfu7dim</text:p>
      <text:p text:style-name="P1"><text:s/>0 <text:s text:c="12"/>1556 9yhh8cjuzz</text:p>
      <text:p text:style-name="P1"><text:s/>0 <text:s text:c="12"/>1553 9xsdb92hon</text:p>
      <text:p text:style-name="P1"><text:s/>0 <text:s text:c="12"/>1554 9y1phz2hux</text:p>
      <text:p text:style-name="P1"><text:s/>0 <text:s text:c="12"/>1555 9yfuabki</text:p>
      <text:p text:style-name="P1"><text:s/>0 <text:s text:c="12"/>1588 a7jxctiprt</text:p>
      <text:p text:style-name="P1"><text:s/>0 <text:s text:c="12"/>1589 a7welc2i</text:p>
      <text:p text:style-name="P1"><text:s/>0 <text:s text:c="12"/>1590 a839b9nd62</text:p>
      <text:p text:style-name="P1"><text:s/>0 <text:s text:c="12"/>1627 abandoning</text:p>
      <text:p text:style-name="P1"><text:s/>0 <text:s text:c="12"/>1623 aazxngtq</text:p>
      <text:p text:style-name="P1"><text:s/>0 <text:s text:c="12"/>1624 ab</text:p>
      <text:p text:style-name="P1"><text:s/>0 <text:s text:c="12"/>1625 ab215a3alu</text:p>
      <text:p text:style-name="P1"><text:s/>0 <text:s text:c="12"/>1622 aayt8yuufl</text:p>
      <text:p text:style-name="P1"><text:s/>0 <text:s text:c="12"/>1621 aauuglcgku</text:p>
      <text:p text:style-name="P1"><text:s/>0 <text:s text:c="12"/>1620 aat4lfoe</text:p>
      <text:p text:style-name="P1"><text:s/>0 <text:s text:c="12"/>1617 aaronson</text:p>
      <text:p text:style-name="P1"><text:s/>0 <text:s text:c="12"/>1618 aaronsrad</text:p>
      <text:p text:style-name="P1"><text:s/>0 <text:s text:c="12"/>1619 aas</text:p>
      <text:p text:style-name="P1"><text:s/>0 <text:s text:c="12"/>1626 ab6crkmzed</text:p>
      <text:p text:style-name="P1"><text:s/>0 <text:s text:c="12"/>1628 abap</text:p>
      <text:p text:style-name="P1"><text:s/>0 <text:s text:c="12"/>1591 a8kuqbnfwf</text:p>
      <text:p text:style-name="P1"><text:s/>0 <text:s text:c="12"/>1629 abarth</text:p>
      <text:p text:style-name="P1"><text:s/>0 <text:s text:c="12"/>1636 abelson</text:p>
      <text:p text:style-name="P1"><text:s/>0 <text:s text:c="12"/>1637 abhinav</text:p>
      <text:p text:style-name="P1"><text:soft-page-break/><text:s/>0 <text:s text:c="12"/>1638 abi</text:p>
      <text:p text:style-name="P1"><text:s/>0 <text:s text:c="12"/>1635 abegy</text:p>
      <text:p text:style-name="P1"><text:s/>0 <text:s text:c="12"/>1634 abeg</text:p>
      <text:p text:style-name="P1"><text:s/>0 <text:s text:c="12"/>1633 abdur</text:p>
      <text:p text:style-name="P1"><text:s/>0 <text:s text:c="12"/>1630 abbyy</text:p>
      <text:p text:style-name="P1"><text:s/>0 <text:s text:c="12"/>1631 abc</text:p>
      <text:p text:style-name="P1"><text:s/>0 <text:s text:c="12"/>1632 abcd</text:p>
      <text:p text:style-name="P1"><text:s/>0 <text:s text:c="12"/>1616 aaron</text:p>
      <text:p text:style-name="P1"><text:s/>0 <text:s text:c="12"/>1615 aardig</text:p>
      <text:p text:style-name="P1"><text:s/>0 <text:s text:c="12"/>1614 aap</text:p>
      <text:p text:style-name="P1"><text:s/>0 <text:s text:c="12"/>1613 aant</text:p>
      <text:p text:style-name="P1"><text:s/>0 <text:s text:c="12"/>1598 aaaaaaah</text:p>
      <text:p text:style-name="P1"><text:s/>0 <text:s text:c="12"/>1599 aaaaand</text:p>
      <text:p text:style-name="P1"><text:s/>0 <text:s text:c="12"/>1600 aaaahhh</text:p>
      <text:p text:style-name="P1"><text:s/>0 <text:s text:c="12"/>1597 aaaaaaaaaaahhhhh</text:p>
      <text:p text:style-name="P1"><text:s/>0 <text:s text:c="12"/>1596 aaaaaaaaaaaaight</text:p>
      <text:p text:style-name="P1"><text:s/>0 <text:s text:c="12"/>1595 aaaaaaaaa</text:p>
      <text:p text:style-name="P1"><text:s/>0 <text:s text:c="12"/>1592 a9g9ji0bx2</text:p>
      <text:p text:style-name="P1"><text:s/>0 <text:s text:c="12"/>1593 aa</text:p>
      <text:p text:style-name="P1"><text:s/>0 <text:s text:c="12"/>1594 aaa</text:p>
      <text:p text:style-name="P1"><text:s/>0 <text:s text:c="12"/>1601 aaaahhhhhh</text:p>
      <text:p text:style-name="P1"><text:s/>0 <text:s text:c="12"/>1602 aaaall</text:p>
      <text:p text:style-name="P1"><text:s/>0 <text:s text:c="12"/>1603 aaaand</text:p>
      <text:p text:style-name="P1"><text:s/>0 <text:s text:c="12"/>1611 aan</text:p>
      <text:p text:style-name="P1"><text:s/>0 <text:s text:c="12"/>1612 aanrader</text:p>
      <text:p text:style-name="P1"><text:s/>0 <text:s text:c="12"/>1609 aake</text:p>
      <text:p text:style-name="P1"><text:s/>0 <text:s text:c="12"/>1610 aaliyah</text:p>
      <text:p text:style-name="P1"><text:s/>0 <text:s text:c="12"/>1608 aajnyhvo</text:p>
      <text:p text:style-name="P1"><text:s/>0 <text:s text:c="12"/>1604 aaaanswer</text:p>
      <text:p text:style-name="P1"><text:s/>0 <text:s text:c="12"/>1605 aaargh</text:p>
      <text:p text:style-name="P1"><text:s/>0 <text:s text:c="12"/>1606 aaarrrrrgghhh</text:p>
      <text:p text:style-name="P1"><text:s/>0 <text:s text:c="12"/>1607 aaaw</text:p>
      <text:p text:style-name="P1"><text:s/>0 <text:s text:c="12"/>1539 9tpw0po4n2</text:p>
      <text:p text:style-name="P1"><text:s/>0 <text:s text:c="12"/>1538 9th</text:p>
      <text:p text:style-name="P1"><text:s/>0 <text:s text:c="12"/>1537 9tg2pep4qq</text:p>
      <text:p text:style-name="P1"><text:s/>0 <text:s text:c="12"/>1473 9a1oe2e7</text:p>
      <text:p text:style-name="P1"><text:s/>0 <text:s text:c="12"/>1469 993m8dmqpi</text:p>
      <text:p text:style-name="P1"><text:s/>0 <text:s text:c="12"/>1470 995q9eslh9</text:p>
      <text:p text:style-name="P1"><text:s/>0 <text:s text:c="12"/>1471 997</text:p>
      <text:p text:style-name="P1"><text:s/>0 <text:s text:c="12"/>1468 990</text:p>
      <text:p text:style-name="P1"><text:s/>0 <text:s text:c="12"/>1467 99</text:p>
      <text:p text:style-name="P1"><text:s/>0 <text:s text:c="12"/>1466 987</text:p>
      <text:p text:style-name="P1"><text:s/>0 <text:s text:c="12"/>1463 97fnbzozei</text:p>
      <text:p text:style-name="P1"><text:s/>0 <text:s text:c="12"/>1464 97s</text:p>
      <text:p text:style-name="P1"><text:s/>0 <text:s text:c="12"/>1465 98</text:p>
      <text:p text:style-name="P1"><text:s/>0 <text:s text:c="12"/>1472 99m</text:p>
      <text:p text:style-name="P1"><text:s/>0 <text:s text:c="12"/>1474 9am</text:p>
      <text:p text:style-name="P1"><text:s/>0 <text:s text:c="12"/>1486 9eg89x7tmk</text:p>
      <text:p text:style-name="P1"><text:s/>0 <text:s text:c="12"/>1475 9bdnqc9llv</text:p>
      <text:p text:style-name="P1"><text:s/>0 <text:s text:c="12"/>1482 9demreo48f</text:p>
      <text:p text:style-name="P1"><text:s/>0 <text:s text:c="12"/>1483 9dfa1po85a</text:p>
      <text:p text:style-name="P1"><text:s/>0 <text:s text:c="12"/>1484 9edtbr</text:p>
      <text:p text:style-name="P1"><text:soft-page-break/><text:s/>0 <text:s text:c="12"/>1481 9crw0tbxol</text:p>
      <text:p text:style-name="P1"><text:s/>0 <text:s text:c="12"/>1480 9chodm</text:p>
      <text:p text:style-name="P1"><text:s/>0 <text:s text:c="12"/>1479 9cf5xwaeck</text:p>
      <text:p text:style-name="P1"><text:s/>0 <text:s text:c="12"/>1476 9bkkib</text:p>
      <text:p text:style-name="P1"><text:s/>0 <text:s text:c="12"/>1477 9bzzjnfhh6</text:p>
      <text:p text:style-name="P1"><text:s/>0 <text:s text:c="12"/>1478 9ccvbjqg4j</text:p>
      <text:p text:style-name="P1"><text:s/>0 <text:s text:c="12"/>1462 978c55v6</text:p>
      <text:p text:style-name="P1"><text:s/>0 <text:s text:c="12"/>1461 97</text:p>
      <text:p text:style-name="P1"><text:s/>0 <text:s text:c="12"/>1460 96zcn3uxxe</text:p>
      <text:p text:style-name="P1"><text:s/>0 <text:s text:c="12"/>1459 96nt74je</text:p>
      <text:p text:style-name="P1"><text:s/>0 <text:s text:c="12"/>1444 9246vs8agw</text:p>
      <text:p text:style-name="P1"><text:s/>0 <text:s text:c="12"/>1445 9284</text:p>
      <text:p text:style-name="P1"><text:s/>0 <text:s text:c="12"/>1446 9287</text:p>
      <text:p text:style-name="P1"><text:s/>0 <text:s text:c="12"/>1443 92</text:p>
      <text:p text:style-name="P1"><text:s/>0 <text:s text:c="12"/>1442 91k5jfdq2d</text:p>
      <text:p text:style-name="P1"><text:s/>0 <text:s text:c="12"/>1441 911</text:p>
      <text:p text:style-name="P1"><text:s/>0 <text:s text:c="12"/>1438 90s</text:p>
      <text:p text:style-name="P1"><text:s/>0 <text:s text:c="12"/>1439 90secs</text:p>
      <text:p text:style-name="P1"><text:s/>0 <text:s text:c="12"/>1440 90skid</text:p>
      <text:p text:style-name="P1"><text:s/>0 <text:s text:c="12"/>1447 928ltyfmqz</text:p>
      <text:p text:style-name="P1"><text:s/>0 <text:s text:c="12"/>1448 92qzcj7mdn</text:p>
      <text:p text:style-name="P1"><text:s/>0 <text:s text:c="12"/>1449 92rk8zi3jr</text:p>
      <text:p text:style-name="P1"><text:s/>0 <text:s text:c="12"/>1457 96</text:p>
      <text:p text:style-name="P1"><text:s/>0 <text:s text:c="12"/>1458 96knbi6be8</text:p>
      <text:p text:style-name="P1"><text:s/>0 <text:s text:c="12"/>1455 95bqs1pdjg</text:p>
      <text:p text:style-name="P1"><text:s/>0 <text:s text:c="12"/>1456 95fhwxtmhw</text:p>
      <text:p text:style-name="P1"><text:s/>0 <text:s text:c="12"/>1454 95</text:p>
      <text:p text:style-name="P1"><text:s/>0 <text:s text:c="12"/>1450 93</text:p>
      <text:p text:style-name="P1"><text:s/>0 <text:s text:c="12"/>1451 93l1axrfnr</text:p>
      <text:p text:style-name="P1"><text:s/>0 <text:s text:c="12"/>1452 93qj0cjg</text:p>
      <text:p text:style-name="P1"><text:s/>0 <text:s text:c="12"/>1453 94</text:p>
      <text:p text:style-name="P1"><text:s/>0 <text:s text:c="12"/>1485 9eeureoq</text:p>
      <text:p text:style-name="P1"><text:s/>0 <text:s text:c="12"/>1487 9emxuuund2</text:p>
      <text:p text:style-name="P1"><text:s/>0 <text:s text:c="12"/>1536 9tcvmcd1</text:p>
      <text:p text:style-name="P1"><text:s/>0 <text:s text:c="12"/>1524 9qlqqyyhyo</text:p>
      <text:p text:style-name="P1"><text:s/>0 <text:s text:c="12"/>1520 9p3flrunw2</text:p>
      <text:p text:style-name="P1"><text:s/>0 <text:s text:c="12"/>1521 9pbfdi</text:p>
      <text:p text:style-name="P1"><text:s/>0 <text:s text:c="12"/>1522 9przpnmht6</text:p>
      <text:p text:style-name="P1"><text:s/>0 <text:s text:c="12"/>1519 9p1oajqmn3</text:p>
      <text:p text:style-name="P1"><text:s/>0 <text:s text:c="12"/>1518 9p1ilgfz</text:p>
      <text:p text:style-name="P1"><text:s/>0 <text:s text:c="12"/>1517 9oyfyhwsus</text:p>
      <text:p text:style-name="P1"><text:s/>0 <text:s text:c="12"/>1514 9o6o22voe9</text:p>
      <text:p text:style-name="P1"><text:s/>0 <text:s text:c="12"/>1515 9oinnqszqk</text:p>
      <text:p text:style-name="P1"><text:s/>0 <text:s text:c="12"/>1516 9ow7zttqxj</text:p>
      <text:p text:style-name="P1"><text:s/>0 <text:s text:c="12"/>1523 9q480izzyz</text:p>
      <text:p text:style-name="P1"><text:s/>0 <text:s text:c="12"/>1525 9qqsilwszh</text:p>
      <text:p text:style-name="P1"><text:s/>0 <text:s text:c="12"/>1488 9f8skephwp</text:p>
      <text:p text:style-name="P1"><text:s/>0 <text:s text:c="12"/>1526 9qrovv</text:p>
      <text:p text:style-name="P1"><text:s/>0 <text:s text:c="12"/>1533 9snc3x</text:p>
      <text:p text:style-name="P1"><text:s/>0 <text:s text:c="12"/>1534 9stluhtxkn</text:p>
      <text:p text:style-name="P1"><text:s/>0 <text:s text:c="12"/>1535 9t2bnk</text:p>
      <text:p text:style-name="P1"><text:s/>0 <text:s text:c="12"/>1532 9sks3gykrn</text:p>
      <text:p text:style-name="P1"><text:soft-page-break/><text:s/>0 <text:s text:c="12"/>1531 9sjbjtxmux</text:p>
      <text:p text:style-name="P1"><text:s/>0 <text:s text:c="12"/>1530 9scuefbq</text:p>
      <text:p text:style-name="P1"><text:s/>0 <text:s text:c="12"/>1527 9rdkkymc1g</text:p>
      <text:p text:style-name="P1"><text:s/>0 <text:s text:c="12"/>1528 9rixcr</text:p>
      <text:p text:style-name="P1"><text:s/>0 <text:s text:c="12"/>1529 9rtxvzmszf</text:p>
      <text:p text:style-name="P1"><text:s/>0 <text:s text:c="12"/>1513 9nuepeou48</text:p>
      <text:p text:style-name="P1"><text:s/>0 <text:s text:c="12"/>1512 9nocyffgcr</text:p>
      <text:p text:style-name="P1"><text:s/>0 <text:s text:c="12"/>1511 9nmxytwt</text:p>
      <text:p text:style-name="P1"><text:s/>0 <text:s text:c="12"/>1510 9ni1w8eqxn</text:p>
      <text:p text:style-name="P1"><text:s/>0 <text:s text:c="12"/>1495 9ilv2w</text:p>
      <text:p text:style-name="P1"><text:s/>0 <text:s text:c="12"/>1496 9iwphcsool</text:p>
      <text:p text:style-name="P1"><text:s/>0 <text:s text:c="12"/>1497 9iydg3</text:p>
      <text:p text:style-name="P1"><text:s/>0 <text:s text:c="12"/>1494 9hkzaz8enp</text:p>
      <text:p text:style-name="P1"><text:s/>0 <text:s text:c="12"/>1493 9hcovwio3z</text:p>
      <text:p text:style-name="P1"><text:s/>0 <text:s text:c="12"/>1492 9h95ylxf</text:p>
      <text:p text:style-name="P1"><text:s/>0 <text:s text:c="12"/>1489 9fqqv8wj</text:p>
      <text:p text:style-name="P1"><text:s/>0 <text:s text:c="12"/>1490 9gjyu0io</text:p>
      <text:p text:style-name="P1"><text:s/>0 <text:s text:c="12"/>1491 9gx3qgk6lm</text:p>
      <text:p text:style-name="P1"><text:s/>0 <text:s text:c="12"/>1498 9iz7o3</text:p>
      <text:p text:style-name="P1"><text:s/>0 <text:s text:c="12"/>1499 9jbwu19qjl</text:p>
      <text:p text:style-name="P1"><text:s/>0 <text:s text:c="12"/>1500 9jlwkv6</text:p>
      <text:p text:style-name="P1"><text:s/>0 <text:s text:c="12"/>1508 9mhb61lvls</text:p>
      <text:p text:style-name="P1"><text:s/>0 <text:s text:c="12"/>1509 9nf4sn5d</text:p>
      <text:p text:style-name="P1"><text:s/>0 <text:s text:c="12"/>1506 9li6txcuo9</text:p>
      <text:p text:style-name="P1"><text:s/>0 <text:s text:c="12"/>1507 9lihecqtur</text:p>
      <text:p text:style-name="P1"><text:s/>0 <text:s text:c="12"/>1505 9kuzwa2t67</text:p>
      <text:p text:style-name="P1"><text:s/>0 <text:s text:c="12"/>1501 9k</text:p>
      <text:p text:style-name="P1"><text:s/>0 <text:s text:c="12"/>1502 9kdxxwvpzp</text:p>
      <text:p text:style-name="P1"><text:s/>0 <text:s text:c="12"/>1503 9kowa3qib1</text:p>
      <text:p text:style-name="P1"><text:s/>0 <text:s text:c="12"/>1504 9krnifg</text:p>
      <text:p text:style-name="P1"><text:s/>0 <text:s text:c="12"/>1232 7ff0f2cb</text:p>
      <text:p text:style-name="P1"><text:s/>0 <text:s text:c="12"/>1231 7fered5sc2</text:p>
      <text:p text:style-name="P1"><text:s/>0 <text:s text:c="12"/>1230 7f9b19b8gx</text:p>
      <text:p text:style-name="P1"><text:s/>0 <text:s text:c="13"/>962 58chxozfma</text:p>
      <text:p text:style-name="P1"><text:s/>0 <text:s text:c="13"/>958 57cm</text:p>
      <text:p text:style-name="P1"><text:s/>0 <text:s text:c="13"/>959 58</text:p>
      <text:p text:style-name="P1"><text:s/>0 <text:s text:c="13"/>960 580</text:p>
      <text:p text:style-name="P1"><text:s/>0 <text:s text:c="13"/>957 57</text:p>
      <text:p text:style-name="P1"><text:s/>0 <text:s text:c="13"/>956 56d1eky5</text:p>
      <text:p text:style-name="P1"><text:s/>0 <text:s text:c="13"/>955 5602</text:p>
      <text:p text:style-name="P1"><text:s/>0 <text:s text:c="13"/>952 556</text:p>
      <text:p text:style-name="P1"><text:s/>0 <text:s text:c="13"/>953 55jsehjag2</text:p>
      <text:p text:style-name="P1"><text:s/>0 <text:s text:c="13"/>954 56</text:p>
      <text:p text:style-name="P1"><text:s/>0 <text:s text:c="13"/>961 5870</text:p>
      <text:p text:style-name="P1"><text:s/>0 <text:s text:c="13"/>963 58gs5wnq</text:p>
      <text:p text:style-name="P1"><text:s/>0 <text:s text:c="13"/>950 54g1v5lhe3</text:p>
      <text:p text:style-name="P1"><text:s/>0 <text:s text:c="13"/>964 59</text:p>
      <text:p text:style-name="P1"><text:s/>0 <text:s text:c="13"/>971 5bm8j</text:p>
      <text:p text:style-name="P1"><text:s/>0 <text:s text:c="13"/>972 5boajqkc</text:p>
      <text:p text:style-name="P1"><text:s/>0 <text:s text:c="13"/>973 5bpn9atabh</text:p>
      <text:p text:style-name="P1"><text:s/>0 <text:s text:c="13"/>970 5bloarita8</text:p>
      <text:p text:style-name="P1"><text:s/>0 <text:s text:c="13"/>969 5am</text:p>
      <text:p text:style-name="P1"><text:soft-page-break/><text:s/>0 <text:s text:c="13"/>968 5aljqqvpsu</text:p>
      <text:p text:style-name="P1"><text:s/>0 <text:s text:c="13"/>965 59500</text:p>
      <text:p text:style-name="P1"><text:s/>0 <text:s text:c="13"/>966 59860t3i</text:p>
      <text:p text:style-name="P1"><text:s/>0 <text:s text:c="13"/>967 5afknhbxto</text:p>
      <text:p text:style-name="P1"><text:s/>0 <text:s text:c="13"/>951 55</text:p>
      <text:p text:style-name="P1"><text:s/>0 <text:s text:c="13"/>949 5455</text:p>
      <text:p text:style-name="P1"><text:s/>0 <text:s text:c="12"/>1229 7f4btudces</text:p>
      <text:p text:style-name="P1"><text:s/>0 <text:s text:c="13"/>936 507</text:p>
      <text:p text:style-name="P1"><text:s/>0 <text:s text:c="13"/>931 4zpwczr</text:p>
      <text:p text:style-name="P1"><text:s/>0 <text:s text:c="13"/>933 500</text:p>
      <text:p text:style-name="P1"><text:s/>0 <text:s text:c="13"/>934 5000</text:p>
      <text:p text:style-name="P1"><text:s/>0 <text:s text:c="13"/>930 4zpisz8mac</text:p>
      <text:p text:style-name="P1"><text:s/>0 <text:s text:c="13"/>929 4ziczr6zhf</text:p>
      <text:p text:style-name="P1"><text:s/>0 <text:s text:c="13"/>928 4z5bftli1f</text:p>
      <text:p text:style-name="P1"><text:s/>0 <text:s text:c="13"/>925 4yk2vpbegb</text:p>
      <text:p text:style-name="P1"><text:s/>0 <text:s text:c="13"/>926 4yobgckr1r</text:p>
      <text:p text:style-name="P1"><text:s/>0 <text:s text:c="13"/>927 4yruobdikn</text:p>
      <text:p text:style-name="P1"><text:s/>0 <text:s text:c="13"/>935 502</text:p>
      <text:p text:style-name="P1"><text:s/>0 <text:s text:c="13"/>937 508</text:p>
      <text:p text:style-name="P1"><text:s/>0 <text:s text:c="13"/>948 540</text:p>
      <text:p text:style-name="P1"><text:s/>0 <text:s text:c="13"/>938 50bestbars</text:p>
      <text:p text:style-name="P1"><text:s/>0 <text:s text:c="13"/>945 52v1jb9vw1</text:p>
      <text:p text:style-name="P1"><text:s/>0 <text:s text:c="13"/>946 53</text:p>
      <text:p text:style-name="P1"><text:s/>0 <text:s text:c="13"/>947 54</text:p>
      <text:p text:style-name="P1"><text:s/>0 <text:s text:c="13"/>944 52iqki1rcn</text:p>
      <text:p text:style-name="P1"><text:s/>0 <text:s text:c="13"/>943 52</text:p>
      <text:p text:style-name="P1"><text:s/>0 <text:s text:c="13"/>942 51st</text:p>
      <text:p text:style-name="P1"><text:s/>0 <text:s text:c="13"/>939 50pepjwsxo</text:p>
      <text:p text:style-name="P1"><text:s/>0 <text:s text:c="13"/>940 50th</text:p>
      <text:p text:style-name="P1"><text:s/>0 <text:s text:c="13"/>941 51</text:p>
      <text:p text:style-name="P1"><text:s/>0 <text:s text:c="13"/>974 5bqisbc3mj</text:p>
      <text:p text:style-name="P1"><text:s/>0 <text:s text:c="13"/>975 5bszxtvayb</text:p>
      <text:p text:style-name="P1"><text:s/>0 <text:s text:c="13"/>976 5ccpqvmvgr</text:p>
      <text:p text:style-name="P1"><text:s/>0 <text:s text:c="12"/>1013 5le7csm4</text:p>
      <text:p text:style-name="P1"><text:s/>0 <text:s text:c="12"/>1009 5jy3xnle</text:p>
      <text:p text:style-name="P1"><text:s/>0 <text:s text:c="12"/>1010 5kv3e5tya2</text:p>
      <text:p text:style-name="P1"><text:s/>0 <text:s text:c="12"/>1011 5l4ucbeora</text:p>
      <text:p text:style-name="P1"><text:s/>0 <text:s text:c="12"/>1008 5jphmi6kmq</text:p>
      <text:p text:style-name="P1"><text:s/>0 <text:s text:c="12"/>1007 5jmhfpjgna</text:p>
      <text:p text:style-name="P1"><text:s/>0 <text:s text:c="12"/>1006 5izg4hqlxr</text:p>
      <text:p text:style-name="P1"><text:s/>0 <text:s text:c="12"/>1003 5hawl2vp</text:p>
      <text:p text:style-name="P1"><text:s/>0 <text:s text:c="12"/>1004 5hesbrpl</text:p>
      <text:p text:style-name="P1"><text:s/>0 <text:s text:c="12"/>1005 5hrhwsrfm5</text:p>
      <text:p text:style-name="P1"><text:s/>0 <text:s text:c="12"/>1012 5ladxwzocn</text:p>
      <text:p text:style-name="P1"><text:s/>0 <text:s text:c="12"/>1014 5lnnjpumnz</text:p>
      <text:p text:style-name="P1"><text:s/>0 <text:s text:c="13"/>977 5cte0m6cqo</text:p>
      <text:p text:style-name="P1"><text:s/>0 <text:s text:c="12"/>1015 5m</text:p>
      <text:p text:style-name="P1"><text:s/>0 <text:s text:c="12"/>1022 5ni3h1og</text:p>
      <text:p text:style-name="P1"><text:s/>0 <text:s text:c="12"/>1023 5noqtbghov</text:p>
      <text:p text:style-name="P1"><text:s/>0 <text:s text:c="12"/>1024 5nwslb5h</text:p>
      <text:p text:style-name="P1"><text:s/>0 <text:s text:c="12"/>1021 5ndoeafztt</text:p>
      <text:p text:style-name="P1"><text:s/>0 <text:s text:c="12"/>1020 5n7gpevwky</text:p>
      <text:p text:style-name="P1"><text:soft-page-break/><text:s/>0 <text:s text:c="12"/>1019 5n4ylj0o</text:p>
      <text:p text:style-name="P1"><text:s/>0 <text:s text:c="12"/>1016 5m9jmbmyjt</text:p>
      <text:p text:style-name="P1"><text:s/>0 <text:s text:c="12"/>1017 5mdu7anc7a</text:p>
      <text:p text:style-name="P1"><text:s/>0 <text:s text:c="12"/>1018 5n4udire</text:p>
      <text:p text:style-name="P1"><text:s/>0 <text:s text:c="12"/>1002 5gzcxgzn5a</text:p>
      <text:p text:style-name="P1"><text:s/>0 <text:s text:c="12"/>1001 5gvlge8nym</text:p>
      <text:p text:style-name="P1"><text:s/>0 <text:s text:c="12"/>1000 5giajs4kng</text:p>
      <text:p text:style-name="P1"><text:s/>0 <text:s text:c="13"/>999 5g</text:p>
      <text:p text:style-name="P1"><text:s/>0 <text:s text:c="13"/>984 5eezn</text:p>
      <text:p text:style-name="P1"><text:s/>0 <text:s text:c="13"/>985 5eezy</text:p>
      <text:p text:style-name="P1"><text:s/>0 <text:s text:c="13"/>986 5eezz</text:p>
      <text:p text:style-name="P1"><text:s/>0 <text:s text:c="13"/>983 5e5wh1g47v</text:p>
      <text:p text:style-name="P1"><text:s/>0 <text:s text:c="13"/>982 5dvndki8il</text:p>
      <text:p text:style-name="P1"><text:s/>0 <text:s text:c="13"/>981 5dkkvmhpcm</text:p>
      <text:p text:style-name="P1"><text:s/>0 <text:s text:c="13"/>978 5cwnumqpvk</text:p>
      <text:p text:style-name="P1"><text:s/>0 <text:s text:c="13"/>979 5day</text:p>
      <text:p text:style-name="P1"><text:s/>0 <text:s text:c="13"/>980 5dbdo5uam8</text:p>
      <text:p text:style-name="P1"><text:s/>0 <text:s text:c="13"/>987 5efln</text:p>
      <text:p text:style-name="P1"><text:s/>0 <text:s text:c="13"/>988 5egds6bqz7</text:p>
      <text:p text:style-name="P1"><text:s/>0 <text:s text:c="13"/>989 5es5fg4xpy</text:p>
      <text:p text:style-name="P1"><text:s/>0 <text:s text:c="13"/>997 5fidqgbnoy</text:p>
      <text:p text:style-name="P1"><text:s/>0 <text:s text:c="13"/>998 5fvuercnuq</text:p>
      <text:p text:style-name="P1"><text:s/>0 <text:s text:c="13"/>995 5f6nowcy0p</text:p>
      <text:p text:style-name="P1"><text:s/>0 <text:s text:c="13"/>996 5feslrkoxv</text:p>
      <text:p text:style-name="P1"><text:s/>0 <text:s text:c="13"/>994 5etvp</text:p>
      <text:p text:style-name="P1"><text:s/>0 <text:s text:c="13"/>990 5etkndqm</text:p>
      <text:p text:style-name="P1"><text:s/>0 <text:s text:c="13"/>991 5etub</text:p>
      <text:p text:style-name="P1"><text:s/>0 <text:s text:c="13"/>992 5etv4</text:p>
      <text:p text:style-name="P1"><text:s/>0 <text:s text:c="13"/>993 5etvh</text:p>
      <text:p text:style-name="P1"><text:s/>0 <text:s text:c="13"/>924 4y5pyuyf</text:p>
      <text:p text:style-name="P1"><text:s/>0 <text:s text:c="13"/>923 4xv8qiyj4a</text:p>
      <text:p text:style-name="P1"><text:s/>0 <text:s text:c="13"/>922 4xqtponc</text:p>
      <text:p text:style-name="P1"><text:s/>0 <text:s text:c="13"/>858 4h5xcw8jqa</text:p>
      <text:p text:style-name="P1"><text:s/>0 <text:s text:c="13"/>854 4gblutqvgf</text:p>
      <text:p text:style-name="P1"><text:s/>0 <text:s text:c="13"/>855 4gg75kyi4n</text:p>
      <text:p text:style-name="P1"><text:s/>0 <text:s text:c="13"/>856 4gmia13p74</text:p>
      <text:p text:style-name="P1"><text:s/>0 <text:s text:c="13"/>853 4g2elf2yaf</text:p>
      <text:p text:style-name="P1"><text:s/>0 <text:s text:c="13"/>852 4g1ke9xg</text:p>
      <text:p text:style-name="P1"><text:s/>0 <text:s text:c="13"/>851 4g</text:p>
      <text:p text:style-name="P1"><text:s/>0 <text:s text:c="13"/>848 4ft1wgt1y3</text:p>
      <text:p text:style-name="P1"><text:s/>0 <text:s text:c="13"/>849 4fybjkevia</text:p>
      <text:p text:style-name="P1"><text:s/>0 <text:s text:c="13"/>850 4fzltohywx</text:p>
      <text:p text:style-name="P1"><text:s/>0 <text:s text:c="13"/>857 4gnehyozwo</text:p>
      <text:p text:style-name="P1"><text:s/>0 <text:s text:c="13"/>859 4h81dabj</text:p>
      <text:p text:style-name="P1"><text:s/>0 <text:s text:c="13"/>871 4klgibbzx2</text:p>
      <text:p text:style-name="P1"><text:s/>0 <text:s text:c="13"/>860 4he7fy0p</text:p>
      <text:p text:style-name="P1"><text:s/>0 <text:s text:c="13"/>867 4jflrricdc</text:p>
      <text:p text:style-name="P1"><text:s/>0 <text:s text:c="13"/>868 4js9cebmqy</text:p>
      <text:p text:style-name="P1"><text:s/>0 <text:s text:c="13"/>869 4kdgl3gldg</text:p>
      <text:p text:style-name="P1"><text:s/>0 <text:s text:c="13"/>866 4jdp9dye</text:p>
      <text:p text:style-name="P1"><text:s/>0 <text:s text:c="13"/>865 4izjnnlofg</text:p>
      <text:p text:style-name="P1"><text:s/>0 <text:s text:c="13"/>864 4iywu86wla</text:p>
      <text:p text:style-name="P1"><text:soft-page-break/><text:s/>0 <text:s text:c="13"/>861 4hhepch5lr</text:p>
      <text:p text:style-name="P1"><text:s/>0 <text:s text:c="13"/>862 4hours</text:p>
      <text:p text:style-name="P1"><text:s/>0 <text:s text:c="13"/>863 4huioxtjmh</text:p>
      <text:p text:style-name="P1"><text:s/>0 <text:s text:c="13"/>847 4elp3u97ea</text:p>
      <text:p text:style-name="P1"><text:s/>0 <text:s text:c="13"/>846 4ecgd8mxan</text:p>
      <text:p text:style-name="P1"><text:s/>0 <text:s text:c="13"/>845 4e2pqzqhzl</text:p>
      <text:p text:style-name="P1"><text:s/>0 <text:s text:c="13"/>844 4dzep4vlzn</text:p>
      <text:p text:style-name="P1"><text:s/>0 <text:s text:c="13"/>829 495</text:p>
      <text:p text:style-name="P1"><text:s/>0 <text:s text:c="13"/>830 497</text:p>
      <text:p text:style-name="P1"><text:s/>0 <text:s text:c="13"/>831 49srr4vwr2</text:p>
      <text:p text:style-name="P1"><text:s/>0 <text:s text:c="13"/>828 49</text:p>
      <text:p text:style-name="P1"><text:s/>0 <text:s text:c="13"/>827 48fywuviv5</text:p>
      <text:p text:style-name="P1"><text:s/>0 <text:s text:c="13"/>826 48</text:p>
      <text:p text:style-name="P1"><text:s/>0 <text:s text:c="13"/>823 46</text:p>
      <text:p text:style-name="P1"><text:s/>0 <text:s text:c="13"/>824 469286a</text:p>
      <text:p text:style-name="P1"><text:s/>0 <text:s text:c="13"/>825 47</text:p>
      <text:p text:style-name="P1"><text:s/>0 <text:s text:c="13"/>832 4aatqvz9g1</text:p>
      <text:p text:style-name="P1"><text:s/>0 <text:s text:c="13"/>833 4ahkbzzs</text:p>
      <text:p text:style-name="P1"><text:s/>0 <text:s text:c="13"/>834 4am</text:p>
      <text:p text:style-name="P1"><text:s/>0 <text:s text:c="13"/>842 4dmf5lds</text:p>
      <text:p text:style-name="P1"><text:s/>0 <text:s text:c="13"/>843 4dyfzrdv4x</text:p>
      <text:p text:style-name="P1"><text:s/>0 <text:s text:c="13"/>840 4cwgqvrr</text:p>
      <text:p text:style-name="P1"><text:s/>0 <text:s text:c="13"/>841 4dfmzmml</text:p>
      <text:p text:style-name="P1"><text:s/>0 <text:s text:c="13"/>839 4cuvhc4kkb</text:p>
      <text:p text:style-name="P1"><text:s/>0 <text:s text:c="13"/>835 4bd3mcvnxa</text:p>
      <text:p text:style-name="P1"><text:s/>0 <text:s text:c="13"/>836 4c2bro4lgt</text:p>
      <text:p text:style-name="P1"><text:s/>0 <text:s text:c="13"/>837 4ccm2emm</text:p>
      <text:p text:style-name="P1"><text:s/>0 <text:s text:c="13"/>838 4cr16ypqte</text:p>
      <text:p text:style-name="P1"><text:s/>0 <text:s text:c="13"/>870 4keaskbfjn</text:p>
      <text:p text:style-name="P1"><text:s/>0 <text:s text:c="13"/>872 4krace0ahz</text:p>
      <text:p text:style-name="P1"><text:s/>0 <text:s text:c="13"/>921 4xg3sf4y0i</text:p>
      <text:p text:style-name="P1"><text:s/>0 <text:s text:c="13"/>909 4ttpdrorap</text:p>
      <text:p text:style-name="P1"><text:s/>0 <text:s text:c="13"/>905 4th</text:p>
      <text:p text:style-name="P1"><text:s/>0 <text:s text:c="13"/>906 4th4rqlyg1</text:p>
      <text:p text:style-name="P1"><text:s/>0 <text:s text:c="13"/>907 4tpipzbmew</text:p>
      <text:p text:style-name="P1"><text:s/>0 <text:s text:c="13"/>904 4swtswcnhx</text:p>
      <text:p text:style-name="P1"><text:s/>0 <text:s text:c="13"/>903 4sqtip</text:p>
      <text:p text:style-name="P1"><text:s/>0 <text:s text:c="13"/>902 4sqday</text:p>
      <text:p text:style-name="P1"><text:s/>0 <text:s text:c="13"/>899 4sehric855</text:p>
      <text:p text:style-name="P1"><text:s/>0 <text:s text:c="13"/>900 4sjz0pz09h</text:p>
      <text:p text:style-name="P1"><text:s/>0 <text:s text:c="13"/>901 4sq</text:p>
      <text:p text:style-name="P1"><text:s/>0 <text:s text:c="13"/>908 4tpndmj1</text:p>
      <text:p text:style-name="P1"><text:s/>0 <text:s text:c="13"/>910 4uhimwuh</text:p>
      <text:p text:style-name="P1"><text:s/>0 <text:s text:c="13"/>873 4ldo5khwjo</text:p>
      <text:p text:style-name="P1"><text:s/>0 <text:s text:c="13"/>911 4unkenos</text:p>
      <text:p text:style-name="P1"><text:s/>0 <text:s text:c="13"/>918 4wrsrhh0f2</text:p>
      <text:p text:style-name="P1"><text:s/>0 <text:s text:c="13"/>919 4x</text:p>
      <text:p text:style-name="P1"><text:s/>0 <text:s text:c="13"/>920 4xf7o48bwz</text:p>
      <text:p text:style-name="P1"><text:s/>0 <text:s text:c="13"/>917 4wr1c2pg59</text:p>
      <text:p text:style-name="P1"><text:s/>0 <text:s text:c="13"/>916 4wm8iwsi</text:p>
      <text:p text:style-name="P1"><text:s/>0 <text:s text:c="13"/>915 4vzfmmxmzg</text:p>
      <text:p text:style-name="P1"><text:s/>0 <text:s text:c="13"/>912 4v0vnu1waj</text:p>
      <text:p text:style-name="P1"><text:soft-page-break/><text:s/>0 <text:s text:c="13"/>913 4vlabg62ot</text:p>
      <text:p text:style-name="P1"><text:s/>0 <text:s text:c="13"/>914 4vnrsfz</text:p>
      <text:p text:style-name="P1"><text:s/>0 <text:s text:c="13"/>898 4sck7nrxnn</text:p>
      <text:p text:style-name="P1"><text:s/>0 <text:s text:c="13"/>897 4s90fycapj</text:p>
      <text:p text:style-name="P1"><text:s/>0 <text:s text:c="13"/>896 4rth</text:p>
      <text:p text:style-name="P1"><text:s/>0 <text:s text:c="13"/>895 4rr6wy8zaf</text:p>
      <text:p text:style-name="P1"><text:s/>0 <text:s text:c="13"/>880 4mgrsvp7z2</text:p>
      <text:p text:style-name="P1"><text:s/>0 <text:s text:c="13"/>881 4mstpqoz</text:p>
      <text:p text:style-name="P1"><text:s/>0 <text:s text:c="13"/>882 4n5erpneul</text:p>
      <text:p text:style-name="P1"><text:s/>0 <text:s text:c="13"/>879 4mghafdq7l</text:p>
      <text:p text:style-name="P1"><text:s/>0 <text:s text:c="13"/>878 4me</text:p>
      <text:p text:style-name="P1"><text:s/>0 <text:s text:c="13"/>877 4m3ayj8x</text:p>
      <text:p text:style-name="P1"><text:s/>0 <text:s text:c="13"/>874 4lfpxf6bti</text:p>
      <text:p text:style-name="P1"><text:s/>0 <text:s text:c="13"/>875 4lsrhsueza</text:p>
      <text:p text:style-name="P1"><text:s/>0 <text:s text:c="13"/>876 4lug4kidd1</text:p>
      <text:p text:style-name="P1"><text:s/>0 <text:s text:c="13"/>883 4oxqb4bjc2</text:p>
      <text:p text:style-name="P1"><text:s/>0 <text:s text:c="13"/>884 4ozmbjqgd</text:p>
      <text:p text:style-name="P1"><text:s/>0 <text:s text:c="13"/>885 4pcnigyn16</text:p>
      <text:p text:style-name="P1"><text:s/>0 <text:s text:c="13"/>893 4rjrcolvaj</text:p>
      <text:p text:style-name="P1"><text:s/>0 <text:s text:c="13"/>894 4rorayxdvo</text:p>
      <text:p text:style-name="P1"><text:s/>0 <text:s text:c="13"/>891 4qvc4x4ilr</text:p>
      <text:p text:style-name="P1"><text:s/>0 <text:s text:c="13"/>892 4qzomkz4</text:p>
      <text:p text:style-name="P1"><text:s/>0 <text:s text:c="13"/>890 4qm2q4zc</text:p>
      <text:p text:style-name="P1"><text:s/>0 <text:s text:c="13"/>886 4prc1akn7b</text:p>
      <text:p text:style-name="P1"><text:s/>0 <text:s text:c="13"/>887 4q7hbfq1te</text:p>
      <text:p text:style-name="P1"><text:s/>0 <text:s text:c="13"/>888 4qaczdxu</text:p>
      <text:p text:style-name="P1"><text:s/>0 <text:s text:c="13"/>889 4qfpcf73</text:p>
      <text:p text:style-name="P1"><text:s/>0 <text:s text:c="12"/>1025 5ohzxq3s30</text:p>
      <text:p text:style-name="P1"><text:s/>0 <text:s text:c="12"/>1026 5ouxq5cy</text:p>
      <text:p text:style-name="P1"><text:s/>0 <text:s text:c="12"/>1027 5pm</text:p>
      <text:p text:style-name="P1"><text:s/>0 <text:s text:c="12"/>1166 6tdbjggbt1</text:p>
      <text:p text:style-name="P1"><text:s/>0 <text:s text:c="12"/>1162 6syvxc4gfn</text:p>
      <text:p text:style-name="P1"><text:s/>0 <text:s text:c="12"/>1163 6sz3diuqru</text:p>
      <text:p text:style-name="P1"><text:s/>0 <text:s text:c="12"/>1164 6szxbhhtas</text:p>
      <text:p text:style-name="P1"><text:s/>0 <text:s text:c="12"/>1161 6sxqnwoj</text:p>
      <text:p text:style-name="P1"><text:s/>0 <text:s text:c="12"/>1160 6stvfmjzfr</text:p>
      <text:p text:style-name="P1"><text:s/>0 <text:s text:c="12"/>1159 6ss9ysxn</text:p>
      <text:p text:style-name="P1"><text:s/>0 <text:s text:c="12"/>1156 6s7fazxg</text:p>
      <text:p text:style-name="P1"><text:s/>0 <text:s text:c="12"/>1157 6saq0hs71a</text:p>
      <text:p text:style-name="P1"><text:s/>0 <text:s text:c="12"/>1158 6sr4zdxnox</text:p>
      <text:p text:style-name="P1"><text:s/>0 <text:s text:c="12"/>1165 6tbpnltzvw</text:p>
      <text:p text:style-name="P1"><text:s/>0 <text:s text:c="12"/>1167 6th</text:p>
      <text:p text:style-name="P1"><text:s/>0 <text:s text:c="12"/>1179 6ybbt20px6</text:p>
      <text:p text:style-name="P1"><text:s/>0 <text:s text:c="12"/>1168 6tsvvtiazg</text:p>
      <text:p text:style-name="P1"><text:s/>0 <text:s text:c="12"/>1175 6whox4efz4</text:p>
      <text:p text:style-name="P1"><text:s/>0 <text:s text:c="12"/>1176 6wn1ty9k</text:p>
      <text:p text:style-name="P1"><text:s/>0 <text:s text:c="12"/>1177 6xyh6ky24h</text:p>
      <text:p text:style-name="P1"><text:s/>0 <text:s text:c="12"/>1174 6webnzuuck</text:p>
      <text:p text:style-name="P1"><text:s/>0 <text:s text:c="12"/>1173 6vezidkvp4</text:p>
      <text:p text:style-name="P1"><text:s/>0 <text:s text:c="12"/>1172 6uysihw2jn</text:p>
      <text:p text:style-name="P1"><text:s/>0 <text:s text:c="12"/>1169 6udccoipf7</text:p>
      <text:p text:style-name="P1"><text:s/>0 <text:s text:c="12"/>1170 6ul0ar4cr4</text:p>
      <text:p text:style-name="P1"><text:soft-page-break/><text:s/>0 <text:s text:c="12"/>1171 6uryuobuio</text:p>
      <text:p text:style-name="P1"><text:s/>0 <text:s text:c="12"/>1155 6rylpwa023</text:p>
      <text:p text:style-name="P1"><text:s/>0 <text:s text:c="12"/>1154 6rurpes2c8</text:p>
      <text:p text:style-name="P1"><text:s/>0 <text:s text:c="12"/>1153 6qxyeb1p</text:p>
      <text:p text:style-name="P1"><text:s/>0 <text:s text:c="12"/>1152 6qgrwhd86q</text:p>
      <text:p text:style-name="P1"><text:s/>0 <text:s text:c="12"/>1137 6kw5a7hss6</text:p>
      <text:p text:style-name="P1"><text:s/>0 <text:s text:c="12"/>1138 6la1fkn228</text:p>
      <text:p text:style-name="P1"><text:s/>0 <text:s text:c="12"/>1139 6lbikrknhv</text:p>
      <text:p text:style-name="P1"><text:s/>0 <text:s text:c="12"/>1136 6kntds9usc</text:p>
      <text:p text:style-name="P1"><text:s/>0 <text:s text:c="12"/>1135 6k</text:p>
      <text:p text:style-name="P1"><text:s/>0 <text:s text:c="12"/>1134 6jwsa0oqyc</text:p>
      <text:p text:style-name="P1"><text:s/>0 <text:s text:c="12"/>1131 6j6mui2d</text:p>
      <text:p text:style-name="P1"><text:s/>0 <text:s text:c="12"/>1132 6jiesytk</text:p>
      <text:p text:style-name="P1"><text:s/>0 <text:s text:c="12"/>1133 6jntucpjby</text:p>
      <text:p text:style-name="P1"><text:s/>0 <text:s text:c="12"/>1140 6lbxpct7</text:p>
      <text:p text:style-name="P1"><text:s/>0 <text:s text:c="12"/>1141 6leszrlhay</text:p>
      <text:p text:style-name="P1"><text:s/>0 <text:s text:c="12"/>1142 6m</text:p>
      <text:p text:style-name="P1"><text:s/>0 <text:s text:c="12"/>1150 6ojtjo3k1m</text:p>
      <text:p text:style-name="P1"><text:s/>0 <text:s text:c="12"/>1151 6oxxx0epi7</text:p>
      <text:p text:style-name="P1"><text:s/>0 <text:s text:c="12"/>1148 6nwxnxfcz3</text:p>
      <text:p text:style-name="P1"><text:s/>0 <text:s text:c="12"/>1149 6obupddm</text:p>
      <text:p text:style-name="P1"><text:s/>0 <text:s text:c="12"/>1147 6nsxe3pko8</text:p>
      <text:p text:style-name="P1"><text:s/>0 <text:s text:c="12"/>1143 6memxjhts9</text:p>
      <text:p text:style-name="P1"><text:s/>0 <text:s text:c="12"/>1144 6n89gmxpek</text:p>
      <text:p text:style-name="P1"><text:s/>0 <text:s text:c="12"/>1145 6n8zde4myv</text:p>
      <text:p text:style-name="P1"><text:s/>0 <text:s text:c="12"/>1146 6niqhgb7</text:p>
      <text:p text:style-name="P1"><text:s/>0 <text:s text:c="12"/>1178 6xzr4zil7d</text:p>
      <text:p text:style-name="P1"><text:s/>0 <text:s text:c="12"/>1180 6zpaxbib</text:p>
      <text:p text:style-name="P1"><text:s/>0 <text:s text:c="12"/>1129 6ixu5k4ell</text:p>
      <text:p text:style-name="P1"><text:s/>0 <text:s text:c="12"/>1217 7biyc9bhu0</text:p>
      <text:p text:style-name="P1"><text:s/>0 <text:s text:c="12"/>1213 7atmokr8</text:p>
      <text:p text:style-name="P1"><text:s/>0 <text:s text:c="12"/>1214 7av0cl81gh</text:p>
      <text:p text:style-name="P1"><text:s/>0 <text:s text:c="12"/>1215 7avjfrzh</text:p>
      <text:p text:style-name="P1"><text:s/>0 <text:s text:c="12"/>1212 7anpfezkij</text:p>
      <text:p text:style-name="P1"><text:s/>0 <text:s text:c="12"/>1211 7adsxuk74k</text:p>
      <text:p text:style-name="P1"><text:s/>0 <text:s text:c="12"/>1210 7aatmxjt</text:p>
      <text:p text:style-name="P1"><text:s/>0 <text:s text:c="12"/>1207 7874aqal0s</text:p>
      <text:p text:style-name="P1"><text:s/>0 <text:s text:c="12"/>1208 79</text:p>
      <text:p text:style-name="P1"><text:s/>0 <text:s text:c="12"/>1209 79gplndf</text:p>
      <text:p text:style-name="P1"><text:s/>0 <text:s text:c="12"/>1216 7bd0m1pyfq</text:p>
      <text:p text:style-name="P1"><text:s/>0 <text:s text:c="12"/>1218 7bujkeah</text:p>
      <text:p text:style-name="P1"><text:s/>0 <text:s text:c="12"/>1181 6zs5xjiind</text:p>
      <text:p text:style-name="P1"><text:s/>0 <text:s text:c="12"/>1219 7buohobb</text:p>
      <text:p text:style-name="P1"><text:s/>0 <text:s text:c="12"/>1226 7ebsguqk87</text:p>
      <text:p text:style-name="P1"><text:s/>0 <text:s text:c="12"/>1227 7esfgqvqs0</text:p>
      <text:p text:style-name="P1"><text:s/>0 <text:s text:c="12"/>1228 7ey6eruael</text:p>
      <text:p text:style-name="P1"><text:s/>0 <text:s text:c="12"/>1225 7ebnjrwqfs</text:p>
      <text:p text:style-name="P1"><text:s/>0 <text:s text:c="12"/>1224 7e3ts8p1</text:p>
      <text:p text:style-name="P1"><text:s/>0 <text:s text:c="12"/>1223 7drmokwrqs</text:p>
      <text:p text:style-name="P1"><text:s/>0 <text:s text:c="12"/>1220 7cgapccgi2</text:p>
      <text:p text:style-name="P1"><text:s/>0 <text:s text:c="12"/>1221 7cus2mxxw6</text:p>
      <text:p text:style-name="P1"><text:s/>0 <text:s text:c="12"/>1222 7d1859m8eq</text:p>
      <text:p text:style-name="P1"><text:soft-page-break/><text:s/>0 <text:s text:c="12"/>1206 77yevofkt8</text:p>
      <text:p text:style-name="P1"><text:s/>0 <text:s text:c="12"/>1205 77th</text:p>
      <text:p text:style-name="P1"><text:s/>0 <text:s text:c="12"/>1204 777</text:p>
      <text:p text:style-name="P1"><text:s/>0 <text:s text:c="12"/>1203 76firllu0y</text:p>
      <text:p text:style-name="P1"><text:s/>0 <text:s text:c="12"/>1188 72</text:p>
      <text:p text:style-name="P1"><text:s/>0 <text:s text:c="12"/>1189 721</text:p>
      <text:p text:style-name="P1"><text:s/>0 <text:s text:c="12"/>1190 727</text:p>
      <text:p text:style-name="P1"><text:s/>0 <text:s text:c="12"/>1187 71wepe0g</text:p>
      <text:p text:style-name="P1"><text:s/>0 <text:s text:c="12"/>1186 71vodg1vpg</text:p>
      <text:p text:style-name="P1"><text:s/>0 <text:s text:c="12"/>1185 713</text:p>
      <text:p text:style-name="P1"><text:s/>0 <text:s text:c="12"/>1182 70</text:p>
      <text:p text:style-name="P1"><text:s/>0 <text:s text:c="12"/>1183 700</text:p>
      <text:p text:style-name="P1"><text:s/>0 <text:s text:c="12"/>1184 706</text:p>
      <text:p text:style-name="P1"><text:s/>0 <text:s text:c="12"/>1191 72lqvu9e</text:p>
      <text:p text:style-name="P1"><text:s/>0 <text:s text:c="12"/>1192 73</text:p>
      <text:p text:style-name="P1"><text:s/>0 <text:s text:c="12"/>1193 74aq1mbb</text:p>
      <text:p text:style-name="P1"><text:s/>0 <text:s text:c="12"/>1201 76714</text:p>
      <text:p text:style-name="P1"><text:s/>0 <text:s text:c="12"/>1202 76bgtzolcr</text:p>
      <text:p text:style-name="P1"><text:s/>0 <text:s text:c="12"/>1199 76627</text:p>
      <text:p text:style-name="P1"><text:s/>0 <text:s text:c="12"/>1200 766bhz26fs</text:p>
      <text:p text:style-name="P1"><text:s/>0 <text:s text:c="12"/>1198 763</text:p>
      <text:p text:style-name="P1"><text:s/>0 <text:s text:c="12"/>1194 74wo0giy57</text:p>
      <text:p text:style-name="P1"><text:s/>0 <text:s text:c="12"/>1195 75</text:p>
      <text:p text:style-name="P1"><text:s/>0 <text:s text:c="12"/>1196 752</text:p>
      <text:p text:style-name="P1"><text:s/>0 <text:s text:c="12"/>1197 76</text:p>
      <text:p text:style-name="P1"><text:s/>0 <text:s text:c="12"/>1130 6j37tp1fok</text:p>
      <text:p text:style-name="P1"><text:s/>0 <text:s text:c="12"/>1128 6iw4fejxji</text:p>
      <text:p text:style-name="P1"><text:s/>0 <text:s text:c="12"/>1028 5pyu5m0i</text:p>
      <text:p text:style-name="P1"><text:s/>0 <text:s text:c="12"/>1064 61below</text:p>
      <text:p text:style-name="P1"><text:s/>0 <text:s text:c="12"/>1060 60k</text:p>
      <text:p text:style-name="P1"><text:s/>0 <text:s text:c="12"/>1061 60nm7o16pf</text:p>
      <text:p text:style-name="P1"><text:s/>0 <text:s text:c="12"/>1062 60s</text:p>
      <text:p text:style-name="P1"><text:s/>0 <text:s text:c="12"/>1059 60iutefjo3</text:p>
      <text:p text:style-name="P1"><text:s/>0 <text:s text:c="12"/>1058 60bizcn9s3</text:p>
      <text:p text:style-name="P1"><text:s/>0 <text:s text:c="12"/>1057 6091</text:p>
      <text:p text:style-name="P1"><text:s/>0 <text:s text:c="12"/>1054 60</text:p>
      <text:p text:style-name="P1"><text:s/>0 <text:s text:c="12"/>1055 600</text:p>
      <text:p text:style-name="P1"><text:s/>0 <text:s text:c="12"/>1056 608</text:p>
      <text:p text:style-name="P1"><text:s/>0 <text:s text:c="12"/>1063 61</text:p>
      <text:p text:style-name="P1"><text:s/>0 <text:s text:c="12"/>1065 61k</text:p>
      <text:p text:style-name="P1"><text:s/>0 <text:s text:c="12"/>1077 64608872</text:p>
      <text:p text:style-name="P1"><text:s/>0 <text:s text:c="12"/>1066 61wfwethdo</text:p>
      <text:p text:style-name="P1"><text:s/>0 <text:s text:c="12"/>1073 63</text:p>
      <text:p text:style-name="P1"><text:s/>0 <text:s text:c="12"/>1074 637</text:p>
      <text:p text:style-name="P1"><text:s/>0 <text:s text:c="12"/>1075 63b9jlejqg</text:p>
      <text:p text:style-name="P1"><text:s/>0 <text:s text:c="12"/>1072 62x8c2bq9d</text:p>
      <text:p text:style-name="P1"><text:s/>0 <text:s text:c="12"/>1071 62vkv7v1cl</text:p>
      <text:p text:style-name="P1"><text:s/>0 <text:s text:c="12"/>1070 62k</text:p>
      <text:p text:style-name="P1"><text:s/>0 <text:s text:c="12"/>1067 62</text:p>
      <text:p text:style-name="P1"><text:s/>0 <text:s text:c="12"/>1068 627</text:p>
      <text:p text:style-name="P1"><text:s/>0 <text:s text:c="12"/>1069 62fyrjdtaa</text:p>
      <text:p text:style-name="P1"><text:s/>0 <text:s text:c="12"/>1053 5zzgczdlh5</text:p>
      <text:p text:style-name="P1"><text:soft-page-break/><text:s/>0 <text:s text:c="12"/>1052 5z6aaaofau</text:p>
      <text:p text:style-name="P1"><text:s/>0 <text:s text:c="12"/>1051 5yuyoclw</text:p>
      <text:p text:style-name="P1"><text:s/>0 <text:s text:c="12"/>1050 5yffjxekt6</text:p>
      <text:p text:style-name="P1"><text:s/>0 <text:s text:c="12"/>1035 5th</text:p>
      <text:p text:style-name="P1"><text:s/>0 <text:s text:c="12"/>1036 5trghenp7z</text:p>
      <text:p text:style-name="P1"><text:s/>0 <text:s text:c="12"/>1037 5uka9eegoc</text:p>
      <text:p text:style-name="P1"><text:s/>0 <text:s text:c="12"/>1034 5t8qsexpbl</text:p>
      <text:p text:style-name="P1"><text:s/>0 <text:s text:c="12"/>1033 5sh53ithhv</text:p>
      <text:p text:style-name="P1"><text:s/>0 <text:s text:c="12"/>1032 5sai0sy2</text:p>
      <text:p text:style-name="P1"><text:s/>0 <text:s text:c="12"/>1029 5rgjjgbg</text:p>
      <text:p text:style-name="P1"><text:s/>0 <text:s text:c="12"/>1030 5rycfvd4</text:p>
      <text:p text:style-name="P1"><text:s/>0 <text:s text:c="12"/>1031 5s</text:p>
      <text:p text:style-name="P1"><text:s/>0 <text:s text:c="12"/>1038 5v9uqohqt9</text:p>
      <text:p text:style-name="P1"><text:s/>0 <text:s text:c="12"/>1039 5vdj5lgl</text:p>
      <text:p text:style-name="P1"><text:s/>0 <text:s text:c="12"/>1040 5vdy20fepf</text:p>
      <text:p text:style-name="P1"><text:s/>0 <text:s text:c="12"/>1048 5xatvbd</text:p>
      <text:p text:style-name="P1"><text:s/>0 <text:s text:c="12"/>1049 5xgdycacjr</text:p>
      <text:p text:style-name="P1"><text:s/>0 <text:s text:c="12"/>1046 5wkt</text:p>
      <text:p text:style-name="P1"><text:s/>0 <text:s text:c="12"/>1047 5wsmouahhb</text:p>
      <text:p text:style-name="P1"><text:s/>0 <text:s text:c="12"/>1045 5wim5gljqj</text:p>
      <text:p text:style-name="P1"><text:s/>0 <text:s text:c="12"/>1041 5vfqqq1dpk</text:p>
      <text:p text:style-name="P1"><text:s/>0 <text:s text:c="12"/>1042 5vjbggji</text:p>
      <text:p text:style-name="P1"><text:s/>0 <text:s text:c="12"/>1043 5vlqxq8zw7</text:p>
      <text:p text:style-name="P1"><text:s/>0 <text:s text:c="12"/>1044 5vzddypiiy</text:p>
      <text:p text:style-name="P1"><text:s/>0 <text:s text:c="12"/>1076 64</text:p>
      <text:p text:style-name="P1"><text:s/>0 <text:s text:c="12"/>1078 64gb</text:p>
      <text:p text:style-name="P1"><text:s/>0 <text:s text:c="12"/>1127 6iqhzqma4k</text:p>
      <text:p text:style-name="P1"><text:s/>0 <text:s text:c="12"/>1115 6fsonutt2a</text:p>
      <text:p text:style-name="P1"><text:s/>0 <text:s text:c="12"/>1111 6ezbszrnas</text:p>
      <text:p text:style-name="P1"><text:s/>0 <text:s text:c="12"/>1112 6fm252etrx</text:p>
      <text:p text:style-name="P1"><text:s/>0 <text:s text:c="12"/>1113 6fnbswep</text:p>
      <text:p text:style-name="P1"><text:s/>0 <text:s text:c="12"/>1110 6eviumwnch</text:p>
      <text:p text:style-name="P1"><text:s/>0 <text:s text:c="12"/>1109 6ejlyhpmhg</text:p>
      <text:p text:style-name="P1"><text:s/>0 <text:s text:c="12"/>1108 6egzthnulh</text:p>
      <text:p text:style-name="P1"><text:s/>0 <text:s text:c="12"/>1105 6bkr7zrpxr</text:p>
      <text:p text:style-name="P1"><text:s/>0 <text:s text:c="12"/>1106 6cjkkjac6x</text:p>
      <text:p text:style-name="P1"><text:s/>0 <text:s text:c="12"/>1107 6ctxosoc</text:p>
      <text:p text:style-name="P1"><text:s/>0 <text:s text:c="12"/>1114 6foecbbf</text:p>
      <text:p text:style-name="P1"><text:s/>0 <text:s text:c="12"/>1116 6ft1</text:p>
      <text:p text:style-name="P1"><text:s/>0 <text:s text:c="12"/>1079 64imrjzhgq</text:p>
      <text:p text:style-name="P1"><text:s/>0 <text:s text:c="12"/>1117 6fyrig6u</text:p>
      <text:p text:style-name="P1"><text:s/>0 <text:s text:c="12"/>1124 6hyruovkce</text:p>
      <text:p text:style-name="P1"><text:s/>0 <text:s text:c="12"/>1125 6icmioydbe</text:p>
      <text:p text:style-name="P1"><text:s/>0 <text:s text:c="12"/>1126 6igpccvjdu</text:p>
      <text:p text:style-name="P1"><text:s/>0 <text:s text:c="12"/>1123 6hours</text:p>
      <text:p text:style-name="P1"><text:s/>0 <text:s text:c="12"/>1122 6hircexbr1</text:p>
      <text:p text:style-name="P1"><text:s/>0 <text:s text:c="12"/>1121 6hainmklo7</text:p>
      <text:p text:style-name="P1"><text:s/>0 <text:s text:c="12"/>1118 6fzgarihy9</text:p>
      <text:p text:style-name="P1"><text:s/>0 <text:s text:c="12"/>1119 6gilc7vijj</text:p>
      <text:p text:style-name="P1"><text:s/>0 <text:s text:c="12"/>1120 6h1pkz8rly</text:p>
      <text:p text:style-name="P1"><text:s/>0 <text:s text:c="12"/>1104 6b0beakefo</text:p>
      <text:p text:style-name="P1"><text:s/>0 <text:s text:c="12"/>1103 6am</text:p>
      <text:p text:style-name="P1"><text:soft-page-break/><text:s/>0 <text:s text:c="12"/>1102 6aleab1b</text:p>
      <text:p text:style-name="P1"><text:s/>0 <text:s text:c="12"/>1101 699</text:p>
      <text:p text:style-name="P1"><text:s/>0 <text:s text:c="12"/>1086 65mq</text:p>
      <text:p text:style-name="P1"><text:s/>0 <text:s text:c="12"/>1087 65mz0suurh</text:p>
      <text:p text:style-name="P1"><text:s/>0 <text:s text:c="12"/>1088 65ykm2igt3</text:p>
      <text:p text:style-name="P1"><text:s/>0 <text:s text:c="12"/>1085 65jsjkxg</text:p>
      <text:p text:style-name="P1"><text:s/>0 <text:s text:c="12"/>1084 65hgmsu5</text:p>
      <text:p text:style-name="P1"><text:s/>0 <text:s text:c="12"/>1083 654</text:p>
      <text:p text:style-name="P1"><text:s/>0 <text:s text:c="12"/>1080 64p2zsf1av</text:p>
      <text:p text:style-name="P1"><text:s/>0 <text:s text:c="12"/>1081 64phkfeaqi</text:p>
      <text:p text:style-name="P1"><text:s/>0 <text:s text:c="12"/>1082 65</text:p>
      <text:p text:style-name="P1"><text:s/>0 <text:s text:c="12"/>1089 66</text:p>
      <text:p text:style-name="P1"><text:s/>0 <text:s text:c="12"/>1090 66729380</text:p>
      <text:p text:style-name="P1"><text:s/>0 <text:s text:c="12"/>1091 66kttn5pnl</text:p>
      <text:p text:style-name="P1"><text:s/>0 <text:s text:c="12"/>1099 695u5hmo1h</text:p>
      <text:p text:style-name="P1"><text:s/>0 <text:s text:c="12"/>1100 6987</text:p>
      <text:p text:style-name="P1"><text:s/>0 <text:s text:c="12"/>1097 68zlhljij1</text:p>
      <text:p text:style-name="P1"><text:s/>0 <text:s text:c="12"/>1098 69</text:p>
      <text:p text:style-name="P1"><text:s/>0 <text:s text:c="12"/>1096 68pva8x3rs</text:p>
      <text:p text:style-name="P1"><text:s/>0 <text:s text:c="12"/>1092 67</text:p>
      <text:p text:style-name="P1"><text:s/>0 <text:s text:c="12"/>1093 678</text:p>
      <text:p text:style-name="P1"><text:s/>0 <text:s text:c="12"/>1094 67hplbpvnj</text:p>
      <text:p text:style-name="P1"><text:s/>0 <text:s text:c="12"/>1095 68jta57hpg</text:p>
      <text:p text:style-name="P1"><text:s/>0 <text:s text:c="12"/>3287 bbypll8i</text:p>
      <text:p text:style-name="P1"><text:s/>0 <text:s text:c="12"/>3288 bc</text:p>
      <text:p text:style-name="P1"><text:s/>0 <text:s text:c="12"/>3289 bcdsxfaryv</text:p>
      <text:p text:style-name="P1"><text:s/>0 <text:s text:c="12"/>5485 combinator</text:p>
      <text:p text:style-name="P1"><text:s/>0 <text:s text:c="12"/>5481 com8ihty6n</text:p>
      <text:p text:style-name="P1"><text:s/>0 <text:s text:c="12"/>5482 combatir</text:p>
      <text:p text:style-name="P1"><text:s/>0 <text:s text:c="12"/>5483 combination</text:p>
      <text:p text:style-name="P1"><text:s/>0 <text:s text:c="12"/>5480 com</text:p>
      <text:p text:style-name="P1"><text:s/>0 <text:s text:c="12"/>5479 colón</text:p>
      <text:p text:style-name="P1"><text:s/>0 <text:s text:c="12"/>5478 column</text:p>
      <text:p text:style-name="P1"><text:s/>0 <text:s text:c="12"/>5475 colter</text:p>
      <text:p text:style-name="P1"><text:s/>0 <text:s text:c="12"/>5476 colton</text:p>
      <text:p text:style-name="P1"><text:s/>0 <text:s text:c="12"/>5477 coltrane</text:p>
      <text:p text:style-name="P1"><text:s/>0 <text:s text:c="12"/>5484 combinations</text:p>
      <text:p text:style-name="P1"><text:s/>0 <text:s text:c="12"/>5486 combine</text:p>
      <text:p text:style-name="P1"><text:s/>0 <text:s text:c="12"/>5473 colpo</text:p>
      <text:p text:style-name="P1"><text:s/>0 <text:s text:c="12"/>5487 combined</text:p>
      <text:p text:style-name="P1"><text:s/>0 <text:s text:c="12"/>5494 comedian</text:p>
      <text:p text:style-name="P1"><text:s/>0 <text:s text:c="12"/>5495 comedy</text:p>
      <text:p text:style-name="P1"><text:s/>0 <text:s text:c="12"/>5496 comeno</text:p>
      <text:p text:style-name="P1"><text:s/>0 <text:s text:c="12"/>5493 comedia</text:p>
      <text:p text:style-name="P1"><text:s/>0 <text:s text:c="12"/>5492 comebacksun</text:p>
      <text:p text:style-name="P1"><text:s/>0 <text:s text:c="12"/>5491 comeback</text:p>
      <text:p text:style-name="P1"><text:s/>0 <text:s text:c="12"/>5488 combining</text:p>
      <text:p text:style-name="P1"><text:s/>0 <text:s text:c="12"/>5489 come</text:p>
      <text:p text:style-name="P1"><text:s/>0 <text:s text:c="12"/>5490 comeandgetit</text:p>
      <text:p text:style-name="P1"><text:s/>0 <text:s text:c="12"/>5474 colson</text:p>
      <text:p text:style-name="P1"><text:s/>0 <text:s text:c="12"/>5472 colours</text:p>
      <text:p text:style-name="P1"><text:s/>0 <text:s text:c="12"/>5549 como</text:p>
      <text:p text:style-name="P1"><text:soft-page-break/><text:s/>0 <text:s text:c="12"/>5459 colombian</text:p>
      <text:p text:style-name="P1"><text:s/>0 <text:s text:c="12"/>5455 collison</text:p>
      <text:p text:style-name="P1"><text:s/>0 <text:s text:c="12"/>5456 colloquium</text:p>
      <text:p text:style-name="P1"><text:s/>0 <text:s text:c="12"/>5457 colmenero</text:p>
      <text:p text:style-name="P1"><text:s/>0 <text:s text:c="12"/>5454 collins</text:p>
      <text:p text:style-name="P1"><text:s/>0 <text:s text:c="12"/>5453 collin</text:p>
      <text:p text:style-name="P1"><text:s/>0 <text:s text:c="12"/>5452 collie</text:p>
      <text:p text:style-name="P1"><text:s/>0 <text:s text:c="12"/>5449 collegewasfun</text:p>
      <text:p text:style-name="P1"><text:s/>0 <text:s text:c="12"/>5450 collegiate</text:p>
      <text:p text:style-name="P1"><text:s/>0 <text:s text:c="12"/>5451 collide</text:p>
      <text:p text:style-name="P1"><text:s/>0 <text:s text:c="12"/>5458 colombia</text:p>
      <text:p text:style-name="P1"><text:s/>0 <text:s text:c="12"/>5460 colombo</text:p>
      <text:p text:style-name="P1"><text:s/>0 <text:s text:c="12"/>5471 colourful</text:p>
      <text:p text:style-name="P1"><text:s/>0 <text:s text:c="12"/>5461 colon</text:p>
      <text:p text:style-name="P1"><text:s/>0 <text:s text:c="12"/>5468 colorless</text:p>
      <text:p text:style-name="P1"><text:s/>0 <text:s text:c="12"/>5469 colors</text:p>
      <text:p text:style-name="P1"><text:s/>0 <text:s text:c="12"/>5470 colour</text:p>
      <text:p text:style-name="P1"><text:s/>0 <text:s text:c="12"/>5467 colorful</text:p>
      <text:p text:style-name="P1"><text:s/>0 <text:s text:c="12"/>5466 colores</text:p>
      <text:p text:style-name="P1"><text:s/>0 <text:s text:c="12"/>5465 colored</text:p>
      <text:p text:style-name="P1"><text:s/>0 <text:s text:c="12"/>5462 colonel</text:p>
      <text:p text:style-name="P1"><text:s/>0 <text:s text:c="12"/>5463 colony</text:p>
      <text:p text:style-name="P1"><text:s/>0 <text:s text:c="12"/>5464 color</text:p>
      <text:p text:style-name="P1"><text:s/>0 <text:s text:c="12"/>5497 comenzar</text:p>
      <text:p text:style-name="P1"><text:s/>0 <text:s text:c="12"/>5498 comer</text:p>
      <text:p text:style-name="P1"><text:s/>0 <text:s text:c="12"/>5499 comes</text:p>
      <text:p text:style-name="P1"><text:s/>0 <text:s text:c="12"/>5536 commodity</text:p>
      <text:p text:style-name="P1"><text:s/>0 <text:s text:c="12"/>5532 commitment</text:p>
      <text:p text:style-name="P1"><text:s/>0 <text:s text:c="12"/>5533 committed</text:p>
      <text:p text:style-name="P1"><text:s/>0 <text:s text:c="12"/>5534 committee</text:p>
      <text:p text:style-name="P1"><text:s/>0 <text:s text:c="12"/>5531 commit</text:p>
      <text:p text:style-name="P1"><text:s/>0 <text:s text:c="12"/>5530 commission</text:p>
      <text:p text:style-name="P1"><text:s/>0 <text:s text:c="12"/>5529 comming</text:p>
      <text:p text:style-name="P1"><text:s/>0 <text:s text:c="12"/>5526 commerciale</text:p>
      <text:p text:style-name="P1"><text:s/>0 <text:s text:c="12"/>5527 commercialized</text:p>
      <text:p text:style-name="P1"><text:s/>0 <text:s text:c="12"/>5528 commercials</text:p>
      <text:p text:style-name="P1"><text:s/>0 <text:s text:c="12"/>5535 commmeeee</text:p>
      <text:p text:style-name="P1"><text:s/>0 <text:s text:c="12"/>5537 common</text:p>
      <text:p text:style-name="P1"><text:s/>0 <text:s text:c="12"/>5500 comfort</text:p>
      <text:p text:style-name="P1"><text:s/>0 <text:s text:c="12"/>5538 commonfloor</text:p>
      <text:p text:style-name="P1"><text:s/>0 <text:s text:c="12"/>5545 communications</text:p>
      <text:p text:style-name="P1"><text:s/>0 <text:s text:c="12"/>5546 communities</text:p>
      <text:p text:style-name="P1"><text:s/>0 <text:s text:c="12"/>5547 community</text:p>
      <text:p text:style-name="P1"><text:s/>0 <text:s text:c="12"/>5544 communication</text:p>
      <text:p text:style-name="P1"><text:s/>0 <text:s text:c="12"/>5543 communicating</text:p>
      <text:p text:style-name="P1"><text:s/>0 <text:s text:c="12"/>5542 communicatie</text:p>
      <text:p text:style-name="P1"><text:s/>0 <text:s text:c="12"/>5539 commonwealth</text:p>
      <text:p text:style-name="P1"><text:s/>0 <text:s text:c="12"/>5540 comms</text:p>
      <text:p text:style-name="P1"><text:s/>0 <text:s text:c="12"/>5541 communicate</text:p>
      <text:p text:style-name="P1"><text:s/>0 <text:s text:c="12"/>5525 commercial</text:p>
      <text:p text:style-name="P1"><text:s/>0 <text:s text:c="12"/>5524 comments</text:p>
      <text:p text:style-name="P1"><text:s/>0 <text:s text:c="12"/>5523 commentisfree</text:p>
      <text:p text:style-name="P1"><text:soft-page-break/><text:s/>0 <text:s text:c="12"/>5522 commenting</text:p>
      <text:p text:style-name="P1"><text:s/>0 <text:s text:c="12"/>5507 comida</text:p>
      <text:p text:style-name="P1"><text:s/>0 <text:s text:c="12"/>5508 coming</text:p>
      <text:p text:style-name="P1"><text:s/>0 <text:s text:c="12"/>5509 comings</text:p>
      <text:p text:style-name="P1"><text:s/>0 <text:s text:c="12"/>5506 comics</text:p>
      <text:p text:style-name="P1"><text:s/>0 <text:s text:c="12"/>5505 comic</text:p>
      <text:p text:style-name="P1"><text:s/>0 <text:s text:c="12"/>5504 comfy</text:p>
      <text:p text:style-name="P1"><text:s/>0 <text:s text:c="12"/>5501 comfortable</text:p>
      <text:p text:style-name="P1"><text:s/>0 <text:s text:c="12"/>5502 comfortably</text:p>
      <text:p text:style-name="P1"><text:s/>0 <text:s text:c="12"/>5503 comforted</text:p>
      <text:p text:style-name="P1"><text:s/>0 <text:s text:c="12"/>5510 comm</text:p>
      <text:p text:style-name="P1"><text:s/>0 <text:s text:c="12"/>5511 command</text:p>
      <text:p text:style-name="P1"><text:s/>0 <text:s text:c="12"/>5512 commanded</text:p>
      <text:p text:style-name="P1"><text:s/>0 <text:s text:c="12"/>5520 commentary</text:p>
      <text:p text:style-name="P1"><text:s/>0 <text:s text:c="12"/>5521 commenters</text:p>
      <text:p text:style-name="P1"><text:s/>0 <text:s text:c="12"/>5518 commences</text:p>
      <text:p text:style-name="P1"><text:s/>0 <text:s text:c="12"/>5519 comment</text:p>
      <text:p text:style-name="P1"><text:s/>0 <text:s text:c="12"/>5517 commemorating</text:p>
      <text:p text:style-name="P1"><text:s/>0 <text:s text:c="12"/>5513 commandments</text:p>
      <text:p text:style-name="P1"><text:s/>0 <text:s text:c="12"/>5514 commands</text:p>
      <text:p text:style-name="P1"><text:s/>0 <text:s text:c="12"/>5515 commas</text:p>
      <text:p text:style-name="P1"><text:s/>0 <text:s text:c="12"/>5516 commation</text:p>
      <text:p text:style-name="P1"><text:s/>0 <text:s text:c="12"/>5448 colleges</text:p>
      <text:p text:style-name="P1"><text:s/>0 <text:s text:c="12"/>5447 college</text:p>
      <text:p text:style-name="P1"><text:s/>0 <text:s text:c="12"/>5446 collectively</text:p>
      <text:p text:style-name="P1"><text:s/>0 <text:s text:c="12"/>5381 cock</text:p>
      <text:p text:style-name="P1"><text:s/>0 <text:s text:c="12"/>5377 cocacola</text:p>
      <text:p text:style-name="P1"><text:s/>0 <text:s text:c="12"/>5378 cocacolavanilla</text:p>
      <text:p text:style-name="P1"><text:s/>0 <text:s text:c="12"/>5379 cocaine</text:p>
      <text:p text:style-name="P1"><text:s/>0 <text:s text:c="12"/>5376 coca</text:p>
      <text:p text:style-name="P1"><text:s/>0 <text:s text:c="12"/>5375 cobol</text:p>
      <text:p text:style-name="P1"><text:s/>0 <text:s text:c="12"/>5374 coblox</text:p>
      <text:p text:style-name="P1"><text:s/>0 <text:s text:c="12"/>5371 coalition</text:p>
      <text:p text:style-name="P1"><text:s/>0 <text:s text:c="12"/>5372 coast</text:p>
      <text:p text:style-name="P1"><text:s/>0 <text:s text:c="12"/>5373 coat</text:p>
      <text:p text:style-name="P1"><text:s/>0 <text:s text:c="12"/>5380 coche</text:p>
      <text:p text:style-name="P1"><text:s/>0 <text:s text:c="12"/>5382 cockblock</text:p>
      <text:p text:style-name="P1"><text:s/>0 <text:s text:c="12"/>5394 codecademy</text:p>
      <text:p text:style-name="P1"><text:s/>0 <text:s text:c="12"/>5383 cocker</text:p>
      <text:p text:style-name="P1"><text:s/>0 <text:s text:c="12"/>5390 cocoyoc</text:p>
      <text:p text:style-name="P1"><text:s/>0 <text:s text:c="12"/>5391 cod</text:p>
      <text:p text:style-name="P1"><text:s/>0 <text:s text:c="12"/>5392 code</text:p>
      <text:p text:style-name="P1"><text:s/>0 <text:s text:c="12"/>5389 coconut</text:p>
      <text:p text:style-name="P1"><text:s/>0 <text:s text:c="12"/>5388 cocoa</text:p>
      <text:p text:style-name="P1"><text:s/>0 <text:s text:c="12"/>5387 coco</text:p>
      <text:p text:style-name="P1"><text:s/>0 <text:s text:c="12"/>5384 cocklan</text:p>
      <text:p text:style-name="P1"><text:s/>0 <text:s text:c="12"/>5385 cockroach</text:p>
      <text:p text:style-name="P1"><text:s/>0 <text:s text:c="12"/>5386 cocktails</text:p>
      <text:p text:style-name="P1"><text:s/>0 <text:s text:c="12"/>5370 coal</text:p>
      <text:p text:style-name="P1"><text:s/>0 <text:s text:c="12"/>5369 coai</text:p>
      <text:p text:style-name="P1"><text:s/>0 <text:s text:c="12"/>5368 coaching</text:p>
      <text:p text:style-name="P1"><text:s/>0 <text:s text:c="12"/>5367 coaches</text:p>
      <text:p text:style-name="P1"><text:soft-page-break/><text:s/>0 <text:s text:c="12"/>5352 cms</text:p>
      <text:p text:style-name="P1"><text:s/>0 <text:s text:c="12"/>5353 cmwz2o5f</text:p>
      <text:p text:style-name="P1"><text:s/>0 <text:s text:c="12"/>5354 cn</text:p>
      <text:p text:style-name="P1"><text:s/>0 <text:s text:c="12"/>5351 cmowt24jxh</text:p>
      <text:p text:style-name="P1"><text:s/>0 <text:s text:c="12"/>5350 cmos</text:p>
      <text:p text:style-name="P1"><text:s/>0 <text:s text:c="12"/>5349 cmon</text:p>
      <text:p text:style-name="P1"><text:s/>0 <text:s text:c="12"/>5346 cmg</text:p>
      <text:p text:style-name="P1"><text:s/>0 <text:s text:c="12"/>5347 cmhdmmtlph</text:p>
      <text:p text:style-name="P1"><text:s/>0 <text:s text:c="12"/>5348 cmncujw06c</text:p>
      <text:p text:style-name="P1"><text:s/>0 <text:s text:c="12"/>5355 cn5ssqhk</text:p>
      <text:p text:style-name="P1"><text:s/>0 <text:s text:c="12"/>5356 cncfodwr</text:p>
      <text:p text:style-name="P1"><text:s/>0 <text:s text:c="12"/>5357 cnet</text:p>
      <text:p text:style-name="P1"><text:s/>0 <text:s text:c="12"/>5365 coachable</text:p>
      <text:p text:style-name="P1"><text:s/>0 <text:s text:c="12"/>5366 coached</text:p>
      <text:p text:style-name="P1"><text:s/>0 <text:s text:c="12"/>5363 co</text:p>
      <text:p text:style-name="P1"><text:s/>0 <text:s text:c="12"/>5364 coach</text:p>
      <text:p text:style-name="P1"><text:s/>0 <text:s text:c="12"/>5362 cntmcazx</text:p>
      <text:p text:style-name="P1"><text:s/>0 <text:s text:c="12"/>5358 cnfdlay0ff</text:p>
      <text:p text:style-name="P1"><text:s/>0 <text:s text:c="12"/>5359 cnn</text:p>
      <text:p text:style-name="P1"><text:s/>0 <text:s text:c="12"/>5360 cnr</text:p>
      <text:p text:style-name="P1"><text:s/>0 <text:s text:c="12"/>5361 cnt</text:p>
      <text:p text:style-name="P1"><text:s/>0 <text:s text:c="12"/>5393 codeacademy</text:p>
      <text:p text:style-name="P1"><text:s/>0 <text:s text:c="12"/>5395 codepumpkin</text:p>
      <text:p text:style-name="P1"><text:s/>0 <text:s text:c="12"/>5445 collective</text:p>
      <text:p text:style-name="P1"><text:s/>0 <text:s text:c="12"/>5432 collaborate</text:p>
      <text:p text:style-name="P1"><text:s/>0 <text:s text:c="12"/>5428 coleslaw</text:p>
      <text:p text:style-name="P1"><text:s/>0 <text:s text:c="12"/>5429 colgon</text:p>
      <text:p text:style-name="P1"><text:s/>0 <text:s text:c="12"/>5430 coling2014</text:p>
      <text:p text:style-name="P1"><text:s/>0 <text:s text:c="12"/>5427 cole</text:p>
      <text:p text:style-name="P1"><text:s/>0 <text:s text:c="12"/>5426 coldplay</text:p>
      <text:p text:style-name="P1"><text:s/>0 <text:s text:c="12"/>5425 colder</text:p>
      <text:p text:style-name="P1"><text:s/>0 <text:s text:c="12"/>5422 col</text:p>
      <text:p text:style-name="P1"><text:s/>0 <text:s text:c="12"/>5423 cola</text:p>
      <text:p text:style-name="P1"><text:s/>0 <text:s text:c="12"/>5424 cold</text:p>
      <text:p text:style-name="P1"><text:s/>0 <text:s text:c="12"/>5431 collab</text:p>
      <text:p text:style-name="P1"><text:s/>0 <text:s text:c="12"/>5433 collaborating</text:p>
      <text:p text:style-name="P1"><text:s/>0 <text:s text:c="12"/>5396 coder</text:p>
      <text:p text:style-name="P1"><text:s/>0 <text:s text:c="12"/>5434 collaboration</text:p>
      <text:p text:style-name="P1"><text:s/>0 <text:s text:c="12"/>5442 collectievorming</text:p>
      <text:p text:style-name="P1"><text:s/>0 <text:s text:c="12"/>5443 collecting</text:p>
      <text:p text:style-name="P1"><text:s/>0 <text:s text:c="12"/>5444 collection</text:p>
      <text:p text:style-name="P1"><text:s/>0 <text:s text:c="12"/>5441 collected</text:p>
      <text:p text:style-name="P1"><text:s/>0 <text:s text:c="12"/>5440 collect</text:p>
      <text:p text:style-name="P1"><text:s/>0 <text:s text:c="12"/>5438 colleague</text:p>
      <text:p text:style-name="P1"><text:s/>0 <text:s text:c="12"/>5435 collaborators</text:p>
      <text:p text:style-name="P1"><text:s/>0 <text:s text:c="12"/>5436 collage</text:p>
      <text:p text:style-name="P1"><text:s/>0 <text:s text:c="12"/>5437 collars</text:p>
      <text:p text:style-name="P1"><text:s/>0 <text:s text:c="12"/>5421 coke</text:p>
      <text:p text:style-name="P1"><text:s/>0 <text:s text:c="12"/>5420 cok</text:p>
      <text:p text:style-name="P1"><text:s/>0 <text:s text:c="12"/>5419 coisas</text:p>
      <text:p text:style-name="P1"><text:s/>0 <text:s text:c="12"/>5418 coins</text:p>
      <text:p text:style-name="P1"><text:s/>0 <text:s text:c="12"/>5403 coffe</text:p>
      <text:p text:style-name="P1"><text:soft-page-break/><text:s/>0 <text:s text:c="12"/>5404 coffee</text:p>
      <text:p text:style-name="P1"><text:s/>0 <text:s text:c="12"/>5405 coffeebreakplease</text:p>
      <text:p text:style-name="P1"><text:s/>0 <text:s text:c="12"/>5402 coexist</text:p>
      <text:p text:style-name="P1"><text:s/>0 <text:s text:c="12"/>5401 cody</text:p>
      <text:p text:style-name="P1"><text:s/>0 <text:s text:c="12"/>5400 coding</text:p>
      <text:p text:style-name="P1"><text:s/>0 <text:s text:c="12"/>5397 coderdojodiva</text:p>
      <text:p text:style-name="P1"><text:s/>0 <text:s text:c="12"/>5398 codes</text:p>
      <text:p text:style-name="P1"><text:s/>0 <text:s text:c="12"/>5399 codesign</text:p>
      <text:p text:style-name="P1"><text:s/>0 <text:s text:c="12"/>5406 cognitive</text:p>
      <text:p text:style-name="P1"><text:s/>0 <text:s text:c="12"/>5407 cohb5cxwka</text:p>
      <text:p text:style-name="P1"><text:s/>0 <text:s text:c="12"/>5408 cohen</text:p>
      <text:p text:style-name="P1"><text:s/>0 <text:s text:c="12"/>5416 coined</text:p>
      <text:p text:style-name="P1"><text:s/>0 <text:s text:c="12"/>5417 coinkidink</text:p>
      <text:p text:style-name="P1"><text:s/>0 <text:s text:c="12"/>5414 coincidence</text:p>
      <text:p text:style-name="P1"><text:s/>0 <text:s text:c="12"/>5415 coincidentally</text:p>
      <text:p text:style-name="P1"><text:s/>0 <text:s text:c="12"/>5413 coinbase</text:p>
      <text:p text:style-name="P1"><text:s/>0 <text:s text:c="12"/>5409 cohx0joldc</text:p>
      <text:p text:style-name="P1"><text:s/>0 <text:s text:c="12"/>5410 coi</text:p>
      <text:p text:style-name="P1"><text:s/>0 <text:s text:c="12"/>5411 coil</text:p>
      <text:p text:style-name="P1"><text:s/>0 <text:s text:c="12"/>5412 coin</text:p>
      <text:p text:style-name="P1"><text:s/>0 <text:s text:c="12"/>5548 comnetworks</text:p>
      <text:p text:style-name="P1"><text:s/>0 <text:s text:c="12"/>5550 comodità</text:p>
      <text:p text:style-name="P1"><text:s/>0 <text:s text:c="12"/>5344 cme</text:p>
      <text:p text:style-name="P1"><text:s/>0 <text:s text:c="12"/>5690 confírmalo</text:p>
      <text:p text:style-name="P1"><text:s/>0 <text:s text:c="12"/>5686 confuses</text:p>
      <text:p text:style-name="P1"><text:s/>0 <text:s text:c="12"/>5687 confusing</text:p>
      <text:p text:style-name="P1"><text:s/>0 <text:s text:c="12"/>5688 confusion</text:p>
      <text:p text:style-name="P1"><text:s/>0 <text:s text:c="12"/>5685 confused</text:p>
      <text:p text:style-name="P1"><text:s/>0 <text:s text:c="12"/>5684 confucius</text:p>
      <text:p text:style-name="P1"><text:s/>0 <text:s text:c="12"/>5683 conflict</text:p>
      <text:p text:style-name="P1"><text:s/>0 <text:s text:c="12"/>5680 confirmed</text:p>
      <text:p text:style-name="P1"><text:s/>0 <text:s text:c="12"/>5681 confirming</text:p>
      <text:p text:style-name="P1"><text:s/>0 <text:s text:c="12"/>5682 confirms</text:p>
      <text:p text:style-name="P1"><text:s/>0 <text:s text:c="12"/>5689 confías</text:p>
      <text:p text:style-name="P1"><text:s/>0 <text:s text:c="12"/>5691 cong</text:p>
      <text:p text:style-name="P1"><text:s/>0 <text:s text:c="12"/>5678 confirm</text:p>
      <text:p text:style-name="P1"><text:s/>0 <text:s text:c="12"/>5692 congardulations</text:p>
      <text:p text:style-name="P1"><text:s/>0 <text:s text:c="12"/>5699 congratz</text:p>
      <text:p text:style-name="P1"><text:s/>0 <text:s text:c="12"/>5700 congress</text:p>
      <text:p text:style-name="P1"><text:s/>0 <text:s text:c="12"/>5701 conjecturator</text:p>
      <text:p text:style-name="P1"><text:s/>0 <text:s text:c="12"/>5698 congratulazioni</text:p>
      <text:p text:style-name="P1"><text:s/>0 <text:s text:c="12"/>5697 congratulations</text:p>
      <text:p text:style-name="P1"><text:s/>0 <text:s text:c="12"/>5696 congratulation</text:p>
      <text:p text:style-name="P1"><text:s/>0 <text:s text:c="12"/>5693 congrat</text:p>
      <text:p text:style-name="P1"><text:s/>0 <text:s text:c="12"/>5694 congrats</text:p>
      <text:p text:style-name="P1"><text:s/>0 <text:s text:c="12"/>5695 congratulate</text:p>
      <text:p text:style-name="P1"><text:s/>0 <text:s text:c="12"/>5679 confirma</text:p>
      <text:p text:style-name="P1"><text:s/>0 <text:s text:c="12"/>5677 configuring</text:p>
      <text:p text:style-name="P1"><text:s/>0 <text:s text:c="12"/>5551 comotion</text:p>
      <text:p text:style-name="P1"><text:s/>0 <text:s text:c="12"/>5664 condé</text:p>
      <text:p text:style-name="P1"><text:s/>0 <text:s text:c="12"/>5660 condividiunacocacola</text:p>
      <text:p text:style-name="P1"><text:s/>0 <text:s text:c="12"/>5661 condoles</text:p>
      <text:p text:style-name="P1"><text:soft-page-break/><text:s/>0 <text:s text:c="12"/>5662 condoms</text:p>
      <text:p text:style-name="P1"><text:s/>0 <text:s text:c="12"/>5659 conditions</text:p>
      <text:p text:style-name="P1"><text:s/>0 <text:s text:c="12"/>5658 conditioned</text:p>
      <text:p text:style-name="P1"><text:s/>0 <text:s text:c="12"/>5657 condition</text:p>
      <text:p text:style-name="P1"><text:s/>0 <text:s text:c="12"/>5654 condemned</text:p>
      <text:p text:style-name="P1"><text:s/>0 <text:s text:c="12"/>5655 condensed</text:p>
      <text:p text:style-name="P1"><text:s/>0 <text:s text:c="12"/>5656 condenses</text:p>
      <text:p text:style-name="P1"><text:s/>0 <text:s text:c="12"/>5663 conducted</text:p>
      <text:p text:style-name="P1"><text:s/>0 <text:s text:c="12"/>5665 conecta</text:p>
      <text:p text:style-name="P1"><text:s/>0 <text:s text:c="12"/>5676 configure</text:p>
      <text:p text:style-name="P1"><text:s/>0 <text:s text:c="12"/>5666 cones</text:p>
      <text:p text:style-name="P1"><text:s/>0 <text:s text:c="12"/>5673 confidence</text:p>
      <text:p text:style-name="P1"><text:s/>0 <text:s text:c="12"/>5674 confident</text:p>
      <text:p text:style-name="P1"><text:s/>0 <text:s text:c="12"/>5675 confidential</text:p>
      <text:p text:style-name="P1"><text:s/>0 <text:s text:c="12"/>5672 confessions</text:p>
      <text:p text:style-name="P1"><text:s/>0 <text:s text:c="12"/>5671 confession</text:p>
      <text:p text:style-name="P1"><text:s/>0 <text:s text:c="12"/>5670 conferencia</text:p>
      <text:p text:style-name="P1"><text:s/>0 <text:s text:c="12"/>5667 conf</text:p>
      <text:p text:style-name="P1"><text:s/>0 <text:s text:c="12"/>5668 confere</text:p>
      <text:p text:style-name="P1"><text:s/>0 <text:s text:c="12"/>5669 conference</text:p>
      <text:p text:style-name="P1"><text:s/>0 <text:s text:c="12"/>5702 conll</text:p>
      <text:p text:style-name="P1"><text:s/>0 <text:s text:c="12"/>5703 conmigo</text:p>
      <text:p text:style-name="P1"><text:s/>0 <text:s text:c="12"/>5704 connect</text:p>
      <text:p text:style-name="P1"><text:s/>0 <text:s text:c="12"/>5741 conspiracyyy</text:p>
      <text:p text:style-name="P1"><text:s/>0 <text:s text:c="12"/>5737 consonant</text:p>
      <text:p text:style-name="P1"><text:s/>0 <text:s text:c="12"/>5738 consortium</text:p>
      <text:p text:style-name="P1"><text:s/>0 <text:s text:c="12"/>5739 conspiracies</text:p>
      <text:p text:style-name="P1"><text:s/>0 <text:s text:c="12"/>5736 consolidate</text:p>
      <text:p text:style-name="P1"><text:s/>0 <text:s text:c="12"/>5735 consoles</text:p>
      <text:p text:style-name="P1"><text:s/>0 <text:s text:c="12"/>5734 console</text:p>
      <text:p text:style-name="P1"><text:s/>0 <text:s text:c="12"/>5731 consist</text:p>
      <text:p text:style-name="P1"><text:s/>0 <text:s text:c="12"/>5732 consistency</text:p>
      <text:p text:style-name="P1"><text:s/>0 <text:s text:c="12"/>5733 consistent</text:p>
      <text:p text:style-name="P1"><text:s/>0 <text:s text:c="12"/>5740 conspiracy</text:p>
      <text:p text:style-name="P1"><text:s/>0 <text:s text:c="12"/>5742 constance</text:p>
      <text:p text:style-name="P1"><text:s/>0 <text:s text:c="12"/>5705 connected</text:p>
      <text:p text:style-name="P1"><text:s/>0 <text:s text:c="12"/>5743 constant</text:p>
      <text:p text:style-name="P1"><text:s/>0 <text:s text:c="12"/>5750 constructicon</text:p>
      <text:p text:style-name="P1"><text:s/>0 <text:s text:c="12"/>5751 constructing</text:p>
      <text:p text:style-name="P1"><text:s/>0 <text:s text:c="12"/>5752 construction</text:p>
      <text:p text:style-name="P1"><text:s/>0 <text:s text:c="12"/>5749 constructed</text:p>
      <text:p text:style-name="P1"><text:s/>0 <text:s text:c="12"/>5748 constituent</text:p>
      <text:p text:style-name="P1"><text:s/>0 <text:s text:c="12"/>5747 constituency</text:p>
      <text:p text:style-name="P1"><text:s/>0 <text:s text:c="12"/>5744 constantine</text:p>
      <text:p text:style-name="P1"><text:s/>0 <text:s text:c="12"/>5745 constantly</text:p>
      <text:p text:style-name="P1"><text:s/>0 <text:s text:c="12"/>5746 constantlyyyy</text:p>
      <text:p text:style-name="P1"><text:s/>0 <text:s text:c="12"/>5730 consious</text:p>
      <text:p text:style-name="P1"><text:s/>0 <text:s text:c="12"/>5729 considering</text:p>
      <text:p text:style-name="P1"><text:s/>0 <text:s text:c="12"/>5728 considered</text:p>
      <text:p text:style-name="P1"><text:s/>0 <text:s text:c="12"/>5727 consider</text:p>
      <text:p text:style-name="P1"><text:s/>0 <text:s text:c="12"/>5712 connie</text:p>
      <text:p text:style-name="P1"><text:s/>0 <text:s text:c="12"/>5713 conocian</text:p>
      <text:p text:style-name="P1"><text:soft-page-break/><text:s/>0 <text:s text:c="12"/>5714 conoció</text:p>
      <text:p text:style-name="P1"><text:s/>0 <text:s text:c="12"/>5711 connecttheworld</text:p>
      <text:p text:style-name="P1"><text:s/>0 <text:s text:c="12"/>5710 connects</text:p>
      <text:p text:style-name="P1"><text:s/>0 <text:s text:c="12"/>5709 connectivity</text:p>
      <text:p text:style-name="P1"><text:s/>0 <text:s text:c="12"/>5706 connecting</text:p>
      <text:p text:style-name="P1"><text:s/>0 <text:s text:c="12"/>5707 connection</text:p>
      <text:p text:style-name="P1"><text:s/>0 <text:s text:c="12"/>5708 connections</text:p>
      <text:p text:style-name="P1"><text:s/>0 <text:s text:c="12"/>5715 conor</text:p>
      <text:p text:style-name="P1"><text:s/>0 <text:s text:c="12"/>5716 conozco</text:p>
      <text:p text:style-name="P1"><text:s/>0 <text:s text:c="12"/>5717 conquer</text:p>
      <text:p text:style-name="P1"><text:s/>0 <text:s text:c="12"/>5725 conserta</text:p>
      <text:p text:style-name="P1"><text:s/>0 <text:s text:c="12"/>5726 conservative</text:p>
      <text:p text:style-name="P1"><text:s/>0 <text:s text:c="12"/>5723 consensus</text:p>
      <text:p text:style-name="P1"><text:s/>0 <text:s text:c="12"/>5724 consent</text:p>
      <text:p text:style-name="P1"><text:s/>0 <text:s text:c="12"/>5722 conscious</text:p>
      <text:p text:style-name="P1"><text:s/>0 <text:s text:c="12"/>5718 conrad</text:p>
      <text:p text:style-name="P1"><text:s/>0 <text:s text:c="12"/>5719 cons</text:p>
      <text:p text:style-name="P1"><text:s/>0 <text:s text:c="12"/>5720 conscientious</text:p>
      <text:p text:style-name="P1"><text:s/>0 <text:s text:c="12"/>5721 conscientiousness</text:p>
      <text:p text:style-name="P1"><text:s/>0 <text:s text:c="12"/>5653 condemn</text:p>
      <text:p text:style-name="P1"><text:s/>0 <text:s text:c="12"/>5652 concourse</text:p>
      <text:p text:style-name="P1"><text:s/>0 <text:s text:c="12"/>5651 concordia</text:p>
      <text:p text:style-name="P1"><text:s/>0 <text:s text:c="12"/>5587 complaint</text:p>
      <text:p text:style-name="P1"><text:s/>0 <text:s text:c="12"/>5583 compiuta</text:p>
      <text:p text:style-name="P1"><text:s/>0 <text:s text:c="12"/>5584 complain</text:p>
      <text:p text:style-name="P1"><text:s/>0 <text:s text:c="12"/>5585 complained</text:p>
      <text:p text:style-name="P1"><text:s/>0 <text:s text:c="12"/>5582 compilcated</text:p>
      <text:p text:style-name="P1"><text:s/>0 <text:s text:c="12"/>5581 compilations</text:p>
      <text:p text:style-name="P1"><text:s/>0 <text:s text:c="12"/>5580 compilation</text:p>
      <text:p text:style-name="P1"><text:s/>0 <text:s text:c="12"/>5577 compi</text:p>
      <text:p text:style-name="P1"><text:s/>0 <text:s text:c="12"/>5578 compi1</text:p>
      <text:p text:style-name="P1"><text:s/>0 <text:s text:c="12"/>5579 compi2</text:p>
      <text:p text:style-name="P1"><text:s/>0 <text:s text:c="12"/>5586 complaining</text:p>
      <text:p text:style-name="P1"><text:s/>0 <text:s text:c="12"/>5588 compleanno</text:p>
      <text:p text:style-name="P1"><text:s/>0 <text:s text:c="12"/>5600 compliant</text:p>
      <text:p text:style-name="P1"><text:s/>0 <text:s text:c="12"/>5589 complementar</text:p>
      <text:p text:style-name="P1"><text:s/>0 <text:s text:c="12"/>5596 complexion</text:p>
      <text:p text:style-name="P1"><text:s/>0 <text:s text:c="12"/>5597 complexity</text:p>
      <text:p text:style-name="P1"><text:s/>0 <text:s text:c="12"/>5598 complexreasoning</text:p>
      <text:p text:style-name="P1"><text:s/>0 <text:s text:c="12"/>5595 complex</text:p>
      <text:p text:style-name="P1"><text:s/>0 <text:s text:c="12"/>5594 completes</text:p>
      <text:p text:style-name="P1"><text:s/>0 <text:s text:c="12"/>5593 completelyexhausted</text:p>
      <text:p text:style-name="P1"><text:s/>0 <text:s text:c="12"/>5590 complete</text:p>
      <text:p text:style-name="P1"><text:s/>0 <text:s text:c="12"/>5591 completed</text:p>
      <text:p text:style-name="P1"><text:s/>0 <text:s text:c="12"/>5592 completely</text:p>
      <text:p text:style-name="P1"><text:s/>0 <text:s text:c="12"/>5576 competitors</text:p>
      <text:p text:style-name="P1"><text:s/>0 <text:s text:c="12"/>5575 competitor</text:p>
      <text:p text:style-name="P1"><text:s/>0 <text:s text:c="12"/>5574 competitive</text:p>
      <text:p text:style-name="P1"><text:s/>0 <text:s text:c="12"/>5573 competition</text:p>
      <text:p text:style-name="P1"><text:s/>0 <text:s text:c="12"/>5558 compare</text:p>
      <text:p text:style-name="P1"><text:s/>0 <text:s text:c="12"/>5559 compared</text:p>
      <text:p text:style-name="P1"><text:s/>0 <text:s text:c="12"/>5560 comparedtowhat</text:p>
      <text:p text:style-name="P1"><text:soft-page-break/><text:s/>0 <text:s text:c="12"/>5557 comparable</text:p>
      <text:p text:style-name="P1"><text:s/>0 <text:s text:c="12"/>5556 company</text:p>
      <text:p text:style-name="P1"><text:s/>0 <text:s text:c="12"/>5555 companion</text:p>
      <text:p text:style-name="P1"><text:s/>0 <text:s text:c="12"/>5552 comp</text:p>
      <text:p text:style-name="P1"><text:s/>0 <text:s text:c="12"/>5553 compadres</text:p>
      <text:p text:style-name="P1"><text:s/>0 <text:s text:c="12"/>5554 companies</text:p>
      <text:p text:style-name="P1"><text:s/>0 <text:s text:c="12"/>5561 compares</text:p>
      <text:p text:style-name="P1"><text:s/>0 <text:s text:c="12"/>5562 comparison</text:p>
      <text:p text:style-name="P1"><text:s/>0 <text:s text:c="12"/>5563 comparte</text:p>
      <text:p text:style-name="P1"><text:s/>0 <text:s text:c="12"/>5571 competency</text:p>
      <text:p text:style-name="P1"><text:s/>0 <text:s text:c="12"/>5572 competetive</text:p>
      <text:p text:style-name="P1"><text:s/>0 <text:s text:c="12"/>5569 competencia</text:p>
      <text:p text:style-name="P1"><text:s/>0 <text:s text:c="12"/>5570 competencies</text:p>
      <text:p text:style-name="P1"><text:s/>0 <text:s text:c="12"/>5568 competences</text:p>
      <text:p text:style-name="P1"><text:s/>0 <text:s text:c="12"/>5564 compensation</text:p>
      <text:p text:style-name="P1"><text:s/>0 <text:s text:c="12"/>5565 compere</text:p>
      <text:p text:style-name="P1"><text:s/>0 <text:s text:c="12"/>5566 compete</text:p>
      <text:p text:style-name="P1"><text:s/>0 <text:s text:c="12"/>5567 competence</text:p>
      <text:p text:style-name="P1"><text:s/>0 <text:s text:c="12"/>5599 compliance</text:p>
      <text:p text:style-name="P1"><text:s/>0 <text:s text:c="12"/>5601 complicated</text:p>
      <text:p text:style-name="P1"><text:s/>0 <text:s text:c="12"/>5650 conclusion</text:p>
      <text:p text:style-name="P1"><text:s/>0 <text:s text:c="12"/>5638 concepto</text:p>
      <text:p text:style-name="P1"><text:s/>0 <text:s text:c="12"/>5634 concentric</text:p>
      <text:p text:style-name="P1"><text:s/>0 <text:s text:c="12"/>5635 concept</text:p>
      <text:p text:style-name="P1"><text:s/>0 <text:s text:c="12"/>5636 conception</text:p>
      <text:p text:style-name="P1"><text:s/>0 <text:s text:c="12"/>5633 concentration</text:p>
      <text:p text:style-name="P1"><text:s/>0 <text:s text:c="12"/>5632 concentrated</text:p>
      <text:p text:style-name="P1"><text:s/>0 <text:s text:c="12"/>5631 concentrate</text:p>
      <text:p text:style-name="P1"><text:s/>0 <text:s text:c="12"/>5628 concedes</text:p>
      <text:p text:style-name="P1"><text:s/>0 <text:s text:c="12"/>5629 conceited</text:p>
      <text:p text:style-name="P1"><text:s/>0 <text:s text:c="12"/>5630 concejal</text:p>
      <text:p text:style-name="P1"><text:s/>0 <text:s text:c="12"/>5637 conceptnet5</text:p>
      <text:p text:style-name="P1"><text:s/>0 <text:s text:c="12"/>5639 conceptual</text:p>
      <text:p text:style-name="P1"><text:s/>0 <text:s text:c="12"/>5602 compliment</text:p>
      <text:p text:style-name="P1"><text:s/>0 <text:s text:c="12"/>5640 concern</text:p>
      <text:p text:style-name="P1"><text:s/>0 <text:s text:c="12"/>5647 concha</text:p>
      <text:p text:style-name="P1"><text:s/>0 <text:s text:c="12"/>5648 conckey</text:p>
      <text:p text:style-name="P1"><text:s/>0 <text:s text:c="12"/>5649 concludes</text:p>
      <text:p text:style-name="P1"><text:s/>0 <text:s text:c="12"/>5646 concerto</text:p>
      <text:p text:style-name="P1"><text:s/>0 <text:s text:c="12"/>5645 concert</text:p>
      <text:p text:style-name="P1"><text:s/>0 <text:s text:c="12"/>5644 concerntrolling</text:p>
      <text:p text:style-name="P1"><text:s/>0 <text:s text:c="12"/>5641 concerned</text:p>
      <text:p text:style-name="P1"><text:s/>0 <text:s text:c="12"/>5642 concerning</text:p>
      <text:p text:style-name="P1"><text:s/>0 <text:s text:c="12"/>5643 concerns</text:p>
      <text:p text:style-name="P1"><text:s/>0 <text:s text:c="12"/>5627 conceded</text:p>
      <text:p text:style-name="P1"><text:s/>0 <text:s text:c="12"/>5626 conan</text:p>
      <text:p text:style-name="P1"><text:s/>0 <text:s text:c="12"/>5625 conad</text:p>
      <text:p text:style-name="P1"><text:s/>0 <text:s text:c="12"/>5624 con</text:p>
      <text:p text:style-name="P1"><text:s/>0 <text:s text:c="12"/>5609 comprattttttttttt</text:p>
      <text:p text:style-name="P1"><text:s/>0 <text:s text:c="12"/>5610 compre</text:p>
      <text:p text:style-name="P1"><text:s/>0 <text:s text:c="12"/>5611 comprehend</text:p>
      <text:p text:style-name="P1"><text:s/>0 <text:s text:c="12"/>5608 compras</text:p>
      <text:p text:style-name="P1"><text:soft-page-break/><text:s/>0 <text:s text:c="12"/>5607 comprar</text:p>
      <text:p text:style-name="P1"><text:s/>0 <text:s text:c="12"/>5606 compramos</text:p>
      <text:p text:style-name="P1"><text:s/>0 <text:s text:c="12"/>5603 composting</text:p>
      <text:p text:style-name="P1"><text:s/>0 <text:s text:c="12"/>5604 compound</text:p>
      <text:p text:style-name="P1"><text:s/>0 <text:s text:c="12"/>5605 comprado</text:p>
      <text:p text:style-name="P1"><text:s/>0 <text:s text:c="12"/>5612 compromesso</text:p>
      <text:p text:style-name="P1"><text:s/>0 <text:s text:c="12"/>5613 comput</text:p>
      <text:p text:style-name="P1"><text:s/>0 <text:s text:c="12"/>5614 computation</text:p>
      <text:p text:style-name="P1"><text:s/>0 <text:s text:c="12"/>5622 comscore</text:p>
      <text:p text:style-name="P1"><text:s/>0 <text:s text:c="12"/>5623 comunque</text:p>
      <text:p text:style-name="P1"><text:s/>0 <text:s text:c="12"/>5620 computerscience</text:p>
      <text:p text:style-name="P1"><text:s/>0 <text:s text:c="12"/>5621 computing</text:p>
      <text:p text:style-name="P1"><text:s/>0 <text:s text:c="12"/>5619 computers</text:p>
      <text:p text:style-name="P1"><text:s/>0 <text:s text:c="12"/>5615 computational</text:p>
      <text:p text:style-name="P1"><text:s/>0 <text:s text:c="12"/>5616 compute</text:p>
      <text:p text:style-name="P1"><text:s/>0 <text:s text:c="12"/>5617 computer</text:p>
      <text:p text:style-name="P1"><text:s/>0 <text:s text:c="12"/>5618 computerprogramming</text:p>
      <text:p text:style-name="P1"><text:s/>0 <text:s text:c="12"/>5345 cmes</text:p>
      <text:p text:style-name="P1"><text:s/>0 <text:s text:c="12"/>5343 cma</text:p>
      <text:p text:style-name="P1"><text:s/>0 <text:s text:c="12"/>3290 bcgiharlyy</text:p>
      <text:p text:style-name="P1"><text:s/>0 <text:s text:c="12"/>5074 chocho</text:p>
      <text:p text:style-name="P1"><text:s/>0 <text:s text:c="12"/>5070 chm1dqdbbn</text:p>
      <text:p text:style-name="P1"><text:s/>0 <text:s text:c="12"/>5071 cho</text:p>
      <text:p text:style-name="P1"><text:s/>0 <text:s text:c="12"/>5072 choca</text:p>
      <text:p text:style-name="P1"><text:s/>0 <text:s text:c="12"/>5069 chloe</text:p>
      <text:p text:style-name="P1"><text:s/>0 <text:s text:c="12"/>5068 chiz</text:p>
      <text:p text:style-name="P1"><text:s/>0 <text:s text:c="12"/>5067 chivsvan</text:p>
      <text:p text:style-name="P1"><text:s/>0 <text:s text:c="12"/>5064 chivsdal</text:p>
      <text:p text:style-name="P1"><text:s/>0 <text:s text:c="12"/>5065 chivsott</text:p>
      <text:p text:style-name="P1"><text:s/>0 <text:s text:c="12"/>5066 chivsstl</text:p>
      <text:p text:style-name="P1"><text:s/>0 <text:s text:c="12"/>5073 chochi</text:p>
      <text:p text:style-name="P1"><text:s/>0 <text:s text:c="12"/>5075 chocking</text:p>
      <text:p text:style-name="P1"><text:s/>0 <text:s text:c="12"/>5062 chivalry</text:p>
      <text:p text:style-name="P1"><text:s/>0 <text:s text:c="12"/>5076 chocola</text:p>
      <text:p text:style-name="P1"><text:s/>0 <text:s text:c="12"/>5083 choices</text:p>
      <text:p text:style-name="P1"><text:s/>0 <text:s text:c="12"/>5084 choir</text:p>
      <text:p text:style-name="P1"><text:s/>0 <text:s text:c="12"/>5085 chok</text:p>
      <text:p text:style-name="P1"><text:s/>0 <text:s text:c="12"/>5082 choice</text:p>
      <text:p text:style-name="P1"><text:s/>0 <text:s text:c="12"/>5081 chocotoff</text:p>
      <text:p text:style-name="P1"><text:s/>0 <text:s text:c="12"/>5080 chocomel</text:p>
      <text:p text:style-name="P1"><text:s/>0 <text:s text:c="12"/>5077 chocolat</text:p>
      <text:p text:style-name="P1"><text:s/>0 <text:s text:c="12"/>5078 chocolate</text:p>
      <text:p text:style-name="P1"><text:s/>0 <text:s text:c="12"/>5079 chocolates</text:p>
      <text:p text:style-name="P1"><text:s/>0 <text:s text:c="12"/>5063 chivas</text:p>
      <text:p text:style-name="P1"><text:s/>0 <text:s text:c="12"/>5061 chit</text:p>
      <text:p text:style-name="P1"><text:s/>0 <text:s text:c="12"/>5138 cibn4yql</text:p>
      <text:p text:style-name="P1"><text:s/>0 <text:s text:c="12"/>5048 chinaeuropebs</text:p>
      <text:p text:style-name="P1"><text:s/>0 <text:s text:c="12"/>5044 chimenea</text:p>
      <text:p text:style-name="P1"><text:s/>0 <text:s text:c="12"/>5045 chimney</text:p>
      <text:p text:style-name="P1"><text:s/>0 <text:s text:c="12"/>5046 chin</text:p>
      <text:p text:style-name="P1"><text:s/>0 <text:s text:c="12"/>5043 chim</text:p>
      <text:p text:style-name="P1"><text:s/>0 <text:s text:c="12"/>5042 chilly</text:p>
      <text:p text:style-name="P1"><text:soft-page-break/><text:s/>0 <text:s text:c="12"/>5041 chilluh</text:p>
      <text:p text:style-name="P1"><text:s/>0 <text:s text:c="12"/>5038 chillen</text:p>
      <text:p text:style-name="P1"><text:s/>0 <text:s text:c="12"/>5039 chillin</text:p>
      <text:p text:style-name="P1"><text:s/>0 <text:s text:c="12"/>5040 chilling</text:p>
      <text:p text:style-name="P1"><text:s/>0 <text:s text:c="12"/>5047 china</text:p>
      <text:p text:style-name="P1"><text:s/>0 <text:s text:c="12"/>5049 chinatown</text:p>
      <text:p text:style-name="P1"><text:s/>0 <text:s text:c="12"/>5060 chirp</text:p>
      <text:p text:style-name="P1"><text:s/>0 <text:s text:c="12"/>5050 chinese</text:p>
      <text:p text:style-name="P1"><text:s/>0 <text:s text:c="12"/>5057 chipotle</text:p>
      <text:p text:style-name="P1"><text:s/>0 <text:s text:c="12"/>5058 chips</text:p>
      <text:p text:style-name="P1"><text:s/>0 <text:s text:c="12"/>5059 chiptunes</text:p>
      <text:p text:style-name="P1"><text:s/>0 <text:s text:c="12"/>5056 chipchick</text:p>
      <text:p text:style-name="P1"><text:s/>0 <text:s text:c="12"/>5055 chip</text:p>
      <text:p text:style-name="P1"><text:s/>0 <text:s text:c="12"/>5054 chingar</text:p>
      <text:p text:style-name="P1"><text:s/>0 <text:s text:c="12"/>5051 ching</text:p>
      <text:p text:style-name="P1"><text:s/>0 <text:s text:c="12"/>5052 chinga</text:p>
      <text:p text:style-name="P1"><text:s/>0 <text:s text:c="12"/>5053 chingan</text:p>
      <text:p text:style-name="P1"><text:s/>0 <text:s text:c="12"/>5086 chokhe</text:p>
      <text:p text:style-name="P1"><text:s/>0 <text:s text:c="12"/>5087 cholatse</text:p>
      <text:p text:style-name="P1"><text:s/>0 <text:s text:c="12"/>5088 cholbe</text:p>
      <text:p text:style-name="P1"><text:s/>0 <text:s text:c="12"/>5125 chupacabras</text:p>
      <text:p text:style-name="P1"><text:s/>0 <text:s text:c="12"/>5121 chula</text:p>
      <text:p text:style-name="P1"><text:s/>0 <text:s text:c="12"/>5122 chulls</text:p>
      <text:p text:style-name="P1"><text:s/>0 <text:s text:c="12"/>5123 chungo</text:p>
      <text:p text:style-name="P1"><text:s/>0 <text:s text:c="12"/>5120 chuk</text:p>
      <text:p text:style-name="P1"><text:s/>0 <text:s text:c="12"/>5119 chuckle</text:p>
      <text:p text:style-name="P1"><text:s/>0 <text:s text:c="12"/>5118 chucking</text:p>
      <text:p text:style-name="P1"><text:s/>0 <text:s text:c="12"/>5115 chubby</text:p>
      <text:p text:style-name="P1"><text:s/>0 <text:s text:c="12"/>5116 chuchines</text:p>
      <text:p text:style-name="P1"><text:s/>0 <text:s text:c="12"/>5117 chuck</text:p>
      <text:p text:style-name="P1"><text:s/>0 <text:s text:c="12"/>5124 chupacabra</text:p>
      <text:p text:style-name="P1"><text:s/>0 <text:s text:c="12"/>5126 chura</text:p>
      <text:p text:style-name="P1"><text:s/>0 <text:s text:c="12"/>5089 cholchhe</text:p>
      <text:p text:style-name="P1"><text:s/>0 <text:s text:c="12"/>5127 church</text:p>
      <text:p text:style-name="P1"><text:s/>0 <text:s text:c="12"/>5134 ci9m8kiqci</text:p>
      <text:p text:style-name="P1"><text:s/>0 <text:s text:c="12"/>5135 ciabud5gm2</text:p>
      <text:p text:style-name="P1"><text:s/>0 <text:s text:c="12"/>5136 ciao</text:p>
      <text:p text:style-name="P1"><text:s/>0 <text:s text:c="12"/>5133 ci</text:p>
      <text:p text:style-name="P1"><text:s/>0 <text:s text:c="12"/>5132 chzfe7</text:p>
      <text:p text:style-name="P1"><text:s/>0 <text:s text:c="12"/>5131 chxyaflse1</text:p>
      <text:p text:style-name="P1"><text:s/>0 <text:s text:c="12"/>5128 chvrches</text:p>
      <text:p text:style-name="P1"><text:s/>0 <text:s text:c="12"/>5129 chwqsrc4jw</text:p>
      <text:p text:style-name="P1"><text:s/>0 <text:s text:c="12"/>5130 chxmp02hk4</text:p>
      <text:p text:style-name="P1"><text:s/>0 <text:s text:c="12"/>5114 chrsimas</text:p>
      <text:p text:style-name="P1"><text:s/>0 <text:s text:c="12"/>5113 chronicle</text:p>
      <text:p text:style-name="P1"><text:s/>0 <text:s text:c="12"/>5112 chronic</text:p>
      <text:p text:style-name="P1"><text:s/>0 <text:s text:c="12"/>5111 chromosome</text:p>
      <text:p text:style-name="P1"><text:s/>0 <text:s text:c="12"/>5096 choreography</text:p>
      <text:p text:style-name="P1"><text:s/>0 <text:s text:c="12"/>5097 chori</text:p>
      <text:p text:style-name="P1"><text:s/>0 <text:s text:c="12"/>5098 chorizo</text:p>
      <text:p text:style-name="P1"><text:s/>0 <text:s text:c="12"/>5095 chopra</text:p>
      <text:p text:style-name="P1"><text:s/>0 <text:s text:c="12"/>5094 chopped</text:p>
      <text:p text:style-name="P1"><text:soft-page-break/><text:s/>0 <text:s text:c="12"/>5093 choosing</text:p>
      <text:p text:style-name="P1"><text:s/>0 <text:s text:c="12"/>5090 chomsky</text:p>
      <text:p text:style-name="P1"><text:s/>0 <text:s text:c="12"/>5091 choose</text:p>
      <text:p text:style-name="P1"><text:s/>0 <text:s text:c="12"/>5092 chooseawatch</text:p>
      <text:p text:style-name="P1"><text:s/>0 <text:s text:c="12"/>5099 chose</text:p>
      <text:p text:style-name="P1"><text:s/>0 <text:s text:c="12"/>5100 chosen</text:p>
      <text:p text:style-name="P1"><text:s/>0 <text:s text:c="12"/>5101 chris</text:p>
      <text:p text:style-name="P1"><text:s/>0 <text:s text:c="12"/>5109 chroi</text:p>
      <text:p text:style-name="P1"><text:s/>0 <text:s text:c="12"/>5110 chrome</text:p>
      <text:p text:style-name="P1"><text:s/>0 <text:s text:c="12"/>5107 christmas</text:p>
      <text:p text:style-name="P1"><text:s/>0 <text:s text:c="12"/>5108 christopher</text:p>
      <text:p text:style-name="P1"><text:s/>0 <text:s text:c="12"/>5106 christina</text:p>
      <text:p text:style-name="P1"><text:s/>0 <text:s text:c="12"/>5102 chrissy</text:p>
      <text:p text:style-name="P1"><text:s/>0 <text:s text:c="12"/>5103 christ</text:p>
      <text:p text:style-name="P1"><text:s/>0 <text:s text:c="12"/>5104 christian</text:p>
      <text:p text:style-name="P1"><text:s/>0 <text:s text:c="12"/>5105 christians</text:p>
      <text:p text:style-name="P1"><text:s/>0 <text:s text:c="12"/>5037 chilled</text:p>
      <text:p text:style-name="P1"><text:s/>0 <text:s text:c="12"/>5036 chill</text:p>
      <text:p text:style-name="P1"><text:s/>0 <text:s text:c="12"/>5035 chilika</text:p>
      <text:p text:style-name="P1"><text:s/>0 <text:s text:c="12"/>4971 ched</text:p>
      <text:p text:style-name="P1"><text:s/>0 <text:s text:c="12"/>4967 checkin</text:p>
      <text:p text:style-name="P1"><text:s/>0 <text:s text:c="12"/>4968 checking</text:p>
      <text:p text:style-name="P1"><text:s/>0 <text:s text:c="12"/>4969 checkout</text:p>
      <text:p text:style-name="P1"><text:s/>0 <text:s text:c="12"/>4966 checken</text:p>
      <text:p text:style-name="P1"><text:s/>0 <text:s text:c="12"/>4965 checked</text:p>
      <text:p text:style-name="P1"><text:s/>0 <text:s text:c="12"/>4964 check</text:p>
      <text:p text:style-name="P1"><text:s/>0 <text:s text:c="12"/>4961 checa</text:p>
      <text:p text:style-name="P1"><text:s/>0 <text:s text:c="12"/>4962 checar</text:p>
      <text:p text:style-name="P1"><text:s/>0 <text:s text:c="12"/>4963 chechiiii</text:p>
      <text:p text:style-name="P1"><text:s/>0 <text:s text:c="12"/>4970 checkt</text:p>
      <text:p text:style-name="P1"><text:s/>0 <text:s text:c="12"/>4972 cheddars</text:p>
      <text:p text:style-name="P1"><text:s/>0 <text:s text:c="12"/>4984 chef</text:p>
      <text:p text:style-name="P1"><text:s/>0 <text:s text:c="12"/>4973 cheek</text:p>
      <text:p text:style-name="P1"><text:s/>0 <text:s text:c="12"/>4980 cheeseburger</text:p>
      <text:p text:style-name="P1"><text:s/>0 <text:s text:c="12"/>4981 cheesecake</text:p>
      <text:p text:style-name="P1"><text:s/>0 <text:s text:c="12"/>4982 cheetos</text:p>
      <text:p text:style-name="P1"><text:s/>0 <text:s text:c="12"/>4979 cheese</text:p>
      <text:p text:style-name="P1"><text:s/>0 <text:s text:c="12"/>4978 cheers</text:p>
      <text:p text:style-name="P1"><text:s/>0 <text:s text:c="12"/>4977 cheering</text:p>
      <text:p text:style-name="P1"><text:s/>0 <text:s text:c="12"/>4974 cheeks</text:p>
      <text:p text:style-name="P1"><text:s/>0 <text:s text:c="12"/>4975 cheeky</text:p>
      <text:p text:style-name="P1"><text:s/>0 <text:s text:c="12"/>4976 cheer</text:p>
      <text:p text:style-name="P1"><text:s/>0 <text:s text:c="12"/>4960 cheats</text:p>
      <text:p text:style-name="P1"><text:s/>0 <text:s text:c="12"/>4959 cheated</text:p>
      <text:p text:style-name="P1"><text:s/>0 <text:s text:c="12"/>4958 cheat</text:p>
      <text:p text:style-name="P1"><text:s/>0 <text:s text:c="12"/>4957 cheaper</text:p>
      <text:p text:style-name="P1"><text:s/>0 <text:s text:c="12"/>4942 chat</text:p>
      <text:p text:style-name="P1"><text:s/>0 <text:s text:c="12"/>4943 chats</text:p>
      <text:p text:style-name="P1"><text:s/>0 <text:s text:c="12"/>4944 chatt</text:p>
      <text:p text:style-name="P1"><text:s/>0 <text:s text:c="12"/>4941 chastain</text:p>
      <text:p text:style-name="P1"><text:s/>0 <text:s text:c="12"/>4939 chase</text:p>
      <text:p text:style-name="P1"><text:s/>0 <text:s text:c="12"/>4938 charts</text:p>
      <text:p text:style-name="P1"><text:soft-page-break/><text:s/>0 <text:s text:c="12"/>4935 charmes</text:p>
      <text:p text:style-name="P1"><text:s/>0 <text:s text:c="12"/>4936 chars</text:p>
      <text:p text:style-name="P1"><text:s/>0 <text:s text:c="12"/>4937 chart</text:p>
      <text:p text:style-name="P1"><text:s/>0 <text:s text:c="12"/>4945 chattanooga</text:p>
      <text:p text:style-name="P1"><text:s/>0 <text:s text:c="12"/>4946 chattanoogamocs</text:p>
      <text:p text:style-name="P1"><text:s/>0 <text:s text:c="12"/>4947 chattanoogastrong</text:p>
      <text:p text:style-name="P1"><text:s/>0 <text:s text:c="12"/>4955 che</text:p>
      <text:p text:style-name="P1"><text:s/>0 <text:s text:c="12"/>4956 cheap</text:p>
      <text:p text:style-name="P1"><text:s/>0 <text:s text:c="12"/>4953 chautala</text:p>
      <text:p text:style-name="P1"><text:s/>0 <text:s text:c="12"/>4954 chci5fsrd7</text:p>
      <text:p text:style-name="P1"><text:s/>0 <text:s text:c="12"/>4952 chau</text:p>
      <text:p text:style-name="P1"><text:s/>0 <text:s text:c="12"/>4948 chattanoogastrongbff</text:p>
      <text:p text:style-name="P1"><text:s/>0 <text:s text:c="12"/>4949 chattanoogawrestling</text:p>
      <text:p text:style-name="P1"><text:s/>0 <text:s text:c="12"/>4950 chatting</text:p>
      <text:p text:style-name="P1"><text:s/>0 <text:s text:c="12"/>4951 chattstrong</text:p>
      <text:p text:style-name="P1"><text:s/>0 <text:s text:c="12"/>4983 cheezburger</text:p>
      <text:p text:style-name="P1"><text:s/>0 <text:s text:c="12"/>4985 chega</text:p>
      <text:p text:style-name="P1"><text:s/>0 <text:s text:c="12"/>5034 chili</text:p>
      <text:p text:style-name="P1"><text:s/>0 <text:s text:c="12"/>5022 chicks</text:p>
      <text:p text:style-name="P1"><text:s/>0 <text:s text:c="12"/>5018 chicas</text:p>
      <text:p text:style-name="P1"><text:s/>0 <text:s text:c="12"/>5019 chichi</text:p>
      <text:p text:style-name="P1"><text:s/>0 <text:s text:c="12"/>5020 chick</text:p>
      <text:p text:style-name="P1"><text:s/>0 <text:s text:c="12"/>5017 chicago</text:p>
      <text:p text:style-name="P1"><text:s/>0 <text:s text:c="12"/>5016 chica</text:p>
      <text:p text:style-name="P1"><text:s/>0 <text:s text:c="12"/>5015 chibcha</text:p>
      <text:p text:style-name="P1"><text:s/>0 <text:s text:c="12"/>5012 chhote</text:p>
      <text:p text:style-name="P1"><text:s/>0 <text:s text:c="12"/>5013 chi</text:p>
      <text:p text:style-name="P1"><text:s/>0 <text:s text:c="12"/>5014 chiaramente</text:p>
      <text:p text:style-name="P1"><text:s/>0 <text:s text:c="12"/>5021 chicken</text:p>
      <text:p text:style-name="P1"><text:s/>0 <text:s text:c="12"/>5023 chicle</text:p>
      <text:p text:style-name="P1"><text:s/>0 <text:s text:c="12"/>4986 chegai</text:p>
      <text:p text:style-name="P1"><text:s/>0 <text:s text:c="12"/>5024 chico</text:p>
      <text:p text:style-name="P1"><text:s/>0 <text:s text:c="12"/>5031 childish</text:p>
      <text:p text:style-name="P1"><text:s/>0 <text:s text:c="12"/>5032 children</text:p>
      <text:p text:style-name="P1"><text:s/>0 <text:s text:c="12"/>5033 chile</text:p>
      <text:p text:style-name="P1"><text:s/>0 <text:s text:c="12"/>5030 childhood</text:p>
      <text:p text:style-name="P1"><text:s/>0 <text:s text:c="12"/>5029 child</text:p>
      <text:p text:style-name="P1"><text:s/>0 <text:s text:c="12"/>5028 chiffon</text:p>
      <text:p text:style-name="P1"><text:s/>0 <text:s text:c="12"/>5025 chics</text:p>
      <text:p text:style-name="P1"><text:s/>0 <text:s text:c="12"/>5026 chief</text:p>
      <text:p text:style-name="P1"><text:s/>0 <text:s text:c="12"/>5027 chiesa</text:p>
      <text:p text:style-name="P1"><text:s/>0 <text:s text:c="12"/>5011 chfkazxcfm</text:p>
      <text:p text:style-name="P1"><text:s/>0 <text:s text:c="12"/>5010 chf</text:p>
      <text:p text:style-name="P1"><text:s/>0 <text:s text:c="12"/>5009 chewing</text:p>
      <text:p text:style-name="P1"><text:s/>0 <text:s text:c="12"/>5008 chewie</text:p>
      <text:p text:style-name="P1"><text:s/>0 <text:s text:c="12"/>4993 chemistree</text:p>
      <text:p text:style-name="P1"><text:s/>0 <text:s text:c="12"/>4994 chemistry</text:p>
      <text:p text:style-name="P1"><text:s/>0 <text:s text:c="12"/>4995 chente</text:p>
      <text:p text:style-name="P1"><text:s/>0 <text:s text:c="12"/>4992 chemicals</text:p>
      <text:p text:style-name="P1"><text:s/>0 <text:s text:c="12"/>4991 chemicalbrothers</text:p>
      <text:p text:style-name="P1"><text:s/>0 <text:s text:c="12"/>4990 chemical</text:p>
      <text:p text:style-name="P1"><text:s/>0 <text:s text:c="12"/>4987 chelsea</text:p>
      <text:p text:style-name="P1"><text:soft-page-break/><text:s/>0 <text:s text:c="12"/>4988 chelseafringelj</text:p>
      <text:p text:style-name="P1"><text:s/>0 <text:s text:c="12"/>4989 chem</text:p>
      <text:p text:style-name="P1"><text:s/>0 <text:s text:c="12"/>4996 cherish</text:p>
      <text:p text:style-name="P1"><text:s/>0 <text:s text:c="12"/>4997 cherkaoui</text:p>
      <text:p text:style-name="P1"><text:s/>0 <text:s text:c="12"/>4998 cheron</text:p>
      <text:p text:style-name="P1"><text:s/>0 <text:s text:c="12"/>5006 chetan</text:p>
      <text:p text:style-name="P1"><text:s/>0 <text:s text:c="12"/>5007 chew</text:p>
      <text:p text:style-name="P1"><text:s/>0 <text:s text:c="12"/>5004 chestnutt</text:p>
      <text:p text:style-name="P1"><text:s/>0 <text:s text:c="12"/>5005 chests</text:p>
      <text:p text:style-name="P1"><text:s/>0 <text:s text:c="12"/>5003 chester</text:p>
      <text:p text:style-name="P1"><text:s/>0 <text:s text:c="12"/>4999 cherry</text:p>
      <text:p text:style-name="P1"><text:s/>0 <text:s text:c="12"/>5000 cheryl</text:p>
      <text:p text:style-name="P1"><text:s/>0 <text:s text:c="12"/>5001 chess</text:p>
      <text:p text:style-name="P1"><text:s/>0 <text:s text:c="12"/>5002 chest</text:p>
      <text:p text:style-name="P1"><text:s/>0 <text:s text:c="12"/>5137 ciaspolata</text:p>
      <text:p text:style-name="P1"><text:s/>0 <text:s text:c="12"/>5139 ciccone</text:p>
      <text:p text:style-name="P1"><text:s/>0 <text:s text:c="12"/>5342 cm5llhfugo</text:p>
      <text:p text:style-name="P1"><text:s/>0 <text:s text:c="12"/>5279 clientes</text:p>
      <text:p text:style-name="P1"><text:s/>0 <text:s text:c="12"/>5275 clickless</text:p>
      <text:p text:style-name="P1"><text:s/>0 <text:s text:c="12"/>5276 clicks</text:p>
      <text:p text:style-name="P1"><text:s/>0 <text:s text:c="12"/>5277 client</text:p>
      <text:p text:style-name="P1"><text:s/>0 <text:s text:c="12"/>5274 clicking</text:p>
      <text:p text:style-name="P1"><text:s/>0 <text:s text:c="12"/>5273 click</text:p>
      <text:p text:style-name="P1"><text:s/>0 <text:s text:c="12"/>5272 clhikr</text:p>
      <text:p text:style-name="P1"><text:s/>0 <text:s text:c="12"/>5269 clenet</text:p>
      <text:p text:style-name="P1"><text:s/>0 <text:s text:c="12"/>5270 clerk</text:p>
      <text:p text:style-name="P1"><text:s/>0 <text:s text:c="12"/>5271 clex2c4048</text:p>
      <text:p text:style-name="P1"><text:s/>0 <text:s text:c="12"/>5278 clientele</text:p>
      <text:p text:style-name="P1"><text:s/>0 <text:s text:c="12"/>5280 cliff</text:p>
      <text:p text:style-name="P1"><text:s/>0 <text:s text:c="12"/>5267 clef2014</text:p>
      <text:p text:style-name="P1"><text:s/>0 <text:s text:c="12"/>5281 climate</text:p>
      <text:p text:style-name="P1"><text:s/>0 <text:s text:c="12"/>5288 clin22</text:p>
      <text:p text:style-name="P1"><text:s/>0 <text:s text:c="12"/>5289 clin24</text:p>
      <text:p text:style-name="P1"><text:s/>0 <text:s text:c="12"/>5290 clinch</text:p>
      <text:p text:style-name="P1"><text:s/>0 <text:s text:c="12"/>5287 clin</text:p>
      <text:p text:style-name="P1"><text:s/>0 <text:s text:c="12"/>5286 climbing</text:p>
      <text:p text:style-name="P1"><text:s/>0 <text:s text:c="12"/>5285 climbes</text:p>
      <text:p text:style-name="P1"><text:s/>0 <text:s text:c="12"/>5282 climax</text:p>
      <text:p text:style-name="P1"><text:s/>0 <text:s text:c="12"/>5283 climb</text:p>
      <text:p text:style-name="P1"><text:s/>0 <text:s text:c="12"/>5284 climbed</text:p>
      <text:p text:style-name="P1"><text:s/>0 <text:s text:c="12"/>5268 clef2015</text:p>
      <text:p text:style-name="P1"><text:s/>0 <text:s text:c="12"/>5266 clef</text:p>
      <text:p text:style-name="P1"><text:s/>0 <text:s text:c="12"/>5140 cicling</text:p>
      <text:p text:style-name="P1"><text:s/>0 <text:s text:c="12"/>5253 clean</text:p>
      <text:p text:style-name="P1"><text:s/>0 <text:s text:c="12"/>5249 claustrophobia</text:p>
      <text:p text:style-name="P1"><text:s/>0 <text:s text:c="12"/>5250 claw</text:p>
      <text:p text:style-name="P1"><text:s/>0 <text:s text:c="12"/>5251 clay</text:p>
      <text:p text:style-name="P1"><text:s/>0 <text:s text:c="12"/>5248 claus</text:p>
      <text:p text:style-name="P1"><text:s/>0 <text:s text:c="12"/>5247 claudio</text:p>
      <text:p text:style-name="P1"><text:s/>0 <text:s text:c="12"/>5246 claudia</text:p>
      <text:p text:style-name="P1"><text:s/>0 <text:s text:c="12"/>5243 classmates</text:p>
      <text:p text:style-name="P1"><text:s/>0 <text:s text:c="12"/>5244 classroom</text:p>
      <text:p text:style-name="P1"><text:soft-page-break/><text:s/>0 <text:s text:c="12"/>5245 classy</text:p>
      <text:p text:style-name="P1"><text:s/>0 <text:s text:c="12"/>5252 cleain</text:p>
      <text:p text:style-name="P1"><text:s/>0 <text:s text:c="12"/>5254 cleaned</text:p>
      <text:p text:style-name="P1"><text:s/>0 <text:s text:c="12"/>5265 clearwater</text:p>
      <text:p text:style-name="P1"><text:s/>0 <text:s text:c="12"/>5255 cleaner</text:p>
      <text:p text:style-name="P1"><text:s/>0 <text:s text:c="12"/>5262 cleared</text:p>
      <text:p text:style-name="P1"><text:s/>0 <text:s text:c="12"/>5263 clearly</text:p>
      <text:p text:style-name="P1"><text:s/>0 <text:s text:c="12"/>5264 clears</text:p>
      <text:p text:style-name="P1"><text:s/>0 <text:s text:c="12"/>5261 clearance</text:p>
      <text:p text:style-name="P1"><text:s/>0 <text:s text:c="12"/>5260 clear</text:p>
      <text:p text:style-name="P1"><text:s/>0 <text:s text:c="12"/>5259 cleanweb</text:p>
      <text:p text:style-name="P1"><text:s/>0 <text:s text:c="12"/>5256 cleaning</text:p>
      <text:p text:style-name="P1"><text:s/>0 <text:s text:c="12"/>5257 cleanse</text:p>
      <text:p text:style-name="P1"><text:s/>0 <text:s text:c="12"/>5258 cleansing</text:p>
      <text:p text:style-name="P1"><text:s/>0 <text:s text:c="12"/>5291 clinches</text:p>
      <text:p text:style-name="P1"><text:s/>0 <text:s text:c="12"/>5292 cling</text:p>
      <text:p text:style-name="P1"><text:s/>0 <text:s text:c="12"/>5293 clinic</text:p>
      <text:p text:style-name="P1"><text:s/>0 <text:s text:c="12"/>5330 clue</text:p>
      <text:p text:style-name="P1"><text:s/>0 <text:s text:c="12"/>5326 clr5lhnnye</text:p>
      <text:p text:style-name="P1"><text:s/>0 <text:s text:c="12"/>5327 club</text:p>
      <text:p text:style-name="P1"><text:s/>0 <text:s text:c="12"/>5328 clubbing</text:p>
      <text:p text:style-name="P1"><text:s/>0 <text:s text:c="12"/>5325 clqpqn2p3a</text:p>
      <text:p text:style-name="P1"><text:s/>0 <text:s text:c="12"/>5324 clown</text:p>
      <text:p text:style-name="P1"><text:s/>0 <text:s text:c="12"/>5323 cloverandadream</text:p>
      <text:p text:style-name="P1"><text:s/>0 <text:s text:c="12"/>5320 cloudcast</text:p>
      <text:p text:style-name="P1"><text:s/>0 <text:s text:c="12"/>5321 clouds</text:p>
      <text:p text:style-name="P1"><text:s/>0 <text:s text:c="12"/>5322 cloudy</text:p>
      <text:p text:style-name="P1"><text:s/>0 <text:s text:c="12"/>5329 clubs</text:p>
      <text:p text:style-name="P1"><text:s/>0 <text:s text:c="12"/>5331 clues</text:p>
      <text:p text:style-name="P1"><text:s/>0 <text:s text:c="12"/>5294 clinical</text:p>
      <text:p text:style-name="P1"><text:s/>0 <text:s text:c="12"/>5332 clumsy</text:p>
      <text:p text:style-name="P1"><text:s/>0 <text:s text:c="12"/>5339 cm12</text:p>
      <text:p text:style-name="P1"><text:s/>0 <text:s text:c="12"/>5340 cm1pzgmou9</text:p>
      <text:p text:style-name="P1"><text:s/>0 <text:s text:c="12"/>5341 cm1qu9nemo</text:p>
      <text:p text:style-name="P1"><text:s/>0 <text:s text:c="12"/>5338 cm</text:p>
      <text:p text:style-name="P1"><text:s/>0 <text:s text:c="12"/>5337 clyde</text:p>
      <text:p text:style-name="P1"><text:s/>0 <text:s text:c="12"/>5336 clutterfunk</text:p>
      <text:p text:style-name="P1"><text:s/>0 <text:s text:c="12"/>5333 clunky</text:p>
      <text:p text:style-name="P1"><text:s/>0 <text:s text:c="12"/>5334 clutch</text:p>
      <text:p text:style-name="P1"><text:s/>0 <text:s text:c="12"/>5335 clutches</text:p>
      <text:p text:style-name="P1"><text:s/>0 <text:s text:c="12"/>5319 cloud</text:p>
      <text:p text:style-name="P1"><text:s/>0 <text:s text:c="12"/>5318 clothing</text:p>
      <text:p text:style-name="P1"><text:s/>0 <text:s text:c="12"/>5317 clothesss</text:p>
      <text:p text:style-name="P1"><text:s/>0 <text:s text:c="12"/>5316 clothes</text:p>
      <text:p text:style-name="P1"><text:s/>0 <text:s text:c="12"/>5301 clochette</text:p>
      <text:p text:style-name="P1"><text:s/>0 <text:s text:c="12"/>5302 clock</text:p>
      <text:p text:style-name="P1"><text:s/>0 <text:s text:c="12"/>5303 clocks</text:p>
      <text:p text:style-name="P1"><text:s/>0 <text:s text:c="12"/>5300 clivkrhz</text:p>
      <text:p text:style-name="P1"><text:s/>0 <text:s text:c="12"/>5299 cliques</text:p>
      <text:p text:style-name="P1"><text:s/>0 <text:s text:c="12"/>5298 clips</text:p>
      <text:p text:style-name="P1"><text:s/>0 <text:s text:c="12"/>5295 clint</text:p>
      <text:p text:style-name="P1"><text:s/>0 <text:s text:c="12"/>5296 clintons</text:p>
      <text:p text:style-name="P1"><text:soft-page-break/><text:s/>0 <text:s text:c="12"/>5297 clip</text:p>
      <text:p text:style-name="P1"><text:s/>0 <text:s text:c="12"/>5304 cloe</text:p>
      <text:p text:style-name="P1"><text:s/>0 <text:s text:c="12"/>5305 clones</text:p>
      <text:p text:style-name="P1"><text:s/>0 <text:s text:c="12"/>5306 close</text:p>
      <text:p text:style-name="P1"><text:s/>0 <text:s text:c="12"/>5314 closets</text:p>
      <text:p text:style-name="P1"><text:s/>0 <text:s text:c="12"/>5315 closing</text:p>
      <text:p text:style-name="P1"><text:s/>0 <text:s text:c="12"/>5312 closet</text:p>
      <text:p text:style-name="P1"><text:s/>0 <text:s text:c="12"/>5313 closeted</text:p>
      <text:p text:style-name="P1"><text:s/>0 <text:s text:c="12"/>5311 closest</text:p>
      <text:p text:style-name="P1"><text:s/>0 <text:s text:c="12"/>5307 closed</text:p>
      <text:p text:style-name="P1"><text:s/>0 <text:s text:c="12"/>5308 closely</text:p>
      <text:p text:style-name="P1"><text:s/>0 <text:s text:c="12"/>5309 closer</text:p>
      <text:p text:style-name="P1"><text:s/>0 <text:s text:c="12"/>5310 closes</text:p>
      <text:p text:style-name="P1"><text:s/>0 <text:s text:c="12"/>5242 classifying</text:p>
      <text:p text:style-name="P1"><text:s/>0 <text:s text:c="12"/>5241 classifiers</text:p>
      <text:p text:style-name="P1"><text:s/>0 <text:s text:c="12"/>5240 classifier</text:p>
      <text:p text:style-name="P1"><text:s/>0 <text:s text:c="12"/>5176 cisco</text:p>
      <text:p text:style-name="P1"><text:s/>0 <text:s text:c="12"/>5172 circus</text:p>
      <text:p text:style-name="P1"><text:s/>0 <text:s text:c="12"/>5173 ciriè</text:p>
      <text:p text:style-name="P1"><text:s/>0 <text:s text:c="12"/>5174 cirkus</text:p>
      <text:p text:style-name="P1"><text:s/>0 <text:s text:c="12"/>5171 circular</text:p>
      <text:p text:style-name="P1"><text:s/>0 <text:s text:c="12"/>5170 circle</text:p>
      <text:p text:style-name="P1"><text:s/>0 <text:s text:c="12"/>5169 circa</text:p>
      <text:p text:style-name="P1"><text:s/>0 <text:s text:c="12"/>5166 cinnamon</text:p>
      <text:p text:style-name="P1"><text:s/>0 <text:s text:c="12"/>5167 cios</text:p>
      <text:p text:style-name="P1"><text:s/>0 <text:s text:c="12"/>5168 cipolla</text:p>
      <text:p text:style-name="P1"><text:s/>0 <text:s text:c="12"/>5175 ciroc</text:p>
      <text:p text:style-name="P1"><text:s/>0 <text:s text:c="12"/>5177 cisplatino</text:p>
      <text:p text:style-name="P1"><text:s/>0 <text:s text:c="12"/>5189 cittadina</text:p>
      <text:p text:style-name="P1"><text:s/>0 <text:s text:c="12"/>5178 cit</text:p>
      <text:p text:style-name="P1"><text:s/>0 <text:s text:c="12"/>5185 cities</text:p>
      <text:p text:style-name="P1"><text:s/>0 <text:s text:c="12"/>5186 citing</text:p>
      <text:p text:style-name="P1"><text:s/>0 <text:s text:c="12"/>5187 citizen</text:p>
      <text:p text:style-name="P1"><text:s/>0 <text:s text:c="12"/>5184 citi</text:p>
      <text:p text:style-name="P1"><text:s/>0 <text:s text:c="12"/>5183 cites</text:p>
      <text:p text:style-name="P1"><text:s/>0 <text:s text:c="12"/>5182 citeh</text:p>
      <text:p text:style-name="P1"><text:s/>0 <text:s text:c="12"/>5179 citadel</text:p>
      <text:p text:style-name="P1"><text:s/>0 <text:s text:c="12"/>5180 citations</text:p>
      <text:p text:style-name="P1"><text:s/>0 <text:s text:c="12"/>5181 cite</text:p>
      <text:p text:style-name="P1"><text:s/>0 <text:s text:c="12"/>5165 cines</text:p>
      <text:p text:style-name="P1"><text:s/>0 <text:s text:c="12"/>5164 cinematic</text:p>
      <text:p text:style-name="P1"><text:s/>0 <text:s text:c="12"/>5163 cinemas</text:p>
      <text:p text:style-name="P1"><text:s/>0 <text:s text:c="12"/>5162 cinemark</text:p>
      <text:p text:style-name="P1"><text:s/>0 <text:s text:c="12"/>5147 cierto</text:p>
      <text:p text:style-name="P1"><text:s/>0 <text:s text:c="12"/>5148 ciertoooooooooooo</text:p>
      <text:p text:style-name="P1"><text:s/>0 <text:s text:c="12"/>5149 cifamerica</text:p>
      <text:p text:style-name="P1"><text:s/>0 <text:s text:c="12"/>5146 cierre</text:p>
      <text:p text:style-name="P1"><text:s/>0 <text:s text:c="12"/>5145 cielo</text:p>
      <text:p text:style-name="P1"><text:s/>0 <text:s text:c="12"/>5144 cielito</text:p>
      <text:p text:style-name="P1"><text:s/>0 <text:s text:c="12"/>5141 cicling2013</text:p>
      <text:p text:style-name="P1"><text:s/>0 <text:s text:c="12"/>5142 cicloffa</text:p>
      <text:p text:style-name="P1"><text:s/>0 <text:s text:c="12"/>5143 ciclofficina</text:p>
      <text:p text:style-name="P1"><text:soft-page-break/><text:s/>0 <text:s text:c="12"/>5150 cifra</text:p>
      <text:p text:style-name="P1"><text:s/>0 <text:s text:c="12"/>5151 cigaba</text:p>
      <text:p text:style-name="P1"><text:s/>0 <text:s text:c="12"/>5152 cigarette</text:p>
      <text:p text:style-name="P1"><text:s/>0 <text:s text:c="12"/>5160 cinema</text:p>
      <text:p text:style-name="P1"><text:s/>0 <text:s text:c="12"/>5161 cinemalife</text:p>
      <text:p text:style-name="P1"><text:s/>0 <text:s text:c="12"/>5158 cimkep1o</text:p>
      <text:p text:style-name="P1"><text:s/>0 <text:s text:c="12"/>5159 cindy</text:p>
      <text:p text:style-name="P1"><text:s/>0 <text:s text:c="12"/>5157 cikm2014</text:p>
      <text:p text:style-name="P1"><text:s/>0 <text:s text:c="12"/>5153 cigarettes</text:p>
      <text:p text:style-name="P1"><text:s/>0 <text:s text:c="12"/>5154 cih57gcjx1</text:p>
      <text:p text:style-name="P1"><text:s/>0 <text:s text:c="12"/>5155 cij1qlwr</text:p>
      <text:p text:style-name="P1"><text:s/>0 <text:s text:c="12"/>5156 cikiyormus</text:p>
      <text:p text:style-name="P1"><text:s/>0 <text:s text:c="12"/>5188 citizens</text:p>
      <text:p text:style-name="P1"><text:s/>0 <text:s text:c="12"/>5190 city</text:p>
      <text:p text:style-name="P1"><text:s/>0 <text:s text:c="12"/>5239 classification</text:p>
      <text:p text:style-name="P1"><text:s/>0 <text:s text:c="12"/>5227 clara</text:p>
      <text:p text:style-name="P1"><text:s/>0 <text:s text:c="12"/>5223 clam</text:p>
      <text:p text:style-name="P1"><text:s/>0 <text:s text:c="12"/>5224 clan</text:p>
      <text:p text:style-name="P1"><text:s/>0 <text:s text:c="12"/>5225 clapped</text:p>
      <text:p text:style-name="P1"><text:s/>0 <text:s text:c="12"/>5222 claire</text:p>
      <text:p text:style-name="P1"><text:s/>0 <text:s text:c="12"/>5221 claims</text:p>
      <text:p text:style-name="P1"><text:s/>0 <text:s text:c="12"/>5220 claimed</text:p>
      <text:p text:style-name="P1"><text:s/>0 <text:s text:c="12"/>5217 cla</text:p>
      <text:p text:style-name="P1"><text:s/>0 <text:s text:c="12"/>5218 clack</text:p>
      <text:p text:style-name="P1"><text:s/>0 <text:s text:c="12"/>5219 claim</text:p>
      <text:p text:style-name="P1"><text:s/>0 <text:s text:c="12"/>5226 clapton</text:p>
      <text:p text:style-name="P1"><text:s/>0 <text:s text:c="12"/>5228 clarify</text:p>
      <text:p text:style-name="P1"><text:s/>0 <text:s text:c="12"/>5191 cityplex</text:p>
      <text:p text:style-name="P1"><text:s/>0 <text:s text:c="12"/>5229 clarity</text:p>
      <text:p text:style-name="P1"><text:s/>0 <text:s text:c="12"/>5236 classes</text:p>
      <text:p text:style-name="P1"><text:s/>0 <text:s text:c="12"/>5237 classic</text:p>
      <text:p text:style-name="P1"><text:s/>0 <text:s text:c="12"/>5238 classics</text:p>
      <text:p text:style-name="P1"><text:s/>0 <text:s text:c="12"/>5235 class</text:p>
      <text:p text:style-name="P1"><text:s/>0 <text:s text:c="12"/>5234 clasismo</text:p>
      <text:p text:style-name="P1"><text:s/>0 <text:s text:c="12"/>5233 clash</text:p>
      <text:p text:style-name="P1"><text:s/>0 <text:s text:c="12"/>5230 clark</text:p>
      <text:p text:style-name="P1"><text:s/>0 <text:s text:c="12"/>5231 claros</text:p>
      <text:p text:style-name="P1"><text:s/>0 <text:s text:c="12"/>5232 clase</text:p>
      <text:p text:style-name="P1"><text:s/>0 <text:s text:c="12"/>5216 cl</text:p>
      <text:p text:style-name="P1"><text:s/>0 <text:s text:c="12"/>5215 ckzjg2uesj</text:p>
      <text:p text:style-name="P1"><text:s/>0 <text:s text:c="12"/>5214 ckubdfzgkd</text:p>
      <text:p text:style-name="P1"><text:s/>0 <text:s text:c="12"/>5213 ckruux4xjh</text:p>
      <text:p text:style-name="P1"><text:s/>0 <text:s text:c="12"/>5198 cizir</text:p>
      <text:p text:style-name="P1"><text:s/>0 <text:s text:c="12"/>5199 ciàpa</text:p>
      <text:p text:style-name="P1"><text:s/>0 <text:s text:c="12"/>5200 ciò</text:p>
      <text:p text:style-name="P1"><text:s/>0 <text:s text:c="12"/>5197 civilization</text:p>
      <text:p text:style-name="P1"><text:s/>0 <text:s text:c="12"/>5196 civiliansunderfire</text:p>
      <text:p text:style-name="P1"><text:s/>0 <text:s text:c="12"/>5195 civilians</text:p>
      <text:p text:style-name="P1"><text:s/>0 <text:s text:c="12"/>5192 ciudad</text:p>
      <text:p text:style-name="P1"><text:s/>0 <text:s text:c="12"/>5193 civic</text:p>
      <text:p text:style-name="P1"><text:s/>0 <text:s text:c="12"/>5194 civil</text:p>
      <text:p text:style-name="P1"><text:s/>0 <text:s text:c="12"/>5201 cj</text:p>
      <text:p text:style-name="P1"><text:soft-page-break/><text:s/>0 <text:s text:c="12"/>5202 cjae528jt5</text:p>
      <text:p text:style-name="P1"><text:s/>0 <text:s text:c="12"/>5203 cjar6h3esq</text:p>
      <text:p text:style-name="P1"><text:s/>0 <text:s text:c="12"/>5211 ckjwjqoelv</text:p>
      <text:p text:style-name="P1"><text:s/>0 <text:s text:c="12"/>5212 ckni04cs</text:p>
      <text:p text:style-name="P1"><text:s/>0 <text:s text:c="12"/>5209 ckbbfl1cjo</text:p>
      <text:p text:style-name="P1"><text:s/>0 <text:s text:c="12"/>5210 ckcqejmtgy</text:p>
      <text:p text:style-name="P1"><text:s/>0 <text:s text:c="12"/>5208 ck93h4adb2</text:p>
      <text:p text:style-name="P1"><text:s/>0 <text:s text:c="12"/>5204 cjbb3iuh</text:p>
      <text:p text:style-name="P1"><text:s/>0 <text:s text:c="12"/>5205 cjfgndtiaj</text:p>
      <text:p text:style-name="P1"><text:s/>0 <text:s text:c="12"/>5206 cjqamxmiyu</text:p>
      <text:p text:style-name="P1"><text:s/>0 <text:s text:c="12"/>5207 ck</text:p>
      <text:p text:style-name="P1"><text:s/>0 <text:s text:c="12"/>5753 constructors</text:p>
      <text:p text:style-name="P1"><text:s/>0 <text:s text:c="12"/>5754 construed</text:p>
      <text:p text:style-name="P1"><text:s/>0 <text:s text:c="12"/>5755 consultant</text:p>
      <text:p text:style-name="P1"><text:s/>0 <text:s text:c="12"/>6307 d1</text:p>
      <text:p text:style-name="P1"><text:s/>0 <text:s text:c="12"/>6303 cómo</text:p>
      <text:p text:style-name="P1"><text:s/>0 <text:s text:c="12"/>6304 córdoba</text:p>
      <text:p text:style-name="P1"><text:s/>0 <text:s text:c="12"/>6305 d0j3grdmxw</text:p>
      <text:p text:style-name="P1"><text:s/>0 <text:s text:c="12"/>6302 czzdcrhu7n</text:p>
      <text:p text:style-name="P1"><text:s/>0 <text:s text:c="12"/>6301 czw5uqavxu</text:p>
      <text:p text:style-name="P1"><text:s/>0 <text:s text:c="12"/>6300 czqqef</text:p>
      <text:p text:style-name="P1"><text:s/>0 <text:s text:c="12"/>6297 czbdvuu2jt</text:p>
      <text:p text:style-name="P1"><text:s/>0 <text:s text:c="12"/>6298 czbfggf2wn</text:p>
      <text:p text:style-name="P1"><text:s/>0 <text:s text:c="12"/>6299 czhy3hibfu</text:p>
      <text:p text:style-name="P1"><text:s/>0 <text:s text:c="12"/>6306 d0zqtel8z7</text:p>
      <text:p text:style-name="P1"><text:s/>0 <text:s text:c="12"/>6308 d1aohqvkvv</text:p>
      <text:p text:style-name="P1"><text:s/>0 <text:s text:c="12"/>6295 cz9ht2ijbk</text:p>
      <text:p text:style-name="P1"><text:s/>0 <text:s text:c="12"/>6309 d1wrestle</text:p>
      <text:p text:style-name="P1"><text:s/>0 <text:s text:c="12"/>6316 d34ibchgm7</text:p>
      <text:p text:style-name="P1"><text:s/>0 <text:s text:c="12"/>6317 d3gwqjoc71</text:p>
      <text:p text:style-name="P1"><text:s/>0 <text:s text:c="12"/>6318 d4t7rrxg</text:p>
      <text:p text:style-name="P1"><text:s/>0 <text:s text:c="12"/>6315 d3</text:p>
      <text:p text:style-name="P1"><text:s/>0 <text:s text:c="12"/>6314 d2yj9ntjul</text:p>
      <text:p text:style-name="P1"><text:s/>0 <text:s text:c="12"/>6313 d2w55g2nhm</text:p>
      <text:p text:style-name="P1"><text:s/>0 <text:s text:c="12"/>6310 d28mrlzihl</text:p>
      <text:p text:style-name="P1"><text:s/>0 <text:s text:c="12"/>6311 d2kohf9drt</text:p>
      <text:p text:style-name="P1"><text:s/>0 <text:s text:c="12"/>6312 d2vmjt8l8i</text:p>
      <text:p text:style-name="P1"><text:s/>0 <text:s text:c="12"/>6296 czb1ve0t8y</text:p>
      <text:p text:style-name="P1"><text:s/>0 <text:s text:c="12"/>6294 cz5vbd</text:p>
      <text:p text:style-name="P1"><text:s/>0 <text:s text:c="12"/>6371 daley</text:p>
      <text:p text:style-name="P1"><text:s/>0 <text:s text:c="12"/>6281 cyclotown</text:p>
      <text:p text:style-name="P1"><text:s/>0 <text:s text:c="12"/>6277 cycles</text:p>
      <text:p text:style-name="P1"><text:s/>0 <text:s text:c="12"/>6278 cycling</text:p>
      <text:p text:style-name="P1"><text:s/>0 <text:s text:c="12"/>6279 cyclist</text:p>
      <text:p text:style-name="P1"><text:s/>0 <text:s text:c="12"/>6276 cycle</text:p>
      <text:p text:style-name="P1"><text:s/>0 <text:s text:c="12"/>6275 cyc2011</text:p>
      <text:p text:style-name="P1"><text:s/>0 <text:s text:c="12"/>6274 cyc0ngez9v</text:p>
      <text:p text:style-name="P1"><text:s/>0 <text:s text:c="12"/>6271 cyayvuvq</text:p>
      <text:p text:style-name="P1"><text:s/>0 <text:s text:c="12"/>6272 cyber</text:p>
      <text:p text:style-name="P1"><text:s/>0 <text:s text:c="12"/>6273 cybermonday</text:p>
      <text:p text:style-name="P1"><text:s/>0 <text:s text:c="12"/>6280 cyclists</text:p>
      <text:p text:style-name="P1"><text:s/>0 <text:s text:c="12"/>6282 cyfvtphduz</text:p>
      <text:p text:style-name="P1"><text:soft-page-break/><text:s/>0 <text:s text:c="12"/>6293 cyyxgvhyi2</text:p>
      <text:p text:style-name="P1"><text:s/>0 <text:s text:c="12"/>6283 cynical</text:p>
      <text:p text:style-name="P1"><text:s/>0 <text:s text:c="12"/>6290 cysfi4gens</text:p>
      <text:p text:style-name="P1"><text:s/>0 <text:s text:c="12"/>6291 cywqzmydwz</text:p>
      <text:p text:style-name="P1"><text:s/>0 <text:s text:c="12"/>6292 cyyaztpv</text:p>
      <text:p text:style-name="P1"><text:s/>0 <text:s text:c="12"/>6289 cyrus</text:p>
      <text:p text:style-name="P1"><text:s/>0 <text:s text:c="12"/>6288 cyriak</text:p>
      <text:p text:style-name="P1"><text:s/>0 <text:s text:c="12"/>6287 cyqbicy</text:p>
      <text:p text:style-name="P1"><text:s/>0 <text:s text:c="12"/>6284 cynicalcox</text:p>
      <text:p text:style-name="P1"><text:s/>0 <text:s text:c="12"/>6285 cypher</text:p>
      <text:p text:style-name="P1"><text:s/>0 <text:s text:c="12"/>6286 cyprus</text:p>
      <text:p text:style-name="P1"><text:s/>0 <text:s text:c="12"/>6319 d4uxw38aqg</text:p>
      <text:p text:style-name="P1"><text:s/>0 <text:s text:c="12"/>6320 d50k8kubbh</text:p>
      <text:p text:style-name="P1"><text:s/>0 <text:s text:c="12"/>6321 d6</text:p>
      <text:p text:style-name="P1"><text:s/>0 <text:s text:c="12"/>6358 dagmara</text:p>
      <text:p text:style-name="P1"><text:s/>0 <text:s text:c="12"/>6354 dag</text:p>
      <text:p text:style-name="P1"><text:s/>0 <text:s text:c="12"/>6355 dagboek</text:p>
      <text:p text:style-name="P1"><text:s/>0 <text:s text:c="12"/>6356 dagfjikzvy</text:p>
      <text:p text:style-name="P1"><text:s/>0 <text:s text:c="12"/>6353 dafuq</text:p>
      <text:p text:style-name="P1"><text:s/>0 <text:s text:c="12"/>6352 daft</text:p>
      <text:p text:style-name="P1"><text:s/>0 <text:s text:c="12"/>6351 daenerys</text:p>
      <text:p text:style-name="P1"><text:s/>0 <text:s text:c="12"/>6348 dads</text:p>
      <text:p text:style-name="P1"><text:s/>0 <text:s text:c="12"/>6349 daedalus</text:p>
      <text:p text:style-name="P1"><text:s/>0 <text:s text:c="12"/>6350 daelemans</text:p>
      <text:p text:style-name="P1"><text:s/>0 <text:s text:c="12"/>6357 dagmalin</text:p>
      <text:p text:style-name="P1"><text:s/>0 <text:s text:c="12"/>6359 dahan</text:p>
      <text:p text:style-name="P1"><text:s/>0 <text:s text:c="12"/>6322 d6h2pcdx6r</text:p>
      <text:p text:style-name="P1"><text:s/>0 <text:s text:c="12"/>6360 dahqsnzg</text:p>
      <text:p text:style-name="P1"><text:s/>0 <text:s text:c="12"/>6367 dak</text:p>
      <text:p text:style-name="P1"><text:s/>0 <text:s text:c="12"/>6368 dake</text:p>
      <text:p text:style-name="P1"><text:s/>0 <text:s text:c="12"/>6369 dalai</text:p>
      <text:p text:style-name="P1"><text:s/>0 <text:s text:c="12"/>6366 daiquiris</text:p>
      <text:p text:style-name="P1"><text:s/>0 <text:s text:c="12"/>6365 dailymedical</text:p>
      <text:p text:style-name="P1"><text:s/>0 <text:s text:c="12"/>6364 dailyfeats</text:p>
      <text:p text:style-name="P1"><text:s/>0 <text:s text:c="12"/>6361 dai</text:p>
      <text:p text:style-name="P1"><text:s/>0 <text:s text:c="12"/>6362 daiichi</text:p>
      <text:p text:style-name="P1"><text:s/>0 <text:s text:c="12"/>6363 daily</text:p>
      <text:p text:style-name="P1"><text:s/>0 <text:s text:c="12"/>6347 dadrqlh5nx</text:p>
      <text:p text:style-name="P1"><text:s/>0 <text:s text:c="12"/>6346 daddy</text:p>
      <text:p text:style-name="P1"><text:s/>0 <text:s text:c="12"/>6345 dadalove</text:p>
      <text:p text:style-name="P1"><text:s/>0 <text:s text:c="12"/>6344 dad</text:p>
      <text:p text:style-name="P1"><text:s/>0 <text:s text:c="12"/>6329 d8kjvvzt</text:p>
      <text:p text:style-name="P1"><text:s/>0 <text:s text:c="12"/>6330 d8x6wobih1</text:p>
      <text:p text:style-name="P1"><text:s/>0 <text:s text:c="12"/>6331 d996sycxz0</text:p>
      <text:p text:style-name="P1"><text:s/>0 <text:s text:c="12"/>6328 d83wsfhy2h</text:p>
      <text:p text:style-name="P1"><text:s/>0 <text:s text:c="12"/>6327 d7mg770vqx</text:p>
      <text:p text:style-name="P1"><text:s/>0 <text:s text:c="12"/>6326 d7f7badma8</text:p>
      <text:p text:style-name="P1"><text:s/>0 <text:s text:c="12"/>6323 d6pgideo4h</text:p>
      <text:p text:style-name="P1"><text:s/>0 <text:s text:c="12"/>6324 d6tin1lh0q</text:p>
      <text:p text:style-name="P1"><text:s/>0 <text:s text:c="12"/>6325 d6uzdtx6ct</text:p>
      <text:p text:style-name="P1"><text:s/>0 <text:s text:c="12"/>6332 d9u6kwl2on</text:p>
      <text:p text:style-name="P1"><text:s/>0 <text:s text:c="12"/>6333 da</text:p>
      <text:p text:style-name="P1"><text:soft-page-break/><text:s/>0 <text:s text:c="12"/>6334 da0ekwtrwr</text:p>
      <text:p text:style-name="P1"><text:s/>0 <text:s text:c="12"/>6342 daarom</text:p>
      <text:p text:style-name="P1"><text:s/>0 <text:s text:c="12"/>6343 dacht</text:p>
      <text:p text:style-name="P1"><text:s/>0 <text:s text:c="12"/>6340 daal</text:p>
      <text:p text:style-name="P1"><text:s/>0 <text:s text:c="12"/>6341 daar</text:p>
      <text:p text:style-name="P1"><text:s/>0 <text:s text:c="12"/>6339 daaaayumn</text:p>
      <text:p text:style-name="P1"><text:s/>0 <text:s text:c="12"/>6335 da13</text:p>
      <text:p text:style-name="P1"><text:s/>0 <text:s text:c="12"/>6336 da13skills</text:p>
      <text:p text:style-name="P1"><text:s/>0 <text:s text:c="12"/>6337 da1lnm2sxl</text:p>
      <text:p text:style-name="P1"><text:s/>0 <text:s text:c="12"/>6338 da8klym9hz</text:p>
      <text:p text:style-name="P1"><text:s/>0 <text:s text:c="12"/>6270 cyaoi15yu0</text:p>
      <text:p text:style-name="P1"><text:s/>0 <text:s text:c="12"/>6269 cyanogenmod</text:p>
      <text:p text:style-name="P1"><text:s/>0 <text:s text:c="12"/>6268 cxthtcmzol</text:p>
      <text:p text:style-name="P1"><text:s/>0 <text:s text:c="12"/>6204 curb</text:p>
      <text:p text:style-name="P1"><text:s/>0 <text:s text:c="12"/>6200 cupid</text:p>
      <text:p text:style-name="P1"><text:s/>0 <text:s text:c="12"/>6201 cupsz9c3qv</text:p>
      <text:p text:style-name="P1"><text:s/>0 <text:s text:c="12"/>6202 curated</text:p>
      <text:p text:style-name="P1"><text:s/>0 <text:s text:c="12"/>6199 cupcakes</text:p>
      <text:p text:style-name="P1"><text:s/>0 <text:s text:c="12"/>6198 cupcake</text:p>
      <text:p text:style-name="P1"><text:s/>0 <text:s text:c="12"/>6197 cup</text:p>
      <text:p text:style-name="P1"><text:s/>0 <text:s text:c="12"/>6194 cumple</text:p>
      <text:p text:style-name="P1"><text:s/>0 <text:s text:c="12"/>6195 cumpleaños</text:p>
      <text:p text:style-name="P1"><text:s/>0 <text:s text:c="12"/>6196 cuore</text:p>
      <text:p text:style-name="P1"><text:s/>0 <text:s text:c="12"/>6203 curation</text:p>
      <text:p text:style-name="P1"><text:s/>0 <text:s text:c="12"/>6205 curbs</text:p>
      <text:p text:style-name="P1"><text:s/>0 <text:s text:c="12"/>6217 curry</text:p>
      <text:p text:style-name="P1"><text:s/>0 <text:s text:c="12"/>6206 cure</text:p>
      <text:p text:style-name="P1"><text:s/>0 <text:s text:c="12"/>6213 currency</text:p>
      <text:p text:style-name="P1"><text:s/>0 <text:s text:c="12"/>6214 current</text:p>
      <text:p text:style-name="P1"><text:s/>0 <text:s text:c="12"/>6215 currently</text:p>
      <text:p text:style-name="P1"><text:s/>0 <text:s text:c="12"/>6212 curling</text:p>
      <text:p text:style-name="P1"><text:s/>0 <text:s text:c="12"/>6211 curl</text:p>
      <text:p text:style-name="P1"><text:s/>0 <text:s text:c="12"/>6210 curious</text:p>
      <text:p text:style-name="P1"><text:s/>0 <text:s text:c="12"/>6207 cures</text:p>
      <text:p text:style-name="P1"><text:s/>0 <text:s text:c="12"/>6208 curiosidades</text:p>
      <text:p text:style-name="P1"><text:s/>0 <text:s text:c="12"/>6209 curiosity</text:p>
      <text:p text:style-name="P1"><text:s/>0 <text:s text:c="12"/>6193 cummins</text:p>
      <text:p text:style-name="P1"><text:s/>0 <text:s text:c="12"/>6192 cummings</text:p>
      <text:p text:style-name="P1"><text:s/>0 <text:s text:c="12"/>6191 cumming</text:p>
      <text:p text:style-name="P1"><text:s/>0 <text:s text:c="12"/>6190 cummies</text:p>
      <text:p text:style-name="P1"><text:s/>0 <text:s text:c="12"/>6175 cuhh</text:p>
      <text:p text:style-name="P1"><text:s/>0 <text:s text:c="12"/>6176 cuisine</text:p>
      <text:p text:style-name="P1"><text:s/>0 <text:s text:c="12"/>6177 cukl2hjm0j</text:p>
      <text:p text:style-name="P1"><text:s/>0 <text:s text:c="12"/>6174 cugogsttba</text:p>
      <text:p text:style-name="P1"><text:s/>0 <text:s text:c="12"/>6173 cuflglts</text:p>
      <text:p text:style-name="P1"><text:s/>0 <text:s text:c="12"/>6172 cuenta</text:p>
      <text:p text:style-name="P1"><text:s/>0 <text:s text:c="12"/>6168 cucurucu</text:p>
      <text:p text:style-name="P1"><text:s/>0 <text:s text:c="12"/>6169 cud</text:p>
      <text:p text:style-name="P1"><text:s/>0 <text:s text:c="12"/>6171 cuddlemuffin</text:p>
      <text:p text:style-name="P1"><text:s/>0 <text:s text:c="12"/>6178 cukn50nvwo</text:p>
      <text:p text:style-name="P1"><text:s/>0 <text:s text:c="12"/>6179 culera</text:p>
      <text:p text:style-name="P1"><text:s/>0 <text:s text:c="12"/>6180 culo</text:p>
      <text:p text:style-name="P1"><text:soft-page-break/><text:s/>0 <text:s text:c="12"/>6188 cum</text:p>
      <text:p text:style-name="P1"><text:s/>0 <text:s text:c="12"/>6189 cumbreras</text:p>
      <text:p text:style-name="P1"><text:s/>0 <text:s text:c="12"/>6186 culturele</text:p>
      <text:p text:style-name="P1"><text:s/>0 <text:s text:c="12"/>6187 cultures</text:p>
      <text:p text:style-name="P1"><text:s/>0 <text:s text:c="12"/>6185 culture</text:p>
      <text:p text:style-name="P1"><text:s/>0 <text:s text:c="12"/>6181 culprits</text:p>
      <text:p text:style-name="P1"><text:s/>0 <text:s text:c="12"/>6182 cult</text:p>
      <text:p text:style-name="P1"><text:s/>0 <text:s text:c="12"/>6183 cultura</text:p>
      <text:p text:style-name="P1"><text:s/>0 <text:s text:c="12"/>6184 cultural</text:p>
      <text:p text:style-name="P1"><text:s/>0 <text:s text:c="12"/>6216 curriculum</text:p>
      <text:p text:style-name="P1"><text:s/>0 <text:s text:c="12"/>6218 curse</text:p>
      <text:p text:style-name="P1"><text:s/>0 <text:s text:c="12"/>6267 cxnjpi</text:p>
      <text:p text:style-name="P1"><text:s/>0 <text:s text:c="12"/>6255 cvzyyub8an</text:p>
      <text:p text:style-name="P1"><text:s/>0 <text:s text:c="12"/>6251 cvmykchy</text:p>
      <text:p text:style-name="P1"><text:s/>0 <text:s text:c="12"/>6252 cvs</text:p>
      <text:p text:style-name="P1"><text:s/>0 <text:s text:c="12"/>6253 cvvcdfk1tg</text:p>
      <text:p text:style-name="P1"><text:s/>0 <text:s text:c="12"/>6250 cvmdmzf</text:p>
      <text:p text:style-name="P1"><text:s/>0 <text:s text:c="12"/>6249 cvh1nd49yu</text:p>
      <text:p text:style-name="P1"><text:s/>0 <text:s text:c="12"/>6248 cv5yyhpozw</text:p>
      <text:p text:style-name="P1"><text:s/>0 <text:s text:c="12"/>6245 cuándo</text:p>
      <text:p text:style-name="P1"><text:s/>0 <text:s text:c="12"/>6246 cuánto</text:p>
      <text:p text:style-name="P1"><text:s/>0 <text:s text:c="12"/>6247 cv0d9b9q5d</text:p>
      <text:p text:style-name="P1"><text:s/>0 <text:s text:c="12"/>6254 cvywjddwcw</text:p>
      <text:p text:style-name="P1"><text:s/>0 <text:s text:c="12"/>6256 cw0iumpt3q</text:p>
      <text:p text:style-name="P1"><text:s/>0 <text:s text:c="12"/>6219 cursed</text:p>
      <text:p text:style-name="P1"><text:s/>0 <text:s text:c="12"/>6257 cw354nra</text:p>
      <text:p text:style-name="P1"><text:s/>0 <text:s text:c="12"/>6264 cxaj5bgi1i</text:p>
      <text:p text:style-name="P1"><text:s/>0 <text:s text:c="12"/>6265 cxckdwakyq</text:p>
      <text:p text:style-name="P1"><text:s/>0 <text:s text:c="12"/>6266 cxmrfmrmmw</text:p>
      <text:p text:style-name="P1"><text:s/>0 <text:s text:c="12"/>6263 cx9qmv5wc5</text:p>
      <text:p text:style-name="P1"><text:s/>0 <text:s text:c="12"/>6262 cx</text:p>
      <text:p text:style-name="P1"><text:s/>0 <text:s text:c="12"/>6261 cwyki4vuta</text:p>
      <text:p text:style-name="P1"><text:s/>0 <text:s text:c="12"/>6258 cw41droh</text:p>
      <text:p text:style-name="P1"><text:s/>0 <text:s text:c="12"/>6259 cwf14</text:p>
      <text:p text:style-name="P1"><text:s/>0 <text:s text:c="12"/>6260 cwnwmrgmek</text:p>
      <text:p text:style-name="P1"><text:s/>0 <text:s text:c="12"/>6244 cuz</text:p>
      <text:p text:style-name="P1"><text:s/>0 <text:s text:c="12"/>6243 cuxv01jp4c</text:p>
      <text:p text:style-name="P1"><text:s/>0 <text:s text:c="12"/>6242 cuuuuuuu</text:p>
      <text:p text:style-name="P1"><text:s/>0 <text:s text:c="12"/>6241 cuuute</text:p>
      <text:p text:style-name="P1"><text:s/>0 <text:s text:c="12"/>6226 custard</text:p>
      <text:p text:style-name="P1"><text:s/>0 <text:s text:c="12"/>6227 custodian</text:p>
      <text:p text:style-name="P1"><text:s/>0 <text:s text:c="12"/>6228 custom</text:p>
      <text:p text:style-name="P1"><text:s/>0 <text:s text:c="12"/>6225 cussing</text:p>
      <text:p text:style-name="P1"><text:s/>0 <text:s text:c="12"/>6224 cus9kgvya2</text:p>
      <text:p text:style-name="P1"><text:s/>0 <text:s text:c="12"/>6223 curve</text:p>
      <text:p text:style-name="P1"><text:s/>0 <text:s text:c="12"/>6220 cursos</text:p>
      <text:p text:style-name="P1"><text:s/>0 <text:s text:c="12"/>6221 cursus</text:p>
      <text:p text:style-name="P1"><text:s/>0 <text:s text:c="12"/>6222 cursusavond</text:p>
      <text:p text:style-name="P1"><text:s/>0 <text:s text:c="12"/>6229 customer</text:p>
      <text:p text:style-name="P1"><text:s/>0 <text:s text:c="12"/>6230 customers</text:p>
      <text:p text:style-name="P1"><text:s/>0 <text:s text:c="12"/>6231 customize</text:p>
      <text:p text:style-name="P1"><text:s/>0 <text:s text:c="12"/>6239 cutter</text:p>
      <text:p text:style-name="P1"><text:soft-page-break/><text:s/>0 <text:s text:c="12"/>6240 cutting</text:p>
      <text:p text:style-name="P1"><text:s/>0 <text:s text:c="12"/>6237 cutie</text:p>
      <text:p text:style-name="P1"><text:s/>0 <text:s text:c="12"/>6238 cuts</text:p>
      <text:p text:style-name="P1"><text:s/>0 <text:s text:c="12"/>6236 cutesy</text:p>
      <text:p text:style-name="P1"><text:s/>0 <text:s text:c="12"/>6232 cut</text:p>
      <text:p text:style-name="P1"><text:s/>0 <text:s text:c="12"/>6233 cute</text:p>
      <text:p text:style-name="P1"><text:s/>0 <text:s text:c="12"/>6234 cuteee</text:p>
      <text:p text:style-name="P1"><text:s/>0 <text:s text:c="12"/>6235 cutest</text:p>
      <text:p text:style-name="P1"><text:s/>0 <text:s text:c="12"/>6370 daleast</text:p>
      <text:p text:style-name="P1"><text:s/>0 <text:s text:c="12"/>6372 dalga</text:p>
      <text:p text:style-name="P1"><text:s/>0 <text:s text:c="12"/>5756 consume</text:p>
      <text:p text:style-name="P1"><text:s/>0 <text:s text:c="12"/>6513 deb</text:p>
      <text:p text:style-name="P1"><text:s/>0 <text:s text:c="12"/>6509 death</text:p>
      <text:p text:style-name="P1"><text:s/>0 <text:s text:c="12"/>6510 deathbed</text:p>
      <text:p text:style-name="P1"><text:s/>0 <text:s text:c="12"/>6511 deaths</text:p>
      <text:p text:style-name="P1"><text:s/>0 <text:s text:c="12"/>6508 deat</text:p>
      <text:p text:style-name="P1"><text:s/>0 <text:s text:c="12"/>6507 dearly</text:p>
      <text:p text:style-name="P1"><text:s/>0 <text:s text:c="12"/>6506 dear</text:p>
      <text:p text:style-name="P1"><text:s/>0 <text:s text:c="12"/>6503 dealing</text:p>
      <text:p text:style-name="P1"><text:s/>0 <text:s text:c="12"/>6504 deals</text:p>
      <text:p text:style-name="P1"><text:s/>0 <text:s text:c="12"/>6505 dean</text:p>
      <text:p text:style-name="P1"><text:s/>0 <text:s text:c="12"/>6512 deathwatch</text:p>
      <text:p text:style-name="P1"><text:s/>0 <text:s text:c="12"/>6514 debate</text:p>
      <text:p text:style-name="P1"><text:s/>0 <text:s text:c="12"/>6501 deaf</text:p>
      <text:p text:style-name="P1"><text:s/>0 <text:s text:c="12"/>6515 debates</text:p>
      <text:p text:style-name="P1"><text:s/>0 <text:s text:c="12"/>6522 debug</text:p>
      <text:p text:style-name="P1"><text:s/>0 <text:s text:c="12"/>6523 debugger</text:p>
      <text:p text:style-name="P1"><text:s/>0 <text:s text:c="12"/>6524 debugging</text:p>
      <text:p text:style-name="P1"><text:s/>0 <text:s text:c="12"/>6521 debt</text:p>
      <text:p text:style-name="P1"><text:s/>0 <text:s text:c="12"/>6520 deborah</text:p>
      <text:p text:style-name="P1"><text:s/>0 <text:s text:c="12"/>6519 debit</text:p>
      <text:p text:style-name="P1"><text:s/>0 <text:s text:c="12"/>6516 debemos</text:p>
      <text:p text:style-name="P1"><text:s/>0 <text:s text:c="12"/>6517 debería</text:p>
      <text:p text:style-name="P1"><text:s/>0 <text:s text:c="12"/>6518 deberías</text:p>
      <text:p text:style-name="P1"><text:s/>0 <text:s text:c="12"/>6502 deal</text:p>
      <text:p text:style-name="P1"><text:s/>0 <text:s text:c="12"/>6500 deadpool</text:p>
      <text:p text:style-name="P1"><text:s/>0 <text:s text:c="12"/>6373 dallas</text:p>
      <text:p text:style-name="P1"><text:s/>0 <text:s text:c="12"/>6487 ddm2gcaxux</text:p>
      <text:p text:style-name="P1"><text:s/>0 <text:s text:c="12"/>6483 ddddd</text:p>
      <text:p text:style-name="P1"><text:s/>0 <text:s text:c="12"/>6484 dddddd</text:p>
      <text:p text:style-name="P1"><text:s/>0 <text:s text:c="12"/>6485 ddddddd</text:p>
      <text:p text:style-name="P1"><text:s/>0 <text:s text:c="12"/>6482 ddd</text:p>
      <text:p text:style-name="P1"><text:s/>0 <text:s text:c="12"/>6481 dd675b7k</text:p>
      <text:p text:style-name="P1"><text:s/>0 <text:s text:c="12"/>6480 dcxq7ozaqf</text:p>
      <text:p text:style-name="P1"><text:s/>0 <text:s text:c="12"/>6477 dcr01ae8aw</text:p>
      <text:p text:style-name="P1"><text:s/>0 <text:s text:c="12"/>6478 dcrstvihwv</text:p>
      <text:p text:style-name="P1"><text:s/>0 <text:s text:c="12"/>6479 dcto</text:p>
      <text:p text:style-name="P1"><text:s/>0 <text:s text:c="12"/>6486 ddgg3s8a51</text:p>
      <text:p text:style-name="P1"><text:s/>0 <text:s text:c="12"/>6488 ddpaqoj0pz</text:p>
      <text:p text:style-name="P1"><text:s/>0 <text:s text:c="12"/>6499 deadly</text:p>
      <text:p text:style-name="P1"><text:s/>0 <text:s text:c="12"/>6489 ddqzrxxtfj</text:p>
      <text:p text:style-name="P1"><text:s/>0 <text:s text:c="12"/>6496 dead</text:p>
      <text:p text:style-name="P1"><text:soft-page-break/><text:s/>0 <text:s text:c="12"/>6497 deadline</text:p>
      <text:p text:style-name="P1"><text:s/>0 <text:s text:c="12"/>6498 deadlines</text:p>
      <text:p text:style-name="P1"><text:s/>0 <text:s text:c="12"/>6495 deaconmarcus</text:p>
      <text:p text:style-name="P1"><text:s/>0 <text:s text:c="12"/>6494 de3fmoratp</text:p>
      <text:p text:style-name="P1"><text:s/>0 <text:s text:c="12"/>6493 de</text:p>
      <text:p text:style-name="P1"><text:s/>0 <text:s text:c="12"/>6490 ddshwrueb1</text:p>
      <text:p text:style-name="P1"><text:s/>0 <text:s text:c="12"/>6491 ddtkyfkf</text:p>
      <text:p text:style-name="P1"><text:s/>0 <text:s text:c="12"/>6492 ddx1wfcurb</text:p>
      <text:p text:style-name="P1"><text:s/>0 <text:s text:c="12"/>6525 debunking</text:p>
      <text:p text:style-name="P1"><text:s/>0 <text:s text:c="12"/>6526 debut</text:p>
      <text:p text:style-name="P1"><text:s/>0 <text:s text:c="12"/>6527 debuts</text:p>
      <text:p text:style-name="P1"><text:s/>0 <text:s text:c="12"/>6564 deed</text:p>
      <text:p text:style-name="P1"><text:s/>0 <text:s text:c="12"/>6560 dedi</text:p>
      <text:p text:style-name="P1"><text:s/>0 <text:s text:c="12"/>6561 dedicated</text:p>
      <text:p text:style-name="P1"><text:s/>0 <text:s text:c="12"/>6562 dedication</text:p>
      <text:p text:style-name="P1"><text:s/>0 <text:s text:c="12"/>6559 decía</text:p>
      <text:p text:style-name="P1"><text:s/>0 <text:s text:c="12"/>6558 decreasing</text:p>
      <text:p text:style-name="P1"><text:s/>0 <text:s text:c="12"/>6557 decrease</text:p>
      <text:p text:style-name="P1"><text:s/>0 <text:s text:c="12"/>6554 decor</text:p>
      <text:p text:style-name="P1"><text:s/>0 <text:s text:c="12"/>6555 decorating</text:p>
      <text:p text:style-name="P1"><text:s/>0 <text:s text:c="12"/>6556 decorations</text:p>
      <text:p text:style-name="P1"><text:s/>0 <text:s text:c="12"/>6563 dedo</text:p>
      <text:p text:style-name="P1"><text:s/>0 <text:s text:c="12"/>6565 deejay</text:p>
      <text:p text:style-name="P1"><text:s/>0 <text:s text:c="12"/>6528 dec</text:p>
      <text:p text:style-name="P1"><text:s/>0 <text:s text:c="12"/>6566 deeno</text:p>
      <text:p text:style-name="P1"><text:s/>0 <text:s text:c="12"/>6573 deezer</text:p>
      <text:p text:style-name="P1"><text:s/>0 <text:s text:c="12"/>6574 def</text:p>
      <text:p text:style-name="P1"><text:s/>0 <text:s text:c="12"/>6575 defaming</text:p>
      <text:p text:style-name="P1"><text:s/>0 <text:s text:c="12"/>6572 deeply</text:p>
      <text:p text:style-name="P1"><text:s/>0 <text:s text:c="12"/>6571 deepika</text:p>
      <text:p text:style-name="P1"><text:s/>0 <text:s text:c="12"/>6570 deepest</text:p>
      <text:p text:style-name="P1"><text:s/>0 <text:s text:c="12"/>6567 deens</text:p>
      <text:p text:style-name="P1"><text:s/>0 <text:s text:c="12"/>6568 deep</text:p>
      <text:p text:style-name="P1"><text:s/>0 <text:s text:c="12"/>6569 deeper</text:p>
      <text:p text:style-name="P1"><text:s/>0 <text:s text:c="12"/>6553 decolonizingmedia</text:p>
      <text:p text:style-name="P1"><text:s/>0 <text:s text:c="11"/>13103 kocsun</text:p>
      <text:p text:style-name="P1"><text:s/>0 <text:s text:c="12"/>6551 decline</text:p>
      <text:p text:style-name="P1"><text:s/>0 <text:s text:c="12"/>6550 declaring</text:p>
      <text:p text:style-name="P1"><text:s/>0 <text:s text:c="12"/>6535 decided</text:p>
      <text:p text:style-name="P1"><text:s/>0 <text:s text:c="12"/>6536 deciding</text:p>
      <text:p text:style-name="P1"><text:s/>0 <text:s text:c="12"/>6537 decidir</text:p>
      <text:p text:style-name="P1"><text:s/>0 <text:s text:c="12"/>6534 decide</text:p>
      <text:p text:style-name="P1"><text:s/>0 <text:s text:c="12"/>6533 deception</text:p>
      <text:p text:style-name="P1"><text:s/>0 <text:s text:c="12"/>6532 decent</text:p>
      <text:p text:style-name="P1"><text:s/>0 <text:s text:c="12"/>6529 decade</text:p>
      <text:p text:style-name="P1"><text:s/>0 <text:s text:c="12"/>6530 decades</text:p>
      <text:p text:style-name="P1"><text:s/>0 <text:s text:c="12"/>6531 december</text:p>
      <text:p text:style-name="P1"><text:s/>0 <text:s text:c="12"/>6538 decir</text:p>
      <text:p text:style-name="P1"><text:s/>0 <text:s text:c="12"/>6539 decision</text:p>
      <text:p text:style-name="P1"><text:s/>0 <text:s text:c="12"/>6540 decisionmade</text:p>
      <text:p text:style-name="P1"><text:s/>0 <text:s text:c="12"/>6548 declared</text:p>
      <text:p text:style-name="P1"><text:s/>0 <text:s text:c="12"/>6549 declares</text:p>
      <text:p text:style-name="P1"><text:soft-page-break/><text:s/>0 <text:s text:c="12"/>6546 declarations</text:p>
      <text:p text:style-name="P1"><text:s/>0 <text:s text:c="12"/>6547 declare</text:p>
      <text:p text:style-name="P1"><text:s/>0 <text:s text:c="12"/>6545 declaration</text:p>
      <text:p text:style-name="P1"><text:s/>0 <text:s text:c="12"/>6541 decisions</text:p>
      <text:p text:style-name="P1"><text:s/>0 <text:s text:c="12"/>6542 deck</text:p>
      <text:p text:style-name="P1"><text:s/>0 <text:s text:c="12"/>6543 decked</text:p>
      <text:p text:style-name="P1"><text:s/>0 <text:s text:c="12"/>6544 decker</text:p>
      <text:p text:style-name="P1"><text:s/>0 <text:s text:c="12"/>6476 dcbjsijrcw</text:p>
      <text:p text:style-name="P1"><text:s/>0 <text:s text:c="12"/>6475 dc7gogay4m</text:p>
      <text:p text:style-name="P1"><text:s/>0 <text:s text:c="12"/>6474 dc</text:p>
      <text:p text:style-name="P1"><text:s/>0 <text:s text:c="12"/>6409 dare</text:p>
      <text:p text:style-name="P1"><text:s/>0 <text:s text:c="12"/>6405 daohqv7</text:p>
      <text:p text:style-name="P1"><text:s/>0 <text:s text:c="12"/>6406 daparadarse</text:p>
      <text:p text:style-name="P1"><text:s/>0 <text:s text:c="12"/>6407 darbuka</text:p>
      <text:p text:style-name="P1"><text:s/>0 <text:s text:c="12"/>6404 danzico</text:p>
      <text:p text:style-name="P1"><text:s/>0 <text:s text:c="12"/>6403 dantesinferno</text:p>
      <text:p text:style-name="P1"><text:s/>0 <text:s text:c="12"/>6402 danoninear</text:p>
      <text:p text:style-name="P1"><text:s/>0 <text:s text:c="12"/>6399 dann</text:p>
      <text:p text:style-name="P1"><text:s/>0 <text:s text:c="12"/>6400 danno</text:p>
      <text:p text:style-name="P1"><text:s/>0 <text:s text:c="12"/>6401 danny</text:p>
      <text:p text:style-name="P1"><text:s/>0 <text:s text:c="12"/>6408 darcy</text:p>
      <text:p text:style-name="P1"><text:s/>0 <text:s text:c="12"/>6410 dared</text:p>
      <text:p text:style-name="P1"><text:s/>0 <text:s text:c="12"/>6422 darko</text:p>
      <text:p text:style-name="P1"><text:s/>0 <text:s text:c="12"/>6411 dareus</text:p>
      <text:p text:style-name="P1"><text:s/>0 <text:s text:c="12"/>6418 darkcomet</text:p>
      <text:p text:style-name="P1"><text:s/>0 <text:s text:c="12"/>6419 darker</text:p>
      <text:p text:style-name="P1"><text:s/>0 <text:s text:c="12"/>6420 darkest</text:p>
      <text:p text:style-name="P1"><text:s/>0 <text:s text:c="12"/>6417 dark</text:p>
      <text:p text:style-name="P1"><text:s/>0 <text:s text:c="12"/>6416 darjeeling</text:p>
      <text:p text:style-name="P1"><text:s/>0 <text:s text:c="12"/>6415 daria</text:p>
      <text:p text:style-name="P1"><text:s/>0 <text:s text:c="12"/>6412 dareuss</text:p>
      <text:p text:style-name="P1"><text:s/>0 <text:s text:c="12"/>6413 darg</text:p>
      <text:p text:style-name="P1"><text:s/>0 <text:s text:c="12"/>6414 dari</text:p>
      <text:p text:style-name="P1"><text:s/>0 <text:s text:c="12"/>6398 dank</text:p>
      <text:p text:style-name="P1"><text:s/>0 <text:s text:c="12"/>6397 danielsson</text:p>
      <text:p text:style-name="P1"><text:s/>0 <text:s text:c="12"/>6396 daniel</text:p>
      <text:p text:style-name="P1"><text:s/>0 <text:s text:c="12"/>6395 dangerous</text:p>
      <text:p text:style-name="P1"><text:s/>0 <text:s text:c="12"/>6380 damaging</text:p>
      <text:p text:style-name="P1"><text:s/>0 <text:s text:c="12"/>6381 dammit</text:p>
      <text:p text:style-name="P1"><text:s/>0 <text:s text:c="12"/>6382 damn</text:p>
      <text:p text:style-name="P1"><text:s/>0 <text:s text:c="12"/>6379 damagedone</text:p>
      <text:p text:style-name="P1"><text:s/>0 <text:s text:c="12"/>6378 damaged</text:p>
      <text:p text:style-name="P1"><text:s/>0 <text:s text:c="12"/>6377 damage</text:p>
      <text:p text:style-name="P1"><text:s/>0 <text:s text:c="12"/>6374 dalva</text:p>
      <text:p text:style-name="P1"><text:s/>0 <text:s text:c="12"/>6375 dalvik</text:p>
      <text:p text:style-name="P1"><text:s/>0 <text:s text:c="12"/>6376 dam</text:p>
      <text:p text:style-name="P1"><text:s/>0 <text:s text:c="12"/>6383 damon</text:p>
      <text:p text:style-name="P1"><text:s/>0 <text:s text:c="12"/>6384 damp</text:p>
      <text:p text:style-name="P1"><text:s/>0 <text:s text:c="12"/>6385 dan</text:p>
      <text:p text:style-name="P1"><text:s/>0 <text:s text:c="12"/>6393 dandan</text:p>
      <text:p text:style-name="P1"><text:s/>0 <text:s text:c="12"/>6394 danger</text:p>
      <text:p text:style-name="P1"><text:s/>0 <text:s text:c="12"/>6391 dancing</text:p>
      <text:p text:style-name="P1"><text:soft-page-break/><text:s/>0 <text:s text:c="12"/>6392 dandadadan</text:p>
      <text:p text:style-name="P1"><text:s/>0 <text:s text:c="12"/>6390 dances</text:p>
      <text:p text:style-name="P1"><text:s/>0 <text:s text:c="12"/>6386 dana</text:p>
      <text:p text:style-name="P1"><text:s/>0 <text:s text:c="12"/>6387 dananddanfilms</text:p>
      <text:p text:style-name="P1"><text:s/>0 <text:s text:c="12"/>6388 dance</text:p>
      <text:p text:style-name="P1"><text:s/>0 <text:s text:c="12"/>6389 dancefloor</text:p>
      <text:p text:style-name="P1"><text:s/>0 <text:s text:c="12"/>6421 darkness</text:p>
      <text:p text:style-name="P1"><text:s/>0 <text:s text:c="12"/>6423 darl</text:p>
      <text:p text:style-name="P1"><text:s/>0 <text:s text:c="12"/>6473 dbieak220l</text:p>
      <text:p text:style-name="P1"><text:s/>0 <text:s text:c="12"/>6461 daydream</text:p>
      <text:p text:style-name="P1"><text:s/>0 <text:s text:c="12"/>6457 dawl5nquth</text:p>
      <text:p text:style-name="P1"><text:s/>0 <text:s text:c="12"/>6458 dawn</text:p>
      <text:p text:style-name="P1"><text:s/>0 <text:s text:c="12"/>6459 day</text:p>
      <text:p text:style-name="P1"><text:s/>0 <text:s text:c="12"/>6456 david</text:p>
      <text:p text:style-name="P1"><text:s/>0 <text:s text:c="12"/>6455 dave</text:p>
      <text:p text:style-name="P1"><text:s/>0 <text:s text:c="12"/>6454 daul</text:p>
      <text:p text:style-name="P1"><text:s/>0 <text:s text:c="12"/>6451 datos</text:p>
      <text:p text:style-name="P1"><text:s/>0 <text:s text:c="12"/>6452 daughter</text:p>
      <text:p text:style-name="P1"><text:s/>0 <text:s text:c="12"/>6453 daughters</text:p>
      <text:p text:style-name="P1"><text:s/>0 <text:s text:c="12"/>6460 daycarelife</text:p>
      <text:p text:style-name="P1"><text:s/>0 <text:s text:c="12"/>6462 daylight</text:p>
      <text:p text:style-name="P1"><text:s/>0 <text:s text:c="12"/>6424 darle</text:p>
      <text:p text:style-name="P1"><text:s/>0 <text:s text:c="12"/>6463 daylyt</text:p>
      <text:p text:style-name="P1"><text:s/>0 <text:s text:c="12"/>6470 dbcdsxxz</text:p>
      <text:p text:style-name="P1"><text:s/>0 <text:s text:c="12"/>6471 dbdpgdywp0</text:p>
      <text:p text:style-name="P1"><text:s/>0 <text:s text:c="12"/>6472 dbi8ofae0w</text:p>
      <text:p text:style-name="P1"><text:s/>0 <text:s text:c="12"/>6469 daytime</text:p>
      <text:p text:style-name="P1"><text:s/>0 <text:s text:c="12"/>6468 daytickets</text:p>
      <text:p text:style-name="P1"><text:s/>0 <text:s text:c="12"/>6467 daysssss</text:p>
      <text:p text:style-name="P1"><text:s/>0 <text:s text:c="12"/>6464 dayofdh</text:p>
      <text:p text:style-name="P1"><text:s/>0 <text:s text:c="12"/>6465 dayonenigga</text:p>
      <text:p text:style-name="P1"><text:s/>0 <text:s text:c="12"/>6466 days</text:p>
      <text:p text:style-name="P1"><text:s/>0 <text:s text:c="12"/>6450 dating</text:p>
      <text:p text:style-name="P1"><text:s/>0 <text:s text:c="12"/>6449 dates</text:p>
      <text:p text:style-name="P1"><text:s/>0 <text:s text:c="12"/>6448 date</text:p>
      <text:p text:style-name="P1"><text:s/>0 <text:s text:c="12"/>6447 dataâ</text:p>
      <text:p text:style-name="P1"><text:s/>0 <text:s text:c="12"/>6431 darude</text:p>
      <text:p text:style-name="P1"><text:s/>0 <text:s text:c="12"/>6432 darwin</text:p>
      <text:p text:style-name="P1"><text:s/>0 <text:s text:c="12"/>6433 das</text:p>
      <text:p text:style-name="P1"><text:s/>0 <text:s text:c="12"/>6430 dart</text:p>
      <text:p text:style-name="P1"><text:s/>0 <text:s text:c="12"/>6429 darryl</text:p>
      <text:p text:style-name="P1"><text:s/>0 <text:s text:c="12"/>6428 darrizit</text:p>
      <text:p text:style-name="P1"><text:s/>0 <text:s text:c="12"/>6425 darling</text:p>
      <text:p text:style-name="P1"><text:s/>0 <text:s text:c="12"/>6426 darpa</text:p>
      <text:p text:style-name="P1"><text:s/>0 <text:s text:c="12"/>6427 darren</text:p>
      <text:p text:style-name="P1"><text:s/>0 <text:s text:c="12"/>6434 dash</text:p>
      <text:p text:style-name="P1"><text:s/>0 <text:s text:c="12"/>6435 dashiki</text:p>
      <text:p text:style-name="P1"><text:s/>0 <text:s text:c="12"/>6436 dat</text:p>
      <text:p text:style-name="P1"><text:s/>0 <text:s text:c="12"/>6445 datasheet</text:p>
      <text:p text:style-name="P1"><text:s/>0 <text:s text:c="12"/>6446 dataversity</text:p>
      <text:p text:style-name="P1"><text:s/>0 <text:s text:c="12"/>6443 datascience</text:p>
      <text:p text:style-name="P1"><text:s/>0 <text:s text:c="12"/>6444 dataset</text:p>
      <text:p text:style-name="P1"><text:soft-page-break/><text:s/>0 <text:s text:c="12"/>6442 datamining</text:p>
      <text:p text:style-name="P1"><text:s/>0 <text:s text:c="12"/>6438 dataanalysis</text:p>
      <text:p text:style-name="P1"><text:s/>0 <text:s text:c="12"/>6439 database</text:p>
      <text:p text:style-name="P1"><text:s/>0 <text:s text:c="12"/>6440 databases</text:p>
      <text:p text:style-name="P1"><text:s/>0 <text:s text:c="12"/>6441 dataconversion</text:p>
      <text:p text:style-name="P1"><text:s/>0 <text:s text:c="12"/>6167 cucrbph5</text:p>
      <text:p text:style-name="P1"><text:s/>0 <text:s text:c="12"/>6166 cucqqfgwkf</text:p>
      <text:p text:style-name="P1"><text:s/>0 <text:s text:c="12"/>6165 cuccagna</text:p>
      <text:p text:style-name="P1"><text:s/>0 <text:s text:c="12"/>5896 cosmetic</text:p>
      <text:p text:style-name="P1"><text:s/>0 <text:s text:c="12"/>5892 cosas</text:p>
      <text:p text:style-name="P1"><text:s/>0 <text:s text:c="12"/>5893 cosasjugosas</text:p>
      <text:p text:style-name="P1"><text:s/>0 <text:s text:c="12"/>5894 cose</text:p>
      <text:p text:style-name="P1"><text:s/>0 <text:s text:c="12"/>5891 cosa</text:p>
      <text:p text:style-name="P1"><text:s/>0 <text:s text:c="12"/>5890 cos</text:p>
      <text:p text:style-name="P1"><text:s/>0 <text:s text:c="12"/>5889 cortical</text:p>
      <text:p text:style-name="P1"><text:s/>0 <text:s text:c="12"/>5886 corset</text:p>
      <text:p text:style-name="P1"><text:s/>0 <text:s text:c="12"/>5887 corsini</text:p>
      <text:p text:style-name="P1"><text:s/>0 <text:s text:c="12"/>5888 corsé</text:p>
      <text:p text:style-name="P1"><text:s/>0 <text:s text:c="12"/>5895 cosmestics</text:p>
      <text:p text:style-name="P1"><text:s/>0 <text:s text:c="12"/>5897 cosmos</text:p>
      <text:p text:style-name="P1"><text:s/>0 <text:s text:c="12"/>5884 corrupt</text:p>
      <text:p text:style-name="P1"><text:s/>0 <text:s text:c="12"/>5898 cosplay</text:p>
      <text:p text:style-name="P1"><text:s/>0 <text:s text:c="12"/>5905 costs</text:p>
      <text:p text:style-name="P1"><text:s/>0 <text:s text:c="12"/>5906 costume</text:p>
      <text:p text:style-name="P1"><text:s/>0 <text:s text:c="12"/>5907 costumes</text:p>
      <text:p text:style-name="P1"><text:s/>0 <text:s text:c="12"/>5904 coste</text:p>
      <text:p text:style-name="P1"><text:s/>0 <text:s text:c="12"/>5903 costanera</text:p>
      <text:p text:style-name="P1"><text:s/>0 <text:s text:c="12"/>5902 costadelsol</text:p>
      <text:p text:style-name="P1"><text:s/>0 <text:s text:c="12"/>5899 cost</text:p>
      <text:p text:style-name="P1"><text:s/>0 <text:s text:c="12"/>5900 cost_vademecum_part_1_cost_actions</text:p>
      <text:p text:style-name="P1"><text:s/>0 <text:s text:c="12"/>5901 costa</text:p>
      <text:p text:style-name="P1"><text:s/>0 <text:s text:c="12"/>5885 corruption</text:p>
      <text:p text:style-name="P1"><text:s/>0 <text:s text:c="12"/>5883 corrono</text:p>
      <text:p text:style-name="P1"><text:s/>0 <text:s text:c="12"/>6164 cubicles</text:p>
      <text:p text:style-name="P1"><text:s/>0 <text:s text:c="12"/>5869 corpse</text:p>
      <text:p text:style-name="P1"><text:s/>0 <text:s text:c="12"/>5865 corporation</text:p>
      <text:p text:style-name="P1"><text:s/>0 <text:s text:c="12"/>5866 corporations</text:p>
      <text:p text:style-name="P1"><text:s/>0 <text:s text:c="12"/>5867 corpore</text:p>
      <text:p text:style-name="P1"><text:s/>0 <text:s text:c="12"/>5864 corporate</text:p>
      <text:p text:style-name="P1"><text:s/>0 <text:s text:c="12"/>5863 corpora</text:p>
      <text:p text:style-name="P1"><text:s/>0 <text:s text:c="12"/>5862 corp</text:p>
      <text:p text:style-name="P1"><text:s/>0 <text:s text:c="12"/>5859 cornflakes</text:p>
      <text:p text:style-name="P1"><text:s/>0 <text:s text:c="12"/>5860 corny</text:p>
      <text:p text:style-name="P1"><text:s/>0 <text:s text:c="12"/>5861 coronary</text:p>
      <text:p text:style-name="P1"><text:s/>0 <text:s text:c="12"/>5868 corps</text:p>
      <text:p text:style-name="P1"><text:s/>0 <text:s text:c="12"/>5870 corpses</text:p>
      <text:p text:style-name="P1"><text:s/>0 <text:s text:c="12"/>5882 corrigiendo</text:p>
      <text:p text:style-name="P1"><text:s/>0 <text:s text:c="12"/>5872 corre</text:p>
      <text:p text:style-name="P1"><text:s/>0 <text:s text:c="12"/>5879 corresponding</text:p>
      <text:p text:style-name="P1"><text:s/>0 <text:s text:c="12"/>5880 corridors</text:p>
      <text:p text:style-name="P1"><text:s/>0 <text:s text:c="12"/>5881 corrientes</text:p>
      <text:p text:style-name="P1"><text:s/>0 <text:s text:c="12"/>5878 correlation</text:p>
      <text:p text:style-name="P1"><text:soft-page-break/><text:s/>0 <text:s text:c="12"/>5877 corregir</text:p>
      <text:p text:style-name="P1"><text:s/>0 <text:s text:c="12"/>5876 correeee</text:p>
      <text:p text:style-name="P1"><text:s/>0 <text:s text:c="12"/>5873 correct</text:p>
      <text:p text:style-name="P1"><text:s/>0 <text:s text:c="12"/>5874 correction</text:p>
      <text:p text:style-name="P1"><text:s/>0 <text:s text:c="12"/>5875 correcto</text:p>
      <text:p text:style-name="P1"><text:s/>0 <text:s text:c="12"/>5908 cotica</text:p>
      <text:p text:style-name="P1"><text:s/>0 <text:s text:c="12"/>5909 cotorras</text:p>
      <text:p text:style-name="P1"><text:s/>0 <text:s text:c="12"/>5910 couchdb</text:p>
      <text:p text:style-name="P1"><text:s/>0 <text:s text:c="12"/>5947 cova</text:p>
      <text:p text:style-name="P1"><text:s/>0 <text:s text:c="12"/>5943 courtsy</text:p>
      <text:p text:style-name="P1"><text:s/>0 <text:s text:c="12"/>5944 cousin</text:p>
      <text:p text:style-name="P1"><text:s/>0 <text:s text:c="12"/>5945 cousins</text:p>
      <text:p text:style-name="P1"><text:s/>0 <text:s text:c="12"/>5942 courts</text:p>
      <text:p text:style-name="P1"><text:s/>0 <text:s text:c="12"/>5941 courtois</text:p>
      <text:p text:style-name="P1"><text:s/>0 <text:s text:c="12"/>5940 courtesy</text:p>
      <text:p text:style-name="P1"><text:s/>0 <text:s text:c="12"/>5937 coursera</text:p>
      <text:p text:style-name="P1"><text:s/>0 <text:s text:c="12"/>5938 courses</text:p>
      <text:p text:style-name="P1"><text:s/>0 <text:s text:c="12"/>5939 court</text:p>
      <text:p text:style-name="P1"><text:s/>0 <text:s text:c="12"/>5946 couture</text:p>
      <text:p text:style-name="P1"><text:s/>0 <text:s text:c="12"/>5948 cover</text:p>
      <text:p text:style-name="P1"><text:s/>0 <text:s text:c="12"/>5911 couching</text:p>
      <text:p text:style-name="P1"><text:s/>0 <text:s text:c="12"/>5949 covered</text:p>
      <text:p text:style-name="P1"><text:s/>0 <text:s text:c="12"/>5956 cowgirl</text:p>
      <text:p text:style-name="P1"><text:s/>0 <text:s text:c="12"/>5957 coworker</text:p>
      <text:p text:style-name="P1"><text:s/>0 <text:s text:c="12"/>5958 cows</text:p>
      <text:p text:style-name="P1"><text:s/>0 <text:s text:c="12"/>5955 cowboy</text:p>
      <text:p text:style-name="P1"><text:s/>0 <text:s text:c="12"/>5954 cow</text:p>
      <text:p text:style-name="P1"><text:s/>0 <text:s text:c="12"/>5953 covey</text:p>
      <text:p text:style-name="P1"><text:s/>0 <text:s text:c="12"/>5950 coverflow</text:p>
      <text:p text:style-name="P1"><text:s/>0 <text:s text:c="12"/>5951 covering</text:p>
      <text:p text:style-name="P1"><text:s/>0 <text:s text:c="12"/>5952 covers</text:p>
      <text:p text:style-name="P1"><text:s/>0 <text:s text:c="12"/>5936 course</text:p>
      <text:p text:style-name="P1"><text:s/>0 <text:s text:c="12"/>5935 courage</text:p>
      <text:p text:style-name="P1"><text:s/>0 <text:s text:c="12"/>5934 coupons</text:p>
      <text:p text:style-name="P1"><text:s/>0 <text:s text:c="12"/>5933 coupole</text:p>
      <text:p text:style-name="P1"><text:s/>0 <text:s text:c="12"/>5918 could</text:p>
      <text:p text:style-name="P1"><text:s/>0 <text:s text:c="12"/>5919 couldn</text:p>
      <text:p text:style-name="P1"><text:s/>0 <text:s text:c="12"/>5920 couldnt</text:p>
      <text:p text:style-name="P1"><text:s/>0 <text:s text:c="12"/>5917 coughing</text:p>
      <text:p text:style-name="P1"><text:s/>0 <text:s text:c="12"/>5916 cough</text:p>
      <text:p text:style-name="P1"><text:s/>0 <text:s text:c="12"/>5915 cougars</text:p>
      <text:p text:style-name="P1"><text:s/>0 <text:s text:c="12"/>5912 coudn</text:p>
      <text:p text:style-name="P1"><text:s/>0 <text:s text:c="12"/>5913 coudnt</text:p>
      <text:p text:style-name="P1"><text:s/>0 <text:s text:c="12"/>5914 cougar</text:p>
      <text:p text:style-name="P1"><text:s/>0 <text:s text:c="12"/>5921 council</text:p>
      <text:p text:style-name="P1"><text:s/>0 <text:s text:c="12"/>5922 counselor</text:p>
      <text:p text:style-name="P1"><text:s/>0 <text:s text:c="12"/>5923 count</text:p>
      <text:p text:style-name="P1"><text:s/>0 <text:s text:c="12"/>5931 couple</text:p>
      <text:p text:style-name="P1"><text:s/>0 <text:s text:c="12"/>5932 couples</text:p>
      <text:p text:style-name="P1"><text:s/>0 <text:s text:c="12"/>5929 country</text:p>
      <text:p text:style-name="P1"><text:s/>0 <text:s text:c="12"/>5930 coup</text:p>
      <text:p text:style-name="P1"><text:s/>0 <text:s text:c="12"/>5928 countries</text:p>
      <text:p text:style-name="P1"><text:soft-page-break/><text:s/>0 <text:s text:c="12"/>5924 countdown</text:p>
      <text:p text:style-name="P1"><text:s/>0 <text:s text:c="12"/>5925 counter</text:p>
      <text:p text:style-name="P1"><text:s/>0 <text:s text:c="12"/>5926 counterproductive</text:p>
      <text:p text:style-name="P1"><text:s/>0 <text:s text:c="12"/>5927 counting</text:p>
      <text:p text:style-name="P1"><text:s/>0 <text:s text:c="12"/>5858 corners</text:p>
      <text:p text:style-name="P1"><text:s/>0 <text:s text:c="12"/>5857 corner</text:p>
      <text:p text:style-name="P1"><text:s/>0 <text:s text:c="12"/>5856 cornell</text:p>
      <text:p text:style-name="P1"><text:s/>0 <text:s text:c="12"/>5792 contratos</text:p>
      <text:p text:style-name="P1"><text:s/>0 <text:s text:c="12"/>5788 contra</text:p>
      <text:p text:style-name="P1"><text:s/>0 <text:s text:c="12"/>5789 contract</text:p>
      <text:p text:style-name="P1"><text:s/>0 <text:s text:c="12"/>5790 contracts</text:p>
      <text:p text:style-name="P1"><text:s/>0 <text:s text:c="12"/>5787 contorno</text:p>
      <text:p text:style-name="P1"><text:s/>0 <text:s text:c="12"/>5786 continuum</text:p>
      <text:p text:style-name="P1"><text:s/>0 <text:s text:c="12"/>5785 continuously</text:p>
      <text:p text:style-name="P1"><text:s/>0 <text:s text:c="12"/>5782 continuing</text:p>
      <text:p text:style-name="P1"><text:s/>0 <text:s text:c="12"/>5783 continuo</text:p>
      <text:p text:style-name="P1"><text:s/>0 <text:s text:c="12"/>5784 continuous</text:p>
      <text:p text:style-name="P1"><text:s/>0 <text:s text:c="12"/>5791 contrast</text:p>
      <text:p text:style-name="P1"><text:s/>0 <text:s text:c="12"/>5793 contrex</text:p>
      <text:p text:style-name="P1"><text:s/>0 <text:s text:c="12"/>5805 controversy</text:p>
      <text:p text:style-name="P1"><text:s/>0 <text:s text:c="12"/>5794 contrexpérience</text:p>
      <text:p text:style-name="P1"><text:s/>0 <text:s text:c="12"/>5801 controls</text:p>
      <text:p text:style-name="P1"><text:s/>0 <text:s text:c="12"/>5802 contromano</text:p>
      <text:p text:style-name="P1"><text:s/>0 <text:s text:c="12"/>5803 controverse</text:p>
      <text:p text:style-name="P1"><text:s/>0 <text:s text:c="12"/>5800 controlling</text:p>
      <text:p text:style-name="P1"><text:s/>0 <text:s text:c="12"/>5799 controller</text:p>
      <text:p text:style-name="P1"><text:s/>0 <text:s text:c="12"/>5798 controlled</text:p>
      <text:p text:style-name="P1"><text:s/>0 <text:s text:c="12"/>5795 contribution</text:p>
      <text:p text:style-name="P1"><text:s/>0 <text:s text:c="12"/>5796 control</text:p>
      <text:p text:style-name="P1"><text:s/>0 <text:s text:c="12"/>5797 controle</text:p>
      <text:p text:style-name="P1"><text:s/>0 <text:s text:c="12"/>5781 continues</text:p>
      <text:p text:style-name="P1"><text:s/>0 <text:s text:c="12"/>5780 continued</text:p>
      <text:p text:style-name="P1"><text:s/>0 <text:s text:c="12"/>5779 continue</text:p>
      <text:p text:style-name="P1"><text:s/>0 <text:s text:c="12"/>5778 continually</text:p>
      <text:p text:style-name="P1"><text:s/>0 <text:s text:c="12"/>5763 contact</text:p>
      <text:p text:style-name="P1"><text:s/>0 <text:s text:c="12"/>5764 contacts</text:p>
      <text:p text:style-name="P1"><text:s/>0 <text:s text:c="12"/>5765 contagion</text:p>
      <text:p text:style-name="P1"><text:s/>0 <text:s text:c="12"/>5762 cont</text:p>
      <text:p text:style-name="P1"><text:s/>0 <text:s text:c="12"/>5761 consumption</text:p>
      <text:p text:style-name="P1"><text:s/>0 <text:s text:c="12"/>5760 consumingmylife</text:p>
      <text:p text:style-name="P1"><text:s/>0 <text:s text:c="12"/>5757 consumer</text:p>
      <text:p text:style-name="P1"><text:s/>0 <text:s text:c="12"/>5758 consumers</text:p>
      <text:p text:style-name="P1"><text:s/>0 <text:s text:c="12"/>5759 consuming</text:p>
      <text:p text:style-name="P1"><text:s/>0 <text:s text:c="12"/>5766 container</text:p>
      <text:p text:style-name="P1"><text:s/>0 <text:s text:c="12"/>5767 contains</text:p>
      <text:p text:style-name="P1"><text:s/>0 <text:s text:c="12"/>5768 contando</text:p>
      <text:p text:style-name="P1"><text:s/>0 <text:s text:c="12"/>5776 context</text:p>
      <text:p text:style-name="P1"><text:s/>0 <text:s text:c="12"/>5777 contextual</text:p>
      <text:p text:style-name="P1"><text:s/>0 <text:s text:c="12"/>5774 contents</text:p>
      <text:p text:style-name="P1"><text:s/>0 <text:s text:c="12"/>5775 contest</text:p>
      <text:p text:style-name="P1"><text:s/>0 <text:s text:c="12"/>5773 contentos</text:p>
      <text:p text:style-name="P1"><text:s/>0 <text:s text:c="12"/>5769 conte</text:p>
      <text:p text:style-name="P1"><text:soft-page-break/><text:s/>0 <text:s text:c="12"/>5770 contemplations</text:p>
      <text:p text:style-name="P1"><text:s/>0 <text:s text:c="12"/>5771 contemporary</text:p>
      <text:p text:style-name="P1"><text:s/>0 <text:s text:c="12"/>5772 content</text:p>
      <text:p text:style-name="P1"><text:s/>0 <text:s text:c="12"/>5804 controversial</text:p>
      <text:p text:style-name="P1"><text:s/>0 <text:s text:c="12"/>5806 contundente</text:p>
      <text:p text:style-name="P1"><text:s/>0 <text:s text:c="12"/>5855 cornea</text:p>
      <text:p text:style-name="P1"><text:s/>0 <text:s text:c="12"/>5843 copypastaa</text:p>
      <text:p text:style-name="P1"><text:s/>0 <text:s text:c="12"/>5839 coplera</text:p>
      <text:p text:style-name="P1"><text:s/>0 <text:s text:c="12"/>5840 copon</text:p>
      <text:p text:style-name="P1"><text:s/>0 <text:s text:c="12"/>5841 cops</text:p>
      <text:p text:style-name="P1"><text:s/>0 <text:s text:c="12"/>5838 coping</text:p>
      <text:p text:style-name="P1"><text:s/>0 <text:s text:c="12"/>5837 copertina</text:p>
      <text:p text:style-name="P1"><text:s/>0 <text:s text:c="12"/>5836 copenhagen</text:p>
      <text:p text:style-name="P1"><text:s/>0 <text:s text:c="12"/>5833 coouuuurse</text:p>
      <text:p text:style-name="P1"><text:s/>0 <text:s text:c="12"/>5834 cop</text:p>
      <text:p text:style-name="P1"><text:s/>0 <text:s text:c="12"/>5835 cope</text:p>
      <text:p text:style-name="P1"><text:s/>0 <text:s text:c="12"/>5842 copy</text:p>
      <text:p text:style-name="P1"><text:s/>0 <text:s text:c="12"/>5844 copyright</text:p>
      <text:p text:style-name="P1"><text:s/>0 <text:s text:c="12"/>5807 convenience</text:p>
      <text:p text:style-name="P1"><text:s/>0 <text:s text:c="12"/>5845 corazón</text:p>
      <text:p text:style-name="P1"><text:s/>0 <text:s text:c="12"/>5852 cores</text:p>
      <text:p text:style-name="P1"><text:s/>0 <text:s text:c="12"/>5853 corleone</text:p>
      <text:p text:style-name="P1"><text:s/>0 <text:s text:c="12"/>5854 corn</text:p>
      <text:p text:style-name="P1"><text:s/>0 <text:s text:c="12"/>5851 corea</text:p>
      <text:p text:style-name="P1"><text:s/>0 <text:s text:c="12"/>5850 core</text:p>
      <text:p text:style-name="P1"><text:s/>0 <text:s text:c="12"/>5849 cordobee</text:p>
      <text:p text:style-name="P1"><text:s/>0 <text:s text:c="12"/>5846 corbellini</text:p>
      <text:p text:style-name="P1"><text:s/>0 <text:s text:c="12"/>5847 cord</text:p>
      <text:p text:style-name="P1"><text:s/>0 <text:s text:c="12"/>5848 cordoba</text:p>
      <text:p text:style-name="P1"><text:s/>0 <text:s text:c="12"/>5832 cooper</text:p>
      <text:p text:style-name="P1"><text:s/>0 <text:s text:c="12"/>5831 coolness</text:p>
      <text:p text:style-name="P1"><text:s/>0 <text:s text:c="12"/>5830 cooling</text:p>
      <text:p text:style-name="P1"><text:s/>0 <text:s text:c="12"/>5829 coolgirls</text:p>
      <text:p text:style-name="P1"><text:s/>0 <text:s text:c="12"/>5814 convince</text:p>
      <text:p text:style-name="P1"><text:s/>0 <text:s text:c="12"/>5815 convinced</text:p>
      <text:p text:style-name="P1"><text:s/>0 <text:s text:c="12"/>5816 convincing</text:p>
      <text:p text:style-name="P1"><text:s/>0 <text:s text:c="12"/>5813 convey</text:p>
      <text:p text:style-name="P1"><text:s/>0 <text:s text:c="12"/>5812 converted</text:p>
      <text:p text:style-name="P1"><text:s/>0 <text:s text:c="12"/>5811 convert</text:p>
      <text:p text:style-name="P1"><text:s/>0 <text:s text:c="12"/>5808 conversation</text:p>
      <text:p text:style-name="P1"><text:s/>0 <text:s text:c="12"/>5809 conversations</text:p>
      <text:p text:style-name="P1"><text:s/>0 <text:s text:c="12"/>5810 conversions</text:p>
      <text:p text:style-name="P1"><text:s/>0 <text:s text:c="12"/>5817 convival</text:p>
      <text:p text:style-name="P1"><text:s/>0 <text:s text:c="12"/>5818 conviviality</text:p>
      <text:p text:style-name="P1"><text:s/>0 <text:s text:c="12"/>5819 convo</text:p>
      <text:p text:style-name="P1"><text:s/>0 <text:s text:c="12"/>5827 cooled</text:p>
      <text:p text:style-name="P1"><text:s/>0 <text:s text:c="12"/>5828 coolest</text:p>
      <text:p text:style-name="P1"><text:s/>0 <text:s text:c="12"/>5825 cooks</text:p>
      <text:p text:style-name="P1"><text:s/>0 <text:s text:c="12"/>5826 cool</text:p>
      <text:p text:style-name="P1"><text:s/>0 <text:s text:c="12"/>5824 cooking</text:p>
      <text:p text:style-name="P1"><text:s/>0 <text:s text:c="12"/>5820 cook</text:p>
      <text:p text:style-name="P1"><text:s/>0 <text:s text:c="12"/>5821 cookie</text:p>
      <text:p text:style-name="P1"><text:soft-page-break/><text:s/>0 <text:s text:c="12"/>5822 cookieclicker</text:p>
      <text:p text:style-name="P1"><text:s/>0 <text:s text:c="12"/>5823 cookies</text:p>
      <text:p text:style-name="P1"><text:s/>0 <text:s text:c="12"/>5959 coyoacán</text:p>
      <text:p text:style-name="P1"><text:s/>0 <text:s text:c="12"/>5960 coz</text:p>
      <text:p text:style-name="P1"><text:s/>0 <text:s text:c="12"/>5961 cozy</text:p>
      <text:p text:style-name="P1"><text:s/>0 <text:s text:c="12"/>6101 crpviifq</text:p>
      <text:p text:style-name="P1"><text:s/>0 <text:s text:c="12"/>6097 crowdsourcing</text:p>
      <text:p text:style-name="P1"><text:s/>0 <text:s text:c="12"/>6098 crown</text:p>
      <text:p text:style-name="P1"><text:s/>0 <text:s text:c="12"/>6099 crowns</text:p>
      <text:p text:style-name="P1"><text:s/>0 <text:s text:c="12"/>6096 crowdsourced</text:p>
      <text:p text:style-name="P1"><text:s/>0 <text:s text:c="12"/>6095 crowds</text:p>
      <text:p text:style-name="P1"><text:s/>0 <text:s text:c="12"/>6094 crowdfunding</text:p>
      <text:p text:style-name="P1"><text:s/>0 <text:s text:c="12"/>6091 crowd</text:p>
      <text:p text:style-name="P1"><text:s/>0 <text:s text:c="12"/>6092 crowded</text:p>
      <text:p text:style-name="P1"><text:s/>0 <text:s text:c="12"/>6093 crowder</text:p>
      <text:p text:style-name="P1"><text:s/>0 <text:s text:c="12"/>6100 crows</text:p>
      <text:p text:style-name="P1"><text:s/>0 <text:s text:c="12"/>6102 crqlhyjm</text:p>
      <text:p text:style-name="P1"><text:s/>0 <text:s text:c="12"/>6114 crunked</text:p>
      <text:p text:style-name="P1"><text:s/>0 <text:s text:c="12"/>6103 crt8srvr5g</text:p>
      <text:p text:style-name="P1"><text:s/>0 <text:s text:c="12"/>6110 crumbles</text:p>
      <text:p text:style-name="P1"><text:s/>0 <text:s text:c="12"/>6111 crumpling</text:p>
      <text:p text:style-name="P1"><text:s/>0 <text:s text:c="12"/>6112 crunch</text:p>
      <text:p text:style-name="P1"><text:s/>0 <text:s text:c="12"/>6109 cruising</text:p>
      <text:p text:style-name="P1"><text:s/>0 <text:s text:c="12"/>6108 cruiser</text:p>
      <text:p text:style-name="P1"><text:s/>0 <text:s text:c="12"/>6107 cruellest</text:p>
      <text:p text:style-name="P1"><text:s/>0 <text:s text:c="12"/>6104 crucial</text:p>
      <text:p text:style-name="P1"><text:s/>0 <text:s text:c="12"/>6105 crucify</text:p>
      <text:p text:style-name="P1"><text:s/>0 <text:s text:c="12"/>6106 cruel</text:p>
      <text:p text:style-name="P1"><text:s/>0 <text:s text:c="12"/>6090 crotch</text:p>
      <text:p text:style-name="P1"><text:s/>0 <text:s text:c="12"/>6089 crossplatform</text:p>
      <text:p text:style-name="P1"><text:s/>0 <text:s text:c="12"/>6088 crosslibrary</text:p>
      <text:p text:style-name="P1"><text:s/>0 <text:s text:c="12"/>6087 crossley</text:p>
      <text:p text:style-name="P1"><text:s/>0 <text:s text:c="12"/>6072 criticizing</text:p>
      <text:p text:style-name="P1"><text:s/>0 <text:s text:c="12"/>6073 critics</text:p>
      <text:p text:style-name="P1"><text:s/>0 <text:s text:c="12"/>6074 crm</text:p>
      <text:p text:style-name="P1"><text:s/>0 <text:s text:c="12"/>6071 criticized</text:p>
      <text:p text:style-name="P1"><text:s/>0 <text:s text:c="12"/>6070 criticism</text:p>
      <text:p text:style-name="P1"><text:s/>0 <text:s text:c="12"/>6069 criticar</text:p>
      <text:p text:style-name="P1"><text:s/>0 <text:s text:c="12"/>6066 criterium</text:p>
      <text:p text:style-name="P1"><text:s/>0 <text:s text:c="12"/>6067 critical</text:p>
      <text:p text:style-name="P1"><text:s/>0 <text:s text:c="12"/>6068 criticalthinking</text:p>
      <text:p text:style-name="P1"><text:s/>0 <text:s text:c="12"/>6075 croatia</text:p>
      <text:p text:style-name="P1"><text:s/>0 <text:s text:c="12"/>6076 croce</text:p>
      <text:p text:style-name="P1"><text:s/>0 <text:s text:c="12"/>6077 crocetta</text:p>
      <text:p text:style-name="P1"><text:s/>0 <text:s text:c="12"/>6085 crossed</text:p>
      <text:p text:style-name="P1"><text:s/>0 <text:s text:c="12"/>6086 crossing</text:p>
      <text:p text:style-name="P1"><text:s/>0 <text:s text:c="12"/>6083 cross</text:p>
      <text:p text:style-name="P1"><text:s/>0 <text:s text:c="12"/>6084 crossconnectmag</text:p>
      <text:p text:style-name="P1"><text:s/>0 <text:s text:c="12"/>6082 crore</text:p>
      <text:p text:style-name="P1"><text:s/>0 <text:s text:c="12"/>6078 croisette</text:p>
      <text:p text:style-name="P1"><text:s/>0 <text:s text:c="12"/>6079 cronut</text:p>
      <text:p text:style-name="P1"><text:s/>0 <text:s text:c="12"/>6080 cropping</text:p>
      <text:p text:style-name="P1"><text:soft-page-break/><text:s/>0 <text:s text:c="12"/>6081 crops2swap</text:p>
      <text:p text:style-name="P1"><text:s/>0 <text:s text:c="12"/>6113 crunchbase</text:p>
      <text:p text:style-name="P1"><text:s/>0 <text:s text:c="12"/>6115 crush</text:p>
      <text:p text:style-name="P1"><text:s/>0 <text:s text:c="12"/>6064 criteria</text:p>
      <text:p text:style-name="P1"><text:s/>0 <text:s text:c="12"/>6152 cu739iuseo</text:p>
      <text:p text:style-name="P1"><text:s/>0 <text:s text:c="12"/>6148 ctsopqyz</text:p>
      <text:p text:style-name="P1"><text:s/>0 <text:s text:c="12"/>6149 ctvwss9uvl</text:p>
      <text:p text:style-name="P1"><text:s/>0 <text:s text:c="12"/>6150 ctxzgwmwc3</text:p>
      <text:p text:style-name="P1"><text:s/>0 <text:s text:c="12"/>6147 ctrl</text:p>
      <text:p text:style-name="P1"><text:s/>0 <text:s text:c="12"/>6146 cto</text:p>
      <text:p text:style-name="P1"><text:s/>0 <text:s text:c="12"/>6145 ctnvj2nykg</text:p>
      <text:p text:style-name="P1"><text:s/>0 <text:s text:c="12"/>6142 cthjr1rpou</text:p>
      <text:p text:style-name="P1"><text:s/>0 <text:s text:c="12"/>6143 cthqzrjp</text:p>
      <text:p text:style-name="P1"><text:s/>0 <text:s text:c="12"/>6144 ctjnc5ymos</text:p>
      <text:p text:style-name="P1"><text:s/>0 <text:s text:c="12"/>6151 ctz2dylpnt</text:p>
      <text:p text:style-name="P1"><text:s/>0 <text:s text:c="12"/>6153 cuack</text:p>
      <text:p text:style-name="P1"><text:s/>0 <text:s text:c="12"/>6116 crushes</text:p>
      <text:p text:style-name="P1"><text:s/>0 <text:s text:c="12"/>6154 cuaiehf7uh</text:p>
      <text:p text:style-name="P1"><text:s/>0 <text:s text:c="12"/>6161 cuauhtémoc</text:p>
      <text:p text:style-name="P1"><text:s/>0 <text:s text:c="12"/>6162 cuba</text:p>
      <text:p text:style-name="P1"><text:s/>0 <text:s text:c="12"/>6163 cube</text:p>
      <text:p text:style-name="P1"><text:s/>0 <text:s text:c="12"/>6160 cuarteto</text:p>
      <text:p text:style-name="P1"><text:s/>0 <text:s text:c="12"/>6159 cuarenta</text:p>
      <text:p text:style-name="P1"><text:s/>0 <text:s text:c="12"/>6158 cuanto</text:p>
      <text:p text:style-name="P1"><text:s/>0 <text:s text:c="12"/>6155 cualquiera</text:p>
      <text:p text:style-name="P1"><text:s/>0 <text:s text:c="12"/>6156 cuando</text:p>
      <text:p text:style-name="P1"><text:s/>0 <text:s text:c="12"/>6157 cuanta</text:p>
      <text:p text:style-name="P1"><text:s/>0 <text:s text:c="12"/>6141 csxwhzqi</text:p>
      <text:p text:style-name="P1"><text:s/>0 <text:s text:c="12"/>6140 cst</text:p>
      <text:p text:style-name="P1"><text:s/>0 <text:s text:c="12"/>6139 css3</text:p>
      <text:p text:style-name="P1"><text:s/>0 <text:s text:c="12"/>6138 csr</text:p>
      <text:p text:style-name="P1"><text:s/>0 <text:s text:c="12"/>6123 crystalised</text:p>
      <text:p text:style-name="P1"><text:s/>0 <text:s text:c="12"/>6124 crüe</text:p>
      <text:p text:style-name="P1"><text:s/>0 <text:s text:c="12"/>6125 crüed</text:p>
      <text:p text:style-name="P1"><text:s/>0 <text:s text:c="12"/>6122 crystal</text:p>
      <text:p text:style-name="P1"><text:s/>0 <text:s text:c="12"/>6121 crysis</text:p>
      <text:p text:style-name="P1"><text:s/>0 <text:s text:c="12"/>6120 cryptome</text:p>
      <text:p text:style-name="P1"><text:s/>0 <text:s text:c="12"/>6117 cry</text:p>
      <text:p text:style-name="P1"><text:s/>0 <text:s text:c="12"/>6118 crybabyyy</text:p>
      <text:p text:style-name="P1"><text:s/>0 <text:s text:c="12"/>6119 crying</text:p>
      <text:p text:style-name="P1"><text:s/>0 <text:s text:c="12"/>6126 crüeheads</text:p>
      <text:p text:style-name="P1"><text:s/>0 <text:s text:c="12"/>6127 cs</text:p>
      <text:p text:style-name="P1"><text:s/>0 <text:s text:c="12"/>6128 cs5</text:p>
      <text:p text:style-name="P1"><text:s/>0 <text:s text:c="12"/>6136 csm</text:p>
      <text:p text:style-name="P1"><text:s/>0 <text:s text:c="12"/>6137 csoppmczet</text:p>
      <text:p text:style-name="P1"><text:s/>0 <text:s text:c="12"/>6134 csk</text:p>
      <text:p text:style-name="P1"><text:s/>0 <text:s text:c="12"/>6135 cska</text:p>
      <text:p text:style-name="P1"><text:s/>0 <text:s text:c="12"/>6133 csjatvtxbj</text:p>
      <text:p text:style-name="P1"><text:s/>0 <text:s text:c="12"/>6129 csdux8yj</text:p>
      <text:p text:style-name="P1"><text:s/>0 <text:s text:c="12"/>6130 cse</text:p>
      <text:p text:style-name="P1"><text:s/>0 <text:s text:c="12"/>6131 csettyvtin</text:p>
      <text:p text:style-name="P1"><text:s/>0 <text:s text:c="12"/>6132 csi</text:p>
      <text:p text:style-name="P1"><text:soft-page-break/><text:s/>0 <text:s text:c="12"/>6065 criterion</text:p>
      <text:p text:style-name="P1"><text:s/>0 <text:s text:c="12"/>6063 cristo</text:p>
      <text:p text:style-name="P1"><text:s/>0 <text:s text:c="12"/>5962 coña</text:p>
      <text:p text:style-name="P1"><text:s/>0 <text:s text:c="12"/>5998 craving</text:p>
      <text:p text:style-name="P1"><text:s/>0 <text:s text:c="12"/>5994 crashed</text:p>
      <text:p text:style-name="P1"><text:s/>0 <text:s text:c="12"/>5995 crashes</text:p>
      <text:p text:style-name="P1"><text:s/>0 <text:s text:c="12"/>5996 crashing</text:p>
      <text:p text:style-name="P1"><text:s/>0 <text:s text:c="12"/>5993 crash</text:p>
      <text:p text:style-name="P1"><text:s/>0 <text:s text:c="12"/>5992 crappy</text:p>
      <text:p text:style-name="P1"><text:s/>0 <text:s text:c="12"/>5991 crapload</text:p>
      <text:p text:style-name="P1"><text:s/>0 <text:s text:c="12"/>5988 crankin</text:p>
      <text:p text:style-name="P1"><text:s/>0 <text:s text:c="12"/>5989 cranks</text:p>
      <text:p text:style-name="P1"><text:s/>0 <text:s text:c="12"/>5990 crap</text:p>
      <text:p text:style-name="P1"><text:s/>0 <text:s text:c="12"/>5997 crave</text:p>
      <text:p text:style-name="P1"><text:s/>0 <text:s text:c="12"/>5999 crawford</text:p>
      <text:p text:style-name="P1"><text:s/>0 <text:s text:c="12"/>6012 creating</text:p>
      <text:p text:style-name="P1"><text:s/>0 <text:s text:c="12"/>6000 crawl</text:p>
      <text:p text:style-name="P1"><text:s/>0 <text:s text:c="12"/>6007 creamery</text:p>
      <text:p text:style-name="P1"><text:s/>0 <text:s text:c="12"/>6008 create</text:p>
      <text:p text:style-name="P1"><text:s/>0 <text:s text:c="12"/>6010 creates</text:p>
      <text:p text:style-name="P1"><text:s/>0 <text:s text:c="12"/>6006 cream</text:p>
      <text:p text:style-name="P1"><text:s/>0 <text:s text:c="12"/>6005 cre3j8abhh</text:p>
      <text:p text:style-name="P1"><text:s/>0 <text:s text:c="12"/>6004 crdhltzpxg</text:p>
      <text:p text:style-name="P1"><text:s/>0 <text:s text:c="12"/>6001 crayon</text:p>
      <text:p text:style-name="P1"><text:s/>0 <text:s text:c="12"/>6002 crazy</text:p>
      <text:p text:style-name="P1"><text:s/>0 <text:s text:c="12"/>6003 crc</text:p>
      <text:p text:style-name="P1"><text:s/>0 <text:s text:c="12"/>5987 crank</text:p>
      <text:p text:style-name="P1"><text:s/>0 <text:s text:c="12"/>5986 crane</text:p>
      <text:p text:style-name="P1"><text:s/>0 <text:s text:c="12"/>5985 cramps</text:p>
      <text:p text:style-name="P1"><text:s/>0 <text:s text:c="12"/>5984 cramp</text:p>
      <text:p text:style-name="P1"><text:s/>0 <text:s text:c="12"/>5969 cqiuhyy1qo</text:p>
      <text:p text:style-name="P1"><text:s/>0 <text:s text:c="12"/>5970 cqjarlkigv</text:p>
      <text:p text:style-name="P1"><text:s/>0 <text:s text:c="12"/>5971 cqoqyvnzfr</text:p>
      <text:p text:style-name="P1"><text:s/>0 <text:s text:c="12"/>5968 cprzkpiddl</text:p>
      <text:p text:style-name="P1"><text:s/>0 <text:s text:c="12"/>5967 cplusplus4c</text:p>
      <text:p text:style-name="P1"><text:s/>0 <text:s text:c="12"/>5966 cpkwmgesor</text:p>
      <text:p text:style-name="P1"><text:s/>0 <text:s text:c="12"/>5963 coño</text:p>
      <text:p text:style-name="P1"><text:s/>0 <text:s text:c="12"/>5964 cp9a6rpvis</text:p>
      <text:p text:style-name="P1"><text:s/>0 <text:s text:c="12"/>5965 cpjupf9dcv</text:p>
      <text:p text:style-name="P1"><text:s/>0 <text:s text:c="12"/>5972 cqzin60itw</text:p>
      <text:p text:style-name="P1"><text:s/>0 <text:s text:c="12"/>5973 cr</text:p>
      <text:p text:style-name="P1"><text:s/>0 <text:s text:c="12"/>5974 cr8jrk6lfa</text:p>
      <text:p text:style-name="P1"><text:s/>0 <text:s text:c="12"/>5982 craig</text:p>
      <text:p text:style-name="P1"><text:s/>0 <text:s text:c="12"/>5983 craigslist</text:p>
      <text:p text:style-name="P1"><text:s/>0 <text:s text:c="12"/>5980 crafting</text:p>
      <text:p text:style-name="P1"><text:s/>0 <text:s text:c="12"/>5981 craftsmanship</text:p>
      <text:p text:style-name="P1"><text:s/>0 <text:s text:c="12"/>5979 craft</text:p>
      <text:p text:style-name="P1"><text:s/>0 <text:s text:c="12"/>5975 crabs</text:p>
      <text:p text:style-name="P1"><text:s/>0 <text:s text:c="12"/>5976 crack</text:p>
      <text:p text:style-name="P1"><text:s/>0 <text:s text:c="12"/>5977 cracked</text:p>
      <text:p text:style-name="P1"><text:s/>0 <text:s text:c="12"/>5978 cracks</text:p>
      <text:p text:style-name="P1"><text:s/>0 <text:s text:c="12"/>6011 createsharecollect</text:p>
      <text:p text:style-name="P1"><text:soft-page-break/><text:s/>0 <text:s text:c="12"/>6013 creation</text:p>
      <text:p text:style-name="P1"><text:s/>0 <text:s text:c="12"/>6062 cristinadallaplasti</text:p>
      <text:p text:style-name="P1"><text:s/>0 <text:s text:c="12"/>6050 crimewatch</text:p>
      <text:p text:style-name="P1"><text:s/>0 <text:s text:c="12"/>6046 cried</text:p>
      <text:p text:style-name="P1"><text:s/>0 <text:s text:c="12"/>6047 crim</text:p>
      <text:p text:style-name="P1"><text:s/>0 <text:s text:c="12"/>6048 crime</text:p>
      <text:p text:style-name="P1"><text:s/>0 <text:s text:c="12"/>6045 cricut</text:p>
      <text:p text:style-name="P1"><text:s/>0 <text:s text:c="12"/>6044 cricket</text:p>
      <text:p text:style-name="P1"><text:s/>0 <text:s text:c="12"/>6043 crfjsajg</text:p>
      <text:p text:style-name="P1"><text:s/>0 <text:s text:c="12"/>6040 creo</text:p>
      <text:p text:style-name="P1"><text:s/>0 <text:s text:c="12"/>6041 crest</text:p>
      <text:p text:style-name="P1"><text:s/>0 <text:s text:c="12"/>6042 crew</text:p>
      <text:p text:style-name="P1"><text:s/>0 <text:s text:c="12"/>6049 crimes</text:p>
      <text:p text:style-name="P1"><text:s/>0 <text:s text:c="12"/>6051 criminal</text:p>
      <text:p text:style-name="P1"><text:s/>0 <text:s text:c="12"/>6014 creative</text:p>
      <text:p text:style-name="P1"><text:s/>0 <text:s text:c="12"/>6052 criminalgovernment</text:p>
      <text:p text:style-name="P1"><text:s/>0 <text:s text:c="12"/>6059 cristiania</text:p>
      <text:p text:style-name="P1"><text:s/>0 <text:s text:c="12"/>6060 cristiano</text:p>
      <text:p text:style-name="P1"><text:s/>0 <text:s text:c="12"/>6061 cristina</text:p>
      <text:p text:style-name="P1"><text:s/>0 <text:s text:c="12"/>6058 cristalised</text:p>
      <text:p text:style-name="P1"><text:s/>0 <text:s text:c="12"/>6057 crispy</text:p>
      <text:p text:style-name="P1"><text:s/>0 <text:s text:c="12"/>6056 crisis</text:p>
      <text:p text:style-name="P1"><text:s/>0 <text:s text:c="12"/>6053 criminally</text:p>
      <text:p text:style-name="P1"><text:s/>0 <text:s text:c="12"/>6054 criminele</text:p>
      <text:p text:style-name="P1"><text:s/>0 <text:s text:c="12"/>6055 cringy</text:p>
      <text:p text:style-name="P1"><text:s/>0 <text:s text:c="12"/>6039 crendor</text:p>
      <text:p text:style-name="P1"><text:s/>0 <text:s text:c="12"/>6038 cremé</text:p>
      <text:p text:style-name="P1"><text:s/>0 <text:s text:c="12"/>6037 cremonensis</text:p>
      <text:p text:style-name="P1"><text:s/>0 <text:s text:c="12"/>6036 creme</text:p>
      <text:p text:style-name="P1"><text:s/>0 <text:s text:c="12"/>6021 credentialing</text:p>
      <text:p text:style-name="P1"><text:s/>0 <text:s text:c="12"/>6022 credibility</text:p>
      <text:p text:style-name="P1"><text:s/>0 <text:s text:c="12"/>6023 credit</text:p>
      <text:p text:style-name="P1"><text:s/>0 <text:s text:c="12"/>6020 crecerá</text:p>
      <text:p text:style-name="P1"><text:s/>0 <text:s text:c="12"/>6019 creatures</text:p>
      <text:p text:style-name="P1"><text:s/>0 <text:s text:c="12"/>6018 creators</text:p>
      <text:p text:style-name="P1"><text:s/>0 <text:s text:c="12"/>6015 creatives</text:p>
      <text:p text:style-name="P1"><text:s/>0 <text:s text:c="12"/>6016 creativity</text:p>
      <text:p text:style-name="P1"><text:s/>0 <text:s text:c="12"/>6017 creator</text:p>
      <text:p text:style-name="P1"><text:s/>0 <text:s text:c="12"/>6024 credited</text:p>
      <text:p text:style-name="P1"><text:s/>0 <text:s text:c="12"/>6025 credits</text:p>
      <text:p text:style-name="P1"><text:s/>0 <text:s text:c="12"/>6026 creedence</text:p>
      <text:p text:style-name="P1"><text:s/>0 <text:s text:c="12"/>6034 creepy</text:p>
      <text:p text:style-name="P1"><text:s/>0 <text:s text:c="12"/>6035 creer</text:p>
      <text:p text:style-name="P1"><text:s/>0 <text:s text:c="12"/>6032 creepin</text:p>
      <text:p text:style-name="P1"><text:s/>0 <text:s text:c="12"/>6033 creeps</text:p>
      <text:p text:style-name="P1"><text:s/>0 <text:s text:c="12"/>6031 creepers</text:p>
      <text:p text:style-name="P1"><text:s/>0 <text:s text:c="12"/>6027 creek</text:p>
      <text:p text:style-name="P1"><text:s/>0 <text:s text:c="12"/>6028 creen</text:p>
      <text:p text:style-name="P1"><text:s/>0 <text:s text:c="12"/>6029 creep</text:p>
      <text:p text:style-name="P1"><text:s/>0 <text:s text:c="12"/>6030 creeper</text:p>
      <text:p text:style-name="P1"><text:s/>0 <text:s text:c="12"/>4934 charm</text:p>
      <text:p text:style-name="P1"><text:s/>0 <text:s text:c="12"/>4933 charly</text:p>
      <text:p text:style-name="P1"><text:soft-page-break/><text:s/>0 <text:s text:c="12"/>4932 charlton</text:p>
      <text:p text:style-name="P1"><text:s/>0 <text:s text:c="12"/>3841 bnkh6fjcrc</text:p>
      <text:p text:style-name="P1"><text:s/>0 <text:s text:c="12"/>3837 bna</text:p>
      <text:p text:style-name="P1"><text:s/>0 <text:s text:c="12"/>3838 bnb7utwm1s</text:p>
      <text:p text:style-name="P1"><text:s/>0 <text:s text:c="12"/>3839 bndnqe</text:p>
      <text:p text:style-name="P1"><text:s/>0 <text:s text:c="12"/>3836 bn6b7v5gdd</text:p>
      <text:p text:style-name="P1"><text:s/>0 <text:s text:c="12"/>3835 bn57ax300a</text:p>
      <text:p text:style-name="P1"><text:s/>0 <text:s text:c="12"/>3834 bn</text:p>
      <text:p text:style-name="P1"><text:s/>0 <text:s text:c="12"/>3831 bmw</text:p>
      <text:p text:style-name="P1"><text:s/>0 <text:s text:c="12"/>3832 bmxx4kfpbn</text:p>
      <text:p text:style-name="P1"><text:s/>0 <text:s text:c="12"/>3833 bmynjtvq</text:p>
      <text:p text:style-name="P1"><text:s/>0 <text:s text:c="12"/>3840 bngs1xey</text:p>
      <text:p text:style-name="P1"><text:s/>0 <text:s text:c="12"/>3842 bnl</text:p>
      <text:p text:style-name="P1"><text:s/>0 <text:s text:c="12"/>3829 bms</text:p>
      <text:p text:style-name="P1"><text:s/>0 <text:s text:c="12"/>3843 bnrsqvxv</text:p>
      <text:p text:style-name="P1"><text:s/>0 <text:s text:c="12"/>3850 boat</text:p>
      <text:p text:style-name="P1"><text:s/>0 <text:s text:c="12"/>3851 boating</text:p>
      <text:p text:style-name="P1"><text:s/>0 <text:s text:c="12"/>3852 boatrace</text:p>
      <text:p text:style-name="P1"><text:s/>0 <text:s text:c="12"/>3849 boardwalk</text:p>
      <text:p text:style-name="P1"><text:s/>0 <text:s text:c="12"/>3848 boards</text:p>
      <text:p text:style-name="P1"><text:s/>0 <text:s text:c="12"/>3847 boarding</text:p>
      <text:p text:style-name="P1"><text:s/>0 <text:s text:c="12"/>3844 bo</text:p>
      <text:p text:style-name="P1"><text:s/>0 <text:s text:c="12"/>3845 bo2</text:p>
      <text:p text:style-name="P1"><text:s/>0 <text:s text:c="12"/>3846 board</text:p>
      <text:p text:style-name="P1"><text:s/>0 <text:s text:c="12"/>3830 bmvnv76rzd</text:p>
      <text:p text:style-name="P1"><text:s/>0 <text:s text:c="12"/>3828 bmmngohsmb</text:p>
      <text:p text:style-name="P1"><text:s/>0 <text:s text:c="12"/>3905 bong</text:p>
      <text:p text:style-name="P1"><text:s/>0 <text:s text:c="12"/>3815 blues</text:p>
      <text:p text:style-name="P1"><text:s/>0 <text:s text:c="12"/>3811 blue</text:p>
      <text:p text:style-name="P1"><text:s/>0 <text:s text:c="12"/>3812 blueberry</text:p>
      <text:p text:style-name="P1"><text:s/>0 <text:s text:c="12"/>3813 bluemonday</text:p>
      <text:p text:style-name="P1"><text:s/>0 <text:s text:c="12"/>3810 bltpwwhz7x</text:p>
      <text:p text:style-name="P1"><text:s/>0 <text:s text:c="12"/>3809 bltmrg2qjs</text:p>
      <text:p text:style-name="P1"><text:s/>0 <text:s text:c="12"/>3808 blsna1sz8u</text:p>
      <text:p text:style-name="P1"><text:s/>0 <text:s text:c="12"/>3805 blr</text:p>
      <text:p text:style-name="P1"><text:s/>0 <text:s text:c="12"/>3806 blriful4ik</text:p>
      <text:p text:style-name="P1"><text:s/>0 <text:s text:c="12"/>3807 bls4whifrr</text:p>
      <text:p text:style-name="P1"><text:s/>0 <text:s text:c="12"/>3814 blueprints</text:p>
      <text:p text:style-name="P1"><text:s/>0 <text:s text:c="12"/>3816 bluestone42</text:p>
      <text:p text:style-name="P1"><text:s/>0 <text:s text:c="12"/>3827 bmjipgus7v</text:p>
      <text:p text:style-name="P1"><text:s/>0 <text:s text:c="12"/>3817 bluetooth</text:p>
      <text:p text:style-name="P1"><text:s/>0 <text:s text:c="12"/>3824 blxug0qtrm</text:p>
      <text:p text:style-name="P1"><text:s/>0 <text:s text:c="12"/>3825 bm1wcp</text:p>
      <text:p text:style-name="P1"><text:s/>0 <text:s text:c="12"/>3826 bmav6fdvyr</text:p>
      <text:p text:style-name="P1"><text:s/>0 <text:s text:c="12"/>3823 blwisbh6</text:p>
      <text:p text:style-name="P1"><text:s/>0 <text:s text:c="12"/>3822 blwha5</text:p>
      <text:p text:style-name="P1"><text:s/>0 <text:s text:c="12"/>3821 blurry</text:p>
      <text:p text:style-name="P1"><text:s/>0 <text:s text:c="12"/>3818 blunt</text:p>
      <text:p text:style-name="P1"><text:s/>0 <text:s text:c="12"/>3819 blur</text:p>
      <text:p text:style-name="P1"><text:s/>0 <text:s text:c="12"/>3820 blurred</text:p>
      <text:p text:style-name="P1"><text:s/>0 <text:s text:c="12"/>3853 bob</text:p>
      <text:p text:style-name="P1"><text:s/>0 <text:s text:c="12"/>3854 bobbed</text:p>
      <text:p text:style-name="P1"><text:soft-page-break/><text:s/>0 <text:s text:c="12"/>3855 bobby</text:p>
      <text:p text:style-name="P1"><text:s/>0 <text:s text:c="12"/>3892 bomb</text:p>
      <text:p text:style-name="P1"><text:s/>0 <text:s text:c="12"/>3888 bolo2u6e</text:p>
      <text:p text:style-name="P1"><text:s/>0 <text:s text:c="12"/>3889 bologna</text:p>
      <text:p text:style-name="P1"><text:s/>0 <text:s text:c="12"/>3890 bolérolo</text:p>
      <text:p text:style-name="P1"><text:s/>0 <text:s text:c="12"/>3887 bollocks</text:p>
      <text:p text:style-name="P1"><text:s/>0 <text:s text:c="12"/>3886 bollo</text:p>
      <text:p text:style-name="P1"><text:s/>0 <text:s text:c="12"/>3885 bollers</text:p>
      <text:p text:style-name="P1"><text:s/>0 <text:s text:c="12"/>3882 boldskin</text:p>
      <text:p text:style-name="P1"><text:s/>0 <text:s text:c="12"/>3883 bolj</text:p>
      <text:p text:style-name="P1"><text:s/>0 <text:s text:c="12"/>3884 boljšga</text:p>
      <text:p text:style-name="P1"><text:s/>0 <text:s text:c="12"/>3891 bom</text:p>
      <text:p text:style-name="P1"><text:s/>0 <text:s text:c="12"/>3893 bomba</text:p>
      <text:p text:style-name="P1"><text:s/>0 <text:s text:c="12"/>3856 bobo</text:p>
      <text:p text:style-name="P1"><text:s/>0 <text:s text:c="12"/>3894 bombardment</text:p>
      <text:p text:style-name="P1"><text:s/>0 <text:s text:c="12"/>3901 bone</text:p>
      <text:p text:style-name="P1"><text:s/>0 <text:s text:c="12"/>3902 boneless</text:p>
      <text:p text:style-name="P1"><text:s/>0 <text:s text:c="12"/>3903 boner</text:p>
      <text:p text:style-name="P1"><text:s/>0 <text:s text:c="12"/>3900 bonding</text:p>
      <text:p text:style-name="P1"><text:s/>0 <text:s text:c="12"/>3899 bond</text:p>
      <text:p text:style-name="P1"><text:s/>0 <text:s text:c="12"/>3898 bon</text:p>
      <text:p text:style-name="P1"><text:s/>0 <text:s text:c="12"/>3895 bombay</text:p>
      <text:p text:style-name="P1"><text:s/>0 <text:s text:c="12"/>3896 bombs</text:p>
      <text:p text:style-name="P1"><text:s/>0 <text:s text:c="12"/>3897 bombshell</text:p>
      <text:p text:style-name="P1"><text:s/>0 <text:s text:c="12"/>3881 bold</text:p>
      <text:p text:style-name="P1"><text:s/>0 <text:s text:c="12"/>3880 boko</text:p>
      <text:p text:style-name="P1"><text:s/>0 <text:s text:c="12"/>3879 boing</text:p>
      <text:p text:style-name="P1"><text:s/>0 <text:s text:c="12"/>3878 boiled</text:p>
      <text:p text:style-name="P1"><text:s/>0 <text:s text:c="12"/>3863 bocu</text:p>
      <text:p text:style-name="P1"><text:s/>0 <text:s text:c="12"/>3864 bodies</text:p>
      <text:p text:style-name="P1"><text:s/>0 <text:s text:c="12"/>3865 body</text:p>
      <text:p text:style-name="P1"><text:s/>0 <text:s text:c="12"/>3862 bocoum</text:p>
      <text:p text:style-name="P1"><text:s/>0 <text:s text:c="12"/>3861 bockhaven</text:p>
      <text:p text:style-name="P1"><text:s/>0 <text:s text:c="12"/>3860 bocca</text:p>
      <text:p text:style-name="P1"><text:s/>0 <text:s text:c="12"/>3857 bobs</text:p>
      <text:p text:style-name="P1"><text:s/>0 <text:s text:c="12"/>3858 bobsonwhite</text:p>
      <text:p text:style-name="P1"><text:s/>0 <text:s text:c="12"/>3859 bobulate</text:p>
      <text:p text:style-name="P1"><text:s/>0 <text:s text:c="12"/>3866 bodybuilding</text:p>
      <text:p text:style-name="P1"><text:s/>0 <text:s text:c="12"/>3867 boeing</text:p>
      <text:p text:style-name="P1"><text:s/>0 <text:s text:c="12"/>3868 boekenweek</text:p>
      <text:p text:style-name="P1"><text:s/>0 <text:s text:c="12"/>3876 boi</text:p>
      <text:p text:style-name="P1"><text:s/>0 <text:s text:c="12"/>3877 boii</text:p>
      <text:p text:style-name="P1"><text:s/>0 <text:s text:c="12"/>3874 bogotá</text:p>
      <text:p text:style-name="P1"><text:s/>0 <text:s text:c="12"/>3875 bohemian</text:p>
      <text:p text:style-name="P1"><text:s/>0 <text:s text:c="12"/>3873 bogota</text:p>
      <text:p text:style-name="P1"><text:s/>0 <text:s text:c="12"/>3869 boekje</text:p>
      <text:p text:style-name="P1"><text:s/>0 <text:s text:c="12"/>3870 bof</text:p>
      <text:p text:style-name="P1"><text:s/>0 <text:s text:c="12"/>3871 boga</text:p>
      <text:p text:style-name="P1"><text:s/>0 <text:s text:c="12"/>3872 bogaert</text:p>
      <text:p text:style-name="P1"><text:s/>0 <text:s text:c="12"/>3804 blows</text:p>
      <text:p text:style-name="P1"><text:s/>0 <text:s text:c="12"/>3803 blown</text:p>
      <text:p text:style-name="P1"><text:s/>0 <text:s text:c="12"/>3802 blowjobs</text:p>
      <text:p text:style-name="P1"><text:soft-page-break/><text:s/>0 <text:s text:c="12"/>3738 blasting</text:p>
      <text:p text:style-name="P1"><text:s/>0 <text:s text:c="12"/>3734 blank</text:p>
      <text:p text:style-name="P1"><text:s/>0 <text:s text:c="12"/>3735 blankets</text:p>
      <text:p text:style-name="P1"><text:s/>0 <text:s text:c="12"/>3736 blas</text:p>
      <text:p text:style-name="P1"><text:s/>0 <text:s text:c="12"/>3733 bland</text:p>
      <text:p text:style-name="P1"><text:s/>0 <text:s text:c="12"/>3732 blanco</text:p>
      <text:p text:style-name="P1"><text:s/>0 <text:s text:c="12"/>3731 blancanieves</text:p>
      <text:p text:style-name="P1"><text:s/>0 <text:s text:c="12"/>3728 blaming</text:p>
      <text:p text:style-name="P1"><text:s/>0 <text:s text:c="12"/>3729 blanc</text:p>
      <text:p text:style-name="P1"><text:s/>0 <text:s text:c="12"/>3730 blanca</text:p>
      <text:p text:style-name="P1"><text:s/>0 <text:s text:c="12"/>3737 blast</text:p>
      <text:p text:style-name="P1"><text:s/>0 <text:s text:c="12"/>3739 blatina</text:p>
      <text:p text:style-name="P1"><text:s/>0 <text:s text:c="12"/>3751 blessing</text:p>
      <text:p text:style-name="P1"><text:s/>0 <text:s text:c="12"/>3740 blazers</text:p>
      <text:p text:style-name="P1"><text:s/>0 <text:s text:c="12"/>3747 blendedlearning</text:p>
      <text:p text:style-name="P1"><text:s/>0 <text:s text:c="12"/>3748 blender</text:p>
      <text:p text:style-name="P1"><text:s/>0 <text:s text:c="12"/>3749 bless</text:p>
      <text:p text:style-name="P1"><text:s/>0 <text:s text:c="12"/>3746 bleh</text:p>
      <text:p text:style-name="P1"><text:s/>0 <text:s text:c="12"/>3745 bleeding</text:p>
      <text:p text:style-name="P1"><text:s/>0 <text:s text:c="12"/>3744 bleedblue</text:p>
      <text:p text:style-name="P1"><text:s/>0 <text:s text:c="12"/>3741 bldwin</text:p>
      <text:p text:style-name="P1"><text:s/>0 <text:s text:c="12"/>3742 ble</text:p>
      <text:p text:style-name="P1"><text:s/>0 <text:s text:c="12"/>3743 bleed</text:p>
      <text:p text:style-name="P1"><text:s/>0 <text:s text:c="12"/>3727 blames</text:p>
      <text:p text:style-name="P1"><text:s/>0 <text:s text:c="12"/>3725 blake</text:p>
      <text:p text:style-name="P1"><text:s/>0 <text:s text:c="12"/>3724 blair</text:p>
      <text:p text:style-name="P1"><text:s/>0 <text:s text:c="12"/>3723 blahs</text:p>
      <text:p text:style-name="P1"><text:s/>0 <text:s text:c="12"/>3708 black</text:p>
      <text:p text:style-name="P1"><text:s/>0 <text:s text:c="12"/>3709 blackancdwhite</text:p>
      <text:p text:style-name="P1"><text:s/>0 <text:s text:c="12"/>3710 blackberry</text:p>
      <text:p text:style-name="P1"><text:s/>0 <text:s text:c="12"/>3707 blablabla</text:p>
      <text:p text:style-name="P1"><text:s/>0 <text:s text:c="12"/>3706 blabla</text:p>
      <text:p text:style-name="P1"><text:s/>0 <text:s text:c="12"/>3705 bkylgf9z</text:p>
      <text:p text:style-name="P1"><text:s/>0 <text:s text:c="12"/>3702 bklgjvujr4</text:p>
      <text:p text:style-name="P1"><text:s/>0 <text:s text:c="12"/>3703 bklrvfwj</text:p>
      <text:p text:style-name="P1"><text:s/>0 <text:s text:c="12"/>3704 bkubgid9</text:p>
      <text:p text:style-name="P1"><text:s/>0 <text:s text:c="12"/>3711 blackboard</text:p>
      <text:p text:style-name="P1"><text:s/>0 <text:s text:c="12"/>3712 blacker</text:p>
      <text:p text:style-name="P1"><text:s/>0 <text:s text:c="12"/>3713 blackfriday</text:p>
      <text:p text:style-name="P1"><text:s/>0 <text:s text:c="12"/>3721 blades</text:p>
      <text:p text:style-name="P1"><text:s/>0 <text:s text:c="12"/>3722 blah</text:p>
      <text:p text:style-name="P1"><text:s/>0 <text:s text:c="12"/>3719 bladder</text:p>
      <text:p text:style-name="P1"><text:s/>0 <text:s text:c="12"/>3720 blade</text:p>
      <text:p text:style-name="P1"><text:s/>0 <text:s text:c="12"/>3718 blacksnakemoan</text:p>
      <text:p text:style-name="P1"><text:s/>0 <text:s text:c="12"/>3714 blackhawks</text:p>
      <text:p text:style-name="P1"><text:s/>0 <text:s text:c="12"/>3715 blackmirror</text:p>
      <text:p text:style-name="P1"><text:s/>0 <text:s text:c="12"/>3716 blackout</text:p>
      <text:p text:style-name="P1"><text:s/>0 <text:s text:c="12"/>3717 blackoutsopa</text:p>
      <text:p text:style-name="P1"><text:s/>0 <text:s text:c="12"/>3750 blessed</text:p>
      <text:p text:style-name="P1"><text:s/>0 <text:s text:c="12"/>3752 blessings</text:p>
      <text:p text:style-name="P1"><text:s/>0 <text:s text:c="12"/>3801 blowjob</text:p>
      <text:p text:style-name="P1"><text:s/>0 <text:s text:c="12"/>3789 blood</text:p>
      <text:p text:style-name="P1"><text:soft-page-break/><text:s/>0 <text:s text:c="12"/>3785 blogspot</text:p>
      <text:p text:style-name="P1"><text:s/>0 <text:s text:c="12"/>3786 blond</text:p>
      <text:p text:style-name="P1"><text:s/>0 <text:s text:c="12"/>3787 blonde</text:p>
      <text:p text:style-name="P1"><text:s/>0 <text:s text:c="12"/>3784 blogsplosion</text:p>
      <text:p text:style-name="P1"><text:s/>0 <text:s text:c="12"/>3783 blogs</text:p>
      <text:p text:style-name="P1"><text:s/>0 <text:s text:c="12"/>3782 blogging</text:p>
      <text:p text:style-name="P1"><text:s/>0 <text:s text:c="12"/>3779 blogdawg</text:p>
      <text:p text:style-name="P1"><text:s/>0 <text:s text:c="12"/>3780 blogger</text:p>
      <text:p text:style-name="P1"><text:s/>0 <text:s text:c="12"/>3781 bloggers</text:p>
      <text:p text:style-name="P1"><text:s/>0 <text:s text:c="12"/>3788 blonderedhead</text:p>
      <text:p text:style-name="P1"><text:s/>0 <text:s text:c="12"/>3790 bloodhound</text:p>
      <text:p text:style-name="P1"><text:s/>0 <text:s text:c="12"/>3753 bleuhhhhh</text:p>
      <text:p text:style-name="P1"><text:s/>0 <text:s text:c="12"/>3791 bloodisthenewblackk</text:p>
      <text:p text:style-name="P1"><text:s/>0 <text:s text:c="12"/>3798 blow</text:p>
      <text:p text:style-name="P1"><text:s/>0 <text:s text:c="12"/>3799 blowin</text:p>
      <text:p text:style-name="P1"><text:s/>0 <text:s text:c="12"/>3800 blowing</text:p>
      <text:p text:style-name="P1"><text:s/>0 <text:s text:c="12"/>3797 blossoms</text:p>
      <text:p text:style-name="P1"><text:s/>0 <text:s text:c="12"/>3796 blooms</text:p>
      <text:p text:style-name="P1"><text:s/>0 <text:s text:c="12"/>3795 bloomberg</text:p>
      <text:p text:style-name="P1"><text:s/>0 <text:s text:c="12"/>3792 bloodtests</text:p>
      <text:p text:style-name="P1"><text:s/>0 <text:s text:c="12"/>3793 bloody</text:p>
      <text:p text:style-name="P1"><text:s/>0 <text:s text:c="12"/>3794 bloom</text:p>
      <text:p text:style-name="P1"><text:s/>0 <text:s text:c="12"/>3778 blogboost</text:p>
      <text:p text:style-name="P1"><text:s/>0 <text:s text:c="12"/>3777 blog30</text:p>
      <text:p text:style-name="P1"><text:s/>0 <text:s text:c="12"/>3776 blog</text:p>
      <text:p text:style-name="P1"><text:s/>0 <text:s text:c="12"/>3775 blocks</text:p>
      <text:p text:style-name="P1"><text:s/>0 <text:s text:c="12"/>3760 blindsided</text:p>
      <text:p text:style-name="P1"><text:s/>0 <text:s text:c="12"/>3761 blink</text:p>
      <text:p text:style-name="P1"><text:s/>0 <text:s text:c="12"/>3762 blink182</text:p>
      <text:p text:style-name="P1"><text:s/>0 <text:s text:c="12"/>3759 blindness</text:p>
      <text:p text:style-name="P1"><text:s/>0 <text:s text:c="12"/>3758 blind</text:p>
      <text:p text:style-name="P1"><text:s/>0 <text:s text:c="12"/>3757 bli</text:p>
      <text:p text:style-name="P1"><text:s/>0 <text:s text:c="12"/>3754 blew</text:p>
      <text:p text:style-name="P1"><text:s/>0 <text:s text:c="12"/>3755 blg0sl8mj5</text:p>
      <text:p text:style-name="P1"><text:s/>0 <text:s text:c="12"/>3756 blg7latfxe</text:p>
      <text:p text:style-name="P1"><text:s/>0 <text:s text:c="12"/>3763 blipsterinsverige</text:p>
      <text:p text:style-name="P1"><text:s/>0 <text:s text:c="12"/>3764 bliss</text:p>
      <text:p text:style-name="P1"><text:s/>0 <text:s text:c="12"/>3765 blissfire</text:p>
      <text:p text:style-name="P1"><text:s/>0 <text:s text:c="12"/>3773 blocking</text:p>
      <text:p text:style-name="P1"><text:s/>0 <text:s text:c="12"/>3774 blockly</text:p>
      <text:p text:style-name="P1"><text:s/>0 <text:s text:c="12"/>3771 blocked</text:p>
      <text:p text:style-name="P1"><text:s/>0 <text:s text:c="12"/>3772 blockheads</text:p>
      <text:p text:style-name="P1"><text:s/>0 <text:s text:c="12"/>3770 block</text:p>
      <text:p text:style-name="P1"><text:s/>0 <text:s text:c="12"/>3766 blissful</text:p>
      <text:p text:style-name="P1"><text:s/>0 <text:s text:c="12"/>3767 blissfully</text:p>
      <text:p text:style-name="P1"><text:s/>0 <text:s text:c="12"/>3768 blissss</text:p>
      <text:p text:style-name="P1"><text:s/>0 <text:s text:c="12"/>3769 bljak</text:p>
      <text:p text:style-name="P1"><text:s/>0 <text:s text:c="12"/>3904 bones</text:p>
      <text:p text:style-name="P1"><text:s/>0 <text:s text:c="12"/>3906 bongwardbound</text:p>
      <text:p text:style-name="P1"><text:s/>0 <text:s text:c="12"/>4110 brickleberry</text:p>
      <text:p text:style-name="P1"><text:s/>0 <text:s text:c="12"/>4046 brain</text:p>
      <text:p text:style-name="P1"><text:s/>0 <text:s text:c="12"/>4042 brag</text:p>
      <text:p text:style-name="P1"><text:soft-page-break/><text:s/>0 <text:s text:c="12"/>4043 brager</text:p>
      <text:p text:style-name="P1"><text:s/>0 <text:s text:c="12"/>4044 brahma</text:p>
      <text:p text:style-name="P1"><text:s/>0 <text:s text:c="12"/>4041 bradley</text:p>
      <text:p text:style-name="P1"><text:s/>0 <text:s text:c="12"/>4040 brad</text:p>
      <text:p text:style-name="P1"><text:s/>0 <text:s text:c="12"/>4039 bracro</text:p>
      <text:p text:style-name="P1"><text:s/>0 <text:s text:c="12"/>4036 bracelet</text:p>
      <text:p text:style-name="P1"><text:s/>0 <text:s text:c="12"/>4037 braces</text:p>
      <text:p text:style-name="P1"><text:s/>0 <text:s text:c="12"/>4038 bracket</text:p>
      <text:p text:style-name="P1"><text:s/>0 <text:s text:c="12"/>4045 braid</text:p>
      <text:p text:style-name="P1"><text:s/>0 <text:s text:c="12"/>4047 brained</text:p>
      <text:p text:style-name="P1"><text:s/>0 <text:s text:c="12"/>4034 brabants</text:p>
      <text:p text:style-name="P1"><text:s/>0 <text:s text:c="12"/>4048 brains</text:p>
      <text:p text:style-name="P1"><text:s/>0 <text:s text:c="12"/>4055 branding</text:p>
      <text:p text:style-name="P1"><text:s/>0 <text:s text:c="12"/>4056 brandon</text:p>
      <text:p text:style-name="P1"><text:s/>0 <text:s text:c="12"/>4057 brands</text:p>
      <text:p text:style-name="P1"><text:s/>0 <text:s text:c="12"/>4054 branded_videos</text:p>
      <text:p text:style-name="P1"><text:s/>0 <text:s text:c="12"/>4053 brand</text:p>
      <text:p text:style-name="P1"><text:s/>0 <text:s text:c="12"/>4052 brake</text:p>
      <text:p text:style-name="P1"><text:s/>0 <text:s text:c="12"/>4049 brainstorming</text:p>
      <text:p text:style-name="P1"><text:s/>0 <text:s text:c="12"/>4050 brainyquote</text:p>
      <text:p text:style-name="P1"><text:s/>0 <text:s text:c="12"/>4051 brak</text:p>
      <text:p text:style-name="P1"><text:s/>0 <text:s text:c="12"/>4035 brace</text:p>
      <text:p text:style-name="P1"><text:s/>0 <text:s text:c="12"/>4033 brabantpark</text:p>
      <text:p text:style-name="P1"><text:s/>0 <text:s text:c="12"/>3907 bonita</text:p>
      <text:p text:style-name="P1"><text:s/>0 <text:s text:c="12"/>4020 boys</text:p>
      <text:p text:style-name="P1"><text:s/>0 <text:s text:c="12"/>4016 boycott</text:p>
      <text:p text:style-name="P1"><text:s/>0 <text:s text:c="12"/>4017 boyfriend</text:p>
      <text:p text:style-name="P1"><text:s/>0 <text:s text:c="12"/>4018 boyfriends</text:p>
      <text:p text:style-name="P1"><text:s/>0 <text:s text:c="12"/>4015 boy</text:p>
      <text:p text:style-name="P1"><text:s/>0 <text:s text:c="12"/>4014 boxing</text:p>
      <text:p text:style-name="P1"><text:s/>0 <text:s text:c="12"/>4013 boxes</text:p>
      <text:p text:style-name="P1"><text:s/>0 <text:s text:c="12"/>4010 bows</text:p>
      <text:p text:style-name="P1"><text:s/>0 <text:s text:c="12"/>4011 box</text:p>
      <text:p text:style-name="P1"><text:s/>0 <text:s text:c="12"/>4012 boxer</text:p>
      <text:p text:style-name="P1"><text:s/>0 <text:s text:c="12"/>4019 boyle</text:p>
      <text:p text:style-name="P1"><text:s/>0 <text:s text:c="12"/>4021 boytoys</text:p>
      <text:p text:style-name="P1"><text:s/>0 <text:s text:c="12"/>4032 bra</text:p>
      <text:p text:style-name="P1"><text:s/>0 <text:s text:c="12"/>4022 boyz</text:p>
      <text:p text:style-name="P1"><text:s/>0 <text:s text:c="12"/>4029 bqj4ytjc8n</text:p>
      <text:p text:style-name="P1"><text:s/>0 <text:s text:c="12"/>4030 bqlchfoi0l</text:p>
      <text:p text:style-name="P1"><text:s/>0 <text:s text:c="12"/>4031 bqvmcmsdat</text:p>
      <text:p text:style-name="P1"><text:s/>0 <text:s text:c="12"/>4028 bpzp1weji3</text:p>
      <text:p text:style-name="P1"><text:s/>0 <text:s text:c="12"/>4027 bps</text:p>
      <text:p text:style-name="P1"><text:s/>0 <text:s text:c="12"/>4026 bpj70pkjvq</text:p>
      <text:p text:style-name="P1"><text:s/>0 <text:s text:c="12"/>4023 bp</text:p>
      <text:p text:style-name="P1"><text:s/>0 <text:s text:c="12"/>4024 bp0lbbb5yd</text:p>
      <text:p text:style-name="P1"><text:s/>0 <text:s text:c="12"/>4025 bphsi8ziuh</text:p>
      <text:p text:style-name="P1"><text:s/>0 <text:s text:c="12"/>4058 braned</text:p>
      <text:p text:style-name="P1"><text:s/>0 <text:s text:c="12"/>4059 braniviscerali</text:p>
      <text:p text:style-name="P1"><text:s/>0 <text:s text:c="12"/>4060 brasil</text:p>
      <text:p text:style-name="P1"><text:s/>0 <text:s text:c="12"/>4097 breeze</text:p>
      <text:p text:style-name="P1"><text:s/>0 <text:s text:c="12"/>4093 breda</text:p>
      <text:p text:style-name="P1"><text:soft-page-break/><text:s/>0 <text:s text:c="12"/>4094 breed</text:p>
      <text:p text:style-name="P1"><text:s/>0 <text:s text:c="12"/>4095 breeding</text:p>
      <text:p text:style-name="P1"><text:s/>0 <text:s text:c="12"/>4092 bred</text:p>
      <text:p text:style-name="P1"><text:s/>0 <text:s text:c="12"/>4091 breaths</text:p>
      <text:p text:style-name="P1"><text:s/>0 <text:s text:c="12"/>4090 breathing</text:p>
      <text:p text:style-name="P1"><text:s/>0 <text:s text:c="12"/>4087 breasts</text:p>
      <text:p text:style-name="P1"><text:s/>0 <text:s text:c="12"/>4088 breath</text:p>
      <text:p text:style-name="P1"><text:s/>0 <text:s text:c="12"/>4089 breathe</text:p>
      <text:p text:style-name="P1"><text:s/>0 <text:s text:c="12"/>4096 breek</text:p>
      <text:p text:style-name="P1"><text:s/>0 <text:s text:c="12"/>4098 breezi</text:p>
      <text:p text:style-name="P1"><text:s/>0 <text:s text:c="12"/>4061 brasileiro</text:p>
      <text:p text:style-name="P1"><text:s/>0 <text:s text:c="12"/>4099 bregovi</text:p>
      <text:p text:style-name="P1"><text:s/>0 <text:s text:c="12"/>4106 brianisasoftie</text:p>
      <text:p text:style-name="P1"><text:s/>0 <text:s text:c="12"/>4107 bribes</text:p>
      <text:p text:style-name="P1"><text:s/>0 <text:s text:c="12"/>4108 brick</text:p>
      <text:p text:style-name="P1"><text:s/>0 <text:s text:c="12"/>4105 brian</text:p>
      <text:p text:style-name="P1"><text:s/>0 <text:s text:c="12"/>4104 brew</text:p>
      <text:p text:style-name="P1"><text:s/>0 <text:s text:c="12"/>4103 brevity</text:p>
      <text:p text:style-name="P1"><text:s/>0 <text:s text:c="12"/>4100 brenan</text:p>
      <text:p text:style-name="P1"><text:s/>0 <text:s text:c="12"/>4101 brenda</text:p>
      <text:p text:style-name="P1"><text:s/>0 <text:s text:c="12"/>4102 brendan</text:p>
      <text:p text:style-name="P1"><text:s/>0 <text:s text:c="12"/>4086 breakup</text:p>
      <text:p text:style-name="P1"><text:s/>0 <text:s text:c="12"/>4085 breakthrough</text:p>
      <text:p text:style-name="P1"><text:s/>0 <text:s text:c="12"/>4084 breaks</text:p>
      <text:p text:style-name="P1"><text:s/>0 <text:s text:c="12"/>4083 breakingbad</text:p>
      <text:p text:style-name="P1"><text:s/>0 <text:s text:c="12"/>4068 brazil</text:p>
      <text:p text:style-name="P1"><text:s/>0 <text:s text:c="12"/>4069 brazilian</text:p>
      <text:p text:style-name="P1"><text:s/>0 <text:s text:c="12"/>4070 brazilvsgermany</text:p>
      <text:p text:style-name="P1"><text:s/>0 <text:s text:c="12"/>4067 braxton</text:p>
      <text:p text:style-name="P1"><text:s/>0 <text:s text:c="12"/>4066 bravsger</text:p>
      <text:p text:style-name="P1"><text:s/>0 <text:s text:c="12"/>4065 bravscol</text:p>
      <text:p text:style-name="P1"><text:s/>0 <text:s text:c="12"/>4062 bratje</text:p>
      <text:p text:style-name="P1"><text:s/>0 <text:s text:c="12"/>4063 brave</text:p>
      <text:p text:style-name="P1"><text:s/>0 <text:s text:c="12"/>4064 bravo</text:p>
      <text:p text:style-name="P1"><text:s/>0 <text:s text:c="12"/>4071 brb</text:p>
      <text:p text:style-name="P1"><text:s/>0 <text:s text:c="12"/>4072 breach</text:p>
      <text:p text:style-name="P1"><text:s/>0 <text:s text:c="12"/>4073 breached</text:p>
      <text:p text:style-name="P1"><text:s/>0 <text:s text:c="12"/>4081 breakin</text:p>
      <text:p text:style-name="P1"><text:s/>0 <text:s text:c="12"/>4082 breaking</text:p>
      <text:p text:style-name="P1"><text:s/>0 <text:s text:c="12"/>4079 breakers</text:p>
      <text:p text:style-name="P1"><text:s/>0 <text:s text:c="12"/>4080 breakfast</text:p>
      <text:p text:style-name="P1"><text:s/>0 <text:s text:c="12"/>4078 breaker</text:p>
      <text:p text:style-name="P1"><text:s/>0 <text:s text:c="12"/>4074 bread</text:p>
      <text:p text:style-name="P1"><text:s/>0 <text:s text:c="12"/>4075 break</text:p>
      <text:p text:style-name="P1"><text:s/>0 <text:s text:c="12"/>4076 breakbot</text:p>
      <text:p text:style-name="P1"><text:s/>0 <text:s text:c="12"/>4077 breakdown</text:p>
      <text:p text:style-name="P1"><text:s/>0 <text:s text:c="12"/>4009 bowmaking</text:p>
      <text:p text:style-name="P1"><text:s/>0 <text:s text:c="12"/>4008 bowls</text:p>
      <text:p text:style-name="P1"><text:s/>0 <text:s text:c="12"/>4007 bowling</text:p>
      <text:p text:style-name="P1"><text:s/>0 <text:s text:c="12"/>3943 bootstrap</text:p>
      <text:p text:style-name="P1"><text:s/>0 <text:s text:c="12"/>3939 bootcamp</text:p>
      <text:p text:style-name="P1"><text:s/>0 <text:s text:c="12"/>3940 booth</text:p>
      <text:p text:style-name="P1"><text:soft-page-break/><text:s/>0 <text:s text:c="12"/>3941 bootloader</text:p>
      <text:p text:style-name="P1"><text:s/>0 <text:s text:c="12"/>3938 boostmi</text:p>
      <text:p text:style-name="P1"><text:s/>0 <text:s text:c="12"/>3937 boost</text:p>
      <text:p text:style-name="P1"><text:s/>0 <text:s text:c="12"/>3936 boosh</text:p>
      <text:p text:style-name="P1"><text:s/>0 <text:s text:c="12"/>3933 boooooooo</text:p>
      <text:p text:style-name="P1"><text:s/>0 <text:s text:c="12"/>3934 boooored</text:p>
      <text:p text:style-name="P1"><text:s/>0 <text:s text:c="12"/>3935 boooy</text:p>
      <text:p text:style-name="P1"><text:s/>0 <text:s text:c="12"/>3942 boots</text:p>
      <text:p text:style-name="P1"><text:s/>0 <text:s text:c="12"/>3944 bootstrapped</text:p>
      <text:p text:style-name="P1"><text:s/>0 <text:s text:c="12"/>3956 bored</text:p>
      <text:p text:style-name="P1"><text:s/>0 <text:s text:c="12"/>3945 booty</text:p>
      <text:p text:style-name="P1"><text:s/>0 <text:s text:c="12"/>3952 border</text:p>
      <text:p text:style-name="P1"><text:s/>0 <text:s text:c="12"/>3953 bordum</text:p>
      <text:p text:style-name="P1"><text:s/>0 <text:s text:c="12"/>3954 bore</text:p>
      <text:p text:style-name="P1"><text:s/>0 <text:s text:c="12"/>3951 bordelloofblood</text:p>
      <text:p text:style-name="P1"><text:s/>0 <text:s text:c="12"/>3950 bordeaux</text:p>
      <text:p text:style-name="P1"><text:s/>0 <text:s text:c="12"/>3949 boppers</text:p>
      <text:p text:style-name="P1"><text:s/>0 <text:s text:c="12"/>3946 booyah</text:p>
      <text:p text:style-name="P1"><text:s/>0 <text:s text:c="12"/>3947 booze</text:p>
      <text:p text:style-name="P1"><text:s/>0 <text:s text:c="12"/>3948 booziness</text:p>
      <text:p text:style-name="P1"><text:s/>0 <text:s text:c="12"/>3932 boooo</text:p>
      <text:p text:style-name="P1"><text:s/>0 <text:s text:c="12"/>3931 boondocks</text:p>
      <text:p text:style-name="P1"><text:s/>0 <text:s text:c="12"/>3930 booming</text:p>
      <text:p text:style-name="P1"><text:s/>0 <text:s text:c="12"/>3929 boom</text:p>
      <text:p text:style-name="P1"><text:s/>0 <text:s text:c="12"/>3914 bonus</text:p>
      <text:p text:style-name="P1"><text:s/>0 <text:s text:c="12"/>3915 boo</text:p>
      <text:p text:style-name="P1"><text:s/>0 <text:s text:c="12"/>3916 boob</text:p>
      <text:p text:style-name="P1"><text:s/>0 <text:s text:c="12"/>3913 bonnie</text:p>
      <text:p text:style-name="P1"><text:s/>0 <text:s text:c="12"/>3912 bonnett</text:p>
      <text:p text:style-name="P1"><text:s/>0 <text:s text:c="12"/>3911 bonnet</text:p>
      <text:p text:style-name="P1"><text:s/>0 <text:s text:c="12"/>3908 bonitospensamientosdelanadelrey</text:p>
      <text:p text:style-name="P1"><text:s/>0 <text:s text:c="12"/>3909 bonkers</text:p>
      <text:p text:style-name="P1"><text:s/>0 <text:s text:c="12"/>3910 bonne</text:p>
      <text:p text:style-name="P1"><text:s/>0 <text:s text:c="12"/>3917 boobs</text:p>
      <text:p text:style-name="P1"><text:s/>0 <text:s text:c="12"/>3918 boogie</text:p>
      <text:p text:style-name="P1"><text:s/>0 <text:s text:c="12"/>3919 booharee</text:p>
      <text:p text:style-name="P1"><text:s/>0 <text:s text:c="12"/>3927 bookworm</text:p>
      <text:p text:style-name="P1"><text:s/>0 <text:s text:c="12"/>3928 boolean</text:p>
      <text:p text:style-name="P1"><text:s/>0 <text:s text:c="12"/>3925 books</text:p>
      <text:p text:style-name="P1"><text:s/>0 <text:s text:c="12"/>3926 bookshop</text:p>
      <text:p text:style-name="P1"><text:s/>0 <text:s text:c="12"/>3924 bookmarken</text:p>
      <text:p text:style-name="P1"><text:s/>0 <text:s text:c="12"/>3920 boohoo</text:p>
      <text:p text:style-name="P1"><text:s/>0 <text:s text:c="12"/>3921 book</text:p>
      <text:p text:style-name="P1"><text:s/>0 <text:s text:c="12"/>3922 booked</text:p>
      <text:p text:style-name="P1"><text:s/>0 <text:s text:c="12"/>3923 booking</text:p>
      <text:p text:style-name="P1"><text:s/>0 <text:s text:c="12"/>3955 borealis</text:p>
      <text:p text:style-name="P1"><text:s/>0 <text:s text:c="12"/>3957 bores</text:p>
      <text:p text:style-name="P1"><text:s/>0 <text:s text:c="12"/>4006 bowl</text:p>
      <text:p text:style-name="P1"><text:s/>0 <text:s text:c="12"/>3994 bought</text:p>
      <text:p text:style-name="P1"><text:s/>0 <text:s text:c="12"/>3990 bottom</text:p>
      <text:p text:style-name="P1"><text:s/>0 <text:s text:c="12"/>3991 bottomless</text:p>
      <text:p text:style-name="P1"><text:s/>0 <text:s text:c="12"/>3992 botãozinho</text:p>
      <text:p text:style-name="P1"><text:soft-page-break/><text:s/>0 <text:s text:c="12"/>3989 bottles</text:p>
      <text:p text:style-name="P1"><text:s/>0 <text:s text:c="12"/>3988 bottle</text:p>
      <text:p text:style-name="P1"><text:s/>0 <text:s text:c="12"/>3987 botticelli</text:p>
      <text:p text:style-name="P1"><text:s/>0 <text:s text:c="12"/>3984 botones</text:p>
      <text:p text:style-name="P1"><text:s/>0 <text:s text:c="12"/>3985 bots</text:p>
      <text:p text:style-name="P1"><text:s/>0 <text:s text:c="12"/>3986 botta</text:p>
      <text:p text:style-name="P1"><text:s/>0 <text:s text:c="12"/>3993 boudewijn</text:p>
      <text:p text:style-name="P1"><text:s/>0 <text:s text:c="12"/>3995 boulange</text:p>
      <text:p text:style-name="P1"><text:s/>0 <text:s text:c="12"/>3958 borgia</text:p>
      <text:p text:style-name="P1"><text:s/>0 <text:s text:c="12"/>3996 boulton</text:p>
      <text:p text:style-name="P1"><text:s/>0 <text:s text:c="12"/>4003 boven</text:p>
      <text:p text:style-name="P1"><text:s/>0 <text:s text:c="12"/>4004 bow</text:p>
      <text:p text:style-name="P1"><text:s/>0 <text:s text:c="12"/>4005 bowie</text:p>
      <text:p text:style-name="P1"><text:s/>0 <text:s text:c="12"/>4002 boutique</text:p>
      <text:p text:style-name="P1"><text:s/>0 <text:s text:c="12"/>4001 bouta</text:p>
      <text:p text:style-name="P1"><text:s/>0 <text:s text:c="12"/>4000 bout</text:p>
      <text:p text:style-name="P1"><text:s/>0 <text:s text:c="12"/>3997 bounce</text:p>
      <text:p text:style-name="P1"><text:s/>0 <text:s text:c="12"/>3998 bound</text:p>
      <text:p text:style-name="P1"><text:s/>0 <text:s text:c="12"/>3999 boundaries</text:p>
      <text:p text:style-name="P1"><text:s/>0 <text:s text:c="12"/>3983 bothers</text:p>
      <text:p text:style-name="P1"><text:s/>0 <text:s text:c="12"/>3982 bothering</text:p>
      <text:p text:style-name="P1"><text:s/>0 <text:s text:c="12"/>3981 bothered</text:p>
      <text:p text:style-name="P1"><text:s/>0 <text:s text:c="12"/>3980 bother</text:p>
      <text:p text:style-name="P1"><text:s/>0 <text:s text:c="12"/>3965 borrel</text:p>
      <text:p text:style-name="P1"><text:s/>0 <text:s text:c="12"/>3966 borrowing</text:p>
      <text:p text:style-name="P1"><text:s/>0 <text:s text:c="12"/>3967 borussia</text:p>
      <text:p text:style-name="P1"><text:s/>0 <text:s text:c="12"/>3964 borracho</text:p>
      <text:p text:style-name="P1"><text:s/>0 <text:s text:c="12"/>3963 bornacin</text:p>
      <text:p text:style-name="P1"><text:s/>0 <text:s text:c="12"/>3962 born</text:p>
      <text:p text:style-name="P1"><text:s/>0 <text:s text:c="12"/>3959 borgias</text:p>
      <text:p text:style-name="P1"><text:s/>0 <text:s text:c="12"/>3960 boring</text:p>
      <text:p text:style-name="P1"><text:s/>0 <text:s text:c="12"/>3961 borked</text:p>
      <text:p text:style-name="P1"><text:s/>0 <text:s text:c="12"/>3968 borutovkoledar</text:p>
      <text:p text:style-name="P1"><text:s/>0 <text:s text:c="12"/>3969 bos</text:p>
      <text:p text:style-name="P1"><text:s/>0 <text:s text:c="12"/>3970 boselli</text:p>
      <text:p text:style-name="P1"><text:s/>0 <text:s text:c="12"/>3978 botas</text:p>
      <text:p text:style-name="P1"><text:s/>0 <text:s text:c="12"/>3979 both</text:p>
      <text:p text:style-name="P1"><text:s/>0 <text:s text:c="12"/>3976 boston</text:p>
      <text:p text:style-name="P1"><text:s/>0 <text:s text:c="12"/>3977 bot</text:p>
      <text:p text:style-name="P1"><text:s/>0 <text:s text:c="12"/>3975 bosses</text:p>
      <text:p text:style-name="P1"><text:s/>0 <text:s text:c="12"/>3971 bosnia</text:p>
      <text:p text:style-name="P1"><text:s/>0 <text:s text:c="12"/>3972 boson</text:p>
      <text:p text:style-name="P1"><text:s/>0 <text:s text:c="12"/>3973 bosque</text:p>
      <text:p text:style-name="P1"><text:s/>0 <text:s text:c="12"/>3974 boss</text:p>
      <text:p text:style-name="P1"><text:s/>0 <text:s text:c="12"/>3701 bkiohhkwpj</text:p>
      <text:p text:style-name="P1"><text:s/>0 <text:s text:c="12"/>3700 bkhze3</text:p>
      <text:p text:style-name="P1"><text:s/>0 <text:s text:c="12"/>3699 björn</text:p>
      <text:p text:style-name="P1"><text:s/>0 <text:s text:c="12"/>3429 bem</text:p>
      <text:p text:style-name="P1"><text:s/>0 <text:s text:c="12"/>3425 below</text:p>
      <text:p text:style-name="P1"><text:s/>0 <text:s text:c="12"/>3426 belrus</text:p>
      <text:p text:style-name="P1"><text:s/>0 <text:s text:c="12"/>3427 belt</text:p>
      <text:p text:style-name="P1"><text:s/>0 <text:s text:c="12"/>3424 belongs</text:p>
      <text:p text:style-name="P1"><text:soft-page-break/><text:s/>0 <text:s text:c="12"/>3423 belong</text:p>
      <text:p text:style-name="P1"><text:s/>0 <text:s text:c="12"/>3422 belly</text:p>
      <text:p text:style-name="P1"><text:s/>0 <text:s text:c="12"/>3419 bella</text:p>
      <text:p text:style-name="P1"><text:s/>0 <text:s text:c="12"/>3420 bellagio</text:p>
      <text:p text:style-name="P1"><text:s/>0 <text:s text:c="12"/>3421 bello</text:p>
      <text:p text:style-name="P1"><text:s/>0 <text:s text:c="12"/>3428 belusa</text:p>
      <text:p text:style-name="P1"><text:s/>0 <text:s text:c="12"/>3430 ben</text:p>
      <text:p text:style-name="P1"><text:s/>0 <text:s text:c="12"/>3417 believing</text:p>
      <text:p text:style-name="P1"><text:s/>0 <text:s text:c="12"/>3431 benavidez</text:p>
      <text:p text:style-name="P1"><text:s/>0 <text:s text:c="12"/>3438 bends</text:p>
      <text:p text:style-name="P1"><text:s/>0 <text:s text:c="12"/>3439 bene</text:p>
      <text:p text:style-name="P1"><text:s/>0 <text:s text:c="12"/>3440 beneath</text:p>
      <text:p text:style-name="P1"><text:s/>0 <text:s text:c="12"/>3437 bendito</text:p>
      <text:p text:style-name="P1"><text:s/>0 <text:s text:c="12"/>3436 bending</text:p>
      <text:p text:style-name="P1"><text:s/>0 <text:s text:c="12"/>3435 bend</text:p>
      <text:p text:style-name="P1"><text:s/>0 <text:s text:c="12"/>3432 bence</text:p>
      <text:p text:style-name="P1"><text:s/>0 <text:s text:c="12"/>3433 bench</text:p>
      <text:p text:style-name="P1"><text:s/>0 <text:s text:c="12"/>3434 benchmark</text:p>
      <text:p text:style-name="P1"><text:s/>0 <text:s text:c="12"/>3418 bell</text:p>
      <text:p text:style-name="P1"><text:s/>0 <text:s text:c="12"/>3416 believetourbarcelona</text:p>
      <text:p text:style-name="P1"><text:s/>0 <text:s text:c="12"/>3698 bjthlactoc</text:p>
      <text:p text:style-name="P1"><text:s/>0 <text:s text:c="12"/>3403 belgian</text:p>
      <text:p text:style-name="P1"><text:s/>0 <text:s text:c="12"/>3399 bejsbollkeps</text:p>
      <text:p text:style-name="P1"><text:s/>0 <text:s text:c="12"/>3400 bel</text:p>
      <text:p text:style-name="P1"><text:s/>0 <text:s text:c="12"/>3401 belated</text:p>
      <text:p text:style-name="P1"><text:s/>0 <text:s text:c="12"/>3398 bejeezus</text:p>
      <text:p text:style-name="P1"><text:s/>0 <text:s text:c="12"/>3397 beings</text:p>
      <text:p text:style-name="P1"><text:s/>0 <text:s text:c="12"/>3396 being</text:p>
      <text:p text:style-name="P1"><text:s/>0 <text:s text:c="12"/>3393 beiberfever</text:p>
      <text:p text:style-name="P1"><text:s/>0 <text:s text:c="12"/>3394 beige</text:p>
      <text:p text:style-name="P1"><text:s/>0 <text:s text:c="12"/>3395 beijing</text:p>
      <text:p text:style-name="P1"><text:s/>0 <text:s text:c="12"/>3402 beleza</text:p>
      <text:p text:style-name="P1"><text:s/>0 <text:s text:c="12"/>3404 belgique</text:p>
      <text:p text:style-name="P1"><text:s/>0 <text:s text:c="12"/>3415 believetour</text:p>
      <text:p text:style-name="P1"><text:s/>0 <text:s text:c="12"/>3405 belgirate</text:p>
      <text:p text:style-name="P1"><text:s/>0 <text:s text:c="12"/>3412 believable</text:p>
      <text:p text:style-name="P1"><text:s/>0 <text:s text:c="12"/>3413 believe</text:p>
      <text:p text:style-name="P1"><text:s/>0 <text:s text:c="12"/>3414 believes</text:p>
      <text:p text:style-name="P1"><text:s/>0 <text:s text:c="12"/>3411 beliefs</text:p>
      <text:p text:style-name="P1"><text:s/>0 <text:s text:c="12"/>3410 belief</text:p>
      <text:p text:style-name="P1"><text:s/>0 <text:s text:c="12"/>3409 beliebers</text:p>
      <text:p text:style-name="P1"><text:s/>0 <text:s text:c="12"/>3406 belgium</text:p>
      <text:p text:style-name="P1"><text:s/>0 <text:s text:c="12"/>3407 belgiumized</text:p>
      <text:p text:style-name="P1"><text:s/>0 <text:s text:c="12"/>3408 belgiumizeme</text:p>
      <text:p text:style-name="P1"><text:s/>0 <text:s text:c="12"/>3441 benedire</text:p>
      <text:p text:style-name="P1"><text:s/>0 <text:s text:c="12"/>3442 beneficiaries</text:p>
      <text:p text:style-name="P1"><text:s/>0 <text:s text:c="12"/>3443 benefit</text:p>
      <text:p text:style-name="P1"><text:s/>0 <text:s text:c="12"/>3480 besossss</text:p>
      <text:p text:style-name="P1"><text:s/>0 <text:s text:c="12"/>3476 besis</text:p>
      <text:p text:style-name="P1"><text:s/>0 <text:s text:c="12"/>3477 besitooooo</text:p>
      <text:p text:style-name="P1"><text:s/>0 <text:s text:c="12"/>3478 besol</text:p>
      <text:p text:style-name="P1"><text:s/>0 <text:s text:c="12"/>3475 besides</text:p>
      <text:p text:style-name="P1"><text:soft-page-break/><text:s/>0 <text:s text:c="12"/>3474 beside</text:p>
      <text:p text:style-name="P1"><text:s/>0 <text:s text:c="12"/>3473 bertrand</text:p>
      <text:p text:style-name="P1"><text:s/>0 <text:s text:c="12"/>3470 bernardo</text:p>
      <text:p text:style-name="P1"><text:s/>0 <text:s text:c="12"/>3471 berry</text:p>
      <text:p text:style-name="P1"><text:s/>0 <text:s text:c="12"/>3472 bertita</text:p>
      <text:p text:style-name="P1"><text:s/>0 <text:s text:c="12"/>3479 besooo</text:p>
      <text:p text:style-name="P1"><text:s/>0 <text:s text:c="12"/>3481 besoteee</text:p>
      <text:p text:style-name="P1"><text:s/>0 <text:s text:c="12"/>3444 benefits</text:p>
      <text:p text:style-name="P1"><text:s/>0 <text:s text:c="12"/>3482 besoteeee</text:p>
      <text:p text:style-name="P1"><text:s/>0 <text:s text:c="12"/>3489 beste</text:p>
      <text:p text:style-name="P1"><text:s/>0 <text:s text:c="12"/>3490 bestek</text:p>
      <text:p text:style-name="P1"><text:s/>0 <text:s text:c="12"/>3491 bestest</text:p>
      <text:p text:style-name="P1"><text:s/>0 <text:s text:c="12"/>3488 bestdaughter</text:p>
      <text:p text:style-name="P1"><text:s/>0 <text:s text:c="12"/>3487 bestdateever</text:p>
      <text:p text:style-name="P1"><text:s/>0 <text:s text:c="12"/>3486 bestdadever</text:p>
      <text:p text:style-name="P1"><text:s/>0 <text:s text:c="12"/>3483 bespoke</text:p>
      <text:p text:style-name="P1"><text:s/>0 <text:s text:c="12"/>3484 best</text:p>
      <text:p text:style-name="P1"><text:s/>0 <text:s text:c="12"/>3485 bestbuddies</text:p>
      <text:p text:style-name="P1"><text:s/>0 <text:s text:c="12"/>3469 berlusconi</text:p>
      <text:p text:style-name="P1"><text:s/>0 <text:s text:c="12"/>3468 berlin</text:p>
      <text:p text:style-name="P1"><text:s/>0 <text:s text:c="12"/>3467 berimo</text:p>
      <text:p text:style-name="P1"><text:s/>0 <text:s text:c="12"/>3466 bergoglio</text:p>
      <text:p text:style-name="P1"><text:s/>0 <text:s text:c="12"/>3451 bennington</text:p>
      <text:p text:style-name="P1"><text:s/>0 <text:s text:c="12"/>3452 benny</text:p>
      <text:p text:style-name="P1"><text:s/>0 <text:s text:c="12"/>3453 bent</text:p>
      <text:p text:style-name="P1"><text:s/>0 <text:s text:c="12"/>3450 benjamins</text:p>
      <text:p text:style-name="P1"><text:s/>0 <text:s text:c="12"/>3449 benjamin</text:p>
      <text:p text:style-name="P1"><text:s/>0 <text:s text:c="12"/>3448 benghazi</text:p>
      <text:p text:style-name="P1"><text:s/>0 <text:s text:c="12"/>3445 benelux</text:p>
      <text:p text:style-name="P1"><text:s/>0 <text:s text:c="12"/>3446 bengal</text:p>
      <text:p text:style-name="P1"><text:s/>0 <text:s text:c="12"/>3447 bengaluru</text:p>
      <text:p text:style-name="P1"><text:s/>0 <text:s text:c="12"/>3454 bentley</text:p>
      <text:p text:style-name="P1"><text:s/>0 <text:s text:c="12"/>3455 benturner83</text:p>
      <text:p text:style-name="P1"><text:s/>0 <text:s text:c="12"/>3456 benz</text:p>
      <text:p text:style-name="P1"><text:s/>0 <text:s text:c="12"/>3464 beret</text:p>
      <text:p text:style-name="P1"><text:s/>0 <text:s text:c="12"/>3465 bergamo</text:p>
      <text:p text:style-name="P1"><text:s/>0 <text:s text:c="12"/>3462 bere</text:p>
      <text:p text:style-name="P1"><text:s/>0 <text:s text:c="12"/>3463 berebene</text:p>
      <text:p text:style-name="P1"><text:s/>0 <text:s text:c="12"/>3461 berahino</text:p>
      <text:p text:style-name="P1"><text:s/>0 <text:s text:c="12"/>3457 benziyor</text:p>
      <text:p text:style-name="P1"><text:s/>0 <text:s text:c="12"/>3458 beperkt</text:p>
      <text:p text:style-name="P1"><text:s/>0 <text:s text:c="12"/>3459 beppegrillo</text:p>
      <text:p text:style-name="P1"><text:s/>0 <text:s text:c="12"/>3460 beqxqwtk</text:p>
      <text:p text:style-name="P1"><text:s/>0 <text:s text:c="12"/>3392 bei</text:p>
      <text:p text:style-name="P1"><text:s/>0 <text:s text:c="12"/>3391 behold</text:p>
      <text:p text:style-name="P1"><text:s/>0 <text:s text:c="12"/>3390 behind</text:p>
      <text:p text:style-name="P1"><text:s/>0 <text:s text:c="12"/>3326 beatnik</text:p>
      <text:p text:style-name="P1"><text:s/>0 <text:s text:c="12"/>3322 beatiful</text:p>
      <text:p text:style-name="P1"><text:s/>0 <text:s text:c="12"/>3323 beating</text:p>
      <text:p text:style-name="P1"><text:s/>0 <text:s text:c="12"/>3324 beatles</text:p>
      <text:p text:style-name="P1"><text:s/>0 <text:s text:c="12"/>3321 beaten</text:p>
      <text:p text:style-name="P1"><text:s/>0 <text:s text:c="12"/>3320 beatbox</text:p>
      <text:p text:style-name="P1"><text:soft-page-break/><text:s/>0 <text:s text:c="12"/>3319 beat</text:p>
      <text:p text:style-name="P1"><text:s/>0 <text:s text:c="12"/>3316 bears</text:p>
      <text:p text:style-name="P1"><text:s/>0 <text:s text:c="12"/>3317 beassertive</text:p>
      <text:p text:style-name="P1"><text:s/>0 <text:s text:c="12"/>3318 beast</text:p>
      <text:p text:style-name="P1"><text:s/>0 <text:s text:c="12"/>3325 beatmo</text:p>
      <text:p text:style-name="P1"><text:s/>0 <text:s text:c="12"/>3327 beato</text:p>
      <text:p text:style-name="P1"><text:s/>0 <text:s text:c="12"/>3339 bebé</text:p>
      <text:p text:style-name="P1"><text:s/>0 <text:s text:c="12"/>3328 beatrice</text:p>
      <text:p text:style-name="P1"><text:s/>0 <text:s text:c="12"/>3335 bebe</text:p>
      <text:p text:style-name="P1"><text:s/>0 <text:s text:c="12"/>3336 beber</text:p>
      <text:p text:style-name="P1"><text:s/>0 <text:s text:c="12"/>3337 bebo</text:p>
      <text:p text:style-name="P1"><text:s/>0 <text:s text:c="12"/>3334 beb</text:p>
      <text:p text:style-name="P1"><text:s/>0 <text:s text:c="12"/>3333 beautyofnature</text:p>
      <text:p text:style-name="P1"><text:s/>0 <text:s text:c="12"/>3332 beauty</text:p>
      <text:p text:style-name="P1"><text:s/>0 <text:s text:c="12"/>3329 beats</text:p>
      <text:p text:style-name="P1"><text:s/>0 <text:s text:c="12"/>3330 beautiful</text:p>
      <text:p text:style-name="P1"><text:s/>0 <text:s text:c="12"/>3331 beautifulgirlie</text:p>
      <text:p text:style-name="P1"><text:s/>0 <text:s text:c="12"/>3315 beards</text:p>
      <text:p text:style-name="P1"><text:s/>0 <text:s text:c="12"/>3314 beardless</text:p>
      <text:p text:style-name="P1"><text:s/>0 <text:s text:c="12"/>3313 beard</text:p>
      <text:p text:style-name="P1"><text:s/>0 <text:s text:c="12"/>3312 bear</text:p>
      <text:p text:style-name="P1"><text:s/>0 <text:s text:c="12"/>3297 bdaygift</text:p>
      <text:p text:style-name="P1"><text:s/>0 <text:s text:c="12"/>3298 bdfccexzc5</text:p>
      <text:p text:style-name="P1"><text:s/>0 <text:s text:c="12"/>3299 bdgzx6c6</text:p>
      <text:p text:style-name="P1"><text:s/>0 <text:s text:c="12"/>3296 bday</text:p>
      <text:p text:style-name="P1"><text:s/>0 <text:s text:c="12"/>3295 bd39ihkio8</text:p>
      <text:p text:style-name="P1"><text:s/>0 <text:s text:c="12"/>3294 bcx8dglkyb</text:p>
      <text:p text:style-name="P1"><text:s/>0 <text:s text:c="12"/>3291 bck</text:p>
      <text:p text:style-name="P1"><text:s/>0 <text:s text:c="12"/>3292 bcn</text:p>
      <text:p text:style-name="P1"><text:s/>0 <text:s text:c="12"/>3293 bcvk8pg7p8</text:p>
      <text:p text:style-name="P1"><text:s/>0 <text:s text:c="12"/>3300 bdj1m2yuaa</text:p>
      <text:p text:style-name="P1"><text:s/>0 <text:s text:c="12"/>3301 bdmtubie53</text:p>
      <text:p text:style-name="P1"><text:s/>0 <text:s text:c="12"/>3302 bdobe8q7mt</text:p>
      <text:p text:style-name="P1"><text:s/>0 <text:s text:c="12"/>3310 bean</text:p>
      <text:p text:style-name="P1"><text:s/>0 <text:s text:c="12"/>3311 beanie</text:p>
      <text:p text:style-name="P1"><text:s/>0 <text:s text:c="12"/>3308 beadles</text:p>
      <text:p text:style-name="P1"><text:s/>0 <text:s text:c="12"/>3309 bealls</text:p>
      <text:p text:style-name="P1"><text:s/>0 <text:s text:c="12"/>3307 beach</text:p>
      <text:p text:style-name="P1"><text:s/>0 <text:s text:c="12"/>3303 bdwnnyqhzj</text:p>
      <text:p text:style-name="P1"><text:s/>0 <text:s text:c="12"/>3304 bdxq46cv</text:p>
      <text:p text:style-name="P1"><text:s/>0 <text:s text:c="12"/>3305 be</text:p>
      <text:p text:style-name="P1"><text:s/>0 <text:s text:c="12"/>3306 bea</text:p>
      <text:p text:style-name="P1"><text:s/>0 <text:s text:c="12"/>3338 bebzrrt6qf</text:p>
      <text:p text:style-name="P1"><text:s/>0 <text:s text:c="12"/>3340 bec5uy7x8h</text:p>
      <text:p text:style-name="P1"><text:s/>0 <text:s text:c="12"/>3389 behaviour</text:p>
      <text:p text:style-name="P1"><text:s/>0 <text:s text:c="12"/>3377 beginner</text:p>
      <text:p text:style-name="P1"><text:s/>0 <text:s text:c="12"/>3373 begging</text:p>
      <text:p text:style-name="P1"><text:s/>0 <text:s text:c="12"/>3374 begginings</text:p>
      <text:p text:style-name="P1"><text:s/>0 <text:s text:c="12"/>3375 begin</text:p>
      <text:p text:style-name="P1"><text:s/>0 <text:s text:c="12"/>3372 beg</text:p>
      <text:p text:style-name="P1"><text:s/>0 <text:s text:c="12"/>3371 beforest</text:p>
      <text:p text:style-name="P1"><text:s/>0 <text:s text:c="12"/>3370 before</text:p>
      <text:p text:style-name="P1"><text:soft-page-break/><text:s/>0 <text:s text:c="12"/>3367 beers</text:p>
      <text:p text:style-name="P1"><text:s/>0 <text:s text:c="12"/>3368 beethoven</text:p>
      <text:p text:style-name="P1"><text:s/>0 <text:s text:c="12"/>3369 beffa</text:p>
      <text:p text:style-name="P1"><text:s/>0 <text:s text:c="12"/>3376 begining</text:p>
      <text:p text:style-name="P1"><text:s/>0 <text:s text:c="12"/>3378 beginnerstep</text:p>
      <text:p text:style-name="P1"><text:s/>0 <text:s text:c="12"/>3341 became</text:p>
      <text:p text:style-name="P1"><text:s/>0 <text:s text:c="12"/>3379 beginning</text:p>
      <text:p text:style-name="P1"><text:s/>0 <text:s text:c="12"/>3386 behalf</text:p>
      <text:p text:style-name="P1"><text:s/>0 <text:s text:c="12"/>3387 behavior</text:p>
      <text:p text:style-name="P1"><text:s/>0 <text:s text:c="12"/>3388 behavioral</text:p>
      <text:p text:style-name="P1"><text:s/>0 <text:s text:c="12"/>3385 beh</text:p>
      <text:p text:style-name="P1"><text:s/>0 <text:s text:c="12"/>3384 begun</text:p>
      <text:p text:style-name="P1"><text:s/>0 <text:s text:c="12"/>3383 begs</text:p>
      <text:p text:style-name="P1"><text:s/>0 <text:s text:c="12"/>3380 begins</text:p>
      <text:p text:style-name="P1"><text:s/>0 <text:s text:c="12"/>3381 begone</text:p>
      <text:p text:style-name="P1"><text:s/>0 <text:s text:c="12"/>3382 begonnen</text:p>
      <text:p text:style-name="P1"><text:s/>0 <text:s text:c="12"/>3366 beer</text:p>
      <text:p text:style-name="P1"><text:s/>0 <text:s text:c="12"/>3365 beentheredonethat</text:p>
      <text:p text:style-name="P1"><text:s/>0 <text:s text:c="12"/>3364 been</text:p>
      <text:p text:style-name="P1"><text:s/>0 <text:s text:c="12"/>3363 beekman</text:p>
      <text:p text:style-name="P1"><text:s/>0 <text:s text:c="12"/>3348 become</text:p>
      <text:p text:style-name="P1"><text:s/>0 <text:s text:c="12"/>3349 becomes</text:p>
      <text:p text:style-name="P1"><text:s/>0 <text:s text:c="12"/>3350 becoming</text:p>
      <text:p text:style-name="P1"><text:s/>0 <text:s text:c="12"/>3347 becky</text:p>
      <text:p text:style-name="P1"><text:s/>0 <text:s text:c="12"/>3346 beckford</text:p>
      <text:p text:style-name="P1"><text:s/>0 <text:s text:c="12"/>3345 becker</text:p>
      <text:p text:style-name="P1"><text:s/>0 <text:s text:c="12"/>3342 becasnl</text:p>
      <text:p text:style-name="P1"><text:s/>0 <text:s text:c="12"/>3343 because</text:p>
      <text:p text:style-name="P1"><text:s/>0 <text:s text:c="12"/>3344 beck</text:p>
      <text:p text:style-name="P1"><text:s/>0 <text:s text:c="12"/>3351 becus</text:p>
      <text:p text:style-name="P1"><text:s/>0 <text:s text:c="12"/>3352 becuz</text:p>
      <text:p text:style-name="P1"><text:s/>0 <text:s text:c="12"/>3353 bed</text:p>
      <text:p text:style-name="P1"><text:s/>0 <text:s text:c="12"/>3361 beeb</text:p>
      <text:p text:style-name="P1"><text:s/>0 <text:s text:c="12"/>3362 beef</text:p>
      <text:p text:style-name="P1"><text:s/>0 <text:s text:c="12"/>3359 bedxbmrn7b</text:p>
      <text:p text:style-name="P1"><text:s/>0 <text:s text:c="12"/>3360 bee</text:p>
      <text:p text:style-name="P1"><text:s/>0 <text:s text:c="12"/>3358 bedtime</text:p>
      <text:p text:style-name="P1"><text:s/>0 <text:s text:c="12"/>3354 bedddd</text:p>
      <text:p text:style-name="P1"><text:s/>0 <text:s text:c="12"/>3355 bedi</text:p>
      <text:p text:style-name="P1"><text:s/>0 <text:s text:c="12"/>3356 bedoel</text:p>
      <text:p text:style-name="P1"><text:s/>0 <text:s text:c="12"/>3357 bedroom</text:p>
      <text:p text:style-name="P1"><text:s/>0 <text:s text:c="12"/>3492 bestfares</text:p>
      <text:p text:style-name="P1"><text:s/>0 <text:s text:c="12"/>3493 bestfeelingeverr</text:p>
      <text:p text:style-name="P1"><text:s/>0 <text:s text:c="12"/>3494 bestgrandsonever</text:p>
      <text:p text:style-name="P1"><text:s/>0 <text:s text:c="12"/>3634 bio</text:p>
      <text:p text:style-name="P1"><text:s/>0 <text:s text:c="12"/>3630 binge</text:p>
      <text:p text:style-name="P1"><text:s/>0 <text:s text:c="12"/>3631 bingen</text:p>
      <text:p text:style-name="P1"><text:s/>0 <text:s text:c="12"/>3632 bingobingobingo</text:p>
      <text:p text:style-name="P1"><text:s/>0 <text:s text:c="12"/>3629 bing</text:p>
      <text:p text:style-name="P1"><text:s/>0 <text:s text:c="12"/>3628 binary</text:p>
      <text:p text:style-name="P1"><text:s/>0 <text:s text:c="12"/>3627 bim</text:p>
      <text:p text:style-name="P1"><text:s/>0 <text:s text:c="12"/>3624 billionth</text:p>
      <text:p text:style-name="P1"><text:soft-page-break/><text:s/>0 <text:s text:c="12"/>3625 bills</text:p>
      <text:p text:style-name="P1"><text:s/>0 <text:s text:c="12"/>3626 billy</text:p>
      <text:p text:style-name="P1"><text:s/>0 <text:s text:c="12"/>3633 binnen</text:p>
      <text:p text:style-name="P1"><text:s/>0 <text:s text:c="12"/>3635 bioelectronic</text:p>
      <text:p text:style-name="P1"><text:s/>0 <text:s text:c="12"/>3648 birds</text:p>
      <text:p text:style-name="P1"><text:s/>0 <text:s text:c="12"/>3636 biological</text:p>
      <text:p text:style-name="P1"><text:s/>0 <text:s text:c="12"/>3643 bios</text:p>
      <text:p text:style-name="P1"><text:s/>0 <text:s text:c="12"/>3644 biovq1yixv</text:p>
      <text:p text:style-name="P1"><text:s/>0 <text:s text:c="12"/>3645 bip</text:p>
      <text:p text:style-name="P1"><text:s/>0 <text:s text:c="12"/>3642 bioriginal</text:p>
      <text:p text:style-name="P1"><text:s/>0 <text:s text:c="12"/>3641 biophotovoltaic</text:p>
      <text:p text:style-name="P1"><text:s/>0 <text:s text:c="12"/>3640 bionics</text:p>
      <text:p text:style-name="P1"><text:s/>0 <text:s text:c="12"/>3637 biology</text:p>
      <text:p text:style-name="P1"><text:s/>0 <text:s text:c="12"/>3638 biomedical</text:p>
      <text:p text:style-name="P1"><text:s/>0 <text:s text:c="12"/>3639 biomuseo</text:p>
      <text:p text:style-name="P1"><text:s/>0 <text:s text:c="12"/>3623 billions</text:p>
      <text:p text:style-name="P1"><text:s/>0 <text:s text:c="12"/>3622 billionaire</text:p>
      <text:p text:style-name="P1"><text:s/>0 <text:s text:c="12"/>3620 billgates</text:p>
      <text:p text:style-name="P1"><text:s/>0 <text:s text:c="12"/>3619 billboarddad</text:p>
      <text:p text:style-name="P1"><text:s/>0 <text:s text:c="12"/>3604 bikek1dm</text:p>
      <text:p text:style-name="P1"><text:s/>0 <text:s text:c="12"/>3605 bikelife</text:p>
      <text:p text:style-name="P1"><text:s/>0 <text:s text:c="12"/>3606 bikeride</text:p>
      <text:p text:style-name="P1"><text:s/>0 <text:s text:c="12"/>3603 bike</text:p>
      <text:p text:style-name="P1"><text:s/>0 <text:s text:c="12"/>3602 bijna</text:p>
      <text:p text:style-name="P1"><text:s/>0 <text:s text:c="12"/>3601 bij</text:p>
      <text:p text:style-name="P1"><text:s/>0 <text:s text:c="12"/>3598 bihamdihi</text:p>
      <text:p text:style-name="P1"><text:s/>0 <text:s text:c="12"/>3599 bihar</text:p>
      <text:p text:style-name="P1"><text:s/>0 <text:s text:c="12"/>3600 bii</text:p>
      <text:p text:style-name="P1"><text:s/>0 <text:s text:c="12"/>3607 bikes</text:p>
      <text:p text:style-name="P1"><text:s/>0 <text:s text:c="12"/>3608 biketweet</text:p>
      <text:p text:style-name="P1"><text:s/>0 <text:s text:c="12"/>3609 biking</text:p>
      <text:p text:style-name="P1"><text:s/>0 <text:s text:c="12"/>3617 bill</text:p>
      <text:p text:style-name="P1"><text:s/>0 <text:s text:c="12"/>3618 billboard</text:p>
      <text:p text:style-name="P1"><text:s/>0 <text:s text:c="12"/>3615 bile</text:p>
      <text:p text:style-name="P1"><text:s/>0 <text:s text:c="12"/>3616 bilingual</text:p>
      <text:p text:style-name="P1"><text:s/>0 <text:s text:c="12"/>3614 bilderbergmeeting</text:p>
      <text:p text:style-name="P1"><text:s/>0 <text:s text:c="12"/>3610 bikini</text:p>
      <text:p text:style-name="P1"><text:s/>0 <text:s text:c="12"/>3611 bil</text:p>
      <text:p text:style-name="P1"><text:s/>0 <text:s text:c="12"/>3612 bilabial</text:p>
      <text:p text:style-name="P1"><text:s/>0 <text:s text:c="12"/>3613 bilbao</text:p>
      <text:p text:style-name="P1"><text:s/>0 <text:s text:c="12"/>3646 bir</text:p>
      <text:p text:style-name="P1"><text:s/>0 <text:s text:c="12"/>3649 birkin</text:p>
      <text:p text:style-name="P1"><text:s/>0 <text:s text:c="12"/>3596 bigiolli</text:p>
      <text:p text:style-name="P1"><text:s/>0 <text:s text:c="12"/>3686 bittorrent</text:p>
      <text:p text:style-name="P1"><text:s/>0 <text:s text:c="12"/>3682 bitter</text:p>
      <text:p text:style-name="P1"><text:s/>0 <text:s text:c="12"/>3683 bitterly</text:p>
      <text:p text:style-name="P1"><text:s/>0 <text:s text:c="12"/>3684 bittersweetnightshade</text:p>
      <text:p text:style-name="P1"><text:s/>0 <text:s text:c="12"/>3681 bitten</text:p>
      <text:p text:style-name="P1"><text:s/>0 <text:s text:c="12"/>3680 bitte</text:p>
      <text:p text:style-name="P1"><text:s/>0 <text:s text:c="12"/>3679 bitsin</text:p>
      <text:p text:style-name="P1"><text:s/>0 <text:s text:c="12"/>3676 biting</text:p>
      <text:p text:style-name="P1"><text:s/>0 <text:s text:c="12"/>3677 bitnami</text:p>
      <text:p text:style-name="P1"><text:soft-page-break/><text:s/>0 <text:s text:c="12"/>3678 bits</text:p>
      <text:p text:style-name="P1"><text:s/>0 <text:s text:c="12"/>3685 bitti</text:p>
      <text:p text:style-name="P1"><text:s/>0 <text:s text:c="12"/>3687 biuilqwvcv</text:p>
      <text:p text:style-name="P1"><text:s/>0 <text:s text:c="12"/>3650 birmingham</text:p>
      <text:p text:style-name="P1"><text:s/>0 <text:s text:c="12"/>3688 biuz1h1b</text:p>
      <text:p text:style-name="P1"><text:s/>0 <text:s text:c="12"/>3695 bjjraghj</text:p>
      <text:p text:style-name="P1"><text:s/>0 <text:s text:c="12"/>3696 bjlsxhkk</text:p>
      <text:p text:style-name="P1"><text:s/>0 <text:s text:c="12"/>3697 bjp</text:p>
      <text:p text:style-name="P1"><text:s/>0 <text:s text:c="12"/>3694 bjhyu2qaom</text:p>
      <text:p text:style-name="P1"><text:s/>0 <text:s text:c="12"/>3693 bjguwuvtah</text:p>
      <text:p text:style-name="P1"><text:s/>0 <text:s text:c="12"/>3692 bj8bflpugy</text:p>
      <text:p text:style-name="P1"><text:s/>0 <text:s text:c="12"/>3689 biyatch</text:p>
      <text:p text:style-name="P1"><text:s/>0 <text:s text:c="12"/>3690 bizness</text:p>
      <text:p text:style-name="P1"><text:s/>0 <text:s text:c="12"/>3691 bj</text:p>
      <text:p text:style-name="P1"><text:s/>0 <text:s text:c="12"/>3675 bitey</text:p>
      <text:p text:style-name="P1"><text:s/>0 <text:s text:c="12"/>3674 bites</text:p>
      <text:p text:style-name="P1"><text:s/>0 <text:s text:c="12"/>3673 bite</text:p>
      <text:p text:style-name="P1"><text:s/>0 <text:s text:c="12"/>3672 bitcoins</text:p>
      <text:p text:style-name="P1"><text:s/>0 <text:s text:c="12"/>3657 biscay</text:p>
      <text:p text:style-name="P1"><text:s/>0 <text:s text:c="12"/>3658 biscuitcookies</text:p>
      <text:p text:style-name="P1"><text:s/>0 <text:s text:c="12"/>3659 biscuits</text:p>
      <text:p text:style-name="P1"><text:s/>0 <text:s text:c="12"/>3656 bis</text:p>
      <text:p text:style-name="P1"><text:s/>0 <text:s text:c="12"/>3655 birthhhday</text:p>
      <text:p text:style-name="P1"><text:s/>0 <text:s text:c="12"/>3654 birthdayyy</text:p>
      <text:p text:style-name="P1"><text:s/>0 <text:s text:c="12"/>3651 birth</text:p>
      <text:p text:style-name="P1"><text:s/>0 <text:s text:c="12"/>3652 birthday</text:p>
      <text:p text:style-name="P1"><text:s/>0 <text:s text:c="12"/>3653 birthdayboy</text:p>
      <text:p text:style-name="P1"><text:s/>0 <text:s text:c="12"/>3660 bisexual</text:p>
      <text:p text:style-name="P1"><text:s/>0 <text:s text:c="12"/>3661 bish</text:p>
      <text:p text:style-name="P1"><text:s/>0 <text:s text:c="12"/>3662 bisogno</text:p>
      <text:p text:style-name="P1"><text:s/>0 <text:s text:c="12"/>3670 bitchy</text:p>
      <text:p text:style-name="P1"><text:s/>0 <text:s text:c="12"/>3671 bitcoin</text:p>
      <text:p text:style-name="P1"><text:s/>0 <text:s text:c="12"/>3668 bitchesss</text:p>
      <text:p text:style-name="P1"><text:s/>0 <text:s text:c="12"/>3669 bitchesssss</text:p>
      <text:p text:style-name="P1"><text:s/>0 <text:s text:c="12"/>3667 bitches</text:p>
      <text:p text:style-name="P1"><text:s/>0 <text:s text:c="12"/>3663 bit</text:p>
      <text:p text:style-name="P1"><text:s/>0 <text:s text:c="12"/>3664 bitbucket</text:p>
      <text:p text:style-name="P1"><text:s/>0 <text:s text:c="12"/>3665 bitcasa</text:p>
      <text:p text:style-name="P1"><text:s/>0 <text:s text:c="12"/>3666 bitch</text:p>
      <text:p text:style-name="P1"><text:s/>0 <text:s text:c="12"/>3597 bigorange</text:p>
      <text:p text:style-name="P1"><text:s/>0 <text:s text:c="12"/>3595 bigguys</text:p>
      <text:p text:style-name="P1"><text:s/>0 <text:s text:c="12"/>3495 bestia</text:p>
      <text:p text:style-name="P1"><text:s/>0 <text:s text:c="12"/>3531 bffs</text:p>
      <text:p text:style-name="P1"><text:s/>0 <text:s text:c="12"/>3527 bezos</text:p>
      <text:p text:style-name="P1"><text:s/>0 <text:s text:c="12"/>3528 bf</text:p>
      <text:p text:style-name="P1"><text:s/>0 <text:s text:c="12"/>3529 bfa0djsb</text:p>
      <text:p text:style-name="P1"><text:s/>0 <text:s text:c="12"/>3526 beyond</text:p>
      <text:p text:style-name="P1"><text:s/>0 <text:s text:c="12"/>3525 beyoncé</text:p>
      <text:p text:style-name="P1"><text:s/>0 <text:s text:c="12"/>3524 beyonce</text:p>
      <text:p text:style-name="P1"><text:s/>0 <text:s text:c="12"/>3521 bewdp76ycm</text:p>
      <text:p text:style-name="P1"><text:s/>0 <text:s text:c="12"/>3522 bewitching</text:p>
      <text:p text:style-name="P1"><text:s/>0 <text:s text:c="12"/>3523 beyler</text:p>
      <text:p text:style-name="P1"><text:soft-page-break/><text:s/>0 <text:s text:c="12"/>3530 bfataj7ehb</text:p>
      <text:p text:style-name="P1"><text:s/>0 <text:s text:c="12"/>3532 bfgkjecl6q</text:p>
      <text:p text:style-name="P1"><text:s/>0 <text:s text:c="12"/>3544 bgt</text:p>
      <text:p text:style-name="P1"><text:s/>0 <text:s text:c="12"/>3533 bfgmyfep</text:p>
      <text:p text:style-name="P1"><text:s/>0 <text:s text:c="12"/>3540 bgifrtvt</text:p>
      <text:p text:style-name="P1"><text:s/>0 <text:s text:c="12"/>3541 bgippgatsc</text:p>
      <text:p text:style-name="P1"><text:s/>0 <text:s text:c="12"/>3542 bgmxrkhegt</text:p>
      <text:p text:style-name="P1"><text:s/>0 <text:s text:c="12"/>3539 bgdyiyisjg</text:p>
      <text:p text:style-name="P1"><text:s/>0 <text:s text:c="12"/>3538 bga</text:p>
      <text:p text:style-name="P1"><text:s/>0 <text:s text:c="12"/>3537 bg</text:p>
      <text:p text:style-name="P1"><text:s/>0 <text:s text:c="12"/>3534 bfi9byuo</text:p>
      <text:p text:style-name="P1"><text:s/>0 <text:s text:c="12"/>3535 bfumagil</text:p>
      <text:p text:style-name="P1"><text:s/>0 <text:s text:c="12"/>3536 bfvdtivk</text:p>
      <text:p text:style-name="P1"><text:s/>0 <text:s text:c="12"/>3520 beware</text:p>
      <text:p text:style-name="P1"><text:s/>0 <text:s text:c="12"/>3519 beverly</text:p>
      <text:p text:style-name="P1"><text:s/>0 <text:s text:c="12"/>3518 beucrqm6v9</text:p>
      <text:p text:style-name="P1"><text:s/>0 <text:s text:c="12"/>3517 betweenness</text:p>
      <text:p text:style-name="P1"><text:s/>0 <text:s text:c="12"/>3502 betch</text:p>
      <text:p text:style-name="P1"><text:s/>0 <text:s text:c="12"/>3503 betekent</text:p>
      <text:p text:style-name="P1"><text:s/>0 <text:s text:c="12"/>3504 beter</text:p>
      <text:p text:style-name="P1"><text:s/>0 <text:s text:c="12"/>3501 beta</text:p>
      <text:p text:style-name="P1"><text:s/>0 <text:s text:c="12"/>3500 bet</text:p>
      <text:p text:style-name="P1"><text:s/>0 <text:s text:c="12"/>3499 bestvinesmexico</text:p>
      <text:p text:style-name="P1"><text:s/>0 <text:s text:c="12"/>3496 bestival</text:p>
      <text:p text:style-name="P1"><text:s/>0 <text:s text:c="12"/>3497 bestnight</text:p>
      <text:p text:style-name="P1"><text:s/>0 <text:s text:c="12"/>3498 bestvines</text:p>
      <text:p text:style-name="P1"><text:s/>0 <text:s text:c="12"/>3505 betha</text:p>
      <text:p text:style-name="P1"><text:s/>0 <text:s text:c="12"/>3506 bethanie</text:p>
      <text:p text:style-name="P1"><text:s/>0 <text:s text:c="12"/>3507 bethany</text:p>
      <text:p text:style-name="P1"><text:s/>0 <text:s text:c="12"/>3515 between</text:p>
      <text:p text:style-name="P1"><text:s/>0 <text:s text:c="12"/>3516 betweenmouth</text:p>
      <text:p text:style-name="P1"><text:s/>0 <text:s text:c="12"/>3513 better</text:p>
      <text:p text:style-name="P1"><text:s/>0 <text:s text:c="12"/>3514 bettr</text:p>
      <text:p text:style-name="P1"><text:s/>0 <text:s text:c="12"/>3512 betta</text:p>
      <text:p text:style-name="P1"><text:s/>0 <text:s text:c="12"/>3508 betrayer</text:p>
      <text:p text:style-name="P1"><text:s/>0 <text:s text:c="12"/>3509 bets</text:p>
      <text:p text:style-name="P1"><text:s/>0 <text:s text:c="12"/>3510 betsey</text:p>
      <text:p text:style-name="P1"><text:s/>0 <text:s text:c="12"/>3511 bett</text:p>
      <text:p text:style-name="P1"><text:s/>0 <text:s text:c="12"/>3543 bgspfwz1dq</text:p>
      <text:p text:style-name="P1"><text:s/>0 <text:s text:c="12"/>3545 bh0ktbygkf</text:p>
      <text:p text:style-name="P1"><text:s/>0 <text:s text:c="12"/>3594 biggest</text:p>
      <text:p text:style-name="P1"><text:s/>0 <text:s text:c="12"/>3582 bieeeeen</text:p>
      <text:p text:style-name="P1"><text:s/>0 <text:s text:c="12"/>3578 bids</text:p>
      <text:p text:style-name="P1"><text:s/>0 <text:s text:c="12"/>3579 biebbreda</text:p>
      <text:p text:style-name="P1"><text:s/>0 <text:s text:c="12"/>3580 biebcongres</text:p>
      <text:p text:style-name="P1"><text:s/>0 <text:s text:c="12"/>3577 bidibidi</text:p>
      <text:p text:style-name="P1"><text:s/>0 <text:s text:c="12"/>3576 bidal</text:p>
      <text:p text:style-name="P1"><text:s/>0 <text:s text:c="12"/>3575 bid</text:p>
      <text:p text:style-name="P1"><text:s/>0 <text:s text:c="12"/>3572 bicho</text:p>
      <text:p text:style-name="P1"><text:s/>0 <text:s text:c="12"/>3573 bici</text:p>
      <text:p text:style-name="P1"><text:s/>0 <text:s text:c="12"/>3574 bicycle</text:p>
      <text:p text:style-name="P1"><text:s/>0 <text:s text:c="12"/>3581 bieber</text:p>
      <text:p text:style-name="P1"><text:soft-page-break/><text:s/>0 <text:s text:c="12"/>3583 bieeeen</text:p>
      <text:p text:style-name="P1"><text:s/>0 <text:s text:c="12"/>3546 bh5heqwkpz</text:p>
      <text:p text:style-name="P1"><text:s/>0 <text:s text:c="12"/>3584 bieeen</text:p>
      <text:p text:style-name="P1"><text:s/>0 <text:s text:c="12"/>3591 bigdata</text:p>
      <text:p text:style-name="P1"><text:s/>0 <text:s text:c="12"/>3592 bigfoot</text:p>
      <text:p text:style-name="P1"><text:s/>0 <text:s text:c="12"/>3593 bigger</text:p>
      <text:p text:style-name="P1"><text:s/>0 <text:s text:c="12"/>3590 bigboys</text:p>
      <text:p text:style-name="P1"><text:s/>0 <text:s text:c="12"/>3589 big5</text:p>
      <text:p text:style-name="P1"><text:s/>0 <text:s text:c="12"/>3588 big</text:p>
      <text:p text:style-name="P1"><text:s/>0 <text:s text:c="12"/>3585 bien</text:p>
      <text:p text:style-name="P1"><text:s/>0 <text:s text:c="12"/>3586 bierman</text:p>
      <text:p text:style-name="P1"><text:s/>0 <text:s text:c="12"/>3587 biesanz</text:p>
      <text:p text:style-name="P1"><text:s/>0 <text:s text:c="12"/>3571 bibs</text:p>
      <text:p text:style-name="P1"><text:s/>0 <text:s text:c="12"/>3570 bibliotheekmonitor</text:p>
      <text:p text:style-name="P1"><text:s/>0 <text:s text:c="12"/>3569 bibliotheekbreda</text:p>
      <text:p text:style-name="P1"><text:s/>0 <text:s text:c="12"/>3568 bibliotheekbrabantpark</text:p>
      <text:p text:style-name="P1"><text:s/>0 <text:s text:c="12"/>3553 bhbmkd8d</text:p>
      <text:p text:style-name="P1"><text:s/>0 <text:s text:c="12"/>3554 bhopal</text:p>
      <text:p text:style-name="P1"><text:s/>0 <text:s text:c="12"/>3555 bhupen</text:p>
      <text:p text:style-name="P1"><text:s/>0 <text:s text:c="12"/>3552 bhatt</text:p>
      <text:p text:style-name="P1"><text:s/>0 <text:s text:c="12"/>3551 bharatiya</text:p>
      <text:p text:style-name="P1"><text:s/>0 <text:s text:c="12"/>3550 bhajji</text:p>
      <text:p text:style-name="P1"><text:s/>0 <text:s text:c="12"/>3547 bh7dkfkexr</text:p>
      <text:p text:style-name="P1"><text:s/>0 <text:s text:c="12"/>3548 bhagat</text:p>
      <text:p text:style-name="P1"><text:s/>0 <text:s text:c="12"/>3549 bhaiya</text:p>
      <text:p text:style-name="P1"><text:s/>0 <text:s text:c="12"/>3556 bi</text:p>
      <text:p text:style-name="P1"><text:s/>0 <text:s text:c="12"/>3557 bi7waiq6xc</text:p>
      <text:p text:style-name="P1"><text:s/>0 <text:s text:c="12"/>3558 biancaneve</text:p>
      <text:p text:style-name="P1"><text:s/>0 <text:s text:c="12"/>3566 biblioteca</text:p>
      <text:p text:style-name="P1"><text:s/>0 <text:s text:c="12"/>3567 bibliotheek</text:p>
      <text:p text:style-name="P1"><text:s/>0 <text:s text:c="12"/>3564 bible</text:p>
      <text:p text:style-name="P1"><text:s/>0 <text:s text:c="12"/>3565 bibliog</text:p>
      <text:p text:style-name="P1"><text:s/>0 <text:s text:c="12"/>3563 bibbo</text:p>
      <text:p text:style-name="P1"><text:s/>0 <text:s text:c="12"/>3559 bianco</text:p>
      <text:p text:style-name="P1"><text:s/>0 <text:s text:c="12"/>3560 bias</text:p>
      <text:p text:style-name="P1"><text:s/>0 <text:s text:c="12"/>3561 biased</text:p>
      <text:p text:style-name="P1"><text:s/>0 <text:s text:c="12"/>3562 bib</text:p>
      <text:p text:style-name="P1"><text:s/>0 <text:s text:c="12"/>4109 brickbuster</text:p>
      <text:p text:style-name="P1"><text:s/>0 <text:s text:c="12"/>4111 brides</text:p>
      <text:p text:style-name="P1"><text:s/>0 <text:s text:c="12"/>4931 charlotte</text:p>
      <text:p text:style-name="P1"><text:s/>0 <text:s text:c="12"/>4662 cas</text:p>
      <text:p text:style-name="P1"><text:s/>0 <text:s text:c="12"/>4658 caruso</text:p>
      <text:p text:style-name="P1"><text:s/>0 <text:s text:c="12"/>4659 carvarttwip</text:p>
      <text:p text:style-name="P1"><text:s/>0 <text:s text:c="12"/>4660 carved</text:p>
      <text:p text:style-name="P1"><text:s/>0 <text:s text:c="12"/>4657 cartoons</text:p>
      <text:p text:style-name="P1"><text:s/>0 <text:s text:c="12"/>4656 cartoonists</text:p>
      <text:p text:style-name="P1"><text:s/>0 <text:s text:c="12"/>4655 cartoongrrrrrls</text:p>
      <text:p text:style-name="P1"><text:s/>0 <text:s text:c="12"/>4652 cartina</text:p>
      <text:p text:style-name="P1"><text:s/>0 <text:s text:c="12"/>4653 cartography</text:p>
      <text:p text:style-name="P1"><text:s/>0 <text:s text:c="12"/>4654 cartoon</text:p>
      <text:p text:style-name="P1"><text:s/>0 <text:s text:c="12"/>4661 carver</text:p>
      <text:p text:style-name="P1"><text:s/>0 <text:s text:c="12"/>4663 casa</text:p>
      <text:p text:style-name="P1"><text:soft-page-break/><text:s/>0 <text:s text:c="12"/>4650 carters</text:p>
      <text:p text:style-name="P1"><text:s/>0 <text:s text:c="12"/>4664 casacorsini</text:p>
      <text:p text:style-name="P1"><text:s/>0 <text:s text:c="12"/>4671 casco</text:p>
      <text:p text:style-name="P1"><text:s/>0 <text:s text:c="12"/>4672 case</text:p>
      <text:p text:style-name="P1"><text:s/>0 <text:s text:c="12"/>4673 cases</text:p>
      <text:p text:style-name="P1"><text:s/>0 <text:s text:c="12"/>4670 cascina</text:p>
      <text:p text:style-name="P1"><text:s/>0 <text:s text:c="12"/>4669 cascata</text:p>
      <text:p text:style-name="P1"><text:s/>0 <text:s text:c="12"/>4668 cascamorto</text:p>
      <text:p text:style-name="P1"><text:s/>0 <text:s text:c="12"/>4665 casalgrande</text:p>
      <text:p text:style-name="P1"><text:s/>0 <text:s text:c="12"/>4666 casar</text:p>
      <text:p text:style-name="P1"><text:s/>0 <text:s text:c="12"/>4667 cascade</text:p>
      <text:p text:style-name="P1"><text:s/>0 <text:s text:c="12"/>4651 cartier</text:p>
      <text:p text:style-name="P1"><text:s/>0 <text:s text:c="12"/>4649 carter</text:p>
      <text:p text:style-name="P1"><text:s/>0 <text:s text:c="12"/>4726 cave</text:p>
      <text:p text:style-name="P1"><text:s/>0 <text:s text:c="12"/>4636 carrick</text:p>
      <text:p text:style-name="P1"><text:s/>0 <text:s text:c="12"/>4632 carpe</text:p>
      <text:p text:style-name="P1"><text:s/>0 <text:s text:c="12"/>4633 carpooling</text:p>
      <text:p text:style-name="P1"><text:s/>0 <text:s text:c="12"/>4634 carrera</text:p>
      <text:p text:style-name="P1"><text:s/>0 <text:s text:c="12"/>4631 caroline</text:p>
      <text:p text:style-name="P1"><text:s/>0 <text:s text:c="12"/>4630 carolinas</text:p>
      <text:p text:style-name="P1"><text:s/>0 <text:s text:c="12"/>4629 carolina</text:p>
      <text:p text:style-name="P1"><text:s/>0 <text:s text:c="12"/>4626 carnavals</text:p>
      <text:p text:style-name="P1"><text:s/>0 <text:s text:c="12"/>4627 carnival</text:p>
      <text:p text:style-name="P1"><text:s/>0 <text:s text:c="12"/>4628 carol</text:p>
      <text:p text:style-name="P1"><text:s/>0 <text:s text:c="12"/>4635 carreras</text:p>
      <text:p text:style-name="P1"><text:s/>0 <text:s text:c="12"/>4637 carrie</text:p>
      <text:p text:style-name="P1"><text:s/>0 <text:s text:c="12"/>4648 cartelli</text:p>
      <text:p text:style-name="P1"><text:s/>0 <text:s text:c="12"/>4638 carriers</text:p>
      <text:p text:style-name="P1"><text:s/>0 <text:s text:c="12"/>4645 carson</text:p>
      <text:p text:style-name="P1"><text:s/>0 <text:s text:c="12"/>4646 carta</text:p>
      <text:p text:style-name="P1"><text:s/>0 <text:s text:c="12"/>4647 cartel</text:p>
      <text:p text:style-name="P1"><text:s/>0 <text:s text:c="12"/>4644 cars</text:p>
      <text:p text:style-name="P1"><text:s/>0 <text:s text:c="12"/>4643 carrying</text:p>
      <text:p text:style-name="P1"><text:s/>0 <text:s text:c="12"/>4642 carry</text:p>
      <text:p text:style-name="P1"><text:s/>0 <text:s text:c="12"/>4639 carroll</text:p>
      <text:p text:style-name="P1"><text:s/>0 <text:s text:c="12"/>4640 carrot</text:p>
      <text:p text:style-name="P1"><text:s/>0 <text:s text:c="12"/>4641 carrots</text:p>
      <text:p text:style-name="P1"><text:s/>0 <text:s text:c="12"/>4674 cash</text:p>
      <text:p text:style-name="P1"><text:s/>0 <text:s text:c="12"/>4675 cashback</text:p>
      <text:p text:style-name="P1"><text:s/>0 <text:s text:c="12"/>4676 cashflow</text:p>
      <text:p text:style-name="P1"><text:s/>0 <text:s text:c="12"/>4713 catladim</text:p>
      <text:p text:style-name="P1"><text:s/>0 <text:s text:c="12"/>4709 catering</text:p>
      <text:p text:style-name="P1"><text:s/>0 <text:s text:c="12"/>4710 catfish</text:p>
      <text:p text:style-name="P1"><text:s/>0 <text:s text:c="12"/>4711 catherine</text:p>
      <text:p text:style-name="P1"><text:s/>0 <text:s text:c="12"/>4708 catelletti</text:p>
      <text:p text:style-name="P1"><text:s/>0 <text:s text:c="12"/>4707 category</text:p>
      <text:p text:style-name="P1"><text:s/>0 <text:s text:c="12"/>4706 categories</text:p>
      <text:p text:style-name="P1"><text:s/>0 <text:s text:c="12"/>4703 catchphrase</text:p>
      <text:p text:style-name="P1"><text:s/>0 <text:s text:c="12"/>4704 catchthatreference</text:p>
      <text:p text:style-name="P1"><text:s/>0 <text:s text:c="12"/>4705 catchy</text:p>
      <text:p text:style-name="P1"><text:s/>0 <text:s text:c="12"/>4712 catholic</text:p>
      <text:p text:style-name="P1"><text:s/>0 <text:s text:c="12"/>4714 catolica</text:p>
      <text:p text:style-name="P1"><text:soft-page-break/><text:s/>0 <text:s text:c="12"/>4677 casi</text:p>
      <text:p text:style-name="P1"><text:s/>0 <text:s text:c="12"/>4715 cats</text:p>
      <text:p text:style-name="P1"><text:s/>0 <text:s text:c="12"/>4722 cause</text:p>
      <text:p text:style-name="P1"><text:s/>0 <text:s text:c="12"/>4723 causes</text:p>
      <text:p text:style-name="P1"><text:s/>0 <text:s text:c="12"/>4724 caution</text:p>
      <text:p text:style-name="P1"><text:s/>0 <text:s text:c="12"/>4721 causation</text:p>
      <text:p text:style-name="P1"><text:s/>0 <text:s text:c="12"/>4720 causality</text:p>
      <text:p text:style-name="P1"><text:s/>0 <text:s text:c="12"/>4719 caupchoxbm</text:p>
      <text:p text:style-name="P1"><text:s/>0 <text:s text:c="12"/>4716 cattaneo</text:p>
      <text:p text:style-name="P1"><text:s/>0 <text:s text:c="12"/>4717 caturday</text:p>
      <text:p text:style-name="P1"><text:s/>0 <text:s text:c="12"/>4718 caught</text:p>
      <text:p text:style-name="P1"><text:s/>0 <text:s text:c="12"/>4702 catching</text:p>
      <text:p text:style-name="P1"><text:s/>0 <text:s text:c="12"/>4701 catcher</text:p>
      <text:p text:style-name="P1"><text:s/>0 <text:s text:c="12"/>4700 catch</text:p>
      <text:p text:style-name="P1"><text:s/>0 <text:s text:c="12"/>4699 catastrophe</text:p>
      <text:p text:style-name="P1"><text:s/>0 <text:s text:c="12"/>4684 cassie</text:p>
      <text:p text:style-name="P1"><text:s/>0 <text:s text:c="12"/>4685 cast</text:p>
      <text:p text:style-name="P1"><text:s/>0 <text:s text:c="12"/>4686 castel</text:p>
      <text:p text:style-name="P1"><text:s/>0 <text:s text:c="12"/>4683 cassidy</text:p>
      <text:p text:style-name="P1"><text:s/>0 <text:s text:c="12"/>4682 caspa</text:p>
      <text:p text:style-name="P1"><text:s/>0 <text:s text:c="12"/>4681 casona</text:p>
      <text:p text:style-name="P1"><text:s/>0 <text:s text:c="12"/>4678 casilli</text:p>
      <text:p text:style-name="P1"><text:s/>0 <text:s text:c="12"/>4679 casino</text:p>
      <text:p text:style-name="P1"><text:s/>0 <text:s text:c="12"/>4680 caso</text:p>
      <text:p text:style-name="P1"><text:s/>0 <text:s text:c="12"/>4687 castelletti</text:p>
      <text:p text:style-name="P1"><text:s/>0 <text:s text:c="12"/>4688 castello</text:p>
      <text:p text:style-name="P1"><text:s/>0 <text:s text:c="12"/>4689 caster</text:p>
      <text:p text:style-name="P1"><text:s/>0 <text:s text:c="12"/>4697 catacombes</text:p>
      <text:p text:style-name="P1"><text:s/>0 <text:s text:c="12"/>4698 catapult</text:p>
      <text:p text:style-name="P1"><text:s/>0 <text:s text:c="12"/>4695 casualty</text:p>
      <text:p text:style-name="P1"><text:s/>0 <text:s text:c="12"/>4696 cat</text:p>
      <text:p text:style-name="P1"><text:s/>0 <text:s text:c="12"/>4694 casualties</text:p>
      <text:p text:style-name="P1"><text:s/>0 <text:s text:c="12"/>4690 casters</text:p>
      <text:p text:style-name="P1"><text:s/>0 <text:s text:c="12"/>4691 casting</text:p>
      <text:p text:style-name="P1"><text:s/>0 <text:s text:c="12"/>4692 castle</text:p>
      <text:p text:style-name="P1"><text:s/>0 <text:s text:c="12"/>4693 casually</text:p>
      <text:p text:style-name="P1"><text:s/>0 <text:s text:c="12"/>4625 carnal</text:p>
      <text:p text:style-name="P1"><text:s/>0 <text:s text:c="12"/>4624 carmack</text:p>
      <text:p text:style-name="P1"><text:s/>0 <text:s text:c="12"/>4623 carlsen</text:p>
      <text:p text:style-name="P1"><text:s/>0 <text:s text:c="12"/>4559 cantina</text:p>
      <text:p text:style-name="P1"><text:s/>0 <text:s text:c="12"/>4555 cantante</text:p>
      <text:p text:style-name="P1"><text:s/>0 <text:s text:c="12"/>4556 cantaras</text:p>
      <text:p text:style-name="P1"><text:s/>0 <text:s text:c="12"/>4557 cantaron</text:p>
      <text:p text:style-name="P1"><text:s/>0 <text:s text:c="12"/>4554 cantando</text:p>
      <text:p text:style-name="P1"><text:s/>0 <text:s text:c="12"/>4553 cant</text:p>
      <text:p text:style-name="P1"><text:s/>0 <text:s text:c="12"/>4552 cansada</text:p>
      <text:p text:style-name="P1"><text:s/>0 <text:s text:c="12"/>4549 canned</text:p>
      <text:p text:style-name="P1"><text:s/>0 <text:s text:c="12"/>4550 cannes</text:p>
      <text:p text:style-name="P1"><text:s/>0 <text:s text:c="12"/>4551 cannot</text:p>
      <text:p text:style-name="P1"><text:s/>0 <text:s text:c="12"/>4558 canthandleadults</text:p>
      <text:p text:style-name="P1"><text:s/>0 <text:s text:c="12"/>4560 cantlie</text:p>
      <text:p text:style-name="P1"><text:s/>0 <text:s text:c="12"/>4572 cappuccino</text:p>
      <text:p text:style-name="P1"><text:soft-page-break/><text:s/>0 <text:s text:c="12"/>4561 canton</text:p>
      <text:p text:style-name="P1"><text:s/>0 <text:s text:c="12"/>4568 cape</text:p>
      <text:p text:style-name="P1"><text:s/>0 <text:s text:c="12"/>4569 capella</text:p>
      <text:p text:style-name="P1"><text:s/>0 <text:s text:c="12"/>4570 capitainpuertorico</text:p>
      <text:p text:style-name="P1"><text:s/>0 <text:s text:c="12"/>4567 capable</text:p>
      <text:p text:style-name="P1"><text:s/>0 <text:s text:c="12"/>4566 capabilities</text:p>
      <text:p text:style-name="P1"><text:s/>0 <text:s text:c="12"/>4565 cap</text:p>
      <text:p text:style-name="P1"><text:s/>0 <text:s text:c="12"/>4562 canuck</text:p>
      <text:p text:style-name="P1"><text:s/>0 <text:s text:c="12"/>4563 canvas</text:p>
      <text:p text:style-name="P1"><text:s/>0 <text:s text:c="12"/>4564 caomm1xx</text:p>
      <text:p text:style-name="P1"><text:s/>0 <text:s text:c="12"/>4548 cannabis</text:p>
      <text:p text:style-name="P1"><text:s/>0 <text:s text:c="12"/>4547 cannabinoid</text:p>
      <text:p text:style-name="P1"><text:s/>0 <text:s text:c="12"/>4546 canna</text:p>
      <text:p text:style-name="P1"><text:s/>0 <text:s text:c="12"/>4545 canine</text:p>
      <text:p text:style-name="P1"><text:s/>0 <text:s text:c="12"/>4530 canceled</text:p>
      <text:p text:style-name="P1"><text:s/>0 <text:s text:c="12"/>4531 canceleverything</text:p>
      <text:p text:style-name="P1"><text:s/>0 <text:s text:c="12"/>4532 cancelled</text:p>
      <text:p text:style-name="P1"><text:s/>0 <text:s text:c="12"/>4529 canal</text:p>
      <text:p text:style-name="P1"><text:s/>0 <text:s text:c="12"/>4528 canada</text:p>
      <text:p text:style-name="P1"><text:s/>0 <text:s text:c="12"/>4527 can</text:p>
      <text:p text:style-name="P1"><text:s/>0 <text:s text:c="12"/>4524 camping</text:p>
      <text:p text:style-name="P1"><text:s/>0 <text:s text:c="12"/>4525 campo</text:p>
      <text:p text:style-name="P1"><text:s/>0 <text:s text:c="12"/>4526 campus</text:p>
      <text:p text:style-name="P1"><text:s/>0 <text:s text:c="12"/>4533 cancer</text:p>
      <text:p text:style-name="P1"><text:s/>0 <text:s text:c="12"/>4534 canciones</text:p>
      <text:p text:style-name="P1"><text:s/>0 <text:s text:c="12"/>4535 cancionesdeojos</text:p>
      <text:p text:style-name="P1"><text:s/>0 <text:s text:c="12"/>4543 canelo</text:p>
      <text:p text:style-name="P1"><text:s/>0 <text:s text:c="12"/>4544 cani</text:p>
      <text:p text:style-name="P1"><text:s/>0 <text:s text:c="12"/>4541 candy</text:p>
      <text:p text:style-name="P1"><text:s/>0 <text:s text:c="12"/>4542 candybars</text:p>
      <text:p text:style-name="P1"><text:s/>0 <text:s text:c="12"/>4540 candles</text:p>
      <text:p text:style-name="P1"><text:s/>0 <text:s text:c="12"/>4536 candid</text:p>
      <text:p text:style-name="P1"><text:s/>0 <text:s text:c="12"/>4537 candidate</text:p>
      <text:p text:style-name="P1"><text:s/>0 <text:s text:c="12"/>4538 candidates</text:p>
      <text:p text:style-name="P1"><text:s/>0 <text:s text:c="12"/>4539 candies</text:p>
      <text:p text:style-name="P1"><text:s/>0 <text:s text:c="12"/>4571 capital</text:p>
      <text:p text:style-name="P1"><text:s/>0 <text:s text:c="12"/>4573 caprio</text:p>
      <text:p text:style-name="P1"><text:s/>0 <text:s text:c="12"/>4622 carlos</text:p>
      <text:p text:style-name="P1"><text:s/>0 <text:s text:c="12"/>4610 cares</text:p>
      <text:p text:style-name="P1"><text:s/>0 <text:s text:c="12"/>4606 carefully</text:p>
      <text:p text:style-name="P1"><text:s/>0 <text:s text:c="12"/>4607 caregiver</text:p>
      <text:p text:style-name="P1"><text:s/>0 <text:s text:c="12"/>4608 caregivers</text:p>
      <text:p text:style-name="P1"><text:s/>0 <text:s text:c="12"/>4605 carefull</text:p>
      <text:p text:style-name="P1"><text:s/>0 <text:s text:c="12"/>4604 careful</text:p>
      <text:p text:style-name="P1"><text:s/>0 <text:s text:c="12"/>4603 careerservice</text:p>
      <text:p text:style-name="P1"><text:s/>0 <text:s text:c="12"/>4600 cared</text:p>
      <text:p text:style-name="P1"><text:s/>0 <text:s text:c="12"/>4601 career</text:p>
      <text:p text:style-name="P1"><text:s/>0 <text:s text:c="12"/>4602 careers</text:p>
      <text:p text:style-name="P1"><text:s/>0 <text:s text:c="12"/>4609 careless</text:p>
      <text:p text:style-name="P1"><text:s/>0 <text:s text:c="12"/>4611 carey</text:p>
      <text:p text:style-name="P1"><text:s/>0 <text:s text:c="12"/>4574 caps</text:p>
      <text:p text:style-name="P1"><text:s/>0 <text:s text:c="12"/>4612 carhartt</text:p>
      <text:p text:style-name="P1"><text:soft-page-break/><text:s/>0 <text:s text:c="12"/>4619 carlile</text:p>
      <text:p text:style-name="P1"><text:s/>0 <text:s text:c="12"/>4620 carlinhos</text:p>
      <text:p text:style-name="P1"><text:s/>0 <text:s text:c="12"/>4621 carlo</text:p>
      <text:p text:style-name="P1"><text:s/>0 <text:s text:c="12"/>4618 carli</text:p>
      <text:p text:style-name="P1"><text:s/>0 <text:s text:c="12"/>4617 carley</text:p>
      <text:p text:style-name="P1"><text:s/>0 <text:s text:c="12"/>4616 carità</text:p>
      <text:p text:style-name="P1"><text:s/>0 <text:s text:c="12"/>4613 caribbeans</text:p>
      <text:p text:style-name="P1"><text:s/>0 <text:s text:c="12"/>4614 carichi</text:p>
      <text:p text:style-name="P1"><text:s/>0 <text:s text:c="12"/>4615 caring</text:p>
      <text:p text:style-name="P1"><text:s/>0 <text:s text:c="12"/>4599 care</text:p>
      <text:p text:style-name="P1"><text:s/>0 <text:s text:c="12"/>4598 cards</text:p>
      <text:p text:style-name="P1"><text:s/>0 <text:s text:c="12"/>4597 cardigans</text:p>
      <text:p text:style-name="P1"><text:s/>0 <text:s text:c="12"/>4596 cardigan</text:p>
      <text:p text:style-name="P1"><text:s/>0 <text:s text:c="12"/>4581 capture</text:p>
      <text:p text:style-name="P1"><text:s/>0 <text:s text:c="12"/>4582 captures</text:p>
      <text:p text:style-name="P1"><text:s/>0 <text:s text:c="12"/>4583 capturing</text:p>
      <text:p text:style-name="P1"><text:s/>0 <text:s text:c="12"/>4580 captivity</text:p>
      <text:p text:style-name="P1"><text:s/>0 <text:s text:c="12"/>4579 captions</text:p>
      <text:p text:style-name="P1"><text:s/>0 <text:s text:c="12"/>4578 caption</text:p>
      <text:p text:style-name="P1"><text:s/>0 <text:s text:c="12"/>4575 capslockday</text:p>
      <text:p text:style-name="P1"><text:s/>0 <text:s text:c="12"/>4576 captai</text:p>
      <text:p text:style-name="P1"><text:s/>0 <text:s text:c="12"/>4577 captain</text:p>
      <text:p text:style-name="P1"><text:s/>0 <text:s text:c="12"/>4584 capvbaasip</text:p>
      <text:p text:style-name="P1"><text:s/>0 <text:s text:c="12"/>4585 car</text:p>
      <text:p text:style-name="P1"><text:s/>0 <text:s text:c="12"/>4586 cara</text:p>
      <text:p text:style-name="P1"><text:s/>0 <text:s text:c="12"/>4594 carbs</text:p>
      <text:p text:style-name="P1"><text:s/>0 <text:s text:c="12"/>4595 card</text:p>
      <text:p text:style-name="P1"><text:s/>0 <text:s text:c="12"/>4592 carbon</text:p>
      <text:p text:style-name="P1"><text:s/>0 <text:s text:c="12"/>4593 carboverload</text:p>
      <text:p text:style-name="P1"><text:s/>0 <text:s text:c="12"/>4591 caratterino</text:p>
      <text:p text:style-name="P1"><text:s/>0 <text:s text:c="12"/>4587 carajoooo</text:p>
      <text:p text:style-name="P1"><text:s/>0 <text:s text:c="12"/>4588 caralho</text:p>
      <text:p text:style-name="P1"><text:s/>0 <text:s text:c="12"/>4589 caralhooooooo</text:p>
      <text:p text:style-name="P1"><text:s/>0 <text:s text:c="12"/>4590 caralhooooooooooooooooooooooooooooooooooooooooooeiaaaaaa</text:p>
      <text:p text:style-name="P1"><text:s/>0 <text:s text:c="12"/>4725 cavalry</text:p>
      <text:p text:style-name="P1"><text:s/>0 <text:s text:c="12"/>4727 caveeeee</text:p>
      <text:p text:style-name="P1"><text:s/>0 <text:s text:c="12"/>4112 bridge</text:p>
      <text:p text:style-name="P1"><text:s/>0 <text:s text:c="12"/>4867 chain</text:p>
      <text:p text:style-name="P1"><text:s/>0 <text:s text:c="12"/>4863 chaayott</text:p>
      <text:p text:style-name="P1"><text:s/>0 <text:s text:c="12"/>4864 chachi</text:p>
      <text:p text:style-name="P1"><text:s/>0 <text:s text:c="12"/>4865 chad</text:p>
      <text:p text:style-name="P1"><text:s/>0 <text:s text:c="12"/>4862 ch566wy5lx</text:p>
      <text:p text:style-name="P1"><text:s/>0 <text:s text:c="12"/>4861 cgx1nk2ojm</text:p>
      <text:p text:style-name="P1"><text:s/>0 <text:s text:c="12"/>4860 cgrlv2rz62</text:p>
      <text:p text:style-name="P1"><text:s/>0 <text:s text:c="12"/>4857 cgn69rl</text:p>
      <text:p text:style-name="P1"><text:s/>0 <text:s text:c="12"/>4858 cgoz7arsnu</text:p>
      <text:p text:style-name="P1"><text:s/>0 <text:s text:c="12"/>4859 cgpwwceb</text:p>
      <text:p text:style-name="P1"><text:s/>0 <text:s text:c="12"/>4866 chaddi</text:p>
      <text:p text:style-name="P1"><text:s/>0 <text:s text:c="12"/>4868 chains</text:p>
      <text:p text:style-name="P1"><text:s/>0 <text:s text:c="12"/>4855 cgio5gmtpx</text:p>
      <text:p text:style-name="P1"><text:s/>0 <text:s text:c="12"/>4869 chainz</text:p>
      <text:p text:style-name="P1"><text:s/>0 <text:s text:c="12"/>4876 challange</text:p>
      <text:p text:style-name="P1"><text:soft-page-break/><text:s/>0 <text:s text:c="12"/>4877 challenge</text:p>
      <text:p text:style-name="P1"><text:s/>0 <text:s text:c="12"/>4878 challenged</text:p>
      <text:p text:style-name="P1"><text:s/>0 <text:s text:c="12"/>4875 chalk</text:p>
      <text:p text:style-name="P1"><text:s/>0 <text:s text:c="12"/>4874 chale</text:p>
      <text:p text:style-name="P1"><text:s/>0 <text:s text:c="12"/>4873 chakradharpur</text:p>
      <text:p text:style-name="P1"><text:s/>0 <text:s text:c="12"/>4870 chair</text:p>
      <text:p text:style-name="P1"><text:s/>0 <text:s text:c="12"/>4871 chaired</text:p>
      <text:p text:style-name="P1"><text:s/>0 <text:s text:c="12"/>4872 chairman</text:p>
      <text:p text:style-name="P1"><text:s/>0 <text:s text:c="12"/>4856 cgmqywzq</text:p>
      <text:p text:style-name="P1"><text:s/>0 <text:s text:c="12"/>4854 cghx6wm29v</text:p>
      <text:p text:style-name="P1"><text:s/>0 <text:s text:c="12"/>4728 caw4oeawbi</text:p>
      <text:p text:style-name="P1"><text:s/>0 <text:s text:c="12"/>4841 cez6zqxnsl</text:p>
      <text:p text:style-name="P1"><text:s/>0 <text:s text:c="12"/>4837 cesare</text:p>
      <text:p text:style-name="P1"><text:s/>0 <text:s text:c="12"/>4838 cesglvwqez</text:p>
      <text:p text:style-name="P1"><text:s/>0 <text:s text:c="12"/>4839 cet</text:p>
      <text:p text:style-name="P1"><text:s/>0 <text:s text:c="12"/>4836 ces2015</text:p>
      <text:p text:style-name="P1"><text:s/>0 <text:s text:c="12"/>4835 ces</text:p>
      <text:p text:style-name="P1"><text:s/>0 <text:s text:c="12"/>4834 certy</text:p>
      <text:p text:style-name="P1"><text:s/>0 <text:s text:c="12"/>4831 certainly</text:p>
      <text:p text:style-name="P1"><text:s/>0 <text:s text:c="12"/>4832 certificate</text:p>
      <text:p text:style-name="P1"><text:s/>0 <text:s text:c="12"/>4833 certificates</text:p>
      <text:p text:style-name="P1"><text:s/>0 <text:s text:c="12"/>4840 ceur</text:p>
      <text:p text:style-name="P1"><text:s/>0 <text:s text:c="12"/>4842 cf</text:p>
      <text:p text:style-name="P1"><text:s/>0 <text:s text:c="12"/>4853 cgg</text:p>
      <text:p text:style-name="P1"><text:s/>0 <text:s text:c="12"/>4843 cf0hht7h0c</text:p>
      <text:p text:style-name="P1"><text:s/>0 <text:s text:c="12"/>4850 cfqj3hcy6j</text:p>
      <text:p text:style-name="P1"><text:s/>0 <text:s text:c="12"/>4851 cfrcy7u0nk</text:p>
      <text:p text:style-name="P1"><text:s/>0 <text:s text:c="12"/>4852 cg</text:p>
      <text:p text:style-name="P1"><text:s/>0 <text:s text:c="12"/>4849 cfp</text:p>
      <text:p text:style-name="P1"><text:s/>0 <text:s text:c="12"/>4848 cfk2sbbkkg</text:p>
      <text:p text:style-name="P1"><text:s/>0 <text:s text:c="12"/>4847 cfk</text:p>
      <text:p text:style-name="P1"><text:s/>0 <text:s text:c="12"/>4844 cf36pex8h3</text:p>
      <text:p text:style-name="P1"><text:s/>0 <text:s text:c="12"/>4845 cfgqqw0qxd</text:p>
      <text:p text:style-name="P1"><text:s/>0 <text:s text:c="12"/>4846 cfjyq8r1qm</text:p>
      <text:p text:style-name="P1"><text:s/>0 <text:s text:c="12"/>4879 challenges</text:p>
      <text:p text:style-name="P1"><text:s/>0 <text:s text:c="12"/>4880 challenging</text:p>
      <text:p text:style-name="P1"><text:s/>0 <text:s text:c="12"/>4881 chamfer</text:p>
      <text:p text:style-name="P1"><text:s/>0 <text:s text:c="12"/>4919 charged</text:p>
      <text:p text:style-name="P1"><text:s/>0 <text:s text:c="12"/>4914 characterize</text:p>
      <text:p text:style-name="P1"><text:s/>0 <text:s text:c="12"/>4915 characterlogs</text:p>
      <text:p text:style-name="P1"><text:s/>0 <text:s text:c="12"/>4917 charcoal</text:p>
      <text:p text:style-name="P1"><text:s/>0 <text:s text:c="12"/>4913 character</text:p>
      <text:p text:style-name="P1"><text:s/>0 <text:s text:c="12"/>4912 chapters</text:p>
      <text:p text:style-name="P1"><text:s/>0 <text:s text:c="12"/>4911 chapter</text:p>
      <text:p text:style-name="P1"><text:s/>0 <text:s text:c="12"/>4908 chaplin</text:p>
      <text:p text:style-name="P1"><text:s/>0 <text:s text:c="12"/>4909 chapman</text:p>
      <text:p text:style-name="P1"><text:s/>0 <text:s text:c="12"/>4910 chapo</text:p>
      <text:p text:style-name="P1"><text:s/>0 <text:s text:c="12"/>4918 charge</text:p>
      <text:p text:style-name="P1"><text:s/>0 <text:s text:c="12"/>4920 charger</text:p>
      <text:p text:style-name="P1"><text:s/>0 <text:s text:c="12"/>4882 chamomile</text:p>
      <text:p text:style-name="P1"><text:s/>0 <text:s text:c="12"/>4921 chargers</text:p>
      <text:p text:style-name="P1"><text:s/>0 <text:s text:c="12"/>4928 charles</text:p>
      <text:p text:style-name="P1"><text:soft-page-break/><text:s/>0 <text:s text:c="12"/>4929 charleston</text:p>
      <text:p text:style-name="P1"><text:s/>0 <text:s text:c="12"/>4930 charlie</text:p>
      <text:p text:style-name="P1"><text:s/>0 <text:s text:c="12"/>4927 charlemagne</text:p>
      <text:p text:style-name="P1"><text:s/>0 <text:s text:c="12"/>4926 charla</text:p>
      <text:p text:style-name="P1"><text:s/>0 <text:s text:c="12"/>4925 charity</text:p>
      <text:p text:style-name="P1"><text:s/>0 <text:s text:c="12"/>4922 charges</text:p>
      <text:p text:style-name="P1"><text:s/>0 <text:s text:c="12"/>4923 chariots</text:p>
      <text:p text:style-name="P1"><text:s/>0 <text:s text:c="12"/>4924 charisma</text:p>
      <text:p text:style-name="P1"><text:s/>0 <text:s text:c="12"/>4907 chapa</text:p>
      <text:p text:style-name="P1"><text:s/>0 <text:s text:c="12"/>4906 chaosmongers</text:p>
      <text:p text:style-name="P1"><text:s/>0 <text:s text:c="12"/>4905 chaos</text:p>
      <text:p text:style-name="P1"><text:s/>0 <text:s text:c="12"/>4904 chanting</text:p>
      <text:p text:style-name="P1"><text:s/>0 <text:s text:c="12"/>4889 championships</text:p>
      <text:p text:style-name="P1"><text:s/>0 <text:s text:c="12"/>4890 champs</text:p>
      <text:p text:style-name="P1"><text:s/>0 <text:s text:c="12"/>4891 chan</text:p>
      <text:p text:style-name="P1"><text:s/>0 <text:s text:c="12"/>4888 championship</text:p>
      <text:p text:style-name="P1"><text:s/>0 <text:s text:c="12"/>4887 champions</text:p>
      <text:p text:style-name="P1"><text:s/>0 <text:s text:c="12"/>4886 championblend</text:p>
      <text:p text:style-name="P1"><text:s/>0 <text:s text:c="12"/>4883 champ</text:p>
      <text:p text:style-name="P1"><text:s/>0 <text:s text:c="12"/>4884 champagne</text:p>
      <text:p text:style-name="P1"><text:s/>0 <text:s text:c="12"/>4885 champion</text:p>
      <text:p text:style-name="P1"><text:s/>0 <text:s text:c="12"/>4892 chance</text:p>
      <text:p text:style-name="P1"><text:s/>0 <text:s text:c="12"/>4893 chances</text:p>
      <text:p text:style-name="P1"><text:s/>0 <text:s text:c="12"/>4894 chanclas</text:p>
      <text:p text:style-name="P1"><text:s/>0 <text:s text:c="12"/>4902 channel</text:p>
      <text:p text:style-name="P1"><text:s/>0 <text:s text:c="12"/>4903 chant</text:p>
      <text:p text:style-name="P1"><text:s/>0 <text:s text:c="12"/>4900 changes</text:p>
      <text:p text:style-name="P1"><text:s/>0 <text:s text:c="12"/>4901 changing</text:p>
      <text:p text:style-name="P1"><text:s/>0 <text:s text:c="12"/>4899 changers</text:p>
      <text:p text:style-name="P1"><text:s/>0 <text:s text:c="12"/>4895 chandler</text:p>
      <text:p text:style-name="P1"><text:s/>0 <text:s text:c="12"/>4896 chanel</text:p>
      <text:p text:style-name="P1"><text:s/>0 <text:s text:c="12"/>4897 change</text:p>
      <text:p text:style-name="P1"><text:s/>0 <text:s text:c="12"/>4898 changed</text:p>
      <text:p text:style-name="P1"><text:s/>0 <text:s text:c="12"/>4830 certain</text:p>
      <text:p text:style-name="P1"><text:s/>0 <text:s text:c="12"/>4829 cerro</text:p>
      <text:p text:style-name="P1"><text:s/>0 <text:s text:c="12"/>4828 cern</text:p>
      <text:p text:style-name="P1"><text:s/>0 <text:s text:c="12"/>4764 cdw0o3aoex</text:p>
      <text:p text:style-name="P1"><text:s/>0 <text:s text:c="12"/>4760 cdkoefjrkp</text:p>
      <text:p text:style-name="P1"><text:s/>0 <text:s text:c="12"/>4761 cdpl6gzgkj</text:p>
      <text:p text:style-name="P1"><text:s/>0 <text:s text:c="12"/>4762 cds</text:p>
      <text:p text:style-name="P1"><text:s/>0 <text:s text:c="12"/>4759 cdideas</text:p>
      <text:p text:style-name="P1"><text:s/>0 <text:s text:c="12"/>4758 cdhdf</text:p>
      <text:p text:style-name="P1"><text:s/>0 <text:s text:c="12"/>4757 cdc</text:p>
      <text:p text:style-name="P1"><text:s/>0 <text:s text:c="12"/>4754 cd</text:p>
      <text:p text:style-name="P1"><text:s/>0 <text:s text:c="12"/>4755 cd3lcih2bl</text:p>
      <text:p text:style-name="P1"><text:s/>0 <text:s text:c="12"/>4756 cd93bl3zkd</text:p>
      <text:p text:style-name="P1"><text:s/>0 <text:s text:c="12"/>4763 cdushxw96h</text:p>
      <text:p text:style-name="P1"><text:s/>0 <text:s text:c="12"/>4765 cdxqn2qfgo</text:p>
      <text:p text:style-name="P1"><text:s/>0 <text:s text:c="12"/>4777 ceemrn6orx</text:p>
      <text:p text:style-name="P1"><text:s/>0 <text:s text:c="12"/>4766 cdzkzmh9ih</text:p>
      <text:p text:style-name="P1"><text:s/>0 <text:s text:c="12"/>4773 cecc</text:p>
      <text:p text:style-name="P1"><text:s/>0 <text:s text:c="12"/>4774 cecilia</text:p>
      <text:p text:style-name="P1"><text:soft-page-break/><text:s/>0 <text:s text:c="12"/>4775 cecxfzklfv</text:p>
      <text:p text:style-name="P1"><text:s/>0 <text:s text:c="12"/>4772 cebs</text:p>
      <text:p text:style-name="P1"><text:s/>0 <text:s text:c="12"/>4771 ceasefire</text:p>
      <text:p text:style-name="P1"><text:s/>0 <text:s text:c="12"/>4770 ceased</text:p>
      <text:p text:style-name="P1"><text:s/>0 <text:s text:c="12"/>4767 ce</text:p>
      <text:p text:style-name="P1"><text:s/>0 <text:s text:c="12"/>4768 ce6bt4gn</text:p>
      <text:p text:style-name="P1"><text:s/>0 <text:s text:c="12"/>4769 cease</text:p>
      <text:p text:style-name="P1"><text:s/>0 <text:s text:c="12"/>4753 ccp</text:p>
      <text:p text:style-name="P1"><text:s/>0 <text:s text:c="12"/>4752 cckvfft1rc</text:p>
      <text:p text:style-name="P1"><text:s/>0 <text:s text:c="12"/>4751 cciws13</text:p>
      <text:p text:style-name="P1"><text:s/>0 <text:s text:c="12"/>4750 cciws</text:p>
      <text:p text:style-name="P1"><text:s/>0 <text:s text:c="12"/>4735 cb</text:p>
      <text:p text:style-name="P1"><text:s/>0 <text:s text:c="12"/>4736 cb0dhqx</text:p>
      <text:p text:style-name="P1"><text:s/>0 <text:s text:c="12"/>4737 cb2mkahf</text:p>
      <text:p text:style-name="P1"><text:s/>0 <text:s text:c="12"/>4734 caà</text:p>
      <text:p text:style-name="P1"><text:s/>0 <text:s text:c="12"/>4733 cazzo</text:p>
      <text:p text:style-name="P1"><text:s/>0 <text:s text:c="12"/>4732 cazzi</text:p>
      <text:p text:style-name="P1"><text:s/>0 <text:s text:c="12"/>4729 cay</text:p>
      <text:p text:style-name="P1"><text:s/>0 <text:s text:c="12"/>4730 cayless</text:p>
      <text:p text:style-name="P1"><text:s/>0 <text:s text:c="12"/>4731 caz5imhphb</text:p>
      <text:p text:style-name="P1"><text:s/>0 <text:s text:c="12"/>4738 cb51hlayqk</text:p>
      <text:p text:style-name="P1"><text:s/>0 <text:s text:c="12"/>4739 cb9saqkr</text:p>
      <text:p text:style-name="P1"><text:s/>0 <text:s text:c="12"/>4740 cba</text:p>
      <text:p text:style-name="P1"><text:s/>0 <text:s text:c="12"/>4748 cci</text:p>
      <text:p text:style-name="P1"><text:s/>0 <text:s text:c="12"/>4749 ccitag</text:p>
      <text:p text:style-name="P1"><text:s/>0 <text:s text:c="12"/>4746 ccbc</text:p>
      <text:p text:style-name="P1"><text:s/>0 <text:s text:c="12"/>4747 ccgwig7r5f</text:p>
      <text:p text:style-name="P1"><text:s/>0 <text:s text:c="12"/>4745 cc8xaclbme</text:p>
      <text:p text:style-name="P1"><text:s/>0 <text:s text:c="12"/>4741 cbb</text:p>
      <text:p text:style-name="P1"><text:s/>0 <text:s text:c="12"/>4742 cbgmh0fa3o</text:p>
      <text:p text:style-name="P1"><text:s/>0 <text:s text:c="12"/>4743 cbi</text:p>
      <text:p text:style-name="P1"><text:s/>0 <text:s text:c="12"/>4744 cc</text:p>
      <text:p text:style-name="P1"><text:s/>0 <text:s text:c="12"/>4776 cee</text:p>
      <text:p text:style-name="P1"><text:s/>0 <text:s text:c="12"/>4778 cees</text:p>
      <text:p text:style-name="P1"><text:s/>0 <text:s text:c="12"/>4827 cerf</text:p>
      <text:p text:style-name="P1"><text:s/>0 <text:s text:c="12"/>4815 centric</text:p>
      <text:p text:style-name="P1"><text:s/>0 <text:s text:c="12"/>4811 centraal</text:p>
      <text:p text:style-name="P1"><text:s/>0 <text:s text:c="12"/>4812 central</text:p>
      <text:p text:style-name="P1"><text:s/>0 <text:s text:c="12"/>4813 centrale</text:p>
      <text:p text:style-name="P1"><text:s/>0 <text:s text:c="12"/>4810 centers</text:p>
      <text:p text:style-name="P1"><text:s/>0 <text:s text:c="12"/>4809 centered</text:p>
      <text:p text:style-name="P1"><text:s/>0 <text:s text:c="12"/>4808 center</text:p>
      <text:p text:style-name="P1"><text:s/>0 <text:s text:c="12"/>4805 censurada</text:p>
      <text:p text:style-name="P1"><text:s/>0 <text:s text:c="12"/>4806 cent</text:p>
      <text:p text:style-name="P1"><text:s/>0 <text:s text:c="12"/>4807 centellinata</text:p>
      <text:p text:style-name="P1"><text:s/>0 <text:s text:c="12"/>4814 centre</text:p>
      <text:p text:style-name="P1"><text:s/>0 <text:s text:c="12"/>4816 centro</text:p>
      <text:p text:style-name="P1"><text:s/>0 <text:s text:c="12"/>4779 ceeucll2ns</text:p>
      <text:p text:style-name="P1"><text:s/>0 <text:s text:c="12"/>4817 cents</text:p>
      <text:p text:style-name="P1"><text:s/>0 <text:s text:c="12"/>4824 cereal</text:p>
      <text:p text:style-name="P1"><text:s/>0 <text:s text:c="12"/>4825 ceremony</text:p>
      <text:p text:style-name="P1"><text:s/>0 <text:s text:c="12"/>4826 ceretod5</text:p>
      <text:p text:style-name="P1"><text:soft-page-break/><text:s/>0 <text:s text:c="12"/>4823 ceramic</text:p>
      <text:p text:style-name="P1"><text:s/>0 <text:s text:c="12"/>4822 cera</text:p>
      <text:p text:style-name="P1"><text:s/>0 <text:s text:c="12"/>4821 ceos</text:p>
      <text:p text:style-name="P1"><text:s/>0 <text:s text:c="12"/>4818 centuries</text:p>
      <text:p text:style-name="P1"><text:s/>0 <text:s text:c="12"/>4819 century</text:p>
      <text:p text:style-name="P1"><text:s/>0 <text:s text:c="12"/>4820 ceo</text:p>
      <text:p text:style-name="P1"><text:s/>0 <text:s text:c="12"/>4804 cenhgiaw3c</text:p>
      <text:p text:style-name="P1"><text:s/>0 <text:s text:c="12"/>4803 cemetery</text:p>
      <text:p text:style-name="P1"><text:s/>0 <text:s text:c="12"/>4802 cementery</text:p>
      <text:p text:style-name="P1"><text:s/>0 <text:s text:c="12"/>4801 celts</text:p>
      <text:p text:style-name="P1"><text:s/>0 <text:s text:c="12"/>4786 celebrate</text:p>
      <text:p text:style-name="P1"><text:s/>0 <text:s text:c="12"/>4787 celebrated</text:p>
      <text:p text:style-name="P1"><text:s/>0 <text:s text:c="12"/>4788 celebrates</text:p>
      <text:p text:style-name="P1"><text:s/>0 <text:s text:c="12"/>4785 celebramos</text:p>
      <text:p text:style-name="P1"><text:s/>0 <text:s text:c="12"/>4784 celeb</text:p>
      <text:p text:style-name="P1"><text:s/>0 <text:s text:c="12"/>4783 celcmg0a</text:p>
      <text:p text:style-name="P1"><text:s/>0 <text:s text:c="12"/>4780 cegouosivj</text:p>
      <text:p text:style-name="P1"><text:s/>0 <text:s text:c="12"/>4781 cehs</text:p>
      <text:p text:style-name="P1"><text:s/>0 <text:s text:c="12"/>4782 ceketi</text:p>
      <text:p text:style-name="P1"><text:s/>0 <text:s text:c="12"/>4789 celebrating</text:p>
      <text:p text:style-name="P1"><text:s/>0 <text:s text:c="12"/>4790 celebration</text:p>
      <text:p text:style-name="P1"><text:s/>0 <text:s text:c="12"/>4791 celebrations</text:p>
      <text:p text:style-name="P1"><text:s/>0 <text:s text:c="12"/>4799 cells</text:p>
      <text:p text:style-name="P1"><text:s/>0 <text:s text:c="12"/>4800 celtic</text:p>
      <text:p text:style-name="P1"><text:s/>0 <text:s text:c="12"/>4797 celli</text:p>
      <text:p text:style-name="P1"><text:s/>0 <text:s text:c="12"/>4798 cellphone</text:p>
      <text:p text:style-name="P1"><text:s/>0 <text:s text:c="12"/>4796 cellar</text:p>
      <text:p text:style-name="P1"><text:s/>0 <text:s text:c="12"/>4792 celebrities</text:p>
      <text:p text:style-name="P1"><text:s/>0 <text:s text:c="12"/>4793 celebrity</text:p>
      <text:p text:style-name="P1"><text:s/>0 <text:s text:c="12"/>4794 celebs</text:p>
      <text:p text:style-name="P1"><text:s/>0 <text:s text:c="12"/>4795 cell</text:p>
      <text:p text:style-name="P1"><text:s/>0 <text:s text:c="12"/>4523 camper</text:p>
      <text:p text:style-name="P1"><text:s/>0 <text:s text:c="12"/>4522 campeonatoooo</text:p>
      <text:p text:style-name="P1"><text:s/>0 <text:s text:c="12"/>4521 campbell</text:p>
      <text:p text:style-name="P1"><text:s/>0 <text:s text:c="12"/>4253 built</text:p>
      <text:p text:style-name="P1"><text:s/>0 <text:s text:c="12"/>4249 build</text:p>
      <text:p text:style-name="P1"><text:s/>0 <text:s text:c="12"/>4250 building</text:p>
      <text:p text:style-name="P1"><text:s/>0 <text:s text:c="12"/>4251 buildings</text:p>
      <text:p text:style-name="P1"><text:s/>0 <text:s text:c="12"/>4248 buiiiitttchhh</text:p>
      <text:p text:style-name="P1"><text:s/>0 <text:s text:c="12"/>4247 buhari</text:p>
      <text:p text:style-name="P1"><text:s/>0 <text:s text:c="12"/>4246 buh</text:p>
      <text:p text:style-name="P1"><text:s/>0 <text:s text:c="12"/>4243 bugfix</text:p>
      <text:p text:style-name="P1"><text:s/>0 <text:s text:c="12"/>4244 bugs</text:p>
      <text:p text:style-name="P1"><text:s/>0 <text:s text:c="12"/>4245 bugun</text:p>
      <text:p text:style-name="P1"><text:s/>0 <text:s text:c="12"/>4252 builds</text:p>
      <text:p text:style-name="P1"><text:s/>0 <text:s text:c="12"/>4254 builtforthis</text:p>
      <text:p text:style-name="P1"><text:s/>0 <text:s text:c="12"/>4241 buffy</text:p>
      <text:p text:style-name="P1"><text:s/>0 <text:s text:c="12"/>4255 bukowski</text:p>
      <text:p text:style-name="P1"><text:s/>0 <text:s text:c="12"/>4262 bullies</text:p>
      <text:p text:style-name="P1"><text:s/>0 <text:s text:c="12"/>4263 bullitt</text:p>
      <text:p text:style-name="P1"><text:s/>0 <text:s text:c="12"/>4264 bullock</text:p>
      <text:p text:style-name="P1"><text:s/>0 <text:s text:c="12"/>4261 bullied</text:p>
      <text:p text:style-name="P1"><text:soft-page-break/><text:s/>0 <text:s text:c="12"/>4260 bulletproof</text:p>
      <text:p text:style-name="P1"><text:s/>0 <text:s text:c="12"/>4259 bullet</text:p>
      <text:p text:style-name="P1"><text:s/>0 <text:s text:c="12"/>4256 bukva01f</text:p>
      <text:p text:style-name="P1"><text:s/>0 <text:s text:c="12"/>4257 bulgaria</text:p>
      <text:p text:style-name="P1"><text:s/>0 <text:s text:c="12"/>4258 bull</text:p>
      <text:p text:style-name="P1"><text:s/>0 <text:s text:c="12"/>4242 bug</text:p>
      <text:p text:style-name="P1"><text:s/>0 <text:s text:c="12"/>4240 bufff</text:p>
      <text:p text:style-name="P1"><text:s/>0 <text:s text:c="12"/>4520 campaigns</text:p>
      <text:p text:style-name="P1"><text:s/>0 <text:s text:c="12"/>4227 buddies</text:p>
      <text:p text:style-name="P1"><text:s/>0 <text:s text:c="12"/>4223 buco</text:p>
      <text:p text:style-name="P1"><text:s/>0 <text:s text:c="12"/>4224 bud</text:p>
      <text:p text:style-name="P1"><text:s/>0 <text:s text:c="12"/>4225 buddha</text:p>
      <text:p text:style-name="P1"><text:s/>0 <text:s text:c="12"/>4222 bucks</text:p>
      <text:p text:style-name="P1"><text:s/>0 <text:s text:c="12"/>4221 buckley</text:p>
      <text:p text:style-name="P1"><text:s/>0 <text:s text:c="12"/>4220 bucket</text:p>
      <text:p text:style-name="P1"><text:s/>0 <text:s text:c="12"/>4217 buble</text:p>
      <text:p text:style-name="P1"><text:s/>0 <text:s text:c="12"/>4218 bublé</text:p>
      <text:p text:style-name="P1"><text:s/>0 <text:s text:c="12"/>4219 buceta</text:p>
      <text:p text:style-name="P1"><text:s/>0 <text:s text:c="12"/>4226 buddiecrew</text:p>
      <text:p text:style-name="P1"><text:s/>0 <text:s text:c="12"/>4228 buddy</text:p>
      <text:p text:style-name="P1"><text:s/>0 <text:s text:c="12"/>4239 buffest</text:p>
      <text:p text:style-name="P1"><text:s/>0 <text:s text:c="12"/>4229 budge</text:p>
      <text:p text:style-name="P1"><text:s/>0 <text:s text:c="12"/>4236 buenísimo</text:p>
      <text:p text:style-name="P1"><text:s/>0 <text:s text:c="12"/>4237 buff</text:p>
      <text:p text:style-name="P1"><text:s/>0 <text:s text:c="12"/>4238 buffalo</text:p>
      <text:p text:style-name="P1"><text:s/>0 <text:s text:c="12"/>4235 buenos</text:p>
      <text:p text:style-name="P1"><text:s/>0 <text:s text:c="12"/>4234 buenas</text:p>
      <text:p text:style-name="P1"><text:s/>0 <text:s text:c="12"/>4233 buenamusica</text:p>
      <text:p text:style-name="P1"><text:s/>0 <text:s text:c="12"/>4230 budget</text:p>
      <text:p text:style-name="P1"><text:s/>0 <text:s text:c="12"/>4231 buen</text:p>
      <text:p text:style-name="P1"><text:s/>0 <text:s text:c="12"/>4232 buena</text:p>
      <text:p text:style-name="P1"><text:s/>0 <text:s text:c="12"/>4265 bullshit</text:p>
      <text:p text:style-name="P1"><text:s/>0 <text:s text:c="12"/>4266 bullvids</text:p>
      <text:p text:style-name="P1"><text:s/>0 <text:s text:c="12"/>4267 bully</text:p>
      <text:p text:style-name="P1"><text:s/>0 <text:s text:c="12"/>4304 burned</text:p>
      <text:p text:style-name="P1"><text:s/>0 <text:s text:c="12"/>4300 burgers</text:p>
      <text:p text:style-name="P1"><text:s/>0 <text:s text:c="12"/>4301 buried</text:p>
      <text:p text:style-name="P1"><text:s/>0 <text:s text:c="12"/>4302 burkhead</text:p>
      <text:p text:style-name="P1"><text:s/>0 <text:s text:c="12"/>4299 burgerkingbelgium</text:p>
      <text:p text:style-name="P1"><text:s/>0 <text:s text:c="12"/>4298 burger</text:p>
      <text:p text:style-name="P1"><text:s/>0 <text:s text:c="12"/>4297 burfday</text:p>
      <text:p text:style-name="P1"><text:s/>0 <text:s text:c="12"/>4294 burdwan</text:p>
      <text:p text:style-name="P1"><text:s/>0 <text:s text:c="12"/>4295 bureau</text:p>
      <text:p text:style-name="P1"><text:s/>0 <text:s text:c="12"/>4296 buren</text:p>
      <text:p text:style-name="P1"><text:s/>0 <text:s text:c="12"/>4303 burn</text:p>
      <text:p text:style-name="P1"><text:s/>0 <text:s text:c="12"/>4305 burning</text:p>
      <text:p text:style-name="P1"><text:s/>0 <text:s text:c="12"/>4268 bullying</text:p>
      <text:p text:style-name="P1"><text:s/>0 <text:s text:c="12"/>4306 burnley</text:p>
      <text:p text:style-name="P1"><text:s/>0 <text:s text:c="12"/>4313 burst</text:p>
      <text:p text:style-name="P1"><text:s/>0 <text:s text:c="12"/>4314 buru</text:p>
      <text:p text:style-name="P1"><text:s/>0 <text:s text:c="12"/>4315 bury</text:p>
      <text:p text:style-name="P1"><text:s/>0 <text:s text:c="12"/>4312 burscher</text:p>
      <text:p text:style-name="P1"><text:soft-page-break/><text:s/>0 <text:s text:c="12"/>4311 burroughs</text:p>
      <text:p text:style-name="P1"><text:s/>0 <text:s text:c="12"/>4310 burros</text:p>
      <text:p text:style-name="P1"><text:s/>0 <text:s text:c="12"/>4307 burns</text:p>
      <text:p text:style-name="P1"><text:s/>0 <text:s text:c="12"/>4308 burnt</text:p>
      <text:p text:style-name="P1"><text:s/>0 <text:s text:c="12"/>4309 burro</text:p>
      <text:p text:style-name="P1"><text:s/>0 <text:s text:c="12"/>4293 burdens</text:p>
      <text:p text:style-name="P1"><text:s/>0 <text:s text:c="12"/>4292 burden</text:p>
      <text:p text:style-name="P1"><text:s/>0 <text:s text:c="12"/>4291 burbuja</text:p>
      <text:p text:style-name="P1"><text:s/>0 <text:s text:c="12"/>4290 buoy</text:p>
      <text:p text:style-name="P1"><text:s/>0 <text:s text:c="12"/>4275 bumping</text:p>
      <text:p text:style-name="P1"><text:s/>0 <text:s text:c="12"/>4276 bumstatus</text:p>
      <text:p text:style-name="P1"><text:s/>0 <text:s text:c="12"/>4277 bun</text:p>
      <text:p text:style-name="P1"><text:s/>0 <text:s text:c="12"/>4274 bumpin</text:p>
      <text:p text:style-name="P1"><text:s/>0 <text:s text:c="12"/>4273 bumnf2x6zi</text:p>
      <text:p text:style-name="P1"><text:s/>0 <text:s text:c="12"/>4272 bumming</text:p>
      <text:p text:style-name="P1"><text:s/>0 <text:s text:c="12"/>4269 bum</text:p>
      <text:p text:style-name="P1"><text:s/>0 <text:s text:c="12"/>4270 bumfuck</text:p>
      <text:p text:style-name="P1"><text:s/>0 <text:s text:c="12"/>4271 bummer</text:p>
      <text:p text:style-name="P1"><text:s/>0 <text:s text:c="12"/>4278 buna</text:p>
      <text:p text:style-name="P1"><text:s/>0 <text:s text:c="12"/>4279 bunbury</text:p>
      <text:p text:style-name="P1"><text:s/>0 <text:s text:c="12"/>4280 bunch</text:p>
      <text:p text:style-name="P1"><text:s/>0 <text:s text:c="12"/>4288 buona</text:p>
      <text:p text:style-name="P1"><text:s/>0 <text:s text:c="12"/>4289 buongiorno</text:p>
      <text:p text:style-name="P1"><text:s/>0 <text:s text:c="12"/>4286 bunt</text:p>
      <text:p text:style-name="P1"><text:s/>0 <text:s text:c="12"/>4287 buon</text:p>
      <text:p text:style-name="P1"><text:s/>0 <text:s text:c="12"/>4285 buns</text:p>
      <text:p text:style-name="P1"><text:s/>0 <text:s text:c="12"/>4281 bundle</text:p>
      <text:p text:style-name="P1"><text:s/>0 <text:s text:c="12"/>4282 bungee</text:p>
      <text:p text:style-name="P1"><text:s/>0 <text:s text:c="12"/>4283 bunniesarescary</text:p>
      <text:p text:style-name="P1"><text:s/>0 <text:s text:c="12"/>4284 bunny</text:p>
      <text:p text:style-name="P1"><text:s/>0 <text:s text:c="12"/>4216 bubble</text:p>
      <text:p text:style-name="P1"><text:s/>0 <text:s text:c="12"/>4215 bubba</text:p>
      <text:p text:style-name="P1"><text:s/>0 <text:s text:c="12"/>4214 bubani</text:p>
      <text:p text:style-name="P1"><text:s/>0 <text:s text:c="12"/>4149 broek</text:p>
      <text:p text:style-name="P1"><text:s/>0 <text:s text:c="12"/>4145 brock</text:p>
      <text:p text:style-name="P1"><text:s/>0 <text:s text:c="12"/>4146 brod</text:p>
      <text:p text:style-name="P1"><text:s/>0 <text:s text:c="12"/>4147 brody</text:p>
      <text:p text:style-name="P1"><text:s/>0 <text:s text:c="12"/>4144 broadway</text:p>
      <text:p text:style-name="P1"><text:s/>0 <text:s text:c="12"/>4143 broads</text:p>
      <text:p text:style-name="P1"><text:s/>0 <text:s text:c="12"/>4142 broadcasting</text:p>
      <text:p text:style-name="P1"><text:s/>0 <text:s text:c="12"/>4139 broad</text:p>
      <text:p text:style-name="P1"><text:s/>0 <text:s text:c="12"/>4140 broadband</text:p>
      <text:p text:style-name="P1"><text:s/>0 <text:s text:c="12"/>4141 broadcaster</text:p>
      <text:p text:style-name="P1"><text:s/>0 <text:s text:c="12"/>4148 broeck</text:p>
      <text:p text:style-name="P1"><text:s/>0 <text:s text:c="12"/>4150 broke</text:p>
      <text:p text:style-name="P1"><text:s/>0 <text:s text:c="12"/>4162 bros</text:p>
      <text:p text:style-name="P1"><text:s/>0 <text:s text:c="12"/>4151 broken</text:p>
      <text:p text:style-name="P1"><text:s/>0 <text:s text:c="12"/>4158 brooklyn</text:p>
      <text:p text:style-name="P1"><text:s/>0 <text:s text:c="12"/>4159 brooklynborn</text:p>
      <text:p text:style-name="P1"><text:s/>0 <text:s text:c="12"/>4160 brooks</text:p>
      <text:p text:style-name="P1"><text:s/>0 <text:s text:c="12"/>4157 broodr</text:p>
      <text:p text:style-name="P1"><text:s/>0 <text:s text:c="12"/>4156 brooding</text:p>
      <text:p text:style-name="P1"><text:soft-page-break/><text:s/>0 <text:s text:c="12"/>4155 brood</text:p>
      <text:p text:style-name="P1"><text:s/>0 <text:s text:c="12"/>4152 broker</text:p>
      <text:p text:style-name="P1"><text:s/>0 <text:s text:c="12"/>4153 brom</text:p>
      <text:p text:style-name="P1"><text:s/>0 <text:s text:c="12"/>4154 bromance</text:p>
      <text:p text:style-name="P1"><text:s/>0 <text:s text:c="12"/>4138 bro</text:p>
      <text:p text:style-name="P1"><text:s/>0 <text:s text:c="12"/>4137 britney</text:p>
      <text:p text:style-name="P1"><text:s/>0 <text:s text:c="12"/>4136 british</text:p>
      <text:p text:style-name="P1"><text:s/>0 <text:s text:c="12"/>4135 britannique</text:p>
      <text:p text:style-name="P1"><text:s/>0 <text:s text:c="12"/>4119 brightside</text:p>
      <text:p text:style-name="P1"><text:s/>0 <text:s text:c="12"/>4120 brill</text:p>
      <text:p text:style-name="P1"><text:s/>0 <text:s text:c="12"/>4122 brin</text:p>
      <text:p text:style-name="P1"><text:s/>0 <text:s text:c="12"/>4118 brighter</text:p>
      <text:p text:style-name="P1"><text:s/>0 <text:s text:c="12"/>4117 bright</text:p>
      <text:p text:style-name="P1"><text:s/>0 <text:s text:c="12"/>4116 briefly</text:p>
      <text:p text:style-name="P1"><text:s/>0 <text:s text:c="12"/>4113 bridges</text:p>
      <text:p text:style-name="P1"><text:s/>0 <text:s text:c="12"/>4114 bridgette</text:p>
      <text:p text:style-name="P1"><text:s/>0 <text:s text:c="12"/>4115 brief</text:p>
      <text:p text:style-name="P1"><text:s/>0 <text:s text:c="12"/>4123 brincadeira</text:p>
      <text:p text:style-name="P1"><text:s/>0 <text:s text:c="12"/>4124 bring</text:p>
      <text:p text:style-name="P1"><text:s/>0 <text:s text:c="12"/>4125 bringbackourboys</text:p>
      <text:p text:style-name="P1"><text:s/>0 <text:s text:c="12"/>4133 bristle</text:p>
      <text:p text:style-name="P1"><text:s/>0 <text:s text:c="12"/>4134 britain</text:p>
      <text:p text:style-name="P1"><text:s/>0 <text:s text:c="12"/>4131 brisk</text:p>
      <text:p text:style-name="P1"><text:s/>0 <text:s text:c="12"/>4132 bristi</text:p>
      <text:p text:style-name="P1"><text:s/>0 <text:s text:c="12"/>4130 brionvega</text:p>
      <text:p text:style-name="P1"><text:s/>0 <text:s text:c="12"/>4126 bringing</text:p>
      <text:p text:style-name="P1"><text:s/>0 <text:s text:c="12"/>4127 bringit</text:p>
      <text:p text:style-name="P1"><text:s/>0 <text:s text:c="12"/>4128 brings</text:p>
      <text:p text:style-name="P1"><text:s/>0 <text:s text:c="12"/>4129 bringyourdogwhenvisiting</text:p>
      <text:p text:style-name="P1"><text:s/>0 <text:s text:c="12"/>4161 broom</text:p>
      <text:p text:style-name="P1"><text:s/>0 <text:s text:c="12"/>4163 brother</text:p>
      <text:p text:style-name="P1"><text:s/>0 <text:s text:c="12"/>4213 buamrrz85b</text:p>
      <text:p text:style-name="P1"><text:s/>0 <text:s text:c="12"/>4201 bt</text:p>
      <text:p text:style-name="P1"><text:s/>0 <text:s text:c="12"/>4197 bskyb</text:p>
      <text:p text:style-name="P1"><text:s/>0 <text:s text:c="12"/>4198 bspga0yu</text:p>
      <text:p text:style-name="P1"><text:s/>0 <text:s text:c="12"/>4199 bsu</text:p>
      <text:p text:style-name="P1"><text:s/>0 <text:s text:c="12"/>4196 bsis</text:p>
      <text:p text:style-name="P1"><text:s/>0 <text:s text:c="12"/>4195 bshrade</text:p>
      <text:p text:style-name="P1"><text:s/>0 <text:s text:c="12"/>4194 bsenrep248</text:p>
      <text:p text:style-name="P1"><text:s/>0 <text:s text:c="12"/>4191 bsceikx4p2</text:p>
      <text:p text:style-name="P1"><text:s/>0 <text:s text:c="12"/>4192 bschool</text:p>
      <text:p text:style-name="P1"><text:s/>0 <text:s text:c="12"/>4193 bse</text:p>
      <text:p text:style-name="P1"><text:s/>0 <text:s text:c="12"/>4200 bsu276u9</text:p>
      <text:p text:style-name="P1"><text:s/>0 <text:s text:c="12"/>4202 bt9frzch9k</text:p>
      <text:p text:style-name="P1"><text:s/>0 <text:s text:c="12"/>4164 brothers</text:p>
      <text:p text:style-name="P1"><text:s/>0 <text:s text:c="12"/>4203 bteali72gf</text:p>
      <text:p text:style-name="P1"><text:s/>0 <text:s text:c="12"/>4210 bu45geucje</text:p>
      <text:p text:style-name="P1"><text:s/>0 <text:s text:c="12"/>4211 bu8lvzhgkh</text:p>
      <text:p text:style-name="P1"><text:s/>0 <text:s text:c="12"/>4212 buah</text:p>
      <text:p text:style-name="P1"><text:s/>0 <text:s text:c="12"/>4209 bu</text:p>
      <text:p text:style-name="P1"><text:s/>0 <text:s text:c="12"/>4208 btw</text:p>
      <text:p text:style-name="P1"><text:s/>0 <text:s text:c="12"/>4207 btphjqry</text:p>
      <text:p text:style-name="P1"><text:soft-page-break/><text:s/>0 <text:s text:c="12"/>4204 btf</text:p>
      <text:p text:style-name="P1"><text:s/>0 <text:s text:c="12"/>4205 bthl5sdrnv</text:p>
      <text:p text:style-name="P1"><text:s/>0 <text:s text:c="12"/>4206 btkrccz1fa</text:p>
      <text:p text:style-name="P1"><text:s/>0 <text:s text:c="12"/>4190 bsactivate</text:p>
      <text:p text:style-name="P1"><text:s/>0 <text:s text:c="12"/>4189 bs3vwrcrzd</text:p>
      <text:p text:style-name="P1"><text:s/>0 <text:s text:c="12"/>4188 bs</text:p>
      <text:p text:style-name="P1"><text:s/>0 <text:s text:c="12"/>4187 brx7u3fzid</text:p>
      <text:p text:style-name="P1"><text:s/>0 <text:s text:c="12"/>4171 bruce</text:p>
      <text:p text:style-name="P1"><text:s/>0 <text:s text:c="12"/>4172 bruch</text:p>
      <text:p text:style-name="P1"><text:s/>0 <text:s text:c="12"/>4173 brucia</text:p>
      <text:p text:style-name="P1"><text:s/>0 <text:s text:c="12"/>4170 browseth</text:p>
      <text:p text:style-name="P1"><text:s/>0 <text:s text:c="12"/>4169 browsers</text:p>
      <text:p text:style-name="P1"><text:s/>0 <text:s text:c="12"/>4168 browser</text:p>
      <text:p text:style-name="P1"><text:s/>0 <text:s text:c="12"/>4165 brought</text:p>
      <text:p text:style-name="P1"><text:s/>0 <text:s text:c="12"/>4166 brown</text:p>
      <text:p text:style-name="P1"><text:s/>0 <text:s text:c="12"/>4167 browse</text:p>
      <text:p text:style-name="P1"><text:s/>0 <text:s text:c="12"/>4175 bruins</text:p>
      <text:p text:style-name="P1"><text:s/>0 <text:s text:c="12"/>4176 brulee</text:p>
      <text:p text:style-name="P1"><text:s/>0 <text:s text:c="12"/>4177 brunch</text:p>
      <text:p text:style-name="P1"><text:s/>0 <text:s text:c="12"/>4185 bruv</text:p>
      <text:p text:style-name="P1"><text:s/>0 <text:s text:c="12"/>4186 bruxelles</text:p>
      <text:p text:style-name="P1"><text:s/>0 <text:s text:c="12"/>4183 brutal</text:p>
      <text:p text:style-name="P1"><text:s/>0 <text:s text:c="12"/>4184 bruut</text:p>
      <text:p text:style-name="P1"><text:s/>0 <text:s text:c="12"/>4182 brusselsairport</text:p>
      <text:p text:style-name="P1"><text:s/>0 <text:s text:c="12"/>4178 brunette</text:p>
      <text:p text:style-name="P1"><text:s/>0 <text:s text:c="12"/>4179 bruno</text:p>
      <text:p text:style-name="P1"><text:s/>0 <text:s text:c="12"/>4180 brush</text:p>
      <text:p text:style-name="P1"><text:s/>0 <text:s text:c="12"/>4181 brussels</text:p>
      <text:p text:style-name="P1"><text:s/>0 <text:s text:c="12"/>4316 bus</text:p>
      <text:p text:style-name="P1"><text:s/>0 <text:s text:c="12"/>4317 busa</text:p>
      <text:p text:style-name="P1"><text:s/>0 <text:s text:c="12"/>4318 busca</text:p>
      <text:p text:style-name="P1"><text:s/>0 <text:s text:c="12"/>4457 cah8jkdzon</text:p>
      <text:p text:style-name="P1"><text:s/>0 <text:s text:c="12"/>4453 cage</text:p>
      <text:p text:style-name="P1"><text:s/>0 <text:s text:c="12"/>4454 cagr</text:p>
      <text:p text:style-name="P1"><text:s/>0 <text:s text:c="12"/>4455 cague</text:p>
      <text:p text:style-name="P1"><text:s/>0 <text:s text:c="12"/>4452 cagar</text:p>
      <text:p text:style-name="P1"><text:s/>0 <text:s text:c="12"/>4451 café</text:p>
      <text:p text:style-name="P1"><text:s/>0 <text:s text:c="12"/>4450 caffè</text:p>
      <text:p text:style-name="P1"><text:s/>0 <text:s text:c="12"/>4447 cafeteria</text:p>
      <text:p text:style-name="P1"><text:s/>0 <text:s text:c="12"/>4448 caffe</text:p>
      <text:p text:style-name="P1"><text:s/>0 <text:s text:c="12"/>4449 caffeine</text:p>
      <text:p text:style-name="P1"><text:s/>0 <text:s text:c="12"/>4456 cah</text:p>
      <text:p text:style-name="P1"><text:s/>0 <text:s text:c="12"/>4458 cahaasuhwhjjjhh</text:p>
      <text:p text:style-name="P1"><text:s/>0 <text:s text:c="12"/>4470 calan</text:p>
      <text:p text:style-name="P1"><text:s/>0 <text:s text:c="12"/>4459 cahana</text:p>
      <text:p text:style-name="P1"><text:s/>0 <text:s text:c="12"/>4466 cakeballs</text:p>
      <text:p text:style-name="P1"><text:s/>0 <text:s text:c="12"/>4467 cakes</text:p>
      <text:p text:style-name="P1"><text:s/>0 <text:s text:c="12"/>4468 calabria</text:p>
      <text:p text:style-name="P1"><text:s/>0 <text:s text:c="12"/>4465 cake</text:p>
      <text:p text:style-name="P1"><text:s/>0 <text:s text:c="12"/>4464 caiu</text:p>
      <text:p text:style-name="P1"><text:s/>0 <text:s text:c="12"/>4463 caitlin</text:p>
      <text:p text:style-name="P1"><text:s/>0 <text:s text:c="12"/>4460 cahill</text:p>
      <text:p text:style-name="P1"><text:soft-page-break/><text:s/>0 <text:s text:c="12"/>4461 cain</text:p>
      <text:p text:style-name="P1"><text:s/>0 <text:s text:c="12"/>4462 cairoli</text:p>
      <text:p text:style-name="P1"><text:s/>0 <text:s text:c="12"/>4446 cafeeee</text:p>
      <text:p text:style-name="P1"><text:s/>0 <text:s text:c="12"/>4445 cafe</text:p>
      <text:p text:style-name="P1"><text:s/>0 <text:s text:c="12"/>4444 cadens</text:p>
      <text:p text:style-name="P1"><text:s/>0 <text:s text:c="12"/>4443 caden</text:p>
      <text:p text:style-name="P1"><text:s/>0 <text:s text:c="12"/>4428 caber</text:p>
      <text:p text:style-name="P1"><text:s/>0 <text:s text:c="12"/>4429 cabezaaaaaaaaaaaaa</text:p>
      <text:p text:style-name="P1"><text:s/>0 <text:s text:c="12"/>4430 cabin</text:p>
      <text:p text:style-name="P1"><text:s/>0 <text:s text:c="12"/>4427 caba</text:p>
      <text:p text:style-name="P1"><text:s/>0 <text:s text:c="12"/>4426 caaarx5wfr</text:p>
      <text:p text:style-name="P1"><text:s/>0 <text:s text:c="12"/>4425 ca</text:p>
      <text:p text:style-name="P1"><text:s/>0 <text:s text:c="12"/>4422 c7moennwca</text:p>
      <text:p text:style-name="P1"><text:s/>0 <text:s text:c="12"/>4423 c7wroajujt</text:p>
      <text:p text:style-name="P1"><text:s/>0 <text:s text:c="12"/>4424 c8qaznjw3l</text:p>
      <text:p text:style-name="P1"><text:s/>0 <text:s text:c="12"/>4431 cabinet</text:p>
      <text:p text:style-name="P1"><text:s/>0 <text:s text:c="12"/>4432 cabins</text:p>
      <text:p text:style-name="P1"><text:s/>0 <text:s text:c="12"/>4433 cable</text:p>
      <text:p text:style-name="P1"><text:s/>0 <text:s text:c="12"/>4441 cad</text:p>
      <text:p text:style-name="P1"><text:s/>0 <text:s text:c="12"/>4442 cada</text:p>
      <text:p text:style-name="P1"><text:s/>0 <text:s text:c="12"/>4439 cache</text:p>
      <text:p text:style-name="P1"><text:s/>0 <text:s text:c="12"/>4440 cackling</text:p>
      <text:p text:style-name="P1"><text:s/>0 <text:s text:c="12"/>4438 caceroludos</text:p>
      <text:p text:style-name="P1"><text:s/>0 <text:s text:c="12"/>4434 caboco</text:p>
      <text:p text:style-name="P1"><text:s/>0 <text:s text:c="12"/>4435 cabou</text:p>
      <text:p text:style-name="P1"><text:s/>0 <text:s text:c="12"/>4436 cabriolet</text:p>
      <text:p text:style-name="P1"><text:s/>0 <text:s text:c="12"/>4437 caca</text:p>
      <text:p text:style-name="P1"><text:s/>0 <text:s text:c="12"/>4469 calamatta</text:p>
      <text:p text:style-name="P1"><text:s/>0 <text:s text:c="12"/>4471 calc</text:p>
      <text:p text:style-name="P1"><text:s/>0 <text:s text:c="12"/>4420 c6863wpyvk</text:p>
      <text:p text:style-name="P1"><text:s/>0 <text:s text:c="12"/>4508 camela</text:p>
      <text:p text:style-name="P1"><text:s/>0 <text:s text:c="12"/>4504 cambien</text:p>
      <text:p text:style-name="P1"><text:s/>0 <text:s text:c="12"/>4505 cambodia</text:p>
      <text:p text:style-name="P1"><text:s/>0 <text:s text:c="12"/>4506 cambridge</text:p>
      <text:p text:style-name="P1"><text:s/>0 <text:s text:c="12"/>4503 cambiaverso</text:p>
      <text:p text:style-name="P1"><text:s/>0 <text:s text:c="12"/>4502 cambiarás</text:p>
      <text:p text:style-name="P1"><text:s/>0 <text:s text:c="12"/>4501 cambiaelnombredeunacancionporchorizo</text:p>
      <text:p text:style-name="P1"><text:s/>0 <text:s text:c="12"/>4498 cama</text:p>
      <text:p text:style-name="P1"><text:s/>0 <text:s text:c="12"/>4499 camaros</text:p>
      <text:p text:style-name="P1"><text:s/>0 <text:s text:c="12"/>4500 cambia</text:p>
      <text:p text:style-name="P1"><text:s/>0 <text:s text:c="12"/>4507 came</text:p>
      <text:p text:style-name="P1"><text:s/>0 <text:s text:c="12"/>4509 cameo</text:p>
      <text:p text:style-name="P1"><text:s/>0 <text:s text:c="12"/>4472 calculate</text:p>
      <text:p text:style-name="P1"><text:s/>0 <text:s text:c="12"/>4510 camera</text:p>
      <text:p text:style-name="P1"><text:s/>0 <text:s text:c="12"/>4517 cammy</text:p>
      <text:p text:style-name="P1"><text:s/>0 <text:s text:c="12"/>4518 camp</text:p>
      <text:p text:style-name="P1"><text:s/>0 <text:s text:c="12"/>4519 campaign</text:p>
      <text:p text:style-name="P1"><text:s/>0 <text:s text:c="12"/>4516 camillo</text:p>
      <text:p text:style-name="P1"><text:s/>0 <text:s text:c="12"/>4515 camille</text:p>
      <text:p text:style-name="P1"><text:s/>0 <text:s text:c="12"/>4514 camicia</text:p>
      <text:p text:style-name="P1"><text:s/>0 <text:s text:c="12"/>4511 cameras</text:p>
      <text:p text:style-name="P1"><text:s/>0 <text:s text:c="12"/>4512 cameron</text:p>
      <text:p text:style-name="P1"><text:soft-page-break/><text:s/>0 <text:s text:c="12"/>4513 cami</text:p>
      <text:p text:style-name="P1"><text:s/>0 <text:s text:c="12"/>4497 cam</text:p>
      <text:p text:style-name="P1"><text:s/>0 <text:s text:c="12"/>4496 calvin</text:p>
      <text:p text:style-name="P1"><text:s/>0 <text:s text:c="12"/>4495 calories</text:p>
      <text:p text:style-name="P1"><text:s/>0 <text:s text:c="12"/>4494 calor</text:p>
      <text:p text:style-name="P1"><text:s/>0 <text:s text:c="12"/>4479 caliente</text:p>
      <text:p text:style-name="P1"><text:s/>0 <text:s text:c="12"/>4480 calientes</text:p>
      <text:p text:style-name="P1"><text:s/>0 <text:s text:c="12"/>4481 california</text:p>
      <text:p text:style-name="P1"><text:s/>0 <text:s text:c="12"/>4478 calibur</text:p>
      <text:p text:style-name="P1"><text:s/>0 <text:s text:c="12"/>4477 calf</text:p>
      <text:p text:style-name="P1"><text:s/>0 <text:s text:c="12"/>4476 calendar</text:p>
      <text:p text:style-name="P1"><text:s/>0 <text:s text:c="12"/>4473 calculating</text:p>
      <text:p text:style-name="P1"><text:s/>0 <text:s text:c="12"/>4474 calculator</text:p>
      <text:p text:style-name="P1"><text:s/>0 <text:s text:c="12"/>4475 caldo</text:p>
      <text:p text:style-name="P1"><text:s/>0 <text:s text:c="12"/>4482 calismasi</text:p>
      <text:p text:style-name="P1"><text:s/>0 <text:s text:c="12"/>4483 caliyor</text:p>
      <text:p text:style-name="P1"><text:s/>0 <text:s text:c="12"/>4484 call</text:p>
      <text:p text:style-name="P1"><text:s/>0 <text:s text:c="12"/>4492 calls</text:p>
      <text:p text:style-name="P1"><text:s/>0 <text:s text:c="12"/>4493 calm</text:p>
      <text:p text:style-name="P1"><text:s/>0 <text:s text:c="12"/>4490 callotomy</text:p>
      <text:p text:style-name="P1"><text:s/>0 <text:s text:c="12"/>4491 callouts</text:p>
      <text:p text:style-name="P1"><text:s/>0 <text:s text:c="12"/>4489 callosotomy</text:p>
      <text:p text:style-name="P1"><text:s/>0 <text:s text:c="12"/>4485 callacutieout</text:p>
      <text:p text:style-name="P1"><text:s/>0 <text:s text:c="12"/>4486 called</text:p>
      <text:p text:style-name="P1"><text:s/>0 <text:s text:c="12"/>4487 calling</text:p>
      <text:p text:style-name="P1"><text:s/>0 <text:s text:c="12"/>4488 callingoutbullies</text:p>
      <text:p text:style-name="P1"><text:s/>0 <text:s text:c="12"/>4421 c7evrjyl</text:p>
      <text:p text:style-name="P1"><text:s/>0 <text:s text:c="12"/>4419 c5medjcyok</text:p>
      <text:p text:style-name="P1"><text:s/>0 <text:s text:c="12"/>4319 buscador</text:p>
      <text:p text:style-name="P1"><text:s/>0 <text:s text:c="12"/>4355 buying</text:p>
      <text:p text:style-name="P1"><text:s/>0 <text:s text:c="12"/>4351 buvnxo3m</text:p>
      <text:p text:style-name="P1"><text:s/>0 <text:s text:c="12"/>4352 bux9o5qp</text:p>
      <text:p text:style-name="P1"><text:s/>0 <text:s text:c="12"/>4353 buy</text:p>
      <text:p text:style-name="P1"><text:s/>0 <text:s text:c="12"/>4350 buurman</text:p>
      <text:p text:style-name="P1"><text:s/>0 <text:s text:c="12"/>4349 buttons</text:p>
      <text:p text:style-name="P1"><text:s/>0 <text:s text:c="12"/>4348 button</text:p>
      <text:p text:style-name="P1"><text:s/>0 <text:s text:c="12"/>4345 butterflyclips</text:p>
      <text:p text:style-name="P1"><text:s/>0 <text:s text:c="12"/>4346 butterflysword</text:p>
      <text:p text:style-name="P1"><text:s/>0 <text:s text:c="12"/>4347 buttom</text:p>
      <text:p text:style-name="P1"><text:s/>0 <text:s text:c="12"/>4354 buyers</text:p>
      <text:p text:style-name="P1"><text:s/>0 <text:s text:c="12"/>4356 buyput</text:p>
      <text:p text:style-name="P1"><text:s/>0 <text:s text:c="12"/>4368 bvfjfocn</text:p>
      <text:p text:style-name="P1"><text:s/>0 <text:s text:c="12"/>4357 buys</text:p>
      <text:p text:style-name="P1"><text:s/>0 <text:s text:c="12"/>4364 bv5qdrtl</text:p>
      <text:p text:style-name="P1"><text:s/>0 <text:s text:c="12"/>4365 bv5qerhklo</text:p>
      <text:p text:style-name="P1"><text:s/>0 <text:s text:c="12"/>4366 bvantj0gt7</text:p>
      <text:p text:style-name="P1"><text:s/>0 <text:s text:c="12"/>4363 bv2jd3hwy4</text:p>
      <text:p text:style-name="P1"><text:s/>0 <text:s text:c="12"/>4362 bv1fukltyx</text:p>
      <text:p text:style-name="P1"><text:s/>0 <text:s text:c="12"/>4361 buzzword</text:p>
      <text:p text:style-name="P1"><text:s/>0 <text:s text:c="12"/>4358 buzz</text:p>
      <text:p text:style-name="P1"><text:s/>0 <text:s text:c="12"/>4359 buzzfeed</text:p>
      <text:p text:style-name="P1"><text:s/>0 <text:s text:c="12"/>4360 buzzing</text:p>
      <text:p text:style-name="P1"><text:soft-page-break/><text:s/>0 <text:s text:c="12"/>4344 butterfly</text:p>
      <text:p text:style-name="P1"><text:s/>0 <text:s text:c="12"/>4343 butterflies</text:p>
      <text:p text:style-name="P1"><text:s/>0 <text:s text:c="12"/>4342 butter</text:p>
      <text:p text:style-name="P1"><text:s/>0 <text:s text:c="12"/>4341 butta</text:p>
      <text:p text:style-name="P1"><text:s/>0 <text:s text:c="12"/>4326 busiest</text:p>
      <text:p text:style-name="P1"><text:s/>0 <text:s text:c="12"/>4327 business</text:p>
      <text:p text:style-name="P1"><text:s/>0 <text:s text:c="12"/>4328 businesses</text:p>
      <text:p text:style-name="P1"><text:s/>0 <text:s text:c="12"/>4325 bushwick</text:p>
      <text:p text:style-name="P1"><text:s/>0 <text:s text:c="12"/>4324 bush</text:p>
      <text:p text:style-name="P1"><text:s/>0 <text:s text:c="12"/>4323 buscarlos</text:p>
      <text:p text:style-name="P1"><text:s/>0 <text:s text:c="12"/>4320 buscapè</text:p>
      <text:p text:style-name="P1"><text:s/>0 <text:s text:c="12"/>4321 buscar</text:p>
      <text:p text:style-name="P1"><text:s/>0 <text:s text:c="12"/>4322 buscarlo</text:p>
      <text:p text:style-name="P1"><text:s/>0 <text:s text:c="12"/>4329 businessmen</text:p>
      <text:p text:style-name="P1"><text:s/>0 <text:s text:c="12"/>4330 businessmodel</text:p>
      <text:p text:style-name="P1"><text:s/>0 <text:s text:c="12"/>4331 businessschool</text:p>
      <text:p text:style-name="P1"><text:s/>0 <text:s text:c="12"/>4339 butler</text:p>
      <text:p text:style-name="P1"><text:s/>0 <text:s text:c="12"/>4340 butt</text:p>
      <text:p text:style-name="P1"><text:s/>0 <text:s text:c="12"/>4337 butch</text:p>
      <text:p text:style-name="P1"><text:s/>0 <text:s text:c="12"/>4338 buti</text:p>
      <text:p text:style-name="P1"><text:s/>0 <text:s text:c="12"/>4336 but</text:p>
      <text:p text:style-name="P1"><text:s/>0 <text:s text:c="12"/>4332 bust</text:p>
      <text:p text:style-name="P1"><text:s/>0 <text:s text:c="12"/>4333 busted</text:p>
      <text:p text:style-name="P1"><text:s/>0 <text:s text:c="12"/>4334 busters</text:p>
      <text:p text:style-name="P1"><text:s/>0 <text:s text:c="12"/>4335 busy</text:p>
      <text:p text:style-name="P1"><text:s/>0 <text:s text:c="12"/>4367 bvb</text:p>
      <text:p text:style-name="P1"><text:s/>0 <text:s text:c="12"/>4369 bvja3mk3xg</text:p>
      <text:p text:style-name="P1"><text:s/>0 <text:s text:c="12"/>4418 c59t27bw18</text:p>
      <text:p text:style-name="P1"><text:s/>0 <text:s text:c="12"/>4406 c1ejazi5</text:p>
      <text:p text:style-name="P1"><text:s/>0 <text:s text:c="12"/>4402 c00l</text:p>
      <text:p text:style-name="P1"><text:s/>0 <text:s text:c="12"/>4403 c0ik3a</text:p>
      <text:p text:style-name="P1"><text:s/>0 <text:s text:c="12"/>4404 c0uoqffkrq</text:p>
      <text:p text:style-name="P1"><text:s/>0 <text:s text:c="12"/>4401 büyük</text:p>
      <text:p text:style-name="P1"><text:s/>0 <text:s text:c="12"/>4400 búsqueda</text:p>
      <text:p text:style-name="P1"><text:s/>0 <text:s text:c="12"/>4399 bélo</text:p>
      <text:p text:style-name="P1"><text:s/>0 <text:s text:c="12"/>4396 bzngey9pzu</text:p>
      <text:p text:style-name="P1"><text:s/>0 <text:s text:c="12"/>4397 bzvnifmmbr</text:p>
      <text:p text:style-name="P1"><text:s/>0 <text:s text:c="12"/>4398 bzvsbg3ekd</text:p>
      <text:p text:style-name="P1"><text:s/>0 <text:s text:c="12"/>4405 c136acgyqm</text:p>
      <text:p text:style-name="P1"><text:s/>0 <text:s text:c="12"/>4407 c1gomm49zj</text:p>
      <text:p text:style-name="P1"><text:s/>0 <text:s text:c="12"/>4370 bvmaguyl6g</text:p>
      <text:p text:style-name="P1"><text:s/>0 <text:s text:c="12"/>4408 c1pn8yo8sx</text:p>
      <text:p text:style-name="P1"><text:s/>0 <text:s text:c="12"/>4415 c4mkugvzrz</text:p>
      <text:p text:style-name="P1"><text:s/>0 <text:s text:c="12"/>4416 c4nq9juzdy</text:p>
      <text:p text:style-name="P1"><text:s/>0 <text:s text:c="12"/>4417 c4ph8g3sai</text:p>
      <text:p text:style-name="P1"><text:s/>0 <text:s text:c="12"/>4414 c3vixs4hno</text:p>
      <text:p text:style-name="P1"><text:s/>0 <text:s text:c="12"/>4413 c3hlxmfxdf</text:p>
      <text:p text:style-name="P1"><text:s/>0 <text:s text:c="12"/>4412 c1ysxhlh</text:p>
      <text:p text:style-name="P1"><text:s/>0 <text:s text:c="12"/>4409 c1rm5zxrvm</text:p>
      <text:p text:style-name="P1"><text:s/>0 <text:s text:c="12"/>4410 c1rw3rdq2j</text:p>
      <text:p text:style-name="P1"><text:s/>0 <text:s text:c="12"/>4411 c1tmt2mh</text:p>
      <text:p text:style-name="P1"><text:s/>0 <text:s text:c="12"/>4395 bzjngjgaeh</text:p>
      <text:p text:style-name="P1"><text:soft-page-break/><text:s/>0 <text:s text:c="12"/>4394 bz6b8p23uv</text:p>
      <text:p text:style-name="P1"><text:s/>0 <text:s text:c="12"/>4393 bz29s9xw</text:p>
      <text:p text:style-name="P1"><text:s/>0 <text:s text:c="12"/>4392 byzccp9hxm</text:p>
      <text:p text:style-name="P1"><text:s/>0 <text:s text:c="12"/>4377 bxaxetby</text:p>
      <text:p text:style-name="P1"><text:s/>0 <text:s text:c="12"/>4378 bxiiojst8m</text:p>
      <text:p text:style-name="P1"><text:s/>0 <text:s text:c="12"/>4379 bxlnedi5ek</text:p>
      <text:p text:style-name="P1"><text:s/>0 <text:s text:c="12"/>4376 bwysprvpia</text:p>
      <text:p text:style-name="P1"><text:s/>0 <text:s text:c="12"/>4375 bwtmw55w</text:p>
      <text:p text:style-name="P1"><text:s/>0 <text:s text:c="12"/>4374 bwo9kplpxf</text:p>
      <text:p text:style-name="P1"><text:s/>0 <text:s text:c="12"/>4371 bvnboofjeu</text:p>
      <text:p text:style-name="P1"><text:s/>0 <text:s text:c="12"/>4372 bvt5aunq</text:p>
      <text:p text:style-name="P1"><text:s/>0 <text:s text:c="12"/>4373 bwk23wk0nk</text:p>
      <text:p text:style-name="P1"><text:s/>0 <text:s text:c="12"/>4380 bxy0f3am</text:p>
      <text:p text:style-name="P1"><text:s/>0 <text:s text:c="12"/>4381 by</text:p>
      <text:p text:style-name="P1"><text:s/>0 <text:s text:c="12"/>4382 bye</text:p>
      <text:p text:style-name="P1"><text:s/>0 <text:s text:c="12"/>4390 byukev</text:p>
      <text:p text:style-name="P1"><text:s/>0 <text:s text:c="12"/>4391 byyfxl</text:p>
      <text:p text:style-name="P1"><text:s/>0 <text:s text:c="12"/>4388 bykby8c6it</text:p>
      <text:p text:style-name="P1"><text:s/>0 <text:s text:c="12"/>4389 bypsitnjfs</text:p>
      <text:p text:style-name="P1"><text:s/>0 <text:s text:c="12"/>4387 bykbjfotio</text:p>
      <text:p text:style-name="P1"><text:s/>0 <text:s text:c="12"/>4383 byebye</text:p>
      <text:p text:style-name="P1"><text:s/>0 <text:s text:c="12"/>4384 byeh5d6t</text:p>
      <text:p text:style-name="P1"><text:s/>0 <text:s text:c="12"/>4385 byflrdarwx</text:p>
      <text:p text:style-name="P1"><text:s/>0 <text:s text:c="12"/>4386 bygcugnnwz</text:p>
      <text:p text:style-name="P1"><text:s/>0 <text:s text:c="11"/>13102 kocaman</text:p>
      <text:p text:style-name="P1"><text:s/>0 <text:s text:c="11"/>13132 koya</text:p>
      <text:p text:style-name="P1"><text:s/>0 <text:s text:c="11"/>13104 koffieboon</text:p>
      <text:p text:style-name="P1"><text:s/>0 <text:s text:c="11"/>21880 surroundings</text:p>
      <text:p text:style-name="P1"><text:s/>0 <text:s text:c="11"/>21876 surrender</text:p>
      <text:p text:style-name="P1"><text:s/>0 <text:s text:c="11"/>21877 surround</text:p>
      <text:p text:style-name="P1"><text:s/>0 <text:s text:c="11"/>21878 surrounded</text:p>
      <text:p text:style-name="P1"><text:s/>0 <text:s text:c="11"/>21875 surreal</text:p>
      <text:p text:style-name="P1"><text:s/>0 <text:s text:c="11"/>21874 surprisingly</text:p>
      <text:p text:style-name="P1"><text:s/>0 <text:s text:c="11"/>21873 surprising</text:p>
      <text:p text:style-name="P1"><text:s/>0 <text:s text:c="11"/>21870 surprise</text:p>
      <text:p text:style-name="P1"><text:s/>0 <text:s text:c="11"/>21871 surprised</text:p>
      <text:p text:style-name="P1"><text:s/>0 <text:s text:c="11"/>21872 surprises</text:p>
      <text:p text:style-name="P1"><text:s/>0 <text:s text:c="11"/>21879 surrounding</text:p>
      <text:p text:style-name="P1"><text:s/>0 <text:s text:c="11"/>21881 surveillance</text:p>
      <text:p text:style-name="P1"><text:s/>0 <text:s text:c="11"/>21868 surpass</text:p>
      <text:p text:style-name="P1"><text:s/>0 <text:s text:c="11"/>21882 survey</text:p>
      <text:p text:style-name="P1"><text:s/>0 <text:s text:c="11"/>21889 sus</text:p>
      <text:p text:style-name="P1"><text:s/>0 <text:s text:c="11"/>21890 susan</text:p>
      <text:p text:style-name="P1"><text:s/>0 <text:s text:c="11"/>21891 susana</text:p>
      <text:p text:style-name="P1"><text:s/>0 <text:s text:c="11"/>21888 survivors</text:p>
      <text:p text:style-name="P1"><text:s/>0 <text:s text:c="11"/>21887 survivor</text:p>
      <text:p text:style-name="P1"><text:s/>0 <text:s text:c="11"/>21886 surviving</text:p>
      <text:p text:style-name="P1"><text:s/>0 <text:s text:c="11"/>21883 surveyed</text:p>
      <text:p text:style-name="P1"><text:s/>0 <text:s text:c="11"/>21884 survive</text:p>
      <text:p text:style-name="P1"><text:s/>0 <text:s text:c="11"/>21885 survivin</text:p>
      <text:p text:style-name="P1"><text:s/>0 <text:s text:c="11"/>21869 surpassed</text:p>
      <text:p text:style-name="P1"><text:s/>0 <text:s text:c="11"/>21867 surname</text:p>
      <text:p text:style-name="P1"><text:soft-page-break/><text:s/>0 <text:s text:c="11"/>21944 swear</text:p>
      <text:p text:style-name="P1"><text:s/>0 <text:s text:c="11"/>21854 suppression</text:p>
      <text:p text:style-name="P1"><text:s/>0 <text:s text:c="11"/>21850 supports</text:p>
      <text:p text:style-name="P1"><text:s/>0 <text:s text:c="11"/>21851 suppose</text:p>
      <text:p text:style-name="P1"><text:s/>0 <text:s text:c="11"/>21852 supposed</text:p>
      <text:p text:style-name="P1"><text:s/>0 <text:s text:c="11"/>21849 supportnewmusic</text:p>
      <text:p text:style-name="P1"><text:s/>0 <text:s text:c="11"/>21848 supporting</text:p>
      <text:p text:style-name="P1"><text:s/>0 <text:s text:c="11"/>21847 supporter</text:p>
      <text:p text:style-name="P1"><text:s/>0 <text:s text:c="11"/>21844 supply</text:p>
      <text:p text:style-name="P1"><text:s/>0 <text:s text:c="11"/>21845 support</text:p>
      <text:p text:style-name="P1"><text:s/>0 <text:s text:c="11"/>21846 supportact</text:p>
      <text:p text:style-name="P1"><text:s/>0 <text:s text:c="11"/>21853 suppress</text:p>
      <text:p text:style-name="P1"><text:s/>0 <text:s text:c="11"/>21855 supremacy</text:p>
      <text:p text:style-name="P1"><text:s/>0 <text:s text:c="11"/>21866 surgery</text:p>
      <text:p text:style-name="P1"><text:s/>0 <text:s text:c="11"/>21856 suprised</text:p>
      <text:p text:style-name="P1"><text:s/>0 <text:s text:c="11"/>21863 surfers</text:p>
      <text:p text:style-name="P1"><text:s/>0 <text:s text:c="11"/>21864 surge</text:p>
      <text:p text:style-name="P1"><text:s/>0 <text:s text:c="11"/>21865 surgeried</text:p>
      <text:p text:style-name="P1"><text:s/>0 <text:s text:c="11"/>21862 surface</text:p>
      <text:p text:style-name="P1"><text:s/>0 <text:s text:c="11"/>21861 surf</text:p>
      <text:p text:style-name="P1"><text:s/>0 <text:s text:c="11"/>21860 surely</text:p>
      <text:p text:style-name="P1"><text:s/>0 <text:s text:c="11"/>21857 suqwihh426</text:p>
      <text:p text:style-name="P1"><text:s/>0 <text:s text:c="11"/>21858 sur</text:p>
      <text:p text:style-name="P1"><text:s/>0 <text:s text:c="11"/>21859 sure</text:p>
      <text:p text:style-name="P1"><text:s/>0 <text:s text:c="11"/>21892 sushi</text:p>
      <text:p text:style-name="P1"><text:s/>0 <text:s text:c="11"/>21893 sushiclub</text:p>
      <text:p text:style-name="P1"><text:s/>0 <text:s text:c="11"/>21894 sushiko</text:p>
      <text:p text:style-name="P1"><text:s/>0 <text:s text:c="11"/>21931 swaggy3</text:p>
      <text:p text:style-name="P1"><text:s/>0 <text:s text:c="11"/>21927 sw04zfgdzy</text:p>
      <text:p text:style-name="P1"><text:s/>0 <text:s text:c="11"/>21928 swag</text:p>
      <text:p text:style-name="P1"><text:s/>0 <text:s text:c="11"/>21929 swaggest</text:p>
      <text:p text:style-name="P1"><text:s/>0 <text:s text:c="11"/>21926 sw</text:p>
      <text:p text:style-name="P1"><text:s/>0 <text:s text:c="11"/>21925 svymjdxouv</text:p>
      <text:p text:style-name="P1"><text:s/>0 <text:s text:c="11"/>21924 svu6mmhdza</text:p>
      <text:p text:style-name="P1"><text:s/>0 <text:s text:c="11"/>21921 svnqckambr</text:p>
      <text:p text:style-name="P1"><text:s/>0 <text:s text:c="11"/>21922 svo</text:p>
      <text:p text:style-name="P1"><text:s/>0 <text:s text:c="11"/>21923 svu</text:p>
      <text:p text:style-name="P1"><text:s/>0 <text:s text:c="11"/>21930 swaggie</text:p>
      <text:p text:style-name="P1"><text:s/>0 <text:s text:c="11"/>21932 swaggyp</text:p>
      <text:p text:style-name="P1"><text:s/>0 <text:s text:c="11"/>21895 susie</text:p>
      <text:p text:style-name="P1"><text:s/>0 <text:s text:c="11"/>21933 swallow</text:p>
      <text:p text:style-name="P1"><text:s/>0 <text:s text:c="11"/>21940 swartz</text:p>
      <text:p text:style-name="P1"><text:s/>0 <text:s text:c="11"/>21941 swatch</text:p>
      <text:p text:style-name="P1"><text:s/>0 <text:s text:c="11"/>21942 swave</text:p>
      <text:p text:style-name="P1"><text:s/>0 <text:s text:c="11"/>21939 swarm</text:p>
      <text:p text:style-name="P1"><text:s/>0 <text:s text:c="11"/>21938 swanson</text:p>
      <text:p text:style-name="P1"><text:s/>0 <text:s text:c="11"/>21937 swans</text:p>
      <text:p text:style-name="P1"><text:s/>0 <text:s text:c="11"/>21934 swallowed</text:p>
      <text:p text:style-name="P1"><text:s/>0 <text:s text:c="11"/>21935 swanny</text:p>
      <text:p text:style-name="P1"><text:s/>0 <text:s text:c="11"/>21936 swannyy</text:p>
      <text:p text:style-name="P1"><text:s/>0 <text:s text:c="11"/>21920 svnpaqhnzr</text:p>
      <text:p text:style-name="P1"><text:s/>0 <text:s text:c="11"/>21919 svl5l7ycp9</text:p>
      <text:p text:style-name="P1"><text:soft-page-break/><text:s/>0 <text:s text:c="11"/>21918 svhqf850</text:p>
      <text:p text:style-name="P1"><text:s/>0 <text:s text:c="11"/>21917 svgftw</text:p>
      <text:p text:style-name="P1"><text:s/>0 <text:s text:c="11"/>21902 sustainability</text:p>
      <text:p text:style-name="P1"><text:s/>0 <text:s text:c="11"/>21903 sustainable</text:p>
      <text:p text:style-name="P1"><text:s/>0 <text:s text:c="11"/>21904 sustainablecareers</text:p>
      <text:p text:style-name="P1"><text:s/>0 <text:s text:c="11"/>21901 suspicious</text:p>
      <text:p text:style-name="P1"><text:s/>0 <text:s text:c="11"/>21900 suspicion</text:p>
      <text:p text:style-name="P1"><text:s/>0 <text:s text:c="11"/>21899 suspended</text:p>
      <text:p text:style-name="P1"><text:s/>0 <text:s text:c="11"/>21896 suspect</text:p>
      <text:p text:style-name="P1"><text:s/>0 <text:s text:c="11"/>21897 suspecting</text:p>
      <text:p text:style-name="P1"><text:s/>0 <text:s text:c="11"/>21898 suspects</text:p>
      <text:p text:style-name="P1"><text:s/>0 <text:s text:c="11"/>21905 sustainmibility</text:p>
      <text:p text:style-name="P1"><text:s/>0 <text:s text:c="11"/>21906 sutlu</text:p>
      <text:p text:style-name="P1"><text:s/>0 <text:s text:c="11"/>21907 suttun</text:p>
      <text:p text:style-name="P1"><text:s/>0 <text:s text:c="11"/>21915 svf238vm</text:p>
      <text:p text:style-name="P1"><text:s/>0 <text:s text:c="11"/>21916 svg</text:p>
      <text:p text:style-name="P1"><text:s/>0 <text:s text:c="11"/>21913 sva</text:p>
      <text:p text:style-name="P1"><text:s/>0 <text:s text:c="11"/>21914 sveglio</text:p>
      <text:p text:style-name="P1"><text:s/>0 <text:s text:c="11"/>21912 sv5x8pwtgx</text:p>
      <text:p text:style-name="P1"><text:s/>0 <text:s text:c="11"/>21908 suv</text:p>
      <text:p text:style-name="P1"><text:s/>0 <text:s text:c="11"/>21909 suvo</text:p>
      <text:p text:style-name="P1"><text:s/>0 <text:s text:c="11"/>21910 suxx</text:p>
      <text:p text:style-name="P1"><text:s/>0 <text:s text:c="11"/>21911 suya</text:p>
      <text:p text:style-name="P1"><text:s/>0 <text:s text:c="11"/>21843 supplements</text:p>
      <text:p text:style-name="P1"><text:s/>0 <text:s text:c="11"/>21842 supper</text:p>
      <text:p text:style-name="P1"><text:s/>0 <text:s text:c="11"/>21841 supossed</text:p>
      <text:p text:style-name="P1"><text:s/>0 <text:s text:c="11"/>21777 suicidio</text:p>
      <text:p text:style-name="P1"><text:s/>0 <text:s text:c="11"/>21773 suggests</text:p>
      <text:p text:style-name="P1"><text:s/>0 <text:s text:c="11"/>21774 suicidal</text:p>
      <text:p text:style-name="P1"><text:s/>0 <text:s text:c="11"/>21775 suicide</text:p>
      <text:p text:style-name="P1"><text:s/>0 <text:s text:c="11"/>21772 suggestions</text:p>
      <text:p text:style-name="P1"><text:s/>0 <text:s text:c="11"/>21771 suggestion</text:p>
      <text:p text:style-name="P1"><text:s/>0 <text:s text:c="11"/>21770 suggesting</text:p>
      <text:p text:style-name="P1"><text:s/>0 <text:s text:c="11"/>21767 suggest</text:p>
      <text:p text:style-name="P1"><text:s/>0 <text:s text:c="11"/>21768 suggested</text:p>
      <text:p text:style-name="P1"><text:s/>0 <text:s text:c="11"/>21769 suggesties</text:p>
      <text:p text:style-name="P1"><text:s/>0 <text:s text:c="11"/>21776 suicides</text:p>
      <text:p text:style-name="P1"><text:s/>0 <text:s text:c="11"/>21778 suinypen</text:p>
      <text:p text:style-name="P1"><text:s/>0 <text:s text:c="11"/>21790 sum</text:p>
      <text:p text:style-name="P1"><text:s/>0 <text:s text:c="11"/>21779 suisse</text:p>
      <text:p text:style-name="P1"><text:s/>0 <text:s text:c="11"/>21786 sull</text:p>
      <text:p text:style-name="P1"><text:s/>0 <text:s text:c="11"/>21787 sulla</text:p>
      <text:p text:style-name="P1"><text:s/>0 <text:s text:c="11"/>21788 sulle</text:p>
      <text:p text:style-name="P1"><text:s/>0 <text:s text:c="11"/>21785 sul</text:p>
      <text:p text:style-name="P1"><text:s/>0 <text:s text:c="11"/>21784 sukfdysiul</text:p>
      <text:p text:style-name="P1"><text:s/>0 <text:s text:c="11"/>21783 suits</text:p>
      <text:p text:style-name="P1"><text:s/>0 <text:s text:c="11"/>21780 suit</text:p>
      <text:p text:style-name="P1"><text:s/>0 <text:s text:c="11"/>21781 suitable</text:p>
      <text:p text:style-name="P1"><text:s/>0 <text:s text:c="11"/>21782 suitcase</text:p>
      <text:p text:style-name="P1"><text:s/>0 <text:s text:c="11"/>21766 sugary</text:p>
      <text:p text:style-name="P1"><text:s/>0 <text:s text:c="11"/>21765 sugarsprinkles</text:p>
      <text:p text:style-name="P1"><text:s/>0 <text:s text:c="11"/>21764 sugarland</text:p>
      <text:p text:style-name="P1"><text:soft-page-break/><text:s/>0 <text:s text:c="11"/>21763 sugar</text:p>
      <text:p text:style-name="P1"><text:s/>0 <text:s text:c="11"/>21748 sucky</text:p>
      <text:p text:style-name="P1"><text:s/>0 <text:s text:c="11"/>21749 sudan</text:p>
      <text:p text:style-name="P1"><text:s/>0 <text:s text:c="11"/>21750 sudden</text:p>
      <text:p text:style-name="P1"><text:s/>0 <text:s text:c="11"/>21747 suckssomuch</text:p>
      <text:p text:style-name="P1"><text:s/>0 <text:s text:c="11"/>21746 sucks</text:p>
      <text:p text:style-name="P1"><text:s/>0 <text:s text:c="11"/>21745 suckers</text:p>
      <text:p text:style-name="P1"><text:s/>0 <text:s text:c="11"/>21742 suck</text:p>
      <text:p text:style-name="P1"><text:s/>0 <text:s text:c="11"/>21743 sucked</text:p>
      <text:p text:style-name="P1"><text:s/>0 <text:s text:c="11"/>21744 sucker</text:p>
      <text:p text:style-name="P1"><text:s/>0 <text:s text:c="11"/>21751 suddenly</text:p>
      <text:p text:style-name="P1"><text:s/>0 <text:s text:c="11"/>21752 sue</text:p>
      <text:p text:style-name="P1"><text:s/>0 <text:s text:c="11"/>21753 suele</text:p>
      <text:p text:style-name="P1"><text:s/>0 <text:s text:c="11"/>21761 suficiente</text:p>
      <text:p text:style-name="P1"><text:s/>0 <text:s text:c="11"/>21762 sufro</text:p>
      <text:p text:style-name="P1"><text:s/>0 <text:s text:c="11"/>21759 sufficed</text:p>
      <text:p text:style-name="P1"><text:s/>0 <text:s text:c="11"/>21760 sufficiently</text:p>
      <text:p text:style-name="P1"><text:s/>0 <text:s text:c="11"/>21758 suffers</text:p>
      <text:p text:style-name="P1"><text:s/>0 <text:s text:c="11"/>21754 suerte</text:p>
      <text:p text:style-name="P1"><text:s/>0 <text:s text:c="11"/>21755 suffer</text:p>
      <text:p text:style-name="P1"><text:s/>0 <text:s text:c="11"/>21756 suffered</text:p>
      <text:p text:style-name="P1"><text:s/>0 <text:s text:c="11"/>21757 suffering</text:p>
      <text:p text:style-name="P1"><text:s/>0 <text:s text:c="11"/>21789 sultanpur</text:p>
      <text:p text:style-name="P1"><text:s/>0 <text:s text:c="11"/>21791 sumiregusa</text:p>
      <text:p text:style-name="P1"><text:s/>0 <text:s text:c="11"/>21840 supervisor</text:p>
      <text:p text:style-name="P1"><text:s/>0 <text:s text:c="11"/>21828 superior</text:p>
      <text:p text:style-name="P1"><text:s/>0 <text:s text:c="11"/>21824 superdrug</text:p>
      <text:p text:style-name="P1"><text:s/>0 <text:s text:c="11"/>21825 superfan</text:p>
      <text:p text:style-name="P1"><text:s/>0 <text:s text:c="11"/>21826 superhero</text:p>
      <text:p text:style-name="P1"><text:s/>0 <text:s text:c="11"/>21823 superdialects</text:p>
      <text:p text:style-name="P1"><text:s/>0 <text:s text:c="11"/>21822 supercut</text:p>
      <text:p text:style-name="P1"><text:s/>0 <text:s text:c="11"/>21821 superconduttività</text:p>
      <text:p text:style-name="P1"><text:s/>0 <text:s text:c="11"/>21818 superbugs</text:p>
      <text:p text:style-name="P1"><text:s/>0 <text:s text:c="11"/>21819 supercomputers</text:p>
      <text:p text:style-name="P1"><text:s/>0 <text:s text:c="11"/>21820 superconductor</text:p>
      <text:p text:style-name="P1"><text:s/>0 <text:s text:c="11"/>21827 superhit</text:p>
      <text:p text:style-name="P1"><text:s/>0 <text:s text:c="11"/>21829 supermamc</text:p>
      <text:p text:style-name="P1"><text:s/>0 <text:s text:c="11"/>21792 summ</text:p>
      <text:p text:style-name="P1"><text:s/>0 <text:s text:c="11"/>21830 superman</text:p>
      <text:p text:style-name="P1"><text:s/>0 <text:s text:c="11"/>21837 superstars</text:p>
      <text:p text:style-name="P1"><text:s/>0 <text:s text:c="11"/>21838 supervillain</text:p>
      <text:p text:style-name="P1"><text:s/>0 <text:s text:c="11"/>21839 supervised</text:p>
      <text:p text:style-name="P1"><text:s/>0 <text:s text:c="11"/>21836 superstar</text:p>
      <text:p text:style-name="P1"><text:s/>0 <text:s text:c="11"/>21835 supershort</text:p>
      <text:p text:style-name="P1"><text:s/>0 <text:s text:c="11"/>21834 superpeso</text:p>
      <text:p text:style-name="P1"><text:s/>0 <text:s text:c="11"/>21831 supermarkets</text:p>
      <text:p text:style-name="P1"><text:s/>0 <text:s text:c="11"/>21832 supernormal</text:p>
      <text:p text:style-name="P1"><text:s/>0 <text:s text:c="11"/>21833 supero</text:p>
      <text:p text:style-name="P1"><text:s/>0 <text:s text:c="11"/>21817 superbowl</text:p>
      <text:p text:style-name="P1"><text:s/>0 <text:s text:c="11"/>21816 super8</text:p>
      <text:p text:style-name="P1"><text:s/>0 <text:s text:c="11"/>21815 super</text:p>
      <text:p text:style-name="P1"><text:s/>0 <text:s text:c="11"/>21814 supagayparty</text:p>
      <text:p text:style-name="P1"><text:soft-page-break/><text:s/>0 <text:s text:c="11"/>21799 sun</text:p>
      <text:p text:style-name="P1"><text:s/>0 <text:s text:c="11"/>21800 sundance</text:p>
      <text:p text:style-name="P1"><text:s/>0 <text:s text:c="11"/>21801 sunday</text:p>
      <text:p text:style-name="P1"><text:s/>0 <text:s text:c="11"/>21798 summit</text:p>
      <text:p text:style-name="P1"><text:s/>0 <text:s text:c="11"/>21797 summertime</text:p>
      <text:p text:style-name="P1"><text:s/>0 <text:s text:c="11"/>21796 summerjamboree</text:p>
      <text:p text:style-name="P1"><text:s/>0 <text:s text:c="11"/>21793 summarization</text:p>
      <text:p text:style-name="P1"><text:s/>0 <text:s text:c="11"/>21794 summary</text:p>
      <text:p text:style-name="P1"><text:s/>0 <text:s text:c="11"/>21795 summer</text:p>
      <text:p text:style-name="P1"><text:s/>0 <text:s text:c="11"/>21802 sundaymusicplaylist</text:p>
      <text:p text:style-name="P1"><text:s/>0 <text:s text:c="11"/>21803 sunflower</text:p>
      <text:p text:style-name="P1"><text:s/>0 <text:s text:c="11"/>21804 sunglasses</text:p>
      <text:p text:style-name="P1"><text:s/>0 <text:s text:c="11"/>21812 suono</text:p>
      <text:p text:style-name="P1"><text:s/>0 <text:s text:c="11"/>21813 sup</text:p>
      <text:p text:style-name="P1"><text:s/>0 <text:s text:c="11"/>21810 sunset</text:p>
      <text:p text:style-name="P1"><text:s/>0 <text:s text:c="11"/>21811 sunshine</text:p>
      <text:p text:style-name="P1"><text:s/>0 <text:s text:c="11"/>21809 sunscreen</text:p>
      <text:p text:style-name="P1"><text:s/>0 <text:s text:c="11"/>21805 sunlight</text:p>
      <text:p text:style-name="P1"><text:s/>0 <text:s text:c="11"/>21806 sunny</text:p>
      <text:p text:style-name="P1"><text:s/>0 <text:s text:c="11"/>21807 suns</text:p>
      <text:p text:style-name="P1"><text:s/>0 <text:s text:c="11"/>21808 sunsa2k2fm</text:p>
      <text:p text:style-name="P1"><text:s/>0 <text:s text:c="11"/>21943 swayy</text:p>
      <text:p text:style-name="P1"><text:s/>0 <text:s text:c="11"/>21945 swears</text:p>
      <text:p text:style-name="P1"><text:s/>0 <text:s text:c="11"/>22150 tao5qo14um</text:p>
      <text:p text:style-name="P1"><text:s/>0 <text:s text:c="11"/>22086 tag</text:p>
      <text:p text:style-name="P1"><text:s/>0 <text:s text:c="11"/>22082 tactic</text:p>
      <text:p text:style-name="P1"><text:s/>0 <text:s text:c="11"/>22083 tactics</text:p>
      <text:p text:style-name="P1"><text:s/>0 <text:s text:c="11"/>22084 tad</text:p>
      <text:p text:style-name="P1"><text:s/>0 <text:s text:c="11"/>22081 taco</text:p>
      <text:p text:style-name="P1"><text:s/>0 <text:s text:c="11"/>22080 tacky</text:p>
      <text:p text:style-name="P1"><text:s/>0 <text:s text:c="11"/>22079 tackle</text:p>
      <text:p text:style-name="P1"><text:s/>0 <text:s text:c="11"/>22076 tac</text:p>
      <text:p text:style-name="P1"><text:s/>0 <text:s text:c="11"/>22077 tacibikbjd</text:p>
      <text:p text:style-name="P1"><text:s/>0 <text:s text:c="11"/>22078 tackiest</text:p>
      <text:p text:style-name="P1"><text:s/>0 <text:s text:c="11"/>22085 tadhack</text:p>
      <text:p text:style-name="P1"><text:s/>0 <text:s text:c="11"/>22087 tagcentric</text:p>
      <text:p text:style-name="P1"><text:s/>0 <text:s text:c="11"/>22074 tabor</text:p>
      <text:p text:style-name="P1"><text:s/>0 <text:s text:c="11"/>22088 taggare</text:p>
      <text:p text:style-name="P1"><text:s/>0 <text:s text:c="11"/>22095 tails</text:p>
      <text:p text:style-name="P1"><text:s/>0 <text:s text:c="11"/>22096 taimakon</text:p>
      <text:p text:style-name="P1"><text:s/>0 <text:s text:c="11"/>22097 taiwan</text:p>
      <text:p text:style-name="P1"><text:s/>0 <text:s text:c="11"/>22094 tailor</text:p>
      <text:p text:style-name="P1"><text:s/>0 <text:s text:c="11"/>22093 tail</text:p>
      <text:p text:style-name="P1"><text:s/>0 <text:s text:c="11"/>22092 taifaihbuy</text:p>
      <text:p text:style-name="P1"><text:s/>0 <text:s text:c="11"/>22089 tagged</text:p>
      <text:p text:style-name="P1"><text:s/>0 <text:s text:c="11"/>22090 tagging</text:p>
      <text:p text:style-name="P1"><text:s/>0 <text:s text:c="11"/>22091 tags</text:p>
      <text:p text:style-name="P1"><text:s/>0 <text:s text:c="11"/>22075 tabs</text:p>
      <text:p text:style-name="P1"><text:s/>0 <text:s text:c="11"/>22073 taboo</text:p>
      <text:p text:style-name="P1"><text:s/>0 <text:s text:c="11"/>21946 sweat</text:p>
      <text:p text:style-name="P1"><text:s/>0 <text:s text:c="11"/>22060 t8gvom70ge</text:p>
      <text:p text:style-name="P1"><text:s/>0 <text:s text:c="11"/>22056 t5raubrqkl</text:p>
      <text:p text:style-name="P1"><text:soft-page-break/><text:s/>0 <text:s text:c="11"/>22057 t6wmqcxczd</text:p>
      <text:p text:style-name="P1"><text:s/>0 <text:s text:c="11"/>22058 t74gfmsoj5</text:p>
      <text:p text:style-name="P1"><text:s/>0 <text:s text:c="11"/>22055 t5lqqho</text:p>
      <text:p text:style-name="P1"><text:s/>0 <text:s text:c="11"/>22054 t5accz7x</text:p>
      <text:p text:style-name="P1"><text:s/>0 <text:s text:c="11"/>22053 t5</text:p>
      <text:p text:style-name="P1"><text:s/>0 <text:s text:c="11"/>22050 t4dezsp0</text:p>
      <text:p text:style-name="P1"><text:s/>0 <text:s text:c="11"/>22051 t4otxpqnra</text:p>
      <text:p text:style-name="P1"><text:s/>0 <text:s text:c="11"/>22052 t4upwtfioh</text:p>
      <text:p text:style-name="P1"><text:s/>0 <text:s text:c="11"/>22059 t84otr565o</text:p>
      <text:p text:style-name="P1"><text:s/>0 <text:s text:c="11"/>22061 t8sti2xb17</text:p>
      <text:p text:style-name="P1"><text:s/>0 <text:s text:c="11"/>22072 tablet</text:p>
      <text:p text:style-name="P1"><text:s/>0 <text:s text:c="11"/>22062 t91gnntwiu</text:p>
      <text:p text:style-name="P1"><text:s/>0 <text:s text:c="11"/>22069 tablasinde</text:p>
      <text:p text:style-name="P1"><text:s/>0 <text:s text:c="11"/>22070 table</text:p>
      <text:p text:style-name="P1"><text:s/>0 <text:s text:c="11"/>22071 tables</text:p>
      <text:p text:style-name="P1"><text:s/>0 <text:s text:c="11"/>22068 tab</text:p>
      <text:p text:style-name="P1"><text:s/>0 <text:s text:c="11"/>22067 taaa</text:p>
      <text:p text:style-name="P1"><text:s/>0 <text:s text:c="11"/>22066 ta</text:p>
      <text:p text:style-name="P1"><text:s/>0 <text:s text:c="11"/>22063 t9knz5ih</text:p>
      <text:p text:style-name="P1"><text:s/>0 <text:s text:c="11"/>22064 t9w0wvbm</text:p>
      <text:p text:style-name="P1"><text:s/>0 <text:s text:c="11"/>22065 t_t</text:p>
      <text:p text:style-name="P1"><text:s/>0 <text:s text:c="11"/>22098 taj</text:p>
      <text:p text:style-name="P1"><text:s/>0 <text:s text:c="11"/>22099 tajfel</text:p>
      <text:p text:style-name="P1"><text:s/>0 <text:s text:c="11"/>22100 takahachi</text:p>
      <text:p text:style-name="P1"><text:s/>0 <text:s text:c="11"/>22137 tamarra</text:p>
      <text:p text:style-name="P1"><text:s/>0 <text:s text:c="11"/>22133 tallinn</text:p>
      <text:p text:style-name="P1"><text:s/>0 <text:s text:c="11"/>22134 talsma</text:p>
      <text:p text:style-name="P1"><text:s/>0 <text:s text:c="11"/>22135 tam</text:p>
      <text:p text:style-name="P1"><text:s/>0 <text:s text:c="11"/>22132 tallies</text:p>
      <text:p text:style-name="P1"><text:s/>0 <text:s text:c="11"/>22131 tallest</text:p>
      <text:p text:style-name="P1"><text:s/>0 <text:s text:c="11"/>22130 taller</text:p>
      <text:p text:style-name="P1"><text:s/>0 <text:s text:c="11"/>22127 talking</text:p>
      <text:p text:style-name="P1"><text:s/>0 <text:s text:c="11"/>22128 talks</text:p>
      <text:p text:style-name="P1"><text:s/>0 <text:s text:c="11"/>22129 tall</text:p>
      <text:p text:style-name="P1"><text:s/>0 <text:s text:c="11"/>22136 tamales</text:p>
      <text:p text:style-name="P1"><text:s/>0 <text:s text:c="11"/>22138 también</text:p>
      <text:p text:style-name="P1"><text:s/>0 <text:s text:c="11"/>22101 takatsuki</text:p>
      <text:p text:style-name="P1"><text:s/>0 <text:s text:c="11"/>22139 tamil</text:p>
      <text:p text:style-name="P1"><text:s/>0 <text:s text:c="11"/>22146 tanta</text:p>
      <text:p text:style-name="P1"><text:s/>0 <text:s text:c="11"/>22147 tantas</text:p>
      <text:p text:style-name="P1"><text:s/>0 <text:s text:c="11"/>22148 tante</text:p>
      <text:p text:style-name="P1"><text:s/>0 <text:s text:c="11"/>22145 tanks</text:p>
      <text:p text:style-name="P1"><text:s/>0 <text:s text:c="11"/>22144 tank</text:p>
      <text:p text:style-name="P1"><text:s/>0 <text:s text:c="11"/>22143 tango</text:p>
      <text:p text:style-name="P1"><text:s/>0 <text:s text:c="11"/>22140 tan</text:p>
      <text:p text:style-name="P1"><text:s/>0 <text:s text:c="11"/>22141 tane</text:p>
      <text:p text:style-name="P1"><text:s/>0 <text:s text:c="11"/>22142 tangled</text:p>
      <text:p text:style-name="P1"><text:s/>0 <text:s text:c="11"/>22126 talkin</text:p>
      <text:p text:style-name="P1"><text:s/>0 <text:s text:c="11"/>22125 talken</text:p>
      <text:p text:style-name="P1"><text:s/>0 <text:s text:c="11"/>22124 talked</text:p>
      <text:p text:style-name="P1"><text:s/>0 <text:s text:c="11"/>22123 talk</text:p>
      <text:p text:style-name="P1"><text:s/>0 <text:s text:c="11"/>22108 takers</text:p>
      <text:p text:style-name="P1"><text:soft-page-break/><text:s/>0 <text:s text:c="11"/>22109 takes</text:p>
      <text:p text:style-name="P1"><text:s/>0 <text:s text:c="11"/>22110 takesfromthecrypt</text:p>
      <text:p text:style-name="P1"><text:s/>0 <text:s text:c="11"/>22107 takeover</text:p>
      <text:p text:style-name="P1"><text:s/>0 <text:s text:c="11"/>22106 takeout</text:p>
      <text:p text:style-name="P1"><text:s/>0 <text:s text:c="11"/>22105 taken</text:p>
      <text:p text:style-name="P1"><text:s/>0 <text:s text:c="11"/>22102 take</text:p>
      <text:p text:style-name="P1"><text:s/>0 <text:s text:c="11"/>22103 takehomewords</text:p>
      <text:p text:style-name="P1"><text:s/>0 <text:s text:c="11"/>22104 takemeout</text:p>
      <text:p text:style-name="P1"><text:s/>0 <text:s text:c="11"/>22111 taking</text:p>
      <text:p text:style-name="P1"><text:s/>0 <text:s text:c="11"/>22112 takingcareofbusiness</text:p>
      <text:p text:style-name="P1"><text:s/>0 <text:s text:c="11"/>22113 tal</text:p>
      <text:p text:style-name="P1"><text:s/>0 <text:s text:c="11"/>22121 talentshortage</text:p>
      <text:p text:style-name="P1"><text:s/>0 <text:s text:c="11"/>22122 taliban</text:p>
      <text:p text:style-name="P1"><text:s/>0 <text:s text:c="11"/>22119 talented</text:p>
      <text:p text:style-name="P1"><text:s/>0 <text:s text:c="11"/>22120 talents</text:p>
      <text:p text:style-name="P1"><text:s/>0 <text:s text:c="11"/>22118 talent</text:p>
      <text:p text:style-name="P1"><text:s/>0 <text:s text:c="11"/>22114 talabot</text:p>
      <text:p text:style-name="P1"><text:s/>0 <text:s text:c="11"/>22115 talbot</text:p>
      <text:p text:style-name="P1"><text:s/>0 <text:s text:c="11"/>22116 tale</text:p>
      <text:p text:style-name="P1"><text:s/>0 <text:s text:c="11"/>22117 talebanchef</text:p>
      <text:p text:style-name="P1"><text:s/>0 <text:s text:c="11"/>22049 t3yruoyzmn</text:p>
      <text:p text:style-name="P1"><text:s/>0 <text:s text:c="11"/>22048 t3wsxfbk7j</text:p>
      <text:p text:style-name="P1"><text:s/>0 <text:s text:c="11"/>22047 t3un3m3m0p</text:p>
      <text:p text:style-name="P1"><text:s/>0 <text:s text:c="11"/>21983 swissh</text:p>
      <text:p text:style-name="P1"><text:s/>0 <text:s text:c="11"/>21979 swing</text:p>
      <text:p text:style-name="P1"><text:s/>0 <text:s text:c="11"/>21980 swinging</text:p>
      <text:p text:style-name="P1"><text:s/>0 <text:s text:c="11"/>21981 swipe</text:p>
      <text:p text:style-name="P1"><text:s/>0 <text:s text:c="11"/>21978 swine</text:p>
      <text:p text:style-name="P1"><text:s/>0 <text:s text:c="11"/>21977 swimming</text:p>
      <text:p text:style-name="P1"><text:s/>0 <text:s text:c="11"/>21976 swimmies</text:p>
      <text:p text:style-name="P1"><text:s/>0 <text:s text:c="11"/>21973 swift</text:p>
      <text:p text:style-name="P1"><text:s/>0 <text:s text:c="11"/>21974 swiftkey</text:p>
      <text:p text:style-name="P1"><text:s/>0 <text:s text:c="11"/>21975 swim</text:p>
      <text:p text:style-name="P1"><text:s/>0 <text:s text:c="11"/>21982 swirl</text:p>
      <text:p text:style-name="P1"><text:s/>0 <text:s text:c="11"/>21984 swissmiss</text:p>
      <text:p text:style-name="P1"><text:s/>0 <text:s text:c="11"/>21996 sxk27ofq5t</text:p>
      <text:p text:style-name="P1"><text:s/>0 <text:s text:c="11"/>21985 switch</text:p>
      <text:p text:style-name="P1"><text:s/>0 <text:s text:c="11"/>21992 swt</text:p>
      <text:p text:style-name="P1"><text:s/>0 <text:s text:c="11"/>21993 sx9vgzmeyn</text:p>
      <text:p text:style-name="P1"><text:s/>0 <text:s text:c="11"/>21994 sxdx</text:p>
      <text:p text:style-name="P1"><text:s/>0 <text:s text:c="11"/>21991 swraza3vjc</text:p>
      <text:p text:style-name="P1"><text:s/>0 <text:s text:c="11"/>21990 sworn</text:p>
      <text:p text:style-name="P1"><text:s/>0 <text:s text:c="11"/>21989 sword</text:p>
      <text:p text:style-name="P1"><text:s/>0 <text:s text:c="11"/>21986 switched</text:p>
      <text:p text:style-name="P1"><text:s/>0 <text:s text:c="11"/>21987 switching</text:p>
      <text:p text:style-name="P1"><text:s/>0 <text:s text:c="11"/>21988 switzerland</text:p>
      <text:p text:style-name="P1"><text:s/>0 <text:s text:c="11"/>21972 swerving</text:p>
      <text:p text:style-name="P1"><text:s/>0 <text:s text:c="11"/>21971 swerve</text:p>
      <text:p text:style-name="P1"><text:s/>0 <text:s text:c="11"/>21970 swept</text:p>
      <text:p text:style-name="P1"><text:s/>0 <text:s text:c="11"/>21969 sweety</text:p>
      <text:p text:style-name="P1"><text:s/>0 <text:s text:c="11"/>21953 sweaty</text:p>
      <text:p text:style-name="P1"><text:s/>0 <text:s text:c="11"/>21954 sweden</text:p>
      <text:p text:style-name="P1"><text:soft-page-break/><text:s/>0 <text:s text:c="11"/>21955 swedes</text:p>
      <text:p text:style-name="P1"><text:s/>0 <text:s text:c="11"/>21952 sweatshirt</text:p>
      <text:p text:style-name="P1"><text:s/>0 <text:s text:c="11"/>21951 sweatseverywhere</text:p>
      <text:p text:style-name="P1"><text:s/>0 <text:s text:c="11"/>21950 sweats</text:p>
      <text:p text:style-name="P1"><text:s/>0 <text:s text:c="11"/>21947 sweater</text:p>
      <text:p text:style-name="P1"><text:s/>0 <text:s text:c="11"/>21948 sweatergenerator</text:p>
      <text:p text:style-name="P1"><text:s/>0 <text:s text:c="11"/>21949 sweatpants</text:p>
      <text:p text:style-name="P1"><text:s/>0 <text:s text:c="11"/>21956 swedish</text:p>
      <text:p text:style-name="P1"><text:s/>0 <text:s text:c="11"/>21957 sweep</text:p>
      <text:p text:style-name="P1"><text:s/>0 <text:s text:c="11"/>21958 sweeps</text:p>
      <text:p text:style-name="P1"><text:s/>0 <text:s text:c="11"/>21967 sweetmingo</text:p>
      <text:p text:style-name="P1"><text:s/>0 <text:s text:c="11"/>21968 sweetness</text:p>
      <text:p text:style-name="P1"><text:s/>0 <text:s text:c="11"/>21965 sweetie</text:p>
      <text:p text:style-name="P1"><text:s/>0 <text:s text:c="11"/>21966 sweetleaf</text:p>
      <text:p text:style-name="P1"><text:s/>0 <text:s text:c="11"/>21964 sweetheart</text:p>
      <text:p text:style-name="P1"><text:s/>0 <text:s text:c="11"/>21959 sweepstake</text:p>
      <text:p text:style-name="P1"><text:s/>0 <text:s text:c="11"/>21961 sweetdreams</text:p>
      <text:p text:style-name="P1"><text:s/>0 <text:s text:c="11"/>21962 sweeteners</text:p>
      <text:p text:style-name="P1"><text:s/>0 <text:s text:c="11"/>21963 sweetest</text:p>
      <text:p text:style-name="P1"><text:s/>0 <text:s text:c="11"/>21995 sxhjqxwaqr</text:p>
      <text:p text:style-name="P1"><text:s/>0 <text:s text:c="11"/>21997 sxnuo12gcg</text:p>
      <text:p text:style-name="P1"><text:s/>0 <text:s text:c="11"/>22046 t3kmftmdtb</text:p>
      <text:p text:style-name="P1"><text:s/>0 <text:s text:c="11"/>22034 süleyman</text:p>
      <text:p text:style-name="P1"><text:s/>0 <text:s text:c="11"/>22030 sé</text:p>
      <text:p text:style-name="P1"><text:s/>0 <text:s text:c="11"/>22031 sí</text:p>
      <text:p text:style-name="P1"><text:s/>0 <text:s text:c="11"/>22032 sólo</text:p>
      <text:p text:style-name="P1"><text:s/>0 <text:s text:c="11"/>22029 såg</text:p>
      <text:p text:style-name="P1"><text:s/>0 <text:s text:c="11"/>22028 så</text:p>
      <text:p text:style-name="P1"><text:s/>0 <text:s text:c="11"/>22027 szta6ysq</text:p>
      <text:p text:style-name="P1"><text:s/>0 <text:s text:c="11"/>22024 sythore4es</text:p>
      <text:p text:style-name="P1"><text:s/>0 <text:s text:c="11"/>22025 sz8duatd</text:p>
      <text:p text:style-name="P1"><text:s/>0 <text:s text:c="11"/>22026 szdg1y4c</text:p>
      <text:p text:style-name="P1"><text:s/>0 <text:s text:c="11"/>22033 sömestr</text:p>
      <text:p text:style-name="P1"><text:s/>0 <text:s text:c="11"/>22035 t07pynw1hl</text:p>
      <text:p text:style-name="P1"><text:s/>0 <text:s text:c="11"/>21998 sxrrhcm0</text:p>
      <text:p text:style-name="P1"><text:s/>0 <text:s text:c="11"/>22036 t09nyskc7m</text:p>
      <text:p text:style-name="P1"><text:s/>0 <text:s text:c="11"/>22043 t2javothhe</text:p>
      <text:p text:style-name="P1"><text:s/>0 <text:s text:c="11"/>22044 t2vpmd3gt5</text:p>
      <text:p text:style-name="P1"><text:s/>0 <text:s text:c="11"/>22045 t3al4v6ja8</text:p>
      <text:p text:style-name="P1"><text:s/>0 <text:s text:c="11"/>22042 t1umwunnmi</text:p>
      <text:p text:style-name="P1"><text:s/>0 <text:s text:c="11"/>22041 t1tkl6x</text:p>
      <text:p text:style-name="P1"><text:s/>0 <text:s text:c="11"/>22040 t1o2fpkkbk</text:p>
      <text:p text:style-name="P1"><text:s/>0 <text:s text:c="11"/>22037 t16</text:p>
      <text:p text:style-name="P1"><text:s/>0 <text:s text:c="11"/>22038 t1bu9i4p9y</text:p>
      <text:p text:style-name="P1"><text:s/>0 <text:s text:c="11"/>22039 t1fffsy63f</text:p>
      <text:p text:style-name="P1"><text:s/>0 <text:s text:c="11"/>22023 systems</text:p>
      <text:p text:style-name="P1"><text:s/>0 <text:s text:c="11"/>22022 system</text:p>
      <text:p text:style-name="P1"><text:s/>0 <text:s text:c="11"/>22021 syrup</text:p>
      <text:p text:style-name="P1"><text:s/>0 <text:s text:c="11"/>22020 syro</text:p>
      <text:p text:style-name="P1"><text:s/>0 <text:s text:c="11"/>22005 symbiotic</text:p>
      <text:p text:style-name="P1"><text:s/>0 <text:s text:c="11"/>22006 symbol</text:p>
      <text:p text:style-name="P1"><text:s/>0 <text:s text:c="11"/>22007 symp</text:p>
      <text:p text:style-name="P1"><text:soft-page-break/><text:s/>0 <text:s text:c="11"/>22004 sylvia</text:p>
      <text:p text:style-name="P1"><text:s/>0 <text:s text:c="11"/>22003 syllabus</text:p>
      <text:p text:style-name="P1"><text:s/>0 <text:s text:c="11"/>22002 syfyywsldy</text:p>
      <text:p text:style-name="P1"><text:s/>0 <text:s text:c="11"/>21999 sxsw</text:p>
      <text:p text:style-name="P1"><text:s/>0 <text:s text:c="11"/>22000 sxwbxkdchj</text:p>
      <text:p text:style-name="P1"><text:s/>0 <text:s text:c="11"/>22001 sydney</text:p>
      <text:p text:style-name="P1"><text:s/>0 <text:s text:c="11"/>22008 sympathy</text:p>
      <text:p text:style-name="P1"><text:s/>0 <text:s text:c="11"/>22009 symposium</text:p>
      <text:p text:style-name="P1"><text:s/>0 <text:s text:c="11"/>22010 symptoms</text:p>
      <text:p text:style-name="P1"><text:s/>0 <text:s text:c="11"/>22018 syreeta</text:p>
      <text:p text:style-name="P1"><text:s/>0 <text:s text:c="11"/>22019 syria</text:p>
      <text:p text:style-name="P1"><text:s/>0 <text:s text:c="11"/>22016 synopsis</text:p>
      <text:p text:style-name="P1"><text:s/>0 <text:s text:c="11"/>22017 synska</text:p>
      <text:p text:style-name="P1"><text:s/>0 <text:s text:c="11"/>22015 synesthetic</text:p>
      <text:p text:style-name="P1"><text:s/>0 <text:s text:c="11"/>22011 sync</text:p>
      <text:p text:style-name="P1"><text:s/>0 <text:s text:c="11"/>22012 synchronised</text:p>
      <text:p text:style-name="P1"><text:s/>0 <text:s text:c="11"/>22013 syncs</text:p>
      <text:p text:style-name="P1"><text:s/>0 <text:s text:c="11"/>22014 syndrome</text:p>
      <text:p text:style-name="P1"><text:s/>0 <text:s text:c="11"/>21741 sucidal</text:p>
      <text:p text:style-name="P1"><text:s/>0 <text:s text:c="11"/>21740 such</text:p>
      <text:p text:style-name="P1"><text:s/>0 <text:s text:c="11"/>21739 succulent</text:p>
      <text:p text:style-name="P1"><text:s/>0 <text:s text:c="11"/>21470 statler</text:p>
      <text:p text:style-name="P1"><text:s/>0 <text:s text:c="11"/>21466 stations</text:p>
      <text:p text:style-name="P1"><text:s/>0 <text:s text:c="11"/>21467 statistical</text:p>
      <text:p text:style-name="P1"><text:s/>0 <text:s text:c="11"/>21468 statistically</text:p>
      <text:p text:style-name="P1"><text:s/>0 <text:s text:c="11"/>21465 station</text:p>
      <text:p text:style-name="P1"><text:s/>0 <text:s text:c="11"/>21464 static</text:p>
      <text:p text:style-name="P1"><text:s/>0 <text:s text:c="11"/>21463 states</text:p>
      <text:p text:style-name="P1"><text:s/>0 <text:s text:c="11"/>21460 state</text:p>
      <text:p text:style-name="P1"><text:s/>0 <text:s text:c="11"/>21461 stated</text:p>
      <text:p text:style-name="P1"><text:s/>0 <text:s text:c="11"/>21462 statement</text:p>
      <text:p text:style-name="P1"><text:s/>0 <text:s text:c="11"/>21469 statistics</text:p>
      <text:p text:style-name="P1"><text:s/>0 <text:s text:c="11"/>21471 statrted</text:p>
      <text:p text:style-name="P1"><text:s/>0 <text:s text:c="11"/>21458 stasera</text:p>
      <text:p text:style-name="P1"><text:s/>0 <text:s text:c="11"/>21472 stats</text:p>
      <text:p text:style-name="P1"><text:s/>0 <text:s text:c="11"/>21479 staying</text:p>
      <text:p text:style-name="P1"><text:s/>0 <text:s text:c="11"/>21480 stays</text:p>
      <text:p text:style-name="P1"><text:s/>0 <text:s text:c="11"/>21481 staytuned</text:p>
      <text:p text:style-name="P1"><text:s/>0 <text:s text:c="11"/>21478 stayin</text:p>
      <text:p text:style-name="P1"><text:s/>0 <text:s text:c="11"/>21477 stayed</text:p>
      <text:p text:style-name="P1"><text:s/>0 <text:s text:c="11"/>21476 stayalertandattentive</text:p>
      <text:p text:style-name="P1"><text:s/>0 <text:s text:c="11"/>21473 statue</text:p>
      <text:p text:style-name="P1"><text:s/>0 <text:s text:c="11"/>21474 status</text:p>
      <text:p text:style-name="P1"><text:s/>0 <text:s text:c="11"/>21475 stay</text:p>
      <text:p text:style-name="P1"><text:s/>0 <text:s text:c="11"/>21459 stash</text:p>
      <text:p text:style-name="P1"><text:s/>0 <text:s text:c="11"/>21457 starwars</text:p>
      <text:p text:style-name="P1"><text:s/>0 <text:s text:c="11"/>21738 successfully</text:p>
      <text:p text:style-name="P1"><text:s/>0 <text:s text:c="11"/>21443 starry</text:p>
      <text:p text:style-name="P1"><text:s/>0 <text:s text:c="11"/>21439 staring</text:p>
      <text:p text:style-name="P1"><text:s/>0 <text:s text:c="11"/>21440 stark</text:p>
      <text:p text:style-name="P1"><text:s/>0 <text:s text:c="11"/>21441 starkie</text:p>
      <text:p text:style-name="P1"><text:s/>0 <text:s text:c="11"/>21438 starfish</text:p>
      <text:p text:style-name="P1"><text:soft-page-break/><text:s/>0 <text:s text:c="11"/>21437 stares</text:p>
      <text:p text:style-name="P1"><text:s/>0 <text:s text:c="11"/>21436 stare</text:p>
      <text:p text:style-name="P1"><text:s/>0 <text:s text:c="11"/>21433 staples</text:p>
      <text:p text:style-name="P1"><text:s/>0 <text:s text:c="11"/>21434 star</text:p>
      <text:p text:style-name="P1"><text:s/>0 <text:s text:c="11"/>21435 starbucks</text:p>
      <text:p text:style-name="P1"><text:s/>0 <text:s text:c="11"/>21442 starman</text:p>
      <text:p text:style-name="P1"><text:s/>0 <text:s text:c="11"/>21444 stars</text:p>
      <text:p text:style-name="P1"><text:s/>0 <text:s text:c="11"/>21456 starve</text:p>
      <text:p text:style-name="P1"><text:s/>0 <text:s text:c="11"/>21445 start</text:p>
      <text:p text:style-name="P1"><text:s/>0 <text:s text:c="11"/>21452 starts</text:p>
      <text:p text:style-name="P1"><text:s/>0 <text:s text:c="11"/>21454 startupmanifesto</text:p>
      <text:p text:style-name="P1"><text:s/>0 <text:s text:c="11"/>21455 startups</text:p>
      <text:p text:style-name="P1"><text:s/>0 <text:s text:c="11"/>21451 startplanning</text:p>
      <text:p text:style-name="P1"><text:s/>0 <text:s text:c="11"/>21450 startingtolovethosekiddos</text:p>
      <text:p text:style-name="P1"><text:s/>0 <text:s text:c="11"/>21449 starting</text:p>
      <text:p text:style-name="P1"><text:s/>0 <text:s text:c="11"/>21446 starte</text:p>
      <text:p text:style-name="P1"><text:s/>0 <text:s text:c="11"/>21447 started</text:p>
      <text:p text:style-name="P1"><text:s/>0 <text:s text:c="11"/>21448 starter</text:p>
      <text:p text:style-name="P1"><text:s/>0 <text:s text:c="11"/>21482 stazione</text:p>
      <text:p text:style-name="P1"><text:s/>0 <text:s text:c="11"/>21483 stc</text:p>
      <text:p text:style-name="P1"><text:s/>0 <text:s text:c="11"/>21484 stds</text:p>
      <text:p text:style-name="P1"><text:s/>0 <text:s text:c="11"/>21522 sti</text:p>
      <text:p text:style-name="P1"><text:s/>0 <text:s text:c="11"/>21518 stevie</text:p>
      <text:p text:style-name="P1"><text:s/>0 <text:s text:c="11"/>21519 stewart</text:p>
      <text:p text:style-name="P1"><text:s/>0 <text:s text:c="11"/>21520 stfu</text:p>
      <text:p text:style-name="P1"><text:s/>0 <text:s text:c="11"/>21517 stevens</text:p>
      <text:p text:style-name="P1"><text:s/>0 <text:s text:c="11"/>21516 steven</text:p>
      <text:p text:style-name="P1"><text:s/>0 <text:s text:c="11"/>21515 steve</text:p>
      <text:p text:style-name="P1"><text:s/>0 <text:s text:c="11"/>21512 stereoplasti</text:p>
      <text:p text:style-name="P1"><text:s/>0 <text:s text:c="11"/>21513 stereotypes</text:p>
      <text:p text:style-name="P1"><text:s/>0 <text:s text:c="11"/>21514 sterling</text:p>
      <text:p text:style-name="P1"><text:s/>0 <text:s text:c="11"/>21521 sth</text:p>
      <text:p text:style-name="P1"><text:s/>0 <text:s text:c="11"/>21523 stick</text:p>
      <text:p text:style-name="P1"><text:s/>0 <text:s text:c="11"/>21485 steady</text:p>
      <text:p text:style-name="P1"><text:s/>0 <text:s text:c="11"/>21524 sticker</text:p>
      <text:p text:style-name="P1"><text:s/>0 <text:s text:c="11"/>21531 stillcantaffordthis</text:p>
      <text:p text:style-name="P1"><text:s/>0 <text:s text:c="11"/>21532 stillcantbake</text:p>
      <text:p text:style-name="P1"><text:s/>0 <text:s text:c="11"/>21533 stillfail</text:p>
      <text:p text:style-name="P1"><text:s/>0 <text:s text:c="11"/>21530 still</text:p>
      <text:p text:style-name="P1"><text:s/>0 <text:s text:c="11"/>21529 stilistica</text:p>
      <text:p text:style-name="P1"><text:s/>0 <text:s text:c="11"/>21528 stijf</text:p>
      <text:p text:style-name="P1"><text:s/>0 <text:s text:c="11"/>21525 sticks</text:p>
      <text:p text:style-name="P1"><text:s/>0 <text:s text:c="11"/>21526 stigma</text:p>
      <text:p text:style-name="P1"><text:s/>0 <text:s text:c="11"/>21527 stigmatising</text:p>
      <text:p text:style-name="P1"><text:s/>0 <text:s text:c="11"/>21511 stereo</text:p>
      <text:p text:style-name="P1"><text:s/>0 <text:s text:c="11"/>21510 steps</text:p>
      <text:p text:style-name="P1"><text:s/>0 <text:s text:c="11"/>21509 stepping</text:p>
      <text:p text:style-name="P1"><text:s/>0 <text:s text:c="11"/>21508 stephen</text:p>
      <text:p text:style-name="P1"><text:s/>0 <text:s text:c="11"/>21492 steed</text:p>
      <text:p text:style-name="P1"><text:s/>0 <text:s text:c="11"/>21493 steeeellll</text:p>
      <text:p text:style-name="P1"><text:s/>0 <text:s text:c="11"/>21494 steek</text:p>
      <text:p text:style-name="P1"><text:s/>0 <text:s text:c="11"/>21491 stedman</text:p>
      <text:p text:style-name="P1"><text:soft-page-break/><text:s/>0 <text:s text:c="11"/>21490 steampunk</text:p>
      <text:p text:style-name="P1"><text:s/>0 <text:s text:c="11"/>21489 steam</text:p>
      <text:p text:style-name="P1"><text:s/>0 <text:s text:c="11"/>21486 steak</text:p>
      <text:p text:style-name="P1"><text:s/>0 <text:s text:c="11"/>21487 steal</text:p>
      <text:p text:style-name="P1"><text:s/>0 <text:s text:c="11"/>21488 stealing</text:p>
      <text:p text:style-name="P1"><text:s/>0 <text:s text:c="11"/>21495 steel</text:p>
      <text:p text:style-name="P1"><text:s/>0 <text:s text:c="11"/>21496 steelseries</text:p>
      <text:p text:style-name="P1"><text:s/>0 <text:s text:c="11"/>21497 steely</text:p>
      <text:p text:style-name="P1"><text:s/>0 <text:s text:c="11"/>21505 stendhal</text:p>
      <text:p text:style-name="P1"><text:s/>0 <text:s text:c="11"/>21507 stepford</text:p>
      <text:p text:style-name="P1"><text:s/>0 <text:s text:c="11"/>21503 stems</text:p>
      <text:p text:style-name="P1"><text:s/>0 <text:s text:c="11"/>21504 stench</text:p>
      <text:p text:style-name="P1"><text:s/>0 <text:s text:c="11"/>21502 stemcells</text:p>
      <text:p text:style-name="P1"><text:s/>0 <text:s text:c="11"/>21498 steering</text:p>
      <text:p text:style-name="P1"><text:s/>0 <text:s text:c="11"/>21499 stefani</text:p>
      <text:p text:style-name="P1"><text:s/>0 <text:s text:c="11"/>21500 stelar</text:p>
      <text:p text:style-name="P1"><text:s/>0 <text:s text:c="11"/>21501 stem</text:p>
      <text:p text:style-name="P1"><text:s/>0 <text:s text:c="11"/>21432 stansted</text:p>
      <text:p text:style-name="P1"><text:s/>0 <text:s text:c="11"/>21431 stans</text:p>
      <text:p text:style-name="P1"><text:s/>0 <text:s text:c="11"/>21430 stanley</text:p>
      <text:p text:style-name="P1"><text:s/>0 <text:s text:c="11"/>21366 sri</text:p>
      <text:p text:style-name="P1"><text:s/>0 <text:s text:c="11"/>21362 sqzsjxxju9</text:p>
      <text:p text:style-name="P1"><text:s/>0 <text:s text:c="11"/>21363 sr</text:p>
      <text:p text:style-name="P1"><text:s/>0 <text:s text:c="11"/>21364 src</text:p>
      <text:p text:style-name="P1"><text:s/>0 <text:s text:c="11"/>21361 squirt</text:p>
      <text:p text:style-name="P1"><text:s/>0 <text:s text:c="11"/>21360 squid</text:p>
      <text:p text:style-name="P1"><text:s/>0 <text:s text:c="11"/>21359 squeeze</text:p>
      <text:p text:style-name="P1"><text:s/>0 <text:s text:c="11"/>21356 square</text:p>
      <text:p text:style-name="P1"><text:s/>0 <text:s text:c="11"/>21357 squares</text:p>
      <text:p text:style-name="P1"><text:s/>0 <text:s text:c="11"/>21358 squash</text:p>
      <text:p text:style-name="P1"><text:s/>0 <text:s text:c="11"/>21365 srh3lgqxbu</text:p>
      <text:p text:style-name="P1"><text:s/>0 <text:s text:c="11"/>21367 sriharikota</text:p>
      <text:p text:style-name="P1"><text:s/>0 <text:s text:c="11"/>21379 ss7ytj24cr</text:p>
      <text:p text:style-name="P1"><text:s/>0 <text:s text:c="11"/>21368 srilanka</text:p>
      <text:p text:style-name="P1"><text:s/>0 <text:s text:c="11"/>21375 srutv2s4e4</text:p>
      <text:p text:style-name="P1"><text:s/>0 <text:s text:c="11"/>21376 srvy2fvv</text:p>
      <text:p text:style-name="P1"><text:s/>0 <text:s text:c="11"/>21377 sry</text:p>
      <text:p text:style-name="P1"><text:s/>0 <text:s text:c="11"/>21374 srst5rv6</text:p>
      <text:p text:style-name="P1"><text:s/>0 <text:s text:c="11"/>21373 srsly</text:p>
      <text:p text:style-name="P1"><text:s/>0 <text:s text:c="11"/>21372 srry</text:p>
      <text:p text:style-name="P1"><text:s/>0 <text:s text:c="11"/>21369 srk</text:p>
      <text:p text:style-name="P1"><text:s/>0 <text:s text:c="11"/>21370 srmtkfgyeh</text:p>
      <text:p text:style-name="P1"><text:s/>0 <text:s text:c="11"/>21371 srnnrvvxbv</text:p>
      <text:p text:style-name="P1"><text:s/>0 <text:s text:c="11"/>21355 squad</text:p>
      <text:p text:style-name="P1"><text:s/>0 <text:s text:c="11"/>21354 sqotndpsmm</text:p>
      <text:p text:style-name="P1"><text:s/>0 <text:s text:c="11"/>21353 sqnviank5l</text:p>
      <text:p text:style-name="P1"><text:s/>0 <text:s text:c="11"/>21352 sqnn4cwa</text:p>
      <text:p text:style-name="P1"><text:s/>0 <text:s text:c="11"/>21337 sprint</text:p>
      <text:p text:style-name="P1"><text:s/>0 <text:s text:c="11"/>21338 sprite</text:p>
      <text:p text:style-name="P1"><text:s/>0 <text:s text:c="11"/>21339 sprites</text:p>
      <text:p text:style-name="P1"><text:s/>0 <text:s text:c="11"/>21336 springy</text:p>
      <text:p text:style-name="P1"><text:s/>0 <text:s text:c="11"/>21335 springfield</text:p>
      <text:p text:style-name="P1"><text:soft-page-break/><text:s/>0 <text:s text:c="11"/>21334 springergate</text:p>
      <text:p text:style-name="P1"><text:s/>0 <text:s text:c="11"/>21331 spring</text:p>
      <text:p text:style-name="P1"><text:s/>0 <text:s text:c="11"/>21332 springbreakersforeverbitches</text:p>
      <text:p text:style-name="P1"><text:s/>0 <text:s text:c="11"/>21333 springer</text:p>
      <text:p text:style-name="P1"><text:s/>0 <text:s text:c="11"/>21340 spritz</text:p>
      <text:p text:style-name="P1"><text:s/>0 <text:s text:c="11"/>21341 sprung</text:p>
      <text:p text:style-name="P1"><text:s/>0 <text:s text:c="11"/>21342 spss</text:p>
      <text:p text:style-name="P1"><text:s/>0 <text:s text:c="11"/>21350 sqieig6iez</text:p>
      <text:p text:style-name="P1"><text:s/>0 <text:s text:c="11"/>21351 sql</text:p>
      <text:p text:style-name="P1"><text:s/>0 <text:s text:c="11"/>21348 sqbvaek7ol</text:p>
      <text:p text:style-name="P1"><text:s/>0 <text:s text:c="11"/>21349 sqdk1o7r</text:p>
      <text:p text:style-name="P1"><text:s/>0 <text:s text:c="11"/>21347 sq5hdnrbpm</text:p>
      <text:p text:style-name="P1"><text:s/>0 <text:s text:c="11"/>21343 spunky</text:p>
      <text:p text:style-name="P1"><text:s/>0 <text:s text:c="11"/>21344 spuyq4u1</text:p>
      <text:p text:style-name="P1"><text:s/>0 <text:s text:c="11"/>21345 spy</text:p>
      <text:p text:style-name="P1"><text:s/>0 <text:s text:c="11"/>21346 spyrgb6icq</text:p>
      <text:p text:style-name="P1"><text:s/>0 <text:s text:c="11"/>21378 ss2fb6q3s1</text:p>
      <text:p text:style-name="P1"><text:s/>0 <text:s text:c="11"/>21380 ssf8lyypf0</text:p>
      <text:p text:style-name="P1"><text:s/>0 <text:s text:c="11"/>21429 stank</text:p>
      <text:p text:style-name="P1"><text:s/>0 <text:s text:c="11"/>21417 stamp</text:p>
      <text:p text:style-name="P1"><text:s/>0 <text:s text:c="11"/>21413 stalkers</text:p>
      <text:p text:style-name="P1"><text:s/>0 <text:s text:c="11"/>21414 stalking</text:p>
      <text:p text:style-name="P1"><text:s/>0 <text:s text:c="11"/>21415 stamina</text:p>
      <text:p text:style-name="P1"><text:s/>0 <text:s text:c="11"/>21412 stalker</text:p>
      <text:p text:style-name="P1"><text:s/>0 <text:s text:c="11"/>21411 stakes</text:p>
      <text:p text:style-name="P1"><text:s/>0 <text:s text:c="11"/>21410 stake</text:p>
      <text:p text:style-name="P1"><text:s/>0 <text:s text:c="11"/>21407 stairs</text:p>
      <text:p text:style-name="P1"><text:s/>0 <text:s text:c="11"/>21408 stairway</text:p>
      <text:p text:style-name="P1"><text:s/>0 <text:s text:c="11"/>21409 stairz</text:p>
      <text:p text:style-name="P1"><text:s/>0 <text:s text:c="11"/>21416 stammi</text:p>
      <text:p text:style-name="P1"><text:s/>0 <text:s text:c="11"/>21418 stan</text:p>
      <text:p text:style-name="P1"><text:s/>0 <text:s text:c="11"/>21381 ssleep</text:p>
      <text:p text:style-name="P1"><text:s/>0 <text:s text:c="11"/>21419 stanbul</text:p>
      <text:p text:style-name="P1"><text:s/>0 <text:s text:c="11"/>21426 stands</text:p>
      <text:p text:style-name="P1"><text:s/>0 <text:s text:c="11"/>21427 stanford</text:p>
      <text:p text:style-name="P1"><text:s/>0 <text:s text:c="11"/>21428 stanislaw</text:p>
      <text:p text:style-name="P1"><text:s/>0 <text:s text:c="11"/>21425 standing</text:p>
      <text:p text:style-name="P1"><text:s/>0 <text:s text:c="11"/>21424 standards</text:p>
      <text:p text:style-name="P1"><text:s/>0 <text:s text:c="11"/>21423 standardized</text:p>
      <text:p text:style-name="P1"><text:s/>0 <text:s text:c="11"/>21420 stance</text:p>
      <text:p text:style-name="P1"><text:s/>0 <text:s text:c="11"/>21421 stand</text:p>
      <text:p text:style-name="P1"><text:s/>0 <text:s text:c="11"/>21422 standard</text:p>
      <text:p text:style-name="P1"><text:s/>0 <text:s text:c="11"/>21406 stai</text:p>
      <text:p text:style-name="P1"><text:s/>0 <text:s text:c="11"/>21405 stages</text:p>
      <text:p text:style-name="P1"><text:s/>0 <text:s text:c="11"/>21404 staged</text:p>
      <text:p text:style-name="P1"><text:s/>0 <text:s text:c="11"/>21403 stage</text:p>
      <text:p text:style-name="P1"><text:s/>0 <text:s text:c="11"/>21388 sswydmov5p</text:p>
      <text:p text:style-name="P1"><text:s/>0 <text:s text:c="11"/>21389 st</text:p>
      <text:p text:style-name="P1"><text:s/>0 <text:s text:c="11"/>21390 st5ymxzpsk</text:p>
      <text:p text:style-name="P1"><text:s/>0 <text:s text:c="11"/>21387 ssuzthv5j3</text:p>
      <text:p text:style-name="P1"><text:s/>0 <text:s text:c="11"/>21386 ssthhhupid</text:p>
      <text:p text:style-name="P1"><text:s/>0 <text:s text:c="11"/>21385 ssquf</text:p>
      <text:p text:style-name="P1"><text:soft-page-break/><text:s/>0 <text:s text:c="11"/>21382 sslpadutau</text:p>
      <text:p text:style-name="P1"><text:s/>0 <text:s text:c="11"/>21383 ssn</text:p>
      <text:p text:style-name="P1"><text:s/>0 <text:s text:c="11"/>21384 ssnhkaeegv</text:p>
      <text:p text:style-name="P1"><text:s/>0 <text:s text:c="11"/>21391 st92ifpbg7</text:p>
      <text:p text:style-name="P1"><text:s/>0 <text:s text:c="11"/>21392 sta</text:p>
      <text:p text:style-name="P1"><text:s/>0 <text:s text:c="11"/>21393 staat</text:p>
      <text:p text:style-name="P1"><text:s/>0 <text:s text:c="11"/>21401 stae</text:p>
      <text:p text:style-name="P1"><text:s/>0 <text:s text:c="11"/>21402 staff</text:p>
      <text:p text:style-name="P1"><text:s/>0 <text:s text:c="11"/>21399 stacy</text:p>
      <text:p text:style-name="P1"><text:s/>0 <text:s text:c="11"/>21400 stadion</text:p>
      <text:p text:style-name="P1"><text:s/>0 <text:s text:c="11"/>21398 stacks</text:p>
      <text:p text:style-name="P1"><text:s/>0 <text:s text:c="11"/>21394 stabbing</text:p>
      <text:p text:style-name="P1"><text:s/>0 <text:s text:c="11"/>21395 stability</text:p>
      <text:p text:style-name="P1"><text:s/>0 <text:s text:c="11"/>21396 stable</text:p>
      <text:p text:style-name="P1"><text:s/>0 <text:s text:c="11"/>21397 stack</text:p>
      <text:p text:style-name="P1"><text:s/>0 <text:s text:c="11"/>21534 stillgotcutestuffthough</text:p>
      <text:p text:style-name="P1"><text:s/>0 <text:s text:c="11"/>21535 stilll</text:p>
      <text:p text:style-name="P1"><text:s/>0 <text:s text:c="11"/>21536 stills</text:p>
      <text:p text:style-name="P1"><text:s/>0 <text:s text:c="11"/>21675 studing</text:p>
      <text:p text:style-name="P1"><text:s/>0 <text:s text:c="11"/>21671 studi</text:p>
      <text:p text:style-name="P1"><text:s/>0 <text:s text:c="11"/>21672 studied</text:p>
      <text:p text:style-name="P1"><text:s/>0 <text:s text:c="11"/>21673 studiefinanciering</text:p>
      <text:p text:style-name="P1"><text:s/>0 <text:s text:c="11"/>21670 students</text:p>
      <text:p text:style-name="P1"><text:s/>0 <text:s text:c="11"/>21669 student</text:p>
      <text:p text:style-name="P1"><text:s/>0 <text:s text:c="11"/>21668 stud</text:p>
      <text:p text:style-name="P1"><text:s/>0 <text:s text:c="11"/>21665 stubbornness</text:p>
      <text:p text:style-name="P1"><text:s/>0 <text:s text:c="11"/>21666 stuck</text:p>
      <text:p text:style-name="P1"><text:s/>0 <text:s text:c="11"/>21667 stuckinteamroom</text:p>
      <text:p text:style-name="P1"><text:s/>0 <text:s text:c="11"/>21674 studies</text:p>
      <text:p text:style-name="P1"><text:s/>0 <text:s text:c="11"/>21676 studio</text:p>
      <text:p text:style-name="P1"><text:s/>0 <text:s text:c="11"/>21688 stunt</text:p>
      <text:p text:style-name="P1"><text:s/>0 <text:s text:c="11"/>21677 studios</text:p>
      <text:p text:style-name="P1"><text:s/>0 <text:s text:c="11"/>21684 stump</text:p>
      <text:p text:style-name="P1"><text:s/>0 <text:s text:c="11"/>21685 stun</text:p>
      <text:p text:style-name="P1"><text:s/>0 <text:s text:c="11"/>21686 stung</text:p>
      <text:p text:style-name="P1"><text:s/>0 <text:s text:c="11"/>21683 stuk</text:p>
      <text:p text:style-name="P1"><text:s/>0 <text:s text:c="11"/>21682 stuffed</text:p>
      <text:p text:style-name="P1"><text:s/>0 <text:s text:c="11"/>21681 stuff</text:p>
      <text:p text:style-name="P1"><text:s/>0 <text:s text:c="11"/>21678 studiosport</text:p>
      <text:p text:style-name="P1"><text:s/>0 <text:s text:c="11"/>21679 study</text:p>
      <text:p text:style-name="P1"><text:s/>0 <text:s text:c="11"/>21680 studying</text:p>
      <text:p text:style-name="P1"><text:s/>0 <text:s text:c="11"/>21664 stubborn</text:p>
      <text:p text:style-name="P1"><text:s/>0 <text:s text:c="11"/>21663 stuart</text:p>
      <text:p text:style-name="P1"><text:s/>0 <text:s text:c="11"/>21662 struint</text:p>
      <text:p text:style-name="P1"><text:s/>0 <text:s text:c="11"/>21661 struggling</text:p>
      <text:p text:style-name="P1"><text:s/>0 <text:s text:c="11"/>21646 strogg</text:p>
      <text:p text:style-name="P1"><text:s/>0 <text:s text:c="11"/>21647 stroke</text:p>
      <text:p text:style-name="P1"><text:s/>0 <text:s text:c="11"/>21648 strolling</text:p>
      <text:p text:style-name="P1"><text:s/>0 <text:s text:c="11"/>21645 strips</text:p>
      <text:p text:style-name="P1"><text:s/>0 <text:s text:c="11"/>21644 strippoker</text:p>
      <text:p text:style-name="P1"><text:s/>0 <text:s text:c="11"/>21643 strippers</text:p>
      <text:p text:style-name="P1"><text:s/>0 <text:s text:c="11"/>21640 strings</text:p>
      <text:p text:style-name="P1"><text:soft-page-break/><text:s/>0 <text:s text:c="11"/>21641 strip</text:p>
      <text:p text:style-name="P1"><text:s/>0 <text:s text:c="11"/>21642 stripes</text:p>
      <text:p text:style-name="P1"><text:s/>0 <text:s text:c="11"/>21649 stromae</text:p>
      <text:p text:style-name="P1"><text:s/>0 <text:s text:c="11"/>21650 strong</text:p>
      <text:p text:style-name="P1"><text:s/>0 <text:s text:c="11"/>21651 strongenough</text:p>
      <text:p text:style-name="P1"><text:s/>0 <text:s text:c="11"/>21659 struggle</text:p>
      <text:p text:style-name="P1"><text:s/>0 <text:s text:c="11"/>21660 struggles</text:p>
      <text:p text:style-name="P1"><text:s/>0 <text:s text:c="11"/>21657 structured</text:p>
      <text:p text:style-name="P1"><text:s/>0 <text:s text:c="11"/>21658 structures</text:p>
      <text:p text:style-name="P1"><text:s/>0 <text:s text:c="11"/>21656 structure</text:p>
      <text:p text:style-name="P1"><text:s/>0 <text:s text:c="11"/>21652 stronger</text:p>
      <text:p text:style-name="P1"><text:s/>0 <text:s text:c="11"/>21653 strongest</text:p>
      <text:p text:style-name="P1"><text:s/>0 <text:s text:c="11"/>21654 strongly</text:p>
      <text:p text:style-name="P1"><text:s/>0 <text:s text:c="11"/>21655 structural</text:p>
      <text:p text:style-name="P1"><text:s/>0 <text:s text:c="11"/>21687 stunning</text:p>
      <text:p text:style-name="P1"><text:s/>0 <text:s text:c="11"/>21689 stupid</text:p>
      <text:p text:style-name="P1"><text:s/>0 <text:s text:c="11"/>21638 striking</text:p>
      <text:p text:style-name="P1"><text:s/>0 <text:s text:c="11"/>21726 substitute</text:p>
      <text:p text:style-name="P1"><text:s/>0 <text:s text:c="11"/>21722 subscriptions</text:p>
      <text:p text:style-name="P1"><text:s/>0 <text:s text:c="11"/>21723 subscriptipons</text:p>
      <text:p text:style-name="P1"><text:s/>0 <text:s text:c="11"/>21724 subspecialty</text:p>
      <text:p text:style-name="P1"><text:s/>0 <text:s text:c="11"/>21721 subscription</text:p>
      <text:p text:style-name="P1"><text:s/>0 <text:s text:c="11"/>21720 subscribers</text:p>
      <text:p text:style-name="P1"><text:s/>0 <text:s text:c="11"/>21719 subscribed</text:p>
      <text:p text:style-name="P1"><text:s/>0 <text:s text:c="11"/>21716 subnormal</text:p>
      <text:p text:style-name="P1"><text:s/>0 <text:s text:c="11"/>21717 subs</text:p>
      <text:p text:style-name="P1"><text:s/>0 <text:s text:c="11"/>21718 subscribe</text:p>
      <text:p text:style-name="P1"><text:s/>0 <text:s text:c="11"/>21725 substantial</text:p>
      <text:p text:style-name="P1"><text:s/>0 <text:s text:c="11"/>21727 substitution</text:p>
      <text:p text:style-name="P1"><text:s/>0 <text:s text:c="11"/>21690 stupiddog</text:p>
      <text:p text:style-name="P1"><text:s/>0 <text:s text:c="11"/>21728 subtiel</text:p>
      <text:p text:style-name="P1"><text:s/>0 <text:s text:c="11"/>21735 succesfull</text:p>
      <text:p text:style-name="P1"><text:s/>0 <text:s text:c="11"/>21736 success</text:p>
      <text:p text:style-name="P1"><text:s/>0 <text:s text:c="11"/>21737 successful</text:p>
      <text:p text:style-name="P1"><text:s/>0 <text:s text:c="11"/>21734 succesful</text:p>
      <text:p text:style-name="P1"><text:s/>0 <text:s text:c="11"/>21733 succes</text:p>
      <text:p text:style-name="P1"><text:s/>0 <text:s text:c="11"/>21732 succeed</text:p>
      <text:p text:style-name="P1"><text:s/>0 <text:s text:c="11"/>21729 subtitles</text:p>
      <text:p text:style-name="P1"><text:s/>0 <text:s text:c="11"/>21730 subtract</text:p>
      <text:p text:style-name="P1"><text:s/>0 <text:s text:c="11"/>21731 subway</text:p>
      <text:p text:style-name="P1"><text:s/>0 <text:s text:c="11"/>21715 submitted</text:p>
      <text:p text:style-name="P1"><text:s/>0 <text:s text:c="11"/>21714 submit</text:p>
      <text:p text:style-name="P1"><text:s/>0 <text:s text:c="11"/>21713 submissions</text:p>
      <text:p text:style-name="P1"><text:s/>0 <text:s text:c="11"/>21712 subliminal</text:p>
      <text:p text:style-name="P1"><text:s/>0 <text:s text:c="11"/>21697 styled</text:p>
      <text:p text:style-name="P1"><text:s/>0 <text:s text:c="11"/>21698 styles</text:p>
      <text:p text:style-name="P1"><text:s/>0 <text:s text:c="11"/>21699 stylists</text:p>
      <text:p text:style-name="P1"><text:s/>0 <text:s text:c="11"/>21696 style</text:p>
      <text:p text:style-name="P1"><text:s/>0 <text:s text:c="11"/>21695 stygs</text:p>
      <text:p text:style-name="P1"><text:s/>0 <text:s text:c="11"/>21694 stuzzicadente</text:p>
      <text:p text:style-name="P1"><text:s/>0 <text:s text:c="11"/>21691 stupidity</text:p>
      <text:p text:style-name="P1"><text:s/>0 <text:s text:c="11"/>21692 sturgeon</text:p>
      <text:p text:style-name="P1"><text:soft-page-break/><text:s/>0 <text:s text:c="11"/>21693 stutter</text:p>
      <text:p text:style-name="P1"><text:s/>0 <text:s text:c="11"/>21700 stylometry</text:p>
      <text:p text:style-name="P1"><text:s/>0 <text:s text:c="11"/>21701 stylophonic</text:p>
      <text:p text:style-name="P1"><text:s/>0 <text:s text:c="11"/>21702 stéphane</text:p>
      <text:p text:style-name="P1"><text:s/>0 <text:s text:c="11"/>21710 subjects</text:p>
      <text:p text:style-name="P1"><text:s/>0 <text:s text:c="11"/>21711 sublime</text:p>
      <text:p text:style-name="P1"><text:s/>0 <text:s text:c="11"/>21708 subhanaallahi</text:p>
      <text:p text:style-name="P1"><text:s/>0 <text:s text:c="11"/>21709 subject</text:p>
      <text:p text:style-name="P1"><text:s/>0 <text:s text:c="11"/>21707 sube</text:p>
      <text:p text:style-name="P1"><text:s/>0 <text:s text:c="11"/>21703 su</text:p>
      <text:p text:style-name="P1"><text:s/>0 <text:s text:c="11"/>21704 sub</text:p>
      <text:p text:style-name="P1"><text:s/>0 <text:s text:c="11"/>21705 subaru</text:p>
      <text:p text:style-name="P1"><text:s/>0 <text:s text:c="11"/>21706 subbing</text:p>
      <text:p text:style-name="P1"><text:s/>0 <text:s text:c="11"/>21639 string</text:p>
      <text:p text:style-name="P1"><text:s/>0 <text:s text:c="11"/>21637 strikezone</text:p>
      <text:p text:style-name="P1"><text:s/>0 <text:s text:c="11"/>21537 stillsuits</text:p>
      <text:p text:style-name="P1"><text:s/>0 <text:s text:c="11"/>21573 store</text:p>
      <text:p text:style-name="P1"><text:s/>0 <text:s text:c="11"/>21569 stopped</text:p>
      <text:p text:style-name="P1"><text:s/>0 <text:s text:c="11"/>21570 stops</text:p>
      <text:p text:style-name="P1"><text:s/>0 <text:s text:c="11"/>21571 storage</text:p>
      <text:p text:style-name="P1"><text:s/>0 <text:s text:c="11"/>21568 stopmotion</text:p>
      <text:p text:style-name="P1"><text:s/>0 <text:s text:c="11"/>21567 stop</text:p>
      <text:p text:style-name="P1"><text:s/>0 <text:s text:c="11"/>21566 stoommachines</text:p>
      <text:p text:style-name="P1"><text:s/>0 <text:s text:c="11"/>21563 stonergoals</text:p>
      <text:p text:style-name="P1"><text:s/>0 <text:s text:c="11"/>21564 stonerlife</text:p>
      <text:p text:style-name="P1"><text:s/>0 <text:s text:c="11"/>21565 stones</text:p>
      <text:p text:style-name="P1"><text:s/>0 <text:s text:c="11"/>21572 storchi</text:p>
      <text:p text:style-name="P1"><text:s/>0 <text:s text:c="11"/>21574 stores</text:p>
      <text:p text:style-name="P1"><text:s/>0 <text:s text:c="11"/>21586 strachey</text:p>
      <text:p text:style-name="P1"><text:s/>0 <text:s text:c="11"/>21575 storie</text:p>
      <text:p text:style-name="P1"><text:s/>0 <text:s text:c="11"/>21582 storytellers</text:p>
      <text:p text:style-name="P1"><text:s/>0 <text:s text:c="11"/>21583 storytelling</text:p>
      <text:p text:style-name="P1"><text:s/>0 <text:s text:c="11"/>21584 storyville</text:p>
      <text:p text:style-name="P1"><text:s/>0 <text:s text:c="11"/>21581 storyboard</text:p>
      <text:p text:style-name="P1"><text:s/>0 <text:s text:c="11"/>21580 story</text:p>
      <text:p text:style-name="P1"><text:s/>0 <text:s text:c="11"/>21579 stormofinvites</text:p>
      <text:p text:style-name="P1"><text:s/>0 <text:s text:c="11"/>21576 stories</text:p>
      <text:p text:style-name="P1"><text:s/>0 <text:s text:c="11"/>21577 storify</text:p>
      <text:p text:style-name="P1"><text:s/>0 <text:s text:c="11"/>21578 storm</text:p>
      <text:p text:style-name="P1"><text:s/>0 <text:s text:c="11"/>21562 stonerfood</text:p>
      <text:p text:style-name="P1"><text:s/>0 <text:s text:c="11"/>21561 stoner</text:p>
      <text:p text:style-name="P1"><text:s/>0 <text:s text:c="11"/>21560 stoned</text:p>
      <text:p text:style-name="P1"><text:s/>0 <text:s text:c="11"/>21559 stone</text:p>
      <text:p text:style-name="P1"><text:s/>0 <text:s text:c="11"/>21544 stjxuqitzc</text:p>
      <text:p text:style-name="P1"><text:s/>0 <text:s text:c="11"/>21545 stl</text:p>
      <text:p text:style-name="P1"><text:s/>0 <text:s text:c="11"/>21546 stn</text:p>
      <text:p text:style-name="P1"><text:s/>0 <text:s text:c="11"/>21543 stitchy</text:p>
      <text:p text:style-name="P1"><text:s/>0 <text:s text:c="11"/>21542 stitch</text:p>
      <text:p text:style-name="P1"><text:s/>0 <text:s text:c="11"/>21541 stir</text:p>
      <text:p text:style-name="P1"><text:s/>0 <text:s text:c="11"/>21538 sting</text:p>
      <text:p text:style-name="P1"><text:s/>0 <text:s text:c="11"/>21539 stink</text:p>
      <text:p text:style-name="P1"><text:s/>0 <text:s text:c="11"/>21540 stinkdigital</text:p>
      <text:p text:style-name="P1"><text:soft-page-break/><text:s/>0 <text:s text:c="11"/>21547 sto</text:p>
      <text:p text:style-name="P1"><text:s/>0 <text:s text:c="11"/>21548 stock</text:p>
      <text:p text:style-name="P1"><text:s/>0 <text:s text:c="11"/>21549 stocked</text:p>
      <text:p text:style-name="P1"><text:s/>0 <text:s text:c="11"/>21557 stomme</text:p>
      <text:p text:style-name="P1"><text:s/>0 <text:s text:c="11"/>21558 stomp</text:p>
      <text:p text:style-name="P1"><text:s/>0 <text:s text:c="11"/>21555 stomachache</text:p>
      <text:p text:style-name="P1"><text:s/>0 <text:s text:c="11"/>21556 stomachturninflips</text:p>
      <text:p text:style-name="P1"><text:s/>0 <text:s text:c="11"/>21554 stomach</text:p>
      <text:p text:style-name="P1"><text:s/>0 <text:s text:c="11"/>21550 stocking</text:p>
      <text:p text:style-name="P1"><text:s/>0 <text:s text:c="11"/>21551 stocks</text:p>
      <text:p text:style-name="P1"><text:s/>0 <text:s text:c="11"/>21552 stolen</text:p>
      <text:p text:style-name="P1"><text:s/>0 <text:s text:c="11"/>21553 stom</text:p>
      <text:p text:style-name="P1"><text:s/>0 <text:s text:c="11"/>21585 stqbrjmm</text:p>
      <text:p text:style-name="P1"><text:s/>0 <text:s text:c="11"/>21587 strada</text:p>
      <text:p text:style-name="P1"><text:s/>0 <text:s text:c="11"/>21636 strikes</text:p>
      <text:p text:style-name="P1"><text:s/>0 <text:s text:c="11"/>21624 stress</text:p>
      <text:p text:style-name="P1"><text:s/>0 <text:s text:c="11"/>21620 strenght</text:p>
      <text:p text:style-name="P1"><text:s/>0 <text:s text:c="11"/>21621 strenghts</text:p>
      <text:p text:style-name="P1"><text:s/>0 <text:s text:c="11"/>21622 strength</text:p>
      <text:p text:style-name="P1"><text:s/>0 <text:s text:c="11"/>21619 streets</text:p>
      <text:p text:style-name="P1"><text:s/>0 <text:s text:c="11"/>21618 streetfood</text:p>
      <text:p text:style-name="P1"><text:s/>0 <text:s text:c="11"/>21617 street</text:p>
      <text:p text:style-name="P1"><text:s/>0 <text:s text:c="11"/>21614 streams</text:p>
      <text:p text:style-name="P1"><text:s/>0 <text:s text:c="11"/>21615 streed</text:p>
      <text:p text:style-name="P1"><text:s/>0 <text:s text:c="11"/>21616 streep</text:p>
      <text:p text:style-name="P1"><text:s/>0 <text:s text:c="11"/>21623 strengthen</text:p>
      <text:p text:style-name="P1"><text:s/>0 <text:s text:c="11"/>21625 stressed</text:p>
      <text:p text:style-name="P1"><text:s/>0 <text:s text:c="11"/>21588 straftraining</text:p>
      <text:p text:style-name="P1"><text:s/>0 <text:s text:c="11"/>21626 stressedout</text:p>
      <text:p text:style-name="P1"><text:s/>0 <text:s text:c="11"/>21633 strike</text:p>
      <text:p text:style-name="P1"><text:s/>0 <text:s text:c="11"/>21634 strike3</text:p>
      <text:p text:style-name="P1"><text:s/>0 <text:s text:c="11"/>21635 strikers</text:p>
      <text:p text:style-name="P1"><text:s/>0 <text:s text:c="11"/>21632 strife</text:p>
      <text:p text:style-name="P1"><text:s/>0 <text:s text:c="11"/>21631 strictly</text:p>
      <text:p text:style-name="P1"><text:s/>0 <text:s text:c="11"/>21630 strict</text:p>
      <text:p text:style-name="P1"><text:s/>0 <text:s text:c="11"/>21627 stressful</text:p>
      <text:p text:style-name="P1"><text:s/>0 <text:s text:c="11"/>21628 stretched</text:p>
      <text:p text:style-name="P1"><text:s/>0 <text:s text:c="11"/>21629 stretching</text:p>
      <text:p text:style-name="P1"><text:s/>0 <text:s text:c="11"/>21613 streaming</text:p>
      <text:p text:style-name="P1"><text:s/>0 <text:s text:c="11"/>21612 streamers</text:p>
      <text:p text:style-name="P1"><text:s/>0 <text:s text:c="11"/>21611 streamed</text:p>
      <text:p text:style-name="P1"><text:s/>0 <text:s text:c="11"/>21610 stream</text:p>
      <text:p text:style-name="P1"><text:s/>0 <text:s text:c="11"/>21595 stranger</text:p>
      <text:p text:style-name="P1"><text:s/>0 <text:s text:c="11"/>21596 strangest</text:p>
      <text:p text:style-name="P1"><text:s/>0 <text:s text:c="11"/>21597 strangled</text:p>
      <text:p text:style-name="P1"><text:s/>0 <text:s text:c="11"/>21594 strange</text:p>
      <text:p text:style-name="P1"><text:s/>0 <text:s text:c="11"/>21593 stranded</text:p>
      <text:p text:style-name="P1"><text:s/>0 <text:s text:c="11"/>21592 straks</text:p>
      <text:p text:style-name="P1"><text:s/>0 <text:s text:c="11"/>21589 straight</text:p>
      <text:p text:style-name="P1"><text:s/>0 <text:s text:c="11"/>21590 straightened</text:p>
      <text:p text:style-name="P1"><text:s/>0 <text:s text:c="11"/>21591 straightening</text:p>
      <text:p text:style-name="P1"><text:s/>0 <text:s text:c="11"/>21598 stranglers</text:p>
      <text:p text:style-name="P1"><text:soft-page-break/><text:s/>0 <text:s text:c="11"/>21599 strapless</text:p>
      <text:p text:style-name="P1"><text:s/>0 <text:s text:c="11"/>21600 strappy</text:p>
      <text:p text:style-name="P1"><text:s/>0 <text:s text:c="11"/>21608 strawberry</text:p>
      <text:p text:style-name="P1"><text:s/>0 <text:s text:c="11"/>21609 strea</text:p>
      <text:p text:style-name="P1"><text:s/>0 <text:s text:c="11"/>21606 stratosphere</text:p>
      <text:p text:style-name="P1"><text:s/>0 <text:s text:c="11"/>21607 strauss</text:p>
      <text:p text:style-name="P1"><text:s/>0 <text:s text:c="11"/>21605 strategy</text:p>
      <text:p text:style-name="P1"><text:s/>0 <text:s text:c="11"/>21601 strategic</text:p>
      <text:p text:style-name="P1"><text:s/>0 <text:s text:c="11"/>21602 strategies</text:p>
      <text:p text:style-name="P1"><text:s/>0 <text:s text:c="11"/>21603 strategische</text:p>
      <text:p text:style-name="P1"><text:s/>0 <text:s text:c="11"/>21604 strategists</text:p>
      <text:p text:style-name="P1"><text:s/>0 <text:s text:c="11"/>22149 tanto</text:p>
      <text:p text:style-name="P1"><text:s/>0 <text:s text:c="11"/>22151 taow39g2</text:p>
      <text:p text:style-name="P1"><text:s/>0 <text:s text:c="11"/>21329 spreafico</text:p>
      <text:p text:style-name="P1"><text:s/>0 <text:s text:c="11"/>22702 timeline</text:p>
      <text:p text:style-name="P1"><text:s/>0 <text:s text:c="11"/>22698 time</text:p>
      <text:p text:style-name="P1"><text:s/>0 <text:s text:c="11"/>22699 timeforyoga</text:p>
      <text:p text:style-name="P1"><text:s/>0 <text:s text:c="11"/>22700 timelapse</text:p>
      <text:p text:style-name="P1"><text:s/>0 <text:s text:c="11"/>22697 timbre</text:p>
      <text:p text:style-name="P1"><text:s/>0 <text:s text:c="11"/>22696 timblo</text:p>
      <text:p text:style-name="P1"><text:s/>0 <text:s text:c="11"/>22695 timber</text:p>
      <text:p text:style-name="P1"><text:s/>0 <text:s text:c="11"/>22692 tim</text:p>
      <text:p text:style-name="P1"><text:s/>0 <text:s text:c="11"/>22693 tim_official</text:p>
      <text:p text:style-name="P1"><text:s/>0 <text:s text:c="11"/>22694 timbaland</text:p>
      <text:p text:style-name="P1"><text:s/>0 <text:s text:c="11"/>22701 timeless</text:p>
      <text:p text:style-name="P1"><text:s/>0 <text:s text:c="11"/>22703 timeout</text:p>
      <text:p text:style-name="P1"><text:s/>0 <text:s text:c="11"/>22690 tile</text:p>
      <text:p text:style-name="P1"><text:s/>0 <text:s text:c="11"/>22704 timepoy</text:p>
      <text:p text:style-name="P1"><text:s/>0 <text:s text:c="11"/>22711 timing</text:p>
      <text:p text:style-name="P1"><text:s/>0 <text:s text:c="11"/>22712 timm</text:p>
      <text:p text:style-name="P1"><text:s/>0 <text:s text:c="11"/>22713 timon</text:p>
      <text:p text:style-name="P1"><text:s/>0 <text:s text:c="11"/>22710 timewarp</text:p>
      <text:p text:style-name="P1"><text:s/>0 <text:s text:c="11"/>22709 timewarner</text:p>
      <text:p text:style-name="P1"><text:s/>0 <text:s text:c="11"/>22708 timetteleali</text:p>
      <text:p text:style-name="P1"><text:s/>0 <text:s text:c="11"/>22705 timers</text:p>
      <text:p text:style-name="P1"><text:s/>0 <text:s text:c="11"/>22706 times</text:p>
      <text:p text:style-name="P1"><text:s/>0 <text:s text:c="11"/>22707 timetocut</text:p>
      <text:p text:style-name="P1"><text:s/>0 <text:s text:c="11"/>22691 till</text:p>
      <text:p text:style-name="P1"><text:s/>0 <text:s text:c="11"/>22689 tilburg</text:p>
      <text:p text:style-name="P1"><text:s/>0 <text:s text:c="11"/>22766 tm5o50wrpi</text:p>
      <text:p text:style-name="P1"><text:s/>0 <text:s text:c="11"/>22676 ties</text:p>
      <text:p text:style-name="P1"><text:s/>0 <text:s text:c="11"/>22672 tiendas</text:p>
      <text:p text:style-name="P1"><text:s/>0 <text:s text:c="11"/>22673 tiene</text:p>
      <text:p text:style-name="P1"><text:s/>0 <text:s text:c="11"/>22674 tienen</text:p>
      <text:p text:style-name="P1"><text:s/>0 <text:s text:c="11"/>22671 tiempos</text:p>
      <text:p text:style-name="P1"><text:s/>0 <text:s text:c="11"/>22670 tiempo</text:p>
      <text:p text:style-name="P1"><text:s/>0 <text:s text:c="11"/>22669 tiecon</text:p>
      <text:p text:style-name="P1"><text:s/>0 <text:s text:c="11"/>22666 tidied</text:p>
      <text:p text:style-name="P1"><text:s/>0 <text:s text:c="11"/>22667 tidy</text:p>
      <text:p text:style-name="P1"><text:s/>0 <text:s text:c="11"/>22668 tie</text:p>
      <text:p text:style-name="P1"><text:s/>0 <text:s text:c="11"/>22675 tieni</text:p>
      <text:p text:style-name="P1"><text:s/>0 <text:s text:c="11"/>22677 tiesto</text:p>
      <text:p text:style-name="P1"><text:soft-page-break/><text:s/>0 <text:s text:c="11"/>22688 til</text:p>
      <text:p text:style-name="P1"><text:s/>0 <text:s text:c="11"/>22678 tiff</text:p>
      <text:p text:style-name="P1"><text:s/>0 <text:s text:c="11"/>22685 tijdje</text:p>
      <text:p text:style-name="P1"><text:s/>0 <text:s text:c="11"/>22686 tijdmachine</text:p>
      <text:p text:style-name="P1"><text:s/>0 <text:s text:c="11"/>22687 tik</text:p>
      <text:p text:style-name="P1"><text:s/>0 <text:s text:c="11"/>22684 tijd</text:p>
      <text:p text:style-name="P1"><text:s/>0 <text:s text:c="11"/>22683 tihpwpml8d</text:p>
      <text:p text:style-name="P1"><text:s/>0 <text:s text:c="11"/>22682 tights</text:p>
      <text:p text:style-name="P1"><text:s/>0 <text:s text:c="11"/>22679 tiffany</text:p>
      <text:p text:style-name="P1"><text:s/>0 <text:s text:c="11"/>22680 tight</text:p>
      <text:p text:style-name="P1"><text:s/>0 <text:s text:c="11"/>22681 tighter</text:p>
      <text:p text:style-name="P1"><text:s/>0 <text:s text:c="11"/>22714 tinc</text:p>
      <text:p text:style-name="P1"><text:s/>0 <text:s text:c="11"/>22715 tinder</text:p>
      <text:p text:style-name="P1"><text:s/>0 <text:s text:c="11"/>22716 ting</text:p>
      <text:p text:style-name="P1"><text:s/>0 <text:s text:c="11"/>22753 tjo</text:p>
      <text:p text:style-name="P1"><text:s/>0 <text:s text:c="11"/>22749 tiè</text:p>
      <text:p text:style-name="P1"><text:s/>0 <text:s text:c="11"/>22750 tj9igrsqaj</text:p>
      <text:p text:style-name="P1"><text:s/>0 <text:s text:c="11"/>22751 tjkcuogxka</text:p>
      <text:p text:style-name="P1"><text:s/>0 <text:s text:c="11"/>22748 tixebf1q4p</text:p>
      <text:p text:style-name="P1"><text:s/>0 <text:s text:c="11"/>22747 tivoli</text:p>
      <text:p text:style-name="P1"><text:s/>0 <text:s text:c="11"/>22746 tivjkkdz</text:p>
      <text:p text:style-name="P1"><text:s/>0 <text:s text:c="11"/>22743 titles</text:p>
      <text:p text:style-name="P1"><text:s/>0 <text:s text:c="11"/>22744 titriyoooor</text:p>
      <text:p text:style-name="P1"><text:s/>0 <text:s text:c="11"/>22745 tits</text:p>
      <text:p text:style-name="P1"><text:s/>0 <text:s text:c="11"/>22752 tjkoak4ycx</text:p>
      <text:p text:style-name="P1"><text:s/>0 <text:s text:c="11"/>22754 tkeubiti</text:p>
      <text:p text:style-name="P1"><text:s/>0 <text:s text:c="11"/>22717 tingle</text:p>
      <text:p text:style-name="P1"><text:s/>0 <text:s text:c="11"/>22755 tkl9a4zvy9</text:p>
      <text:p text:style-name="P1"><text:s/>0 <text:s text:c="11"/>22762 tld</text:p>
      <text:p text:style-name="P1"><text:s/>0 <text:s text:c="11"/>22763 tllpreaxfa</text:p>
      <text:p text:style-name="P1"><text:s/>0 <text:s text:c="11"/>22764 tloqw8xgjw</text:p>
      <text:p text:style-name="P1"><text:s/>0 <text:s text:c="11"/>22761 tlaxco</text:p>
      <text:p text:style-name="P1"><text:s/>0 <text:s text:c="11"/>22760 tlax</text:p>
      <text:p text:style-name="P1"><text:s/>0 <text:s text:c="11"/>22759 tl800h9fom</text:p>
      <text:p text:style-name="P1"><text:s/>0 <text:s text:c="11"/>22756 tkol</text:p>
      <text:p text:style-name="P1"><text:s/>0 <text:s text:c="11"/>22757 tkvrqjkmvy</text:p>
      <text:p text:style-name="P1"><text:s/>0 <text:s text:c="11"/>22758 tl</text:p>
      <text:p text:style-name="P1"><text:s/>0 <text:s text:c="11"/>22742 titled</text:p>
      <text:p text:style-name="P1"><text:s/>0 <text:s text:c="11"/>22741 title</text:p>
      <text:p text:style-name="P1"><text:s/>0 <text:s text:c="11"/>22740 titans</text:p>
      <text:p text:style-name="P1"><text:s/>0 <text:s text:c="11"/>22739 titan</text:p>
      <text:p text:style-name="P1"><text:s/>0 <text:s text:c="11"/>22724 tipico</text:p>
      <text:p text:style-name="P1"><text:s/>0 <text:s text:c="11"/>22725 tipo</text:p>
      <text:p text:style-name="P1"><text:s/>0 <text:s text:c="11"/>22726 tipplers</text:p>
      <text:p text:style-name="P1"><text:s/>0 <text:s text:c="11"/>22723 tip</text:p>
      <text:p text:style-name="P1"><text:s/>0 <text:s text:c="11"/>22722 tioooooooo</text:p>
      <text:p text:style-name="P1"><text:s/>0 <text:s text:c="11"/>22721 tinyurl</text:p>
      <text:p text:style-name="P1"><text:s/>0 <text:s text:c="11"/>22718 tinha</text:p>
      <text:p text:style-name="P1"><text:s/>0 <text:s text:c="11"/>22719 tiniest</text:p>
      <text:p text:style-name="P1"><text:s/>0 <text:s text:c="11"/>22720 tiny</text:p>
      <text:p text:style-name="P1"><text:s/>0 <text:s text:c="11"/>22727 tips</text:p>
      <text:p text:style-name="P1"><text:s/>0 <text:s text:c="11"/>22728 tipsformanagment</text:p>
      <text:p text:style-name="P1"><text:soft-page-break/><text:s/>0 <text:s text:c="11"/>22729 tipsytweet</text:p>
      <text:p text:style-name="P1"><text:s/>0 <text:s text:c="11"/>22737 tiro</text:p>
      <text:p text:style-name="P1"><text:s/>0 <text:s text:c="11"/>22738 tirole</text:p>
      <text:p text:style-name="P1"><text:s/>0 <text:s text:c="11"/>22735 tiredbrain</text:p>
      <text:p text:style-name="P1"><text:s/>0 <text:s text:c="11"/>22736 tiring</text:p>
      <text:p text:style-name="P1"><text:s/>0 <text:s text:c="11"/>22734 tired</text:p>
      <text:p text:style-name="P1"><text:s/>0 <text:s text:c="11"/>22730 tiptoeing</text:p>
      <text:p text:style-name="P1"><text:s/>0 <text:s text:c="11"/>22731 tiqud70t</text:p>
      <text:p text:style-name="P1"><text:s/>0 <text:s text:c="11"/>22732 tirare</text:p>
      <text:p text:style-name="P1"><text:s/>0 <text:s text:c="11"/>22733 tire</text:p>
      <text:p text:style-name="P1"><text:s/>0 <text:s text:c="11"/>22665 ticking</text:p>
      <text:p text:style-name="P1"><text:s/>0 <text:s text:c="11"/>22664 tickets</text:p>
      <text:p text:style-name="P1"><text:s/>0 <text:s text:c="11"/>22663 ticket</text:p>
      <text:p text:style-name="P1"><text:s/>0 <text:s text:c="11"/>22599 thoughtful</text:p>
      <text:p text:style-name="P1"><text:s/>0 <text:s text:c="11"/>22595 thots</text:p>
      <text:p text:style-name="P1"><text:s/>0 <text:s text:c="11"/>22596 thou</text:p>
      <text:p text:style-name="P1"><text:s/>0 <text:s text:c="11"/>22597 though</text:p>
      <text:p text:style-name="P1"><text:s/>0 <text:s text:c="11"/>22594 thot</text:p>
      <text:p text:style-name="P1"><text:s/>0 <text:s text:c="11"/>22593 those</text:p>
      <text:p text:style-name="P1"><text:s/>0 <text:s text:c="11"/>22592 thorp</text:p>
      <text:p text:style-name="P1"><text:s/>0 <text:s text:c="11"/>22589 thont</text:p>
      <text:p text:style-name="P1"><text:s/>0 <text:s text:c="11"/>22590 thooo</text:p>
      <text:p text:style-name="P1"><text:s/>0 <text:s text:c="11"/>22591 thorough</text:p>
      <text:p text:style-name="P1"><text:s/>0 <text:s text:c="11"/>22598 thought</text:p>
      <text:p text:style-name="P1"><text:s/>0 <text:s text:c="11"/>22600 thoughts</text:p>
      <text:p text:style-name="P1"><text:s/>0 <text:s text:c="11"/>22612 three</text:p>
      <text:p text:style-name="P1"><text:s/>0 <text:s text:c="11"/>22601 thousand</text:p>
      <text:p text:style-name="P1"><text:s/>0 <text:s text:c="11"/>22608 threaten</text:p>
      <text:p text:style-name="P1"><text:s/>0 <text:s text:c="11"/>22609 threatened</text:p>
      <text:p text:style-name="P1"><text:s/>0 <text:s text:c="11"/>22610 threatens</text:p>
      <text:p text:style-name="P1"><text:s/>0 <text:s text:c="11"/>22607 threat</text:p>
      <text:p text:style-name="P1"><text:s/>0 <text:s text:c="11"/>22606 thread</text:p>
      <text:p text:style-name="P1"><text:s/>0 <text:s text:c="11"/>22605 threa</text:p>
      <text:p text:style-name="P1"><text:s/>0 <text:s text:c="11"/>22602 thousands</text:p>
      <text:p text:style-name="P1"><text:s/>0 <text:s text:c="11"/>22603 thp</text:p>
      <text:p text:style-name="P1"><text:s/>0 <text:s text:c="11"/>22604 thq</text:p>
      <text:p text:style-name="P1"><text:s/>0 <text:s text:c="11"/>22588 thong</text:p>
      <text:p text:style-name="P1"><text:s/>0 <text:s text:c="11"/>22587 thon</text:p>
      <text:p text:style-name="P1"><text:s/>0 <text:s text:c="11"/>22586 thomson</text:p>
      <text:p text:style-name="P1"><text:s/>0 <text:s text:c="11"/>22585 thomas</text:p>
      <text:p text:style-name="P1"><text:s/>0 <text:s text:c="11"/>22570 third</text:p>
      <text:p text:style-name="P1"><text:s/>0 <text:s text:c="11"/>22571 thirds</text:p>
      <text:p text:style-name="P1"><text:s/>0 <text:s text:c="11"/>22572 thirst</text:p>
      <text:p text:style-name="P1"><text:s/>0 <text:s text:c="11"/>22569 thinks</text:p>
      <text:p text:style-name="P1"><text:s/>0 <text:s text:c="11"/>22568 thinkingaboutmyfinancialfuture</text:p>
      <text:p text:style-name="P1"><text:s/>0 <text:s text:c="11"/>22567 thinking</text:p>
      <text:p text:style-name="P1"><text:s/>0 <text:s text:c="11"/>22564 thinker</text:p>
      <text:p text:style-name="P1"><text:s/>0 <text:s text:c="11"/>22565 thinkgeek</text:p>
      <text:p text:style-name="P1"><text:s/>0 <text:s text:c="11"/>22566 thinkin</text:p>
      <text:p text:style-name="P1"><text:s/>0 <text:s text:c="11"/>22573 thirstiest</text:p>
      <text:p text:style-name="P1"><text:s/>0 <text:s text:c="11"/>22574 thirsty</text:p>
      <text:p text:style-name="P1"><text:s/>0 <text:s text:c="11"/>22575 thirty</text:p>
      <text:p text:style-name="P1"><text:soft-page-break/><text:s/>0 <text:s text:c="11"/>22583 thnx</text:p>
      <text:p text:style-name="P1"><text:s/>0 <text:s text:c="11"/>22584 tho</text:p>
      <text:p text:style-name="P1"><text:s/>0 <text:s text:c="11"/>22581 thmevrb8</text:p>
      <text:p text:style-name="P1"><text:s/>0 <text:s text:c="11"/>22582 thnink</text:p>
      <text:p text:style-name="P1"><text:s/>0 <text:s text:c="11"/>22580 thissss</text:p>
      <text:p text:style-name="P1"><text:s/>0 <text:s text:c="11"/>22576 this</text:p>
      <text:p text:style-name="P1"><text:s/>0 <text:s text:c="11"/>22577 thisislife</text:p>
      <text:p text:style-name="P1"><text:s/>0 <text:s text:c="11"/>22578 thisisthequestion</text:p>
      <text:p text:style-name="P1"><text:s/>0 <text:s text:c="11"/>22579 thisisthewost</text:p>
      <text:p text:style-name="P1"><text:s/>0 <text:s text:c="11"/>22611 threats</text:p>
      <text:p text:style-name="P1"><text:s/>0 <text:s text:c="11"/>22613 threewords</text:p>
      <text:p text:style-name="P1"><text:s/>0 <text:s text:c="11"/>22662 ticker</text:p>
      <text:p text:style-name="P1"><text:s/>0 <text:s text:c="11"/>22650 thurston</text:p>
      <text:p text:style-name="P1"><text:s/>0 <text:s text:c="11"/>22646 thunder</text:p>
      <text:p text:style-name="P1"><text:s/>0 <text:s text:c="11"/>22647 thunderstorm</text:p>
      <text:p text:style-name="P1"><text:s/>0 <text:s text:c="11"/>22648 thunk</text:p>
      <text:p text:style-name="P1"><text:s/>0 <text:s text:c="11"/>22645 thumbs</text:p>
      <text:p text:style-name="P1"><text:s/>0 <text:s text:c="11"/>22644 thumbnails</text:p>
      <text:p text:style-name="P1"><text:s/>0 <text:s text:c="11"/>22643 thumbing</text:p>
      <text:p text:style-name="P1"><text:s/>0 <text:s text:c="11"/>22640 thuis</text:p>
      <text:p text:style-name="P1"><text:s/>0 <text:s text:c="11"/>22641 thuiss</text:p>
      <text:p text:style-name="P1"><text:s/>0 <text:s text:c="11"/>22642 thule</text:p>
      <text:p text:style-name="P1"><text:s/>0 <text:s text:c="11"/>22649 thursday</text:p>
      <text:p text:style-name="P1"><text:s/>0 <text:s text:c="11"/>22651 thwtwl0uxk</text:p>
      <text:p text:style-name="P1"><text:s/>0 <text:s text:c="11"/>22614 threewordsme</text:p>
      <text:p text:style-name="P1"><text:s/>0 <text:s text:c="11"/>22652 thx</text:p>
      <text:p text:style-name="P1"><text:s/>0 <text:s text:c="11"/>22659 tichy</text:p>
      <text:p text:style-name="P1"><text:s/>0 <text:s text:c="11"/>22660 ticinese</text:p>
      <text:p text:style-name="P1"><text:s/>0 <text:s text:c="11"/>22661 tick</text:p>
      <text:p text:style-name="P1"><text:s/>0 <text:s text:c="11"/>22658 tic</text:p>
      <text:p text:style-name="P1"><text:s/>0 <text:s text:c="11"/>22657 tibbi</text:p>
      <text:p text:style-name="P1"><text:s/>0 <text:s text:c="11"/>22656 tiaaaaaaaaaaaa</text:p>
      <text:p text:style-name="P1"><text:s/>0 <text:s text:c="11"/>22653 thy</text:p>
      <text:p text:style-name="P1"><text:s/>0 <text:s text:c="11"/>22654 thát</text:p>
      <text:p text:style-name="P1"><text:s/>0 <text:s text:c="11"/>22655 ti</text:p>
      <text:p text:style-name="P1"><text:s/>0 <text:s text:c="11"/>22639 thugging</text:p>
      <text:p text:style-name="P1"><text:s/>0 <text:s text:c="11"/>22638 thug</text:p>
      <text:p text:style-name="P1"><text:s/>0 <text:s text:c="11"/>22637 thts</text:p>
      <text:p text:style-name="P1"><text:s/>0 <text:s text:c="11"/>22636 tht</text:p>
      <text:p text:style-name="P1"><text:s/>0 <text:s text:c="11"/>22621 throat</text:p>
      <text:p text:style-name="P1"><text:s/>0 <text:s text:c="11"/>22622 throne</text:p>
      <text:p text:style-name="P1"><text:s/>0 <text:s text:c="11"/>22623 thrones</text:p>
      <text:p text:style-name="P1"><text:s/>0 <text:s text:c="11"/>22620 thrive</text:p>
      <text:p text:style-name="P1"><text:s/>0 <text:s text:c="11"/>22619 thrilled</text:p>
      <text:p text:style-name="P1"><text:s/>0 <text:s text:c="11"/>22618 thrill</text:p>
      <text:p text:style-name="P1"><text:s/>0 <text:s text:c="11"/>22615 thresh</text:p>
      <text:p text:style-name="P1"><text:s/>0 <text:s text:c="11"/>22616 threw</text:p>
      <text:p text:style-name="P1"><text:s/>0 <text:s text:c="11"/>22617 thrift</text:p>
      <text:p text:style-name="P1"><text:s/>0 <text:s text:c="11"/>22624 through</text:p>
      <text:p text:style-name="P1"><text:s/>0 <text:s text:c="11"/>22625 throughglass</text:p>
      <text:p text:style-name="P1"><text:s/>0 <text:s text:c="11"/>22626 throughout</text:p>
      <text:p text:style-name="P1"><text:s/>0 <text:s text:c="11"/>22634 thrun</text:p>
      <text:p text:style-name="P1"><text:soft-page-break/><text:s/>0 <text:s text:c="11"/>22635 thryu07cv5</text:p>
      <text:p text:style-name="P1"><text:s/>0 <text:s text:c="11"/>22632 thrown</text:p>
      <text:p text:style-name="P1"><text:s/>0 <text:s text:c="11"/>22633 thru</text:p>
      <text:p text:style-name="P1"><text:s/>0 <text:s text:c="11"/>22631 throwing</text:p>
      <text:p text:style-name="P1"><text:s/>0 <text:s text:c="11"/>22627 throw</text:p>
      <text:p text:style-name="P1"><text:s/>0 <text:s text:c="11"/>22628 throwback</text:p>
      <text:p text:style-name="P1"><text:s/>0 <text:s text:c="11"/>22629 throwbackthursday</text:p>
      <text:p text:style-name="P1"><text:s/>0 <text:s text:c="11"/>22630 thrower</text:p>
      <text:p text:style-name="P1"><text:s/>0 <text:s text:c="11"/>22765 tlwbofhcny</text:p>
      <text:p text:style-name="P1"><text:s/>0 <text:s text:c="11"/>22767 tmeyceqjag</text:p>
      <text:p text:style-name="P1"><text:s/>0 <text:s text:c="11"/>22152 tap</text:p>
      <text:p text:style-name="P1"><text:s/>0 <text:s text:c="11"/>22908 toshiba</text:p>
      <text:p text:style-name="P1"><text:s/>0 <text:s text:c="11"/>22904 tortona</text:p>
      <text:p text:style-name="P1"><text:s/>0 <text:s text:c="11"/>22905 torvehallerne</text:p>
      <text:p text:style-name="P1"><text:s/>0 <text:s text:c="11"/>22906 tory</text:p>
      <text:p text:style-name="P1"><text:s/>0 <text:s text:c="11"/>22903 torso</text:p>
      <text:p text:style-name="P1"><text:s/>0 <text:s text:c="11"/>22902 torrini</text:p>
      <text:p text:style-name="P1"><text:s/>0 <text:s text:c="11"/>22901 torres</text:p>
      <text:p text:style-name="P1"><text:s/>0 <text:s text:c="11"/>22898 torre</text:p>
      <text:p text:style-name="P1"><text:s/>0 <text:s text:c="11"/>22899 torrent</text:p>
      <text:p text:style-name="P1"><text:s/>0 <text:s text:c="11"/>22900 torrente</text:p>
      <text:p text:style-name="P1"><text:s/>0 <text:s text:c="11"/>22907 tosco</text:p>
      <text:p text:style-name="P1"><text:s/>0 <text:s text:c="11"/>22909 tot</text:p>
      <text:p text:style-name="P1"><text:s/>0 <text:s text:c="11"/>22896 tornasole</text:p>
      <text:p text:style-name="P1"><text:s/>0 <text:s text:c="11"/>22910 total</text:p>
      <text:p text:style-name="P1"><text:s/>0 <text:s text:c="11"/>22917 touchable</text:p>
      <text:p text:style-name="P1"><text:s/>0 <text:s text:c="11"/>22918 touchdown</text:p>
      <text:p text:style-name="P1"><text:s/>0 <text:s text:c="11"/>22919 touched</text:p>
      <text:p text:style-name="P1"><text:s/>0 <text:s text:c="11"/>22916 touch</text:p>
      <text:p text:style-name="P1"><text:s/>0 <text:s text:c="11"/>22915 tottenham</text:p>
      <text:p text:style-name="P1"><text:s/>0 <text:s text:c="11"/>22914 tots</text:p>
      <text:p text:style-name="P1"><text:s/>0 <text:s text:c="11"/>22911 totally</text:p>
      <text:p text:style-name="P1"><text:s/>0 <text:s text:c="11"/>22912 tote</text:p>
      <text:p text:style-name="P1"><text:s/>0 <text:s text:c="11"/>22913 totes</text:p>
      <text:p text:style-name="P1"><text:s/>0 <text:s text:c="11"/>22897 torrar</text:p>
      <text:p text:style-name="P1"><text:s/>0 <text:s text:c="11"/>22895 torn</text:p>
      <text:p text:style-name="P1"><text:s/>0 <text:s text:c="11"/>22768 tmrnqveflu</text:p>
      <text:p text:style-name="P1"><text:s/>0 <text:s text:c="11"/>22882 topology</text:p>
      <text:p text:style-name="P1"><text:s/>0 <text:s text:c="11"/>22878 topics</text:p>
      <text:p text:style-name="P1"><text:s/>0 <text:s text:c="11"/>22879 topless</text:p>
      <text:p text:style-name="P1"><text:s/>0 <text:s text:c="11"/>22880 topman</text:p>
      <text:p text:style-name="P1"><text:s/>0 <text:s text:c="11"/>22877 topical</text:p>
      <text:p text:style-name="P1"><text:s/>0 <text:s text:c="11"/>22876 topic</text:p>
      <text:p text:style-name="P1"><text:s/>0 <text:s text:c="11"/>22875 tophat</text:p>
      <text:p text:style-name="P1"><text:s/>0 <text:s text:c="11"/>22872 top20</text:p>
      <text:p text:style-name="P1"><text:s/>0 <text:s text:c="11"/>22873 top2000</text:p>
      <text:p text:style-name="P1"><text:s/>0 <text:s text:c="11"/>22874 tope</text:p>
      <text:p text:style-name="P1"><text:s/>0 <text:s text:c="11"/>22881 topological</text:p>
      <text:p text:style-name="P1"><text:s/>0 <text:s text:c="11"/>22883 topped</text:p>
      <text:p text:style-name="P1"><text:s/>0 <text:s text:c="11"/>22894 tormenta</text:p>
      <text:p text:style-name="P1"><text:s/>0 <text:s text:c="11"/>22884 topper</text:p>
      <text:p text:style-name="P1"><text:s/>0 <text:s text:c="11"/>22891 torchlight</text:p>
      <text:p text:style-name="P1"><text:soft-page-break/><text:s/>0 <text:s text:c="11"/>22892 tori</text:p>
      <text:p text:style-name="P1"><text:s/>0 <text:s text:c="11"/>22893 torino</text:p>
      <text:p text:style-name="P1"><text:s/>0 <text:s text:c="11"/>22890 torches</text:p>
      <text:p text:style-name="P1"><text:s/>0 <text:s text:c="11"/>22889 topwlqwcd1</text:p>
      <text:p text:style-name="P1"><text:s/>0 <text:s text:c="11"/>22888 topsy</text:p>
      <text:p text:style-name="P1"><text:s/>0 <text:s text:c="11"/>22885 topping</text:p>
      <text:p text:style-name="P1"><text:s/>0 <text:s text:c="11"/>22886 tops</text:p>
      <text:p text:style-name="P1"><text:s/>0 <text:s text:c="11"/>22887 topshop</text:p>
      <text:p text:style-name="P1"><text:s/>0 <text:s text:c="11"/>22920 touches</text:p>
      <text:p text:style-name="P1"><text:s/>0 <text:s text:c="11"/>22921 touching</text:p>
      <text:p text:style-name="P1"><text:s/>0 <text:s text:c="11"/>22922 touchscreen</text:p>
      <text:p text:style-name="P1"><text:s/>0 <text:s text:c="11"/>22959 tq41tde4sd</text:p>
      <text:p text:style-name="P1"><text:s/>0 <text:s text:c="11"/>22955 tppgzuzm57</text:p>
      <text:p text:style-name="P1"><text:s/>0 <text:s text:c="11"/>22956 tpttmc08</text:p>
      <text:p text:style-name="P1"><text:s/>0 <text:s text:c="11"/>22957 tpuhyctyox</text:p>
      <text:p text:style-name="P1"><text:s/>0 <text:s text:c="11"/>22954 tpouzzccnz</text:p>
      <text:p text:style-name="P1"><text:s/>0 <text:s text:c="11"/>22953 tpndn0tdry</text:p>
      <text:p text:style-name="P1"><text:s/>0 <text:s text:c="11"/>22952 tpjvygrprf</text:p>
      <text:p text:style-name="P1"><text:s/>0 <text:s text:c="11"/>22949 tp85uois</text:p>
      <text:p text:style-name="P1"><text:s/>0 <text:s text:c="11"/>22950 tp8hcybc</text:p>
      <text:p text:style-name="P1"><text:s/>0 <text:s text:c="11"/>22951 tphkcelwqc</text:p>
      <text:p text:style-name="P1"><text:s/>0 <text:s text:c="11"/>22958 tq0mv6homt</text:p>
      <text:p text:style-name="P1"><text:s/>0 <text:s text:c="11"/>22960 tq7zrtcreu</text:p>
      <text:p text:style-name="P1"><text:s/>0 <text:s text:c="11"/>22923 touchwood</text:p>
      <text:p text:style-name="P1"><text:s/>0 <text:s text:c="11"/>22961 tqbsyc9esc</text:p>
      <text:p text:style-name="P1"><text:s/>0 <text:s text:c="11"/>22968 trabajo</text:p>
      <text:p text:style-name="P1"><text:s/>0 <text:s text:c="11"/>22969 trabajos</text:p>
      <text:p text:style-name="P1"><text:s/>0 <text:s text:c="11"/>22970 traboccare</text:p>
      <text:p text:style-name="P1"><text:s/>0 <text:s text:c="11"/>22967 trabajar</text:p>
      <text:p text:style-name="P1"><text:s/>0 <text:s text:c="11"/>22966 trabajan</text:p>
      <text:p text:style-name="P1"><text:s/>0 <text:s text:c="11"/>22965 tra</text:p>
      <text:p text:style-name="P1"><text:s/>0 <text:s text:c="11"/>22962 tqvotdyj5c</text:p>
      <text:p text:style-name="P1"><text:s/>0 <text:s text:c="11"/>22963 tqw5rxtgzh</text:p>
      <text:p text:style-name="P1"><text:s/>0 <text:s text:c="11"/>22964 tr9km1mliv</text:p>
      <text:p text:style-name="P1"><text:s/>0 <text:s text:c="11"/>22948 tp4y</text:p>
      <text:p text:style-name="P1"><text:s/>0 <text:s text:c="11"/>22947 toystory3</text:p>
      <text:p text:style-name="P1"><text:s/>0 <text:s text:c="11"/>22946 toys</text:p>
      <text:p text:style-name="P1"><text:s/>0 <text:s text:c="11"/>22945 toying</text:p>
      <text:p text:style-name="P1"><text:s/>0 <text:s text:c="11"/>22930 tourists</text:p>
      <text:p text:style-name="P1"><text:s/>0 <text:s text:c="11"/>22931 tournament</text:p>
      <text:p text:style-name="P1"><text:s/>0 <text:s text:c="11"/>22932 tourney</text:p>
      <text:p text:style-name="P1"><text:s/>0 <text:s text:c="11"/>22929 tourism</text:p>
      <text:p text:style-name="P1"><text:s/>0 <text:s text:c="11"/>22928 tour</text:p>
      <text:p text:style-name="P1"><text:s/>0 <text:s text:c="11"/>22927 toumani</text:p>
      <text:p text:style-name="P1"><text:s/>0 <text:s text:c="11"/>22924 touchy</text:p>
      <text:p text:style-name="P1"><text:s/>0 <text:s text:c="11"/>22925 tough</text:p>
      <text:p text:style-name="P1"><text:s/>0 <text:s text:c="11"/>22926 toughest</text:p>
      <text:p text:style-name="P1"><text:s/>0 <text:s text:c="11"/>22933 tourneys</text:p>
      <text:p text:style-name="P1"><text:s/>0 <text:s text:c="11"/>22934 tournies</text:p>
      <text:p text:style-name="P1"><text:s/>0 <text:s text:c="11"/>22935 toward</text:p>
      <text:p text:style-name="P1"><text:s/>0 <text:s text:c="11"/>22943 toxicrelationships</text:p>
      <text:p text:style-name="P1"><text:s/>0 <text:s text:c="11"/>22944 toy</text:p>
      <text:p text:style-name="P1"><text:soft-page-break/><text:s/>0 <text:s text:c="11"/>22941 toxic</text:p>
      <text:p text:style-name="P1"><text:s/>0 <text:s text:c="11"/>22942 toxiclove</text:p>
      <text:p text:style-name="P1"><text:s/>0 <text:s text:c="11"/>22940 towns</text:p>
      <text:p text:style-name="P1"><text:s/>0 <text:s text:c="11"/>22936 towards</text:p>
      <text:p text:style-name="P1"><text:s/>0 <text:s text:c="11"/>22937 tower</text:p>
      <text:p text:style-name="P1"><text:s/>0 <text:s text:c="11"/>22938 towers</text:p>
      <text:p text:style-name="P1"><text:s/>0 <text:s text:c="11"/>22939 town</text:p>
      <text:p text:style-name="P1"><text:s/>0 <text:s text:c="11"/>22871 top</text:p>
      <text:p text:style-name="P1"><text:s/>0 <text:s text:c="11"/>22870 toothpaste</text:p>
      <text:p text:style-name="P1"><text:s/>0 <text:s text:c="11"/>22869 toothed</text:p>
      <text:p text:style-name="P1"><text:s/>0 <text:s text:c="11"/>22805 toes</text:p>
      <text:p text:style-name="P1"><text:s/>0 <text:s text:c="11"/>22801 todossomosayotzinapa</text:p>
      <text:p text:style-name="P1"><text:s/>0 <text:s text:c="11"/>22802 toe</text:p>
      <text:p text:style-name="P1"><text:s/>0 <text:s text:c="11"/>22803 toefl</text:p>
      <text:p text:style-name="P1"><text:s/>0 <text:s text:c="11"/>22800 todos</text:p>
      <text:p text:style-name="P1"><text:s/>0 <text:s text:c="11"/>22799 todooooo</text:p>
      <text:p text:style-name="P1"><text:s/>0 <text:s text:c="11"/>22798 todo</text:p>
      <text:p text:style-name="P1"><text:s/>0 <text:s text:c="11"/>22795 todd</text:p>
      <text:p text:style-name="P1"><text:s/>0 <text:s text:c="11"/>22796 toddlers</text:p>
      <text:p text:style-name="P1"><text:s/>0 <text:s text:c="11"/>22797 todes</text:p>
      <text:p text:style-name="P1"><text:s/>0 <text:s text:c="11"/>22804 toernooi</text:p>
      <text:p text:style-name="P1"><text:s/>0 <text:s text:c="11"/>22806 toews</text:p>
      <text:p text:style-name="P1"><text:s/>0 <text:s text:c="11"/>22818 tokio</text:p>
      <text:p text:style-name="P1"><text:s/>0 <text:s text:c="11"/>22807 tof</text:p>
      <text:p text:style-name="P1"><text:s/>0 <text:s text:c="11"/>22814 tok</text:p>
      <text:p text:style-name="P1"><text:s/>0 <text:s text:c="11"/>22815 tokens</text:p>
      <text:p text:style-name="P1"><text:s/>0 <text:s text:c="11"/>22816 toker</text:p>
      <text:p text:style-name="P1"><text:s/>0 <text:s text:c="11"/>22813 toilet</text:p>
      <text:p text:style-name="P1"><text:s/>0 <text:s text:c="11"/>22812 toia</text:p>
      <text:p text:style-name="P1"><text:s/>0 <text:s text:c="11"/>22811 toh</text:p>
      <text:p text:style-name="P1"><text:s/>0 <text:s text:c="11"/>22808 toffifee</text:p>
      <text:p text:style-name="P1"><text:s/>0 <text:s text:c="11"/>22809 together</text:p>
      <text:p text:style-name="P1"><text:s/>0 <text:s text:c="11"/>22810 togggg</text:p>
      <text:p text:style-name="P1"><text:s/>0 <text:s text:c="11"/>22793 todavía</text:p>
      <text:p text:style-name="P1"><text:s/>0 <text:s text:c="11"/>22792 todas</text:p>
      <text:p text:style-name="P1"><text:s/>0 <text:s text:c="11"/>22791 tod</text:p>
      <text:p text:style-name="P1"><text:s/>0 <text:s text:c="11"/>22790 toch</text:p>
      <text:p text:style-name="P1"><text:s/>0 <text:s text:c="11"/>22775 tni5j5x</text:p>
      <text:p text:style-name="P1"><text:s/>0 <text:s text:c="11"/>22776 tnmirilkpa</text:p>
      <text:p text:style-name="P1"><text:s/>0 <text:s text:c="11"/>22777 tnsdl</text:p>
      <text:p text:style-name="P1"><text:s/>0 <text:s text:c="11"/>22774 tncoezez</text:p>
      <text:p text:style-name="P1"><text:s/>0 <text:s text:c="11"/>22773 tnchfgpe</text:p>
      <text:p text:style-name="P1"><text:s/>0 <text:s text:c="11"/>22772 tnazzo0r</text:p>
      <text:p text:style-name="P1"><text:s/>0 <text:s text:c="11"/>22769 tmw1l1fvyv</text:p>
      <text:p text:style-name="P1"><text:s/>0 <text:s text:c="11"/>22770 tmzwp9nmo1</text:p>
      <text:p text:style-name="P1"><text:s/>0 <text:s text:c="11"/>22771 tn</text:p>
      <text:p text:style-name="P1"><text:s/>0 <text:s text:c="11"/>22778 tnx</text:p>
      <text:p text:style-name="P1"><text:s/>0 <text:s text:c="11"/>22779 tnx8zqaz</text:p>
      <text:p text:style-name="P1"><text:s/>0 <text:s text:c="11"/>22780 to</text:p>
      <text:p text:style-name="P1"><text:s/>0 <text:s text:c="11"/>22788 tocan</text:p>
      <text:p text:style-name="P1"><text:s/>0 <text:s text:c="11"/>22789 tocará</text:p>
      <text:p text:style-name="P1"><text:s/>0 <text:s text:c="11"/>22786 toc8ft70os</text:p>
      <text:p text:style-name="P1"><text:soft-page-break/><text:s/>0 <text:s text:c="11"/>22787 tocado</text:p>
      <text:p text:style-name="P1"><text:s/>0 <text:s text:c="11"/>22785 tobehonest</text:p>
      <text:p text:style-name="P1"><text:s/>0 <text:s text:c="11"/>22781 toast</text:p>
      <text:p text:style-name="P1"><text:s/>0 <text:s text:c="11"/>22782 toaster</text:p>
      <text:p text:style-name="P1"><text:s/>0 <text:s text:c="11"/>22783 toasty</text:p>
      <text:p text:style-name="P1"><text:s/>0 <text:s text:c="11"/>22784 tobacco</text:p>
      <text:p text:style-name="P1"><text:s/>0 <text:s text:c="11"/>22817 tokes</text:p>
      <text:p text:style-name="P1"><text:s/>0 <text:s text:c="11"/>22819 tokrat</text:p>
      <text:p text:style-name="P1"><text:s/>0 <text:s text:c="11"/>22868 tooth</text:p>
      <text:p text:style-name="P1"><text:s/>0 <text:s text:c="11"/>22856 tony</text:p>
      <text:p text:style-name="P1"><text:s/>0 <text:s text:c="11"/>22852 toniiiiiight</text:p>
      <text:p text:style-name="P1"><text:s/>0 <text:s text:c="11"/>22853 tonk</text:p>
      <text:p text:style-name="P1"><text:s/>0 <text:s text:c="11"/>22854 tonno</text:p>
      <text:p text:style-name="P1"><text:s/>0 <text:s text:c="11"/>22851 tonigjt</text:p>
      <text:p text:style-name="P1"><text:s/>0 <text:s text:c="11"/>22850 tonight</text:p>
      <text:p text:style-name="P1"><text:s/>0 <text:s text:c="11"/>22849 toni</text:p>
      <text:p text:style-name="P1"><text:s/>0 <text:s text:c="11"/>22846 tondo</text:p>
      <text:p text:style-name="P1"><text:s/>0 <text:s text:c="11"/>22847 tone</text:p>
      <text:p text:style-name="P1"><text:s/>0 <text:s text:c="11"/>22848 tongue</text:p>
      <text:p text:style-name="P1"><text:s/>0 <text:s text:c="11"/>22855 tons</text:p>
      <text:p text:style-name="P1"><text:s/>0 <text:s text:c="11"/>22857 too</text:p>
      <text:p text:style-name="P1"><text:s/>0 <text:s text:c="11"/>22820 tokyo</text:p>
      <text:p text:style-name="P1"><text:s/>0 <text:s text:c="11"/>22858 toocoolforjudges</text:p>
      <text:p text:style-name="P1"><text:s/>0 <text:s text:c="11"/>22865 toooooo</text:p>
      <text:p text:style-name="P1"><text:s/>0 <text:s text:c="11"/>22866 toooooooo</text:p>
      <text:p text:style-name="P1"><text:s/>0 <text:s text:c="11"/>22867 toot</text:p>
      <text:p text:style-name="P1"><text:s/>0 <text:s text:c="11"/>22864 toooo</text:p>
      <text:p text:style-name="P1"><text:s/>0 <text:s text:c="11"/>22863 tooo</text:p>
      <text:p text:style-name="P1"><text:s/>0 <text:s text:c="11"/>22862 tools</text:p>
      <text:p text:style-name="P1"><text:s/>0 <text:s text:c="11"/>22859 took</text:p>
      <text:p text:style-name="P1"><text:s/>0 <text:s text:c="11"/>22860 tool</text:p>
      <text:p text:style-name="P1"><text:s/>0 <text:s text:c="11"/>22861 toolkit</text:p>
      <text:p text:style-name="P1"><text:s/>0 <text:s text:c="11"/>22845 tonality</text:p>
      <text:p text:style-name="P1"><text:s/>0 <text:s text:c="11"/>22844 ton</text:p>
      <text:p text:style-name="P1"><text:s/>0 <text:s text:c="11"/>22843 tomorrowworld</text:p>
      <text:p text:style-name="P1"><text:s/>0 <text:s text:c="11"/>22842 tomorrowland</text:p>
      <text:p text:style-name="P1"><text:s/>0 <text:s text:c="11"/>22827 tom</text:p>
      <text:p text:style-name="P1"><text:s/>0 <text:s text:c="11"/>22828 tomar</text:p>
      <text:p text:style-name="P1"><text:s/>0 <text:s text:c="11"/>22829 tomas</text:p>
      <text:p text:style-name="P1"><text:s/>0 <text:s text:c="11"/>22826 toll</text:p>
      <text:p text:style-name="P1"><text:s/>0 <text:s text:c="11"/>22825 tolked</text:p>
      <text:p text:style-name="P1"><text:s/>0 <text:s text:c="11"/>22824 tolk</text:p>
      <text:p text:style-name="P1"><text:s/>0 <text:s text:c="11"/>22821 told</text:p>
      <text:p text:style-name="P1"><text:s/>0 <text:s text:c="11"/>22822 tolerance</text:p>
      <text:p text:style-name="P1"><text:s/>0 <text:s text:c="11"/>22823 tolerate</text:p>
      <text:p text:style-name="P1"><text:s/>0 <text:s text:c="11"/>22830 tomato</text:p>
      <text:p text:style-name="P1"><text:s/>0 <text:s text:c="11"/>22831 tomboy</text:p>
      <text:p text:style-name="P1"><text:s/>0 <text:s text:c="11"/>22832 tombraider</text:p>
      <text:p text:style-name="P1"><text:s/>0 <text:s text:c="11"/>22840 tomorrow</text:p>
      <text:p text:style-name="P1"><text:s/>0 <text:s text:c="11"/>22841 tomorrowedding</text:p>
      <text:p text:style-name="P1"><text:s/>0 <text:s text:c="11"/>22838 tomorow</text:p>
      <text:p text:style-name="P1"><text:s/>0 <text:s text:c="11"/>22839 tomorroland</text:p>
      <text:p text:style-name="P1"><text:soft-page-break/><text:s/>0 <text:s text:c="11"/>22837 tomoffinland</text:p>
      <text:p text:style-name="P1"><text:s/>0 <text:s text:c="11"/>22833 tomcat</text:p>
      <text:p text:style-name="P1"><text:s/>0 <text:s text:c="11"/>22834 tommorow</text:p>
      <text:p text:style-name="P1"><text:s/>0 <text:s text:c="11"/>22835 tommrow</text:p>
      <text:p text:style-name="P1"><text:s/>0 <text:s text:c="11"/>22836 tommy</text:p>
      <text:p text:style-name="P1"><text:s/>0 <text:s text:c="11"/>22563 think</text:p>
      <text:p text:style-name="P1"><text:s/>0 <text:s text:c="11"/>22562 thingsithinkwhenishouldbesleeping</text:p>
      <text:p text:style-name="P1"><text:s/>0 <text:s text:c="11"/>22561 thingsisayatwork</text:p>
      <text:p text:style-name="P1"><text:s/>0 <text:s text:c="11"/>22292 teenagers</text:p>
      <text:p text:style-name="P1"><text:s/>0 <text:s text:c="11"/>22288 tedxuhasselt</text:p>
      <text:p text:style-name="P1"><text:s/>0 <text:s text:c="11"/>22289 tee</text:p>
      <text:p text:style-name="P1"><text:s/>0 <text:s text:c="11"/>22290 teen</text:p>
      <text:p text:style-name="P1"><text:s/>0 <text:s text:c="11"/>22287 tedxghent</text:p>
      <text:p text:style-name="P1"><text:s/>0 <text:s text:c="11"/>22286 tedxbrussels</text:p>
      <text:p text:style-name="P1"><text:s/>0 <text:s text:c="11"/>22285 tedtalks</text:p>
      <text:p text:style-name="P1"><text:s/>0 <text:s text:c="11"/>22282 ted</text:p>
      <text:p text:style-name="P1"><text:s/>0 <text:s text:c="11"/>22283 teddy</text:p>
      <text:p text:style-name="P1"><text:s/>0 <text:s text:c="11"/>22284 tedious</text:p>
      <text:p text:style-name="P1"><text:s/>0 <text:s text:c="11"/>22291 teenage</text:p>
      <text:p text:style-name="P1"><text:s/>0 <text:s text:c="11"/>22293 teennicktop10</text:p>
      <text:p text:style-name="P1"><text:s/>0 <text:s text:c="11"/>22280 tecqrtn2x3</text:p>
      <text:p text:style-name="P1"><text:s/>0 <text:s text:c="11"/>22294 teens</text:p>
      <text:p text:style-name="P1"><text:s/>0 <text:s text:c="11"/>22301 tehuelelacola</text:p>
      <text:p text:style-name="P1"><text:s/>0 <text:s text:c="11"/>22302 tei</text:p>
      <text:p text:style-name="P1"><text:s/>0 <text:s text:c="11"/>22303 teifuture</text:p>
      <text:p text:style-name="P1"><text:s/>0 <text:s text:c="11"/>22300 tehtx66k8y</text:p>
      <text:p text:style-name="P1"><text:s/>0 <text:s text:c="11"/>22299 tehran</text:p>
      <text:p text:style-name="P1"><text:s/>0 <text:s text:c="11"/>22298 tegenlicht</text:p>
      <text:p text:style-name="P1"><text:s/>0 <text:s text:c="11"/>22295 tees</text:p>
      <text:p text:style-name="P1"><text:s/>0 <text:s text:c="11"/>22296 teeth</text:p>
      <text:p text:style-name="P1"><text:s/>0 <text:s text:c="11"/>22297 teezily</text:p>
      <text:p text:style-name="P1"><text:s/>0 <text:s text:c="11"/>22281 tecrube</text:p>
      <text:p text:style-name="P1"><text:s/>0 <text:s text:c="11"/>22279 tecnologia</text:p>
      <text:p text:style-name="P1"><text:s/>0 <text:s text:c="11"/>22560 thingsidoinschool</text:p>
      <text:p text:style-name="P1"><text:s/>0 <text:s text:c="11"/>22266 technica</text:p>
      <text:p text:style-name="P1"><text:s/>0 <text:s text:c="11"/>22262 teatro</text:p>
      <text:p text:style-name="P1"><text:s/>0 <text:s text:c="11"/>22263 tech</text:p>
      <text:p text:style-name="P1"><text:s/>0 <text:s text:c="11"/>22264 techcrunch</text:p>
      <text:p text:style-name="P1"><text:s/>0 <text:s text:c="11"/>22261 teaser</text:p>
      <text:p text:style-name="P1"><text:s/>0 <text:s text:c="11"/>22260 tears</text:p>
      <text:p text:style-name="P1"><text:s/>0 <text:s text:c="11"/>22259 tearing</text:p>
      <text:p text:style-name="P1"><text:s/>0 <text:s text:c="11"/>22256 teamusa</text:p>
      <text:p text:style-name="P1"><text:s/>0 <text:s text:c="11"/>22257 tear</text:p>
      <text:p text:style-name="P1"><text:s/>0 <text:s text:c="11"/>22258 teardrops</text:p>
      <text:p text:style-name="P1"><text:s/>0 <text:s text:c="11"/>22265 techies</text:p>
      <text:p text:style-name="P1"><text:s/>0 <text:s text:c="11"/>22267 technical</text:p>
      <text:p text:style-name="P1"><text:s/>0 <text:s text:c="11"/>22278 techtarget</text:p>
      <text:p text:style-name="P1"><text:s/>0 <text:s text:c="11"/>22268 technically</text:p>
      <text:p text:style-name="P1"><text:s/>0 <text:s text:c="11"/>22275 technologies</text:p>
      <text:p text:style-name="P1"><text:s/>0 <text:s text:c="11"/>22276 technology</text:p>
      <text:p text:style-name="P1"><text:s/>0 <text:s text:c="11"/>22277 techstars</text:p>
      <text:p text:style-name="P1"><text:s/>0 <text:s text:c="11"/>22274 technologically</text:p>
      <text:p text:style-name="P1"><text:soft-page-break/><text:s/>0 <text:s text:c="11"/>22273 technological</text:p>
      <text:p text:style-name="P1"><text:s/>0 <text:s text:c="11"/>22272 techno</text:p>
      <text:p text:style-name="P1"><text:s/>0 <text:s text:c="11"/>22269 technicolor</text:p>
      <text:p text:style-name="P1"><text:s/>0 <text:s text:c="11"/>22270 technics</text:p>
      <text:p text:style-name="P1"><text:s/>0 <text:s text:c="11"/>22271 techniques</text:p>
      <text:p text:style-name="P1"><text:s/>0 <text:s text:c="11"/>22304 teiputsch</text:p>
      <text:p text:style-name="P1"><text:s/>0 <text:s text:c="11"/>22305 teklife</text:p>
      <text:p text:style-name="P1"><text:s/>0 <text:s text:c="11"/>22306 telaviv</text:p>
      <text:p text:style-name="P1"><text:s/>0 <text:s text:c="11"/>22343 tempted</text:p>
      <text:p text:style-name="P1"><text:s/>0 <text:s text:c="11"/>22339 temporal</text:p>
      <text:p text:style-name="P1"><text:s/>0 <text:s text:c="11"/>22340 temporary</text:p>
      <text:p text:style-name="P1"><text:s/>0 <text:s text:c="11"/>22341 temps</text:p>
      <text:p text:style-name="P1"><text:s/>0 <text:s text:c="11"/>22338 tempo</text:p>
      <text:p text:style-name="P1"><text:s/>0 <text:s text:c="11"/>22337 templo</text:p>
      <text:p text:style-name="P1"><text:s/>0 <text:s text:c="11"/>22336 temple</text:p>
      <text:p text:style-name="P1"><text:s/>0 <text:s text:c="11"/>22333 tempi</text:p>
      <text:p text:style-name="P1"><text:s/>0 <text:s text:c="11"/>22334 template</text:p>
      <text:p text:style-name="P1"><text:s/>0 <text:s text:c="11"/>22335 templates</text:p>
      <text:p text:style-name="P1"><text:s/>0 <text:s text:c="11"/>22342 temptation</text:p>
      <text:p text:style-name="P1"><text:s/>0 <text:s text:c="11"/>22344 tempting</text:p>
      <text:p text:style-name="P1"><text:s/>0 <text:s text:c="11"/>22307 telecoms</text:p>
      <text:p text:style-name="P1"><text:s/>0 <text:s text:c="11"/>22345 tempus</text:p>
      <text:p text:style-name="P1"><text:s/>0 <text:s text:c="11"/>22352 tendulkar</text:p>
      <text:p text:style-name="P1"><text:s/>0 <text:s text:c="11"/>22353 tener</text:p>
      <text:p text:style-name="P1"><text:s/>0 <text:s text:c="11"/>22354 teneroniii</text:p>
      <text:p text:style-name="P1"><text:s/>0 <text:s text:c="11"/>22351 tendrá</text:p>
      <text:p text:style-name="P1"><text:s/>0 <text:s text:c="11"/>22350 tender</text:p>
      <text:p text:style-name="P1"><text:s/>0 <text:s text:c="11"/>22349 tenda</text:p>
      <text:p text:style-name="P1"><text:s/>0 <text:s text:c="11"/>22346 temsion</text:p>
      <text:p text:style-name="P1"><text:s/>0 <text:s text:c="11"/>22347 ten</text:p>
      <text:p text:style-name="P1"><text:s/>0 <text:s text:c="11"/>22348 tend</text:p>
      <text:p text:style-name="P1"><text:s/>0 <text:s text:c="11"/>22332 tempered</text:p>
      <text:p text:style-name="P1"><text:s/>0 <text:s text:c="11"/>22331 temperature</text:p>
      <text:p text:style-name="P1"><text:s/>0 <text:s text:c="11"/>22330 temicencq8</text:p>
      <text:p text:style-name="P1"><text:s/>0 <text:s text:c="11"/>22329 teme</text:p>
      <text:p text:style-name="P1"><text:s/>0 <text:s text:c="11"/>22314 telemarketing</text:p>
      <text:p text:style-name="P1"><text:s/>0 <text:s text:c="11"/>22315 telepathic</text:p>
      <text:p text:style-name="P1"><text:s/>0 <text:s text:c="11"/>22316 teleport</text:p>
      <text:p text:style-name="P1"><text:s/>0 <text:s text:c="11"/>22313 telemarketers</text:p>
      <text:p text:style-name="P1"><text:s/>0 <text:s text:c="11"/>22312 telemadrid</text:p>
      <text:p text:style-name="P1"><text:s/>0 <text:s text:c="11"/>22311 telegraph</text:p>
      <text:p text:style-name="P1"><text:s/>0 <text:s text:c="11"/>22308 telecon</text:p>
      <text:p text:style-name="P1"><text:s/>0 <text:s text:c="11"/>22309 telefonu</text:p>
      <text:p text:style-name="P1"><text:s/>0 <text:s text:c="11"/>22310 telefónica</text:p>
      <text:p text:style-name="P1"><text:s/>0 <text:s text:c="11"/>22317 teleportation</text:p>
      <text:p text:style-name="P1"><text:s/>0 <text:s text:c="11"/>22318 televisa</text:p>
      <text:p text:style-name="P1"><text:s/>0 <text:s text:c="11"/>22319 televised</text:p>
      <text:p text:style-name="P1"><text:s/>0 <text:s text:c="11"/>22327 tema</text:p>
      <text:p text:style-name="P1"><text:s/>0 <text:s text:c="11"/>22328 temcu1ou15</text:p>
      <text:p text:style-name="P1"><text:s/>0 <text:s text:c="11"/>22325 telltale</text:p>
      <text:p text:style-name="P1"><text:s/>0 <text:s text:c="11"/>22326 tem</text:p>
      <text:p text:style-name="P1"><text:s/>0 <text:s text:c="11"/>22324 tells</text:p>
      <text:p text:style-name="P1"><text:soft-page-break/><text:s/>0 <text:s text:c="11"/>22320 television</text:p>
      <text:p text:style-name="P1"><text:s/>0 <text:s text:c="11"/>22321 tell</text:p>
      <text:p text:style-name="P1"><text:s/>0 <text:s text:c="11"/>22322 telletubbie</text:p>
      <text:p text:style-name="P1"><text:s/>0 <text:s text:c="11"/>22323 telling</text:p>
      <text:p text:style-name="P1"><text:s/>0 <text:s text:c="11"/>22255 teamtage</text:p>
      <text:p text:style-name="P1"><text:s/>0 <text:s text:c="11"/>22254 teamspeler</text:p>
      <text:p text:style-name="P1"><text:s/>0 <text:s text:c="11"/>22253 teamsong</text:p>
      <text:p text:style-name="P1"><text:s/>0 <text:s text:c="11"/>22188 taught</text:p>
      <text:p text:style-name="P1"><text:s/>0 <text:s text:c="11"/>22184 tato</text:p>
      <text:p text:style-name="P1"><text:s/>0 <text:s text:c="11"/>22185 tattoo</text:p>
      <text:p text:style-name="P1"><text:s/>0 <text:s text:c="11"/>22186 tattoos</text:p>
      <text:p text:style-name="P1"><text:s/>0 <text:s text:c="11"/>22183 tat</text:p>
      <text:p text:style-name="P1"><text:s/>0 <text:s text:c="11"/>22182 tasty</text:p>
      <text:p text:style-name="P1"><text:s/>0 <text:s text:c="11"/>22181 tasting</text:p>
      <text:p text:style-name="P1"><text:s/>0 <text:s text:c="11"/>22178 tassaray</text:p>
      <text:p text:style-name="P1"><text:s/>0 <text:s text:c="11"/>22179 taste</text:p>
      <text:p text:style-name="P1"><text:s/>0 <text:s text:c="11"/>22180 tastes</text:p>
      <text:p text:style-name="P1"><text:s/>0 <text:s text:c="11"/>22187 tatum</text:p>
      <text:p text:style-name="P1"><text:s/>0 <text:s text:c="11"/>22189 taurusrising</text:p>
      <text:p text:style-name="P1"><text:s/>0 <text:s text:c="11"/>22201 tbbt</text:p>
      <text:p text:style-name="P1"><text:s/>0 <text:s text:c="11"/>22190 taut</text:p>
      <text:p text:style-name="P1"><text:s/>0 <text:s text:c="11"/>22197 taylors</text:p>
      <text:p text:style-name="P1"><text:s/>0 <text:s text:c="11"/>22198 taytay</text:p>
      <text:p text:style-name="P1"><text:s/>0 <text:s text:c="11"/>22199 tayyar</text:p>
      <text:p text:style-name="P1"><text:s/>0 <text:s text:c="11"/>22196 taylor</text:p>
      <text:p text:style-name="P1"><text:s/>0 <text:s text:c="11"/>22195 taye</text:p>
      <text:p text:style-name="P1"><text:s/>0 <text:s text:c="11"/>22194 taxi</text:p>
      <text:p text:style-name="P1"><text:s/>0 <text:s text:c="11"/>22191 tavern</text:p>
      <text:p text:style-name="P1"><text:s/>0 <text:s text:c="11"/>22192 taxes</text:p>
      <text:p text:style-name="P1"><text:s/>0 <text:s text:c="11"/>22193 taxglkxcbl</text:p>
      <text:p text:style-name="P1"><text:s/>0 <text:s text:c="11"/>22177 tass2013</text:p>
      <text:p text:style-name="P1"><text:s/>0 <text:s text:c="11"/>22176 tass2012</text:p>
      <text:p text:style-name="P1"><text:s/>0 <text:s text:c="11"/>22175 tass</text:p>
      <text:p text:style-name="P1"><text:s/>0 <text:s text:c="11"/>22174 tasks</text:p>
      <text:p text:style-name="P1"><text:s/>0 <text:s text:c="11"/>22159 tar</text:p>
      <text:p text:style-name="P1"><text:s/>0 <text:s text:c="11"/>22160 taraf</text:p>
      <text:p text:style-name="P1"><text:s/>0 <text:s text:c="11"/>22161 tarateta</text:p>
      <text:p text:style-name="P1"><text:s/>0 <text:s text:c="11"/>22158 taqueria</text:p>
      <text:p text:style-name="P1"><text:s/>0 <text:s text:c="11"/>22157 tappednfc</text:p>
      <text:p text:style-name="P1"><text:s/>0 <text:s text:c="11"/>22156 tapped</text:p>
      <text:p text:style-name="P1"><text:s/>0 <text:s text:c="11"/>22153 tapaclarin1810</text:p>
      <text:p text:style-name="P1"><text:s/>0 <text:s text:c="11"/>22154 tapas</text:p>
      <text:p text:style-name="P1"><text:s/>0 <text:s text:c="11"/>22155 tape</text:p>
      <text:p text:style-name="P1"><text:s/>0 <text:s text:c="11"/>22162 tarazed</text:p>
      <text:p text:style-name="P1"><text:s/>0 <text:s text:c="11"/>22163 tardecita</text:p>
      <text:p text:style-name="P1"><text:s/>0 <text:s text:c="11"/>22164 targaryen</text:p>
      <text:p text:style-name="P1"><text:s/>0 <text:s text:c="11"/>22172 task</text:p>
      <text:p text:style-name="P1"><text:s/>0 <text:s text:c="11"/>22173 taskify</text:p>
      <text:p text:style-name="P1"><text:s/>0 <text:s text:c="11"/>22170 tarrangon</text:p>
      <text:p text:style-name="P1"><text:s/>0 <text:s text:c="11"/>22171 tart</text:p>
      <text:p text:style-name="P1"><text:s/>0 <text:s text:c="11"/>22169 tarkan</text:p>
      <text:p text:style-name="P1"><text:s/>0 <text:s text:c="11"/>22165 target</text:p>
      <text:p text:style-name="P1"><text:soft-page-break/><text:s/>0 <text:s text:c="11"/>22166 targeting</text:p>
      <text:p text:style-name="P1"><text:s/>0 <text:s text:c="11"/>22167 targets</text:p>
      <text:p text:style-name="P1"><text:s/>0 <text:s text:c="11"/>22168 tarih</text:p>
      <text:p text:style-name="P1"><text:s/>0 <text:s text:c="11"/>22200 tbaj5mawvb</text:p>
      <text:p text:style-name="P1"><text:s/>0 <text:s text:c="11"/>22202 tbedone</text:p>
      <text:p text:style-name="P1"><text:s/>0 <text:s text:c="11"/>22252 teams</text:p>
      <text:p text:style-name="P1"><text:s/>0 <text:s text:c="11"/>22240 teaching</text:p>
      <text:p text:style-name="P1"><text:s/>0 <text:s text:c="11"/>22235 teac259</text:p>
      <text:p text:style-name="P1"><text:s/>0 <text:s text:c="11"/>22236 teach</text:p>
      <text:p text:style-name="P1"><text:s/>0 <text:s text:c="11"/>22238 teachers</text:p>
      <text:p text:style-name="P1"><text:s/>0 <text:s text:c="11"/>22234 tea</text:p>
      <text:p text:style-name="P1"><text:s/>0 <text:s text:c="11"/>22233 te</text:p>
      <text:p text:style-name="P1"><text:s/>0 <text:s text:c="11"/>22232 tdyqyokod3</text:p>
      <text:p text:style-name="P1"><text:s/>0 <text:s text:c="11"/>22229 tdnql8vuud</text:p>
      <text:p text:style-name="P1"><text:s/>0 <text:s text:c="11"/>22230 tdrlkbhz44</text:p>
      <text:p text:style-name="P1"><text:s/>0 <text:s text:c="11"/>22231 tdv23hsb1t</text:p>
      <text:p text:style-name="P1"><text:s/>0 <text:s text:c="11"/>22239 teaches</text:p>
      <text:p text:style-name="P1"><text:s/>0 <text:s text:c="11"/>22241 team</text:p>
      <text:p text:style-name="P1"><text:s/>0 <text:s text:c="11"/>22203 tbfczaagon</text:p>
      <text:p text:style-name="P1"><text:s/>0 <text:s text:c="11"/>22242 team610</text:p>
      <text:p text:style-name="P1"><text:s/>0 <text:s text:c="11"/>22249 teamomiamor</text:p>
      <text:p text:style-name="P1"><text:s/>0 <text:s text:c="11"/>22250 teamoo</text:p>
      <text:p text:style-name="P1"><text:s/>0 <text:s text:c="11"/>22251 teamooo</text:p>
      <text:p text:style-name="P1"><text:s/>0 <text:s text:c="11"/>22248 teamomaaaaas</text:p>
      <text:p text:style-name="P1"><text:s/>0 <text:s text:c="11"/>22247 teamo</text:p>
      <text:p text:style-name="P1"><text:s/>0 <text:s text:c="11"/>22246 teamlove</text:p>
      <text:p text:style-name="P1"><text:s/>0 <text:s text:c="11"/>22243 teambieber</text:p>
      <text:p text:style-name="P1"><text:s/>0 <text:s text:c="11"/>22244 teamcesare</text:p>
      <text:p text:style-name="P1"><text:s/>0 <text:s text:c="11"/>22245 teamgermany</text:p>
      <text:p text:style-name="P1"><text:s/>0 <text:s text:c="11"/>22228 tdfjiapq</text:p>
      <text:p text:style-name="P1"><text:s/>0 <text:s text:c="11"/>22227 tdcnpnep</text:p>
      <text:p text:style-name="P1"><text:s/>0 <text:s text:c="11"/>22226 td7k9p5pn4</text:p>
      <text:p text:style-name="P1"><text:s/>0 <text:s text:c="11"/>22225 td56mkqoiy</text:p>
      <text:p text:style-name="P1"><text:s/>0 <text:s text:c="11"/>22210 tbt</text:p>
      <text:p text:style-name="P1"><text:s/>0 <text:s text:c="11"/>22211 tbtrlg1u1x</text:p>
      <text:p text:style-name="P1"><text:s/>0 <text:s text:c="11"/>22212 tcan</text:p>
      <text:p text:style-name="P1"><text:s/>0 <text:s text:c="11"/>22209 tbs0ngzixs</text:p>
      <text:p text:style-name="P1"><text:s/>0 <text:s text:c="11"/>22208 tbs</text:p>
      <text:p text:style-name="P1"><text:s/>0 <text:s text:c="11"/>22207 tbqj5dqr5k</text:p>
      <text:p text:style-name="P1"><text:s/>0 <text:s text:c="11"/>22204 tbh</text:p>
      <text:p text:style-name="P1"><text:s/>0 <text:s text:c="11"/>22205 tbhyhhakf5</text:p>
      <text:p text:style-name="P1"><text:s/>0 <text:s text:c="11"/>22206 tblqysa3cr</text:p>
      <text:p text:style-name="P1"><text:s/>0 <text:s text:c="11"/>22213 tchaikovsky</text:p>
      <text:p text:style-name="P1"><text:s/>0 <text:s text:c="11"/>22214 tcitaly</text:p>
      <text:p text:style-name="P1"><text:s/>0 <text:s text:c="11"/>22215 tcnay13x</text:p>
      <text:p text:style-name="P1"><text:s/>0 <text:s text:c="11"/>22223 tcy7mwlbtt</text:p>
      <text:p text:style-name="P1"><text:s/>0 <text:s text:c="11"/>22224 td</text:p>
      <text:p text:style-name="P1"><text:s/>0 <text:s text:c="11"/>22221 tcwflgp2</text:p>
      <text:p text:style-name="P1"><text:s/>0 <text:s text:c="11"/>22222 tcwxtfnnt7</text:p>
      <text:p text:style-name="P1"><text:s/>0 <text:s text:c="11"/>22220 tcvjbf8f</text:p>
      <text:p text:style-name="P1"><text:s/>0 <text:s text:c="11"/>22216 tcpdump</text:p>
      <text:p text:style-name="P1"><text:s/>0 <text:s text:c="11"/>22217 tcpqcpihqh</text:p>
      <text:p text:style-name="P1"><text:soft-page-break/><text:s/>0 <text:s text:c="11"/>22218 tcr</text:p>
      <text:p text:style-name="P1"><text:s/>0 <text:s text:c="11"/>22219 tctwuob2ef</text:p>
      <text:p text:style-name="P1"><text:s/>0 <text:s text:c="11"/>22355 tengo</text:p>
      <text:p text:style-name="P1"><text:s/>0 <text:s text:c="11"/>22356 teniendo</text:p>
      <text:p text:style-name="P1"><text:s/>0 <text:s text:c="11"/>22357 tennessee</text:p>
      <text:p text:style-name="P1"><text:s/>0 <text:s text:c="11"/>22496 theface</text:p>
      <text:p text:style-name="P1"><text:s/>0 <text:s text:c="11"/>22492 theatres</text:p>
      <text:p text:style-name="P1"><text:s/>0 <text:s text:c="11"/>22493 thee</text:p>
      <text:p text:style-name="P1"><text:s/>0 <text:s text:c="11"/>22494 theend</text:p>
      <text:p text:style-name="P1"><text:s/>0 <text:s text:c="11"/>22491 theatre</text:p>
      <text:p text:style-name="P1"><text:s/>0 <text:s text:c="11"/>22490 theathers</text:p>
      <text:p text:style-name="P1"><text:s/>0 <text:s text:c="11"/>22489 theaters</text:p>
      <text:p text:style-name="P1"><text:s/>0 <text:s text:c="11"/>22486 the</text:p>
      <text:p text:style-name="P1"><text:s/>0 <text:s text:c="11"/>22487 theamazingspiderman2</text:p>
      <text:p text:style-name="P1"><text:s/>0 <text:s text:c="11"/>22488 theater</text:p>
      <text:p text:style-name="P1"><text:s/>0 <text:s text:c="11"/>22495 theendapp</text:p>
      <text:p text:style-name="P1"><text:s/>0 <text:s text:c="11"/>22497 thefellowshipofthering</text:p>
      <text:p text:style-name="P1"><text:s/>0 <text:s text:c="11"/>22509 thekilling</text:p>
      <text:p text:style-name="P1"><text:s/>0 <text:s text:c="11"/>22498 thefinaltour</text:p>
      <text:p text:style-name="P1"><text:s/>0 <text:s text:c="11"/>22505 their</text:p>
      <text:p text:style-name="P1"><text:s/>0 <text:s text:c="11"/>22506 thejambo</text:p>
      <text:p text:style-name="P1"><text:s/>0 <text:s text:c="11"/>22507 thekeesh</text:p>
      <text:p text:style-name="P1"><text:s/>0 <text:s text:c="11"/>22504 thehundreds</text:p>
      <text:p text:style-name="P1"><text:s/>0 <text:s text:c="11"/>22503 thehorrorthehorror</text:p>
      <text:p text:style-name="P1"><text:s/>0 <text:s text:c="11"/>22502 thehobbit</text:p>
      <text:p text:style-name="P1"><text:s/>0 <text:s text:c="11"/>22499 theflash</text:p>
      <text:p text:style-name="P1"><text:s/>0 <text:s text:c="11"/>22500 thegirl_i_metatpostofficetoday</text:p>
      <text:p text:style-name="P1"><text:s/>0 <text:s text:c="11"/>22501 thehangover3</text:p>
      <text:p text:style-name="P1"><text:s/>0 <text:s text:c="11"/>22485 thc</text:p>
      <text:p text:style-name="P1"><text:s/>0 <text:s text:c="11"/>22484 thaveapresident</text:p>
      <text:p text:style-name="P1"><text:s/>0 <text:s text:c="11"/>22483 thatz</text:p>
      <text:p text:style-name="P1"><text:s/>0 <text:s text:c="11"/>22482 thatsthembrainsforya</text:p>
      <text:p text:style-name="P1"><text:s/>0 <text:s text:c="11"/>22467 thanking</text:p>
      <text:p text:style-name="P1"><text:s/>0 <text:s text:c="11"/>22468 thanks</text:p>
      <text:p text:style-name="P1"><text:s/>0 <text:s text:c="11"/>22469 thanksgiving</text:p>
      <text:p text:style-name="P1"><text:s/>0 <text:s text:c="11"/>22466 thankgoodness</text:p>
      <text:p text:style-name="P1"><text:s/>0 <text:s text:c="11"/>22465 thankfully</text:p>
      <text:p text:style-name="P1"><text:s/>0 <text:s text:c="11"/>22464 thankful</text:p>
      <text:p text:style-name="P1"><text:s/>0 <text:s text:c="11"/>22461 thang</text:p>
      <text:p text:style-name="P1"><text:s/>0 <text:s text:c="11"/>22462 thank</text:p>
      <text:p text:style-name="P1"><text:s/>0 <text:s text:c="11"/>22463 thankd</text:p>
      <text:p text:style-name="P1"><text:s/>0 <text:s text:c="11"/>22470 thankyou</text:p>
      <text:p text:style-name="P1"><text:s/>0 <text:s text:c="11"/>22471 thankyouu</text:p>
      <text:p text:style-name="P1"><text:s/>0 <text:s text:c="11"/>22472 thankyouuu</text:p>
      <text:p text:style-name="P1"><text:s/>0 <text:s text:c="11"/>22480 thats</text:p>
      <text:p text:style-name="P1"><text:s/>0 <text:s text:c="11"/>22481 thatsbae</text:p>
      <text:p text:style-name="P1"><text:s/>0 <text:s text:c="11"/>22478 thatawkwardmoment</text:p>
      <text:p text:style-name="P1"><text:s/>0 <text:s text:c="11"/>22479 thatcherjoe</text:p>
      <text:p text:style-name="P1"><text:s/>0 <text:s text:c="11"/>22477 thatawfulmoment</text:p>
      <text:p text:style-name="P1"><text:s/>0 <text:s text:c="11"/>22473 thankz</text:p>
      <text:p text:style-name="P1"><text:s/>0 <text:s text:c="11"/>22474 thanx</text:p>
      <text:p text:style-name="P1"><text:s/>0 <text:s text:c="11"/>22475 thanx4urhelp</text:p>
      <text:p text:style-name="P1"><text:soft-page-break/><text:s/>0 <text:s text:c="11"/>22476 that</text:p>
      <text:p text:style-name="P1"><text:s/>0 <text:s text:c="11"/>22508 thekeytohappiness</text:p>
      <text:p text:style-name="P1"><text:s/>0 <text:s text:c="11"/>22510 thekooks</text:p>
      <text:p text:style-name="P1"><text:s/>0 <text:s text:c="11"/>22459 thak</text:p>
      <text:p text:style-name="P1"><text:s/>0 <text:s text:c="11"/>22548 theworldneedsmore</text:p>
      <text:p text:style-name="P1"><text:s/>0 <text:s text:c="11"/>22544 thevamps</text:p>
      <text:p text:style-name="P1"><text:s/>0 <text:s text:c="11"/>22545 thewalkingdead</text:p>
      <text:p text:style-name="P1"><text:s/>0 <text:s text:c="11"/>22546 thewandcompany</text:p>
      <text:p text:style-name="P1"><text:s/>0 <text:s text:c="11"/>22543 thetwotowers</text:p>
      <text:p text:style-name="P1"><text:s/>0 <text:s text:c="11"/>22542 thestruggleofhavingthickhair</text:p>
      <text:p text:style-name="P1"><text:s/>0 <text:s text:c="11"/>22541 thesocialnetwork</text:p>
      <text:p text:style-name="P1"><text:s/>0 <text:s text:c="11"/>22538 thesaurus</text:p>
      <text:p text:style-name="P1"><text:s/>0 <text:s text:c="11"/>22539 these</text:p>
      <text:p text:style-name="P1"><text:s/>0 <text:s text:c="11"/>22540 thesis</text:p>
      <text:p text:style-name="P1"><text:s/>0 <text:s text:c="11"/>22547 thewarriorsway</text:p>
      <text:p text:style-name="P1"><text:s/>0 <text:s text:c="11"/>22549 thexx</text:p>
      <text:p text:style-name="P1"><text:s/>0 <text:s text:c="11"/>22511 thelastofus</text:p>
      <text:p text:style-name="P1"><text:s/>0 <text:s text:c="11"/>22550 they</text:p>
      <text:p text:style-name="P1"><text:s/>0 <text:s text:c="11"/>22557 thing</text:p>
      <text:p text:style-name="P1"><text:s/>0 <text:s text:c="11"/>22558 thingamabob</text:p>
      <text:p text:style-name="P1"><text:s/>0 <text:s text:c="11"/>22559 things</text:p>
      <text:p text:style-name="P1"><text:s/>0 <text:s text:c="11"/>22556 thimble</text:p>
      <text:p text:style-name="P1"><text:s/>0 <text:s text:c="11"/>22555 thiker</text:p>
      <text:p text:style-name="P1"><text:s/>0 <text:s text:c="11"/>22554 thiiiiiis</text:p>
      <text:p text:style-name="P1"><text:s/>0 <text:s text:c="11"/>22551 theyre</text:p>
      <text:p text:style-name="P1"><text:s/>0 <text:s text:c="11"/>22552 thi</text:p>
      <text:p text:style-name="P1"><text:s/>0 <text:s text:c="11"/>22553 thiago</text:p>
      <text:p text:style-name="P1"><text:s/>0 <text:s text:c="11"/>22537 therye</text:p>
      <text:p text:style-name="P1"><text:s/>0 <text:s text:c="11"/>22536 thermostat</text:p>
      <text:p text:style-name="P1"><text:s/>0 <text:s text:c="11"/>22535 thermometer</text:p>
      <text:p text:style-name="P1"><text:s/>0 <text:s text:c="11"/>22534 thermal</text:p>
      <text:p text:style-name="P1"><text:s/>0 <text:s text:c="11"/>22518 then</text:p>
      <text:p text:style-name="P1"><text:s/>0 <text:s text:c="11"/>22519 theoffice</text:p>
      <text:p text:style-name="P1"><text:s/>0 <text:s text:c="11"/>22520 theorem</text:p>
      <text:p text:style-name="P1"><text:s/>0 <text:s text:c="11"/>22517 themselves</text:p>
      <text:p text:style-name="P1"><text:s/>0 <text:s text:c="11"/>22516 themes</text:p>
      <text:p text:style-name="P1"><text:s/>0 <text:s text:c="11"/>22515 themed</text:p>
      <text:p text:style-name="P1"><text:s/>0 <text:s text:c="11"/>22512 thelma</text:p>
      <text:p text:style-name="P1"><text:s/>0 <text:s text:c="11"/>22513 them</text:p>
      <text:p text:style-name="P1"><text:s/>0 <text:s text:c="11"/>22514 theme</text:p>
      <text:p text:style-name="P1"><text:s/>0 <text:s text:c="11"/>22521 theoretical</text:p>
      <text:p text:style-name="P1"><text:s/>0 <text:s text:c="11"/>22522 theorizing</text:p>
      <text:p text:style-name="P1"><text:s/>0 <text:s text:c="11"/>22524 thepiratebay</text:p>
      <text:p text:style-name="P1"><text:s/>0 <text:s text:c="11"/>22532 theres</text:p>
      <text:p text:style-name="P1"><text:s/>0 <text:s text:c="11"/>22533 thermae</text:p>
      <text:p text:style-name="P1"><text:s/>0 <text:s text:c="11"/>22530 therefore</text:p>
      <text:p text:style-name="P1"><text:s/>0 <text:s text:c="11"/>22531 thereisalightthatnevergoesout</text:p>
      <text:p text:style-name="P1"><text:s/>0 <text:s text:c="11"/>22529 therealkristycarlisle</text:p>
      <text:p text:style-name="P1"><text:s/>0 <text:s text:c="11"/>22525 thepurge</text:p>
      <text:p text:style-name="P1"><text:s/>0 <text:s text:c="11"/>22526 therapeutic</text:p>
      <text:p text:style-name="P1"><text:s/>0 <text:s text:c="11"/>22527 there</text:p>
      <text:p text:style-name="P1"><text:s/>0 <text:s text:c="11"/>22528 thereader</text:p>
      <text:p text:style-name="P1"><text:soft-page-break/><text:s/>0 <text:s text:c="11"/>22460 than</text:p>
      <text:p text:style-name="P1"><text:s/>0 <text:s text:c="11"/>22458 thadd</text:p>
      <text:p text:style-name="P1"><text:s/>0 <text:s text:c="11"/>22358 tennis</text:p>
      <text:p text:style-name="P1"><text:s/>0 <text:s text:c="11"/>22394 terrify</text:p>
      <text:p text:style-name="P1"><text:s/>0 <text:s text:c="11"/>22390 terribly</text:p>
      <text:p text:style-name="P1"><text:s/>0 <text:s text:c="11"/>22391 terrier</text:p>
      <text:p text:style-name="P1"><text:s/>0 <text:s text:c="11"/>22392 terrific</text:p>
      <text:p text:style-name="P1"><text:s/>0 <text:s text:c="11"/>22389 terriblemente</text:p>
      <text:p text:style-name="P1"><text:s/>0 <text:s text:c="11"/>22388 terrible</text:p>
      <text:p text:style-name="P1"><text:s/>0 <text:s text:c="11"/>22387 terrence</text:p>
      <text:p text:style-name="P1"><text:s/>0 <text:s text:c="11"/>22384 terrace</text:p>
      <text:p text:style-name="P1"><text:s/>0 <text:s text:c="11"/>22385 terracota</text:p>
      <text:p text:style-name="P1"><text:s/>0 <text:s text:c="11"/>22386 terremoto</text:p>
      <text:p text:style-name="P1"><text:s/>0 <text:s text:c="11"/>22393 terrified</text:p>
      <text:p text:style-name="P1"><text:s/>0 <text:s text:c="11"/>22395 terrifying</text:p>
      <text:p text:style-name="P1"><text:s/>0 <text:s text:c="11"/>22407 test</text:p>
      <text:p text:style-name="P1"><text:s/>0 <text:s text:c="11"/>22396 terror</text:p>
      <text:p text:style-name="P1"><text:s/>0 <text:s text:c="11"/>22403 tesis</text:p>
      <text:p text:style-name="P1"><text:s/>0 <text:s text:c="11"/>22404 tesisi</text:p>
      <text:p text:style-name="P1"><text:s/>0 <text:s text:c="11"/>22405 tesla</text:p>
      <text:p text:style-name="P1"><text:s/>0 <text:s text:c="11"/>22402 tesa</text:p>
      <text:p text:style-name="P1"><text:s/>0 <text:s text:c="11"/>22401 terug</text:p>
      <text:p text:style-name="P1"><text:s/>0 <text:s text:c="11"/>22400 tertiary</text:p>
      <text:p text:style-name="P1"><text:s/>0 <text:s text:c="11"/>22397 terrorism</text:p>
      <text:p text:style-name="P1"><text:s/>0 <text:s text:c="11"/>22398 terrorists</text:p>
      <text:p text:style-name="P1"><text:s/>0 <text:s text:c="11"/>22399 terrors</text:p>
      <text:p text:style-name="P1"><text:s/>0 <text:s text:c="11"/>22383 terra</text:p>
      <text:p text:style-name="P1"><text:s/>0 <text:s text:c="11"/>22382 ternuris</text:p>
      <text:p text:style-name="P1"><text:s/>0 <text:s text:c="11"/>22381 terms</text:p>
      <text:p text:style-name="P1"><text:s/>0 <text:s text:c="11"/>22380 terminé</text:p>
      <text:p text:style-name="P1"><text:s/>0 <text:s text:c="11"/>22365 teoman</text:p>
      <text:p text:style-name="P1"><text:s/>0 <text:s text:c="11"/>22366 tepalcapa</text:p>
      <text:p text:style-name="P1"><text:s/>0 <text:s text:c="11"/>22367 tepco</text:p>
      <text:p text:style-name="P1"><text:s/>0 <text:s text:c="11"/>22364 tenía</text:p>
      <text:p text:style-name="P1"><text:s/>0 <text:s text:c="11"/>22363 tensed</text:p>
      <text:p text:style-name="P1"><text:s/>0 <text:s text:c="11"/>22362 tense</text:p>
      <text:p text:style-name="P1"><text:s/>0 <text:s text:c="11"/>22359 tennison</text:p>
      <text:p text:style-name="P1"><text:s/>0 <text:s text:c="11"/>22360 tennyson</text:p>
      <text:p text:style-name="P1"><text:s/>0 <text:s text:c="11"/>22361 tens</text:p>
      <text:p text:style-name="P1"><text:s/>0 <text:s text:c="11"/>22368 tepelaste</text:p>
      <text:p text:style-name="P1"><text:s/>0 <text:s text:c="11"/>22369 teq1je78</text:p>
      <text:p text:style-name="P1"><text:s/>0 <text:s text:c="11"/>22370 tequila</text:p>
      <text:p text:style-name="P1"><text:s/>0 <text:s text:c="11"/>22378 terminando</text:p>
      <text:p text:style-name="P1"><text:s/>0 <text:s text:c="11"/>22379 terminate</text:p>
      <text:p text:style-name="P1"><text:s/>0 <text:s text:c="11"/>22376 termina</text:p>
      <text:p text:style-name="P1"><text:s/>0 <text:s text:c="11"/>22377 terminal</text:p>
      <text:p text:style-name="P1"><text:s/>0 <text:s text:c="11"/>22375 terme</text:p>
      <text:p text:style-name="P1"><text:s/>0 <text:s text:c="11"/>22371 ter</text:p>
      <text:p text:style-name="P1"><text:s/>0 <text:s text:c="11"/>22372 tercer</text:p>
      <text:p text:style-name="P1"><text:s/>0 <text:s text:c="11"/>22373 tering</text:p>
      <text:p text:style-name="P1"><text:s/>0 <text:s text:c="11"/>22374 term</text:p>
      <text:p text:style-name="P1"><text:s/>0 <text:s text:c="11"/>22406 tess</text:p>
      <text:p text:style-name="P1"><text:soft-page-break/><text:s/>0 <text:s text:c="11"/>22408 tested</text:p>
      <text:p text:style-name="P1"><text:s/>0 <text:s text:c="11"/>22457 tha</text:p>
      <text:p text:style-name="P1"><text:s/>0 <text:s text:c="11"/>22445 tg0mlb53vu</text:p>
      <text:p text:style-name="P1"><text:s/>0 <text:s text:c="11"/>22441 tfli</text:p>
      <text:p text:style-name="P1"><text:s/>0 <text:s text:c="11"/>22442 tfmlj5hr</text:p>
      <text:p text:style-name="P1"><text:s/>0 <text:s text:c="11"/>22443 tfoe</text:p>
      <text:p text:style-name="P1"><text:s/>0 <text:s text:c="11"/>22440 tfiyneiyka</text:p>
      <text:p text:style-name="P1"><text:s/>0 <text:s text:c="11"/>22439 tfg5kxxvea</text:p>
      <text:p text:style-name="P1"><text:s/>0 <text:s text:c="11"/>22438 tf8x4rpday</text:p>
      <text:p text:style-name="P1"><text:s/>0 <text:s text:c="11"/>22435 tf</text:p>
      <text:p text:style-name="P1"><text:s/>0 <text:s text:c="11"/>22436 tf2</text:p>
      <text:p text:style-name="P1"><text:s/>0 <text:s text:c="11"/>22437 tf85fhhwy1</text:p>
      <text:p text:style-name="P1"><text:s/>0 <text:s text:c="11"/>22444 tfojbtxfwk</text:p>
      <text:p text:style-name="P1"><text:s/>0 <text:s text:c="11"/>22446 tgazobcx</text:p>
      <text:p text:style-name="P1"><text:s/>0 <text:s text:c="11"/>22409 testen</text:p>
      <text:p text:style-name="P1"><text:s/>0 <text:s text:c="11"/>22447 tgb6wlomvy</text:p>
      <text:p text:style-name="P1"><text:s/>0 <text:s text:c="11"/>22454 tgwcmtxs</text:p>
      <text:p text:style-name="P1"><text:s/>0 <text:s text:c="11"/>22455 tgyh9pk1qi</text:p>
      <text:p text:style-name="P1"><text:s/>0 <text:s text:c="11"/>22456 tgzkxqyk</text:p>
      <text:p text:style-name="P1"><text:s/>0 <text:s text:c="11"/>22453 tgvjjnf4</text:p>
      <text:p text:style-name="P1"><text:s/>0 <text:s text:c="11"/>22452 tgqervqqh3</text:p>
      <text:p text:style-name="P1"><text:s/>0 <text:s text:c="11"/>22451 tgmucxt4qc</text:p>
      <text:p text:style-name="P1"><text:s/>0 <text:s text:c="11"/>22448 tge7g1s0jd</text:p>
      <text:p text:style-name="P1"><text:s/>0 <text:s text:c="11"/>22449 tgifridays</text:p>
      <text:p text:style-name="P1"><text:s/>0 <text:s text:c="11"/>22450 tgil9xyq1d</text:p>
      <text:p text:style-name="P1"><text:s/>0 <text:s text:c="11"/>22434 texui7oiep</text:p>
      <text:p text:style-name="P1"><text:s/>0 <text:s text:c="11"/>22433 textures</text:p>
      <text:p text:style-name="P1"><text:s/>0 <text:s text:c="11"/>22432 texture</text:p>
      <text:p text:style-name="P1"><text:s/>0 <text:s text:c="11"/>22431 textual</text:p>
      <text:p text:style-name="P1"><text:s/>0 <text:s text:c="11"/>22416 tetesto</text:p>
      <text:p text:style-name="P1"><text:s/>0 <text:s text:c="11"/>22417 tethys</text:p>
      <text:p text:style-name="P1"><text:s/>0 <text:s text:c="11"/>22418 tetris</text:p>
      <text:p text:style-name="P1"><text:s/>0 <text:s text:c="11"/>22415 tesxwyug</text:p>
      <text:p text:style-name="P1"><text:s/>0 <text:s text:c="11"/>22414 tests</text:p>
      <text:p text:style-name="P1"><text:s/>0 <text:s text:c="11"/>22413 testo</text:p>
      <text:p text:style-name="P1"><text:s/>0 <text:s text:c="11"/>22410 testify</text:p>
      <text:p text:style-name="P1"><text:s/>0 <text:s text:c="11"/>22411 testimonial</text:p>
      <text:p text:style-name="P1"><text:s/>0 <text:s text:c="11"/>22412 testing</text:p>
      <text:p text:style-name="P1"><text:s/>0 <text:s text:c="11"/>22419 tex</text:p>
      <text:p text:style-name="P1"><text:s/>0 <text:s text:c="11"/>22420 texan</text:p>
      <text:p text:style-name="P1"><text:s/>0 <text:s text:c="11"/>22421 texas</text:p>
      <text:p text:style-name="P1"><text:s/>0 <text:s text:c="11"/>22429 texting</text:p>
      <text:p text:style-name="P1"><text:s/>0 <text:s text:c="11"/>22430 texts</text:p>
      <text:p text:style-name="P1"><text:s/>0 <text:s text:c="11"/>22427 textbook</text:p>
      <text:p text:style-name="P1"><text:s/>0 <text:s text:c="11"/>22428 textbooks</text:p>
      <text:p text:style-name="P1"><text:s/>0 <text:s text:c="11"/>22426 textanalytics</text:p>
      <text:p text:style-name="P1"><text:s/>0 <text:s text:c="11"/>22422 texasliving</text:p>
      <text:p text:style-name="P1"><text:s/>0 <text:s text:c="11"/>22423 text</text:p>
      <text:p text:style-name="P1"><text:s/>0 <text:s text:c="11"/>22424 text_analytics</text:p>
      <text:p text:style-name="P1"><text:s/>0 <text:s text:c="11"/>22425 textalytics</text:p>
      <text:p text:style-name="P1"><text:s/>0 <text:s text:c="11"/>21330 spree</text:p>
      <text:p text:style-name="P1"><text:s/>0 <text:s text:c="11"/>21328 spreadsheet</text:p>
      <text:p text:style-name="P1"><text:soft-page-break/><text:s/>0 <text:s text:c="11"/>22972 traces</text:p>
      <text:p text:style-name="P1"><text:s/>0 <text:s text:c="11"/>20235 seedling</text:p>
      <text:p text:style-name="P1"><text:s/>0 <text:s text:c="11"/>20231 seduction</text:p>
      <text:p text:style-name="P1"><text:s/>0 <text:s text:c="11"/>20232 see</text:p>
      <text:p text:style-name="P1"><text:s/>0 <text:s text:c="11"/>20233 seed</text:p>
      <text:p text:style-name="P1"><text:s/>0 <text:s text:c="11"/>20230 seducer</text:p>
      <text:p text:style-name="P1"><text:s/>0 <text:s text:c="11"/>20229 sedmgqhz</text:p>
      <text:p text:style-name="P1"><text:s/>0 <text:s text:c="11"/>20228 sede</text:p>
      <text:p text:style-name="P1"><text:s/>0 <text:s text:c="11"/>20225 securing</text:p>
      <text:p text:style-name="P1"><text:s/>0 <text:s text:c="11"/>20226 security</text:p>
      <text:p text:style-name="P1"><text:s/>0 <text:s text:c="11"/>20227 sed</text:p>
      <text:p text:style-name="P1"><text:s/>0 <text:s text:c="11"/>20234 seedbombs</text:p>
      <text:p text:style-name="P1"><text:s/>0 <text:s text:c="11"/>20236 seeds</text:p>
      <text:p text:style-name="P1"><text:s/>0 <text:s text:c="11"/>20223 secuknxxms</text:p>
      <text:p text:style-name="P1"><text:s/>0 <text:s text:c="11"/>20237 seeee</text:p>
      <text:p text:style-name="P1"><text:s/>0 <text:s text:c="11"/>20244 seema</text:p>
      <text:p text:style-name="P1"><text:s/>0 <text:s text:c="11"/>20245 seemed</text:p>
      <text:p text:style-name="P1"><text:s/>0 <text:s text:c="11"/>20246 seemingly</text:p>
      <text:p text:style-name="P1"><text:s/>0 <text:s text:c="11"/>20243 seem</text:p>
      <text:p text:style-name="P1"><text:s/>0 <text:s text:c="11"/>20242 seeks</text:p>
      <text:p text:style-name="P1"><text:s/>0 <text:s text:c="11"/>20241 seeking</text:p>
      <text:p text:style-name="P1"><text:s/>0 <text:s text:c="11"/>20238 seeing</text:p>
      <text:p text:style-name="P1"><text:s/>0 <text:s text:c="11"/>20239 seek</text:p>
      <text:p text:style-name="P1"><text:s/>0 <text:s text:c="11"/>20240 seekers</text:p>
      <text:p text:style-name="P1"><text:s/>0 <text:s text:c="11"/>20224 secure</text:p>
      <text:p text:style-name="P1"><text:s/>0 <text:s text:c="11"/>20222 sector</text:p>
      <text:p text:style-name="P1"><text:s/>0 <text:s text:c="11"/>20300 semmy2912</text:p>
      <text:p text:style-name="P1"><text:s/>0 <text:s text:c="11"/>20209 seba</text:p>
      <text:p text:style-name="P1"><text:s/>0 <text:s text:c="11"/>20205 seat</text:p>
      <text:p text:style-name="P1"><text:s/>0 <text:s text:c="11"/>20206 seating</text:p>
      <text:p text:style-name="P1"><text:s/>0 <text:s text:c="11"/>20207 seats</text:p>
      <text:p text:style-name="P1"><text:s/>0 <text:s text:c="11"/>20204 seasons</text:p>
      <text:p text:style-name="P1"><text:s/>0 <text:s text:c="11"/>20203 seasonally</text:p>
      <text:p text:style-name="P1"><text:s/>0 <text:s text:c="11"/>20202 season2</text:p>
      <text:p text:style-name="P1"><text:s/>0 <text:s text:c="11"/>20199 seas</text:p>
      <text:p text:style-name="P1"><text:s/>0 <text:s text:c="11"/>20200 seashell</text:p>
      <text:p text:style-name="P1"><text:s/>0 <text:s text:c="11"/>20201 season</text:p>
      <text:p text:style-name="P1"><text:s/>0 <text:s text:c="11"/>20208 seattle</text:p>
      <text:p text:style-name="P1"><text:s/>0 <text:s text:c="11"/>20210 sebastian</text:p>
      <text:p text:style-name="P1"><text:s/>0 <text:s text:c="11"/>20221 sectioned</text:p>
      <text:p text:style-name="P1"><text:s/>0 <text:s text:c="11"/>20211 sec</text:p>
      <text:p text:style-name="P1"><text:s/>0 <text:s text:c="11"/>20218 secretly</text:p>
      <text:p text:style-name="P1"><text:s/>0 <text:s text:c="11"/>20219 secrets</text:p>
      <text:p text:style-name="P1"><text:s/>0 <text:s text:c="11"/>20220 section</text:p>
      <text:p text:style-name="P1"><text:s/>0 <text:s text:c="11"/>20217 secretary</text:p>
      <text:p text:style-name="P1"><text:s/>0 <text:s text:c="11"/>20216 secret</text:p>
      <text:p text:style-name="P1"><text:s/>0 <text:s text:c="11"/>20215 seconds</text:p>
      <text:p text:style-name="P1"><text:s/>0 <text:s text:c="11"/>20212 secchio</text:p>
      <text:p text:style-name="P1"><text:s/>0 <text:s text:c="11"/>20213 second</text:p>
      <text:p text:style-name="P1"><text:s/>0 <text:s text:c="11"/>20214 seconde</text:p>
      <text:p text:style-name="P1"><text:s/>0 <text:s text:c="11"/>20247 seems</text:p>
      <text:p text:style-name="P1"><text:s/>0 <text:s text:c="11"/>20248 seen</text:p>
      <text:p text:style-name="P1"><text:soft-page-break/><text:s/>0 <text:s text:c="11"/>20249 seenay</text:p>
      <text:p text:style-name="P1"><text:s/>0 <text:s text:c="11"/>20286 selves</text:p>
      <text:p text:style-name="P1"><text:s/>0 <text:s text:c="11"/>20282 seller</text:p>
      <text:p text:style-name="P1"><text:s/>0 <text:s text:c="11"/>20283 sellers</text:p>
      <text:p text:style-name="P1"><text:s/>0 <text:s text:c="11"/>20284 selling</text:p>
      <text:p text:style-name="P1"><text:s/>0 <text:s text:c="11"/>20281 sell</text:p>
      <text:p text:style-name="P1"><text:s/>0 <text:s text:c="11"/>20280 selfish</text:p>
      <text:p text:style-name="P1"><text:s/>0 <text:s text:c="11"/>20279 selfies</text:p>
      <text:p text:style-name="P1"><text:s/>0 <text:s text:c="11"/>20276 self</text:p>
      <text:p text:style-name="P1"><text:s/>0 <text:s text:c="11"/>20277 selfdirected</text:p>
      <text:p text:style-name="P1"><text:s/>0 <text:s text:c="11"/>20278 selfie</text:p>
      <text:p text:style-name="P1"><text:s/>0 <text:s text:c="11"/>20285 sells</text:p>
      <text:p text:style-name="P1"><text:s/>0 <text:s text:c="11"/>20287 sem</text:p>
      <text:p text:style-name="P1"><text:s/>0 <text:s text:c="11"/>20250 sees</text:p>
      <text:p text:style-name="P1"><text:s/>0 <text:s text:c="11"/>20289 semantically</text:p>
      <text:p text:style-name="P1"><text:s/>0 <text:s text:c="11"/>20296 seminal</text:p>
      <text:p text:style-name="P1"><text:s/>0 <text:s text:c="11"/>20297 seminar</text:p>
      <text:p text:style-name="P1"><text:s/>0 <text:s text:c="11"/>20298 seminars</text:p>
      <text:p text:style-name="P1"><text:s/>0 <text:s text:c="11"/>20295 semi</text:p>
      <text:p text:style-name="P1"><text:s/>0 <text:s text:c="11"/>20294 semeval2013</text:p>
      <text:p text:style-name="P1"><text:s/>0 <text:s text:c="11"/>20293 semeval</text:p>
      <text:p text:style-name="P1"><text:s/>0 <text:s text:c="11"/>20290 semantics</text:p>
      <text:p text:style-name="P1"><text:s/>0 <text:s text:c="11"/>20291 semendexam</text:p>
      <text:p text:style-name="P1"><text:s/>0 <text:s text:c="11"/>20292 semester</text:p>
      <text:p text:style-name="P1"><text:s/>0 <text:s text:c="11"/>20275 selepe</text:p>
      <text:p text:style-name="P1"><text:s/>0 <text:s text:c="11"/>20274 selena</text:p>
      <text:p text:style-name="P1"><text:s/>0 <text:s text:c="11"/>20273 selective</text:p>
      <text:p text:style-name="P1"><text:s/>0 <text:s text:c="11"/>20272 selection</text:p>
      <text:p text:style-name="P1"><text:s/>0 <text:s text:c="11"/>20257 seguro</text:p>
      <text:p text:style-name="P1"><text:s/>0 <text:s text:c="11"/>20258 según</text:p>
      <text:p text:style-name="P1"><text:s/>0 <text:s text:c="11"/>20259 sehwag</text:p>
      <text:p text:style-name="P1"><text:s/>0 <text:s text:c="11"/>20256 segundos</text:p>
      <text:p text:style-name="P1"><text:s/>0 <text:s text:c="11"/>20255 seguirme</text:p>
      <text:p text:style-name="P1"><text:s/>0 <text:s text:c="11"/>20254 segues</text:p>
      <text:p text:style-name="P1"><text:s/>0 <text:s text:c="11"/>20251 seeting</text:p>
      <text:p text:style-name="P1"><text:s/>0 <text:s text:c="11"/>20252 sef</text:p>
      <text:p text:style-name="P1"><text:s/>0 <text:s text:c="11"/>20253 segmentation</text:p>
      <text:p text:style-name="P1"><text:s/>0 <text:s text:c="11"/>20260 sei</text:p>
      <text:p text:style-name="P1"><text:s/>0 <text:s text:c="11"/>20261 seis</text:p>
      <text:p text:style-name="P1"><text:s/>0 <text:s text:c="11"/>20262 seizes</text:p>
      <text:p text:style-name="P1"><text:s/>0 <text:s text:c="11"/>20270 selected</text:p>
      <text:p text:style-name="P1"><text:s/>0 <text:s text:c="11"/>20271 selectes</text:p>
      <text:p text:style-name="P1"><text:s/>0 <text:s text:c="11"/>20268 seldon</text:p>
      <text:p text:style-name="P1"><text:s/>0 <text:s text:c="11"/>20269 select</text:p>
      <text:p text:style-name="P1"><text:s/>0 <text:s text:c="11"/>20267 seldom</text:p>
      <text:p text:style-name="P1"><text:s/>0 <text:s text:c="11"/>20263 seizures</text:p>
      <text:p text:style-name="P1"><text:s/>0 <text:s text:c="11"/>20264 sekunizayi</text:p>
      <text:p text:style-name="P1"><text:s/>0 <text:s text:c="11"/>20265 sel</text:p>
      <text:p text:style-name="P1"><text:s/>0 <text:s text:c="11"/>20266 selby</text:p>
      <text:p text:style-name="P1"><text:s/>0 <text:s text:c="11"/>20198 searchsolutions2014</text:p>
      <text:p text:style-name="P1"><text:s/>0 <text:s text:c="11"/>20197 searchmkt</text:p>
      <text:p text:style-name="P1"><text:s/>0 <text:s text:c="11"/>20196 searching</text:p>
      <text:p text:style-name="P1"><text:soft-page-break/><text:s/>0 <text:s text:c="11"/>20132 scooters</text:p>
      <text:p text:style-name="P1"><text:s/>0 <text:s text:c="11"/>20128 sckbb1g8kv</text:p>
      <text:p text:style-name="P1"><text:s/>0 <text:s text:c="11"/>20129 scmwxz7b9a</text:p>
      <text:p text:style-name="P1"><text:s/>0 <text:s text:c="11"/>20130 sco3u8fzjc</text:p>
      <text:p text:style-name="P1"><text:s/>0 <text:s text:c="11"/>20127 scjkqa1teb</text:p>
      <text:p text:style-name="P1"><text:s/>0 <text:s text:c="11"/>20126 scissors</text:p>
      <text:p text:style-name="P1"><text:s/>0 <text:s text:c="11"/>20125 scissor</text:p>
      <text:p text:style-name="P1"><text:s/>0 <text:s text:c="11"/>20122 scientists</text:p>
      <text:p text:style-name="P1"><text:s/>0 <text:s text:c="11"/>20123 scikit</text:p>
      <text:p text:style-name="P1"><text:s/>0 <text:s text:c="11"/>20124 scinet</text:p>
      <text:p text:style-name="P1"><text:s/>0 <text:s text:c="11"/>20131 scomposto</text:p>
      <text:p text:style-name="P1"><text:s/>0 <text:s text:c="11"/>20133 scope</text:p>
      <text:p text:style-name="P1"><text:s/>0 <text:s text:c="11"/>20145 scottish</text:p>
      <text:p text:style-name="P1"><text:s/>0 <text:s text:c="11"/>20134 scopes</text:p>
      <text:p text:style-name="P1"><text:s/>0 <text:s text:c="11"/>20141 scoring</text:p>
      <text:p text:style-name="P1"><text:s/>0 <text:s text:c="11"/>20142 scotland</text:p>
      <text:p text:style-name="P1"><text:s/>0 <text:s text:c="11"/>20143 scots</text:p>
      <text:p text:style-name="P1"><text:s/>0 <text:s text:c="11"/>20140 scores</text:p>
      <text:p text:style-name="P1"><text:s/>0 <text:s text:c="11"/>20139 scored</text:p>
      <text:p text:style-name="P1"><text:s/>0 <text:s text:c="11"/>20138 score</text:p>
      <text:p text:style-name="P1"><text:s/>0 <text:s text:c="11"/>20135 scopus</text:p>
      <text:p text:style-name="P1"><text:s/>0 <text:s text:c="11"/>20136 scorch</text:p>
      <text:p text:style-name="P1"><text:s/>0 <text:s text:c="11"/>20137 scorched</text:p>
      <text:p text:style-name="P1"><text:s/>0 <text:s text:c="11"/>20121 scientist</text:p>
      <text:p text:style-name="P1"><text:s/>0 <text:s text:c="11"/>20120 scientifically</text:p>
      <text:p text:style-name="P1"><text:s/>0 <text:s text:c="11"/>20119 scientific</text:p>
      <text:p text:style-name="P1"><text:s/>0 <text:s text:c="11"/>20118 sciences</text:p>
      <text:p text:style-name="P1"><text:s/>0 <text:s text:c="11"/>20103 scholar</text:p>
      <text:p text:style-name="P1"><text:s/>0 <text:s text:c="11"/>20104 scholars</text:p>
      <text:p text:style-name="P1"><text:s/>0 <text:s text:c="11"/>20105 scholarships</text:p>
      <text:p text:style-name="P1"><text:s/>0 <text:s text:c="11"/>20102 schmolies</text:p>
      <text:p text:style-name="P1"><text:s/>0 <text:s text:c="11"/>20101 schmidt</text:p>
      <text:p text:style-name="P1"><text:s/>0 <text:s text:c="11"/>20100 schizophrenics</text:p>
      <text:p text:style-name="P1"><text:s/>0 <text:s text:c="11"/>20097 schizofrenia</text:p>
      <text:p text:style-name="P1"><text:s/>0 <text:s text:c="11"/>20098 schizoid</text:p>
      <text:p text:style-name="P1"><text:s/>0 <text:s text:c="11"/>20099 schizophrenia</text:p>
      <text:p text:style-name="P1"><text:s/>0 <text:s text:c="11"/>20106 schon</text:p>
      <text:p text:style-name="P1"><text:s/>0 <text:s text:c="11"/>20107 school</text:p>
      <text:p text:style-name="P1"><text:s/>0 <text:s text:c="11"/>20108 schoolfoto</text:p>
      <text:p text:style-name="P1"><text:s/>0 <text:s text:c="11"/>20116 science</text:p>
      <text:p text:style-name="P1"><text:s/>0 <text:s text:c="11"/>20117 sciencedump</text:p>
      <text:p text:style-name="P1"><text:s/>0 <text:s text:c="11"/>20114 schă</text:p>
      <text:p text:style-name="P1"><text:s/>0 <text:s text:c="11"/>20115 sci</text:p>
      <text:p text:style-name="P1"><text:s/>0 <text:s text:c="11"/>20113 schwartzberg</text:p>
      <text:p text:style-name="P1"><text:s/>0 <text:s text:c="11"/>20109 schoolkids</text:p>
      <text:p text:style-name="P1"><text:s/>0 <text:s text:c="11"/>20110 schools</text:p>
      <text:p text:style-name="P1"><text:s/>0 <text:s text:c="11"/>20111 schrikken</text:p>
      <text:p text:style-name="P1"><text:s/>0 <text:s text:c="11"/>20112 schumacher</text:p>
      <text:p text:style-name="P1"><text:s/>0 <text:s text:c="11"/>20144 scott</text:p>
      <text:p text:style-name="P1"><text:s/>0 <text:s text:c="11"/>20146 scout</text:p>
      <text:p text:style-name="P1"><text:s/>0 <text:s text:c="11"/>20195 searches</text:p>
      <text:p text:style-name="P1"><text:s/>0 <text:s text:c="11"/>20183 sdmozkn</text:p>
      <text:p text:style-name="P1"><text:soft-page-break/><text:s/>0 <text:s text:c="11"/>20179 sdet</text:p>
      <text:p text:style-name="P1"><text:s/>0 <text:s text:c="11"/>20180 sdjt</text:p>
      <text:p text:style-name="P1"><text:s/>0 <text:s text:c="11"/>20181 sdks</text:p>
      <text:p text:style-name="P1"><text:s/>0 <text:s text:c="11"/>20178 scump</text:p>
      <text:p text:style-name="P1"><text:s/>0 <text:s text:c="11"/>20177 sculptures</text:p>
      <text:p text:style-name="P1"><text:s/>0 <text:s text:c="11"/>20176 sculptris</text:p>
      <text:p text:style-name="P1"><text:s/>0 <text:s text:c="11"/>20173 scrzpuilez</text:p>
      <text:p text:style-name="P1"><text:s/>0 <text:s text:c="11"/>20174 scuffle</text:p>
      <text:p text:style-name="P1"><text:s/>0 <text:s text:c="11"/>20175 sculpted</text:p>
      <text:p text:style-name="P1"><text:s/>0 <text:s text:c="11"/>20182 sdluz8amgu</text:p>
      <text:p text:style-name="P1"><text:s/>0 <text:s text:c="11"/>20184 sdn</text:p>
      <text:p text:style-name="P1"><text:s/>0 <text:s text:c="11"/>20147 scoyf8ltxm</text:p>
      <text:p text:style-name="P1"><text:s/>0 <text:s text:c="11"/>20185 se</text:p>
      <text:p text:style-name="P1"><text:s/>0 <text:s text:c="11"/>20192 search</text:p>
      <text:p text:style-name="P1"><text:s/>0 <text:s text:c="11"/>20193 searchable</text:p>
      <text:p text:style-name="P1"><text:s/>0 <text:s text:c="11"/>20194 searched</text:p>
      <text:p text:style-name="P1"><text:s/>0 <text:s text:c="11"/>20191 sean</text:p>
      <text:p text:style-name="P1"><text:s/>0 <text:s text:c="11"/>20190 sealed</text:p>
      <text:p text:style-name="P1"><text:s/>0 <text:s text:c="11"/>20189 seal</text:p>
      <text:p text:style-name="P1"><text:s/>0 <text:s text:c="11"/>20186 se4x61f0</text:p>
      <text:p text:style-name="P1"><text:s/>0 <text:s text:c="11"/>20187 sea</text:p>
      <text:p text:style-name="P1"><text:s/>0 <text:s text:c="11"/>20188 seabrook</text:p>
      <text:p text:style-name="P1"><text:s/>0 <text:s text:c="11"/>20172 scrubs</text:p>
      <text:p text:style-name="P1"><text:s/>0 <text:s text:c="11"/>20171 scrubby</text:p>
      <text:p text:style-name="P1"><text:s/>0 <text:s text:c="11"/>20170 scroogled</text:p>
      <text:p text:style-name="P1"><text:s/>0 <text:s text:c="11"/>20169 scrolls</text:p>
      <text:p text:style-name="P1"><text:s/>0 <text:s text:c="11"/>20154 screamer</text:p>
      <text:p text:style-name="P1"><text:s/>0 <text:s text:c="11"/>20155 screaming</text:p>
      <text:p text:style-name="P1"><text:s/>0 <text:s text:c="11"/>20156 screen</text:p>
      <text:p text:style-name="P1"><text:s/>0 <text:s text:c="11"/>20153 scream</text:p>
      <text:p text:style-name="P1"><text:s/>0 <text:s text:c="11"/>20152 scraping</text:p>
      <text:p text:style-name="P1"><text:s/>0 <text:s text:c="11"/>20151 scraperwiki</text:p>
      <text:p text:style-name="P1"><text:s/>0 <text:s text:c="11"/>20148 scrambling</text:p>
      <text:p text:style-name="P1"><text:s/>0 <text:s text:c="11"/>20149 scrapbook</text:p>
      <text:p text:style-name="P1"><text:s/>0 <text:s text:c="11"/>20150 scrapbookingobsessed</text:p>
      <text:p text:style-name="P1"><text:s/>0 <text:s text:c="11"/>20157 screening</text:p>
      <text:p text:style-name="P1"><text:s/>0 <text:s text:c="11"/>20158 screens</text:p>
      <text:p text:style-name="P1"><text:s/>0 <text:s text:c="11"/>20159 screenshot</text:p>
      <text:p text:style-name="P1"><text:s/>0 <text:s text:c="11"/>20167 scroll</text:p>
      <text:p text:style-name="P1"><text:s/>0 <text:s text:c="11"/>20168 scrolling</text:p>
      <text:p text:style-name="P1"><text:s/>0 <text:s text:c="11"/>20165 script</text:p>
      <text:p text:style-name="P1"><text:s/>0 <text:s text:c="11"/>20166 scrivi</text:p>
      <text:p text:style-name="P1"><text:s/>0 <text:s text:c="11"/>20164 screwhomework</text:p>
      <text:p text:style-name="P1"><text:s/>0 <text:s text:c="11"/>20160 screenshots</text:p>
      <text:p text:style-name="P1"><text:s/>0 <text:s text:c="11"/>20161 screenshotting</text:p>
      <text:p text:style-name="P1"><text:s/>0 <text:s text:c="11"/>20162 screw</text:p>
      <text:p text:style-name="P1"><text:s/>0 <text:s text:c="11"/>20163 screwed</text:p>
      <text:p text:style-name="P1"><text:s/>0 <text:s text:c="11"/>20299 semis</text:p>
      <text:p text:style-name="P1"><text:s/>0 <text:s text:c="11"/>20301 semplice</text:p>
      <text:p text:style-name="P1"><text:s/>0 <text:s text:c="11"/>20506 sherl</text:p>
      <text:p text:style-name="P1"><text:s/>0 <text:s text:c="11"/>20442 shah</text:p>
      <text:p text:style-name="P1"><text:s/>0 <text:s text:c="11"/>20438 shadow</text:p>
      <text:p text:style-name="P1"><text:soft-page-break/><text:s/>0 <text:s text:c="11"/>20439 shadows</text:p>
      <text:p text:style-name="P1"><text:s/>0 <text:s text:c="11"/>20440 shady</text:p>
      <text:p text:style-name="P1"><text:s/>0 <text:s text:c="11"/>20437 shadi</text:p>
      <text:p text:style-name="P1"><text:s/>0 <text:s text:c="11"/>20436 shades</text:p>
      <text:p text:style-name="P1"><text:s/>0 <text:s text:c="11"/>20435 shade</text:p>
      <text:p text:style-name="P1"><text:s/>0 <text:s text:c="11"/>20432 sh1gj2j9</text:p>
      <text:p text:style-name="P1"><text:s/>0 <text:s text:c="11"/>20433 sha</text:p>
      <text:p text:style-name="P1"><text:s/>0 <text:s text:c="11"/>20434 shacking</text:p>
      <text:p text:style-name="P1"><text:s/>0 <text:s text:c="11"/>20441 shadyes</text:p>
      <text:p text:style-name="P1"><text:s/>0 <text:s text:c="11"/>20443 shailene</text:p>
      <text:p text:style-name="P1"><text:s/>0 <text:s text:c="11"/>20430 sgwchorr</text:p>
      <text:p text:style-name="P1"><text:s/>0 <text:s text:c="11"/>20444 shake</text:p>
      <text:p text:style-name="P1"><text:s/>0 <text:s text:c="11"/>20451 shall</text:p>
      <text:p text:style-name="P1"><text:s/>0 <text:s text:c="11"/>20452 sham</text:p>
      <text:p text:style-name="P1"><text:s/>0 <text:s text:c="11"/>20453 shaman</text:p>
      <text:p text:style-name="P1"><text:s/>0 <text:s text:c="11"/>20450 shalissas</text:p>
      <text:p text:style-name="P1"><text:s/>0 <text:s text:c="11"/>20449 shalissa</text:p>
      <text:p text:style-name="P1"><text:s/>0 <text:s text:c="11"/>20448 shakira</text:p>
      <text:p text:style-name="P1"><text:s/>0 <text:s text:c="11"/>20445 shaken</text:p>
      <text:p text:style-name="P1"><text:s/>0 <text:s text:c="11"/>20446 shakespeare</text:p>
      <text:p text:style-name="P1"><text:s/>0 <text:s text:c="11"/>20447 shaking</text:p>
      <text:p text:style-name="P1"><text:s/>0 <text:s text:c="11"/>20431 sh</text:p>
      <text:p text:style-name="P1"><text:s/>0 <text:s text:c="11"/>20429 sgranchisco</text:p>
      <text:p text:style-name="P1"><text:s/>0 <text:s text:c="11"/>20302 sempre</text:p>
      <text:p text:style-name="P1"><text:s/>0 <text:s text:c="11"/>20416 señora</text:p>
      <text:p text:style-name="P1"><text:s/>0 <text:s text:c="11"/>20412 seymour</text:p>
      <text:p text:style-name="P1"><text:s/>0 <text:s text:c="11"/>20413 sez</text:p>
      <text:p text:style-name="P1"><text:s/>0 <text:s text:c="11"/>20414 sezon</text:p>
      <text:p text:style-name="P1"><text:s/>0 <text:s text:c="11"/>20411 seyjfc4chj</text:p>
      <text:p text:style-name="P1"><text:s/>0 <text:s text:c="11"/>20410 sey</text:p>
      <text:p text:style-name="P1"><text:s/>0 <text:s text:c="11"/>20409 sexysaxsongs</text:p>
      <text:p text:style-name="P1"><text:s/>0 <text:s text:c="11"/>20406 sexxi</text:p>
      <text:p text:style-name="P1"><text:s/>0 <text:s text:c="11"/>20407 sexxiest</text:p>
      <text:p text:style-name="P1"><text:s/>0 <text:s text:c="11"/>20408 sexy</text:p>
      <text:p text:style-name="P1"><text:s/>0 <text:s text:c="11"/>20415 señor</text:p>
      <text:p text:style-name="P1"><text:s/>0 <text:s text:c="11"/>20417 sf</text:p>
      <text:p text:style-name="P1"><text:s/>0 <text:s text:c="11"/>20428 sgjrnshc5r</text:p>
      <text:p text:style-name="P1"><text:s/>0 <text:s text:c="11"/>20418 sf05kebihj</text:p>
      <text:p text:style-name="P1"><text:s/>0 <text:s text:c="11"/>20425 sg2rrlfq</text:p>
      <text:p text:style-name="P1"><text:s/>0 <text:s text:c="11"/>20426 sg5emhpvln</text:p>
      <text:p text:style-name="P1"><text:s/>0 <text:s text:c="11"/>20427 sg9qe43t</text:p>
      <text:p text:style-name="P1"><text:s/>0 <text:s text:c="11"/>20424 sfunnyidontcarewhoyouare</text:p>
      <text:p text:style-name="P1"><text:s/>0 <text:s text:c="11"/>20423 sftscitsp0</text:p>
      <text:p text:style-name="P1"><text:s/>0 <text:s text:c="11"/>20422 sft5hp2np9</text:p>
      <text:p text:style-name="P1"><text:s/>0 <text:s text:c="11"/>20419 sf0bngc7iy</text:p>
      <text:p text:style-name="P1"><text:s/>0 <text:s text:c="11"/>20420 sfaics</text:p>
      <text:p text:style-name="P1"><text:s/>0 <text:s text:c="11"/>20421 sfo</text:p>
      <text:p text:style-name="P1"><text:s/>0 <text:s text:c="11"/>20454 shame</text:p>
      <text:p text:style-name="P1"><text:s/>0 <text:s text:c="11"/>20455 shameless</text:p>
      <text:p text:style-name="P1"><text:s/>0 <text:s text:c="11"/>20456 shampoo</text:p>
      <text:p text:style-name="P1"><text:s/>0 <text:s text:c="11"/>20493 shedules</text:p>
      <text:p text:style-name="P1"><text:s/>0 <text:s text:c="11"/>20489 shcuppettata</text:p>
      <text:p text:style-name="P1"><text:soft-page-break/><text:s/>0 <text:s text:c="11"/>20490 shd</text:p>
      <text:p text:style-name="P1"><text:s/>0 <text:s text:c="11"/>20491 shd8eafoej</text:p>
      <text:p text:style-name="P1"><text:s/>0 <text:s text:c="11"/>20488 shazam</text:p>
      <text:p text:style-name="P1"><text:s/>0 <text:s text:c="11"/>20487 shayad</text:p>
      <text:p text:style-name="P1"><text:s/>0 <text:s text:c="11"/>20486 shawty</text:p>
      <text:p text:style-name="P1"><text:s/>0 <text:s text:c="11"/>20483 shaved</text:p>
      <text:p text:style-name="P1"><text:s/>0 <text:s text:c="11"/>20484 shawn</text:p>
      <text:p text:style-name="P1"><text:s/>0 <text:s text:c="11"/>20485 shawshank</text:p>
      <text:p text:style-name="P1"><text:s/>0 <text:s text:c="11"/>20492 she</text:p>
      <text:p text:style-name="P1"><text:s/>0 <text:s text:c="11"/>20494 sheep</text:p>
      <text:p text:style-name="P1"><text:s/>0 <text:s text:c="11"/>20457 shane</text:p>
      <text:p text:style-name="P1"><text:s/>0 <text:s text:c="11"/>20495 sheer</text:p>
      <text:p text:style-name="P1"><text:s/>0 <text:s text:c="11"/>20502 shelter</text:p>
      <text:p text:style-name="P1"><text:s/>0 <text:s text:c="11"/>20503 shenotafriend</text:p>
      <text:p text:style-name="P1"><text:s/>0 <text:s text:c="11"/>20504 sheraton</text:p>
      <text:p text:style-name="P1"><text:s/>0 <text:s text:c="11"/>20501 shell</text:p>
      <text:p text:style-name="P1"><text:s/>0 <text:s text:c="11"/>20500 sheldon</text:p>
      <text:p text:style-name="P1"><text:s/>0 <text:s text:c="11"/>20499 shekau</text:p>
      <text:p text:style-name="P1"><text:s/>0 <text:s text:c="11"/>20496 sheeran</text:p>
      <text:p text:style-name="P1"><text:s/>0 <text:s text:c="11"/>20497 sheerans</text:p>
      <text:p text:style-name="P1"><text:s/>0 <text:s text:c="11"/>20498 sheffield</text:p>
      <text:p text:style-name="P1"><text:s/>0 <text:s text:c="11"/>20482 shave</text:p>
      <text:p text:style-name="P1"><text:s/>0 <text:s text:c="11"/>20481 sharuk</text:p>
      <text:p text:style-name="P1"><text:s/>0 <text:s text:c="11"/>20480 shartie</text:p>
      <text:p text:style-name="P1"><text:s/>0 <text:s text:c="11"/>20479 sharpie</text:p>
      <text:p text:style-name="P1"><text:s/>0 <text:s text:c="11"/>20464 shaqiri</text:p>
      <text:p text:style-name="P1"><text:s/>0 <text:s text:c="11"/>20465 sharapova</text:p>
      <text:p text:style-name="P1"><text:s/>0 <text:s text:c="11"/>20466 shard</text:p>
      <text:p text:style-name="P1"><text:s/>0 <text:s text:c="11"/>20463 shaping</text:p>
      <text:p text:style-name="P1"><text:s/>0 <text:s text:c="11"/>20462 shaped</text:p>
      <text:p text:style-name="P1"><text:s/>0 <text:s text:c="11"/>20461 shape</text:p>
      <text:p text:style-name="P1"><text:s/>0 <text:s text:c="11"/>20458 shanghai</text:p>
      <text:p text:style-name="P1"><text:s/>0 <text:s text:c="11"/>20459 shank</text:p>
      <text:p text:style-name="P1"><text:s/>0 <text:s text:c="11"/>20460 shannon</text:p>
      <text:p text:style-name="P1"><text:s/>0 <text:s text:c="11"/>20467 share</text:p>
      <text:p text:style-name="P1"><text:s/>0 <text:s text:c="11"/>20468 shareable</text:p>
      <text:p text:style-name="P1"><text:s/>0 <text:s text:c="11"/>20469 shared</text:p>
      <text:p text:style-name="P1"><text:s/>0 <text:s text:c="11"/>20477 sharpe</text:p>
      <text:p text:style-name="P1"><text:s/>0 <text:s text:c="11"/>20478 sharpens</text:p>
      <text:p text:style-name="P1"><text:s/>0 <text:s text:c="11"/>20475 sharon</text:p>
      <text:p text:style-name="P1"><text:s/>0 <text:s text:c="11"/>20476 sharp</text:p>
      <text:p text:style-name="P1"><text:s/>0 <text:s text:c="11"/>20474 shark</text:p>
      <text:p text:style-name="P1"><text:s/>0 <text:s text:c="11"/>20470 sharedleadership</text:p>
      <text:p text:style-name="P1"><text:s/>0 <text:s text:c="11"/>20471 shares</text:p>
      <text:p text:style-name="P1"><text:s/>0 <text:s text:c="11"/>20472 sharif</text:p>
      <text:p text:style-name="P1"><text:s/>0 <text:s text:c="11"/>20473 sharing</text:p>
      <text:p text:style-name="P1"><text:s/>0 <text:s text:c="11"/>20405 sexx</text:p>
      <text:p text:style-name="P1"><text:s/>0 <text:s text:c="11"/>20404 sexually</text:p>
      <text:p text:style-name="P1"><text:s/>0 <text:s text:c="11"/>20403 sexual</text:p>
      <text:p text:style-name="P1"><text:s/>0 <text:s text:c="11"/>20339 separate</text:p>
      <text:p text:style-name="P1"><text:s/>0 <text:s text:c="11"/>20335 sentiwordnet</text:p>
      <text:p text:style-name="P1"><text:s/>0 <text:s text:c="11"/>20336 seo</text:p>
      <text:p text:style-name="P1"><text:soft-page-break/><text:s/>0 <text:s text:c="11"/>20337 seocoder</text:p>
      <text:p text:style-name="P1"><text:s/>0 <text:s text:c="11"/>20334 sentimentanalysis</text:p>
      <text:p text:style-name="P1"><text:s/>0 <text:s text:c="11"/>20333 sentimentalytics</text:p>
      <text:p text:style-name="P1"><text:s/>0 <text:s text:c="11"/>20332 sentimentalsunday</text:p>
      <text:p text:style-name="P1"><text:s/>0 <text:s text:c="11"/>20328 sentic</text:p>
      <text:p text:style-name="P1"><text:s/>0 <text:s text:c="11"/>20329 sentido</text:p>
      <text:p text:style-name="P1"><text:s/>0 <text:s text:c="11"/>20331 sentimental</text:p>
      <text:p text:style-name="P1"><text:s/>0 <text:s text:c="11"/>20338 sep</text:p>
      <text:p text:style-name="P1"><text:s/>0 <text:s text:c="11"/>20340 seperately</text:p>
      <text:p text:style-name="P1"><text:s/>0 <text:s text:c="11"/>20352 serbian</text:p>
      <text:p text:style-name="P1"><text:s/>0 <text:s text:c="11"/>20341 sepl</text:p>
      <text:p text:style-name="P1"><text:s/>0 <text:s text:c="11"/>20348 ser</text:p>
      <text:p text:style-name="P1"><text:s/>0 <text:s text:c="11"/>20349 ser6zjoj</text:p>
      <text:p text:style-name="P1"><text:s/>0 <text:s text:c="11"/>20350 sera</text:p>
      <text:p text:style-name="P1"><text:s/>0 <text:s text:c="11"/>20347 sequoia</text:p>
      <text:p text:style-name="P1"><text:s/>0 <text:s text:c="11"/>20346 september</text:p>
      <text:p text:style-name="P1"><text:s/>0 <text:s text:c="11"/>20345 sept</text:p>
      <text:p text:style-name="P1"><text:s/>0 <text:s text:c="11"/>20342 sepln</text:p>
      <text:p text:style-name="P1"><text:s/>0 <text:s text:c="11"/>20343 sepln2012</text:p>
      <text:p text:style-name="P1"><text:s/>0 <text:s text:c="11"/>20344 sepln2014</text:p>
      <text:p text:style-name="P1"><text:s/>0 <text:s text:c="11"/>20327 sentencing</text:p>
      <text:p text:style-name="P1"><text:s/>0 <text:s text:c="11"/>20326 sentencin</text:p>
      <text:p text:style-name="P1"><text:s/>0 <text:s text:c="11"/>20325 sentences</text:p>
      <text:p text:style-name="P1"><text:s/>0 <text:s text:c="11"/>20324 sentence</text:p>
      <text:p text:style-name="P1"><text:s/>0 <text:s text:c="11"/>20309 sends</text:p>
      <text:p text:style-name="P1"><text:s/>0 <text:s text:c="11"/>20310 senhooooooor</text:p>
      <text:p text:style-name="P1"><text:s/>0 <text:s text:c="11"/>20311 senhor</text:p>
      <text:p text:style-name="P1"><text:s/>0 <text:s text:c="11"/>20308 sending</text:p>
      <text:p text:style-name="P1"><text:s/>0 <text:s text:c="11"/>20307 send</text:p>
      <text:p text:style-name="P1"><text:s/>0 <text:s text:c="11"/>20306 sence</text:p>
      <text:p text:style-name="P1"><text:s/>0 <text:s text:c="11"/>20303 semtech</text:p>
      <text:p text:style-name="P1"><text:s/>0 <text:s text:c="11"/>20304 semturs</text:p>
      <text:p text:style-name="P1"><text:s/>0 <text:s text:c="11"/>20305 sena</text:p>
      <text:p text:style-name="P1"><text:s/>0 <text:s text:c="11"/>20312 senigallia</text:p>
      <text:p text:style-name="P1"><text:s/>0 <text:s text:c="11"/>20313 senin</text:p>
      <text:p text:style-name="P1"><text:s/>0 <text:s text:c="11"/>20314 senior</text:p>
      <text:p text:style-name="P1"><text:s/>0 <text:s text:c="11"/>20322 sensual</text:p>
      <text:p text:style-name="P1"><text:s/>0 <text:s text:c="11"/>20323 sent</text:p>
      <text:p text:style-name="P1"><text:s/>0 <text:s text:c="11"/>20320 sensex</text:p>
      <text:p text:style-name="P1"><text:s/>0 <text:s text:c="11"/>20321 sensory</text:p>
      <text:p text:style-name="P1"><text:s/>0 <text:s text:c="11"/>20319 senseless</text:p>
      <text:p text:style-name="P1"><text:s/>0 <text:s text:c="11"/>20315 seniors</text:p>
      <text:p text:style-name="P1"><text:s/>0 <text:s text:c="11"/>20316 sennheiser</text:p>
      <text:p text:style-name="P1"><text:s/>0 <text:s text:c="11"/>20317 seno</text:p>
      <text:p text:style-name="P1"><text:s/>0 <text:s text:c="11"/>20318 sense</text:p>
      <text:p text:style-name="P1"><text:s/>0 <text:s text:c="11"/>20351 seraaaaa</text:p>
      <text:p text:style-name="P1"><text:s/>0 <text:s text:c="11"/>20353 serena</text:p>
      <text:p text:style-name="P1"><text:s/>0 <text:s text:c="11"/>20402 sexta</text:p>
      <text:p text:style-name="P1"><text:s/>0 <text:s text:c="11"/>20390 setup</text:p>
      <text:p text:style-name="P1"><text:s/>0 <text:s text:c="11"/>20386 settings</text:p>
      <text:p text:style-name="P1"><text:s/>0 <text:s text:c="11"/>20387 settle</text:p>
      <text:p text:style-name="P1"><text:s/>0 <text:s text:c="11"/>20388 settledownbitches</text:p>
      <text:p text:style-name="P1"><text:soft-page-break/><text:s/>0 <text:s text:c="11"/>20385 setting</text:p>
      <text:p text:style-name="P1"><text:s/>0 <text:s text:c="11"/>20384 sets</text:p>
      <text:p text:style-name="P1"><text:s/>0 <text:s text:c="11"/>20383 seth</text:p>
      <text:p text:style-name="P1"><text:s/>0 <text:s text:c="11"/>20380 session</text:p>
      <text:p text:style-name="P1"><text:s/>0 <text:s text:c="11"/>20381 sessions</text:p>
      <text:p text:style-name="P1"><text:s/>0 <text:s text:c="11"/>20382 set</text:p>
      <text:p text:style-name="P1"><text:s/>0 <text:s text:c="11"/>20389 settles</text:p>
      <text:p text:style-name="P1"><text:s/>0 <text:s text:c="11"/>20391 seuss</text:p>
      <text:p text:style-name="P1"><text:s/>0 <text:s text:c="11"/>20354 serenade</text:p>
      <text:p text:style-name="P1"><text:s/>0 <text:s text:c="11"/>20392 sevdigi</text:p>
      <text:p text:style-name="P1"><text:s/>0 <text:s text:c="11"/>20399 sex</text:p>
      <text:p text:style-name="P1"><text:s/>0 <text:s text:c="11"/>20400 sexdblakvs</text:p>
      <text:p text:style-name="P1"><text:s/>0 <text:s text:c="11"/>20401 sexq87hxrm</text:p>
      <text:p text:style-name="P1"><text:s/>0 <text:s text:c="11"/>20398 sew</text:p>
      <text:p text:style-name="P1"><text:s/>0 <text:s text:c="11"/>20397 sevmiyorum</text:p>
      <text:p text:style-name="P1"><text:s/>0 <text:s text:c="11"/>20396 seviyorum</text:p>
      <text:p text:style-name="P1"><text:s/>0 <text:s text:c="11"/>20393 seven</text:p>
      <text:p text:style-name="P1"><text:s/>0 <text:s text:c="11"/>20394 several</text:p>
      <text:p text:style-name="P1"><text:s/>0 <text:s text:c="11"/>20395 sevgilisi</text:p>
      <text:p text:style-name="P1"><text:s/>0 <text:s text:c="11"/>20379 sería</text:p>
      <text:p text:style-name="P1"><text:s/>0 <text:s text:c="11"/>20378 será</text:p>
      <text:p text:style-name="P1"><text:s/>0 <text:s text:c="11"/>20377 serving</text:p>
      <text:p text:style-name="P1"><text:s/>0 <text:s text:c="11"/>20376 services</text:p>
      <text:p text:style-name="P1"><text:s/>0 <text:s text:c="11"/>20361 serials</text:p>
      <text:p text:style-name="P1"><text:s/>0 <text:s text:c="11"/>20362 series</text:p>
      <text:p text:style-name="P1"><text:s/>0 <text:s text:c="11"/>20363 seriesly</text:p>
      <text:p text:style-name="P1"><text:s/>0 <text:s text:c="11"/>20360 seria</text:p>
      <text:p text:style-name="P1"><text:s/>0 <text:s text:c="11"/>20359 sergio</text:p>
      <text:p text:style-name="P1"><text:s/>0 <text:s text:c="11"/>20358 sergei</text:p>
      <text:p text:style-name="P1"><text:s/>0 <text:s text:c="11"/>20355 serenissima</text:p>
      <text:p text:style-name="P1"><text:s/>0 <text:s text:c="11"/>20356 sereno</text:p>
      <text:p text:style-name="P1"><text:s/>0 <text:s text:c="11"/>20357 seres</text:p>
      <text:p text:style-name="P1"><text:s/>0 <text:s text:c="11"/>20364 serieus</text:p>
      <text:p text:style-name="P1"><text:s/>0 <text:s text:c="11"/>20365 serif</text:p>
      <text:p text:style-name="P1"><text:s/>0 <text:s text:c="11"/>20366 serigrafia</text:p>
      <text:p text:style-name="P1"><text:s/>0 <text:s text:c="11"/>20374 servers</text:p>
      <text:p text:style-name="P1"><text:s/>0 <text:s text:c="11"/>20375 service</text:p>
      <text:p text:style-name="P1"><text:s/>0 <text:s text:c="11"/>20372 serve</text:p>
      <text:p text:style-name="P1"><text:s/>0 <text:s text:c="11"/>20373 server</text:p>
      <text:p text:style-name="P1"><text:s/>0 <text:s text:c="11"/>20371 serpenti</text:p>
      <text:p text:style-name="P1"><text:s/>0 <text:s text:c="11"/>20367 serio</text:p>
      <text:p text:style-name="P1"><text:s/>0 <text:s text:c="11"/>20368 serious</text:p>
      <text:p text:style-name="P1"><text:s/>0 <text:s text:c="11"/>20369 seriously</text:p>
      <text:p text:style-name="P1"><text:s/>0 <text:s text:c="11"/>20370 seriouslycantstopgiggling</text:p>
      <text:p text:style-name="P1"><text:s/>0 <text:s text:c="11"/>20096 schiumare</text:p>
      <text:p text:style-name="P1"><text:s/>0 <text:s text:c="11"/>20095 schioppo</text:p>
      <text:p text:style-name="P1"><text:s/>0 <text:s text:c="11"/>20094 schifrin</text:p>
      <text:p text:style-name="P1"><text:s/>0 <text:s text:c="11"/>19826 s1oqmtog9f</text:p>
      <text:p text:style-name="P1"><text:s/>0 <text:s text:c="11"/>19822 s1a6aqa1al</text:p>
      <text:p text:style-name="P1"><text:s/>0 <text:s text:c="11"/>19823 s1gfbsatcb</text:p>
      <text:p text:style-name="P1"><text:s/>0 <text:s text:c="11"/>19824 s1lhxi2zea</text:p>
      <text:p text:style-name="P1"><text:s/>0 <text:s text:c="11"/>19821 s0puq3kytv</text:p>
      <text:p text:style-name="P1"><text:soft-page-break/><text:s/>0 <text:s text:c="11"/>19820 s0nmztqbmm</text:p>
      <text:p text:style-name="P1"><text:s/>0 <text:s text:c="11"/>19819 s0fhzkfp7p</text:p>
      <text:p text:style-name="P1"><text:s/>0 <text:s text:c="11"/>19816 s07e06</text:p>
      <text:p text:style-name="P1"><text:s/>0 <text:s text:c="11"/>19817 s07e07</text:p>
      <text:p text:style-name="P1"><text:s/>0 <text:s text:c="11"/>19818 s07e08</text:p>
      <text:p text:style-name="P1"><text:s/>0 <text:s text:c="11"/>19825 s1nzztzk</text:p>
      <text:p text:style-name="P1"><text:s/>0 <text:s text:c="11"/>19827 s203</text:p>
      <text:p text:style-name="P1"><text:s/>0 <text:s text:c="11"/>19814 s07e01</text:p>
      <text:p text:style-name="P1"><text:s/>0 <text:s text:c="11"/>19828 s2jcxeuepc</text:p>
      <text:p text:style-name="P1"><text:s/>0 <text:s text:c="11"/>19835 s5</text:p>
      <text:p text:style-name="P1"><text:s/>0 <text:s text:c="11"/>19836 s52mobjhld</text:p>
      <text:p text:style-name="P1"><text:s/>0 <text:s text:c="11"/>19837 s5ngi2wlpk</text:p>
      <text:p text:style-name="P1"><text:s/>0 <text:s text:c="11"/>19834 s4whtz5j3l</text:p>
      <text:p text:style-name="P1"><text:s/>0 <text:s text:c="11"/>19833 s42zcmekfs</text:p>
      <text:p text:style-name="P1"><text:s/>0 <text:s text:c="11"/>19832 s3md1nrywf</text:p>
      <text:p text:style-name="P1"><text:s/>0 <text:s text:c="11"/>19829 s2nxnkfze7</text:p>
      <text:p text:style-name="P1"><text:s/>0 <text:s text:c="11"/>19830 s2wjv1xelx</text:p>
      <text:p text:style-name="P1"><text:s/>0 <text:s text:c="11"/>19831 s3bivdbd94</text:p>
      <text:p text:style-name="P1"><text:s/>0 <text:s text:c="11"/>19815 s07e02</text:p>
      <text:p text:style-name="P1"><text:s/>0 <text:s text:c="11"/>19813 s06e11</text:p>
      <text:p text:style-name="P1"><text:s/>0 <text:s text:c="11"/>20093 schifo</text:p>
      <text:p text:style-name="P1"><text:s/>0 <text:s text:c="11"/>19800 s01e05</text:p>
      <text:p text:style-name="P1"><text:s/>0 <text:s text:c="11"/>19796 s01e01</text:p>
      <text:p text:style-name="P1"><text:s/>0 <text:s text:c="11"/>19797 s01e02</text:p>
      <text:p text:style-name="P1"><text:s/>0 <text:s text:c="11"/>19798 s01e03</text:p>
      <text:p text:style-name="P1"><text:s/>0 <text:s text:c="11"/>19795 rétrofuturs</text:p>
      <text:p text:style-name="P1"><text:s/>0 <text:s text:c="11"/>19794 rädsla</text:p>
      <text:p text:style-name="P1"><text:s/>0 <text:s text:c="11"/>19793 rzqtvdxwia</text:p>
      <text:p text:style-name="P1"><text:s/>0 <text:s text:c="11"/>19790 rzajee3iqb</text:p>
      <text:p text:style-name="P1"><text:s/>0 <text:s text:c="11"/>19791 rzg3d6txfz</text:p>
      <text:p text:style-name="P1"><text:s/>0 <text:s text:c="11"/>19792 rzhrvw2i</text:p>
      <text:p text:style-name="P1"><text:s/>0 <text:s text:c="11"/>19799 s01e04</text:p>
      <text:p text:style-name="P1"><text:s/>0 <text:s text:c="11"/>19801 s01e06</text:p>
      <text:p text:style-name="P1"><text:s/>0 <text:s text:c="11"/>19812 s06e10</text:p>
      <text:p text:style-name="P1"><text:s/>0 <text:s text:c="11"/>19802 s01e09</text:p>
      <text:p text:style-name="P1"><text:s/>0 <text:s text:c="11"/>19809 s05e05</text:p>
      <text:p text:style-name="P1"><text:s/>0 <text:s text:c="11"/>19810 s05e06</text:p>
      <text:p text:style-name="P1"><text:s/>0 <text:s text:c="11"/>19811 s06e08</text:p>
      <text:p text:style-name="P1"><text:s/>0 <text:s text:c="11"/>19808 s05e04</text:p>
      <text:p text:style-name="P1"><text:s/>0 <text:s text:c="11"/>19807 s05e01</text:p>
      <text:p text:style-name="P1"><text:s/>0 <text:s text:c="11"/>19806 s04e10</text:p>
      <text:p text:style-name="P1"><text:s/>0 <text:s text:c="11"/>19803 s02e06</text:p>
      <text:p text:style-name="P1"><text:s/>0 <text:s text:c="11"/>19804 s02e07</text:p>
      <text:p text:style-name="P1"><text:s/>0 <text:s text:c="11"/>19805 s02e10</text:p>
      <text:p text:style-name="P1"><text:s/>0 <text:s text:c="11"/>19838 s5sqhqd</text:p>
      <text:p text:style-name="P1"><text:s/>0 <text:s text:c="11"/>19839 s5xbawcjwp</text:p>
      <text:p text:style-name="P1"><text:s/>0 <text:s text:c="11"/>19840 s6rooh9n9h</text:p>
      <text:p text:style-name="P1"><text:s/>0 <text:s text:c="11"/>19877 sade</text:p>
      <text:p text:style-name="P1"><text:s/>0 <text:s text:c="11"/>19873 sad</text:p>
      <text:p text:style-name="P1"><text:s/>0 <text:s text:c="11"/>19874 sadarbahar</text:p>
      <text:p text:style-name="P1"><text:s/>0 <text:s text:c="11"/>19875 saddened</text:p>
      <text:p text:style-name="P1"><text:s/>0 <text:s text:c="11"/>19872 sactan</text:p>
      <text:p text:style-name="P1"><text:soft-page-break/><text:s/>0 <text:s text:c="11"/>19871 sacrifices</text:p>
      <text:p text:style-name="P1"><text:s/>0 <text:s text:c="11"/>19870 sacrifice</text:p>
      <text:p text:style-name="P1"><text:s/>0 <text:s text:c="11"/>19867 sachin</text:p>
      <text:p text:style-name="P1"><text:s/>0 <text:s text:c="11"/>19868 sachs</text:p>
      <text:p text:style-name="P1"><text:s/>0 <text:s text:c="11"/>19869 sacked</text:p>
      <text:p text:style-name="P1"><text:s/>0 <text:s text:c="11"/>19876 saddest</text:p>
      <text:p text:style-name="P1"><text:s/>0 <text:s text:c="11"/>19878 sadece</text:p>
      <text:p text:style-name="P1"><text:s/>0 <text:s text:c="11"/>19841 s7diqpzn</text:p>
      <text:p text:style-name="P1"><text:s/>0 <text:s text:c="11"/>19879 sadly</text:p>
      <text:p text:style-name="P1"><text:s/>0 <text:s text:c="11"/>19886 safer</text:p>
      <text:p text:style-name="P1"><text:s/>0 <text:s text:c="11"/>19887 sage</text:p>
      <text:p text:style-name="P1"><text:s/>0 <text:s text:c="11"/>19888 sahbe</text:p>
      <text:p text:style-name="P1"><text:s/>0 <text:s text:c="11"/>19885 safely</text:p>
      <text:p text:style-name="P1"><text:s/>0 <text:s text:c="11"/>19884 safehouse</text:p>
      <text:p text:style-name="P1"><text:s/>0 <text:s text:c="11"/>19883 safe</text:p>
      <text:p text:style-name="P1"><text:s/>0 <text:s text:c="11"/>19880 sadness</text:p>
      <text:p text:style-name="P1"><text:s/>0 <text:s text:c="11"/>19881 saeadh</text:p>
      <text:p text:style-name="P1"><text:s/>0 <text:s text:c="11"/>19882 safari</text:p>
      <text:p text:style-name="P1"><text:s/>0 <text:s text:c="11"/>19866 sacasm</text:p>
      <text:p text:style-name="P1"><text:s/>0 <text:s text:c="11"/>19865 saca</text:p>
      <text:p text:style-name="P1"><text:s/>0 <text:s text:c="11"/>19864 sabía</text:p>
      <text:p text:style-name="P1"><text:s/>0 <text:s text:c="11"/>19863 sabrina</text:p>
      <text:p text:style-name="P1"><text:s/>0 <text:s text:c="11"/>19848 s9ffmimqb3</text:p>
      <text:p text:style-name="P1"><text:s/>0 <text:s text:c="11"/>19849 s9h95djnnb</text:p>
      <text:p text:style-name="P1"><text:s/>0 <text:s text:c="11"/>19850 sa</text:p>
      <text:p text:style-name="P1"><text:s/>0 <text:s text:c="11"/>19847 s93yqowaey</text:p>
      <text:p text:style-name="P1"><text:s/>0 <text:s text:c="11"/>19846 s8xtd7sj5i</text:p>
      <text:p text:style-name="P1"><text:s/>0 <text:s text:c="11"/>19845 s8iqiegkos</text:p>
      <text:p text:style-name="P1"><text:s/>0 <text:s text:c="11"/>19842 s7qkkblupm</text:p>
      <text:p text:style-name="P1"><text:s/>0 <text:s text:c="11"/>19843 s7vrrvgn1t</text:p>
      <text:p text:style-name="P1"><text:s/>0 <text:s text:c="11"/>19844 s7x9i5y61s</text:p>
      <text:p text:style-name="P1"><text:s/>0 <text:s text:c="11"/>19851 sa01au87nf</text:p>
      <text:p text:style-name="P1"><text:s/>0 <text:s text:c="11"/>19852 sa15bjzr3i</text:p>
      <text:p text:style-name="P1"><text:s/>0 <text:s text:c="11"/>19853 saad</text:p>
      <text:p text:style-name="P1"><text:s/>0 <text:s text:c="11"/>19861 sabi</text:p>
      <text:p text:style-name="P1"><text:s/>0 <text:s text:c="11"/>19862 sabia</text:p>
      <text:p text:style-name="P1"><text:s/>0 <text:s text:c="11"/>19859 sabermetrics</text:p>
      <text:p text:style-name="P1"><text:s/>0 <text:s text:c="11"/>19860 sabes</text:p>
      <text:p text:style-name="P1"><text:s/>0 <text:s text:c="11"/>19858 sabatina</text:p>
      <text:p text:style-name="P1"><text:s/>0 <text:s text:c="11"/>19854 saansein</text:p>
      <text:p text:style-name="P1"><text:s/>0 <text:s text:c="11"/>19855 saatchi</text:p>
      <text:p text:style-name="P1"><text:s/>0 <text:s text:c="11"/>19856 saatchiart</text:p>
      <text:p text:style-name="P1"><text:s/>0 <text:s text:c="11"/>19857 sab</text:p>
      <text:p text:style-name="P1"><text:s/>0 <text:s text:c="11"/>19789 rywze1utll</text:p>
      <text:p text:style-name="P1"><text:s/>0 <text:s text:c="11"/>19788 ryuichi</text:p>
      <text:p text:style-name="P1"><text:s/>0 <text:s text:c="11"/>19787 ryri4wt08j</text:p>
      <text:p text:style-name="P1"><text:s/>0 <text:s text:c="11"/>19722 rufr6mlary</text:p>
      <text:p text:style-name="P1"><text:s/>0 <text:s text:c="11"/>19718 rude</text:p>
      <text:p text:style-name="P1"><text:s/>0 <text:s text:c="11"/>19719 rudy</text:p>
      <text:p text:style-name="P1"><text:s/>0 <text:s text:c="11"/>19720 ruffalo</text:p>
      <text:p text:style-name="P1"><text:s/>0 <text:s text:c="11"/>19717 rucker</text:p>
      <text:p text:style-name="P1"><text:s/>0 <text:s text:c="11"/>19716 ruby</text:p>
      <text:p text:style-name="P1"><text:soft-page-break/><text:s/>0 <text:s text:c="11"/>19715 rubenshuis</text:p>
      <text:p text:style-name="P1"><text:s/>0 <text:s text:c="11"/>19712 ruamgibs4b</text:p>
      <text:p text:style-name="P1"><text:s/>0 <text:s text:c="11"/>19713 rubbing</text:p>
      <text:p text:style-name="P1"><text:s/>0 <text:s text:c="11"/>19714 rubbish</text:p>
      <text:p text:style-name="P1"><text:s/>0 <text:s text:c="11"/>19721 rufflife</text:p>
      <text:p text:style-name="P1"><text:s/>0 <text:s text:c="11"/>19723 rufus</text:p>
      <text:p text:style-name="P1"><text:s/>0 <text:s text:c="11"/>19735 rumi</text:p>
      <text:p text:style-name="P1"><text:s/>0 <text:s text:c="11"/>19724 rugby</text:p>
      <text:p text:style-name="P1"><text:s/>0 <text:s text:c="11"/>19731 ruler</text:p>
      <text:p text:style-name="P1"><text:s/>0 <text:s text:c="11"/>19732 rules</text:p>
      <text:p text:style-name="P1"><text:s/>0 <text:s text:c="11"/>19733 rulons</text:p>
      <text:p text:style-name="P1"><text:s/>0 <text:s text:c="11"/>19730 rule</text:p>
      <text:p text:style-name="P1"><text:s/>0 <text:s text:c="11"/>19729 ruiz</text:p>
      <text:p text:style-name="P1"><text:s/>0 <text:s text:c="11"/>19728 ruiter</text:p>
      <text:p text:style-name="P1"><text:s/>0 <text:s text:c="11"/>19725 rugged</text:p>
      <text:p text:style-name="P1"><text:s/>0 <text:s text:c="11"/>19726 ruined</text:p>
      <text:p text:style-name="P1"><text:s/>0 <text:s text:c="11"/>19727 ruins</text:p>
      <text:p text:style-name="P1"><text:s/>0 <text:s text:c="11"/>19711 ru9qzfpb5k</text:p>
      <text:p text:style-name="P1"><text:s/>0 <text:s text:c="11"/>19710 ru</text:p>
      <text:p text:style-name="P1"><text:s/>0 <text:s text:c="11"/>19709 rts</text:p>
      <text:p text:style-name="P1"><text:s/>0 <text:s text:c="11"/>19708 rtpf</text:p>
      <text:p text:style-name="P1"><text:s/>0 <text:s text:c="11"/>19693 rslafpzyqs</text:p>
      <text:p text:style-name="P1"><text:s/>0 <text:s text:c="11"/>19694 rslyo2zewt</text:p>
      <text:p text:style-name="P1"><text:s/>0 <text:s text:c="11"/>19695 rss</text:p>
      <text:p text:style-name="P1"><text:s/>0 <text:s text:c="11"/>19692 rsjyok27vy</text:p>
      <text:p text:style-name="P1"><text:s/>0 <text:s text:c="11"/>19691 rsdgo3dqvb</text:p>
      <text:p text:style-name="P1"><text:s/>0 <text:s text:c="11"/>19690 rs8kswcmna</text:p>
      <text:p text:style-name="P1"><text:s/>0 <text:s text:c="11"/>19687 rrzebsmb0j</text:p>
      <text:p text:style-name="P1"><text:s/>0 <text:s text:c="11"/>19688 rs</text:p>
      <text:p text:style-name="P1"><text:s/>0 <text:s text:c="11"/>19689 rs485</text:p>
      <text:p text:style-name="P1"><text:s/>0 <text:s text:c="11"/>19696 rstats</text:p>
      <text:p text:style-name="P1"><text:s/>0 <text:s text:c="11"/>19697 rszbged17r</text:p>
      <text:p text:style-name="P1"><text:s/>0 <text:s text:c="11"/>19698 rt</text:p>
      <text:p text:style-name="P1"><text:s/>0 <text:s text:c="11"/>19706 rtmclf2w</text:p>
      <text:p text:style-name="P1"><text:s/>0 <text:s text:c="11"/>19707 rtnfbskxdp</text:p>
      <text:p text:style-name="P1"><text:s/>0 <text:s text:c="11"/>19704 rtisw06h</text:p>
      <text:p text:style-name="P1"><text:s/>0 <text:s text:c="11"/>19705 rtlqnxjcq6</text:p>
      <text:p text:style-name="P1"><text:s/>0 <text:s text:c="11"/>19703 rtdzdofzdy</text:p>
      <text:p text:style-name="P1"><text:s/>0 <text:s text:c="11"/>19699 rt4eq4uu</text:p>
      <text:p text:style-name="P1"><text:s/>0 <text:s text:c="11"/>19700 rtd351v5yb</text:p>
      <text:p text:style-name="P1"><text:s/>0 <text:s text:c="11"/>19701 rtdivjhna2</text:p>
      <text:p text:style-name="P1"><text:s/>0 <text:s text:c="11"/>19702 rtdo2ah7dz</text:p>
      <text:p text:style-name="P1"><text:s/>0 <text:s text:c="11"/>19734 rumchata</text:p>
      <text:p text:style-name="P1"><text:s/>0 <text:s text:c="11"/>19737 runaway</text:p>
      <text:p text:style-name="P1"><text:s/>0 <text:s text:c="11"/>19786 ryous4y4je</text:p>
      <text:p text:style-name="P1"><text:s/>0 <text:s text:c="11"/>19774 rxwvmusu0b</text:p>
      <text:p text:style-name="P1"><text:s/>0 <text:s text:c="11"/>19770 rwkrlptc</text:p>
      <text:p text:style-name="P1"><text:s/>0 <text:s text:c="11"/>19771 rx3fpecwej</text:p>
      <text:p text:style-name="P1"><text:s/>0 <text:s text:c="11"/>19772 rxgccpbqsf</text:p>
      <text:p text:style-name="P1"><text:s/>0 <text:s text:c="11"/>19769 rwkc7smw</text:p>
      <text:p text:style-name="P1"><text:s/>0 <text:s text:c="11"/>19768 rwef9vh</text:p>
      <text:p text:style-name="P1"><text:s/>0 <text:s text:c="11"/>19767 rwb</text:p>
      <text:p text:style-name="P1"><text:soft-page-break/><text:s/>0 <text:s text:c="11"/>19764 rvhujqwlsn</text:p>
      <text:p text:style-name="P1"><text:s/>0 <text:s text:c="11"/>19765 rvj7axmhp3</text:p>
      <text:p text:style-name="P1"><text:s/>0 <text:s text:c="11"/>19766 rwa</text:p>
      <text:p text:style-name="P1"><text:s/>0 <text:s text:c="11"/>19773 rxgtuz9nhs</text:p>
      <text:p text:style-name="P1"><text:s/>0 <text:s text:c="11"/>19775 rxygah09pv</text:p>
      <text:p text:style-name="P1"><text:s/>0 <text:s text:c="11"/>19738 rundgren</text:p>
      <text:p text:style-name="P1"><text:s/>0 <text:s text:c="11"/>19776 ry1vlwbb</text:p>
      <text:p text:style-name="P1"><text:s/>0 <text:s text:c="11"/>19783 rydpd5pt</text:p>
      <text:p text:style-name="P1"><text:s/>0 <text:s text:c="11"/>19784 rye</text:p>
      <text:p text:style-name="P1"><text:s/>0 <text:s text:c="11"/>19785 rying</text:p>
      <text:p text:style-name="P1"><text:s/>0 <text:s text:c="11"/>19782 ryday</text:p>
      <text:p text:style-name="P1"><text:s/>0 <text:s text:c="11"/>19781 ryc2lhltx8</text:p>
      <text:p text:style-name="P1"><text:s/>0 <text:s text:c="11"/>19780 rybl76m5zu</text:p>
      <text:p text:style-name="P1"><text:s/>0 <text:s text:c="11"/>19777 rya29froij</text:p>
      <text:p text:style-name="P1"><text:s/>0 <text:s text:c="11"/>19778 ryan</text:p>
      <text:p text:style-name="P1"><text:s/>0 <text:s text:c="11"/>19779 ryanair</text:p>
      <text:p text:style-name="P1"><text:s/>0 <text:s text:c="11"/>19763 rvfxzo0hqf</text:p>
      <text:p text:style-name="P1"><text:s/>0 <text:s text:c="11"/>19762 ruz8kbolyl</text:p>
      <text:p text:style-name="P1"><text:s/>0 <text:s text:c="11"/>19761 ruwwwtvy</text:p>
      <text:p text:style-name="P1"><text:s/>0 <text:s text:c="11"/>19760 ruth</text:p>
      <text:p text:style-name="P1"><text:s/>0 <text:s text:c="11"/>19745 runway</text:p>
      <text:p text:style-name="P1"><text:s/>0 <text:s text:c="11"/>19746 runza</text:p>
      <text:p text:style-name="P1"><text:s/>0 <text:s text:c="11"/>19747 ruota</text:p>
      <text:p text:style-name="P1"><text:s/>0 <text:s text:c="11"/>19744 runs</text:p>
      <text:p text:style-name="P1"><text:s/>0 <text:s text:c="11"/>19743 running</text:p>
      <text:p text:style-name="P1"><text:s/>0 <text:s text:c="11"/>19742 runnin</text:p>
      <text:p text:style-name="P1"><text:s/>0 <text:s text:c="11"/>19739 rune</text:p>
      <text:p text:style-name="P1"><text:s/>0 <text:s text:c="11"/>19740 runkeeper</text:p>
      <text:p text:style-name="P1"><text:s/>0 <text:s text:c="11"/>19741 runlovers</text:p>
      <text:p text:style-name="P1"><text:s/>0 <text:s text:c="11"/>19748 ruote</text:p>
      <text:p text:style-name="P1"><text:s/>0 <text:s text:c="11"/>19749 rupee</text:p>
      <text:p text:style-name="P1"><text:s/>0 <text:s text:c="11"/>19750 rupert</text:p>
      <text:p text:style-name="P1"><text:s/>0 <text:s text:c="11"/>19758 russisch</text:p>
      <text:p text:style-name="P1"><text:s/>0 <text:s text:c="11"/>19759 rust</text:p>
      <text:p text:style-name="P1"><text:s/>0 <text:s text:c="11"/>19756 russia</text:p>
      <text:p text:style-name="P1"><text:s/>0 <text:s text:c="11"/>19757 russian</text:p>
      <text:p text:style-name="P1"><text:s/>0 <text:s text:c="11"/>19755 russe</text:p>
      <text:p text:style-name="P1"><text:s/>0 <text:s text:c="11"/>19751 rush</text:p>
      <text:p text:style-name="P1"><text:s/>0 <text:s text:c="11"/>19752 rushdie</text:p>
      <text:p text:style-name="P1"><text:s/>0 <text:s text:c="11"/>19753 rusherz</text:p>
      <text:p text:style-name="P1"><text:s/>0 <text:s text:c="11"/>19754 rusia</text:p>
      <text:p text:style-name="P1"><text:s/>0 <text:s text:c="11"/>19889 sahlep</text:p>
      <text:p text:style-name="P1"><text:s/>0 <text:s text:c="11"/>19890 sai</text:p>
      <text:p text:style-name="P1"><text:s/>0 <text:s text:c="11"/>19891 said</text:p>
      <text:p text:style-name="P1"><text:s/>0 <text:s text:c="11"/>20030 sb</text:p>
      <text:p text:style-name="P1"><text:s/>0 <text:s text:c="11"/>20026 say</text:p>
      <text:p text:style-name="P1"><text:s/>0 <text:s text:c="11"/>20027 sayfam</text:p>
      <text:p text:style-name="P1"><text:s/>0 <text:s text:c="11"/>20028 saying</text:p>
      <text:p text:style-name="P1"><text:s/>0 <text:s text:c="11"/>20025 sax</text:p>
      <text:p text:style-name="P1"><text:s/>0 <text:s text:c="11"/>20024 sawry</text:p>
      <text:p text:style-name="P1"><text:s/>0 <text:s text:c="11"/>20023 sawaqe</text:p>
      <text:p text:style-name="P1"><text:s/>0 <text:s text:c="11"/>20020 savoy</text:p>
      <text:p text:style-name="P1"><text:soft-page-break/><text:s/>0 <text:s text:c="11"/>20021 savy</text:p>
      <text:p text:style-name="P1"><text:s/>0 <text:s text:c="11"/>20022 saw</text:p>
      <text:p text:style-name="P1"><text:s/>0 <text:s text:c="11"/>20029 says</text:p>
      <text:p text:style-name="P1"><text:s/>0 <text:s text:c="11"/>20031 sbam</text:p>
      <text:p text:style-name="P1"><text:s/>0 <text:s text:c="11"/>20043 scacchi</text:p>
      <text:p text:style-name="P1"><text:s/>0 <text:s text:c="11"/>20032 sbecwnbkcd</text:p>
      <text:p text:style-name="P1"><text:s/>0 <text:s text:c="11"/>20039 sbztz7v</text:p>
      <text:p text:style-name="P1"><text:s/>0 <text:s text:c="11"/>20040 sc</text:p>
      <text:p text:style-name="P1"><text:s/>0 <text:s text:c="11"/>20041 sc1bk0py</text:p>
      <text:p text:style-name="P1"><text:s/>0 <text:s text:c="11"/>20038 sbsj92ad</text:p>
      <text:p text:style-name="P1"><text:s/>0 <text:s text:c="11"/>20037 sbrcjzdvhj</text:p>
      <text:p text:style-name="P1"><text:s/>0 <text:s text:c="11"/>20036 sbp3wsqsuo</text:p>
      <text:p text:style-name="P1"><text:s/>0 <text:s text:c="11"/>20033 sbhz5xbba0</text:p>
      <text:p text:style-name="P1"><text:s/>0 <text:s text:c="11"/>20034 sbnxqrgdtx</text:p>
      <text:p text:style-name="P1"><text:s/>0 <text:s text:c="11"/>20035 sbp2013</text:p>
      <text:p text:style-name="P1"><text:s/>0 <text:s text:c="11"/>20019 saving</text:p>
      <text:p text:style-name="P1"><text:s/>0 <text:s text:c="11"/>20018 savigny</text:p>
      <text:p text:style-name="P1"><text:s/>0 <text:s text:c="11"/>20017 savethekitten</text:p>
      <text:p text:style-name="P1"><text:s/>0 <text:s text:c="11"/>20016 saves</text:p>
      <text:p text:style-name="P1"><text:s/>0 <text:s text:c="11"/>20001 saturday</text:p>
      <text:p text:style-name="P1"><text:s/>0 <text:s text:c="11"/>20002 saturdays</text:p>
      <text:p text:style-name="P1"><text:s/>0 <text:s text:c="11"/>20003 satyarthi</text:p>
      <text:p text:style-name="P1"><text:s/>0 <text:s text:c="11"/>20000 satsanáaaa</text:p>
      <text:p text:style-name="P1"><text:s/>0 <text:s text:c="11"/>19999 sats</text:p>
      <text:p text:style-name="P1"><text:s/>0 <text:s text:c="11"/>19998 satisfy</text:p>
      <text:p text:style-name="P1"><text:s/>0 <text:s text:c="11"/>19995 satire</text:p>
      <text:p text:style-name="P1"><text:s/>0 <text:s text:c="11"/>19996 satisfaction</text:p>
      <text:p text:style-name="P1"><text:s/>0 <text:s text:c="11"/>19997 satisfied</text:p>
      <text:p text:style-name="P1"><text:s/>0 <text:s text:c="11"/>20004 sau1aajp7h</text:p>
      <text:p text:style-name="P1"><text:s/>0 <text:s text:c="11"/>20005 sauce</text:p>
      <text:p text:style-name="P1"><text:s/>0 <text:s text:c="11"/>20006 saumatbs</text:p>
      <text:p text:style-name="P1"><text:s/>0 <text:s text:c="11"/>20014 savegame</text:p>
      <text:p text:style-name="P1"><text:s/>0 <text:s text:c="11"/>20015 saveolympicwrestling</text:p>
      <text:p text:style-name="P1"><text:s/>0 <text:s text:c="11"/>20012 save</text:p>
      <text:p text:style-name="P1"><text:s/>0 <text:s text:c="11"/>20013 saved</text:p>
      <text:p text:style-name="P1"><text:s/>0 <text:s text:c="11"/>20011 savas</text:p>
      <text:p text:style-name="P1"><text:s/>0 <text:s text:c="11"/>20007 saurav</text:p>
      <text:p text:style-name="P1"><text:s/>0 <text:s text:c="11"/>20008 saussure</text:p>
      <text:p text:style-name="P1"><text:s/>0 <text:s text:c="11"/>20009 sauvigno</text:p>
      <text:p text:style-name="P1"><text:s/>0 <text:s text:c="11"/>20010 savage</text:p>
      <text:p text:style-name="P1"><text:s/>0 <text:s text:c="11"/>20042 sc8o2zn</text:p>
      <text:p text:style-name="P1"><text:s/>0 <text:s text:c="11"/>20044 scale</text:p>
      <text:p text:style-name="P1"><text:s/>0 <text:s text:c="11"/>19993 satanist</text:p>
      <text:p text:style-name="P1"><text:s/>0 <text:s text:c="11"/>20081 schattig</text:p>
      <text:p text:style-name="P1"><text:s/>0 <text:s text:c="11"/>20077 schandalige</text:p>
      <text:p text:style-name="P1"><text:s/>0 <text:s text:c="11"/>20078 schar</text:p>
      <text:p text:style-name="P1"><text:s/>0 <text:s text:c="11"/>20079 schat</text:p>
      <text:p text:style-name="P1"><text:s/>0 <text:s text:c="11"/>20076 schaal</text:p>
      <text:p text:style-name="P1"><text:s/>0 <text:s text:c="11"/>20075 scfndyyb</text:p>
      <text:p text:style-name="P1"><text:s/>0 <text:s text:c="11"/>20074 scenes</text:p>
      <text:p text:style-name="P1"><text:s/>0 <text:s text:c="11"/>20071 scenario</text:p>
      <text:p text:style-name="P1"><text:s/>0 <text:s text:c="11"/>20072 scenarios</text:p>
      <text:p text:style-name="P1"><text:soft-page-break/><text:s/>0 <text:s text:c="11"/>20073 scene</text:p>
      <text:p text:style-name="P1"><text:s/>0 <text:s text:c="11"/>20080 schatje</text:p>
      <text:p text:style-name="P1"><text:s/>0 <text:s text:c="11"/>20082 schedue</text:p>
      <text:p text:style-name="P1"><text:s/>0 <text:s text:c="11"/>20045 scaled</text:p>
      <text:p text:style-name="P1"><text:s/>0 <text:s text:c="11"/>20083 schedule</text:p>
      <text:p text:style-name="P1"><text:s/>0 <text:s text:c="11"/>20090 schepers</text:p>
      <text:p text:style-name="P1"><text:s/>0 <text:s text:c="11"/>20091 schiavi</text:p>
      <text:p text:style-name="P1"><text:s/>0 <text:s text:c="11"/>20092 schiek</text:p>
      <text:p text:style-name="P1"><text:s/>0 <text:s text:c="11"/>20089 scheming</text:p>
      <text:p text:style-name="P1"><text:s/>0 <text:s text:c="11"/>20088 schemes</text:p>
      <text:p text:style-name="P1"><text:s/>0 <text:s text:c="11"/>20087 scheme</text:p>
      <text:p text:style-name="P1"><text:s/>0 <text:s text:c="11"/>20084 scheduled</text:p>
      <text:p text:style-name="P1"><text:s/>0 <text:s text:c="11"/>20085 scheisse</text:p>
      <text:p text:style-name="P1"><text:s/>0 <text:s text:c="11"/>20086 schema</text:p>
      <text:p text:style-name="P1"><text:s/>0 <text:s text:c="11"/>20070 sccchffv</text:p>
      <text:p text:style-name="P1"><text:s/>0 <text:s text:c="11"/>20069 scatman</text:p>
      <text:p text:style-name="P1"><text:s/>0 <text:s text:c="11"/>20068 scatenato</text:p>
      <text:p text:style-name="P1"><text:s/>0 <text:s text:c="11"/>20067 scaryshit</text:p>
      <text:p text:style-name="P1"><text:s/>0 <text:s text:c="11"/>20052 scans</text:p>
      <text:p text:style-name="P1"><text:s/>0 <text:s text:c="11"/>20053 scantron</text:p>
      <text:p text:style-name="P1"><text:s/>0 <text:s text:c="11"/>20054 scar</text:p>
      <text:p text:style-name="P1"><text:s/>0 <text:s text:c="11"/>20051 scanned</text:p>
      <text:p text:style-name="P1"><text:s/>0 <text:s text:c="11"/>20050 scandal</text:p>
      <text:p text:style-name="P1"><text:s/>0 <text:s text:c="11"/>20049 scanadu</text:p>
      <text:p text:style-name="P1"><text:s/>0 <text:s text:c="11"/>20046 scalp</text:p>
      <text:p text:style-name="P1"><text:s/>0 <text:s text:c="11"/>20047 scam</text:p>
      <text:p text:style-name="P1"><text:s/>0 <text:s text:c="11"/>20048 scan</text:p>
      <text:p text:style-name="P1"><text:s/>0 <text:s text:c="11"/>20055 scara</text:p>
      <text:p text:style-name="P1"><text:s/>0 <text:s text:c="11"/>20056 scare</text:p>
      <text:p text:style-name="P1"><text:s/>0 <text:s text:c="11"/>20057 scared</text:p>
      <text:p text:style-name="P1"><text:s/>0 <text:s text:c="11"/>20065 scarsea</text:p>
      <text:p text:style-name="P1"><text:s/>0 <text:s text:c="11"/>20066 scary</text:p>
      <text:p text:style-name="P1"><text:s/>0 <text:s text:c="11"/>20063 scarred</text:p>
      <text:p text:style-name="P1"><text:s/>0 <text:s text:c="11"/>20064 scars</text:p>
      <text:p text:style-name="P1"><text:s/>0 <text:s text:c="11"/>20062 scarlett</text:p>
      <text:p text:style-name="P1"><text:s/>0 <text:s text:c="11"/>20058 scares</text:p>
      <text:p text:style-name="P1"><text:s/>0 <text:s text:c="11"/>20059 scarf</text:p>
      <text:p text:style-name="P1"><text:s/>0 <text:s text:c="11"/>20060 scarier</text:p>
      <text:p text:style-name="P1"><text:s/>0 <text:s text:c="11"/>20061 scarlet</text:p>
      <text:p text:style-name="P1"><text:s/>0 <text:s text:c="11"/>19994 satellite</text:p>
      <text:p text:style-name="P1"><text:s/>0 <text:s text:c="11"/>19992 satanic</text:p>
      <text:p text:style-name="P1"><text:s/>0 <text:s text:c="11"/>19892 saido</text:p>
      <text:p text:style-name="P1"><text:s/>0 <text:s text:c="11"/>19928 salvaicicliati</text:p>
      <text:p text:style-name="P1"><text:s/>0 <text:s text:c="11"/>19924 salticidae</text:p>
      <text:p text:style-name="P1"><text:s/>0 <text:s text:c="11"/>19925 salto</text:p>
      <text:p text:style-name="P1"><text:s/>0 <text:s text:c="11"/>19926 salty</text:p>
      <text:p text:style-name="P1"><text:s/>0 <text:s text:c="11"/>19923 salt</text:p>
      <text:p text:style-name="P1"><text:s/>0 <text:s text:c="11"/>19922 salsomaggiore</text:p>
      <text:p text:style-name="P1"><text:s/>0 <text:s text:c="11"/>19921 salsola</text:p>
      <text:p text:style-name="P1"><text:s/>0 <text:s text:c="11"/>19918 salme</text:p>
      <text:p text:style-name="P1"><text:s/>0 <text:s text:c="11"/>19919 salmon</text:p>
      <text:p text:style-name="P1"><text:s/>0 <text:s text:c="11"/>19920 salon</text:p>
      <text:p text:style-name="P1"><text:soft-page-break/><text:s/>0 <text:s text:c="11"/>19927 saludos</text:p>
      <text:p text:style-name="P1"><text:s/>0 <text:s text:c="11"/>19929 salvaiciclisti</text:p>
      <text:p text:style-name="P1"><text:s/>0 <text:s text:c="11"/>19941 san4i4ugx9</text:p>
      <text:p text:style-name="P1"><text:s/>0 <text:s text:c="11"/>19930 salvation</text:p>
      <text:p text:style-name="P1"><text:s/>0 <text:s text:c="11"/>19937 sampdoria</text:p>
      <text:p text:style-name="P1"><text:s/>0 <text:s text:c="11"/>19938 sample</text:p>
      <text:p text:style-name="P1"><text:s/>0 <text:s text:c="11"/>19939 samsung</text:p>
      <text:p text:style-name="P1"><text:s/>0 <text:s text:c="11"/>19936 sami</text:p>
      <text:p text:style-name="P1"><text:s/>0 <text:s text:c="11"/>19935 sameee</text:p>
      <text:p text:style-name="P1"><text:s/>0 <text:s text:c="11"/>19934 same</text:p>
      <text:p text:style-name="P1"><text:s/>0 <text:s text:c="11"/>19931 salò</text:p>
      <text:p text:style-name="P1"><text:s/>0 <text:s text:c="11"/>19932 sam</text:p>
      <text:p text:style-name="P1"><text:s/>0 <text:s text:c="11"/>19933 samantha</text:p>
      <text:p text:style-name="P1"><text:s/>0 <text:s text:c="11"/>19917 sally</text:p>
      <text:p text:style-name="P1"><text:s/>0 <text:s text:c="11"/>19916 salk</text:p>
      <text:p text:style-name="P1"><text:s/>0 <text:s text:c="11"/>19915 salió</text:p>
      <text:p text:style-name="P1"><text:s/>0 <text:s text:c="11"/>19914 saliva</text:p>
      <text:p text:style-name="P1"><text:s/>0 <text:s text:c="11"/>19899 sake</text:p>
      <text:p text:style-name="P1"><text:s/>0 <text:s text:c="11"/>19900 saketh</text:p>
      <text:p text:style-name="P1"><text:s/>0 <text:s text:c="11"/>19901 saks</text:p>
      <text:p text:style-name="P1"><text:s/>0 <text:s text:c="11"/>19898 sakamoto</text:p>
      <text:p text:style-name="P1"><text:s/>0 <text:s text:c="11"/>19897 sakai</text:p>
      <text:p text:style-name="P1"><text:s/>0 <text:s text:c="11"/>19896 sajmfsyed2</text:p>
      <text:p text:style-name="P1"><text:s/>0 <text:s text:c="11"/>19893 sail</text:p>
      <text:p text:style-name="P1"><text:s/>0 <text:s text:c="11"/>19894 saint</text:p>
      <text:p text:style-name="P1"><text:s/>0 <text:s text:c="11"/>19895 saints</text:p>
      <text:p text:style-name="P1"><text:s/>0 <text:s text:c="11"/>19902 sakwurm</text:p>
      <text:p text:style-name="P1"><text:s/>0 <text:s text:c="11"/>19903 salad</text:p>
      <text:p text:style-name="P1"><text:s/>0 <text:s text:c="11"/>19904 salads</text:p>
      <text:p text:style-name="P1"><text:s/>0 <text:s text:c="11"/>19912 salido</text:p>
      <text:p text:style-name="P1"><text:s/>0 <text:s text:c="11"/>19913 salir</text:p>
      <text:p text:style-name="P1"><text:s/>0 <text:s text:c="11"/>19910 sales</text:p>
      <text:p text:style-name="P1"><text:s/>0 <text:s text:c="11"/>19911 salesforce</text:p>
      <text:p text:style-name="P1"><text:s/>0 <text:s text:c="11"/>19909 sale</text:p>
      <text:p text:style-name="P1"><text:s/>0 <text:s text:c="11"/>19905 saladsarenotheavyfuel</text:p>
      <text:p text:style-name="P1"><text:s/>0 <text:s text:c="11"/>19906 salami</text:p>
      <text:p text:style-name="P1"><text:s/>0 <text:s text:c="11"/>19907 salao</text:p>
      <text:p text:style-name="P1"><text:s/>0 <text:s text:c="11"/>19908 salaries</text:p>
      <text:p text:style-name="P1"><text:s/>0 <text:s text:c="11"/>19940 san</text:p>
      <text:p text:style-name="P1"><text:s/>0 <text:s text:c="11"/>19942 san7ro44nj</text:p>
      <text:p text:style-name="P1"><text:s/>0 <text:s text:c="11"/>19991 satan</text:p>
      <text:p text:style-name="P1"><text:s/>0 <text:s text:c="11"/>19979 sardinia</text:p>
      <text:p text:style-name="P1"><text:s/>0 <text:s text:c="11"/>19975 sarat</text:p>
      <text:p text:style-name="P1"><text:s/>0 <text:s text:c="11"/>19976 sarcasm</text:p>
      <text:p text:style-name="P1"><text:s/>0 <text:s text:c="11"/>19977 sarcastic</text:p>
      <text:p text:style-name="P1"><text:s/>0 <text:s text:c="11"/>19974 sarahseeandersen</text:p>
      <text:p text:style-name="P1"><text:s/>0 <text:s text:c="11"/>19973 sarah</text:p>
      <text:p text:style-name="P1"><text:s/>0 <text:s text:c="11"/>19972 saradha</text:p>
      <text:p text:style-name="P1"><text:s/>0 <text:s text:c="11"/>19969 santos</text:p>
      <text:p text:style-name="P1"><text:s/>0 <text:s text:c="11"/>19970 sanusi</text:p>
      <text:p text:style-name="P1"><text:s/>0 <text:s text:c="11"/>19971 sapevatelo</text:p>
      <text:p text:style-name="P1"><text:s/>0 <text:s text:c="11"/>19978 sarcastisch</text:p>
      <text:p text:style-name="P1"><text:soft-page-break/><text:s/>0 <text:s text:c="11"/>19980 sari</text:p>
      <text:p text:style-name="P1"><text:s/>0 <text:s text:c="11"/>19943 sana</text:p>
      <text:p text:style-name="P1"><text:s/>0 <text:s text:c="11"/>19981 sarita</text:p>
      <text:p text:style-name="P1"><text:s/>0 <text:s text:c="11"/>19988 sassy</text:p>
      <text:p text:style-name="P1"><text:s/>0 <text:s text:c="11"/>19989 sat</text:p>
      <text:p text:style-name="P1"><text:s/>0 <text:s text:c="11"/>19990 sata</text:p>
      <text:p text:style-name="P1"><text:s/>0 <text:s text:c="11"/>19987 sassuolo</text:p>
      <text:p text:style-name="P1"><text:s/>0 <text:s text:c="11"/>19986 sasht9fbla</text:p>
      <text:p text:style-name="P1"><text:s/>0 <text:s text:c="11"/>19985 sas14</text:p>
      <text:p text:style-name="P1"><text:s/>0 <text:s text:c="11"/>19982 sarkeesian</text:p>
      <text:p text:style-name="P1"><text:s/>0 <text:s text:c="11"/>19983 sarki</text:p>
      <text:p text:style-name="P1"><text:s/>0 <text:s text:c="11"/>19984 sarkisi</text:p>
      <text:p text:style-name="P1"><text:s/>0 <text:s text:c="11"/>19968 santigold</text:p>
      <text:p text:style-name="P1"><text:s/>0 <text:s text:c="11"/>19967 santi</text:p>
      <text:p text:style-name="P1"><text:s/>0 <text:s text:c="11"/>19966 santana</text:p>
      <text:p text:style-name="P1"><text:s/>0 <text:s text:c="11"/>19965 santaclaus</text:p>
      <text:p text:style-name="P1"><text:s/>0 <text:s text:c="11"/>19950 sandra</text:p>
      <text:p text:style-name="P1"><text:s/>0 <text:s text:c="11"/>19951 sandstorm</text:p>
      <text:p text:style-name="P1"><text:s/>0 <text:s text:c="11"/>19952 sandwich</text:p>
      <text:p text:style-name="P1"><text:s/>0 <text:s text:c="11"/>19949 sandman</text:p>
      <text:p text:style-name="P1"><text:s/>0 <text:s text:c="11"/>19948 sandbox</text:p>
      <text:p text:style-name="P1"><text:s/>0 <text:s text:c="11"/>19947 sandals</text:p>
      <text:p text:style-name="P1"><text:s/>0 <text:s text:c="11"/>19944 sanchez</text:p>
      <text:p text:style-name="P1"><text:s/>0 <text:s text:c="11"/>19945 sanctions</text:p>
      <text:p text:style-name="P1"><text:s/>0 <text:s text:c="11"/>19946 sand</text:p>
      <text:p text:style-name="P1"><text:s/>0 <text:s text:c="11"/>19953 sandwitch</text:p>
      <text:p text:style-name="P1"><text:s/>0 <text:s text:c="11"/>19954 sandy</text:p>
      <text:p text:style-name="P1"><text:s/>0 <text:s text:c="11"/>19955 sane</text:p>
      <text:p text:style-name="P1"><text:s/>0 <text:s text:c="11"/>19963 sant</text:p>
      <text:p text:style-name="P1"><text:s/>0 <text:s text:c="11"/>19964 santa</text:p>
      <text:p text:style-name="P1"><text:s/>0 <text:s text:c="11"/>19961 sans</text:p>
      <text:p text:style-name="P1"><text:s/>0 <text:s text:c="11"/>19962 sanskrit</text:p>
      <text:p text:style-name="P1"><text:s/>0 <text:s text:c="11"/>19960 sano</text:p>
      <text:p text:style-name="P1"><text:s/>0 <text:s text:c="11"/>19956 sania</text:p>
      <text:p text:style-name="P1"><text:s/>0 <text:s text:c="11"/>19957 sanitation</text:p>
      <text:p text:style-name="P1"><text:s/>0 <text:s text:c="11"/>19958 sanity</text:p>
      <text:p text:style-name="P1"><text:s/>0 <text:s text:c="11"/>19959 sannu</text:p>
      <text:p text:style-name="P1"><text:s/>0 <text:s text:c="11"/>20505 sheriff</text:p>
      <text:p text:style-name="P1"><text:s/>0 <text:s text:c="11"/>20507 sherlocksherlocksherlockjaaa</text:p>
      <text:p text:style-name="P1"><text:s/>0 <text:s text:c="11"/>21327 spreads</text:p>
      <text:p text:style-name="P1"><text:s/>0 <text:s text:c="11"/>21057 somebodythatiusedtoknow</text:p>
      <text:p text:style-name="P1"><text:s/>0 <text:s text:c="11"/>21053 somali</text:p>
      <text:p text:style-name="P1"><text:s/>0 <text:s text:c="11"/>21054 somanyoptions</text:p>
      <text:p text:style-name="P1"><text:s/>0 <text:s text:c="11"/>21055 some</text:p>
      <text:p text:style-name="P1"><text:s/>0 <text:s text:c="11"/>21052 solving</text:p>
      <text:p text:style-name="P1"><text:s/>0 <text:s text:c="11"/>21051 solves</text:p>
      <text:p text:style-name="P1"><text:s/>0 <text:s text:c="11"/>21050 solver</text:p>
      <text:p text:style-name="P1"><text:s/>0 <text:s text:c="11"/>21047 solutions</text:p>
      <text:p text:style-name="P1"><text:s/>0 <text:s text:c="11"/>21048 solve</text:p>
      <text:p text:style-name="P1"><text:s/>0 <text:s text:c="11"/>21049 solved</text:p>
      <text:p text:style-name="P1"><text:s/>0 <text:s text:c="11"/>21056 somebody</text:p>
      <text:p text:style-name="P1"><text:s/>0 <text:s text:c="11"/>21058 someday</text:p>
      <text:p text:style-name="P1"><text:soft-page-break/><text:s/>0 <text:s text:c="11"/>21045 solstice</text:p>
      <text:p text:style-name="P1"><text:s/>0 <text:s text:c="11"/>21059 somehow</text:p>
      <text:p text:style-name="P1"><text:s/>0 <text:s text:c="11"/>21066 sometime</text:p>
      <text:p text:style-name="P1"><text:s/>0 <text:s text:c="11"/>21067 sometimes</text:p>
      <text:p text:style-name="P1"><text:s/>0 <text:s text:c="11"/>21068 sometims</text:p>
      <text:p text:style-name="P1"><text:s/>0 <text:s text:c="11"/>21065 something</text:p>
      <text:p text:style-name="P1"><text:s/>0 <text:s text:c="11"/>21064 somethin</text:p>
      <text:p text:style-name="P1"><text:s/>0 <text:s text:c="11"/>21063 somerville</text:p>
      <text:p text:style-name="P1"><text:s/>0 <text:s text:c="11"/>21060 somehumans</text:p>
      <text:p text:style-name="P1"><text:s/>0 <text:s text:c="11"/>21061 someone</text:p>
      <text:p text:style-name="P1"><text:s/>0 <text:s text:c="11"/>21062 someones</text:p>
      <text:p text:style-name="P1"><text:s/>0 <text:s text:c="11"/>21046 solution</text:p>
      <text:p text:style-name="P1"><text:s/>0 <text:s text:c="11"/>21044 solr</text:p>
      <text:p text:style-name="P1"><text:s/>0 <text:s text:c="11"/>21122 sorted</text:p>
      <text:p text:style-name="P1"><text:s/>0 <text:s text:c="11"/>21031 sol</text:p>
      <text:p text:style-name="P1"><text:s/>0 <text:s text:c="11"/>21027 softwares</text:p>
      <text:p text:style-name="P1"><text:s/>0 <text:s text:c="11"/>21028 sofware</text:p>
      <text:p text:style-name="P1"><text:s/>0 <text:s text:c="11"/>21029 sogames2014</text:p>
      <text:p text:style-name="P1"><text:s/>0 <text:s text:c="11"/>21026 software</text:p>
      <text:p text:style-name="P1"><text:s/>0 <text:s text:c="11"/>21025 softpaq</text:p>
      <text:p text:style-name="P1"><text:s/>0 <text:s text:c="11"/>21024 softness</text:p>
      <text:p text:style-name="P1"><text:s/>0 <text:s text:c="11"/>21021 sofie</text:p>
      <text:p text:style-name="P1"><text:s/>0 <text:s text:c="11"/>21022 soft</text:p>
      <text:p text:style-name="P1"><text:s/>0 <text:s text:c="11"/>21023 softbank</text:p>
      <text:p text:style-name="P1"><text:s/>0 <text:s text:c="11"/>21030 soho</text:p>
      <text:p text:style-name="P1"><text:s/>0 <text:s text:c="11"/>21032 solar</text:p>
      <text:p text:style-name="P1"><text:s/>0 <text:s text:c="11"/>21043 solovjov</text:p>
      <text:p text:style-name="P1"><text:s/>0 <text:s text:c="11"/>21033 sold</text:p>
      <text:p text:style-name="P1"><text:s/>0 <text:s text:c="11"/>21040 solo</text:p>
      <text:p text:style-name="P1"><text:s/>0 <text:s text:c="11"/>21041 solocast</text:p>
      <text:p text:style-name="P1"><text:s/>0 <text:s text:c="11"/>21042 soloenmexico</text:p>
      <text:p text:style-name="P1"><text:s/>0 <text:s text:c="11"/>21039 solitario</text:p>
      <text:p text:style-name="P1"><text:s/>0 <text:s text:c="11"/>21038 solitaire</text:p>
      <text:p text:style-name="P1"><text:s/>0 <text:s text:c="11"/>21037 solid</text:p>
      <text:p text:style-name="P1"><text:s/>0 <text:s text:c="11"/>21034 soldier</text:p>
      <text:p text:style-name="P1"><text:s/>0 <text:s text:c="11"/>21035 soldout</text:p>
      <text:p text:style-name="P1"><text:s/>0 <text:s text:c="11"/>21036 sole</text:p>
      <text:p text:style-name="P1"><text:s/>0 <text:s text:c="11"/>21069 somewhat</text:p>
      <text:p text:style-name="P1"><text:s/>0 <text:s text:c="11"/>21070 somewhere</text:p>
      <text:p text:style-name="P1"><text:s/>0 <text:s text:c="11"/>21071 somme</text:p>
      <text:p text:style-name="P1"><text:s/>0 <text:s text:c="11"/>21109 sophisticated</text:p>
      <text:p text:style-name="P1"><text:s/>0 <text:s text:c="11"/>21105 soooooooo</text:p>
      <text:p text:style-name="P1"><text:s/>0 <text:s text:c="11"/>21106 sopa</text:p>
      <text:p text:style-name="P1"><text:s/>0 <text:s text:c="11"/>21107 sope</text:p>
      <text:p text:style-name="P1"><text:s/>0 <text:s text:c="11"/>21104 sooooooo</text:p>
      <text:p text:style-name="P1"><text:s/>0 <text:s text:c="11"/>21103 soooooo</text:p>
      <text:p text:style-name="P1"><text:s/>0 <text:s text:c="11"/>21102 sooooo</text:p>
      <text:p text:style-name="P1"><text:s/>0 <text:s text:c="11"/>21099 sooo</text:p>
      <text:p text:style-name="P1"><text:s/>0 <text:s text:c="11"/>21100 soooo</text:p>
      <text:p text:style-name="P1"><text:s/>0 <text:s text:c="11"/>21101 soooocomfy</text:p>
      <text:p text:style-name="P1"><text:s/>0 <text:s text:c="11"/>21108 sophie</text:p>
      <text:p text:style-name="P1"><text:s/>0 <text:s text:c="11"/>21110 sophistication</text:p>
      <text:p text:style-name="P1"><text:soft-page-break/><text:s/>0 <text:s text:c="11"/>21072 sommige</text:p>
      <text:p text:style-name="P1"><text:s/>0 <text:s text:c="11"/>21111 sopyu73b</text:p>
      <text:p text:style-name="P1"><text:s/>0 <text:s text:c="11"/>21118 sorryaboutit</text:p>
      <text:p text:style-name="P1"><text:s/>0 <text:s text:c="11"/>21119 sorrynotsorry</text:p>
      <text:p text:style-name="P1"><text:s/>0 <text:s text:c="11"/>21120 sorryyourmindisinthegutter</text:p>
      <text:p text:style-name="P1"><text:s/>0 <text:s text:c="11"/>21117 sorry</text:p>
      <text:p text:style-name="P1"><text:s/>0 <text:s text:c="11"/>21116 sorrow</text:p>
      <text:p text:style-name="P1"><text:s/>0 <text:s text:c="11"/>21115 sorrentino</text:p>
      <text:p text:style-name="P1"><text:s/>0 <text:s text:c="11"/>21112 sorcery</text:p>
      <text:p text:style-name="P1"><text:s/>0 <text:s text:c="11"/>21113 sore</text:p>
      <text:p text:style-name="P1"><text:s/>0 <text:s text:c="11"/>21114 sorelle</text:p>
      <text:p text:style-name="P1"><text:s/>0 <text:s text:c="11"/>21098 soonmadezags</text:p>
      <text:p text:style-name="P1"><text:s/>0 <text:s text:c="11"/>21097 sooner</text:p>
      <text:p text:style-name="P1"><text:s/>0 <text:s text:c="11"/>21096 soon</text:p>
      <text:p text:style-name="P1"><text:s/>0 <text:s text:c="11"/>21094 sony</text:p>
      <text:p text:style-name="P1"><text:s/>0 <text:s text:c="11"/>21079 sonar2010</text:p>
      <text:p text:style-name="P1"><text:s/>0 <text:s text:c="11"/>21080 sonbahar</text:p>
      <text:p text:style-name="P1"><text:s/>0 <text:s text:c="11"/>21081 sonds</text:p>
      <text:p text:style-name="P1"><text:s/>0 <text:s text:c="11"/>21078 sonar</text:p>
      <text:p text:style-name="P1"><text:s/>0 <text:s text:c="11"/>21077 sonaba</text:p>
      <text:p text:style-name="P1"><text:s/>0 <text:s text:c="11"/>21076 son</text:p>
      <text:p text:style-name="P1"><text:s/>0 <text:s text:c="11"/>21073 somos</text:p>
      <text:p text:style-name="P1"><text:s/>0 <text:s text:c="11"/>21074 somosunasfrikis</text:p>
      <text:p text:style-name="P1"><text:s/>0 <text:s text:c="11"/>21075 soms</text:p>
      <text:p text:style-name="P1"><text:s/>0 <text:s text:c="11"/>21082 song</text:p>
      <text:p text:style-name="P1"><text:s/>0 <text:s text:c="11"/>21083 songs</text:p>
      <text:p text:style-name="P1"><text:s/>0 <text:s text:c="11"/>21084 songswithwok</text:p>
      <text:p text:style-name="P1"><text:s/>0 <text:s text:c="11"/>21092 sonplseemr</text:p>
      <text:p text:style-name="P1"><text:s/>0 <text:s text:c="11"/>21093 sons</text:p>
      <text:p text:style-name="P1"><text:s/>0 <text:s text:c="11"/>21090 sonora</text:p>
      <text:p text:style-name="P1"><text:s/>0 <text:s text:c="11"/>21091 sonos</text:p>
      <text:p text:style-name="P1"><text:s/>0 <text:s text:c="11"/>21089 sono</text:p>
      <text:p text:style-name="P1"><text:s/>0 <text:s text:c="11"/>21085 songz</text:p>
      <text:p text:style-name="P1"><text:s/>0 <text:s text:c="11"/>21086 sonic</text:p>
      <text:p text:style-name="P1"><text:s/>0 <text:s text:c="11"/>21087 sonnie</text:p>
      <text:p text:style-name="P1"><text:s/>0 <text:s text:c="11"/>21088 sonno</text:p>
      <text:p text:style-name="P1"><text:s/>0 <text:s text:c="11"/>21020 sofia</text:p>
      <text:p text:style-name="P1"><text:s/>0 <text:s text:c="11"/>21019 sofar</text:p>
      <text:p text:style-name="P1"><text:s/>0 <text:s text:c="11"/>21018 sofa</text:p>
      <text:p text:style-name="P1"><text:s/>0 <text:s text:c="11"/>20954 snitch</text:p>
      <text:p text:style-name="P1"><text:s/>0 <text:s text:c="11"/>20950 sneakers</text:p>
      <text:p text:style-name="P1"><text:s/>0 <text:s text:c="11"/>20951 sneeze</text:p>
      <text:p text:style-name="P1"><text:s/>0 <text:s text:c="11"/>20952 snhch81f9w</text:p>
      <text:p text:style-name="P1"><text:s/>0 <text:s text:c="11"/>20949 sneaker</text:p>
      <text:p text:style-name="P1"><text:s/>0 <text:s text:c="11"/>20948 sneak</text:p>
      <text:p text:style-name="P1"><text:s/>0 <text:s text:c="11"/>20947 snatch</text:p>
      <text:p text:style-name="P1"><text:s/>0 <text:s text:c="11"/>20944 snapdeal</text:p>
      <text:p text:style-name="P1"><text:s/>0 <text:s text:c="11"/>20945 snaps</text:p>
      <text:p text:style-name="P1"><text:s/>0 <text:s text:c="11"/>20946 snaptheseason</text:p>
      <text:p text:style-name="P1"><text:s/>0 <text:s text:c="11"/>20953 snhfcagz0m</text:p>
      <text:p text:style-name="P1"><text:s/>0 <text:s text:c="11"/>20955 snitched</text:p>
      <text:p text:style-name="P1"><text:s/>0 <text:s text:c="11"/>20967 snowdriving</text:p>
      <text:p text:style-name="P1"><text:soft-page-break/><text:s/>0 <text:s text:c="11"/>20956 snjgy35n</text:p>
      <text:p text:style-name="P1"><text:s/>0 <text:s text:c="11"/>20963 snot</text:p>
      <text:p text:style-name="P1"><text:s/>0 <text:s text:c="11"/>20964 snow</text:p>
      <text:p text:style-name="P1"><text:s/>0 <text:s text:c="11"/>20965 snowboard</text:p>
      <text:p text:style-name="P1"><text:s/>0 <text:s text:c="11"/>20962 snork</text:p>
      <text:p text:style-name="P1"><text:s/>0 <text:s text:c="11"/>20961 snoring</text:p>
      <text:p text:style-name="P1"><text:s/>0 <text:s text:c="11"/>20960 snor</text:p>
      <text:p text:style-name="P1"><text:s/>0 <text:s text:c="11"/>20957 snm</text:p>
      <text:p text:style-name="P1"><text:s/>0 <text:s text:c="11"/>20958 snooze</text:p>
      <text:p text:style-name="P1"><text:s/>0 <text:s text:c="11"/>20959 snoozin</text:p>
      <text:p text:style-name="P1"><text:s/>0 <text:s text:c="11"/>20943 snapchats</text:p>
      <text:p text:style-name="P1"><text:s/>0 <text:s text:c="11"/>20942 snapchat</text:p>
      <text:p text:style-name="P1"><text:s/>0 <text:s text:c="11"/>20941 snap</text:p>
      <text:p text:style-name="P1"><text:s/>0 <text:s text:c="11"/>20940 snaketivity</text:p>
      <text:p text:style-name="P1"><text:s/>0 <text:s text:c="11"/>20925 smth</text:p>
      <text:p text:style-name="P1"><text:s/>0 <text:s text:c="11"/>20926 smu1mjwm0n</text:p>
      <text:p text:style-name="P1"><text:s/>0 <text:s text:c="11"/>20927 smule</text:p>
      <text:p text:style-name="P1"><text:s/>0 <text:s text:c="11"/>20924 sms</text:p>
      <text:p text:style-name="P1"><text:s/>0 <text:s text:c="11"/>20923 smrmas84h0</text:p>
      <text:p text:style-name="P1"><text:s/>0 <text:s text:c="11"/>20922 smprdaehhk</text:p>
      <text:p text:style-name="P1"><text:s/>0 <text:s text:c="11"/>20919 smooth</text:p>
      <text:p text:style-name="P1"><text:s/>0 <text:s text:c="11"/>20920 smoother</text:p>
      <text:p text:style-name="P1"><text:s/>0 <text:s text:c="11"/>20921 smpfuixdsp</text:p>
      <text:p text:style-name="P1"><text:s/>0 <text:s text:c="11"/>20928 smw8vmqjbf</text:p>
      <text:p text:style-name="P1"><text:s/>0 <text:s text:c="11"/>20929 sn2wt93ixu</text:p>
      <text:p text:style-name="P1"><text:s/>0 <text:s text:c="11"/>20930 sn4xvqg9lk</text:p>
      <text:p text:style-name="P1"><text:s/>0 <text:s text:c="11"/>20938 snake</text:p>
      <text:p text:style-name="P1"><text:s/>0 <text:s text:c="11"/>20939 snakes</text:p>
      <text:p text:style-name="P1"><text:s/>0 <text:s text:c="11"/>20936 snaggle</text:p>
      <text:p text:style-name="P1"><text:s/>0 <text:s text:c="11"/>20937 snail</text:p>
      <text:p text:style-name="P1"><text:s/>0 <text:s text:c="11"/>20935 snag</text:p>
      <text:p text:style-name="P1"><text:s/>0 <text:s text:c="11"/>20931 sna</text:p>
      <text:p text:style-name="P1"><text:s/>0 <text:s text:c="11"/>20932 snachts</text:p>
      <text:p text:style-name="P1"><text:s/>0 <text:s text:c="11"/>20933 snack</text:p>
      <text:p text:style-name="P1"><text:s/>0 <text:s text:c="11"/>20934 snackbar</text:p>
      <text:p text:style-name="P1"><text:s/>0 <text:s text:c="11"/>20966 snowden</text:p>
      <text:p text:style-name="P1"><text:s/>0 <text:s text:c="11"/>20968 snowman</text:p>
      <text:p text:style-name="P1"><text:s/>0 <text:s text:c="11"/>21017 sodelovanje</text:p>
      <text:p text:style-name="P1"><text:s/>0 <text:s text:c="11"/>21005 society</text:p>
      <text:p text:style-name="P1"><text:s/>0 <text:s text:c="11"/>21001 socialmediaonderzoek</text:p>
      <text:p text:style-name="P1"><text:s/>0 <text:s text:c="11"/>21002 socialnetwork</text:p>
      <text:p text:style-name="P1"><text:s/>0 <text:s text:c="11"/>21003 socialnetworks</text:p>
      <text:p text:style-name="P1"><text:s/>0 <text:s text:c="11"/>21000 socialmediamonitoring</text:p>
      <text:p text:style-name="P1"><text:s/>0 <text:s text:c="11"/>20999 socialmediamkt</text:p>
      <text:p text:style-name="P1"><text:s/>0 <text:s text:c="11"/>20998 socialmediamarketing</text:p>
      <text:p text:style-name="P1"><text:s/>0 <text:s text:c="11"/>20995 socializing</text:p>
      <text:p text:style-name="P1"><text:s/>0 <text:s text:c="11"/>20996 socially</text:p>
      <text:p text:style-name="P1"><text:s/>0 <text:s text:c="11"/>20997 socialmedia</text:p>
      <text:p text:style-name="P1"><text:s/>0 <text:s text:c="11"/>21004 societies</text:p>
      <text:p text:style-name="P1"><text:s/>0 <text:s text:c="11"/>21006 socinfo13</text:p>
      <text:p text:style-name="P1"><text:s/>0 <text:s text:c="11"/>20969 sns</text:p>
      <text:p text:style-name="P1"><text:s/>0 <text:s text:c="11"/>21007 socinfo2013</text:p>
      <text:p text:style-name="P1"><text:soft-page-break/><text:s/>0 <text:s text:c="11"/>21014 socrative</text:p>
      <text:p text:style-name="P1"><text:s/>0 <text:s text:c="11"/>21015 socute</text:p>
      <text:p text:style-name="P1"><text:s/>0 <text:s text:c="11"/>21016 soda</text:p>
      <text:p text:style-name="P1"><text:s/>0 <text:s text:c="11"/>21013 socon</text:p>
      <text:p text:style-name="P1"><text:s/>0 <text:s text:c="11"/>21012 socks</text:p>
      <text:p text:style-name="P1"><text:s/>0 <text:s text:c="11"/>21011 sock</text:p>
      <text:p text:style-name="P1"><text:s/>0 <text:s text:c="11"/>21008 socioeconomic</text:p>
      <text:p text:style-name="P1"><text:s/>0 <text:s text:c="11"/>21009 sociopath</text:p>
      <text:p text:style-name="P1"><text:s/>0 <text:s text:c="11"/>21010 sociopaths</text:p>
      <text:p text:style-name="P1"><text:s/>0 <text:s text:c="11"/>20994 socialize</text:p>
      <text:p text:style-name="P1"><text:s/>0 <text:s text:c="11"/>20993 socialism</text:p>
      <text:p text:style-name="P1"><text:s/>0 <text:s text:c="11"/>20992 socialgame</text:p>
      <text:p text:style-name="P1"><text:s/>0 <text:s text:c="11"/>20991 sociales</text:p>
      <text:p text:style-name="P1"><text:s/>0 <text:s text:c="11"/>20976 so2qenbj</text:p>
      <text:p text:style-name="P1"><text:s/>0 <text:s text:c="11"/>20977 so6fypm7bu</text:p>
      <text:p text:style-name="P1"><text:s/>0 <text:s text:c="11"/>20978 soaddicted</text:p>
      <text:p text:style-name="P1"><text:s/>0 <text:s text:c="11"/>20975 so2014</text:p>
      <text:p text:style-name="P1"><text:s/>0 <text:s text:c="11"/>20974 so</text:p>
      <text:p text:style-name="P1"><text:s/>0 <text:s text:c="11"/>20973 snystckkwj</text:p>
      <text:p text:style-name="P1"><text:s/>0 <text:s text:c="11"/>20970 snuck</text:p>
      <text:p text:style-name="P1"><text:s/>0 <text:s text:c="11"/>20971 snuffling</text:p>
      <text:p text:style-name="P1"><text:s/>0 <text:s text:c="11"/>20972 snuggles</text:p>
      <text:p text:style-name="P1"><text:s/>0 <text:s text:c="11"/>20979 soaked</text:p>
      <text:p text:style-name="P1"><text:s/>0 <text:s text:c="11"/>20980 soaking</text:p>
      <text:p text:style-name="P1"><text:s/>0 <text:s text:c="11"/>20981 soap</text:p>
      <text:p text:style-name="P1"><text:s/>0 <text:s text:c="11"/>20989 social</text:p>
      <text:p text:style-name="P1"><text:s/>0 <text:s text:c="11"/>20990 sociale</text:p>
      <text:p text:style-name="P1"><text:s/>0 <text:s text:c="11"/>20987 sochi</text:p>
      <text:p text:style-name="P1"><text:s/>0 <text:s text:c="11"/>20988 sociable</text:p>
      <text:p text:style-name="P1"><text:s/>0 <text:s text:c="11"/>20986 soccer</text:p>
      <text:p text:style-name="P1"><text:s/>0 <text:s text:c="11"/>20982 soar</text:p>
      <text:p text:style-name="P1"><text:s/>0 <text:s text:c="11"/>20983 soaring</text:p>
      <text:p text:style-name="P1"><text:s/>0 <text:s text:c="11"/>20984 sober</text:p>
      <text:p text:style-name="P1"><text:s/>0 <text:s text:c="11"/>20985 sobre</text:p>
      <text:p text:style-name="P1"><text:s/>0 <text:s text:c="11"/>21121 sort</text:p>
      <text:p text:style-name="P1"><text:s/>0 <text:s text:c="11"/>21123 sorts</text:p>
      <text:p text:style-name="P1"><text:s/>0 <text:s text:c="11"/>20508 shes</text:p>
      <text:p text:style-name="P1"><text:s/>0 <text:s text:c="11"/>21264 spikes</text:p>
      <text:p text:style-name="P1"><text:s/>0 <text:s text:c="11"/>21260 spiders</text:p>
      <text:p text:style-name="P1"><text:s/>0 <text:s text:c="11"/>21261 spiegate</text:p>
      <text:p text:style-name="P1"><text:s/>0 <text:s text:c="11"/>21262 spiegel</text:p>
      <text:p text:style-name="P1"><text:s/>0 <text:s text:c="11"/>21259 spiderman</text:p>
      <text:p text:style-name="P1"><text:s/>0 <text:s text:c="11"/>21258 spicys</text:p>
      <text:p text:style-name="P1"><text:s/>0 <text:s text:c="11"/>21257 spicy</text:p>
      <text:p text:style-name="P1"><text:s/>0 <text:s text:c="11"/>21254 sphinx</text:p>
      <text:p text:style-name="P1"><text:s/>0 <text:s text:c="11"/>21255 spice</text:p>
      <text:p text:style-name="P1"><text:s/>0 <text:s text:c="11"/>21256 spicejet</text:p>
      <text:p text:style-name="P1"><text:s/>0 <text:s text:c="11"/>21263 spies</text:p>
      <text:p text:style-name="P1"><text:s/>0 <text:s text:c="11"/>21265 spiky</text:p>
      <text:p text:style-name="P1"><text:s/>0 <text:s text:c="11"/>21252 spews</text:p>
      <text:p text:style-name="P1"><text:s/>0 <text:s text:c="11"/>21266 spill</text:p>
      <text:p text:style-name="P1"><text:s/>0 <text:s text:c="11"/>21273 spirals</text:p>
      <text:p text:style-name="P1"><text:soft-page-break/><text:s/>0 <text:s text:c="11"/>21274 spirit</text:p>
      <text:p text:style-name="P1"><text:s/>0 <text:s text:c="11"/>21275 spiritual</text:p>
      <text:p text:style-name="P1"><text:s/>0 <text:s text:c="11"/>21272 spiral</text:p>
      <text:p text:style-name="P1"><text:s/>0 <text:s text:c="11"/>21271 spinvis</text:p>
      <text:p text:style-name="P1"><text:s/>0 <text:s text:c="11"/>21270 spinning</text:p>
      <text:p text:style-name="P1"><text:s/>0 <text:s text:c="11"/>21267 spilled</text:p>
      <text:p text:style-name="P1"><text:s/>0 <text:s text:c="11"/>21268 spin</text:p>
      <text:p text:style-name="P1"><text:s/>0 <text:s text:c="11"/>21269 spine</text:p>
      <text:p text:style-name="P1"><text:s/>0 <text:s text:c="11"/>21253 sphere</text:p>
      <text:p text:style-name="P1"><text:s/>0 <text:s text:c="11"/>21251 sperm</text:p>
      <text:p text:style-name="P1"><text:s/>0 <text:s text:c="11"/>21124 sosai</text:p>
      <text:p text:style-name="P1"><text:s/>0 <text:s text:c="11"/>21238 speedos</text:p>
      <text:p text:style-name="P1"><text:s/>0 <text:s text:c="11"/>21234 speechless</text:p>
      <text:p text:style-name="P1"><text:s/>0 <text:s text:c="11"/>21235 speechrecognition</text:p>
      <text:p text:style-name="P1"><text:s/>0 <text:s text:c="11"/>21236 speed</text:p>
      <text:p text:style-name="P1"><text:s/>0 <text:s text:c="11"/>21233 speeches</text:p>
      <text:p text:style-name="P1"><text:s/>0 <text:s text:c="11"/>21232 speech</text:p>
      <text:p text:style-name="P1"><text:s/>0 <text:s text:c="11"/>21231 speculist</text:p>
      <text:p text:style-name="P1"><text:s/>0 <text:s text:c="11"/>21228 spectating</text:p>
      <text:p text:style-name="P1"><text:s/>0 <text:s text:c="11"/>21229 spectators</text:p>
      <text:p text:style-name="P1"><text:s/>0 <text:s text:c="11"/>21230 spectrum</text:p>
      <text:p text:style-name="P1"><text:s/>0 <text:s text:c="11"/>21237 speeding</text:p>
      <text:p text:style-name="P1"><text:s/>0 <text:s text:c="11"/>21239 speedtest</text:p>
      <text:p text:style-name="P1"><text:s/>0 <text:s text:c="11"/>21250 spera</text:p>
      <text:p text:style-name="P1"><text:s/>0 <text:s text:c="11"/>21240 spek</text:p>
      <text:p text:style-name="P1"><text:s/>0 <text:s text:c="11"/>21247 spending</text:p>
      <text:p text:style-name="P1"><text:s/>0 <text:s text:c="11"/>21248 spends</text:p>
      <text:p text:style-name="P1"><text:s/>0 <text:s text:c="11"/>21249 spent</text:p>
      <text:p text:style-name="P1"><text:s/>0 <text:s text:c="11"/>21246 spend</text:p>
      <text:p text:style-name="P1"><text:s/>0 <text:s text:c="11"/>21245 spelling</text:p>
      <text:p text:style-name="P1"><text:s/>0 <text:s text:c="11"/>21244 spelled</text:p>
      <text:p text:style-name="P1"><text:s/>0 <text:s text:c="11"/>21241 spelen</text:p>
      <text:p text:style-name="P1"><text:s/>0 <text:s text:c="11"/>21242 spelfie</text:p>
      <text:p text:style-name="P1"><text:s/>0 <text:s text:c="11"/>21243 spell</text:p>
      <text:p text:style-name="P1"><text:s/>0 <text:s text:c="11"/>21276 spirituality</text:p>
      <text:p text:style-name="P1"><text:s/>0 <text:s text:c="11"/>21277 spit</text:p>
      <text:p text:style-name="P1"><text:s/>0 <text:s text:c="11"/>21278 spits</text:p>
      <text:p text:style-name="P1"><text:s/>0 <text:s text:c="11"/>21315 spotify</text:p>
      <text:p text:style-name="P1"><text:s/>0 <text:s text:c="11"/>21311 sportscenter</text:p>
      <text:p text:style-name="P1"><text:s/>0 <text:s text:c="11"/>21312 sportylife</text:p>
      <text:p text:style-name="P1"><text:s/>0 <text:s text:c="11"/>21313 spot</text:p>
      <text:p text:style-name="P1"><text:s/>0 <text:s text:c="11"/>21310 sportsball</text:p>
      <text:p text:style-name="P1"><text:s/>0 <text:s text:c="11"/>21309 sports</text:p>
      <text:p text:style-name="P1"><text:s/>0 <text:s text:c="11"/>21308 sportpleinbreda</text:p>
      <text:p text:style-name="P1"><text:s/>0 <text:s text:c="11"/>21305 sport</text:p>
      <text:p text:style-name="P1"><text:s/>0 <text:s text:c="11"/>21306 sportcenter</text:p>
      <text:p text:style-name="P1"><text:s/>0 <text:s text:c="11"/>21307 sporting</text:p>
      <text:p text:style-name="P1"><text:s/>0 <text:s text:c="11"/>21314 spotif</text:p>
      <text:p text:style-name="P1"><text:s/>0 <text:s text:c="11"/>21316 spotify2014</text:p>
      <text:p text:style-name="P1"><text:s/>0 <text:s text:c="11"/>21279 spitting</text:p>
      <text:p text:style-name="P1"><text:s/>0 <text:s text:c="11"/>21317 spotlight</text:p>
      <text:p text:style-name="P1"><text:s/>0 <text:s text:c="11"/>21324 sprawl</text:p>
      <text:p text:style-name="P1"><text:soft-page-break/><text:s/>0 <text:s text:c="11"/>21325 spread</text:p>
      <text:p text:style-name="P1"><text:s/>0 <text:s text:c="11"/>21326 spreading</text:p>
      <text:p text:style-name="P1"><text:s/>0 <text:s text:c="11"/>21323 sprak</text:p>
      <text:p text:style-name="P1"><text:s/>0 <text:s text:c="11"/>21322 spout_radiohead_fan_speaks_out</text:p>
      <text:p text:style-name="P1"><text:s/>0 <text:s text:c="11"/>21321 spouses</text:p>
      <text:p text:style-name="P1"><text:s/>0 <text:s text:c="11"/>21318 spots</text:p>
      <text:p text:style-name="P1"><text:s/>0 <text:s text:c="11"/>21319 spotted</text:p>
      <text:p text:style-name="P1"><text:s/>0 <text:s text:c="11"/>21320 spouse</text:p>
      <text:p text:style-name="P1"><text:s/>0 <text:s text:c="11"/>21304 sporadic</text:p>
      <text:p text:style-name="P1"><text:s/>0 <text:s text:c="11"/>21303 spoopysarcasm</text:p>
      <text:p text:style-name="P1"><text:s/>0 <text:s text:c="11"/>21302 spoonful</text:p>
      <text:p text:style-name="P1"><text:s/>0 <text:s text:c="11"/>21301 spoon</text:p>
      <text:p text:style-name="P1"><text:s/>0 <text:s text:c="11"/>21286 split</text:p>
      <text:p text:style-name="P1"><text:s/>0 <text:s text:c="11"/>21287 spngxbujhh</text:p>
      <text:p text:style-name="P1"><text:s/>0 <text:s text:c="11"/>21288 spock</text:p>
      <text:p text:style-name="P1"><text:s/>0 <text:s text:c="11"/>21285 splish</text:p>
      <text:p text:style-name="P1"><text:s/>0 <text:s text:c="11"/>21284 splinter</text:p>
      <text:p text:style-name="P1"><text:s/>0 <text:s text:c="11"/>21283 splendid</text:p>
      <text:p text:style-name="P1"><text:s/>0 <text:s text:c="11"/>21280 spkumyff2k</text:p>
      <text:p text:style-name="P1"><text:s/>0 <text:s text:c="11"/>21281 splash</text:p>
      <text:p text:style-name="P1"><text:s/>0 <text:s text:c="11"/>21282 splattered</text:p>
      <text:p text:style-name="P1"><text:s/>0 <text:s text:c="11"/>21289 spocs</text:p>
      <text:p text:style-name="P1"><text:s/>0 <text:s text:c="11"/>21290 spoiler</text:p>
      <text:p text:style-name="P1"><text:s/>0 <text:s text:c="11"/>21291 spoils</text:p>
      <text:p text:style-name="P1"><text:s/>0 <text:s text:c="11"/>21299 spooky</text:p>
      <text:p text:style-name="P1"><text:s/>0 <text:s text:c="11"/>21300 spool</text:p>
      <text:p text:style-name="P1"><text:s/>0 <text:s text:c="11"/>21297 sponsors</text:p>
      <text:p text:style-name="P1"><text:s/>0 <text:s text:c="11"/>21298 sponsorship</text:p>
      <text:p text:style-name="P1"><text:s/>0 <text:s text:c="11"/>21296 sponsored</text:p>
      <text:p text:style-name="P1"><text:s/>0 <text:s text:c="11"/>21292 spoken</text:p>
      <text:p text:style-name="P1"><text:s/>0 <text:s text:c="11"/>21293 spokesman</text:p>
      <text:p text:style-name="P1"><text:s/>0 <text:s text:c="11"/>21294 spokesperson</text:p>
      <text:p text:style-name="P1"><text:s/>0 <text:s text:c="11"/>21295 spongebob</text:p>
      <text:p text:style-name="P1"><text:s/>0 <text:s text:c="11"/>21227 spectacle</text:p>
      <text:p text:style-name="P1"><text:s/>0 <text:s text:c="11"/>21226 specify</text:p>
      <text:p text:style-name="P1"><text:s/>0 <text:s text:c="11"/>21225 specifics</text:p>
      <text:p text:style-name="P1"><text:s/>0 <text:s text:c="11"/>21161 sour</text:p>
      <text:p text:style-name="P1"><text:s/>0 <text:s text:c="11"/>21157 soundtracks</text:p>
      <text:p text:style-name="P1"><text:s/>0 <text:s text:c="11"/>21158 sounf</text:p>
      <text:p text:style-name="P1"><text:s/>0 <text:s text:c="11"/>21159 sountrack</text:p>
      <text:p text:style-name="P1"><text:s/>0 <text:s text:c="11"/>21156 soundtracking</text:p>
      <text:p text:style-name="P1"><text:s/>0 <text:s text:c="11"/>21155 soundtrack</text:p>
      <text:p text:style-name="P1"><text:s/>0 <text:s text:c="11"/>21154 soundsystem</text:p>
      <text:p text:style-name="P1"><text:s/>0 <text:s text:c="11"/>21150 sounding</text:p>
      <text:p text:style-name="P1"><text:s/>0 <text:s text:c="11"/>21151 soundmagic</text:p>
      <text:p text:style-name="P1"><text:s/>0 <text:s text:c="11"/>21153 soundscape</text:p>
      <text:p text:style-name="P1"><text:s/>0 <text:s text:c="11"/>21160 soup</text:p>
      <text:p text:style-name="P1"><text:s/>0 <text:s text:c="11"/>21162 source</text:p>
      <text:p text:style-name="P1"><text:s/>0 <text:s text:c="11"/>21174 sowieso</text:p>
      <text:p text:style-name="P1"><text:s/>0 <text:s text:c="11"/>21163 sources</text:p>
      <text:p text:style-name="P1"><text:s/>0 <text:s text:c="11"/>21170 souuuul</text:p>
      <text:p text:style-name="P1"><text:s/>0 <text:s text:c="11"/>21171 souvenir</text:p>
      <text:p text:style-name="P1"><text:soft-page-break/><text:s/>0 <text:s text:c="11"/>21172 souvlaki</text:p>
      <text:p text:style-name="P1"><text:s/>0 <text:s text:c="11"/>21169 souuup</text:p>
      <text:p text:style-name="P1"><text:s/>0 <text:s text:c="11"/>21168 southwestern</text:p>
      <text:p text:style-name="P1"><text:s/>0 <text:s text:c="11"/>21167 southwest</text:p>
      <text:p text:style-name="P1"><text:s/>0 <text:s text:c="11"/>21164 south</text:p>
      <text:p text:style-name="P1"><text:s/>0 <text:s text:c="11"/>21165 southern</text:p>
      <text:p text:style-name="P1"><text:s/>0 <text:s text:c="11"/>21166 southernscuffle</text:p>
      <text:p text:style-name="P1"><text:s/>0 <text:s text:c="11"/>21149 soundhead</text:p>
      <text:p text:style-name="P1"><text:s/>0 <text:s text:c="11"/>21148 soundgarden</text:p>
      <text:p text:style-name="P1"><text:s/>0 <text:s text:c="11"/>21147 soundcloud</text:p>
      <text:p text:style-name="P1"><text:s/>0 <text:s text:c="11"/>21146 soundcheck</text:p>
      <text:p text:style-name="P1"><text:s/>0 <text:s text:c="11"/>21131 soto</text:p>
      <text:p text:style-name="P1"><text:s/>0 <text:s text:c="11"/>21132 sotto</text:p>
      <text:p text:style-name="P1"><text:s/>0 <text:s text:c="11"/>21133 sottocrociera</text:p>
      <text:p text:style-name="P1"><text:s/>0 <text:s text:c="11"/>21130 sotired</text:p>
      <text:p text:style-name="P1"><text:s/>0 <text:s text:c="11"/>21129 sotd</text:p>
      <text:p text:style-name="P1"><text:s/>0 <text:s text:c="11"/>21128 sosympa</text:p>
      <text:p text:style-name="P1"><text:s/>0 <text:s text:c="11"/>21125 sosleepy</text:p>
      <text:p text:style-name="P1"><text:s/>0 <text:s text:c="11"/>21126 soso</text:p>
      <text:p text:style-name="P1"><text:s/>0 <text:s text:c="11"/>21127 sosyal</text:p>
      <text:p text:style-name="P1"><text:s/>0 <text:s text:c="11"/>21134 sou</text:p>
      <text:p text:style-name="P1"><text:s/>0 <text:s text:c="11"/>21135 soudtracking</text:p>
      <text:p text:style-name="P1"><text:s/>0 <text:s text:c="11"/>21136 sought</text:p>
      <text:p text:style-name="P1"><text:s/>0 <text:s text:c="11"/>21144 sound</text:p>
      <text:p text:style-name="P1"><text:s/>0 <text:s text:c="11"/>21145 soundcard</text:p>
      <text:p text:style-name="P1"><text:s/>0 <text:s text:c="11"/>21142 soulmates</text:p>
      <text:p text:style-name="P1"><text:s/>0 <text:s text:c="11"/>21143 souls</text:p>
      <text:p text:style-name="P1"><text:s/>0 <text:s text:c="11"/>21141 soulmate</text:p>
      <text:p text:style-name="P1"><text:s/>0 <text:s text:c="11"/>21137 soul</text:p>
      <text:p text:style-name="P1"><text:s/>0 <text:s text:c="11"/>21138 soulcalibur4</text:p>
      <text:p text:style-name="P1"><text:s/>0 <text:s text:c="11"/>21139 soulchild</text:p>
      <text:p text:style-name="P1"><text:s/>0 <text:s text:c="11"/>21140 soulja</text:p>
      <text:p text:style-name="P1"><text:s/>0 <text:s text:c="11"/>21173 sow</text:p>
      <text:p text:style-name="P1"><text:s/>0 <text:s text:c="11"/>21175 sown</text:p>
      <text:p text:style-name="P1"><text:s/>0 <text:s text:c="11"/>21224 specifically</text:p>
      <text:p text:style-name="P1"><text:s/>0 <text:s text:c="11"/>21212 speakers</text:p>
      <text:p text:style-name="P1"><text:s/>0 <text:s text:c="11"/>21208 spartan</text:p>
      <text:p text:style-name="P1"><text:s/>0 <text:s text:c="11"/>21209 spaz</text:p>
      <text:p text:style-name="P1"><text:s/>0 <text:s text:c="11"/>21210 speak</text:p>
      <text:p text:style-name="P1"><text:s/>0 <text:s text:c="11"/>21207 sparrow</text:p>
      <text:p text:style-name="P1"><text:s/>0 <text:s text:c="11"/>21206 sparqlgraph</text:p>
      <text:p text:style-name="P1"><text:s/>0 <text:s text:c="11"/>21205 sparql</text:p>
      <text:p text:style-name="P1"><text:s/>0 <text:s text:c="11"/>21202 sparked</text:p>
      <text:p text:style-name="P1"><text:s/>0 <text:s text:c="11"/>21203 sparkle</text:p>
      <text:p text:style-name="P1"><text:s/>0 <text:s text:c="11"/>21204 sparks</text:p>
      <text:p text:style-name="P1"><text:s/>0 <text:s text:c="11"/>21211 speaker</text:p>
      <text:p text:style-name="P1"><text:s/>0 <text:s text:c="11"/>21213 speaking</text:p>
      <text:p text:style-name="P1"><text:s/>0 <text:s text:c="11"/>21176 soy</text:p>
      <text:p text:style-name="P1"><text:s/>0 <text:s text:c="11"/>21214 speaks</text:p>
      <text:p text:style-name="P1"><text:s/>0 <text:s text:c="11"/>21221 specialolympics</text:p>
      <text:p text:style-name="P1"><text:s/>0 <text:s text:c="11"/>21222 specialties</text:p>
      <text:p text:style-name="P1"><text:s/>0 <text:s text:c="11"/>21223 specific</text:p>
      <text:p text:style-name="P1"><text:soft-page-break/><text:s/>0 <text:s text:c="11"/>21220 specially</text:p>
      <text:p text:style-name="P1"><text:s/>0 <text:s text:c="11"/>21219 specialization</text:p>
      <text:p text:style-name="P1"><text:s/>0 <text:s text:c="11"/>21218 special</text:p>
      <text:p text:style-name="P1"><text:s/>0 <text:s text:c="11"/>21215 speakteasy</text:p>
      <text:p text:style-name="P1"><text:s/>0 <text:s text:c="11"/>21216 speared</text:p>
      <text:p text:style-name="P1"><text:s/>0 <text:s text:c="11"/>21217 spears</text:p>
      <text:p text:style-name="P1"><text:s/>0 <text:s text:c="11"/>21201 spark</text:p>
      <text:p text:style-name="P1"><text:s/>0 <text:s text:c="11"/>21200 spare</text:p>
      <text:p text:style-name="P1"><text:s/>0 <text:s text:c="11"/>21199 sparare</text:p>
      <text:p text:style-name="P1"><text:s/>0 <text:s text:c="11"/>21198 spankings</text:p>
      <text:p text:style-name="P1"><text:s/>0 <text:s text:c="11"/>21183 spaaace</text:p>
      <text:p text:style-name="P1"><text:s/>0 <text:s text:c="11"/>21184 space</text:p>
      <text:p text:style-name="P1"><text:s/>0 <text:s text:c="11"/>21185 spacely</text:p>
      <text:p text:style-name="P1"><text:s/>0 <text:s text:c="11"/>21182 spa</text:p>
      <text:p text:style-name="P1"><text:s/>0 <text:s text:c="11"/>21181 sp6itz8o</text:p>
      <text:p text:style-name="P1"><text:s/>0 <text:s text:c="11"/>21180 sp59085</text:p>
      <text:p text:style-name="P1"><text:s/>0 <text:s text:c="11"/>21177 soybean</text:p>
      <text:p text:style-name="P1"><text:s/>0 <text:s text:c="11"/>21178 soylent</text:p>
      <text:p text:style-name="P1"><text:s/>0 <text:s text:c="11"/>21179 sp59001</text:p>
      <text:p text:style-name="P1"><text:s/>0 <text:s text:c="11"/>21186 spaceship</text:p>
      <text:p text:style-name="P1"><text:s/>0 <text:s text:c="11"/>21187 spacex</text:p>
      <text:p text:style-name="P1"><text:s/>0 <text:s text:c="11"/>21188 spacey</text:p>
      <text:p text:style-name="P1"><text:s/>0 <text:s text:c="11"/>21196 spaniard</text:p>
      <text:p text:style-name="P1"><text:s/>0 <text:s text:c="11"/>21197 spanish</text:p>
      <text:p text:style-name="P1"><text:s/>0 <text:s text:c="11"/>21194 spandau</text:p>
      <text:p text:style-name="P1"><text:s/>0 <text:s text:c="11"/>21195 spanglish</text:p>
      <text:p text:style-name="P1"><text:s/>0 <text:s text:c="11"/>21193 spammers</text:p>
      <text:p text:style-name="P1"><text:s/>0 <text:s text:c="11"/>21189 spain</text:p>
      <text:p text:style-name="P1"><text:s/>0 <text:s text:c="11"/>21190 spam</text:p>
      <text:p text:style-name="P1"><text:s/>0 <text:s text:c="11"/>21191 spambots</text:p>
      <text:p text:style-name="P1"><text:s/>0 <text:s text:c="11"/>21192 spamisfun</text:p>
      <text:p text:style-name="P1"><text:s/>0 <text:s text:c="11"/>20918 smoking</text:p>
      <text:p text:style-name="P1"><text:s/>0 <text:s text:c="11"/>20917 smokers</text:p>
      <text:p text:style-name="P1"><text:s/>0 <text:s text:c="11"/>20916 smoker</text:p>
      <text:p text:style-name="P1"><text:s/>0 <text:s text:c="11"/>20648 sigjuucsza</text:p>
      <text:p text:style-name="P1"><text:s/>0 <text:s text:c="11"/>20644 sighted</text:p>
      <text:p text:style-name="P1"><text:s/>0 <text:s text:c="11"/>20645 sighting</text:p>
      <text:p text:style-name="P1"><text:s/>0 <text:s text:c="11"/>20646 siging</text:p>
      <text:p text:style-name="P1"><text:s/>0 <text:s text:c="11"/>20643 sight</text:p>
      <text:p text:style-name="P1"><text:s/>0 <text:s text:c="11"/>20642 sighs</text:p>
      <text:p text:style-name="P1"><text:s/>0 <text:s text:c="11"/>20641 sighing</text:p>
      <text:p text:style-name="P1"><text:s/>0 <text:s text:c="11"/>20638 sigan</text:p>
      <text:p text:style-name="P1"><text:s/>0 <text:s text:c="11"/>20639 siggraph</text:p>
      <text:p text:style-name="P1"><text:s/>0 <text:s text:c="11"/>20640 sigh</text:p>
      <text:p text:style-name="P1"><text:s/>0 <text:s text:c="11"/>20647 sigiriya</text:p>
      <text:p text:style-name="P1"><text:s/>0 <text:s text:c="11"/>20649 sign</text:p>
      <text:p text:style-name="P1"><text:s/>0 <text:s text:c="11"/>20636 sierra</text:p>
      <text:p text:style-name="P1"><text:s/>0 <text:s text:c="11"/>20650 signal</text:p>
      <text:p text:style-name="P1"><text:s/>0 <text:s text:c="11"/>20657 signs</text:p>
      <text:p text:style-name="P1"><text:s/>0 <text:s text:c="11"/>20658 signups</text:p>
      <text:p text:style-name="P1"><text:s/>0 <text:s text:c="11"/>20659 sigo</text:p>
      <text:p text:style-name="P1"><text:s/>0 <text:s text:c="11"/>20656 signings</text:p>
      <text:p text:style-name="P1"><text:soft-page-break/><text:s/>0 <text:s text:c="11"/>20655 signing</text:p>
      <text:p text:style-name="P1"><text:s/>0 <text:s text:c="11"/>20654 significant</text:p>
      <text:p text:style-name="P1"><text:s/>0 <text:s text:c="11"/>20651 signals</text:p>
      <text:p text:style-name="P1"><text:s/>0 <text:s text:c="11"/>20652 signature</text:p>
      <text:p text:style-name="P1"><text:s/>0 <text:s text:c="11"/>20653 signed</text:p>
      <text:p text:style-name="P1"><text:s/>0 <text:s text:c="11"/>20637 siesta</text:p>
      <text:p text:style-name="P1"><text:s/>0 <text:s text:c="11"/>20635 siendo</text:p>
      <text:p text:style-name="P1"><text:s/>0 <text:s text:c="11"/>20915 smoken</text:p>
      <text:p text:style-name="P1"><text:s/>0 <text:s text:c="11"/>20622 sid</text:p>
      <text:p text:style-name="P1"><text:s/>0 <text:s text:c="11"/>20618 sick</text:p>
      <text:p text:style-name="P1"><text:s/>0 <text:s text:c="11"/>20619 sickbabies</text:p>
      <text:p text:style-name="P1"><text:s/>0 <text:s text:c="11"/>20620 sickened</text:p>
      <text:p text:style-name="P1"><text:s/>0 <text:s text:c="11"/>20617 sicilian</text:p>
      <text:p text:style-name="P1"><text:s/>0 <text:s text:c="11"/>20616 sicierto</text:p>
      <text:p text:style-name="P1"><text:s/>0 <text:s text:c="11"/>20615 siblings</text:p>
      <text:p text:style-name="P1"><text:s/>0 <text:s text:c="11"/>20612 siamo</text:p>
      <text:p text:style-name="P1"><text:s/>0 <text:s text:c="11"/>20613 siberia</text:p>
      <text:p text:style-name="P1"><text:s/>0 <text:s text:c="11"/>20614 siberiana</text:p>
      <text:p text:style-name="P1"><text:s/>0 <text:s text:c="11"/>20621 sickly</text:p>
      <text:p text:style-name="P1"><text:s/>0 <text:s text:c="11"/>20623 side</text:p>
      <text:p text:style-name="P1"><text:s/>0 <text:s text:c="11"/>20634 siempre</text:p>
      <text:p text:style-name="P1"><text:s/>0 <text:s text:c="11"/>20624 sidebar</text:p>
      <text:p text:style-name="P1"><text:s/>0 <text:s text:c="11"/>20631 sidorrio</text:p>
      <text:p text:style-name="P1"><text:s/>0 <text:s text:c="11"/>20632 sidra</text:p>
      <text:p text:style-name="P1"><text:s/>0 <text:s text:c="11"/>20633 siege</text:p>
      <text:p text:style-name="P1"><text:s/>0 <text:s text:c="11"/>20630 sidi</text:p>
      <text:p text:style-name="P1"><text:s/>0 <text:s text:c="11"/>20629 sidewalk</text:p>
      <text:p text:style-name="P1"><text:s/>0 <text:s text:c="11"/>20628 sides</text:p>
      <text:p text:style-name="P1"><text:s/>0 <text:s text:c="11"/>20625 sided</text:p>
      <text:p text:style-name="P1"><text:s/>0 <text:s text:c="11"/>20626 sideee</text:p>
      <text:p text:style-name="P1"><text:s/>0 <text:s text:c="11"/>20627 sideproject</text:p>
      <text:p text:style-name="P1"><text:s/>0 <text:s text:c="11"/>20660 sigue</text:p>
      <text:p text:style-name="P1"><text:s/>0 <text:s text:c="11"/>20661 siiiiiiiiiiiim</text:p>
      <text:p text:style-name="P1"><text:s/>0 <text:s text:c="11"/>20662 sile</text:p>
      <text:p text:style-name="P1"><text:s/>0 <text:s text:c="11"/>20699 sing</text:p>
      <text:p text:style-name="P1"><text:s/>0 <text:s text:c="11"/>20695 since</text:p>
      <text:p text:style-name="P1"><text:s/>0 <text:s text:c="11"/>20696 sinds</text:p>
      <text:p text:style-name="P1"><text:s/>0 <text:s text:c="11"/>20697 sindsdien</text:p>
      <text:p text:style-name="P1"><text:s/>0 <text:s text:c="11"/>20694 sinatra</text:p>
      <text:p text:style-name="P1"><text:s/>0 <text:s text:c="11"/>20693 sinaloa</text:p>
      <text:p text:style-name="P1"><text:s/>0 <text:s text:c="11"/>20692 sinai</text:p>
      <text:p text:style-name="P1"><text:s/>0 <text:s text:c="11"/>20689 simply</text:p>
      <text:p text:style-name="P1"><text:s/>0 <text:s text:c="11"/>20690 sims</text:p>
      <text:p text:style-name="P1"><text:s/>0 <text:s text:c="11"/>20691 sin</text:p>
      <text:p text:style-name="P1"><text:s/>0 <text:s text:c="11"/>20698 sinek</text:p>
      <text:p text:style-name="P1"><text:s/>0 <text:s text:c="11"/>20700 singer</text:p>
      <text:p text:style-name="P1"><text:s/>0 <text:s text:c="11"/>20663 silence</text:p>
      <text:p text:style-name="P1"><text:s/>0 <text:s text:c="11"/>20701 singers</text:p>
      <text:p text:style-name="P1"><text:s/>0 <text:s text:c="11"/>20708 sings</text:p>
      <text:p text:style-name="P1"><text:s/>0 <text:s text:c="11"/>20709 sinister</text:p>
      <text:p text:style-name="P1"><text:s/>0 <text:s text:c="11"/>20710 sinistra</text:p>
      <text:p text:style-name="P1"><text:s/>0 <text:s text:c="11"/>20707 singles</text:p>
      <text:p text:style-name="P1"><text:soft-page-break/><text:s/>0 <text:s text:c="11"/>20706 singlelife</text:p>
      <text:p text:style-name="P1"><text:s/>0 <text:s text:c="11"/>20705 single</text:p>
      <text:p text:style-name="P1"><text:s/>0 <text:s text:c="11"/>20702 singh</text:p>
      <text:p text:style-name="P1"><text:s/>0 <text:s text:c="11"/>20703 singin</text:p>
      <text:p text:style-name="P1"><text:s/>0 <text:s text:c="11"/>20704 singing</text:p>
      <text:p text:style-name="P1"><text:s/>0 <text:s text:c="11"/>20688 simplified</text:p>
      <text:p text:style-name="P1"><text:s/>0 <text:s text:c="11"/>20687 simplification</text:p>
      <text:p text:style-name="P1"><text:s/>0 <text:s text:c="11"/>20686 simplicity</text:p>
      <text:p text:style-name="P1"><text:s/>0 <text:s text:c="11"/>20685 simpletruths</text:p>
      <text:p text:style-name="P1"><text:s/>0 <text:s text:c="11"/>20670 silver</text:p>
      <text:p text:style-name="P1"><text:s/>0 <text:s text:c="11"/>20671 silvestro</text:p>
      <text:p text:style-name="P1"><text:s/>0 <text:s text:c="11"/>20672 sim</text:p>
      <text:p text:style-name="P1"><text:s/>0 <text:s text:c="11"/>20669 silva</text:p>
      <text:p text:style-name="P1"><text:s/>0 <text:s text:c="11"/>20668 siloed</text:p>
      <text:p text:style-name="P1"><text:s/>0 <text:s text:c="11"/>20667 silly</text:p>
      <text:p text:style-name="P1"><text:s/>0 <text:s text:c="11"/>20664 silent</text:p>
      <text:p text:style-name="P1"><text:s/>0 <text:s text:c="11"/>20665 silk</text:p>
      <text:p text:style-name="P1"><text:s/>0 <text:s text:c="11"/>20666 sillas</text:p>
      <text:p text:style-name="P1"><text:s/>0 <text:s text:c="11"/>20673 simcard</text:p>
      <text:p text:style-name="P1"><text:s/>0 <text:s text:c="11"/>20674 simcity</text:p>
      <text:p text:style-name="P1"><text:s/>0 <text:s text:c="11"/>20675 simdi</text:p>
      <text:p text:style-name="P1"><text:s/>0 <text:s text:c="11"/>20683 simpler</text:p>
      <text:p text:style-name="P1"><text:s/>0 <text:s text:c="11"/>20684 simplest</text:p>
      <text:p text:style-name="P1"><text:s/>0 <text:s text:c="11"/>20681 simone</text:p>
      <text:p text:style-name="P1"><text:s/>0 <text:s text:c="11"/>20682 simple</text:p>
      <text:p text:style-name="P1"><text:s/>0 <text:s text:c="11"/>20680 simonaaa</text:p>
      <text:p text:style-name="P1"><text:s/>0 <text:s text:c="11"/>20676 similar</text:p>
      <text:p text:style-name="P1"><text:s/>0 <text:s text:c="11"/>20677 similarities</text:p>
      <text:p text:style-name="P1"><text:s/>0 <text:s text:c="11"/>20678 simon</text:p>
      <text:p text:style-name="P1"><text:s/>0 <text:s text:c="11"/>20679 simona</text:p>
      <text:p text:style-name="P1"><text:s/>0 <text:s text:c="11"/>20611 si808wifuf</text:p>
      <text:p text:style-name="P1"><text:s/>0 <text:s text:c="11"/>20610 si</text:p>
      <text:p text:style-name="P1"><text:s/>0 <text:s text:c="11"/>20609 shying</text:p>
      <text:p text:style-name="P1"><text:s/>0 <text:s text:c="11"/>20544 shmurda</text:p>
      <text:p text:style-name="P1"><text:s/>0 <text:s text:c="11"/>20540 shizz</text:p>
      <text:p text:style-name="P1"><text:s/>0 <text:s text:c="11"/>20541 shld</text:p>
      <text:p text:style-name="P1"><text:s/>0 <text:s text:c="11"/>20542 shltr</text:p>
      <text:p text:style-name="P1"><text:s/>0 <text:s text:c="11"/>20539 shiz</text:p>
      <text:p text:style-name="P1"><text:s/>0 <text:s text:c="11"/>20538 shivers</text:p>
      <text:p text:style-name="P1"><text:s/>0 <text:s text:c="11"/>20537 shitty</text:p>
      <text:p text:style-name="P1"><text:s/>0 <text:s text:c="11"/>20534 shitfightbut</text:p>
      <text:p text:style-name="P1"><text:s/>0 <text:s text:c="11"/>20535 shitnotsaid</text:p>
      <text:p text:style-name="P1"><text:s/>0 <text:s text:c="11"/>20536 shits</text:p>
      <text:p text:style-name="P1"><text:s/>0 <text:s text:c="11"/>20543 shmshesss</text:p>
      <text:p text:style-name="P1"><text:s/>0 <text:s text:c="11"/>20545 shnookems</text:p>
      <text:p text:style-name="P1"><text:s/>0 <text:s text:c="11"/>20557 shoppers</text:p>
      <text:p text:style-name="P1"><text:s/>0 <text:s text:c="11"/>20546 shock</text:p>
      <text:p text:style-name="P1"><text:s/>0 <text:s text:c="11"/>20553 shooting</text:p>
      <text:p text:style-name="P1"><text:s/>0 <text:s text:c="11"/>20554 shoots</text:p>
      <text:p text:style-name="P1"><text:s/>0 <text:s text:c="11"/>20555 shop</text:p>
      <text:p text:style-name="P1"><text:s/>0 <text:s text:c="11"/>20552 shootcows</text:p>
      <text:p text:style-name="P1"><text:s/>0 <text:s text:c="11"/>20551 shoot</text:p>
      <text:p text:style-name="P1"><text:soft-page-break/><text:s/>0 <text:s text:c="11"/>20550 shoes</text:p>
      <text:p text:style-name="P1"><text:s/>0 <text:s text:c="11"/>20547 shocked</text:p>
      <text:p text:style-name="P1"><text:s/>0 <text:s text:c="11"/>20548 shocking</text:p>
      <text:p text:style-name="P1"><text:s/>0 <text:s text:c="11"/>20549 shoe</text:p>
      <text:p text:style-name="P1"><text:s/>0 <text:s text:c="11"/>20533 shite</text:p>
      <text:p text:style-name="P1"><text:s/>0 <text:s text:c="11"/>20532 shit</text:p>
      <text:p text:style-name="P1"><text:s/>0 <text:s text:c="11"/>20531 shisha</text:p>
      <text:p text:style-name="P1"><text:s/>0 <text:s text:c="11"/>20530 shirts</text:p>
      <text:p text:style-name="P1"><text:s/>0 <text:s text:c="11"/>20515 shifts</text:p>
      <text:p text:style-name="P1"><text:s/>0 <text:s text:c="11"/>20516 shifty</text:p>
      <text:p text:style-name="P1"><text:s/>0 <text:s text:c="11"/>20517 shikari</text:p>
      <text:p text:style-name="P1"><text:s/>0 <text:s text:c="11"/>20514 shifting</text:p>
      <text:p text:style-name="P1"><text:s/>0 <text:s text:c="11"/>20513 shift</text:p>
      <text:p text:style-name="P1"><text:s/>0 <text:s text:c="11"/>20512 shi</text:p>
      <text:p text:style-name="P1"><text:s/>0 <text:s text:c="11"/>20509 shesnotafraid</text:p>
      <text:p text:style-name="P1"><text:s/>0 <text:s text:c="11"/>20510 shhh</text:p>
      <text:p text:style-name="P1"><text:s/>0 <text:s text:c="11"/>20511 shhhh</text:p>
      <text:p text:style-name="P1"><text:s/>0 <text:s text:c="11"/>20518 shine</text:p>
      <text:p text:style-name="P1"><text:s/>0 <text:s text:c="11"/>20519 shines</text:p>
      <text:p text:style-name="P1"><text:s/>0 <text:s text:c="11"/>20520 shining</text:p>
      <text:p text:style-name="P1"><text:s/>0 <text:s text:c="11"/>20528 ships</text:p>
      <text:p text:style-name="P1"><text:s/>0 <text:s text:c="11"/>20529 shirt</text:p>
      <text:p text:style-name="P1"><text:s/>0 <text:s text:c="11"/>20526 shipping</text:p>
      <text:p text:style-name="P1"><text:s/>0 <text:s text:c="11"/>20527 shippuden</text:p>
      <text:p text:style-name="P1"><text:s/>0 <text:s text:c="11"/>20525 ship</text:p>
      <text:p text:style-name="P1"><text:s/>0 <text:s text:c="11"/>20521 shinning</text:p>
      <text:p text:style-name="P1"><text:s/>0 <text:s text:c="11"/>20522 shinobiheartunderblade</text:p>
      <text:p text:style-name="P1"><text:s/>0 <text:s text:c="11"/>20523 shinoda</text:p>
      <text:p text:style-name="P1"><text:s/>0 <text:s text:c="11"/>20524 shiny</text:p>
      <text:p text:style-name="P1"><text:s/>0 <text:s text:c="11"/>20556 shopped</text:p>
      <text:p text:style-name="P1"><text:s/>0 <text:s text:c="11"/>20558 shopping</text:p>
      <text:p text:style-name="P1"><text:s/>0 <text:s text:c="11"/>20608 shy</text:p>
      <text:p text:style-name="P1"><text:s/>0 <text:s text:c="11"/>20595 shrader</text:p>
      <text:p text:style-name="P1"><text:s/>0 <text:s text:c="11"/>20591 showertweet</text:p>
      <text:p text:style-name="P1"><text:s/>0 <text:s text:c="11"/>20592 showing</text:p>
      <text:p text:style-name="P1"><text:s/>0 <text:s text:c="11"/>20593 shown</text:p>
      <text:p text:style-name="P1"><text:s/>0 <text:s text:c="11"/>20590 showers</text:p>
      <text:p text:style-name="P1"><text:s/>0 <text:s text:c="11"/>20589 shower</text:p>
      <text:p text:style-name="P1"><text:s/>0 <text:s text:c="11"/>20588 showed</text:p>
      <text:p text:style-name="P1"><text:s/>0 <text:s text:c="11"/>20585 show</text:p>
      <text:p text:style-name="P1"><text:s/>0 <text:s text:c="11"/>20586 showcase</text:p>
      <text:p text:style-name="P1"><text:s/>0 <text:s text:c="11"/>20587 showcases</text:p>
      <text:p text:style-name="P1"><text:s/>0 <text:s text:c="11"/>20594 shows</text:p>
      <text:p text:style-name="P1"><text:s/>0 <text:s text:c="11"/>20596 shrewsbury</text:p>
      <text:p text:style-name="P1"><text:s/>0 <text:s text:c="11"/>20559 shops</text:p>
      <text:p text:style-name="P1"><text:s/>0 <text:s text:c="11"/>20597 shrimp</text:p>
      <text:p text:style-name="P1"><text:s/>0 <text:s text:c="11"/>20604 shuffle</text:p>
      <text:p text:style-name="P1"><text:s/>0 <text:s text:c="11"/>20606 shutterspeed</text:p>
      <text:p text:style-name="P1"><text:s/>0 <text:s text:c="11"/>20607 shvhqlsqkn</text:p>
      <text:p text:style-name="P1"><text:s/>0 <text:s text:c="11"/>20603 shudda</text:p>
      <text:p text:style-name="P1"><text:s/>0 <text:s text:c="11"/>20602 shud</text:p>
      <text:p text:style-name="P1"><text:s/>0 <text:s text:c="11"/>20601 shucks</text:p>
      <text:p text:style-name="P1"><text:soft-page-break/><text:s/>0 <text:s text:c="11"/>20598 shrinking</text:p>
      <text:p text:style-name="P1"><text:s/>0 <text:s text:c="11"/>20599 shrunk</text:p>
      <text:p text:style-name="P1"><text:s/>0 <text:s text:c="11"/>20600 shshdhdhhdbs</text:p>
      <text:p text:style-name="P1"><text:s/>0 <text:s text:c="11"/>20584 shoves</text:p>
      <text:p text:style-name="P1"><text:s/>0 <text:s text:c="11"/>20583 shovel</text:p>
      <text:p text:style-name="P1"><text:s/>0 <text:s text:c="11"/>20582 shoved</text:p>
      <text:p text:style-name="P1"><text:s/>0 <text:s text:c="11"/>20581 shove</text:p>
      <text:p text:style-name="P1"><text:s/>0 <text:s text:c="11"/>20566 shortcut</text:p>
      <text:p text:style-name="P1"><text:s/>0 <text:s text:c="11"/>20567 shortening</text:p>
      <text:p text:style-name="P1"><text:s/>0 <text:s text:c="11"/>20568 shortest</text:p>
      <text:p text:style-name="P1"><text:s/>0 <text:s text:c="11"/>20565 shortage</text:p>
      <text:p text:style-name="P1"><text:s/>0 <text:s text:c="11"/>20564 short</text:p>
      <text:p text:style-name="P1"><text:s/>0 <text:s text:c="11"/>20563 shorin</text:p>
      <text:p text:style-name="P1"><text:s/>0 <text:s text:c="11"/>20560 shopville</text:p>
      <text:p text:style-name="P1"><text:s/>0 <text:s text:c="11"/>20561 shore</text:p>
      <text:p text:style-name="P1"><text:s/>0 <text:s text:c="11"/>20562 shores</text:p>
      <text:p text:style-name="P1"><text:s/>0 <text:s text:c="11"/>20569 shortly</text:p>
      <text:p text:style-name="P1"><text:s/>0 <text:s text:c="11"/>20570 shorts</text:p>
      <text:p text:style-name="P1"><text:s/>0 <text:s text:c="11"/>20571 shot</text:p>
      <text:p text:style-name="P1"><text:s/>0 <text:s text:c="11"/>20579 shout</text:p>
      <text:p text:style-name="P1"><text:s/>0 <text:s text:c="11"/>20580 shoutout</text:p>
      <text:p text:style-name="P1"><text:s/>0 <text:s text:c="11"/>20577 shouldn</text:p>
      <text:p text:style-name="P1"><text:s/>0 <text:s text:c="11"/>20578 shouldnt</text:p>
      <text:p text:style-name="P1"><text:s/>0 <text:s text:c="11"/>20576 shoulders</text:p>
      <text:p text:style-name="P1"><text:s/>0 <text:s text:c="11"/>20572 shotgun</text:p>
      <text:p text:style-name="P1"><text:s/>0 <text:s text:c="11"/>20573 shots</text:p>
      <text:p text:style-name="P1"><text:s/>0 <text:s text:c="11"/>20574 should</text:p>
      <text:p text:style-name="P1"><text:s/>0 <text:s text:c="11"/>20575 shoulder</text:p>
      <text:p text:style-name="P1"><text:s/>0 <text:s text:c="11"/>20711 sink</text:p>
      <text:p text:style-name="P1"><text:s/>0 <text:s text:c="11"/>20712 sinner</text:p>
      <text:p text:style-name="P1"><text:s/>0 <text:s text:c="11"/>20713 sino</text:p>
      <text:p text:style-name="P1"><text:s/>0 <text:s text:c="11"/>20852 sloots</text:p>
      <text:p text:style-name="P1"><text:s/>0 <text:s text:c="11"/>20848 slips</text:p>
      <text:p text:style-name="P1"><text:s/>0 <text:s text:c="11"/>20849 slk75xgh</text:p>
      <text:p text:style-name="P1"><text:s/>0 <text:s text:c="11"/>20850 slof</text:p>
      <text:p text:style-name="P1"><text:s/>0 <text:s text:c="11"/>20847 slipping</text:p>
      <text:p text:style-name="P1"><text:s/>0 <text:s text:c="11"/>20846 slippery</text:p>
      <text:p text:style-name="P1"><text:s/>0 <text:s text:c="11"/>20845 slippers</text:p>
      <text:p text:style-name="P1"><text:s/>0 <text:s text:c="11"/>20842 slightly</text:p>
      <text:p text:style-name="P1"><text:s/>0 <text:s text:c="11"/>20843 slim</text:p>
      <text:p text:style-name="P1"><text:s/>0 <text:s text:c="11"/>20844 slip</text:p>
      <text:p text:style-name="P1"><text:s/>0 <text:s text:c="11"/>20851 slogan</text:p>
      <text:p text:style-name="P1"><text:s/>0 <text:s text:c="11"/>20853 sloppy</text:p>
      <text:p text:style-name="P1"><text:s/>0 <text:s text:c="11"/>20865 slurs</text:p>
      <text:p text:style-name="P1"><text:s/>0 <text:s text:c="11"/>20854 slovene</text:p>
      <text:p text:style-name="P1"><text:s/>0 <text:s text:c="11"/>20861 slsuiuvz42</text:p>
      <text:p text:style-name="P1"><text:s/>0 <text:s text:c="11"/>20862 sltlcbia03</text:p>
      <text:p text:style-name="P1"><text:s/>0 <text:s text:c="11"/>20863 slump</text:p>
      <text:p text:style-name="P1"><text:s/>0 <text:s text:c="11"/>20860 slq5brrh2l</text:p>
      <text:p text:style-name="P1"><text:s/>0 <text:s text:c="11"/>20859 slowly</text:p>
      <text:p text:style-name="P1"><text:s/>0 <text:s text:c="11"/>20858 slowing</text:p>
      <text:p text:style-name="P1"><text:s/>0 <text:s text:c="11"/>20855 slovenia</text:p>
      <text:p text:style-name="P1"><text:soft-page-break/><text:s/>0 <text:s text:c="11"/>20856 slow</text:p>
      <text:p text:style-name="P1"><text:s/>0 <text:s text:c="11"/>20857 slowdive</text:p>
      <text:p text:style-name="P1"><text:s/>0 <text:s text:c="11"/>20841 slightest</text:p>
      <text:p text:style-name="P1"><text:s/>0 <text:s text:c="11"/>20840 slight</text:p>
      <text:p text:style-name="P1"><text:s/>0 <text:s text:c="11"/>20839 slighly</text:p>
      <text:p text:style-name="P1"><text:s/>0 <text:s text:c="11"/>20838 slides</text:p>
      <text:p text:style-name="P1"><text:s/>0 <text:s text:c="11"/>20823 slawek</text:p>
      <text:p text:style-name="P1"><text:s/>0 <text:s text:c="11"/>20824 slcdalr8ub</text:p>
      <text:p text:style-name="P1"><text:s/>0 <text:s text:c="11"/>20825 slechmiinh</text:p>
      <text:p text:style-name="P1"><text:s/>0 <text:s text:c="11"/>20822 slaves</text:p>
      <text:p text:style-name="P1"><text:s/>0 <text:s text:c="11"/>20821 slave</text:p>
      <text:p text:style-name="P1"><text:s/>0 <text:s text:c="11"/>20820 slaughterhouse</text:p>
      <text:p text:style-name="P1"><text:s/>0 <text:s text:c="11"/>20817 slapping</text:p>
      <text:p text:style-name="P1"><text:s/>0 <text:s text:c="11"/>20818 slaps</text:p>
      <text:p text:style-name="P1"><text:s/>0 <text:s text:c="11"/>20819 slashdot</text:p>
      <text:p text:style-name="P1"><text:s/>0 <text:s text:c="11"/>20826 sleep</text:p>
      <text:p text:style-name="P1"><text:s/>0 <text:s text:c="11"/>20827 sleepin</text:p>
      <text:p text:style-name="P1"><text:s/>0 <text:s text:c="11"/>20828 sleeping</text:p>
      <text:p text:style-name="P1"><text:s/>0 <text:s text:c="11"/>20836 slice</text:p>
      <text:p text:style-name="P1"><text:s/>0 <text:s text:c="11"/>20837 slide</text:p>
      <text:p text:style-name="P1"><text:s/>0 <text:s text:c="11"/>20834 sleeve</text:p>
      <text:p text:style-name="P1"><text:s/>0 <text:s text:c="11"/>20835 slept</text:p>
      <text:p text:style-name="P1"><text:s/>0 <text:s text:c="11"/>20833 sleepytweet</text:p>
      <text:p text:style-name="P1"><text:s/>0 <text:s text:c="11"/>20829 sleepplease</text:p>
      <text:p text:style-name="P1"><text:s/>0 <text:s text:c="11"/>20830 sleeps</text:p>
      <text:p text:style-name="P1"><text:s/>0 <text:s text:c="11"/>20831 sleepwell</text:p>
      <text:p text:style-name="P1"><text:s/>0 <text:s text:c="11"/>20832 sleepy</text:p>
      <text:p text:style-name="P1"><text:s/>0 <text:s text:c="11"/>20864 slurpy</text:p>
      <text:p text:style-name="P1"><text:s/>0 <text:s text:c="11"/>20866 slut</text:p>
      <text:p text:style-name="P1"><text:s/>0 <text:s text:c="11"/>20815 slang</text:p>
      <text:p text:style-name="P1"><text:s/>0 <text:s text:c="11"/>20903 smiling</text:p>
      <text:p text:style-name="P1"><text:s/>0 <text:s text:c="11"/>20899 smg</text:p>
      <text:p text:style-name="P1"><text:s/>0 <text:s text:c="11"/>20900 smh</text:p>
      <text:p text:style-name="P1"><text:s/>0 <text:s text:c="11"/>20901 smile</text:p>
      <text:p text:style-name="P1"><text:s/>0 <text:s text:c="11"/>20898 smexudanys</text:p>
      <text:p text:style-name="P1"><text:s/>0 <text:s text:c="11"/>20897 smesso</text:p>
      <text:p text:style-name="P1"><text:s/>0 <text:s text:c="11"/>20896 smelling</text:p>
      <text:p text:style-name="P1"><text:s/>0 <text:s text:c="11"/>20893 smdaybe</text:p>
      <text:p text:style-name="P1"><text:s/>0 <text:s text:c="11"/>20894 smedley</text:p>
      <text:p text:style-name="P1"><text:s/>0 <text:s text:c="11"/>20895 smell</text:p>
      <text:p text:style-name="P1"><text:s/>0 <text:s text:c="11"/>20902 smiles</text:p>
      <text:p text:style-name="P1"><text:s/>0 <text:s text:c="11"/>20904 sminfluencers</text:p>
      <text:p text:style-name="P1"><text:s/>0 <text:s text:c="11"/>20867 sluts</text:p>
      <text:p text:style-name="P1"><text:s/>0 <text:s text:c="11"/>20905 smirken</text:p>
      <text:p text:style-name="P1"><text:s/>0 <text:s text:c="11"/>20912 smm</text:p>
      <text:p text:style-name="P1"><text:s/>0 <text:s text:c="11"/>20913 smmd9gx1zt</text:p>
      <text:p text:style-name="P1"><text:s/>0 <text:s text:c="11"/>20914 smoke</text:p>
      <text:p text:style-name="P1"><text:s/>0 <text:s text:c="11"/>20911 smjnyxfurn</text:p>
      <text:p text:style-name="P1"><text:s/>0 <text:s text:c="11"/>20910 smiths</text:p>
      <text:p text:style-name="P1"><text:s/>0 <text:s text:c="11"/>20909 smithereens</text:p>
      <text:p text:style-name="P1"><text:s/>0 <text:s text:c="11"/>20906 smirnoff</text:p>
      <text:p text:style-name="P1"><text:s/>0 <text:s text:c="11"/>20907 smite</text:p>
      <text:p text:style-name="P1"><text:soft-page-break/><text:s/>0 <text:s text:c="11"/>20908 smith</text:p>
      <text:p text:style-name="P1"><text:s/>0 <text:s text:c="11"/>20892 smc076</text:p>
      <text:p text:style-name="P1"><text:s/>0 <text:s text:c="11"/>20891 smashwords</text:p>
      <text:p text:style-name="P1"><text:s/>0 <text:s text:c="11"/>20890 smashing</text:p>
      <text:p text:style-name="P1"><text:s/>0 <text:s text:c="11"/>20889 smashbox</text:p>
      <text:p text:style-name="P1"><text:s/>0 <text:s text:c="11"/>20874 small</text:p>
      <text:p text:style-name="P1"><text:s/>0 <text:s text:c="11"/>20875 smallbusinessowners</text:p>
      <text:p text:style-name="P1"><text:s/>0 <text:s text:c="11"/>20876 smallest</text:p>
      <text:p text:style-name="P1"><text:s/>0 <text:s text:c="11"/>20873 smackdown</text:p>
      <text:p text:style-name="P1"><text:s/>0 <text:s text:c="11"/>20872 smack</text:p>
      <text:p text:style-name="P1"><text:s/>0 <text:s text:c="11"/>20871 sm</text:p>
      <text:p text:style-name="P1"><text:s/>0 <text:s text:c="11"/>20868 službene</text:p>
      <text:p text:style-name="P1"><text:s/>0 <text:s text:c="11"/>20869 slvbxcwc</text:p>
      <text:p text:style-name="P1"><text:s/>0 <text:s text:c="11"/>20870 sly1qadz</text:p>
      <text:p text:style-name="P1"><text:s/>0 <text:s text:c="11"/>20877 smalls</text:p>
      <text:p text:style-name="P1"><text:s/>0 <text:s text:c="11"/>20878 smalltown</text:p>
      <text:p text:style-name="P1"><text:s/>0 <text:s text:c="11"/>20879 smart</text:p>
      <text:p text:style-name="P1"><text:s/>0 <text:s text:c="11"/>20887 smarty</text:p>
      <text:p text:style-name="P1"><text:s/>0 <text:s text:c="11"/>20888 smash</text:p>
      <text:p text:style-name="P1"><text:s/>0 <text:s text:c="11"/>20885 smartthings</text:p>
      <text:p text:style-name="P1"><text:s/>0 <text:s text:c="11"/>20886 smartwatch</text:p>
      <text:p text:style-name="P1"><text:s/>0 <text:s text:c="11"/>20884 smartphones</text:p>
      <text:p text:style-name="P1"><text:s/>0 <text:s text:c="11"/>20880 smarter</text:p>
      <text:p text:style-name="P1"><text:s/>0 <text:s text:c="11"/>20881 smarterer</text:p>
      <text:p text:style-name="P1"><text:s/>0 <text:s text:c="11"/>20882 smartest</text:p>
      <text:p text:style-name="P1"><text:s/>0 <text:s text:c="11"/>20883 smartphone</text:p>
      <text:p text:style-name="P1"><text:s/>0 <text:s text:c="11"/>20816 slapped</text:p>
      <text:p text:style-name="P1"><text:s/>0 <text:s text:c="11"/>20814 slander</text:p>
      <text:p text:style-name="P1"><text:s/>0 <text:s text:c="11"/>20714 sins</text:p>
      <text:p text:style-name="P1"><text:s/>0 <text:s text:c="11"/>20750 sixxsense</text:p>
      <text:p text:style-name="P1"><text:s/>0 <text:s text:c="11"/>20746 sixxart</text:p>
      <text:p text:style-name="P1"><text:s/>0 <text:s text:c="11"/>20747 sixxmas</text:p>
      <text:p text:style-name="P1"><text:s/>0 <text:s text:c="11"/>20748 sixxness</text:p>
      <text:p text:style-name="P1"><text:s/>0 <text:s text:c="11"/>20745 sixxam</text:p>
      <text:p text:style-name="P1"><text:s/>0 <text:s text:c="11"/>20744 sixx</text:p>
      <text:p text:style-name="P1"><text:s/>0 <text:s text:c="11"/>20743 sixth</text:p>
      <text:p text:style-name="P1"><text:s/>0 <text:s text:c="11"/>20740 sivluw6h</text:p>
      <text:p text:style-name="P1"><text:s/>0 <text:s text:c="11"/>20741 siwwbcjkec</text:p>
      <text:p text:style-name="P1"><text:s/>0 <text:s text:c="11"/>20742 six</text:p>
      <text:p text:style-name="P1"><text:s/>0 <text:s text:c="11"/>20749 sixxrose666</text:p>
      <text:p text:style-name="P1"><text:s/>0 <text:s text:c="11"/>20751 size</text:p>
      <text:p text:style-name="P1"><text:s/>0 <text:s text:c="11"/>20763 skating</text:p>
      <text:p text:style-name="P1"><text:s/>0 <text:s text:c="11"/>20752 sized</text:p>
      <text:p text:style-name="P1"><text:s/>0 <text:s text:c="11"/>20759 sjptclv7</text:p>
      <text:p text:style-name="P1"><text:s/>0 <text:s text:c="11"/>20760 sjufiku</text:p>
      <text:p text:style-name="P1"><text:s/>0 <text:s text:c="11"/>20761 sk4560u23u</text:p>
      <text:p text:style-name="P1"><text:s/>0 <text:s text:c="11"/>20758 sjnfvvek8e</text:p>
      <text:p text:style-name="P1"><text:s/>0 <text:s text:c="11"/>20757 sjgy7w3x</text:p>
      <text:p text:style-name="P1"><text:s/>0 <text:s text:c="11"/>20756 sj66sc2zk6</text:p>
      <text:p text:style-name="P1"><text:s/>0 <text:s text:c="11"/>20753 sizes</text:p>
      <text:p text:style-name="P1"><text:s/>0 <text:s text:c="11"/>20754 sizq3fwrhf</text:p>
      <text:p text:style-name="P1"><text:s/>0 <text:s text:c="11"/>20755 sj</text:p>
      <text:p text:style-name="P1"><text:soft-page-break/><text:s/>0 <text:s text:c="11"/>20739 situs</text:p>
      <text:p text:style-name="P1"><text:s/>0 <text:s text:c="11"/>20738 situations</text:p>
      <text:p text:style-name="P1"><text:s/>0 <text:s text:c="11"/>20737 situation</text:p>
      <text:p text:style-name="P1"><text:s/>0 <text:s text:c="11"/>20736 situación</text:p>
      <text:p text:style-name="P1"><text:s/>0 <text:s text:c="11"/>20721 siri</text:p>
      <text:p text:style-name="P1"><text:s/>0 <text:s text:c="11"/>20722 sirutwkw98</text:p>
      <text:p text:style-name="P1"><text:s/>0 <text:s text:c="11"/>20723 sis</text:p>
      <text:p text:style-name="P1"><text:s/>0 <text:s text:c="11"/>20720 sirene</text:p>
      <text:p text:style-name="P1"><text:s/>0 <text:s text:c="11"/>20719 sir</text:p>
      <text:p text:style-name="P1"><text:s/>0 <text:s text:c="11"/>20718 sipping</text:p>
      <text:p text:style-name="P1"><text:s/>0 <text:s text:c="11"/>20715 siopkvciiv</text:p>
      <text:p text:style-name="P1"><text:s/>0 <text:s text:c="11"/>20716 sip</text:p>
      <text:p text:style-name="P1"><text:s/>0 <text:s text:c="11"/>20717 sipp</text:p>
      <text:p text:style-name="P1"><text:s/>0 <text:s text:c="11"/>20724 sist</text:p>
      <text:p text:style-name="P1"><text:s/>0 <text:s text:c="11"/>20725 sister</text:p>
      <text:p text:style-name="P1"><text:s/>0 <text:s text:c="11"/>20726 sisters</text:p>
      <text:p text:style-name="P1"><text:s/>0 <text:s text:c="11"/>20734 sittings</text:p>
      <text:p text:style-name="P1"><text:s/>0 <text:s text:c="11"/>20735 situacionsentimental</text:p>
      <text:p text:style-name="P1"><text:s/>0 <text:s text:c="11"/>20732 sits</text:p>
      <text:p text:style-name="P1"><text:s/>0 <text:s text:c="11"/>20733 sitting</text:p>
      <text:p text:style-name="P1"><text:s/>0 <text:s text:c="11"/>20731 sithb78btu</text:p>
      <text:p text:style-name="P1"><text:s/>0 <text:s text:c="11"/>20727 sit</text:p>
      <text:p text:style-name="P1"><text:s/>0 <text:s text:c="11"/>20728 sitcom</text:p>
      <text:p text:style-name="P1"><text:s/>0 <text:s text:c="11"/>20729 site</text:p>
      <text:p text:style-name="P1"><text:s/>0 <text:s text:c="11"/>20730 sites</text:p>
      <text:p text:style-name="P1"><text:s/>0 <text:s text:c="11"/>20762 skate</text:p>
      <text:p text:style-name="P1"><text:s/>0 <text:s text:c="11"/>20764 skeleton</text:p>
      <text:p text:style-name="P1"><text:s/>0 <text:s text:c="11"/>20813 slam</text:p>
      <text:p text:style-name="P1"><text:s/>0 <text:s text:c="11"/>20801 skxh88mupl</text:p>
      <text:p text:style-name="P1"><text:s/>0 <text:s text:c="11"/>20797 skritches</text:p>
      <text:p text:style-name="P1"><text:s/>0 <text:s text:c="11"/>20798 skulls</text:p>
      <text:p text:style-name="P1"><text:s/>0 <text:s text:c="11"/>20799 skullspic</text:p>
      <text:p text:style-name="P1"><text:s/>0 <text:s text:c="11"/>20796 skrillex</text:p>
      <text:p text:style-name="P1"><text:s/>0 <text:s text:c="11"/>20795 skool</text:p>
      <text:p text:style-name="P1"><text:s/>0 <text:s text:c="11"/>20794 skoog</text:p>
      <text:p text:style-name="P1"><text:s/>0 <text:s text:c="11"/>20791 skkbptyxdt</text:p>
      <text:p text:style-name="P1"><text:s/>0 <text:s text:c="11"/>20792 sklqfkds</text:p>
      <text:p text:style-name="P1"><text:s/>0 <text:s text:c="11"/>20793 skmmh2gi4z</text:p>
      <text:p text:style-name="P1"><text:s/>0 <text:s text:c="11"/>20800 skunk</text:p>
      <text:p text:style-name="P1"><text:s/>0 <text:s text:c="11"/>20802 sky</text:p>
      <text:p text:style-name="P1"><text:s/>0 <text:s text:c="11"/>20765 sketch</text:p>
      <text:p text:style-name="P1"><text:s/>0 <text:s text:c="11"/>20803 skydiving</text:p>
      <text:p text:style-name="P1"><text:s/>0 <text:s text:c="11"/>20810 slack</text:p>
      <text:p text:style-name="P1"><text:s/>0 <text:s text:c="11"/>20811 slacking</text:p>
      <text:p text:style-name="P1"><text:s/>0 <text:s text:c="11"/>20812 slags</text:p>
      <text:p text:style-name="P1"><text:s/>0 <text:s text:c="11"/>20809 slaapt</text:p>
      <text:p text:style-name="P1"><text:s/>0 <text:s text:c="11"/>20808 slaap</text:p>
      <text:p text:style-name="P1"><text:s/>0 <text:s text:c="11"/>20807 skyy5duzt9</text:p>
      <text:p text:style-name="P1"><text:s/>0 <text:s text:c="11"/>20804 skyfall</text:p>
      <text:p text:style-name="P1"><text:s/>0 <text:s text:c="11"/>20805 skype</text:p>
      <text:p text:style-name="P1"><text:s/>0 <text:s text:c="11"/>20806 skyrim</text:p>
      <text:p text:style-name="P1"><text:s/>0 <text:s text:c="11"/>20790 skis</text:p>
      <text:p text:style-name="P1"><text:soft-page-break/><text:s/>0 <text:s text:c="11"/>20789 skirt</text:p>
      <text:p text:style-name="P1"><text:s/>0 <text:s text:c="11"/>20788 skips</text:p>
      <text:p text:style-name="P1"><text:s/>0 <text:s text:c="11"/>20787 skipping</text:p>
      <text:p text:style-name="P1"><text:s/>0 <text:s text:c="11"/>20772 skies</text:p>
      <text:p text:style-name="P1"><text:s/>0 <text:s text:c="11"/>20773 skiing</text:p>
      <text:p text:style-name="P1"><text:s/>0 <text:s text:c="11"/>20774 skill</text:p>
      <text:p text:style-name="P1"><text:s/>0 <text:s text:c="11"/>20771 skgagep3</text:p>
      <text:p text:style-name="P1"><text:s/>0 <text:s text:c="11"/>20770 skewers</text:p>
      <text:p text:style-name="P1"><text:s/>0 <text:s text:c="11"/>20769 skewed</text:p>
      <text:p text:style-name="P1"><text:s/>0 <text:s text:c="11"/>20766 sketched</text:p>
      <text:p text:style-name="P1"><text:s/>0 <text:s text:c="11"/>20767 sketches</text:p>
      <text:p text:style-name="P1"><text:s/>0 <text:s text:c="11"/>20768 sketchnote</text:p>
      <text:p text:style-name="P1"><text:s/>0 <text:s text:c="11"/>20775 skilled</text:p>
      <text:p text:style-name="P1"><text:s/>0 <text:s text:c="11"/>20776 skills</text:p>
      <text:p text:style-name="P1"><text:s/>0 <text:s text:c="11"/>20777 skillsgap</text:p>
      <text:p text:style-name="P1"><text:s/>0 <text:s text:c="11"/>20785 skintax</text:p>
      <text:p text:style-name="P1"><text:s/>0 <text:s text:c="11"/>20786 skip</text:p>
      <text:p text:style-name="P1"><text:s/>0 <text:s text:c="11"/>20783 skinhead</text:p>
      <text:p text:style-name="P1"><text:s/>0 <text:s text:c="11"/>20784 skinny</text:p>
      <text:p text:style-name="P1"><text:s/>0 <text:s text:c="11"/>20782 skindeeptales</text:p>
      <text:p text:style-name="P1"><text:s/>0 <text:s text:c="11"/>20778 skillsmismatch</text:p>
      <text:p text:style-name="P1"><text:s/>0 <text:s text:c="11"/>20779 skillz</text:p>
      <text:p text:style-name="P1"><text:s/>0 <text:s text:c="11"/>20780 skim</text:p>
      <text:p text:style-name="P1"><text:s/>0 <text:s text:c="11"/>20781 skin</text:p>
      <text:p text:style-name="P1"><text:s/>0 <text:s text:c="11"/>22971 trabucchi</text:p>
      <text:p text:style-name="P1"><text:s/>0 <text:s text:c="11"/>22973 tracey</text:p>
      <text:p text:style-name="P1"><text:s/>0 <text:s text:c="11"/>19685 rrozyrswnt</text:p>
      <text:p text:style-name="P1"><text:s/>0 <text:s text:c="11"/>25172 wosbo</text:p>
      <text:p text:style-name="P1"><text:s/>0 <text:s text:c="11"/>25168 worthit</text:p>
      <text:p text:style-name="P1"><text:s/>0 <text:s text:c="11"/>25169 worthless</text:p>
      <text:p text:style-name="P1"><text:s/>0 <text:s text:c="11"/>25170 worthwhile</text:p>
      <text:p text:style-name="P1"><text:s/>0 <text:s text:c="11"/>25167 worthastopnotatrip</text:p>
      <text:p text:style-name="P1"><text:s/>0 <text:s text:c="11"/>25166 worth</text:p>
      <text:p text:style-name="P1"><text:s/>0 <text:s text:c="11"/>25165 worst</text:p>
      <text:p text:style-name="P1"><text:s/>0 <text:s text:c="11"/>25162 worshiped</text:p>
      <text:p text:style-name="P1"><text:s/>0 <text:s text:c="11"/>25163 worshipper</text:p>
      <text:p text:style-name="P1"><text:s/>0 <text:s text:c="11"/>25164 worsnop</text:p>
      <text:p text:style-name="P1"><text:s/>0 <text:s text:c="11"/>25171 worthy</text:p>
      <text:p text:style-name="P1"><text:s/>0 <text:s text:c="11"/>25173 woth</text:p>
      <text:p text:style-name="P1"><text:s/>0 <text:s text:c="11"/>25160 worsens</text:p>
      <text:p text:style-name="P1"><text:s/>0 <text:s text:c="11"/>25174 would</text:p>
      <text:p text:style-name="P1"><text:s/>0 <text:s text:c="11"/>25181 wowowow</text:p>
      <text:p text:style-name="P1"><text:s/>0 <text:s text:c="11"/>25182 woww</text:p>
      <text:p text:style-name="P1"><text:s/>0 <text:s text:c="11"/>25183 wpjsmlhfu1</text:p>
      <text:p text:style-name="P1"><text:s/>0 <text:s text:c="11"/>25180 wow</text:p>
      <text:p text:style-name="P1"><text:s/>0 <text:s text:c="11"/>25179 wouter</text:p>
      <text:p text:style-name="P1"><text:s/>0 <text:s text:c="11"/>25178 wout</text:p>
      <text:p text:style-name="P1"><text:s/>0 <text:s text:c="11"/>25175 wouldn</text:p>
      <text:p text:style-name="P1"><text:s/>0 <text:s text:c="11"/>25176 wouldnt</text:p>
      <text:p text:style-name="P1"><text:s/>0 <text:s text:c="11"/>25177 wound</text:p>
      <text:p text:style-name="P1"><text:s/>0 <text:s text:c="11"/>25161 worship</text:p>
      <text:p text:style-name="P1"><text:s/>0 <text:s text:c="11"/>25159 worse</text:p>
      <text:p text:style-name="P1"><text:soft-page-break/><text:s/>0 <text:s text:c="11"/>25237 wsjeed2o91</text:p>
      <text:p text:style-name="P1"><text:s/>0 <text:s text:c="11"/>25146 worldcupfreebars</text:p>
      <text:p text:style-name="P1"><text:s/>0 <text:s text:c="11"/>25142 worldbank</text:p>
      <text:p text:style-name="P1"><text:s/>0 <text:s text:c="11"/>25143 worldcup</text:p>
      <text:p text:style-name="P1"><text:s/>0 <text:s text:c="11"/>25144 worldcup2014</text:p>
      <text:p text:style-name="P1"><text:s/>0 <text:s text:c="11"/>25141 world</text:p>
      <text:p text:style-name="P1"><text:s/>0 <text:s text:c="11"/>25140 workweek</text:p>
      <text:p text:style-name="P1"><text:s/>0 <text:s text:c="11"/>25139 worktweet</text:p>
      <text:p text:style-name="P1"><text:s/>0 <text:s text:c="11"/>25136 workshop</text:p>
      <text:p text:style-name="P1"><text:s/>0 <text:s text:c="11"/>25137 workshops</text:p>
      <text:p text:style-name="P1"><text:s/>0 <text:s text:c="11"/>25138 worktrends</text:p>
      <text:p text:style-name="P1"><text:s/>0 <text:s text:c="11"/>25145 worldcupfinal</text:p>
      <text:p text:style-name="P1"><text:s/>0 <text:s text:c="11"/>25147 worldeater</text:p>
      <text:p text:style-name="P1"><text:s/>0 <text:s text:c="11"/>25158 worrying</text:p>
      <text:p text:style-name="P1"><text:s/>0 <text:s text:c="11"/>25148 worlds</text:p>
      <text:p text:style-name="P1"><text:s/>0 <text:s text:c="11"/>25155 worried</text:p>
      <text:p text:style-name="P1"><text:s/>0 <text:s text:c="11"/>25156 worries</text:p>
      <text:p text:style-name="P1"><text:s/>0 <text:s text:c="11"/>25157 worry</text:p>
      <text:p text:style-name="P1"><text:s/>0 <text:s text:c="11"/>25154 worms</text:p>
      <text:p text:style-name="P1"><text:s/>0 <text:s text:c="11"/>25153 wormery</text:p>
      <text:p text:style-name="P1"><text:s/>0 <text:s text:c="11"/>25152 worm</text:p>
      <text:p text:style-name="P1"><text:s/>0 <text:s text:c="11"/>25149 worldskills</text:p>
      <text:p text:style-name="P1"><text:s/>0 <text:s text:c="11"/>25150 worldstoughestjob</text:p>
      <text:p text:style-name="P1"><text:s/>0 <text:s text:c="11"/>25151 worldwide</text:p>
      <text:p text:style-name="P1"><text:s/>0 <text:s text:c="11"/>25184 wpm3owt9sm</text:p>
      <text:p text:style-name="P1"><text:s/>0 <text:s text:c="11"/>25185 wppt5rth</text:p>
      <text:p text:style-name="P1"><text:s/>0 <text:s text:c="11"/>25186 wpy2sh8cnb</text:p>
      <text:p text:style-name="P1"><text:s/>0 <text:s text:c="11"/>25223 wrnatc80ld</text:p>
      <text:p text:style-name="P1"><text:s/>0 <text:s text:c="11"/>25219 writings</text:p>
      <text:p text:style-name="P1"><text:s/>0 <text:s text:c="11"/>25220 written</text:p>
      <text:p text:style-name="P1"><text:s/>0 <text:s text:c="11"/>25221 wrjtgrmmrs</text:p>
      <text:p text:style-name="P1"><text:s/>0 <text:s text:c="11"/>25218 writing</text:p>
      <text:p text:style-name="P1"><text:s/>0 <text:s text:c="11"/>25217 writersblock</text:p>
      <text:p text:style-name="P1"><text:s/>0 <text:s text:c="11"/>25216 writer</text:p>
      <text:p text:style-name="P1"><text:s/>0 <text:s text:c="11"/>25213 wristband</text:p>
      <text:p text:style-name="P1"><text:s/>0 <text:s text:c="11"/>25214 wristwatch</text:p>
      <text:p text:style-name="P1"><text:s/>0 <text:s text:c="11"/>25215 write</text:p>
      <text:p text:style-name="P1"><text:s/>0 <text:s text:c="11"/>25222 wrm77b2zxw</text:p>
      <text:p text:style-name="P1"><text:s/>0 <text:s text:c="11"/>25224 wrong</text:p>
      <text:p text:style-name="P1"><text:s/>0 <text:s text:c="11"/>25187 wpycqzdyrh</text:p>
      <text:p text:style-name="P1"><text:s/>0 <text:s text:c="11"/>25225 wrongkidstomesswith</text:p>
      <text:p text:style-name="P1"><text:s/>0 <text:s text:c="11"/>25233 wrw4q0y</text:p>
      <text:p text:style-name="P1"><text:s/>0 <text:s text:c="11"/>25234 ws</text:p>
      <text:p text:style-name="P1"><text:s/>0 <text:s text:c="11"/>25235 ws3o1mol7q</text:p>
      <text:p text:style-name="P1"><text:s/>0 <text:s text:c="11"/>25232 wrv6mkjmew</text:p>
      <text:p text:style-name="P1"><text:s/>0 <text:s text:c="11"/>25231 wrux8ejh9i</text:p>
      <text:p text:style-name="P1"><text:s/>0 <text:s text:c="11"/>25230 wrt</text:p>
      <text:p text:style-name="P1"><text:s/>0 <text:s text:c="11"/>25226 wrongly</text:p>
      <text:p text:style-name="P1"><text:s/>0 <text:s text:c="11"/>25227 wrongs</text:p>
      <text:p text:style-name="P1"><text:s/>0 <text:s text:c="11"/>25229 wrptyjxf</text:p>
      <text:p text:style-name="P1"><text:s/>0 <text:s text:c="11"/>25212 wright</text:p>
      <text:p text:style-name="P1"><text:s/>0 <text:s text:c="11"/>25211 wrestling</text:p>
      <text:p text:style-name="P1"><text:soft-page-break/><text:s/>0 <text:s text:c="11"/>25210 wrestlers</text:p>
      <text:p text:style-name="P1"><text:s/>0 <text:s text:c="11"/>25209 wrestler</text:p>
      <text:p text:style-name="P1"><text:s/>0 <text:s text:c="11"/>25194 wqtqhjq5d1</text:p>
      <text:p text:style-name="P1"><text:s/>0 <text:s text:c="11"/>25195 wqyaellzwf</text:p>
      <text:p text:style-name="P1"><text:s/>0 <text:s text:c="11"/>25196 wr1elzcrf4</text:p>
      <text:p text:style-name="P1"><text:s/>0 <text:s text:c="11"/>25193 wqrxcirclq</text:p>
      <text:p text:style-name="P1"><text:s/>0 <text:s text:c="11"/>25192 wqndyvhzqx</text:p>
      <text:p text:style-name="P1"><text:s/>0 <text:s text:c="11"/>25191 wql89pjm23</text:p>
      <text:p text:style-name="P1"><text:s/>0 <text:s text:c="11"/>25188 wqaba7anqq</text:p>
      <text:p text:style-name="P1"><text:s/>0 <text:s text:c="11"/>25189 wqhza5ahb8</text:p>
      <text:p text:style-name="P1"><text:s/>0 <text:s text:c="11"/>25190 wqjaaszo</text:p>
      <text:p text:style-name="P1"><text:s/>0 <text:s text:c="11"/>25197 wr8rhkhjb5</text:p>
      <text:p text:style-name="P1"><text:s/>0 <text:s text:c="11"/>25198 wracked</text:p>
      <text:p text:style-name="P1"><text:s/>0 <text:s text:c="11"/>25199 wrangling</text:p>
      <text:p text:style-name="P1"><text:s/>0 <text:s text:c="11"/>25207 wrest</text:p>
      <text:p text:style-name="P1"><text:s/>0 <text:s text:c="11"/>25208 wrestle</text:p>
      <text:p text:style-name="P1"><text:s/>0 <text:s text:c="11"/>25205 wrecking</text:p>
      <text:p text:style-name="P1"><text:s/>0 <text:s text:c="11"/>25206 wrens</text:p>
      <text:p text:style-name="P1"><text:s/>0 <text:s text:c="11"/>25204 wrath</text:p>
      <text:p text:style-name="P1"><text:s/>0 <text:s text:c="11"/>25200 wrap</text:p>
      <text:p text:style-name="P1"><text:s/>0 <text:s text:c="11"/>25201 wrapper</text:p>
      <text:p text:style-name="P1"><text:s/>0 <text:s text:c="11"/>25202 wraps</text:p>
      <text:p text:style-name="P1"><text:s/>0 <text:s text:c="11"/>25203 wrapy3fpum</text:p>
      <text:p text:style-name="P1"><text:s/>0 <text:s text:c="11"/>25135 works</text:p>
      <text:p text:style-name="P1"><text:s/>0 <text:s text:c="11"/>25134 workrules</text:p>
      <text:p text:style-name="P1"><text:s/>0 <text:s text:c="11"/>25133 workplace</text:p>
      <text:p text:style-name="P1"><text:s/>0 <text:s text:c="11"/>25069 woher</text:p>
      <text:p text:style-name="P1"><text:s/>0 <text:s text:c="11"/>25065 woedend</text:p>
      <text:p text:style-name="P1"><text:s/>0 <text:s text:c="11"/>25066 woeeh</text:p>
      <text:p text:style-name="P1"><text:s/>0 <text:s text:c="11"/>25067 wofebgdwb9</text:p>
      <text:p text:style-name="P1"><text:s/>0 <text:s text:c="11"/>25064 wocrzfpm0s</text:p>
      <text:p text:style-name="P1"><text:s/>0 <text:s text:c="11"/>25063 wocpjlrto3</text:p>
      <text:p text:style-name="P1"><text:s/>0 <text:s text:c="11"/>25062 woah</text:p>
      <text:p text:style-name="P1"><text:s/>0 <text:s text:c="11"/>25059 wnfiwhfw</text:p>
      <text:p text:style-name="P1"><text:s/>0 <text:s text:c="11"/>25060 wnlnxe9n5x</text:p>
      <text:p text:style-name="P1"><text:s/>0 <text:s text:c="11"/>25061 wo3nol9zhs</text:p>
      <text:p text:style-name="P1"><text:s/>0 <text:s text:c="11"/>25068 wofpc2q0sw</text:p>
      <text:p text:style-name="P1"><text:s/>0 <text:s text:c="11"/>25070 woj</text:p>
      <text:p text:style-name="P1"><text:s/>0 <text:s text:c="11"/>25082 women</text:p>
      <text:p text:style-name="P1"><text:s/>0 <text:s text:c="11"/>25071 wok</text:p>
      <text:p text:style-name="P1"><text:s/>0 <text:s text:c="11"/>25078 wolfram</text:p>
      <text:p text:style-name="P1"><text:s/>0 <text:s text:c="11"/>25079 wolverine</text:p>
      <text:p text:style-name="P1"><text:s/>0 <text:s text:c="11"/>25080 wolves</text:p>
      <text:p text:style-name="P1"><text:s/>0 <text:s text:c="11"/>25077 wolfhall</text:p>
      <text:p text:style-name="P1"><text:s/>0 <text:s text:c="11"/>25076 wolff</text:p>
      <text:p text:style-name="P1"><text:s/>0 <text:s text:c="11"/>25075 wolf</text:p>
      <text:p text:style-name="P1"><text:s/>0 <text:s text:c="11"/>25072 woke</text:p>
      <text:p text:style-name="P1"><text:s/>0 <text:s text:c="11"/>25073 woken</text:p>
      <text:p text:style-name="P1"><text:s/>0 <text:s text:c="11"/>25074 wokking</text:p>
      <text:p text:style-name="P1"><text:s/>0 <text:s text:c="11"/>25058 wneusjfqjv</text:p>
      <text:p text:style-name="P1"><text:s/>0 <text:s text:c="11"/>25057 wn1ldm1g</text:p>
      <text:p text:style-name="P1"><text:s/>0 <text:s text:c="11"/>25056 wmlrpdk</text:p>
      <text:p text:style-name="P1"><text:soft-page-break/><text:s/>0 <text:s text:c="11"/>25055 wmjw92c5ny</text:p>
      <text:p text:style-name="P1"><text:s/>0 <text:s text:c="11"/>25040 wkhpsqnl</text:p>
      <text:p text:style-name="P1"><text:s/>0 <text:s text:c="11"/>25041 wknd</text:p>
      <text:p text:style-name="P1"><text:s/>0 <text:s text:c="11"/>25042 wkqa2fdkfq</text:p>
      <text:p text:style-name="P1"><text:s/>0 <text:s text:c="11"/>25039 wkend</text:p>
      <text:p text:style-name="P1"><text:s/>0 <text:s text:c="11"/>25038 wkdeicbhz1</text:p>
      <text:p text:style-name="P1"><text:s/>0 <text:s text:c="11"/>25037 wk46jeqb4z</text:p>
      <text:p text:style-name="P1"><text:s/>0 <text:s text:c="11"/>25034 wjsiocyui9</text:p>
      <text:p text:style-name="P1"><text:s/>0 <text:s text:c="11"/>25035 wk</text:p>
      <text:p text:style-name="P1"><text:s/>0 <text:s text:c="11"/>25036 wk2014</text:p>
      <text:p text:style-name="P1"><text:s/>0 <text:s text:c="11"/>25043 wks</text:p>
      <text:p text:style-name="P1"><text:s/>0 <text:s text:c="11"/>25044 wkuofltm</text:p>
      <text:p text:style-name="P1"><text:s/>0 <text:s text:c="11"/>25045 wkvptxrz9b</text:p>
      <text:p text:style-name="P1"><text:s/>0 <text:s text:c="11"/>25053 wly1ilz8ch</text:p>
      <text:p text:style-name="P1"><text:s/>0 <text:s text:c="11"/>25054 wmev1wapdi</text:p>
      <text:p text:style-name="P1"><text:s/>0 <text:s text:c="11"/>25051 wltourny3b</text:p>
      <text:p text:style-name="P1"><text:s/>0 <text:s text:c="11"/>25052 wly1a0nppl</text:p>
      <text:p text:style-name="P1"><text:s/>0 <text:s text:c="11"/>25050 wlt</text:p>
      <text:p text:style-name="P1"><text:s/>0 <text:s text:c="11"/>25046 wkysl204nn</text:p>
      <text:p text:style-name="P1"><text:s/>0 <text:s text:c="11"/>25047 wl5cinah2j</text:p>
      <text:p text:style-name="P1"><text:s/>0 <text:s text:c="11"/>25048 wlmcufgrrv</text:p>
      <text:p text:style-name="P1"><text:s/>0 <text:s text:c="11"/>25049 wlrtmnykar</text:p>
      <text:p text:style-name="P1"><text:s/>0 <text:s text:c="11"/>25081 woman</text:p>
      <text:p text:style-name="P1"><text:s/>0 <text:s text:c="11"/>25083 womeninscience</text:p>
      <text:p text:style-name="P1"><text:s/>0 <text:s text:c="11"/>25132 workout</text:p>
      <text:p text:style-name="P1"><text:s/>0 <text:s text:c="11"/>25120 work</text:p>
      <text:p text:style-name="P1"><text:s/>0 <text:s text:c="11"/>25116 wordnet</text:p>
      <text:p text:style-name="P1"><text:s/>0 <text:s text:c="11"/>25117 words</text:p>
      <text:p text:style-name="P1"><text:s/>0 <text:s text:c="11"/>25118 wordt</text:p>
      <text:p text:style-name="P1"><text:s/>0 <text:s text:c="11"/>25115 wording</text:p>
      <text:p text:style-name="P1"><text:s/>0 <text:s text:c="11"/>25114 word</text:p>
      <text:p text:style-name="P1"><text:s/>0 <text:s text:c="11"/>25113 woqkadtf</text:p>
      <text:p text:style-name="P1"><text:s/>0 <text:s text:c="11"/>25110 woosh</text:p>
      <text:p text:style-name="P1"><text:s/>0 <text:s text:c="11"/>25111 woow</text:p>
      <text:p text:style-name="P1"><text:s/>0 <text:s text:c="11"/>25112 wopr</text:p>
      <text:p text:style-name="P1"><text:s/>0 <text:s text:c="11"/>25119 wore</text:p>
      <text:p text:style-name="P1"><text:s/>0 <text:s text:c="11"/>25121 workday</text:p>
      <text:p text:style-name="P1"><text:s/>0 <text:s text:c="11"/>25084 won</text:p>
      <text:p text:style-name="P1"><text:s/>0 <text:s text:c="11"/>25122 workdifferently</text:p>
      <text:p text:style-name="P1"><text:s/>0 <text:s text:c="11"/>25129 workin</text:p>
      <text:p text:style-name="P1"><text:s/>0 <text:s text:c="11"/>25130 working</text:p>
      <text:p text:style-name="P1"><text:s/>0 <text:s text:c="11"/>25131 workload</text:p>
      <text:p text:style-name="P1"><text:s/>0 <text:s text:c="11"/>25128 workforces</text:p>
      <text:p text:style-name="P1"><text:s/>0 <text:s text:c="11"/>25127 workforce</text:p>
      <text:p text:style-name="P1"><text:s/>0 <text:s text:c="11"/>25126 workfile</text:p>
      <text:p text:style-name="P1"><text:s/>0 <text:s text:c="11"/>25123 worked</text:p>
      <text:p text:style-name="P1"><text:s/>0 <text:s text:c="11"/>25124 workerist</text:p>
      <text:p text:style-name="P1"><text:s/>0 <text:s text:c="11"/>25125 workers</text:p>
      <text:p text:style-name="P1"><text:s/>0 <text:s text:c="11"/>25109 woos</text:p>
      <text:p text:style-name="P1"><text:s/>0 <text:s text:c="11"/>25108 woop</text:p>
      <text:p text:style-name="P1"><text:s/>0 <text:s text:c="11"/>25107 woooow</text:p>
      <text:p text:style-name="P1"><text:s/>0 <text:s text:c="11"/>25106 woooooop</text:p>
      <text:p text:style-name="P1"><text:soft-page-break/><text:s/>0 <text:s text:c="11"/>25091 wonderland</text:p>
      <text:p text:style-name="P1"><text:s/>0 <text:s text:c="11"/>25092 wong</text:p>
      <text:p text:style-name="P1"><text:s/>0 <text:s text:c="11"/>25093 wonito</text:p>
      <text:p text:style-name="P1"><text:s/>0 <text:s text:c="11"/>25090 wondering</text:p>
      <text:p text:style-name="P1"><text:s/>0 <text:s text:c="11"/>25089 wonderfull</text:p>
      <text:p text:style-name="P1"><text:s/>0 <text:s text:c="11"/>25088 wonderful</text:p>
      <text:p text:style-name="P1"><text:s/>0 <text:s text:c="11"/>25085 woncha</text:p>
      <text:p text:style-name="P1"><text:s/>0 <text:s text:c="11"/>25086 wonder</text:p>
      <text:p text:style-name="P1"><text:s/>0 <text:s text:c="11"/>25087 wondered</text:p>
      <text:p text:style-name="P1"><text:s/>0 <text:s text:c="11"/>25094 wont</text:p>
      <text:p text:style-name="P1"><text:s/>0 <text:s text:c="11"/>25095 woo</text:p>
      <text:p text:style-name="P1"><text:s/>0 <text:s text:c="11"/>25096 wood</text:p>
      <text:p text:style-name="P1"><text:s/>0 <text:s text:c="11"/>25104 wooly</text:p>
      <text:p text:style-name="P1"><text:s/>0 <text:s text:c="11"/>25105 woonight</text:p>
      <text:p text:style-name="P1"><text:s/>0 <text:s text:c="11"/>25102 woody</text:p>
      <text:p text:style-name="P1"><text:s/>0 <text:s text:c="11"/>25103 wool</text:p>
      <text:p text:style-name="P1"><text:s/>0 <text:s text:c="11"/>25101 woods</text:p>
      <text:p text:style-name="P1"><text:s/>0 <text:s text:c="11"/>25097 wooden</text:p>
      <text:p text:style-name="P1"><text:s/>0 <text:s text:c="11"/>25098 woodland</text:p>
      <text:p text:style-name="P1"><text:s/>0 <text:s text:c="11"/>25099 woodley</text:p>
      <text:p text:style-name="P1"><text:s/>0 <text:s text:c="11"/>25100 woodmorning</text:p>
      <text:p text:style-name="P1"><text:s/>0 <text:s text:c="11"/>25236 wsj</text:p>
      <text:p text:style-name="P1"><text:s/>0 <text:s text:c="11"/>25238 wss8s0b0q4</text:p>
      <text:p text:style-name="P1"><text:s/>0 <text:s text:c="11"/>25443 xjlsjxgwyu</text:p>
      <text:p text:style-name="P1"><text:s/>0 <text:s text:c="11"/>25379 xdddd</text:p>
      <text:p text:style-name="P1"><text:s/>0 <text:s text:c="11"/>25375 xd</text:p>
      <text:p text:style-name="P1"><text:s/>0 <text:s text:c="11"/>25376 xd89xfdpfm</text:p>
      <text:p text:style-name="P1"><text:s/>0 <text:s text:c="11"/>25377 xdd</text:p>
      <text:p text:style-name="P1"><text:s/>0 <text:s text:c="11"/>25374 xcwuvuneic</text:p>
      <text:p text:style-name="P1"><text:s/>0 <text:s text:c="11"/>25373 xcsnjjpheh</text:p>
      <text:p text:style-name="P1"><text:s/>0 <text:s text:c="11"/>25372 xcrqtkot</text:p>
      <text:p text:style-name="P1"><text:s/>0 <text:s text:c="11"/>25369 xcgekakdra</text:p>
      <text:p text:style-name="P1"><text:s/>0 <text:s text:c="11"/>25370 xckxkip9sy</text:p>
      <text:p text:style-name="P1"><text:s/>0 <text:s text:c="11"/>25371 xcode</text:p>
      <text:p text:style-name="P1"><text:s/>0 <text:s text:c="11"/>25378 xddd</text:p>
      <text:p text:style-name="P1"><text:s/>0 <text:s text:c="11"/>25380 xddddd</text:p>
      <text:p text:style-name="P1"><text:s/>0 <text:s text:c="11"/>25367 xbsjsfp4xe</text:p>
      <text:p text:style-name="P1"><text:s/>0 <text:s text:c="11"/>25381 xddddddd</text:p>
      <text:p text:style-name="P1"><text:s/>0 <text:s text:c="11"/>25388 xem7lknyl9</text:p>
      <text:p text:style-name="P1"><text:s/>0 <text:s text:c="11"/>25389 xenergy</text:p>
      <text:p text:style-name="P1"><text:s/>0 <text:s text:c="11"/>25390 xenofobia</text:p>
      <text:p text:style-name="P1"><text:s/>0 <text:s text:c="11"/>25387 xelbkeu0ou</text:p>
      <text:p text:style-name="P1"><text:s/>0 <text:s text:c="11"/>25386 xeesozz4yo</text:p>
      <text:p text:style-name="P1"><text:s/>0 <text:s text:c="11"/>25385 xeeeeitooooann</text:p>
      <text:p text:style-name="P1"><text:s/>0 <text:s text:c="11"/>25382 xdjijviknb</text:p>
      <text:p text:style-name="P1"><text:s/>0 <text:s text:c="11"/>25383 xdux2oodbi</text:p>
      <text:p text:style-name="P1"><text:s/>0 <text:s text:c="11"/>25384 xea84nivvb</text:p>
      <text:p text:style-name="P1"><text:s/>0 <text:s text:c="11"/>25368 xbxqyhty</text:p>
      <text:p text:style-name="P1"><text:s/>0 <text:s text:c="11"/>25365 xblpvufc</text:p>
      <text:p text:style-name="P1"><text:s/>0 <text:s text:c="11"/>25239 wt0vjrzib1</text:p>
      <text:p text:style-name="P1"><text:s/>0 <text:s text:c="11"/>25352 x9xtaoxhut</text:p>
      <text:p text:style-name="P1"><text:s/>0 <text:s text:c="11"/>25348 x8ufaeirkb</text:p>
      <text:p text:style-name="P1"><text:soft-page-break/><text:s/>0 <text:s text:c="11"/>25349 x8vfmllgdq</text:p>
      <text:p text:style-name="P1"><text:s/>0 <text:s text:c="11"/>25350 x96odcay</text:p>
      <text:p text:style-name="P1"><text:s/>0 <text:s text:c="11"/>25347 x8j29ygey4</text:p>
      <text:p text:style-name="P1"><text:s/>0 <text:s text:c="11"/>25346 x8cqm1d7np</text:p>
      <text:p text:style-name="P1"><text:s/>0 <text:s text:c="11"/>25345 x86r3ajyy1</text:p>
      <text:p text:style-name="P1"><text:s/>0 <text:s text:c="11"/>25342 x7kqqb8fxc</text:p>
      <text:p text:style-name="P1"><text:s/>0 <text:s text:c="11"/>25343 x80dkfch7g</text:p>
      <text:p text:style-name="P1"><text:s/>0 <text:s text:c="11"/>25344 x83nfxll9q</text:p>
      <text:p text:style-name="P1"><text:s/>0 <text:s text:c="11"/>25351 x9xgjngevg</text:p>
      <text:p text:style-name="P1"><text:s/>0 <text:s text:c="11"/>25353 xa5wdqls</text:p>
      <text:p text:style-name="P1"><text:s/>0 <text:s text:c="11"/>25364 xbl3xmdnlx</text:p>
      <text:p text:style-name="P1"><text:s/>0 <text:s text:c="11"/>25354 xahdj0yu</text:p>
      <text:p text:style-name="P1"><text:s/>0 <text:s text:c="11"/>25361 xb7xc2dk</text:p>
      <text:p text:style-name="P1"><text:s/>0 <text:s text:c="11"/>25362 xbayty1igz</text:p>
      <text:p text:style-name="P1"><text:s/>0 <text:s text:c="11"/>25363 xbhzpxsh</text:p>
      <text:p text:style-name="P1"><text:s/>0 <text:s text:c="11"/>25360 xb69lqmzdb</text:p>
      <text:p text:style-name="P1"><text:s/>0 <text:s text:c="11"/>25359 xb3l57gnyi</text:p>
      <text:p text:style-name="P1"><text:s/>0 <text:s text:c="11"/>25358 xawl0rgeev</text:p>
      <text:p text:style-name="P1"><text:s/>0 <text:s text:c="11"/>25355 xahha2bi</text:p>
      <text:p text:style-name="P1"><text:s/>0 <text:s text:c="11"/>25356 xanax</text:p>
      <text:p text:style-name="P1"><text:s/>0 <text:s text:c="11"/>25357 xapo</text:p>
      <text:p text:style-name="P1"><text:s/>0 <text:s text:c="11"/>25391 xerox</text:p>
      <text:p text:style-name="P1"><text:s/>0 <text:s text:c="11"/>25392 xespjddx</text:p>
      <text:p text:style-name="P1"><text:s/>0 <text:s text:c="11"/>25393 xetobyte</text:p>
      <text:p text:style-name="P1"><text:s/>0 <text:s text:c="11"/>25430 xhoco0agpg</text:p>
      <text:p text:style-name="P1"><text:s/>0 <text:s text:c="11"/>25426 xhbapoz9l</text:p>
      <text:p text:style-name="P1"><text:s/>0 <text:s text:c="11"/>25427 xhbb7cxd9</text:p>
      <text:p text:style-name="P1"><text:s/>0 <text:s text:c="11"/>25428 xhbb7d20a</text:p>
      <text:p text:style-name="P1"><text:s/>0 <text:s text:c="11"/>25425 xhbambk99</text:p>
      <text:p text:style-name="P1"><text:s/>0 <text:s text:c="11"/>25424 xhbalfjor</text:p>
      <text:p text:style-name="P1"><text:s/>0 <text:s text:c="11"/>25423 xhbalecoi</text:p>
      <text:p text:style-name="P1"><text:s/>0 <text:s text:c="11"/>25420 xhbajad9b</text:p>
      <text:p text:style-name="P1"><text:s/>0 <text:s text:c="11"/>25421 xhbalaiob</text:p>
      <text:p text:style-name="P1"><text:s/>0 <text:s text:c="11"/>25422 xhbaleb7p</text:p>
      <text:p text:style-name="P1"><text:s/>0 <text:s text:c="11"/>25429 xhgv5uti</text:p>
      <text:p text:style-name="P1"><text:s/>0 <text:s text:c="11"/>25431 xhucqdd5mv</text:p>
      <text:p text:style-name="P1"><text:s/>0 <text:s text:c="11"/>25394 xf0iixjocw</text:p>
      <text:p text:style-name="P1"><text:s/>0 <text:s text:c="11"/>25432 xhzq2idt1g</text:p>
      <text:p text:style-name="P1"><text:s/>0 <text:s text:c="11"/>25439 xinhai</text:p>
      <text:p text:style-name="P1"><text:s/>0 <text:s text:c="11"/>25440 xivhbwd5ih</text:p>
      <text:p text:style-name="P1"><text:s/>0 <text:s text:c="11"/>25441 xj5zqdrt</text:p>
      <text:p text:style-name="P1"><text:s/>0 <text:s text:c="11"/>25438 ximefr</text:p>
      <text:p text:style-name="P1"><text:s/>0 <text:s text:c="11"/>25437 xikt8jluca</text:p>
      <text:p text:style-name="P1"><text:s/>0 <text:s text:c="11"/>25436 xiaomi</text:p>
      <text:p text:style-name="P1"><text:s/>0 <text:s text:c="11"/>25433 xi</text:p>
      <text:p text:style-name="P1"><text:s/>0 <text:s text:c="11"/>25434 xi65skbtt5</text:p>
      <text:p text:style-name="P1"><text:s/>0 <text:s text:c="11"/>25435 xi7ytwmuzb</text:p>
      <text:p text:style-name="P1"><text:s/>0 <text:s text:c="11"/>25419 xhbafkfpp</text:p>
      <text:p text:style-name="P1"><text:s/>0 <text:s text:c="11"/>25418 xhbads019</text:p>
      <text:p text:style-name="P1"><text:s/>0 <text:s text:c="11"/>25417 xhbadpcar</text:p>
      <text:p text:style-name="P1"><text:s/>0 <text:s text:c="11"/>25416 xhbadpa7p</text:p>
      <text:p text:style-name="P1"><text:s/>0 <text:s text:c="11"/>25401 xfftgzie</text:p>
      <text:p text:style-name="P1"><text:soft-page-break/><text:s/>0 <text:s text:c="11"/>25402 xfkqt4uvse</text:p>
      <text:p text:style-name="P1"><text:s/>0 <text:s text:c="11"/>25403 xfrwkg54xs</text:p>
      <text:p text:style-name="P1"><text:s/>0 <text:s text:c="11"/>25400 xfdzp3y9w5</text:p>
      <text:p text:style-name="P1"><text:s/>0 <text:s text:c="11"/>25399 xfdz5kak7u</text:p>
      <text:p text:style-name="P1"><text:s/>0 <text:s text:c="11"/>25398 xfbnl8s3mq</text:p>
      <text:p text:style-name="P1"><text:s/>0 <text:s text:c="11"/>25395 xf2c1ofd</text:p>
      <text:p text:style-name="P1"><text:s/>0 <text:s text:c="11"/>25396 xf8</text:p>
      <text:p text:style-name="P1"><text:s/>0 <text:s text:c="11"/>25397 xfbbfgie05</text:p>
      <text:p text:style-name="P1"><text:s/>0 <text:s text:c="11"/>25404 xftqn8hxbu</text:p>
      <text:p text:style-name="P1"><text:s/>0 <text:s text:c="11"/>25405 xfxugwsk</text:p>
      <text:p text:style-name="P1"><text:s/>0 <text:s text:c="11"/>25406 xg0kzgu3cc</text:p>
      <text:p text:style-name="P1"><text:s/>0 <text:s text:c="11"/>25414 xhbaa2j22</text:p>
      <text:p text:style-name="P1"><text:s/>0 <text:s text:c="11"/>25415 xhbaafgl8</text:p>
      <text:p text:style-name="P1"><text:s/>0 <text:s text:c="11"/>25412 xh17p5qg</text:p>
      <text:p text:style-name="P1"><text:s/>0 <text:s text:c="11"/>25413 xhb9z57tu</text:p>
      <text:p text:style-name="P1"><text:s/>0 <text:s text:c="11"/>25411 xgrfnqdqsn</text:p>
      <text:p text:style-name="P1"><text:s/>0 <text:s text:c="11"/>25407 xgb0ww6qxh</text:p>
      <text:p text:style-name="P1"><text:s/>0 <text:s text:c="11"/>25408 xgmndlot</text:p>
      <text:p text:style-name="P1"><text:s/>0 <text:s text:c="11"/>25409 xgphkcocdm</text:p>
      <text:p text:style-name="P1"><text:s/>0 <text:s text:c="11"/>25410 xgqbdpcu8r</text:p>
      <text:p text:style-name="P1"><text:s/>0 <text:s text:c="11"/>25341 x74c6p9j</text:p>
      <text:p text:style-name="P1"><text:s/>0 <text:s text:c="11"/>25340 x6xbxs6</text:p>
      <text:p text:style-name="P1"><text:s/>0 <text:s text:c="11"/>25339 x6uiemk0i8</text:p>
      <text:p text:style-name="P1"><text:s/>0 <text:s text:c="11"/>25275 wxv3bxnmzj</text:p>
      <text:p text:style-name="P1"><text:s/>0 <text:s text:c="11"/>25271 wwvceyq7ga</text:p>
      <text:p text:style-name="P1"><text:s/>0 <text:s text:c="11"/>25272 www</text:p>
      <text:p text:style-name="P1"><text:s/>0 <text:s text:c="11"/>25273 wwzsh3rt</text:p>
      <text:p text:style-name="P1"><text:s/>0 <text:s text:c="11"/>25270 wwunb3fouz</text:p>
      <text:p text:style-name="P1"><text:s/>0 <text:s text:c="11"/>25269 wwpyiamj</text:p>
      <text:p text:style-name="P1"><text:s/>0 <text:s text:c="11"/>25268 wwnbb</text:p>
      <text:p text:style-name="P1"><text:s/>0 <text:s text:c="11"/>25265 wwipmq1s2x</text:p>
      <text:p text:style-name="P1"><text:s/>0 <text:s text:c="11"/>25266 wwlzjrmc</text:p>
      <text:p text:style-name="P1"><text:s/>0 <text:s text:c="11"/>25267 wwmq8r7yhc</text:p>
      <text:p text:style-name="P1"><text:s/>0 <text:s text:c="11"/>25274 wx74mzidvl</text:p>
      <text:p text:style-name="P1"><text:s/>0 <text:s text:c="11"/>25276 wxzpaf2j8j</text:p>
      <text:p text:style-name="P1"><text:s/>0 <text:s text:c="11"/>25288 x0y7v0r9</text:p>
      <text:p text:style-name="P1"><text:s/>0 <text:s text:c="11"/>25277 wy1d9wr</text:p>
      <text:p text:style-name="P1"><text:s/>0 <text:s text:c="11"/>25284 wzsl3axg</text:p>
      <text:p text:style-name="P1"><text:s/>0 <text:s text:c="11"/>25285 x0jm41oo0p</text:p>
      <text:p text:style-name="P1"><text:s/>0 <text:s text:c="11"/>25286 x0r3ckakhd</text:p>
      <text:p text:style-name="P1"><text:s/>0 <text:s text:c="11"/>25283 wzjddedlbi</text:p>
      <text:p text:style-name="P1"><text:s/>0 <text:s text:c="11"/>25282 wzgbavleom</text:p>
      <text:p text:style-name="P1"><text:s/>0 <text:s text:c="11"/>25281 wymd91tk</text:p>
      <text:p text:style-name="P1"><text:s/>0 <text:s text:c="11"/>25278 wy2jthkcvu</text:p>
      <text:p text:style-name="P1"><text:s/>0 <text:s text:c="11"/>25279 wyclef</text:p>
      <text:p text:style-name="P1"><text:s/>0 <text:s text:c="11"/>25280 wymbatgrja</text:p>
      <text:p text:style-name="P1"><text:s/>0 <text:s text:c="11"/>25264 wwi</text:p>
      <text:p text:style-name="P1"><text:s/>0 <text:s text:c="11"/>25263 wwhr6huhak</text:p>
      <text:p text:style-name="P1"><text:s/>0 <text:s text:c="11"/>25262 wwg9fkgx</text:p>
      <text:p text:style-name="P1"><text:s/>0 <text:s text:c="11"/>25261 wwf</text:p>
      <text:p text:style-name="P1"><text:s/>0 <text:s text:c="11"/>25246 wud</text:p>
      <text:p text:style-name="P1"><text:s/>0 <text:s text:c="11"/>25247 wugxuqtjfp</text:p>
      <text:p text:style-name="P1"><text:soft-page-break/><text:s/>0 <text:s text:c="11"/>25248 wuixgta</text:p>
      <text:p text:style-name="P1"><text:s/>0 <text:s text:c="11"/>25245 wu5uypqoau</text:p>
      <text:p text:style-name="P1"><text:s/>0 <text:s text:c="11"/>25244 wtie5oly</text:p>
      <text:p text:style-name="P1"><text:s/>0 <text:s text:c="11"/>25243 wth</text:p>
      <text:p text:style-name="P1"><text:s/>0 <text:s text:c="11"/>25240 wtatshbj</text:p>
      <text:p text:style-name="P1"><text:s/>0 <text:s text:c="11"/>25241 wtf</text:p>
      <text:p text:style-name="P1"><text:s/>0 <text:s text:c="11"/>25242 wtffff</text:p>
      <text:p text:style-name="P1"><text:s/>0 <text:s text:c="11"/>25249 wujcytebxd</text:p>
      <text:p text:style-name="P1"><text:s/>0 <text:s text:c="11"/>25250 wunluala1h</text:p>
      <text:p text:style-name="P1"><text:s/>0 <text:s text:c="11"/>25251 wur4ctpn65</text:p>
      <text:p text:style-name="P1"><text:s/>0 <text:s text:c="11"/>25259 wwdettbr1j</text:p>
      <text:p text:style-name="P1"><text:s/>0 <text:s text:c="11"/>25260 wweeeooowww</text:p>
      <text:p text:style-name="P1"><text:s/>0 <text:s text:c="11"/>25257 wwcb7owi5b</text:p>
      <text:p text:style-name="P1"><text:s/>0 <text:s text:c="11"/>25258 wwcqgpw5dw</text:p>
      <text:p text:style-name="P1"><text:s/>0 <text:s text:c="11"/>25256 wvtxde3a</text:p>
      <text:p text:style-name="P1"><text:s/>0 <text:s text:c="11"/>25252 wuuuuuuuuuutttttt</text:p>
      <text:p text:style-name="P1"><text:s/>0 <text:s text:c="11"/>25253 wuwuhwuhahahhahahah</text:p>
      <text:p text:style-name="P1"><text:s/>0 <text:s text:c="11"/>25254 wv6zgt2hot</text:p>
      <text:p text:style-name="P1"><text:s/>0 <text:s text:c="11"/>25255 wvmw</text:p>
      <text:p text:style-name="P1"><text:s/>0 <text:s text:c="11"/>25287 x0wqvnghbk</text:p>
      <text:p text:style-name="P1"><text:s/>0 <text:s text:c="11"/>25289 x1</text:p>
      <text:p text:style-name="P1"><text:s/>0 <text:s text:c="11"/>25338 x6tlhg4hql</text:p>
      <text:p text:style-name="P1"><text:s/>0 <text:s text:c="11"/>25326 x4te8hi3u</text:p>
      <text:p text:style-name="P1"><text:s/>0 <text:s text:c="11"/>25322 x4tbngv7s</text:p>
      <text:p text:style-name="P1"><text:s/>0 <text:s text:c="11"/>25323 x4tcd2bvo</text:p>
      <text:p text:style-name="P1"><text:s/>0 <text:s text:c="11"/>25324 x4tczieog</text:p>
      <text:p text:style-name="P1"><text:s/>0 <text:s text:c="11"/>25321 x4tbngjl0</text:p>
      <text:p text:style-name="P1"><text:s/>0 <text:s text:c="11"/>25320 x4tbnghnw</text:p>
      <text:p text:style-name="P1"><text:s/>0 <text:s text:c="11"/>25319 x4tbnggyl</text:p>
      <text:p text:style-name="P1"><text:s/>0 <text:s text:c="11"/>25316 x4tbhm6bm</text:p>
      <text:p text:style-name="P1"><text:s/>0 <text:s text:c="11"/>25317 x4tbhms2z</text:p>
      <text:p text:style-name="P1"><text:s/>0 <text:s text:c="11"/>25318 x4tbjee3l</text:p>
      <text:p text:style-name="P1"><text:s/>0 <text:s text:c="11"/>25325 x4tczikwp</text:p>
      <text:p text:style-name="P1"><text:s/>0 <text:s text:c="11"/>25327 x4te8hozq</text:p>
      <text:p text:style-name="P1"><text:s/>0 <text:s text:c="11"/>25290 x1s7lmc83j</text:p>
      <text:p text:style-name="P1"><text:s/>0 <text:s text:c="11"/>25328 x4vdvyy</text:p>
      <text:p text:style-name="P1"><text:s/>0 <text:s text:c="11"/>25335 x5iot1hg</text:p>
      <text:p text:style-name="P1"><text:s/>0 <text:s text:c="11"/>25336 x5t0gexkjq</text:p>
      <text:p text:style-name="P1"><text:s/>0 <text:s text:c="11"/>25337 x6iiuvjhxw</text:p>
      <text:p text:style-name="P1"><text:s/>0 <text:s text:c="11"/>25334 x5em1nh4eu</text:p>
      <text:p text:style-name="P1"><text:s/>0 <text:s text:c="11"/>25333 x5bb7tjo6z</text:p>
      <text:p text:style-name="P1"><text:s/>0 <text:s text:c="11"/>25332 x58otlta8o</text:p>
      <text:p text:style-name="P1"><text:s/>0 <text:s text:c="11"/>25329 x4ynlb5dsn</text:p>
      <text:p text:style-name="P1"><text:s/>0 <text:s text:c="11"/>25330 x4yyb593hr</text:p>
      <text:p text:style-name="P1"><text:s/>0 <text:s text:c="11"/>25331 x52y6qla9u</text:p>
      <text:p text:style-name="P1"><text:s/>0 <text:s text:c="11"/>25315 x4tbhkjt5</text:p>
      <text:p text:style-name="P1"><text:s/>0 <text:s text:c="11"/>25314 x4tb8zp8s</text:p>
      <text:p text:style-name="P1"><text:s/>0 <text:s text:c="11"/>25313 x4tb70y7v</text:p>
      <text:p text:style-name="P1"><text:s/>0 <text:s text:c="11"/>25312 x4tb4kkzt</text:p>
      <text:p text:style-name="P1"><text:s/>0 <text:s text:c="11"/>25297 x3r2plg2</text:p>
      <text:p text:style-name="P1"><text:s/>0 <text:s text:c="11"/>25298 x4bjlgssuu</text:p>
      <text:p text:style-name="P1"><text:s/>0 <text:s text:c="11"/>25299 x4oswsng</text:p>
      <text:p text:style-name="P1"><text:soft-page-break/><text:s/>0 <text:s text:c="11"/>25296 x3egr6rblx</text:p>
      <text:p text:style-name="P1"><text:s/>0 <text:s text:c="11"/>25295 x3btsp94lm</text:p>
      <text:p text:style-name="P1"><text:s/>0 <text:s text:c="11"/>25294 x35qecqc1j</text:p>
      <text:p text:style-name="P1"><text:s/>0 <text:s text:c="11"/>25291 x23jwc3ogt</text:p>
      <text:p text:style-name="P1"><text:s/>0 <text:s text:c="11"/>25292 x2dl4wt</text:p>
      <text:p text:style-name="P1"><text:s/>0 <text:s text:c="11"/>25293 x2tvndyfz7</text:p>
      <text:p text:style-name="P1"><text:s/>0 <text:s text:c="11"/>25300 x4p3mrsk</text:p>
      <text:p text:style-name="P1"><text:s/>0 <text:s text:c="11"/>25301 x4t14q949m</text:p>
      <text:p text:style-name="P1"><text:s/>0 <text:s text:c="11"/>25302 x4t14qayjd</text:p>
      <text:p text:style-name="P1"><text:s/>0 <text:s text:c="11"/>25310 x4tb4jhx0</text:p>
      <text:p text:style-name="P1"><text:s/>0 <text:s text:c="11"/>25311 x4tb4jjbb</text:p>
      <text:p text:style-name="P1"><text:s/>0 <text:s text:c="11"/>25308 x4t14qf05x</text:p>
      <text:p text:style-name="P1"><text:s/>0 <text:s text:c="11"/>25309 x4tb4je7n</text:p>
      <text:p text:style-name="P1"><text:s/>0 <text:s text:c="11"/>25307 x4t14qdyyg</text:p>
      <text:p text:style-name="P1"><text:s/>0 <text:s text:c="11"/>25303 x4t14qbb3p</text:p>
      <text:p text:style-name="P1"><text:s/>0 <text:s text:c="11"/>25304 x4t14qdaao</text:p>
      <text:p text:style-name="P1"><text:s/>0 <text:s text:c="11"/>25305 x4t14qdfd2</text:p>
      <text:p text:style-name="P1"><text:s/>0 <text:s text:c="11"/>25306 x4t14qdkcl</text:p>
      <text:p text:style-name="P1"><text:s/>0 <text:s text:c="11"/>25033 wjrwcxxqqn</text:p>
      <text:p text:style-name="P1"><text:s/>0 <text:s text:c="11"/>25032 wjl343uzlu</text:p>
      <text:p text:style-name="P1"><text:s/>0 <text:s text:c="11"/>25031 wjaf6gzdgd</text:p>
      <text:p text:style-name="P1"><text:s/>0 <text:s text:c="11"/>24760 weeks</text:p>
      <text:p text:style-name="P1"><text:s/>0 <text:s text:c="11"/>24755 weekday</text:p>
      <text:p text:style-name="P1"><text:s/>0 <text:s text:c="11"/>24757 weekends</text:p>
      <text:p text:style-name="P1"><text:s/>0 <text:s text:c="11"/>24758 weekly</text:p>
      <text:p text:style-name="P1"><text:s/>0 <text:s text:c="11"/>24753 weeheekeeeeend</text:p>
      <text:p text:style-name="P1"><text:s/>0 <text:s text:c="11"/>24752 weehee</text:p>
      <text:p text:style-name="P1"><text:s/>0 <text:s text:c="11"/>24751 weeepoow</text:p>
      <text:p text:style-name="P1"><text:s/>0 <text:s text:c="11"/>24748 weed</text:p>
      <text:p text:style-name="P1"><text:s/>0 <text:s text:c="11"/>24749 weeeee</text:p>
      <text:p text:style-name="P1"><text:s/>0 <text:s text:c="11"/>24750 weeeeeeeee</text:p>
      <text:p text:style-name="P1"><text:s/>0 <text:s text:c="11"/>24759 weeknd</text:p>
      <text:p text:style-name="P1"><text:s/>0 <text:s text:c="11"/>24761 weenies</text:p>
      <text:p text:style-name="P1"><text:s/>0 <text:s text:c="11"/>24746 wednesdays</text:p>
      <text:p text:style-name="P1"><text:s/>0 <text:s text:c="11"/>24762 weenvxgvcv</text:p>
      <text:p text:style-name="P1"><text:s/>0 <text:s text:c="11"/>24769 wehack</text:p>
      <text:p text:style-name="P1"><text:s/>0 <text:s text:c="11"/>24770 weheeeeeeeee</text:p>
      <text:p text:style-name="P1"><text:s/>0 <text:s text:c="11"/>24771 weidman</text:p>
      <text:p text:style-name="P1"><text:s/>0 <text:s text:c="11"/>24768 wefyvqma</text:p>
      <text:p text:style-name="P1"><text:s/>0 <text:s text:c="11"/>24767 wef15</text:p>
      <text:p text:style-name="P1"><text:s/>0 <text:s text:c="11"/>24766 wef</text:p>
      <text:p text:style-name="P1"><text:s/>0 <text:s text:c="11"/>24763 weepies</text:p>
      <text:p text:style-name="P1"><text:s/>0 <text:s text:c="11"/>24764 weeping</text:p>
      <text:p text:style-name="P1"><text:s/>0 <text:s text:c="11"/>24765 weer</text:p>
      <text:p text:style-name="P1"><text:s/>0 <text:s text:c="11"/>24747 wedon</text:p>
      <text:p text:style-name="P1"><text:s/>0 <text:s text:c="11"/>24745 wednesday</text:p>
      <text:p text:style-name="P1"><text:s/>0 <text:s text:c="11"/>25030 wizy8ehcnn</text:p>
      <text:p text:style-name="P1"><text:s/>0 <text:s text:c="11"/>24732 webelieve</text:p>
      <text:p text:style-name="P1"><text:s/>0 <text:s text:c="11"/>24728 webbys</text:p>
      <text:p text:style-name="P1"><text:s/>0 <text:s text:c="11"/>24729 webcam</text:p>
      <text:p text:style-name="P1"><text:s/>0 <text:s text:c="11"/>24730 webdoc</text:p>
      <text:p text:style-name="P1"><text:s/>0 <text:s text:c="11"/>24727 webby</text:p>
      <text:p text:style-name="P1"><text:soft-page-break/><text:s/>0 <text:s text:c="11"/>24726 webber</text:p>
      <text:p text:style-name="P1"><text:s/>0 <text:s text:c="11"/>24725 webathon</text:p>
      <text:p text:style-name="P1"><text:s/>0 <text:s text:c="11"/>24722 weathered</text:p>
      <text:p text:style-name="P1"><text:s/>0 <text:s text:c="11"/>24723 weave</text:p>
      <text:p text:style-name="P1"><text:s/>0 <text:s text:c="11"/>24724 web</text:p>
      <text:p text:style-name="P1"><text:s/>0 <text:s text:c="11"/>24731 webdriver</text:p>
      <text:p text:style-name="P1"><text:s/>0 <text:s text:c="11"/>24733 webgl</text:p>
      <text:p text:style-name="P1"><text:s/>0 <text:s text:c="11"/>24744 wedge</text:p>
      <text:p text:style-name="P1"><text:s/>0 <text:s text:c="11"/>24734 webgriffe</text:p>
      <text:p text:style-name="P1"><text:s/>0 <text:s text:c="11"/>24741 website</text:p>
      <text:p text:style-name="P1"><text:s/>0 <text:s text:c="11"/>24742 websites</text:p>
      <text:p text:style-name="P1"><text:s/>0 <text:s text:c="11"/>24743 wedding</text:p>
      <text:p text:style-name="P1"><text:s/>0 <text:s text:c="11"/>24740 webservices</text:p>
      <text:p text:style-name="P1"><text:s/>0 <text:s text:c="11"/>24739 webones</text:p>
      <text:p text:style-name="P1"><text:s/>0 <text:s text:c="11"/>24738 webonaso</text:p>
      <text:p text:style-name="P1"><text:s/>0 <text:s text:c="11"/>24735 webinar</text:p>
      <text:p text:style-name="P1"><text:s/>0 <text:s text:c="11"/>24736 webinars</text:p>
      <text:p text:style-name="P1"><text:s/>0 <text:s text:c="11"/>24737 webnographers</text:p>
      <text:p text:style-name="P1"><text:s/>0 <text:s text:c="11"/>24772 weigh</text:p>
      <text:p text:style-name="P1"><text:s/>0 <text:s text:c="11"/>24773 weighing</text:p>
      <text:p text:style-name="P1"><text:s/>0 <text:s text:c="11"/>24774 weight</text:p>
      <text:p text:style-name="P1"><text:s/>0 <text:s text:c="11"/>24811 weren</text:p>
      <text:p text:style-name="P1"><text:s/>0 <text:s text:c="11"/>24807 werd</text:p>
      <text:p text:style-name="P1"><text:s/>0 <text:s text:c="11"/>24808 were</text:p>
      <text:p text:style-name="P1"><text:s/>0 <text:s text:c="11"/>24809 wereabletechnology</text:p>
      <text:p text:style-name="P1"><text:s/>0 <text:s text:c="11"/>24806 wer</text:p>
      <text:p text:style-name="P1"><text:s/>0 <text:s text:c="11"/>24805 weortrdeoj</text:p>
      <text:p text:style-name="P1"><text:s/>0 <text:s text:c="11"/>24804 weoooow</text:p>
      <text:p text:style-name="P1"><text:s/>0 <text:s text:c="11"/>24801 wen</text:p>
      <text:p text:style-name="P1"><text:s/>0 <text:s text:c="11"/>24802 wenner</text:p>
      <text:p text:style-name="P1"><text:s/>0 <text:s text:c="11"/>24803 went</text:p>
      <text:p text:style-name="P1"><text:s/>0 <text:s text:c="11"/>24810 wereld</text:p>
      <text:p text:style-name="P1"><text:s/>0 <text:s text:c="11"/>24812 werewolf</text:p>
      <text:p text:style-name="P1"><text:s/>0 <text:s text:c="11"/>24775 weighted</text:p>
      <text:p text:style-name="P1"><text:s/>0 <text:s text:c="11"/>24813 werewolfish</text:p>
      <text:p text:style-name="P1"><text:s/>0 <text:s text:c="11"/>24820 westfjords</text:p>
      <text:p text:style-name="P1"><text:s/>0 <text:s text:c="11"/>24821 westville</text:p>
      <text:p text:style-name="P1"><text:s/>0 <text:s text:c="11"/>24822 westwing</text:p>
      <text:p text:style-name="P1"><text:s/>0 <text:s text:c="11"/>24819 western</text:p>
      <text:p text:style-name="P1"><text:s/>0 <text:s text:c="11"/>24818 west</text:p>
      <text:p text:style-name="P1"><text:s/>0 <text:s text:c="11"/>24817 wessel</text:p>
      <text:p text:style-name="P1"><text:s/>0 <text:s text:c="11"/>24814 werid</text:p>
      <text:p text:style-name="P1"><text:s/>0 <text:s text:c="11"/>24815 wesley</text:p>
      <text:p text:style-name="P1"><text:s/>0 <text:s text:c="11"/>24816 weslian</text:p>
      <text:p text:style-name="P1"><text:s/>0 <text:s text:c="11"/>24800 wemoto</text:p>
      <text:p text:style-name="P1"><text:s/>0 <text:s text:c="11"/>24799 weloveourmocs</text:p>
      <text:p text:style-name="P1"><text:s/>0 <text:s text:c="11"/>24798 wellthen</text:p>
      <text:p text:style-name="P1"><text:s/>0 <text:s text:c="11"/>24797 wellsay</text:p>
      <text:p text:style-name="P1"><text:s/>0 <text:s text:c="11"/>24782 wejowww</text:p>
      <text:p text:style-name="P1"><text:s/>0 <text:s text:c="11"/>24783 weklwqdptl</text:p>
      <text:p text:style-name="P1"><text:s/>0 <text:s text:c="11"/>24784 wel</text:p>
      <text:p text:style-name="P1"><text:s/>0 <text:s text:c="11"/>24781 weirdness</text:p>
      <text:p text:style-name="P1"><text:soft-page-break/><text:s/>0 <text:s text:c="11"/>24780 weirder</text:p>
      <text:p text:style-name="P1"><text:s/>0 <text:s text:c="11"/>24779 weirdd</text:p>
      <text:p text:style-name="P1"><text:s/>0 <text:s text:c="11"/>24776 weighting</text:p>
      <text:p text:style-name="P1"><text:s/>0 <text:s text:c="11"/>24777 weights</text:p>
      <text:p text:style-name="P1"><text:s/>0 <text:s text:c="11"/>24778 weird</text:p>
      <text:p text:style-name="P1"><text:s/>0 <text:s text:c="11"/>24785 welbeck</text:p>
      <text:p text:style-name="P1"><text:s/>0 <text:s text:c="11"/>24786 welcome</text:p>
      <text:p text:style-name="P1"><text:s/>0 <text:s text:c="11"/>24787 welcomed</text:p>
      <text:p text:style-name="P1"><text:s/>0 <text:s text:c="11"/>24795 wellness</text:p>
      <text:p text:style-name="P1"><text:s/>0 <text:s text:c="11"/>24796 wellograph</text:p>
      <text:p text:style-name="P1"><text:s/>0 <text:s text:c="11"/>24793 well</text:p>
      <text:p text:style-name="P1"><text:s/>0 <text:s text:c="11"/>24794 wellcome</text:p>
      <text:p text:style-name="P1"><text:s/>0 <text:s text:c="11"/>24792 welke</text:p>
      <text:p text:style-name="P1"><text:s/>0 <text:s text:c="11"/>24788 welcomeontwitter</text:p>
      <text:p text:style-name="P1"><text:s/>0 <text:s text:c="11"/>24789 welcomes</text:p>
      <text:p text:style-name="P1"><text:s/>0 <text:s text:c="11"/>24790 welcomevaldes</text:p>
      <text:p text:style-name="P1"><text:s/>0 <text:s text:c="11"/>24791 weldone</text:p>
      <text:p text:style-name="P1"><text:s/>0 <text:s text:c="11"/>24721 weather</text:p>
      <text:p text:style-name="P1"><text:s/>0 <text:s text:c="11"/>24720 wears</text:p>
      <text:p text:style-name="P1"><text:s/>0 <text:s text:c="11"/>24719 wearing</text:p>
      <text:p text:style-name="P1"><text:s/>0 <text:s text:c="11"/>24655 waterskis</text:p>
      <text:p text:style-name="P1"><text:s/>0 <text:s text:c="11"/>24651 waterfall</text:p>
      <text:p text:style-name="P1"><text:s/>0 <text:s text:c="11"/>24652 waterfalls</text:p>
      <text:p text:style-name="P1"><text:s/>0 <text:s text:c="11"/>24653 waterfront</text:p>
      <text:p text:style-name="P1"><text:s/>0 <text:s text:c="11"/>24650 watercooler</text:p>
      <text:p text:style-name="P1"><text:s/>0 <text:s text:c="11"/>24649 waterboarding</text:p>
      <text:p text:style-name="P1"><text:s/>0 <text:s text:c="11"/>24648 water</text:p>
      <text:p text:style-name="P1"><text:s/>0 <text:s text:c="11"/>24645 watchface</text:p>
      <text:p text:style-name="P1"><text:s/>0 <text:s text:c="11"/>24646 watchie</text:p>
      <text:p text:style-name="P1"><text:s/>0 <text:s text:c="11"/>24647 watching</text:p>
      <text:p text:style-name="P1"><text:s/>0 <text:s text:c="11"/>24654 waters</text:p>
      <text:p text:style-name="P1"><text:s/>0 <text:s text:c="11"/>24656 waticonteia</text:p>
      <text:p text:style-name="P1"><text:s/>0 <text:s text:c="11"/>24668 wayne</text:p>
      <text:p text:style-name="P1"><text:s/>0 <text:s text:c="11"/>24657 watson</text:p>
      <text:p text:style-name="P1"><text:s/>0 <text:s text:c="11"/>24664 wavma9xb</text:p>
      <text:p text:style-name="P1"><text:s/>0 <text:s text:c="11"/>24665 wavy</text:p>
      <text:p text:style-name="P1"><text:s/>0 <text:s text:c="11"/>24666 wax</text:p>
      <text:p text:style-name="P1"><text:s/>0 <text:s text:c="11"/>24663 waving</text:p>
      <text:p text:style-name="P1"><text:s/>0 <text:s text:c="11"/>24662 wavii</text:p>
      <text:p text:style-name="P1"><text:s/>0 <text:s text:c="11"/>24661 waves</text:p>
      <text:p text:style-name="P1"><text:s/>0 <text:s text:c="11"/>24658 watt</text:p>
      <text:p text:style-name="P1"><text:s/>0 <text:s text:c="11"/>24659 wauw</text:p>
      <text:p text:style-name="P1"><text:s/>0 <text:s text:c="11"/>24660 wave</text:p>
      <text:p text:style-name="P1"><text:s/>0 <text:s text:c="11"/>24644 watches</text:p>
      <text:p text:style-name="P1"><text:s/>0 <text:s text:c="11"/>24643 watchers</text:p>
      <text:p text:style-name="P1"><text:s/>0 <text:s text:c="11"/>24642 watched</text:p>
      <text:p text:style-name="P1"><text:s/>0 <text:s text:c="11"/>24641 watchdog</text:p>
      <text:p text:style-name="P1"><text:s/>0 <text:s text:c="11"/>24626 washingtonpost</text:p>
      <text:p text:style-name="P1"><text:s/>0 <text:s text:c="11"/>24627 wasn</text:p>
      <text:p text:style-name="P1"><text:s/>0 <text:s text:c="11"/>24628 wasnt</text:p>
      <text:p text:style-name="P1"><text:s/>0 <text:s text:c="11"/>24625 washington</text:p>
      <text:p text:style-name="P1"><text:s/>0 <text:s text:c="11"/>24624 washing</text:p>
      <text:p text:style-name="P1"><text:soft-page-break/><text:s/>0 <text:s text:c="11"/>24623 washed</text:p>
      <text:p text:style-name="P1"><text:s/>0 <text:s text:c="11"/>24620 was</text:p>
      <text:p text:style-name="P1"><text:s/>0 <text:s text:c="11"/>24621 wasa</text:p>
      <text:p text:style-name="P1"><text:s/>0 <text:s text:c="11"/>24622 wash</text:p>
      <text:p text:style-name="P1"><text:s/>0 <text:s text:c="11"/>24629 wasp</text:p>
      <text:p text:style-name="P1"><text:s/>0 <text:s text:c="11"/>24630 wassa2013</text:p>
      <text:p text:style-name="P1"><text:s/>0 <text:s text:c="11"/>24631 wasssup</text:p>
      <text:p text:style-name="P1"><text:s/>0 <text:s text:c="11"/>24639 wat</text:p>
      <text:p text:style-name="P1"><text:s/>0 <text:s text:c="11"/>24640 watch</text:p>
      <text:p text:style-name="P1"><text:s/>0 <text:s text:c="11"/>24637 wasting</text:p>
      <text:p text:style-name="P1"><text:s/>0 <text:s text:c="11"/>24638 wasup</text:p>
      <text:p text:style-name="P1"><text:s/>0 <text:s text:c="11"/>24636 wasteland</text:p>
      <text:p text:style-name="P1"><text:s/>0 <text:s text:c="11"/>24632 wassup</text:p>
      <text:p text:style-name="P1"><text:s/>0 <text:s text:c="11"/>24633 waste</text:p>
      <text:p text:style-name="P1"><text:s/>0 <text:s text:c="11"/>24634 wasted</text:p>
      <text:p text:style-name="P1"><text:s/>0 <text:s text:c="11"/>24635 wasteful</text:p>
      <text:p text:style-name="P1"><text:s/>0 <text:s text:c="11"/>24667 way</text:p>
      <text:p text:style-name="P1"><text:s/>0 <text:s text:c="11"/>24669 ways</text:p>
      <text:p text:style-name="P1"><text:s/>0 <text:s text:c="11"/>24718 wearables</text:p>
      <text:p text:style-name="P1"><text:s/>0 <text:s text:c="11"/>24706 we</text:p>
      <text:p text:style-name="P1"><text:s/>0 <text:s text:c="11"/>24702 wdgxh2ot</text:p>
      <text:p text:style-name="P1"><text:s/>0 <text:s text:c="11"/>24703 wdk22hcta2</text:p>
      <text:p text:style-name="P1"><text:s/>0 <text:s text:c="11"/>24704 wdqm0ltqs3</text:p>
      <text:p text:style-name="P1"><text:s/>0 <text:s text:c="11"/>24701 wdgwdelgsc</text:p>
      <text:p text:style-name="P1"><text:s/>0 <text:s text:c="11"/>24700 wdeswy3j</text:p>
      <text:p text:style-name="P1"><text:s/>0 <text:s text:c="11"/>24699 wdaxm77h</text:p>
      <text:p text:style-name="P1"><text:s/>0 <text:s text:c="11"/>24696 wcw</text:p>
      <text:p text:style-name="P1"><text:s/>0 <text:s text:c="11"/>24697 wcxpunakb9</text:p>
      <text:p text:style-name="P1"><text:s/>0 <text:s text:c="11"/>24698 wd3uv6fs3i</text:p>
      <text:p text:style-name="P1"><text:s/>0 <text:s text:c="11"/>24705 wdtptl805f</text:p>
      <text:p text:style-name="P1"><text:s/>0 <text:s text:c="11"/>24707 we0msvjtxn</text:p>
      <text:p text:style-name="P1"><text:s/>0 <text:s text:c="11"/>24670 wayusey</text:p>
      <text:p text:style-name="P1"><text:s/>0 <text:s text:c="11"/>24708 weak</text:p>
      <text:p text:style-name="P1"><text:s/>0 <text:s text:c="11"/>24715 weapons</text:p>
      <text:p text:style-name="P1"><text:s/>0 <text:s text:c="11"/>24716 wear</text:p>
      <text:p text:style-name="P1"><text:s/>0 <text:s text:c="11"/>24717 wearable</text:p>
      <text:p text:style-name="P1"><text:s/>0 <text:s text:c="11"/>24714 weapon</text:p>
      <text:p text:style-name="P1"><text:s/>0 <text:s text:c="11"/>24713 wealthy</text:p>
      <text:p text:style-name="P1"><text:s/>0 <text:s text:c="11"/>24712 wealth</text:p>
      <text:p text:style-name="P1"><text:s/>0 <text:s text:c="11"/>24709 weakened</text:p>
      <text:p text:style-name="P1"><text:s/>0 <text:s text:c="11"/>24710 weakest</text:p>
      <text:p text:style-name="P1"><text:s/>0 <text:s text:c="11"/>24711 weakness</text:p>
      <text:p text:style-name="P1"><text:s/>0 <text:s text:c="11"/>24695 wcpr14</text:p>
      <text:p text:style-name="P1"><text:s/>0 <text:s text:c="11"/>24694 wcpr13</text:p>
      <text:p text:style-name="P1"><text:s/>0 <text:s text:c="11"/>24693 wcpr</text:p>
      <text:p text:style-name="P1"><text:s/>0 <text:s text:c="11"/>24692 wcnwfjjvt6</text:p>
      <text:p text:style-name="P1"><text:s/>0 <text:s text:c="11"/>24677 wbibhjrw4x</text:p>
      <text:p text:style-name="P1"><text:s/>0 <text:s text:c="11"/>24678 wbmwseofvz</text:p>
      <text:p text:style-name="P1"><text:s/>0 <text:s text:c="11"/>24679 wbpjex2va3</text:p>
      <text:p text:style-name="P1"><text:s/>0 <text:s text:c="11"/>24676 wbhpgfeii2</text:p>
      <text:p text:style-name="P1"><text:s/>0 <text:s text:c="11"/>24675 wbcsm2013</text:p>
      <text:p text:style-name="P1"><text:s/>0 <text:s text:c="11"/>24674 wb6lxbwtb8</text:p>
      <text:p text:style-name="P1"><text:soft-page-break/><text:s/>0 <text:s text:c="11"/>24671 waywo</text:p>
      <text:p text:style-name="P1"><text:s/>0 <text:s text:c="11"/>24672 wazpgdksfg</text:p>
      <text:p text:style-name="P1"><text:s/>0 <text:s text:c="11"/>24673 wb</text:p>
      <text:p text:style-name="P1"><text:s/>0 <text:s text:c="11"/>24680 wbrjhotklr</text:p>
      <text:p text:style-name="P1"><text:s/>0 <text:s text:c="11"/>24681 wc2014</text:p>
      <text:p text:style-name="P1"><text:s/>0 <text:s text:c="11"/>24682 wc2022</text:p>
      <text:p text:style-name="P1"><text:s/>0 <text:s text:c="11"/>24690 wcim</text:p>
      <text:p text:style-name="P1"><text:s/>0 <text:s text:c="11"/>24691 wcka5ytkor</text:p>
      <text:p text:style-name="P1"><text:s/>0 <text:s text:c="11"/>24688 wch</text:p>
      <text:p text:style-name="P1"><text:s/>0 <text:s text:c="11"/>24689 wchxl5ss</text:p>
      <text:p text:style-name="P1"><text:s/>0 <text:s text:c="11"/>24687 wcdm98bcht</text:p>
      <text:p text:style-name="P1"><text:s/>0 <text:s text:c="11"/>24683 wc6vjo6lcz</text:p>
      <text:p text:style-name="P1"><text:s/>0 <text:s text:c="11"/>24684 wcap</text:p>
      <text:p text:style-name="P1"><text:s/>0 <text:s text:c="11"/>24685 wcap2014</text:p>
      <text:p text:style-name="P1"><text:s/>0 <text:s text:c="11"/>24686 wcbjku3nui</text:p>
      <text:p text:style-name="P1"><text:s/>0 <text:s text:c="11"/>24823 westwood</text:p>
      <text:p text:style-name="P1"><text:s/>0 <text:s text:c="11"/>24824 wet</text:p>
      <text:p text:style-name="P1"><text:s/>0 <text:s text:c="11"/>24825 wey</text:p>
      <text:p text:style-name="P1"><text:s/>0 <text:s text:c="11"/>24966 windowsill</text:p>
      <text:p text:style-name="P1"><text:s/>0 <text:s text:c="11"/>24961 winderful</text:p>
      <text:p text:style-name="P1"><text:s/>0 <text:s text:c="11"/>24962 windoooooooooooow</text:p>
      <text:p text:style-name="P1"><text:s/>0 <text:s text:c="11"/>24963 window</text:p>
      <text:p text:style-name="P1"><text:s/>0 <text:s text:c="11"/>24960 wind</text:p>
      <text:p text:style-name="P1"><text:s/>0 <text:s text:c="11"/>24959 win</text:p>
      <text:p text:style-name="P1"><text:s/>0 <text:s text:c="11"/>24958 wilt</text:p>
      <text:p text:style-name="P1"><text:s/>0 <text:s text:c="11"/>24955 wills</text:p>
      <text:p text:style-name="P1"><text:s/>0 <text:s text:c="11"/>24956 willst</text:p>
      <text:p text:style-name="P1"><text:s/>0 <text:s text:c="11"/>24957 wilson</text:p>
      <text:p text:style-name="P1"><text:s/>0 <text:s text:c="11"/>24965 windowsapphunt</text:p>
      <text:p text:style-name="P1"><text:s/>0 <text:s text:c="11"/>24967 winds</text:p>
      <text:p text:style-name="P1"><text:s/>0 <text:s text:c="11"/>24979 winkel</text:p>
      <text:p text:style-name="P1"><text:s/>0 <text:s text:c="11"/>24968 windshield</text:p>
      <text:p text:style-name="P1"><text:s/>0 <text:s text:c="11"/>24975 winger</text:p>
      <text:p text:style-name="P1"><text:s/>0 <text:s text:c="11"/>24976 wingman</text:p>
      <text:p text:style-name="P1"><text:s/>0 <text:s text:c="11"/>24977 wings</text:p>
      <text:p text:style-name="P1"><text:s/>0 <text:s text:c="11"/>24974 winged</text:p>
      <text:p text:style-name="P1"><text:s/>0 <text:s text:c="11"/>24973 wines</text:p>
      <text:p text:style-name="P1"><text:s/>0 <text:s text:c="11"/>24972 winelovers</text:p>
      <text:p text:style-name="P1"><text:s/>0 <text:s text:c="11"/>24969 windy</text:p>
      <text:p text:style-name="P1"><text:s/>0 <text:s text:c="11"/>24970 wine</text:p>
      <text:p text:style-name="P1"><text:s/>0 <text:s text:c="11"/>24971 winehouse</text:p>
      <text:p text:style-name="P1"><text:s/>0 <text:s text:c="11"/>24954 willrockspanish</text:p>
      <text:p text:style-name="P1"><text:s/>0 <text:s text:c="11"/>24953 willing</text:p>
      <text:p text:style-name="P1"><text:s/>0 <text:s text:c="11"/>24952 williams</text:p>
      <text:p text:style-name="P1"><text:s/>0 <text:s text:c="11"/>24951 william</text:p>
      <text:p text:style-name="P1"><text:s/>0 <text:s text:c="11"/>24936 wikimedia</text:p>
      <text:p text:style-name="P1"><text:s/>0 <text:s text:c="11"/>24937 wikipedia</text:p>
      <text:p text:style-name="P1"><text:s/>0 <text:s text:c="11"/>24938 wikipediablackout</text:p>
      <text:p text:style-name="P1"><text:s/>0 <text:s text:c="11"/>24935 wikileaks</text:p>
      <text:p text:style-name="P1"><text:s/>0 <text:s text:c="11"/>24934 wiki</text:p>
      <text:p text:style-name="P1"><text:s/>0 <text:s text:c="11"/>24933 wijf</text:p>
      <text:p text:style-name="P1"><text:s/>0 <text:s text:c="11"/>24930 wii</text:p>
      <text:p text:style-name="P1"><text:soft-page-break/><text:s/>0 <text:s text:c="11"/>24931 wiiii</text:p>
      <text:p text:style-name="P1"><text:s/>0 <text:s text:c="11"/>24932 wij</text:p>
      <text:p text:style-name="P1"><text:s/>0 <text:s text:c="11"/>24939 wikis</text:p>
      <text:p text:style-name="P1"><text:s/>0 <text:s text:c="11"/>24940 wikus</text:p>
      <text:p text:style-name="P1"><text:s/>0 <text:s text:c="11"/>24941 wil</text:p>
      <text:p text:style-name="P1"><text:s/>0 <text:s text:c="11"/>24949 willan</text:p>
      <text:p text:style-name="P1"><text:s/>0 <text:s text:c="11"/>24950 willard</text:p>
      <text:p text:style-name="P1"><text:s/>0 <text:s text:c="11"/>24947 wilks</text:p>
      <text:p text:style-name="P1"><text:s/>0 <text:s text:c="11"/>24948 will</text:p>
      <text:p text:style-name="P1"><text:s/>0 <text:s text:c="11"/>24946 wildly</text:p>
      <text:p text:style-name="P1"><text:s/>0 <text:s text:c="11"/>24942 wild</text:p>
      <text:p text:style-name="P1"><text:s/>0 <text:s text:c="11"/>24943 wilderness</text:p>
      <text:p text:style-name="P1"><text:s/>0 <text:s text:c="11"/>24944 wildest</text:p>
      <text:p text:style-name="P1"><text:s/>0 <text:s text:c="11"/>24945 wildfire</text:p>
      <text:p text:style-name="P1"><text:s/>0 <text:s text:c="11"/>24978 wink</text:p>
      <text:p text:style-name="P1"><text:s/>0 <text:s text:c="11"/>24980 winnen</text:p>
      <text:p text:style-name="P1"><text:s/>0 <text:s text:c="11"/>24928 wifi</text:p>
      <text:p text:style-name="P1"><text:s/>0 <text:s text:c="11"/>25018 witch</text:p>
      <text:p text:style-name="P1"><text:s/>0 <text:s text:c="11"/>25014 wisin</text:p>
      <text:p text:style-name="P1"><text:s/>0 <text:s text:c="11"/>25015 wiskunde</text:p>
      <text:p text:style-name="P1"><text:s/>0 <text:s text:c="11"/>25016 wissen</text:p>
      <text:p text:style-name="P1"><text:s/>0 <text:s text:c="11"/>25013 wishmeluck</text:p>
      <text:p text:style-name="P1"><text:s/>0 <text:s text:c="11"/>25012 wishlist</text:p>
      <text:p text:style-name="P1"><text:s/>0 <text:s text:c="11"/>25011 wishing</text:p>
      <text:p text:style-name="P1"><text:s/>0 <text:s text:c="11"/>25008 wished</text:p>
      <text:p text:style-name="P1"><text:s/>0 <text:s text:c="11"/>25009 wishes</text:p>
      <text:p text:style-name="P1"><text:s/>0 <text:s text:c="11"/>25010 wishhhh</text:p>
      <text:p text:style-name="P1"><text:s/>0 <text:s text:c="11"/>25017 wit</text:p>
      <text:p text:style-name="P1"><text:s/>0 <text:s text:c="11"/>25019 witches</text:p>
      <text:p text:style-name="P1"><text:s/>0 <text:s text:c="11"/>24982 winners</text:p>
      <text:p text:style-name="P1"><text:s/>0 <text:s text:c="11"/>25020 with</text:p>
      <text:p text:style-name="P1"><text:s/>0 <text:s text:c="11"/>25027 wiz</text:p>
      <text:p text:style-name="P1"><text:s/>0 <text:s text:c="11"/>25028 wizard</text:p>
      <text:p text:style-name="P1"><text:s/>0 <text:s text:c="11"/>25029 wizerds</text:p>
      <text:p text:style-name="P1"><text:s/>0 <text:s text:c="11"/>25026 wives</text:p>
      <text:p text:style-name="P1"><text:s/>0 <text:s text:c="11"/>25025 wiv</text:p>
      <text:p text:style-name="P1"><text:s/>0 <text:s text:c="11"/>25024 witness</text:p>
      <text:p text:style-name="P1"><text:s/>0 <text:s text:c="11"/>25021 withdraws</text:p>
      <text:p text:style-name="P1"><text:s/>0 <text:s text:c="11"/>25022 within</text:p>
      <text:p text:style-name="P1"><text:s/>0 <text:s text:c="11"/>25023 without</text:p>
      <text:p text:style-name="P1"><text:s/>0 <text:s text:c="11"/>25007 wish</text:p>
      <text:p text:style-name="P1"><text:s/>0 <text:s text:c="11"/>25006 wisewordsof</text:p>
      <text:p text:style-name="P1"><text:s/>0 <text:s text:c="11"/>25005 wiser</text:p>
      <text:p text:style-name="P1"><text:s/>0 <text:s text:c="11"/>25004 wise</text:p>
      <text:p text:style-name="P1"><text:s/>0 <text:s text:c="11"/>24989 winter</text:p>
      <text:p text:style-name="P1"><text:s/>0 <text:s text:c="11"/>24990 winter2014</text:p>
      <text:p text:style-name="P1"><text:s/>0 <text:s text:c="11"/>24991 wintry</text:p>
      <text:p text:style-name="P1"><text:s/>0 <text:s text:c="11"/>24988 wint</text:p>
      <text:p text:style-name="P1"><text:s/>0 <text:s text:c="11"/>24987 winslow</text:p>
      <text:p text:style-name="P1"><text:s/>0 <text:s text:c="11"/>24986 wins</text:p>
      <text:p text:style-name="P1"><text:s/>0 <text:s text:c="11"/>24983 winnie</text:p>
      <text:p text:style-name="P1"><text:s/>0 <text:s text:c="11"/>24984 winning</text:p>
      <text:p text:style-name="P1"><text:soft-page-break/><text:s/>0 <text:s text:c="11"/>24985 winrar</text:p>
      <text:p text:style-name="P1"><text:s/>0 <text:s text:c="11"/>24992 wip</text:p>
      <text:p text:style-name="P1"><text:s/>0 <text:s text:c="11"/>24993 wipeout</text:p>
      <text:p text:style-name="P1"><text:s/>0 <text:s text:c="11"/>24994 wiper</text:p>
      <text:p text:style-name="P1"><text:s/>0 <text:s text:c="11"/>25002 wisdom</text:p>
      <text:p text:style-name="P1"><text:s/>0 <text:s text:c="11"/>25003 wisdomquality</text:p>
      <text:p text:style-name="P1"><text:s/>0 <text:s text:c="11"/>25000 wireless</text:p>
      <text:p text:style-name="P1"><text:s/>0 <text:s text:c="11"/>25001 wirudvxr5n</text:p>
      <text:p text:style-name="P1"><text:s/>0 <text:s text:c="11"/>24999 wireframing</text:p>
      <text:p text:style-name="P1"><text:s/>0 <text:s text:c="11"/>24995 wipers</text:p>
      <text:p text:style-name="P1"><text:s/>0 <text:s text:c="11"/>24996 wiping</text:p>
      <text:p text:style-name="P1"><text:s/>0 <text:s text:c="11"/>24997 wipnylgiiv</text:p>
      <text:p text:style-name="P1"><text:s/>0 <text:s text:c="11"/>24998 wired</text:p>
      <text:p text:style-name="P1"><text:s/>0 <text:s text:c="11"/>24929 wiht</text:p>
      <text:p text:style-name="P1"><text:s/>0 <text:s text:c="11"/>24927 wifenotmultipurposetoo</text:p>
      <text:p text:style-name="P1"><text:s/>0 <text:s text:c="11"/>24826 wf3lvzbsvu</text:p>
      <text:p text:style-name="P1"><text:s/>0 <text:s text:c="11"/>24862 wheatley</text:p>
      <text:p text:style-name="P1"><text:s/>0 <text:s text:c="11"/>24858 whattttt</text:p>
      <text:p text:style-name="P1"><text:s/>0 <text:s text:c="11"/>24859 whatupspeech</text:p>
      <text:p text:style-name="P1"><text:s/>0 <text:s text:c="11"/>24860 whatâ</text:p>
      <text:p text:style-name="P1"><text:s/>0 <text:s text:c="11"/>24857 whatsssssup</text:p>
      <text:p text:style-name="P1"><text:s/>0 <text:s text:c="11"/>24856 whatsapp</text:p>
      <text:p text:style-name="P1"><text:s/>0 <text:s text:c="11"/>24855 whats</text:p>
      <text:p text:style-name="P1"><text:s/>0 <text:s text:c="11"/>24852 whatguyswant</text:p>
      <text:p text:style-name="P1"><text:s/>0 <text:s text:c="11"/>24853 whatisparrish</text:p>
      <text:p text:style-name="P1"><text:s/>0 <text:s text:c="11"/>24854 whatnigerianmendidtome</text:p>
      <text:p text:style-name="P1"><text:s/>0 <text:s text:c="11"/>24861 whd2014</text:p>
      <text:p text:style-name="P1"><text:s/>0 <text:s text:c="11"/>24863 wheel</text:p>
      <text:p text:style-name="P1"><text:s/>0 <text:s text:c="11"/>24875 which</text:p>
      <text:p text:style-name="P1"><text:s/>0 <text:s text:c="11"/>24864 wheels</text:p>
      <text:p text:style-name="P1"><text:s/>0 <text:s text:c="11"/>24871 wheretheweaveat</text:p>
      <text:p text:style-name="P1"><text:s/>0 <text:s text:c="11"/>24872 wheretobegin</text:p>
      <text:p text:style-name="P1"><text:s/>0 <text:s text:c="11"/>24873 wherever</text:p>
      <text:p text:style-name="P1"><text:s/>0 <text:s text:c="11"/>24870 whereismytruelooovveee</text:p>
      <text:p text:style-name="P1"><text:s/>0 <text:s text:c="11"/>24869 whereas</text:p>
      <text:p text:style-name="P1"><text:s/>0 <text:s text:c="11"/>24868 where</text:p>
      <text:p text:style-name="P1"><text:s/>0 <text:s text:c="11"/>24865 whelp</text:p>
      <text:p text:style-name="P1"><text:s/>0 <text:s text:c="11"/>24866 when</text:p>
      <text:p text:style-name="P1"><text:s/>0 <text:s text:c="11"/>24867 whenever</text:p>
      <text:p text:style-name="P1"><text:s/>0 <text:s text:c="11"/>24851 whatever</text:p>
      <text:p text:style-name="P1"><text:s/>0 <text:s text:c="11"/>24850 whataburger</text:p>
      <text:p text:style-name="P1"><text:s/>0 <text:s text:c="11"/>24849 what</text:p>
      <text:p text:style-name="P1"><text:s/>0 <text:s text:c="11"/>24848 wharf</text:p>
      <text:p text:style-name="P1"><text:s/>0 <text:s text:c="11"/>24833 wfpzuq6gje</text:p>
      <text:p text:style-name="P1"><text:s/>0 <text:s text:c="11"/>24834 wfsxmg7vb4</text:p>
      <text:p text:style-name="P1"><text:s/>0 <text:s text:c="11"/>24835 wfw5ex4ycg</text:p>
      <text:p text:style-name="P1"><text:s/>0 <text:s text:c="11"/>24832 wfm7psiqpk</text:p>
      <text:p text:style-name="P1"><text:s/>0 <text:s text:c="11"/>24831 wfjzqnzw7g</text:p>
      <text:p text:style-name="P1"><text:s/>0 <text:s text:c="11"/>24830 wfhxm3lrxb</text:p>
      <text:p text:style-name="P1"><text:s/>0 <text:s text:c="11"/>24827 wf4ktqvh</text:p>
      <text:p text:style-name="P1"><text:s/>0 <text:s text:c="11"/>24828 wfashion</text:p>
      <text:p text:style-name="P1"><text:s/>0 <text:s text:c="11"/>24829 wfhjtig1y8</text:p>
      <text:p text:style-name="P1"><text:soft-page-break/><text:s/>0 <text:s text:c="11"/>24836 wfxovpbj</text:p>
      <text:p text:style-name="P1"><text:s/>0 <text:s text:c="11"/>24837 wfyjahluku</text:p>
      <text:p text:style-name="P1"><text:s/>0 <text:s text:c="11"/>24838 wg0l17wpkz</text:p>
      <text:p text:style-name="P1"><text:s/>0 <text:s text:c="11"/>24846 whale</text:p>
      <text:p text:style-name="P1"><text:s/>0 <text:s text:c="11"/>24847 wham</text:p>
      <text:p text:style-name="P1"><text:s/>0 <text:s text:c="11"/>24844 whaaaaa</text:p>
      <text:p text:style-name="P1"><text:s/>0 <text:s text:c="11"/>24845 whacking</text:p>
      <text:p text:style-name="P1"><text:s/>0 <text:s text:c="11"/>24843 wgzc1dbpki</text:p>
      <text:p text:style-name="P1"><text:s/>0 <text:s text:c="11"/>24839 wg1hltowcm</text:p>
      <text:p text:style-name="P1"><text:s/>0 <text:s text:c="11"/>24840 wgeodoqyi3</text:p>
      <text:p text:style-name="P1"><text:s/>0 <text:s text:c="11"/>24841 wgi3ldaasr</text:p>
      <text:p text:style-name="P1"><text:s/>0 <text:s text:c="11"/>24842 wgoqd8ke</text:p>
      <text:p text:style-name="P1"><text:s/>0 <text:s text:c="11"/>24874 whether</text:p>
      <text:p text:style-name="P1"><text:s/>0 <text:s text:c="11"/>24876 whichever</text:p>
      <text:p text:style-name="P1"><text:s/>0 <text:s text:c="11"/>24926 wife</text:p>
      <text:p text:style-name="P1"><text:s/>0 <text:s text:c="11"/>24913 whys</text:p>
      <text:p text:style-name="P1"><text:s/>0 <text:s text:c="11"/>24909 whut</text:p>
      <text:p text:style-name="P1"><text:s/>0 <text:s text:c="11"/>24910 whw17nher0</text:p>
      <text:p text:style-name="P1"><text:s/>0 <text:s text:c="11"/>24911 why</text:p>
      <text:p text:style-name="P1"><text:s/>0 <text:s text:c="11"/>24908 whts</text:p>
      <text:p text:style-name="P1"><text:s/>0 <text:s text:c="11"/>24907 wht</text:p>
      <text:p text:style-name="P1"><text:s/>0 <text:s text:c="11"/>24906 whsh0jyrpb</text:p>
      <text:p text:style-name="P1"><text:s/>0 <text:s text:c="11"/>24903 whos</text:p>
      <text:p text:style-name="P1"><text:s/>0 <text:s text:c="11"/>24904 whose</text:p>
      <text:p text:style-name="P1"><text:s/>0 <text:s text:c="11"/>24905 whowouldntbe</text:p>
      <text:p text:style-name="P1"><text:s/>0 <text:s text:c="11"/>24912 whyarentyoupraying</text:p>
      <text:p text:style-name="P1"><text:s/>0 <text:s text:c="11"/>24914 whyyyyy</text:p>
      <text:p text:style-name="P1"><text:s/>0 <text:s text:c="11"/>24877 while</text:p>
      <text:p text:style-name="P1"><text:s/>0 <text:s text:c="11"/>24915 whyyyyyy</text:p>
      <text:p text:style-name="P1"><text:s/>0 <text:s text:c="11"/>24923 wie</text:p>
      <text:p text:style-name="P1"><text:s/>0 <text:s text:c="11"/>24924 wieder</text:p>
      <text:p text:style-name="P1"><text:s/>0 <text:s text:c="11"/>24925 wifcv358im</text:p>
      <text:p text:style-name="P1"><text:s/>0 <text:s text:c="11"/>24921 wicked</text:p>
      <text:p text:style-name="P1"><text:s/>0 <text:s text:c="11"/>24920 wich</text:p>
      <text:p text:style-name="P1"><text:s/>0 <text:s text:c="11"/>24919 wi6w8usrly</text:p>
      <text:p text:style-name="P1"><text:s/>0 <text:s text:c="11"/>24916 whyyyyyyyy</text:p>
      <text:p text:style-name="P1"><text:s/>0 <text:s text:c="11"/>24917 wi</text:p>
      <text:p text:style-name="P1"><text:s/>0 <text:s text:c="11"/>24918 wi1ebkex</text:p>
      <text:p text:style-name="P1"><text:s/>0 <text:s text:c="11"/>24902 whores</text:p>
      <text:p text:style-name="P1"><text:s/>0 <text:s text:c="11"/>24901 whopping</text:p>
      <text:p text:style-name="P1"><text:s/>0 <text:s text:c="11"/>24900 whoops</text:p>
      <text:p text:style-name="P1"><text:s/>0 <text:s text:c="11"/>24899 whom</text:p>
      <text:p text:style-name="P1"><text:s/>0 <text:s text:c="11"/>24884 whistle</text:p>
      <text:p text:style-name="P1"><text:s/>0 <text:s text:c="11"/>24885 whistler</text:p>
      <text:p text:style-name="P1"><text:s/>0 <text:s text:c="11"/>24886 whistles</text:p>
      <text:p text:style-name="P1"><text:s/>0 <text:s text:c="11"/>24883 whispers</text:p>
      <text:p text:style-name="P1"><text:s/>0 <text:s text:c="11"/>24882 whisper</text:p>
      <text:p text:style-name="P1"><text:s/>0 <text:s text:c="11"/>24881 whisky</text:p>
      <text:p text:style-name="P1"><text:s/>0 <text:s text:c="11"/>24878 whimper</text:p>
      <text:p text:style-name="P1"><text:s/>0 <text:s text:c="11"/>24879 whip</text:p>
      <text:p text:style-name="P1"><text:s/>0 <text:s text:c="11"/>24880 whiskey</text:p>
      <text:p text:style-name="P1"><text:s/>0 <text:s text:c="11"/>24887 whit</text:p>
      <text:p text:style-name="P1"><text:soft-page-break/><text:s/>0 <text:s text:c="11"/>24888 whitacre</text:p>
      <text:p text:style-name="P1"><text:s/>0 <text:s text:c="11"/>24889 white</text:p>
      <text:p text:style-name="P1"><text:s/>0 <text:s text:c="11"/>24897 whoiam</text:p>
      <text:p text:style-name="P1"><text:s/>0 <text:s text:c="11"/>24898 whole</text:p>
      <text:p text:style-name="P1"><text:s/>0 <text:s text:c="11"/>24895 whoa</text:p>
      <text:p text:style-name="P1"><text:s/>0 <text:s text:c="11"/>24896 whoever</text:p>
      <text:p text:style-name="P1"><text:s/>0 <text:s text:c="11"/>24894 who</text:p>
      <text:p text:style-name="P1"><text:s/>0 <text:s text:c="11"/>24890 whitepaper</text:p>
      <text:p text:style-name="P1"><text:s/>0 <text:s text:c="11"/>24891 whitesheep</text:p>
      <text:p text:style-name="P1"><text:s/>0 <text:s text:c="11"/>24892 whitespace</text:p>
      <text:p text:style-name="P1"><text:s/>0 <text:s text:c="11"/>24893 whitney</text:p>
      <text:p text:style-name="P1"><text:s/>0 <text:s text:c="11"/>25442 xjcin9cd</text:p>
      <text:p text:style-name="P1"><text:s/>0 <text:s text:c="11"/>25444 xjnqy</text:p>
      <text:p text:style-name="P1"><text:s/>0 <text:s text:c="11"/>24618 warten</text:p>
      <text:p text:style-name="P1"><text:s/>0 <text:s text:c="11"/>25995 z6mwlrbpxb</text:p>
      <text:p text:style-name="P1"><text:s/>0 <text:s text:c="11"/>25991 z5bxaky</text:p>
      <text:p text:style-name="P1"><text:s/>0 <text:s text:c="11"/>25992 z5megomdbh</text:p>
      <text:p text:style-name="P1"><text:s/>0 <text:s text:c="11"/>25993 z5x8hyrojz</text:p>
      <text:p text:style-name="P1"><text:s/>0 <text:s text:c="11"/>25990 z4iofubldx</text:p>
      <text:p text:style-name="P1"><text:s/>0 <text:s text:c="11"/>25989 z4hxgturdx</text:p>
      <text:p text:style-name="P1"><text:s/>0 <text:s text:c="11"/>25988 z40ozke5</text:p>
      <text:p text:style-name="P1"><text:s/>0 <text:s text:c="11"/>25985 z3nbkyremn</text:p>
      <text:p text:style-name="P1"><text:s/>0 <text:s text:c="11"/>25986 z3wn2obmht</text:p>
      <text:p text:style-name="P1"><text:s/>0 <text:s text:c="11"/>25987 z40m61icza</text:p>
      <text:p text:style-name="P1"><text:s/>0 <text:s text:c="11"/>25994 z6kmehytkp</text:p>
      <text:p text:style-name="P1"><text:s/>0 <text:s text:c="11"/>25996 z7digwl6</text:p>
      <text:p text:style-name="P1"><text:s/>0 <text:s text:c="11"/>25983 z35kcjcgjh</text:p>
      <text:p text:style-name="P1"><text:s/>0 <text:s text:c="11"/>25997 z7dm2ctkeh</text:p>
      <text:p text:style-name="P1"><text:s/>0 <text:s text:c="11"/>26004 z8nshcuzyw</text:p>
      <text:p text:style-name="P1"><text:s/>0 <text:s text:c="11"/>26005 z8ps6ruw</text:p>
      <text:p text:style-name="P1"><text:s/>0 <text:s text:c="11"/>26006 z8yxhdhmt0</text:p>
      <text:p text:style-name="P1"><text:s/>0 <text:s text:c="11"/>26003 z8aznftfwa</text:p>
      <text:p text:style-name="P1"><text:s/>0 <text:s text:c="11"/>26002 z7wvxsew0p</text:p>
      <text:p text:style-name="P1"><text:s/>0 <text:s text:c="11"/>26001 z7t4xuu3eo</text:p>
      <text:p text:style-name="P1"><text:s/>0 <text:s text:c="11"/>25998 z7fornbilq</text:p>
      <text:p text:style-name="P1"><text:s/>0 <text:s text:c="11"/>25999 z7itvdv9</text:p>
      <text:p text:style-name="P1"><text:s/>0 <text:s text:c="11"/>26000 z7rflqm1yl</text:p>
      <text:p text:style-name="P1"><text:s/>0 <text:s text:c="11"/>25984 z3kbhohnjp</text:p>
      <text:p text:style-name="P1"><text:s/>0 <text:s text:c="11"/>25982 z2rx0j41</text:p>
      <text:p text:style-name="P1"><text:s/>0 <text:s text:c="11"/>26059 zegt</text:p>
      <text:p text:style-name="P1"><text:s/>0 <text:s text:c="11"/>25969 yzohabqyiq</text:p>
      <text:p text:style-name="P1"><text:s/>0 <text:s text:c="11"/>25965 yzg94ct2d5k</text:p>
      <text:p text:style-name="P1"><text:s/>0 <text:s text:c="11"/>25966 yzh3u10up7</text:p>
      <text:p text:style-name="P1"><text:s/>0 <text:s text:c="11"/>25967 yzjmuqyo4f</text:p>
      <text:p text:style-name="P1"><text:s/>0 <text:s text:c="11"/>25964 yzerxf0a7c</text:p>
      <text:p text:style-name="P1"><text:s/>0 <text:s text:c="11"/>25963 yyxqicip26</text:p>
      <text:p text:style-name="P1"><text:s/>0 <text:s text:c="11"/>25962 yyhkqynew1</text:p>
      <text:p text:style-name="P1"><text:s/>0 <text:s text:c="11"/>25959 yxyi9sfoui</text:p>
      <text:p text:style-name="P1"><text:s/>0 <text:s text:c="11"/>25960 yyatqwqm</text:p>
      <text:p text:style-name="P1"><text:s/>0 <text:s text:c="11"/>25961 yybcxhkeem</text:p>
      <text:p text:style-name="P1"><text:s/>0 <text:s text:c="11"/>25968 yzjwrdx2fk</text:p>
      <text:p text:style-name="P1"><text:s/>0 <text:s text:c="11"/>25970 yzxu7mrgkh</text:p>
      <text:p text:style-name="P1"><text:soft-page-break/><text:s/>0 <text:s text:c="11"/>25981 z2amngkzdt</text:p>
      <text:p text:style-name="P1"><text:s/>0 <text:s text:c="11"/>25971 yzym2e3dxv</text:p>
      <text:p text:style-name="P1"><text:s/>0 <text:s text:c="11"/>25978 z1rsh49hbx</text:p>
      <text:p text:style-name="P1"><text:s/>0 <text:s text:c="11"/>25979 z1zit7aurg</text:p>
      <text:p text:style-name="P1"><text:s/>0 <text:s text:c="11"/>25980 z23mhddf</text:p>
      <text:p text:style-name="P1"><text:s/>0 <text:s text:c="11"/>25977 z1nrlu3xcr</text:p>
      <text:p text:style-name="P1"><text:s/>0 <text:s text:c="11"/>25976 z1k7osh</text:p>
      <text:p text:style-name="P1"><text:s/>0 <text:s text:c="11"/>25975 z1ewcemhde</text:p>
      <text:p text:style-name="P1"><text:s/>0 <text:s text:c="11"/>25972 z010uv1mkr</text:p>
      <text:p text:style-name="P1"><text:s/>0 <text:s text:c="11"/>25973 z0gzo91paq</text:p>
      <text:p text:style-name="P1"><text:s/>0 <text:s text:c="11"/>25974 z0mo6hkpmo</text:p>
      <text:p text:style-name="P1"><text:s/>0 <text:s text:c="11"/>26007 z99n1pf1ig</text:p>
      <text:p text:style-name="P1"><text:s/>0 <text:s text:c="11"/>26008 z9prfctw</text:p>
      <text:p text:style-name="P1"><text:s/>0 <text:s text:c="11"/>26009 z9rhenzxau</text:p>
      <text:p text:style-name="P1"><text:s/>0 <text:s text:c="11"/>26046 zcqkelno7e</text:p>
      <text:p text:style-name="P1"><text:s/>0 <text:s text:c="11"/>26042 zcftv7en9p</text:p>
      <text:p text:style-name="P1"><text:s/>0 <text:s text:c="11"/>26043 zchm8mijmq</text:p>
      <text:p text:style-name="P1"><text:s/>0 <text:s text:c="11"/>26044 zciej3pel6</text:p>
      <text:p text:style-name="P1"><text:s/>0 <text:s text:c="11"/>26041 zc8if8cp</text:p>
      <text:p text:style-name="P1"><text:s/>0 <text:s text:c="11"/>26040 zbwwrx3xv9</text:p>
      <text:p text:style-name="P1"><text:s/>0 <text:s text:c="11"/>26039 zbpz4pqqtp</text:p>
      <text:p text:style-name="P1"><text:s/>0 <text:s text:c="11"/>26036 zbjlnpq4un</text:p>
      <text:p text:style-name="P1"><text:s/>0 <text:s text:c="11"/>26037 zbku7jd3ig</text:p>
      <text:p text:style-name="P1"><text:s/>0 <text:s text:c="11"/>26038 zbmqltqsoo</text:p>
      <text:p text:style-name="P1"><text:s/>0 <text:s text:c="11"/>26045 zcjblc3gea</text:p>
      <text:p text:style-name="P1"><text:s/>0 <text:s text:c="11"/>26047 zd25licr</text:p>
      <text:p text:style-name="P1"><text:s/>0 <text:s text:c="11"/>26010 z9rtiwnshf</text:p>
      <text:p text:style-name="P1"><text:s/>0 <text:s text:c="11"/>26048 zd7wnpiajh</text:p>
      <text:p text:style-name="P1"><text:s/>0 <text:s text:c="11"/>26055 ze8dx3bg</text:p>
      <text:p text:style-name="P1"><text:s/>0 <text:s text:c="11"/>26056 zealand</text:p>
      <text:p text:style-name="P1"><text:s/>0 <text:s text:c="11"/>26057 zec7f5rigp</text:p>
      <text:p text:style-name="P1"><text:s/>0 <text:s text:c="11"/>26054 zdtitbwgng</text:p>
      <text:p text:style-name="P1"><text:s/>0 <text:s text:c="11"/>26053 zdhru6t7tp</text:p>
      <text:p text:style-name="P1"><text:s/>0 <text:s text:c="11"/>26052 zdgjlk41ut</text:p>
      <text:p text:style-name="P1"><text:s/>0 <text:s text:c="11"/>26049 zdaid6ed</text:p>
      <text:p text:style-name="P1"><text:s/>0 <text:s text:c="11"/>26050 zdaiuhiqly</text:p>
      <text:p text:style-name="P1"><text:s/>0 <text:s text:c="11"/>26051 zdew4dm3</text:p>
      <text:p text:style-name="P1"><text:s/>0 <text:s text:c="11"/>26035 zbfy3o5s</text:p>
      <text:p text:style-name="P1"><text:s/>0 <text:s text:c="11"/>26034 zbf0rbbrtn</text:p>
      <text:p text:style-name="P1"><text:s/>0 <text:s text:c="11"/>26033 zbddinnhwd</text:p>
      <text:p text:style-name="P1"><text:s/>0 <text:s text:c="11"/>26032 zbcquk3ooe</text:p>
      <text:p text:style-name="P1"><text:s/>0 <text:s text:c="11"/>26017 zagadaga</text:p>
      <text:p text:style-name="P1"><text:s/>0 <text:s text:c="11"/>26018 zaidvife9u</text:p>
      <text:p text:style-name="P1"><text:s/>0 <text:s text:c="11"/>26019 zakr5g60gi</text:p>
      <text:p text:style-name="P1"><text:s/>0 <text:s text:c="11"/>26016 zaara</text:p>
      <text:p text:style-name="P1"><text:s/>0 <text:s text:c="11"/>26015 zaaaz</text:p>
      <text:p text:style-name="P1"><text:s/>0 <text:s text:c="11"/>26014 za896c54</text:p>
      <text:p text:style-name="P1"><text:s/>0 <text:s text:c="11"/>26011 z9sumspl85</text:p>
      <text:p text:style-name="P1"><text:s/>0 <text:s text:c="11"/>26012 z9t4y</text:p>
      <text:p text:style-name="P1"><text:s/>0 <text:s text:c="11"/>26013 za</text:p>
      <text:p text:style-name="P1"><text:s/>0 <text:s text:c="11"/>26020 zal</text:p>
      <text:p text:style-name="P1"><text:s/>0 <text:s text:c="11"/>26021 zalysdn5qv</text:p>
      <text:p text:style-name="P1"><text:soft-page-break/><text:s/>0 <text:s text:c="11"/>26022 zaman</text:p>
      <text:p text:style-name="P1"><text:s/>0 <text:s text:c="11"/>26030 zayn</text:p>
      <text:p text:style-name="P1"><text:s/>0 <text:s text:c="11"/>26031 zbc9mfnyug</text:p>
      <text:p text:style-name="P1"><text:s/>0 <text:s text:c="11"/>26028 zaurance</text:p>
      <text:p text:style-name="P1"><text:s/>0 <text:s text:c="11"/>26029 zavrniti</text:p>
      <text:p text:style-name="P1"><text:s/>0 <text:s text:c="11"/>26027 zappos</text:p>
      <text:p text:style-name="P1"><text:s/>0 <text:s text:c="11"/>26023 zamani</text:p>
      <text:p text:style-name="P1"><text:s/>0 <text:s text:c="11"/>26024 zamborlin</text:p>
      <text:p text:style-name="P1"><text:s/>0 <text:s text:c="11"/>26025 zampollo</text:p>
      <text:p text:style-name="P1"><text:s/>0 <text:s text:c="11"/>26026 zandu</text:p>
      <text:p text:style-name="P1"><text:s/>0 <text:s text:c="11"/>25958 yxxqrzihd0</text:p>
      <text:p text:style-name="P1"><text:s/>0 <text:s text:c="11"/>25957 yxuus41w61</text:p>
      <text:p text:style-name="P1"><text:s/>0 <text:s text:c="11"/>25956 yxulkvcwqa</text:p>
      <text:p text:style-name="P1"><text:s/>0 <text:s text:c="11"/>25892 ypstc5qs3y</text:p>
      <text:p text:style-name="P1"><text:s/>0 <text:s text:c="11"/>25888 yoyo</text:p>
      <text:p text:style-name="P1"><text:s/>0 <text:s text:c="11"/>25889 yp3koy4me3</text:p>
      <text:p text:style-name="P1"><text:s/>0 <text:s text:c="11"/>25890 yp5vsxzkem</text:p>
      <text:p text:style-name="P1"><text:s/>0 <text:s text:c="11"/>25887 yoxtz2s4sd</text:p>
      <text:p text:style-name="P1"><text:s/>0 <text:s text:c="11"/>25886 yovuu377h0</text:p>
      <text:p text:style-name="P1"><text:s/>0 <text:s text:c="11"/>25885 youuuuuuuuuuuuuu</text:p>
      <text:p text:style-name="P1"><text:s/>0 <text:s text:c="11"/>25882 youtubers</text:p>
      <text:p text:style-name="P1"><text:s/>0 <text:s text:c="11"/>25883 youuuuu</text:p>
      <text:p text:style-name="P1"><text:s/>0 <text:s text:c="11"/>25884 youuuuuu</text:p>
      <text:p text:style-name="P1"><text:s/>0 <text:s text:c="11"/>25891 yprenrnxha</text:p>
      <text:p text:style-name="P1"><text:s/>0 <text:s text:c="11"/>25893 ypwmsxixyj</text:p>
      <text:p text:style-name="P1"><text:s/>0 <text:s text:c="11"/>25905 yri53qkvrm</text:p>
      <text:p text:style-name="P1"><text:s/>0 <text:s text:c="11"/>25894 ypxjbf2vg0</text:p>
      <text:p text:style-name="P1"><text:s/>0 <text:s text:c="11"/>25901 yr</text:p>
      <text:p text:style-name="P1"><text:s/>0 <text:s text:c="11"/>25902 yr7jzn2</text:p>
      <text:p text:style-name="P1"><text:s/>0 <text:s text:c="11"/>25903 yrbahfs</text:p>
      <text:p text:style-name="P1"><text:s/>0 <text:s text:c="11"/>25900 yqu7elkhov</text:p>
      <text:p text:style-name="P1"><text:s/>0 <text:s text:c="11"/>25899 yql</text:p>
      <text:p text:style-name="P1"><text:s/>0 <text:s text:c="11"/>25898 yqcf1mqgtl</text:p>
      <text:p text:style-name="P1"><text:s/>0 <text:s text:c="11"/>25895 ypzfu6u0jq</text:p>
      <text:p text:style-name="P1"><text:s/>0 <text:s text:c="11"/>25896 yq18</text:p>
      <text:p text:style-name="P1"><text:s/>0 <text:s text:c="11"/>25897 yqbgugbo</text:p>
      <text:p text:style-name="P1"><text:s/>0 <text:s text:c="11"/>25881 youtuberewind</text:p>
      <text:p text:style-name="P1"><text:s/>0 <text:s text:c="11"/>25880 youtube</text:p>
      <text:p text:style-name="P1"><text:s/>0 <text:s text:c="11"/>25879 youtu</text:p>
      <text:p text:style-name="P1"><text:s/>0 <text:s text:c="11"/>25878 youthunemployment</text:p>
      <text:p text:style-name="P1"><text:s/>0 <text:s text:c="11"/>25862 youngy</text:p>
      <text:p text:style-name="P1"><text:s/>0 <text:s text:c="11"/>25863 your</text:p>
      <text:p text:style-name="P1"><text:s/>0 <text:s text:c="11"/>25864 youre</text:p>
      <text:p text:style-name="P1"><text:s/>0 <text:s text:c="11"/>25861 youngsters</text:p>
      <text:p text:style-name="P1"><text:s/>0 <text:s text:c="11"/>25860 youngones</text:p>
      <text:p text:style-name="P1"><text:s/>0 <text:s text:c="11"/>25859 youngest</text:p>
      <text:p text:style-name="P1"><text:s/>0 <text:s text:c="11"/>25856 youll</text:p>
      <text:p text:style-name="P1"><text:s/>0 <text:s text:c="11"/>25857 young</text:p>
      <text:p text:style-name="P1"><text:s/>0 <text:s text:c="11"/>25858 younger</text:p>
      <text:p text:style-name="P1"><text:s/>0 <text:s text:c="11"/>25865 youredismissed</text:p>
      <text:p text:style-name="P1"><text:s/>0 <text:s text:c="11"/>25866 yourfeministkwotes</text:p>
      <text:p text:style-name="P1"><text:s/>0 <text:s text:c="11"/>25867 yours</text:p>
      <text:p text:style-name="P1"><text:soft-page-break/><text:s/>0 <text:s text:c="11"/>25876 youthinc</text:p>
      <text:p text:style-name="P1"><text:s/>0 <text:s text:c="11"/>25877 youths</text:p>
      <text:p text:style-name="P1"><text:s/>0 <text:s text:c="11"/>25874 youthemployment</text:p>
      <text:p text:style-name="P1"><text:s/>0 <text:s text:c="11"/>25875 youthguarantee</text:p>
      <text:p text:style-name="P1"><text:s/>0 <text:s text:c="11"/>25873 youth</text:p>
      <text:p text:style-name="P1"><text:s/>0 <text:s text:c="11"/>25869 yourselfff</text:p>
      <text:p text:style-name="P1"><text:s/>0 <text:s text:c="11"/>25870 yourselves</text:p>
      <text:p text:style-name="P1"><text:s/>0 <text:s text:c="11"/>25871 yousafzai</text:p>
      <text:p text:style-name="P1"><text:s/>0 <text:s text:c="11"/>25872 youssou</text:p>
      <text:p text:style-name="P1"><text:s/>0 <text:s text:c="11"/>25904 yrf3jnvioy</text:p>
      <text:p text:style-name="P1"><text:s/>0 <text:s text:c="11"/>25906 yrs</text:p>
      <text:p text:style-name="P1"><text:s/>0 <text:s text:c="11"/>25955 yxtylojr7e</text:p>
      <text:p text:style-name="P1"><text:s/>0 <text:s text:c="11"/>25943 yvqa8zkhjv</text:p>
      <text:p text:style-name="P1"><text:s/>0 <text:s text:c="11"/>25939 yv2thjjezo</text:p>
      <text:p text:style-name="P1"><text:s/>0 <text:s text:c="11"/>25940 yvfl5i9kkt</text:p>
      <text:p text:style-name="P1"><text:s/>0 <text:s text:c="11"/>25941 yviyq2fmzx</text:p>
      <text:p text:style-name="P1"><text:s/>0 <text:s text:c="11"/>25938 yuvraj</text:p>
      <text:p text:style-name="P1"><text:s/>0 <text:s text:c="11"/>25937 yuuuuukieeeeee</text:p>
      <text:p text:style-name="P1"><text:s/>0 <text:s text:c="11"/>25936 yuri</text:p>
      <text:p text:style-name="P1"><text:s/>0 <text:s text:c="11"/>25933 yung</text:p>
      <text:p text:style-name="P1"><text:s/>0 <text:s text:c="11"/>25934 yup</text:p>
      <text:p text:style-name="P1"><text:s/>0 <text:s text:c="11"/>25935 yuppiiii</text:p>
      <text:p text:style-name="P1"><text:s/>0 <text:s text:c="11"/>25942 yvjewq7p</text:p>
      <text:p text:style-name="P1"><text:s/>0 <text:s text:c="11"/>25944 yvqtyzndi2</text:p>
      <text:p text:style-name="P1"><text:s/>0 <text:s text:c="11"/>25907 yrsiqiblxt</text:p>
      <text:p text:style-name="P1"><text:s/>0 <text:s text:c="11"/>25945 yvwjvaefjz</text:p>
      <text:p text:style-name="P1"><text:s/>0 <text:s text:c="11"/>25952 yxeoi06mhd</text:p>
      <text:p text:style-name="P1"><text:s/>0 <text:s text:c="11"/>25953 yxolomm6cq</text:p>
      <text:p text:style-name="P1"><text:s/>0 <text:s text:c="11"/>25954 yxt37ci9nn</text:p>
      <text:p text:style-name="P1"><text:s/>0 <text:s text:c="11"/>25951 ywxs3xc6sg</text:p>
      <text:p text:style-name="P1"><text:s/>0 <text:s text:c="11"/>25950 ywxbaxpc8a</text:p>
      <text:p text:style-name="P1"><text:s/>0 <text:s text:c="11"/>25949 ywvmk3mo35</text:p>
      <text:p text:style-name="P1"><text:s/>0 <text:s text:c="11"/>25946 yw</text:p>
      <text:p text:style-name="P1"><text:s/>0 <text:s text:c="11"/>25947 ywa5bqeubx</text:p>
      <text:p text:style-name="P1"><text:s/>0 <text:s text:c="11"/>25948 ywnjxh8t</text:p>
      <text:p text:style-name="P1"><text:s/>0 <text:s text:c="11"/>25932 yummy</text:p>
      <text:p text:style-name="P1"><text:s/>0 <text:s text:c="11"/>25931 yummm</text:p>
      <text:p text:style-name="P1"><text:s/>0 <text:s text:c="11"/>25930 yummly</text:p>
      <text:p text:style-name="P1"><text:s/>0 <text:s text:c="11"/>25929 yum</text:p>
      <text:p text:style-name="P1"><text:s/>0 <text:s text:c="11"/>25914 yskox5odje</text:p>
      <text:p text:style-name="P1"><text:s/>0 <text:s text:c="11"/>25915 yt</text:p>
      <text:p text:style-name="P1"><text:s/>0 <text:s text:c="11"/>25916 yt1hs</text:p>
      <text:p text:style-name="P1"><text:s/>0 <text:s text:c="11"/>25913 ysea5ytlvv</text:p>
      <text:p text:style-name="P1"><text:s/>0 <text:s text:c="11"/>25912 ysdpvqep83</text:p>
      <text:p text:style-name="P1"><text:s/>0 <text:s text:c="11"/>25911 ysbbu8qe</text:p>
      <text:p text:style-name="P1"><text:s/>0 <text:s text:c="11"/>25908 yrvaken</text:p>
      <text:p text:style-name="P1"><text:s/>0 <text:s text:c="11"/>25909 ys</text:p>
      <text:p text:style-name="P1"><text:s/>0 <text:s text:c="11"/>25910 ys4tb1tfwa</text:p>
      <text:p text:style-name="P1"><text:s/>0 <text:s text:c="11"/>25917 yt2gp26</text:p>
      <text:p text:style-name="P1"><text:s/>0 <text:s text:c="11"/>25918 ytbmldft</text:p>
      <text:p text:style-name="P1"><text:s/>0 <text:s text:c="11"/>25919 ytliywlsgt</text:p>
      <text:p text:style-name="P1"><text:s/>0 <text:s text:c="11"/>25927 yukieeee</text:p>
      <text:p text:style-name="P1"><text:soft-page-break/><text:s/>0 <text:s text:c="11"/>25928 yukseltiyorum</text:p>
      <text:p text:style-name="P1"><text:s/>0 <text:s text:c="11"/>25925 yub23vjf</text:p>
      <text:p text:style-name="P1"><text:s/>0 <text:s text:c="11"/>25926 yuck</text:p>
      <text:p text:style-name="P1"><text:s/>0 <text:s text:c="11"/>25924 yu5ofskp</text:p>
      <text:p text:style-name="P1"><text:s/>0 <text:s text:c="11"/>25920 ytv8uiauml</text:p>
      <text:p text:style-name="P1"><text:s/>0 <text:s text:c="11"/>25921 ytvok5h31k</text:p>
      <text:p text:style-name="P1"><text:s/>0 <text:s text:c="11"/>25922 yu</text:p>
      <text:p text:style-name="P1"><text:s/>0 <text:s text:c="11"/>25923 yu1npar1jt</text:p>
      <text:p text:style-name="P1"><text:s/>0 <text:s text:c="11"/>26058 zefrbu4r6z</text:p>
      <text:p text:style-name="P1"><text:s/>0 <text:s text:c="11"/>26060 zei</text:p>
      <text:p text:style-name="P1"><text:s/>0 <text:s text:c="11"/>25445 xjpgbpflw5</text:p>
      <text:p text:style-name="P1"><text:s/>0 <text:s text:c="11"/>26200 ztvem8eqmu</text:p>
      <text:p text:style-name="P1"><text:s/>0 <text:s text:c="11"/>26196 ztjscweebf</text:p>
      <text:p text:style-name="P1"><text:s/>0 <text:s text:c="11"/>26197 ztqihpdm</text:p>
      <text:p text:style-name="P1"><text:s/>0 <text:s text:c="11"/>26198 ztqz93bp</text:p>
      <text:p text:style-name="P1"><text:s/>0 <text:s text:c="11"/>26195 zsy5jo5a</text:p>
      <text:p text:style-name="P1"><text:s/>0 <text:s text:c="11"/>26194 zsrhccr4jr</text:p>
      <text:p text:style-name="P1"><text:s/>0 <text:s text:c="11"/>26193 zspvbp5fds</text:p>
      <text:p text:style-name="P1"><text:s/>0 <text:s text:c="11"/>26190 zsfl0bipji</text:p>
      <text:p text:style-name="P1"><text:s/>0 <text:s text:c="11"/>26191 zskpolck</text:p>
      <text:p text:style-name="P1"><text:s/>0 <text:s text:c="11"/>26192 zsoydb2ncd</text:p>
      <text:p text:style-name="P1"><text:s/>0 <text:s text:c="11"/>26199 zttvv10r</text:p>
      <text:p text:style-name="P1"><text:s/>0 <text:s text:c="11"/>26201 zuan6x9edq</text:p>
      <text:p text:style-name="P1"><text:s/>0 <text:s text:c="11"/>26188 zs8mqop5</text:p>
      <text:p text:style-name="P1"><text:s/>0 <text:s text:c="11"/>26202 zubiria</text:p>
      <text:p text:style-name="P1"><text:s/>0 <text:s text:c="11"/>26209 zuelenqji9</text:p>
      <text:p text:style-name="P1"><text:s/>0 <text:s text:c="11"/>26210 zukofsky</text:p>
      <text:p text:style-name="P1"><text:s/>0 <text:s text:c="11"/>26211 zulu</text:p>
      <text:p text:style-name="P1"><text:s/>0 <text:s text:c="11"/>26208 zueimas9bl</text:p>
      <text:p text:style-name="P1"><text:s/>0 <text:s text:c="11"/>26207 zud4deoov5</text:p>
      <text:p text:style-name="P1"><text:s/>0 <text:s text:c="11"/>26206 zuckerman</text:p>
      <text:p text:style-name="P1"><text:s/>0 <text:s text:c="11"/>26203 zubía</text:p>
      <text:p text:style-name="P1"><text:s/>0 <text:s text:c="11"/>26204 zucht</text:p>
      <text:p text:style-name="P1"><text:s/>0 <text:s text:c="11"/>26205 zuckerberg</text:p>
      <text:p text:style-name="P1"><text:s/>0 <text:s text:c="11"/>26189 zsbpygot1k</text:p>
      <text:p text:style-name="P1"><text:s/>0 <text:s text:c="11"/>26187 zs7avbtl0y</text:p>
      <text:p text:style-name="P1"><text:s/>0 <text:s text:c="11"/>26061 zeker</text:p>
      <text:p text:style-name="P1"><text:s/>0 <text:s text:c="11"/>26174 zqnwvdpnuz</text:p>
      <text:p text:style-name="P1"><text:s/>0 <text:s text:c="11"/>26170 zq8quqn6</text:p>
      <text:p text:style-name="P1"><text:s/>0 <text:s text:c="11"/>26171 zqbxmhd3</text:p>
      <text:p text:style-name="P1"><text:s/>0 <text:s text:c="11"/>26172 zqdpck7n1j</text:p>
      <text:p text:style-name="P1"><text:s/>0 <text:s text:c="11"/>26169 zq1pntbbt9</text:p>
      <text:p text:style-name="P1"><text:s/>0 <text:s text:c="11"/>26168 zpmvxlwxry</text:p>
      <text:p text:style-name="P1"><text:s/>0 <text:s text:c="11"/>26167 zpawm6kmbc</text:p>
      <text:p text:style-name="P1"><text:s/>0 <text:s text:c="11"/>26164 zoug</text:p>
      <text:p text:style-name="P1"><text:s/>0 <text:s text:c="11"/>26165 zowqr3pt</text:p>
      <text:p text:style-name="P1"><text:s/>0 <text:s text:c="11"/>26166 zp8kgncphf</text:p>
      <text:p text:style-name="P1"><text:s/>0 <text:s text:c="11"/>26173 zqfeseiv8h</text:p>
      <text:p text:style-name="P1"><text:s/>0 <text:s text:c="11"/>26175 zqq7avgu</text:p>
      <text:p text:style-name="P1"><text:s/>0 <text:s text:c="11"/>26186 zs5iwj0b</text:p>
      <text:p text:style-name="P1"><text:s/>0 <text:s text:c="11"/>26176 zqvfv7gqy8</text:p>
      <text:p text:style-name="P1"><text:s/>0 <text:s text:c="11"/>26183 zrmpuee3tw</text:p>
      <text:p text:style-name="P1"><text:soft-page-break/><text:s/>0 <text:s text:c="11"/>26184 zrn0lve4nh</text:p>
      <text:p text:style-name="P1"><text:s/>0 <text:s text:c="11"/>26185 zrvozyw73m</text:p>
      <text:p text:style-name="P1"><text:s/>0 <text:s text:c="11"/>26182 zril3wxh8d</text:p>
      <text:p text:style-name="P1"><text:s/>0 <text:s text:c="11"/>26181 zr826pigrs</text:p>
      <text:p text:style-name="P1"><text:s/>0 <text:s text:c="11"/>26180 zr7xzncv5y</text:p>
      <text:p text:style-name="P1"><text:s/>0 <text:s text:c="11"/>26177 zqwjvyowjt</text:p>
      <text:p text:style-name="P1"><text:s/>0 <text:s text:c="11"/>26178 zqxfxumbaa</text:p>
      <text:p text:style-name="P1"><text:s/>0 <text:s text:c="11"/>26179 zr5x8flmw1</text:p>
      <text:p text:style-name="P1"><text:s/>0 <text:s text:c="11"/>26212 zulvrinzaq</text:p>
      <text:p text:style-name="P1"><text:s/>0 <text:s text:c="11"/>26213 zumies</text:p>
      <text:p text:style-name="P1"><text:s/>0 <text:s text:c="11"/>26214 zumiez</text:p>
      <text:p text:style-name="P1"><text:s/>0 <text:s text:c="11"/>26251 åthutad</text:p>
      <text:p text:style-name="P1"><text:s/>0 <text:s text:c="11"/>26247 álways</text:p>
      <text:p text:style-name="P1"><text:s/>0 <text:s text:c="11"/>26248 ánd</text:p>
      <text:p text:style-name="P1"><text:s/>0 <text:s text:c="11"/>26249 är</text:p>
      <text:p text:style-name="P1"><text:s/>0 <text:s text:c="11"/>26246 ágape</text:p>
      <text:p text:style-name="P1"><text:s/>0 <text:s text:c="11"/>26245 zügey</text:p>
      <text:p text:style-name="P1"><text:s/>0 <text:s text:c="11"/>26244 zügerfact</text:p>
      <text:p text:style-name="P1"><text:s/>0 <text:s text:c="11"/>26241 zzooclhs</text:p>
      <text:p text:style-name="P1"><text:s/>0 <text:s text:c="11"/>26242 zzsr4e7r</text:p>
      <text:p text:style-name="P1"><text:s/>0 <text:s text:c="11"/>26243 züge</text:p>
      <text:p text:style-name="P1"><text:s/>0 <text:s text:c="11"/>26250 åslund</text:p>
      <text:p text:style-name="P1"><text:s/>0 <text:s text:c="11"/>26252 çok</text:p>
      <text:p text:style-name="P1"><text:s/>0 <text:s text:c="11"/>26215 zuq2wkirpr</text:p>
      <text:p text:style-name="P1"><text:s/>0 <text:s text:c="11"/>26253 és</text:p>
      <text:p text:style-name="P1"><text:s/>0 <text:s text:c="11"/>26260 últimos</text:p>
      <text:p text:style-name="P1"><text:s/>0 <text:s text:c="11"/>26261 übercute</text:p>
      <text:p text:style-name="P1"><text:s/>0 <text:s text:c="11"/>26262 še</text:p>
      <text:p text:style-name="P1"><text:s/>0 <text:s text:c="11"/>26259 özdere</text:p>
      <text:p text:style-name="P1"><text:s/>0 <text:s text:c="11"/>26258 ötesi</text:p>
      <text:p text:style-name="P1"><text:s/>0 <text:s text:c="11"/>26257 ó_ò</text:p>
      <text:p text:style-name="P1"><text:s/>0 <text:s text:c="11"/>26254 évora</text:p>
      <text:p text:style-name="P1"><text:s/>0 <text:s text:c="11"/>26255 índice</text:p>
      <text:p text:style-name="P1"><text:s/>0 <text:s text:c="11"/>26256 ñiñiñi</text:p>
      <text:p text:style-name="P1"><text:s/>0 <text:s text:c="11"/>26240 zz7siexezr</text:p>
      <text:p text:style-name="P1"><text:s/>0 <text:s text:c="11"/>26239 zz3npbun2l</text:p>
      <text:p text:style-name="P1"><text:s/>0 <text:s text:c="11"/>26238 zylzvb6s1q</text:p>
      <text:p text:style-name="P1"><text:s/>0 <text:s text:c="11"/>26237 zyhfymfp94</text:p>
      <text:p text:style-name="P1"><text:s/>0 <text:s text:c="11"/>26222 zw29ams1jp</text:p>
      <text:p text:style-name="P1"><text:s/>0 <text:s text:c="11"/>26223 zwarte</text:p>
      <text:p text:style-name="P1"><text:s/>0 <text:s text:c="11"/>26224 zwhc9v8tgy</text:p>
      <text:p text:style-name="P1"><text:s/>0 <text:s text:c="11"/>26221 zvyxuinqis</text:p>
      <text:p text:style-name="P1"><text:s/>0 <text:s text:c="11"/>26220 zvquacj</text:p>
      <text:p text:style-name="P1"><text:s/>0 <text:s text:c="11"/>26219 zvpjbegxcd</text:p>
      <text:p text:style-name="P1"><text:s/>0 <text:s text:c="11"/>26216 zuv06op9vy</text:p>
      <text:p text:style-name="P1"><text:s/>0 <text:s text:c="11"/>26217 zvljmze2d8</text:p>
      <text:p text:style-name="P1"><text:s/>0 <text:s text:c="11"/>26218 zvlk3cvu</text:p>
      <text:p text:style-name="P1"><text:s/>0 <text:s text:c="11"/>26225 zwi63il9ui</text:p>
      <text:p text:style-name="P1"><text:s/>0 <text:s text:c="11"/>26226 zwjwweue</text:p>
      <text:p text:style-name="P1"><text:s/>0 <text:s text:c="11"/>26227 zwrlbqxerc</text:p>
      <text:p text:style-name="P1"><text:s/>0 <text:s text:c="11"/>26235 zxuowszczu</text:p>
      <text:p text:style-name="P1"><text:s/>0 <text:s text:c="11"/>26236 zydecffztl</text:p>
      <text:p text:style-name="P1"><text:soft-page-break/><text:s/>0 <text:s text:c="11"/>26233 zxpsiamaam</text:p>
      <text:p text:style-name="P1"><text:s/>0 <text:s text:c="11"/>26234 zxquj0aui1</text:p>
      <text:p text:style-name="P1"><text:s/>0 <text:s text:c="11"/>26232 zxmlc2tq5q</text:p>
      <text:p text:style-name="P1"><text:s/>0 <text:s text:c="11"/>26228 zwtjmcgbfa</text:p>
      <text:p text:style-name="P1"><text:s/>0 <text:s text:c="11"/>26229 zx</text:p>
      <text:p text:style-name="P1"><text:s/>0 <text:s text:c="11"/>26230 zxcvbnm</text:p>
      <text:p text:style-name="P1"><text:s/>0 <text:s text:c="11"/>26231 zxd7wbrty1</text:p>
      <text:p text:style-name="P1"><text:s/>0 <text:s text:c="11"/>26163 zoom</text:p>
      <text:p text:style-name="P1"><text:s/>0 <text:s text:c="11"/>26162 zoology</text:p>
      <text:p text:style-name="P1"><text:s/>0 <text:s text:c="11"/>26161 zooc</text:p>
      <text:p text:style-name="P1"><text:s/>0 <text:s text:c="11"/>26097 zieke</text:p>
      <text:p text:style-name="P1"><text:s/>0 <text:s text:c="11"/>26093 zhybprlwmw</text:p>
      <text:p text:style-name="P1"><text:s/>0 <text:s text:c="11"/>26094 zibmbjud</text:p>
      <text:p text:style-name="P1"><text:s/>0 <text:s text:c="11"/>26095 zibtif86</text:p>
      <text:p text:style-name="P1"><text:s/>0 <text:s text:c="11"/>26092 zhxooc3zum</text:p>
      <text:p text:style-name="P1"><text:s/>0 <text:s text:c="11"/>26091 zhvwze7u2k</text:p>
      <text:p text:style-name="P1"><text:s/>0 <text:s text:c="11"/>26090 zhtop0iete</text:p>
      <text:p text:style-name="P1"><text:s/>0 <text:s text:c="11"/>26087 zhang</text:p>
      <text:p text:style-name="P1"><text:s/>0 <text:s text:c="11"/>26088 zhjlzif5sd</text:p>
      <text:p text:style-name="P1"><text:s/>0 <text:s text:c="11"/>26089 zhnpcgolk3</text:p>
      <text:p text:style-name="P1"><text:s/>0 <text:s text:c="11"/>26096 zic9is27</text:p>
      <text:p text:style-name="P1"><text:s/>0 <text:s text:c="11"/>26098 zieomdhllh</text:p>
      <text:p text:style-name="P1"><text:s/>0 <text:s text:c="11"/>26110 ziwfuvoeqo</text:p>
      <text:p text:style-name="P1"><text:s/>0 <text:s text:c="11"/>26099 zig</text:p>
      <text:p text:style-name="P1"><text:s/>0 <text:s text:c="11"/>26106 zincirlikuyu</text:p>
      <text:p text:style-name="P1"><text:s/>0 <text:s text:c="11"/>26107 zion</text:p>
      <text:p text:style-name="P1"><text:s/>0 <text:s text:c="11"/>26108 ziratfysvx</text:p>
      <text:p text:style-name="P1"><text:s/>0 <text:s text:c="11"/>26105 zimmer</text:p>
      <text:p text:style-name="P1"><text:s/>0 <text:s text:c="11"/>26104 zimbioquiz</text:p>
      <text:p text:style-name="P1"><text:s/>0 <text:s text:c="11"/>26103 zimbabwe</text:p>
      <text:p text:style-name="P1"><text:s/>0 <text:s text:c="11"/>26100 ziglar</text:p>
      <text:p text:style-name="P1"><text:s/>0 <text:s text:c="11"/>26101 zigsquotes</text:p>
      <text:p text:style-name="P1"><text:s/>0 <text:s text:c="11"/>26102 zij</text:p>
      <text:p text:style-name="P1"><text:s/>0 <text:s text:c="11"/>26086 zgprrtqsa1</text:p>
      <text:p text:style-name="P1"><text:s/>0 <text:s text:c="11"/>26085 zgleda</text:p>
      <text:p text:style-name="P1"><text:s/>0 <text:s text:c="11"/>26084 zghsvbjmy7</text:p>
      <text:p text:style-name="P1"><text:s/>0 <text:s text:c="11"/>26083 zfysyszl</text:p>
      <text:p text:style-name="P1"><text:s/>0 <text:s text:c="11"/>26068 zero</text:p>
      <text:p text:style-name="P1"><text:s/>0 <text:s text:c="11"/>26069 zeros</text:p>
      <text:p text:style-name="P1"><text:s/>0 <text:s text:c="11"/>26070 zetalove</text:p>
      <text:p text:style-name="P1"><text:s/>0 <text:s text:c="11"/>26067 zeppelin</text:p>
      <text:p text:style-name="P1"><text:s/>0 <text:s text:c="11"/>26066 zepmafjeq3</text:p>
      <text:p text:style-name="P1"><text:s/>0 <text:s text:c="11"/>26065 zepbfgcm</text:p>
      <text:p text:style-name="P1"><text:s/>0 <text:s text:c="11"/>26062 zelemenjava</text:p>
      <text:p text:style-name="P1"><text:s/>0 <text:s text:c="11"/>26063 zelfs</text:p>
      <text:p text:style-name="P1"><text:s/>0 <text:s text:c="11"/>26064 zen</text:p>
      <text:p text:style-name="P1"><text:s/>0 <text:s text:c="11"/>26071 zevon</text:p>
      <text:p text:style-name="P1"><text:s/>0 <text:s text:c="11"/>26072 zewj6l2b</text:p>
      <text:p text:style-name="P1"><text:s/>0 <text:s text:c="11"/>26073 zf95r9app7</text:p>
      <text:p text:style-name="P1"><text:s/>0 <text:s text:c="11"/>26081 zfp9bwdk9g</text:p>
      <text:p text:style-name="P1"><text:s/>0 <text:s text:c="11"/>26082 zfr2ue6prf</text:p>
      <text:p text:style-name="P1"><text:s/>0 <text:s text:c="11"/>26079 zfiy9rv77u</text:p>
      <text:p text:style-name="P1"><text:soft-page-break/><text:s/>0 <text:s text:c="11"/>26080 zfmtjq7xi0</text:p>
      <text:p text:style-name="P1"><text:s/>0 <text:s text:c="11"/>26078 zffxa1jfn9</text:p>
      <text:p text:style-name="P1"><text:s/>0 <text:s text:c="11"/>26074 zfcbymchcu</text:p>
      <text:p text:style-name="P1"><text:s/>0 <text:s text:c="11"/>26075 zfce29yt</text:p>
      <text:p text:style-name="P1"><text:s/>0 <text:s text:c="11"/>26076 zfckgjn1jq</text:p>
      <text:p text:style-name="P1"><text:s/>0 <text:s text:c="11"/>26077 zfdujefyhh</text:p>
      <text:p text:style-name="P1"><text:s/>0 <text:s text:c="11"/>26109 zit</text:p>
      <text:p text:style-name="P1"><text:s/>0 <text:s text:c="11"/>26111 zixtu5vtgk</text:p>
      <text:p text:style-name="P1"><text:s/>0 <text:s text:c="11"/>26160 zoo</text:p>
      <text:p text:style-name="P1"><text:s/>0 <text:s text:c="11"/>26148 zo</text:p>
      <text:p text:style-name="P1"><text:s/>0 <text:s text:c="11"/>26144 zngj4wxsnzy</text:p>
      <text:p text:style-name="P1"><text:s/>0 <text:s text:c="11"/>26145 znhvwmchqk</text:p>
      <text:p text:style-name="P1"><text:s/>0 <text:s text:c="11"/>26146 znjnvcc</text:p>
      <text:p text:style-name="P1"><text:s/>0 <text:s text:c="11"/>26143 znbacioodl</text:p>
      <text:p text:style-name="P1"><text:s/>0 <text:s text:c="11"/>26142 zn2wqjg7</text:p>
      <text:p text:style-name="P1"><text:s/>0 <text:s text:c="11"/>26141 zmxtpjqhx7</text:p>
      <text:p text:style-name="P1"><text:s/>0 <text:s text:c="11"/>26138 zmsdujqhkt</text:p>
      <text:p text:style-name="P1"><text:s/>0 <text:s text:c="11"/>26139 zmwikefcwn</text:p>
      <text:p text:style-name="P1"><text:s/>0 <text:s text:c="11"/>26140 zmximt27gb</text:p>
      <text:p text:style-name="P1"><text:s/>0 <text:s text:c="11"/>26147 znqjgxeiav</text:p>
      <text:p text:style-name="P1"><text:s/>0 <text:s text:c="11"/>26149 zo1asxx5fe</text:p>
      <text:p text:style-name="P1"><text:s/>0 <text:s text:c="11"/>26112 zj2rhbozru</text:p>
      <text:p text:style-name="P1"><text:s/>0 <text:s text:c="11"/>26150 zoc6thu2wd</text:p>
      <text:p text:style-name="P1"><text:s/>0 <text:s text:c="11"/>26157 zombie</text:p>
      <text:p text:style-name="P1"><text:s/>0 <text:s text:c="11"/>26158 zona</text:p>
      <text:p text:style-name="P1"><text:s/>0 <text:s text:c="11"/>26159 zone</text:p>
      <text:p text:style-name="P1"><text:s/>0 <text:s text:c="11"/>26156 zola</text:p>
      <text:p text:style-name="P1"><text:s/>0 <text:s text:c="11"/>26155 zojuist</text:p>
      <text:p text:style-name="P1"><text:s/>0 <text:s text:c="11"/>26154 zoistkdrfj</text:p>
      <text:p text:style-name="P1"><text:s/>0 <text:s text:c="11"/>26151 zoe</text:p>
      <text:p text:style-name="P1"><text:s/>0 <text:s text:c="11"/>26152 zoetrope</text:p>
      <text:p text:style-name="P1"><text:s/>0 <text:s text:c="11"/>26153 zoff</text:p>
      <text:p text:style-name="P1"><text:s/>0 <text:s text:c="11"/>26137 zmquidizg2</text:p>
      <text:p text:style-name="P1"><text:s/>0 <text:s text:c="11"/>26136 zmnlduz3qy</text:p>
      <text:p text:style-name="P1"><text:s/>0 <text:s text:c="11"/>26135 zmmoc7mau3</text:p>
      <text:p text:style-name="P1"><text:s/>0 <text:s text:c="11"/>26134 zmmcaeia</text:p>
      <text:p text:style-name="P1"><text:s/>0 <text:s text:c="11"/>26119 zjstjdbocz</text:p>
      <text:p text:style-name="P1"><text:s/>0 <text:s text:c="11"/>26120 zk6eepv2v7</text:p>
      <text:p text:style-name="P1"><text:s/>0 <text:s text:c="11"/>26121 zk6hcqfx</text:p>
      <text:p text:style-name="P1"><text:s/>0 <text:s text:c="11"/>26118 zjq6ekda5v</text:p>
      <text:p text:style-name="P1"><text:s/>0 <text:s text:c="11"/>26117 zjn49i40qf</text:p>
      <text:p text:style-name="P1"><text:s/>0 <text:s text:c="11"/>26116 zjlwktlszr</text:p>
      <text:p text:style-name="P1"><text:s/>0 <text:s text:c="11"/>26113 zjaoxvmmn8</text:p>
      <text:p text:style-name="P1"><text:s/>0 <text:s text:c="11"/>26114 zjaoxvvjl8</text:p>
      <text:p text:style-name="P1"><text:s/>0 <text:s text:c="11"/>26115 zjj6kd4ffu</text:p>
      <text:p text:style-name="P1"><text:s/>0 <text:s text:c="11"/>26122 zkobel</text:p>
      <text:p text:style-name="P1"><text:s/>0 <text:s text:c="11"/>26123 zkqrly1c7i</text:p>
      <text:p text:style-name="P1"><text:s/>0 <text:s text:c="11"/>26124 zkv2p6t5eh</text:p>
      <text:p text:style-name="P1"><text:s/>0 <text:s text:c="11"/>26132 zmichatmix</text:p>
      <text:p text:style-name="P1"><text:s/>0 <text:s text:c="11"/>26133 zmir</text:p>
      <text:p text:style-name="P1"><text:s/>0 <text:s text:c="11"/>26130 zmenjena</text:p>
      <text:p text:style-name="P1"><text:s/>0 <text:s text:c="11"/>26131 zmgqjkv9</text:p>
      <text:p text:style-name="P1"><text:soft-page-break/><text:s/>0 <text:s text:c="11"/>26129 zm51hryoze</text:p>
      <text:p text:style-name="P1"><text:s/>0 <text:s text:c="11"/>26125 zleu53ab</text:p>
      <text:p text:style-name="P1"><text:s/>0 <text:s text:c="11"/>26126 zlrgqca5i5</text:p>
      <text:p text:style-name="P1"><text:s/>0 <text:s text:c="11"/>26127 zm0szoesqj</text:p>
      <text:p text:style-name="P1"><text:s/>0 <text:s text:c="11"/>26128 zm3m2prvle</text:p>
      <text:p text:style-name="P1"><text:s/>0 <text:s text:c="11"/>25855 youd</text:p>
      <text:p text:style-name="P1"><text:s/>0 <text:s text:c="11"/>25854 you</text:p>
      <text:p text:style-name="P1"><text:s/>0 <text:s text:c="11"/>25853 yoshiaki</text:p>
      <text:p text:style-name="P1"><text:s/>0 <text:s text:c="11"/>25584 xyb15bmnp7</text:p>
      <text:p text:style-name="P1"><text:s/>0 <text:s text:c="11"/>25580 xyb154tg4f</text:p>
      <text:p text:style-name="P1"><text:s/>0 <text:s text:c="11"/>25581 xyb155fp7j</text:p>
      <text:p text:style-name="P1"><text:s/>0 <text:s text:c="11"/>25582 xyb15aszp0</text:p>
      <text:p text:style-name="P1"><text:s/>0 <text:s text:c="11"/>25579 xyb1548j7i</text:p>
      <text:p text:style-name="P1"><text:s/>0 <text:s text:c="11"/>25578 xyb153o57a</text:p>
      <text:p text:style-name="P1"><text:s/>0 <text:s text:c="11"/>25577 xyb1534ous</text:p>
      <text:p text:style-name="P1"><text:s/>0 <text:s text:c="11"/>25574 xyb14y374c</text:p>
      <text:p text:style-name="P1"><text:s/>0 <text:s text:c="11"/>25575 xyb1527v2b</text:p>
      <text:p text:style-name="P1"><text:s/>0 <text:s text:c="11"/>25576 xyb152ncib</text:p>
      <text:p text:style-name="P1"><text:s/>0 <text:s text:c="11"/>25583 xyb15b6liv</text:p>
      <text:p text:style-name="P1"><text:s/>0 <text:s text:c="11"/>25585 xyb15c4mad</text:p>
      <text:p text:style-name="P1"><text:s/>0 <text:s text:c="11"/>25572 xyb14wz8ih</text:p>
      <text:p text:style-name="P1"><text:s/>0 <text:s text:c="11"/>25586 xyb15co4s6</text:p>
      <text:p text:style-name="P1"><text:s/>0 <text:s text:c="11"/>25593 xyb15kvvle</text:p>
      <text:p text:style-name="P1"><text:s/>0 <text:s text:c="11"/>25594 xyb15levlw</text:p>
      <text:p text:style-name="P1"><text:s/>0 <text:s text:c="11"/>25595 xyb15mbki4</text:p>
      <text:p text:style-name="P1"><text:s/>0 <text:s text:c="11"/>25592 xyb15jxi0f</text:p>
      <text:p text:style-name="P1"><text:s/>0 <text:s text:c="11"/>25591 xyb15jki2k</text:p>
      <text:p text:style-name="P1"><text:s/>0 <text:s text:c="11"/>25590 xyb15f1um0</text:p>
      <text:p text:style-name="P1"><text:s/>0 <text:s text:c="11"/>25587 xyb15d8f7l</text:p>
      <text:p text:style-name="P1"><text:s/>0 <text:s text:c="11"/>25588 xyb15durjw</text:p>
      <text:p text:style-name="P1"><text:s/>0 <text:s text:c="11"/>25589 xyb15efnhd</text:p>
      <text:p text:style-name="P1"><text:s/>0 <text:s text:c="11"/>25573 xyb14xigcz</text:p>
      <text:p text:style-name="P1"><text:s/>0 <text:s text:c="11"/>25571 xyb14wfyhq</text:p>
      <text:p text:style-name="P1"><text:s/>0 <text:s text:c="11"/>25852 yosemite</text:p>
      <text:p text:style-name="P1"><text:s/>0 <text:s text:c="11"/>25558 xyb14j7t94</text:p>
      <text:p text:style-name="P1"><text:s/>0 <text:s text:c="11"/>25554 xyb14for44</text:p>
      <text:p text:style-name="P1"><text:s/>0 <text:s text:c="11"/>25555 xyb14gpsbo</text:p>
      <text:p text:style-name="P1"><text:s/>0 <text:s text:c="11"/>25556 xyb14heien</text:p>
      <text:p text:style-name="P1"><text:s/>0 <text:s text:c="11"/>25553 xyb14bu9rf</text:p>
      <text:p text:style-name="P1"><text:s/>0 <text:s text:c="11"/>25552 xyb14b1t62</text:p>
      <text:p text:style-name="P1"><text:s/>0 <text:s text:c="11"/>25551 xyb14a9jbv</text:p>
      <text:p text:style-name="P1"><text:s/>0 <text:s text:c="11"/>25548 xyb147il1q</text:p>
      <text:p text:style-name="P1"><text:s/>0 <text:s text:c="11"/>25549 xyb1483rrc</text:p>
      <text:p text:style-name="P1"><text:s/>0 <text:s text:c="11"/>25550 xyb149izzk</text:p>
      <text:p text:style-name="P1"><text:s/>0 <text:s text:c="11"/>25557 xyb14i4ycl</text:p>
      <text:p text:style-name="P1"><text:s/>0 <text:s text:c="11"/>25559 xyb14jr9ld</text:p>
      <text:p text:style-name="P1"><text:s/>0 <text:s text:c="11"/>25570 xyb14vwr7i</text:p>
      <text:p text:style-name="P1"><text:s/>0 <text:s text:c="11"/>25560 xyb14k6xhc</text:p>
      <text:p text:style-name="P1"><text:s/>0 <text:s text:c="11"/>25567 xyb14q3z8h</text:p>
      <text:p text:style-name="P1"><text:s/>0 <text:s text:c="11"/>25568 xyb14qkly5</text:p>
      <text:p text:style-name="P1"><text:s/>0 <text:s text:c="11"/>25569 xyb14vflzi</text:p>
      <text:p text:style-name="P1"><text:s/>0 <text:s text:c="11"/>25566 xyb14posy6</text:p>
      <text:p text:style-name="P1"><text:soft-page-break/><text:s/>0 <text:s text:c="11"/>25565 xyb14pa0qm</text:p>
      <text:p text:style-name="P1"><text:s/>0 <text:s text:c="11"/>25564 xyb14ovfi8</text:p>
      <text:p text:style-name="P1"><text:s/>0 <text:s text:c="11"/>25561 xyb14nd3vg</text:p>
      <text:p text:style-name="P1"><text:s/>0 <text:s text:c="11"/>25562 xyb14noxpe</text:p>
      <text:p text:style-name="P1"><text:s/>0 <text:s text:c="11"/>25563 xyb14ogk6w</text:p>
      <text:p text:style-name="P1"><text:s/>0 <text:s text:c="11"/>25596 xyb15n81v7</text:p>
      <text:p text:style-name="P1"><text:s/>0 <text:s text:c="11"/>25597 xyb15uwywi</text:p>
      <text:p text:style-name="P1"><text:s/>0 <text:s text:c="11"/>25598 xyb15w57bq</text:p>
      <text:p text:style-name="P1"><text:s/>0 <text:s text:c="11"/>25635 xzghqdcg</text:p>
      <text:p text:style-name="P1"><text:s/>0 <text:s text:c="11"/>25631 xyloto</text:p>
      <text:p text:style-name="P1"><text:s/>0 <text:s text:c="11"/>25632 xyutoapqlr</text:p>
      <text:p text:style-name="P1"><text:s/>0 <text:s text:c="11"/>25633 xyvx2ewa47</text:p>
      <text:p text:style-name="P1"><text:s/>0 <text:s text:c="11"/>25630 xygwyft6uq</text:p>
      <text:p text:style-name="P1"><text:s/>0 <text:s text:c="11"/>25629 xyehj47bgm</text:p>
      <text:p text:style-name="P1"><text:s/>0 <text:s text:c="11"/>25628 xyb19ekqnn</text:p>
      <text:p text:style-name="P1"><text:s/>0 <text:s text:c="11"/>25625 xyb18ey7q7</text:p>
      <text:p text:style-name="P1"><text:s/>0 <text:s text:c="11"/>25626 xyb19dq0vn</text:p>
      <text:p text:style-name="P1"><text:s/>0 <text:s text:c="11"/>25627 xyb19e4znd</text:p>
      <text:p text:style-name="P1"><text:s/>0 <text:s text:c="11"/>25634 xzeipjfugd</text:p>
      <text:p text:style-name="P1"><text:s/>0 <text:s text:c="11"/>25636 xzi0csa8cd</text:p>
      <text:p text:style-name="P1"><text:s/>0 <text:s text:c="11"/>25599 xyb15xc580</text:p>
      <text:p text:style-name="P1"><text:s/>0 <text:s text:c="11"/>25637 xzpbjx8ktn</text:p>
      <text:p text:style-name="P1"><text:s/>0 <text:s text:c="11"/>25644 y2gfrwrsf8</text:p>
      <text:p text:style-name="P1"><text:s/>0 <text:s text:c="11"/>25645 y2kc3goaho</text:p>
      <text:p text:style-name="P1"><text:s/>0 <text:s text:c="11"/>25646 y2qfzgfqfb</text:p>
      <text:p text:style-name="P1"><text:s/>0 <text:s text:c="11"/>25643 y1nddwxctv</text:p>
      <text:p text:style-name="P1"><text:s/>0 <text:s text:c="11"/>25642 y0xx5xpisl</text:p>
      <text:p text:style-name="P1"><text:s/>0 <text:s text:c="11"/>25641 y0p8oef9qa</text:p>
      <text:p text:style-name="P1"><text:s/>0 <text:s text:c="11"/>25638 xzvgj7yuau</text:p>
      <text:p text:style-name="P1"><text:s/>0 <text:s text:c="11"/>25639 y0i1j344in</text:p>
      <text:p text:style-name="P1"><text:s/>0 <text:s text:c="11"/>25640 y0l8rhrfi2</text:p>
      <text:p text:style-name="P1"><text:s/>0 <text:s text:c="11"/>25624 xyb16jn67s</text:p>
      <text:p text:style-name="P1"><text:s/>0 <text:s text:c="11"/>25623 xyb16j26lk</text:p>
      <text:p text:style-name="P1"><text:s/>0 <text:s text:c="11"/>25622 xyb16ijl5h</text:p>
      <text:p text:style-name="P1"><text:s/>0 <text:s text:c="11"/>25621 xyb16hzwta</text:p>
      <text:p text:style-name="P1"><text:s/>0 <text:s text:c="11"/>25606 xyb164foo3</text:p>
      <text:p text:style-name="P1"><text:s/>0 <text:s text:c="11"/>25607 xyb164vy1i</text:p>
      <text:p text:style-name="P1"><text:s/>0 <text:s text:c="11"/>25608 xyb165bijq</text:p>
      <text:p text:style-name="P1"><text:s/>0 <text:s text:c="11"/>25605 xyb163y9cs</text:p>
      <text:p text:style-name="P1"><text:s/>0 <text:s text:c="11"/>25604 xyb163f4yt</text:p>
      <text:p text:style-name="P1"><text:s/>0 <text:s text:c="11"/>25603 xyb162dhy9</text:p>
      <text:p text:style-name="P1"><text:s/>0 <text:s text:c="11"/>25600 xyb1619tl4</text:p>
      <text:p text:style-name="P1"><text:s/>0 <text:s text:c="11"/>25601 xyb161k4yf</text:p>
      <text:p text:style-name="P1"><text:s/>0 <text:s text:c="11"/>25602 xyb161xx44</text:p>
      <text:p text:style-name="P1"><text:s/>0 <text:s text:c="11"/>25609 xyb168ju9z</text:p>
      <text:p text:style-name="P1"><text:s/>0 <text:s text:c="11"/>25610 xyb168w3an</text:p>
      <text:p text:style-name="P1"><text:s/>0 <text:s text:c="11"/>25611 xyb1699k89</text:p>
      <text:p text:style-name="P1"><text:s/>0 <text:s text:c="11"/>25619 xyb16h2qty</text:p>
      <text:p text:style-name="P1"><text:s/>0 <text:s text:c="11"/>25620 xyb16hjbux</text:p>
      <text:p text:style-name="P1"><text:s/>0 <text:s text:c="11"/>25617 xyb16gehpi</text:p>
      <text:p text:style-name="P1"><text:s/>0 <text:s text:c="11"/>25618 xyb16gpus9</text:p>
      <text:p text:style-name="P1"><text:s/>0 <text:s text:c="11"/>25616 xyb16fq3uy</text:p>
      <text:p text:style-name="P1"><text:soft-page-break/><text:s/>0 <text:s text:c="11"/>25612 xyb169p2fv</text:p>
      <text:p text:style-name="P1"><text:s/>0 <text:s text:c="11"/>25613 xyb16a8ozz</text:p>
      <text:p text:style-name="P1"><text:s/>0 <text:s text:c="11"/>25614 xyb16atkk8</text:p>
      <text:p text:style-name="P1"><text:s/>0 <text:s text:c="11"/>25615 xyb16bcpm8</text:p>
      <text:p text:style-name="P1"><text:s/>0 <text:s text:c="11"/>25547 xyb1470vqt</text:p>
      <text:p text:style-name="P1"><text:s/>0 <text:s text:c="11"/>25546 xyb140ee3d</text:p>
      <text:p text:style-name="P1"><text:s/>0 <text:s text:c="11"/>25545 xyb13zpsuc</text:p>
      <text:p text:style-name="P1"><text:s/>0 <text:s text:c="11"/>25481 xp</text:p>
      <text:p text:style-name="P1"><text:s/>0 <text:s text:c="11"/>25477 xouob1eshi</text:p>
      <text:p text:style-name="P1"><text:s/>0 <text:s text:c="11"/>25478 xox</text:p>
      <text:p text:style-name="P1"><text:s/>0 <text:s text:c="11"/>25479 xoxnjp3l</text:p>
      <text:p text:style-name="P1"><text:s/>0 <text:s text:c="11"/>25476 xoskgvu1is</text:p>
      <text:p text:style-name="P1"><text:s/>0 <text:s text:c="11"/>25475 xofvbhr6qc</text:p>
      <text:p text:style-name="P1"><text:s/>0 <text:s text:c="11"/>25474 xobfnwpajj</text:p>
      <text:p text:style-name="P1"><text:s/>0 <text:s text:c="11"/>25471 xnvs9qzfeq</text:p>
      <text:p text:style-name="P1"><text:s/>0 <text:s text:c="11"/>25472 xo</text:p>
      <text:p text:style-name="P1"><text:s/>0 <text:s text:c="11"/>25473 xo8j5o4u5j</text:p>
      <text:p text:style-name="P1"><text:s/>0 <text:s text:c="11"/>25480 xoxo</text:p>
      <text:p text:style-name="P1"><text:s/>0 <text:s text:c="11"/>25482 xp23crym</text:p>
      <text:p text:style-name="P1"><text:s/>0 <text:s text:c="11"/>25494 xrg2y5hmfo</text:p>
      <text:p text:style-name="P1"><text:s/>0 <text:s text:c="11"/>25483 xp8bd37u</text:p>
      <text:p text:style-name="P1"><text:s/>0 <text:s text:c="11"/>25490 xqt9v28o</text:p>
      <text:p text:style-name="P1"><text:s/>0 <text:s text:c="11"/>25491 xqxjlggqaq</text:p>
      <text:p text:style-name="P1"><text:s/>0 <text:s text:c="11"/>25492 xrds</text:p>
      <text:p text:style-name="P1"><text:s/>0 <text:s text:c="11"/>25489 xqhofanf7o</text:p>
      <text:p text:style-name="P1"><text:s/>0 <text:s text:c="11"/>25488 xq8d9zza</text:p>
      <text:p text:style-name="P1"><text:s/>0 <text:s text:c="11"/>25487 xq281jxwb5</text:p>
      <text:p text:style-name="P1"><text:s/>0 <text:s text:c="11"/>25484 xpcy6jf97s</text:p>
      <text:p text:style-name="P1"><text:s/>0 <text:s text:c="11"/>25485 xpqvzrtw</text:p>
      <text:p text:style-name="P1"><text:s/>0 <text:s text:c="11"/>25486 xpxzvkh6y1</text:p>
      <text:p text:style-name="P1"><text:s/>0 <text:s text:c="11"/>25470 xnujkstfrc</text:p>
      <text:p text:style-name="P1"><text:s/>0 <text:s text:c="11"/>25469 xntrm4mq8e</text:p>
      <text:p text:style-name="P1"><text:s/>0 <text:s text:c="11"/>25468 xnl0at3e</text:p>
      <text:p text:style-name="P1"><text:s/>0 <text:s text:c="11"/>25467 xnfxl7qf</text:p>
      <text:p text:style-name="P1"><text:s/>0 <text:s text:c="11"/>25452 xl8hoaiuht</text:p>
      <text:p text:style-name="P1"><text:s/>0 <text:s text:c="11"/>25453 xlag3vpz</text:p>
      <text:p text:style-name="P1"><text:s/>0 <text:s text:c="11"/>25454 xlbpnabd</text:p>
      <text:p text:style-name="P1"><text:s/>0 <text:s text:c="11"/>25451 xl5ndf8xnl</text:p>
      <text:p text:style-name="P1"><text:s/>0 <text:s text:c="11"/>25450 xku9kpui20</text:p>
      <text:p text:style-name="P1"><text:s/>0 <text:s text:c="11"/>25449 xkr7v1be48</text:p>
      <text:p text:style-name="P1"><text:s/>0 <text:s text:c="11"/>25446 xjzfzw0wzd</text:p>
      <text:p text:style-name="P1"><text:s/>0 <text:s text:c="11"/>25447 xkcd</text:p>
      <text:p text:style-name="P1"><text:s/>0 <text:s text:c="11"/>25448 xkm84ro6</text:p>
      <text:p text:style-name="P1"><text:s/>0 <text:s text:c="11"/>25455 xldq8tlmne</text:p>
      <text:p text:style-name="P1"><text:s/>0 <text:s text:c="11"/>25456 xlgyzaqllj</text:p>
      <text:p text:style-name="P1"><text:s/>0 <text:s text:c="11"/>25457 xljjai7v</text:p>
      <text:p text:style-name="P1"><text:s/>0 <text:s text:c="11"/>25465 xmsmopht</text:p>
      <text:p text:style-name="P1"><text:s/>0 <text:s text:c="11"/>25466 xmxlxmrlhs</text:p>
      <text:p text:style-name="P1"><text:s/>0 <text:s text:c="11"/>25463 xmmq0ccsyf</text:p>
      <text:p text:style-name="P1"><text:s/>0 <text:s text:c="11"/>25464 xmn4zxwz34</text:p>
      <text:p text:style-name="P1"><text:s/>0 <text:s text:c="11"/>25462 xml</text:p>
      <text:p text:style-name="P1"><text:s/>0 <text:s text:c="11"/>25458 xluwjssegu</text:p>
      <text:p text:style-name="P1"><text:soft-page-break/><text:s/>0 <text:s text:c="11"/>25459 xlxpdtg08o</text:p>
      <text:p text:style-name="P1"><text:s/>0 <text:s text:c="11"/>25460 xmas</text:p>
      <text:p text:style-name="P1"><text:s/>0 <text:s text:c="11"/>25461 xmfanzugj7</text:p>
      <text:p text:style-name="P1"><text:s/>0 <text:s text:c="11"/>25493 xrg2y4qyrc</text:p>
      <text:p text:style-name="P1"><text:s/>0 <text:s text:c="11"/>25495 xrjusp0diq</text:p>
      <text:p text:style-name="P1"><text:s/>0 <text:s text:c="11"/>25544 xyb13z6jck</text:p>
      <text:p text:style-name="P1"><text:s/>0 <text:s text:c="11"/>25532 xxlquva5yz</text:p>
      <text:p text:style-name="P1"><text:s/>0 <text:s text:c="11"/>25528 xxewtejpuz</text:p>
      <text:p text:style-name="P1"><text:s/>0 <text:s text:c="11"/>25529 xxhi1vw7vj</text:p>
      <text:p text:style-name="P1"><text:s/>0 <text:s text:c="11"/>25530 xxkf1</text:p>
      <text:p text:style-name="P1"><text:s/>0 <text:s text:c="11"/>25527 xxcmdprmwk</text:p>
      <text:p text:style-name="P1"><text:s/>0 <text:s text:c="11"/>25526 xx</text:p>
      <text:p text:style-name="P1"><text:s/>0 <text:s text:c="11"/>25525 xww3rvogf2</text:p>
      <text:p text:style-name="P1"><text:s/>0 <text:s text:c="11"/>25522 xwk6qjhccn</text:p>
      <text:p text:style-name="P1"><text:s/>0 <text:s text:c="11"/>25523 xwlczog0uh</text:p>
      <text:p text:style-name="P1"><text:s/>0 <text:s text:c="11"/>25524 xwoeoqxhm4</text:p>
      <text:p text:style-name="P1"><text:s/>0 <text:s text:c="11"/>25531 xxloud</text:p>
      <text:p text:style-name="P1"><text:s/>0 <text:s text:c="11"/>25533 xxmktwzg</text:p>
      <text:p text:style-name="P1"><text:s/>0 <text:s text:c="11"/>25496 xrudxuwkzn</text:p>
      <text:p text:style-name="P1"><text:s/>0 <text:s text:c="11"/>25534 xxmszc4l</text:p>
      <text:p text:style-name="P1"><text:s/>0 <text:s text:c="11"/>25541 xyb13t3s78</text:p>
      <text:p text:style-name="P1"><text:s/>0 <text:s text:c="11"/>25542 xyb13y6tuk</text:p>
      <text:p text:style-name="P1"><text:s/>0 <text:s text:c="11"/>25543 xyb13yp4ya</text:p>
      <text:p text:style-name="P1"><text:s/>0 <text:s text:c="11"/>25540 xyb13sbxpz</text:p>
      <text:p text:style-name="P1"><text:s/>0 <text:s text:c="11"/>25539 xyb13ledvu</text:p>
      <text:p text:style-name="P1"><text:s/>0 <text:s text:c="11"/>25538 xyb13hd1ut</text:p>
      <text:p text:style-name="P1"><text:s/>0 <text:s text:c="11"/>25535 xxmt2bqy</text:p>
      <text:p text:style-name="P1"><text:s/>0 <text:s text:c="11"/>25536 xxvvy2nhcj</text:p>
      <text:p text:style-name="P1"><text:s/>0 <text:s text:c="11"/>25537 xy0jece1ps</text:p>
      <text:p text:style-name="P1"><text:s/>0 <text:s text:c="11"/>25521 xw5xtolofp</text:p>
      <text:p text:style-name="P1"><text:s/>0 <text:s text:c="11"/>25520 xvwdt7qe</text:p>
      <text:p text:style-name="P1"><text:s/>0 <text:s text:c="11"/>25519 xvv4mshooi</text:p>
      <text:p text:style-name="P1"><text:s/>0 <text:s text:c="11"/>25518 xvqma5jq</text:p>
      <text:p text:style-name="P1"><text:s/>0 <text:s text:c="11"/>25503 xsrkpo3jvc</text:p>
      <text:p text:style-name="P1"><text:s/>0 <text:s text:c="11"/>25504 xss</text:p>
      <text:p text:style-name="P1"><text:s/>0 <text:s text:c="11"/>25505 xsutggwx8y</text:p>
      <text:p text:style-name="P1"><text:s/>0 <text:s text:c="11"/>25502 xsrjoklfkp</text:p>
      <text:p text:style-name="P1"><text:s/>0 <text:s text:c="11"/>25501 xsm6kb2rtf</text:p>
      <text:p text:style-name="P1"><text:s/>0 <text:s text:c="11"/>25500 xsellize</text:p>
      <text:p text:style-name="P1"><text:s/>0 <text:s text:c="11"/>25497 xrz9qog6lb</text:p>
      <text:p text:style-name="P1"><text:s/>0 <text:s text:c="11"/>25498 xscsnlnyq5</text:p>
      <text:p text:style-name="P1"><text:s/>0 <text:s text:c="11"/>25499 xsdfk7wixw</text:p>
      <text:p text:style-name="P1"><text:s/>0 <text:s text:c="11"/>25506 xsuwg5sa</text:p>
      <text:p text:style-name="P1"><text:s/>0 <text:s text:c="11"/>25507 xtdfadvcgt</text:p>
      <text:p text:style-name="P1"><text:s/>0 <text:s text:c="11"/>25508 xtfox4paaw</text:p>
      <text:p text:style-name="P1"><text:s/>0 <text:s text:c="11"/>25516 xv3ecl1tij</text:p>
      <text:p text:style-name="P1"><text:s/>0 <text:s text:c="11"/>25517 xvkfmovgj6</text:p>
      <text:p text:style-name="P1"><text:s/>0 <text:s text:c="11"/>25514 xurbzixw8c</text:p>
      <text:p text:style-name="P1"><text:s/>0 <text:s text:c="11"/>25515 xuvjikof44</text:p>
      <text:p text:style-name="P1"><text:s/>0 <text:s text:c="11"/>25513 xucmijtwhf</text:p>
      <text:p text:style-name="P1"><text:s/>0 <text:s text:c="11"/>25509 xtjymhz2h1</text:p>
      <text:p text:style-name="P1"><text:s/>0 <text:s text:c="11"/>25510 xu3jlr92ro</text:p>
      <text:p text:style-name="P1"><text:soft-page-break/><text:s/>0 <text:s text:c="11"/>25511 xu7ftwce</text:p>
      <text:p text:style-name="P1"><text:s/>0 <text:s text:c="11"/>25512 xuan5jmd</text:p>
      <text:p text:style-name="P1"><text:s/>0 <text:s text:c="11"/>25647 y2ts4yuv</text:p>
      <text:p text:style-name="P1"><text:s/>0 <text:s text:c="11"/>25648 y31uublm</text:p>
      <text:p text:style-name="P1"><text:s/>0 <text:s text:c="11"/>25649 y3xv6vpkwh</text:p>
      <text:p text:style-name="P1"><text:s/>0 <text:s text:c="11"/>25789 yh</text:p>
      <text:p text:style-name="P1"><text:s/>0 <text:s text:c="11"/>25785 ygp2kdnmww</text:p>
      <text:p text:style-name="P1"><text:s/>0 <text:s text:c="11"/>25786 ygtvnlpm</text:p>
      <text:p text:style-name="P1"><text:s/>0 <text:s text:c="11"/>25787 yguhkzmo7x</text:p>
      <text:p text:style-name="P1"><text:s/>0 <text:s text:c="11"/>25784 ygigebywai</text:p>
      <text:p text:style-name="P1"><text:s/>0 <text:s text:c="11"/>25783 yfyiafbqp7</text:p>
      <text:p text:style-name="P1"><text:s/>0 <text:s text:c="11"/>25782 yfxnnrsm2z</text:p>
      <text:p text:style-name="P1"><text:s/>0 <text:s text:c="11"/>25779 yfhibbegjh</text:p>
      <text:p text:style-name="P1"><text:s/>0 <text:s text:c="11"/>25780 yfr3bzavlk</text:p>
      <text:p text:style-name="P1"><text:s/>0 <text:s text:c="11"/>25781 yfrog</text:p>
      <text:p text:style-name="P1"><text:s/>0 <text:s text:c="11"/>25788 ygwtiapglc</text:p>
      <text:p text:style-name="P1"><text:s/>0 <text:s text:c="11"/>25790 yh3ffmjomp</text:p>
      <text:p text:style-name="P1"><text:s/>0 <text:s text:c="11"/>25802 yjvrtrjxv2</text:p>
      <text:p text:style-name="P1"><text:s/>0 <text:s text:c="11"/>25791 yhmljvy6hg</text:p>
      <text:p text:style-name="P1"><text:s/>0 <text:s text:c="11"/>25798 yinks</text:p>
      <text:p text:style-name="P1"><text:s/>0 <text:s text:c="11"/>25799 yiyprvbgxd</text:p>
      <text:p text:style-name="P1"><text:s/>0 <text:s text:c="11"/>25800 yjdwpqex</text:p>
      <text:p text:style-name="P1"><text:s/>0 <text:s text:c="11"/>25797 yigznbyz3h</text:p>
      <text:p text:style-name="P1"><text:s/>0 <text:s text:c="11"/>25796 yields</text:p>
      <text:p text:style-name="P1"><text:s/>0 <text:s text:c="11"/>25795 yhws8ys3ul</text:p>
      <text:p text:style-name="P1"><text:s/>0 <text:s text:c="11"/>25792 yhpsnesy5w</text:p>
      <text:p text:style-name="P1"><text:s/>0 <text:s text:c="11"/>25793 yhvsfx6ddg</text:p>
      <text:p text:style-name="P1"><text:s/>0 <text:s text:c="11"/>25794 yhw8fjmcty</text:p>
      <text:p text:style-name="P1"><text:s/>0 <text:s text:c="11"/>25778 yeterince</text:p>
      <text:p text:style-name="P1"><text:s/>0 <text:s text:c="11"/>25777 yet</text:p>
      <text:p text:style-name="P1"><text:s/>0 <text:s text:c="11"/>25776 yesterday</text:p>
      <text:p text:style-name="P1"><text:s/>0 <text:s text:c="11"/>25775 yessssssssssssssssssssssssssssss</text:p>
      <text:p text:style-name="P1"><text:s/>0 <text:s text:c="11"/>25760 yells</text:p>
      <text:p text:style-name="P1"><text:s/>0 <text:s text:c="11"/>25761 yeni</text:p>
      <text:p text:style-name="P1"><text:s/>0 <text:s text:c="11"/>25762 yeo2ib2xth</text:p>
      <text:p text:style-name="P1"><text:s/>0 <text:s text:c="11"/>25759 yellowcard</text:p>
      <text:p text:style-name="P1"><text:s/>0 <text:s text:c="11"/>25758 yellow</text:p>
      <text:p text:style-name="P1"><text:s/>0 <text:s text:c="11"/>25757 yelling</text:p>
      <text:p text:style-name="P1"><text:s/>0 <text:s text:c="11"/>25754 yei136uy</text:p>
      <text:p text:style-name="P1"><text:s/>0 <text:s text:c="11"/>25755 yel8vpy1mn</text:p>
      <text:p text:style-name="P1"><text:s/>0 <text:s text:c="11"/>25756 yelled</text:p>
      <text:p text:style-name="P1"><text:s/>0 <text:s text:c="11"/>25763 yep</text:p>
      <text:p text:style-name="P1"><text:s/>0 <text:s text:c="11"/>25764 yeppi</text:p>
      <text:p text:style-name="P1"><text:s/>0 <text:s text:c="11"/>25765 yerba</text:p>
      <text:p text:style-name="P1"><text:s/>0 <text:s text:c="11"/>25773 yessssss</text:p>
      <text:p text:style-name="P1"><text:s/>0 <text:s text:c="11"/>25774 yesssssss</text:p>
      <text:p text:style-name="P1"><text:s/>0 <text:s text:c="11"/>25771 yesss</text:p>
      <text:p text:style-name="P1"><text:s/>0 <text:s text:c="11"/>25772 yesssss</text:p>
      <text:p text:style-name="P1"><text:s/>0 <text:s text:c="11"/>25770 yess</text:p>
      <text:p text:style-name="P1"><text:s/>0 <text:s text:c="11"/>25766 yerine</text:p>
      <text:p text:style-name="P1"><text:s/>0 <text:s text:c="11"/>25767 yes</text:p>
      <text:p text:style-name="P1"><text:s/>0 <text:s text:c="11"/>25768 yesallmen</text:p>
      <text:p text:style-name="P1"><text:soft-page-break/><text:s/>0 <text:s text:c="11"/>25769 yesno</text:p>
      <text:p text:style-name="P1"><text:s/>0 <text:s text:c="11"/>25801 yjjlt4maog</text:p>
      <text:p text:style-name="P1"><text:s/>0 <text:s text:c="11"/>25803 yjvrvogvru</text:p>
      <text:p text:style-name="P1"><text:s/>0 <text:s text:c="11"/>25752 yeh</text:p>
      <text:p text:style-name="P1"><text:s/>0 <text:s text:c="11"/>25840 yolsvyha73</text:p>
      <text:p text:style-name="P1"><text:s/>0 <text:s text:c="11"/>25836 yofp2bhu</text:p>
      <text:p text:style-name="P1"><text:s/>0 <text:s text:c="11"/>25837 yoga</text:p>
      <text:p text:style-name="P1"><text:s/>0 <text:s text:c="11"/>25838 yogalife</text:p>
      <text:p text:style-name="P1"><text:s/>0 <text:s text:c="11"/>25835 yofeb4xivd</text:p>
      <text:p text:style-name="P1"><text:s/>0 <text:s text:c="11"/>25834 yoeh5bzxnl</text:p>
      <text:p text:style-name="P1"><text:s/>0 <text:s text:c="11"/>25833 yodzvejale</text:p>
      <text:p text:style-name="P1"><text:s/>0 <text:s text:c="11"/>25830 yob0p0x</text:p>
      <text:p text:style-name="P1"><text:s/>0 <text:s text:c="11"/>25831 yodalicious</text:p>
      <text:p text:style-name="P1"><text:s/>0 <text:s text:c="11"/>25832 yodjx2j3ej</text:p>
      <text:p text:style-name="P1"><text:s/>0 <text:s text:c="11"/>25839 yolo</text:p>
      <text:p text:style-name="P1"><text:s/>0 <text:s text:c="11"/>25841 yong</text:p>
      <text:p text:style-name="P1"><text:s/>0 <text:s text:c="11"/>25804 yk04l4icsz</text:p>
      <text:p text:style-name="P1"><text:s/>0 <text:s text:c="11"/>25842 yonltkqss3</text:p>
      <text:p text:style-name="P1"><text:s/>0 <text:s text:c="11"/>25849 yoro</text:p>
      <text:p text:style-name="P1"><text:s/>0 <text:s text:c="11"/>25850 yoruba</text:p>
      <text:p text:style-name="P1"><text:s/>0 <text:s text:c="11"/>25851 yorum</text:p>
      <text:p text:style-name="P1"><text:s/>0 <text:s text:c="11"/>25848 yorkers</text:p>
      <text:p text:style-name="P1"><text:s/>0 <text:s text:c="11"/>25847 york</text:p>
      <text:p text:style-name="P1"><text:s/>0 <text:s text:c="11"/>25846 yor</text:p>
      <text:p text:style-name="P1"><text:s/>0 <text:s text:c="11"/>25843 yoooo</text:p>
      <text:p text:style-name="P1"><text:s/>0 <text:s text:c="11"/>25844 yoou</text:p>
      <text:p text:style-name="P1"><text:s/>0 <text:s text:c="11"/>25845 yoouuungg</text:p>
      <text:p text:style-name="P1"><text:s/>0 <text:s text:c="11"/>25829 yo</text:p>
      <text:p text:style-name="P1"><text:s/>0 <text:s text:c="11"/>25828 ynrc5cue3i</text:p>
      <text:p text:style-name="P1"><text:s/>0 <text:s text:c="11"/>25827 ynnawifs3b</text:p>
      <text:p text:style-name="P1"><text:s/>0 <text:s text:c="11"/>25826 ynmac4juko</text:p>
      <text:p text:style-name="P1"><text:s/>0 <text:s text:c="11"/>25811 ykp1nhffge</text:p>
      <text:p text:style-name="P1"><text:s/>0 <text:s text:c="11"/>25812 yl7hyaoi4l</text:p>
      <text:p text:style-name="P1"><text:s/>0 <text:s text:c="11"/>25813 ylapjmaxwn</text:p>
      <text:p text:style-name="P1"><text:s/>0 <text:s text:c="11"/>25810 ykjtjjqb8j</text:p>
      <text:p text:style-name="P1"><text:s/>0 <text:s text:c="11"/>25809 ykje9jrdjh</text:p>
      <text:p text:style-name="P1"><text:s/>0 <text:s text:c="11"/>25808 ykiey1g7</text:p>
      <text:p text:style-name="P1"><text:s/>0 <text:s text:c="11"/>25805 yk20rhayj7</text:p>
      <text:p text:style-name="P1"><text:s/>0 <text:s text:c="11"/>25806 ykgjvlwne9</text:p>
      <text:p text:style-name="P1"><text:s/>0 <text:s text:c="11"/>25807 ykgoxj5ciy</text:p>
      <text:p text:style-name="P1"><text:s/>0 <text:s text:c="11"/>25814 ylb5klh6tn</text:p>
      <text:p text:style-name="P1"><text:s/>0 <text:s text:c="11"/>25815 ylnqdd0ktz</text:p>
      <text:p text:style-name="P1"><text:s/>0 <text:s text:c="11"/>25816 ylv41beuek</text:p>
      <text:p text:style-name="P1"><text:s/>0 <text:s text:c="11"/>25824 ynaodcn7jf</text:p>
      <text:p text:style-name="P1"><text:s/>0 <text:s text:c="11"/>25825 yniuuuf2ds</text:p>
      <text:p text:style-name="P1"><text:s/>0 <text:s text:c="11"/>25822 ymyqgpo6yr</text:p>
      <text:p text:style-name="P1"><text:s/>0 <text:s text:c="11"/>25823 yn1vq8jhki</text:p>
      <text:p text:style-name="P1"><text:s/>0 <text:s text:c="11"/>25821 ymrnkxproz</text:p>
      <text:p text:style-name="P1"><text:s/>0 <text:s text:c="11"/>25817 ymk63blhyt</text:p>
      <text:p text:style-name="P1"><text:s/>0 <text:s text:c="11"/>25818 ymobahidhn</text:p>
      <text:p text:style-name="P1"><text:s/>0 <text:s text:c="11"/>25819 ymon09evru</text:p>
      <text:p text:style-name="P1"><text:s/>0 <text:s text:c="11"/>25820 ymqrmppkuf</text:p>
      <text:p text:style-name="P1"><text:soft-page-break/><text:s/>0 <text:s text:c="11"/>25753 yehudaberg</text:p>
      <text:p text:style-name="P1"><text:s/>0 <text:s text:c="11"/>25751 yeezy</text:p>
      <text:p text:style-name="P1"><text:s/>0 <text:s text:c="11"/>25650 y44bewad</text:p>
      <text:p text:style-name="P1"><text:s/>0 <text:s text:c="11"/>25686 yall</text:p>
      <text:p text:style-name="P1"><text:s/>0 <text:s text:c="11"/>25682 yahoo</text:p>
      <text:p text:style-name="P1"><text:s/>0 <text:s text:c="11"/>25683 yakillinmejonesy</text:p>
      <text:p text:style-name="P1"><text:s/>0 <text:s text:c="11"/>25684 yale</text:p>
      <text:p text:style-name="P1"><text:s/>0 <text:s text:c="11"/>25681 yah</text:p>
      <text:p text:style-name="P1"><text:s/>0 <text:s text:c="11"/>25680 yagx48vo</text:p>
      <text:p text:style-name="P1"><text:s/>0 <text:s text:c="11"/>25679 yag1pgj3et</text:p>
      <text:p text:style-name="P1"><text:s/>0 <text:s text:c="11"/>25676 yaay</text:p>
      <text:p text:style-name="P1"><text:s/>0 <text:s text:c="11"/>25677 yael</text:p>
      <text:p text:style-name="P1"><text:s/>0 <text:s text:c="11"/>25678 yaexep0d8g</text:p>
      <text:p text:style-name="P1"><text:s/>0 <text:s text:c="11"/>25685 yalenews</text:p>
      <text:p text:style-name="P1"><text:s/>0 <text:s text:c="11"/>25687 yamecanse</text:p>
      <text:p text:style-name="P1"><text:s/>0 <text:s text:c="11"/>25699 yards</text:p>
      <text:p text:style-name="P1"><text:s/>0 <text:s text:c="11"/>25688 yamecanse4</text:p>
      <text:p text:style-name="P1"><text:s/>0 <text:s text:c="11"/>25695 yantis</text:p>
      <text:p text:style-name="P1"><text:s/>0 <text:s text:c="11"/>25696 yaqgxqwzfj</text:p>
      <text:p text:style-name="P1"><text:s/>0 <text:s text:c="11"/>25697 yard</text:p>
      <text:p text:style-name="P1"><text:s/>0 <text:s text:c="11"/>25694 yankis</text:p>
      <text:p text:style-name="P1"><text:s/>0 <text:s text:c="11"/>25693 yank</text:p>
      <text:p text:style-name="P1"><text:s/>0 <text:s text:c="11"/>25692 yang</text:p>
      <text:p text:style-name="P1"><text:s/>0 <text:s text:c="11"/>25689 yana</text:p>
      <text:p text:style-name="P1"><text:s/>0 <text:s text:c="11"/>25690 yandel</text:p>
      <text:p text:style-name="P1"><text:s/>0 <text:s text:c="11"/>25691 yandex</text:p>
      <text:p text:style-name="P1"><text:s/>0 <text:s text:c="11"/>25675 yaassss</text:p>
      <text:p text:style-name="P1"><text:s/>0 <text:s text:c="11"/>25674 yaas</text:p>
      <text:p text:style-name="P1"><text:s/>0 <text:s text:c="11"/>25673 yaaay</text:p>
      <text:p text:style-name="P1"><text:s/>0 <text:s text:c="11"/>25672 yaaaaaawn</text:p>
      <text:p text:style-name="P1"><text:s/>0 <text:s text:c="11"/>25657 y5gwdx4h</text:p>
      <text:p text:style-name="P1"><text:s/>0 <text:s text:c="11"/>25658 y6bfma9ll0</text:p>
      <text:p text:style-name="P1"><text:s/>0 <text:s text:c="11"/>25659 y6sqn7lxnd</text:p>
      <text:p text:style-name="P1"><text:s/>0 <text:s text:c="11"/>25656 y5etmpaebj</text:p>
      <text:p text:style-name="P1"><text:s/>0 <text:s text:c="11"/>25655 y5bfbygxqz</text:p>
      <text:p text:style-name="P1"><text:s/>0 <text:s text:c="11"/>25654 y5337ga9ab</text:p>
      <text:p text:style-name="P1"><text:s/>0 <text:s text:c="11"/>25651 y44x7m9j</text:p>
      <text:p text:style-name="P1"><text:s/>0 <text:s text:c="11"/>25652 y4kg49tmjm</text:p>
      <text:p text:style-name="P1"><text:s/>0 <text:s text:c="11"/>25653 y4kujwsu4p</text:p>
      <text:p text:style-name="P1"><text:s/>0 <text:s text:c="11"/>25660 y77g0exk</text:p>
      <text:p text:style-name="P1"><text:s/>0 <text:s text:c="11"/>25661 y7bupfyuv1</text:p>
      <text:p text:style-name="P1"><text:s/>0 <text:s text:c="11"/>25662 y7gpqndk1e</text:p>
      <text:p text:style-name="P1"><text:s/>0 <text:s text:c="11"/>25670 yaa</text:p>
      <text:p text:style-name="P1"><text:s/>0 <text:s text:c="11"/>25671 yaaaaaaas</text:p>
      <text:p text:style-name="P1"><text:s/>0 <text:s text:c="11"/>25668 ya</text:p>
      <text:p text:style-name="P1"><text:s/>0 <text:s text:c="11"/>25669 ya3u5kuo</text:p>
      <text:p text:style-name="P1"><text:s/>0 <text:s text:c="11"/>25667 y9zfyyju</text:p>
      <text:p text:style-name="P1"><text:s/>0 <text:s text:c="11"/>25663 y8dsotxclm</text:p>
      <text:p text:style-name="P1"><text:s/>0 <text:s text:c="11"/>25664 y8fqdrkwsm</text:p>
      <text:p text:style-name="P1"><text:s/>0 <text:s text:c="11"/>25665 y8rppnjoyh</text:p>
      <text:p text:style-name="P1"><text:s/>0 <text:s text:c="11"/>25666 y9ykgsb5gc</text:p>
      <text:p text:style-name="P1"><text:s/>0 <text:s text:c="11"/>25698 yardbirds</text:p>
      <text:p text:style-name="P1"><text:soft-page-break/><text:s/>0 <text:s text:c="11"/>25700 yas</text:p>
      <text:p text:style-name="P1"><text:s/>0 <text:s text:c="11"/>25750 yeehfqze</text:p>
      <text:p text:style-name="P1"><text:s/>0 <text:s text:c="11"/>25738 yeaaaah</text:p>
      <text:p text:style-name="P1"><text:s/>0 <text:s text:c="11"/>25734 yddifmpvmr</text:p>
      <text:p text:style-name="P1"><text:s/>0 <text:s text:c="11"/>25735 ydgg8fqbao</text:p>
      <text:p text:style-name="P1"><text:s/>0 <text:s text:c="11"/>25736 ye</text:p>
      <text:p text:style-name="P1"><text:s/>0 <text:s text:c="11"/>25733 ycryrzeykx</text:p>
      <text:p text:style-name="P1"><text:s/>0 <text:s text:c="11"/>25732 ycra43ztcw</text:p>
      <text:p text:style-name="P1"><text:s/>0 <text:s text:c="11"/>25731 ycmvzeynho</text:p>
      <text:p text:style-name="P1"><text:s/>0 <text:s text:c="11"/>25728 ycjtsjwhsj</text:p>
      <text:p text:style-name="P1"><text:s/>0 <text:s text:c="11"/>25729 yckwmjlrbq</text:p>
      <text:p text:style-name="P1"><text:s/>0 <text:s text:c="11"/>25730 yclfeg0hkt</text:p>
      <text:p text:style-name="P1"><text:s/>0 <text:s text:c="11"/>25737 yea</text:p>
      <text:p text:style-name="P1"><text:s/>0 <text:s text:c="11"/>25739 yeah</text:p>
      <text:p text:style-name="P1"><text:s/>0 <text:s text:c="11"/>25701 yasduthl</text:p>
      <text:p text:style-name="P1"><text:s/>0 <text:s text:c="11"/>25740 yeahgender</text:p>
      <text:p text:style-name="P1"><text:s/>0 <text:s text:c="11"/>25747 yee</text:p>
      <text:p text:style-name="P1"><text:s/>0 <text:s text:c="11"/>25748 yeeei</text:p>
      <text:p text:style-name="P1"><text:s/>0 <text:s text:c="11"/>25749 yeeerim</text:p>
      <text:p text:style-name="P1"><text:s/>0 <text:s text:c="11"/>25746 years</text:p>
      <text:p text:style-name="P1"><text:s/>0 <text:s text:c="11"/>25745 yearly</text:p>
      <text:p text:style-name="P1"><text:s/>0 <text:s text:c="11"/>25744 year</text:p>
      <text:p text:style-name="P1"><text:s/>0 <text:s text:c="11"/>25741 yeahhh</text:p>
      <text:p text:style-name="P1"><text:s/>0 <text:s text:c="11"/>25742 yeahhhh</text:p>
      <text:p text:style-name="P1"><text:s/>0 <text:s text:c="11"/>25743 yeahhhhh</text:p>
      <text:p text:style-name="P1"><text:s/>0 <text:s text:c="11"/>25727 yc7p02clib</text:p>
      <text:p text:style-name="P1"><text:s/>0 <text:s text:c="11"/>25726 yc7hujgquj</text:p>
      <text:p text:style-name="P1"><text:s/>0 <text:s text:c="11"/>25725 yc36x8i5aq</text:p>
      <text:p text:style-name="P1"><text:s/>0 <text:s text:c="11"/>25724 ybzxlqr4</text:p>
      <text:p text:style-name="P1"><text:s/>0 <text:s text:c="11"/>25708 yaw1hhtf</text:p>
      <text:p text:style-name="P1"><text:s/>0 <text:s text:c="11"/>25709 yawn</text:p>
      <text:p text:style-name="P1"><text:s/>0 <text:s text:c="11"/>25711 yayy</text:p>
      <text:p text:style-name="P1"><text:s/>0 <text:s text:c="11"/>25707 yavdzf3x2x</text:p>
      <text:p text:style-name="P1"><text:s/>0 <text:s text:c="11"/>25706 yaszxan2ic</text:p>
      <text:p text:style-name="P1"><text:s/>0 <text:s text:c="11"/>25705 yasli</text:p>
      <text:p text:style-name="P1"><text:s/>0 <text:s text:c="11"/>25702 yash</text:p>
      <text:p text:style-name="P1"><text:s/>0 <text:s text:c="11"/>25703 yashchopra</text:p>
      <text:p text:style-name="P1"><text:s/>0 <text:s text:c="11"/>25704 yasiyorum</text:p>
      <text:p text:style-name="P1"><text:s/>0 <text:s text:c="11"/>25712 yayyy</text:p>
      <text:p text:style-name="P1"><text:s/>0 <text:s text:c="11"/>25713 yayyyy</text:p>
      <text:p text:style-name="P1"><text:s/>0 <text:s text:c="11"/>25714 yazd</text:p>
      <text:p text:style-name="P1"><text:s/>0 <text:s text:c="11"/>25722 ybxjh615</text:p>
      <text:p text:style-name="P1"><text:s/>0 <text:s text:c="11"/>25723 ybxnvbgpsm</text:p>
      <text:p text:style-name="P1"><text:s/>0 <text:s text:c="11"/>25720 yboletín</text:p>
      <text:p text:style-name="P1"><text:s/>0 <text:s text:c="11"/>25721 ybtulc4wq6</text:p>
      <text:p text:style-name="P1"><text:s/>0 <text:s text:c="11"/>25719 ybitftwnxa</text:p>
      <text:p text:style-name="P1"><text:s/>0 <text:s text:c="11"/>25715 yazmasam</text:p>
      <text:p text:style-name="P1"><text:s/>0 <text:s text:c="11"/>25716 yb5ea9wey2</text:p>
      <text:p text:style-name="P1"><text:s/>0 <text:s text:c="11"/>25717 ybeybhil</text:p>
      <text:p text:style-name="P1"><text:s/>0 <text:s text:c="11"/>25718 ybgfip8ska</text:p>
      <text:p text:style-name="P1"><text:s/>0 <text:s text:c="11"/>24619 warwick</text:p>
      <text:p text:style-name="P1"><text:s/>0 <text:s text:c="11"/>24617 warsaw</text:p>
      <text:p text:style-name="P1"><text:soft-page-break/><text:s/>0 <text:s text:c="11"/>22974 track</text:p>
      <text:p text:style-name="P1"><text:s/>0 <text:s text:c="11"/>23524 uizln2rikm</text:p>
      <text:p text:style-name="P1"><text:s/>0 <text:s text:c="11"/>23520 uiezyoqluo</text:p>
      <text:p text:style-name="P1"><text:s/>0 <text:s text:c="11"/>23521 uihvgibi5n</text:p>
      <text:p text:style-name="P1"><text:s/>0 <text:s text:c="11"/>23522 uit</text:p>
      <text:p text:style-name="P1"><text:s/>0 <text:s text:c="11"/>23519 uicqooex6q</text:p>
      <text:p text:style-name="P1"><text:s/>0 <text:s text:c="11"/>23518 uic</text:p>
      <text:p text:style-name="P1"><text:s/>0 <text:s text:c="11"/>23517 ui2rmxzc6j</text:p>
      <text:p text:style-name="P1"><text:s/>0 <text:s text:c="11"/>23514 uhum</text:p>
      <text:p text:style-name="P1"><text:s/>0 <text:s text:c="11"/>23515 uhzvkaadwh</text:p>
      <text:p text:style-name="P1"><text:s/>0 <text:s text:c="11"/>23516 ui</text:p>
      <text:p text:style-name="P1"><text:s/>0 <text:s text:c="11"/>23523 uitval</text:p>
      <text:p text:style-name="P1"><text:s/>0 <text:s text:c="11"/>23525 ujcltj22ao</text:p>
      <text:p text:style-name="P1"><text:s/>0 <text:s text:c="11"/>23512 uhm</text:p>
      <text:p text:style-name="P1"><text:s/>0 <text:s text:c="11"/>23526 ujjoftpspk</text:p>
      <text:p text:style-name="P1"><text:s/>0 <text:s text:c="11"/>23533 uk0zfczx</text:p>
      <text:p text:style-name="P1"><text:s/>0 <text:s text:c="11"/>23534 ukhdj0ostk</text:p>
      <text:p text:style-name="P1"><text:s/>0 <text:s text:c="11"/>23535 ukmhqcegmo</text:p>
      <text:p text:style-name="P1"><text:s/>0 <text:s text:c="11"/>23532 uk</text:p>
      <text:p text:style-name="P1"><text:s/>0 <text:s text:c="11"/>23531 ujwqstrnzk</text:p>
      <text:p text:style-name="P1"><text:s/>0 <text:s text:c="11"/>23530 ujvkoqdv</text:p>
      <text:p text:style-name="P1"><text:s/>0 <text:s text:c="11"/>23527 ujqhbqmgoi</text:p>
      <text:p text:style-name="P1"><text:s/>0 <text:s text:c="11"/>23528 ujsds7sior</text:p>
      <text:p text:style-name="P1"><text:s/>0 <text:s text:c="11"/>23529 ujspobvleq</text:p>
      <text:p text:style-name="P1"><text:s/>0 <text:s text:c="11"/>23513 uhmuhuix</text:p>
      <text:p text:style-name="P1"><text:s/>0 <text:s text:c="11"/>23511 uhlymglwfz</text:p>
      <text:p text:style-name="P1"><text:s/>0 <text:s text:c="11"/>23588 uncooperative</text:p>
      <text:p text:style-name="P1"><text:s/>0 <text:s text:c="11"/>23498 ugqip8i1ss</text:p>
      <text:p text:style-name="P1"><text:s/>0 <text:s text:c="11"/>23494 ughhhh</text:p>
      <text:p text:style-name="P1"><text:s/>0 <text:s text:c="11"/>23495 ugly</text:p>
      <text:p text:style-name="P1"><text:s/>0 <text:s text:c="11"/>23496 ugo</text:p>
      <text:p text:style-name="P1"><text:s/>0 <text:s text:c="11"/>23493 ughh</text:p>
      <text:p text:style-name="P1"><text:s/>0 <text:s text:c="11"/>23492 ugh</text:p>
      <text:p text:style-name="P1"><text:s/>0 <text:s text:c="11"/>23491 uggws2r5</text:p>
      <text:p text:style-name="P1"><text:s/>0 <text:s text:c="11"/>23488 ugggh</text:p>
      <text:p text:style-name="P1"><text:s/>0 <text:s text:c="11"/>23489 uggh5ilc</text:p>
      <text:p text:style-name="P1"><text:s/>0 <text:s text:c="11"/>23490 uggs</text:p>
      <text:p text:style-name="P1"><text:s/>0 <text:s text:c="11"/>23497 ugpkr6io5k</text:p>
      <text:p text:style-name="P1"><text:s/>0 <text:s text:c="11"/>23499 ugreypwknv</text:p>
      <text:p text:style-name="P1"><text:s/>0 <text:s text:c="11"/>23510 uhkighpqzc</text:p>
      <text:p text:style-name="P1"><text:s/>0 <text:s text:c="11"/>23500 ugywtafsye</text:p>
      <text:p text:style-name="P1"><text:s/>0 <text:s text:c="11"/>23507 uhfgdq96h4</text:p>
      <text:p text:style-name="P1"><text:s/>0 <text:s text:c="11"/>23508 uhhfy0vpcj</text:p>
      <text:p text:style-name="P1"><text:s/>0 <text:s text:c="11"/>23509 uhi2elakb5</text:p>
      <text:p text:style-name="P1"><text:s/>0 <text:s text:c="11"/>23506 uhes6b72</text:p>
      <text:p text:style-name="P1"><text:s/>0 <text:s text:c="11"/>23505 uh8jiaxa</text:p>
      <text:p text:style-name="P1"><text:s/>0 <text:s text:c="11"/>23504 uh6wjmlxcu</text:p>
      <text:p text:style-name="P1"><text:s/>0 <text:s text:c="11"/>23501 uh</text:p>
      <text:p text:style-name="P1"><text:s/>0 <text:s text:c="11"/>23502 uh5k8ntox2</text:p>
      <text:p text:style-name="P1"><text:s/>0 <text:s text:c="11"/>23503 uh5pizqflj</text:p>
      <text:p text:style-name="P1"><text:s/>0 <text:s text:c="11"/>23536 ukno</text:p>
      <text:p text:style-name="P1"><text:s/>0 <text:s text:c="11"/>23537 ukraine</text:p>
      <text:p text:style-name="P1"><text:soft-page-break/><text:s/>0 <text:s text:c="11"/>23538 ukz8ewg6pr</text:p>
      <text:p text:style-name="P1"><text:s/>0 <text:s text:c="11"/>23575 unbricking</text:p>
      <text:p text:style-name="P1"><text:s/>0 <text:s text:c="11"/>23571 unbelievable</text:p>
      <text:p text:style-name="P1"><text:s/>0 <text:s text:c="11"/>23572 unbelievably</text:p>
      <text:p text:style-name="P1"><text:s/>0 <text:s text:c="11"/>23573 unborn</text:p>
      <text:p text:style-name="P1"><text:s/>0 <text:s text:c="11"/>23570 unawatuna</text:p>
      <text:p text:style-name="P1"><text:s/>0 <text:s text:c="11"/>23569 unaware</text:p>
      <text:p text:style-name="P1"><text:s/>0 <text:s text:c="11"/>23568 unavailable</text:p>
      <text:p text:style-name="P1"><text:s/>0 <text:s text:c="11"/>23565 unanswered</text:p>
      <text:p text:style-name="P1"><text:s/>0 <text:s text:c="11"/>23566 unapproachable</text:p>
      <text:p text:style-name="P1"><text:s/>0 <text:s text:c="11"/>23567 unattractive</text:p>
      <text:p text:style-name="P1"><text:s/>0 <text:s text:c="11"/>23574 unbranded</text:p>
      <text:p text:style-name="P1"><text:s/>0 <text:s text:c="11"/>23576 unc</text:p>
      <text:p text:style-name="P1"><text:s/>0 <text:s text:c="11"/>23539 ul8ixk6mfr</text:p>
      <text:p text:style-name="P1"><text:s/>0 <text:s text:c="11"/>23577 uncanny</text:p>
      <text:p text:style-name="P1"><text:s/>0 <text:s text:c="11"/>23584 unclubbed</text:p>
      <text:p text:style-name="P1"><text:s/>0 <text:s text:c="11"/>23585 uncomfortable</text:p>
      <text:p text:style-name="P1"><text:s/>0 <text:s text:c="11"/>23586 unconditional</text:p>
      <text:p text:style-name="P1"><text:s/>0 <text:s text:c="11"/>23583 unclejack</text:p>
      <text:p text:style-name="P1"><text:s/>0 <text:s text:c="11"/>23582 unclear</text:p>
      <text:p text:style-name="P1"><text:s/>0 <text:s text:c="11"/>23581 uncle</text:p>
      <text:p text:style-name="P1"><text:s/>0 <text:s text:c="11"/>23578 uncensored</text:p>
      <text:p text:style-name="P1"><text:s/>0 <text:s text:c="11"/>23579 uncertain</text:p>
      <text:p text:style-name="P1"><text:s/>0 <text:s text:c="11"/>23580 unchained</text:p>
      <text:p text:style-name="P1"><text:s/>0 <text:s text:c="11"/>23564 unamerican</text:p>
      <text:p text:style-name="P1"><text:s/>0 <text:s text:c="11"/>23563 una</text:p>
      <text:p text:style-name="P1"><text:s/>0 <text:s text:c="11"/>23562 un5ektyu</text:p>
      <text:p text:style-name="P1"><text:s/>0 <text:s text:c="11"/>23561 un</text:p>
      <text:p text:style-name="P1"><text:s/>0 <text:s text:c="11"/>23546 ultra</text:p>
      <text:p text:style-name="P1"><text:s/>0 <text:s text:c="11"/>23547 uluc</text:p>
      <text:p text:style-name="P1"><text:s/>0 <text:s text:c="11"/>23548 ulx64nughf</text:p>
      <text:p text:style-name="P1"><text:s/>0 <text:s text:c="11"/>23545 ultimately</text:p>
      <text:p text:style-name="P1"><text:s/>0 <text:s text:c="11"/>23544 ultimate</text:p>
      <text:p text:style-name="P1"><text:s/>0 <text:s text:c="11"/>23543 ultima</text:p>
      <text:p text:style-name="P1"><text:s/>0 <text:s text:c="11"/>23540 ulcm4jbkuf</text:p>
      <text:p text:style-name="P1"><text:s/>0 <text:s text:c="11"/>23541 ulfeiaoogd</text:p>
      <text:p text:style-name="P1"><text:s/>0 <text:s text:c="11"/>23542 ulster</text:p>
      <text:p text:style-name="P1"><text:s/>0 <text:s text:c="11"/>23549 um</text:p>
      <text:p text:style-name="P1"><text:s/>0 <text:s text:c="11"/>23550 um7aho4i8z</text:p>
      <text:p text:style-name="P1"><text:s/>0 <text:s text:c="11"/>23551 uma</text:p>
      <text:p text:style-name="P1"><text:s/>0 <text:s text:c="11"/>23559 umojimfqpl</text:p>
      <text:p text:style-name="P1"><text:s/>0 <text:s text:c="11"/>23560 umpybbvh</text:p>
      <text:p text:style-name="P1"><text:s/>0 <text:s text:c="11"/>23557 umm</text:p>
      <text:p text:style-name="P1"><text:s/>0 <text:s text:c="11"/>23558 ummmmm</text:p>
      <text:p text:style-name="P1"><text:s/>0 <text:s text:c="11"/>23556 umlfopoyav</text:p>
      <text:p text:style-name="P1"><text:s/>0 <text:s text:c="11"/>23552 umarketamerica</text:p>
      <text:p text:style-name="P1"><text:s/>0 <text:s text:c="11"/>23553 umbrella</text:p>
      <text:p text:style-name="P1"><text:s/>0 <text:s text:c="11"/>23554 umbrellas</text:p>
      <text:p text:style-name="P1"><text:s/>0 <text:s text:c="11"/>23555 umlccckp5i</text:p>
      <text:p text:style-name="P1"><text:s/>0 <text:s text:c="11"/>23487 ugg</text:p>
      <text:p text:style-name="P1"><text:s/>0 <text:s text:c="11"/>23486 ugfjjgxwwu</text:p>
      <text:p text:style-name="P1"><text:s/>0 <text:s text:c="11"/>23485 ugani</text:p>
      <text:p text:style-name="P1"><text:soft-page-break/><text:s/>0 <text:s text:c="11"/>23421 uaqov7jbfp</text:p>
      <text:p text:style-name="P1"><text:s/>0 <text:s text:c="11"/>23417 uadxseps</text:p>
      <text:p text:style-name="P1"><text:s/>0 <text:s text:c="11"/>23418 uag14efj</text:p>
      <text:p text:style-name="P1"><text:s/>0 <text:s text:c="11"/>23419 uah</text:p>
      <text:p text:style-name="P1"><text:s/>0 <text:s text:c="11"/>23416 uaab6f9qid</text:p>
      <text:p text:style-name="P1"><text:s/>0 <text:s text:c="11"/>23415 ua</text:p>
      <text:p text:style-name="P1"><text:s/>0 <text:s text:c="11"/>23414 u8n8walokb</text:p>
      <text:p text:style-name="P1"><text:s/>0 <text:s text:c="11"/>23411 u843bvtwm7</text:p>
      <text:p text:style-name="P1"><text:s/>0 <text:s text:c="11"/>23412 u88wcnww0t</text:p>
      <text:p text:style-name="P1"><text:s/>0 <text:s text:c="11"/>23413 u8eigkobxv</text:p>
      <text:p text:style-name="P1"><text:s/>0 <text:s text:c="11"/>23420 uap7hltf3c</text:p>
      <text:p text:style-name="P1"><text:s/>0 <text:s text:c="11"/>23422 uaris4jhym</text:p>
      <text:p text:style-name="P1"><text:s/>0 <text:s text:c="11"/>23434 uc</text:p>
      <text:p text:style-name="P1"><text:s/>0 <text:s text:c="11"/>23423 uauccrglg9</text:p>
      <text:p text:style-name="P1"><text:s/>0 <text:s text:c="11"/>23430 ubpfsv6sb2</text:p>
      <text:p text:style-name="P1"><text:s/>0 <text:s text:c="11"/>23431 ubq8x1nqun</text:p>
      <text:p text:style-name="P1"><text:s/>0 <text:s text:c="11"/>23432 ubu</text:p>
      <text:p text:style-name="P1"><text:s/>0 <text:s text:c="11"/>23429 ubi</text:p>
      <text:p text:style-name="P1"><text:s/>0 <text:s text:c="11"/>23428 ubercool</text:p>
      <text:p text:style-name="P1"><text:s/>0 <text:s text:c="11"/>23427 uber</text:p>
      <text:p text:style-name="P1"><text:s/>0 <text:s text:c="11"/>23424 ub19hbktfa</text:p>
      <text:p text:style-name="P1"><text:s/>0 <text:s text:c="11"/>23425 ub1hygjr</text:p>
      <text:p text:style-name="P1"><text:s/>0 <text:s text:c="11"/>23426 ub2964ovqh</text:p>
      <text:p text:style-name="P1"><text:s/>0 <text:s text:c="11"/>23410 u7zgy36q</text:p>
      <text:p text:style-name="P1"><text:s/>0 <text:s text:c="11"/>23409 u7sxdgjtf1</text:p>
      <text:p text:style-name="P1"><text:s/>0 <text:s text:c="11"/>23408 u7i4y81e52</text:p>
      <text:p text:style-name="P1"><text:s/>0 <text:s text:c="11"/>23407 u73ebtspot</text:p>
      <text:p text:style-name="P1"><text:s/>0 <text:s text:c="11"/>23392 u1l1uirwzb</text:p>
      <text:p text:style-name="P1"><text:s/>0 <text:s text:c="11"/>23393 u1ye82h3</text:p>
      <text:p text:style-name="P1"><text:s/>0 <text:s text:c="11"/>23394 u2</text:p>
      <text:p text:style-name="P1"><text:s/>0 <text:s text:c="11"/>23391 u1kyzcmsis</text:p>
      <text:p text:style-name="P1"><text:s/>0 <text:s text:c="11"/>23390 u1cx4mwfjk</text:p>
      <text:p text:style-name="P1"><text:s/>0 <text:s text:c="11"/>23389 u19</text:p>
      <text:p text:style-name="P1"><text:s/>0 <text:s text:c="11"/>23386 türkiye</text:p>
      <text:p text:style-name="P1"><text:s/>0 <text:s text:c="11"/>23387 u05mjyqbxt</text:p>
      <text:p text:style-name="P1"><text:s/>0 <text:s text:c="11"/>23388 u0b9chh1</text:p>
      <text:p text:style-name="P1"><text:s/>0 <text:s text:c="11"/>23395 u2zyv4ltsi</text:p>
      <text:p text:style-name="P1"><text:s/>0 <text:s text:c="11"/>23396 u3jya8x9t8</text:p>
      <text:p text:style-name="P1"><text:s/>0 <text:s text:c="11"/>23397 u3xz2kcp2y</text:p>
      <text:p text:style-name="P1"><text:s/>0 <text:s text:c="11"/>23405 u5afppvoxy</text:p>
      <text:p text:style-name="P1"><text:s/>0 <text:s text:c="11"/>23406 u5whqeuncc</text:p>
      <text:p text:style-name="P1"><text:s/>0 <text:s text:c="11"/>23403 u4xnw4zf</text:p>
      <text:p text:style-name="P1"><text:s/>0 <text:s text:c="11"/>23404 u56qkeancn</text:p>
      <text:p text:style-name="P1"><text:s/>0 <text:s text:c="11"/>23402 u4w7z8zbkl</text:p>
      <text:p text:style-name="P1"><text:s/>0 <text:s text:c="11"/>23398 u409fxtonh</text:p>
      <text:p text:style-name="P1"><text:s/>0 <text:s text:c="11"/>23399 u4bnb6xs</text:p>
      <text:p text:style-name="P1"><text:s/>0 <text:s text:c="11"/>23400 u4mukh8wlk</text:p>
      <text:p text:style-name="P1"><text:s/>0 <text:s text:c="11"/>23401 u4otyqdplr</text:p>
      <text:p text:style-name="P1"><text:s/>0 <text:s text:c="11"/>23433 ubuntu</text:p>
      <text:p text:style-name="P1"><text:s/>0 <text:s text:c="11"/>23435 uc2rmhwklx</text:p>
      <text:p text:style-name="P1"><text:s/>0 <text:s text:c="11"/>23484 uganginj</text:p>
      <text:p text:style-name="P1"><text:s/>0 <text:s text:c="11"/>23472 uff</text:p>
      <text:p text:style-name="P1"><text:soft-page-break/><text:s/>0 <text:s text:c="11"/>23468 uexzv8a1</text:p>
      <text:p text:style-name="P1"><text:s/>0 <text:s text:c="11"/>23469 uf0kopih</text:p>
      <text:p text:style-name="P1"><text:s/>0 <text:s text:c="11"/>23470 ufai8mbl</text:p>
      <text:p text:style-name="P1"><text:s/>0 <text:s text:c="11"/>23467 uespt2qvgk</text:p>
      <text:p text:style-name="P1"><text:s/>0 <text:s text:c="11"/>23466 uerxo7f</text:p>
      <text:p text:style-name="P1"><text:s/>0 <text:s text:c="11"/>23465 uefa</text:p>
      <text:p text:style-name="P1"><text:s/>0 <text:s text:c="11"/>23462 ue6d1qtc8u</text:p>
      <text:p text:style-name="P1"><text:s/>0 <text:s text:c="11"/>23463 uedxpi0fjq</text:p>
      <text:p text:style-name="P1"><text:s/>0 <text:s text:c="11"/>23464 ueeobzr4sn</text:p>
      <text:p text:style-name="P1"><text:s/>0 <text:s text:c="11"/>23471 ufc</text:p>
      <text:p text:style-name="P1"><text:s/>0 <text:s text:c="11"/>23473 uff03nny</text:p>
      <text:p text:style-name="P1"><text:s/>0 <text:s text:c="11"/>23436 uca</text:p>
      <text:p text:style-name="P1"><text:s/>0 <text:s text:c="11"/>23474 ufff</text:p>
      <text:p text:style-name="P1"><text:s/>0 <text:s text:c="11"/>23481 ug</text:p>
      <text:p text:style-name="P1"><text:s/>0 <text:s text:c="11"/>23482 uganda</text:p>
      <text:p text:style-name="P1"><text:s/>0 <text:s text:c="11"/>23483 ugandans</text:p>
      <text:p text:style-name="P1"><text:s/>0 <text:s text:c="11"/>23480 ufz59ei3</text:p>
      <text:p text:style-name="P1"><text:s/>0 <text:s text:c="11"/>23479 ufx4eg5jlq</text:p>
      <text:p text:style-name="P1"><text:s/>0 <text:s text:c="11"/>23478 uftnz4tglt</text:p>
      <text:p text:style-name="P1"><text:s/>0 <text:s text:c="11"/>23475 ufo</text:p>
      <text:p text:style-name="P1"><text:s/>0 <text:s text:c="11"/>23476 ufpctah8zj</text:p>
      <text:p text:style-name="P1"><text:s/>0 <text:s text:c="11"/>23477 ufqfifrwz6</text:p>
      <text:p text:style-name="P1"><text:s/>0 <text:s text:c="11"/>23461 ue0ubo1u</text:p>
      <text:p text:style-name="P1"><text:s/>0 <text:s text:c="11"/>23460 udypscftha</text:p>
      <text:p text:style-name="P1"><text:s/>0 <text:s text:c="11"/>23459 udwomlrvj6</text:p>
      <text:p text:style-name="P1"><text:s/>0 <text:s text:c="11"/>23458 uds</text:p>
      <text:p text:style-name="P1"><text:s/>0 <text:s text:c="11"/>23443 ucu5ifzr</text:p>
      <text:p text:style-name="P1"><text:s/>0 <text:s text:c="11"/>23444 ud</text:p>
      <text:p text:style-name="P1"><text:s/>0 <text:s text:c="11"/>23445 ud2qq8pelc</text:p>
      <text:p text:style-name="P1"><text:s/>0 <text:s text:c="11"/>23442 ucpum3fveu</text:p>
      <text:p text:style-name="P1"><text:s/>0 <text:s text:c="11"/>23441 ucojysiirp</text:p>
      <text:p text:style-name="P1"><text:s/>0 <text:s text:c="11"/>23440 ucla</text:p>
      <text:p text:style-name="P1"><text:s/>0 <text:s text:c="11"/>23437 ucd</text:p>
      <text:p text:style-name="P1"><text:s/>0 <text:s text:c="11"/>23438 ucf5f4gpp2</text:p>
      <text:p text:style-name="P1"><text:s/>0 <text:s text:c="11"/>23439 uchala</text:p>
      <text:p text:style-name="P1"><text:s/>0 <text:s text:c="11"/>23446 udacity</text:p>
      <text:p text:style-name="P1"><text:s/>0 <text:s text:c="11"/>23447 udanrocp7c</text:p>
      <text:p text:style-name="P1"><text:s/>0 <text:s text:c="11"/>23448 uddc2xisgk</text:p>
      <text:p text:style-name="P1"><text:s/>0 <text:s text:c="11"/>23456 udosikdnr6</text:p>
      <text:p text:style-name="P1"><text:s/>0 <text:s text:c="11"/>23457 udrmqu1dyn</text:p>
      <text:p text:style-name="P1"><text:s/>0 <text:s text:c="11"/>23454 udnvnapgfx</text:p>
      <text:p text:style-name="P1"><text:s/>0 <text:s text:c="11"/>23455 udocjunizp</text:p>
      <text:p text:style-name="P1"><text:s/>0 <text:s text:c="11"/>23453 udmoqgirlq</text:p>
      <text:p text:style-name="P1"><text:s/>0 <text:s text:c="11"/>23449 udgntrxp</text:p>
      <text:p text:style-name="P1"><text:s/>0 <text:s text:c="11"/>23450 udgsmuzdwu</text:p>
      <text:p text:style-name="P1"><text:s/>0 <text:s text:c="11"/>23451 udiwefrs</text:p>
      <text:p text:style-name="P1"><text:s/>0 <text:s text:c="11"/>23452 udk</text:p>
      <text:p text:style-name="P1"><text:s/>0 <text:s text:c="11"/>23587 unconventional</text:p>
      <text:p text:style-name="P1"><text:s/>0 <text:s text:c="11"/>23589 uncovers</text:p>
      <text:p text:style-name="P1"><text:s/>0 <text:s text:c="11"/>23795 urczou6qhn</text:p>
      <text:p text:style-name="P1"><text:s/>0 <text:s text:c="11"/>23731 unwisdom</text:p>
      <text:p text:style-name="P1"><text:s/>0 <text:s text:c="11"/>23727 unveils</text:p>
      <text:p text:style-name="P1"><text:soft-page-break/><text:s/>0 <text:s text:c="11"/>23728 unw3rydgun</text:p>
      <text:p text:style-name="P1"><text:s/>0 <text:s text:c="11"/>23729 unwanted</text:p>
      <text:p text:style-name="P1"><text:s/>0 <text:s text:c="11"/>23726 unveiled</text:p>
      <text:p text:style-name="P1"><text:s/>0 <text:s text:c="11"/>23725 unuvw2pspr</text:p>
      <text:p text:style-name="P1"><text:s/>0 <text:s text:c="11"/>23724 unusable</text:p>
      <text:p text:style-name="P1"><text:s/>0 <text:s text:c="11"/>23720 unthinkable</text:p>
      <text:p text:style-name="P1"><text:s/>0 <text:s text:c="11"/>23722 untill</text:p>
      <text:p text:style-name="P1"><text:s/>0 <text:s text:c="11"/>23723 untitled</text:p>
      <text:p text:style-name="P1"><text:s/>0 <text:s text:c="11"/>23730 unwind</text:p>
      <text:p text:style-name="P1"><text:s/>0 <text:s text:c="11"/>23732 unwrap</text:p>
      <text:p text:style-name="P1"><text:s/>0 <text:s text:c="11"/>23718 unsure</text:p>
      <text:p text:style-name="P1"><text:s/>0 <text:s text:c="11"/>23733 unwrittenfutures</text:p>
      <text:p text:style-name="P1"><text:s/>0 <text:s text:c="11"/>23740 uopiwsaayb</text:p>
      <text:p text:style-name="P1"><text:s/>0 <text:s text:c="11"/>23741 uoxiapsw</text:p>
      <text:p text:style-name="P1"><text:s/>0 <text:s text:c="11"/>23742 uozx30edrr</text:p>
      <text:p text:style-name="P1"><text:s/>0 <text:s text:c="11"/>23739 uolq1pzihy</text:p>
      <text:p text:style-name="P1"><text:s/>0 <text:s text:c="11"/>23738 uo9kux4c</text:p>
      <text:p text:style-name="P1"><text:s/>0 <text:s text:c="11"/>23737 uo97eqvf</text:p>
      <text:p text:style-name="P1"><text:s/>0 <text:s text:c="11"/>23734 unxbei7ssy</text:p>
      <text:p text:style-name="P1"><text:s/>0 <text:s text:c="11"/>23735 unyunmrwzf</text:p>
      <text:p text:style-name="P1"><text:s/>0 <text:s text:c="11"/>23736 uo6hvvc0rt</text:p>
      <text:p text:style-name="P1"><text:s/>0 <text:s text:c="11"/>23719 unsurprising</text:p>
      <text:p text:style-name="P1"><text:s/>0 <text:s text:c="11"/>23717 unsupervised</text:p>
      <text:p text:style-name="P1"><text:s/>0 <text:s text:c="11"/>23590 und</text:p>
      <text:p text:style-name="P1"><text:s/>0 <text:s text:c="11"/>23704 unregulated</text:p>
      <text:p text:style-name="P1"><text:s/>0 <text:s text:c="11"/>23700 unrated</text:p>
      <text:p text:style-name="P1"><text:s/>0 <text:s text:c="11"/>23701 unread</text:p>
      <text:p text:style-name="P1"><text:s/>0 <text:s text:c="11"/>23702 unrecognised</text:p>
      <text:p text:style-name="P1"><text:s/>0 <text:s text:c="11"/>23699 unqualified</text:p>
      <text:p text:style-name="P1"><text:s/>0 <text:s text:c="11"/>23698 unprofessional</text:p>
      <text:p text:style-name="P1"><text:s/>0 <text:s text:c="11"/>23697 unproductive</text:p>
      <text:p text:style-name="P1"><text:s/>0 <text:s text:c="11"/>23694 unpaid</text:p>
      <text:p text:style-name="P1"><text:s/>0 <text:s text:c="11"/>23695 unpleasantness</text:p>
      <text:p text:style-name="P1"><text:s/>0 <text:s text:c="11"/>23696 unplugged</text:p>
      <text:p text:style-name="P1"><text:s/>0 <text:s text:c="11"/>23703 unrecognized</text:p>
      <text:p text:style-name="P1"><text:s/>0 <text:s text:c="11"/>23705 unrelated</text:p>
      <text:p text:style-name="P1"><text:s/>0 <text:s text:c="11"/>23716 unstructured</text:p>
      <text:p text:style-name="P1"><text:s/>0 <text:s text:c="11"/>23706 unreleased</text:p>
      <text:p text:style-name="P1"><text:s/>0 <text:s text:c="11"/>23713 unsocial</text:p>
      <text:p text:style-name="P1"><text:s/>0 <text:s text:c="11"/>23714 unspoken</text:p>
      <text:p text:style-name="P1"><text:s/>0 <text:s text:c="11"/>23715 unstable</text:p>
      <text:p text:style-name="P1"><text:s/>0 <text:s text:c="11"/>23712 unsigned</text:p>
      <text:p text:style-name="P1"><text:s/>0 <text:s text:c="11"/>23711 unsettled</text:p>
      <text:p text:style-name="P1"><text:s/>0 <text:s text:c="11"/>23710 unseen</text:p>
      <text:p text:style-name="P1"><text:s/>0 <text:s text:c="11"/>23707 uns1f5e27v</text:p>
      <text:p text:style-name="P1"><text:s/>0 <text:s text:c="11"/>23708 unsane</text:p>
      <text:p text:style-name="P1"><text:s/>0 <text:s text:c="11"/>23709 unsee</text:p>
      <text:p text:style-name="P1"><text:s/>0 <text:s text:c="11"/>23743 up</text:p>
      <text:p text:style-name="P1"><text:s/>0 <text:s text:c="11"/>23744 up4a8inda4</text:p>
      <text:p text:style-name="P1"><text:s/>0 <text:s text:c="11"/>23745 up69mrkdni</text:p>
      <text:p text:style-name="P1"><text:s/>0 <text:s text:c="11"/>23782 uq0ja6baox</text:p>
      <text:p text:style-name="P1"><text:s/>0 <text:s text:c="11"/>23778 upto</text:p>
      <text:p text:style-name="P1"><text:soft-page-break/><text:s/>0 <text:s text:c="11"/>23779 upwards</text:p>
      <text:p text:style-name="P1"><text:s/>0 <text:s text:c="11"/>23780 upxqbog018</text:p>
      <text:p text:style-name="P1"><text:s/>0 <text:s text:c="11"/>23777 upstanding</text:p>
      <text:p text:style-name="P1"><text:s/>0 <text:s text:c="11"/>23776 upside</text:p>
      <text:p text:style-name="P1"><text:s/>0 <text:s text:c="11"/>23775 upsetter</text:p>
      <text:p text:style-name="P1"><text:s/>0 <text:s text:c="11"/>23772 uprj6r34y2</text:p>
      <text:p text:style-name="P1"><text:s/>0 <text:s text:c="11"/>23773 ups</text:p>
      <text:p text:style-name="P1"><text:s/>0 <text:s text:c="11"/>23774 upset</text:p>
      <text:p text:style-name="P1"><text:s/>0 <text:s text:c="11"/>23781 uq</text:p>
      <text:p text:style-name="P1"><text:s/>0 <text:s text:c="11"/>23783 uqbpm8wmtc</text:p>
      <text:p text:style-name="P1"><text:s/>0 <text:s text:c="11"/>23746 upallnight</text:p>
      <text:p text:style-name="P1"><text:s/>0 <text:s text:c="11"/>23784 uqer0l2n</text:p>
      <text:p text:style-name="P1"><text:s/>0 <text:s text:c="11"/>23791 ur</text:p>
      <text:p text:style-name="P1"><text:s/>0 <text:s text:c="11"/>23792 ur9eo5ljah</text:p>
      <text:p text:style-name="P1"><text:s/>0 <text:s text:c="11"/>23793 urban</text:p>
      <text:p text:style-name="P1"><text:s/>0 <text:s text:c="11"/>23790 uqxkz5ao9a</text:p>
      <text:p text:style-name="P1"><text:s/>0 <text:s text:c="11"/>23789 uqssg9oldm</text:p>
      <text:p text:style-name="P1"><text:s/>0 <text:s text:c="11"/>23788 uqr3ufoztk</text:p>
      <text:p text:style-name="P1"><text:s/>0 <text:s text:c="11"/>23785 uqixp4satg</text:p>
      <text:p text:style-name="P1"><text:s/>0 <text:s text:c="11"/>23786 uqmkc784</text:p>
      <text:p text:style-name="P1"><text:s/>0 <text:s text:c="11"/>23787 uqqizg6yy2</text:p>
      <text:p text:style-name="P1"><text:s/>0 <text:s text:c="11"/>23771 uprezzed</text:p>
      <text:p text:style-name="P1"><text:s/>0 <text:s text:c="11"/>23770 upq0etugzl</text:p>
      <text:p text:style-name="P1"><text:s/>0 <text:s text:c="11"/>23769 upperclass</text:p>
      <text:p text:style-name="P1"><text:s/>0 <text:s text:c="11"/>23768 upper</text:p>
      <text:p text:style-name="P1"><text:s/>0 <text:s text:c="11"/>23753 upgrade</text:p>
      <text:p text:style-name="P1"><text:s/>0 <text:s text:c="11"/>23754 upgraded</text:p>
      <text:p text:style-name="P1"><text:s/>0 <text:s text:c="11"/>23755 upgrades</text:p>
      <text:p text:style-name="P1"><text:s/>0 <text:s text:c="11"/>23752 updating</text:p>
      <text:p text:style-name="P1"><text:s/>0 <text:s text:c="11"/>23751 updates</text:p>
      <text:p text:style-name="P1"><text:s/>0 <text:s text:c="11"/>23750 updater</text:p>
      <text:p text:style-name="P1"><text:s/>0 <text:s text:c="11"/>23747 upcoming</text:p>
      <text:p text:style-name="P1"><text:s/>0 <text:s text:c="11"/>23748 update</text:p>
      <text:p text:style-name="P1"><text:s/>0 <text:s text:c="11"/>23749 updated</text:p>
      <text:p text:style-name="P1"><text:s/>0 <text:s text:c="11"/>23756 upgrading</text:p>
      <text:p text:style-name="P1"><text:s/>0 <text:s text:c="11"/>23757 uphill</text:p>
      <text:p text:style-name="P1"><text:s/>0 <text:s text:c="11"/>23758 uphold</text:p>
      <text:p text:style-name="P1"><text:s/>0 <text:s text:c="11"/>23766 upnoqlzjsy</text:p>
      <text:p text:style-name="P1"><text:s/>0 <text:s text:c="11"/>23767 upon</text:p>
      <text:p text:style-name="P1"><text:s/>0 <text:s text:c="11"/>23764 uploading</text:p>
      <text:p text:style-name="P1"><text:s/>0 <text:s text:c="11"/>23765 uploads</text:p>
      <text:p text:style-name="P1"><text:s/>0 <text:s text:c="11"/>23763 uploaded</text:p>
      <text:p text:style-name="P1"><text:s/>0 <text:s text:c="11"/>23759 upibqpkfot</text:p>
      <text:p text:style-name="P1"><text:s/>0 <text:s text:c="11"/>23760 upjkwy8o</text:p>
      <text:p text:style-name="P1"><text:s/>0 <text:s text:c="11"/>23761 uplinkâ</text:p>
      <text:p text:style-name="P1"><text:s/>0 <text:s text:c="11"/>23762 upload</text:p>
      <text:p text:style-name="P1"><text:s/>0 <text:s text:c="11"/>23693 unpacking</text:p>
      <text:p text:style-name="P1"><text:s/>0 <text:s text:c="11"/>23692 unorthodox</text:p>
      <text:p text:style-name="P1"><text:s/>0 <text:s text:c="11"/>23691 uno</text:p>
      <text:p text:style-name="P1"><text:s/>0 <text:s text:c="11"/>23626 unfilled</text:p>
      <text:p text:style-name="P1"><text:s/>0 <text:s text:c="11"/>23622 unexplored</text:p>
      <text:p text:style-name="P1"><text:s/>0 <text:s text:c="11"/>23623 unfair</text:p>
      <text:p text:style-name="P1"><text:soft-page-break/><text:s/>0 <text:s text:c="11"/>23624 unfaved</text:p>
      <text:p text:style-name="P1"><text:s/>0 <text:s text:c="11"/>23621 unexpectedly</text:p>
      <text:p text:style-name="P1"><text:s/>0 <text:s text:c="11"/>23620 unexpected80s</text:p>
      <text:p text:style-name="P1"><text:s/>0 <text:s text:c="11"/>23619 unexpected</text:p>
      <text:p text:style-name="P1"><text:s/>0 <text:s text:c="11"/>23616 unduly</text:p>
      <text:p text:style-name="P1"><text:s/>0 <text:s text:c="11"/>23617 unemployed</text:p>
      <text:p text:style-name="P1"><text:s/>0 <text:s text:c="11"/>23618 unemployment</text:p>
      <text:p text:style-name="P1"><text:s/>0 <text:s text:c="11"/>23625 unfazed</text:p>
      <text:p text:style-name="P1"><text:s/>0 <text:s text:c="11"/>23627 unfinished</text:p>
      <text:p text:style-name="P1"><text:s/>0 <text:s text:c="11"/>23639 unfulfilled</text:p>
      <text:p text:style-name="P1"><text:s/>0 <text:s text:c="11"/>23628 unfollow</text:p>
      <text:p text:style-name="P1"><text:s/>0 <text:s text:c="11"/>23635 unfortunate</text:p>
      <text:p text:style-name="P1"><text:s/>0 <text:s text:c="11"/>23636 unfortunately</text:p>
      <text:p text:style-name="P1"><text:s/>0 <text:s text:c="11"/>23637 unfranchise</text:p>
      <text:p text:style-name="P1"><text:s/>0 <text:s text:c="11"/>23634 unforgettable</text:p>
      <text:p text:style-name="P1"><text:s/>0 <text:s text:c="11"/>23633 unfollows</text:p>
      <text:p text:style-name="P1"><text:s/>0 <text:s text:c="11"/>23632 unfollowing</text:p>
      <text:p text:style-name="P1"><text:s/>0 <text:s text:c="11"/>23629 unfollowed</text:p>
      <text:p text:style-name="P1"><text:s/>0 <text:s text:c="11"/>23630 unfollower</text:p>
      <text:p text:style-name="P1"><text:s/>0 <text:s text:c="11"/>23631 unfollowers</text:p>
      <text:p text:style-name="P1"><text:s/>0 <text:s text:c="11"/>23615 undress</text:p>
      <text:p text:style-name="P1"><text:s/>0 <text:s text:c="11"/>23614 undoubtably</text:p>
      <text:p text:style-name="P1"><text:s/>0 <text:s text:c="11"/>23613 undo</text:p>
      <text:p text:style-name="P1"><text:s/>0 <text:s text:c="11"/>23612 undiscovered</text:p>
      <text:p text:style-name="P1"><text:s/>0 <text:s text:c="11"/>23597 undermine</text:p>
      <text:p text:style-name="P1"><text:s/>0 <text:s text:c="11"/>23598 undermining</text:p>
      <text:p text:style-name="P1"><text:s/>0 <text:s text:c="11"/>23599 underneath</text:p>
      <text:p text:style-name="P1"><text:s/>0 <text:s text:c="11"/>23596 underground</text:p>
      <text:p text:style-name="P1"><text:s/>0 <text:s text:c="11"/>23595 underestimated</text:p>
      <text:p text:style-name="P1"><text:s/>0 <text:s text:c="11"/>23594 underestimate</text:p>
      <text:p text:style-name="P1"><text:s/>0 <text:s text:c="11"/>23591 undead</text:p>
      <text:p text:style-name="P1"><text:s/>0 <text:s text:c="11"/>23592 undefeated</text:p>
      <text:p text:style-name="P1"><text:s/>0 <text:s text:c="11"/>23593 under</text:p>
      <text:p text:style-name="P1"><text:s/>0 <text:s text:c="11"/>23600 undersigned</text:p>
      <text:p text:style-name="P1"><text:s/>0 <text:s text:c="11"/>23601 understand</text:p>
      <text:p text:style-name="P1"><text:s/>0 <text:s text:c="11"/>23602 understanding</text:p>
      <text:p text:style-name="P1"><text:s/>0 <text:s text:c="11"/>23610 underwood</text:p>
      <text:p text:style-name="P1"><text:s/>0 <text:s text:c="11"/>23611 undiscoallanno</text:p>
      <text:p text:style-name="P1"><text:s/>0 <text:s text:c="11"/>23608 undervalued</text:p>
      <text:p text:style-name="P1"><text:s/>0 <text:s text:c="11"/>23609 underwater</text:p>
      <text:p text:style-name="P1"><text:s/>0 <text:s text:c="11"/>23607 undertheradar</text:p>
      <text:p text:style-name="P1"><text:s/>0 <text:s text:c="11"/>23603 understands</text:p>
      <text:p text:style-name="P1"><text:s/>0 <text:s text:c="11"/>23604 understatement</text:p>
      <text:p text:style-name="P1"><text:s/>0 <text:s text:c="11"/>23605 understood</text:p>
      <text:p text:style-name="P1"><text:s/>0 <text:s text:c="11"/>23606 undertake</text:p>
      <text:p text:style-name="P1"><text:s/>0 <text:s text:c="11"/>23638 unfriendly</text:p>
      <text:p text:style-name="P1"><text:s/>0 <text:s text:c="11"/>23640 unhealthy</text:p>
      <text:p text:style-name="P1"><text:s/>0 <text:s text:c="11"/>23690 unnoticed</text:p>
      <text:p text:style-name="P1"><text:s/>0 <text:s text:c="11"/>23678 unleashed</text:p>
      <text:p text:style-name="P1"><text:s/>0 <text:s text:c="11"/>23674 università</text:p>
      <text:p text:style-name="P1"><text:s/>0 <text:s text:c="11"/>23675 unkle</text:p>
      <text:p text:style-name="P1"><text:s/>0 <text:s text:c="11"/>23676 unknown</text:p>
      <text:p text:style-name="P1"><text:soft-page-break/><text:s/>0 <text:s text:c="11"/>23673 university</text:p>
      <text:p text:style-name="P1"><text:s/>0 <text:s text:c="11"/>23672 universities</text:p>
      <text:p text:style-name="P1"><text:s/>0 <text:s text:c="11"/>23671 universidad</text:p>
      <text:p text:style-name="P1"><text:s/>0 <text:s text:c="11"/>23668 universal</text:p>
      <text:p text:style-name="P1"><text:s/>0 <text:s text:c="11"/>23669 universe</text:p>
      <text:p text:style-name="P1"><text:s/>0 <text:s text:c="11"/>23670 universes</text:p>
      <text:p text:style-name="P1"><text:s/>0 <text:s text:c="11"/>23677 unl</text:p>
      <text:p text:style-name="P1"><text:s/>0 <text:s text:c="11"/>23679 unless</text:p>
      <text:p text:style-name="P1"><text:s/>0 <text:s text:c="11"/>23641 unhinged</text:p>
      <text:p text:style-name="P1"><text:s/>0 <text:s text:c="11"/>23680 unlike</text:p>
      <text:p text:style-name="P1"><text:s/>0 <text:s text:c="11"/>23687 unmentionable</text:p>
      <text:p text:style-name="P1"><text:s/>0 <text:s text:c="11"/>23688 unmissable</text:p>
      <text:p text:style-name="P1"><text:s/>0 <text:s text:c="11"/>23689 unnecessarily</text:p>
      <text:p text:style-name="P1"><text:s/>0 <text:s text:c="11"/>23686 unlocks</text:p>
      <text:p text:style-name="P1"><text:s/>0 <text:s text:c="11"/>23685 unlocking</text:p>
      <text:p text:style-name="P1"><text:s/>0 <text:s text:c="11"/>23684 unlocked</text:p>
      <text:p text:style-name="P1"><text:s/>0 <text:s text:c="11"/>23681 unlikely</text:p>
      <text:p text:style-name="P1"><text:s/>0 <text:s text:c="11"/>23682 unlimited</text:p>
      <text:p text:style-name="P1"><text:s/>0 <text:s text:c="11"/>23683 unlock</text:p>
      <text:p text:style-name="P1"><text:s/>0 <text:s text:c="11"/>23667 univ</text:p>
      <text:p text:style-name="P1"><text:s/>0 <text:s text:c="11"/>23666 uniurb</text:p>
      <text:p text:style-name="P1"><text:s/>0 <text:s text:c="11"/>23665 unity</text:p>
      <text:p text:style-name="P1"><text:s/>0 <text:s text:c="11"/>23664 units</text:p>
      <text:p text:style-name="P1"><text:s/>0 <text:s text:c="11"/>23648 unilever</text:p>
      <text:p text:style-name="P1"><text:s/>0 <text:s text:c="11"/>23649 unimaginable</text:p>
      <text:p text:style-name="P1"><text:s/>0 <text:s text:c="11"/>23650 unimportant</text:p>
      <text:p text:style-name="P1"><text:s/>0 <text:s text:c="11"/>23647 uniform</text:p>
      <text:p text:style-name="P1"><text:s/>0 <text:s text:c="11"/>23646 unified</text:p>
      <text:p text:style-name="P1"><text:s/>0 <text:s text:c="11"/>23645 unidad</text:p>
      <text:p text:style-name="P1"><text:s/>0 <text:s text:c="11"/>23642 unhyped</text:p>
      <text:p text:style-name="P1"><text:s/>0 <text:s text:c="11"/>23643 uni</text:p>
      <text:p text:style-name="P1"><text:s/>0 <text:s text:c="11"/>23644 unicorn</text:p>
      <text:p text:style-name="P1"><text:s/>0 <text:s text:c="11"/>23651 uninformed</text:p>
      <text:p text:style-name="P1"><text:s/>0 <text:s text:c="11"/>23652 uninstall</text:p>
      <text:p text:style-name="P1"><text:s/>0 <text:s text:c="11"/>23653 uninterrupted</text:p>
      <text:p text:style-name="P1"><text:s/>0 <text:s text:c="11"/>23662 unite</text:p>
      <text:p text:style-name="P1"><text:s/>0 <text:s text:c="11"/>23663 united</text:p>
      <text:p text:style-name="P1"><text:s/>0 <text:s text:c="11"/>23660 unita</text:p>
      <text:p text:style-name="P1"><text:s/>0 <text:s text:c="11"/>23661 unitar</text:p>
      <text:p text:style-name="P1"><text:s/>0 <text:s text:c="11"/>23659 unit</text:p>
      <text:p text:style-name="P1"><text:s/>0 <text:s text:c="11"/>23654 unintionally</text:p>
      <text:p text:style-name="P1"><text:s/>0 <text:s text:c="11"/>23656 uniqlo</text:p>
      <text:p text:style-name="P1"><text:s/>0 <text:s text:c="11"/>23657 unique</text:p>
      <text:p text:style-name="P1"><text:s/>0 <text:s text:c="11"/>23658 uniquely</text:p>
      <text:p text:style-name="P1"><text:s/>0 <text:s text:c="11"/>23385 türk</text:p>
      <text:p text:style-name="P1"><text:s/>0 <text:s text:c="11"/>23384 tüesday</text:p>
      <text:p text:style-name="P1"><text:s/>0 <text:s text:c="11"/>23383 tü</text:p>
      <text:p text:style-name="P1"><text:s/>0 <text:s text:c="11"/>23113 trkbxcxbrx</text:p>
      <text:p text:style-name="P1"><text:s/>0 <text:s text:c="11"/>23109 trisco</text:p>
      <text:p text:style-name="P1"><text:s/>0 <text:s text:c="11"/>23110 triumph</text:p>
      <text:p text:style-name="P1"><text:s/>0 <text:s text:c="11"/>23111 trivia</text:p>
      <text:p text:style-name="P1"><text:s/>0 <text:s text:c="11"/>23108 trips</text:p>
      <text:p text:style-name="P1"><text:soft-page-break/><text:s/>0 <text:s text:c="11"/>23107 tripping</text:p>
      <text:p text:style-name="P1"><text:s/>0 <text:s text:c="11"/>23106 tripolis</text:p>
      <text:p text:style-name="P1"><text:s/>0 <text:s text:c="11"/>23103 trip</text:p>
      <text:p text:style-name="P1"><text:s/>0 <text:s text:c="11"/>23104 tripadvisor</text:p>
      <text:p text:style-name="P1"><text:s/>0 <text:s text:c="11"/>23105 triple</text:p>
      <text:p text:style-name="P1"><text:s/>0 <text:s text:c="11"/>23112 trivialised</text:p>
      <text:p text:style-name="P1"><text:s/>0 <text:s text:c="11"/>23114 trnslted</text:p>
      <text:p text:style-name="P1"><text:s/>0 <text:s text:c="11"/>23101 trillon</text:p>
      <text:p text:style-name="P1"><text:s/>0 <text:s text:c="11"/>23115 trobeaqn52</text:p>
      <text:p text:style-name="P1"><text:s/>0 <text:s text:c="11"/>23122 tromba</text:p>
      <text:p text:style-name="P1"><text:s/>0 <text:s text:c="11"/>23123 trompi</text:p>
      <text:p text:style-name="P1"><text:s/>0 <text:s text:c="11"/>23124 trompis</text:p>
      <text:p text:style-name="P1"><text:s/>0 <text:s text:c="11"/>23121 trolls</text:p>
      <text:p text:style-name="P1"><text:s/>0 <text:s text:c="11"/>23120 trolling</text:p>
      <text:p text:style-name="P1"><text:s/>0 <text:s text:c="11"/>23119 troll</text:p>
      <text:p text:style-name="P1"><text:s/>0 <text:s text:c="11"/>23116 trocaria</text:p>
      <text:p text:style-name="P1"><text:s/>0 <text:s text:c="11"/>23117 trofeotim</text:p>
      <text:p text:style-name="P1"><text:s/>0 <text:s text:c="11"/>23118 troia</text:p>
      <text:p text:style-name="P1"><text:s/>0 <text:s text:c="11"/>23102 trimatch</text:p>
      <text:p text:style-name="P1"><text:s/>0 <text:s text:c="11"/>23100 trillion</text:p>
      <text:p text:style-name="P1"><text:s/>0 <text:s text:c="11"/>23382 tú</text:p>
      <text:p text:style-name="P1"><text:s/>0 <text:s text:c="11"/>23087 triberr</text:p>
      <text:p text:style-name="P1"><text:s/>0 <text:s text:c="11"/>23083 trial</text:p>
      <text:p text:style-name="P1"><text:s/>0 <text:s text:c="11"/>23084 trials</text:p>
      <text:p text:style-name="P1"><text:s/>0 <text:s text:c="11"/>23085 triana</text:p>
      <text:p text:style-name="P1"><text:s/>0 <text:s text:c="11"/>23082 trhrvib3cv</text:p>
      <text:p text:style-name="P1"><text:s/>0 <text:s text:c="11"/>23081 trh6ofmvs7</text:p>
      <text:p text:style-name="P1"><text:s/>0 <text:s text:c="11"/>23080 trey</text:p>
      <text:p text:style-name="P1"><text:s/>0 <text:s text:c="11"/>23077 trescientos</text:p>
      <text:p text:style-name="P1"><text:s/>0 <text:s text:c="11"/>23078 tret</text:p>
      <text:p text:style-name="P1"><text:s/>0 <text:s text:c="11"/>23079 treviso</text:p>
      <text:p text:style-name="P1"><text:s/>0 <text:s text:c="11"/>23086 tribal</text:p>
      <text:p text:style-name="P1"><text:s/>0 <text:s text:c="11"/>23088 tribes</text:p>
      <text:p text:style-name="P1"><text:s/>0 <text:s text:c="11"/>23099 triggerfinger</text:p>
      <text:p text:style-name="P1"><text:s/>0 <text:s text:c="11"/>23089 tribute</text:p>
      <text:p text:style-name="P1"><text:s/>0 <text:s text:c="11"/>23096 tries</text:p>
      <text:p text:style-name="P1"><text:s/>0 <text:s text:c="11"/>23097 trifle</text:p>
      <text:p text:style-name="P1"><text:s/>0 <text:s text:c="11"/>23098 trigger</text:p>
      <text:p text:style-name="P1"><text:s/>0 <text:s text:c="11"/>23095 trient</text:p>
      <text:p text:style-name="P1"><text:s/>0 <text:s text:c="11"/>23094 tried</text:p>
      <text:p text:style-name="P1"><text:s/>0 <text:s text:c="11"/>23093 tricky</text:p>
      <text:p text:style-name="P1"><text:s/>0 <text:s text:c="11"/>23090 tributes</text:p>
      <text:p text:style-name="P1"><text:s/>0 <text:s text:c="11"/>23091 trick</text:p>
      <text:p text:style-name="P1"><text:s/>0 <text:s text:c="11"/>23092 tricks</text:p>
      <text:p text:style-name="P1"><text:s/>0 <text:s text:c="11"/>23125 trooper</text:p>
      <text:p text:style-name="P1"><text:s/>0 <text:s text:c="11"/>23126 trophies</text:p>
      <text:p text:style-name="P1"><text:s/>0 <text:s text:c="11"/>23127 tropic</text:p>
      <text:p text:style-name="P1"><text:s/>0 <text:s text:c="11"/>23164 trying</text:p>
      <text:p text:style-name="P1"><text:s/>0 <text:s text:c="11"/>23160 trxbfli3pd</text:p>
      <text:p text:style-name="P1"><text:s/>0 <text:s text:c="11"/>23161 try</text:p>
      <text:p text:style-name="P1"><text:s/>0 <text:s text:c="11"/>23162 tryed</text:p>
      <text:p text:style-name="P1"><text:s/>0 <text:s text:c="11"/>23159 truthh</text:p>
      <text:p text:style-name="P1"><text:soft-page-break/><text:s/>0 <text:s text:c="11"/>23158 truth</text:p>
      <text:p text:style-name="P1"><text:s/>0 <text:s text:c="11"/>23157 trustworthy</text:p>
      <text:p text:style-name="P1"><text:s/>0 <text:s text:c="11"/>23154 trustbydanone</text:p>
      <text:p text:style-name="P1"><text:s/>0 <text:s text:c="11"/>23155 truste</text:p>
      <text:p text:style-name="P1"><text:s/>0 <text:s text:c="11"/>23156 trusting</text:p>
      <text:p text:style-name="P1"><text:s/>0 <text:s text:c="11"/>23163 tryin</text:p>
      <text:p text:style-name="P1"><text:s/>0 <text:s text:c="11"/>23165 tryingtogetpumped</text:p>
      <text:p text:style-name="P1"><text:s/>0 <text:s text:c="11"/>23128 trots</text:p>
      <text:p text:style-name="P1"><text:s/>0 <text:s text:c="11"/>23166 tryna</text:p>
      <text:p text:style-name="P1"><text:s/>0 <text:s text:c="11"/>23173 tsejxeudta</text:p>
      <text:p text:style-name="P1"><text:s/>0 <text:s text:c="11"/>23174 tshirt</text:p>
      <text:p text:style-name="P1"><text:s/>0 <text:s text:c="11"/>23175 tshrade1</text:p>
      <text:p text:style-name="P1"><text:s/>0 <text:s text:c="11"/>23172 tsea</text:p>
      <text:p text:style-name="P1"><text:s/>0 <text:s text:c="11"/>23171 tsare</text:p>
      <text:p text:style-name="P1"><text:s/>0 <text:s text:c="11"/>23170 ts</text:p>
      <text:p text:style-name="P1"><text:s/>0 <text:s text:c="11"/>23167 tryyyyyyyyy</text:p>
      <text:p text:style-name="P1"><text:s/>0 <text:s text:c="11"/>23168 trzvanetgf</text:p>
      <text:p text:style-name="P1"><text:s/>0 <text:s text:c="11"/>23169 trüe</text:p>
      <text:p text:style-name="P1"><text:s/>0 <text:s text:c="11"/>23153 trustable</text:p>
      <text:p text:style-name="P1"><text:s/>0 <text:s text:c="11"/>23152 trust</text:p>
      <text:p text:style-name="P1"><text:s/>0 <text:s text:c="11"/>23151 trunov</text:p>
      <text:p text:style-name="P1"><text:s/>0 <text:s text:c="11"/>23150 trumpuniversity</text:p>
      <text:p text:style-name="P1"><text:s/>0 <text:s text:c="11"/>23135 trowavyyqg</text:p>
      <text:p text:style-name="P1"><text:s/>0 <text:s text:c="11"/>23136 troy</text:p>
      <text:p text:style-name="P1"><text:s/>0 <text:s text:c="11"/>23137 trpak</text:p>
      <text:p text:style-name="P1"><text:s/>0 <text:s text:c="11"/>23134 trovi</text:p>
      <text:p text:style-name="P1"><text:s/>0 <text:s text:c="11"/>23133 trouwens</text:p>
      <text:p text:style-name="P1"><text:s/>0 <text:s text:c="11"/>23132 troubleshooting</text:p>
      <text:p text:style-name="P1"><text:s/>0 <text:s text:c="11"/>23129 trouble</text:p>
      <text:p text:style-name="P1"><text:s/>0 <text:s text:c="11"/>23130 troubles</text:p>
      <text:p text:style-name="P1"><text:s/>0 <text:s text:c="11"/>23131 troubleshoot</text:p>
      <text:p text:style-name="P1"><text:s/>0 <text:s text:c="11"/>23138 trryzf6wsy</text:p>
      <text:p text:style-name="P1"><text:s/>0 <text:s text:c="11"/>23139 trtaffic</text:p>
      <text:p text:style-name="P1"><text:s/>0 <text:s text:c="11"/>23140 truc</text:p>
      <text:p text:style-name="P1"><text:s/>0 <text:s text:c="11"/>23148 truly</text:p>
      <text:p text:style-name="P1"><text:s/>0 <text:s text:c="11"/>23149 trump</text:p>
      <text:p text:style-name="P1"><text:s/>0 <text:s text:c="11"/>23146 truethat</text:p>
      <text:p text:style-name="P1"><text:s/>0 <text:s text:c="11"/>23147 truewrestler</text:p>
      <text:p text:style-name="P1"><text:s/>0 <text:s text:c="11"/>23145 truestory</text:p>
      <text:p text:style-name="P1"><text:s/>0 <text:s text:c="11"/>23141 truck</text:p>
      <text:p text:style-name="P1"><text:s/>0 <text:s text:c="11"/>23142 trudim</text:p>
      <text:p text:style-name="P1"><text:s/>0 <text:s text:c="11"/>23143 true</text:p>
      <text:p text:style-name="P1"><text:s/>0 <text:s text:c="11"/>23144 truefreind</text:p>
      <text:p text:style-name="P1"><text:s/>0 <text:s text:c="11"/>23076 trentino</text:p>
      <text:p text:style-name="P1"><text:s/>0 <text:s text:c="11"/>23075 trendsetters</text:p>
      <text:p text:style-name="P1"><text:s/>0 <text:s text:c="11"/>23074 trendsetter</text:p>
      <text:p text:style-name="P1"><text:s/>0 <text:s text:c="11"/>23010 trans</text:p>
      <text:p text:style-name="P1"><text:s/>0 <text:s text:c="11"/>23006 trainspotter</text:p>
      <text:p text:style-name="P1"><text:s/>0 <text:s text:c="11"/>23007 trajectories</text:p>
      <text:p text:style-name="P1"><text:s/>0 <text:s text:c="11"/>23008 trajo</text:p>
      <text:p text:style-name="P1"><text:s/>0 <text:s text:c="11"/>23005 trains</text:p>
      <text:p text:style-name="P1"><text:s/>0 <text:s text:c="11"/>23004 training</text:p>
      <text:p text:style-name="P1"><text:soft-page-break/><text:s/>0 <text:s text:c="11"/>23003 trainer</text:p>
      <text:p text:style-name="P1"><text:s/>0 <text:s text:c="11"/>23000 trailers</text:p>
      <text:p text:style-name="P1"><text:s/>0 <text:s text:c="11"/>23001 trailertrash</text:p>
      <text:p text:style-name="P1"><text:s/>0 <text:s text:c="11"/>23002 train</text:p>
      <text:p text:style-name="P1"><text:s/>0 <text:s text:c="11"/>23009 tram</text:p>
      <text:p text:style-name="P1"><text:s/>0 <text:s text:c="11"/>23011 transaction</text:p>
      <text:p text:style-name="P1"><text:s/>0 <text:s text:c="11"/>23023 translate</text:p>
      <text:p text:style-name="P1"><text:s/>0 <text:s text:c="11"/>23012 transactions</text:p>
      <text:p text:style-name="P1"><text:s/>0 <text:s text:c="11"/>23019 transforming</text:p>
      <text:p text:style-name="P1"><text:s/>0 <text:s text:c="11"/>23020 transilience</text:p>
      <text:p text:style-name="P1"><text:s/>0 <text:s text:c="11"/>23021 transit</text:p>
      <text:p text:style-name="P1"><text:s/>0 <text:s text:c="11"/>23018 transformative</text:p>
      <text:p text:style-name="P1"><text:s/>0 <text:s text:c="11"/>23017 transformation</text:p>
      <text:p text:style-name="P1"><text:s/>0 <text:s text:c="11"/>23016 transform</text:p>
      <text:p text:style-name="P1"><text:s/>0 <text:s text:c="11"/>23013 transcript</text:p>
      <text:p text:style-name="P1"><text:s/>0 <text:s text:c="11"/>23014 transfer</text:p>
      <text:p text:style-name="P1"><text:s/>0 <text:s text:c="11"/>23015 transferring</text:p>
      <text:p text:style-name="P1"><text:s/>0 <text:s text:c="11"/>22999 trailer</text:p>
      <text:p text:style-name="P1"><text:s/>0 <text:s text:c="11"/>22998 trail</text:p>
      <text:p text:style-name="P1"><text:s/>0 <text:s text:c="11"/>22997 traidor</text:p>
      <text:p text:style-name="P1"><text:s/>0 <text:s text:c="11"/>22996 tragic</text:p>
      <text:p text:style-name="P1"><text:s/>0 <text:s text:c="11"/>22981 tracy</text:p>
      <text:p text:style-name="P1"><text:s/>0 <text:s text:c="11"/>22982 trad</text:p>
      <text:p text:style-name="P1"><text:s/>0 <text:s text:c="11"/>22983 trade</text:p>
      <text:p text:style-name="P1"><text:s/>0 <text:s text:c="11"/>22980 tracks</text:p>
      <text:p text:style-name="P1"><text:s/>0 <text:s text:c="11"/>22979 tracklist</text:p>
      <text:p text:style-name="P1"><text:s/>0 <text:s text:c="11"/>22978 tracking</text:p>
      <text:p text:style-name="P1"><text:s/>0 <text:s text:c="11"/>22975 tracked</text:p>
      <text:p text:style-name="P1"><text:s/>0 <text:s text:c="11"/>22976 tracker</text:p>
      <text:p text:style-name="P1"><text:s/>0 <text:s text:c="11"/>22977 trackers</text:p>
      <text:p text:style-name="P1"><text:s/>0 <text:s text:c="11"/>22984 tradeoff</text:p>
      <text:p text:style-name="P1"><text:s/>0 <text:s text:c="11"/>22985 trading</text:p>
      <text:p text:style-name="P1"><text:s/>0 <text:s text:c="11"/>22986 tradition</text:p>
      <text:p text:style-name="P1"><text:s/>0 <text:s text:c="11"/>22994 tragedies</text:p>
      <text:p text:style-name="P1"><text:s/>0 <text:s text:c="11"/>22995 tragedy</text:p>
      <text:p text:style-name="P1"><text:s/>0 <text:s text:c="11"/>22992 trafficking</text:p>
      <text:p text:style-name="P1"><text:s/>0 <text:s text:c="11"/>22993 traga</text:p>
      <text:p text:style-name="P1"><text:s/>0 <text:s text:c="11"/>22991 traffic</text:p>
      <text:p text:style-name="P1"><text:s/>0 <text:s text:c="11"/>22987 traditional</text:p>
      <text:p text:style-name="P1"><text:s/>0 <text:s text:c="11"/>22988 traditionally</text:p>
      <text:p text:style-name="P1"><text:s/>0 <text:s text:c="11"/>22989 traditions</text:p>
      <text:p text:style-name="P1"><text:s/>0 <text:s text:c="11"/>22990 traduce</text:p>
      <text:p text:style-name="P1"><text:s/>0 <text:s text:c="11"/>23022 transition</text:p>
      <text:p text:style-name="P1"><text:s/>0 <text:s text:c="11"/>23024 translated</text:p>
      <text:p text:style-name="P1"><text:s/>0 <text:s text:c="11"/>23073 trends</text:p>
      <text:p text:style-name="P1"><text:s/>0 <text:s text:c="11"/>23061 trech</text:p>
      <text:p text:style-name="P1"><text:s/>0 <text:s text:c="11"/>23057 treatment</text:p>
      <text:p text:style-name="P1"><text:s/>0 <text:s text:c="11"/>23058 treats</text:p>
      <text:p text:style-name="P1"><text:s/>0 <text:s text:c="11"/>23059 treatyoself</text:p>
      <text:p text:style-name="P1"><text:s/>0 <text:s text:c="11"/>23056 treating</text:p>
      <text:p text:style-name="P1"><text:s/>0 <text:s text:c="11"/>23055 treaties</text:p>
      <text:p text:style-name="P1"><text:s/>0 <text:s text:c="11"/>23054 treaters</text:p>
      <text:p text:style-name="P1"><text:soft-page-break/><text:s/>0 <text:s text:c="11"/>23051 treasury</text:p>
      <text:p text:style-name="P1"><text:s/>0 <text:s text:c="11"/>23052 treat</text:p>
      <text:p text:style-name="P1"><text:s/>0 <text:s text:c="11"/>23053 treated</text:p>
      <text:p text:style-name="P1"><text:s/>0 <text:s text:c="11"/>23060 trecate</text:p>
      <text:p text:style-name="P1"><text:s/>0 <text:s text:c="11"/>23062 tredinnick</text:p>
      <text:p text:style-name="P1"><text:s/>0 <text:s text:c="11"/>23025 translates</text:p>
      <text:p text:style-name="P1"><text:s/>0 <text:s text:c="11"/>23063 tree</text:p>
      <text:p text:style-name="P1"><text:s/>0 <text:s text:c="11"/>23070 trend</text:p>
      <text:p text:style-name="P1"><text:s/>0 <text:s text:c="11"/>23071 trendgids</text:p>
      <text:p text:style-name="P1"><text:s/>0 <text:s text:c="11"/>23072 trending</text:p>
      <text:p text:style-name="P1"><text:s/>0 <text:s text:c="11"/>23069 tremor</text:p>
      <text:p text:style-name="P1"><text:s/>0 <text:s text:c="11"/>23068 trek</text:p>
      <text:p text:style-name="P1"><text:s/>0 <text:s text:c="11"/>23067 treetops</text:p>
      <text:p text:style-name="P1"><text:s/>0 <text:s text:c="11"/>23064 treegonometry</text:p>
      <text:p text:style-name="P1"><text:s/>0 <text:s text:c="11"/>23065 treehouse</text:p>
      <text:p text:style-name="P1"><text:s/>0 <text:s text:c="11"/>23066 trees</text:p>
      <text:p text:style-name="P1"><text:s/>0 <text:s text:c="11"/>23050 treasures</text:p>
      <text:p text:style-name="P1"><text:s/>0 <text:s text:c="11"/>23049 treasure</text:p>
      <text:p text:style-name="P1"><text:s/>0 <text:s text:c="11"/>23048 treadmill</text:p>
      <text:p text:style-name="P1"><text:s/>0 <text:s text:c="11"/>23047 trd04gvto2</text:p>
      <text:p text:style-name="P1"><text:s/>0 <text:s text:c="11"/>23032 transparency</text:p>
      <text:p text:style-name="P1"><text:s/>0 <text:s text:c="11"/>23033 transpiranto</text:p>
      <text:p text:style-name="P1"><text:s/>0 <text:s text:c="11"/>23034 transport</text:p>
      <text:p text:style-name="P1"><text:s/>0 <text:s text:c="11"/>23031 transmission</text:p>
      <text:p text:style-name="P1"><text:s/>0 <text:s text:c="11"/>23030 translectures</text:p>
      <text:p text:style-name="P1"><text:s/>0 <text:s text:c="11"/>23029 translators</text:p>
      <text:p text:style-name="P1"><text:s/>0 <text:s text:c="11"/>23026 translating</text:p>
      <text:p text:style-name="P1"><text:s/>0 <text:s text:c="11"/>23027 translation</text:p>
      <text:p text:style-name="P1"><text:s/>0 <text:s text:c="11"/>23028 translator</text:p>
      <text:p text:style-name="P1"><text:s/>0 <text:s text:c="11"/>23035 trap</text:p>
      <text:p text:style-name="P1"><text:s/>0 <text:s text:c="11"/>23036 trapped</text:p>
      <text:p text:style-name="P1"><text:s/>0 <text:s text:c="11"/>23037 trappiste</text:p>
      <text:p text:style-name="P1"><text:s/>0 <text:s text:c="11"/>23045 travelling</text:p>
      <text:p text:style-name="P1"><text:s/>0 <text:s text:c="11"/>23046 travis</text:p>
      <text:p text:style-name="P1"><text:s/>0 <text:s text:c="11"/>23043 travelers</text:p>
      <text:p text:style-name="P1"><text:s/>0 <text:s text:c="11"/>23044 traveling</text:p>
      <text:p text:style-name="P1"><text:s/>0 <text:s text:c="11"/>23042 traveler</text:p>
      <text:p text:style-name="P1"><text:s/>0 <text:s text:c="11"/>23038 tras</text:p>
      <text:p text:style-name="P1"><text:s/>0 <text:s text:c="11"/>23039 trash</text:p>
      <text:p text:style-name="P1"><text:s/>0 <text:s text:c="11"/>23040 trashy</text:p>
      <text:p text:style-name="P1"><text:s/>0 <text:s text:c="11"/>23041 travel</text:p>
      <text:p text:style-name="P1"><text:s/>0 <text:s text:c="11"/>23176 tsk</text:p>
      <text:p text:style-name="P1"><text:s/>0 <text:s text:c="11"/>23177 tspiras</text:p>
      <text:p text:style-name="P1"><text:s/>0 <text:s text:c="11"/>23178 tsruwsyxym</text:p>
      <text:p text:style-name="P1"><text:s/>0 <text:s text:c="11"/>23319 twitter</text:p>
      <text:p text:style-name="P1"><text:s/>0 <text:s text:c="11"/>23315 twitpicyourtrendylips</text:p>
      <text:p text:style-name="P1"><text:s/>0 <text:s text:c="11"/>23316 twittascope</text:p>
      <text:p text:style-name="P1"><text:s/>0 <text:s text:c="11"/>23317 twitteando</text:p>
      <text:p text:style-name="P1"><text:s/>0 <text:s text:c="11"/>23314 twitpic</text:p>
      <text:p text:style-name="P1"><text:s/>0 <text:s text:c="11"/>23313 twiterland</text:p>
      <text:p text:style-name="P1"><text:s/>0 <text:s text:c="11"/>23312 twiter</text:p>
      <text:p text:style-name="P1"><text:s/>0 <text:s text:c="11"/>23309 twisted</text:p>
      <text:p text:style-name="P1"><text:soft-page-break/><text:s/>0 <text:s text:c="11"/>23310 twit</text:p>
      <text:p text:style-name="P1"><text:s/>0 <text:s text:c="11"/>23311 twitch</text:p>
      <text:p text:style-name="P1"><text:s/>0 <text:s text:c="11"/>23318 twittear</text:p>
      <text:p text:style-name="P1"><text:s/>0 <text:s text:c="11"/>23320 twitterconcert</text:p>
      <text:p text:style-name="P1"><text:s/>0 <text:s text:c="11"/>23332 twoandahalfmen</text:p>
      <text:p text:style-name="P1"><text:s/>0 <text:s text:c="11"/>23321 twitterings</text:p>
      <text:p text:style-name="P1"><text:s/>0 <text:s text:c="11"/>23328 twituser</text:p>
      <text:p text:style-name="P1"><text:s/>0 <text:s text:c="11"/>23329 twitvid</text:p>
      <text:p text:style-name="P1"><text:s/>0 <text:s text:c="11"/>23330 twix</text:p>
      <text:p text:style-name="P1"><text:s/>0 <text:s text:c="11"/>23327 twitturk</text:p>
      <text:p text:style-name="P1"><text:s/>0 <text:s text:c="11"/>23326 twitts</text:p>
      <text:p text:style-name="P1"><text:s/>0 <text:s text:c="11"/>23325 twittrwrrrrr</text:p>
      <text:p text:style-name="P1"><text:s/>0 <text:s text:c="11"/>23322 twitterowesme</text:p>
      <text:p text:style-name="P1"><text:s/>0 <text:s text:c="11"/>23323 twitters</text:p>
      <text:p text:style-name="P1"><text:s/>0 <text:s text:c="11"/>23324 twittertime</text:p>
      <text:p text:style-name="P1"><text:s/>0 <text:s text:c="11"/>23308 twist</text:p>
      <text:p text:style-name="P1"><text:s/>0 <text:s text:c="11"/>23307 twipolar</text:p>
      <text:p text:style-name="P1"><text:s/>0 <text:s text:c="11"/>23306 twins</text:p>
      <text:p text:style-name="P1"><text:s/>0 <text:s text:c="11"/>23305 twinl</text:p>
      <text:p text:style-name="P1"><text:s/>0 <text:s text:c="11"/>23290 tweetstats</text:p>
      <text:p text:style-name="P1"><text:s/>0 <text:s text:c="11"/>23291 tweette</text:p>
      <text:p text:style-name="P1"><text:s/>0 <text:s text:c="11"/>23292 tweetviewer</text:p>
      <text:p text:style-name="P1"><text:s/>0 <text:s text:c="11"/>23289 tweetstar</text:p>
      <text:p text:style-name="P1"><text:s/>0 <text:s text:c="11"/>23288 tweets</text:p>
      <text:p text:style-name="P1"><text:s/>0 <text:s text:c="11"/>23287 tweetphony</text:p>
      <text:p text:style-name="P1"><text:s/>0 <text:s text:c="11"/>23284 tweetin</text:p>
      <text:p text:style-name="P1"><text:s/>0 <text:s text:c="11"/>23285 tweeting</text:p>
      <text:p text:style-name="P1"><text:s/>0 <text:s text:c="11"/>23286 tweetmarker</text:p>
      <text:p text:style-name="P1"><text:s/>0 <text:s text:c="11"/>23293 twelveyearoldfinancing</text:p>
      <text:p text:style-name="P1"><text:s/>0 <text:s text:c="11"/>23294 twenty</text:p>
      <text:p text:style-name="P1"><text:s/>0 <text:s text:c="11"/>23295 tweples</text:p>
      <text:p text:style-name="P1"><text:s/>0 <text:s text:c="11"/>23303 twilk</text:p>
      <text:p text:style-name="P1"><text:s/>0 <text:s text:c="11"/>23304 twin</text:p>
      <text:p text:style-name="P1"><text:s/>0 <text:s text:c="11"/>23301 twice</text:p>
      <text:p text:style-name="P1"><text:s/>0 <text:s text:c="11"/>23302 twilight</text:p>
      <text:p text:style-name="P1"><text:s/>0 <text:s text:c="11"/>23300 twibes</text:p>
      <text:p text:style-name="P1"><text:s/>0 <text:s text:c="11"/>23296 twerk</text:p>
      <text:p text:style-name="P1"><text:s/>0 <text:s text:c="11"/>23297 twgmbakh</text:p>
      <text:p text:style-name="P1"><text:s/>0 <text:s text:c="11"/>23298 twibbon</text:p>
      <text:p text:style-name="P1"><text:s/>0 <text:s text:c="11"/>23299 twibe</text:p>
      <text:p text:style-name="P1"><text:s/>0 <text:s text:c="11"/>23331 two</text:p>
      <text:p text:style-name="P1"><text:s/>0 <text:s text:c="11"/>23333 twpt06dggy</text:p>
      <text:p text:style-name="P1"><text:s/>0 <text:s text:c="11"/>23282 tweeted</text:p>
      <text:p text:style-name="P1"><text:s/>0 <text:s text:c="11"/>23370 tyra</text:p>
      <text:p text:style-name="P1"><text:s/>0 <text:s text:c="11"/>23366 typical</text:p>
      <text:p text:style-name="P1"><text:s/>0 <text:s text:c="11"/>23367 typing</text:p>
      <text:p text:style-name="P1"><text:s/>0 <text:s text:c="11"/>23368 typo</text:p>
      <text:p text:style-name="P1"><text:s/>0 <text:s text:c="11"/>23365 typhoon</text:p>
      <text:p text:style-name="P1"><text:s/>0 <text:s text:c="11"/>23364 typfout</text:p>
      <text:p text:style-name="P1"><text:s/>0 <text:s text:c="11"/>23363 typewriters</text:p>
      <text:p text:style-name="P1"><text:s/>0 <text:s text:c="11"/>23360 typemachine</text:p>
      <text:p text:style-name="P1"><text:s/>0 <text:s text:c="11"/>23361 types</text:p>
      <text:p text:style-name="P1"><text:soft-page-break/><text:s/>0 <text:s text:c="11"/>23362 typewriter</text:p>
      <text:p text:style-name="P1"><text:s/>0 <text:s text:c="11"/>23369 typography</text:p>
      <text:p text:style-name="P1"><text:s/>0 <text:s text:c="11"/>23371 tyson</text:p>
      <text:p text:style-name="P1"><text:s/>0 <text:s text:c="11"/>23334 twt</text:p>
      <text:p text:style-name="P1"><text:s/>0 <text:s text:c="11"/>23372 tytnx00q</text:p>
      <text:p text:style-name="P1"><text:s/>0 <text:s text:c="11"/>23379 término</text:p>
      <text:p text:style-name="P1"><text:s/>0 <text:s text:c="11"/>23380 tío</text:p>
      <text:p text:style-name="P1"><text:s/>0 <text:s text:c="11"/>23381 tô</text:p>
      <text:p text:style-name="P1"><text:s/>0 <text:s text:c="11"/>23378 té</text:p>
      <text:p text:style-name="P1"><text:s/>0 <text:s text:c="11"/>23377 tzsbip8q9o</text:p>
      <text:p text:style-name="P1"><text:s/>0 <text:s text:c="11"/>23376 tzqwulu4ry</text:p>
      <text:p text:style-name="P1"><text:s/>0 <text:s text:c="11"/>23373 tz2hsdx1ob</text:p>
      <text:p text:style-name="P1"><text:s/>0 <text:s text:c="11"/>23374 tzbqzslv</text:p>
      <text:p text:style-name="P1"><text:s/>0 <text:s text:c="11"/>23375 tzqacwdlvr</text:p>
      <text:p text:style-name="P1"><text:s/>0 <text:s text:c="11"/>23359 typeface</text:p>
      <text:p text:style-name="P1"><text:s/>0 <text:s text:c="11"/>23358 typed</text:p>
      <text:p text:style-name="P1"><text:s/>0 <text:s text:c="11"/>23357 type</text:p>
      <text:p text:style-name="P1"><text:s/>0 <text:s text:c="11"/>23356 typb</text:p>
      <text:p text:style-name="P1"><text:s/>0 <text:s text:c="11"/>23341 txscubuje3</text:p>
      <text:p text:style-name="P1"><text:s/>0 <text:s text:c="11"/>23342 txt</text:p>
      <text:p text:style-name="P1"><text:s/>0 <text:s text:c="11"/>23343 txtnvjdtnt</text:p>
      <text:p text:style-name="P1"><text:s/>0 <text:s text:c="11"/>23340 txoxlvg3k8</text:p>
      <text:p text:style-name="P1"><text:s/>0 <text:s text:c="11"/>23339 tx</text:p>
      <text:p text:style-name="P1"><text:s/>0 <text:s text:c="11"/>23338 twyjqd35bz</text:p>
      <text:p text:style-name="P1"><text:s/>0 <text:s text:c="11"/>23335 twt8grh4em</text:p>
      <text:p text:style-name="P1"><text:s/>0 <text:s text:c="11"/>23336 twtjxoy2d8</text:p>
      <text:p text:style-name="P1"><text:s/>0 <text:s text:c="11"/>23337 twwtb0kl</text:p>
      <text:p text:style-name="P1"><text:s/>0 <text:s text:c="11"/>23344 txtnvjvd1b</text:p>
      <text:p text:style-name="P1"><text:s/>0 <text:s text:c="11"/>23345 ty</text:p>
      <text:p text:style-name="P1"><text:s/>0 <text:s text:c="11"/>23346 ty13muhacp</text:p>
      <text:p text:style-name="P1"><text:s/>0 <text:s text:c="11"/>23354 tymlefrn</text:p>
      <text:p text:style-name="P1"><text:s/>0 <text:s text:c="11"/>23355 tympanogram</text:p>
      <text:p text:style-name="P1"><text:s/>0 <text:s text:c="11"/>23352 tylg903h8h</text:p>
      <text:p text:style-name="P1"><text:s/>0 <text:s text:c="11"/>23353 tym</text:p>
      <text:p text:style-name="P1"><text:s/>0 <text:s text:c="11"/>23351 tyler</text:p>
      <text:p text:style-name="P1"><text:s/>0 <text:s text:c="11"/>23347 tydparpylg</text:p>
      <text:p text:style-name="P1"><text:s/>0 <text:s text:c="11"/>23348 tyefakyxqh</text:p>
      <text:p text:style-name="P1"><text:s/>0 <text:s text:c="11"/>23349 tyflteushe</text:p>
      <text:p text:style-name="P1"><text:s/>0 <text:s text:c="11"/>23350 tyga</text:p>
      <text:p text:style-name="P1"><text:s/>0 <text:s text:c="11"/>23283 tweeters</text:p>
      <text:p text:style-name="P1"><text:s/>0 <text:s text:c="11"/>23281 tweetdeck4android</text:p>
      <text:p text:style-name="P1"><text:s/>0 <text:s text:c="11"/>23179 tsseionp8t</text:p>
      <text:p text:style-name="P1"><text:s/>0 <text:s text:c="11"/>23216 tunes</text:p>
      <text:p text:style-name="P1"><text:s/>0 <text:s text:c="11"/>23212 tune</text:p>
      <text:p text:style-name="P1"><text:s/>0 <text:s text:c="11"/>23213 tuned</text:p>
      <text:p text:style-name="P1"><text:s/>0 <text:s text:c="11"/>23214 tunein</text:p>
      <text:p text:style-name="P1"><text:s/>0 <text:s text:c="11"/>23211 tumi</text:p>
      <text:p text:style-name="P1"><text:s/>0 <text:s text:c="11"/>23210 tumhari</text:p>
      <text:p text:style-name="P1"><text:s/>0 <text:s text:c="11"/>23208 tum</text:p>
      <text:p text:style-name="P1"><text:s/>0 <text:s text:c="11"/>23205 tuition</text:p>
      <text:p text:style-name="P1"><text:s/>0 <text:s text:c="11"/>23206 tukvdphp44</text:p>
      <text:p text:style-name="P1"><text:s/>0 <text:s text:c="11"/>23207 tulvg1pl</text:p>
      <text:p text:style-name="P1"><text:soft-page-break/><text:s/>0 <text:s text:c="11"/>23215 tuneoftheday</text:p>
      <text:p text:style-name="P1"><text:s/>0 <text:s text:c="11"/>23217 tunesday</text:p>
      <text:p text:style-name="P1"><text:s/>0 <text:s text:c="11"/>23229 turing</text:p>
      <text:p text:style-name="P1"><text:s/>0 <text:s text:c="11"/>23218 tunez</text:p>
      <text:p text:style-name="P1"><text:s/>0 <text:s text:c="11"/>23225 turbulent</text:p>
      <text:p text:style-name="P1"><text:s/>0 <text:s text:c="11"/>23226 turchia</text:p>
      <text:p text:style-name="P1"><text:s/>0 <text:s text:c="11"/>23227 turecepcja</text:p>
      <text:p text:style-name="P1"><text:s/>0 <text:s text:c="11"/>23224 turbosquid</text:p>
      <text:p text:style-name="P1"><text:s/>0 <text:s text:c="11"/>23223 turbo</text:p>
      <text:p text:style-name="P1"><text:s/>0 <text:s text:c="11"/>23222 turanci</text:p>
      <text:p text:style-name="P1"><text:s/>0 <text:s text:c="11"/>23219 tuning</text:p>
      <text:p text:style-name="P1"><text:s/>0 <text:s text:c="11"/>23220 tunnel</text:p>
      <text:p text:style-name="P1"><text:s/>0 <text:s text:c="11"/>23221 tuo</text:p>
      <text:p text:style-name="P1"><text:s/>0 <text:s text:c="11"/>23204 tuitear</text:p>
      <text:p text:style-name="P1"><text:s/>0 <text:s text:c="11"/>23203 tuiteando</text:p>
      <text:p text:style-name="P1"><text:s/>0 <text:s text:c="11"/>23202 tuhwgchkje</text:p>
      <text:p text:style-name="P1"><text:s/>0 <text:s text:c="11"/>23201 tuffo</text:p>
      <text:p text:style-name="P1"><text:s/>0 <text:s text:c="11"/>23186 ttjc5peig3</text:p>
      <text:p text:style-name="P1"><text:s/>0 <text:s text:c="11"/>23187 ttp</text:p>
      <text:p text:style-name="P1"><text:s/>0 <text:s text:c="11"/>23188 ttpje5vv</text:p>
      <text:p text:style-name="P1"><text:s/>0 <text:s text:c="11"/>23185 tti9el7l</text:p>
      <text:p text:style-name="P1"><text:s/>0 <text:s text:c="11"/>23184 tteeemmmpppttteeddddddd</text:p>
      <text:p text:style-name="P1"><text:s/>0 <text:s text:c="11"/>23183 ttd9qjq1</text:p>
      <text:p text:style-name="P1"><text:s/>0 <text:s text:c="11"/>23180 tsup</text:p>
      <text:p text:style-name="P1"><text:s/>0 <text:s text:c="11"/>23181 tsxsw</text:p>
      <text:p text:style-name="P1"><text:s/>0 <text:s text:c="11"/>23182 tt1btccajk</text:p>
      <text:p text:style-name="P1"><text:s/>0 <text:s text:c="11"/>23189 ttynye9u4r</text:p>
      <text:p text:style-name="P1"><text:s/>0 <text:s text:c="11"/>23190 tu</text:p>
      <text:p text:style-name="P1"><text:s/>0 <text:s text:c="11"/>23191 tu1yvncb</text:p>
      <text:p text:style-name="P1"><text:s/>0 <text:s text:c="11"/>23199 tuesday</text:p>
      <text:p text:style-name="P1"><text:s/>0 <text:s text:c="11"/>23200 tuesdays</text:p>
      <text:p text:style-name="P1"><text:s/>0 <text:s text:c="11"/>23197 tudfcnhg6i</text:p>
      <text:p text:style-name="P1"><text:s/>0 <text:s text:c="11"/>23198 tudo</text:p>
      <text:p text:style-name="P1"><text:s/>0 <text:s text:c="11"/>23196 tucked</text:p>
      <text:p text:style-name="P1"><text:s/>0 <text:s text:c="11"/>23192 tub</text:p>
      <text:p text:style-name="P1"><text:s/>0 <text:s text:c="11"/>23193 tubes</text:p>
      <text:p text:style-name="P1"><text:s/>0 <text:s text:c="11"/>23194 tubeway</text:p>
      <text:p text:style-name="P1"><text:s/>0 <text:s text:c="11"/>23195 tuck</text:p>
      <text:p text:style-name="P1"><text:s/>0 <text:s text:c="11"/>23228 turin</text:p>
      <text:p text:style-name="P1"><text:s/>0 <text:s text:c="11"/>23230 turk</text:p>
      <text:p text:style-name="P1"><text:s/>0 <text:s text:c="11"/>23280 tweet4btc</text:p>
      <text:p text:style-name="P1"><text:s/>0 <text:s text:c="11"/>23268 tvoh</text:p>
      <text:p text:style-name="P1"><text:s/>0 <text:s text:c="11"/>23264 tversky</text:p>
      <text:p text:style-name="P1"><text:s/>0 <text:s text:c="11"/>23265 tvjvxisdgz</text:p>
      <text:p text:style-name="P1"><text:s/>0 <text:s text:c="11"/>23266 tvnaatbmgh</text:p>
      <text:p text:style-name="P1"><text:s/>0 <text:s text:c="11"/>23263 tvbsgnvo1e</text:p>
      <text:p text:style-name="P1"><text:s/>0 <text:s text:c="11"/>23262 tv6vuwuqhx</text:p>
      <text:p text:style-name="P1"><text:s/>0 <text:s text:c="11"/>23261 tv6fgiph</text:p>
      <text:p text:style-name="P1"><text:s/>0 <text:s text:c="11"/>23258 tuyo</text:p>
      <text:p text:style-name="P1"><text:s/>0 <text:s text:c="11"/>23259 tv</text:p>
      <text:p text:style-name="P1"><text:s/>0 <text:s text:c="11"/>23260 tv4fma8aqj</text:p>
      <text:p text:style-name="P1"><text:s/>0 <text:s text:c="11"/>23267 tvogugsjis</text:p>
      <text:p text:style-name="P1"><text:soft-page-break/><text:s/>0 <text:s text:c="11"/>23269 tvus5lris2</text:p>
      <text:p text:style-name="P1"><text:s/>0 <text:s text:c="11"/>23232 turkije</text:p>
      <text:p text:style-name="P1"><text:s/>0 <text:s text:c="11"/>23270 tvzz1m65vq</text:p>
      <text:p text:style-name="P1"><text:s/>0 <text:s text:c="11"/>23277 tweeeeeeeeeeeeeeeeeet</text:p>
      <text:p text:style-name="P1"><text:s/>0 <text:s text:c="11"/>23278 tweeps</text:p>
      <text:p text:style-name="P1"><text:s/>0 <text:s text:c="11"/>23279 tweet</text:p>
      <text:p text:style-name="P1"><text:s/>0 <text:s text:c="11"/>23276 twee</text:p>
      <text:p text:style-name="P1"><text:s/>0 <text:s text:c="11"/>23275 tweaks</text:p>
      <text:p text:style-name="P1"><text:s/>0 <text:s text:c="11"/>23274 twbirthday</text:p>
      <text:p text:style-name="P1"><text:s/>0 <text:s text:c="11"/>23271 twain</text:p>
      <text:p text:style-name="P1"><text:s/>0 <text:s text:c="11"/>23272 twalue</text:p>
      <text:p text:style-name="P1"><text:s/>0 <text:s text:c="11"/>23273 twb</text:p>
      <text:p text:style-name="P1"><text:s/>0 <text:s text:c="11"/>23257 tuya</text:p>
      <text:p text:style-name="P1"><text:s/>0 <text:s text:c="11"/>23256 tutuutuuu</text:p>
      <text:p text:style-name="P1"><text:s/>0 <text:s text:c="11"/>23255 tutu</text:p>
      <text:p text:style-name="P1"><text:s/>0 <text:s text:c="11"/>23254 tutto</text:p>
      <text:p text:style-name="P1"><text:s/>0 <text:s text:c="11"/>23239 turner</text:p>
      <text:p text:style-name="P1"><text:s/>0 <text:s text:c="11"/>23240 turning</text:p>
      <text:p text:style-name="P1"><text:s/>0 <text:s text:c="11"/>23241 turns</text:p>
      <text:p text:style-name="P1"><text:s/>0 <text:s text:c="11"/>23238 turned</text:p>
      <text:p text:style-name="P1"><text:s/>0 <text:s text:c="11"/>23237 turndownfortumblr</text:p>
      <text:p text:style-name="P1"><text:s/>0 <text:s text:c="11"/>23236 turnbull</text:p>
      <text:p text:style-name="P1"><text:s/>0 <text:s text:c="11"/>23233 turkish</text:p>
      <text:p text:style-name="P1"><text:s/>0 <text:s text:c="11"/>23234 turn</text:p>
      <text:p text:style-name="P1"><text:s/>0 <text:s text:c="11"/>23235 turnaround</text:p>
      <text:p text:style-name="P1"><text:s/>0 <text:s text:c="11"/>23242 turntable</text:p>
      <text:p text:style-name="P1"><text:s/>0 <text:s text:c="11"/>23243 turtle</text:p>
      <text:p text:style-name="P1"><text:s/>0 <text:s text:c="11"/>23244 turtles</text:p>
      <text:p text:style-name="P1"><text:s/>0 <text:s text:c="11"/>23252 tutte</text:p>
      <text:p text:style-name="P1"><text:s/>0 <text:s text:c="11"/>23253 tutti</text:p>
      <text:p text:style-name="P1"><text:s/>0 <text:s text:c="11"/>23250 tutorials</text:p>
      <text:p text:style-name="P1"><text:s/>0 <text:s text:c="11"/>23251 tutta</text:p>
      <text:p text:style-name="P1"><text:s/>0 <text:s text:c="11"/>23249 tutorial</text:p>
      <text:p text:style-name="P1"><text:s/>0 <text:s text:c="11"/>23245 tus</text:p>
      <text:p text:style-name="P1"><text:s/>0 <text:s text:c="11"/>23246 tuscany</text:p>
      <text:p text:style-name="P1"><text:s/>0 <text:s text:c="11"/>23247 tusx2edjgu</text:p>
      <text:p text:style-name="P1"><text:s/>0 <text:s text:c="11"/>23248 tutor</text:p>
      <text:p text:style-name="P1"><text:s/>0 <text:s text:c="11"/>23794 urbino</text:p>
      <text:p text:style-name="P1"><text:s/>0 <text:s text:c="11"/>23796 ure</text:p>
      <text:p text:style-name="P1"><text:s/>0 <text:s text:c="11"/>24616 wars</text:p>
      <text:p text:style-name="P1"><text:s/>0 <text:s text:c="11"/>24347 vogue</text:p>
      <text:p text:style-name="P1"><text:s/>0 <text:s text:c="11"/>24343 vochax650g</text:p>
      <text:p text:style-name="P1"><text:s/>0 <text:s text:c="11"/>24344 vodafone</text:p>
      <text:p text:style-name="P1"><text:s/>0 <text:s text:c="11"/>24345 voel</text:p>
      <text:p text:style-name="P1"><text:s/>0 <text:s text:c="11"/>24342 voce</text:p>
      <text:p text:style-name="P1"><text:s/>0 <text:s text:c="11"/>24341 vocational</text:p>
      <text:p text:style-name="P1"><text:s/>0 <text:s text:c="11"/>24340 vocals</text:p>
      <text:p text:style-name="P1"><text:s/>0 <text:s text:c="11"/>24337 vocab</text:p>
      <text:p text:style-name="P1"><text:s/>0 <text:s text:c="11"/>24338 vocabulary</text:p>
      <text:p text:style-name="P1"><text:s/>0 <text:s text:c="11"/>24339 vocal</text:p>
      <text:p text:style-name="P1"><text:s/>0 <text:s text:c="11"/>24346 vof1lokq</text:p>
      <text:p text:style-name="P1"><text:s/>0 <text:s text:c="11"/>24348 vohni2zz</text:p>
      <text:p text:style-name="P1"><text:soft-page-break/><text:s/>0 <text:s text:c="11"/>24335 vo</text:p>
      <text:p text:style-name="P1"><text:s/>0 <text:s text:c="11"/>24349 voice</text:p>
      <text:p text:style-name="P1"><text:s/>0 <text:s text:c="11"/>24356 voivod</text:p>
      <text:p text:style-name="P1"><text:s/>0 <text:s text:c="11"/>24357 vol</text:p>
      <text:p text:style-name="P1"><text:s/>0 <text:s text:c="11"/>24358 volado</text:p>
      <text:p text:style-name="P1"><text:s/>0 <text:s text:c="11"/>24355 voilà</text:p>
      <text:p text:style-name="P1"><text:s/>0 <text:s text:c="11"/>24354 voided</text:p>
      <text:p text:style-name="P1"><text:s/>0 <text:s text:c="11"/>24353 void</text:p>
      <text:p text:style-name="P1"><text:s/>0 <text:s text:c="11"/>24350 voiceless</text:p>
      <text:p text:style-name="P1"><text:s/>0 <text:s text:c="11"/>24351 voiceovers</text:p>
      <text:p text:style-name="P1"><text:s/>0 <text:s text:c="11"/>24352 voices</text:p>
      <text:p text:style-name="P1"><text:s/>0 <text:s text:c="11"/>24336 vobodns</text:p>
      <text:p text:style-name="P1"><text:s/>0 <text:s text:c="11"/>24334 vnzsmrg0ay</text:p>
      <text:p text:style-name="P1"><text:s/>0 <text:s text:c="11"/>24411 vqa2kcjvkx</text:p>
      <text:p text:style-name="P1"><text:s/>0 <text:s text:c="11"/>24321 vll6nkqmzh</text:p>
      <text:p text:style-name="P1"><text:s/>0 <text:s text:c="11"/>24317 vlaar</text:p>
      <text:p text:style-name="P1"><text:s/>0 <text:s text:c="11"/>24318 vlad</text:p>
      <text:p text:style-name="P1"><text:s/>0 <text:s text:c="11"/>24319 vladimir</text:p>
      <text:p text:style-name="P1"><text:s/>0 <text:s text:c="11"/>24316 vlaanderen</text:p>
      <text:p text:style-name="P1"><text:s/>0 <text:s text:c="11"/>24315 vl8rsgaw</text:p>
      <text:p text:style-name="P1"><text:s/>0 <text:s text:c="11"/>24314 vkwofldqil</text:p>
      <text:p text:style-name="P1"><text:s/>0 <text:s text:c="11"/>24311 vkixuzxvok</text:p>
      <text:p text:style-name="P1"><text:s/>0 <text:s text:c="11"/>24312 vkprtezwml</text:p>
      <text:p text:style-name="P1"><text:s/>0 <text:s text:c="11"/>24313 vktaiper</text:p>
      <text:p text:style-name="P1"><text:s/>0 <text:s text:c="11"/>24320 vlag</text:p>
      <text:p text:style-name="P1"><text:s/>0 <text:s text:c="11"/>24322 vlog</text:p>
      <text:p text:style-name="P1"><text:s/>0 <text:s text:c="11"/>24333 vnyexwrynk</text:p>
      <text:p text:style-name="P1"><text:s/>0 <text:s text:c="11"/>24323 vlro94ft6u</text:p>
      <text:p text:style-name="P1"><text:s/>0 <text:s text:c="11"/>24330 vneahw7gfs</text:p>
      <text:p text:style-name="P1"><text:s/>0 <text:s text:c="11"/>24331 vnhhczd</text:p>
      <text:p text:style-name="P1"><text:s/>0 <text:s text:c="11"/>24332 vnhrzpik9x</text:p>
      <text:p text:style-name="P1"><text:s/>0 <text:s text:c="11"/>24329 vnazz4kd4z</text:p>
      <text:p text:style-name="P1"><text:s/>0 <text:s text:c="11"/>24328 vml</text:p>
      <text:p text:style-name="P1"><text:s/>0 <text:s text:c="11"/>24327 vmkp7ilxzy</text:p>
      <text:p text:style-name="P1"><text:s/>0 <text:s text:c="11"/>24324 vma</text:p>
      <text:p text:style-name="P1"><text:s/>0 <text:s text:c="11"/>24325 vmddixop9v</text:p>
      <text:p text:style-name="P1"><text:s/>0 <text:s text:c="11"/>24326 vmizultjyz</text:p>
      <text:p text:style-name="P1"><text:s/>0 <text:s text:c="11"/>24359 volano</text:p>
      <text:p text:style-name="P1"><text:s/>0 <text:s text:c="11"/>24360 volar</text:p>
      <text:p text:style-name="P1"><text:s/>0 <text:s text:c="11"/>24361 volbracht</text:p>
      <text:p text:style-name="P1"><text:s/>0 <text:s text:c="11"/>24398 voziwb8r</text:p>
      <text:p text:style-name="P1"><text:s/>0 <text:s text:c="11"/>24394 voyage</text:p>
      <text:p text:style-name="P1"><text:s/>0 <text:s text:c="11"/>24395 voyeur</text:p>
      <text:p text:style-name="P1"><text:s/>0 <text:s text:c="11"/>24396 voynich</text:p>
      <text:p text:style-name="P1"><text:s/>0 <text:s text:c="11"/>24393 voy</text:p>
      <text:p text:style-name="P1"><text:s/>0 <text:s text:c="11"/>24392 vows</text:p>
      <text:p text:style-name="P1"><text:s/>0 <text:s text:c="11"/>24391 vownjnybmc</text:p>
      <text:p text:style-name="P1"><text:s/>0 <text:s text:c="11"/>24388 voto</text:p>
      <text:p text:style-name="P1"><text:s/>0 <text:s text:c="11"/>24389 votos</text:p>
      <text:p text:style-name="P1"><text:s/>0 <text:s text:c="11"/>24390 votw5sos</text:p>
      <text:p text:style-name="P1"><text:s/>0 <text:s text:c="11"/>24397 voz</text:p>
      <text:p text:style-name="P1"><text:s/>0 <text:s text:c="11"/>24399 vozq7jprub</text:p>
      <text:p text:style-name="P1"><text:soft-page-break/><text:s/>0 <text:s text:c="11"/>24362 volcano</text:p>
      <text:p text:style-name="P1"><text:s/>0 <text:s text:c="11"/>24400 vp</text:p>
      <text:p text:style-name="P1"><text:s/>0 <text:s text:c="11"/>24407 vpsoz8hvkx</text:p>
      <text:p text:style-name="P1"><text:s/>0 <text:s text:c="11"/>24408 vpxwzbuffu</text:p>
      <text:p text:style-name="P1"><text:s/>0 <text:s text:c="11"/>24409 vq03wzeget</text:p>
      <text:p text:style-name="P1"><text:s/>0 <text:s text:c="11"/>24406 vpro</text:p>
      <text:p text:style-name="P1"><text:s/>0 <text:s text:c="11"/>24405 vppozjfyie</text:p>
      <text:p text:style-name="P1"><text:s/>0 <text:s text:c="11"/>24404 vpn</text:p>
      <text:p text:style-name="P1"><text:s/>0 <text:s text:c="11"/>24401 vpay3o96ue</text:p>
      <text:p text:style-name="P1"><text:s/>0 <text:s text:c="11"/>24402 vpcqqm7ktn</text:p>
      <text:p text:style-name="P1"><text:s/>0 <text:s text:c="11"/>24403 vpjwcrhkfz</text:p>
      <text:p text:style-name="P1"><text:s/>0 <text:s text:c="11"/>24387 voting</text:p>
      <text:p text:style-name="P1"><text:s/>0 <text:s text:c="11"/>24386 voters</text:p>
      <text:p text:style-name="P1"><text:s/>0 <text:s text:c="11"/>24385 voted</text:p>
      <text:p text:style-name="P1"><text:s/>0 <text:s text:c="11"/>24384 vote</text:p>
      <text:p text:style-name="P1"><text:s/>0 <text:s text:c="11"/>24369 volkskrant</text:p>
      <text:p text:style-name="P1"><text:s/>0 <text:s text:c="11"/>24370 volleyball</text:p>
      <text:p text:style-name="P1"><text:s/>0 <text:s text:c="11"/>24371 voltea</text:p>
      <text:p text:style-name="P1"><text:s/>0 <text:s text:c="11"/>24368 volgt</text:p>
      <text:p text:style-name="P1"><text:s/>0 <text:s text:c="11"/>24367 volgen</text:p>
      <text:p text:style-name="P1"><text:s/>0 <text:s text:c="11"/>24366 volforlife</text:p>
      <text:p text:style-name="P1"><text:s/>0 <text:s text:c="11"/>24363 volcanoes</text:p>
      <text:p text:style-name="P1"><text:s/>0 <text:s text:c="11"/>24364 voldemort</text:p>
      <text:p text:style-name="P1"><text:s/>0 <text:s text:c="11"/>24365 volenteer</text:p>
      <text:p text:style-name="P1"><text:s/>0 <text:s text:c="11"/>24372 volti</text:p>
      <text:p text:style-name="P1"><text:s/>0 <text:s text:c="11"/>24373 volumes</text:p>
      <text:p text:style-name="P1"><text:s/>0 <text:s text:c="11"/>24374 volumetric</text:p>
      <text:p text:style-name="P1"><text:s/>0 <text:s text:c="11"/>24382 vooruit</text:p>
      <text:p text:style-name="P1"><text:s/>0 <text:s text:c="11"/>24383 vorspiel</text:p>
      <text:p text:style-name="P1"><text:s/>0 <text:s text:c="11"/>24380 voor</text:p>
      <text:p text:style-name="P1"><text:s/>0 <text:s text:c="11"/>24381 voorbeeld</text:p>
      <text:p text:style-name="P1"><text:s/>0 <text:s text:c="11"/>24379 vond</text:p>
      <text:p text:style-name="P1"><text:s/>0 <text:s text:c="11"/>24375 voluntary</text:p>
      <text:p text:style-name="P1"><text:s/>0 <text:s text:c="11"/>24376 volunteer</text:p>
      <text:p text:style-name="P1"><text:s/>0 <text:s text:c="11"/>24377 volver</text:p>
      <text:p text:style-name="P1"><text:s/>0 <text:s text:c="11"/>24378 volveremos</text:p>
      <text:p text:style-name="P1"><text:s/>0 <text:s text:c="11"/>24310 vkhplrj7</text:p>
      <text:p text:style-name="P1"><text:s/>0 <text:s text:c="11"/>24309 vk70erhm</text:p>
      <text:p text:style-name="P1"><text:s/>0 <text:s text:c="11"/>24308 vjzyw8ew</text:p>
      <text:p text:style-name="P1"><text:s/>0 <text:s text:c="11"/>24243 vines</text:p>
      <text:p text:style-name="P1"><text:s/>0 <text:s text:c="11"/>24239 vincennes</text:p>
      <text:p text:style-name="P1"><text:s/>0 <text:s text:c="11"/>24240 vincent</text:p>
      <text:p text:style-name="P1"><text:s/>0 <text:s text:c="11"/>24241 vind</text:p>
      <text:p text:style-name="P1"><text:s/>0 <text:s text:c="11"/>24238 vimeo</text:p>
      <text:p text:style-name="P1"><text:s/>0 <text:s text:c="11"/>24237 vilnius</text:p>
      <text:p text:style-name="P1"><text:s/>0 <text:s text:c="11"/>24236 villena</text:p>
      <text:p text:style-name="P1"><text:s/>0 <text:s text:c="11"/>24233 villages</text:p>
      <text:p text:style-name="P1"><text:s/>0 <text:s text:c="11"/>24234 villain</text:p>
      <text:p text:style-name="P1"><text:s/>0 <text:s text:c="11"/>24235 villas</text:p>
      <text:p text:style-name="P1"><text:s/>0 <text:s text:c="11"/>24242 vine</text:p>
      <text:p text:style-name="P1"><text:s/>0 <text:s text:c="11"/>24244 vingers</text:p>
      <text:p text:style-name="P1"><text:s/>0 <text:s text:c="11"/>24257 violinmaking</text:p>
      <text:p text:style-name="P1"><text:soft-page-break/><text:s/>0 <text:s text:c="11"/>24245 vinitaly</text:p>
      <text:p text:style-name="P1"><text:s/>0 <text:s text:c="11"/>24253 violenceisviolence</text:p>
      <text:p text:style-name="P1"><text:s/>0 <text:s text:c="11"/>24254 violent</text:p>
      <text:p text:style-name="P1"><text:s/>0 <text:s text:c="11"/>24255 violet</text:p>
      <text:p text:style-name="P1"><text:s/>0 <text:s text:c="11"/>24251 violation</text:p>
      <text:p text:style-name="P1"><text:s/>0 <text:s text:c="11"/>24250 viola</text:p>
      <text:p text:style-name="P1"><text:s/>0 <text:s text:c="11"/>24249 vinyl</text:p>
      <text:p text:style-name="P1"><text:s/>0 <text:s text:c="11"/>24246 vint</text:p>
      <text:p text:style-name="P1"><text:s/>0 <text:s text:c="11"/>24247 vintage</text:p>
      <text:p text:style-name="P1"><text:s/>0 <text:s text:c="11"/>24248 vinton</text:p>
      <text:p text:style-name="P1"><text:s/>0 <text:s text:c="11"/>24232 village</text:p>
      <text:p text:style-name="P1"><text:s/>0 <text:s text:c="11"/>24231 villa</text:p>
      <text:p text:style-name="P1"><text:s/>0 <text:s text:c="11"/>24230 vile</text:p>
      <text:p text:style-name="P1"><text:s/>0 <text:s text:c="11"/>24229 viktorje</text:p>
      <text:p text:style-name="P1"><text:s/>0 <text:s text:c="11"/>24214 vienna</text:p>
      <text:p text:style-name="P1"><text:s/>0 <text:s text:c="11"/>24215 viering</text:p>
      <text:p text:style-name="P1"><text:s/>0 <text:s text:c="11"/>24216 viespeuk</text:p>
      <text:p text:style-name="P1"><text:s/>0 <text:s text:c="11"/>24213 vienes</text:p>
      <text:p text:style-name="P1"><text:s/>0 <text:s text:c="11"/>24212 viendo</text:p>
      <text:p text:style-name="P1"><text:s/>0 <text:s text:c="11"/>24211 vielleicht</text:p>
      <text:p text:style-name="P1"><text:s/>0 <text:s text:c="11"/>24208 vidon</text:p>
      <text:p text:style-name="P1"><text:s/>0 <text:s text:c="11"/>24209 vids</text:p>
      <text:p text:style-name="P1"><text:s/>0 <text:s text:c="11"/>24210 vidwdbzrxj</text:p>
      <text:p text:style-name="P1"><text:s/>0 <text:s text:c="11"/>24217 vietnam</text:p>
      <text:p text:style-name="P1"><text:s/>0 <text:s text:c="11"/>24218 vietnamese</text:p>
      <text:p text:style-name="P1"><text:s/>0 <text:s text:c="11"/>24219 view</text:p>
      <text:p text:style-name="P1"><text:s/>0 <text:s text:c="11"/>24227 vigani</text:p>
      <text:p text:style-name="P1"><text:s/>0 <text:s text:c="11"/>24228 vijay</text:p>
      <text:p text:style-name="P1"><text:s/>0 <text:s text:c="11"/>24225 vifeol2fb2</text:p>
      <text:p text:style-name="P1"><text:s/>0 <text:s text:c="11"/>24226 vig64dlt2h</text:p>
      <text:p text:style-name="P1"><text:s/>0 <text:s text:c="11"/>24224 views</text:p>
      <text:p text:style-name="P1"><text:s/>0 <text:s text:c="11"/>24220 viewed</text:p>
      <text:p text:style-name="P1"><text:s/>0 <text:s text:c="11"/>24221 viewers</text:p>
      <text:p text:style-name="P1"><text:s/>0 <text:s text:c="11"/>24222 viewing</text:p>
      <text:p text:style-name="P1"><text:s/>0 <text:s text:c="11"/>24223 viewpoint</text:p>
      <text:p text:style-name="P1"><text:s/>0 <text:s text:c="11"/>24256 violin</text:p>
      <text:p text:style-name="P1"><text:s/>0 <text:s text:c="11"/>24258 viprin</text:p>
      <text:p text:style-name="P1"><text:s/>0 <text:s text:c="11"/>24307 vjv1twrdz4</text:p>
      <text:p text:style-name="P1"><text:s/>0 <text:s text:c="11"/>24295 viv</text:p>
      <text:p text:style-name="P1"><text:s/>0 <text:s text:c="11"/>24291 vital</text:p>
      <text:p text:style-name="P1"><text:s/>0 <text:s text:c="11"/>24292 vitamin</text:p>
      <text:p text:style-name="P1"><text:s/>0 <text:s text:c="11"/>24293 vitamini</text:p>
      <text:p text:style-name="P1"><text:s/>0 <text:s text:c="11"/>24290 viswanathan</text:p>
      <text:p text:style-name="P1"><text:s/>0 <text:s text:c="11"/>24289 visuals</text:p>
      <text:p text:style-name="P1"><text:s/>0 <text:s text:c="11"/>24288 visualizing</text:p>
      <text:p text:style-name="P1"><text:s/>0 <text:s text:c="11"/>24285 visual</text:p>
      <text:p text:style-name="P1"><text:s/>0 <text:s text:c="11"/>24286 visualization</text:p>
      <text:p text:style-name="P1"><text:s/>0 <text:s text:c="11"/>24287 visualizer</text:p>
      <text:p text:style-name="P1"><text:s/>0 <text:s text:c="11"/>24294 vittorio</text:p>
      <text:p text:style-name="P1"><text:s/>0 <text:s text:c="11"/>24296 vivente</text:p>
      <text:p text:style-name="P1"><text:s/>0 <text:s text:c="11"/>24259 viqqqeirdb</text:p>
      <text:p text:style-name="P1"><text:s/>0 <text:s text:c="11"/>24297 vivi</text:p>
      <text:p text:style-name="P1"><text:soft-page-break/><text:s/>0 <text:s text:c="11"/>24304 vjktipa9vr</text:p>
      <text:p text:style-name="P1"><text:s/>0 <text:s text:c="11"/>24305 vjm6ukac78</text:p>
      <text:p text:style-name="P1"><text:s/>0 <text:s text:c="11"/>24306 vjoexed9</text:p>
      <text:p text:style-name="P1"><text:s/>0 <text:s text:c="11"/>24303 vjhg9ddlha</text:p>
      <text:p text:style-name="P1"><text:s/>0 <text:s text:c="11"/>24302 vizify</text:p>
      <text:p text:style-name="P1"><text:s/>0 <text:s text:c="11"/>24301 viz</text:p>
      <text:p text:style-name="P1"><text:s/>0 <text:s text:c="11"/>24298 vivian</text:p>
      <text:p text:style-name="P1"><text:s/>0 <text:s text:c="11"/>24299 vivo</text:p>
      <text:p text:style-name="P1"><text:s/>0 <text:s text:c="11"/>24300 viwdhvbpyc</text:p>
      <text:p text:style-name="P1"><text:s/>0 <text:s text:c="11"/>24284 vistazo</text:p>
      <text:p text:style-name="P1"><text:s/>0 <text:s text:c="11"/>24283 vista</text:p>
      <text:p text:style-name="P1"><text:s/>0 <text:s text:c="11"/>24282 visits</text:p>
      <text:p text:style-name="P1"><text:s/>0 <text:s text:c="11"/>24281 visitors</text:p>
      <text:p text:style-name="P1"><text:s/>0 <text:s text:c="11"/>24266 virtue</text:p>
      <text:p text:style-name="P1"><text:s/>0 <text:s text:c="11"/>24267 virtuoso</text:p>
      <text:p text:style-name="P1"><text:s/>0 <text:s text:c="11"/>24268 virus</text:p>
      <text:p text:style-name="P1"><text:s/>0 <text:s text:c="11"/>24265 virtualbox</text:p>
      <text:p text:style-name="P1"><text:s/>0 <text:s text:c="11"/>24264 virtual</text:p>
      <text:p text:style-name="P1"><text:s/>0 <text:s text:c="11"/>24263 virginia</text:p>
      <text:p text:style-name="P1"><text:s/>0 <text:s text:c="11"/>24260 viral</text:p>
      <text:p text:style-name="P1"><text:s/>0 <text:s text:c="11"/>24261 viralheat</text:p>
      <text:p text:style-name="P1"><text:s/>0 <text:s text:c="11"/>24262 virgin</text:p>
      <text:p text:style-name="P1"><text:s/>0 <text:s text:c="11"/>24269 virustotal</text:p>
      <text:p text:style-name="P1"><text:s/>0 <text:s text:c="11"/>24270 visas</text:p>
      <text:p text:style-name="P1"><text:s/>0 <text:s text:c="11"/>24271 visibility</text:p>
      <text:p text:style-name="P1"><text:s/>0 <text:s text:c="11"/>24279 visited</text:p>
      <text:p text:style-name="P1"><text:s/>0 <text:s text:c="11"/>24280 visiting</text:p>
      <text:p text:style-name="P1"><text:s/>0 <text:s text:c="11"/>24277 visitar</text:p>
      <text:p text:style-name="P1"><text:s/>0 <text:s text:c="11"/>24278 visitation</text:p>
      <text:p text:style-name="P1"><text:s/>0 <text:s text:c="11"/>24276 visit</text:p>
      <text:p text:style-name="P1"><text:s/>0 <text:s text:c="11"/>24272 visible</text:p>
      <text:p text:style-name="P1"><text:s/>0 <text:s text:c="11"/>24273 visibly</text:p>
      <text:p text:style-name="P1"><text:s/>0 <text:s text:c="11"/>24274 vision</text:p>
      <text:p text:style-name="P1"><text:s/>0 <text:s text:c="11"/>24275 visions</text:p>
      <text:p text:style-name="P1"><text:s/>0 <text:s text:c="11"/>24410 vq4qyxhn1a</text:p>
      <text:p text:style-name="P1"><text:s/>0 <text:s text:c="11"/>24412 vqb9s26ar0</text:p>
      <text:p text:style-name="P1"><text:s/>0 <text:s text:c="11"/>23797 urethra</text:p>
      <text:p text:style-name="P1"><text:s/>0 <text:s text:c="11"/>24552 waited</text:p>
      <text:p text:style-name="P1"><text:s/>0 <text:s text:c="11"/>24548 waina</text:p>
      <text:p text:style-name="P1"><text:s/>0 <text:s text:c="11"/>24549 wainwright</text:p>
      <text:p text:style-name="P1"><text:s/>0 <text:s text:c="11"/>24550 waist</text:p>
      <text:p text:style-name="P1"><text:s/>0 <text:s text:c="11"/>24547 wailing</text:p>
      <text:p text:style-name="P1"><text:s/>0 <text:s text:c="11"/>24546 wailers</text:p>
      <text:p text:style-name="P1"><text:s/>0 <text:s text:c="11"/>24545 waibel</text:p>
      <text:p text:style-name="P1"><text:s/>0 <text:s text:c="11"/>24542 wah</text:p>
      <text:p text:style-name="P1"><text:s/>0 <text:s text:c="11"/>24543 wahm</text:p>
      <text:p text:style-name="P1"><text:s/>0 <text:s text:c="11"/>24544 wahtbkqzcb</text:p>
      <text:p text:style-name="P1"><text:s/>0 <text:s text:c="11"/>24551 wait</text:p>
      <text:p text:style-name="P1"><text:s/>0 <text:s text:c="11"/>24553 waiting</text:p>
      <text:p text:style-name="P1"><text:s/>0 <text:s text:c="11"/>24540 wages</text:p>
      <text:p text:style-name="P1"><text:s/>0 <text:s text:c="11"/>24554 wajoooo</text:p>
      <text:p text:style-name="P1"><text:s/>0 <text:s text:c="11"/>24561 waldorf</text:p>
      <text:p text:style-name="P1"><text:soft-page-break/><text:s/>0 <text:s text:c="11"/>24562 walgreens</text:p>
      <text:p text:style-name="P1"><text:s/>0 <text:s text:c="11"/>24563 wali</text:p>
      <text:p text:style-name="P1"><text:s/>0 <text:s text:c="11"/>24560 wala</text:p>
      <text:p text:style-name="P1"><text:s/>0 <text:s text:c="11"/>24559 wakker</text:p>
      <text:p text:style-name="P1"><text:s/>0 <text:s text:c="11"/>24558 waking</text:p>
      <text:p text:style-name="P1"><text:s/>0 <text:s text:c="11"/>24555 wajuordakv</text:p>
      <text:p text:style-name="P1"><text:s/>0 <text:s text:c="11"/>24556 wake</text:p>
      <text:p text:style-name="P1"><text:s/>0 <text:s text:c="11"/>24557 wakes</text:p>
      <text:p text:style-name="P1"><text:s/>0 <text:s text:c="11"/>24541 wagetndg33</text:p>
      <text:p text:style-name="P1"><text:s/>0 <text:s text:c="11"/>24539 wafzyehpnh</text:p>
      <text:p text:style-name="P1"><text:s/>0 <text:s text:c="11"/>24413 vqd2txvi</text:p>
      <text:p text:style-name="P1"><text:s/>0 <text:s text:c="11"/>24526 wa</text:p>
      <text:p text:style-name="P1"><text:s/>0 <text:s text:c="11"/>24522 w8o5jbso</text:p>
      <text:p text:style-name="P1"><text:s/>0 <text:s text:c="11"/>24523 w9mpyaye</text:p>
      <text:p text:style-name="P1"><text:s/>0 <text:s text:c="11"/>24524 w9xwir7p</text:p>
      <text:p text:style-name="P1"><text:s/>0 <text:s text:c="11"/>24521 w815gxn3o1</text:p>
      <text:p text:style-name="P1"><text:s/>0 <text:s text:c="11"/>24520 w8</text:p>
      <text:p text:style-name="P1"><text:s/>0 <text:s text:c="11"/>24519 w7lflkvas9</text:p>
      <text:p text:style-name="P1"><text:s/>0 <text:s text:c="11"/>24516 w6y2tfdmf9</text:p>
      <text:p text:style-name="P1"><text:s/>0 <text:s text:c="11"/>24517 w7dbi4s1xc</text:p>
      <text:p text:style-name="P1"><text:s/>0 <text:s text:c="11"/>24518 w7g1wt53hx</text:p>
      <text:p text:style-name="P1"><text:s/>0 <text:s text:c="11"/>24525 w9yyffm8</text:p>
      <text:p text:style-name="P1"><text:s/>0 <text:s text:c="11"/>24527 waaaay</text:p>
      <text:p text:style-name="P1"><text:s/>0 <text:s text:c="11"/>24538 waffogato</text:p>
      <text:p text:style-name="P1"><text:s/>0 <text:s text:c="11"/>24528 waanna</text:p>
      <text:p text:style-name="P1"><text:s/>0 <text:s text:c="11"/>24535 wadqdgxym8</text:p>
      <text:p text:style-name="P1"><text:s/>0 <text:s text:c="11"/>24536 waffle</text:p>
      <text:p text:style-name="P1"><text:s/>0 <text:s text:c="11"/>24537 waffles</text:p>
      <text:p text:style-name="P1"><text:s/>0 <text:s text:c="11"/>24534 waddup</text:p>
      <text:p text:style-name="P1"><text:s/>0 <text:s text:c="11"/>24533 wacs8jtfit</text:p>
      <text:p text:style-name="P1"><text:s/>0 <text:s text:c="11"/>24532 wack</text:p>
      <text:p text:style-name="P1"><text:s/>0 <text:s text:c="11"/>24529 waar</text:p>
      <text:p text:style-name="P1"><text:s/>0 <text:s text:c="11"/>24530 waarom</text:p>
      <text:p text:style-name="P1"><text:s/>0 <text:s text:c="11"/>24531 wacht</text:p>
      <text:p text:style-name="P1"><text:s/>0 <text:s text:c="11"/>24564 walk</text:p>
      <text:p text:style-name="P1"><text:s/>0 <text:s text:c="11"/>24565 walked</text:p>
      <text:p text:style-name="P1"><text:s/>0 <text:s text:c="11"/>24566 walker</text:p>
      <text:p text:style-name="P1"><text:s/>0 <text:s text:c="11"/>24604 warme</text:p>
      <text:p text:style-name="P1"><text:s/>0 <text:s text:c="11"/>24599 warempel</text:p>
      <text:p text:style-name="P1"><text:s/>0 <text:s text:c="11"/>24600 waren</text:p>
      <text:p text:style-name="P1"><text:s/>0 <text:s text:c="11"/>24601 warfare</text:p>
      <text:p text:style-name="P1"><text:s/>0 <text:s text:c="11"/>24598 wardrobe</text:p>
      <text:p text:style-name="P1"><text:s/>0 <text:s text:c="11"/>24597 ward</text:p>
      <text:p text:style-name="P1"><text:s/>0 <text:s text:c="11"/>24596 war</text:p>
      <text:p text:style-name="P1"><text:s/>0 <text:s text:c="11"/>24593 wanting</text:p>
      <text:p text:style-name="P1"><text:s/>0 <text:s text:c="11"/>24594 wants</text:p>
      <text:p text:style-name="P1"><text:s/>0 <text:s text:c="11"/>24595 wanttobeworking</text:p>
      <text:p text:style-name="P1"><text:s/>0 <text:s text:c="11"/>24602 warhol</text:p>
      <text:p text:style-name="P1"><text:s/>0 <text:s text:c="11"/>24605 warmer</text:p>
      <text:p text:style-name="P1"><text:s/>0 <text:s text:c="11"/>24567 walkforwater</text:p>
      <text:p text:style-name="P1"><text:s/>0 <text:s text:c="11"/>24606 warmm</text:p>
      <text:p text:style-name="P1"><text:s/>0 <text:s text:c="11"/>24613 warrior</text:p>
      <text:p text:style-name="P1"><text:soft-page-break/><text:s/>0 <text:s text:c="11"/>24614 warriors</text:p>
      <text:p text:style-name="P1"><text:s/>0 <text:s text:c="11"/>24615 warrmm</text:p>
      <text:p text:style-name="P1"><text:s/>0 <text:s text:c="11"/>24612 warren</text:p>
      <text:p text:style-name="P1"><text:s/>0 <text:s text:c="11"/>24611 warpaint</text:p>
      <text:p text:style-name="P1"><text:s/>0 <text:s text:c="11"/>24610 warp</text:p>
      <text:p text:style-name="P1"><text:s/>0 <text:s text:c="11"/>24607 warned</text:p>
      <text:p text:style-name="P1"><text:s/>0 <text:s text:c="11"/>24608 warning</text:p>
      <text:p text:style-name="P1"><text:s/>0 <text:s text:c="11"/>24609 warns</text:p>
      <text:p text:style-name="P1"><text:s/>0 <text:s text:c="11"/>24592 wanted</text:p>
      <text:p text:style-name="P1"><text:s/>0 <text:s text:c="11"/>24591 wantbadly</text:p>
      <text:p text:style-name="P1"><text:s/>0 <text:s text:c="11"/>24590 want</text:p>
      <text:p text:style-name="P1"><text:s/>0 <text:s text:c="11"/>24589 wanne</text:p>
      <text:p text:style-name="P1"><text:s/>0 <text:s text:c="11"/>24574 wallahi</text:p>
      <text:p text:style-name="P1"><text:s/>0 <text:s text:c="11"/>24575 wallet</text:p>
      <text:p text:style-name="P1"><text:s/>0 <text:s text:c="11"/>24576 wallflower</text:p>
      <text:p text:style-name="P1"><text:s/>0 <text:s text:c="11"/>24573 wallach</text:p>
      <text:p text:style-name="P1"><text:s/>0 <text:s text:c="11"/>24572 wall</text:p>
      <text:p text:style-name="P1"><text:s/>0 <text:s text:c="11"/>24571 walkway</text:p>
      <text:p text:style-name="P1"><text:s/>0 <text:s text:c="11"/>24568 walkin</text:p>
      <text:p text:style-name="P1"><text:s/>0 <text:s text:c="11"/>24569 walking</text:p>
      <text:p text:style-name="P1"><text:s/>0 <text:s text:c="11"/>24570 walks</text:p>
      <text:p text:style-name="P1"><text:s/>0 <text:s text:c="11"/>24577 wallpaper</text:p>
      <text:p text:style-name="P1"><text:s/>0 <text:s text:c="11"/>24578 walmart</text:p>
      <text:p text:style-name="P1"><text:s/>0 <text:s text:c="11"/>24579 walnuts</text:p>
      <text:p text:style-name="P1"><text:s/>0 <text:s text:c="11"/>24587 wannalayinbedallday</text:p>
      <text:p text:style-name="P1"><text:s/>0 <text:s text:c="11"/>24588 wannasleepbutdont</text:p>
      <text:p text:style-name="P1"><text:s/>0 <text:s text:c="11"/>24585 wanders</text:p>
      <text:p text:style-name="P1"><text:s/>0 <text:s text:c="11"/>24586 wanna</text:p>
      <text:p text:style-name="P1"><text:s/>0 <text:s text:c="11"/>24584 wandering</text:p>
      <text:p text:style-name="P1"><text:s/>0 <text:s text:c="11"/>24580 walt</text:p>
      <text:p text:style-name="P1"><text:s/>0 <text:s text:c="11"/>24581 walter</text:p>
      <text:p text:style-name="P1"><text:s/>0 <text:s text:c="11"/>24582 wamp</text:p>
      <text:p text:style-name="P1"><text:s/>0 <text:s text:c="11"/>24583 wand</text:p>
      <text:p text:style-name="P1"><text:s/>0 <text:s text:c="11"/>24515 w6eczpj5</text:p>
      <text:p text:style-name="P1"><text:s/>0 <text:s text:c="11"/>24514 w62wy4yiyr</text:p>
      <text:p text:style-name="P1"><text:s/>0 <text:s text:c="11"/>24513 w4pgc7yjkt</text:p>
      <text:p text:style-name="P1"><text:s/>0 <text:s text:c="11"/>24449 vufzfhyfn4</text:p>
      <text:p text:style-name="P1"><text:s/>0 <text:s text:c="11"/>24445 vtvrfdmrgz</text:p>
      <text:p text:style-name="P1"><text:s/>0 <text:s text:c="11"/>24446 vtyjycd8t6</text:p>
      <text:p text:style-name="P1"><text:s/>0 <text:s text:c="11"/>24447 vu3i4tockq</text:p>
      <text:p text:style-name="P1"><text:s/>0 <text:s text:c="11"/>24444 vttnqc6h</text:p>
      <text:p text:style-name="P1"><text:s/>0 <text:s text:c="11"/>24443 vtthvtuk00</text:p>
      <text:p text:style-name="P1"><text:s/>0 <text:s text:c="11"/>24442 vtsyyisu</text:p>
      <text:p text:style-name="P1"><text:s/>0 <text:s text:c="11"/>24439 vt0emjofyn</text:p>
      <text:p text:style-name="P1"><text:s/>0 <text:s text:c="11"/>24440 vtctjfzu6c</text:p>
      <text:p text:style-name="P1"><text:s/>0 <text:s text:c="11"/>24441 vtjixaqvoo</text:p>
      <text:p text:style-name="P1"><text:s/>0 <text:s text:c="11"/>24448 vuelta</text:p>
      <text:p text:style-name="P1"><text:s/>0 <text:s text:c="11"/>24450 vuitton</text:p>
      <text:p text:style-name="P1"><text:s/>0 <text:s text:c="11"/>24462 vvjza21kyi</text:p>
      <text:p text:style-name="P1"><text:s/>0 <text:s text:c="11"/>24451 vukizzle</text:p>
      <text:p text:style-name="P1"><text:s/>0 <text:s text:c="11"/>24458 vv3mh9p14f</text:p>
      <text:p text:style-name="P1"><text:s/>0 <text:s text:c="11"/>24459 vvajcccxbc</text:p>
      <text:p text:style-name="P1"><text:soft-page-break/><text:s/>0 <text:s text:c="11"/>24460 vvesbtiafz</text:p>
      <text:p text:style-name="P1"><text:s/>0 <text:s text:c="11"/>24457 vuw6zsuio7</text:p>
      <text:p text:style-name="P1"><text:s/>0 <text:s text:c="11"/>24456 vur3wbk6</text:p>
      <text:p text:style-name="P1"><text:s/>0 <text:s text:c="11"/>24455 vuoi</text:p>
      <text:p text:style-name="P1"><text:s/>0 <text:s text:c="11"/>24452 vukngoqf</text:p>
      <text:p text:style-name="P1"><text:s/>0 <text:s text:c="11"/>24453 vulgar</text:p>
      <text:p text:style-name="P1"><text:s/>0 <text:s text:c="11"/>24454 vumaujmq</text:p>
      <text:p text:style-name="P1"><text:s/>0 <text:s text:c="11"/>24438 vsycylry</text:p>
      <text:p text:style-name="P1"><text:s/>0 <text:s text:c="11"/>24437 vsot5ct3qn</text:p>
      <text:p text:style-name="P1"><text:s/>0 <text:s text:c="11"/>24436 vsm0bpk2dq</text:p>
      <text:p text:style-name="P1"><text:s/>0 <text:s text:c="11"/>24435 vscocam</text:p>
      <text:p text:style-name="P1"><text:s/>0 <text:s text:c="11"/>24420 vqvmlkjcot</text:p>
      <text:p text:style-name="P1"><text:s/>0 <text:s text:c="11"/>24421 vr</text:p>
      <text:p text:style-name="P1"><text:s/>0 <text:s text:c="11"/>24422 vra</text:p>
      <text:p text:style-name="P1"><text:s/>0 <text:s text:c="11"/>24419 vqvh4gksps</text:p>
      <text:p text:style-name="P1"><text:s/>0 <text:s text:c="11"/>24418 vqtchgod00</text:p>
      <text:p text:style-name="P1"><text:s/>0 <text:s text:c="11"/>24417 vqsqkq492l</text:p>
      <text:p text:style-name="P1"><text:s/>0 <text:s text:c="11"/>24414 vqgjvwi2iy</text:p>
      <text:p text:style-name="P1"><text:s/>0 <text:s text:c="11"/>24415 vqpfuvxnic</text:p>
      <text:p text:style-name="P1"><text:s/>0 <text:s text:c="11"/>24416 vqpg6su9xo</text:p>
      <text:p text:style-name="P1"><text:s/>0 <text:s text:c="11"/>24423 vrcyr0lr87</text:p>
      <text:p text:style-name="P1"><text:s/>0 <text:s text:c="11"/>24424 vrigin</text:p>
      <text:p text:style-name="P1"><text:s/>0 <text:s text:c="11"/>24425 vrijdag</text:p>
      <text:p text:style-name="P1"><text:s/>0 <text:s text:c="11"/>24433 vs9vx2rawn</text:p>
      <text:p text:style-name="P1"><text:s/>0 <text:s text:c="11"/>24434 vsco</text:p>
      <text:p text:style-name="P1"><text:s/>0 <text:s text:c="11"/>24431 vrrthfnw</text:p>
      <text:p text:style-name="P1"><text:s/>0 <text:s text:c="11"/>24432 vs</text:p>
      <text:p text:style-name="P1"><text:s/>0 <text:s text:c="11"/>24430 vrqpf7cyh8</text:p>
      <text:p text:style-name="P1"><text:s/>0 <text:s text:c="11"/>24426 vrock</text:p>
      <text:p text:style-name="P1"><text:s/>0 <text:s text:c="11"/>24427 vroeg</text:p>
      <text:p text:style-name="P1"><text:s/>0 <text:s text:c="11"/>24428 vroommmmm</text:p>
      <text:p text:style-name="P1"><text:s/>0 <text:s text:c="11"/>24429 vrqkfzde</text:p>
      <text:p text:style-name="P1"><text:s/>0 <text:s text:c="11"/>24461 vvgr2vregz</text:p>
      <text:p text:style-name="P1"><text:s/>0 <text:s text:c="11"/>24463 vvkjxxhtdv</text:p>
      <text:p text:style-name="P1"><text:s/>0 <text:s text:c="11"/>24512 w4i8d6z</text:p>
      <text:p text:style-name="P1"><text:s/>0 <text:s text:c="11"/>24500 w1j828owyy</text:p>
      <text:p text:style-name="P1"><text:s/>0 <text:s text:c="11"/>24496 w0hoiahuvr</text:p>
      <text:p text:style-name="P1"><text:s/>0 <text:s text:c="11"/>24497 w0tiohkywk</text:p>
      <text:p text:style-name="P1"><text:s/>0 <text:s text:c="11"/>24498 w1d6zefiuc</text:p>
      <text:p text:style-name="P1"><text:s/>0 <text:s text:c="11"/>24495 w04wtfet5g</text:p>
      <text:p text:style-name="P1"><text:s/>0 <text:s text:c="11"/>24494 vídeo</text:p>
      <text:p text:style-name="P1"><text:s/>0 <text:s text:c="11"/>24493 víctor</text:p>
      <text:p text:style-name="P1"><text:s/>0 <text:s text:c="11"/>24490 vzurknjevm</text:p>
      <text:p text:style-name="P1"><text:s/>0 <text:s text:c="11"/>24491 vzvfz3brzk</text:p>
      <text:p text:style-name="P1"><text:s/>0 <text:s text:c="11"/>24492 vía</text:p>
      <text:p text:style-name="P1"><text:s/>0 <text:s text:c="11"/>24499 w1fnuroqjz</text:p>
      <text:p text:style-name="P1"><text:s/>0 <text:s text:c="11"/>24501 w1nxuptsga</text:p>
      <text:p text:style-name="P1"><text:s/>0 <text:s text:c="11"/>24464 vvvp7hig</text:p>
      <text:p text:style-name="P1"><text:s/>0 <text:s text:c="11"/>24502 w1oknu1rq6</text:p>
      <text:p text:style-name="P1"><text:s/>0 <text:s text:c="11"/>24509 w3elbbiz</text:p>
      <text:p text:style-name="P1"><text:s/>0 <text:s text:c="11"/>24510 w4bse7tv88</text:p>
      <text:p text:style-name="P1"><text:s/>0 <text:s text:c="11"/>24511 w4eg3npvhx</text:p>
      <text:p text:style-name="P1"><text:soft-page-break/><text:s/>0 <text:s text:c="11"/>24508 w3c</text:p>
      <text:p text:style-name="P1"><text:s/>0 <text:s text:c="11"/>24507 w2hgrn7xcb</text:p>
      <text:p text:style-name="P1"><text:s/>0 <text:s text:c="11"/>24506 w2fpvyl693</text:p>
      <text:p text:style-name="P1"><text:s/>0 <text:s text:c="11"/>24503 w1vje98cpd</text:p>
      <text:p text:style-name="P1"><text:s/>0 <text:s text:c="11"/>24504 w1wzpgbpdk</text:p>
      <text:p text:style-name="P1"><text:s/>0 <text:s text:c="11"/>24505 w2ckfj2xxh</text:p>
      <text:p text:style-name="P1"><text:s/>0 <text:s text:c="11"/>24489 vzu5lw8iat</text:p>
      <text:p text:style-name="P1"><text:s/>0 <text:s text:c="11"/>24488 vzr6ytthv7</text:p>
      <text:p text:style-name="P1"><text:s/>0 <text:s text:c="11"/>24487 vznpm0r5</text:p>
      <text:p text:style-name="P1"><text:s/>0 <text:s text:c="11"/>24486 vzimmkc8</text:p>
      <text:p text:style-name="P1"><text:s/>0 <text:s text:c="11"/>24471 vwwqb87cjs</text:p>
      <text:p text:style-name="P1"><text:s/>0 <text:s text:c="11"/>24472 vx8phpw6g6</text:p>
      <text:p text:style-name="P1"><text:s/>0 <text:s text:c="11"/>24473 vxdoolveit</text:p>
      <text:p text:style-name="P1"><text:s/>0 <text:s text:c="11"/>24470 vws5edgpgx</text:p>
      <text:p text:style-name="P1"><text:s/>0 <text:s text:c="11"/>24469 vwn9pugrmm</text:p>
      <text:p text:style-name="P1"><text:s/>0 <text:s text:c="11"/>24468 vwi9feu3nt</text:p>
      <text:p text:style-name="P1"><text:s/>0 <text:s text:c="11"/>24465 vw</text:p>
      <text:p text:style-name="P1"><text:s/>0 <text:s text:c="11"/>24466 vw8uwnpy</text:p>
      <text:p text:style-name="P1"><text:s/>0 <text:s text:c="11"/>24467 vwadsz5hsr</text:p>
      <text:p text:style-name="P1"><text:s/>0 <text:s text:c="11"/>24474 vxepncs_izo</text:p>
      <text:p text:style-name="P1"><text:s/>0 <text:s text:c="11"/>24475 vxg0rd2y6t</text:p>
      <text:p text:style-name="P1"><text:s/>0 <text:s text:c="11"/>24476 vxrydltdev</text:p>
      <text:p text:style-name="P1"><text:s/>0 <text:s text:c="11"/>24484 vzcsk5020n</text:p>
      <text:p text:style-name="P1"><text:s/>0 <text:s text:c="11"/>24485 vzfxjv8rzv</text:p>
      <text:p text:style-name="P1"><text:s/>0 <text:s text:c="11"/>24482 vyzkbuiozx</text:p>
      <text:p text:style-name="P1"><text:s/>0 <text:s text:c="11"/>24483 vzawfuc4j9</text:p>
      <text:p text:style-name="P1"><text:s/>0 <text:s text:c="11"/>24481 vyr0rwpqdw</text:p>
      <text:p text:style-name="P1"><text:s/>0 <text:s text:c="11"/>24477 vy5i7ccjbo</text:p>
      <text:p text:style-name="P1"><text:s/>0 <text:s text:c="11"/>24478 vyifmamjd9</text:p>
      <text:p text:style-name="P1"><text:s/>0 <text:s text:c="11"/>24479 vykxddwh</text:p>
      <text:p text:style-name="P1"><text:s/>0 <text:s text:c="11"/>24480 vymbodk62w</text:p>
      <text:p text:style-name="P1"><text:s/>0 <text:s text:c="11"/>24207 videos</text:p>
      <text:p text:style-name="P1"><text:s/>0 <text:s text:c="11"/>24206 videolezione</text:p>
      <text:p text:style-name="P1"><text:s/>0 <text:s text:c="11"/>24205 videogames</text:p>
      <text:p text:style-name="P1"><text:s/>0 <text:s text:c="11"/>23936 ux1bpophkn</text:p>
      <text:p text:style-name="P1"><text:s/>0 <text:s text:c="11"/>23932 uwox2db2pp</text:p>
      <text:p text:style-name="P1"><text:s/>0 <text:s text:c="11"/>23933 uwqa57dc4h</text:p>
      <text:p text:style-name="P1"><text:s/>0 <text:s text:c="11"/>23934 uwrdvgst</text:p>
      <text:p text:style-name="P1"><text:s/>0 <text:s text:c="11"/>23931 uwntr2xpcr</text:p>
      <text:p text:style-name="P1"><text:s/>0 <text:s text:c="11"/>23930 uwmnmz5z</text:p>
      <text:p text:style-name="P1"><text:s/>0 <text:s text:c="11"/>23929 uwgp8tcsel</text:p>
      <text:p text:style-name="P1"><text:s/>0 <text:s text:c="11"/>23926 uvzq5mzloz</text:p>
      <text:p text:style-name="P1"><text:s/>0 <text:s text:c="11"/>23927 uw</text:p>
      <text:p text:style-name="P1"><text:s/>0 <text:s text:c="11"/>23928 uw57t9k4cu</text:p>
      <text:p text:style-name="P1"><text:s/>0 <text:s text:c="11"/>23935 ux</text:p>
      <text:p text:style-name="P1"><text:s/>0 <text:s text:c="11"/>23937 uxeulljhvx</text:p>
      <text:p text:style-name="P1"><text:s/>0 <text:s text:c="11"/>23924 uvtuj6bujo</text:p>
      <text:p text:style-name="P1"><text:s/>0 <text:s text:c="11"/>23938 uxmal</text:p>
      <text:p text:style-name="P1"><text:s/>0 <text:s text:c="11"/>23945 uyo9bq0x7k</text:p>
      <text:p text:style-name="P1"><text:s/>0 <text:s text:c="11"/>23946 uyrpn2mqwz</text:p>
      <text:p text:style-name="P1"><text:s/>0 <text:s text:c="11"/>23947 uyt0evzniq</text:p>
      <text:p text:style-name="P1"><text:s/>0 <text:s text:c="11"/>23944 uyo1zp4f8e</text:p>
      <text:p text:style-name="P1"><text:soft-page-break/><text:s/>0 <text:s text:c="11"/>23943 uy632i0m</text:p>
      <text:p text:style-name="P1"><text:s/>0 <text:s text:c="11"/>23942 uy5d7alhz3</text:p>
      <text:p text:style-name="P1"><text:s/>0 <text:s text:c="11"/>23939 uxtgyvg</text:p>
      <text:p text:style-name="P1"><text:s/>0 <text:s text:c="11"/>23940 uxvwqcpwvk</text:p>
      <text:p text:style-name="P1"><text:s/>0 <text:s text:c="11"/>23941 uxxllytv</text:p>
      <text:p text:style-name="P1"><text:s/>0 <text:s text:c="11"/>23925 uvxysgc</text:p>
      <text:p text:style-name="P1"><text:s/>0 <text:s text:c="11"/>23923 uvrwc6zmkb</text:p>
      <text:p text:style-name="P1"><text:s/>0 <text:s text:c="11"/>24204 videofrom</text:p>
      <text:p text:style-name="P1"><text:s/>0 <text:s text:c="11"/>23910 uu8ycmnj</text:p>
      <text:p text:style-name="P1"><text:s/>0 <text:s text:c="11"/>23906 utweqljpfu</text:p>
      <text:p text:style-name="P1"><text:s/>0 <text:s text:c="11"/>23907 utzr90bm4v</text:p>
      <text:p text:style-name="P1"><text:s/>0 <text:s text:c="11"/>23908 uu1tws14qh</text:p>
      <text:p text:style-name="P1"><text:s/>0 <text:s text:c="11"/>23905 utvik</text:p>
      <text:p text:style-name="P1"><text:s/>0 <text:s text:c="11"/>23904 utttwxm6js</text:p>
      <text:p text:style-name="P1"><text:s/>0 <text:s text:c="11"/>23903 utterly</text:p>
      <text:p text:style-name="P1"><text:s/>0 <text:s text:c="11"/>23900 uttar</text:p>
      <text:p text:style-name="P1"><text:s/>0 <text:s text:c="11"/>23901 utter</text:p>
      <text:p text:style-name="P1"><text:s/>0 <text:s text:c="11"/>23902 utterdespair</text:p>
      <text:p text:style-name="P1"><text:s/>0 <text:s text:c="11"/>23909 uu5aggzp</text:p>
      <text:p text:style-name="P1"><text:s/>0 <text:s text:c="11"/>23911 uugh</text:p>
      <text:p text:style-name="P1"><text:s/>0 <text:s text:c="11"/>23922 uvrpbnoot4</text:p>
      <text:p text:style-name="P1"><text:s/>0 <text:s text:c="11"/>23912 uuhhhhh</text:p>
      <text:p text:style-name="P1"><text:s/>0 <text:s text:c="11"/>23919 uvashape</text:p>
      <text:p text:style-name="P1"><text:s/>0 <text:s text:c="11"/>23920 uvfxbd7lnj</text:p>
      <text:p text:style-name="P1"><text:s/>0 <text:s text:c="11"/>23921 uvrban9vxv</text:p>
      <text:p text:style-name="P1"><text:s/>0 <text:s text:c="11"/>23918 uv</text:p>
      <text:p text:style-name="P1"><text:s/>0 <text:s text:c="11"/>23917 uuuuhhhhhhhhh</text:p>
      <text:p text:style-name="P1"><text:s/>0 <text:s text:c="11"/>23916 uuuugggggg</text:p>
      <text:p text:style-name="P1"><text:s/>0 <text:s text:c="11"/>23913 uul8ufy7</text:p>
      <text:p text:style-name="P1"><text:s/>0 <text:s text:c="11"/>23914 uuu</text:p>
      <text:p text:style-name="P1"><text:s/>0 <text:s text:c="11"/>23915 uuun</text:p>
      <text:p text:style-name="P1"><text:s/>0 <text:s text:c="11"/>23948 uyurken</text:p>
      <text:p text:style-name="P1"><text:s/>0 <text:s text:c="11"/>23949 uyuyakalayim</text:p>
      <text:p text:style-name="P1"><text:s/>0 <text:s text:c="11"/>23950 uyuyorum</text:p>
      <text:p text:style-name="P1"><text:s/>0 <text:s text:c="11"/>23987 v9djaqj4</text:p>
      <text:p text:style-name="P1"><text:s/>0 <text:s text:c="11"/>23983 v8dnkoml1h</text:p>
      <text:p text:style-name="P1"><text:s/>0 <text:s text:c="11"/>23984 v8vvxta43y</text:p>
      <text:p text:style-name="P1"><text:s/>0 <text:s text:c="11"/>23985 v8zoj2ic53</text:p>
      <text:p text:style-name="P1"><text:s/>0 <text:s text:c="11"/>23982 v89kzdu8ox</text:p>
      <text:p text:style-name="P1"><text:s/>0 <text:s text:c="11"/>23981 v7xt96cmcf</text:p>
      <text:p text:style-name="P1"><text:s/>0 <text:s text:c="11"/>23980 v7tnouzjwr</text:p>
      <text:p text:style-name="P1"><text:s/>0 <text:s text:c="11"/>23977 v6mxbs46</text:p>
      <text:p text:style-name="P1"><text:s/>0 <text:s text:c="11"/>23978 v6npoot3mt</text:p>
      <text:p text:style-name="P1"><text:s/>0 <text:s text:c="11"/>23979 v6offjlh</text:p>
      <text:p text:style-name="P1"><text:s/>0 <text:s text:c="11"/>23986 v94pw4fc</text:p>
      <text:p text:style-name="P1"><text:s/>0 <text:s text:c="11"/>23988 v9slf4bbiz</text:p>
      <text:p text:style-name="P1"><text:s/>0 <text:s text:c="11"/>23951 uzalbf4y9o</text:p>
      <text:p text:style-name="P1"><text:s/>0 <text:s text:c="11"/>23989 v9ys16ssjp</text:p>
      <text:p text:style-name="P1"><text:s/>0 <text:s text:c="11"/>23997 vacuuming</text:p>
      <text:p text:style-name="P1"><text:s/>0 <text:s text:c="11"/>23998 vader</text:p>
      <text:p text:style-name="P1"><text:s/>0 <text:s text:c="11"/>23999 vadim</text:p>
      <text:p text:style-name="P1"><text:s/>0 <text:s text:c="11"/>23996 vacations</text:p>
      <text:p text:style-name="P1"><text:soft-page-break/><text:s/>0 <text:s text:c="11"/>23994 vacancy</text:p>
      <text:p text:style-name="P1"><text:s/>0 <text:s text:c="11"/>23993 vacancies</text:p>
      <text:p text:style-name="P1"><text:s/>0 <text:s text:c="11"/>23990 va</text:p>
      <text:p text:style-name="P1"><text:s/>0 <text:s text:c="11"/>23991 vaacj31ww3</text:p>
      <text:p text:style-name="P1"><text:s/>0 <text:s text:c="11"/>23992 vac</text:p>
      <text:p text:style-name="P1"><text:s/>0 <text:s text:c="11"/>23976 v6ibsoix</text:p>
      <text:p text:style-name="P1"><text:s/>0 <text:s text:c="11"/>23975 v6f39aheuh</text:p>
      <text:p text:style-name="P1"><text:s/>0 <text:s text:c="11"/>23974 v4wndqez</text:p>
      <text:p text:style-name="P1"><text:s/>0 <text:s text:c="11"/>23973 v4obpbmxc9</text:p>
      <text:p text:style-name="P1"><text:s/>0 <text:s text:c="11"/>23958 ué</text:p>
      <text:p text:style-name="P1"><text:s/>0 <text:s text:c="11"/>23959 v05leq4ybl</text:p>
      <text:p text:style-name="P1"><text:s/>0 <text:s text:c="11"/>23960 v0y7dpp3xm</text:p>
      <text:p text:style-name="P1"><text:s/>0 <text:s text:c="11"/>23957 uzqekb2e95</text:p>
      <text:p text:style-name="P1"><text:s/>0 <text:s text:c="11"/>23956 uzo</text:p>
      <text:p text:style-name="P1"><text:s/>0 <text:s text:c="11"/>23955 uzlbxj7ejn</text:p>
      <text:p text:style-name="P1"><text:s/>0 <text:s text:c="11"/>23952 uzbsuy4hvy</text:p>
      <text:p text:style-name="P1"><text:s/>0 <text:s text:c="11"/>23953 uzcywnp2</text:p>
      <text:p text:style-name="P1"><text:s/>0 <text:s text:c="11"/>23954 uzheb47apt</text:p>
      <text:p text:style-name="P1"><text:s/>0 <text:s text:c="11"/>23961 v1oehhifg9</text:p>
      <text:p text:style-name="P1"><text:s/>0 <text:s text:c="11"/>23962 v2</text:p>
      <text:p text:style-name="P1"><text:s/>0 <text:s text:c="11"/>23963 v2mbmwhjul</text:p>
      <text:p text:style-name="P1"><text:s/>0 <text:s text:c="11"/>23971 v4fcwhebp3</text:p>
      <text:p text:style-name="P1"><text:s/>0 <text:s text:c="11"/>23972 v4irfml6fg</text:p>
      <text:p text:style-name="P1"><text:s/>0 <text:s text:c="11"/>23969 v44fvhn6vz</text:p>
      <text:p text:style-name="P1"><text:s/>0 <text:s text:c="11"/>23970 v46otqpbk2</text:p>
      <text:p text:style-name="P1"><text:s/>0 <text:s text:c="11"/>23968 v3qoxoqf</text:p>
      <text:p text:style-name="P1"><text:s/>0 <text:s text:c="11"/>23964 v2oxkawyiy</text:p>
      <text:p text:style-name="P1"><text:s/>0 <text:s text:c="11"/>23965 v2xxkm00jy</text:p>
      <text:p text:style-name="P1"><text:s/>0 <text:s text:c="11"/>23966 v3cakepy2w</text:p>
      <text:p text:style-name="P1"><text:s/>0 <text:s text:c="11"/>23967 v3iatrjd4h</text:p>
      <text:p text:style-name="P1"><text:s/>0 <text:s text:c="11"/>23899 utk</text:p>
      <text:p text:style-name="P1"><text:s/>0 <text:s text:c="11"/>23898 utiliza</text:p>
      <text:p text:style-name="P1"><text:s/>0 <text:s text:c="11"/>23897 utility</text:p>
      <text:p text:style-name="P1"><text:s/>0 <text:s text:c="11"/>23833 username_garba</text:p>
      <text:p text:style-name="P1"><text:s/>0 <text:s text:c="11"/>23829 usenet</text:p>
      <text:p text:style-name="P1"><text:s/>0 <text:s text:c="11"/>23830 user</text:p>
      <text:p text:style-name="P1"><text:s/>0 <text:s text:c="11"/>23831 username</text:p>
      <text:p text:style-name="P1"><text:s/>0 <text:s text:c="11"/>23828 useless</text:p>
      <text:p text:style-name="P1"><text:s/>0 <text:s text:c="11"/>23827 usegzsgs</text:p>
      <text:p text:style-name="P1"><text:s/>0 <text:s text:c="11"/>23826 useful</text:p>
      <text:p text:style-name="P1"><text:s/>0 <text:s text:c="11"/>23823 usavspor</text:p>
      <text:p text:style-name="P1"><text:s/>0 <text:s text:c="11"/>23824 use</text:p>
      <text:p text:style-name="P1"><text:s/>0 <text:s text:c="11"/>23825 used</text:p>
      <text:p text:style-name="P1"><text:s/>0 <text:s text:c="11"/>23832 username_army</text:p>
      <text:p text:style-name="P1"><text:s/>0 <text:s text:c="11"/>23834 username_isic</text:p>
      <text:p text:style-name="P1"><text:s/>0 <text:s text:c="11"/>23846 usernameguybrysh</text:p>
      <text:p text:style-name="P1"><text:s/>0 <text:s text:c="11"/>23835 usernameacmmm14</text:p>
      <text:p text:style-name="P1"><text:s/>0 <text:s text:c="11"/>23842 usernamefacells</text:p>
      <text:p text:style-name="P1"><text:s/>0 <text:s text:c="11"/>23843 usernamefraintesa</text:p>
      <text:p text:style-name="P1"><text:s/>0 <text:s text:c="11"/>23844 usernamegabriel_miretti</text:p>
      <text:p text:style-name="P1"><text:s/>0 <text:s text:c="11"/>23841 usernameessem2013</text:p>
      <text:p text:style-name="P1"><text:s/>0 <text:s text:c="11"/>23840 usernamedoude86</text:p>
      <text:p text:style-name="P1"><text:soft-page-break/><text:s/>0 <text:s text:c="11"/>23839 usernamediesignit</text:p>
      <text:p text:style-name="P1"><text:s/>0 <text:s text:c="11"/>23836 usernameawoody141</text:p>
      <text:p text:style-name="P1"><text:s/>0 <text:s text:c="11"/>23837 usernamecalendar</text:p>
      <text:p text:style-name="P1"><text:s/>0 <text:s text:c="11"/>23838 usernamedev</text:p>
      <text:p text:style-name="P1"><text:s/>0 <text:s text:c="11"/>23822 usavsgermany</text:p>
      <text:p text:style-name="P1"><text:s/>0 <text:s text:c="11"/>23821 usato</text:p>
      <text:p text:style-name="P1"><text:s/>0 <text:s text:c="11"/>23820 usas</text:p>
      <text:p text:style-name="P1"><text:s/>0 <text:s text:c="11"/>23819 usar</text:p>
      <text:p text:style-name="P1"><text:s/>0 <text:s text:c="11"/>23804 urkvehl9</text:p>
      <text:p text:style-name="P1"><text:s/>0 <text:s text:c="11"/>23805 url</text:p>
      <text:p text:style-name="P1"><text:s/>0 <text:s text:c="11"/>23806 urrerf3g</text:p>
      <text:p text:style-name="P1"><text:s/>0 <text:s text:c="11"/>23803 urkqghbz</text:p>
      <text:p text:style-name="P1"><text:s/>0 <text:s text:c="11"/>23802 uri</text:p>
      <text:p text:style-name="P1"><text:s/>0 <text:s text:c="11"/>23801 urges</text:p>
      <text:p text:style-name="P1"><text:s/>0 <text:s text:c="11"/>23798 urge</text:p>
      <text:p text:style-name="P1"><text:s/>0 <text:s text:c="11"/>23799 urgent</text:p>
      <text:p text:style-name="P1"><text:s/>0 <text:s text:c="11"/>23800 urgently</text:p>
      <text:p text:style-name="P1"><text:s/>0 <text:s text:c="11"/>23807 uru</text:p>
      <text:p text:style-name="P1"><text:s/>0 <text:s text:c="11"/>23808 uruguay</text:p>
      <text:p text:style-name="P1"><text:s/>0 <text:s text:c="11"/>23809 urxzzunjqb</text:p>
      <text:p text:style-name="P1"><text:s/>0 <text:s text:c="11"/>23817 usage</text:p>
      <text:p text:style-name="P1"><text:s/>0 <text:s text:c="11"/>23818 usally</text:p>
      <text:p text:style-name="P1"><text:s/>0 <text:s text:c="11"/>23815 usability</text:p>
      <text:p text:style-name="P1"><text:s/>0 <text:s text:c="11"/>23816 usable</text:p>
      <text:p text:style-name="P1"><text:s/>0 <text:s text:c="11"/>23814 usa2012</text:p>
      <text:p text:style-name="P1"><text:s/>0 <text:s text:c="11"/>23810 us</text:p>
      <text:p text:style-name="P1"><text:s/>0 <text:s text:c="11"/>23811 us9neav2au</text:p>
      <text:p text:style-name="P1"><text:s/>0 <text:s text:c="11"/>23812 usa</text:p>
      <text:p text:style-name="P1"><text:s/>0 <text:s text:c="11"/>23813 usa2008</text:p>
      <text:p text:style-name="P1"><text:s/>0 <text:s text:c="11"/>23845 usernamegoogle</text:p>
      <text:p text:style-name="P1"><text:s/>0 <text:s text:c="11"/>23847 usernamehahnairport</text:p>
      <text:p text:style-name="P1"><text:s/>0 <text:s text:c="11"/>23896 utile</text:p>
      <text:p text:style-name="P1"><text:s/>0 <text:s text:c="11"/>23884 usual</text:p>
      <text:p text:style-name="P1"><text:s/>0 <text:s text:c="11"/>23880 usted</text:p>
      <text:p text:style-name="P1"><text:s/>0 <text:s text:c="11"/>23881 ustedes</text:p>
      <text:p text:style-name="P1"><text:s/>0 <text:s text:c="11"/>23882 ustired2</text:p>
      <text:p text:style-name="P1"><text:s/>0 <text:s text:c="11"/>23879 usssssshhh</text:p>
      <text:p text:style-name="P1"><text:s/>0 <text:s text:c="11"/>23878 usr5kizro2</text:p>
      <text:p text:style-name="P1"><text:s/>0 <text:s text:c="11"/>23877 usopjxl004</text:p>
      <text:p text:style-name="P1"><text:s/>0 <text:s text:c="11"/>23874 usmtmbot</text:p>
      <text:p text:style-name="P1"><text:s/>0 <text:s text:c="11"/>23875 uso</text:p>
      <text:p text:style-name="P1"><text:s/>0 <text:s text:c="11"/>23876 usopen</text:p>
      <text:p text:style-name="P1"><text:s/>0 <text:s text:c="11"/>23883 ustream</text:p>
      <text:p text:style-name="P1"><text:s/>0 <text:s text:c="11"/>23885 usually</text:p>
      <text:p text:style-name="P1"><text:s/>0 <text:s text:c="11"/>23848 usernameheineken</text:p>
      <text:p text:style-name="P1"><text:s/>0 <text:s text:c="11"/>23886 ut</text:p>
      <text:p text:style-name="P1"><text:s/>0 <text:s text:c="11"/>23893 utcwrestlingmomproblems</text:p>
      <text:p text:style-name="P1"><text:s/>0 <text:s text:c="11"/>23894 utd</text:p>
      <text:p text:style-name="P1"><text:s/>0 <text:s text:c="11"/>23895 utha</text:p>
      <text:p text:style-name="P1"><text:s/>0 <text:s text:c="11"/>23892 utcwrestling</text:p>
      <text:p text:style-name="P1"><text:s/>0 <text:s text:c="11"/>23891 utc</text:p>
      <text:p text:style-name="P1"><text:s/>0 <text:s text:c="11"/>23890 utanctan</text:p>
      <text:p text:style-name="P1"><text:soft-page-break/><text:s/>0 <text:s text:c="11"/>23887 ut0cw1vmkf</text:p>
      <text:p text:style-name="P1"><text:s/>0 <text:s text:c="11"/>23888 ut8oidnme0</text:p>
      <text:p text:style-name="P1"><text:s/>0 <text:s text:c="11"/>23889 utaju2kwka</text:p>
      <text:p text:style-name="P1"><text:s/>0 <text:s text:c="11"/>23873 usmarc</text:p>
      <text:p text:style-name="P1"><text:s/>0 <text:s text:c="11"/>23872 using</text:p>
      <text:p text:style-name="P1"><text:s/>0 <text:s text:c="11"/>23871 usi</text:p>
      <text:p text:style-name="P1"><text:s/>0 <text:s text:c="11"/>23870 usher</text:p>
      <text:p text:style-name="P1"><text:s/>0 <text:s text:c="11"/>23855 usernamemccoy_newberg</text:p>
      <text:p text:style-name="P1"><text:s/>0 <text:s text:c="11"/>23856 usernamemexico</text:p>
      <text:p text:style-name="P1"><text:s/>0 <text:s text:c="11"/>23857 usernamemi</text:p>
      <text:p text:style-name="P1"><text:s/>0 <text:s text:c="11"/>23854 usernameluckybaldwinsca</text:p>
      <text:p text:style-name="P1"><text:s/>0 <text:s text:c="11"/>23853 usernamelolaclubshngh</text:p>
      <text:p text:style-name="P1"><text:s/>0 <text:s text:c="11"/>23852 usernamelax_official</text:p>
      <text:p text:style-name="P1"><text:s/>0 <text:s text:c="11"/>23849 usernameistanbulairport</text:p>
      <text:p text:style-name="P1"><text:s/>0 <text:s text:c="11"/>23850 usernamejshrader184</text:p>
      <text:p text:style-name="P1"><text:s/>0 <text:s text:c="11"/>23851 usernameknowledge</text:p>
      <text:p text:style-name="P1"><text:s/>0 <text:s text:c="11"/>23858 usernamemilanomangafest</text:p>
      <text:p text:style-name="P1"><text:s/>0 <text:s text:c="11"/>23859 usernameparkjaysmith</text:p>
      <text:p text:style-name="P1"><text:s/>0 <text:s text:c="11"/>23860 usernamer3try</text:p>
      <text:p text:style-name="P1"><text:s/>0 <text:s text:c="11"/>23868 users</text:p>
      <text:p text:style-name="P1"><text:s/>0 <text:s text:c="11"/>23869 uses</text:p>
      <text:p text:style-name="P1"><text:s/>0 <text:s text:c="11"/>23866 usernameverhoevenben</text:p>
      <text:p text:style-name="P1"><text:s/>0 <text:s text:c="11"/>23867 usernamevspink</text:p>
      <text:p text:style-name="P1"><text:s/>0 <text:s text:c="11"/>23865 usernamestn_airport</text:p>
      <text:p text:style-name="P1"><text:s/>0 <text:s text:c="11"/>23861 usernamesaksmexico</text:p>
      <text:p text:style-name="P1"><text:s/>0 <text:s text:c="11"/>23862 usernamescoutmob</text:p>
      <text:p text:style-name="P1"><text:s/>0 <text:s text:c="11"/>23863 usernamesfweeklystreet</text:p>
      <text:p text:style-name="P1"><text:s/>0 <text:s text:c="11"/>23864 usernamesonorag_prime</text:p>
      <text:p text:style-name="P1"><text:s/>0 <text:s text:c="11"/>24000 vado</text:p>
      <text:p text:style-name="P1"><text:s/>0 <text:s text:c="11"/>24001 vafan</text:p>
      <text:p text:style-name="P1"><text:s/>0 <text:s text:c="11"/>24002 vagician</text:p>
      <text:p text:style-name="P1"><text:s/>0 <text:s text:c="11"/>24141 verrt</text:p>
      <text:p text:style-name="P1"><text:s/>0 <text:s text:c="11"/>24137 verlaten</text:p>
      <text:p text:style-name="P1"><text:s/>0 <text:s text:c="11"/>24138 vermeye</text:p>
      <text:p text:style-name="P1"><text:s/>0 <text:s text:c="11"/>24139 verona</text:p>
      <text:p text:style-name="P1"><text:s/>0 <text:s text:c="11"/>24136 verjaardag</text:p>
      <text:p text:style-name="P1"><text:s/>0 <text:s text:c="11"/>24135 verizon</text:p>
      <text:p text:style-name="P1"><text:s/>0 <text:s text:c="11"/>24134 verita</text:p>
      <text:p text:style-name="P1"><text:s/>0 <text:s text:c="11"/>24131 verge</text:p>
      <text:p text:style-name="P1"><text:s/>0 <text:s text:c="11"/>24132 verhaal</text:p>
      <text:p text:style-name="P1"><text:s/>0 <text:s text:c="11"/>24133 verified</text:p>
      <text:p text:style-name="P1"><text:s/>0 <text:s text:c="11"/>24140 verrassingsbibliotheek</text:p>
      <text:p text:style-name="P1"><text:s/>0 <text:s text:c="11"/>24142 versa</text:p>
      <text:p text:style-name="P1"><text:s/>0 <text:s text:c="11"/>24154 vertrouwen</text:p>
      <text:p text:style-name="P1"><text:s/>0 <text:s text:c="11"/>24143 versace</text:p>
      <text:p text:style-name="P1"><text:s/>0 <text:s text:c="11"/>24150 verstoort</text:p>
      <text:p text:style-name="P1"><text:s/>0 <text:s text:c="11"/>24151 versus</text:p>
      <text:p text:style-name="P1"><text:s/>0 <text:s text:c="11"/>24152 vertical</text:p>
      <text:p text:style-name="P1"><text:s/>0 <text:s text:c="11"/>24149 verstand</text:p>
      <text:p text:style-name="P1"><text:s/>0 <text:s text:c="11"/>24148 versión</text:p>
      <text:p text:style-name="P1"><text:s/>0 <text:s text:c="11"/>24147 versions</text:p>
      <text:p text:style-name="P1"><text:s/>0 <text:s text:c="11"/>24144 verschrikkelijk</text:p>
      <text:p text:style-name="P1"><text:soft-page-break/><text:s/>0 <text:s text:c="11"/>24145 version</text:p>
      <text:p text:style-name="P1"><text:s/>0 <text:s text:c="11"/>24146 versione</text:p>
      <text:p text:style-name="P1"><text:s/>0 <text:s text:c="11"/>24130 veremos</text:p>
      <text:p text:style-name="P1"><text:s/>0 <text:s text:c="11"/>24129 verdrinken</text:p>
      <text:p text:style-name="P1"><text:s/>0 <text:s text:c="11"/>24128 verdad</text:p>
      <text:p text:style-name="P1"><text:s/>0 <text:s text:c="11"/>24127 verbs</text:p>
      <text:p text:style-name="P1"><text:s/>0 <text:s text:c="11"/>24112 vento</text:p>
      <text:p text:style-name="P1"><text:s/>0 <text:s text:c="11"/>24113 ventura</text:p>
      <text:p text:style-name="P1"><text:s/>0 <text:s text:c="11"/>24114 venture</text:p>
      <text:p text:style-name="P1"><text:s/>0 <text:s text:c="11"/>24111 venomous</text:p>
      <text:p text:style-name="P1"><text:s/>0 <text:s text:c="11"/>24110 venice</text:p>
      <text:p text:style-name="P1"><text:s/>0 <text:s text:c="11"/>24109 venga</text:p>
      <text:p text:style-name="P1"><text:s/>0 <text:s text:c="11"/>24106 vendor</text:p>
      <text:p text:style-name="P1"><text:s/>0 <text:s text:c="11"/>24107 venduti</text:p>
      <text:p text:style-name="P1"><text:s/>0 <text:s text:c="11"/>24108 venerdì</text:p>
      <text:p text:style-name="P1"><text:s/>0 <text:s text:c="11"/>24115 venturebeat</text:p>
      <text:p text:style-name="P1"><text:s/>0 <text:s text:c="11"/>24116 venue</text:p>
      <text:p text:style-name="P1"><text:s/>0 <text:s text:c="11"/>24117 venues</text:p>
      <text:p text:style-name="P1"><text:s/>0 <text:s text:c="11"/>24125 verb</text:p>
      <text:p text:style-name="P1"><text:s/>0 <text:s text:c="11"/>24126 verbals</text:p>
      <text:p text:style-name="P1"><text:s/>0 <text:s text:c="11"/>24123 vera</text:p>
      <text:p text:style-name="P1"><text:s/>0 <text:s text:c="11"/>24124 veracruz</text:p>
      <text:p text:style-name="P1"><text:s/>0 <text:s text:c="11"/>24122 ver</text:p>
      <text:p text:style-name="P1"><text:s/>0 <text:s text:c="11"/>24118 venus</text:p>
      <text:p text:style-name="P1"><text:s/>0 <text:s text:c="11"/>24119 veo</text:p>
      <text:p text:style-name="P1"><text:s/>0 <text:s text:c="11"/>24120 vepocbp7</text:p>
      <text:p text:style-name="P1"><text:s/>0 <text:s text:c="11"/>24121 veqzadrezb</text:p>
      <text:p text:style-name="P1"><text:s/>0 <text:s text:c="11"/>24153 vertigo</text:p>
      <text:p text:style-name="P1"><text:s/>0 <text:s text:c="11"/>24155 verveel</text:p>
      <text:p text:style-name="P1"><text:s/>0 <text:s text:c="11"/>24104 velvet</text:p>
      <text:p text:style-name="P1"><text:s/>0 <text:s text:c="11"/>24192 vibra</text:p>
      <text:p text:style-name="P1"><text:s/>0 <text:s text:c="11"/>24188 viajes</text:p>
      <text:p text:style-name="P1"><text:s/>0 <text:s text:c="11"/>24189 vianney</text:p>
      <text:p text:style-name="P1"><text:s/>0 <text:s text:c="11"/>24190 vibe</text:p>
      <text:p text:style-name="P1"><text:s/>0 <text:s text:c="11"/>24187 viajando</text:p>
      <text:p text:style-name="P1"><text:s/>0 <text:s text:c="11"/>24186 viacom</text:p>
      <text:p text:style-name="P1"><text:s/>0 <text:s text:c="11"/>24185 via</text:p>
      <text:p text:style-name="P1"><text:s/>0 <text:s text:c="11"/>24182 vhtwqfzh6w</text:p>
      <text:p text:style-name="P1"><text:s/>0 <text:s text:c="11"/>24183 vhynneio</text:p>
      <text:p text:style-name="P1"><text:s/>0 <text:s text:c="11"/>24184 vi</text:p>
      <text:p text:style-name="P1"><text:s/>0 <text:s text:c="11"/>24191 vibes</text:p>
      <text:p text:style-name="P1"><text:s/>0 <text:s text:c="11"/>24193 vibration</text:p>
      <text:p text:style-name="P1"><text:s/>0 <text:s text:c="11"/>24156 vervolgens</text:p>
      <text:p text:style-name="P1"><text:s/>0 <text:s text:c="11"/>24194 vice</text:p>
      <text:p text:style-name="P1"><text:s/>0 <text:s text:c="11"/>24201 vid</text:p>
      <text:p text:style-name="P1"><text:s/>0 <text:s text:c="11"/>24202 vida</text:p>
      <text:p text:style-name="P1"><text:s/>0 <text:s text:c="11"/>24203 video</text:p>
      <text:p text:style-name="P1"><text:s/>0 <text:s text:c="11"/>24200 victory</text:p>
      <text:p text:style-name="P1"><text:s/>0 <text:s text:c="11"/>24199 victoria</text:p>
      <text:p text:style-name="P1"><text:s/>0 <text:s text:c="11"/>24198 victor</text:p>
      <text:p text:style-name="P1"><text:s/>0 <text:s text:c="11"/>24195 vich9rrjpy</text:p>
      <text:p text:style-name="P1"><text:s/>0 <text:s text:c="11"/>24196 victim</text:p>
      <text:p text:style-name="P1"><text:soft-page-break/><text:s/>0 <text:s text:c="11"/>24197 victims</text:p>
      <text:p text:style-name="P1"><text:s/>0 <text:s text:c="11"/>24181 vhkmqhykvi</text:p>
      <text:p text:style-name="P1"><text:s/>0 <text:s text:c="11"/>24180 vhj08rz98b</text:p>
      <text:p text:style-name="P1"><text:s/>0 <text:s text:c="11"/>24179 vhbvoeqh7e</text:p>
      <text:p text:style-name="P1"><text:s/>0 <text:s text:c="11"/>24178 vh16jlc2lr</text:p>
      <text:p text:style-name="P1"><text:s/>0 <text:s text:c="11"/>24163 veterans</text:p>
      <text:p text:style-name="P1"><text:s/>0 <text:s text:c="11"/>24164 veure</text:p>
      <text:p text:style-name="P1"><text:s/>0 <text:s text:c="11"/>24165 vey</text:p>
      <text:p text:style-name="P1"><text:s/>0 <text:s text:c="11"/>24162 vet</text:p>
      <text:p text:style-name="P1"><text:s/>0 <text:s text:c="11"/>24161 vestirsi</text:p>
      <text:p text:style-name="P1"><text:s/>0 <text:s text:c="11"/>24160 veste</text:p>
      <text:p text:style-name="P1"><text:s/>0 <text:s text:c="11"/>24157 very</text:p>
      <text:p text:style-name="P1"><text:s/>0 <text:s text:c="11"/>24158 ves</text:p>
      <text:p text:style-name="P1"><text:s/>0 <text:s text:c="11"/>24159 vessel</text:p>
      <text:p text:style-name="P1"><text:s/>0 <text:s text:c="11"/>24166 vez</text:p>
      <text:p text:style-name="P1"><text:s/>0 <text:s text:c="11"/>24167 vf9ep9ig1j</text:p>
      <text:p text:style-name="P1"><text:s/>0 <text:s text:c="11"/>24168 vffjekhmio</text:p>
      <text:p text:style-name="P1"><text:s/>0 <text:s text:c="11"/>24176 vfyjwehu</text:p>
      <text:p text:style-name="P1"><text:s/>0 <text:s text:c="11"/>24177 vgrxgjwp7i</text:p>
      <text:p text:style-name="P1"><text:s/>0 <text:s text:c="11"/>24174 vfopen</text:p>
      <text:p text:style-name="P1"><text:s/>0 <text:s text:c="11"/>24175 vfudtpuosw</text:p>
      <text:p text:style-name="P1"><text:s/>0 <text:s text:c="11"/>24173 vfobozpiyj</text:p>
      <text:p text:style-name="P1"><text:s/>0 <text:s text:c="11"/>24169 vffzvl1ref</text:p>
      <text:p text:style-name="P1"><text:s/>0 <text:s text:c="11"/>24170 vfk4gtv</text:p>
      <text:p text:style-name="P1"><text:s/>0 <text:s text:c="11"/>24171 vfkqjamc</text:p>
      <text:p text:style-name="P1"><text:s/>0 <text:s text:c="11"/>24172 vfo7gl0egb</text:p>
      <text:p text:style-name="P1"><text:s/>0 <text:s text:c="11"/>24105 vendola</text:p>
      <text:p text:style-name="P1"><text:s/>0 <text:s text:c="11"/>24103 veltpdh78u</text:p>
      <text:p text:style-name="P1"><text:s/>0 <text:s text:c="11"/>24003 vahini</text:p>
      <text:p text:style-name="P1"><text:s/>0 <text:s text:c="11"/>24039 vance</text:p>
      <text:p text:style-name="P1"><text:s/>0 <text:s text:c="11"/>24035 vampires</text:p>
      <text:p text:style-name="P1"><text:s/>0 <text:s text:c="11"/>24036 vamps</text:p>
      <text:p text:style-name="P1"><text:s/>0 <text:s text:c="11"/>24037 van</text:p>
      <text:p text:style-name="P1"><text:s/>0 <text:s text:c="11"/>24034 vampire</text:p>
      <text:p text:style-name="P1"><text:s/>0 <text:s text:c="11"/>24033 vamoss</text:p>
      <text:p text:style-name="P1"><text:s/>0 <text:s text:c="11"/>24032 vamos</text:p>
      <text:p text:style-name="P1"><text:s/>0 <text:s text:c="11"/>24029 valued</text:p>
      <text:p text:style-name="P1"><text:s/>0 <text:s text:c="11"/>24030 values</text:p>
      <text:p text:style-name="P1"><text:s/>0 <text:s text:c="11"/>24031 vamo</text:p>
      <text:p text:style-name="P1"><text:s/>0 <text:s text:c="11"/>24038 vanavond</text:p>
      <text:p text:style-name="P1"><text:s/>0 <text:s text:c="11"/>24040 vanda</text:p>
      <text:p text:style-name="P1"><text:s/>0 <text:s text:c="11"/>24052 vaperitivo</text:p>
      <text:p text:style-name="P1"><text:s/>0 <text:s text:c="11"/>24041 vandaag</text:p>
      <text:p text:style-name="P1"><text:s/>0 <text:s text:c="11"/>24048 vans</text:p>
      <text:p text:style-name="P1"><text:s/>0 <text:s text:c="11"/>24049 vansgirls</text:p>
      <text:p text:style-name="P1"><text:s/>0 <text:s text:c="11"/>24050 vantage</text:p>
      <text:p text:style-name="P1"><text:s/>0 <text:s text:c="11"/>24047 vanitas</text:p>
      <text:p text:style-name="P1"><text:s/>0 <text:s text:c="11"/>24046 vanish</text:p>
      <text:p text:style-name="P1"><text:s/>0 <text:s text:c="11"/>24045 vanilla</text:p>
      <text:p text:style-name="P1"><text:s/>0 <text:s text:c="11"/>24042 vandals</text:p>
      <text:p text:style-name="P1"><text:s/>0 <text:s text:c="11"/>24043 vangelis</text:p>
      <text:p text:style-name="P1"><text:s/>0 <text:s text:c="11"/>24044 vanhoutte</text:p>
      <text:p text:style-name="P1"><text:soft-page-break/><text:s/>0 <text:s text:c="11"/>24028 value</text:p>
      <text:p text:style-name="P1"><text:s/>0 <text:s text:c="11"/>24027 valuable</text:p>
      <text:p text:style-name="P1"><text:s/>0 <text:s text:c="11"/>24026 valt</text:p>
      <text:p text:style-name="P1"><text:s/>0 <text:s text:c="11"/>24025 valor</text:p>
      <text:p text:style-name="P1"><text:s/>0 <text:s text:c="11"/>24010 valdez</text:p>
      <text:p text:style-name="P1"><text:s/>0 <text:s text:c="11"/>24011 valdifiemme</text:p>
      <text:p text:style-name="P1"><text:s/>0 <text:s text:c="11"/>24012 valdés</text:p>
      <text:p text:style-name="P1"><text:s/>0 <text:s text:c="11"/>24009 valdes</text:p>
      <text:p text:style-name="P1"><text:s/>0 <text:s text:c="11"/>24008 val</text:p>
      <text:p text:style-name="P1"><text:s/>0 <text:s text:c="11"/>24007 vakantie</text:p>
      <text:p text:style-name="P1"><text:s/>0 <text:s text:c="11"/>24004 vai</text:p>
      <text:p text:style-name="P1"><text:s/>0 <text:s text:c="11"/>24005 vaillancourt</text:p>
      <text:p text:style-name="P1"><text:s/>0 <text:s text:c="11"/>24006 vain</text:p>
      <text:p text:style-name="P1"><text:s/>0 <text:s text:c="11"/>24013 vale</text:p>
      <text:p text:style-name="P1"><text:s/>0 <text:s text:c="11"/>24014 valencia</text:p>
      <text:p text:style-name="P1"><text:s/>0 <text:s text:c="11"/>24015 valentinacugusi</text:p>
      <text:p text:style-name="P1"><text:s/>0 <text:s text:c="11"/>24023 validate</text:p>
      <text:p text:style-name="P1"><text:s/>0 <text:s text:c="11"/>24024 valley</text:p>
      <text:p text:style-name="P1"><text:s/>0 <text:s text:c="11"/>24021 vali</text:p>
      <text:p text:style-name="P1"><text:s/>0 <text:s text:c="11"/>24022 valid</text:p>
      <text:p text:style-name="P1"><text:s/>0 <text:s text:c="11"/>24020 valerie</text:p>
      <text:p text:style-name="P1"><text:s/>0 <text:s text:c="11"/>24016 valentine</text:p>
      <text:p text:style-name="P1"><text:s/>0 <text:s text:c="11"/>24017 valentines</text:p>
      <text:p text:style-name="P1"><text:s/>0 <text:s text:c="11"/>24018 valentinesday</text:p>
      <text:p text:style-name="P1"><text:s/>0 <text:s text:c="11"/>24019 valentinesplaylist</text:p>
      <text:p text:style-name="P1"><text:s/>0 <text:s text:c="11"/>24051 vaomraqqrh</text:p>
      <text:p text:style-name="P1"><text:s/>0 <text:s text:c="11"/>24053 vapor</text:p>
      <text:p text:style-name="P1"><text:s/>0 <text:s text:c="11"/>24102 velodrome</text:p>
      <text:p text:style-name="P1"><text:s/>0 <text:s text:c="11"/>24090 vegas</text:p>
      <text:p text:style-name="P1"><text:s/>0 <text:s text:c="11"/>24086 vediamo</text:p>
      <text:p text:style-name="P1"><text:s/>0 <text:s text:c="11"/>24087 veeery</text:p>
      <text:p text:style-name="P1"><text:s/>0 <text:s text:c="11"/>24088 veer</text:p>
      <text:p text:style-name="P1"><text:s/>0 <text:s text:c="11"/>24085 vedere</text:p>
      <text:p text:style-name="P1"><text:s/>0 <text:s text:c="11"/>24084 vede</text:p>
      <text:p text:style-name="P1"><text:s/>0 <text:s text:c="11"/>24083 vector</text:p>
      <text:p text:style-name="P1"><text:s/>0 <text:s text:c="11"/>24080 ve</text:p>
      <text:p text:style-name="P1"><text:s/>0 <text:s text:c="11"/>24081 ve12pztaix</text:p>
      <text:p text:style-name="P1"><text:s/>0 <text:s text:c="11"/>24082 veas</text:p>
      <text:p text:style-name="P1"><text:s/>0 <text:s text:c="11"/>24089 vegan</text:p>
      <text:p text:style-name="P1"><text:s/>0 <text:s text:c="11"/>24091 vegetable</text:p>
      <text:p text:style-name="P1"><text:s/>0 <text:s text:c="11"/>24054 vaporcityarchives</text:p>
      <text:p text:style-name="P1"><text:s/>0 <text:s text:c="11"/>24092 vegetarian</text:p>
      <text:p text:style-name="P1"><text:s/>0 <text:s text:c="11"/>24099 veja</text:p>
      <text:p text:style-name="P1"><text:s/>0 <text:s text:c="11"/>24100 velas</text:p>
      <text:p text:style-name="P1"><text:s/>0 <text:s text:c="11"/>24101 veliero</text:p>
      <text:p text:style-name="P1"><text:s/>0 <text:s text:c="11"/>24098 veintisiete</text:p>
      <text:p text:style-name="P1"><text:s/>0 <text:s text:c="11"/>24097 vei</text:p>
      <text:p text:style-name="P1"><text:s/>0 <text:s text:c="11"/>24096 vehyskbt</text:p>
      <text:p text:style-name="P1"><text:s/>0 <text:s text:c="11"/>24093 veggiegardenporn</text:p>
      <text:p text:style-name="P1"><text:s/>0 <text:s text:c="11"/>24094 vehicle</text:p>
      <text:p text:style-name="P1"><text:s/>0 <text:s text:c="11"/>24095 vehicles</text:p>
      <text:p text:style-name="P1"><text:s/>0 <text:s text:c="11"/>24079 vd7e3u2nfv</text:p>
      <text:p text:style-name="P1"><text:soft-page-break/><text:s/>0 <text:s text:c="11"/>24078 vd</text:p>
      <text:p text:style-name="P1"><text:s/>0 <text:s text:c="11"/>24077 vcs6ry4d</text:p>
      <text:p text:style-name="P1"><text:s/>0 <text:s text:c="11"/>24076 vcs</text:p>
      <text:p text:style-name="P1"><text:s/>0 <text:s text:c="11"/>24061 various</text:p>
      <text:p text:style-name="P1"><text:s/>0 <text:s text:c="11"/>24062 varmis</text:p>
      <text:p text:style-name="P1"><text:s/>0 <text:s text:c="11"/>24063 varna</text:p>
      <text:p text:style-name="P1"><text:s/>0 <text:s text:c="11"/>24060 variety</text:p>
      <text:p text:style-name="P1"><text:s/>0 <text:s text:c="11"/>24059 varieties</text:p>
      <text:p text:style-name="P1"><text:s/>0 <text:s text:c="11"/>24058 variables</text:p>
      <text:p text:style-name="P1"><text:s/>0 <text:s text:c="11"/>24055 var</text:p>
      <text:p text:style-name="P1"><text:s/>0 <text:s text:c="11"/>24056 vardhaan</text:p>
      <text:p text:style-name="P1"><text:s/>0 <text:s text:c="11"/>24057 vardhan</text:p>
      <text:p text:style-name="P1"><text:s/>0 <text:s text:c="11"/>24064 vase</text:p>
      <text:p text:style-name="P1"><text:s/>0 <text:s text:c="11"/>24065 vast</text:p>
      <text:p text:style-name="P1"><text:s/>0 <text:s text:c="11"/>24066 vato</text:p>
      <text:p text:style-name="P1"><text:s/>0 <text:s text:c="11"/>24074 vchtkrdyfn</text:p>
      <text:p text:style-name="P1"><text:s/>0 <text:s text:c="11"/>24075 vcnmwvxesv</text:p>
      <text:p text:style-name="P1"><text:s/>0 <text:s text:c="11"/>24072 vbtfxr1amr</text:p>
      <text:p text:style-name="P1"><text:s/>0 <text:s text:c="11"/>24073 vc</text:p>
      <text:p text:style-name="P1"><text:s/>0 <text:s text:c="11"/>24071 vbp3riquca</text:p>
      <text:p text:style-name="P1"><text:s/>0 <text:s text:c="11"/>24067 vatos</text:p>
      <text:p text:style-name="P1"><text:s/>0 <text:s text:c="11"/>24068 vatur0nsul</text:p>
      <text:p text:style-name="P1"><text:s/>0 <text:s text:c="11"/>24069 vavfvp1shq</text:p>
      <text:p text:style-name="P1"><text:s/>0 <text:s text:c="11"/>24070 vaya</text:p>
      <text:p text:style-name="P1"><text:s/>0 <text:s text:c="11"/>19686 rrrecobaqr</text:p>
      <text:p text:style-name="P1"><text:s/>0 <text:s text:c="11"/>19684 rrng2ag</text:p>
      <text:p text:style-name="P1"><text:s/>0 <text:s text:c="11"/>13105 kokol</text:p>
      <text:p text:style-name="P1"><text:s/>0 <text:s text:c="11"/>15303 mufucking</text:p>
      <text:p text:style-name="P1"><text:s/>0 <text:s text:c="11"/>15299 muffin</text:p>
      <text:p text:style-name="P1"><text:s/>0 <text:s text:c="11"/>15300 muffins</text:p>
      <text:p text:style-name="P1"><text:s/>0 <text:s text:c="11"/>15301 mufhf5sa</text:p>
      <text:p text:style-name="P1"><text:s/>0 <text:s text:c="11"/>15298 mufc</text:p>
      <text:p text:style-name="P1"><text:s/>0 <text:s text:c="11"/>15297 muerto</text:p>
      <text:p text:style-name="P1"><text:s/>0 <text:s text:c="11"/>15296 mueroooooooooooooooooooooo</text:p>
      <text:p text:style-name="P1"><text:s/>0 <text:s text:c="11"/>15293 muchísimo</text:p>
      <text:p text:style-name="P1"><text:s/>0 <text:s text:c="11"/>15294 mud</text:p>
      <text:p text:style-name="P1"><text:s/>0 <text:s text:c="11"/>15295 mudaccident</text:p>
      <text:p text:style-name="P1"><text:s/>0 <text:s text:c="11"/>15302 mufnuz0t1l</text:p>
      <text:p text:style-name="P1"><text:s/>0 <text:s text:c="11"/>15304 mug</text:p>
      <text:p text:style-name="P1"><text:s/>0 <text:s text:c="11"/>15291 muchos</text:p>
      <text:p text:style-name="P1"><text:s/>0 <text:s text:c="11"/>15305 muggin</text:p>
      <text:p text:style-name="P1"><text:s/>0 <text:s text:c="11"/>15312 mulatto</text:p>
      <text:p text:style-name="P1"><text:s/>0 <text:s text:c="11"/>15313 mulher</text:p>
      <text:p text:style-name="P1"><text:s/>0 <text:s text:c="11"/>15314 mullet</text:p>
      <text:p text:style-name="P1"><text:s/>0 <text:s text:c="11"/>15311 mujer</text:p>
      <text:p text:style-name="P1"><text:s/>0 <text:s text:c="11"/>15310 muita</text:p>
      <text:p text:style-name="P1"><text:s/>0 <text:s text:c="11"/>15309 muismatten</text:p>
      <text:p text:style-name="P1"><text:s/>0 <text:s text:c="11"/>15306 muhammadu</text:p>
      <text:p text:style-name="P1"><text:s/>0 <text:s text:c="11"/>15307 muhhfucka</text:p>
      <text:p text:style-name="P1"><text:s/>0 <text:s text:c="11"/>15308 muhtesem</text:p>
      <text:p text:style-name="P1"><text:s/>0 <text:s text:c="11"/>15292 muchote</text:p>
      <text:p text:style-name="P1"><text:s/>0 <text:s text:c="11"/>15289 muchisisismo</text:p>
      <text:p text:style-name="P1"><text:soft-page-break/><text:s/>0 <text:s text:c="11"/>15367 muslims</text:p>
      <text:p text:style-name="P1"><text:s/>0 <text:s text:c="11"/>15276 mtaeewhtue</text:p>
      <text:p text:style-name="P1"><text:s/>0 <text:s text:c="11"/>15272 mt</text:p>
      <text:p text:style-name="P1"><text:s/>0 <text:s text:c="11"/>15273 mt1zpvwdqi</text:p>
      <text:p text:style-name="P1"><text:s/>0 <text:s text:c="11"/>15274 mt7qtdg</text:p>
      <text:p text:style-name="P1"><text:s/>0 <text:s text:c="11"/>15271 mszwwfofhf</text:p>
      <text:p text:style-name="P1"><text:s/>0 <text:s text:c="11"/>15270 msyyoob69y</text:p>
      <text:p text:style-name="P1"><text:s/>0 <text:s text:c="11"/>15269 mssql</text:p>
      <text:p text:style-name="P1"><text:s/>0 <text:s text:c="11"/>15266 msm</text:p>
      <text:p text:style-name="P1"><text:s/>0 <text:s text:c="11"/>15267 msn</text:p>
      <text:p text:style-name="P1"><text:s/>0 <text:s text:c="11"/>15268 msnbc</text:p>
      <text:p text:style-name="P1"><text:s/>0 <text:s text:c="11"/>15275 mt7rosnp</text:p>
      <text:p text:style-name="P1"><text:s/>0 <text:s text:c="11"/>15277 mtm</text:p>
      <text:p text:style-name="P1"><text:s/>0 <text:s text:c="11"/>15288 muchas</text:p>
      <text:p text:style-name="P1"><text:s/>0 <text:s text:c="11"/>15278 mtsgcl1g</text:p>
      <text:p text:style-name="P1"><text:s/>0 <text:s text:c="11"/>15285 mu5atdw9yx</text:p>
      <text:p text:style-name="P1"><text:s/>0 <text:s text:c="11"/>15286 much</text:p>
      <text:p text:style-name="P1"><text:s/>0 <text:s text:c="11"/>15287 mucha</text:p>
      <text:p text:style-name="P1"><text:s/>0 <text:s text:c="11"/>15284 mu</text:p>
      <text:p text:style-name="P1"><text:s/>0 <text:s text:c="11"/>15283 mtvhnjxghr</text:p>
      <text:p text:style-name="P1"><text:s/>0 <text:s text:c="11"/>15282 mtv</text:p>
      <text:p text:style-name="P1"><text:s/>0 <text:s text:c="11"/>15279 mtstqtma5k</text:p>
      <text:p text:style-name="P1"><text:s/>0 <text:s text:c="11"/>15280 mttxcbtjzu</text:p>
      <text:p text:style-name="P1"><text:s/>0 <text:s text:c="11"/>15281 mtuho97pgg</text:p>
      <text:p text:style-name="P1"><text:s/>0 <text:s text:c="11"/>15315 mulligan</text:p>
      <text:p text:style-name="P1"><text:s/>0 <text:s text:c="11"/>15316 multi</text:p>
      <text:p text:style-name="P1"><text:s/>0 <text:s text:c="11"/>15317 multifaceted</text:p>
      <text:p text:style-name="P1"><text:s/>0 <text:s text:c="11"/>15354 music</text:p>
      <text:p text:style-name="P1"><text:s/>0 <text:s text:c="11"/>15350 museo</text:p>
      <text:p text:style-name="P1"><text:s/>0 <text:s text:c="11"/>15351 museodel900</text:p>
      <text:p text:style-name="P1"><text:s/>0 <text:s text:c="11"/>15352 museum</text:p>
      <text:p text:style-name="P1"><text:s/>0 <text:s text:c="11"/>15349 muse</text:p>
      <text:p text:style-name="P1"><text:s/>0 <text:s text:c="11"/>15348 muscular</text:p>
      <text:p text:style-name="P1"><text:s/>0 <text:s text:c="11"/>15347 muscle</text:p>
      <text:p text:style-name="P1"><text:s/>0 <text:s text:c="11"/>15344 murphy</text:p>
      <text:p text:style-name="P1"><text:s/>0 <text:s text:c="11"/>15345 murray</text:p>
      <text:p text:style-name="P1"><text:s/>0 <text:s text:c="11"/>15346 murs</text:p>
      <text:p text:style-name="P1"><text:s/>0 <text:s text:c="11"/>15353 museums</text:p>
      <text:p text:style-name="P1"><text:s/>0 <text:s text:c="11"/>15355 musica</text:p>
      <text:p text:style-name="P1"><text:s/>0 <text:s text:c="11"/>15318 multilingual</text:p>
      <text:p text:style-name="P1"><text:s/>0 <text:s text:c="11"/>15356 musical</text:p>
      <text:p text:style-name="P1"><text:s/>0 <text:s text:c="11"/>15363 musicvideo</text:p>
      <text:p text:style-name="P1"><text:s/>0 <text:s text:c="11"/>15364 musiq</text:p>
      <text:p text:style-name="P1"><text:s/>0 <text:s text:c="11"/>15365 musk</text:p>
      <text:p text:style-name="P1"><text:s/>0 <text:s text:c="11"/>15362 musicsumo</text:p>
      <text:p text:style-name="P1"><text:s/>0 <text:s text:c="11"/>15361 musicless</text:p>
      <text:p text:style-name="P1"><text:s/>0 <text:s text:c="11"/>15360 musicians</text:p>
      <text:p text:style-name="P1"><text:s/>0 <text:s text:c="11"/>15357 musical1418</text:p>
      <text:p text:style-name="P1"><text:s/>0 <text:s text:c="11"/>15358 musicclock</text:p>
      <text:p text:style-name="P1"><text:s/>0 <text:s text:c="11"/>15359 musicial</text:p>
      <text:p text:style-name="P1"><text:s/>0 <text:s text:c="11"/>15343 murders</text:p>
      <text:p text:style-name="P1"><text:s/>0 <text:s text:c="11"/>15342 murdering</text:p>
      <text:p text:style-name="P1"><text:soft-page-break/><text:s/>0 <text:s text:c="11"/>15341 murderers</text:p>
      <text:p text:style-name="P1"><text:s/>0 <text:s text:c="11"/>15340 murder</text:p>
      <text:p text:style-name="P1"><text:s/>0 <text:s text:c="11"/>15325 multivariate</text:p>
      <text:p text:style-name="P1"><text:s/>0 <text:s text:c="11"/>15326 mulvey</text:p>
      <text:p text:style-name="P1"><text:s/>0 <text:s text:c="11"/>15327 mum</text:p>
      <text:p text:style-name="P1"><text:s/>0 <text:s text:c="11"/>15324 multitasking</text:p>
      <text:p text:style-name="P1"><text:s/>0 <text:s text:c="11"/>15323 multisala</text:p>
      <text:p text:style-name="P1"><text:s/>0 <text:s text:c="11"/>15322 multipurpose</text:p>
      <text:p text:style-name="P1"><text:s/>0 <text:s text:c="11"/>15319 multiple</text:p>
      <text:p text:style-name="P1"><text:s/>0 <text:s text:c="11"/>15320 multiplier</text:p>
      <text:p text:style-name="P1"><text:s/>0 <text:s text:c="11"/>15321 multiply</text:p>
      <text:p text:style-name="P1"><text:s/>0 <text:s text:c="11"/>15328 mumbai</text:p>
      <text:p text:style-name="P1"><text:s/>0 <text:s text:c="11"/>15329 mumford</text:p>
      <text:p text:style-name="P1"><text:s/>0 <text:s text:c="11"/>15330 mummy</text:p>
      <text:p text:style-name="P1"><text:s/>0 <text:s text:c="11"/>15338 munroe</text:p>
      <text:p text:style-name="P1"><text:s/>0 <text:s text:c="11"/>15339 murals</text:p>
      <text:p text:style-name="P1"><text:s/>0 <text:s text:c="11"/>15336 municipal</text:p>
      <text:p text:style-name="P1"><text:s/>0 <text:s text:c="11"/>15337 munoz</text:p>
      <text:p text:style-name="P1"><text:s/>0 <text:s text:c="11"/>15335 mundial</text:p>
      <text:p text:style-name="P1"><text:s/>0 <text:s text:c="11"/>15331 munch</text:p>
      <text:p text:style-name="P1"><text:s/>0 <text:s text:c="11"/>15332 munchies</text:p>
      <text:p text:style-name="P1"><text:s/>0 <text:s text:c="11"/>15333 munching</text:p>
      <text:p text:style-name="P1"><text:s/>0 <text:s text:c="11"/>15334 mundane</text:p>
      <text:p text:style-name="P1"><text:s/>0 <text:s text:c="11"/>15265 mslpax0ol9</text:p>
      <text:p text:style-name="P1"><text:s/>0 <text:s text:c="11"/>15264 msihbakklj</text:p>
      <text:p text:style-name="P1"><text:s/>0 <text:s text:c="11"/>15263 msg</text:p>
      <text:p text:style-name="P1"><text:s/>0 <text:s text:c="11"/>15199 motivation</text:p>
      <text:p text:style-name="P1"><text:s/>0 <text:s text:c="11"/>15195 moths</text:p>
      <text:p text:style-name="P1"><text:s/>0 <text:s text:c="11"/>15196 motion</text:p>
      <text:p text:style-name="P1"><text:s/>0 <text:s text:c="11"/>15197 motionx</text:p>
      <text:p text:style-name="P1"><text:s/>0 <text:s text:c="11"/>15194 mothersday</text:p>
      <text:p text:style-name="P1"><text:s/>0 <text:s text:c="11"/>15193 mothers</text:p>
      <text:p text:style-name="P1"><text:s/>0 <text:s text:c="11"/>15192 motherfucking</text:p>
      <text:p text:style-name="P1"><text:s/>0 <text:s text:c="11"/>15189 motel</text:p>
      <text:p text:style-name="P1"><text:s/>0 <text:s text:c="11"/>15190 mother</text:p>
      <text:p text:style-name="P1"><text:s/>0 <text:s text:c="11"/>15191 motherfucker</text:p>
      <text:p text:style-name="P1"><text:s/>0 <text:s text:c="11"/>15198 motivated</text:p>
      <text:p text:style-name="P1"><text:s/>0 <text:s text:c="11"/>15200 motivational</text:p>
      <text:p text:style-name="P1"><text:s/>0 <text:s text:c="11"/>15212 mountfitchet</text:p>
      <text:p text:style-name="P1"><text:s/>0 <text:s text:c="11"/>15201 motivations</text:p>
      <text:p text:style-name="P1"><text:s/>0 <text:s text:c="11"/>15208 moujahi</text:p>
      <text:p text:style-name="P1"><text:s/>0 <text:s text:c="11"/>15209 mount</text:p>
      <text:p text:style-name="P1"><text:s/>0 <text:s text:c="11"/>15210 mountain</text:p>
      <text:p text:style-name="P1"><text:s/>0 <text:s text:c="11"/>15207 motto</text:p>
      <text:p text:style-name="P1"><text:s/>0 <text:s text:c="11"/>15206 motorola</text:p>
      <text:p text:style-name="P1"><text:s/>0 <text:s text:c="11"/>15205 motorists</text:p>
      <text:p text:style-name="P1"><text:s/>0 <text:s text:c="11"/>15202 motives</text:p>
      <text:p text:style-name="P1"><text:s/>0 <text:s text:c="11"/>15203 moto360</text:p>
      <text:p text:style-name="P1"><text:s/>0 <text:s text:c="11"/>15204 motor</text:p>
      <text:p text:style-name="P1"><text:s/>0 <text:s text:c="11"/>15188 mote</text:p>
      <text:p text:style-name="P1"><text:s/>0 <text:s text:c="11"/>15187 motd</text:p>
      <text:p text:style-name="P1"><text:s/>0 <text:s text:c="11"/>15186 mostly</text:p>
      <text:p text:style-name="P1"><text:soft-page-break/><text:s/>0 <text:s text:c="11"/>15185 mostest</text:p>
      <text:p text:style-name="P1"><text:s/>0 <text:s text:c="11"/>15170 morphogenesis</text:p>
      <text:p text:style-name="P1"><text:s/>0 <text:s text:c="11"/>15171 morphology</text:p>
      <text:p text:style-name="P1"><text:s/>0 <text:s text:c="11"/>15172 morrison</text:p>
      <text:p text:style-name="P1"><text:s/>0 <text:s text:c="11"/>15169 morphine</text:p>
      <text:p text:style-name="P1"><text:s/>0 <text:s text:c="11"/>15168 moroder</text:p>
      <text:p text:style-name="P1"><text:s/>0 <text:s text:c="11"/>15167 morocco</text:p>
      <text:p text:style-name="P1"><text:s/>0 <text:s text:c="11"/>15164 morningh</text:p>
      <text:p text:style-name="P1"><text:s/>0 <text:s text:c="11"/>15165 mornings</text:p>
      <text:p text:style-name="P1"><text:s/>0 <text:s text:c="11"/>15166 morningswithmcfly</text:p>
      <text:p text:style-name="P1"><text:s/>0 <text:s text:c="11"/>15173 morrissey</text:p>
      <text:p text:style-name="P1"><text:s/>0 <text:s text:c="11"/>15174 mortal</text:p>
      <text:p text:style-name="P1"><text:s/>0 <text:s text:c="11"/>15175 mortimer</text:p>
      <text:p text:style-name="P1"><text:s/>0 <text:s text:c="11"/>15183 most</text:p>
      <text:p text:style-name="P1"><text:s/>0 <text:s text:c="11"/>15184 mostar</text:p>
      <text:p text:style-name="P1"><text:s/>0 <text:s text:c="11"/>15181 mossa</text:p>
      <text:p text:style-name="P1"><text:s/>0 <text:s text:c="11"/>15182 mosse</text:p>
      <text:p text:style-name="P1"><text:s/>0 <text:s text:c="11"/>15180 moss</text:p>
      <text:p text:style-name="P1"><text:s/>0 <text:s text:c="11"/>15176 moscone</text:p>
      <text:p text:style-name="P1"><text:s/>0 <text:s text:c="11"/>15177 moscow</text:p>
      <text:p text:style-name="P1"><text:s/>0 <text:s text:c="11"/>15178 mosquito</text:p>
      <text:p text:style-name="P1"><text:s/>0 <text:s text:c="11"/>15179 mosquitos</text:p>
      <text:p text:style-name="P1"><text:s/>0 <text:s text:c="11"/>15211 mountains</text:p>
      <text:p text:style-name="P1"><text:s/>0 <text:s text:c="11"/>15213 mounts</text:p>
      <text:p text:style-name="P1"><text:s/>0 <text:s text:c="11"/>15262 msenm4xl5t</text:p>
      <text:p text:style-name="P1"><text:s/>0 <text:s text:c="11"/>15250 mr8qwwhi</text:p>
      <text:p text:style-name="P1"><text:s/>0 <text:s text:c="11"/>15246 mqtgeul2v7</text:p>
      <text:p text:style-name="P1"><text:s/>0 <text:s text:c="11"/>15247 mqxnjawdig</text:p>
      <text:p text:style-name="P1"><text:s/>0 <text:s text:c="11"/>15248 mqzfy1e6</text:p>
      <text:p text:style-name="P1"><text:s/>0 <text:s text:c="11"/>15245 mqrffqdp1g</text:p>
      <text:p text:style-name="P1"><text:s/>0 <text:s text:c="11"/>15244 mqpgcdr866</text:p>
      <text:p text:style-name="P1"><text:s/>0 <text:s text:c="11"/>15243 mqn6yr4b</text:p>
      <text:p text:style-name="P1"><text:s/>0 <text:s text:c="11"/>15240 mqidfckcp1</text:p>
      <text:p text:style-name="P1"><text:s/>0 <text:s text:c="11"/>15241 mqkmcjlcm5</text:p>
      <text:p text:style-name="P1"><text:s/>0 <text:s text:c="11"/>15242 mqlztqrj5h</text:p>
      <text:p text:style-name="P1"><text:s/>0 <text:s text:c="11"/>15249 mr</text:p>
      <text:p text:style-name="P1"><text:s/>0 <text:s text:c="11"/>15251 mrandmrssmith</text:p>
      <text:p text:style-name="P1"><text:s/>0 <text:s text:c="11"/>15214 mouse</text:p>
      <text:p text:style-name="P1"><text:s/>0 <text:s text:c="11"/>15252 mraz</text:p>
      <text:p text:style-name="P1"><text:s/>0 <text:s text:c="11"/>15259 msd</text:p>
      <text:p text:style-name="P1"><text:s/>0 <text:s text:c="11"/>15260 msdev</text:p>
      <text:p text:style-name="P1"><text:s/>0 <text:s text:c="11"/>15261 msdnaa</text:p>
      <text:p text:style-name="P1"><text:s/>0 <text:s text:c="11"/>15258 ms</text:p>
      <text:p text:style-name="P1"><text:s/>0 <text:s text:c="11"/>15257 mrydixrw</text:p>
      <text:p text:style-name="P1"><text:s/>0 <text:s text:c="11"/>15256 mrs</text:p>
      <text:p text:style-name="P1"><text:s/>0 <text:s text:c="11"/>15253 mre</text:p>
      <text:p text:style-name="P1"><text:s/>0 <text:s text:c="11"/>15254 mrjameswolf</text:p>
      <text:p text:style-name="P1"><text:s/>0 <text:s text:c="11"/>15255 mrngdldox9</text:p>
      <text:p text:style-name="P1"><text:s/>0 <text:s text:c="11"/>15239 mqg6wgbab4</text:p>
      <text:p text:style-name="P1"><text:s/>0 <text:s text:c="11"/>15238 mqg5ovk6an</text:p>
      <text:p text:style-name="P1"><text:s/>0 <text:s text:c="11"/>15237 mqf4rp94qp</text:p>
      <text:p text:style-name="P1"><text:s/>0 <text:s text:c="11"/>15236 mpzw27zzyc</text:p>
      <text:p text:style-name="P1"><text:soft-page-break/><text:s/>0 <text:s text:c="11"/>15221 movement</text:p>
      <text:p text:style-name="P1"><text:s/>0 <text:s text:c="11"/>15222 moves</text:p>
      <text:p text:style-name="P1"><text:s/>0 <text:s text:c="11"/>15223 movie</text:p>
      <text:p text:style-name="P1"><text:s/>0 <text:s text:c="11"/>15220 movember</text:p>
      <text:p text:style-name="P1"><text:s/>0 <text:s text:c="11"/>15219 moveeeeeee</text:p>
      <text:p text:style-name="P1"><text:s/>0 <text:s text:c="11"/>15218 moved</text:p>
      <text:p text:style-name="P1"><text:s/>0 <text:s text:c="11"/>15215 moustache</text:p>
      <text:p text:style-name="P1"><text:s/>0 <text:s text:c="11"/>15216 mouth</text:p>
      <text:p text:style-name="P1"><text:s/>0 <text:s text:c="11"/>15217 move</text:p>
      <text:p text:style-name="P1"><text:s/>0 <text:s text:c="11"/>15224 movieland</text:p>
      <text:p text:style-name="P1"><text:s/>0 <text:s text:c="11"/>15225 movienight</text:p>
      <text:p text:style-name="P1"><text:s/>0 <text:s text:c="11"/>15226 movies</text:p>
      <text:p text:style-name="P1"><text:s/>0 <text:s text:c="11"/>15234 mprznuga</text:p>
      <text:p text:style-name="P1"><text:s/>0 <text:s text:c="11"/>15235 mpsgsoduvm</text:p>
      <text:p text:style-name="P1"><text:s/>0 <text:s text:c="11"/>15232 mp3</text:p>
      <text:p text:style-name="P1"><text:s/>0 <text:s text:c="11"/>15233 mpp</text:p>
      <text:p text:style-name="P1"><text:s/>0 <text:s text:c="11"/>15231 mp1jlnrp</text:p>
      <text:p text:style-name="P1"><text:s/>0 <text:s text:c="11"/>15227 moving</text:p>
      <text:p text:style-name="P1"><text:s/>0 <text:s text:c="11"/>15228 mown</text:p>
      <text:p text:style-name="P1"><text:s/>0 <text:s text:c="11"/>15229 mowqzcrqxm</text:p>
      <text:p text:style-name="P1"><text:s/>0 <text:s text:c="11"/>15230 moyes</text:p>
      <text:p text:style-name="P1"><text:s/>0 <text:s text:c="11"/>15366 muslim</text:p>
      <text:p text:style-name="P1"><text:s/>0 <text:s text:c="11"/>15368 musste</text:p>
      <text:p text:style-name="P1"><text:s/>0 <text:s text:c="11"/>15573 nation</text:p>
      <text:p text:style-name="P1"><text:s/>0 <text:s text:c="11"/>15508 nadal</text:p>
      <text:p text:style-name="P1"><text:s/>0 <text:s text:c="11"/>15504 naacl2013</text:p>
      <text:p text:style-name="P1"><text:s/>0 <text:s text:c="11"/>15505 naar</text:p>
      <text:p text:style-name="P1"><text:s/>0 <text:s text:c="11"/>15506 nacho</text:p>
      <text:p text:style-name="P1"><text:s/>0 <text:s text:c="11"/>15503 naa</text:p>
      <text:p text:style-name="P1"><text:s/>0 <text:s text:c="11"/>15502 na9blbnp</text:p>
      <text:p text:style-name="P1"><text:s/>0 <text:s text:c="11"/>15501 na88tkkxfa</text:p>
      <text:p text:style-name="P1"><text:s/>0 <text:s text:c="11"/>15498 n9uirs1jcp</text:p>
      <text:p text:style-name="P1"><text:s/>0 <text:s text:c="11"/>15499 na</text:p>
      <text:p text:style-name="P1"><text:s/>0 <text:s text:c="11"/>15500 na67k7dd10</text:p>
      <text:p text:style-name="P1"><text:s/>0 <text:s text:c="11"/>15507 nada</text:p>
      <text:p text:style-name="P1"><text:s/>0 <text:s text:c="11"/>15509 nadella</text:p>
      <text:p text:style-name="P1"><text:s/>0 <text:s text:c="11"/>15496 n96uyhsy</text:p>
      <text:p text:style-name="P1"><text:s/>0 <text:s text:c="11"/>15510 nadim</text:p>
      <text:p text:style-name="P1"><text:s/>0 <text:s text:c="11"/>15518 nail</text:p>
      <text:p text:style-name="P1"><text:s/>0 <text:s text:c="11"/>15519 nailed</text:p>
      <text:p text:style-name="P1"><text:s/>0 <text:s text:c="11"/>15520 nailedit</text:p>
      <text:p text:style-name="P1"><text:s/>0 <text:s text:c="11"/>15517 naik</text:p>
      <text:p text:style-name="P1"><text:s/>0 <text:s text:c="11"/>15516 nahhh</text:p>
      <text:p text:style-name="P1"><text:s/>0 <text:s text:c="11"/>15515 nahh</text:p>
      <text:p text:style-name="P1"><text:s/>0 <text:s text:c="11"/>15511 nadu</text:p>
      <text:p text:style-name="P1"><text:s/>0 <text:s text:c="11"/>15512 nagaland</text:p>
      <text:p text:style-name="P1"><text:s/>0 <text:s text:c="11"/>15513 nagode</text:p>
      <text:p text:style-name="P1"><text:s/>0 <text:s text:c="11"/>15497 n9oobni8dd</text:p>
      <text:p text:style-name="P1"><text:s/>0 <text:s text:c="11"/>15495 n95</text:p>
      <text:p text:style-name="P1"><text:s/>0 <text:s text:c="11"/>15369 must</text:p>
      <text:p text:style-name="P1"><text:s/>0 <text:s text:c="11"/>15482 n5zfqth7lx</text:p>
      <text:p text:style-name="P1"><text:s/>0 <text:s text:c="11"/>15478 n500anzpqs</text:p>
      <text:p text:style-name="P1"><text:soft-page-break/><text:s/>0 <text:s text:c="11"/>15479 n52ftbcj</text:p>
      <text:p text:style-name="P1"><text:s/>0 <text:s text:c="11"/>15480 n5gycvgldz</text:p>
      <text:p text:style-name="P1"><text:s/>0 <text:s text:c="11"/>15477 n4s9gysl</text:p>
      <text:p text:style-name="P1"><text:s/>0 <text:s text:c="11"/>15476 n4oqxpjgvh</text:p>
      <text:p text:style-name="P1"><text:s/>0 <text:s text:c="11"/>15475 n4moyr2f</text:p>
      <text:p text:style-name="P1"><text:s/>0 <text:s text:c="11"/>15472 n2tig5pcf8</text:p>
      <text:p text:style-name="P1"><text:s/>0 <text:s text:c="11"/>15473 n3emwkf1</text:p>
      <text:p text:style-name="P1"><text:s/>0 <text:s text:c="11"/>15474 n3gutmfb</text:p>
      <text:p text:style-name="P1"><text:s/>0 <text:s text:c="11"/>15481 n5ncv2enkc</text:p>
      <text:p text:style-name="P1"><text:s/>0 <text:s text:c="11"/>15483 n6ats7dyq8</text:p>
      <text:p text:style-name="P1"><text:s/>0 <text:s text:c="11"/>15494 n8ntnvmi3v</text:p>
      <text:p text:style-name="P1"><text:s/>0 <text:s text:c="11"/>15484 n6htcppr</text:p>
      <text:p text:style-name="P1"><text:s/>0 <text:s text:c="11"/>15491 n7hqxoeb3v</text:p>
      <text:p text:style-name="P1"><text:s/>0 <text:s text:c="11"/>15492 n7mrpb9f</text:p>
      <text:p text:style-name="P1"><text:s/>0 <text:s text:c="11"/>15493 n7oztmonpr</text:p>
      <text:p text:style-name="P1"><text:s/>0 <text:s text:c="11"/>15490 n7eqmcb6</text:p>
      <text:p text:style-name="P1"><text:s/>0 <text:s text:c="11"/>15489 n7dxq9prra</text:p>
      <text:p text:style-name="P1"><text:s/>0 <text:s text:c="11"/>15488 n7dacho3m2</text:p>
      <text:p text:style-name="P1"><text:s/>0 <text:s text:c="11"/>15485 n6l58r7</text:p>
      <text:p text:style-name="P1"><text:s/>0 <text:s text:c="11"/>15486 n6r3dnj74l</text:p>
      <text:p text:style-name="P1"><text:s/>0 <text:s text:c="11"/>15487 n77zjhcvdn</text:p>
      <text:p text:style-name="P1"><text:s/>0 <text:s text:c="11"/>15521 nails</text:p>
      <text:p text:style-name="P1"><text:s/>0 <text:s text:c="11"/>15522 naim</text:p>
      <text:p text:style-name="P1"><text:s/>0 <text:s text:c="11"/>15523 nais</text:p>
      <text:p text:style-name="P1"><text:s/>0 <text:s text:c="11"/>15560 nas</text:p>
      <text:p text:style-name="P1"><text:s/>0 <text:s text:c="11"/>15556 narrative</text:p>
      <text:p text:style-name="P1"><text:s/>0 <text:s text:c="11"/>15557 naruto</text:p>
      <text:p text:style-name="P1"><text:s/>0 <text:s text:c="11"/>15558 narutosoda</text:p>
      <text:p text:style-name="P1"><text:s/>0 <text:s text:c="11"/>15555 narrating</text:p>
      <text:p text:style-name="P1"><text:s/>0 <text:s text:c="11"/>15554 nariseh</text:p>
      <text:p text:style-name="P1"><text:s/>0 <text:s text:c="11"/>15553 nariman</text:p>
      <text:p text:style-name="P1"><text:s/>0 <text:s text:c="11"/>15550 nardoni</text:p>
      <text:p text:style-name="P1"><text:s/>0 <text:s text:c="11"/>15551 narendra</text:p>
      <text:p text:style-name="P1"><text:s/>0 <text:s text:c="11"/>15552 nargis</text:p>
      <text:p text:style-name="P1"><text:s/>0 <text:s text:c="11"/>15559 narva</text:p>
      <text:p text:style-name="P1"><text:s/>0 <text:s text:c="11"/>15561 nasa</text:p>
      <text:p text:style-name="P1"><text:s/>0 <text:s text:c="11"/>15524 naked</text:p>
      <text:p text:style-name="P1"><text:s/>0 <text:s text:c="11"/>15562 nascent</text:p>
      <text:p text:style-name="P1"><text:s/>0 <text:s text:c="11"/>15569 natalie</text:p>
      <text:p text:style-name="P1"><text:s/>0 <text:s text:c="11"/>15570 natellen</text:p>
      <text:p text:style-name="P1"><text:s/>0 <text:s text:c="11"/>15571 nathan</text:p>
      <text:p text:style-name="P1"><text:s/>0 <text:s text:c="11"/>15568 natale</text:p>
      <text:p text:style-name="P1"><text:s/>0 <text:s text:c="11"/>15567 nat</text:p>
      <text:p text:style-name="P1"><text:s/>0 <text:s text:c="11"/>15566 nasty</text:p>
      <text:p text:style-name="P1"><text:s/>0 <text:s text:c="11"/>15563 nasdaq</text:p>
      <text:p text:style-name="P1"><text:s/>0 <text:s text:c="11"/>15564 nash</text:p>
      <text:p text:style-name="P1"><text:s/>0 <text:s text:c="11"/>15565 nast</text:p>
      <text:p text:style-name="P1"><text:s/>0 <text:s text:c="11"/>15549 narcissist</text:p>
      <text:p text:style-name="P1"><text:s/>0 <text:s text:c="11"/>15548 narcissism</text:p>
      <text:p text:style-name="P1"><text:s/>0 <text:s text:c="11"/>15547 nar</text:p>
      <text:p text:style-name="P1"><text:s/>0 <text:s text:c="11"/>15546 naqqrh1tza</text:p>
      <text:p text:style-name="P1"><text:s/>0 <text:s text:c="11"/>15531 naming</text:p>
      <text:p text:style-name="P1"><text:soft-page-break/><text:s/>0 <text:s text:c="11"/>15532 namorada</text:p>
      <text:p text:style-name="P1"><text:s/>0 <text:s text:c="11"/>15533 nananananana</text:p>
      <text:p text:style-name="P1"><text:s/>0 <text:s text:c="11"/>15530 names</text:p>
      <text:p text:style-name="P1"><text:s/>0 <text:s text:c="11"/>15529 named</text:p>
      <text:p text:style-name="P1"><text:s/>0 <text:s text:c="11"/>15528 name</text:p>
      <text:p text:style-name="P1"><text:s/>0 <text:s text:c="11"/>15525 naki</text:p>
      <text:p text:style-name="P1"><text:s/>0 <text:s text:c="11"/>15526 nalanda</text:p>
      <text:p text:style-name="P1"><text:s/>0 <text:s text:c="11"/>15527 namay</text:p>
      <text:p text:style-name="P1"><text:s/>0 <text:s text:c="11"/>15534 nancy</text:p>
      <text:p text:style-name="P1"><text:s/>0 <text:s text:c="11"/>15535 nandos</text:p>
      <text:p text:style-name="P1"><text:s/>0 <text:s text:c="11"/>15536 nani</text:p>
      <text:p text:style-name="P1"><text:s/>0 <text:s text:c="11"/>15544 napp</text:p>
      <text:p text:style-name="P1"><text:s/>0 <text:s text:c="11"/>15545 naps</text:p>
      <text:p text:style-name="P1"><text:s/>0 <text:s text:c="11"/>15542 napkin</text:p>
      <text:p text:style-name="P1"><text:s/>0 <text:s text:c="11"/>15543 napoleon</text:p>
      <text:p text:style-name="P1"><text:s/>0 <text:s text:c="11"/>15541 nap</text:p>
      <text:p text:style-name="P1"><text:s/>0 <text:s text:c="11"/>15537 nanni</text:p>
      <text:p text:style-name="P1"><text:s/>0 <text:s text:c="11"/>15538 nanny</text:p>
      <text:p text:style-name="P1"><text:s/>0 <text:s text:c="11"/>15539 nanopubs</text:p>
      <text:p text:style-name="P1"><text:s/>0 <text:s text:c="11"/>15540 nao</text:p>
      <text:p text:style-name="P1"><text:s/>0 <text:s text:c="11"/>15471 n2lnnxnd97</text:p>
      <text:p text:style-name="P1"><text:s/>0 <text:s text:c="11"/>15470 n26</text:p>
      <text:p text:style-name="P1"><text:s/>0 <text:s text:c="11"/>15469 n1ogjrml7z</text:p>
      <text:p text:style-name="P1"><text:s/>0 <text:s text:c="11"/>15405 mwecgrpotr</text:p>
      <text:p text:style-name="P1"><text:s/>0 <text:s text:c="11"/>15401 mw3k6spgbe</text:p>
      <text:p text:style-name="P1"><text:s/>0 <text:s text:c="11"/>15402 mw6tbwuv2q</text:p>
      <text:p text:style-name="P1"><text:s/>0 <text:s text:c="11"/>15403 mwbvy6wlwa</text:p>
      <text:p text:style-name="P1"><text:s/>0 <text:s text:c="11"/>15400 mw3</text:p>
      <text:p text:style-name="P1"><text:s/>0 <text:s text:c="11"/>15399 mvw0k4v4fo</text:p>
      <text:p text:style-name="P1"><text:s/>0 <text:s text:c="11"/>15398 mvppvmwnqi</text:p>
      <text:p text:style-name="P1"><text:s/>0 <text:s text:c="11"/>15395 mvgrkhffnl</text:p>
      <text:p text:style-name="P1"><text:s/>0 <text:s text:c="11"/>15396 mvh2iotr2t</text:p>
      <text:p text:style-name="P1"><text:s/>0 <text:s text:c="11"/>15397 mvo</text:p>
      <text:p text:style-name="P1"><text:s/>0 <text:s text:c="11"/>15404 mwce2jetj7</text:p>
      <text:p text:style-name="P1"><text:s/>0 <text:s text:c="11"/>15406 mwi2dgst83</text:p>
      <text:p text:style-name="P1"><text:s/>0 <text:s text:c="11"/>15418 mxwgsl7t8n</text:p>
      <text:p text:style-name="P1"><text:s/>0 <text:s text:c="11"/>15407 mwiyqm22</text:p>
      <text:p text:style-name="P1"><text:s/>0 <text:s text:c="11"/>15414 mxkzhwl7h0</text:p>
      <text:p text:style-name="P1"><text:s/>0 <text:s text:c="11"/>15415 mxn</text:p>
      <text:p text:style-name="P1"><text:s/>0 <text:s text:c="11"/>15416 mxntm</text:p>
      <text:p text:style-name="P1"><text:s/>0 <text:s text:c="11"/>15413 mx8jtt5oqj</text:p>
      <text:p text:style-name="P1"><text:s/>0 <text:s text:c="11"/>15412 mx7jrdwstv</text:p>
      <text:p text:style-name="P1"><text:s/>0 <text:s text:c="11"/>15411 mx1dg1eik9</text:p>
      <text:p text:style-name="P1"><text:s/>0 <text:s text:c="11"/>15408 mwkw2o0pku</text:p>
      <text:p text:style-name="P1"><text:s/>0 <text:s text:c="11"/>15409 mwsjuiv9</text:p>
      <text:p text:style-name="P1"><text:s/>0 <text:s text:c="11"/>15410 mwvk5lv9db</text:p>
      <text:p text:style-name="P1"><text:s/>0 <text:s text:c="11"/>15394 mvdbrussels</text:p>
      <text:p text:style-name="P1"><text:s/>0 <text:s text:c="11"/>15393 mv1lbi1</text:p>
      <text:p text:style-name="P1"><text:s/>0 <text:s text:c="11"/>15392 muziekbibliotheek</text:p>
      <text:p text:style-name="P1"><text:s/>0 <text:s text:c="11"/>15391 muyvbwsdnb</text:p>
      <text:p text:style-name="P1"><text:s/>0 <text:s text:c="11"/>15376 musu</text:p>
      <text:p text:style-name="P1"><text:s/>0 <text:s text:c="11"/>15377 mutant</text:p>
      <text:p text:style-name="P1"><text:soft-page-break/><text:s/>0 <text:s text:c="11"/>15378 mute</text:p>
      <text:p text:style-name="P1"><text:s/>0 <text:s text:c="11"/>15375 mustsee</text:p>
      <text:p text:style-name="P1"><text:s/>0 <text:s text:c="11"/>15374 mustread</text:p>
      <text:p text:style-name="P1"><text:s/>0 <text:s text:c="11"/>15373 musthave</text:p>
      <text:p text:style-name="P1"><text:s/>0 <text:s text:c="11"/>15370 mustache</text:p>
      <text:p text:style-name="P1"><text:s/>0 <text:s text:c="11"/>15371 mustard</text:p>
      <text:p text:style-name="P1"><text:s/>0 <text:s text:c="11"/>15372 mustasch</text:p>
      <text:p text:style-name="P1"><text:s/>0 <text:s text:c="11"/>15379 muted</text:p>
      <text:p text:style-name="P1"><text:s/>0 <text:s text:c="11"/>15380 mutha</text:p>
      <text:p text:style-name="P1"><text:s/>0 <text:s text:c="11"/>15381 muthafuck</text:p>
      <text:p text:style-name="P1"><text:s/>0 <text:s text:c="11"/>15389 muy</text:p>
      <text:p text:style-name="P1"><text:s/>0 <text:s text:c="11"/>15390 muyuz</text:p>
      <text:p text:style-name="P1"><text:s/>0 <text:s text:c="11"/>15387 mutual</text:p>
      <text:p text:style-name="P1"><text:s/>0 <text:s text:c="11"/>15388 muvugvbg87</text:p>
      <text:p text:style-name="P1"><text:s/>0 <text:s text:c="11"/>15386 mutluyum</text:p>
      <text:p text:style-name="P1"><text:s/>0 <text:s text:c="11"/>15382 muthafuckin</text:p>
      <text:p text:style-name="P1"><text:s/>0 <text:s text:c="11"/>15383 muther</text:p>
      <text:p text:style-name="P1"><text:s/>0 <text:s text:c="11"/>15384 muthis</text:p>
      <text:p text:style-name="P1"><text:s/>0 <text:s text:c="11"/>15385 mutlaka</text:p>
      <text:p text:style-name="P1"><text:s/>0 <text:s text:c="11"/>15417 mxoexwjrcz</text:p>
      <text:p text:style-name="P1"><text:s/>0 <text:s text:c="11"/>15419 mxwowihk00</text:p>
      <text:p text:style-name="P1"><text:s/>0 <text:s text:c="11"/>15468 n1nbowt7me</text:p>
      <text:p text:style-name="P1"><text:s/>0 <text:s text:c="11"/>15456 máster</text:p>
      <text:p text:style-name="P1"><text:s/>0 <text:s text:c="11"/>15452 mzuck</text:p>
      <text:p text:style-name="P1"><text:s/>0 <text:s text:c="11"/>15453 mzwooqeyrx</text:p>
      <text:p text:style-name="P1"><text:s/>0 <text:s text:c="11"/>15454 mágico</text:p>
      <text:p text:style-name="P1"><text:s/>0 <text:s text:c="11"/>15451 mzhlagndur</text:p>
      <text:p text:style-name="P1"><text:s/>0 <text:s text:c="11"/>15450 mz6dyegpub</text:p>
      <text:p text:style-name="P1"><text:s/>0 <text:s text:c="11"/>15449 mytwin</text:p>
      <text:p text:style-name="P1"><text:s/>0 <text:s text:c="11"/>15446 mythology</text:p>
      <text:p text:style-name="P1"><text:s/>0 <text:s text:c="11"/>15447 myths</text:p>
      <text:p text:style-name="P1"><text:s/>0 <text:s text:c="11"/>15448 myttfzs79t</text:p>
      <text:p text:style-name="P1"><text:s/>0 <text:s text:c="11"/>15455 más</text:p>
      <text:p text:style-name="P1"><text:s/>0 <text:s text:c="11"/>15457 máteme</text:p>
      <text:p text:style-name="P1"><text:s/>0 <text:s text:c="11"/>15420 mxzuonre</text:p>
      <text:p text:style-name="P1"><text:s/>0 <text:s text:c="11"/>15458 mãe</text:p>
      <text:p text:style-name="P1"><text:s/>0 <text:s text:c="11"/>15465 n1dtweyo</text:p>
      <text:p text:style-name="P1"><text:s/>0 <text:s text:c="11"/>15466 n1f1gzlmov</text:p>
      <text:p text:style-name="P1"><text:s/>0 <text:s text:c="11"/>15467 n1jphv3d</text:p>
      <text:p text:style-name="P1"><text:s/>0 <text:s text:c="11"/>15464 n0albfcgiq</text:p>
      <text:p text:style-name="P1"><text:s/>0 <text:s text:c="11"/>15463 n012hx2j</text:p>
      <text:p text:style-name="P1"><text:s/>0 <text:s text:c="11"/>15462 mötley</text:p>
      <text:p text:style-name="P1"><text:s/>0 <text:s text:c="11"/>15459 mérci</text:p>
      <text:p text:style-name="P1"><text:s/>0 <text:s text:c="11"/>15460 méxico</text:p>
      <text:p text:style-name="P1"><text:s/>0 <text:s text:c="11"/>15461 móvil</text:p>
      <text:p text:style-name="P1"><text:s/>0 <text:s text:c="11"/>15445 myth</text:p>
      <text:p text:style-name="P1"><text:s/>0 <text:s text:c="11"/>15444 mysticism</text:p>
      <text:p text:style-name="P1"><text:s/>0 <text:s text:c="11"/>15443 mystic</text:p>
      <text:p text:style-name="P1"><text:s/>0 <text:s text:c="11"/>15442 mystery</text:p>
      <text:p text:style-name="P1"><text:s/>0 <text:s text:c="11"/>15427 myfavoritenurse</text:p>
      <text:p text:style-name="P1"><text:s/>0 <text:s text:c="11"/>15428 myfavoritesongsever</text:p>
      <text:p text:style-name="P1"><text:s/>0 <text:s text:c="11"/>15429 mylife</text:p>
      <text:p text:style-name="P1"><text:soft-page-break/><text:s/>0 <text:s text:c="11"/>15426 mycarisabug</text:p>
      <text:p text:style-name="P1"><text:s/>0 <text:s text:c="11"/>15425 mybirthday</text:p>
      <text:p text:style-name="P1"><text:s/>0 <text:s text:c="11"/>15424 myanmar</text:p>
      <text:p text:style-name="P1"><text:s/>0 <text:s text:c="11"/>15421 my</text:p>
      <text:p text:style-name="P1"><text:s/>0 <text:s text:c="11"/>15422 my6zu28o7l</text:p>
      <text:p text:style-name="P1"><text:s/>0 <text:s text:c="11"/>15423 myaddiction</text:p>
      <text:p text:style-name="P1"><text:s/>0 <text:s text:c="11"/>15430 mylo</text:p>
      <text:p text:style-name="P1"><text:s/>0 <text:s text:c="11"/>15431 mylywxiffu</text:p>
      <text:p text:style-name="P1"><text:s/>0 <text:s text:c="11"/>15432 myneni</text:p>
      <text:p text:style-name="P1"><text:s/>0 <text:s text:c="11"/>15440 myst</text:p>
      <text:p text:style-name="P1"><text:s/>0 <text:s text:c="11"/>15441 mysterious</text:p>
      <text:p text:style-name="P1"><text:s/>0 <text:s text:c="11"/>15438 myspace</text:p>
      <text:p text:style-name="P1"><text:s/>0 <text:s text:c="11"/>15439 mysql</text:p>
      <text:p text:style-name="P1"><text:s/>0 <text:s text:c="11"/>15437 myself</text:p>
      <text:p text:style-name="P1"><text:s/>0 <text:s text:c="11"/>15433 mynephew</text:p>
      <text:p text:style-name="P1"><text:s/>0 <text:s text:c="11"/>15434 mynigga</text:p>
      <text:p text:style-name="P1"><text:s/>0 <text:s text:c="11"/>15435 myopia</text:p>
      <text:p text:style-name="P1"><text:s/>0 <text:s text:c="11"/>15436 mypersonality</text:p>
      <text:p text:style-name="P1"><text:s/>0 <text:s text:c="11"/>15163 morningg</text:p>
      <text:p text:style-name="P1"><text:s/>0 <text:s text:c="11"/>15162 morning</text:p>
      <text:p text:style-name="P1"><text:s/>0 <text:s text:c="11"/>15161 mornin</text:p>
      <text:p text:style-name="P1"><text:s/>0 <text:s text:c="11"/>14892 minuano</text:p>
      <text:p text:style-name="P1"><text:s/>0 <text:s text:c="11"/>14888 minority</text:p>
      <text:p text:style-name="P1"><text:s/>0 <text:s text:c="11"/>14889 minors</text:p>
      <text:p text:style-name="P1"><text:s/>0 <text:s text:c="11"/>14890 mins</text:p>
      <text:p text:style-name="P1"><text:s/>0 <text:s text:c="11"/>14887 minor</text:p>
      <text:p text:style-name="P1"><text:s/>0 <text:s text:c="11"/>14886 mino</text:p>
      <text:p text:style-name="P1"><text:s/>0 <text:s text:c="11"/>14885 ministry</text:p>
      <text:p text:style-name="P1"><text:s/>0 <text:s text:c="11"/>14882 minions</text:p>
      <text:p text:style-name="P1"><text:s/>0 <text:s text:c="11"/>14883 minister</text:p>
      <text:p text:style-name="P1"><text:s/>0 <text:s text:c="11"/>14884 ministers</text:p>
      <text:p text:style-name="P1"><text:s/>0 <text:s text:c="11"/>14891 mint</text:p>
      <text:p text:style-name="P1"><text:s/>0 <text:s text:c="11"/>14893 minus</text:p>
      <text:p text:style-name="P1"><text:s/>0 <text:s text:c="11"/>14880 mining</text:p>
      <text:p text:style-name="P1"><text:s/>0 <text:s text:c="11"/>14894 minute</text:p>
      <text:p text:style-name="P1"><text:s/>0 <text:s text:c="11"/>14901 miras</text:p>
      <text:p text:style-name="P1"><text:s/>0 <text:s text:c="11"/>14902 mirco89</text:p>
      <text:p text:style-name="P1"><text:s/>0 <text:s text:c="11"/>14903 miro</text:p>
      <text:p text:style-name="P1"><text:s/>0 <text:s text:c="11"/>14900 miranda</text:p>
      <text:p text:style-name="P1"><text:s/>0 <text:s text:c="11"/>14899 miracles</text:p>
      <text:p text:style-name="P1"><text:s/>0 <text:s text:c="11"/>14898 miracle</text:p>
      <text:p text:style-name="P1"><text:s/>0 <text:s text:c="11"/>14895 minutes</text:p>
      <text:p text:style-name="P1"><text:s/>0 <text:s text:c="11"/>14896 mio</text:p>
      <text:p text:style-name="P1"><text:s/>0 <text:s text:c="11"/>14897 mira</text:p>
      <text:p text:style-name="P1"><text:s/>0 <text:s text:c="11"/>14881 minion</text:p>
      <text:p text:style-name="P1"><text:s/>0 <text:s text:c="11"/>14879 minimum</text:p>
      <text:p text:style-name="P1"><text:s/>0 <text:s text:c="11"/>15160 mornig</text:p>
      <text:p text:style-name="P1"><text:s/>0 <text:s text:c="11"/>14866 minder</text:p>
      <text:p text:style-name="P1"><text:s/>0 <text:s text:c="11"/>14862 mind</text:p>
      <text:p text:style-name="P1"><text:s/>0 <text:s text:c="11"/>14863 mindblowing</text:p>
      <text:p text:style-name="P1"><text:s/>0 <text:s text:c="11"/>14864 minddd</text:p>
      <text:p text:style-name="P1"><text:s/>0 <text:s text:c="11"/>14861 minaj</text:p>
      <text:p text:style-name="P1"><text:soft-page-break/><text:s/>0 <text:s text:c="11"/>14860 min</text:p>
      <text:p text:style-name="P1"><text:s/>0 <text:s text:c="11"/>14859 mimuero</text:p>
      <text:p text:style-name="P1"><text:s/>0 <text:s text:c="11"/>14856 milner</text:p>
      <text:p text:style-name="P1"><text:s/>0 <text:s text:c="11"/>14857 mimejorconcierto</text:p>
      <text:p text:style-name="P1"><text:s/>0 <text:s text:c="11"/>14858 mimes</text:p>
      <text:p text:style-name="P1"><text:s/>0 <text:s text:c="11"/>14865 minded</text:p>
      <text:p text:style-name="P1"><text:s/>0 <text:s text:c="11"/>14867 mindful</text:p>
      <text:p text:style-name="P1"><text:s/>0 <text:s text:c="11"/>14878 minimise</text:p>
      <text:p text:style-name="P1"><text:s/>0 <text:s text:c="11"/>14868 minding</text:p>
      <text:p text:style-name="P1"><text:s/>0 <text:s text:c="11"/>14875 minidator</text:p>
      <text:p text:style-name="P1"><text:s/>0 <text:s text:c="11"/>14876 minimalism</text:p>
      <text:p text:style-name="P1"><text:s/>0 <text:s text:c="11"/>14877 minimarketing</text:p>
      <text:p text:style-name="P1"><text:s/>0 <text:s text:c="11"/>14874 miniaturized</text:p>
      <text:p text:style-name="P1"><text:s/>0 <text:s text:c="11"/>14873 mini</text:p>
      <text:p text:style-name="P1"><text:s/>0 <text:s text:c="11"/>14872 minha</text:p>
      <text:p text:style-name="P1"><text:s/>0 <text:s text:c="11"/>14869 minds</text:p>
      <text:p text:style-name="P1"><text:s/>0 <text:s text:c="11"/>14870 mindsweep</text:p>
      <text:p text:style-name="P1"><text:s/>0 <text:s text:c="11"/>14871 mine</text:p>
      <text:p text:style-name="P1"><text:s/>0 <text:s text:c="11"/>14904 mironov</text:p>
      <text:p text:style-name="P1"><text:s/>0 <text:s text:c="11"/>14905 mirror</text:p>
      <text:p text:style-name="P1"><text:s/>0 <text:s text:c="11"/>14906 mirx1djq6p</text:p>
      <text:p text:style-name="P1"><text:s/>0 <text:s text:c="11"/>14944 missyouguysalready</text:p>
      <text:p text:style-name="P1"><text:s/>0 <text:s text:c="11"/>14940 mississippi</text:p>
      <text:p text:style-name="P1"><text:s/>0 <text:s text:c="11"/>14941 misspelled</text:p>
      <text:p text:style-name="P1"><text:s/>0 <text:s text:c="11"/>14942 missss</text:p>
      <text:p text:style-name="P1"><text:s/>0 <text:s text:c="11"/>14939 missions</text:p>
      <text:p text:style-name="P1"><text:s/>0 <text:s text:c="11"/>14938 missione</text:p>
      <text:p text:style-name="P1"><text:s/>0 <text:s text:c="11"/>14937 mission</text:p>
      <text:p text:style-name="P1"><text:s/>0 <text:s text:c="11"/>14934 missie</text:p>
      <text:p text:style-name="P1"><text:s/>0 <text:s text:c="11"/>14935 missieshanghai</text:p>
      <text:p text:style-name="P1"><text:s/>0 <text:s text:c="11"/>14936 missing</text:p>
      <text:p text:style-name="P1"><text:s/>0 <text:s text:c="11"/>14943 missteps</text:p>
      <text:p text:style-name="P1"><text:s/>0 <text:s text:c="11"/>14945 mistake</text:p>
      <text:p text:style-name="P1"><text:s/>0 <text:s text:c="11"/>14907 mirza</text:p>
      <text:p text:style-name="P1"><text:s/>0 <text:s text:c="11"/>14946 mistakenly</text:p>
      <text:p text:style-name="P1"><text:s/>0 <text:s text:c="11"/>14953 mit</text:p>
      <text:p text:style-name="P1"><text:s/>0 <text:s text:c="11"/>14954 mitch</text:p>
      <text:p text:style-name="P1"><text:s/>0 <text:s text:c="11"/>14955 mithology</text:p>
      <text:p text:style-name="P1"><text:s/>0 <text:s text:c="11"/>14952 misuse</text:p>
      <text:p text:style-name="P1"><text:s/>0 <text:s text:c="11"/>14951 misunderstandings</text:p>
      <text:p text:style-name="P1"><text:s/>0 <text:s text:c="11"/>14950 mistis_richard</text:p>
      <text:p text:style-name="P1"><text:s/>0 <text:s text:c="11"/>14947 mistakes</text:p>
      <text:p text:style-name="P1"><text:s/>0 <text:s text:c="11"/>14948 mister</text:p>
      <text:p text:style-name="P1"><text:s/>0 <text:s text:c="11"/>14949 mistery</text:p>
      <text:p text:style-name="P1"><text:s/>0 <text:s text:c="11"/>14933 missgiulia75</text:p>
      <text:p text:style-name="P1"><text:s/>0 <text:s text:c="11"/>14932 misses</text:p>
      <text:p text:style-name="P1"><text:s/>0 <text:s text:c="11"/>14931 misselijk</text:p>
      <text:p text:style-name="P1"><text:s/>0 <text:s text:c="11"/>14930 missedtheseguys</text:p>
      <text:p text:style-name="P1"><text:s/>0 <text:s text:c="11"/>14914 miserable</text:p>
      <text:p text:style-name="P1"><text:s/>0 <text:s text:c="11"/>14915 miserables</text:p>
      <text:p text:style-name="P1"><text:s/>0 <text:s text:c="11"/>14916 misfit</text:p>
      <text:p text:style-name="P1"><text:s/>0 <text:s text:c="11"/>14913 miselfie</text:p>
      <text:p text:style-name="P1"><text:soft-page-break/><text:s/>0 <text:s text:c="11"/>14912 misdeeds</text:p>
      <text:p text:style-name="P1"><text:s/>0 <text:s text:c="11"/>14911 misconduct</text:p>
      <text:p text:style-name="P1"><text:s/>0 <text:s text:c="11"/>14908 mis</text:p>
      <text:p text:style-name="P1"><text:s/>0 <text:s text:c="11"/>14909 mis125</text:p>
      <text:p text:style-name="P1"><text:s/>0 <text:s text:c="11"/>14910 misconceptions</text:p>
      <text:p text:style-name="P1"><text:s/>0 <text:s text:c="11"/>14917 misguided</text:p>
      <text:p text:style-name="P1"><text:s/>0 <text:s text:c="11"/>14918 misgunners</text:p>
      <text:p text:style-name="P1"><text:s/>0 <text:s text:c="11"/>14919 misheard</text:p>
      <text:p text:style-name="P1"><text:s/>0 <text:s text:c="11"/>14927 misschien</text:p>
      <text:p text:style-name="P1"><text:s/>0 <text:s text:c="11"/>14929 missedthemsomuch</text:p>
      <text:p text:style-name="P1"><text:s/>0 <text:s text:c="11"/>14925 misread</text:p>
      <text:p text:style-name="P1"><text:s/>0 <text:s text:c="11"/>14926 miss</text:p>
      <text:p text:style-name="P1"><text:s/>0 <text:s text:c="11"/>14924 misra</text:p>
      <text:p text:style-name="P1"><text:s/>0 <text:s text:c="11"/>14920 misia</text:p>
      <text:p text:style-name="P1"><text:s/>0 <text:s text:c="11"/>14921 mismanaged</text:p>
      <text:p text:style-name="P1"><text:s/>0 <text:s text:c="11"/>14922 mismo</text:p>
      <text:p text:style-name="P1"><text:s/>0 <text:s text:c="11"/>14923 misquoted</text:p>
      <text:p text:style-name="P1"><text:s/>0 <text:s text:c="11"/>14855 millz</text:p>
      <text:p text:style-name="P1"><text:s/>0 <text:s text:c="11"/>14854 millor</text:p>
      <text:p text:style-name="P1"><text:s/>0 <text:s text:c="11"/>14853 millisecond</text:p>
      <text:p text:style-name="P1"><text:s/>0 <text:s text:c="11"/>14789 miamor</text:p>
      <text:p text:style-name="P1"><text:s/>0 <text:s text:c="11"/>14785 mi0rqyirzx</text:p>
      <text:p text:style-name="P1"><text:s/>0 <text:s text:c="11"/>14786 mi4</text:p>
      <text:p text:style-name="P1"><text:s/>0 <text:s text:c="11"/>14787 mia</text:p>
      <text:p text:style-name="P1"><text:s/>0 <text:s text:c="11"/>14784 mi</text:p>
      <text:p text:style-name="P1"><text:s/>0 <text:s text:c="11"/>14783 mhrm</text:p>
      <text:p text:style-name="P1"><text:s/>0 <text:s text:c="11"/>14782 mhmm</text:p>
      <text:p text:style-name="P1"><text:s/>0 <text:s text:c="11"/>14779 mhdfgord</text:p>
      <text:p text:style-name="P1"><text:s/>0 <text:s text:c="11"/>14780 mhealth</text:p>
      <text:p text:style-name="P1"><text:s/>0 <text:s text:c="11"/>14781 mhinytp7</text:p>
      <text:p text:style-name="P1"><text:s/>0 <text:s text:c="11"/>14788 miami</text:p>
      <text:p text:style-name="P1"><text:s/>0 <text:s text:c="11"/>14790 mice</text:p>
      <text:p text:style-name="P1"><text:s/>0 <text:s text:c="11"/>14802 microwave</text:p>
      <text:p text:style-name="P1"><text:s/>0 <text:s text:c="11"/>14791 michael</text:p>
      <text:p text:style-name="P1"><text:s/>0 <text:s text:c="11"/>14798 microlending</text:p>
      <text:p text:style-name="P1"><text:s/>0 <text:s text:c="11"/>14799 microphone</text:p>
      <text:p text:style-name="P1"><text:s/>0 <text:s text:c="11"/>14800 micros</text:p>
      <text:p text:style-name="P1"><text:s/>0 <text:s text:c="11"/>14797 microblogs</text:p>
      <text:p text:style-name="P1"><text:s/>0 <text:s text:c="11"/>14796 microbes</text:p>
      <text:p text:style-name="P1"><text:s/>0 <text:s text:c="11"/>14795 mick</text:p>
      <text:p text:style-name="P1"><text:s/>0 <text:s text:c="11"/>14792 michal</text:p>
      <text:p text:style-name="P1"><text:s/>0 <text:s text:c="11"/>14793 michigan</text:p>
      <text:p text:style-name="P1"><text:s/>0 <text:s text:c="11"/>14794 michiganweather</text:p>
      <text:p text:style-name="P1"><text:s/>0 <text:s text:c="11"/>14778 mhbvw5ewoy</text:p>
      <text:p text:style-name="P1"><text:s/>0 <text:s text:c="11"/>14777 mh5pwtkrhi</text:p>
      <text:p text:style-name="P1"><text:s/>0 <text:s text:c="11"/>14776 mh081eo77m</text:p>
      <text:p text:style-name="P1"><text:s/>0 <text:s text:c="11"/>14775 mh</text:p>
      <text:p text:style-name="P1"><text:s/>0 <text:s text:c="11"/>14760 mfkdndkdndk</text:p>
      <text:p text:style-name="P1"><text:s/>0 <text:s text:c="11"/>14761 mfn9i2chrw</text:p>
      <text:p text:style-name="P1"><text:s/>0 <text:s text:c="11"/>14762 mfnasxbd</text:p>
      <text:p text:style-name="P1"><text:s/>0 <text:s text:c="11"/>14759 mfjakcqy</text:p>
      <text:p text:style-name="P1"><text:s/>0 <text:s text:c="11"/>14758 mfg3t236</text:p>
      <text:p text:style-name="P1"><text:soft-page-break/><text:s/>0 <text:s text:c="11"/>14757 mf2b7b017l</text:p>
      <text:p text:style-name="P1"><text:s/>0 <text:s text:c="11"/>14754 meyer</text:p>
      <text:p text:style-name="P1"><text:s/>0 <text:s text:c="11"/>14755 mezun</text:p>
      <text:p text:style-name="P1"><text:s/>0 <text:s text:c="11"/>14756 mf</text:p>
      <text:p text:style-name="P1"><text:s/>0 <text:s text:c="11"/>14763 mfv1dfnwkr</text:p>
      <text:p text:style-name="P1"><text:s/>0 <text:s text:c="11"/>14764 mfö</text:p>
      <text:p text:style-name="P1"><text:s/>0 <text:s text:c="11"/>14765 mg2konpilj</text:p>
      <text:p text:style-name="P1"><text:s/>0 <text:s text:c="11"/>14773 mgz71qxwc0</text:p>
      <text:p text:style-name="P1"><text:s/>0 <text:s text:c="11"/>14774 mgzgzche</text:p>
      <text:p text:style-name="P1"><text:s/>0 <text:s text:c="11"/>14771 mgv6hgd96n</text:p>
      <text:p text:style-name="P1"><text:s/>0 <text:s text:c="11"/>14772 mgvsx1s0p6</text:p>
      <text:p text:style-name="P1"><text:s/>0 <text:s text:c="11"/>14770 mgscm</text:p>
      <text:p text:style-name="P1"><text:s/>0 <text:s text:c="11"/>14766 mgd1xaptqj</text:p>
      <text:p text:style-name="P1"><text:s/>0 <text:s text:c="11"/>14767 mggqdhvial</text:p>
      <text:p text:style-name="P1"><text:s/>0 <text:s text:c="11"/>14768 mgh4hcsauz</text:p>
      <text:p text:style-name="P1"><text:s/>0 <text:s text:c="11"/>14769 mgm</text:p>
      <text:p text:style-name="P1"><text:s/>0 <text:s text:c="11"/>14801 microsoft</text:p>
      <text:p text:style-name="P1"><text:s/>0 <text:s text:c="11"/>14803 mid</text:p>
      <text:p text:style-name="P1"><text:s/>0 <text:s text:c="11"/>14852 millionth</text:p>
      <text:p text:style-name="P1"><text:s/>0 <text:s text:c="11"/>14840 militar</text:p>
      <text:p text:style-name="P1"><text:s/>0 <text:s text:c="11"/>14836 miles</text:p>
      <text:p text:style-name="P1"><text:s/>0 <text:s text:c="11"/>14837 milestone</text:p>
      <text:p text:style-name="P1"><text:s/>0 <text:s text:c="11"/>14838 miley</text:p>
      <text:p text:style-name="P1"><text:s/>0 <text:s text:c="11"/>14835 milegi</text:p>
      <text:p text:style-name="P1"><text:s/>0 <text:s text:c="11"/>14834 mile</text:p>
      <text:p text:style-name="P1"><text:s/>0 <text:s text:c="11"/>14833 mildy</text:p>
      <text:p text:style-name="P1"><text:s/>0 <text:s text:c="11"/>14830 milan_headquarters</text:p>
      <text:p text:style-name="P1"><text:s/>0 <text:s text:c="11"/>14831 milano</text:p>
      <text:p text:style-name="P1"><text:s/>0 <text:s text:c="11"/>14832 milanomangafestival</text:p>
      <text:p text:style-name="P1"><text:s/>0 <text:s text:c="11"/>14839 milf</text:p>
      <text:p text:style-name="P1"><text:s/>0 <text:s text:c="11"/>14841 military</text:p>
      <text:p text:style-name="P1"><text:s/>0 <text:s text:c="11"/>14804 middelbare</text:p>
      <text:p text:style-name="P1"><text:s/>0 <text:s text:c="11"/>14842 milk</text:p>
      <text:p text:style-name="P1"><text:s/>0 <text:s text:c="11"/>14849 millionaire</text:p>
      <text:p text:style-name="P1"><text:s/>0 <text:s text:c="11"/>14850 milliondollarclub</text:p>
      <text:p text:style-name="P1"><text:s/>0 <text:s text:c="11"/>14851 millions</text:p>
      <text:p text:style-name="P1"><text:s/>0 <text:s text:c="11"/>14848 million</text:p>
      <text:p text:style-name="P1"><text:s/>0 <text:s text:c="11"/>14847 milli</text:p>
      <text:p text:style-name="P1"><text:s/>0 <text:s text:c="11"/>14846 millennials</text:p>
      <text:p text:style-name="P1"><text:s/>0 <text:s text:c="11"/>14843 milka</text:p>
      <text:p text:style-name="P1"><text:s/>0 <text:s text:c="11"/>14844 milky</text:p>
      <text:p text:style-name="P1"><text:s/>0 <text:s text:c="11"/>14845 mill</text:p>
      <text:p text:style-name="P1"><text:s/>0 <text:s text:c="11"/>14829 milan</text:p>
      <text:p text:style-name="P1"><text:s/>0 <text:s text:c="11"/>14828 milady</text:p>
      <text:p text:style-name="P1"><text:s/>0 <text:s text:c="11"/>14827 mila</text:p>
      <text:p text:style-name="P1"><text:s/>0 <text:s text:c="11"/>14826 mil</text:p>
      <text:p text:style-name="P1"><text:s/>0 <text:s text:c="11"/>14811 mie</text:p>
      <text:p text:style-name="P1"><text:s/>0 <text:s text:c="11"/>14812 mierda</text:p>
      <text:p text:style-name="P1"><text:s/>0 <text:s text:c="11"/>14813 mierdaaaa</text:p>
      <text:p text:style-name="P1"><text:s/>0 <text:s text:c="11"/>14810 midnight</text:p>
      <text:p text:style-name="P1"><text:s/>0 <text:s text:c="11"/>14809 midlands</text:p>
      <text:p text:style-name="P1"><text:s/>0 <text:s text:c="11"/>14808 midfielders</text:p>
      <text:p text:style-name="P1"><text:soft-page-break/><text:s/>0 <text:s text:c="11"/>14805 middle</text:p>
      <text:p text:style-name="P1"><text:s/>0 <text:s text:c="11"/>14806 middrifts</text:p>
      <text:p text:style-name="P1"><text:s/>0 <text:s text:c="11"/>14807 midfield</text:p>
      <text:p text:style-name="P1"><text:s/>0 <text:s text:c="11"/>14814 might</text:p>
      <text:p text:style-name="P1"><text:s/>0 <text:s text:c="11"/>14815 migraine</text:p>
      <text:p text:style-name="P1"><text:s/>0 <text:s text:c="11"/>14816 migranti</text:p>
      <text:p text:style-name="P1"><text:s/>0 <text:s text:c="11"/>14824 mike</text:p>
      <text:p text:style-name="P1"><text:s/>0 <text:s text:c="11"/>14825 mikko</text:p>
      <text:p text:style-name="P1"><text:s/>0 <text:s text:c="11"/>14822 mijn</text:p>
      <text:p text:style-name="P1"><text:s/>0 <text:s text:c="11"/>14823 mikado</text:p>
      <text:p text:style-name="P1"><text:s/>0 <text:s text:c="11"/>14821 mij</text:p>
      <text:p text:style-name="P1"><text:s/>0 <text:s text:c="11"/>14817 migrants</text:p>
      <text:p text:style-name="P1"><text:s/>0 <text:s text:c="11"/>14818 migrating</text:p>
      <text:p text:style-name="P1"><text:s/>0 <text:s text:c="11"/>14819 migration</text:p>
      <text:p text:style-name="P1"><text:s/>0 <text:s text:c="11"/>14820 miguel</text:p>
      <text:p text:style-name="P1"><text:s/>0 <text:s text:c="11"/>14956 mitica</text:p>
      <text:p text:style-name="P1"><text:s/>0 <text:s text:c="11"/>14957 miticos</text:p>
      <text:p text:style-name="P1"><text:s/>0 <text:s text:c="11"/>14958 mitosis</text:p>
      <text:p text:style-name="P1"><text:s/>0 <text:s text:c="11"/>15097 monetize</text:p>
      <text:p text:style-name="P1"><text:s/>0 <text:s text:c="11"/>15093 moner</text:p>
      <text:p text:style-name="P1"><text:s/>0 <text:s text:c="11"/>15094 monero</text:p>
      <text:p text:style-name="P1"><text:s/>0 <text:s text:c="11"/>15095 monetización</text:p>
      <text:p text:style-name="P1"><text:s/>0 <text:s text:c="11"/>15092 mondays</text:p>
      <text:p text:style-name="P1"><text:s/>0 <text:s text:c="11"/>15091 mondaymorning</text:p>
      <text:p text:style-name="P1"><text:s/>0 <text:s text:c="11"/>15090 monday</text:p>
      <text:p text:style-name="P1"><text:s/>0 <text:s text:c="11"/>15087 mona</text:p>
      <text:p text:style-name="P1"><text:s/>0 <text:s text:c="11"/>15088 monarchy</text:p>
      <text:p text:style-name="P1"><text:s/>0 <text:s text:c="11"/>15089 monbiot</text:p>
      <text:p text:style-name="P1"><text:s/>0 <text:s text:c="11"/>15096 monetizar</text:p>
      <text:p text:style-name="P1"><text:s/>0 <text:s text:c="11"/>15098 money</text:p>
      <text:p text:style-name="P1"><text:s/>0 <text:s text:c="11"/>15110 monopolise</text:p>
      <text:p text:style-name="P1"><text:s/>0 <text:s text:c="11"/>15099 moneyhungry</text:p>
      <text:p text:style-name="P1"><text:s/>0 <text:s text:c="11"/>15106 monitors</text:p>
      <text:p text:style-name="P1"><text:s/>0 <text:s text:c="11"/>15107 monkeys</text:p>
      <text:p text:style-name="P1"><text:s/>0 <text:s text:c="11"/>15108 mono</text:p>
      <text:p text:style-name="P1"><text:s/>0 <text:s text:c="11"/>15105 monitoring</text:p>
      <text:p text:style-name="P1"><text:s/>0 <text:s text:c="11"/>15104 monitor</text:p>
      <text:p text:style-name="P1"><text:s/>0 <text:s text:c="11"/>15103 monique</text:p>
      <text:p text:style-name="P1"><text:s/>0 <text:s text:c="11"/>15100 moneymaking</text:p>
      <text:p text:style-name="P1"><text:s/>0 <text:s text:c="11"/>15101 moneyss</text:p>
      <text:p text:style-name="P1"><text:s/>0 <text:s text:c="11"/>15102 monica</text:p>
      <text:p text:style-name="P1"><text:s/>0 <text:s text:c="11"/>15086 mon</text:p>
      <text:p text:style-name="P1"><text:s/>0 <text:s text:c="11"/>15085 moms</text:p>
      <text:p text:style-name="P1"><text:s/>0 <text:s text:c="11"/>15084 momproblems</text:p>
      <text:p text:style-name="P1"><text:s/>0 <text:s text:c="11"/>15083 mommy</text:p>
      <text:p text:style-name="P1"><text:s/>0 <text:s text:c="11"/>15068 mola</text:p>
      <text:p text:style-name="P1"><text:s/>0 <text:s text:c="11"/>15069 molan</text:p>
      <text:p text:style-name="P1"><text:s/>0 <text:s text:c="11"/>15070 moldy</text:p>
      <text:p text:style-name="P1"><text:s/>0 <text:s text:c="11"/>15067 mokee</text:p>
      <text:p text:style-name="P1"><text:s/>0 <text:s text:c="11"/>15066 moke</text:p>
      <text:p text:style-name="P1"><text:s/>0 <text:s text:c="11"/>15065 mojo</text:p>
      <text:p text:style-name="P1"><text:s/>0 <text:s text:c="11"/>15062 moi</text:p>
      <text:p text:style-name="P1"><text:soft-page-break/><text:s/>0 <text:s text:c="11"/>15063 moist</text:p>
      <text:p text:style-name="P1"><text:s/>0 <text:s text:c="11"/>15064 moive</text:p>
      <text:p text:style-name="P1"><text:s/>0 <text:s text:c="11"/>15071 molestation</text:p>
      <text:p text:style-name="P1"><text:s/>0 <text:s text:c="11"/>15072 mollison</text:p>
      <text:p text:style-name="P1"><text:s/>0 <text:s text:c="11"/>15073 molly</text:p>
      <text:p text:style-name="P1"><text:s/>0 <text:s text:c="11"/>15081 moments</text:p>
      <text:p text:style-name="P1"><text:s/>0 <text:s text:c="11"/>15082 momma</text:p>
      <text:p text:style-name="P1"><text:s/>0 <text:s text:c="11"/>15079 momento</text:p>
      <text:p text:style-name="P1"><text:s/>0 <text:s text:c="11"/>15080 momentos2012</text:p>
      <text:p text:style-name="P1"><text:s/>0 <text:s text:c="11"/>15078 moment</text:p>
      <text:p text:style-name="P1"><text:s/>0 <text:s text:c="11"/>15074 molotov</text:p>
      <text:p text:style-name="P1"><text:s/>0 <text:s text:c="11"/>15075 molts</text:p>
      <text:p text:style-name="P1"><text:s/>0 <text:s text:c="11"/>15076 mom</text:p>
      <text:p text:style-name="P1"><text:s/>0 <text:s text:c="11"/>15077 moma</text:p>
      <text:p text:style-name="P1"><text:s/>0 <text:s text:c="11"/>15109 monocles</text:p>
      <text:p text:style-name="P1"><text:s/>0 <text:s text:c="11"/>15111 monotonous</text:p>
      <text:p text:style-name="P1"><text:s/>0 <text:s text:c="11"/>15060 mogees</text:p>
      <text:p text:style-name="P1"><text:s/>0 <text:s text:c="11"/>15148 mordor</text:p>
      <text:p text:style-name="P1"><text:s/>0 <text:s text:c="11"/>15144 morale</text:p>
      <text:p text:style-name="P1"><text:s/>0 <text:s text:c="11"/>15145 moraled</text:p>
      <text:p text:style-name="P1"><text:s/>0 <text:s text:c="11"/>15146 morals</text:p>
      <text:p text:style-name="P1"><text:s/>0 <text:s text:c="11"/>15143 moral</text:p>
      <text:p text:style-name="P1"><text:s/>0 <text:s text:c="11"/>15142 mor</text:p>
      <text:p text:style-name="P1"><text:s/>0 <text:s text:c="11"/>15141 moore</text:p>
      <text:p text:style-name="P1"><text:s/>0 <text:s text:c="11"/>15138 moondance</text:p>
      <text:p text:style-name="P1"><text:s/>0 <text:s text:c="11"/>15139 moonlight</text:p>
      <text:p text:style-name="P1"><text:s/>0 <text:s text:c="11"/>15140 moooooooltttttttt</text:p>
      <text:p text:style-name="P1"><text:s/>0 <text:s text:c="11"/>15147 morbo</text:p>
      <text:p text:style-name="P1"><text:s/>0 <text:s text:c="11"/>15149 more</text:p>
      <text:p text:style-name="P1"><text:s/>0 <text:s text:c="11"/>15112 monroe</text:p>
      <text:p text:style-name="P1"><text:s/>0 <text:s text:c="11"/>15150 moreau</text:p>
      <text:p text:style-name="P1"><text:s/>0 <text:s text:c="11"/>15157 morgen</text:p>
      <text:p text:style-name="P1"><text:s/>0 <text:s text:c="11"/>15158 morid</text:p>
      <text:p text:style-name="P1"><text:s/>0 <text:s text:c="11"/>15159 morir</text:p>
      <text:p text:style-name="P1"><text:s/>0 <text:s text:c="11"/>15156 morgansuca</text:p>
      <text:p text:style-name="P1"><text:s/>0 <text:s text:c="11"/>15155 morgana</text:p>
      <text:p text:style-name="P1"><text:s/>0 <text:s text:c="11"/>15154 morgan</text:p>
      <text:p text:style-name="P1"><text:s/>0 <text:s text:c="11"/>15151 moreover</text:p>
      <text:p text:style-name="P1"><text:s/>0 <text:s text:c="11"/>15152 morete</text:p>
      <text:p text:style-name="P1"><text:s/>0 <text:s text:c="11"/>15153 moretti</text:p>
      <text:p text:style-name="P1"><text:s/>0 <text:s text:c="11"/>15137 moon</text:p>
      <text:p text:style-name="P1"><text:s/>0 <text:s text:c="11"/>15136 moomggssoq</text:p>
      <text:p text:style-name="P1"><text:s/>0 <text:s text:c="11"/>15135 mooiii</text:p>
      <text:p text:style-name="P1"><text:s/>0 <text:s text:c="11"/>15134 mooi</text:p>
      <text:p text:style-name="P1"><text:s/>0 <text:s text:c="11"/>15119 montecchio</text:p>
      <text:p text:style-name="P1"><text:s/>0 <text:s text:c="11"/>15120 monterosa</text:p>
      <text:p text:style-name="P1"><text:s/>0 <text:s text:c="11"/>15121 month</text:p>
      <text:p text:style-name="P1"><text:s/>0 <text:s text:c="11"/>15118 monte</text:p>
      <text:p text:style-name="P1"><text:s/>0 <text:s text:c="11"/>15117 montar</text:p>
      <text:p text:style-name="P1"><text:s/>0 <text:s text:c="11"/>15116 montanaro</text:p>
      <text:p text:style-name="P1"><text:s/>0 <text:s text:c="11"/>15113 monster</text:p>
      <text:p text:style-name="P1"><text:s/>0 <text:s text:c="11"/>15114 mont</text:p>
      <text:p text:style-name="P1"><text:soft-page-break/><text:s/>0 <text:s text:c="11"/>15115 montages</text:p>
      <text:p text:style-name="P1"><text:s/>0 <text:s text:c="11"/>15122 monthly</text:p>
      <text:p text:style-name="P1"><text:s/>0 <text:s text:c="11"/>15123 months</text:p>
      <text:p text:style-name="P1"><text:s/>0 <text:s text:c="11"/>15124 montmartre</text:p>
      <text:p text:style-name="P1"><text:s/>0 <text:s text:c="11"/>15132 moodmap</text:p>
      <text:p text:style-name="P1"><text:s/>0 <text:s text:c="11"/>15133 moodswing</text:p>
      <text:p text:style-name="P1"><text:s/>0 <text:s text:c="11"/>15130 mood</text:p>
      <text:p text:style-name="P1"><text:s/>0 <text:s text:c="11"/>15131 moodle</text:p>
      <text:p text:style-name="P1"><text:s/>0 <text:s text:c="11"/>15129 moocs</text:p>
      <text:p text:style-name="P1"><text:s/>0 <text:s text:c="11"/>15125 montreal</text:p>
      <text:p text:style-name="P1"><text:s/>0 <text:s text:c="11"/>15126 montserrat</text:p>
      <text:p text:style-name="P1"><text:s/>0 <text:s text:c="11"/>15127 monty</text:p>
      <text:p text:style-name="P1"><text:s/>0 <text:s text:c="11"/>15128 mooc</text:p>
      <text:p text:style-name="P1"><text:s/>0 <text:s text:c="11"/>15061 mohali</text:p>
      <text:p text:style-name="P1"><text:s/>0 <text:s text:c="11"/>15059 mof</text:p>
      <text:p text:style-name="P1"><text:s/>0 <text:s text:c="11"/>14959 mitt</text:p>
      <text:p text:style-name="P1"><text:s/>0 <text:s text:c="11"/>14995 mlvqs1nqx7</text:p>
      <text:p text:style-name="P1"><text:s/>0 <text:s text:c="11"/>14991 ml9k0d9lwc</text:p>
      <text:p text:style-name="P1"><text:s/>0 <text:s text:c="11"/>14992 mlg</text:p>
      <text:p text:style-name="P1"><text:s/>0 <text:s text:c="11"/>14993 mlspenhpy3</text:p>
      <text:p text:style-name="P1"><text:s/>0 <text:s text:c="11"/>14990 ml9g6l7qvj</text:p>
      <text:p text:style-name="P1"><text:s/>0 <text:s text:c="11"/>14989 ml8qoxn3</text:p>
      <text:p text:style-name="P1"><text:s/>0 <text:s text:c="11"/>14988 ml4chrpvx8</text:p>
      <text:p text:style-name="P1"><text:s/>0 <text:s text:c="11"/>14985 mkwz4kfmg6</text:p>
      <text:p text:style-name="P1"><text:s/>0 <text:s text:c="11"/>14986 ml</text:p>
      <text:p text:style-name="P1"><text:s/>0 <text:s text:c="11"/>14987 ml46m8ort1</text:p>
      <text:p text:style-name="P1"><text:s/>0 <text:s text:c="11"/>14994 mltvdhqubf</text:p>
      <text:p text:style-name="P1"><text:s/>0 <text:s text:c="11"/>14996 mlxavaxk</text:p>
      <text:p text:style-name="P1"><text:s/>0 <text:s text:c="11"/>15008 mn</text:p>
      <text:p text:style-name="P1"><text:s/>0 <text:s text:c="11"/>14997 mm</text:p>
      <text:p text:style-name="P1"><text:s/>0 <text:s text:c="11"/>15004 mmsko8nxxh</text:p>
      <text:p text:style-name="P1"><text:s/>0 <text:s text:c="11"/>15005 mmtjhjh</text:p>
      <text:p text:style-name="P1"><text:s/>0 <text:s text:c="11"/>15006 mmug4v7eiy</text:p>
      <text:p text:style-name="P1"><text:s/>0 <text:s text:c="11"/>15003 mmmmmm</text:p>
      <text:p text:style-name="P1"><text:s/>0 <text:s text:c="11"/>15002 mmmm</text:p>
      <text:p text:style-name="P1"><text:s/>0 <text:s text:c="11"/>15001 mmm</text:p>
      <text:p text:style-name="P1"><text:s/>0 <text:s text:c="11"/>14998 mmdk74ru</text:p>
      <text:p text:style-name="P1"><text:s/>0 <text:s text:c="11"/>14999 mmf</text:p>
      <text:p text:style-name="P1"><text:s/>0 <text:s text:c="11"/>15000 mmhmmm</text:p>
      <text:p text:style-name="P1"><text:s/>0 <text:s text:c="11"/>14984 mknubfslat</text:p>
      <text:p text:style-name="P1"><text:s/>0 <text:s text:c="11"/>14983 mkgioj5rjx</text:p>
      <text:p text:style-name="P1"><text:s/>0 <text:s text:c="11"/>14982 mkbwsf0wuk</text:p>
      <text:p text:style-name="P1"><text:s/>0 <text:s text:c="11"/>14981 mkaqaxrwou</text:p>
      <text:p text:style-name="P1"><text:s/>0 <text:s text:c="11"/>14966 mixi6gy9</text:p>
      <text:p text:style-name="P1"><text:s/>0 <text:s text:c="11"/>14967 mixing</text:p>
      <text:p text:style-name="P1"><text:s/>0 <text:s text:c="11"/>14968 mixnation</text:p>
      <text:p text:style-name="P1"><text:s/>0 <text:s text:c="11"/>14965 mixer</text:p>
      <text:p text:style-name="P1"><text:s/>0 <text:s text:c="11"/>14964 mixed</text:p>
      <text:p text:style-name="P1"><text:s/>0 <text:s text:c="11"/>14963 mixcloud</text:p>
      <text:p text:style-name="P1"><text:s/>0 <text:s text:c="11"/>14960 miturilmuugalsugsuunlvufunccmit</text:p>
      <text:p text:style-name="P1"><text:s/>0 <text:s text:c="11"/>14961 mivnzdqt3p</text:p>
      <text:p text:style-name="P1"><text:s/>0 <text:s text:c="11"/>14962 mix</text:p>
      <text:p text:style-name="P1"><text:soft-page-break/><text:s/>0 <text:s text:c="11"/>14969 mixoftheday</text:p>
      <text:p text:style-name="P1"><text:s/>0 <text:s text:c="11"/>14970 mixpanel</text:p>
      <text:p text:style-name="P1"><text:s/>0 <text:s text:c="11"/>14971 mixtape</text:p>
      <text:p text:style-name="P1"><text:s/>0 <text:s text:c="11"/>14979 mjtboqkc</text:p>
      <text:p text:style-name="P1"><text:s/>0 <text:s text:c="11"/>14980 mk</text:p>
      <text:p text:style-name="P1"><text:s/>0 <text:s text:c="11"/>14977 mjknnwsh2p</text:p>
      <text:p text:style-name="P1"><text:s/>0 <text:s text:c="11"/>14978 mjku7sto</text:p>
      <text:p text:style-name="P1"><text:s/>0 <text:s text:c="11"/>14976 mjjphx88gb</text:p>
      <text:p text:style-name="P1"><text:s/>0 <text:s text:c="11"/>14972 miy1badxiy</text:p>
      <text:p text:style-name="P1"><text:s/>0 <text:s text:c="11"/>14973 miyr</text:p>
      <text:p text:style-name="P1"><text:s/>0 <text:s text:c="11"/>14974 mjcoadmhsf</text:p>
      <text:p text:style-name="P1"><text:s/>0 <text:s text:c="11"/>14975 mjiooxpdz4</text:p>
      <text:p text:style-name="P1"><text:s/>0 <text:s text:c="11"/>15007 mmyci3tyus</text:p>
      <text:p text:style-name="P1"><text:s/>0 <text:s text:c="11"/>15009 mn26dec3gx</text:p>
      <text:p text:style-name="P1"><text:s/>0 <text:s text:c="11"/>15058 moet</text:p>
      <text:p text:style-name="P1"><text:s/>0 <text:s text:c="11"/>15046 modepaleis</text:p>
      <text:p text:style-name="P1"><text:s/>0 <text:s text:c="11"/>15042 modellers</text:p>
      <text:p text:style-name="P1"><text:s/>0 <text:s text:c="11"/>15043 modelling</text:p>
      <text:p text:style-name="P1"><text:s/>0 <text:s text:c="11"/>15044 models</text:p>
      <text:p text:style-name="P1"><text:s/>0 <text:s text:c="11"/>15041 modeling</text:p>
      <text:p text:style-name="P1"><text:s/>0 <text:s text:c="11"/>15040 model</text:p>
      <text:p text:style-name="P1"><text:s/>0 <text:s text:c="11"/>15039 mode</text:p>
      <text:p text:style-name="P1"><text:s/>0 <text:s text:c="11"/>15036 modalità</text:p>
      <text:p text:style-name="P1"><text:s/>0 <text:s text:c="11"/>15037 modbus</text:p>
      <text:p text:style-name="P1"><text:s/>0 <text:s text:c="11"/>15038 moddel</text:p>
      <text:p text:style-name="P1"><text:s/>0 <text:s text:c="11"/>15045 modena</text:p>
      <text:p text:style-name="P1"><text:s/>0 <text:s text:c="11"/>15047 moderato</text:p>
      <text:p text:style-name="P1"><text:s/>0 <text:s text:c="11"/>15010 mn3sr8pdqv</text:p>
      <text:p text:style-name="P1"><text:s/>0 <text:s text:c="11"/>15048 modern</text:p>
      <text:p text:style-name="P1"><text:s/>0 <text:s text:c="11"/>15055 modo</text:p>
      <text:p text:style-name="P1"><text:s/>0 <text:s text:c="11"/>15056 module</text:p>
      <text:p text:style-name="P1"><text:s/>0 <text:s text:c="11"/>15057 moeder</text:p>
      <text:p text:style-name="P1"><text:s/>0 <text:s text:c="11"/>15054 modjo</text:p>
      <text:p text:style-name="P1"><text:s/>0 <text:s text:c="11"/>15053 modifiers</text:p>
      <text:p text:style-name="P1"><text:s/>0 <text:s text:c="11"/>15052 modi</text:p>
      <text:p text:style-name="P1"><text:s/>0 <text:s text:c="11"/>15049 moderna</text:p>
      <text:p text:style-name="P1"><text:s/>0 <text:s text:c="11"/>15050 modernvintage</text:p>
      <text:p text:style-name="P1"><text:s/>0 <text:s text:c="11"/>15051 modes</text:p>
      <text:p text:style-name="P1"><text:s/>0 <text:s text:c="11"/>15035 moda</text:p>
      <text:p text:style-name="P1"><text:s/>0 <text:s text:c="11"/>15034 mocs</text:p>
      <text:p text:style-name="P1"><text:s/>0 <text:s text:c="11"/>15033 mockups</text:p>
      <text:p text:style-name="P1"><text:s/>0 <text:s text:c="11"/>15032 mochi</text:p>
      <text:p text:style-name="P1"><text:s/>0 <text:s text:c="11"/>15017 mnolwmcvq9</text:p>
      <text:p text:style-name="P1"><text:s/>0 <text:s text:c="11"/>15018 mnwihhn7f9</text:p>
      <text:p text:style-name="P1"><text:s/>0 <text:s text:c="11"/>15019 mnxnn1ac3u</text:p>
      <text:p text:style-name="P1"><text:s/>0 <text:s text:c="11"/>15016 mnhisogzln</text:p>
      <text:p text:style-name="P1"><text:s/>0 <text:s text:c="11"/>15015 mngs6cun</text:p>
      <text:p text:style-name="P1"><text:s/>0 <text:s text:c="11"/>15014 mngr</text:p>
      <text:p text:style-name="P1"><text:s/>0 <text:s text:c="11"/>15011 mn4g7zvxky</text:p>
      <text:p text:style-name="P1"><text:s/>0 <text:s text:c="11"/>15012 mnbf0ko5qp</text:p>
      <text:p text:style-name="P1"><text:s/>0 <text:s text:c="11"/>15013 mnbkcikrke</text:p>
      <text:p text:style-name="P1"><text:s/>0 <text:s text:c="11"/>15020 mo</text:p>
      <text:p text:style-name="P1"><text:soft-page-break/><text:s/>0 <text:s text:c="11"/>15021 mo9egysnie</text:p>
      <text:p text:style-name="P1"><text:s/>0 <text:s text:c="11"/>15022 mob</text:p>
      <text:p text:style-name="P1"><text:s/>0 <text:s text:c="11"/>15030 moby</text:p>
      <text:p text:style-name="P1"><text:s/>0 <text:s text:c="11"/>15031 moc</text:p>
      <text:p text:style-name="P1"><text:s/>0 <text:s text:c="11"/>15028 mobiles</text:p>
      <text:p text:style-name="P1"><text:s/>0 <text:s text:c="11"/>15029 mobs</text:p>
      <text:p text:style-name="P1"><text:s/>0 <text:s text:c="11"/>15027 mobilerecruitment</text:p>
      <text:p text:style-name="P1"><text:s/>0 <text:s text:c="11"/>15023 mobbin</text:p>
      <text:p text:style-name="P1"><text:s/>0 <text:s text:c="11"/>15024 mobile</text:p>
      <text:p text:style-name="P1"><text:s/>0 <text:s text:c="11"/>15025 mobilelearning</text:p>
      <text:p text:style-name="P1"><text:s/>0 <text:s text:c="11"/>15026 mobilerecruiting</text:p>
      <text:p text:style-name="P1"><text:s/>0 <text:s text:c="11"/>15572 nati</text:p>
      <text:p text:style-name="P1"><text:s/>0 <text:s text:c="11"/>15574 national</text:p>
      <text:p text:style-name="P1"><text:s/>0 <text:s text:c="11"/>14752 mexicovschile</text:p>
      <text:p text:style-name="P1"><text:s/>0 <text:s text:c="11"/>16126 nuqiu1kf3o</text:p>
      <text:p text:style-name="P1"><text:s/>0 <text:s text:c="11"/>16122 nunca</text:p>
      <text:p text:style-name="P1"><text:s/>0 <text:s text:c="11"/>16123 nuova</text:p>
      <text:p text:style-name="P1"><text:s/>0 <text:s text:c="11"/>16124 nuove</text:p>
      <text:p text:style-name="P1"><text:s/>0 <text:s text:c="11"/>16121 nuna</text:p>
      <text:p text:style-name="P1"><text:s/>0 <text:s text:c="11"/>16120 nun</text:p>
      <text:p text:style-name="P1"><text:s/>0 <text:s text:c="11"/>16119 numériques</text:p>
      <text:p text:style-name="P1"><text:s/>0 <text:s text:c="11"/>16116 number</text:p>
      <text:p text:style-name="P1"><text:s/>0 <text:s text:c="11"/>16117 numbers</text:p>
      <text:p text:style-name="P1"><text:s/>0 <text:s text:c="11"/>16118 nummer</text:p>
      <text:p text:style-name="P1"><text:s/>0 <text:s text:c="11"/>16125 nuovo</text:p>
      <text:p text:style-name="P1"><text:s/>0 <text:s text:c="11"/>16127 nurdkwzt</text:p>
      <text:p text:style-name="P1"><text:s/>0 <text:s text:c="11"/>16114 num</text:p>
      <text:p text:style-name="P1"><text:s/>0 <text:s text:c="11"/>16128 nurse</text:p>
      <text:p text:style-name="P1"><text:s/>0 <text:s text:c="11"/>16135 nutriclean</text:p>
      <text:p text:style-name="P1"><text:s/>0 <text:s text:c="11"/>16136 nutrients</text:p>
      <text:p text:style-name="P1"><text:s/>0 <text:s text:c="11"/>16137 nutshell</text:p>
      <text:p text:style-name="P1"><text:s/>0 <text:s text:c="11"/>16134 nutini</text:p>
      <text:p text:style-name="P1"><text:s/>0 <text:s text:c="11"/>16133 nuthen</text:p>
      <text:p text:style-name="P1"><text:s/>0 <text:s text:c="11"/>16132 nutella</text:p>
      <text:p text:style-name="P1"><text:s/>0 <text:s text:c="11"/>16129 nursing</text:p>
      <text:p text:style-name="P1"><text:s/>0 <text:s text:c="11"/>16130 nusdsl3r9i</text:p>
      <text:p text:style-name="P1"><text:s/>0 <text:s text:c="11"/>16131 nut</text:p>
      <text:p text:style-name="P1"><text:s/>0 <text:s text:c="11"/>16115 numb</text:p>
      <text:p text:style-name="P1"><text:s/>0 <text:s text:c="11"/>16113 nuldbxhjrw</text:p>
      <text:p text:style-name="P1"><text:s/>0 <text:s text:c="11"/>16190 o01ljqtc</text:p>
      <text:p text:style-name="P1"><text:s/>0 <text:s text:c="11"/>16100 nudes</text:p>
      <text:p text:style-name="P1"><text:s/>0 <text:s text:c="11"/>16096 nube</text:p>
      <text:p text:style-name="P1"><text:s/>0 <text:s text:c="11"/>16097 nuclear</text:p>
      <text:p text:style-name="P1"><text:s/>0 <text:s text:c="11"/>16098 nud6</text:p>
      <text:p text:style-name="P1"><text:s/>0 <text:s text:c="11"/>16095 nuance</text:p>
      <text:p text:style-name="P1"><text:s/>0 <text:s text:c="11"/>16094 nu</text:p>
      <text:p text:style-name="P1"><text:s/>0 <text:s text:c="11"/>16093 nty</text:p>
      <text:p text:style-name="P1"><text:s/>0 <text:s text:c="11"/>16090 nt</text:p>
      <text:p text:style-name="P1"><text:s/>0 <text:s text:c="11"/>16091 nts</text:p>
      <text:p text:style-name="P1"><text:s/>0 <text:s text:c="11"/>16092 ntxzdkz7iz</text:p>
      <text:p text:style-name="P1"><text:s/>0 <text:s text:c="11"/>16099 nude</text:p>
      <text:p text:style-name="P1"><text:s/>0 <text:s text:c="11"/>16101 nuemxqetqu</text:p>
      <text:p text:style-name="P1"><text:soft-page-break/><text:s/>0 <text:s text:c="11"/>16112 nuked</text:p>
      <text:p text:style-name="P1"><text:s/>0 <text:s text:c="11"/>16102 nuestro</text:p>
      <text:p text:style-name="P1"><text:s/>0 <text:s text:c="11"/>16109 nuh</text:p>
      <text:p text:style-name="P1"><text:s/>0 <text:s text:c="11"/>16110 nukabennington</text:p>
      <text:p text:style-name="P1"><text:s/>0 <text:s text:c="11"/>16111 nuke</text:p>
      <text:p text:style-name="P1"><text:s/>0 <text:s text:c="11"/>16108 nuggets</text:p>
      <text:p text:style-name="P1"><text:s/>0 <text:s text:c="11"/>16107 nuexzi6qnc</text:p>
      <text:p text:style-name="P1"><text:s/>0 <text:s text:c="11"/>16106 nuevo</text:p>
      <text:p text:style-name="P1"><text:s/>0 <text:s text:c="11"/>16103 nuestros</text:p>
      <text:p text:style-name="P1"><text:s/>0 <text:s text:c="11"/>16104 nueva</text:p>
      <text:p text:style-name="P1"><text:s/>0 <text:s text:c="11"/>16105 nuevl</text:p>
      <text:p text:style-name="P1"><text:s/>0 <text:s text:c="11"/>16138 nuttige</text:p>
      <text:p text:style-name="P1"><text:s/>0 <text:s text:c="11"/>16139 nuwhvrpl4f</text:p>
      <text:p text:style-name="P1"><text:s/>0 <text:s text:c="11"/>16140 nuzokglyc4</text:p>
      <text:p text:style-name="P1"><text:s/>0 <text:s text:c="11"/>16177 nyuoublx9w</text:p>
      <text:p text:style-name="P1"><text:s/>0 <text:s text:c="11"/>16173 nyohpk0p</text:p>
      <text:p text:style-name="P1"><text:s/>0 <text:s text:c="11"/>16174 nypl</text:p>
      <text:p text:style-name="P1"><text:s/>0 <text:s text:c="11"/>16175 nyti</text:p>
      <text:p text:style-name="P1"><text:s/>0 <text:s text:c="11"/>16172 nymwars</text:p>
      <text:p text:style-name="P1"><text:s/>0 <text:s text:c="11"/>16171 nymphadora</text:p>
      <text:p text:style-name="P1"><text:s/>0 <text:s text:c="11"/>16170 nylon</text:p>
      <text:p text:style-name="P1"><text:s/>0 <text:s text:c="11"/>16167 nydm</text:p>
      <text:p text:style-name="P1"><text:s/>0 <text:s text:c="11"/>16168 nye</text:p>
      <text:p text:style-name="P1"><text:s/>0 <text:s text:c="11"/>16169 nyfw</text:p>
      <text:p text:style-name="P1"><text:s/>0 <text:s text:c="11"/>16176 nytimes</text:p>
      <text:p text:style-name="P1"><text:s/>0 <text:s text:c="11"/>16178 nz</text:p>
      <text:p text:style-name="P1"><text:s/>0 <text:s text:c="11"/>16141 nv22uakquv</text:p>
      <text:p text:style-name="P1"><text:s/>0 <text:s text:c="11"/>16179 nz3ttxkd</text:p>
      <text:p text:style-name="P1"><text:s/>0 <text:s text:c="11"/>16186 nzxcg0mh</text:p>
      <text:p text:style-name="P1"><text:s/>0 <text:s text:c="11"/>16187 någon</text:p>
      <text:p text:style-name="P1"><text:s/>0 <text:s text:c="11"/>16188 né</text:p>
      <text:p text:style-name="P1"><text:s/>0 <text:s text:c="11"/>16185 nzvkyn0wlt</text:p>
      <text:p text:style-name="P1"><text:s/>0 <text:s text:c="11"/>16184 nzqtfer8gh</text:p>
      <text:p text:style-name="P1"><text:s/>0 <text:s text:c="11"/>16183 nzfapfcbdg</text:p>
      <text:p text:style-name="P1"><text:s/>0 <text:s text:c="11"/>16180 nz89ztja</text:p>
      <text:p text:style-name="P1"><text:s/>0 <text:s text:c="11"/>16181 nzcub</text:p>
      <text:p text:style-name="P1"><text:s/>0 <text:s text:c="11"/>16182 nzeehl2n6k</text:p>
      <text:p text:style-name="P1"><text:s/>0 <text:s text:c="11"/>16166 nyctophilia</text:p>
      <text:p text:style-name="P1"><text:s/>0 <text:s text:c="11"/>16165 nyc</text:p>
      <text:p text:style-name="P1"><text:s/>0 <text:s text:c="11"/>16164 nyahgedgtg</text:p>
      <text:p text:style-name="P1"><text:s/>0 <text:s text:c="11"/>16163 ny2s8wlriq</text:p>
      <text:p text:style-name="P1"><text:s/>0 <text:s text:c="11"/>16148 nvkg9rbh</text:p>
      <text:p text:style-name="P1"><text:s/>0 <text:s text:c="11"/>16149 nw</text:p>
      <text:p text:style-name="P1"><text:s/>0 <text:s text:c="11"/>16150 nw01zmck</text:p>
      <text:p text:style-name="P1"><text:s/>0 <text:s text:c="11"/>16147 nvk7bfx9ch</text:p>
      <text:p text:style-name="P1"><text:s/>0 <text:s text:c="11"/>16146 nvi573aw</text:p>
      <text:p text:style-name="P1"><text:s/>0 <text:s text:c="11"/>16145 nvhskqzp</text:p>
      <text:p text:style-name="P1"><text:s/>0 <text:s text:c="11"/>16142 nv5esh6czf</text:p>
      <text:p text:style-name="P1"><text:s/>0 <text:s text:c="11"/>16143 nvegeojy</text:p>
      <text:p text:style-name="P1"><text:s/>0 <text:s text:c="11"/>16144 nvfxoxku2i</text:p>
      <text:p text:style-name="P1"><text:s/>0 <text:s text:c="11"/>16151 nw4tpmbzlb</text:p>
      <text:p text:style-name="P1"><text:s/>0 <text:s text:c="11"/>16152 nwiwx7cj</text:p>
      <text:p text:style-name="P1"><text:soft-page-break/><text:s/>0 <text:s text:c="11"/>16153 nwts</text:p>
      <text:p text:style-name="P1"><text:s/>0 <text:s text:c="11"/>16161 ny</text:p>
      <text:p text:style-name="P1"><text:s/>0 <text:s text:c="11"/>16162 ny2o7t14</text:p>
      <text:p text:style-name="P1"><text:s/>0 <text:s text:c="11"/>16159 nxsr6ycd1p</text:p>
      <text:p text:style-name="P1"><text:s/>0 <text:s text:c="11"/>16160 nxvmf4l8</text:p>
      <text:p text:style-name="P1"><text:s/>0 <text:s text:c="11"/>16158 nxnxncnnx</text:p>
      <text:p text:style-name="P1"><text:s/>0 <text:s text:c="11"/>16154 nx2nfvunzo</text:p>
      <text:p text:style-name="P1"><text:s/>0 <text:s text:c="11"/>16155 nxenlvblq1</text:p>
      <text:p text:style-name="P1"><text:s/>0 <text:s text:c="11"/>16156 nxgqa73azd</text:p>
      <text:p text:style-name="P1"><text:s/>0 <text:s text:c="11"/>16157 nxmyouqt24</text:p>
      <text:p text:style-name="P1"><text:s/>0 <text:s text:c="11"/>16089 nsync</text:p>
      <text:p text:style-name="P1"><text:s/>0 <text:s text:c="11"/>16088 nsvqyklv2v</text:p>
      <text:p text:style-name="P1"><text:s/>0 <text:s text:c="11"/>16087 nsnvdbov</text:p>
      <text:p text:style-name="P1"><text:s/>0 <text:s text:c="11"/>16023 noticing</text:p>
      <text:p text:style-name="P1"><text:s/>0 <text:s text:c="11"/>16019 nothingness</text:p>
      <text:p text:style-name="P1"><text:s/>0 <text:s text:c="11"/>16020 notice</text:p>
      <text:p text:style-name="P1"><text:s/>0 <text:s text:c="11"/>16021 noticed</text:p>
      <text:p text:style-name="P1"><text:s/>0 <text:s text:c="11"/>16018 nothing</text:p>
      <text:p text:style-name="P1"><text:s/>0 <text:s text:c="11"/>16017 nothin</text:p>
      <text:p text:style-name="P1"><text:s/>0 <text:s text:c="11"/>16016 noteworthy</text:p>
      <text:p text:style-name="P1"><text:s/>0 <text:s text:c="11"/>16013 notepad</text:p>
      <text:p text:style-name="P1"><text:s/>0 <text:s text:c="11"/>16014 notes</text:p>
      <text:p text:style-name="P1"><text:s/>0 <text:s text:c="11"/>16015 notethesarcasm</text:p>
      <text:p text:style-name="P1"><text:s/>0 <text:s text:c="11"/>16022 noticia</text:p>
      <text:p text:style-name="P1"><text:s/>0 <text:s text:c="11"/>16024 notification</text:p>
      <text:p text:style-name="P1"><text:s/>0 <text:s text:c="11"/>16036 nouns</text:p>
      <text:p text:style-name="P1"><text:s/>0 <text:s text:c="11"/>16025 notifications</text:p>
      <text:p text:style-name="P1"><text:s/>0 <text:s text:c="11"/>16032 notu</text:p>
      <text:p text:style-name="P1"><text:s/>0 <text:s text:c="11"/>16033 nou</text:p>
      <text:p text:style-name="P1"><text:s/>0 <text:s text:c="11"/>16034 nouja</text:p>
      <text:p text:style-name="P1"><text:s/>0 <text:s text:c="11"/>16031 notting</text:p>
      <text:p text:style-name="P1"><text:s/>0 <text:s text:c="11"/>16030 notteceleste</text:p>
      <text:p text:style-name="P1"><text:s/>0 <text:s text:c="11"/>16029 notte</text:p>
      <text:p text:style-name="P1"><text:s/>0 <text:s text:c="11"/>16026 notinmyneighborhood</text:p>
      <text:p text:style-name="P1"><text:s/>0 <text:s text:c="11"/>16027 notproudofit</text:p>
      <text:p text:style-name="P1"><text:s/>0 <text:s text:c="11"/>16028 notsleepingtonight</text:p>
      <text:p text:style-name="P1"><text:s/>0 <text:s text:c="11"/>16012 notegraphy</text:p>
      <text:p text:style-name="P1"><text:s/>0 <text:s text:c="11"/>16011 notebook</text:p>
      <text:p text:style-name="P1"><text:s/>0 <text:s text:c="11"/>16010 note</text:p>
      <text:p text:style-name="P1"><text:s/>0 <text:s text:c="11"/>16009 notdone</text:p>
      <text:p text:style-name="P1"><text:s/>0 <text:s text:c="11"/>15994 norwegian</text:p>
      <text:p text:style-name="P1"><text:s/>0 <text:s text:c="11"/>15995 nos</text:p>
      <text:p text:style-name="P1"><text:s/>0 <text:s text:c="11"/>15996 nose</text:p>
      <text:p text:style-name="P1"><text:s/>0 <text:s text:c="11"/>15993 norway</text:p>
      <text:p text:style-name="P1"><text:s/>0 <text:s text:c="11"/>15992 norvec</text:p>
      <text:p text:style-name="P1"><text:s/>0 <text:s text:c="11"/>15991 northlane</text:p>
      <text:p text:style-name="P1"><text:s/>0 <text:s text:c="11"/>15988 norte</text:p>
      <text:p text:style-name="P1"><text:s/>0 <text:s text:c="11"/>15989 north</text:p>
      <text:p text:style-name="P1"><text:s/>0 <text:s text:c="11"/>15990 northern</text:p>
      <text:p text:style-name="P1"><text:s/>0 <text:s text:c="11"/>15997 noses</text:p>
      <text:p text:style-name="P1"><text:s/>0 <text:s text:c="11"/>15998 noshitsherlock</text:p>
      <text:p text:style-name="P1"><text:s/>0 <text:s text:c="11"/>15999 nosotros</text:p>
      <text:p text:style-name="P1"><text:soft-page-break/><text:s/>0 <text:s text:c="11"/>16007 notallwomen</text:p>
      <text:p text:style-name="P1"><text:s/>0 <text:s text:c="11"/>16008 notch</text:p>
      <text:p text:style-name="P1"><text:s/>0 <text:s text:c="11"/>16005 not</text:p>
      <text:p text:style-name="P1"><text:s/>0 <text:s text:c="11"/>16006 notable</text:p>
      <text:p text:style-name="P1"><text:s/>0 <text:s text:c="11"/>16004 nostromo</text:p>
      <text:p text:style-name="P1"><text:s/>0 <text:s text:c="11"/>16000 nossa</text:p>
      <text:p text:style-name="P1"><text:s/>0 <text:s text:c="11"/>16001 nostalgiaaaa</text:p>
      <text:p text:style-name="P1"><text:s/>0 <text:s text:c="11"/>16002 nostalgic</text:p>
      <text:p text:style-name="P1"><text:s/>0 <text:s text:c="11"/>16003 nostalgio</text:p>
      <text:p text:style-name="P1"><text:s/>0 <text:s text:c="11"/>16035 noun</text:p>
      <text:p text:style-name="P1"><text:s/>0 <text:s text:c="11"/>16037 nov</text:p>
      <text:p text:style-name="P1"><text:s/>0 <text:s text:c="11"/>16086 nsioljtg</text:p>
      <text:p text:style-name="P1"><text:s/>0 <text:s text:c="11"/>16074 nqlyghdhgw</text:p>
      <text:p text:style-name="P1"><text:s/>0 <text:s text:c="11"/>16070 npvhirqgip</text:p>
      <text:p text:style-name="P1"><text:s/>0 <text:s text:c="11"/>16071 npzm0kvih1</text:p>
      <text:p text:style-name="P1"><text:s/>0 <text:s text:c="11"/>16072 nqh1qvmxmw</text:p>
      <text:p text:style-name="P1"><text:s/>0 <text:s text:c="11"/>16069 npr</text:p>
      <text:p text:style-name="P1"><text:s/>0 <text:s text:c="11"/>16068 npnjawga53</text:p>
      <text:p text:style-name="P1"><text:s/>0 <text:s text:c="11"/>16067 nph5uzwmjg</text:p>
      <text:p text:style-name="P1"><text:s/>0 <text:s text:c="11"/>16064 npd</text:p>
      <text:p text:style-name="P1"><text:s/>0 <text:s text:c="11"/>16065 npdlrdjivh</text:p>
      <text:p text:style-name="P1"><text:s/>0 <text:s text:c="11"/>16066 npfmpvqbgq</text:p>
      <text:p text:style-name="P1"><text:s/>0 <text:s text:c="11"/>16073 nqkc9ak2ez</text:p>
      <text:p text:style-name="P1"><text:s/>0 <text:s text:c="11"/>16075 nqmnajmh</text:p>
      <text:p text:style-name="P1"><text:s/>0 <text:s text:c="11"/>16038 novel</text:p>
      <text:p text:style-name="P1"><text:s/>0 <text:s text:c="11"/>16076 nr</text:p>
      <text:p text:style-name="P1"><text:s/>0 <text:s text:c="11"/>16083 nsf9d9jnjg</text:p>
      <text:p text:style-name="P1"><text:s/>0 <text:s text:c="11"/>16084 nsfmfqij</text:p>
      <text:p text:style-name="P1"><text:s/>0 <text:s text:c="11"/>16085 nsfw</text:p>
      <text:p text:style-name="P1"><text:s/>0 <text:s text:c="11"/>16082 nsf</text:p>
      <text:p text:style-name="P1"><text:s/>0 <text:s text:c="11"/>16081 nsa</text:p>
      <text:p text:style-name="P1"><text:s/>0 <text:s text:c="11"/>16080 nry4bj5cex</text:p>
      <text:p text:style-name="P1"><text:s/>0 <text:s text:c="11"/>16077 nreux9eg</text:p>
      <text:p text:style-name="P1"><text:s/>0 <text:s text:c="11"/>16078 nrhpuokxhv</text:p>
      <text:p text:style-name="P1"><text:s/>0 <text:s text:c="11"/>16079 nrjcbqhd</text:p>
      <text:p text:style-name="P1"><text:s/>0 <text:s text:c="11"/>16063 npc</text:p>
      <text:p text:style-name="P1"><text:s/>0 <text:s text:c="11"/>16062 npax3v0eso</text:p>
      <text:p text:style-name="P1"><text:s/>0 <text:s text:c="11"/>16061 np6qomb2g7</text:p>
      <text:p text:style-name="P1"><text:s/>0 <text:s text:c="11"/>16060 np0oml0qgk</text:p>
      <text:p text:style-name="P1"><text:s/>0 <text:s text:c="11"/>16045 novotney</text:p>
      <text:p text:style-name="P1"><text:s/>0 <text:s text:c="11"/>16046 novoyaestudiar</text:p>
      <text:p text:style-name="P1"><text:s/>0 <text:s text:c="11"/>16047 novupko6d5</text:p>
      <text:p text:style-name="P1"><text:s/>0 <text:s text:c="11"/>16044 novia</text:p>
      <text:p text:style-name="P1"><text:s/>0 <text:s text:c="11"/>16043 novi</text:p>
      <text:p text:style-name="P1"><text:s/>0 <text:s text:c="11"/>16042 novepunti</text:p>
      <text:p text:style-name="P1"><text:s/>0 <text:s text:c="11"/>16039 novello</text:p>
      <text:p text:style-name="P1"><text:s/>0 <text:s text:c="11"/>16040 novels</text:p>
      <text:p text:style-name="P1"><text:s/>0 <text:s text:c="11"/>16041 november</text:p>
      <text:p text:style-name="P1"><text:s/>0 <text:s text:c="11"/>16048 now</text:p>
      <text:p text:style-name="P1"><text:s/>0 <text:s text:c="11"/>16049 nowadays</text:p>
      <text:p text:style-name="P1"><text:s/>0 <text:s text:c="11"/>16050 noway</text:p>
      <text:p text:style-name="P1"><text:s/>0 <text:s text:c="11"/>16058 nowx</text:p>
      <text:p text:style-name="P1"><text:soft-page-break/><text:s/>0 <text:s text:c="11"/>16059 np</text:p>
      <text:p text:style-name="P1"><text:s/>0 <text:s text:c="11"/>16056 nowwwww</text:p>
      <text:p text:style-name="P1"><text:s/>0 <text:s text:c="11"/>16057 nowwwwwww</text:p>
      <text:p text:style-name="P1"><text:s/>0 <text:s text:c="11"/>16055 nowwatching</text:p>
      <text:p text:style-name="P1"><text:s/>0 <text:s text:c="11"/>16051 nowfashion</text:p>
      <text:p text:style-name="P1"><text:s/>0 <text:s text:c="11"/>16052 nowhere</text:p>
      <text:p text:style-name="P1"><text:s/>0 <text:s text:c="11"/>16053 nowplaing</text:p>
      <text:p text:style-name="P1"><text:s/>0 <text:s text:c="11"/>16054 nowplaying</text:p>
      <text:p text:style-name="P1"><text:s/>0 <text:s text:c="11"/>16189 néstor</text:p>
      <text:p text:style-name="P1"><text:s/>0 <text:s text:c="11"/>16191 o06f61j34i</text:p>
      <text:p text:style-name="P1"><text:s/>0 <text:s text:c="11"/>15575 nationals</text:p>
      <text:p text:style-name="P1"><text:s/>0 <text:s text:c="11"/>16331 oen</text:p>
      <text:p text:style-name="P1"><text:s/>0 <text:s text:c="11"/>16327 oeehhh</text:p>
      <text:p text:style-name="P1"><text:s/>0 <text:s text:c="11"/>16328 oef</text:p>
      <text:p text:style-name="P1"><text:s/>0 <text:s text:c="11"/>16329 oegkbbpyak</text:p>
      <text:p text:style-name="P1"><text:s/>0 <text:s text:c="11"/>16326 oecd</text:p>
      <text:p text:style-name="P1"><text:s/>0 <text:s text:c="11"/>16325 oe5mguh6mm</text:p>
      <text:p text:style-name="P1"><text:s/>0 <text:s text:c="11"/>16324 oe5j4cg9zr</text:p>
      <text:p text:style-name="P1"><text:s/>0 <text:s text:c="11"/>16321 oe2raz6z</text:p>
      <text:p text:style-name="P1"><text:s/>0 <text:s text:c="11"/>16322 oe4mlnddga</text:p>
      <text:p text:style-name="P1"><text:s/>0 <text:s text:c="11"/>16323 oe4utffoox</text:p>
      <text:p text:style-name="P1"><text:s/>0 <text:s text:c="11"/>16330 oehhh</text:p>
      <text:p text:style-name="P1"><text:s/>0 <text:s text:c="11"/>16332 oeps</text:p>
      <text:p text:style-name="P1"><text:s/>0 <text:s text:c="11"/>16319 odzbuem7</text:p>
      <text:p text:style-name="P1"><text:s/>0 <text:s text:c="11"/>16333 oerwnxp6</text:p>
      <text:p text:style-name="P1"><text:s/>0 <text:s text:c="11"/>16340 off</text:p>
      <text:p text:style-name="P1"><text:s/>0 <text:s text:c="11"/>16341 offence</text:p>
      <text:p text:style-name="P1"><text:s/>0 <text:s text:c="11"/>16342 offend</text:p>
      <text:p text:style-name="P1"><text:s/>0 <text:s text:c="11"/>16339 ofcrs</text:p>
      <text:p text:style-name="P1"><text:s/>0 <text:s text:c="11"/>16338 ofcourse</text:p>
      <text:p text:style-name="P1"><text:s/>0 <text:s text:c="11"/>16337 of6i3kpc8g</text:p>
      <text:p text:style-name="P1"><text:s/>0 <text:s text:c="11"/>16334 oewockkp</text:p>
      <text:p text:style-name="P1"><text:s/>0 <text:s text:c="11"/>16335 of</text:p>
      <text:p text:style-name="P1"><text:s/>0 <text:s text:c="11"/>16336 of20century</text:p>
      <text:p text:style-name="P1"><text:s/>0 <text:s text:c="11"/>16320 oe</text:p>
      <text:p text:style-name="P1"><text:s/>0 <text:s text:c="11"/>16318 odtha5qgwh</text:p>
      <text:p text:style-name="P1"><text:s/>0 <text:s text:c="11"/>16192 o09od3zwdh</text:p>
      <text:p text:style-name="P1"><text:s/>0 <text:s text:c="11"/>16305 océanos</text:p>
      <text:p text:style-name="P1"><text:s/>0 <text:s text:c="11"/>16301 ocrd5ubc6j</text:p>
      <text:p text:style-name="P1"><text:s/>0 <text:s text:c="11"/>16302 oct</text:p>
      <text:p text:style-name="P1"><text:s/>0 <text:s text:c="11"/>16303 october</text:p>
      <text:p text:style-name="P1"><text:s/>0 <text:s text:c="11"/>16300 ocppyfwmbf</text:p>
      <text:p text:style-name="P1"><text:s/>0 <text:s text:c="11"/>16299 ocpmrs4boh</text:p>
      <text:p text:style-name="P1"><text:s/>0 <text:s text:c="11"/>16298 ocnoqowcz0</text:p>
      <text:p text:style-name="P1"><text:s/>0 <text:s text:c="11"/>16295 ocho</text:p>
      <text:p text:style-name="P1"><text:s/>0 <text:s text:c="11"/>16296 också</text:p>
      <text:p text:style-name="P1"><text:s/>0 <text:s text:c="11"/>16297 ocljjr369o</text:p>
      <text:p text:style-name="P1"><text:s/>0 <text:s text:c="11"/>16304 ocvy0a1agp</text:p>
      <text:p text:style-name="P1"><text:s/>0 <text:s text:c="11"/>16306 odd</text:p>
      <text:p text:style-name="P1"><text:s/>0 <text:s text:c="11"/>16317 odt4iosmte</text:p>
      <text:p text:style-name="P1"><text:s/>0 <text:s text:c="11"/>16307 odeikfmena</text:p>
      <text:p text:style-name="P1"><text:s/>0 <text:s text:c="11"/>16314 odioooooooo</text:p>
      <text:p text:style-name="P1"><text:soft-page-break/><text:s/>0 <text:s text:c="11"/>16315 odlru5ij</text:p>
      <text:p text:style-name="P1"><text:s/>0 <text:s text:c="11"/>16316 odor</text:p>
      <text:p text:style-name="P1"><text:s/>0 <text:s text:c="11"/>16313 odio</text:p>
      <text:p text:style-name="P1"><text:s/>0 <text:s text:c="11"/>16312 odhemvpz</text:p>
      <text:p text:style-name="P1"><text:s/>0 <text:s text:c="11"/>16311 odgtr4fg</text:p>
      <text:p text:style-name="P1"><text:s/>0 <text:s text:c="11"/>16308 oder</text:p>
      <text:p text:style-name="P1"><text:s/>0 <text:s text:c="11"/>16309 odesk</text:p>
      <text:p text:style-name="P1"><text:s/>0 <text:s text:c="11"/>16310 odg8ze82li</text:p>
      <text:p text:style-name="P1"><text:s/>0 <text:s text:c="11"/>16343 offenders</text:p>
      <text:p text:style-name="P1"><text:s/>0 <text:s text:c="11"/>16344 offense</text:p>
      <text:p text:style-name="P1"><text:s/>0 <text:s text:c="11"/>16345 offensive</text:p>
      <text:p text:style-name="P1"><text:s/>0 <text:s text:c="11"/>16382 ogykp4d8iw</text:p>
      <text:p text:style-name="P1"><text:s/>0 <text:s text:c="11"/>16378 ogni</text:p>
      <text:p text:style-name="P1"><text:s/>0 <text:s text:c="11"/>16379 ogqvzell</text:p>
      <text:p text:style-name="P1"><text:s/>0 <text:s text:c="11"/>16380 ogt65ruv</text:p>
      <text:p text:style-name="P1"><text:s/>0 <text:s text:c="11"/>16377 ogisp8wmgy</text:p>
      <text:p text:style-name="P1"><text:s/>0 <text:s text:c="11"/>16376 ogfgq23onq</text:p>
      <text:p text:style-name="P1"><text:s/>0 <text:s text:c="11"/>16375 ogbaaxhufd</text:p>
      <text:p text:style-name="P1"><text:s/>0 <text:s text:c="11"/>16372 ofyagmz6ji</text:p>
      <text:p text:style-name="P1"><text:s/>0 <text:s text:c="11"/>16373 ofzo</text:p>
      <text:p text:style-name="P1"><text:s/>0 <text:s text:c="11"/>16374 og</text:p>
      <text:p text:style-name="P1"><text:s/>0 <text:s text:c="11"/>16381 ogyaaaa</text:p>
      <text:p text:style-name="P1"><text:s/>0 <text:s text:c="11"/>16383 ogzlmoasxu</text:p>
      <text:p text:style-name="P1"><text:s/>0 <text:s text:c="11"/>16346 offer</text:p>
      <text:p text:style-name="P1"><text:s/>0 <text:s text:c="11"/>16384 oh</text:p>
      <text:p text:style-name="P1"><text:s/>0 <text:s text:c="11"/>16391 ohhh</text:p>
      <text:p text:style-name="P1"><text:s/>0 <text:s text:c="11"/>16392 ohhhh</text:p>
      <text:p text:style-name="P1"><text:s/>0 <text:s text:c="11"/>16393 ohhhhh</text:p>
      <text:p text:style-name="P1"><text:s/>0 <text:s text:c="11"/>16390 ohhff</text:p>
      <text:p text:style-name="P1"><text:s/>0 <text:s text:c="11"/>16389 ohgzaxrkrf</text:p>
      <text:p text:style-name="P1"><text:s/>0 <text:s text:c="11"/>16388 ohfho97trr</text:p>
      <text:p text:style-name="P1"><text:s/>0 <text:s text:c="11"/>16385 oh2bqrjqf7</text:p>
      <text:p text:style-name="P1"><text:s/>0 <text:s text:c="11"/>16386 oh8qsiupld</text:p>
      <text:p text:style-name="P1"><text:s/>0 <text:s text:c="11"/>16387 ohbhkpft</text:p>
      <text:p text:style-name="P1"><text:s/>0 <text:s text:c="11"/>16371 oftomorrow</text:p>
      <text:p text:style-name="P1"><text:s/>0 <text:s text:c="11"/>16370 often</text:p>
      <text:p text:style-name="P1"><text:s/>0 <text:s text:c="11"/>16369 ofrecerá</text:p>
      <text:p text:style-name="P1"><text:s/>0 <text:s text:c="11"/>16368 ofmark</text:p>
      <text:p text:style-name="P1"><text:s/>0 <text:s text:c="11"/>16353 officefun</text:p>
      <text:p text:style-name="P1"><text:s/>0 <text:s text:c="11"/>16354 officejet</text:p>
      <text:p text:style-name="P1"><text:s/>0 <text:s text:c="11"/>16355 officer</text:p>
      <text:p text:style-name="P1"><text:s/>0 <text:s text:c="11"/>16352 office</text:p>
      <text:p text:style-name="P1"><text:s/>0 <text:s text:c="11"/>16351 officce</text:p>
      <text:p text:style-name="P1"><text:s/>0 <text:s text:c="11"/>16350 offfff</text:p>
      <text:p text:style-name="P1"><text:s/>0 <text:s text:c="11"/>16347 offered</text:p>
      <text:p text:style-name="P1"><text:s/>0 <text:s text:c="11"/>16348 offering</text:p>
      <text:p text:style-name="P1"><text:s/>0 <text:s text:c="11"/>16349 offers</text:p>
      <text:p text:style-name="P1"><text:s/>0 <text:s text:c="11"/>16356 officers</text:p>
      <text:p text:style-name="P1"><text:s/>0 <text:s text:c="11"/>16357 official</text:p>
      <text:p text:style-name="P1"><text:s/>0 <text:s text:c="11"/>16358 officially</text:p>
      <text:p text:style-name="P1"><text:s/>0 <text:s text:c="11"/>16366 oficinaa</text:p>
      <text:p text:style-name="P1"><text:s/>0 <text:s text:c="11"/>16367 ofkorsmayhors</text:p>
      <text:p text:style-name="P1"><text:soft-page-break/><text:s/>0 <text:s text:c="11"/>16364 offzickt</text:p>
      <text:p text:style-name="P1"><text:s/>0 <text:s text:c="11"/>16365 oficina</text:p>
      <text:p text:style-name="P1"><text:s/>0 <text:s text:c="11"/>16363 offthewall</text:p>
      <text:p text:style-name="P1"><text:s/>0 <text:s text:c="11"/>16359 officials</text:p>
      <text:p text:style-name="P1"><text:s/>0 <text:s text:c="11"/>16360 officieel</text:p>
      <text:p text:style-name="P1"><text:s/>0 <text:s text:c="11"/>16361 offline</text:p>
      <text:p text:style-name="P1"><text:s/>0 <text:s text:c="11"/>16362 offspring</text:p>
      <text:p text:style-name="P1"><text:s/>0 <text:s text:c="11"/>16294 och</text:p>
      <text:p text:style-name="P1"><text:s/>0 <text:s text:c="11"/>16293 oceans</text:p>
      <text:p text:style-name="P1"><text:s/>0 <text:s text:c="11"/>16292 ocean</text:p>
      <text:p text:style-name="P1"><text:s/>0 <text:s text:c="11"/>16228 o9psllk5ky</text:p>
      <text:p text:style-name="P1"><text:s/>0 <text:s text:c="11"/>16224 o8whyef72a</text:p>
      <text:p text:style-name="P1"><text:s/>0 <text:s text:c="11"/>16225 o9fy2gyfzl</text:p>
      <text:p text:style-name="P1"><text:s/>0 <text:s text:c="11"/>16226 o9guiz9nhi</text:p>
      <text:p text:style-name="P1"><text:s/>0 <text:s text:c="11"/>16223 o8fxifgkw1</text:p>
      <text:p text:style-name="P1"><text:s/>0 <text:s text:c="11"/>16222 o7mazaoryl</text:p>
      <text:p text:style-name="P1"><text:s/>0 <text:s text:c="11"/>16221 o7iuxoovn6</text:p>
      <text:p text:style-name="P1"><text:s/>0 <text:s text:c="11"/>16218 o6gsohmz1c</text:p>
      <text:p text:style-name="P1"><text:s/>0 <text:s text:c="11"/>16219 o6hjqtvcja</text:p>
      <text:p text:style-name="P1"><text:s/>0 <text:s text:c="11"/>16220 o6rtbha9of</text:p>
      <text:p text:style-name="P1"><text:s/>0 <text:s text:c="11"/>16227 o9kt0sz9ex</text:p>
      <text:p text:style-name="P1"><text:s/>0 <text:s text:c="11"/>16229 o9vt53ayaq</text:p>
      <text:p text:style-name="P1"><text:s/>0 <text:s text:c="11"/>16241 oaqoxwuurd</text:p>
      <text:p text:style-name="P1"><text:s/>0 <text:s text:c="11"/>16230 o__o</text:p>
      <text:p text:style-name="P1"><text:s/>0 <text:s text:c="11"/>16237 oafjsgih</text:p>
      <text:p text:style-name="P1"><text:s/>0 <text:s text:c="11"/>16238 oajrfodjkz</text:p>
      <text:p text:style-name="P1"><text:s/>0 <text:s text:c="11"/>16239 oanh08trkm</text:p>
      <text:p text:style-name="P1"><text:s/>0 <text:s text:c="11"/>16236 oaf2kghopl</text:p>
      <text:p text:style-name="P1"><text:s/>0 <text:s text:c="11"/>16235 oac</text:p>
      <text:p text:style-name="P1"><text:s/>0 <text:s text:c="11"/>16234 oa7rgcjw5o</text:p>
      <text:p text:style-name="P1"><text:s/>0 <text:s text:c="11"/>16231 o_o</text:p>
      <text:p text:style-name="P1"><text:s/>0 <text:s text:c="11"/>16232 oa</text:p>
      <text:p text:style-name="P1"><text:s/>0 <text:s text:c="11"/>16233 oa5vu5x1ck</text:p>
      <text:p text:style-name="P1"><text:s/>0 <text:s text:c="11"/>16217 o64xkz1dc8</text:p>
      <text:p text:style-name="P1"><text:s/>0 <text:s text:c="11"/>16216 o64xkyj3y0</text:p>
      <text:p text:style-name="P1"><text:s/>0 <text:s text:c="11"/>16215 o63a1ow94t</text:p>
      <text:p text:style-name="P1"><text:s/>0 <text:s text:c="11"/>16214 o5yil9ga</text:p>
      <text:p text:style-name="P1"><text:s/>0 <text:s text:c="11"/>16199 o1i6dhdw</text:p>
      <text:p text:style-name="P1"><text:s/>0 <text:s text:c="11"/>16200 o1znt6fd</text:p>
      <text:p text:style-name="P1"><text:s/>0 <text:s text:c="11"/>16201 o20</text:p>
      <text:p text:style-name="P1"><text:s/>0 <text:s text:c="11"/>16198 o1fcxzzpdl</text:p>
      <text:p text:style-name="P1"><text:s/>0 <text:s text:c="11"/>16197 o1</text:p>
      <text:p text:style-name="P1"><text:s/>0 <text:s text:c="11"/>16196 o0znsd00</text:p>
      <text:p text:style-name="P1"><text:s/>0 <text:s text:c="11"/>16193 o0c3ai54</text:p>
      <text:p text:style-name="P1"><text:s/>0 <text:s text:c="11"/>16194 o0ikp2d3rd</text:p>
      <text:p text:style-name="P1"><text:s/>0 <text:s text:c="11"/>16195 o0nuufosgf</text:p>
      <text:p text:style-name="P1"><text:s/>0 <text:s text:c="11"/>16202 o29</text:p>
      <text:p text:style-name="P1"><text:s/>0 <text:s text:c="11"/>16203 o2thwkeod9</text:p>
      <text:p text:style-name="P1"><text:s/>0 <text:s text:c="11"/>16204 o2tsnal4xf</text:p>
      <text:p text:style-name="P1"><text:s/>0 <text:s text:c="11"/>16212 o5hbnol8v2</text:p>
      <text:p text:style-name="P1"><text:s/>0 <text:s text:c="11"/>16213 o5x8pbejco</text:p>
      <text:p text:style-name="P1"><text:s/>0 <text:s text:c="11"/>16210 o3svwpofgu</text:p>
      <text:p text:style-name="P1"><text:soft-page-break/><text:s/>0 <text:s text:c="11"/>16211 o4b74r20</text:p>
      <text:p text:style-name="P1"><text:s/>0 <text:s text:c="11"/>16209 o3rp1unqgz</text:p>
      <text:p text:style-name="P1"><text:s/>0 <text:s text:c="11"/>16205 o38uwe6e</text:p>
      <text:p text:style-name="P1"><text:s/>0 <text:s text:c="11"/>16206 o3ehbey2bc</text:p>
      <text:p text:style-name="P1"><text:s/>0 <text:s text:c="11"/>16207 o3h2mswiqv</text:p>
      <text:p text:style-name="P1"><text:s/>0 <text:s text:c="11"/>16208 o3q4jpgm</text:p>
      <text:p text:style-name="P1"><text:s/>0 <text:s text:c="11"/>16240 oaoa3ohuy9</text:p>
      <text:p text:style-name="P1"><text:s/>0 <text:s text:c="11"/>16242 oasis</text:p>
      <text:p text:style-name="P1"><text:s/>0 <text:s text:c="11"/>16291 occurrence</text:p>
      <text:p text:style-name="P1"><text:s/>0 <text:s text:c="11"/>16279 occasions</text:p>
      <text:p text:style-name="P1"><text:s/>0 <text:s text:c="11"/>16275 oc3ul6hwsl</text:p>
      <text:p text:style-name="P1"><text:s/>0 <text:s text:c="11"/>16276 oc40pauvbt</text:p>
      <text:p text:style-name="P1"><text:s/>0 <text:s text:c="11"/>16277 oc5izykcfh</text:p>
      <text:p text:style-name="P1"><text:s/>0 <text:s text:c="11"/>16274 oc</text:p>
      <text:p text:style-name="P1"><text:s/>0 <text:s text:c="11"/>16273 obviously</text:p>
      <text:p text:style-name="P1"><text:s/>0 <text:s text:c="11"/>16272 obvious</text:p>
      <text:p text:style-name="P1"><text:s/>0 <text:s text:c="11"/>16269 obsessive</text:p>
      <text:p text:style-name="P1"><text:s/>0 <text:s text:c="11"/>16270 obstacle</text:p>
      <text:p text:style-name="P1"><text:s/>0 <text:s text:c="11"/>16271 obstacles</text:p>
      <text:p text:style-name="P1"><text:s/>0 <text:s text:c="11"/>16278 oc8wvdas</text:p>
      <text:p text:style-name="P1"><text:s/>0 <text:s text:c="11"/>16280 occhi</text:p>
      <text:p text:style-name="P1"><text:s/>0 <text:s text:c="11"/>16243 oaszx6es8q</text:p>
      <text:p text:style-name="P1"><text:s/>0 <text:s text:c="11"/>16281 occhiali</text:p>
      <text:p text:style-name="P1"><text:s/>0 <text:s text:c="11"/>16288 occupythefuture</text:p>
      <text:p text:style-name="P1"><text:s/>0 <text:s text:c="11"/>16289 occur</text:p>
      <text:p text:style-name="P1"><text:s/>0 <text:s text:c="11"/>16290 occurred</text:p>
      <text:p text:style-name="P1"><text:s/>0 <text:s text:c="11"/>16287 occupydata</text:p>
      <text:p text:style-name="P1"><text:s/>0 <text:s text:c="11"/>16286 occupy</text:p>
      <text:p text:style-name="P1"><text:s/>0 <text:s text:c="11"/>16285 occupied</text:p>
      <text:p text:style-name="P1"><text:s/>0 <text:s text:c="11"/>16282 occhio</text:p>
      <text:p text:style-name="P1"><text:s/>0 <text:s text:c="11"/>16283 occtjbnezf</text:p>
      <text:p text:style-name="P1"><text:s/>0 <text:s text:c="11"/>16284 occupational</text:p>
      <text:p text:style-name="P1"><text:s/>0 <text:s text:c="11"/>16268 obsession</text:p>
      <text:p text:style-name="P1"><text:s/>0 <text:s text:c="11"/>16267 observing</text:p>
      <text:p text:style-name="P1"><text:s/>0 <text:s text:c="11"/>16266 observer</text:p>
      <text:p text:style-name="P1"><text:s/>0 <text:s text:c="11"/>16265 observe</text:p>
      <text:p text:style-name="P1"><text:s/>0 <text:s text:c="11"/>16250 obj</text:p>
      <text:p text:style-name="P1"><text:s/>0 <text:s text:c="11"/>16251 objective</text:p>
      <text:p text:style-name="P1"><text:s/>0 <text:s text:c="11"/>16252 objectives</text:p>
      <text:p text:style-name="P1"><text:s/>0 <text:s text:c="11"/>16249 obituary</text:p>
      <text:p text:style-name="P1"><text:s/>0 <text:s text:c="11"/>16248 obama</text:p>
      <text:p text:style-name="P1"><text:s/>0 <text:s text:c="11"/>16247 ob</text:p>
      <text:p text:style-name="P1"><text:s/>0 <text:s text:c="11"/>16244 oategrm4kr</text:p>
      <text:p text:style-name="P1"><text:s/>0 <text:s text:c="11"/>16245 oath</text:p>
      <text:p text:style-name="P1"><text:s/>0 <text:s text:c="11"/>16246 oatmeal</text:p>
      <text:p text:style-name="P1"><text:s/>0 <text:s text:c="11"/>16253 obligado</text:p>
      <text:p text:style-name="P1"><text:s/>0 <text:s text:c="11"/>16254 obligatory</text:p>
      <text:p text:style-name="P1"><text:s/>0 <text:s text:c="11"/>16255 oblivion</text:p>
      <text:p text:style-name="P1"><text:s/>0 <text:s text:c="11"/>16263 observant</text:p>
      <text:p text:style-name="P1"><text:s/>0 <text:s text:c="11"/>16264 observation</text:p>
      <text:p text:style-name="P1"><text:s/>0 <text:s text:c="11"/>16261 obscene</text:p>
      <text:p text:style-name="P1"><text:s/>0 <text:s text:c="11"/>16262 obscure</text:p>
      <text:p text:style-name="P1"><text:soft-page-break/><text:s/>0 <text:s text:c="11"/>16260 obrador</text:p>
      <text:p text:style-name="P1"><text:s/>0 <text:s text:c="11"/>16256 oblivious</text:p>
      <text:p text:style-name="P1"><text:s/>0 <text:s text:c="11"/>16257 oblivuion</text:p>
      <text:p text:style-name="P1"><text:s/>0 <text:s text:c="11"/>16258 obnoxious</text:p>
      <text:p text:style-name="P1"><text:s/>0 <text:s text:c="11"/>16259 obnoxiously</text:p>
      <text:p text:style-name="P1"><text:s/>0 <text:s text:c="11"/>15987 normals</text:p>
      <text:p text:style-name="P1"><text:s/>0 <text:s text:c="11"/>15986 normalization</text:p>
      <text:p text:style-name="P1"><text:s/>0 <text:s text:c="11"/>15985 normal</text:p>
      <text:p text:style-name="P1"><text:s/>0 <text:s text:c="11"/>15716 neurogenesis</text:p>
      <text:p text:style-name="P1"><text:s/>0 <text:s text:c="11"/>15712 neues</text:p>
      <text:p text:style-name="P1"><text:s/>0 <text:s text:c="11"/>15713 neural</text:p>
      <text:p text:style-name="P1"><text:s/>0 <text:s text:c="11"/>15714 neuro</text:p>
      <text:p text:style-name="P1"><text:s/>0 <text:s text:c="11"/>15711 neue</text:p>
      <text:p text:style-name="P1"><text:s/>0 <text:s text:c="11"/>15710 networks</text:p>
      <text:p text:style-name="P1"><text:s/>0 <text:s text:c="11"/>15709 networking</text:p>
      <text:p text:style-name="P1"><text:s/>0 <text:s text:c="11"/>15706 netscape</text:p>
      <text:p text:style-name="P1"><text:s/>0 <text:s text:c="11"/>15707 network</text:p>
      <text:p text:style-name="P1"><text:s/>0 <text:s text:c="11"/>15708 networked</text:p>
      <text:p text:style-name="P1"><text:s/>0 <text:s text:c="11"/>15715 neurodegeneration</text:p>
      <text:p text:style-name="P1"><text:s/>0 <text:s text:c="11"/>15717 neurology</text:p>
      <text:p text:style-name="P1"><text:s/>0 <text:s text:c="11"/>15704 netherlands</text:p>
      <text:p text:style-name="P1"><text:s/>0 <text:s text:c="11"/>15718 neurons</text:p>
      <text:p text:style-name="P1"><text:s/>0 <text:s text:c="11"/>15725 neutrality</text:p>
      <text:p text:style-name="P1"><text:s/>0 <text:s text:c="11"/>15726 neutrino</text:p>
      <text:p text:style-name="P1"><text:s/>0 <text:s text:c="11"/>15727 neuvgtgcg5</text:p>
      <text:p text:style-name="P1"><text:s/>0 <text:s text:c="11"/>15724 neutral</text:p>
      <text:p text:style-name="P1"><text:s/>0 <text:s text:c="11"/>15723 neurotically</text:p>
      <text:p text:style-name="P1"><text:s/>0 <text:s text:c="11"/>15722 neurotic</text:p>
      <text:p text:style-name="P1"><text:s/>0 <text:s text:c="11"/>15719 neuropsychological</text:p>
      <text:p text:style-name="P1"><text:s/>0 <text:s text:c="11"/>15720 neuroscience</text:p>
      <text:p text:style-name="P1"><text:s/>0 <text:s text:c="11"/>15721 neuroscientists</text:p>
      <text:p text:style-name="P1"><text:s/>0 <text:s text:c="11"/>15705 netherlans</text:p>
      <text:p text:style-name="P1"><text:s/>0 <text:s text:c="11"/>15703 netflix</text:p>
      <text:p text:style-name="P1"><text:s/>0 <text:s text:c="11"/>15984 norm</text:p>
      <text:p text:style-name="P1"><text:s/>0 <text:s text:c="11"/>15690 nero</text:p>
      <text:p text:style-name="P1"><text:s/>0 <text:s text:c="11"/>15686 nephew</text:p>
      <text:p text:style-name="P1"><text:s/>0 <text:s text:c="11"/>15687 nerd</text:p>
      <text:p text:style-name="P1"><text:s/>0 <text:s text:c="11"/>15688 nerf</text:p>
      <text:p text:style-name="P1"><text:s/>0 <text:s text:c="11"/>15685 nepal</text:p>
      <text:p text:style-name="P1"><text:s/>0 <text:s text:c="11"/>15684 neow</text:p>
      <text:p text:style-name="P1"><text:s/>0 <text:s text:c="11"/>15683 neonojelikiz</text:p>
      <text:p text:style-name="P1"><text:s/>0 <text:s text:c="11"/>15680 neo</text:p>
      <text:p text:style-name="P1"><text:s/>0 <text:s text:c="11"/>15681 neo4j</text:p>
      <text:p text:style-name="P1"><text:s/>0 <text:s text:c="11"/>15682 neologisms</text:p>
      <text:p text:style-name="P1"><text:s/>0 <text:s text:c="11"/>15689 nergetic</text:p>
      <text:p text:style-name="P1"><text:s/>0 <text:s text:c="11"/>15691 nerve</text:p>
      <text:p text:style-name="P1"><text:s/>0 <text:s text:c="11"/>15702 netbook</text:p>
      <text:p text:style-name="P1"><text:s/>0 <text:s text:c="11"/>15692 nerves</text:p>
      <text:p text:style-name="P1"><text:s/>0 <text:s text:c="11"/>15699 net</text:p>
      <text:p text:style-name="P1"><text:s/>0 <text:s text:c="11"/>15700 net7</text:p>
      <text:p text:style-name="P1"><text:s/>0 <text:s text:c="11"/>15701 neta</text:p>
      <text:p text:style-name="P1"><text:s/>0 <text:s text:c="11"/>15698 nestor</text:p>
      <text:p text:style-name="P1"><text:soft-page-break/><text:s/>0 <text:s text:c="11"/>15697 nested</text:p>
      <text:p text:style-name="P1"><text:s/>0 <text:s text:c="11"/>15696 nest</text:p>
      <text:p text:style-name="P1"><text:s/>0 <text:s text:c="11"/>15693 nervi</text:p>
      <text:p text:style-name="P1"><text:s/>0 <text:s text:c="11"/>15694 nervous</text:p>
      <text:p text:style-name="P1"><text:s/>0 <text:s text:c="11"/>15695 nespoon</text:p>
      <text:p text:style-name="P1"><text:s/>0 <text:s text:c="11"/>15728 nev3oubunq</text:p>
      <text:p text:style-name="P1"><text:s/>0 <text:s text:c="11"/>15729 nevelson</text:p>
      <text:p text:style-name="P1"><text:s/>0 <text:s text:c="11"/>15730 never</text:p>
      <text:p text:style-name="P1"><text:s/>0 <text:s text:c="11"/>15767 nextlife</text:p>
      <text:p text:style-name="P1"><text:s/>0 <text:s text:c="11"/>15763 newton</text:p>
      <text:p text:style-name="P1"><text:s/>0 <text:s text:c="11"/>15764 newwrestlingshoes</text:p>
      <text:p text:style-name="P1"><text:s/>0 <text:s text:c="11"/>15765 newyork</text:p>
      <text:p text:style-name="P1"><text:s/>0 <text:s text:c="11"/>15762 newsweek</text:p>
      <text:p text:style-name="P1"><text:s/>0 <text:s text:c="11"/>15761 newsroom</text:p>
      <text:p text:style-name="P1"><text:s/>0 <text:s text:c="11"/>15760 newspaper</text:p>
      <text:p text:style-name="P1"><text:s/>0 <text:s text:c="11"/>15757 newsixxam</text:p>
      <text:p text:style-name="P1"><text:s/>0 <text:s text:c="11"/>15758 newsle</text:p>
      <text:p text:style-name="P1"><text:s/>0 <text:s text:c="11"/>15759 newsletter</text:p>
      <text:p text:style-name="P1"><text:s/>0 <text:s text:c="11"/>15766 next</text:p>
      <text:p text:style-name="P1"><text:s/>0 <text:s text:c="11"/>15768 nexus</text:p>
      <text:p text:style-name="P1"><text:s/>0 <text:s text:c="11"/>15731 neverending</text:p>
      <text:p text:style-name="P1"><text:s/>0 <text:s text:c="11"/>15769 nexus9</text:p>
      <text:p text:style-name="P1"><text:s/>0 <text:s text:c="11"/>15776 nfbi</text:p>
      <text:p text:style-name="P1"><text:s/>0 <text:s text:c="11"/>15777 nfekt5hu9a</text:p>
      <text:p text:style-name="P1"><text:s/>0 <text:s text:c="11"/>15778 nfl</text:p>
      <text:p text:style-name="P1"><text:s/>0 <text:s text:c="11"/>15775 nfa9hdhwd7</text:p>
      <text:p text:style-name="P1"><text:s/>0 <text:s text:c="11"/>15774 nf4pshgdis</text:p>
      <text:p text:style-name="P1"><text:s/>0 <text:s text:c="11"/>15773 nf1k3y2e52</text:p>
      <text:p text:style-name="P1"><text:s/>0 <text:s text:c="11"/>15770 neymar</text:p>
      <text:p text:style-name="P1"><text:s/>0 <text:s text:c="11"/>15771 nezf6bol</text:p>
      <text:p text:style-name="P1"><text:s/>0 <text:s text:c="11"/>15772 nf</text:p>
      <text:p text:style-name="P1"><text:s/>0 <text:s text:c="11"/>15756 news</text:p>
      <text:p text:style-name="P1"><text:s/>0 <text:s text:c="11"/>15755 newmovies</text:p>
      <text:p text:style-name="P1"><text:s/>0 <text:s text:c="11"/>15754 newman</text:p>
      <text:p text:style-name="P1"><text:s/>0 <text:s text:c="11"/>15753 newmagazine</text:p>
      <text:p text:style-name="P1"><text:s/>0 <text:s text:c="11"/>15738 nevlg1gwis</text:p>
      <text:p text:style-name="P1"><text:s/>0 <text:s text:c="11"/>15739 nevver</text:p>
      <text:p text:style-name="P1"><text:s/>0 <text:s text:c="11"/>15740 nevwjswimq</text:p>
      <text:p text:style-name="P1"><text:s/>0 <text:s text:c="11"/>15737 nevertheless</text:p>
      <text:p text:style-name="P1"><text:s/>0 <text:s text:c="11"/>15736 neversettle</text:p>
      <text:p text:style-name="P1"><text:s/>0 <text:s text:c="11"/>15735 nevermind</text:p>
      <text:p text:style-name="P1"><text:s/>0 <text:s text:c="11"/>15732 nevergettingoutofbed</text:p>
      <text:p text:style-name="P1"><text:s/>0 <text:s text:c="11"/>15733 neverhood</text:p>
      <text:p text:style-name="P1"><text:s/>0 <text:s text:c="11"/>15734 neverland</text:p>
      <text:p text:style-name="P1"><text:s/>0 <text:s text:c="11"/>15741 nevy</text:p>
      <text:p text:style-name="P1"><text:s/>0 <text:s text:c="11"/>15742 new</text:p>
      <text:p text:style-name="P1"><text:s/>0 <text:s text:c="11"/>15743 newbery</text:p>
      <text:p text:style-name="P1"><text:s/>0 <text:s text:c="11"/>15751 newlook</text:p>
      <text:p text:style-name="P1"><text:s/>0 <text:s text:c="11"/>15752 newlywed</text:p>
      <text:p text:style-name="P1"><text:s/>0 <text:s text:c="11"/>15749 newer</text:p>
      <text:p text:style-name="P1"><text:s/>0 <text:s text:c="11"/>15750 newest</text:p>
      <text:p text:style-name="P1"><text:s/>0 <text:s text:c="11"/>15748 newdigitalage</text:p>
      <text:p text:style-name="P1"><text:soft-page-break/><text:s/>0 <text:s text:c="11"/>15744 newbie</text:p>
      <text:p text:style-name="P1"><text:s/>0 <text:s text:c="11"/>15745 newbies</text:p>
      <text:p text:style-name="P1"><text:s/>0 <text:s text:c="11"/>15746 newcasparleevideo</text:p>
      <text:p text:style-name="P1"><text:s/>0 <text:s text:c="11"/>15747 newdelicious</text:p>
      <text:p text:style-name="P1"><text:s/>0 <text:s text:c="11"/>15679 neneh</text:p>
      <text:p text:style-name="P1"><text:s/>0 <text:s text:c="11"/>15678 nencini</text:p>
      <text:p text:style-name="P1"><text:s/>0 <text:s text:c="11"/>15677 nemola</text:p>
      <text:p text:style-name="P1"><text:s/>0 <text:s text:c="11"/>15612 nd6gtvm6vo</text:p>
      <text:p text:style-name="P1"><text:s/>0 <text:s text:c="11"/>15608 ncaa</text:p>
      <text:p text:style-name="P1"><text:s/>0 <text:s text:c="11"/>15609 ncnmh76goi</text:p>
      <text:p text:style-name="P1"><text:s/>0 <text:s text:c="11"/>15610 nd</text:p>
      <text:p text:style-name="P1"><text:s/>0 <text:s text:c="11"/>15607 nbtumgqkvc</text:p>
      <text:p text:style-name="P1"><text:s/>0 <text:s text:c="11"/>15606 nbeou0fd</text:p>
      <text:p text:style-name="P1"><text:s/>0 <text:s text:c="11"/>15605 nbemuaudsv</text:p>
      <text:p text:style-name="P1"><text:s/>0 <text:s text:c="11"/>15602 nbagarjcmg</text:p>
      <text:p text:style-name="P1"><text:s/>0 <text:s text:c="11"/>15603 nbchxltf</text:p>
      <text:p text:style-name="P1"><text:s/>0 <text:s text:c="11"/>15604 nbeiol3y81</text:p>
      <text:p text:style-name="P1"><text:s/>0 <text:s text:c="11"/>15611 nd2ebucqch</text:p>
      <text:p text:style-name="P1"><text:s/>0 <text:s text:c="11"/>15613 nd6xk4adas</text:p>
      <text:p text:style-name="P1"><text:s/>0 <text:s text:c="11"/>15625 nearer</text:p>
      <text:p text:style-name="P1"><text:s/>0 <text:s text:c="11"/>15614 nddhjkx</text:p>
      <text:p text:style-name="P1"><text:s/>0 <text:s text:c="11"/>15621 ndzb89fnq3</text:p>
      <text:p text:style-name="P1"><text:s/>0 <text:s text:c="11"/>15622 ne</text:p>
      <text:p text:style-name="P1"><text:s/>0 <text:s text:c="11"/>15623 near</text:p>
      <text:p text:style-name="P1"><text:s/>0 <text:s text:c="11"/>15620 ndvok4vy</text:p>
      <text:p text:style-name="P1"><text:s/>0 <text:s text:c="11"/>15619 nduswtpe</text:p>
      <text:p text:style-name="P1"><text:s/>0 <text:s text:c="11"/>15618 ndtv</text:p>
      <text:p text:style-name="P1"><text:s/>0 <text:s text:c="11"/>15615 ndiqipttl4</text:p>
      <text:p text:style-name="P1"><text:s/>0 <text:s text:c="11"/>15616 ndncjr4pgq</text:p>
      <text:p text:style-name="P1"><text:s/>0 <text:s text:c="11"/>15617 ndsxfxrvcp</text:p>
      <text:p text:style-name="P1"><text:s/>0 <text:s text:c="11"/>15601 nbaballot</text:p>
      <text:p text:style-name="P1"><text:s/>0 <text:s text:c="11"/>15600 nba2k13</text:p>
      <text:p text:style-name="P1"><text:s/>0 <text:s text:c="11"/>15599 nba</text:p>
      <text:p text:style-name="P1"><text:s/>0 <text:s text:c="11"/>15598 nb7tigry</text:p>
      <text:p text:style-name="P1"><text:s/>0 <text:s text:c="11"/>15583 nautic</text:p>
      <text:p text:style-name="P1"><text:s/>0 <text:s text:c="11"/>15584 navami</text:p>
      <text:p text:style-name="P1"><text:s/>0 <text:s text:c="11"/>15585 navarro</text:p>
      <text:p text:style-name="P1"><text:s/>0 <text:s text:c="11"/>15582 naughty</text:p>
      <text:p text:style-name="P1"><text:s/>0 <text:s text:c="11"/>15580 naturally</text:p>
      <text:p text:style-name="P1"><text:s/>0 <text:s text:c="11"/>15579 natural</text:p>
      <text:p text:style-name="P1"><text:s/>0 <text:s text:c="11"/>15576 nationwide</text:p>
      <text:p text:style-name="P1"><text:s/>0 <text:s text:c="11"/>15577 natives</text:p>
      <text:p text:style-name="P1"><text:s/>0 <text:s text:c="11"/>15578 nativity</text:p>
      <text:p text:style-name="P1"><text:s/>0 <text:s text:c="11"/>15586 navigate</text:p>
      <text:p text:style-name="P1"><text:s/>0 <text:s text:c="11"/>15587 navigation</text:p>
      <text:p text:style-name="P1"><text:s/>0 <text:s text:c="11"/>15588 naviglio</text:p>
      <text:p text:style-name="P1"><text:s/>0 <text:s text:c="11"/>15596 nazi</text:p>
      <text:p text:style-name="P1"><text:s/>0 <text:s text:c="11"/>15597 nazionale</text:p>
      <text:p text:style-name="P1"><text:s/>0 <text:s text:c="11"/>15594 naxsajn0bc</text:p>
      <text:p text:style-name="P1"><text:s/>0 <text:s text:c="11"/>15595 naysayers</text:p>
      <text:p text:style-name="P1"><text:s/>0 <text:s text:c="11"/>15593 nawwww</text:p>
      <text:p text:style-name="P1"><text:s/>0 <text:s text:c="11"/>15589 navuwaxyfe</text:p>
      <text:p text:style-name="P1"><text:soft-page-break/><text:s/>0 <text:s text:c="11"/>15590 navy</text:p>
      <text:p text:style-name="P1"><text:s/>0 <text:s text:c="11"/>15591 naw</text:p>
      <text:p text:style-name="P1"><text:s/>0 <text:s text:c="11"/>15592 nawa</text:p>
      <text:p text:style-name="P1"><text:s/>0 <text:s text:c="11"/>15624 nearby</text:p>
      <text:p text:style-name="P1"><text:s/>0 <text:s text:c="11"/>15626 nearly</text:p>
      <text:p text:style-name="P1"><text:s/>0 <text:s text:c="11"/>15676 nemisis</text:p>
      <text:p text:style-name="P1"><text:s/>0 <text:s text:c="11"/>15664 nehi</text:p>
      <text:p text:style-name="P1"><text:s/>0 <text:s text:c="11"/>15660 negro</text:p>
      <text:p text:style-name="P1"><text:s/>0 <text:s text:c="11"/>15661 negros</text:p>
      <text:p text:style-name="P1"><text:s/>0 <text:s text:c="11"/>15662 negxijl0mm</text:p>
      <text:p text:style-name="P1"><text:s/>0 <text:s text:c="11"/>15659 negri</text:p>
      <text:p text:style-name="P1"><text:s/>0 <text:s text:c="11"/>15658 negras</text:p>
      <text:p text:style-name="P1"><text:s/>0 <text:s text:c="11"/>15657 negotiate</text:p>
      <text:p text:style-name="P1"><text:s/>0 <text:s text:c="11"/>15654 negativity</text:p>
      <text:p text:style-name="P1"><text:s/>0 <text:s text:c="11"/>15655 negeer</text:p>
      <text:p text:style-name="P1"><text:s/>0 <text:s text:c="11"/>15656 neglecting</text:p>
      <text:p text:style-name="P1"><text:s/>0 <text:s text:c="11"/>15663 nehbqamxgx</text:p>
      <text:p text:style-name="P1"><text:s/>0 <text:s text:c="11"/>15665 nehru</text:p>
      <text:p text:style-name="P1"><text:s/>0 <text:s text:c="11"/>15627 neat</text:p>
      <text:p text:style-name="P1"><text:s/>0 <text:s text:c="11"/>15666 neighbor</text:p>
      <text:p text:style-name="P1"><text:s/>0 <text:s text:c="11"/>15673 nel</text:p>
      <text:p text:style-name="P1"><text:s/>0 <text:s text:c="11"/>15674 nella</text:p>
      <text:p text:style-name="P1"><text:s/>0 <text:s text:c="11"/>15675 nelson</text:p>
      <text:p text:style-name="P1"><text:s/>0 <text:s text:c="11"/>15672 neko</text:p>
      <text:p text:style-name="P1"><text:s/>0 <text:s text:c="11"/>15671 neither</text:p>
      <text:p text:style-name="P1"><text:s/>0 <text:s text:c="11"/>15670 neil</text:p>
      <text:p text:style-name="P1"><text:s/>0 <text:s text:c="11"/>15667 neighborhood</text:p>
      <text:p text:style-name="P1"><text:s/>0 <text:s text:c="11"/>15668 neighbourhood</text:p>
      <text:p text:style-name="P1"><text:s/>0 <text:s text:c="11"/>15669 neighbours</text:p>
      <text:p text:style-name="P1"><text:s/>0 <text:s text:c="11"/>15653 negativiteit</text:p>
      <text:p text:style-name="P1"><text:s/>0 <text:s text:c="11"/>15652 negative</text:p>
      <text:p text:style-name="P1"><text:s/>0 <text:s text:c="11"/>15651 neet0bpz</text:p>
      <text:p text:style-name="P1"><text:s/>0 <text:s text:c="11"/>15650 neet</text:p>
      <text:p text:style-name="P1"><text:s/>0 <text:s text:c="11"/>15634 neck</text:p>
      <text:p text:style-name="P1"><text:s/>0 <text:s text:c="11"/>15635 ned</text:p>
      <text:p text:style-name="P1"><text:s/>0 <text:s text:c="11"/>15636 neden</text:p>
      <text:p text:style-name="P1"><text:s/>0 <text:s text:c="11"/>15633 necessary</text:p>
      <text:p text:style-name="P1"><text:s/>0 <text:s text:c="11"/>15632 necessarily</text:p>
      <text:p text:style-name="P1"><text:s/>0 <text:s text:c="11"/>15631 necesiten</text:p>
      <text:p text:style-name="P1"><text:s/>0 <text:s text:c="11"/>15628 nec4nir1ab</text:p>
      <text:p text:style-name="P1"><text:s/>0 <text:s text:c="11"/>15629 necesita</text:p>
      <text:p text:style-name="P1"><text:s/>0 <text:s text:c="11"/>15630 necesitas</text:p>
      <text:p text:style-name="P1"><text:s/>0 <text:s text:c="11"/>15637 nedspa</text:p>
      <text:p text:style-name="P1"><text:s/>0 <text:s text:c="11"/>15638 nee</text:p>
      <text:p text:style-name="P1"><text:s/>0 <text:s text:c="11"/>15639 need</text:p>
      <text:p text:style-name="P1"><text:s/>0 <text:s text:c="11"/>15648 neeeeeeeeeeed</text:p>
      <text:p text:style-name="P1"><text:s/>0 <text:s text:c="11"/>15649 neef</text:p>
      <text:p text:style-name="P1"><text:s/>0 <text:s text:c="11"/>15646 needs</text:p>
      <text:p text:style-name="P1"><text:s/>0 <text:s text:c="11"/>15647 needy</text:p>
      <text:p text:style-name="P1"><text:s/>0 <text:s text:c="11"/>15645 needonemoreweek</text:p>
      <text:p text:style-name="P1"><text:s/>0 <text:s text:c="11"/>15640 needa</text:p>
      <text:p text:style-name="P1"><text:s/>0 <text:s text:c="11"/>15642 needin</text:p>
      <text:p text:style-name="P1"><text:soft-page-break/><text:s/>0 <text:s text:c="11"/>15643 needing</text:p>
      <text:p text:style-name="P1"><text:s/>0 <text:s text:c="11"/>15644 needit</text:p>
      <text:p text:style-name="P1"><text:s/>0 <text:s text:c="11"/>15779 nfs</text:p>
      <text:p text:style-name="P1"><text:s/>0 <text:s text:c="11"/>15780 nfsznzc2ko</text:p>
      <text:p text:style-name="P1"><text:s/>0 <text:s text:c="11"/>15781 ng1wdsihur</text:p>
      <text:p text:style-name="P1"><text:s/>0 <text:s text:c="11"/>15920 no2</text:p>
      <text:p text:style-name="P1"><text:s/>0 <text:s text:c="11"/>15916 nnyc7drw9p</text:p>
      <text:p text:style-name="P1"><text:s/>0 <text:s text:c="11"/>15917 no</text:p>
      <text:p text:style-name="P1"><text:s/>0 <text:s text:c="11"/>15918 no0pjpx8</text:p>
      <text:p text:style-name="P1"><text:s/>0 <text:s text:c="11"/>15915 nnovative</text:p>
      <text:p text:style-name="P1"><text:s/>0 <text:s text:c="11"/>15914 nno99fj8zt</text:p>
      <text:p text:style-name="P1"><text:s/>0 <text:s text:c="11"/>15913 nniufljd</text:p>
      <text:p text:style-name="P1"><text:s/>0 <text:s text:c="11"/>15910 nn1frjaf53</text:p>
      <text:p text:style-name="P1"><text:s/>0 <text:s text:c="11"/>15911 nn4y9qkvws</text:p>
      <text:p text:style-name="P1"><text:s/>0 <text:s text:c="11"/>15912 nncbwnua</text:p>
      <text:p text:style-name="P1"><text:s/>0 <text:s text:c="11"/>15919 no1</text:p>
      <text:p text:style-name="P1"><text:s/>0 <text:s text:c="11"/>15921 no5kid5pju</text:p>
      <text:p text:style-name="P1"><text:s/>0 <text:s text:c="11"/>15933 nocturnal</text:p>
      <text:p text:style-name="P1"><text:s/>0 <text:s text:c="11"/>15922 no7zduc0zi</text:p>
      <text:p text:style-name="P1"><text:s/>0 <text:s text:c="11"/>15929 noche</text:p>
      <text:p text:style-name="P1"><text:s/>0 <text:s text:c="11"/>15930 noches</text:p>
      <text:p text:style-name="P1"><text:s/>0 <text:s text:c="11"/>15931 nocomplaints</text:p>
      <text:p text:style-name="P1"><text:s/>0 <text:s text:c="11"/>15928 noboq</text:p>
      <text:p text:style-name="P1"><text:s/>0 <text:s text:c="11"/>15927 nobody</text:p>
      <text:p text:style-name="P1"><text:s/>0 <text:s text:c="11"/>15926 nobodies</text:p>
      <text:p text:style-name="P1"><text:s/>0 <text:s text:c="11"/>15923 noah</text:p>
      <text:p text:style-name="P1"><text:s/>0 <text:s text:c="11"/>15924 noam</text:p>
      <text:p text:style-name="P1"><text:s/>0 <text:s text:c="11"/>15925 nobel</text:p>
      <text:p text:style-name="P1"><text:s/>0 <text:s text:c="11"/>15909 nmzkc0m3cd</text:p>
      <text:p text:style-name="P1"><text:s/>0 <text:s text:c="11"/>15908 nmvi8zbtfa</text:p>
      <text:p text:style-name="P1"><text:s/>0 <text:s text:c="11"/>15907 nmveymdv</text:p>
      <text:p text:style-name="P1"><text:s/>0 <text:s text:c="11"/>15906 nmugoyvdim</text:p>
      <text:p text:style-name="P1"><text:s/>0 <text:s text:c="11"/>15891 nlebju5r</text:p>
      <text:p text:style-name="P1"><text:s/>0 <text:s text:c="11"/>15892 nlesc</text:p>
      <text:p text:style-name="P1"><text:s/>0 <text:s text:c="11"/>15893 nlkzlrzeny</text:p>
      <text:p text:style-name="P1"><text:s/>0 <text:s text:c="11"/>15890 nldb2014</text:p>
      <text:p text:style-name="P1"><text:s/>0 <text:s text:c="11"/>15889 nl</text:p>
      <text:p text:style-name="P1"><text:s/>0 <text:s text:c="11"/>15888 nksh8tnjxp</text:p>
      <text:p text:style-name="P1"><text:s/>0 <text:s text:c="11"/>15885 nknudwf5</text:p>
      <text:p text:style-name="P1"><text:s/>0 <text:s text:c="11"/>15886 nkooxbmebd</text:p>
      <text:p text:style-name="P1"><text:s/>0 <text:s text:c="11"/>15887 nkqvqdjxii</text:p>
      <text:p text:style-name="P1"><text:s/>0 <text:s text:c="11"/>15894 nlp</text:p>
      <text:p text:style-name="P1"><text:s/>0 <text:s text:c="11"/>15895 nlpcs</text:p>
      <text:p text:style-name="P1"><text:s/>0 <text:s text:c="11"/>15896 nlproc</text:p>
      <text:p text:style-name="P1"><text:s/>0 <text:s text:c="11"/>15904 nmisdwse</text:p>
      <text:p text:style-name="P1"><text:s/>0 <text:s text:c="11"/>15905 nmk1j6ulou</text:p>
      <text:p text:style-name="P1"><text:s/>0 <text:s text:c="11"/>15902 nmeqgs7ccf</text:p>
      <text:p text:style-name="P1"><text:s/>0 <text:s text:c="11"/>15903 nmew6f8l</text:p>
      <text:p text:style-name="P1"><text:s/>0 <text:s text:c="11"/>15901 nmb3o40brj</text:p>
      <text:p text:style-name="P1"><text:s/>0 <text:s text:c="11"/>15897 nltk</text:p>
      <text:p text:style-name="P1"><text:s/>0 <text:s text:c="11"/>15898 nlvvsizkpi</text:p>
      <text:p text:style-name="P1"><text:s/>0 <text:s text:c="11"/>15899 nlwywh2x</text:p>
      <text:p text:style-name="P1"><text:soft-page-break/><text:s/>0 <text:s text:c="11"/>15900 nm8ycx9s</text:p>
      <text:p text:style-name="P1"><text:s/>0 <text:s text:c="11"/>15932 nocturna</text:p>
      <text:p text:style-name="P1"><text:s/>0 <text:s text:c="11"/>15934 nocturnos</text:p>
      <text:p text:style-name="P1"><text:s/>0 <text:s text:c="11"/>15883 nkle24mios</text:p>
      <text:p text:style-name="P1"><text:s/>0 <text:s text:c="11"/>15972 noone</text:p>
      <text:p text:style-name="P1"><text:s/>0 <text:s text:c="11"/>15968 noodle</text:p>
      <text:p text:style-name="P1"><text:s/>0 <text:s text:c="11"/>15969 noodles</text:p>
      <text:p text:style-name="P1"><text:s/>0 <text:s text:c="11"/>15970 nooit</text:p>
      <text:p text:style-name="P1"><text:s/>0 <text:s text:c="11"/>15967 noobs</text:p>
      <text:p text:style-name="P1"><text:s/>0 <text:s text:c="11"/>15966 noo</text:p>
      <text:p text:style-name="P1"><text:s/>0 <text:s text:c="11"/>15965 nonsensical</text:p>
      <text:p text:style-name="P1"><text:s/>0 <text:s text:c="11"/>15962 nonexistent</text:p>
      <text:p text:style-name="P1"><text:s/>0 <text:s text:c="11"/>15963 nonius</text:p>
      <text:p text:style-name="P1"><text:s/>0 <text:s text:c="11"/>15964 nonna</text:p>
      <text:p text:style-name="P1"><text:s/>0 <text:s text:c="11"/>15971 noon</text:p>
      <text:p text:style-name="P1"><text:s/>0 <text:s text:c="11"/>15973 nooo</text:p>
      <text:p text:style-name="P1"><text:s/>0 <text:s text:c="11"/>15935 node</text:p>
      <text:p text:style-name="P1"><text:s/>0 <text:s text:c="11"/>15974 noooo</text:p>
      <text:p text:style-name="P1"><text:s/>0 <text:s text:c="11"/>15981 norah</text:p>
      <text:p text:style-name="P1"><text:s/>0 <text:s text:c="11"/>15982 norberto</text:p>
      <text:p text:style-name="P1"><text:s/>0 <text:s text:c="11"/>15983 noredink</text:p>
      <text:p text:style-name="P1"><text:s/>0 <text:s text:c="11"/>15980 nora</text:p>
      <text:p text:style-name="P1"><text:s/>0 <text:s text:c="11"/>15979 nor</text:p>
      <text:p text:style-name="P1"><text:s/>0 <text:s text:c="11"/>15978 noptnicycz</text:p>
      <text:p text:style-name="P1"><text:s/>0 <text:s text:c="11"/>15975 nooooo</text:p>
      <text:p text:style-name="P1"><text:s/>0 <text:s text:c="11"/>15976 nopale</text:p>
      <text:p text:style-name="P1"><text:s/>0 <text:s text:c="11"/>15977 nope</text:p>
      <text:p text:style-name="P1"><text:s/>0 <text:s text:c="11"/>15961 nonexistant</text:p>
      <text:p text:style-name="P1"><text:s/>0 <text:s text:c="11"/>15960 nonethewiser</text:p>
      <text:p text:style-name="P1"><text:s/>0 <text:s text:c="11"/>15959 nonetheless</text:p>
      <text:p text:style-name="P1"><text:s/>0 <text:s text:c="11"/>15958 none</text:p>
      <text:p text:style-name="P1"><text:s/>0 <text:s text:c="11"/>15942 nog</text:p>
      <text:p text:style-name="P1"><text:s/>0 <text:s text:c="11"/>15943 noguchi</text:p>
      <text:p text:style-name="P1"><text:s/>0 <text:s text:c="11"/>15944 noirony</text:p>
      <text:p text:style-name="P1"><text:s/>0 <text:s text:c="11"/>15941 nofilter</text:p>
      <text:p text:style-name="P1"><text:s/>0 <text:s text:c="11"/>15940 noel</text:p>
      <text:p text:style-name="P1"><text:s/>0 <text:s text:c="11"/>15939 nodrm</text:p>
      <text:p text:style-name="P1"><text:s/>0 <text:s text:c="11"/>15936 nodejs</text:p>
      <text:p text:style-name="P1"><text:s/>0 <text:s text:c="11"/>15937 nodig</text:p>
      <text:p text:style-name="P1"><text:s/>0 <text:s text:c="11"/>15938 nodo</text:p>
      <text:p text:style-name="P1"><text:s/>0 <text:s text:c="11"/>15945 noise</text:p>
      <text:p text:style-name="P1"><text:s/>0 <text:s text:c="11"/>15946 nola</text:p>
      <text:p text:style-name="P1"><text:s/>0 <text:s text:c="11"/>15947 noluvh2d6e</text:p>
      <text:p text:style-name="P1"><text:s/>0 <text:s text:c="11"/>15955 nomz</text:p>
      <text:p text:style-name="P1"><text:s/>0 <text:s text:c="11"/>15957 nondeterminism</text:p>
      <text:p text:style-name="P1"><text:s/>0 <text:s text:c="11"/>15953 nominees</text:p>
      <text:p text:style-name="P1"><text:s/>0 <text:s text:c="11"/>15954 nomoreexams</text:p>
      <text:p text:style-name="P1"><text:s/>0 <text:s text:c="11"/>15952 nominee</text:p>
      <text:p text:style-name="P1"><text:s/>0 <text:s text:c="11"/>15948 nomamar</text:p>
      <text:p text:style-name="P1"><text:s/>0 <text:s text:c="11"/>15949 nomc</text:p>
      <text:p text:style-name="P1"><text:s/>0 <text:s text:c="11"/>15950 nominated</text:p>
      <text:p text:style-name="P1"><text:s/>0 <text:s text:c="11"/>15951 nominations</text:p>
      <text:p text:style-name="P1"><text:soft-page-break/><text:s/>0 <text:s text:c="11"/>15884 nklsjvxbmy</text:p>
      <text:p text:style-name="P1"><text:s/>0 <text:s text:c="11"/>15882 nkhew5p0ip</text:p>
      <text:p text:style-name="P1"><text:s/>0 <text:s text:c="11"/>15782 ng3qbfs3yi</text:p>
      <text:p text:style-name="P1"><text:s/>0 <text:s text:c="11"/>15818 niet</text:p>
      <text:p text:style-name="P1"><text:s/>0 <text:s text:c="11"/>15814 nidalee</text:p>
      <text:p text:style-name="P1"><text:s/>0 <text:s text:c="11"/>15815 nielsen</text:p>
      <text:p text:style-name="P1"><text:s/>0 <text:s text:c="11"/>15816 niemand</text:p>
      <text:p text:style-name="P1"><text:s/>0 <text:s text:c="11"/>15813 nicole</text:p>
      <text:p text:style-name="P1"><text:s/>0 <text:s text:c="11"/>15812 nicolas</text:p>
      <text:p text:style-name="P1"><text:s/>0 <text:s text:c="11"/>15811 nicola</text:p>
      <text:p text:style-name="P1"><text:s/>0 <text:s text:c="11"/>15808 nickextempquestions</text:p>
      <text:p text:style-name="P1"><text:s/>0 <text:s text:c="11"/>15809 nicki</text:p>
      <text:p text:style-name="P1"><text:s/>0 <text:s text:c="11"/>15810 nicky</text:p>
      <text:p text:style-name="P1"><text:s/>0 <text:s text:c="11"/>15817 niente</text:p>
      <text:p text:style-name="P1"><text:s/>0 <text:s text:c="11"/>15819 nietzsche</text:p>
      <text:p text:style-name="P1"><text:s/>0 <text:s text:c="11"/>15831 niggur</text:p>
      <text:p text:style-name="P1"><text:s/>0 <text:s text:c="11"/>15820 nieuw</text:p>
      <text:p text:style-name="P1"><text:s/>0 <text:s text:c="11"/>15827 nigerians</text:p>
      <text:p text:style-name="P1"><text:s/>0 <text:s text:c="11"/>15828 nigga</text:p>
      <text:p text:style-name="P1"><text:s/>0 <text:s text:c="11"/>15829 niggas</text:p>
      <text:p text:style-name="P1"><text:s/>0 <text:s text:c="11"/>15826 nigerian</text:p>
      <text:p text:style-name="P1"><text:s/>0 <text:s text:c="11"/>15825 nigeriabrev</text:p>
      <text:p text:style-name="P1"><text:s/>0 <text:s text:c="11"/>15824 nigeria</text:p>
      <text:p text:style-name="P1"><text:s/>0 <text:s text:c="11"/>15821 nieuwe</text:p>
      <text:p text:style-name="P1"><text:s/>0 <text:s text:c="11"/>15822 nieuwsgierig</text:p>
      <text:p text:style-name="P1"><text:s/>0 <text:s text:c="11"/>15823 nifty</text:p>
      <text:p text:style-name="P1"><text:s/>0 <text:s text:c="11"/>15807 nickelback</text:p>
      <text:p text:style-name="P1"><text:s/>0 <text:s text:c="11"/>15806 nickel</text:p>
      <text:p text:style-name="P1"><text:s/>0 <text:s text:c="11"/>15805 nick</text:p>
      <text:p text:style-name="P1"><text:s/>0 <text:s text:c="11"/>15804 niche</text:p>
      <text:p text:style-name="P1"><text:s/>0 <text:s text:c="11"/>15789 ngx8fazuis</text:p>
      <text:p text:style-name="P1"><text:s/>0 <text:s text:c="11"/>15790 nhbwpqdbmh</text:p>
      <text:p text:style-name="P1"><text:s/>0 <text:s text:c="11"/>15791 nhhrxuxpnr</text:p>
      <text:p text:style-name="P1"><text:s/>0 <text:s text:c="11"/>15788 ngt4pjb0</text:p>
      <text:p text:style-name="P1"><text:s/>0 <text:s text:c="11"/>15787 ngrqyqwq0h</text:p>
      <text:p text:style-name="P1"><text:s/>0 <text:s text:c="11"/>15786 ngm</text:p>
      <text:p text:style-name="P1"><text:s/>0 <text:s text:c="11"/>15783 ng8alkbrzb</text:p>
      <text:p text:style-name="P1"><text:s/>0 <text:s text:c="11"/>15784 ngclap7p9u</text:p>
      <text:p text:style-name="P1"><text:s/>0 <text:s text:c="11"/>15785 ngljj6p2aj</text:p>
      <text:p text:style-name="P1"><text:s/>0 <text:s text:c="11"/>15792 nhnumzgi</text:p>
      <text:p text:style-name="P1"><text:s/>0 <text:s text:c="11"/>15793 nhr7plb2sh</text:p>
      <text:p text:style-name="P1"><text:s/>0 <text:s text:c="11"/>15794 nhyeaeptrc</text:p>
      <text:p text:style-name="P1"><text:s/>0 <text:s text:c="11"/>15802 nicely</text:p>
      <text:p text:style-name="P1"><text:s/>0 <text:s text:c="11"/>15803 nicer</text:p>
      <text:p text:style-name="P1"><text:s/>0 <text:s text:c="11"/>15800 nice</text:p>
      <text:p text:style-name="P1"><text:s/>0 <text:s text:c="11"/>15801 niceeee</text:p>
      <text:p text:style-name="P1"><text:s/>0 <text:s text:c="11"/>15799 nicaragua</text:p>
      <text:p text:style-name="P1"><text:s/>0 <text:s text:c="11"/>15795 ni</text:p>
      <text:p text:style-name="P1"><text:s/>0 <text:s text:c="11"/>15796 nia</text:p>
      <text:p text:style-name="P1"><text:s/>0 <text:s text:c="11"/>15797 niall</text:p>
      <text:p text:style-name="P1"><text:s/>0 <text:s text:c="11"/>15798 nialls</text:p>
      <text:p text:style-name="P1"><text:s/>0 <text:s text:c="11"/>15830 nigger</text:p>
      <text:p text:style-name="P1"><text:soft-page-break/><text:s/>0 <text:s text:c="11"/>15832 niggy</text:p>
      <text:p text:style-name="P1"><text:s/>0 <text:s text:c="11"/>15881 nk2hwp5cvf</text:p>
      <text:p text:style-name="P1"><text:s/>0 <text:s text:c="11"/>15869 nj901lhph7</text:p>
      <text:p text:style-name="P1"><text:s/>0 <text:s text:c="11"/>15865 nivel</text:p>
      <text:p text:style-name="P1"><text:s/>0 <text:s text:c="11"/>15866 niymp3smlm</text:p>
      <text:p text:style-name="P1"><text:s/>0 <text:s text:c="11"/>15867 niñas</text:p>
      <text:p text:style-name="P1"><text:s/>0 <text:s text:c="11"/>15864 niv</text:p>
      <text:p text:style-name="P1"><text:s/>0 <text:s text:c="11"/>15863 niuhkhgajf</text:p>
      <text:p text:style-name="P1"><text:s/>0 <text:s text:c="11"/>15862 nitin</text:p>
      <text:p text:style-name="P1"><text:s/>0 <text:s text:c="11"/>15859 nita</text:p>
      <text:p text:style-name="P1"><text:s/>0 <text:s text:c="11"/>15860 nite</text:p>
      <text:p text:style-name="P1"><text:s/>0 <text:s text:c="11"/>15861 nites</text:p>
      <text:p text:style-name="P1"><text:s/>0 <text:s text:c="11"/>15868 niños</text:p>
      <text:p text:style-name="P1"><text:s/>0 <text:s text:c="11"/>15870 njfdivhj0l</text:p>
      <text:p text:style-name="P1"><text:s/>0 <text:s text:c="11"/>15833 nigh</text:p>
      <text:p text:style-name="P1"><text:s/>0 <text:s text:c="11"/>15871 njjgtmvd00</text:p>
      <text:p text:style-name="P1"><text:s/>0 <text:s text:c="11"/>15878 njswvxs3jm</text:p>
      <text:p text:style-name="P1"><text:s/>0 <text:s text:c="11"/>15879 njvbffmvjk</text:p>
      <text:p text:style-name="P1"><text:s/>0 <text:s text:c="11"/>15880 njw81ivzjy</text:p>
      <text:p text:style-name="P1"><text:s/>0 <text:s text:c="11"/>15877 njswaerkat</text:p>
      <text:p text:style-name="P1"><text:s/>0 <text:s text:c="11"/>15876 njrzvit1</text:p>
      <text:p text:style-name="P1"><text:s/>0 <text:s text:c="11"/>15875 njqma8ss</text:p>
      <text:p text:style-name="P1"><text:s/>0 <text:s text:c="11"/>15872 njo8pake</text:p>
      <text:p text:style-name="P1"><text:s/>0 <text:s text:c="11"/>15873 njoaxl5tk4</text:p>
      <text:p text:style-name="P1"><text:s/>0 <text:s text:c="11"/>15874 njoyin</text:p>
      <text:p text:style-name="P1"><text:s/>0 <text:s text:c="11"/>15858 nisan</text:p>
      <text:p text:style-name="P1"><text:s/>0 <text:s text:c="11"/>15857 nirvana</text:p>
      <text:p text:style-name="P1"><text:s/>0 <text:s text:c="11"/>15856 niqhbte1ye</text:p>
      <text:p text:style-name="P1"><text:s/>0 <text:s text:c="11"/>15855 nipples</text:p>
      <text:p text:style-name="P1"><text:s/>0 <text:s text:c="11"/>15840 nike</text:p>
      <text:p text:style-name="P1"><text:s/>0 <text:s text:c="11"/>15841 nikeplus</text:p>
      <text:p text:style-name="P1"><text:s/>0 <text:s text:c="11"/>15842 nikesb</text:p>
      <text:p text:style-name="P1"><text:s/>0 <text:s text:c="11"/>15839 niimatul</text:p>
      <text:p text:style-name="P1"><text:s/>0 <text:s text:c="11"/>15838 nights</text:p>
      <text:p text:style-name="P1"><text:s/>0 <text:s text:c="11"/>15837 nightmare</text:p>
      <text:p text:style-name="P1"><text:s/>0 <text:s text:c="11"/>15834 night</text:p>
      <text:p text:style-name="P1"><text:s/>0 <text:s text:c="11"/>15835 nightcrawler</text:p>
      <text:p text:style-name="P1"><text:s/>0 <text:s text:c="11"/>15836 nighter</text:p>
      <text:p text:style-name="P1"><text:s/>0 <text:s text:c="11"/>15843 nikki</text:p>
      <text:p text:style-name="P1"><text:s/>0 <text:s text:c="11"/>15844 niko</text:p>
      <text:p text:style-name="P1"><text:s/>0 <text:s text:c="11"/>15845 nikola</text:p>
      <text:p text:style-name="P1"><text:s/>0 <text:s text:c="11"/>15853 nintendo</text:p>
      <text:p text:style-name="P1"><text:s/>0 <text:s text:c="11"/>15854 nipne3emro</text:p>
      <text:p text:style-name="P1"><text:s/>0 <text:s text:c="11"/>15851 ninja</text:p>
      <text:p text:style-name="P1"><text:s/>0 <text:s text:c="11"/>15852 ninjatrainer</text:p>
      <text:p text:style-name="P1"><text:s/>0 <text:s text:c="11"/>15850 ningún</text:p>
      <text:p text:style-name="P1"><text:s/>0 <text:s text:c="11"/>15846 nilo</text:p>
      <text:p text:style-name="P1"><text:s/>0 <text:s text:c="11"/>15847 nina</text:p>
      <text:p text:style-name="P1"><text:s/>0 <text:s text:c="11"/>15848 nine</text:p>
      <text:p text:style-name="P1"><text:s/>0 <text:s text:c="11"/>15849 ning</text:p>
      <text:p text:style-name="P1"><text:s/>0 <text:s text:c="11"/>14753 mexsi</text:p>
      <text:p text:style-name="P1"><text:s/>0 <text:s text:c="11"/>14751 mexicoherethemusescome</text:p>
      <text:p text:style-name="P1"><text:soft-page-break/><text:s/>0 <text:s text:c="11"/>16395 ohioisonfire</text:p>
      <text:p text:style-name="P1"><text:s/>0 <text:s text:c="11"/>13654 likely</text:p>
      <text:p text:style-name="P1"><text:s/>0 <text:s text:c="11"/>13650 likeagirl</text:p>
      <text:p text:style-name="P1"><text:s/>0 <text:s text:c="11"/>13651 liked</text:p>
      <text:p text:style-name="P1"><text:s/>0 <text:s text:c="11"/>13652 likehercoffee</text:p>
      <text:p text:style-name="P1"><text:s/>0 <text:s text:c="11"/>13649 like</text:p>
      <text:p text:style-name="P1"><text:s/>0 <text:s text:c="11"/>13648 lijst</text:p>
      <text:p text:style-name="P1"><text:s/>0 <text:s text:c="11"/>13647 lightyear</text:p>
      <text:p text:style-name="P1"><text:s/>0 <text:s text:c="11"/>13644 lights</text:p>
      <text:p text:style-name="P1"><text:s/>0 <text:s text:c="11"/>13645 lightskin</text:p>
      <text:p text:style-name="P1"><text:s/>0 <text:s text:c="11"/>13646 lightskins</text:p>
      <text:p text:style-name="P1"><text:s/>0 <text:s text:c="11"/>13653 likelihoodavailability</text:p>
      <text:p text:style-name="P1"><text:s/>0 <text:s text:c="11"/>13655 liken</text:p>
      <text:p text:style-name="P1"><text:s/>0 <text:s text:c="11"/>13642 lighting</text:p>
      <text:p text:style-name="P1"><text:s/>0 <text:s text:c="11"/>13656 likened</text:p>
      <text:p text:style-name="P1"><text:s/>0 <text:s text:c="11"/>13663 lil6wxez</text:p>
      <text:p text:style-name="P1"><text:s/>0 <text:s text:c="11"/>13664 lila</text:p>
      <text:p text:style-name="P1"><text:s/>0 <text:s text:c="11"/>13665 lilacs</text:p>
      <text:p text:style-name="P1"><text:s/>0 <text:s text:c="11"/>13662 lil</text:p>
      <text:p text:style-name="P1"><text:s/>0 <text:s text:c="11"/>13661 likt</text:p>
      <text:p text:style-name="P1"><text:s/>0 <text:s text:c="11"/>13660 liksom</text:p>
      <text:p text:style-name="P1"><text:s/>0 <text:s text:c="11"/>13657 likes</text:p>
      <text:p text:style-name="P1"><text:s/>0 <text:s text:c="11"/>13658 likey</text:p>
      <text:p text:style-name="P1"><text:s/>0 <text:s text:c="11"/>13659 liking</text:p>
      <text:p text:style-name="P1"><text:s/>0 <text:s text:c="11"/>13643 lightning</text:p>
      <text:p text:style-name="P1"><text:s/>0 <text:s text:c="11"/>13641 lighter</text:p>
      <text:p text:style-name="P1"><text:s/>0 <text:s text:c="11"/>13718 lisa</text:p>
      <text:p text:style-name="P1"><text:s/>0 <text:s text:c="11"/>13628 lifeguards</text:p>
      <text:p text:style-name="P1"><text:s/>0 <text:s text:c="11"/>13624 life</text:p>
      <text:p text:style-name="P1"><text:s/>0 <text:s text:c="11"/>13625 lifecycle</text:p>
      <text:p text:style-name="P1"><text:s/>0 <text:s text:c="11"/>13626 lifeeee</text:p>
      <text:p text:style-name="P1"><text:s/>0 <text:s text:c="11"/>13623 lieve</text:p>
      <text:p text:style-name="P1"><text:s/>0 <text:s text:c="11"/>13622 lietome</text:p>
      <text:p text:style-name="P1"><text:s/>0 <text:s text:c="11"/>13621 liesimtiredofhearing</text:p>
      <text:p text:style-name="P1"><text:s/>0 <text:s text:c="11"/>13618 lieffie</text:p>
      <text:p text:style-name="P1"><text:s/>0 <text:s text:c="11"/>13619 liefste</text:p>
      <text:p text:style-name="P1"><text:s/>0 <text:s text:c="11"/>13620 lies</text:p>
      <text:p text:style-name="P1"><text:s/>0 <text:s text:c="11"/>13627 lifeguard</text:p>
      <text:p text:style-name="P1"><text:s/>0 <text:s text:c="11"/>13629 lifehack</text:p>
      <text:p text:style-name="P1"><text:s/>0 <text:s text:c="11"/>13640 light</text:p>
      <text:p text:style-name="P1"><text:s/>0 <text:s text:c="11"/>13630 lifeline</text:p>
      <text:p text:style-name="P1"><text:s/>0 <text:s text:c="11"/>13637 lifting</text:p>
      <text:p text:style-name="P1"><text:s/>0 <text:s text:c="11"/>13638 lifts</text:p>
      <text:p text:style-name="P1"><text:s/>0 <text:s text:c="11"/>13639 ligatures</text:p>
      <text:p text:style-name="P1"><text:s/>0 <text:s text:c="11"/>13636 lift</text:p>
      <text:p text:style-name="P1"><text:s/>0 <text:s text:c="11"/>13635 lifetime</text:p>
      <text:p text:style-name="P1"><text:s/>0 <text:s text:c="11"/>13634 lifestyle</text:p>
      <text:p text:style-name="P1"><text:s/>0 <text:s text:c="11"/>13631 lifelong</text:p>
      <text:p text:style-name="P1"><text:s/>0 <text:s text:c="11"/>13632 lifemade</text:p>
      <text:p text:style-name="P1"><text:s/>0 <text:s text:c="11"/>13633 lifes</text:p>
      <text:p text:style-name="P1"><text:s/>0 <text:s text:c="11"/>13666 lilkid</text:p>
      <text:p text:style-name="P1"><text:s/>0 <text:s text:c="11"/>13667 lillypad</text:p>
      <text:p text:style-name="P1"><text:soft-page-break/><text:s/>0 <text:s text:c="11"/>13668 lilukx7zzq</text:p>
      <text:p text:style-name="P1"><text:s/>0 <text:s text:c="11"/>13705 linx</text:p>
      <text:p text:style-name="P1"><text:s/>0 <text:s text:c="11"/>13701 linking</text:p>
      <text:p text:style-name="P1"><text:s/>0 <text:s text:c="11"/>13702 linkish</text:p>
      <text:p text:style-name="P1"><text:s/>0 <text:s text:c="11"/>13703 links</text:p>
      <text:p text:style-name="P1"><text:s/>0 <text:s text:c="11"/>13700 linkin</text:p>
      <text:p text:style-name="P1"><text:s/>0 <text:s text:c="11"/>13699 linkedopendata</text:p>
      <text:p text:style-name="P1"><text:s/>0 <text:s text:c="11"/>13698 linkedin</text:p>
      <text:p text:style-name="P1"><text:s/>0 <text:s text:c="11"/>13695 linkage</text:p>
      <text:p text:style-name="P1"><text:s/>0 <text:s text:c="11"/>13696 linked</text:p>
      <text:p text:style-name="P1"><text:s/>0 <text:s text:c="11"/>13697 linkeddata</text:p>
      <text:p text:style-name="P1"><text:s/>0 <text:s text:c="11"/>13704 linux</text:p>
      <text:p text:style-name="P1"><text:s/>0 <text:s text:c="11"/>13706 liny</text:p>
      <text:p text:style-name="P1"><text:s/>0 <text:s text:c="11"/>13669 lily</text:p>
      <text:p text:style-name="P1"><text:s/>0 <text:s text:c="11"/>13707 lion</text:p>
      <text:p text:style-name="P1"><text:s/>0 <text:s text:c="11"/>13714 lipstick</text:p>
      <text:p text:style-name="P1"><text:s/>0 <text:s text:c="11"/>13715 liqour</text:p>
      <text:p text:style-name="P1"><text:s/>0 <text:s text:c="11"/>13716 liquefied</text:p>
      <text:p text:style-name="P1"><text:s/>0 <text:s text:c="11"/>13713 lips</text:p>
      <text:p text:style-name="P1"><text:s/>0 <text:s text:c="11"/>13712 lip</text:p>
      <text:p text:style-name="P1"><text:s/>0 <text:s text:c="11"/>13711 liozjmtfke</text:p>
      <text:p text:style-name="P1"><text:s/>0 <text:s text:c="11"/>13708 lionel</text:p>
      <text:p text:style-name="P1"><text:s/>0 <text:s text:c="11"/>13709 lions</text:p>
      <text:p text:style-name="P1"><text:s/>0 <text:s text:c="11"/>13710 lioxdkvpjt</text:p>
      <text:p text:style-name="P1"><text:s/>0 <text:s text:c="11"/>13694 link</text:p>
      <text:p text:style-name="P1"><text:s/>0 <text:s text:c="11"/>13693 lining</text:p>
      <text:p text:style-name="P1"><text:s/>0 <text:s text:c="11"/>13692 linguists</text:p>
      <text:p text:style-name="P1"><text:s/>0 <text:s text:c="11"/>13691 linguistics</text:p>
      <text:p text:style-name="P1"><text:s/>0 <text:s text:c="11"/>13676 limited</text:p>
      <text:p text:style-name="P1"><text:s/>0 <text:s text:c="11"/>13677 limitedless</text:p>
      <text:p text:style-name="P1"><text:s/>0 <text:s text:c="11"/>13678 limonlu</text:p>
      <text:p text:style-name="P1"><text:s/>0 <text:s text:c="11"/>13675 limitations</text:p>
      <text:p text:style-name="P1"><text:s/>0 <text:s text:c="11"/>13674 limit</text:p>
      <text:p text:style-name="P1"><text:s/>0 <text:s text:c="11"/>13673 lime</text:p>
      <text:p text:style-name="P1"><text:s/>0 <text:s text:c="11"/>13670 lilys</text:p>
      <text:p text:style-name="P1"><text:s/>0 <text:s text:c="11"/>13671 lima</text:p>
      <text:p text:style-name="P1"><text:s/>0 <text:s text:c="11"/>13672 limbs</text:p>
      <text:p text:style-name="P1"><text:s/>0 <text:s text:c="11"/>13679 lincoln</text:p>
      <text:p text:style-name="P1"><text:s/>0 <text:s text:c="11"/>13680 lind</text:p>
      <text:p text:style-name="P1"><text:s/>0 <text:s text:c="11"/>13681 lindo</text:p>
      <text:p text:style-name="P1"><text:s/>0 <text:s text:c="11"/>13689 linguistic</text:p>
      <text:p text:style-name="P1"><text:s/>0 <text:s text:c="11"/>13690 linguistiche</text:p>
      <text:p text:style-name="P1"><text:s/>0 <text:s text:c="11"/>13687 lingual</text:p>
      <text:p text:style-name="P1"><text:s/>0 <text:s text:c="11"/>13688 linguist</text:p>
      <text:p text:style-name="P1"><text:s/>0 <text:s text:c="11"/>13686 lingo</text:p>
      <text:p text:style-name="P1"><text:s/>0 <text:s text:c="11"/>13682 line</text:p>
      <text:p text:style-name="P1"><text:s/>0 <text:s text:c="11"/>13683 linee</text:p>
      <text:p text:style-name="P1"><text:s/>0 <text:s text:c="11"/>13684 lines</text:p>
      <text:p text:style-name="P1"><text:s/>0 <text:s text:c="11"/>13685 lingerie</text:p>
      <text:p text:style-name="P1"><text:s/>0 <text:s text:c="11"/>13617 liedje</text:p>
      <text:p text:style-name="P1"><text:s/>0 <text:s text:c="11"/>13616 lied</text:p>
      <text:p text:style-name="P1"><text:s/>0 <text:s text:c="11"/>13615 lie</text:p>
      <text:p text:style-name="P1"><text:soft-page-break/><text:s/>0 <text:s text:c="11"/>13551 levelen</text:p>
      <text:p text:style-name="P1"><text:s/>0 <text:s text:c="11"/>13547 leukemia</text:p>
      <text:p text:style-name="P1"><text:s/>0 <text:s text:c="11"/>13548 leuuk</text:p>
      <text:p text:style-name="P1"><text:s/>0 <text:s text:c="11"/>13549 levan</text:p>
      <text:p text:style-name="P1"><text:s/>0 <text:s text:c="11"/>13546 leuke</text:p>
      <text:p text:style-name="P1"><text:s/>0 <text:s text:c="11"/>13545 leukaemia</text:p>
      <text:p text:style-name="P1"><text:s/>0 <text:s text:c="11"/>13544 leuk</text:p>
      <text:p text:style-name="P1"><text:s/>0 <text:s text:c="11"/>13541 letters</text:p>
      <text:p text:style-name="P1"><text:s/>0 <text:s text:c="11"/>13542 letting</text:p>
      <text:p text:style-name="P1"><text:s/>0 <text:s text:c="11"/>13543 leucotomy</text:p>
      <text:p text:style-name="P1"><text:s/>0 <text:s text:c="11"/>13550 level</text:p>
      <text:p text:style-name="P1"><text:s/>0 <text:s text:c="11"/>13552 levels</text:p>
      <text:p text:style-name="P1"><text:s/>0 <text:s text:c="11"/>13564 lexicon</text:p>
      <text:p text:style-name="P1"><text:s/>0 <text:s text:c="11"/>13553 leven</text:p>
      <text:p text:style-name="P1"><text:s/>0 <text:s text:c="11"/>13560 lewis</text:p>
      <text:p text:style-name="P1"><text:s/>0 <text:s text:c="11"/>13561 lex</text:p>
      <text:p text:style-name="P1"><text:s/>0 <text:s text:c="11"/>13562 lexcblxgqt</text:p>
      <text:p text:style-name="P1"><text:s/>0 <text:s text:c="11"/>13559 levvsshz5e</text:p>
      <text:p text:style-name="P1"><text:s/>0 <text:s text:c="11"/>13558 levien</text:p>
      <text:p text:style-name="P1"><text:s/>0 <text:s text:c="11"/>13557 levi</text:p>
      <text:p text:style-name="P1"><text:s/>0 <text:s text:c="11"/>13554 leverage</text:p>
      <text:p text:style-name="P1"><text:s/>0 <text:s text:c="11"/>13555 leveraged</text:p>
      <text:p text:style-name="P1"><text:s/>0 <text:s text:c="11"/>13556 leveraging</text:p>
      <text:p text:style-name="P1"><text:s/>0 <text:s text:c="11"/>13540 letterpressworkers</text:p>
      <text:p text:style-name="P1"><text:s/>0 <text:s text:c="11"/>13539 letterpress</text:p>
      <text:p text:style-name="P1"><text:s/>0 <text:s text:c="11"/>13538 letterman</text:p>
      <text:p text:style-name="P1"><text:s/>0 <text:s text:c="11"/>13537 letter</text:p>
      <text:p text:style-name="P1"><text:s/>0 <text:s text:c="11"/>13522 les</text:p>
      <text:p text:style-name="P1"><text:s/>0 <text:s text:c="11"/>13523 lesbian</text:p>
      <text:p text:style-name="P1"><text:s/>0 <text:s text:c="11"/>13524 leslie</text:p>
      <text:p text:style-name="P1"><text:s/>0 <text:s text:c="11"/>13521 lerman</text:p>
      <text:p text:style-name="P1"><text:s/>0 <text:s text:c="11"/>13520 leqioc8gzl</text:p>
      <text:p text:style-name="P1"><text:s/>0 <text:s text:c="11"/>13519 lepsctlv</text:p>
      <text:p text:style-name="P1"><text:s/>0 <text:s text:c="11"/>13516 leone</text:p>
      <text:p text:style-name="P1"><text:s/>0 <text:s text:c="11"/>13517 leopard</text:p>
      <text:p text:style-name="P1"><text:s/>0 <text:s text:c="11"/>13518 leos</text:p>
      <text:p text:style-name="P1"><text:s/>0 <text:s text:c="11"/>13525 less</text:p>
      <text:p text:style-name="P1"><text:s/>0 <text:s text:c="11"/>13526 lesser</text:p>
      <text:p text:style-name="P1"><text:s/>0 <text:s text:c="11"/>13527 lesson</text:p>
      <text:p text:style-name="P1"><text:s/>0 <text:s text:c="11"/>13535 letsplays</text:p>
      <text:p text:style-name="P1"><text:s/>0 <text:s text:c="11"/>13536 letssgooo</text:p>
      <text:p text:style-name="P1"><text:s/>0 <text:s text:c="11"/>13533 lets</text:p>
      <text:p text:style-name="P1"><text:s/>0 <text:s text:c="11"/>13534 letsgo</text:p>
      <text:p text:style-name="P1"><text:s/>0 <text:s text:c="11"/>13532 letra</text:p>
      <text:p text:style-name="P1"><text:s/>0 <text:s text:c="11"/>13528 lessons</text:p>
      <text:p text:style-name="P1"><text:s/>0 <text:s text:c="11"/>13529 let</text:p>
      <text:p text:style-name="P1"><text:s/>0 <text:s text:c="11"/>13530 let_youssef_go_green_day</text:p>
      <text:p text:style-name="P1"><text:s/>0 <text:s text:c="11"/>13531 letdown</text:p>
      <text:p text:style-name="P1"><text:s/>0 <text:s text:c="11"/>13563 lexical</text:p>
      <text:p text:style-name="P1"><text:s/>0 <text:s text:c="11"/>13565 lezz</text:p>
      <text:p text:style-name="P1"><text:s/>0 <text:s text:c="11"/>13614 licor</text:p>
      <text:p text:style-name="P1"><text:s/>0 <text:s text:c="11"/>13602 libertines</text:p>
      <text:p text:style-name="P1"><text:soft-page-break/><text:s/>0 <text:s text:c="11"/>13598 libera</text:p>
      <text:p text:style-name="P1"><text:s/>0 <text:s text:c="11"/>13599 liberating</text:p>
      <text:p text:style-name="P1"><text:s/>0 <text:s text:c="11"/>13600 liberties</text:p>
      <text:p text:style-name="P1"><text:s/>0 <text:s text:c="11"/>13597 liber8</text:p>
      <text:p text:style-name="P1"><text:s/>0 <text:s text:c="11"/>13596 libcampnl12</text:p>
      <text:p text:style-name="P1"><text:s/>0 <text:s text:c="11"/>13595 liars</text:p>
      <text:p text:style-name="P1"><text:s/>0 <text:s text:c="11"/>13592 li</text:p>
      <text:p text:style-name="P1"><text:s/>0 <text:s text:c="11"/>13593 liam</text:p>
      <text:p text:style-name="P1"><text:s/>0 <text:s text:c="11"/>13594 liar</text:p>
      <text:p text:style-name="P1"><text:s/>0 <text:s text:c="11"/>13601 libertine</text:p>
      <text:p text:style-name="P1"><text:s/>0 <text:s text:c="11"/>13603 liberty</text:p>
      <text:p text:style-name="P1"><text:s/>0 <text:s text:c="11"/>13566 lf</text:p>
      <text:p text:style-name="P1"><text:s/>0 <text:s text:c="11"/>13604 libiodbc</text:p>
      <text:p text:style-name="P1"><text:s/>0 <text:s text:c="11"/>13611 licence</text:p>
      <text:p text:style-name="P1"><text:s/>0 <text:s text:c="11"/>13612 licences</text:p>
      <text:p text:style-name="P1"><text:s/>0 <text:s text:c="11"/>13613 license</text:p>
      <text:p text:style-name="P1"><text:s/>0 <text:s text:c="11"/>13610 libros</text:p>
      <text:p text:style-name="P1"><text:s/>0 <text:s text:c="11"/>13609 libro</text:p>
      <text:p text:style-name="P1"><text:s/>0 <text:s text:c="11"/>13608 libre</text:p>
      <text:p text:style-name="P1"><text:s/>0 <text:s text:c="11"/>13605 librarian</text:p>
      <text:p text:style-name="P1"><text:s/>0 <text:s text:c="11"/>13606 libraries</text:p>
      <text:p text:style-name="P1"><text:s/>0 <text:s text:c="11"/>13607 library</text:p>
      <text:p text:style-name="P1"><text:s/>0 <text:s text:c="11"/>13591 lhpzyfv2</text:p>
      <text:p text:style-name="P1"><text:s/>0 <text:s text:c="11"/>13590 lhppclkd</text:p>
      <text:p text:style-name="P1"><text:s/>0 <text:s text:c="11"/>13589 lhohq86xql</text:p>
      <text:p text:style-name="P1"><text:s/>0 <text:s text:c="11"/>13588 lgvzy9dqhx</text:p>
      <text:p text:style-name="P1"><text:s/>0 <text:s text:c="11"/>13573 lf6vqgm3un</text:p>
      <text:p text:style-name="P1"><text:s/>0 <text:s text:c="11"/>13574 lf9cnhc</text:p>
      <text:p text:style-name="P1"><text:s/>0 <text:s text:c="11"/>13575 lfc</text:p>
      <text:p text:style-name="P1"><text:s/>0 <text:s text:c="11"/>13572 lf5e8ffh9v</text:p>
      <text:p text:style-name="P1"><text:s/>0 <text:s text:c="11"/>13571 lf5</text:p>
      <text:p text:style-name="P1"><text:s/>0 <text:s text:c="11"/>13570 lf4</text:p>
      <text:p text:style-name="P1"><text:s/>0 <text:s text:c="11"/>13567 lf1</text:p>
      <text:p text:style-name="P1"><text:s/>0 <text:s text:c="11"/>13568 lf2</text:p>
      <text:p text:style-name="P1"><text:s/>0 <text:s text:c="11"/>13569 lf3</text:p>
      <text:p text:style-name="P1"><text:s/>0 <text:s text:c="11"/>13576 lfcicon</text:p>
      <text:p text:style-name="P1"><text:s/>0 <text:s text:c="11"/>13577 lfeav4sqqo</text:p>
      <text:p text:style-name="P1"><text:s/>0 <text:s text:c="11"/>13578 lfg0zx8m</text:p>
      <text:p text:style-name="P1"><text:s/>0 <text:s text:c="11"/>13586 lgqxlfpt88</text:p>
      <text:p text:style-name="P1"><text:s/>0 <text:s text:c="11"/>13587 lgvzwryhos</text:p>
      <text:p text:style-name="P1"><text:s/>0 <text:s text:c="11"/>13584 lgafwamr9z</text:p>
      <text:p text:style-name="P1"><text:s/>0 <text:s text:c="11"/>13585 lgkvvnsvyx</text:p>
      <text:p text:style-name="P1"><text:s/>0 <text:s text:c="11"/>13583 lg9sazy1mp</text:p>
      <text:p text:style-name="P1"><text:s/>0 <text:s text:c="11"/>13579 lfiq9gw0a5</text:p>
      <text:p text:style-name="P1"><text:s/>0 <text:s text:c="11"/>13580 lfiykuf</text:p>
      <text:p text:style-name="P1"><text:s/>0 <text:s text:c="11"/>13581 lfpzs1sy</text:p>
      <text:p text:style-name="P1"><text:s/>0 <text:s text:c="11"/>13582 lg</text:p>
      <text:p text:style-name="P1"><text:s/>0 <text:s text:c="11"/>13717 lirvzhmx</text:p>
      <text:p text:style-name="P1"><text:s/>0 <text:s text:c="11"/>13719 lisboa</text:p>
      <text:p text:style-name="P1"><text:s/>0 <text:s text:c="11"/>13925 losing</text:p>
      <text:p text:style-name="P1"><text:s/>0 <text:s text:c="11"/>13860 lola</text:p>
      <text:p text:style-name="P1"><text:s/>0 <text:s text:c="11"/>13856 logos</text:p>
      <text:p text:style-name="P1"><text:soft-page-break/><text:s/>0 <text:s text:c="11"/>13857 logs</text:p>
      <text:p text:style-name="P1"><text:s/>0 <text:s text:c="11"/>13858 logtool</text:p>
      <text:p text:style-name="P1"><text:s/>0 <text:s text:c="11"/>13854 logistics</text:p>
      <text:p text:style-name="P1"><text:s/>0 <text:s text:c="11"/>13853 login</text:p>
      <text:p text:style-name="P1"><text:s/>0 <text:s text:c="11"/>13852 logic</text:p>
      <text:p text:style-name="P1"><text:s/>0 <text:s text:c="11"/>13849 log</text:p>
      <text:p text:style-name="P1"><text:s/>0 <text:s text:c="11"/>13850 logan</text:p>
      <text:p text:style-name="P1"><text:s/>0 <text:s text:c="11"/>13851 logen</text:p>
      <text:p text:style-name="P1"><text:s/>0 <text:s text:c="11"/>13859 lol</text:p>
      <text:p text:style-name="P1"><text:s/>0 <text:s text:c="11"/>13861 loleatta</text:p>
      <text:p text:style-name="P1"><text:s/>0 <text:s text:c="11"/>13847 loesje</text:p>
      <text:p text:style-name="P1"><text:s/>0 <text:s text:c="11"/>13862 loles</text:p>
      <text:p text:style-name="P1"><text:s/>0 <text:s text:c="11"/>13869 lomas</text:p>
      <text:p text:style-name="P1"><text:s/>0 <text:s text:c="11"/>13870 lombard</text:p>
      <text:p text:style-name="P1"><text:s/>0 <text:s text:c="11"/>13871 lombardia</text:p>
      <text:p text:style-name="P1"><text:s/>0 <text:s text:c="11"/>13868 lols</text:p>
      <text:p text:style-name="P1"><text:s/>0 <text:s text:c="11"/>13867 lolprelol</text:p>
      <text:p text:style-name="P1"><text:s/>0 <text:s text:c="11"/>13866 lolol</text:p>
      <text:p text:style-name="P1"><text:s/>0 <text:s text:c="11"/>13863 lollapalooza</text:p>
      <text:p text:style-name="P1"><text:s/>0 <text:s text:c="11"/>13864 lollipoo</text:p>
      <text:p text:style-name="P1"><text:s/>0 <text:s text:c="11"/>13865 lollygag</text:p>
      <text:p text:style-name="P1"><text:s/>0 <text:s text:c="11"/>13848 lof</text:p>
      <text:p text:style-name="P1"><text:s/>0 <text:s text:c="11"/>13846 lodge</text:p>
      <text:p text:style-name="P1"><text:s/>0 <text:s text:c="11"/>13720 lisbon</text:p>
      <text:p text:style-name="P1"><text:s/>0 <text:s text:c="11"/>13833 lobato</text:p>
      <text:p text:style-name="P1"><text:s/>0 <text:s text:c="11"/>13829 loads</text:p>
      <text:p text:style-name="P1"><text:s/>0 <text:s text:c="11"/>13830 loadsa</text:p>
      <text:p text:style-name="P1"><text:s/>0 <text:s text:c="11"/>13831 loan</text:p>
      <text:p text:style-name="P1"><text:s/>0 <text:s text:c="11"/>13828 loading</text:p>
      <text:p text:style-name="P1"><text:s/>0 <text:s text:c="11"/>13827 load</text:p>
      <text:p text:style-name="P1"><text:s/>0 <text:s text:c="11"/>13826 loa</text:p>
      <text:p text:style-name="P1"><text:s/>0 <text:s text:c="11"/>13823 lnxoimdkfx</text:p>
      <text:p text:style-name="P1"><text:s/>0 <text:s text:c="11"/>13824 lnz4nia5w4</text:p>
      <text:p text:style-name="P1"><text:s/>0 <text:s text:c="11"/>13825 lo</text:p>
      <text:p text:style-name="P1"><text:s/>0 <text:s text:c="11"/>13832 loans</text:p>
      <text:p text:style-name="P1"><text:s/>0 <text:s text:c="11"/>13834 lobby</text:p>
      <text:p text:style-name="P1"><text:s/>0 <text:s text:c="11"/>13845 lod</text:p>
      <text:p text:style-name="P1"><text:s/>0 <text:s text:c="11"/>13835 lobbyist</text:p>
      <text:p text:style-name="P1"><text:s/>0 <text:s text:c="11"/>13842 lock</text:p>
      <text:p text:style-name="P1"><text:s/>0 <text:s text:c="11"/>13843 locked</text:p>
      <text:p text:style-name="P1"><text:s/>0 <text:s text:c="11"/>13844 locks</text:p>
      <text:p text:style-name="P1"><text:s/>0 <text:s text:c="11"/>13841 location</text:p>
      <text:p text:style-name="P1"><text:s/>0 <text:s text:c="11"/>13840 located</text:p>
      <text:p text:style-name="P1"><text:s/>0 <text:s text:c="11"/>13839 localise</text:p>
      <text:p text:style-name="P1"><text:s/>0 <text:s text:c="11"/>13836 loca</text:p>
      <text:p text:style-name="P1"><text:s/>0 <text:s text:c="11"/>13837 local</text:p>
      <text:p text:style-name="P1"><text:s/>0 <text:s text:c="11"/>13838 locale</text:p>
      <text:p text:style-name="P1"><text:s/>0 <text:s text:c="11"/>13872 lomo</text:p>
      <text:p text:style-name="P1"><text:s/>0 <text:s text:c="11"/>13873 lomography</text:p>
      <text:p text:style-name="P1"><text:s/>0 <text:s text:c="11"/>13874 london</text:p>
      <text:p text:style-name="P1"><text:s/>0 <text:s text:c="11"/>13912 lopez</text:p>
      <text:p text:style-name="P1"><text:s/>0 <text:s text:c="11"/>13908 loosin</text:p>
      <text:p text:style-name="P1"><text:soft-page-break/><text:s/>0 <text:s text:c="11"/>13909 loosing</text:p>
      <text:p text:style-name="P1"><text:s/>0 <text:s text:c="11"/>13910 loove</text:p>
      <text:p text:style-name="P1"><text:s/>0 <text:s text:c="11"/>13907 loop</text:p>
      <text:p text:style-name="P1"><text:s/>0 <text:s text:c="11"/>13906 looove</text:p>
      <text:p text:style-name="P1"><text:s/>0 <text:s text:c="11"/>13905 looooooooooool</text:p>
      <text:p text:style-name="P1"><text:s/>0 <text:s text:c="11"/>13902 loooool</text:p>
      <text:p text:style-name="P1"><text:s/>0 <text:s text:c="11"/>13903 loooooooool</text:p>
      <text:p text:style-name="P1"><text:s/>0 <text:s text:c="11"/>13904 looooooooool</text:p>
      <text:p text:style-name="P1"><text:s/>0 <text:s text:c="11"/>13911 lopen</text:p>
      <text:p text:style-name="P1"><text:s/>0 <text:s text:c="11"/>13913 lopéz</text:p>
      <text:p text:style-name="P1"><text:s/>0 <text:s text:c="11"/>13875 loneliness</text:p>
      <text:p text:style-name="P1"><text:s/>0 <text:s text:c="11"/>13914 lor</text:p>
      <text:p text:style-name="P1"><text:s/>0 <text:s text:c="11"/>13921 lose</text:p>
      <text:p text:style-name="P1"><text:s/>0 <text:s text:c="11"/>13922 loseafriend</text:p>
      <text:p text:style-name="P1"><text:s/>0 <text:s text:c="11"/>13923 loser</text:p>
      <text:p text:style-name="P1"><text:s/>0 <text:s text:c="11"/>13920 loschi</text:p>
      <text:p text:style-name="P1"><text:s/>0 <text:s text:c="11"/>13919 los</text:p>
      <text:p text:style-name="P1"><text:s/>0 <text:s text:c="11"/>13918 loreto</text:p>
      <text:p text:style-name="P1"><text:s/>0 <text:s text:c="11"/>13915 lord</text:p>
      <text:p text:style-name="P1"><text:s/>0 <text:s text:c="11"/>13916 lore</text:p>
      <text:p text:style-name="P1"><text:s/>0 <text:s text:c="11"/>13917 lorenzo</text:p>
      <text:p text:style-name="P1"><text:s/>0 <text:s text:c="11"/>13901 looool</text:p>
      <text:p text:style-name="P1"><text:s/>0 <text:s text:c="11"/>13900 looong</text:p>
      <text:p text:style-name="P1"><text:s/>0 <text:s text:c="11"/>13899 loool</text:p>
      <text:p text:style-name="P1"><text:s/>0 <text:s text:c="11"/>13898 loon</text:p>
      <text:p text:style-name="P1"><text:s/>0 <text:s text:c="11"/>13883 longhair</text:p>
      <text:p text:style-name="P1"><text:s/>0 <text:s text:c="11"/>13884 longhairdontcare</text:p>
      <text:p text:style-name="P1"><text:s/>0 <text:s text:c="11"/>13885 longitudinal</text:p>
      <text:p text:style-name="P1"><text:s/>0 <text:s text:c="11"/>13882 longevity</text:p>
      <text:p text:style-name="P1"><text:s/>0 <text:s text:c="11"/>13881 longestweekendofmylife</text:p>
      <text:p text:style-name="P1"><text:s/>0 <text:s text:c="11"/>13880 longest</text:p>
      <text:p text:style-name="P1"><text:s/>0 <text:s text:c="11"/>13877 long</text:p>
      <text:p text:style-name="P1"><text:s/>0 <text:s text:c="11"/>13878 longed</text:p>
      <text:p text:style-name="P1"><text:s/>0 <text:s text:c="11"/>13879 longer</text:p>
      <text:p text:style-name="P1"><text:s/>0 <text:s text:c="11"/>13886 longoria</text:p>
      <text:p text:style-name="P1"><text:s/>0 <text:s text:c="11"/>13887 longrove</text:p>
      <text:p text:style-name="P1"><text:s/>0 <text:s text:c="11"/>13888 longsleeves</text:p>
      <text:p text:style-name="P1"><text:s/>0 <text:s text:c="11"/>13896 lookingatu</text:p>
      <text:p text:style-name="P1"><text:s/>0 <text:s text:c="11"/>13897 looks</text:p>
      <text:p text:style-name="P1"><text:s/>0 <text:s text:c="11"/>13894 lookin</text:p>
      <text:p text:style-name="P1"><text:s/>0 <text:s text:c="11"/>13895 looking</text:p>
      <text:p text:style-name="P1"><text:s/>0 <text:s text:c="11"/>13893 looked</text:p>
      <text:p text:style-name="P1"><text:s/>0 <text:s text:c="11"/>13889 loo</text:p>
      <text:p text:style-name="P1"><text:s/>0 <text:s text:c="11"/>13890 loo2n5xiwo</text:p>
      <text:p text:style-name="P1"><text:s/>0 <text:s text:c="11"/>13891 look</text:p>
      <text:p text:style-name="P1"><text:s/>0 <text:s text:c="11"/>13892 lookbook</text:p>
      <text:p text:style-name="P1"><text:s/>0 <text:s text:c="11"/>13822 lnwjtpplp5</text:p>
      <text:p text:style-name="P1"><text:s/>0 <text:s text:c="11"/>13821 lnkaykar</text:p>
      <text:p text:style-name="P1"><text:s/>0 <text:s text:c="11"/>13820 lngydrcu3f</text:p>
      <text:p text:style-name="P1"><text:s/>0 <text:s text:c="11"/>13756 livestreaming</text:p>
      <text:p text:style-name="P1"><text:s/>0 <text:s text:c="11"/>13752 liverpool</text:p>
      <text:p text:style-name="P1"><text:s/>0 <text:s text:c="11"/>13753 lives</text:p>
      <text:p text:style-name="P1"><text:soft-page-break/><text:s/>0 <text:s text:c="11"/>13754 livescore</text:p>
      <text:p text:style-name="P1"><text:s/>0 <text:s text:c="11"/>13751 liver</text:p>
      <text:p text:style-name="P1"><text:s/>0 <text:s text:c="11"/>13750 lively</text:p>
      <text:p text:style-name="P1"><text:s/>0 <text:s text:c="11"/>13749 livelihood</text:p>
      <text:p text:style-name="P1"><text:s/>0 <text:s text:c="11"/>13746 liuvdglrzw</text:p>
      <text:p text:style-name="P1"><text:s/>0 <text:s text:c="11"/>13747 liv61uxim5</text:p>
      <text:p text:style-name="P1"><text:s/>0 <text:s text:c="11"/>13748 live</text:p>
      <text:p text:style-name="P1"><text:s/>0 <text:s text:c="11"/>13755 livestream</text:p>
      <text:p text:style-name="P1"><text:s/>0 <text:s text:c="11"/>13757 liveth</text:p>
      <text:p text:style-name="P1"><text:s/>0 <text:s text:c="11"/>13769 ljhlhilx1s</text:p>
      <text:p text:style-name="P1"><text:s/>0 <text:s text:c="11"/>13758 livin</text:p>
      <text:p text:style-name="P1"><text:s/>0 <text:s text:c="11"/>13765 lizzie</text:p>
      <text:p text:style-name="P1"><text:s/>0 <text:s text:c="11"/>13766 lj</text:p>
      <text:p text:style-name="P1"><text:s/>0 <text:s text:c="11"/>13767 lj9tsxupbi</text:p>
      <text:p text:style-name="P1"><text:s/>0 <text:s text:c="11"/>13764 lizard</text:p>
      <text:p text:style-name="P1"><text:s/>0 <text:s text:c="11"/>13763 liz</text:p>
      <text:p text:style-name="P1"><text:s/>0 <text:s text:c="11"/>13762 liwkca7gmk</text:p>
      <text:p text:style-name="P1"><text:s/>0 <text:s text:c="11"/>13759 living</text:p>
      <text:p text:style-name="P1"><text:s/>0 <text:s text:c="11"/>13760 livingston</text:p>
      <text:p text:style-name="P1"><text:s/>0 <text:s text:c="11"/>13761 livio</text:p>
      <text:p text:style-name="P1"><text:s/>0 <text:s text:c="11"/>13745 littles</text:p>
      <text:p text:style-name="P1"><text:s/>0 <text:s text:c="11"/>13744 littleface</text:p>
      <text:p text:style-name="P1"><text:s/>0 <text:s text:c="11"/>13743 little</text:p>
      <text:p text:style-name="P1"><text:s/>0 <text:s text:c="11"/>13742 lithiumpr</text:p>
      <text:p text:style-name="P1"><text:s/>0 <text:s text:c="11"/>13727 listener</text:p>
      <text:p text:style-name="P1"><text:s/>0 <text:s text:c="11"/>13728 listening</text:p>
      <text:p text:style-name="P1"><text:s/>0 <text:s text:c="11"/>13729 listing</text:p>
      <text:p text:style-name="P1"><text:s/>0 <text:s text:c="11"/>13726 listened</text:p>
      <text:p text:style-name="P1"><text:s/>0 <text:s text:c="11"/>13725 listen</text:p>
      <text:p text:style-name="P1"><text:s/>0 <text:s text:c="11"/>13724 listed</text:p>
      <text:p text:style-name="P1"><text:s/>0 <text:s text:c="11"/>13721 liscio</text:p>
      <text:p text:style-name="P1"><text:s/>0 <text:s text:c="11"/>13722 lisent</text:p>
      <text:p text:style-name="P1"><text:s/>0 <text:s text:c="11"/>13723 list</text:p>
      <text:p text:style-name="P1"><text:s/>0 <text:s text:c="11"/>13730 listless</text:p>
      <text:p text:style-name="P1"><text:s/>0 <text:s text:c="11"/>13731 listo</text:p>
      <text:p text:style-name="P1"><text:s/>0 <text:s text:c="11"/>13732 lists</text:p>
      <text:p text:style-name="P1"><text:s/>0 <text:s text:c="11"/>13740 literatuur</text:p>
      <text:p text:style-name="P1"><text:s/>0 <text:s text:c="11"/>13741 lithium</text:p>
      <text:p text:style-name="P1"><text:s/>0 <text:s text:c="11"/>13738 literary</text:p>
      <text:p text:style-name="P1"><text:s/>0 <text:s text:c="11"/>13739 literature</text:p>
      <text:p text:style-name="P1"><text:s/>0 <text:s text:c="11"/>13737 literally</text:p>
      <text:p text:style-name="P1"><text:s/>0 <text:s text:c="11"/>13733 lit</text:p>
      <text:p text:style-name="P1"><text:s/>0 <text:s text:c="11"/>13734 lite</text:p>
      <text:p text:style-name="P1"><text:s/>0 <text:s text:c="11"/>13735 literacy</text:p>
      <text:p text:style-name="P1"><text:s/>0 <text:s text:c="11"/>13736 literal</text:p>
      <text:p text:style-name="P1"><text:s/>0 <text:s text:c="11"/>13768 ljfl63ubqj</text:p>
      <text:p text:style-name="P1"><text:s/>0 <text:s text:c="11"/>13770 ljqoikgt8e</text:p>
      <text:p text:style-name="P1"><text:s/>0 <text:s text:c="11"/>13819 lnfmuskprq</text:p>
      <text:p text:style-name="P1"><text:s/>0 <text:s text:c="11"/>13807 lmao</text:p>
      <text:p text:style-name="P1"><text:s/>0 <text:s text:c="11"/>13803 llxnjftgio</text:p>
      <text:p text:style-name="P1"><text:s/>0 <text:s text:c="11"/>13804 lm</text:p>
      <text:p text:style-name="P1"><text:s/>0 <text:s text:c="11"/>13805 lm5j1ee8ps</text:p>
      <text:p text:style-name="P1"><text:soft-page-break/><text:s/>0 <text:s text:c="11"/>13802 llueve</text:p>
      <text:p text:style-name="P1"><text:s/>0 <text:s text:c="11"/>13801 llu</text:p>
      <text:p text:style-name="P1"><text:s/>0 <text:s text:c="11"/>13800 lltzc3o04y</text:p>
      <text:p text:style-name="P1"><text:s/>0 <text:s text:c="11"/>13797 lloro</text:p>
      <text:p text:style-name="P1"><text:s/>0 <text:s text:c="11"/>13798 lloyd</text:p>
      <text:p text:style-name="P1"><text:s/>0 <text:s text:c="11"/>13799 llspgadlox</text:p>
      <text:p text:style-name="P1"><text:s/>0 <text:s text:c="11"/>13806 lmabz8ey8y</text:p>
      <text:p text:style-name="P1"><text:s/>0 <text:s text:c="11"/>13808 lmaoo</text:p>
      <text:p text:style-name="P1"><text:s/>0 <text:s text:c="11"/>13771 ljubljana</text:p>
      <text:p text:style-name="P1"><text:s/>0 <text:s text:c="11"/>13809 lmaooo</text:p>
      <text:p text:style-name="P1"><text:s/>0 <text:s text:c="11"/>13816 lmsefkuvkb</text:p>
      <text:p text:style-name="P1"><text:s/>0 <text:s text:c="11"/>13817 lmt03ugff0</text:p>
      <text:p text:style-name="P1"><text:s/>0 <text:s text:c="11"/>13818 ln3g90u5nx</text:p>
      <text:p text:style-name="P1"><text:s/>0 <text:s text:c="11"/>13815 lmrl5uwz</text:p>
      <text:p text:style-name="P1"><text:s/>0 <text:s text:c="11"/>13814 lmponbbgun</text:p>
      <text:p text:style-name="P1"><text:s/>0 <text:s text:c="11"/>13813 lmgpqvrz</text:p>
      <text:p text:style-name="P1"><text:s/>0 <text:s text:c="11"/>13810 lmaoooo</text:p>
      <text:p text:style-name="P1"><text:s/>0 <text:s text:c="11"/>13811 lmfao</text:p>
      <text:p text:style-name="P1"><text:s/>0 <text:s text:c="11"/>13812 lmfaoo</text:p>
      <text:p text:style-name="P1"><text:s/>0 <text:s text:c="11"/>13796 lloren</text:p>
      <text:p text:style-name="P1"><text:s/>0 <text:s text:c="11"/>13795 llorar</text:p>
      <text:p text:style-name="P1"><text:s/>0 <text:s text:c="11"/>13794 llm3syage6</text:p>
      <text:p text:style-name="P1"><text:s/>0 <text:s text:c="11"/>13793 llkckbx6</text:p>
      <text:p text:style-name="P1"><text:s/>0 <text:s text:c="11"/>13778 lkoogucfnl</text:p>
      <text:p text:style-name="P1"><text:s/>0 <text:s text:c="11"/>13779 lkyet5ke3z</text:p>
      <text:p text:style-name="P1"><text:s/>0 <text:s text:c="11"/>13780 ll</text:p>
      <text:p text:style-name="P1"><text:s/>0 <text:s text:c="11"/>13777 lkkr</text:p>
      <text:p text:style-name="P1"><text:s/>0 <text:s text:c="11"/>13776 lkjg4l4iuk</text:p>
      <text:p text:style-name="P1"><text:s/>0 <text:s text:c="11"/>13775 lkif8n9l</text:p>
      <text:p text:style-name="P1"><text:s/>0 <text:s text:c="11"/>13772 ljvyt7ry3x</text:p>
      <text:p text:style-name="P1"><text:s/>0 <text:s text:c="11"/>13773 ljyhnh36zb</text:p>
      <text:p text:style-name="P1"><text:s/>0 <text:s text:c="11"/>13774 lkcwxwao</text:p>
      <text:p text:style-name="P1"><text:s/>0 <text:s text:c="11"/>13781 llama</text:p>
      <text:p text:style-name="P1"><text:s/>0 <text:s text:c="11"/>13782 llamada</text:p>
      <text:p text:style-name="P1"><text:s/>0 <text:s text:c="11"/>13783 llamar</text:p>
      <text:p text:style-name="P1"><text:s/>0 <text:s text:c="11"/>13791 llevo</text:p>
      <text:p text:style-name="P1"><text:s/>0 <text:s text:c="11"/>13792 llj9a0oy</text:p>
      <text:p text:style-name="P1"><text:s/>0 <text:s text:c="11"/>13789 llegara</text:p>
      <text:p text:style-name="P1"><text:s/>0 <text:s text:c="11"/>13790 lleva</text:p>
      <text:p text:style-name="P1"><text:s/>0 <text:s text:c="11"/>13788 llegar</text:p>
      <text:p text:style-name="P1"><text:s/>0 <text:s text:c="11"/>13784 llc</text:p>
      <text:p text:style-name="P1"><text:s/>0 <text:s text:c="11"/>13785 llcjournal</text:p>
      <text:p text:style-name="P1"><text:s/>0 <text:s text:c="11"/>13786 lldrinktothat</text:p>
      <text:p text:style-name="P1"><text:s/>0 <text:s text:c="11"/>13787 llegados</text:p>
      <text:p text:style-name="P1"><text:s/>0 <text:s text:c="11"/>13515 leonardo</text:p>
      <text:p text:style-name="P1"><text:s/>0 <text:s text:c="11"/>13514 leonard</text:p>
      <text:p text:style-name="P1"><text:s/>0 <text:s text:c="11"/>13513 leo</text:p>
      <text:p text:style-name="P1"><text:s/>0 <text:s text:c="11"/>13244 l295caz7m4</text:p>
      <text:p text:style-name="P1"><text:s/>0 <text:s text:c="11"/>13240 kzrgtjjvw2</text:p>
      <text:p text:style-name="P1"><text:s/>0 <text:s text:c="11"/>13241 kzzkzkfmin</text:p>
      <text:p text:style-name="P1"><text:s/>0 <text:s text:c="11"/>13242 l0beajm</text:p>
      <text:p text:style-name="P1"><text:s/>0 <text:s text:c="11"/>13239 kzovwl2utx</text:p>
      <text:p text:style-name="P1"><text:soft-page-break/><text:s/>0 <text:s text:c="11"/>13238 kzorellvv4</text:p>
      <text:p text:style-name="P1"><text:s/>0 <text:s text:c="11"/>13237 kziswgzfyq</text:p>
      <text:p text:style-name="P1"><text:s/>0 <text:s text:c="11"/>13234 kz33yhko8t</text:p>
      <text:p text:style-name="P1"><text:s/>0 <text:s text:c="11"/>13235 kz3ncnny</text:p>
      <text:p text:style-name="P1"><text:s/>0 <text:s text:c="11"/>13236 kz7s2czr</text:p>
      <text:p text:style-name="P1"><text:s/>0 <text:s text:c="11"/>13243 l1dgjr4r53</text:p>
      <text:p text:style-name="P1"><text:s/>0 <text:s text:c="11"/>13245 l2qjzvl53a</text:p>
      <text:p text:style-name="P1"><text:s/>0 <text:s text:c="11"/>13232 kyun</text:p>
      <text:p text:style-name="P1"><text:s/>0 <text:s text:c="11"/>13246 l2rni3lxqx</text:p>
      <text:p text:style-name="P1"><text:s/>0 <text:s text:c="11"/>13253 l3yfvfsavv</text:p>
      <text:p text:style-name="P1"><text:s/>0 <text:s text:c="11"/>13254 l40d9vagtd</text:p>
      <text:p text:style-name="P1"><text:s/>0 <text:s text:c="11"/>13255 l4csuc5c6b</text:p>
      <text:p text:style-name="P1"><text:s/>0 <text:s text:c="11"/>13252 l3wuyy7</text:p>
      <text:p text:style-name="P1"><text:s/>0 <text:s text:c="11"/>13251 l3vox</text:p>
      <text:p text:style-name="P1"><text:s/>0 <text:s text:c="11"/>13250 l3upftciqt</text:p>
      <text:p text:style-name="P1"><text:s/>0 <text:s text:c="11"/>13247 l3aqelh9i0</text:p>
      <text:p text:style-name="P1"><text:s/>0 <text:s text:c="11"/>13248 l3li3wmh</text:p>
      <text:p text:style-name="P1"><text:s/>0 <text:s text:c="11"/>13249 l3obtdd4kk</text:p>
      <text:p text:style-name="P1"><text:s/>0 <text:s text:c="11"/>13233 kyureotc</text:p>
      <text:p text:style-name="P1"><text:s/>0 <text:s text:c="11"/>13231 kytrjeqb4s</text:p>
      <text:p text:style-name="P1"><text:s/>0 <text:s text:c="11"/>13512 lens</text:p>
      <text:p text:style-name="P1"><text:s/>0 <text:s text:c="11"/>13218 kx1kbhc9hk</text:p>
      <text:p text:style-name="P1"><text:s/>0 <text:s text:c="11"/>13214 kwotes</text:p>
      <text:p text:style-name="P1"><text:s/>0 <text:s text:c="11"/>13215 kwr6n4da4j</text:p>
      <text:p text:style-name="P1"><text:s/>0 <text:s text:c="11"/>13216 kwu4ncbu</text:p>
      <text:p text:style-name="P1"><text:s/>0 <text:s text:c="11"/>13213 kwnzvdkxgo</text:p>
      <text:p text:style-name="P1"><text:s/>0 <text:s text:c="11"/>13212 kwkduknzgp</text:p>
      <text:p text:style-name="P1"><text:s/>0 <text:s text:c="11"/>13211 kwj</text:p>
      <text:p text:style-name="P1"><text:s/>0 <text:s text:c="11"/>13208 kvyjihg</text:p>
      <text:p text:style-name="P1"><text:s/>0 <text:s text:c="11"/>13209 kvyuyvdb</text:p>
      <text:p text:style-name="P1"><text:s/>0 <text:s text:c="11"/>13210 kwan</text:p>
      <text:p text:style-name="P1"><text:s/>0 <text:s text:c="11"/>13217 kwx1qqhp2w</text:p>
      <text:p text:style-name="P1"><text:s/>0 <text:s text:c="11"/>13219 kxc1eqai7m</text:p>
      <text:p text:style-name="P1"><text:s/>0 <text:s text:c="11"/>13230 kys4uanrc1</text:p>
      <text:p text:style-name="P1"><text:s/>0 <text:s text:c="11"/>13220 kxtcunyu</text:p>
      <text:p text:style-name="P1"><text:s/>0 <text:s text:c="11"/>13227 kymera</text:p>
      <text:p text:style-name="P1"><text:s/>0 <text:s text:c="11"/>13228 kyodo</text:p>
      <text:p text:style-name="P1"><text:s/>0 <text:s text:c="11"/>13229 kyodonews</text:p>
      <text:p text:style-name="P1"><text:s/>0 <text:s text:c="11"/>13226 kym</text:p>
      <text:p text:style-name="P1"><text:s/>0 <text:s text:c="11"/>13225 kylie</text:p>
      <text:p text:style-name="P1"><text:s/>0 <text:s text:c="11"/>13224 kyle</text:p>
      <text:p text:style-name="P1"><text:s/>0 <text:s text:c="11"/>13221 kxusmz3o</text:p>
      <text:p text:style-name="P1"><text:s/>0 <text:s text:c="11"/>13222 kxvvkhkz1r</text:p>
      <text:p text:style-name="P1"><text:s/>0 <text:s text:c="11"/>13223 kya</text:p>
      <text:p text:style-name="P1"><text:s/>0 <text:s text:c="11"/>13256 l4xxtl92uo</text:p>
      <text:p text:style-name="P1"><text:s/>0 <text:s text:c="11"/>13257 l52s6ny8ie</text:p>
      <text:p text:style-name="P1"><text:s/>0 <text:s text:c="11"/>13258 l5oawn3wf3</text:p>
      <text:p text:style-name="P1"><text:s/>0 <text:s text:c="11"/>13295 laila</text:p>
      <text:p text:style-name="P1"><text:s/>0 <text:s text:c="11"/>13291 lagb4prb2e</text:p>
      <text:p text:style-name="P1"><text:s/>0 <text:s text:c="11"/>13292 lagged</text:p>
      <text:p text:style-name="P1"><text:s/>0 <text:s text:c="11"/>13293 lahaine</text:p>
      <text:p text:style-name="P1"><text:s/>0 <text:s text:c="11"/>13290 lag</text:p>
      <text:p text:style-name="P1"><text:soft-page-break/><text:s/>0 <text:s text:c="11"/>13289 lafayette</text:p>
      <text:p text:style-name="P1"><text:s/>0 <text:s text:c="11"/>13288 lafabbricadibraccia</text:p>
      <text:p text:style-name="P1"><text:s/>0 <text:s text:c="11"/>13285 laduree</text:p>
      <text:p text:style-name="P1"><text:s/>0 <text:s text:c="11"/>13286 lady</text:p>
      <text:p text:style-name="P1"><text:s/>0 <text:s text:c="11"/>13287 ladybug</text:p>
      <text:p text:style-name="P1"><text:s/>0 <text:s text:c="11"/>13294 laight</text:p>
      <text:p text:style-name="P1"><text:s/>0 <text:s text:c="11"/>13296 lake</text:p>
      <text:p text:style-name="P1"><text:s/>0 <text:s text:c="11"/>13259 l6aumephgt</text:p>
      <text:p text:style-name="P1"><text:s/>0 <text:s text:c="11"/>13297 lakh</text:p>
      <text:p text:style-name="P1"><text:s/>0 <text:s text:c="11"/>13304 lamar</text:p>
      <text:p text:style-name="P1"><text:s/>0 <text:s text:c="11"/>13305 lamarr</text:p>
      <text:p text:style-name="P1"><text:s/>0 <text:s text:c="11"/>13306 lamb</text:p>
      <text:p text:style-name="P1"><text:s/>0 <text:s text:c="11"/>13303 lama</text:p>
      <text:p text:style-name="P1"><text:s/>0 <text:s text:c="11"/>13302 lalo</text:p>
      <text:p text:style-name="P1"><text:s/>0 <text:s text:c="11"/>13301 lallana</text:p>
      <text:p text:style-name="P1"><text:s/>0 <text:s text:c="11"/>13298 lala</text:p>
      <text:p text:style-name="P1"><text:s/>0 <text:s text:c="11"/>13299 lalai</text:p>
      <text:p text:style-name="P1"><text:s/>0 <text:s text:c="11"/>13300 lali</text:p>
      <text:p text:style-name="P1"><text:s/>0 <text:s text:c="11"/>13284 lads</text:p>
      <text:p text:style-name="P1"><text:s/>0 <text:s text:c="11"/>13283 ladofi3ys1</text:p>
      <text:p text:style-name="P1"><text:s/>0 <text:s text:c="11"/>13282 ladies</text:p>
      <text:p text:style-name="P1"><text:s/>0 <text:s text:c="11"/>13281 lad</text:p>
      <text:p text:style-name="P1"><text:s/>0 <text:s text:c="11"/>13266 la3xtlmqmo</text:p>
      <text:p text:style-name="P1"><text:s/>0 <text:s text:c="11"/>13267 la80yazaws</text:p>
      <text:p text:style-name="P1"><text:s/>0 <text:s text:c="11"/>13268 laat</text:p>
      <text:p text:style-name="P1"><text:s/>0 <text:s text:c="11"/>13265 la30yvysl9</text:p>
      <text:p text:style-name="P1"><text:s/>0 <text:s text:c="11"/>13264 la</text:p>
      <text:p text:style-name="P1"><text:s/>0 <text:s text:c="11"/>13263 l9qxji6t</text:p>
      <text:p text:style-name="P1"><text:s/>0 <text:s text:c="11"/>13260 l75fjdmk5x</text:p>
      <text:p text:style-name="P1"><text:s/>0 <text:s text:c="11"/>13261 l7mi9mxe</text:p>
      <text:p text:style-name="P1"><text:s/>0 <text:s text:c="11"/>13262 l8xp9byh</text:p>
      <text:p text:style-name="P1"><text:s/>0 <text:s text:c="11"/>13269 lab</text:p>
      <text:p text:style-name="P1"><text:s/>0 <text:s text:c="11"/>13270 label</text:p>
      <text:p text:style-name="P1"><text:s/>0 <text:s text:c="11"/>13271 labeled</text:p>
      <text:p text:style-name="P1"><text:s/>0 <text:s text:c="11"/>13279 lacking</text:p>
      <text:p text:style-name="P1"><text:s/>0 <text:s text:c="11"/>13280 lactose</text:p>
      <text:p text:style-name="P1"><text:s/>0 <text:s text:c="11"/>13277 lacca</text:p>
      <text:p text:style-name="P1"><text:s/>0 <text:s text:c="11"/>13278 lack</text:p>
      <text:p text:style-name="P1"><text:s/>0 <text:s text:c="11"/>13276 labs</text:p>
      <text:p text:style-name="P1"><text:s/>0 <text:s text:c="11"/>13272 labels</text:p>
      <text:p text:style-name="P1"><text:s/>0 <text:s text:c="11"/>13273 labor</text:p>
      <text:p text:style-name="P1"><text:s/>0 <text:s text:c="11"/>13274 laboratory</text:p>
      <text:p text:style-name="P1"><text:s/>0 <text:s text:c="11"/>13275 labour</text:p>
      <text:p text:style-name="P1"><text:s/>0 <text:s text:c="11"/>13207 kvxg1kskkq</text:p>
      <text:p text:style-name="P1"><text:s/>0 <text:s text:c="11"/>13206 kvntbdtc8h</text:p>
      <text:p text:style-name="P1"><text:s/>0 <text:s text:c="11"/>13205 kve0tkutjc</text:p>
      <text:p text:style-name="P1"><text:s/>0 <text:s text:c="11"/>13141 kplz0r2o3r</text:p>
      <text:p text:style-name="P1"><text:s/>0 <text:s text:c="11"/>13137 kpd</text:p>
      <text:p text:style-name="P1"><text:s/>0 <text:s text:c="11"/>13138 kpexsjxcsy</text:p>
      <text:p text:style-name="P1"><text:s/>0 <text:s text:c="11"/>13139 kpi</text:p>
      <text:p text:style-name="P1"><text:s/>0 <text:s text:c="11"/>13136 kpagjlevxj</text:p>
      <text:p text:style-name="P1"><text:s/>0 <text:s text:c="11"/>13135 kp9yvr4mzd</text:p>
      <text:p text:style-name="P1"><text:soft-page-break/><text:s/>0 <text:s text:c="11"/>13134 koysam</text:p>
      <text:p text:style-name="P1"><text:s/>0 <text:s text:c="11"/>13131 kowa</text:p>
      <text:p text:style-name="P1"><text:s/>0 <text:s text:c="11"/>26263 št</text:p>
      <text:p text:style-name="P1"><text:s/>0 <text:s text:c="11"/>13133 koydun</text:p>
      <text:p text:style-name="P1"><text:s/>0 <text:s text:c="11"/>13140 kplpmtyxrx</text:p>
      <text:p text:style-name="P1"><text:s/>0 <text:s text:c="11"/>13142 kpmoqftjnd</text:p>
      <text:p text:style-name="P1"><text:s/>0 <text:s text:c="11"/>13154 krall</text:p>
      <text:p text:style-name="P1"><text:s/>0 <text:s text:c="11"/>13143 kpopl1xgjm</text:p>
      <text:p text:style-name="P1"><text:s/>0 <text:s text:c="11"/>13150 kr</text:p>
      <text:p text:style-name="P1"><text:s/>0 <text:s text:c="11"/>13151 kr22rld35e</text:p>
      <text:p text:style-name="P1"><text:s/>0 <text:s text:c="11"/>13152 kr7wq6a6md</text:p>
      <text:p text:style-name="P1"><text:s/>0 <text:s text:c="11"/>13149 kqv2hmzijp</text:p>
      <text:p text:style-name="P1"><text:s/>0 <text:s text:c="11"/>13148 kqlichbr</text:p>
      <text:p text:style-name="P1"><text:s/>0 <text:s text:c="11"/>13147 kqjor7ef</text:p>
      <text:p text:style-name="P1"><text:s/>0 <text:s text:c="11"/>13144 kq9joy0nyz</text:p>
      <text:p text:style-name="P1"><text:s/>0 <text:s text:c="11"/>13145 kqcohtg0db</text:p>
      <text:p text:style-name="P1"><text:s/>0 <text:s text:c="11"/>13146 kqdjvydcxt</text:p>
      <text:p text:style-name="P1"><text:s/>0 <text:s text:c="11"/>13130 kovbuhbmco</text:p>
      <text:p text:style-name="P1"><text:s/>0 <text:s text:c="11"/>13129 koud</text:p>
      <text:p text:style-name="P1"><text:s/>0 <text:s text:c="11"/>13128 kotaku</text:p>
      <text:p text:style-name="P1"><text:s/>0 <text:s text:c="11"/>13127 kota</text:p>
      <text:p text:style-name="P1"><text:s/>0 <text:s text:c="11"/>13112 koning</text:p>
      <text:p text:style-name="P1"><text:s/>0 <text:s text:c="11"/>13113 koningaap</text:p>
      <text:p text:style-name="P1"><text:s/>0 <text:s text:c="11"/>13114 konjlmxaa9</text:p>
      <text:p text:style-name="P1"><text:s/>0 <text:s text:c="11"/>13111 konfam</text:p>
      <text:p text:style-name="P1"><text:s/>0 <text:s text:c="11"/>13110 komma</text:p>
      <text:p text:style-name="P1"><text:s/>0 <text:s text:c="11"/>13109 koma</text:p>
      <text:p text:style-name="P1"><text:s/>0 <text:s text:c="11"/>13106 kokoxily</text:p>
      <text:p text:style-name="P1"><text:s/>0 <text:s text:c="11"/>13107 kolkata</text:p>
      <text:p text:style-name="P1"><text:s/>0 <text:s text:c="11"/>13108 kom</text:p>
      <text:p text:style-name="P1"><text:s/>0 <text:s text:c="11"/>13115 konseri</text:p>
      <text:p text:style-name="P1"><text:s/>0 <text:s text:c="11"/>13116 koo</text:p>
      <text:p text:style-name="P1"><text:s/>0 <text:s text:c="11"/>13117 kooks</text:p>
      <text:p text:style-name="P1"><text:s/>0 <text:s text:c="11"/>13125 korenmarkt</text:p>
      <text:p text:style-name="P1"><text:s/>0 <text:s text:c="11"/>13126 korner</text:p>
      <text:p text:style-name="P1"><text:s/>0 <text:s text:c="11"/>13123 korean</text:p>
      <text:p text:style-name="P1"><text:s/>0 <text:s text:c="11"/>13124 korede</text:p>
      <text:p text:style-name="P1"><text:s/>0 <text:s text:c="11"/>13122 korea</text:p>
      <text:p text:style-name="P1"><text:s/>0 <text:s text:c="11"/>13118 kool</text:p>
      <text:p text:style-name="P1"><text:s/>0 <text:s text:c="11"/>13119 koqtqpmwof</text:p>
      <text:p text:style-name="P1"><text:s/>0 <text:s text:c="11"/>13120 korakom</text:p>
      <text:p text:style-name="P1"><text:s/>0 <text:s text:c="11"/>13121 korbel</text:p>
      <text:p text:style-name="P1"><text:s/>0 <text:s text:c="11"/>13153 kraftwerk</text:p>
      <text:p text:style-name="P1"><text:s/>0 <text:s text:c="11"/>13155 krbkeabrne</text:p>
      <text:p text:style-name="P1"><text:s/>0 <text:s text:c="11"/>13204 kvaqxliwz7</text:p>
      <text:p text:style-name="P1"><text:s/>0 <text:s text:c="11"/>13192 kunneman</text:p>
      <text:p text:style-name="P1"><text:s/>0 <text:s text:c="11"/>13188 kulraj</text:p>
      <text:p text:style-name="P1"><text:s/>0 <text:s text:c="11"/>13189 kulszd1d</text:p>
      <text:p text:style-name="P1"><text:s/>0 <text:s text:c="11"/>13190 kumar</text:p>
      <text:p text:style-name="P1"><text:s/>0 <text:s text:c="11"/>13187 kul</text:p>
      <text:p text:style-name="P1"><text:s/>0 <text:s text:c="11"/>13186 kuhzyhb2fc</text:p>
      <text:p text:style-name="P1"><text:s/>0 <text:s text:c="11"/>13185 kue6tdnvyy</text:p>
      <text:p text:style-name="P1"><text:soft-page-break/><text:s/>0 <text:s text:c="11"/>13182 ktzfcoqg4i</text:p>
      <text:p text:style-name="P1"><text:s/>0 <text:s text:c="11"/>13183 ku6uemuaht</text:p>
      <text:p text:style-name="P1"><text:s/>0 <text:s text:c="11"/>13184 kubcvsp3en</text:p>
      <text:p text:style-name="P1"><text:s/>0 <text:s text:c="11"/>13191 kumari</text:p>
      <text:p text:style-name="P1"><text:s/>0 <text:s text:c="11"/>13193 kunst</text:p>
      <text:p text:style-name="P1"><text:s/>0 <text:s text:c="11"/>13156 kred</text:p>
      <text:p text:style-name="P1"><text:s/>0 <text:s text:c="11"/>13194 kunstwerk</text:p>
      <text:p text:style-name="P1"><text:s/>0 <text:s text:c="11"/>13201 kuwqwrw0ho</text:p>
      <text:p text:style-name="P1"><text:s/>0 <text:s text:c="11"/>13202 kv5pnrdr0k</text:p>
      <text:p text:style-name="P1"><text:s/>0 <text:s text:c="11"/>13203 kv8ocd6cq6</text:p>
      <text:p text:style-name="P1"><text:s/>0 <text:s text:c="11"/>13200 kuwa</text:p>
      <text:p text:style-name="P1"><text:s/>0 <text:s text:c="11"/>13199 kuvekm6n</text:p>
      <text:p text:style-name="P1"><text:s/>0 <text:s text:c="11"/>13198 kutserie</text:p>
      <text:p text:style-name="P1"><text:s/>0 <text:s text:c="11"/>13195 kurqckjzn3</text:p>
      <text:p text:style-name="P1"><text:s/>0 <text:s text:c="11"/>13196 kurt</text:p>
      <text:p text:style-name="P1"><text:s/>0 <text:s text:c="11"/>13197 kutdorp</text:p>
      <text:p text:style-name="P1"><text:s/>0 <text:s text:c="11"/>13181 ktzbrb2cop</text:p>
      <text:p text:style-name="P1"><text:s/>0 <text:s text:c="11"/>13180 ktnistmn</text:p>
      <text:p text:style-name="P1"><text:s/>0 <text:s text:c="11"/>13179 kth</text:p>
      <text:p text:style-name="P1"><text:s/>0 <text:s text:c="11"/>13178 ktawsjit41</text:p>
      <text:p text:style-name="P1"><text:s/>0 <text:s text:c="11"/>13163 krttxadakn</text:p>
      <text:p text:style-name="P1"><text:s/>0 <text:s text:c="11"/>13164 krugman</text:p>
      <text:p text:style-name="P1"><text:s/>0 <text:s text:c="11"/>13165 krull</text:p>
      <text:p text:style-name="P1"><text:s/>0 <text:s text:c="11"/>13162 krsypxsf5c</text:p>
      <text:p text:style-name="P1"><text:s/>0 <text:s text:c="11"/>13161 krlfubmgso</text:p>
      <text:p text:style-name="P1"><text:s/>0 <text:s text:c="11"/>13160 krit</text:p>
      <text:p text:style-name="P1"><text:s/>0 <text:s text:c="11"/>13157 krewella</text:p>
      <text:p text:style-name="P1"><text:s/>0 <text:s text:c="11"/>13158 krishna</text:p>
      <text:p text:style-name="P1"><text:s/>0 <text:s text:c="11"/>13159 kristen</text:p>
      <text:p text:style-name="P1"><text:s/>0 <text:s text:c="11"/>13166 krutch</text:p>
      <text:p text:style-name="P1"><text:s/>0 <text:s text:c="11"/>13167 ks0rbysezx</text:p>
      <text:p text:style-name="P1"><text:s/>0 <text:s text:c="11"/>13168 ks47e9vg</text:p>
      <text:p text:style-name="P1"><text:s/>0 <text:s text:c="11"/>13176 kta</text:p>
      <text:p text:style-name="P1"><text:s/>0 <text:s text:c="11"/>13177 kta79so7eh</text:p>
      <text:p text:style-name="P1"><text:s/>0 <text:s text:c="11"/>13174 kt5opgqo7o</text:p>
      <text:p text:style-name="P1"><text:s/>0 <text:s text:c="11"/>13175 kt91x8ar</text:p>
      <text:p text:style-name="P1"><text:s/>0 <text:s text:c="11"/>13173 kszdoefv1b</text:p>
      <text:p text:style-name="P1"><text:s/>0 <text:s text:c="11"/>13169 ks6woiutmo</text:p>
      <text:p text:style-name="P1"><text:s/>0 <text:s text:c="11"/>13170 ksc2wrhgxu</text:p>
      <text:p text:style-name="P1"><text:s/>0 <text:s text:c="11"/>13171 kscv2fytyx</text:p>
      <text:p text:style-name="P1"><text:s/>0 <text:s text:c="11"/>13172 ksl</text:p>
      <text:p text:style-name="P1"><text:s/>0 <text:s text:c="11"/>13307 lambada</text:p>
      <text:p text:style-name="P1"><text:s/>0 <text:s text:c="11"/>13308 lambert</text:p>
      <text:p text:style-name="P1"><text:s/>0 <text:s text:c="11"/>13309 lambic</text:p>
      <text:p text:style-name="P1"><text:s/>0 <text:s text:c="11"/>13449 leap</text:p>
      <text:p text:style-name="P1"><text:s/>0 <text:s text:c="11"/>13445 leaked</text:p>
      <text:p text:style-name="P1"><text:s/>0 <text:s text:c="11"/>13446 leaks</text:p>
      <text:p text:style-name="P1"><text:s/>0 <text:s text:c="11"/>13447 lean</text:p>
      <text:p text:style-name="P1"><text:s/>0 <text:s text:c="11"/>13444 leakage</text:p>
      <text:p text:style-name="P1"><text:s/>0 <text:s text:c="11"/>13443 leak</text:p>
      <text:p text:style-name="P1"><text:s/>0 <text:s text:c="11"/>13442 leah</text:p>
      <text:p text:style-name="P1"><text:s/>0 <text:s text:c="11"/>13439 leads</text:p>
      <text:p text:style-name="P1"><text:soft-page-break/><text:s/>0 <text:s text:c="11"/>13440 leaf</text:p>
      <text:p text:style-name="P1"><text:s/>0 <text:s text:c="11"/>13441 league</text:p>
      <text:p text:style-name="P1"><text:s/>0 <text:s text:c="11"/>13448 leaning</text:p>
      <text:p text:style-name="P1"><text:s/>0 <text:s text:c="11"/>13450 leapjs</text:p>
      <text:p text:style-name="P1"><text:s/>0 <text:s text:c="11"/>13462 leaves</text:p>
      <text:p text:style-name="P1"><text:s/>0 <text:s text:c="11"/>13451 learn</text:p>
      <text:p text:style-name="P1"><text:s/>0 <text:s text:c="11"/>13458 learnt</text:p>
      <text:p text:style-name="P1"><text:s/>0 <text:s text:c="11"/>13459 learntocode</text:p>
      <text:p text:style-name="P1"><text:s/>0 <text:s text:c="11"/>13460 least</text:p>
      <text:p text:style-name="P1"><text:s/>0 <text:s text:c="11"/>13457 learns</text:p>
      <text:p text:style-name="P1"><text:s/>0 <text:s text:c="11"/>13456 learningtocook</text:p>
      <text:p text:style-name="P1"><text:s/>0 <text:s text:c="11"/>13455 learnings</text:p>
      <text:p text:style-name="P1"><text:s/>0 <text:s text:c="11"/>13452 learned</text:p>
      <text:p text:style-name="P1"><text:s/>0 <text:s text:c="11"/>13453 learner</text:p>
      <text:p text:style-name="P1"><text:s/>0 <text:s text:c="11"/>13454 learning</text:p>
      <text:p text:style-name="P1"><text:s/>0 <text:s text:c="11"/>13438 leading</text:p>
      <text:p text:style-name="P1"><text:s/>0 <text:s text:c="11"/>13437 leadership</text:p>
      <text:p text:style-name="P1"><text:s/>0 <text:s text:c="11"/>13436 leaders</text:p>
      <text:p text:style-name="P1"><text:s/>0 <text:s text:c="11"/>13435 leaderboards</text:p>
      <text:p text:style-name="P1"><text:s/>0 <text:s text:c="11"/>13420 lcd</text:p>
      <text:p text:style-name="P1"><text:s/>0 <text:s text:c="11"/>13421 lcjkwxxawy</text:p>
      <text:p text:style-name="P1"><text:s/>0 <text:s text:c="11"/>13422 lclfsu5hgl</text:p>
      <text:p text:style-name="P1"><text:s/>0 <text:s text:c="11"/>13419 lca2kfjj</text:p>
      <text:p text:style-name="P1"><text:s/>0 <text:s text:c="11"/>13418 lc7ooxv2z4</text:p>
      <text:p text:style-name="P1"><text:s/>0 <text:s text:c="11"/>13417 lbrvzgkq</text:p>
      <text:p text:style-name="P1"><text:s/>0 <text:s text:c="11"/>13414 lb</text:p>
      <text:p text:style-name="P1"><text:s/>0 <text:s text:c="11"/>13415 lb0m05yd39</text:p>
      <text:p text:style-name="P1"><text:s/>0 <text:s text:c="11"/>13416 lb90bhu5sn</text:p>
      <text:p text:style-name="P1"><text:s/>0 <text:s text:c="11"/>13423 lcoqy7pyco</text:p>
      <text:p text:style-name="P1"><text:s/>0 <text:s text:c="11"/>13424 lcs</text:p>
      <text:p text:style-name="P1"><text:s/>0 <text:s text:c="11"/>13425 ld9rophxtd</text:p>
      <text:p text:style-name="P1"><text:s/>0 <text:s text:c="11"/>13433 leader</text:p>
      <text:p text:style-name="P1"><text:s/>0 <text:s text:c="11"/>13434 leaderboard</text:p>
      <text:p text:style-name="P1"><text:s/>0 <text:s text:c="11"/>13431 le6dav1k9s</text:p>
      <text:p text:style-name="P1"><text:s/>0 <text:s text:c="11"/>13432 lead</text:p>
      <text:p text:style-name="P1"><text:s/>0 <text:s text:c="11"/>13430 le</text:p>
      <text:p text:style-name="P1"><text:s/>0 <text:s text:c="11"/>13426 ldn</text:p>
      <text:p text:style-name="P1"><text:s/>0 <text:s text:c="11"/>13427 ldnoyothoi</text:p>
      <text:p text:style-name="P1"><text:s/>0 <text:s text:c="11"/>13428 ldpb3dm3</text:p>
      <text:p text:style-name="P1"><text:s/>0 <text:s text:c="11"/>13429 ldqrnf7i</text:p>
      <text:p text:style-name="P1"><text:s/>0 <text:s text:c="11"/>13461 leave</text:p>
      <text:p text:style-name="P1"><text:s/>0 <text:s text:c="11"/>13463 leaving</text:p>
      <text:p text:style-name="P1"><text:s/>0 <text:s text:c="11"/>13412 lazwa6znqc</text:p>
      <text:p text:style-name="P1"><text:s/>0 <text:s text:c="11"/>13500 lejtzt4tgn</text:p>
      <text:p text:style-name="P1"><text:s/>0 <text:s text:c="11"/>13496 leidner</text:p>
      <text:p text:style-name="P1"><text:s/>0 <text:s text:c="11"/>13497 leigh</text:p>
      <text:p text:style-name="P1"><text:s/>0 <text:s text:c="11"/>13498 leire</text:p>
      <text:p text:style-name="P1"><text:s/>0 <text:s text:c="11"/>13495 leiderschap</text:p>
      <text:p text:style-name="P1"><text:s/>0 <text:s text:c="11"/>13494 leicasixx</text:p>
      <text:p text:style-name="P1"><text:s/>0 <text:s text:c="11"/>13493 leica</text:p>
      <text:p text:style-name="P1"><text:s/>0 <text:s text:c="11"/>13490 legs</text:p>
      <text:p text:style-name="P1"><text:s/>0 <text:s text:c="11"/>13491 leia</text:p>
      <text:p text:style-name="P1"><text:soft-page-break/><text:s/>0 <text:s text:c="11"/>13492 leibovitz</text:p>
      <text:p text:style-name="P1"><text:s/>0 <text:s text:c="11"/>13499 leisure</text:p>
      <text:p text:style-name="P1"><text:s/>0 <text:s text:c="11"/>13501 lekker</text:p>
      <text:p text:style-name="P1"><text:s/>0 <text:s text:c="11"/>13464 lebron</text:p>
      <text:p text:style-name="P1"><text:s/>0 <text:s text:c="11"/>13502 lelxvepm</text:p>
      <text:p text:style-name="P1"><text:s/>0 <text:s text:c="11"/>13509 length</text:p>
      <text:p text:style-name="P1"><text:s/>0 <text:s text:c="11"/>13510 lennon</text:p>
      <text:p text:style-name="P1"><text:s/>0 <text:s text:c="11"/>13511 lenovo</text:p>
      <text:p text:style-name="P1"><text:s/>0 <text:s text:c="11"/>13508 lence</text:p>
      <text:p text:style-name="P1"><text:s/>0 <text:s text:c="11"/>13507 lemonsoda</text:p>
      <text:p text:style-name="P1"><text:s/>0 <text:s text:c="11"/>13506 lemonade</text:p>
      <text:p text:style-name="P1"><text:s/>0 <text:s text:c="11"/>13503 lem</text:p>
      <text:p text:style-name="P1"><text:s/>0 <text:s text:c="11"/>13504 lemmatization</text:p>
      <text:p text:style-name="P1"><text:s/>0 <text:s text:c="11"/>13505 lemme</text:p>
      <text:p text:style-name="P1"><text:s/>0 <text:s text:c="11"/>13489 lego</text:p>
      <text:p text:style-name="P1"><text:s/>0 <text:s text:c="11"/>13488 legitimate</text:p>
      <text:p text:style-name="P1"><text:s/>0 <text:s text:c="11"/>13487 legit</text:p>
      <text:p text:style-name="P1"><text:s/>0 <text:s text:c="11"/>13486 legislation</text:p>
      <text:p text:style-name="P1"><text:s/>0 <text:s text:c="11"/>13471 leeds</text:p>
      <text:p text:style-name="P1"><text:s/>0 <text:s text:c="11"/>13472 leer</text:p>
      <text:p text:style-name="P1"><text:s/>0 <text:s text:c="11"/>13473 leet</text:p>
      <text:p text:style-name="P1"><text:s/>0 <text:s text:c="11"/>13470 lee</text:p>
      <text:p text:style-name="P1"><text:s/>0 <text:s text:c="11"/>13469 led</text:p>
      <text:p text:style-name="P1"><text:s/>0 <text:s text:c="11"/>13468 lectureship</text:p>
      <text:p text:style-name="P1"><text:s/>0 <text:s text:c="11"/>13465 leche</text:p>
      <text:p text:style-name="P1"><text:s/>0 <text:s text:c="11"/>13466 lecture</text:p>
      <text:p text:style-name="P1"><text:s/>0 <text:s text:c="11"/>13467 lectures</text:p>
      <text:p text:style-name="P1"><text:s/>0 <text:s text:c="11"/>13474 leeuwin</text:p>
      <text:p text:style-name="P1"><text:s/>0 <text:s text:c="11"/>13475 left</text:p>
      <text:p text:style-name="P1"><text:s/>0 <text:s text:c="11"/>13476 leg</text:p>
      <text:p text:style-name="P1"><text:s/>0 <text:s text:c="11"/>13484 leggere</text:p>
      <text:p text:style-name="P1"><text:s/>0 <text:s text:c="11"/>13485 leggi</text:p>
      <text:p text:style-name="P1"><text:s/>0 <text:s text:c="11"/>13482 legge</text:p>
      <text:p text:style-name="P1"><text:s/>0 <text:s text:c="11"/>13483 leggenda</text:p>
      <text:p text:style-name="P1"><text:s/>0 <text:s text:c="11"/>13481 legend</text:p>
      <text:p text:style-name="P1"><text:s/>0 <text:s text:c="11"/>13477 legacy</text:p>
      <text:p text:style-name="P1"><text:s/>0 <text:s text:c="11"/>13478 legal</text:p>
      <text:p text:style-name="P1"><text:s/>0 <text:s text:c="11"/>13479 legalistic</text:p>
      <text:p text:style-name="P1"><text:s/>0 <text:s text:c="11"/>13480 lege</text:p>
      <text:p text:style-name="P1"><text:s/>0 <text:s text:c="11"/>13413 lazy</text:p>
      <text:p text:style-name="P1"><text:s/>0 <text:s text:c="11"/>13411 laziness</text:p>
      <text:p text:style-name="P1"><text:s/>0 <text:s text:c="11"/>13310 lame</text:p>
      <text:p text:style-name="P1"><text:s/>0 <text:s text:c="11"/>13346 large</text:p>
      <text:p text:style-name="P1"><text:s/>0 <text:s text:c="11"/>13342 larbi</text:p>
      <text:p text:style-name="P1"><text:s/>0 <text:s text:c="11"/>13343 lard</text:p>
      <text:p text:style-name="P1"><text:s/>0 <text:s text:c="11"/>13344 largas</text:p>
      <text:p text:style-name="P1"><text:s/>0 <text:s text:c="11"/>13341 laptops</text:p>
      <text:p text:style-name="P1"><text:s/>0 <text:s text:c="11"/>13340 laptop</text:p>
      <text:p text:style-name="P1"><text:s/>0 <text:s text:c="11"/>13339 lapsus</text:p>
      <text:p text:style-name="P1"><text:s/>0 <text:s text:c="11"/>13336 lanka</text:p>
      <text:p text:style-name="P1"><text:s/>0 <text:s text:c="11"/>13337 lap</text:p>
      <text:p text:style-name="P1"><text:s/>0 <text:s text:c="11"/>13338 laps</text:p>
      <text:p text:style-name="P1"><text:soft-page-break/><text:s/>0 <text:s text:c="11"/>13345 largate</text:p>
      <text:p text:style-name="P1"><text:s/>0 <text:s text:c="11"/>13347 larger</text:p>
      <text:p text:style-name="P1"><text:s/>0 <text:s text:c="11"/>13359 lasted</text:p>
      <text:p text:style-name="P1"><text:s/>0 <text:s text:c="11"/>13348 largest</text:p>
      <text:p text:style-name="P1"><text:s/>0 <text:s text:c="11"/>13355 laser</text:p>
      <text:p text:style-name="P1"><text:s/>0 <text:s text:c="11"/>13356 lasgna</text:p>
      <text:p text:style-name="P1"><text:s/>0 <text:s text:c="11"/>13357 lass</text:p>
      <text:p text:style-name="P1"><text:s/>0 <text:s text:c="11"/>13354 lascia</text:p>
      <text:p text:style-name="P1"><text:s/>0 <text:s text:c="11"/>13353 lasagna</text:p>
      <text:p text:style-name="P1"><text:s/>0 <text:s text:c="11"/>13352 las</text:p>
      <text:p text:style-name="P1"><text:s/>0 <text:s text:c="11"/>13349 larica</text:p>
      <text:p text:style-name="P1"><text:s/>0 <text:s text:c="11"/>13350 larry</text:p>
      <text:p text:style-name="P1"><text:s/>0 <text:s text:c="11"/>13351 lars</text:p>
      <text:p text:style-name="P1"><text:s/>0 <text:s text:c="11"/>13335 languages</text:p>
      <text:p text:style-name="P1"><text:s/>0 <text:s text:c="11"/>13334 languagemachines</text:p>
      <text:p text:style-name="P1"><text:s/>0 <text:s text:c="11"/>13333 language</text:p>
      <text:p text:style-name="P1"><text:s/>0 <text:s text:c="11"/>13332 langs</text:p>
      <text:p text:style-name="P1"><text:s/>0 <text:s text:c="11"/>13317 lana</text:p>
      <text:p text:style-name="P1"><text:s/>0 <text:s text:c="11"/>13318 lanceert</text:p>
      <text:p text:style-name="P1"><text:s/>0 <text:s text:c="11"/>13319 lanciare</text:p>
      <text:p text:style-name="P1"><text:s/>0 <text:s text:c="11"/>13316 lan</text:p>
      <text:p text:style-name="P1"><text:s/>0 <text:s text:c="11"/>13315 lampstack</text:p>
      <text:p text:style-name="P1"><text:s/>0 <text:s text:c="11"/>13314 lamport</text:p>
      <text:p text:style-name="P1"><text:s/>0 <text:s text:c="11"/>13311 lamentable</text:p>
      <text:p text:style-name="P1"><text:s/>0 <text:s text:c="11"/>13312 lamp</text:p>
      <text:p text:style-name="P1"><text:s/>0 <text:s text:c="11"/>13313 lampard</text:p>
      <text:p text:style-name="P1"><text:s/>0 <text:s text:c="11"/>13320 land</text:p>
      <text:p text:style-name="P1"><text:s/>0 <text:s text:c="11"/>13321 landed</text:p>
      <text:p text:style-name="P1"><text:s/>0 <text:s text:c="11"/>13322 landfill</text:p>
      <text:p text:style-name="P1"><text:s/>0 <text:s text:c="11"/>13330 lang</text:p>
      <text:p text:style-name="P1"><text:s/>0 <text:s text:c="11"/>13331 langauge</text:p>
      <text:p text:style-name="P1"><text:s/>0 <text:s text:c="11"/>13328 landscapes</text:p>
      <text:p text:style-name="P1"><text:s/>0 <text:s text:c="11"/>13329 lane</text:p>
      <text:p text:style-name="P1"><text:s/>0 <text:s text:c="11"/>13327 landscape</text:p>
      <text:p text:style-name="P1"><text:s/>0 <text:s text:c="11"/>13323 landing</text:p>
      <text:p text:style-name="P1"><text:s/>0 <text:s text:c="11"/>13324 landlord</text:p>
      <text:p text:style-name="P1"><text:s/>0 <text:s text:c="11"/>13325 landmark</text:p>
      <text:p text:style-name="P1"><text:s/>0 <text:s text:c="11"/>13326 lands</text:p>
      <text:p text:style-name="P1"><text:s/>0 <text:s text:c="11"/>13358 last</text:p>
      <text:p text:style-name="P1"><text:s/>0 <text:s text:c="11"/>13360 lastfm</text:p>
      <text:p text:style-name="P1"><text:s/>0 <text:s text:c="11"/>13410 laz</text:p>
      <text:p text:style-name="P1"><text:s/>0 <text:s text:c="11"/>13398 lawrence</text:p>
      <text:p text:style-name="P1"><text:s/>0 <text:s text:c="11"/>13394 lavozmexico</text:p>
      <text:p text:style-name="P1"><text:s/>0 <text:s text:c="11"/>13395 law</text:p>
      <text:p text:style-name="P1"><text:s/>0 <text:s text:c="11"/>13396 lawmaking</text:p>
      <text:p text:style-name="P1"><text:s/>0 <text:s text:c="11"/>13393 lavida</text:p>
      <text:p text:style-name="P1"><text:s/>0 <text:s text:c="11"/>13392 laurie</text:p>
      <text:p text:style-name="P1"><text:s/>0 <text:s text:c="11"/>13391 laurena</text:p>
      <text:p text:style-name="P1"><text:s/>0 <text:s text:c="11"/>13388 laura</text:p>
      <text:p text:style-name="P1"><text:s/>0 <text:s text:c="11"/>13389 laureate</text:p>
      <text:p text:style-name="P1"><text:s/>0 <text:s text:c="11"/>13390 lauren</text:p>
      <text:p text:style-name="P1"><text:s/>0 <text:s text:c="11"/>13397 lawn</text:p>
      <text:p text:style-name="P1"><text:soft-page-break/><text:s/>0 <text:s text:c="11"/>13399 laws</text:p>
      <text:p text:style-name="P1"><text:s/>0 <text:s text:c="11"/>13361 lasting</text:p>
      <text:p text:style-name="P1"><text:s/>0 <text:s text:c="11"/>13400 lawyer</text:p>
      <text:p text:style-name="P1"><text:s/>0 <text:s text:c="11"/>13407 laying</text:p>
      <text:p text:style-name="P1"><text:s/>0 <text:s text:c="11"/>13408 laylow</text:p>
      <text:p text:style-name="P1"><text:s/>0 <text:s text:c="11"/>13409 layout</text:p>
      <text:p text:style-name="P1"><text:s/>0 <text:s text:c="11"/>13406 layers</text:p>
      <text:p text:style-name="P1"><text:s/>0 <text:s text:c="11"/>13405 layered</text:p>
      <text:p text:style-name="P1"><text:s/>0 <text:s text:c="11"/>13404 layer</text:p>
      <text:p text:style-name="P1"><text:s/>0 <text:s text:c="11"/>13401 lax</text:p>
      <text:p text:style-name="P1"><text:s/>0 <text:s text:c="11"/>13402 laxmi</text:p>
      <text:p text:style-name="P1"><text:s/>0 <text:s text:c="11"/>13403 lay</text:p>
      <text:p text:style-name="P1"><text:s/>0 <text:s text:c="11"/>13386 launching</text:p>
      <text:p text:style-name="P1"><text:s/>0 <text:s text:c="11"/>13385 launches</text:p>
      <text:p text:style-name="P1"><text:s/>0 <text:s text:c="11"/>13384 launched</text:p>
      <text:p text:style-name="P1"><text:s/>0 <text:s text:c="11"/>13383 launch</text:p>
      <text:p text:style-name="P1"><text:s/>0 <text:s text:c="11"/>13368 latenight</text:p>
      <text:p text:style-name="P1"><text:s/>0 <text:s text:c="11"/>13369 latenightyoga</text:p>
      <text:p text:style-name="P1"><text:s/>0 <text:s text:c="11"/>13370 later</text:p>
      <text:p text:style-name="P1"><text:s/>0 <text:s text:c="11"/>13367 lately</text:p>
      <text:p text:style-name="P1"><text:s/>0 <text:s text:c="11"/>13366 late</text:p>
      <text:p text:style-name="P1"><text:s/>0 <text:s text:c="11"/>13365 laszlobock</text:p>
      <text:p text:style-name="P1"><text:s/>0 <text:s text:c="11"/>13362 lastkiss</text:p>
      <text:p text:style-name="P1"><text:s/>0 <text:s text:c="11"/>13363 lastres</text:p>
      <text:p text:style-name="P1"><text:s/>0 <text:s text:c="11"/>13364 lasts</text:p>
      <text:p text:style-name="P1"><text:s/>0 <text:s text:c="11"/>13371 latest</text:p>
      <text:p text:style-name="P1"><text:s/>0 <text:s text:c="11"/>13372 latetweet</text:p>
      <text:p text:style-name="P1"><text:s/>0 <text:s text:c="11"/>13373 latin</text:p>
      <text:p text:style-name="P1"><text:s/>0 <text:s text:c="11"/>13381 laughter</text:p>
      <text:p text:style-name="P1"><text:s/>0 <text:s text:c="11"/>13382 laughters</text:p>
      <text:p text:style-name="P1"><text:s/>0 <text:s text:c="11"/>13379 laughed</text:p>
      <text:p text:style-name="P1"><text:s/>0 <text:s text:c="11"/>13380 laughing</text:p>
      <text:p text:style-name="P1"><text:s/>0 <text:s text:c="11"/>13378 laugh</text:p>
      <text:p text:style-name="P1"><text:s/>0 <text:s text:c="11"/>13374 latinhouse</text:p>
      <text:p text:style-name="P1"><text:s/>0 <text:s text:c="11"/>13375 latitante</text:p>
      <text:p text:style-name="P1"><text:s/>0 <text:s text:c="11"/>13376 lau65gf2</text:p>
      <text:p text:style-name="P1"><text:s/>0 <text:s text:c="11"/>13377 laude</text:p>
      <text:p text:style-name="P1"><text:s/>0 <text:s text:c="11"/>13924 loses</text:p>
      <text:p text:style-name="P1"><text:s/>0 <text:s text:c="11"/>13926 loss</text:p>
      <text:p text:style-name="P1"><text:s/>0 <text:s text:c="11"/>14750 mexicocity</text:p>
      <text:p text:style-name="P1"><text:s/>0 <text:s text:c="11"/>14480 matthew</text:p>
      <text:p text:style-name="P1"><text:s/>0 <text:s text:c="11"/>14476 matteo</text:p>
      <text:p text:style-name="P1"><text:s/>0 <text:s text:c="11"/>14477 matter</text:p>
      <text:p text:style-name="P1"><text:s/>0 <text:s text:c="11"/>14478 matterapp</text:p>
      <text:p text:style-name="P1"><text:s/>0 <text:s text:c="11"/>14475 matte</text:p>
      <text:p text:style-name="P1"><text:s/>0 <text:s text:c="11"/>14474 mats</text:p>
      <text:p text:style-name="P1"><text:s/>0 <text:s text:c="11"/>14473 matro</text:p>
      <text:p text:style-name="P1"><text:s/>0 <text:s text:c="11"/>14470 mathilde</text:p>
      <text:p text:style-name="P1"><text:s/>0 <text:s text:c="11"/>14471 matlab</text:p>
      <text:p text:style-name="P1"><text:s/>0 <text:s text:c="11"/>14472 matrix</text:p>
      <text:p text:style-name="P1"><text:s/>0 <text:s text:c="11"/>14479 matters</text:p>
      <text:p text:style-name="P1"><text:s/>0 <text:s text:c="11"/>14481 matthewgleslie</text:p>
      <text:p text:style-name="P1"><text:soft-page-break/><text:s/>0 <text:s text:c="11"/>14468 mathematics</text:p>
      <text:p text:style-name="P1"><text:s/>0 <text:s text:c="11"/>14482 matthews</text:p>
      <text:p text:style-name="P1"><text:s/>0 <text:s text:c="11"/>14489 mavins</text:p>
      <text:p text:style-name="P1"><text:s/>0 <text:s text:c="11"/>14490 mawc2011dist</text:p>
      <text:p text:style-name="P1"><text:s/>0 <text:s text:c="11"/>14491 max</text:p>
      <text:p text:style-name="P1"><text:s/>0 <text:s text:c="11"/>14488 mauve</text:p>
      <text:p text:style-name="P1"><text:s/>0 <text:s text:c="11"/>14487 mauriziogalimberti</text:p>
      <text:p text:style-name="P1"><text:s/>0 <text:s text:c="11"/>14486 mau</text:p>
      <text:p text:style-name="P1"><text:s/>0 <text:s text:c="11"/>14483 mature</text:p>
      <text:p text:style-name="P1"><text:s/>0 <text:s text:c="11"/>14484 maturity</text:p>
      <text:p text:style-name="P1"><text:s/>0 <text:s text:c="11"/>14485 matásme</text:p>
      <text:p text:style-name="P1"><text:s/>0 <text:s text:c="11"/>14469 mathers</text:p>
      <text:p text:style-name="P1"><text:s/>0 <text:s text:c="11"/>14467 mathematically</text:p>
      <text:p text:style-name="P1"><text:s/>0 <text:s text:c="11"/>14544 mdwv7lxn</text:p>
      <text:p text:style-name="P1"><text:s/>0 <text:s text:c="11"/>14454 matching</text:p>
      <text:p text:style-name="P1"><text:s/>0 <text:s text:c="11"/>14450 matcbox20</text:p>
      <text:p text:style-name="P1"><text:s/>0 <text:s text:c="11"/>14451 match</text:p>
      <text:p text:style-name="P1"><text:s/>0 <text:s text:c="11"/>14452 matcha</text:p>
      <text:p text:style-name="P1"><text:s/>0 <text:s text:c="11"/>14449 matar</text:p>
      <text:p text:style-name="P1"><text:s/>0 <text:s text:c="11"/>14448 matangi</text:p>
      <text:p text:style-name="P1"><text:s/>0 <text:s text:c="11"/>14447 mata</text:p>
      <text:p text:style-name="P1"><text:s/>0 <text:s text:c="11"/>14444 masterpiece</text:p>
      <text:p text:style-name="P1"><text:s/>0 <text:s text:c="11"/>14445 masters</text:p>
      <text:p text:style-name="P1"><text:s/>0 <text:s text:c="11"/>14446 mat</text:p>
      <text:p text:style-name="P1"><text:s/>0 <text:s text:c="11"/>14453 matches</text:p>
      <text:p text:style-name="P1"><text:s/>0 <text:s text:c="11"/>14455 mate</text:p>
      <text:p text:style-name="P1"><text:s/>0 <text:s text:c="11"/>14466 mathematical</text:p>
      <text:p text:style-name="P1"><text:s/>0 <text:s text:c="11"/>14456 mateja</text:p>
      <text:p text:style-name="P1"><text:s/>0 <text:s text:c="11"/>14463 maternal</text:p>
      <text:p text:style-name="P1"><text:s/>0 <text:s text:c="11"/>14464 mates</text:p>
      <text:p text:style-name="P1"><text:s/>0 <text:s text:c="11"/>14465 math</text:p>
      <text:p text:style-name="P1"><text:s/>0 <text:s text:c="11"/>14462 materiality</text:p>
      <text:p text:style-name="P1"><text:s/>0 <text:s text:c="11"/>14461 materiale</text:p>
      <text:p text:style-name="P1"><text:s/>0 <text:s text:c="11"/>14460 material</text:p>
      <text:p text:style-name="P1"><text:s/>0 <text:s text:c="11"/>14457 matematik</text:p>
      <text:p text:style-name="P1"><text:s/>0 <text:s text:c="11"/>14458 mateo</text:p>
      <text:p text:style-name="P1"><text:s/>0 <text:s text:c="11"/>14459 materia</text:p>
      <text:p text:style-name="P1"><text:s/>0 <text:s text:c="11"/>14492 maxi</text:p>
      <text:p text:style-name="P1"><text:s/>0 <text:s text:c="11"/>14493 maximize</text:p>
      <text:p text:style-name="P1"><text:s/>0 <text:s text:c="11"/>14494 maximum</text:p>
      <text:p text:style-name="P1"><text:s/>0 <text:s text:c="11"/>14531 mcke2e</text:p>
      <text:p text:style-name="P1"><text:s/>0 <text:s text:c="11"/>14527 mchew</text:p>
      <text:p text:style-name="P1"><text:s/>0 <text:s text:c="11"/>14528 mciidlsgov</text:p>
      <text:p text:style-name="P1"><text:s/>0 <text:s text:c="11"/>14529 mcilrath</text:p>
      <text:p text:style-name="P1"><text:s/>0 <text:s text:c="11"/>14526 mcgsvfm6lo</text:p>
      <text:p text:style-name="P1"><text:s/>0 <text:s text:c="11"/>14525 mcgowan</text:p>
      <text:p text:style-name="P1"><text:s/>0 <text:s text:c="11"/>14524 mcgonigal</text:p>
      <text:p text:style-name="P1"><text:s/>0 <text:s text:c="11"/>14521 mcebs</text:p>
      <text:p text:style-name="P1"><text:s/>0 <text:s text:c="11"/>14522 mcenzo</text:p>
      <text:p text:style-name="P1"><text:s/>0 <text:s text:c="11"/>14523 mcflurry</text:p>
      <text:p text:style-name="P1"><text:s/>0 <text:s text:c="11"/>14530 mckaw</text:p>
      <text:p text:style-name="P1"><text:s/>0 <text:s text:c="11"/>14532 mckinsey</text:p>
      <text:p text:style-name="P1"><text:soft-page-break/><text:s/>0 <text:s text:c="11"/>14495 maxscneider</text:p>
      <text:p text:style-name="P1"><text:s/>0 <text:s text:c="11"/>14533 mcm</text:p>
      <text:p text:style-name="P1"><text:s/>0 <text:s text:c="11"/>14540 mdmolina</text:p>
      <text:p text:style-name="P1"><text:s/>0 <text:s text:c="11"/>14541 mdrsqcpfgd</text:p>
      <text:p text:style-name="P1"><text:s/>0 <text:s text:c="11"/>14542 mdur7qswen</text:p>
      <text:p text:style-name="P1"><text:s/>0 <text:s text:c="11"/>14539 mdmbc41nf4</text:p>
      <text:p text:style-name="P1"><text:s/>0 <text:s text:c="11"/>14538 mddneygzai</text:p>
      <text:p text:style-name="P1"><text:s/>0 <text:s text:c="11"/>14537 md4e5tgc7x</text:p>
      <text:p text:style-name="P1"><text:s/>0 <text:s text:c="11"/>14534 mcnerney</text:p>
      <text:p text:style-name="P1"><text:s/>0 <text:s text:c="11"/>14535 mcpxwcna</text:p>
      <text:p text:style-name="P1"><text:s/>0 <text:s text:c="11"/>14536 md1d7rn7pu</text:p>
      <text:p text:style-name="P1"><text:s/>0 <text:s text:c="11"/>14520 mcdonalds</text:p>
      <text:p text:style-name="P1"><text:s/>0 <text:s text:c="11"/>14519 mcdonald</text:p>
      <text:p text:style-name="P1"><text:s/>0 <text:s text:c="11"/>14518 mcd</text:p>
      <text:p text:style-name="P1"><text:s/>0 <text:s text:c="11"/>14517 mcconaughey</text:p>
      <text:p text:style-name="P1"><text:s/>0 <text:s text:c="11"/>14502 maynard</text:p>
      <text:p text:style-name="P1"><text:s/>0 <text:s text:c="11"/>14503 mayne</text:p>
      <text:p text:style-name="P1"><text:s/>0 <text:s text:c="11"/>14504 mayor</text:p>
      <text:p text:style-name="P1"><text:s/>0 <text:s text:c="11"/>14501 mayis</text:p>
      <text:p text:style-name="P1"><text:s/>0 <text:s text:c="11"/>14500 mayer</text:p>
      <text:p text:style-name="P1"><text:s/>0 <text:s text:c="11"/>14499 maybe</text:p>
      <text:p text:style-name="P1"><text:s/>0 <text:s text:c="11"/>14496 may</text:p>
      <text:p text:style-name="P1"><text:s/>0 <text:s text:c="11"/>14497 maya</text:p>
      <text:p text:style-name="P1"><text:s/>0 <text:s text:c="11"/>14498 mayaswellgetusedtoit</text:p>
      <text:p text:style-name="P1"><text:s/>0 <text:s text:c="11"/>14505 maçã</text:p>
      <text:p text:style-name="P1"><text:s/>0 <text:s text:c="11"/>14506 mañanera</text:p>
      <text:p text:style-name="P1"><text:s/>0 <text:s text:c="11"/>14507 maš</text:p>
      <text:p text:style-name="P1"><text:s/>0 <text:s text:c="11"/>14515 mc</text:p>
      <text:p text:style-name="P1"><text:s/>0 <text:s text:c="11"/>14516 mcbites</text:p>
      <text:p text:style-name="P1"><text:s/>0 <text:s text:c="11"/>14513 mbezgwgphw</text:p>
      <text:p text:style-name="P1"><text:s/>0 <text:s text:c="11"/>14514 mbit</text:p>
      <text:p text:style-name="P1"><text:s/>0 <text:s text:c="11"/>14512 mbbslzmzxh</text:p>
      <text:p text:style-name="P1"><text:s/>0 <text:s text:c="11"/>14508 mb</text:p>
      <text:p text:style-name="P1"><text:s/>0 <text:s text:c="11"/>14509 mb4t0zbh5n</text:p>
      <text:p text:style-name="P1"><text:s/>0 <text:s text:c="11"/>14510 mba</text:p>
      <text:p text:style-name="P1"><text:s/>0 <text:s text:c="11"/>14511 mbastars</text:p>
      <text:p text:style-name="P1"><text:s/>0 <text:s text:c="11"/>14443 masterchef</text:p>
      <text:p text:style-name="P1"><text:s/>0 <text:s text:c="11"/>14442 masterbranders</text:p>
      <text:p text:style-name="P1"><text:s/>0 <text:s text:c="11"/>14441 masterbrander</text:p>
      <text:p text:style-name="P1"><text:s/>0 <text:s text:c="11"/>14377 margznwzww</text:p>
      <text:p text:style-name="P1"><text:s/>0 <text:s text:c="11"/>14373 marco</text:p>
      <text:p text:style-name="P1"><text:s/>0 <text:s text:c="11"/>14374 marcus</text:p>
      <text:p text:style-name="P1"><text:s/>0 <text:s text:c="11"/>14375 mare</text:p>
      <text:p text:style-name="P1"><text:s/>0 <text:s text:c="11"/>14372 marciapiede</text:p>
      <text:p text:style-name="P1"><text:s/>0 <text:s text:c="11"/>14371 marchionne</text:p>
      <text:p text:style-name="P1"><text:s/>0 <text:s text:c="11"/>14370 marching</text:p>
      <text:p text:style-name="P1"><text:s/>0 <text:s text:c="11"/>14367 march</text:p>
      <text:p text:style-name="P1"><text:s/>0 <text:s text:c="11"/>14368 marcha</text:p>
      <text:p text:style-name="P1"><text:s/>0 <text:s text:c="11"/>14369 marchar</text:p>
      <text:p text:style-name="P1"><text:s/>0 <text:s text:c="11"/>14376 margo</text:p>
      <text:p text:style-name="P1"><text:s/>0 <text:s text:c="11"/>14378 maria</text:p>
      <text:p text:style-name="P1"><text:s/>0 <text:s text:c="11"/>14390 marketing</text:p>
      <text:p text:style-name="P1"><text:soft-page-break/><text:s/>0 <text:s text:c="11"/>14379 mariachi</text:p>
      <text:p text:style-name="P1"><text:s/>0 <text:s text:c="11"/>14386 marino</text:p>
      <text:p text:style-name="P1"><text:s/>0 <text:s text:c="11"/>14387 mario</text:p>
      <text:p text:style-name="P1"><text:s/>0 <text:s text:c="11"/>14388 mark</text:p>
      <text:p text:style-name="P1"><text:s/>0 <text:s text:c="11"/>14385 marihuana</text:p>
      <text:p text:style-name="P1"><text:s/>0 <text:s text:c="11"/>14384 marie</text:p>
      <text:p text:style-name="P1"><text:s/>0 <text:s text:c="11"/>14383 marico</text:p>
      <text:p text:style-name="P1"><text:s/>0 <text:s text:c="11"/>14380 mariachis</text:p>
      <text:p text:style-name="P1"><text:s/>0 <text:s text:c="11"/>14381 mariadb</text:p>
      <text:p text:style-name="P1"><text:s/>0 <text:s text:c="11"/>14382 mariah</text:p>
      <text:p text:style-name="P1"><text:s/>0 <text:s text:c="11"/>14366 marcel</text:p>
      <text:p text:style-name="P1"><text:s/>0 <text:s text:c="11"/>14365 marceau</text:p>
      <text:p text:style-name="P1"><text:s/>0 <text:s text:c="11"/>14364 marcaespaña</text:p>
      <text:p text:style-name="P1"><text:s/>0 <text:s text:c="11"/>14363 marca</text:p>
      <text:p text:style-name="P1"><text:s/>0 <text:s text:c="11"/>14348 manzarek</text:p>
      <text:p text:style-name="P1"><text:s/>0 <text:s text:c="11"/>14349 maori</text:p>
      <text:p text:style-name="P1"><text:s/>0 <text:s text:c="11"/>14350 map</text:p>
      <text:p text:style-name="P1"><text:s/>0 <text:s text:c="11"/>14347 many</text:p>
      <text:p text:style-name="P1"><text:s/>0 <text:s text:c="11"/>14346 manuscripts</text:p>
      <text:p text:style-name="P1"><text:s/>0 <text:s text:c="11"/>14345 manuscript</text:p>
      <text:p text:style-name="P1"><text:s/>0 <text:s text:c="11"/>14342 manuel</text:p>
      <text:p text:style-name="P1"><text:s/>0 <text:s text:c="11"/>14343 manufactured</text:p>
      <text:p text:style-name="P1"><text:s/>0 <text:s text:c="11"/>14344 manufacturers</text:p>
      <text:p text:style-name="P1"><text:s/>0 <text:s text:c="11"/>14351 mapping</text:p>
      <text:p text:style-name="P1"><text:s/>0 <text:s text:c="11"/>14352 mappjupw78</text:p>
      <text:p text:style-name="P1"><text:s/>0 <text:s text:c="11"/>14353 mapquest</text:p>
      <text:p text:style-name="P1"><text:s/>0 <text:s text:c="11"/>14361 marble</text:p>
      <text:p text:style-name="P1"><text:s/>0 <text:s text:c="11"/>14362 marc</text:p>
      <text:p text:style-name="P1"><text:s/>0 <text:s text:c="11"/>14359 marathon</text:p>
      <text:p text:style-name="P1"><text:s/>0 <text:s text:c="11"/>14360 maravilloso</text:p>
      <text:p text:style-name="P1"><text:s/>0 <text:s text:c="11"/>14358 maranello</text:p>
      <text:p text:style-name="P1"><text:s/>0 <text:s text:c="11"/>14354 maps</text:p>
      <text:p text:style-name="P1"><text:s/>0 <text:s text:c="11"/>14355 mar</text:p>
      <text:p text:style-name="P1"><text:s/>0 <text:s text:c="11"/>14356 mar18</text:p>
      <text:p text:style-name="P1"><text:s/>0 <text:s text:c="11"/>14357 mar8</text:p>
      <text:p text:style-name="P1"><text:s/>0 <text:s text:c="11"/>14389 market</text:p>
      <text:p text:style-name="P1"><text:s/>0 <text:s text:c="11"/>14391 marketplace</text:p>
      <text:p text:style-name="P1"><text:s/>0 <text:s text:c="11"/>14440 masterbrand</text:p>
      <text:p text:style-name="P1"><text:s/>0 <text:s text:c="11"/>14428 masha</text:p>
      <text:p text:style-name="P1"><text:s/>0 <text:s text:c="11"/>14424 mascalzone</text:p>
      <text:p text:style-name="P1"><text:s/>0 <text:s text:c="11"/>14425 mascara</text:p>
      <text:p text:style-name="P1"><text:s/>0 <text:s text:c="11"/>14426 mascot</text:p>
      <text:p text:style-name="P1"><text:s/>0 <text:s text:c="11"/>14423 masa</text:p>
      <text:p text:style-name="P1"><text:s/>0 <text:s text:c="11"/>14422 mas</text:p>
      <text:p text:style-name="P1"><text:s/>0 <text:s text:c="11"/>14421 marzipan</text:p>
      <text:p text:style-name="P1"><text:s/>0 <text:s text:c="11"/>14418 marx</text:p>
      <text:p text:style-name="P1"><text:s/>0 <text:s text:c="11"/>14419 mary</text:p>
      <text:p text:style-name="P1"><text:s/>0 <text:s text:c="11"/>14420 maryland</text:p>
      <text:p text:style-name="P1"><text:s/>0 <text:s text:c="11"/>14427 maserati</text:p>
      <text:p text:style-name="P1"><text:s/>0 <text:s text:c="11"/>14429 mashaallah</text:p>
      <text:p text:style-name="P1"><text:s/>0 <text:s text:c="11"/>14392 markets</text:p>
      <text:p text:style-name="P1"><text:s/>0 <text:s text:c="11"/>14430 mashable</text:p>
      <text:p text:style-name="P1"><text:soft-page-break/><text:s/>0 <text:s text:c="11"/>14437 massimo</text:p>
      <text:p text:style-name="P1"><text:s/>0 <text:s text:c="11"/>14438 massive</text:p>
      <text:p text:style-name="P1"><text:s/>0 <text:s text:c="11"/>14439 master</text:p>
      <text:p text:style-name="P1"><text:s/>0 <text:s text:c="11"/>14436 massage</text:p>
      <text:p text:style-name="P1"><text:s/>0 <text:s text:c="11"/>14435 massa</text:p>
      <text:p text:style-name="P1"><text:s/>0 <text:s text:c="11"/>14434 mass</text:p>
      <text:p text:style-name="P1"><text:s/>0 <text:s text:c="11"/>14431 mashape</text:p>
      <text:p text:style-name="P1"><text:s/>0 <text:s text:c="11"/>14432 mashery</text:p>
      <text:p text:style-name="P1"><text:s/>0 <text:s text:c="11"/>14433 mask</text:p>
      <text:p text:style-name="P1"><text:s/>0 <text:s text:c="11"/>14417 marvin</text:p>
      <text:p text:style-name="P1"><text:s/>0 <text:s text:c="11"/>14416 martínez</text:p>
      <text:p text:style-name="P1"><text:s/>0 <text:s text:c="11"/>14415 martini</text:p>
      <text:p text:style-name="P1"><text:s/>0 <text:s text:c="11"/>14414 martinez</text:p>
      <text:p text:style-name="P1"><text:s/>0 <text:s text:c="11"/>14399 marley</text:p>
      <text:p text:style-name="P1"><text:s/>0 <text:s text:c="11"/>14400 maroon</text:p>
      <text:p text:style-name="P1"><text:s/>0 <text:s text:c="11"/>14401 marooned</text:p>
      <text:p text:style-name="P1"><text:s/>0 <text:s text:c="11"/>14398 marlena</text:p>
      <text:p text:style-name="P1"><text:s/>0 <text:s text:c="11"/>14397 markup</text:p>
      <text:p text:style-name="P1"><text:s/>0 <text:s text:c="11"/>14396 marksheet</text:p>
      <text:p text:style-name="P1"><text:s/>0 <text:s text:c="11"/>14393 marking</text:p>
      <text:p text:style-name="P1"><text:s/>0 <text:s text:c="11"/>14394 marko</text:p>
      <text:p text:style-name="P1"><text:s/>0 <text:s text:c="11"/>14395 marks</text:p>
      <text:p text:style-name="P1"><text:s/>0 <text:s text:c="11"/>14402 marouane</text:p>
      <text:p text:style-name="P1"><text:s/>0 <text:s text:c="11"/>14403 marred</text:p>
      <text:p text:style-name="P1"><text:s/>0 <text:s text:c="11"/>14404 marriage</text:p>
      <text:p text:style-name="P1"><text:s/>0 <text:s text:c="11"/>14412 martha</text:p>
      <text:p text:style-name="P1"><text:s/>0 <text:s text:c="11"/>14413 martin</text:p>
      <text:p text:style-name="P1"><text:s/>0 <text:s text:c="11"/>14410 mart</text:p>
      <text:p text:style-name="P1"><text:s/>0 <text:s text:c="11"/>14411 martes</text:p>
      <text:p text:style-name="P1"><text:s/>0 <text:s text:c="11"/>14409 marshall</text:p>
      <text:p text:style-name="P1"><text:s/>0 <text:s text:c="11"/>14405 married</text:p>
      <text:p text:style-name="P1"><text:s/>0 <text:s text:c="11"/>14406 marriot</text:p>
      <text:p text:style-name="P1"><text:s/>0 <text:s text:c="11"/>14407 marry</text:p>
      <text:p text:style-name="P1"><text:s/>0 <text:s text:c="11"/>14408 mars</text:p>
      <text:p text:style-name="P1"><text:s/>0 <text:s text:c="11"/>14543 mdwksclc</text:p>
      <text:p text:style-name="P1"><text:s/>0 <text:s text:c="11"/>14545 mdzkcymhyr</text:p>
      <text:p text:style-name="P1"><text:s/>0 <text:s text:c="11"/>13927 losses</text:p>
      <text:p text:style-name="P1"><text:s/>0 <text:s text:c="11"/>14687 merged</text:p>
      <text:p text:style-name="P1"><text:s/>0 <text:s text:c="11"/>14683 mercyformexico</text:p>
      <text:p text:style-name="P1"><text:s/>0 <text:s text:c="11"/>14684 merely</text:p>
      <text:p text:style-name="P1"><text:s/>0 <text:s text:c="11"/>14685 merenda</text:p>
      <text:p text:style-name="P1"><text:s/>0 <text:s text:c="11"/>14682 mercy</text:p>
      <text:p text:style-name="P1"><text:s/>0 <text:s text:c="11"/>14681 mercury</text:p>
      <text:p text:style-name="P1"><text:s/>0 <text:s text:c="11"/>14680 mercurdo</text:p>
      <text:p text:style-name="P1"><text:s/>0 <text:s text:c="11"/>14677 merchandising</text:p>
      <text:p text:style-name="P1"><text:s/>0 <text:s text:c="11"/>14678 merche</text:p>
      <text:p text:style-name="P1"><text:s/>0 <text:s text:c="11"/>14679 mercilessly</text:p>
      <text:p text:style-name="P1"><text:s/>0 <text:s text:c="11"/>14686 mereng</text:p>
      <text:p text:style-name="P1"><text:s/>0 <text:s text:c="11"/>14688 merger</text:p>
      <text:p text:style-name="P1"><text:s/>0 <text:s text:c="11"/>14675 mercato</text:p>
      <text:p text:style-name="P1"><text:s/>0 <text:s text:c="11"/>14689 meri</text:p>
      <text:p text:style-name="P1"><text:s/>0 <text:s text:c="11"/>14696 merry</text:p>
      <text:p text:style-name="P1"><text:soft-page-break/><text:s/>0 <text:s text:c="11"/>14697 merrychristmas</text:p>
      <text:p text:style-name="P1"><text:s/>0 <text:s text:c="11"/>14698 mersi</text:p>
      <text:p text:style-name="P1"><text:s/>0 <text:s text:c="11"/>14695 merphqoz</text:p>
      <text:p text:style-name="P1"><text:s/>0 <text:s text:c="11"/>14694 mermaids</text:p>
      <text:p text:style-name="P1"><text:s/>0 <text:s text:c="11"/>14693 merits</text:p>
      <text:p text:style-name="P1"><text:s/>0 <text:s text:c="11"/>14690 meric</text:p>
      <text:p text:style-name="P1"><text:s/>0 <text:s text:c="11"/>14691 merisa</text:p>
      <text:p text:style-name="P1"><text:s/>0 <text:s text:c="11"/>14692 merit</text:p>
      <text:p text:style-name="P1"><text:s/>0 <text:s text:c="11"/>14676 mercedes</text:p>
      <text:p text:style-name="P1"><text:s/>0 <text:s text:c="11"/>14674 mercado</text:p>
      <text:p text:style-name="P1"><text:s/>0 <text:s text:c="11"/>14546 me</text:p>
      <text:p text:style-name="P1"><text:s/>0 <text:s text:c="11"/>14660 mental</text:p>
      <text:p text:style-name="P1"><text:s/>0 <text:s text:c="11"/>14656 mens</text:p>
      <text:p text:style-name="P1"><text:s/>0 <text:s text:c="11"/>14657 mensaje</text:p>
      <text:p text:style-name="P1"><text:s/>0 <text:s text:c="11"/>14658 mensen</text:p>
      <text:p text:style-name="P1"><text:s/>0 <text:s text:c="11"/>14655 menos</text:p>
      <text:p text:style-name="P1"><text:s/>0 <text:s text:c="11"/>14654 mening</text:p>
      <text:p text:style-name="P1"><text:s/>0 <text:s text:c="11"/>14653 mendes</text:p>
      <text:p text:style-name="P1"><text:s/>0 <text:s text:c="11"/>14650 menas</text:p>
      <text:p text:style-name="P1"><text:s/>0 <text:s text:c="11"/>14651 mend</text:p>
      <text:p text:style-name="P1"><text:s/>0 <text:s text:c="11"/>14652 mendelay</text:p>
      <text:p text:style-name="P1"><text:s/>0 <text:s text:c="11"/>14659 menstrual</text:p>
      <text:p text:style-name="P1"><text:s/>0 <text:s text:c="11"/>14661 mentally</text:p>
      <text:p text:style-name="P1"><text:s/>0 <text:s text:c="11"/>14673 mera</text:p>
      <text:p text:style-name="P1"><text:s/>0 <text:s text:c="11"/>14662 mente</text:p>
      <text:p text:style-name="P1"><text:s/>0 <text:s text:c="11"/>14670 menus</text:p>
      <text:p text:style-name="P1"><text:s/>0 <text:s text:c="11"/>14671 meo</text:p>
      <text:p text:style-name="P1"><text:s/>0 <text:s text:c="11"/>14672 meow</text:p>
      <text:p text:style-name="P1"><text:s/>0 <text:s text:c="11"/>14669 menuda</text:p>
      <text:p text:style-name="P1"><text:s/>0 <text:s text:c="11"/>14668 menu</text:p>
      <text:p text:style-name="P1"><text:s/>0 <text:s text:c="11"/>14667 mentor</text:p>
      <text:p text:style-name="P1"><text:s/>0 <text:s text:c="11"/>14664 mentioned</text:p>
      <text:p text:style-name="P1"><text:s/>0 <text:s text:c="11"/>14665 mentioning</text:p>
      <text:p text:style-name="P1"><text:s/>0 <text:s text:c="11"/>14666 mentions</text:p>
      <text:p text:style-name="P1"><text:s/>0 <text:s text:c="11"/>14699 mersii</text:p>
      <text:p text:style-name="P1"><text:s/>0 <text:s text:c="11"/>14700 meryl</text:p>
      <text:p text:style-name="P1"><text:s/>0 <text:s text:c="11"/>14701 mes</text:p>
      <text:p text:style-name="P1"><text:s/>0 <text:s text:c="11"/>14738 metro</text:p>
      <text:p text:style-name="P1"><text:s/>0 <text:s text:c="11"/>14734 methods</text:p>
      <text:p text:style-name="P1"><text:s/>0 <text:s text:c="11"/>14735 metida</text:p>
      <text:p text:style-name="P1"><text:s/>0 <text:s text:c="11"/>14736 metric</text:p>
      <text:p text:style-name="P1"><text:s/>0 <text:s text:c="11"/>14733 methodology</text:p>
      <text:p text:style-name="P1"><text:s/>0 <text:s text:c="11"/>14732 method</text:p>
      <text:p text:style-name="P1"><text:s/>0 <text:s text:c="11"/>14731 methisyear</text:p>
      <text:p text:style-name="P1"><text:s/>0 <text:s text:c="11"/>14728 methane</text:p>
      <text:p text:style-name="P1"><text:s/>0 <text:s text:c="11"/>14729 metheny</text:p>
      <text:p text:style-name="P1"><text:s/>0 <text:s text:c="11"/>14730 methinks</text:p>
      <text:p text:style-name="P1"><text:s/>0 <text:s text:c="11"/>14737 metrics</text:p>
      <text:p text:style-name="P1"><text:s/>0 <text:s text:c="11"/>14739 metronomy</text:p>
      <text:p text:style-name="P1"><text:s/>0 <text:s text:c="11"/>14702 mesela</text:p>
      <text:p text:style-name="P1"><text:s/>0 <text:s text:c="11"/>14740 metropole</text:p>
      <text:p text:style-name="P1"><text:s/>0 <text:s text:c="11"/>14747 mexican</text:p>
      <text:p text:style-name="P1"><text:soft-page-break/><text:s/>0 <text:s text:c="11"/>14748 mexicans</text:p>
      <text:p text:style-name="P1"><text:s/>0 <text:s text:c="11"/>14749 mexico</text:p>
      <text:p text:style-name="P1"><text:s/>0 <text:s text:c="11"/>14746 mex</text:p>
      <text:p text:style-name="P1"><text:s/>0 <text:s text:c="11"/>14745 mewtwo</text:p>
      <text:p text:style-name="P1"><text:s/>0 <text:s text:c="11"/>14744 meus</text:p>
      <text:p text:style-name="P1"><text:s/>0 <text:s text:c="11"/>14741 metropolitan</text:p>
      <text:p text:style-name="P1"><text:s/>0 <text:s text:c="11"/>14742 mettere</text:p>
      <text:p text:style-name="P1"><text:s/>0 <text:s text:c="11"/>14743 metti</text:p>
      <text:p text:style-name="P1"><text:s/>0 <text:s text:c="11"/>14727 meth</text:p>
      <text:p text:style-name="P1"><text:s/>0 <text:s text:c="11"/>14726 meteors</text:p>
      <text:p text:style-name="P1"><text:s/>0 <text:s text:c="11"/>14725 meteora</text:p>
      <text:p text:style-name="P1"><text:s/>0 <text:s text:c="11"/>14724 meteor</text:p>
      <text:p text:style-name="P1"><text:s/>0 <text:s text:c="11"/>14709 messaging</text:p>
      <text:p text:style-name="P1"><text:s/>0 <text:s text:c="11"/>14710 messed</text:p>
      <text:p text:style-name="P1"><text:s/>0 <text:s text:c="11"/>14711 messi</text:p>
      <text:p text:style-name="P1"><text:s/>0 <text:s text:c="11"/>14708 messages</text:p>
      <text:p text:style-name="P1"><text:s/>0 <text:s text:c="11"/>14707 message</text:p>
      <text:p text:style-name="P1"><text:s/>0 <text:s text:c="11"/>14706 mess</text:p>
      <text:p text:style-name="P1"><text:s/>0 <text:s text:c="11"/>14703 mesenchymal</text:p>
      <text:p text:style-name="P1"><text:s/>0 <text:s text:c="11"/>14704 mesma</text:p>
      <text:p text:style-name="P1"><text:s/>0 <text:s text:c="11"/>14705 mesmerize</text:p>
      <text:p text:style-name="P1"><text:s/>0 <text:s text:c="11"/>14712 messing</text:p>
      <text:p text:style-name="P1"><text:s/>0 <text:s text:c="11"/>14713 messo</text:p>
      <text:p text:style-name="P1"><text:s/>0 <text:s text:c="11"/>14714 messy</text:p>
      <text:p text:style-name="P1"><text:s/>0 <text:s text:c="11"/>14722 metaphor</text:p>
      <text:p text:style-name="P1"><text:s/>0 <text:s text:c="11"/>14723 meteen</text:p>
      <text:p text:style-name="P1"><text:s/>0 <text:s text:c="11"/>14720 metafoor</text:p>
      <text:p text:style-name="P1"><text:s/>0 <text:s text:c="11"/>14721 metal</text:p>
      <text:p text:style-name="P1"><text:s/>0 <text:s text:c="11"/>14719 metadekleta</text:p>
      <text:p text:style-name="P1"><text:s/>0 <text:s text:c="11"/>14715 met</text:p>
      <text:p text:style-name="P1"><text:s/>0 <text:s text:c="11"/>14716 meta</text:p>
      <text:p text:style-name="P1"><text:s/>0 <text:s text:c="11"/>14717 metabolism</text:p>
      <text:p text:style-name="P1"><text:s/>0 <text:s text:c="11"/>14718 metadata</text:p>
      <text:p text:style-name="P1"><text:s/>0 <text:s text:c="11"/>14649 men</text:p>
      <text:p text:style-name="P1"><text:s/>0 <text:s text:c="11"/>14648 memyself</text:p>
      <text:p text:style-name="P1"><text:s/>0 <text:s text:c="11"/>14647 memphis</text:p>
      <text:p text:style-name="P1"><text:s/>0 <text:s text:c="11"/>14583 mediocre</text:p>
      <text:p text:style-name="P1"><text:s/>0 <text:s text:c="11"/>14579 medication</text:p>
      <text:p text:style-name="P1"><text:s/>0 <text:s text:c="11"/>14580 medications</text:p>
      <text:p text:style-name="P1"><text:s/>0 <text:s text:c="11"/>14581 medicine</text:p>
      <text:p text:style-name="P1"><text:s/>0 <text:s text:c="11"/>14578 medicare</text:p>
      <text:p text:style-name="P1"><text:s/>0 <text:s text:c="11"/>14577 medical</text:p>
      <text:p text:style-name="P1"><text:s/>0 <text:s text:c="11"/>14576 mediation</text:p>
      <text:p text:style-name="P1"><text:s/>0 <text:s text:c="11"/>14573 media</text:p>
      <text:p text:style-name="P1"><text:s/>0 <text:s text:c="11"/>14574 mediaisnotthatintoyou</text:p>
      <text:p text:style-name="P1"><text:s/>0 <text:s text:c="11"/>14575 median</text:p>
      <text:p text:style-name="P1"><text:s/>0 <text:s text:c="11"/>14582 medieval</text:p>
      <text:p text:style-name="P1"><text:s/>0 <text:s text:c="11"/>14584 meditar</text:p>
      <text:p text:style-name="P1"><text:s/>0 <text:s text:c="11"/>14596 meern</text:p>
      <text:p text:style-name="P1"><text:s/>0 <text:s text:c="11"/>14585 meditating</text:p>
      <text:p text:style-name="P1"><text:s/>0 <text:s text:c="11"/>14592 meek</text:p>
      <text:p text:style-name="P1"><text:s/>0 <text:s text:c="11"/>14593 meena</text:p>
      <text:p text:style-name="P1"><text:soft-page-break/><text:s/>0 <text:s text:c="11"/>14594 meent</text:p>
      <text:p text:style-name="P1"><text:s/>0 <text:s text:c="11"/>14591 meeeeer</text:p>
      <text:p text:style-name="P1"><text:s/>0 <text:s text:c="11"/>14590 mee</text:p>
      <text:p text:style-name="P1"><text:s/>0 <text:s text:c="11"/>14589 medley</text:p>
      <text:p text:style-name="P1"><text:s/>0 <text:s text:c="11"/>14586 meditatio</text:p>
      <text:p text:style-name="P1"><text:s/>0 <text:s text:c="11"/>14587 meditation</text:p>
      <text:p text:style-name="P1"><text:s/>0 <text:s text:c="11"/>14588 medium</text:p>
      <text:p text:style-name="P1"><text:s/>0 <text:s text:c="11"/>14572 medelvärden</text:p>
      <text:p text:style-name="P1"><text:s/>0 <text:s text:c="11"/>14571 medals</text:p>
      <text:p text:style-name="P1"><text:s/>0 <text:s text:c="11"/>14570 medalist</text:p>
      <text:p text:style-name="P1"><text:s/>0 <text:s text:c="11"/>14569 medal</text:p>
      <text:p text:style-name="P1"><text:s/>0 <text:s text:c="11"/>14554 meant</text:p>
      <text:p text:style-name="P1"><text:s/>0 <text:s text:c="11"/>14555 meanwhile</text:p>
      <text:p text:style-name="P1"><text:s/>0 <text:s text:c="11"/>14556 measly</text:p>
      <text:p text:style-name="P1"><text:s/>0 <text:s text:c="11"/>14553 means</text:p>
      <text:p text:style-name="P1"><text:s/>0 <text:s text:c="11"/>14552 meanings</text:p>
      <text:p text:style-name="P1"><text:s/>0 <text:s text:c="11"/>14550 meangirls10thanniversary</text:p>
      <text:p text:style-name="P1"><text:s/>0 <text:s text:c="11"/>14547 meaa5gcfkl</text:p>
      <text:p text:style-name="P1"><text:s/>0 <text:s text:c="11"/>14548 meals</text:p>
      <text:p text:style-name="P1"><text:s/>0 <text:s text:c="11"/>14549 mean</text:p>
      <text:p text:style-name="P1"><text:s/>0 <text:s text:c="11"/>14557 measurable</text:p>
      <text:p text:style-name="P1"><text:s/>0 <text:s text:c="11"/>14558 measure</text:p>
      <text:p text:style-name="P1"><text:s/>0 <text:s text:c="11"/>14559 measured</text:p>
      <text:p text:style-name="P1"><text:s/>0 <text:s text:c="11"/>14567 mechanics</text:p>
      <text:p text:style-name="P1"><text:s/>0 <text:s text:c="11"/>14568 med</text:p>
      <text:p text:style-name="P1"><text:s/>0 <text:s text:c="11"/>14565 mecca</text:p>
      <text:p text:style-name="P1"><text:s/>0 <text:s text:c="11"/>14566 mechanical</text:p>
      <text:p text:style-name="P1"><text:s/>0 <text:s text:c="11"/>14564 meatpacking</text:p>
      <text:p text:style-name="P1"><text:s/>0 <text:s text:c="11"/>14560 measurements</text:p>
      <text:p text:style-name="P1"><text:s/>0 <text:s text:c="11"/>14561 measures</text:p>
      <text:p text:style-name="P1"><text:s/>0 <text:s text:c="11"/>14562 measuring</text:p>
      <text:p text:style-name="P1"><text:s/>0 <text:s text:c="11"/>14563 meatballs</text:p>
      <text:p text:style-name="P1"><text:s/>0 <text:s text:c="11"/>14595 meer</text:p>
      <text:p text:style-name="P1"><text:s/>0 <text:s text:c="11"/>14597 meest</text:p>
      <text:p text:style-name="P1"><text:s/>0 <text:s text:c="11"/>14646 memory</text:p>
      <text:p text:style-name="P1"><text:s/>0 <text:s text:c="11"/>14634 member</text:p>
      <text:p text:style-name="P1"><text:s/>0 <text:s text:c="11"/>14630 melt</text:p>
      <text:p text:style-name="P1"><text:s/>0 <text:s text:c="11"/>14631 melting</text:p>
      <text:p text:style-name="P1"><text:s/>0 <text:s text:c="11"/>14632 meluwlcnnh</text:p>
      <text:p text:style-name="P1"><text:s/>0 <text:s text:c="11"/>14629 melon</text:p>
      <text:p text:style-name="P1"><text:s/>0 <text:s text:c="11"/>14628 melody</text:p>
      <text:p text:style-name="P1"><text:s/>0 <text:s text:c="11"/>14627 mellon</text:p>
      <text:p text:style-name="P1"><text:s/>0 <text:s text:c="11"/>14624 melcher</text:p>
      <text:p text:style-name="P1"><text:s/>0 <text:s text:c="11"/>14625 melhores</text:p>
      <text:p text:style-name="P1"><text:s/>0 <text:s text:c="11"/>14626 melina</text:p>
      <text:p text:style-name="P1"><text:s/>0 <text:s text:c="11"/>14633 melville</text:p>
      <text:p text:style-name="P1"><text:s/>0 <text:s text:c="11"/>14635 members</text:p>
      <text:p text:style-name="P1"><text:s/>0 <text:s text:c="11"/>14598 meet</text:p>
      <text:p text:style-name="P1"><text:s/>0 <text:s text:c="11"/>14636 meme</text:p>
      <text:p text:style-name="P1"><text:s/>0 <text:s text:c="11"/>14643 memorial</text:p>
      <text:p text:style-name="P1"><text:s/>0 <text:s text:c="11"/>14644 memories</text:p>
      <text:p text:style-name="P1"><text:s/>0 <text:s text:c="11"/>14645 memorized</text:p>
      <text:p text:style-name="P1"><text:soft-page-break/><text:s/>0 <text:s text:c="11"/>14642 memoria</text:p>
      <text:p text:style-name="P1"><text:s/>0 <text:s text:c="11"/>14641 memorable</text:p>
      <text:p text:style-name="P1"><text:s/>0 <text:s text:c="11"/>14640 memoir</text:p>
      <text:p text:style-name="P1"><text:s/>0 <text:s text:c="11"/>14637 memepic</text:p>
      <text:p text:style-name="P1"><text:s/>0 <text:s text:c="11"/>14638 memes</text:p>
      <text:p text:style-name="P1"><text:s/>0 <text:s text:c="11"/>14639 memo</text:p>
      <text:p text:style-name="P1"><text:s/>0 <text:s text:c="11"/>14623 mel</text:p>
      <text:p text:style-name="P1"><text:s/>0 <text:s text:c="11"/>14622 mejor</text:p>
      <text:p text:style-name="P1"><text:s/>0 <text:s text:c="11"/>14621 mejoooooor</text:p>
      <text:p text:style-name="P1"><text:s/>0 <text:s text:c="11"/>14620 mejide</text:p>
      <text:p text:style-name="P1"><text:s/>0 <text:s text:c="11"/>14605 megalomaniac</text:p>
      <text:p text:style-name="P1"><text:s/>0 <text:s text:c="11"/>14606 megan</text:p>
      <text:p text:style-name="P1"><text:s/>0 <text:s text:c="11"/>14607 megaphones</text:p>
      <text:p text:style-name="P1"><text:s/>0 <text:s text:c="11"/>14604 mefelice</text:p>
      <text:p text:style-name="P1"><text:s/>0 <text:s text:c="11"/>14603 meets</text:p>
      <text:p text:style-name="P1"><text:s/>0 <text:s text:c="11"/>14602 meetings</text:p>
      <text:p text:style-name="P1"><text:s/>0 <text:s text:c="11"/>14599 meeting</text:p>
      <text:p text:style-name="P1"><text:s/>0 <text:s text:c="11"/>14600 meeting13</text:p>
      <text:p text:style-name="P1"><text:s/>0 <text:s text:c="11"/>14601 meetingrimini</text:p>
      <text:p text:style-name="P1"><text:s/>0 <text:s text:c="11"/>14608 megatime</text:p>
      <text:p text:style-name="P1"><text:s/>0 <text:s text:c="11"/>14609 mege2eq20z</text:p>
      <text:p text:style-name="P1"><text:s/>0 <text:s text:c="11"/>14610 meglio</text:p>
      <text:p text:style-name="P1"><text:s/>0 <text:s text:c="11"/>14618 mein</text:p>
      <text:p text:style-name="P1"><text:s/>0 <text:s text:c="11"/>14619 meine</text:p>
      <text:p text:style-name="P1"><text:s/>0 <text:s text:c="11"/>14616 meier</text:p>
      <text:p text:style-name="P1"><text:s/>0 <text:s text:c="11"/>14617 meihlaqlq9</text:p>
      <text:p text:style-name="P1"><text:s/>0 <text:s text:c="11"/>14615 mei</text:p>
      <text:p text:style-name="P1"><text:s/>0 <text:s text:c="11"/>14611 meh</text:p>
      <text:p text:style-name="P1"><text:s/>0 <text:s text:c="11"/>14612 mehcczzxxn</text:p>
      <text:p text:style-name="P1"><text:s/>0 <text:s text:c="11"/>14613 mehcqbitbb</text:p>
      <text:p text:style-name="P1"><text:s/>0 <text:s text:c="11"/>14614 mehmety</text:p>
      <text:p text:style-name="P1"><text:s/>0 <text:s text:c="11"/>14341 manual</text:p>
      <text:p text:style-name="P1"><text:s/>0 <text:s text:c="11"/>14340 manu</text:p>
      <text:p text:style-name="P1"><text:s/>0 <text:s text:c="11"/>14339 mantras</text:p>
      <text:p text:style-name="P1"><text:s/>0 <text:s text:c="11"/>14068 luptpkigmd</text:p>
      <text:p text:style-name="P1"><text:s/>0 <text:s text:c="11"/>14064 lunes</text:p>
      <text:p text:style-name="P1"><text:s/>0 <text:s text:c="11"/>14065 lung</text:p>
      <text:p text:style-name="P1"><text:s/>0 <text:s text:c="11"/>14066 lunghi</text:p>
      <text:p text:style-name="P1"><text:s/>0 <text:s text:c="11"/>14063 lunches</text:p>
      <text:p text:style-name="P1"><text:s/>0 <text:s text:c="11"/>14062 lunch</text:p>
      <text:p text:style-name="P1"><text:s/>0 <text:s text:c="11"/>14061 luna</text:p>
      <text:p text:style-name="P1"><text:s/>0 <text:s text:c="11"/>14058 lumityper</text:p>
      <text:p text:style-name="P1"><text:s/>0 <text:s text:c="11"/>14059 lump</text:p>
      <text:p text:style-name="P1"><text:s/>0 <text:s text:c="11"/>14060 lumpy</text:p>
      <text:p text:style-name="P1"><text:s/>0 <text:s text:c="11"/>14067 lupita</text:p>
      <text:p text:style-name="P1"><text:s/>0 <text:s text:c="11"/>14069 lupus</text:p>
      <text:p text:style-name="P1"><text:s/>0 <text:s text:c="11"/>14056 lumi</text:p>
      <text:p text:style-name="P1"><text:s/>0 <text:s text:c="11"/>14070 lush</text:p>
      <text:p text:style-name="P1"><text:s/>0 <text:s text:c="11"/>14077 luther</text:p>
      <text:p text:style-name="P1"><text:s/>0 <text:s text:c="11"/>14078 luthiers</text:p>
      <text:p text:style-name="P1"><text:s/>0 <text:s text:c="11"/>14079 luto</text:p>
      <text:p text:style-name="P1"><text:s/>0 <text:s text:c="11"/>14076 lutfen</text:p>
      <text:p text:style-name="P1"><text:soft-page-break/><text:s/>0 <text:s text:c="11"/>14075 lutc5tn9si</text:p>
      <text:p text:style-name="P1"><text:s/>0 <text:s text:c="11"/>14074 lustycek</text:p>
      <text:p text:style-name="P1"><text:s/>0 <text:s text:c="11"/>14071 lustik</text:p>
      <text:p text:style-name="P1"><text:s/>0 <text:s text:c="11"/>14072 lustre</text:p>
      <text:p text:style-name="P1"><text:s/>0 <text:s text:c="11"/>14073 lusty</text:p>
      <text:p text:style-name="P1"><text:s/>0 <text:s text:c="11"/>14057 lumineers</text:p>
      <text:p text:style-name="P1"><text:s/>0 <text:s text:c="11"/>14055 lultt1mfjg</text:p>
      <text:p text:style-name="P1"><text:s/>0 <text:s text:c="11"/>14338 mantra</text:p>
      <text:p text:style-name="P1"><text:s/>0 <text:s text:c="11"/>14042 luego</text:p>
      <text:p text:style-name="P1"><text:s/>0 <text:s text:c="11"/>14038 lucy</text:p>
      <text:p text:style-name="P1"><text:s/>0 <text:s text:c="11"/>14039 ludgr40quo</text:p>
      <text:p text:style-name="P1"><text:s/>0 <text:s text:c="11"/>14040 ludus</text:p>
      <text:p text:style-name="P1"><text:s/>0 <text:s text:c="11"/>14037 lucozade</text:p>
      <text:p text:style-name="P1"><text:s/>0 <text:s text:c="11"/>14036 luckygirl</text:p>
      <text:p text:style-name="P1"><text:s/>0 <text:s text:c="11"/>14035 lucky</text:p>
      <text:p text:style-name="P1"><text:s/>0 <text:s text:c="11"/>14032 lucia</text:p>
      <text:p text:style-name="P1"><text:s/>0 <text:s text:c="11"/>14033 luck</text:p>
      <text:p text:style-name="P1"><text:s/>0 <text:s text:c="11"/>14034 luckiest</text:p>
      <text:p text:style-name="P1"><text:s/>0 <text:s text:c="11"/>14041 ludwig</text:p>
      <text:p text:style-name="P1"><text:s/>0 <text:s text:c="11"/>14043 lueodufkak</text:p>
      <text:p text:style-name="P1"><text:s/>0 <text:s text:c="11"/>14054 lulli</text:p>
      <text:p text:style-name="P1"><text:s/>0 <text:s text:c="11"/>14044 luft</text:p>
      <text:p text:style-name="P1"><text:s/>0 <text:s text:c="11"/>14051 luke</text:p>
      <text:p text:style-name="P1"><text:s/>0 <text:s text:c="11"/>14052 lukrwrss6z</text:p>
      <text:p text:style-name="P1"><text:s/>0 <text:s text:c="11"/>14053 lul</text:p>
      <text:p text:style-name="P1"><text:s/>0 <text:s text:c="11"/>14050 luisteren</text:p>
      <text:p text:style-name="P1"><text:s/>0 <text:s text:c="11"/>14049 luis</text:p>
      <text:p text:style-name="P1"><text:s/>0 <text:s text:c="11"/>14048 luigiottani</text:p>
      <text:p text:style-name="P1"><text:s/>0 <text:s text:c="11"/>14045 lugar</text:p>
      <text:p text:style-name="P1"><text:s/>0 <text:s text:c="11"/>14046 lughed</text:p>
      <text:p text:style-name="P1"><text:s/>0 <text:s text:c="11"/>14047 luigi</text:p>
      <text:p text:style-name="P1"><text:s/>0 <text:s text:c="11"/>14080 luv</text:p>
      <text:p text:style-name="P1"><text:s/>0 <text:s text:c="11"/>14081 luvz</text:p>
      <text:p text:style-name="P1"><text:s/>0 <text:s text:c="11"/>14082 lux</text:p>
      <text:p text:style-name="P1"><text:s/>0 <text:s text:c="11"/>14119 lygozzo</text:p>
      <text:p text:style-name="P1"><text:s/>0 <text:s text:c="11"/>14115 lybsuulkfs</text:p>
      <text:p text:style-name="P1"><text:s/>0 <text:s text:c="11"/>14116 lychee</text:p>
      <text:p text:style-name="P1"><text:s/>0 <text:s text:c="11"/>14117 lyde72mq</text:p>
      <text:p text:style-name="P1"><text:s/>0 <text:s text:c="11"/>14114 ly8nuejzce</text:p>
      <text:p text:style-name="P1"><text:s/>0 <text:s text:c="11"/>14113 ly</text:p>
      <text:p text:style-name="P1"><text:s/>0 <text:s text:c="11"/>14112 lxxxjc9i</text:p>
      <text:p text:style-name="P1"><text:s/>0 <text:s text:c="11"/>14109 lxrry5yqgj</text:p>
      <text:p text:style-name="P1"><text:s/>0 <text:s text:c="11"/>14110 lxuxulxe5o0</text:p>
      <text:p text:style-name="P1"><text:s/>0 <text:s text:c="11"/>14111 lxxiwzcmd1</text:p>
      <text:p text:style-name="P1"><text:s/>0 <text:s text:c="11"/>14118 lydia</text:p>
      <text:p text:style-name="P1"><text:s/>0 <text:s text:c="11"/>14120 lying</text:p>
      <text:p text:style-name="P1"><text:s/>0 <text:s text:c="11"/>14083 luxembourg</text:p>
      <text:p text:style-name="P1"><text:s/>0 <text:s text:c="11"/>14121 lyk</text:p>
      <text:p text:style-name="P1"><text:s/>0 <text:s text:c="11"/>14128 lyx</text:p>
      <text:p text:style-name="P1"><text:s/>0 <text:s text:c="11"/>14129 lzcmhbwmms</text:p>
      <text:p text:style-name="P1"><text:s/>0 <text:s text:c="11"/>14130 lzhx7qulqa</text:p>
      <text:p text:style-name="P1"><text:s/>0 <text:s text:c="11"/>14127 lytk7uqr</text:p>
      <text:p text:style-name="P1"><text:soft-page-break/><text:s/>0 <text:s text:c="11"/>14126 lyrics</text:p>
      <text:p text:style-name="P1"><text:s/>0 <text:s text:c="11"/>14125 lyric</text:p>
      <text:p text:style-name="P1"><text:s/>0 <text:s text:c="11"/>14122 lykke</text:p>
      <text:p text:style-name="P1"><text:s/>0 <text:s text:c="11"/>14123 lyo1q3utpr</text:p>
      <text:p text:style-name="P1"><text:s/>0 <text:s text:c="11"/>14124 lyon9qanzj</text:p>
      <text:p text:style-name="P1"><text:s/>0 <text:s text:c="11"/>14108 lxp4prig</text:p>
      <text:p text:style-name="P1"><text:s/>0 <text:s text:c="11"/>14107 lxm4dzujic</text:p>
      <text:p text:style-name="P1"><text:s/>0 <text:s text:c="11"/>14106 lxgj1job9u</text:p>
      <text:p text:style-name="P1"><text:s/>0 <text:s text:c="11"/>14105 lxb1iybraz</text:p>
      <text:p text:style-name="P1"><text:s/>0 <text:s text:c="11"/>14090 lvk</text:p>
      <text:p text:style-name="P1"><text:s/>0 <text:s text:c="11"/>14091 lvklabs</text:p>
      <text:p text:style-name="P1"><text:s/>0 <text:s text:c="11"/>14092 lvkq8bdthn</text:p>
      <text:p text:style-name="P1"><text:s/>0 <text:s text:c="11"/>14089 lvg</text:p>
      <text:p text:style-name="P1"><text:s/>0 <text:s text:c="11"/>14088 lv5z548ryz</text:p>
      <text:p text:style-name="P1"><text:s/>0 <text:s text:c="11"/>14087 lv</text:p>
      <text:p text:style-name="P1"><text:s/>0 <text:s text:c="11"/>14084 luxemburg</text:p>
      <text:p text:style-name="P1"><text:s/>0 <text:s text:c="11"/>14085 luxuries</text:p>
      <text:p text:style-name="P1"><text:s/>0 <text:s text:c="11"/>14086 luxury</text:p>
      <text:p text:style-name="P1"><text:s/>0 <text:s text:c="11"/>14093 lvlive</text:p>
      <text:p text:style-name="P1"><text:s/>0 <text:s text:c="11"/>14094 lvtv40vi</text:p>
      <text:p text:style-name="P1"><text:s/>0 <text:s text:c="11"/>14095 lvxiepgnkx</text:p>
      <text:p text:style-name="P1"><text:s/>0 <text:s text:c="11"/>14103 lwzcydsa</text:p>
      <text:p text:style-name="P1"><text:s/>0 <text:s text:c="11"/>14104 lx6buajl</text:p>
      <text:p text:style-name="P1"><text:s/>0 <text:s text:c="11"/>14101 lwwswzjign</text:p>
      <text:p text:style-name="P1"><text:s/>0 <text:s text:c="11"/>14102 lwxxb2zmcw</text:p>
      <text:p text:style-name="P1"><text:s/>0 <text:s text:c="11"/>14100 lwmygaobcr</text:p>
      <text:p text:style-name="P1"><text:s/>0 <text:s text:c="11"/>14096 lvz0jhfijw</text:p>
      <text:p text:style-name="P1"><text:s/>0 <text:s text:c="11"/>14097 lwfoddxqgu</text:p>
      <text:p text:style-name="P1"><text:s/>0 <text:s text:c="11"/>14098 lwj0jqhf</text:p>
      <text:p text:style-name="P1"><text:s/>0 <text:s text:c="11"/>14099 lwkmd</text:p>
      <text:p text:style-name="P1"><text:s/>0 <text:s text:c="11"/>14031 luce</text:p>
      <text:p text:style-name="P1"><text:s/>0 <text:s text:c="11"/>14030 lucchi</text:p>
      <text:p text:style-name="P1"><text:s/>0 <text:s text:c="11"/>14029 lucca</text:p>
      <text:p text:style-name="P1"><text:s/>0 <text:s text:c="11"/>13965 loveskiva</text:p>
      <text:p text:style-name="P1"><text:s/>0 <text:s text:c="11"/>13961 lovemyjob</text:p>
      <text:p text:style-name="P1"><text:s/>0 <text:s text:c="11"/>13962 lover</text:p>
      <text:p text:style-name="P1"><text:s/>0 <text:s text:c="11"/>13963 lovers</text:p>
      <text:p text:style-name="P1"><text:s/>0 <text:s text:c="11"/>13960 lovemyfamily</text:p>
      <text:p text:style-name="P1"><text:s/>0 <text:s text:c="11"/>13959 lovely</text:p>
      <text:p text:style-name="P1"><text:s/>0 <text:s text:c="11"/>13958 lovelife</text:p>
      <text:p text:style-name="P1"><text:s/>0 <text:s text:c="11"/>13953 lovato</text:p>
      <text:p text:style-name="P1"><text:s/>0 <text:s text:c="11"/>13955 lovecrimes</text:p>
      <text:p text:style-name="P1"><text:s/>0 <text:s text:c="11"/>13957 lovelace</text:p>
      <text:p text:style-name="P1"><text:s/>0 <text:s text:c="11"/>13964 loves</text:p>
      <text:p text:style-name="P1"><text:s/>0 <text:s text:c="11"/>13966 loveyou</text:p>
      <text:p text:style-name="P1"><text:s/>0 <text:s text:c="11"/>13978 lowpoly</text:p>
      <text:p text:style-name="P1"><text:s/>0 <text:s text:c="11"/>13967 loveyoubestfriend</text:p>
      <text:p text:style-name="P1"><text:s/>0 <text:s text:c="11"/>13974 lower</text:p>
      <text:p text:style-name="P1"><text:s/>0 <text:s text:c="11"/>13975 lowercase</text:p>
      <text:p text:style-name="P1"><text:s/>0 <text:s text:c="11"/>13976 lowers</text:p>
      <text:p text:style-name="P1"><text:s/>0 <text:s text:c="11"/>13973 lowell</text:p>
      <text:p text:style-name="P1"><text:s/>0 <text:s text:c="11"/>13972 low</text:p>
      <text:p text:style-name="P1"><text:soft-page-break/><text:s/>0 <text:s text:c="11"/>13971 lovšin</text:p>
      <text:p text:style-name="P1"><text:s/>0 <text:s text:c="11"/>13968 lovin</text:p>
      <text:p text:style-name="P1"><text:s/>0 <text:s text:c="11"/>13969 loving</text:p>
      <text:p text:style-name="P1"><text:s/>0 <text:s text:c="11"/>13970 lovinit</text:p>
      <text:p text:style-name="P1"><text:s/>0 <text:s text:c="11"/>13952 loureed</text:p>
      <text:p text:style-name="P1"><text:s/>0 <text:s text:c="11"/>13951 lounge</text:p>
      <text:p text:style-name="P1"><text:s/>0 <text:s text:c="11"/>13950 louisiana</text:p>
      <text:p text:style-name="P1"><text:s/>0 <text:s text:c="11"/>13949 louiseschiffmscher</text:p>
      <text:p text:style-name="P1"><text:s/>0 <text:s text:c="11"/>13934 lottery</text:p>
      <text:p text:style-name="P1"><text:s/>0 <text:s text:c="11"/>13935 lotus</text:p>
      <text:p text:style-name="P1"><text:s/>0 <text:s text:c="11"/>13936 lou</text:p>
      <text:p text:style-name="P1"><text:s/>0 <text:s text:c="11"/>13933 lots</text:p>
      <text:p text:style-name="P1"><text:s/>0 <text:s text:c="11"/>13932 lotr</text:p>
      <text:p text:style-name="P1"><text:s/>0 <text:s text:c="11"/>13931 lotingsnummer</text:p>
      <text:p text:style-name="P1"><text:s/>0 <text:s text:c="11"/>13928 lost</text:p>
      <text:p text:style-name="P1"><text:s/>0 <text:s text:c="11"/>13929 lostintranslation</text:p>
      <text:p text:style-name="P1"><text:s/>0 <text:s text:c="11"/>13930 lot</text:p>
      <text:p text:style-name="P1"><text:s/>0 <text:s text:c="11"/>13937 louboutins</text:p>
      <text:p text:style-name="P1"><text:s/>0 <text:s text:c="11"/>13938 loud</text:p>
      <text:p text:style-name="P1"><text:s/>0 <text:s text:c="11"/>13939 louder</text:p>
      <text:p text:style-name="P1"><text:s/>0 <text:s text:c="11"/>13947 louisck</text:p>
      <text:p text:style-name="P1"><text:s/>0 <text:s text:c="11"/>13948 louise</text:p>
      <text:p text:style-name="P1"><text:s/>0 <text:s text:c="11"/>13945 louijover</text:p>
      <text:p text:style-name="P1"><text:s/>0 <text:s text:c="11"/>13946 louis</text:p>
      <text:p text:style-name="P1"><text:s/>0 <text:s text:c="11"/>13944 louiiiiss</text:p>
      <text:p text:style-name="P1"><text:s/>0 <text:s text:c="11"/>13940 loudpersobality</text:p>
      <text:p text:style-name="P1"><text:s/>0 <text:s text:c="11"/>13941 loudpersonality</text:p>
      <text:p text:style-name="P1"><text:s/>0 <text:s text:c="11"/>13942 lough</text:p>
      <text:p text:style-name="P1"><text:s/>0 <text:s text:c="11"/>13943 louie</text:p>
      <text:p text:style-name="P1"><text:s/>0 <text:s text:c="11"/>13977 lowkey</text:p>
      <text:p text:style-name="P1"><text:s/>0 <text:s text:c="11"/>13979 lowrezjam</text:p>
      <text:p text:style-name="P1"><text:s/>0 <text:s text:c="11"/>14028 lucasfilm</text:p>
      <text:p text:style-name="P1"><text:s/>0 <text:s text:c="11"/>14016 lsfxgxzafe</text:p>
      <text:p text:style-name="P1"><text:s/>0 <text:s text:c="11"/>14012 lrtffdinqj</text:p>
      <text:p text:style-name="P1"><text:s/>0 <text:s text:c="11"/>14013 lry69cqwii</text:p>
      <text:p text:style-name="P1"><text:s/>0 <text:s text:c="11"/>14014 lscygrc99s</text:p>
      <text:p text:style-name="P1"><text:s/>0 <text:s text:c="11"/>14011 lrt</text:p>
      <text:p text:style-name="P1"><text:s/>0 <text:s text:c="11"/>14010 lrs2lndlyh</text:p>
      <text:p text:style-name="P1"><text:s/>0 <text:s text:c="11"/>14009 lrnvmarucx</text:p>
      <text:p text:style-name="P1"><text:s/>0 <text:s text:c="11"/>14006 lrec14</text:p>
      <text:p text:style-name="P1"><text:s/>0 <text:s text:c="11"/>14007 lrec2014</text:p>
      <text:p text:style-name="P1"><text:s/>0 <text:s text:c="11"/>14008 lrmcovo</text:p>
      <text:p text:style-name="P1"><text:s/>0 <text:s text:c="11"/>14015 lsdbltpjlc</text:p>
      <text:p text:style-name="P1"><text:s/>0 <text:s text:c="11"/>14017 lsjrlpxx</text:p>
      <text:p text:style-name="P1"><text:s/>0 <text:s text:c="11"/>13980 lows</text:p>
      <text:p text:style-name="P1"><text:s/>0 <text:s text:c="11"/>14018 lt</text:p>
      <text:p text:style-name="P1"><text:s/>0 <text:s text:c="11"/>14025 lube</text:p>
      <text:p text:style-name="P1"><text:s/>0 <text:s text:c="11"/>14026 luca</text:p>
      <text:p text:style-name="P1"><text:s/>0 <text:s text:c="11"/>14027 lucas</text:p>
      <text:p text:style-name="P1"><text:s/>0 <text:s text:c="11"/>14024 lu25c7xmta</text:p>
      <text:p text:style-name="P1"><text:s/>0 <text:s text:c="11"/>14023 lu</text:p>
      <text:p text:style-name="P1"><text:s/>0 <text:s text:c="11"/>14022 ltvk7d9xnc</text:p>
      <text:p text:style-name="P1"><text:soft-page-break/><text:s/>0 <text:s text:c="11"/>14019 ltak7abm</text:p>
      <text:p text:style-name="P1"><text:s/>0 <text:s text:c="11"/>14020 ltjgtwze</text:p>
      <text:p text:style-name="P1"><text:s/>0 <text:s text:c="11"/>14021 ltuyncaecl</text:p>
      <text:p text:style-name="P1"><text:s/>0 <text:s text:c="11"/>14005 lrec</text:p>
      <text:p text:style-name="P1"><text:s/>0 <text:s text:c="11"/>14004 lrdkwlztzy</text:p>
      <text:p text:style-name="P1"><text:s/>0 <text:s text:c="11"/>14003 lrajuop5wr</text:p>
      <text:p text:style-name="P1"><text:s/>0 <text:s text:c="11"/>14002 lr6vl4em3h</text:p>
      <text:p text:style-name="P1"><text:s/>0 <text:s text:c="11"/>13987 lplicxdakm</text:p>
      <text:p text:style-name="P1"><text:s/>0 <text:s text:c="11"/>13988 lpmjijr9dt</text:p>
      <text:p text:style-name="P1"><text:s/>0 <text:s text:c="11"/>13989 lpqyhti4iu</text:p>
      <text:p text:style-name="P1"><text:s/>0 <text:s text:c="11"/>13986 lpfzkdwd</text:p>
      <text:p text:style-name="P1"><text:s/>0 <text:s text:c="11"/>13985 lp5ujoqoma</text:p>
      <text:p text:style-name="P1"><text:s/>0 <text:s text:c="11"/>13984 lp4o4zj8un</text:p>
      <text:p text:style-name="P1"><text:s/>0 <text:s text:c="11"/>13981 loyal</text:p>
      <text:p text:style-name="P1"><text:s/>0 <text:s text:c="11"/>13982 loyalty</text:p>
      <text:p text:style-name="P1"><text:s/>0 <text:s text:c="11"/>13983 lp</text:p>
      <text:p text:style-name="P1"><text:s/>0 <text:s text:c="11"/>13990 lptv</text:p>
      <text:p text:style-name="P1"><text:s/>0 <text:s text:c="11"/>13991 lpuhk3fqg5</text:p>
      <text:p text:style-name="P1"><text:s/>0 <text:s text:c="11"/>13992 lpw2014</text:p>
      <text:p text:style-name="P1"><text:s/>0 <text:s text:c="11"/>14000 lqqcfhxxm8</text:p>
      <text:p text:style-name="P1"><text:s/>0 <text:s text:c="11"/>14001 lqrivjlu6r</text:p>
      <text:p text:style-name="P1"><text:s/>0 <text:s text:c="11"/>13998 lqiklu4w</text:p>
      <text:p text:style-name="P1"><text:s/>0 <text:s text:c="11"/>13999 lqmdpcctaz</text:p>
      <text:p text:style-name="P1"><text:s/>0 <text:s text:c="11"/>13997 lqgbe9a9</text:p>
      <text:p text:style-name="P1"><text:s/>0 <text:s text:c="11"/>13993 lpzpeeoj3t</text:p>
      <text:p text:style-name="P1"><text:s/>0 <text:s text:c="11"/>13994 lqdmctmy</text:p>
      <text:p text:style-name="P1"><text:s/>0 <text:s text:c="11"/>13995 lqdusnnjp9</text:p>
      <text:p text:style-name="P1"><text:s/>0 <text:s text:c="11"/>13996 lqdutiwq2x</text:p>
      <text:p text:style-name="P1"><text:s/>0 <text:s text:c="11"/>14131 lá</text:p>
      <text:p text:style-name="P1"><text:s/>0 <text:s text:c="11"/>14132 lì</text:p>
      <text:p text:style-name="P1"><text:s/>0 <text:s text:c="11"/>14133 límite</text:p>
      <text:p text:style-name="P1"><text:s/>0 <text:s text:c="11"/>14274 male</text:p>
      <text:p text:style-name="P1"><text:s/>0 <text:s text:c="11"/>14270 malcolm</text:p>
      <text:p text:style-name="P1"><text:s/>0 <text:s text:c="11"/>14271 malditas</text:p>
      <text:p text:style-name="P1"><text:s/>0 <text:s text:c="11"/>14272 maldito</text:p>
      <text:p text:style-name="P1"><text:s/>0 <text:s text:c="11"/>14269 malbec</text:p>
      <text:p text:style-name="P1"><text:s/>0 <text:s text:c="11"/>14268 malala</text:p>
      <text:p text:style-name="P1"><text:s/>0 <text:s text:c="11"/>14267 malaga</text:p>
      <text:p text:style-name="P1"><text:s/>0 <text:s text:c="11"/>14264 making</text:p>
      <text:p text:style-name="P1"><text:s/>0 <text:s text:c="11"/>14265 mal</text:p>
      <text:p text:style-name="P1"><text:s/>0 <text:s text:c="11"/>14266 mala</text:p>
      <text:p text:style-name="P1"><text:s/>0 <text:s text:c="11"/>14273 malditosssssss</text:p>
      <text:p text:style-name="P1"><text:s/>0 <text:s text:c="11"/>14275 males</text:p>
      <text:p text:style-name="P1"><text:s/>0 <text:s text:c="11"/>14287 mamavegas</text:p>
      <text:p text:style-name="P1"><text:s/>0 <text:s text:c="11"/>14276 malkovich</text:p>
      <text:p text:style-name="P1"><text:s/>0 <text:s text:c="11"/>14283 malzeme</text:p>
      <text:p text:style-name="P1"><text:s/>0 <text:s text:c="11"/>14284 mama</text:p>
      <text:p text:style-name="P1"><text:s/>0 <text:s text:c="11"/>14285 mamas</text:p>
      <text:p text:style-name="P1"><text:s/>0 <text:s text:c="11"/>14282 malya</text:p>
      <text:p text:style-name="P1"><text:s/>0 <text:s text:c="11"/>14281 malware</text:p>
      <text:p text:style-name="P1"><text:s/>0 <text:s text:c="11"/>14280 malo</text:p>
      <text:p text:style-name="P1"><text:s/>0 <text:s text:c="11"/>14277 mall</text:p>
      <text:p text:style-name="P1"><text:soft-page-break/><text:s/>0 <text:s text:c="11"/>14278 malls</text:p>
      <text:p text:style-name="P1"><text:s/>0 <text:s text:c="11"/>14279 malmström</text:p>
      <text:p text:style-name="P1"><text:s/>0 <text:s text:c="11"/>14263 makeup</text:p>
      <text:p text:style-name="P1"><text:s/>0 <text:s text:c="11"/>14262 makesmyday</text:p>
      <text:p text:style-name="P1"><text:s/>0 <text:s text:c="11"/>14261 makes</text:p>
      <text:p text:style-name="P1"><text:s/>0 <text:s text:c="11"/>14260 maker</text:p>
      <text:p text:style-name="P1"><text:s/>0 <text:s text:c="11"/>14244 mails</text:p>
      <text:p text:style-name="P1"><text:s/>0 <text:s text:c="11"/>14246 mainly</text:p>
      <text:p text:style-name="P1"><text:s/>0 <text:s text:c="11"/>14247 mainstream</text:p>
      <text:p text:style-name="P1"><text:s/>0 <text:s text:c="11"/>14243 mailllll</text:p>
      <text:p text:style-name="P1"><text:s/>0 <text:s text:c="11"/>14242 mailinglist</text:p>
      <text:p text:style-name="P1"><text:s/>0 <text:s text:c="11"/>14241 mailed</text:p>
      <text:p text:style-name="P1"><text:s/>0 <text:s text:c="11"/>14238 mai</text:p>
      <text:p text:style-name="P1"><text:s/>0 <text:s text:c="11"/>14239 maiii6bhva</text:p>
      <text:p text:style-name="P1"><text:s/>0 <text:s text:c="11"/>14240 mail</text:p>
      <text:p text:style-name="P1"><text:s/>0 <text:s text:c="11"/>14248 maintain</text:p>
      <text:p text:style-name="P1"><text:s/>0 <text:s text:c="11"/>14249 maintained</text:p>
      <text:p text:style-name="P1"><text:s/>0 <text:s text:c="11"/>14250 mainz</text:p>
      <text:p text:style-name="P1"><text:s/>0 <text:s text:c="11"/>14258 makemaxjrlaugh</text:p>
      <text:p text:style-name="P1"><text:s/>0 <text:s text:c="11"/>14259 makeover</text:p>
      <text:p text:style-name="P1"><text:s/>0 <text:s text:c="11"/>14256 makefriendswithtoastnotpeople</text:p>
      <text:p text:style-name="P1"><text:s/>0 <text:s text:c="11"/>14257 makeitfun</text:p>
      <text:p text:style-name="P1"><text:s/>0 <text:s text:c="11"/>14255 make</text:p>
      <text:p text:style-name="P1"><text:s/>0 <text:s text:c="11"/>14251 maior</text:p>
      <text:p text:style-name="P1"><text:s/>0 <text:s text:c="11"/>14252 majesty</text:p>
      <text:p text:style-name="P1"><text:s/>0 <text:s text:c="11"/>14253 major</text:p>
      <text:p text:style-name="P1"><text:s/>0 <text:s text:c="11"/>14254 majority</text:p>
      <text:p text:style-name="P1"><text:s/>0 <text:s text:c="11"/>14286 mamata</text:p>
      <text:p text:style-name="P1"><text:s/>0 <text:s text:c="11"/>14288 mames</text:p>
      <text:p text:style-name="P1"><text:s/>0 <text:s text:c="11"/>14236 mahbabies</text:p>
      <text:p text:style-name="P1"><text:s/>0 <text:s text:c="11"/>14326 mankind</text:p>
      <text:p text:style-name="P1"><text:s/>0 <text:s text:c="11"/>14322 manifold</text:p>
      <text:p text:style-name="P1"><text:s/>0 <text:s text:c="11"/>14323 manila</text:p>
      <text:p text:style-name="P1"><text:s/>0 <text:s text:c="11"/>14324 manilovemyteam</text:p>
      <text:p text:style-name="P1"><text:s/>0 <text:s text:c="11"/>14321 manifesto</text:p>
      <text:p text:style-name="P1"><text:s/>0 <text:s text:c="11"/>14320 manifest</text:p>
      <text:p text:style-name="P1"><text:s/>0 <text:s text:c="11"/>14319 mani</text:p>
      <text:p text:style-name="P1"><text:s/>0 <text:s text:c="11"/>14316 mango</text:p>
      <text:p text:style-name="P1"><text:s/>0 <text:s text:c="11"/>14317 mangoes</text:p>
      <text:p text:style-name="P1"><text:s/>0 <text:s text:c="11"/>14318 manhattan</text:p>
      <text:p text:style-name="P1"><text:s/>0 <text:s text:c="11"/>14325 manipulations</text:p>
      <text:p text:style-name="P1"><text:s/>0 <text:s text:c="11"/>14327 manly</text:p>
      <text:p text:style-name="P1"><text:s/>0 <text:s text:c="11"/>14289 mams</text:p>
      <text:p text:style-name="P1"><text:s/>0 <text:s text:c="11"/>14328 mann</text:p>
      <text:p text:style-name="P1"><text:s/>0 <text:s text:c="11"/>14335 manos</text:p>
      <text:p text:style-name="P1"><text:s/>0 <text:s text:c="11"/>14336 mansion</text:p>
      <text:p text:style-name="P1"><text:s/>0 <text:s text:c="11"/>14337 mansour</text:p>
      <text:p text:style-name="P1"><text:s/>0 <text:s text:c="11"/>14334 manofthematch</text:p>
      <text:p text:style-name="P1"><text:s/>0 <text:s text:c="11"/>14333 mano</text:p>
      <text:p text:style-name="P1"><text:s/>0 <text:s text:c="11"/>14332 mannix</text:p>
      <text:p text:style-name="P1"><text:s/>0 <text:s text:c="11"/>14329 mannequin</text:p>
      <text:p text:style-name="P1"><text:s/>0 <text:s text:c="11"/>14330 manner</text:p>
      <text:p text:style-name="P1"><text:soft-page-break/><text:s/>0 <text:s text:c="11"/>14331 manners</text:p>
      <text:p text:style-name="P1"><text:s/>0 <text:s text:c="11"/>14315 mangia</text:p>
      <text:p text:style-name="P1"><text:s/>0 <text:s text:c="11"/>14314 mangi</text:p>
      <text:p text:style-name="P1"><text:s/>0 <text:s text:c="11"/>14313 mangalyaan</text:p>
      <text:p text:style-name="P1"><text:s/>0 <text:s text:c="11"/>14312 manga</text:p>
      <text:p text:style-name="P1"><text:s/>0 <text:s text:c="11"/>14296 manager</text:p>
      <text:p text:style-name="P1"><text:s/>0 <text:s text:c="11"/>14297 managers</text:p>
      <text:p text:style-name="P1"><text:s/>0 <text:s text:c="11"/>14298 manages</text:p>
      <text:p text:style-name="P1"><text:s/>0 <text:s text:c="11"/>14295 management</text:p>
      <text:p text:style-name="P1"><text:s/>0 <text:s text:c="11"/>14294 managed</text:p>
      <text:p text:style-name="P1"><text:s/>0 <text:s text:c="11"/>14293 manage</text:p>
      <text:p text:style-name="P1"><text:s/>0 <text:s text:c="11"/>14290 mamsie</text:p>
      <text:p text:style-name="P1"><text:s/>0 <text:s text:c="11"/>14291 mamãe</text:p>
      <text:p text:style-name="P1"><text:s/>0 <text:s text:c="11"/>14292 man</text:p>
      <text:p text:style-name="P1"><text:s/>0 <text:s text:c="11"/>14299 managing</text:p>
      <text:p text:style-name="P1"><text:s/>0 <text:s text:c="11"/>14300 manalo</text:p>
      <text:p text:style-name="P1"><text:s/>0 <text:s text:c="11"/>14301 manches</text:p>
      <text:p text:style-name="P1"><text:s/>0 <text:s text:c="11"/>14310 manera</text:p>
      <text:p text:style-name="P1"><text:s/>0 <text:s text:c="11"/>14311 manetta</text:p>
      <text:p text:style-name="P1"><text:s/>0 <text:s text:c="11"/>14308 mandato</text:p>
      <text:p text:style-name="P1"><text:s/>0 <text:s text:c="11"/>14309 mandela</text:p>
      <text:p text:style-name="P1"><text:s/>0 <text:s text:c="11"/>14307 mandarin</text:p>
      <text:p text:style-name="P1"><text:s/>0 <text:s text:c="11"/>14303 manchesterisred</text:p>
      <text:p text:style-name="P1"><text:s/>0 <text:s text:c="11"/>14304 manda</text:p>
      <text:p text:style-name="P1"><text:s/>0 <text:s text:c="11"/>14305 mandame</text:p>
      <text:p text:style-name="P1"><text:s/>0 <text:s text:c="11"/>14306 mandar</text:p>
      <text:p text:style-name="P1"><text:s/>0 <text:s text:c="11"/>14237 mahbtkb4k0</text:p>
      <text:p text:style-name="P1"><text:s/>0 <text:s text:c="11"/>14235 mahatma</text:p>
      <text:p text:style-name="P1"><text:s/>0 <text:s text:c="11"/>14134 m0auv4qbos</text:p>
      <text:p text:style-name="P1"><text:s/>0 <text:s text:c="11"/>14171 mac</text:p>
      <text:p text:style-name="P1"><text:s/>0 <text:s text:c="11"/>14167 maakt</text:p>
      <text:p text:style-name="P1"><text:s/>0 <text:s text:c="11"/>14168 maalqvp8y5</text:p>
      <text:p text:style-name="P1"><text:s/>0 <text:s text:c="11"/>14169 maar</text:p>
      <text:p text:style-name="P1"><text:s/>0 <text:s text:c="11"/>14166 maaaan</text:p>
      <text:p text:style-name="P1"><text:s/>0 <text:s text:c="11"/>14164 m9icn68esv</text:p>
      <text:p text:style-name="P1"><text:s/>0 <text:s text:c="11"/>14163 m9ctrbsgly</text:p>
      <text:p text:style-name="P1"><text:s/>0 <text:s text:c="11"/>14160 m80haqh0b1</text:p>
      <text:p text:style-name="P1"><text:s/>0 <text:s text:c="11"/>14161 m83</text:p>
      <text:p text:style-name="P1"><text:s/>0 <text:s text:c="11"/>14162 m97zmyy7tg</text:p>
      <text:p text:style-name="P1"><text:s/>0 <text:s text:c="11"/>14170 mabey</text:p>
      <text:p text:style-name="P1"><text:s/>0 <text:s text:c="11"/>14172 macarons</text:p>
      <text:p text:style-name="P1"><text:s/>0 <text:s text:c="11"/>14184 macos</text:p>
      <text:p text:style-name="P1"><text:s/>0 <text:s text:c="11"/>14173 macaskill</text:p>
      <text:p text:style-name="P1"><text:s/>0 <text:s text:c="11"/>14180 machines</text:p>
      <text:p text:style-name="P1"><text:s/>0 <text:s text:c="11"/>14181 machinæ</text:p>
      <text:p text:style-name="P1"><text:s/>0 <text:s text:c="11"/>14182 macintosh</text:p>
      <text:p text:style-name="P1"><text:s/>0 <text:s text:c="11"/>14179 machinelearning</text:p>
      <text:p text:style-name="P1"><text:s/>0 <text:s text:c="11"/>14178 machine</text:p>
      <text:p text:style-name="P1"><text:s/>0 <text:s text:c="11"/>14177 machiavelli</text:p>
      <text:p text:style-name="P1"><text:s/>0 <text:s text:c="11"/>14174 macbook</text:p>
      <text:p text:style-name="P1"><text:s/>0 <text:s text:c="11"/>14175 macdonald</text:p>
      <text:p text:style-name="P1"><text:s/>0 <text:s text:c="11"/>14176 machado</text:p>
      <text:p text:style-name="P1"><text:soft-page-break/><text:s/>0 <text:s text:c="11"/>14159 m7wbh21bb4</text:p>
      <text:p text:style-name="P1"><text:s/>0 <text:s text:c="11"/>14158 m7nlaurlxd</text:p>
      <text:p text:style-name="P1"><text:s/>0 <text:s text:c="11"/>14157 m7jysnfy3y</text:p>
      <text:p text:style-name="P1"><text:s/>0 <text:s text:c="11"/>14156 m7dcv7e</text:p>
      <text:p text:style-name="P1"><text:s/>0 <text:s text:c="11"/>14141 m2tcaqdrrx</text:p>
      <text:p text:style-name="P1"><text:s/>0 <text:s text:c="11"/>14142 m2y0sxbwj5</text:p>
      <text:p text:style-name="P1"><text:s/>0 <text:s text:c="11"/>14143 m3bqfmjf</text:p>
      <text:p text:style-name="P1"><text:s/>0 <text:s text:c="11"/>14140 m2gwkncdyl</text:p>
      <text:p text:style-name="P1"><text:s/>0 <text:s text:c="11"/>14139 m2bl7rfk</text:p>
      <text:p text:style-name="P1"><text:s/>0 <text:s text:c="11"/>14138 m1uqq26npo</text:p>
      <text:p text:style-name="P1"><text:s/>0 <text:s text:c="11"/>14135 m0log4kxj2</text:p>
      <text:p text:style-name="P1"><text:s/>0 <text:s text:c="11"/>14136 m0xtt8d7jt</text:p>
      <text:p text:style-name="P1"><text:s/>0 <text:s text:c="11"/>14137 m125ej1v_5k</text:p>
      <text:p text:style-name="P1"><text:s/>0 <text:s text:c="11"/>14144 m3pje3rg</text:p>
      <text:p text:style-name="P1"><text:s/>0 <text:s text:c="11"/>14145 m3pxrgbwtd</text:p>
      <text:p text:style-name="P1"><text:s/>0 <text:s text:c="11"/>14146 m3ufzikcg1</text:p>
      <text:p text:style-name="P1"><text:s/>0 <text:s text:c="11"/>14154 m5xrm3gh0t</text:p>
      <text:p text:style-name="P1"><text:s/>0 <text:s text:c="11"/>14155 m6xvmqz2cy</text:p>
      <text:p text:style-name="P1"><text:s/>0 <text:s text:c="11"/>14152 m5hm3n8ke6</text:p>
      <text:p text:style-name="P1"><text:s/>0 <text:s text:c="11"/>14153 m5rk72bgxy</text:p>
      <text:p text:style-name="P1"><text:s/>0 <text:s text:c="11"/>14151 m5fqkcav5f</text:p>
      <text:p text:style-name="P1"><text:s/>0 <text:s text:c="11"/>14147 m41co2mpxi</text:p>
      <text:p text:style-name="P1"><text:s/>0 <text:s text:c="11"/>14148 m4ljyabbw0</text:p>
      <text:p text:style-name="P1"><text:s/>0 <text:s text:c="11"/>14149 m4ucfz6f</text:p>
      <text:p text:style-name="P1"><text:s/>0 <text:s text:c="11"/>14150 m5fjsrnqvc</text:p>
      <text:p text:style-name="P1"><text:s/>0 <text:s text:c="11"/>14183 macklemore</text:p>
      <text:p text:style-name="P1"><text:s/>0 <text:s text:c="11"/>14185 macro</text:p>
      <text:p text:style-name="P1"><text:s/>0 <text:s text:c="11"/>14234 maharashtra</text:p>
      <text:p text:style-name="P1"><text:s/>0 <text:s text:c="11"/>14222 magnifiek</text:p>
      <text:p text:style-name="P1"><text:s/>0 <text:s text:c="11"/>14218 magik</text:p>
      <text:p text:style-name="P1"><text:s/>0 <text:s text:c="11"/>14219 magnate</text:p>
      <text:p text:style-name="P1"><text:s/>0 <text:s text:c="11"/>14220 magnetic</text:p>
      <text:p text:style-name="P1"><text:s/>0 <text:s text:c="11"/>14217 magie</text:p>
      <text:p text:style-name="P1"><text:s/>0 <text:s text:c="11"/>14216 magicked</text:p>
      <text:p text:style-name="P1"><text:s/>0 <text:s text:c="11"/>14215 magician</text:p>
      <text:p text:style-name="P1"><text:s/>0 <text:s text:c="11"/>14212 magia</text:p>
      <text:p text:style-name="P1"><text:s/>0 <text:s text:c="11"/>14213 magic</text:p>
      <text:p text:style-name="P1"><text:s/>0 <text:s text:c="11"/>14214 magical</text:p>
      <text:p text:style-name="P1"><text:s/>0 <text:s text:c="11"/>14221 magnificent</text:p>
      <text:p text:style-name="P1"><text:s/>0 <text:s text:c="11"/>14223 magnolia</text:p>
      <text:p text:style-name="P1"><text:s/>0 <text:s text:c="11"/>14186 macroman</text:p>
      <text:p text:style-name="P1"><text:s/>0 <text:s text:c="11"/>14224 magnum</text:p>
      <text:p text:style-name="P1"><text:s/>0 <text:s text:c="11"/>14231 maha</text:p>
      <text:p text:style-name="P1"><text:s/>0 <text:s text:c="11"/>14232 mahal</text:p>
      <text:p text:style-name="P1"><text:s/>0 <text:s text:c="11"/>14233 mahan</text:p>
      <text:p text:style-name="P1"><text:s/>0 <text:s text:c="11"/>14230 mah</text:p>
      <text:p text:style-name="P1"><text:s/>0 <text:s text:c="11"/>14229 magtastic</text:p>
      <text:p text:style-name="P1"><text:s/>0 <text:s text:c="11"/>14228 magone</text:p>
      <text:p text:style-name="P1"><text:s/>0 <text:s text:c="11"/>14225 magnumit</text:p>
      <text:p text:style-name="P1"><text:s/>0 <text:s text:c="11"/>14226 magnummilano</text:p>
      <text:p text:style-name="P1"><text:s/>0 <text:s text:c="11"/>14227 magnus</text:p>
      <text:p text:style-name="P1"><text:s/>0 <text:s text:c="11"/>14211 magazzini</text:p>
      <text:p text:style-name="P1"><text:soft-page-break/><text:s/>0 <text:s text:c="11"/>14210 magazines</text:p>
      <text:p text:style-name="P1"><text:s/>0 <text:s text:c="11"/>14209 magazine</text:p>
      <text:p text:style-name="P1"><text:s/>0 <text:s text:c="11"/>14208 mafuckit</text:p>
      <text:p text:style-name="P1"><text:s/>0 <text:s text:c="11"/>14193 mademesmile</text:p>
      <text:p text:style-name="P1"><text:s/>0 <text:s text:c="11"/>14194 madiba</text:p>
      <text:p text:style-name="P1"><text:s/>0 <text:s text:c="11"/>14195 madison</text:p>
      <text:p text:style-name="P1"><text:s/>0 <text:s text:c="11"/>14192 madea</text:p>
      <text:p text:style-name="P1"><text:s/>0 <text:s text:c="11"/>14191 made</text:p>
      <text:p text:style-name="P1"><text:s/>0 <text:s text:c="11"/>14190 madden</text:p>
      <text:p text:style-name="P1"><text:s/>0 <text:s text:c="11"/>14187 macs</text:p>
      <text:p text:style-name="P1"><text:s/>0 <text:s text:c="11"/>14188 mad</text:p>
      <text:p text:style-name="P1"><text:s/>0 <text:s text:c="11"/>14189 madan</text:p>
      <text:p text:style-name="P1"><text:s/>0 <text:s text:c="11"/>14196 madly</text:p>
      <text:p text:style-name="P1"><text:s/>0 <text:s text:c="11"/>14197 madmax</text:p>
      <text:p text:style-name="P1"><text:s/>0 <text:s text:c="11"/>14198 madmen</text:p>
      <text:p text:style-name="P1"><text:s/>0 <text:s text:c="11"/>14206 maes</text:p>
      <text:p text:style-name="P1"><text:s/>0 <text:s text:c="11"/>14207 maestro</text:p>
      <text:p text:style-name="P1"><text:s/>0 <text:s text:c="11"/>14204 mae</text:p>
      <text:p text:style-name="P1"><text:s/>0 <text:s text:c="11"/>14205 maeqkd6q1f</text:p>
      <text:p text:style-name="P1"><text:s/>0 <text:s text:c="11"/>14203 madting</text:p>
      <text:p text:style-name="P1"><text:s/>0 <text:s text:c="11"/>14199 madness</text:p>
      <text:p text:style-name="P1"><text:s/>0 <text:s text:c="11"/>14200 madre</text:p>
      <text:p text:style-name="P1"><text:s/>0 <text:s text:c="11"/>14201 madrid</text:p>
      <text:p text:style-name="P1"><text:s/>0 <text:s text:c="11"/>14202 madrigal</text:p>
      <text:p text:style-name="P1"><text:s/>0 <text:s text:c="11"/>16394 ohio</text:p>
      <text:p text:style-name="P1"><text:s/>0 <text:s text:c="11"/>16396 ohmyfuck</text:p>
      <text:p text:style-name="P1"><text:s/>0 <text:s text:c="11"/>19683 rrf2mlkyll</text:p>
      <text:p text:style-name="P1"><text:s/>0 <text:s text:c="11"/>18592 quest</text:p>
      <text:p text:style-name="P1"><text:s/>0 <text:s text:c="11"/>18588 query</text:p>
      <text:p text:style-name="P1"><text:s/>0 <text:s text:c="11"/>18589 querying</text:p>
      <text:p text:style-name="P1"><text:s/>0 <text:s text:c="11"/>18590 quería</text:p>
      <text:p text:style-name="P1"><text:s/>0 <text:s text:c="11"/>18587 queries</text:p>
      <text:p text:style-name="P1"><text:s/>0 <text:s text:c="11"/>18586 querido</text:p>
      <text:p text:style-name="P1"><text:s/>0 <text:s text:c="11"/>18585 queria</text:p>
      <text:p text:style-name="P1"><text:s/>0 <text:s text:c="11"/>18582 quello</text:p>
      <text:p text:style-name="P1"><text:s/>0 <text:s text:c="11"/>18583 quemehavistoymehasaludadoysabecomoesmicaraynoscasaremos</text:p>
      <text:p text:style-name="P1"><text:s/>0 <text:s text:c="11"/>18584 queremos</text:p>
      <text:p text:style-name="P1"><text:s/>0 <text:s text:c="11"/>18591 quesa</text:p>
      <text:p text:style-name="P1"><text:s/>0 <text:s text:c="11"/>18593 questa</text:p>
      <text:p text:style-name="P1"><text:s/>0 <text:s text:c="11"/>18580 queer</text:p>
      <text:p text:style-name="P1"><text:s/>0 <text:s text:c="11"/>18594 question</text:p>
      <text:p text:style-name="P1"><text:s/>0 <text:s text:c="11"/>18601 quickly</text:p>
      <text:p text:style-name="P1"><text:s/>0 <text:s text:c="11"/>18602 quien</text:p>
      <text:p text:style-name="P1"><text:s/>0 <text:s text:c="11"/>18603 quienentendioentendio</text:p>
      <text:p text:style-name="P1"><text:s/>0 <text:s text:c="11"/>18600 quicker</text:p>
      <text:p text:style-name="P1"><text:s/>0 <text:s text:c="11"/>18599 quick</text:p>
      <text:p text:style-name="P1"><text:s/>0 <text:s text:c="11"/>18598 qui</text:p>
      <text:p text:style-name="P1"><text:s/>0 <text:s text:c="11"/>18595 questions</text:p>
      <text:p text:style-name="P1"><text:s/>0 <text:s text:c="11"/>18596 questo</text:p>
      <text:p text:style-name="P1"><text:s/>0 <text:s text:c="11"/>18597 quevedo</text:p>
      <text:p text:style-name="P1"><text:s/>0 <text:s text:c="11"/>18581 quel</text:p>
      <text:p text:style-name="P1"><text:s/>0 <text:s text:c="11"/>18579 queens</text:p>
      <text:p text:style-name="P1"><text:soft-page-break/><text:s/>0 <text:s text:c="11"/>18656 qyfehrcrz4</text:p>
      <text:p text:style-name="P1"><text:s/>0 <text:s text:c="11"/>18566 quantity</text:p>
      <text:p text:style-name="P1"><text:s/>0 <text:s text:c="11"/>18562 quals</text:p>
      <text:p text:style-name="P1"><text:s/>0 <text:s text:c="11"/>18563 quando</text:p>
      <text:p text:style-name="P1"><text:s/>0 <text:s text:c="11"/>18564 quant</text:p>
      <text:p text:style-name="P1"><text:s/>0 <text:s text:c="11"/>18561 quality</text:p>
      <text:p text:style-name="P1"><text:s/>0 <text:s text:c="11"/>18560 qualities</text:p>
      <text:p text:style-name="P1"><text:s/>0 <text:s text:c="11"/>18559 qualifying</text:p>
      <text:p text:style-name="P1"><text:s/>0 <text:s text:c="11"/>18556 quake</text:p>
      <text:p text:style-name="P1"><text:s/>0 <text:s text:c="11"/>18557 qualche</text:p>
      <text:p text:style-name="P1"><text:s/>0 <text:s text:c="11"/>18558 qualified</text:p>
      <text:p text:style-name="P1"><text:s/>0 <text:s text:c="11"/>18565 quantidade</text:p>
      <text:p text:style-name="P1"><text:s/>0 <text:s text:c="11"/>18567 quanto</text:p>
      <text:p text:style-name="P1"><text:s/>0 <text:s text:c="11"/>18578 queenleo</text:p>
      <text:p text:style-name="P1"><text:s/>0 <text:s text:c="11"/>18568 quantum</text:p>
      <text:p text:style-name="P1"><text:s/>0 <text:s text:c="11"/>18575 quedo</text:p>
      <text:p text:style-name="P1"><text:s/>0 <text:s text:c="11"/>18576 queen</text:p>
      <text:p text:style-name="P1"><text:s/>0 <text:s text:c="11"/>18577 queenextravaganza</text:p>
      <text:p text:style-name="P1"><text:s/>0 <text:s text:c="11"/>18574 queda</text:p>
      <text:p text:style-name="P1"><text:s/>0 <text:s text:c="11"/>18573 quechua</text:p>
      <text:p text:style-name="P1"><text:s/>0 <text:s text:c="11"/>18572 que</text:p>
      <text:p text:style-name="P1"><text:s/>0 <text:s text:c="11"/>18569 quarter</text:p>
      <text:p text:style-name="P1"><text:s/>0 <text:s text:c="11"/>18570 quartz</text:p>
      <text:p text:style-name="P1"><text:s/>0 <text:s text:c="11"/>18571 qubfyzw2uk</text:p>
      <text:p text:style-name="P1"><text:s/>0 <text:s text:c="11"/>18604 quiere</text:p>
      <text:p text:style-name="P1"><text:s/>0 <text:s text:c="11"/>18605 quieres</text:p>
      <text:p text:style-name="P1"><text:s/>0 <text:s text:c="11"/>18606 quiero</text:p>
      <text:p text:style-name="P1"><text:s/>0 <text:s text:c="11"/>18643 qvzpl8uchp</text:p>
      <text:p text:style-name="P1"><text:s/>0 <text:s text:c="11"/>18639 qvmh6dzd</text:p>
      <text:p text:style-name="P1"><text:s/>0 <text:s text:c="11"/>18640 qvqaolck9u</text:p>
      <text:p text:style-name="P1"><text:s/>0 <text:s text:c="11"/>18641 qvtanx0oma</text:p>
      <text:p text:style-name="P1"><text:s/>0 <text:s text:c="11"/>18638 qvj8p0yd</text:p>
      <text:p text:style-name="P1"><text:s/>0 <text:s text:c="11"/>18637 qv7ufdai</text:p>
      <text:p text:style-name="P1"><text:s/>0 <text:s text:c="11"/>18636 qv2gw2g</text:p>
      <text:p text:style-name="P1"><text:s/>0 <text:s text:c="11"/>18633 qut6rutxqu</text:p>
      <text:p text:style-name="P1"><text:s/>0 <text:s text:c="11"/>18634 quyihenk</text:p>
      <text:p text:style-name="P1"><text:s/>0 <text:s text:c="11"/>18635 qué</text:p>
      <text:p text:style-name="P1"><text:s/>0 <text:s text:c="11"/>18642 qvtsjxox</text:p>
      <text:p text:style-name="P1"><text:s/>0 <text:s text:c="11"/>18644 qw9ylkmwvh</text:p>
      <text:p text:style-name="P1"><text:s/>0 <text:s text:c="11"/>18607 quiet</text:p>
      <text:p text:style-name="P1"><text:s/>0 <text:s text:c="11"/>18645 qwe3tzsuxa</text:p>
      <text:p text:style-name="P1"><text:s/>0 <text:s text:c="11"/>18652 qwv6anqmwy</text:p>
      <text:p text:style-name="P1"><text:s/>0 <text:s text:c="11"/>18653 qxaunqvh7k</text:p>
      <text:p text:style-name="P1"><text:s/>0 <text:s text:c="11"/>18654 qy2prw1c</text:p>
      <text:p text:style-name="P1"><text:s/>0 <text:s text:c="11"/>18651 qwqkfw0d4l</text:p>
      <text:p text:style-name="P1"><text:s/>0 <text:s text:c="11"/>18650 qwoygucpge</text:p>
      <text:p text:style-name="P1"><text:s/>0 <text:s text:c="11"/>18649 qwox3hph36</text:p>
      <text:p text:style-name="P1"><text:s/>0 <text:s text:c="11"/>18646 qwemna8wee</text:p>
      <text:p text:style-name="P1"><text:s/>0 <text:s text:c="11"/>18647 qwertyuiop</text:p>
      <text:p text:style-name="P1"><text:s/>0 <text:s text:c="11"/>18648 qwm0zq8vnl</text:p>
      <text:p text:style-name="P1"><text:s/>0 <text:s text:c="11"/>18632 qut2ga2p</text:p>
      <text:p text:style-name="P1"><text:s/>0 <text:s text:c="11"/>18631 qut</text:p>
      <text:p text:style-name="P1"><text:soft-page-break/><text:s/>0 <text:s text:c="11"/>18630 quotes</text:p>
      <text:p text:style-name="P1"><text:s/>0 <text:s text:c="11"/>18629 quoted</text:p>
      <text:p text:style-name="P1"><text:s/>0 <text:s text:c="11"/>18614 quisiera</text:p>
      <text:p text:style-name="P1"><text:s/>0 <text:s text:c="11"/>18615 quisieras</text:p>
      <text:p text:style-name="P1"><text:s/>0 <text:s text:c="11"/>18616 quit</text:p>
      <text:p text:style-name="P1"><text:s/>0 <text:s text:c="11"/>18613 quirky</text:p>
      <text:p text:style-name="P1"><text:s/>0 <text:s text:c="11"/>18612 quinte</text:p>
      <text:p text:style-name="P1"><text:s/>0 <text:s text:c="11"/>18611 quintana</text:p>
      <text:p text:style-name="P1"><text:s/>0 <text:s text:c="11"/>18608 quietly</text:p>
      <text:p text:style-name="P1"><text:s/>0 <text:s text:c="11"/>18609 quii0iyt</text:p>
      <text:p text:style-name="P1"><text:s/>0 <text:s text:c="11"/>18610 quiksilver</text:p>
      <text:p text:style-name="P1"><text:s/>0 <text:s text:c="11"/>18617 quite</text:p>
      <text:p text:style-name="P1"><text:s/>0 <text:s text:c="11"/>18618 quitter</text:p>
      <text:p text:style-name="P1"><text:s/>0 <text:s text:c="11"/>18619 quitting</text:p>
      <text:p text:style-name="P1"><text:s/>0 <text:s text:c="11"/>18627 quotation</text:p>
      <text:p text:style-name="P1"><text:s/>0 <text:s text:c="11"/>18628 quote</text:p>
      <text:p text:style-name="P1"><text:s/>0 <text:s text:c="11"/>18625 quod</text:p>
      <text:p text:style-name="P1"><text:s/>0 <text:s text:c="11"/>18626 quora</text:p>
      <text:p text:style-name="P1"><text:s/>0 <text:s text:c="11"/>18624 quo</text:p>
      <text:p text:style-name="P1"><text:s/>0 <text:s text:c="11"/>18620 quix</text:p>
      <text:p text:style-name="P1"><text:s/>0 <text:s text:c="11"/>18621 quixoticandabsurd</text:p>
      <text:p text:style-name="P1"><text:s/>0 <text:s text:c="11"/>18622 quiz</text:p>
      <text:p text:style-name="P1"><text:s/>0 <text:s text:c="11"/>18623 quizzes</text:p>
      <text:p text:style-name="P1"><text:s/>0 <text:s text:c="11"/>18555 quaint</text:p>
      <text:p text:style-name="P1"><text:s/>0 <text:s text:c="11"/>18554 quadrilatero</text:p>
      <text:p text:style-name="P1"><text:s/>0 <text:s text:c="11"/>18553 quadreunited</text:p>
      <text:p text:style-name="P1"><text:s/>0 <text:s text:c="11"/>18489 qkiwmcr8</text:p>
      <text:p text:style-name="P1"><text:s/>0 <text:s text:c="11"/>18485 qjjdut8sf7</text:p>
      <text:p text:style-name="P1"><text:s/>0 <text:s text:c="11"/>18486 qjlimelikt</text:p>
      <text:p text:style-name="P1"><text:s/>0 <text:s text:c="11"/>18487 qkdqdrblnl</text:p>
      <text:p text:style-name="P1"><text:s/>0 <text:s text:c="11"/>18484 qjfpvvu</text:p>
      <text:p text:style-name="P1"><text:s/>0 <text:s text:c="11"/>18483 qjdhn9wf4q</text:p>
      <text:p text:style-name="P1"><text:s/>0 <text:s text:c="11"/>18482 qjbyykytgr</text:p>
      <text:p text:style-name="P1"><text:s/>0 <text:s text:c="11"/>18479 qizr3c9b</text:p>
      <text:p text:style-name="P1"><text:s/>0 <text:s text:c="11"/>18480 qj8gixcwyy</text:p>
      <text:p text:style-name="P1"><text:s/>0 <text:s text:c="11"/>18481 qjaoe2lwlq</text:p>
      <text:p text:style-name="P1"><text:s/>0 <text:s text:c="11"/>18488 qkies</text:p>
      <text:p text:style-name="P1"><text:s/>0 <text:s text:c="11"/>18490 qkr3qu6oon</text:p>
      <text:p text:style-name="P1"><text:s/>0 <text:s text:c="11"/>18502 qn1jhndt</text:p>
      <text:p text:style-name="P1"><text:s/>0 <text:s text:c="11"/>18491 qkyahckpru</text:p>
      <text:p text:style-name="P1"><text:s/>0 <text:s text:c="11"/>18498 qm4cvhhhsz</text:p>
      <text:p text:style-name="P1"><text:s/>0 <text:s text:c="11"/>18499 qmhew1dedq</text:p>
      <text:p text:style-name="P1"><text:s/>0 <text:s text:c="11"/>18500 qmirkzncea</text:p>
      <text:p text:style-name="P1"><text:s/>0 <text:s text:c="11"/>18497 qlt0l2enhn</text:p>
      <text:p text:style-name="P1"><text:s/>0 <text:s text:c="11"/>18496 qlshn</text:p>
      <text:p text:style-name="P1"><text:s/>0 <text:s text:c="11"/>18495 qlqvubgj</text:p>
      <text:p text:style-name="P1"><text:s/>0 <text:s text:c="11"/>18492 qkzj8tvasi</text:p>
      <text:p text:style-name="P1"><text:s/>0 <text:s text:c="11"/>18493 qldvccz2tp</text:p>
      <text:p text:style-name="P1"><text:s/>0 <text:s text:c="11"/>18494 qlhnj8w</text:p>
      <text:p text:style-name="P1"><text:s/>0 <text:s text:c="11"/>18478 qizbobtg</text:p>
      <text:p text:style-name="P1"><text:s/>0 <text:s text:c="11"/>18477 qiw23spgij</text:p>
      <text:p text:style-name="P1"><text:s/>0 <text:s text:c="11"/>18476 qivbtqei</text:p>
      <text:p text:style-name="P1"><text:soft-page-break/><text:s/>0 <text:s text:c="11"/>18475 qiro1yyvnp</text:p>
      <text:p text:style-name="P1"><text:s/>0 <text:s text:c="11"/>18460 qgw9y5adjf</text:p>
      <text:p text:style-name="P1"><text:s/>0 <text:s text:c="11"/>18461 qgwaoxh395</text:p>
      <text:p text:style-name="P1"><text:s/>0 <text:s text:c="11"/>18462 qh1skdyyea</text:p>
      <text:p text:style-name="P1"><text:s/>0 <text:s text:c="11"/>18459 qgvv6uwn8f</text:p>
      <text:p text:style-name="P1"><text:s/>0 <text:s text:c="11"/>18458 qgtyugyij6</text:p>
      <text:p text:style-name="P1"><text:s/>0 <text:s text:c="11"/>18457 qgovtcbunz</text:p>
      <text:p text:style-name="P1"><text:s/>0 <text:s text:c="11"/>18454 qfsli2mukl</text:p>
      <text:p text:style-name="P1"><text:s/>0 <text:s text:c="11"/>18455 qfzpvphi</text:p>
      <text:p text:style-name="P1"><text:s/>0 <text:s text:c="11"/>18456 qgew7wyxcb</text:p>
      <text:p text:style-name="P1"><text:s/>0 <text:s text:c="11"/>18463 qh2semtlzx</text:p>
      <text:p text:style-name="P1"><text:s/>0 <text:s text:c="11"/>18464 qh8xtz6wjm</text:p>
      <text:p text:style-name="P1"><text:s/>0 <text:s text:c="11"/>18465 qht4wcf7lj</text:p>
      <text:p text:style-name="P1"><text:s/>0 <text:s text:c="11"/>18473 qiqqa</text:p>
      <text:p text:style-name="P1"><text:s/>0 <text:s text:c="11"/>18474 qiri</text:p>
      <text:p text:style-name="P1"><text:s/>0 <text:s text:c="11"/>18471 qidws6p59d</text:p>
      <text:p text:style-name="P1"><text:s/>0 <text:s text:c="11"/>18472 qilf4xjdfe</text:p>
      <text:p text:style-name="P1"><text:s/>0 <text:s text:c="11"/>18470 qi9y3mxgvi</text:p>
      <text:p text:style-name="P1"><text:s/>0 <text:s text:c="11"/>18466 qhu59pxu</text:p>
      <text:p text:style-name="P1"><text:s/>0 <text:s text:c="11"/>18467 qhyoifyt5t</text:p>
      <text:p text:style-name="P1"><text:s/>0 <text:s text:c="11"/>18468 qhztzjkmq7</text:p>
      <text:p text:style-name="P1"><text:s/>0 <text:s text:c="11"/>18469 qi9usrx5pq</text:p>
      <text:p text:style-name="P1"><text:s/>0 <text:s text:c="11"/>18501 qmrt5moj1p</text:p>
      <text:p text:style-name="P1"><text:s/>0 <text:s text:c="11"/>18503 qn7ywpxonl</text:p>
      <text:p text:style-name="P1"><text:s/>0 <text:s text:c="11"/>18552 quadrant</text:p>
      <text:p text:style-name="P1"><text:s/>0 <text:s text:c="11"/>18540 qt</text:p>
      <text:p text:style-name="P1"><text:s/>0 <text:s text:c="11"/>18536 qsvyyukt</text:p>
      <text:p text:style-name="P1"><text:s/>0 <text:s text:c="11"/>18537 qswtxigg</text:p>
      <text:p text:style-name="P1"><text:s/>0 <text:s text:c="11"/>18538 qsydbpc</text:p>
      <text:p text:style-name="P1"><text:s/>0 <text:s text:c="11"/>18535 qsj3fxkbqa</text:p>
      <text:p text:style-name="P1"><text:s/>0 <text:s text:c="11"/>18534 qsexzpwday</text:p>
      <text:p text:style-name="P1"><text:s/>0 <text:s text:c="11"/>18533 qsaletgjqp</text:p>
      <text:p text:style-name="P1"><text:s/>0 <text:s text:c="11"/>18530 qrrlkpm2hb</text:p>
      <text:p text:style-name="P1"><text:s/>0 <text:s text:c="11"/>18531 qrttiibfhc</text:p>
      <text:p text:style-name="P1"><text:s/>0 <text:s text:c="11"/>18532 qryhaxjlgn</text:p>
      <text:p text:style-name="P1"><text:s/>0 <text:s text:c="11"/>18539 qsyjnu5lrr</text:p>
      <text:p text:style-name="P1"><text:s/>0 <text:s text:c="11"/>18541 qt1apjcd76</text:p>
      <text:p text:style-name="P1"><text:s/>0 <text:s text:c="11"/>18504 qnb5ruxkwg</text:p>
      <text:p text:style-name="P1"><text:s/>0 <text:s text:c="11"/>18542 qt800ud4aw</text:p>
      <text:p text:style-name="P1"><text:s/>0 <text:s text:c="11"/>18549 qtwwkdehtk</text:p>
      <text:p text:style-name="P1"><text:s/>0 <text:s text:c="11"/>18550 qua</text:p>
      <text:p text:style-name="P1"><text:s/>0 <text:s text:c="11"/>18551 quade</text:p>
      <text:p text:style-name="P1"><text:s/>0 <text:s text:c="11"/>18548 qtwgyrnn</text:p>
      <text:p text:style-name="P1"><text:s/>0 <text:s text:c="11"/>18547 qtsiob7vwg</text:p>
      <text:p text:style-name="P1"><text:s/>0 <text:s text:c="11"/>18546 qtgmlrfq</text:p>
      <text:p text:style-name="P1"><text:s/>0 <text:s text:c="11"/>18543 qtaq0afeuh</text:p>
      <text:p text:style-name="P1"><text:s/>0 <text:s text:c="11"/>18544 qtaswxxri7</text:p>
      <text:p text:style-name="P1"><text:s/>0 <text:s text:c="11"/>18545 qtd</text:p>
      <text:p text:style-name="P1"><text:s/>0 <text:s text:c="11"/>18529 qrqoe8yq5b</text:p>
      <text:p text:style-name="P1"><text:s/>0 <text:s text:c="11"/>18528 qrnc0znf</text:p>
      <text:p text:style-name="P1"><text:s/>0 <text:s text:c="11"/>18527 qr6rvqb7mj</text:p>
      <text:p text:style-name="P1"><text:s/>0 <text:s text:c="11"/>18526 qr</text:p>
      <text:p text:style-name="P1"><text:soft-page-break/><text:s/>0 <text:s text:c="11"/>18511 qoliwzzobu</text:p>
      <text:p text:style-name="P1"><text:s/>0 <text:s text:c="11"/>18512 qoq6lkigoq</text:p>
      <text:p text:style-name="P1"><text:s/>0 <text:s text:c="11"/>18513 qoqjykcp9r</text:p>
      <text:p text:style-name="P1"><text:s/>0 <text:s text:c="11"/>18510 qol</text:p>
      <text:p text:style-name="P1"><text:s/>0 <text:s text:c="11"/>18509 qokari</text:p>
      <text:p text:style-name="P1"><text:s/>0 <text:s text:c="11"/>18508 qoghagqokb</text:p>
      <text:p text:style-name="P1"><text:s/>0 <text:s text:c="11"/>18505 qnbumnrnoe</text:p>
      <text:p text:style-name="P1"><text:s/>0 <text:s text:c="11"/>18506 qngaaabr</text:p>
      <text:p text:style-name="P1"><text:s/>0 <text:s text:c="11"/>18507 qo2tnyjdow</text:p>
      <text:p text:style-name="P1"><text:s/>0 <text:s text:c="11"/>18514 qoqxp40u</text:p>
      <text:p text:style-name="P1"><text:s/>0 <text:s text:c="11"/>18515 qp2d89h6gf</text:p>
      <text:p text:style-name="P1"><text:s/>0 <text:s text:c="11"/>18516 qpbsezyhjj</text:p>
      <text:p text:style-name="P1"><text:s/>0 <text:s text:c="11"/>18524 qqnzrujw</text:p>
      <text:p text:style-name="P1"><text:s/>0 <text:s text:c="11"/>18525 qqzhe1zug9</text:p>
      <text:p text:style-name="P1"><text:s/>0 <text:s text:c="11"/>18522 qqildow5</text:p>
      <text:p text:style-name="P1"><text:s/>0 <text:s text:c="11"/>18523 qqipo54n</text:p>
      <text:p text:style-name="P1"><text:s/>0 <text:s text:c="11"/>18521 qq8uot2r3r</text:p>
      <text:p text:style-name="P1"><text:s/>0 <text:s text:c="11"/>18517 qpjhia5osn</text:p>
      <text:p text:style-name="P1"><text:s/>0 <text:s text:c="11"/>18518 qpog9kizy2</text:p>
      <text:p text:style-name="P1"><text:s/>0 <text:s text:c="11"/>18519 qq2e5yb1</text:p>
      <text:p text:style-name="P1"><text:s/>0 <text:s text:c="11"/>18520 qq5rxsgjbh</text:p>
      <text:p text:style-name="P1"><text:s/>0 <text:s text:c="11"/>18655 qybvezlv</text:p>
      <text:p text:style-name="P1"><text:s/>0 <text:s text:c="11"/>18657 qypbj224</text:p>
      <text:p text:style-name="P1"><text:s/>0 <text:s text:c="11"/>18861 rbvnnswm</text:p>
      <text:p text:style-name="P1"><text:s/>0 <text:s text:c="11"/>18797 ranked</text:p>
      <text:p text:style-name="P1"><text:s/>0 <text:s text:c="11"/>18793 ranft</text:p>
      <text:p text:style-name="P1"><text:s/>0 <text:s text:c="11"/>18794 rang</text:p>
      <text:p text:style-name="P1"><text:s/>0 <text:s text:c="11"/>18795 range</text:p>
      <text:p text:style-name="P1"><text:s/>0 <text:s text:c="11"/>18792 randy</text:p>
      <text:p text:style-name="P1"><text:s/>0 <text:s text:c="11"/>18791 randomness</text:p>
      <text:p text:style-name="P1"><text:s/>0 <text:s text:c="11"/>18790 randomly</text:p>
      <text:p text:style-name="P1"><text:s/>0 <text:s text:c="11"/>18787 randal</text:p>
      <text:p text:style-name="P1"><text:s/>0 <text:s text:c="11"/>18788 randall</text:p>
      <text:p text:style-name="P1"><text:s/>0 <text:s text:c="11"/>18789 random</text:p>
      <text:p text:style-name="P1"><text:s/>0 <text:s text:c="11"/>18796 rank</text:p>
      <text:p text:style-name="P1"><text:s/>0 <text:s text:c="11"/>18798 ranking</text:p>
      <text:p text:style-name="P1"><text:s/>0 <text:s text:c="11"/>18785 ranbir</text:p>
      <text:p text:style-name="P1"><text:s/>0 <text:s text:c="11"/>18799 rankings</text:p>
      <text:p text:style-name="P1"><text:s/>0 <text:s text:c="11"/>18806 raphael</text:p>
      <text:p text:style-name="P1"><text:s/>0 <text:s text:c="11"/>18807 rapid</text:p>
      <text:p text:style-name="P1"><text:s/>0 <text:s text:c="11"/>18808 rapidly</text:p>
      <text:p text:style-name="P1"><text:s/>0 <text:s text:c="11"/>18805 raped</text:p>
      <text:p text:style-name="P1"><text:s/>0 <text:s text:c="11"/>18804 rape</text:p>
      <text:p text:style-name="P1"><text:s/>0 <text:s text:c="11"/>18803 rap</text:p>
      <text:p text:style-name="P1"><text:s/>0 <text:s text:c="11"/>18800 ranks</text:p>
      <text:p text:style-name="P1"><text:s/>0 <text:s text:c="11"/>18801 rant</text:p>
      <text:p text:style-name="P1"><text:s/>0 <text:s text:c="11"/>18802 raonz5qwym</text:p>
      <text:p text:style-name="P1"><text:s/>0 <text:s text:c="11"/>18786 rand</text:p>
      <text:p text:style-name="P1"><text:s/>0 <text:s text:c="11"/>18784 ran</text:p>
      <text:p text:style-name="P1"><text:s/>0 <text:s text:c="11"/>18658 qys7ecmy</text:p>
      <text:p text:style-name="P1"><text:s/>0 <text:s text:c="11"/>18771 raise</text:p>
      <text:p text:style-name="P1"><text:s/>0 <text:s text:c="11"/>18767 raining</text:p>
      <text:p text:style-name="P1"><text:soft-page-break/><text:s/>0 <text:s text:c="11"/>18768 rains</text:p>
      <text:p text:style-name="P1"><text:s/>0 <text:s text:c="11"/>18769 rainstorm</text:p>
      <text:p text:style-name="P1"><text:s/>0 <text:s text:c="11"/>18766 rainie</text:p>
      <text:p text:style-name="P1"><text:s/>0 <text:s text:c="11"/>18765 rainicorn</text:p>
      <text:p text:style-name="P1"><text:s/>0 <text:s text:c="11"/>18764 rainfall</text:p>
      <text:p text:style-name="P1"><text:s/>0 <text:s text:c="11"/>18761 raincoat</text:p>
      <text:p text:style-name="P1"><text:s/>0 <text:s text:c="11"/>18762 raindrop</text:p>
      <text:p text:style-name="P1"><text:s/>0 <text:s text:c="11"/>18763 rained</text:p>
      <text:p text:style-name="P1"><text:s/>0 <text:s text:c="11"/>18770 rainy</text:p>
      <text:p text:style-name="P1"><text:s/>0 <text:s text:c="11"/>18772 raised</text:p>
      <text:p text:style-name="P1"><text:s/>0 <text:s text:c="11"/>18783 rams</text:p>
      <text:p text:style-name="P1"><text:s/>0 <text:s text:c="11"/>18773 raises</text:p>
      <text:p text:style-name="P1"><text:s/>0 <text:s text:c="11"/>18780 ramble</text:p>
      <text:p text:style-name="P1"><text:s/>0 <text:s text:c="11"/>18781 raml</text:p>
      <text:p text:style-name="P1"><text:s/>0 <text:s text:c="11"/>18782 ramon</text:p>
      <text:p text:style-name="P1"><text:s/>0 <text:s text:c="11"/>18779 ramadan</text:p>
      <text:p text:style-name="P1"><text:s/>0 <text:s text:c="11"/>18778 ram</text:p>
      <text:p text:style-name="P1"><text:s/>0 <text:s text:c="11"/>18777 raking</text:p>
      <text:p text:style-name="P1"><text:s/>0 <text:s text:c="11"/>18774 raising</text:p>
      <text:p text:style-name="P1"><text:s/>0 <text:s text:c="11"/>18775 raj</text:p>
      <text:p text:style-name="P1"><text:s/>0 <text:s text:c="11"/>18776 rajapaksa</text:p>
      <text:p text:style-name="P1"><text:s/>0 <text:s text:c="11"/>18809 rapidminer</text:p>
      <text:p text:style-name="P1"><text:s/>0 <text:s text:c="11"/>18810 raping</text:p>
      <text:p text:style-name="P1"><text:s/>0 <text:s text:c="11"/>18811 rapist</text:p>
      <text:p text:style-name="P1"><text:s/>0 <text:s text:c="11"/>18848 razen</text:p>
      <text:p text:style-name="P1"><text:s/>0 <text:s text:c="11"/>18844 rawkfist</text:p>
      <text:p text:style-name="P1"><text:s/>0 <text:s text:c="11"/>18845 ray</text:p>
      <text:p text:style-name="P1"><text:s/>0 <text:s text:c="11"/>18846 raya</text:p>
      <text:p text:style-name="P1"><text:s/>0 <text:s text:c="11"/>18843 raving</text:p>
      <text:p text:style-name="P1"><text:s/>0 <text:s text:c="11"/>18842 raven</text:p>
      <text:p text:style-name="P1"><text:s/>0 <text:s text:c="11"/>18841 rave</text:p>
      <text:p text:style-name="P1"><text:s/>0 <text:s text:c="11"/>18838 rattyfreshman</text:p>
      <text:p text:style-name="P1"><text:s/>0 <text:s text:c="11"/>18839 raul</text:p>
      <text:p text:style-name="P1"><text:s/>0 <text:s text:c="11"/>18840 rauser</text:p>
      <text:p text:style-name="P1"><text:s/>0 <text:s text:c="11"/>18847 rayban</text:p>
      <text:p text:style-name="P1"><text:s/>0 <text:s text:c="11"/>18849 razones</text:p>
      <text:p text:style-name="P1"><text:s/>0 <text:s text:c="11"/>18812 rapper</text:p>
      <text:p text:style-name="P1"><text:s/>0 <text:s text:c="11"/>18850 razor</text:p>
      <text:p text:style-name="P1"><text:s/>0 <text:s text:c="11"/>18857 rblrvb4u9v</text:p>
      <text:p text:style-name="P1"><text:s/>0 <text:s text:c="11"/>18858 rbmatokyo</text:p>
      <text:p text:style-name="P1"><text:s/>0 <text:s text:c="11"/>18859 rbnu3j832r</text:p>
      <text:p text:style-name="P1"><text:s/>0 <text:s text:c="11"/>18856 rbkl3bng</text:p>
      <text:p text:style-name="P1"><text:s/>0 <text:s text:c="11"/>18855 rbi</text:p>
      <text:p text:style-name="P1"><text:s/>0 <text:s text:c="11"/>18854 rbge4mru5i</text:p>
      <text:p text:style-name="P1"><text:s/>0 <text:s text:c="11"/>18851 razón</text:p>
      <text:p text:style-name="P1"><text:s/>0 <text:s text:c="11"/>18852 rbazdtdoz3</text:p>
      <text:p text:style-name="P1"><text:s/>0 <text:s text:c="11"/>18853 rbc2bnhekv</text:p>
      <text:p text:style-name="P1"><text:s/>0 <text:s text:c="11"/>18837 ratt</text:p>
      <text:p text:style-name="P1"><text:s/>0 <text:s text:c="11"/>18836 rato</text:p>
      <text:p text:style-name="P1"><text:s/>0 <text:s text:c="11"/>18835 ratio</text:p>
      <text:p text:style-name="P1"><text:s/>0 <text:s text:c="11"/>18834 ratings</text:p>
      <text:p text:style-name="P1"><text:s/>0 <text:s text:c="11"/>18819 rarely</text:p>
      <text:p text:style-name="P1"><text:soft-page-break/><text:s/>0 <text:s text:c="11"/>18820 rashad</text:p>
      <text:p text:style-name="P1"><text:s/>0 <text:s text:c="11"/>18821 raskin</text:p>
      <text:p text:style-name="P1"><text:s/>0 <text:s text:c="11"/>18818 rare</text:p>
      <text:p text:style-name="P1"><text:s/>0 <text:s text:c="11"/>18817 rapture</text:p>
      <text:p text:style-name="P1"><text:s/>0 <text:s text:c="11"/>18816 raprock</text:p>
      <text:p text:style-name="P1"><text:s/>0 <text:s text:c="11"/>18813 rappers</text:p>
      <text:p text:style-name="P1"><text:s/>0 <text:s text:c="11"/>18814 rapport</text:p>
      <text:p text:style-name="P1"><text:s/>0 <text:s text:c="11"/>18815 rapporto</text:p>
      <text:p text:style-name="P1"><text:s/>0 <text:s text:c="11"/>18822 raspa</text:p>
      <text:p text:style-name="P1"><text:s/>0 <text:s text:c="11"/>18823 raspas</text:p>
      <text:p text:style-name="P1"><text:s/>0 <text:s text:c="11"/>18824 raspberry</text:p>
      <text:p text:style-name="P1"><text:s/>0 <text:s text:c="11"/>18832 rathore</text:p>
      <text:p text:style-name="P1"><text:s/>0 <text:s text:c="11"/>18833 rating</text:p>
      <text:p text:style-name="P1"><text:s/>0 <text:s text:c="11"/>18830 rates</text:p>
      <text:p text:style-name="P1"><text:s/>0 <text:s text:c="11"/>18831 rather</text:p>
      <text:p text:style-name="P1"><text:s/>0 <text:s text:c="11"/>18829 rated</text:p>
      <text:p text:style-name="P1"><text:s/>0 <text:s text:c="11"/>18825 rasyktyhbt</text:p>
      <text:p text:style-name="P1"><text:s/>0 <text:s text:c="11"/>18826 rat</text:p>
      <text:p text:style-name="P1"><text:s/>0 <text:s text:c="11"/>18827 ratajkowski</text:p>
      <text:p text:style-name="P1"><text:s/>0 <text:s text:c="11"/>18828 rate</text:p>
      <text:p text:style-name="P1"><text:s/>0 <text:s text:c="11"/>18760 rainbows</text:p>
      <text:p text:style-name="P1"><text:s/>0 <text:s text:c="11"/>18759 rainbow</text:p>
      <text:p text:style-name="P1"><text:s/>0 <text:s text:c="11"/>18758 raina</text:p>
      <text:p text:style-name="P1"><text:s/>0 <text:s text:c="11"/>18694 r7vi9zy4yo</text:p>
      <text:p text:style-name="P1"><text:s/>0 <text:s text:c="11"/>18690 r7ddh6x</text:p>
      <text:p text:style-name="P1"><text:s/>0 <text:s text:c="11"/>18691 r7jcg3mhe1</text:p>
      <text:p text:style-name="P1"><text:s/>0 <text:s text:c="11"/>18692 r7m81t7u</text:p>
      <text:p text:style-name="P1"><text:s/>0 <text:s text:c="11"/>18689 r76rui7lty</text:p>
      <text:p text:style-name="P1"><text:s/>0 <text:s text:c="11"/>18688 r6wzhytz4a</text:p>
      <text:p text:style-name="P1"><text:s/>0 <text:s text:c="11"/>18687 r6kzjtpsgm</text:p>
      <text:p text:style-name="P1"><text:s/>0 <text:s text:c="11"/>18684 r61epgdl</text:p>
      <text:p text:style-name="P1"><text:s/>0 <text:s text:c="11"/>18685 r6g0idtiwx</text:p>
      <text:p text:style-name="P1"><text:s/>0 <text:s text:c="11"/>18686 r6jfk8edh1</text:p>
      <text:p text:style-name="P1"><text:s/>0 <text:s text:c="11"/>18693 r7uikiokgk</text:p>
      <text:p text:style-name="P1"><text:s/>0 <text:s text:c="11"/>18695 r7wanct0</text:p>
      <text:p text:style-name="P1"><text:s/>0 <text:s text:c="11"/>18707 rabbit</text:p>
      <text:p text:style-name="P1"><text:s/>0 <text:s text:c="11"/>18696 r7ywt7k03u</text:p>
      <text:p text:style-name="P1"><text:s/>0 <text:s text:c="11"/>18703 r8s3f6r4lv</text:p>
      <text:p text:style-name="P1"><text:s/>0 <text:s text:c="11"/>18704 r8w4vtossr</text:p>
      <text:p text:style-name="P1"><text:s/>0 <text:s text:c="11"/>18705 r9symb4tyb</text:p>
      <text:p text:style-name="P1"><text:s/>0 <text:s text:c="11"/>18702 r8r6oxu0</text:p>
      <text:p text:style-name="P1"><text:s/>0 <text:s text:c="11"/>18701 r8qov7mhup</text:p>
      <text:p text:style-name="P1"><text:s/>0 <text:s text:c="11"/>18700 r8o546fe</text:p>
      <text:p text:style-name="P1"><text:s/>0 <text:s text:c="11"/>18697 r8</text:p>
      <text:p text:style-name="P1"><text:s/>0 <text:s text:c="11"/>18698 r8esukhm7t</text:p>
      <text:p text:style-name="P1"><text:s/>0 <text:s text:c="11"/>18699 r8nzompt</text:p>
      <text:p text:style-name="P1"><text:s/>0 <text:s text:c="11"/>18683 r5mli7wpby</text:p>
      <text:p text:style-name="P1"><text:s/>0 <text:s text:c="11"/>18682 r5dmvp9ibc</text:p>
      <text:p text:style-name="P1"><text:s/>0 <text:s text:c="11"/>18681 r4vqrcabxr</text:p>
      <text:p text:style-name="P1"><text:s/>0 <text:s text:c="11"/>18680 r4ro8kopc6</text:p>
      <text:p text:style-name="P1"><text:s/>0 <text:s text:c="11"/>18665 qzy4szzm</text:p>
      <text:p text:style-name="P1"><text:s/>0 <text:s text:c="11"/>18666 r0dud4txh0</text:p>
      <text:p text:style-name="P1"><text:soft-page-break/><text:s/>0 <text:s text:c="11"/>18667 r0k4r1ccch</text:p>
      <text:p text:style-name="P1"><text:s/>0 <text:s text:c="11"/>18664 qzmfvnchbk</text:p>
      <text:p text:style-name="P1"><text:s/>0 <text:s text:c="11"/>18663 qzmesi0f</text:p>
      <text:p text:style-name="P1"><text:s/>0 <text:s text:c="11"/>18662 qzce4le8rh</text:p>
      <text:p text:style-name="P1"><text:s/>0 <text:s text:c="11"/>18659 qyxggksdb3</text:p>
      <text:p text:style-name="P1"><text:s/>0 <text:s text:c="11"/>18660 qz8501</text:p>
      <text:p text:style-name="P1"><text:s/>0 <text:s text:c="11"/>18661 qzbs9z24xe</text:p>
      <text:p text:style-name="P1"><text:s/>0 <text:s text:c="11"/>18668 r0qawelzen</text:p>
      <text:p text:style-name="P1"><text:s/>0 <text:s text:c="11"/>18669 r0xxgejt</text:p>
      <text:p text:style-name="P1"><text:s/>0 <text:s text:c="11"/>18670 r1</text:p>
      <text:p text:style-name="P1"><text:s/>0 <text:s text:c="11"/>18678 r3jv1jag2q</text:p>
      <text:p text:style-name="P1"><text:s/>0 <text:s text:c="11"/>18679 r3qcxjrbuk</text:p>
      <text:p text:style-name="P1"><text:s/>0 <text:s text:c="11"/>18676 r2rpalxcv8</text:p>
      <text:p text:style-name="P1"><text:s/>0 <text:s text:c="11"/>18677 r3dguzpa</text:p>
      <text:p text:style-name="P1"><text:s/>0 <text:s text:c="11"/>18675 r2ikoxiide</text:p>
      <text:p text:style-name="P1"><text:s/>0 <text:s text:c="11"/>18671 r108dqb0h8</text:p>
      <text:p text:style-name="P1"><text:s/>0 <text:s text:c="11"/>18672 r1afyyp7ns</text:p>
      <text:p text:style-name="P1"><text:s/>0 <text:s text:c="11"/>18673 r2bnr9ixh0</text:p>
      <text:p text:style-name="P1"><text:s/>0 <text:s text:c="11"/>18674 r2d2</text:p>
      <text:p text:style-name="P1"><text:s/>0 <text:s text:c="11"/>18706 raak</text:p>
      <text:p text:style-name="P1"><text:s/>0 <text:s text:c="11"/>18708 rabin</text:p>
      <text:p text:style-name="P1"><text:s/>0 <text:s text:c="11"/>18757 rain</text:p>
      <text:p text:style-name="P1"><text:s/>0 <text:s text:c="11"/>18745 rahama</text:p>
      <text:p text:style-name="P1"><text:s/>0 <text:s text:c="11"/>18741 rafa</text:p>
      <text:p text:style-name="P1"><text:s/>0 <text:s text:c="11"/>18742 rafael</text:p>
      <text:p text:style-name="P1"><text:s/>0 <text:s text:c="11"/>18743 raffaello</text:p>
      <text:p text:style-name="P1"><text:s/>0 <text:s text:c="11"/>18740 radyobogazici</text:p>
      <text:p text:style-name="P1"><text:s/>0 <text:s text:c="11"/>18739 radrah3ij3</text:p>
      <text:p text:style-name="P1"><text:s/>0 <text:s text:c="11"/>18738 radmacher</text:p>
      <text:p text:style-name="P1"><text:s/>0 <text:s text:c="11"/>18735 radiobruno</text:p>
      <text:p text:style-name="P1"><text:s/>0 <text:s text:c="11"/>18736 radiocubo</text:p>
      <text:p text:style-name="P1"><text:s/>0 <text:s text:c="11"/>18737 radiohead</text:p>
      <text:p text:style-name="P1"><text:s/>0 <text:s text:c="11"/>18744 rage</text:p>
      <text:p text:style-name="P1"><text:s/>0 <text:s text:c="11"/>18746 rahe</text:p>
      <text:p text:style-name="P1"><text:s/>0 <text:s text:c="11"/>18709 rabiosa</text:p>
      <text:p text:style-name="P1"><text:s/>0 <text:s text:c="11"/>18747 rahi</text:p>
      <text:p text:style-name="P1"><text:s/>0 <text:s text:c="11"/>18754 rails</text:p>
      <text:p text:style-name="P1"><text:s/>0 <text:s text:c="11"/>18755 railway</text:p>
      <text:p text:style-name="P1"><text:s/>0 <text:s text:c="11"/>18756 raimovie</text:p>
      <text:p text:style-name="P1"><text:s/>0 <text:s text:c="11"/>18753 raid</text:p>
      <text:p text:style-name="P1"><text:s/>0 <text:s text:c="11"/>18752 rai4</text:p>
      <text:p text:style-name="P1"><text:s/>0 <text:s text:c="11"/>18751 rai</text:p>
      <text:p text:style-name="P1"><text:s/>0 <text:s text:c="11"/>18748 rahman</text:p>
      <text:p text:style-name="P1"><text:s/>0 <text:s text:c="11"/>18749 rahtz</text:p>
      <text:p text:style-name="P1"><text:s/>0 <text:s text:c="11"/>18750 rahul</text:p>
      <text:p text:style-name="P1"><text:s/>0 <text:s text:c="11"/>18734 radioantenna1</text:p>
      <text:p text:style-name="P1"><text:s/>0 <text:s text:c="11"/>18733 radio</text:p>
      <text:p text:style-name="P1"><text:s/>0 <text:s text:c="11"/>18732 radicchioasiago</text:p>
      <text:p text:style-name="P1"><text:s/>0 <text:s text:c="11"/>18731 radically</text:p>
      <text:p text:style-name="P1"><text:s/>0 <text:s text:c="11"/>18716 racial</text:p>
      <text:p text:style-name="P1"><text:s/>0 <text:s text:c="11"/>18717 racism</text:p>
      <text:p text:style-name="P1"><text:s/>0 <text:s text:c="11"/>18718 racist</text:p>
      <text:p text:style-name="P1"><text:soft-page-break/><text:s/>0 <text:s text:c="11"/>18715 rachna</text:p>
      <text:p text:style-name="P1"><text:s/>0 <text:s text:c="11"/>18714 rachett</text:p>
      <text:p text:style-name="P1"><text:s/>0 <text:s text:c="11"/>18713 rachelsuggs</text:p>
      <text:p text:style-name="P1"><text:s/>0 <text:s text:c="11"/>18710 raccolti</text:p>
      <text:p text:style-name="P1"><text:s/>0 <text:s text:c="11"/>18711 race</text:p>
      <text:p text:style-name="P1"><text:s/>0 <text:s text:c="11"/>18712 rachelsmolen</text:p>
      <text:p text:style-name="P1"><text:s/>0 <text:s text:c="11"/>18719 racistisch</text:p>
      <text:p text:style-name="P1"><text:s/>0 <text:s text:c="11"/>18720 rack</text:p>
      <text:p text:style-name="P1"><text:s/>0 <text:s text:c="11"/>18721 rackcity</text:p>
      <text:p text:style-name="P1"><text:s/>0 <text:s text:c="11"/>18729 radiante</text:p>
      <text:p text:style-name="P1"><text:s/>0 <text:s text:c="11"/>18730 radiation</text:p>
      <text:p text:style-name="P1"><text:s/>0 <text:s text:c="11"/>18727 radha</text:p>
      <text:p text:style-name="P1"><text:s/>0 <text:s text:c="11"/>18728 radial</text:p>
      <text:p text:style-name="P1"><text:s/>0 <text:s text:c="11"/>18726 radcliffe</text:p>
      <text:p text:style-name="P1"><text:s/>0 <text:s text:c="11"/>18722 racking</text:p>
      <text:p text:style-name="P1"><text:s/>0 <text:s text:c="11"/>18723 racks</text:p>
      <text:p text:style-name="P1"><text:s/>0 <text:s text:c="11"/>18724 radar</text:p>
      <text:p text:style-name="P1"><text:s/>0 <text:s text:c="11"/>18725 radboud</text:p>
      <text:p text:style-name="P1"><text:s/>0 <text:s text:c="11"/>18453 qfoaeb6ka6</text:p>
      <text:p text:style-name="P1"><text:s/>0 <text:s text:c="11"/>18452 qfl7hadq</text:p>
      <text:p text:style-name="P1"><text:s/>0 <text:s text:c="11"/>18451 qfkcpncoij</text:p>
      <text:p text:style-name="P1"><text:s/>0 <text:s text:c="11"/>18183 proud56</text:p>
      <text:p text:style-name="P1"><text:s/>0 <text:s text:c="11"/>18179 protocol</text:p>
      <text:p text:style-name="P1"><text:s/>0 <text:s text:c="11"/>18180 protocols</text:p>
      <text:p text:style-name="P1"><text:s/>0 <text:s text:c="11"/>18181 prototype</text:p>
      <text:p text:style-name="P1"><text:s/>0 <text:s text:c="11"/>18178 proto</text:p>
      <text:p text:style-name="P1"><text:s/>0 <text:s text:c="11"/>18177 protests</text:p>
      <text:p text:style-name="P1"><text:s/>0 <text:s text:c="11"/>18176 protesting</text:p>
      <text:p text:style-name="P1"><text:s/>0 <text:s text:c="11"/>18173 proteins</text:p>
      <text:p text:style-name="P1"><text:s/>0 <text:s text:c="11"/>18174 protest</text:p>
      <text:p text:style-name="P1"><text:s/>0 <text:s text:c="11"/>18175 protesteren</text:p>
      <text:p text:style-name="P1"><text:s/>0 <text:s text:c="11"/>18182 proud</text:p>
      <text:p text:style-name="P1"><text:s/>0 <text:s text:c="11"/>18184 prouddog</text:p>
      <text:p text:style-name="P1"><text:s/>0 <text:s text:c="11"/>18171 protector</text:p>
      <text:p text:style-name="P1"><text:s/>0 <text:s text:c="11"/>18185 proudtolove</text:p>
      <text:p text:style-name="P1"><text:s/>0 <text:s text:c="11"/>18192 proves</text:p>
      <text:p text:style-name="P1"><text:s/>0 <text:s text:c="11"/>18193 proviamo</text:p>
      <text:p text:style-name="P1"><text:s/>0 <text:s text:c="11"/>18194 provide</text:p>
      <text:p text:style-name="P1"><text:s/>0 <text:s text:c="11"/>18191 proverbs</text:p>
      <text:p text:style-name="P1"><text:s/>0 <text:s text:c="11"/>18190 proverbial</text:p>
      <text:p text:style-name="P1"><text:s/>0 <text:s text:c="11"/>18189 proverb</text:p>
      <text:p text:style-name="P1"><text:s/>0 <text:s text:c="11"/>18186 prove</text:p>
      <text:p text:style-name="P1"><text:s/>0 <text:s text:c="11"/>18187 proved</text:p>
      <text:p text:style-name="P1"><text:s/>0 <text:s text:c="11"/>18188 proven</text:p>
      <text:p text:style-name="P1"><text:s/>0 <text:s text:c="11"/>18172 protein</text:p>
      <text:p text:style-name="P1"><text:s/>0 <text:s text:c="11"/>18170 protection</text:p>
      <text:p text:style-name="P1"><text:s/>0 <text:s text:c="11"/>18450 qfgg8aeyih</text:p>
      <text:p text:style-name="P1"><text:s/>0 <text:s text:c="11"/>18157 proposed</text:p>
      <text:p text:style-name="P1"><text:s/>0 <text:s text:c="11"/>18153 proportioned</text:p>
      <text:p text:style-name="P1"><text:s/>0 <text:s text:c="11"/>18154 proposal</text:p>
      <text:p text:style-name="P1"><text:s/>0 <text:s text:c="11"/>18155 proposals</text:p>
      <text:p text:style-name="P1"><text:s/>0 <text:s text:c="11"/>18152 proportion</text:p>
      <text:p text:style-name="P1"><text:soft-page-break/><text:s/>0 <text:s text:c="11"/>18151 propongono</text:p>
      <text:p text:style-name="P1"><text:s/>0 <text:s text:c="11"/>18150 proponga</text:p>
      <text:p text:style-name="P1"><text:s/>0 <text:s text:c="11"/>18147 properly</text:p>
      <text:p text:style-name="P1"><text:s/>0 <text:s text:c="11"/>18148 property</text:p>
      <text:p text:style-name="P1"><text:s/>0 <text:s text:c="11"/>18149 prophet</text:p>
      <text:p text:style-name="P1"><text:s/>0 <text:s text:c="11"/>18156 propose</text:p>
      <text:p text:style-name="P1"><text:s/>0 <text:s text:c="11"/>18158 proposes</text:p>
      <text:p text:style-name="P1"><text:s/>0 <text:s text:c="11"/>18169 protecting</text:p>
      <text:p text:style-name="P1"><text:s/>0 <text:s text:c="11"/>18159 props</text:p>
      <text:p text:style-name="P1"><text:s/>0 <text:s text:c="11"/>18166 protagonist</text:p>
      <text:p text:style-name="P1"><text:s/>0 <text:s text:c="11"/>18167 protect</text:p>
      <text:p text:style-name="P1"><text:s/>0 <text:s text:c="11"/>18168 protected</text:p>
      <text:p text:style-name="P1"><text:s/>0 <text:s text:c="11"/>18165 prosumers</text:p>
      <text:p text:style-name="P1"><text:s/>0 <text:s text:c="11"/>18164 prostate</text:p>
      <text:p text:style-name="P1"><text:s/>0 <text:s text:c="11"/>18163 prosperous</text:p>
      <text:p text:style-name="P1"><text:s/>0 <text:s text:c="11"/>18160 pros</text:p>
      <text:p text:style-name="P1"><text:s/>0 <text:s text:c="11"/>18161 prosecution</text:p>
      <text:p text:style-name="P1"><text:s/>0 <text:s text:c="11"/>18162 prosperity</text:p>
      <text:p text:style-name="P1"><text:s/>0 <text:s text:c="11"/>18195 provided</text:p>
      <text:p text:style-name="P1"><text:s/>0 <text:s text:c="11"/>18196 providers</text:p>
      <text:p text:style-name="P1"><text:s/>0 <text:s text:c="11"/>18197 provides</text:p>
      <text:p text:style-name="P1"><text:s/>0 <text:s text:c="11"/>18234 psychotically</text:p>
      <text:p text:style-name="P1"><text:s/>0 <text:s text:c="11"/>18230 psychometrics</text:p>
      <text:p text:style-name="P1"><text:s/>0 <text:s text:c="11"/>18231 psychopath</text:p>
      <text:p text:style-name="P1"><text:s/>0 <text:s text:c="11"/>18232 psychopaths</text:p>
      <text:p text:style-name="P1"><text:s/>0 <text:s text:c="11"/>18229 psychology</text:p>
      <text:p text:style-name="P1"><text:s/>0 <text:s text:c="11"/>18228 psychologists</text:p>
      <text:p text:style-name="P1"><text:s/>0 <text:s text:c="11"/>18227 psychological</text:p>
      <text:p text:style-name="P1"><text:s/>0 <text:s text:c="11"/>18224 psychiatrist</text:p>
      <text:p text:style-name="P1"><text:s/>0 <text:s text:c="11"/>18225 psycho</text:p>
      <text:p text:style-name="P1"><text:s/>0 <text:s text:c="11"/>18226 psycholinguistics</text:p>
      <text:p text:style-name="P1"><text:s/>0 <text:s text:c="11"/>18233 psychosurgery</text:p>
      <text:p text:style-name="P1"><text:s/>0 <text:s text:c="11"/>18235 psycoweather</text:p>
      <text:p text:style-name="P1"><text:s/>0 <text:s text:c="11"/>18198 province</text:p>
      <text:p text:style-name="P1"><text:s/>0 <text:s text:c="11"/>18236 psyence</text:p>
      <text:p text:style-name="P1"><text:s/>0 <text:s text:c="11"/>18243 ptm</text:p>
      <text:p text:style-name="P1"><text:s/>0 <text:s text:c="11"/>18244 ptrat9xg</text:p>
      <text:p text:style-name="P1"><text:s/>0 <text:s text:c="11"/>18245 ptuaxyucqy</text:p>
      <text:p text:style-name="P1"><text:s/>0 <text:s text:c="11"/>18242 ptkleotgig</text:p>
      <text:p text:style-name="P1"><text:s/>0 <text:s text:c="11"/>18241 ptfyeigsw7</text:p>
      <text:p text:style-name="P1"><text:s/>0 <text:s text:c="11"/>18240 pt71e8st7z</text:p>
      <text:p text:style-name="P1"><text:s/>0 <text:s text:c="11"/>18237 pt</text:p>
      <text:p text:style-name="P1"><text:s/>0 <text:s text:c="11"/>18238 pt0o3zox</text:p>
      <text:p text:style-name="P1"><text:s/>0 <text:s text:c="11"/>18239 pt0ympsino</text:p>
      <text:p text:style-name="P1"><text:s/>0 <text:s text:c="11"/>18223 psychedelic</text:p>
      <text:p text:style-name="P1"><text:s/>0 <text:s text:c="11"/>18222 psych</text:p>
      <text:p text:style-name="P1"><text:s/>0 <text:s text:c="11"/>18221 psyc</text:p>
      <text:p text:style-name="P1"><text:s/>0 <text:s text:c="11"/>18220 psksewqe</text:p>
      <text:p text:style-name="P1"><text:s/>0 <text:s text:c="11"/>18205 ps2qw3uu</text:p>
      <text:p text:style-name="P1"><text:s/>0 <text:s text:c="11"/>18206 ps3</text:p>
      <text:p text:style-name="P1"><text:s/>0 <text:s text:c="11"/>18207 ps4</text:p>
      <text:p text:style-name="P1"><text:s/>0 <text:s text:c="11"/>18204 ps</text:p>
      <text:p text:style-name="P1"><text:soft-page-break/><text:s/>0 <text:s text:c="11"/>18203 prwdufqp</text:p>
      <text:p text:style-name="P1"><text:s/>0 <text:s text:c="11"/>18202 pruney</text:p>
      <text:p text:style-name="P1"><text:s/>0 <text:s text:c="11"/>18199 provocative</text:p>
      <text:p text:style-name="P1"><text:s/>0 <text:s text:c="11"/>18200 proxy</text:p>
      <text:p text:style-name="P1"><text:s/>0 <text:s text:c="11"/>18201 prune</text:p>
      <text:p text:style-name="P1"><text:s/>0 <text:s text:c="11"/>18208 ps4nodrm</text:p>
      <text:p text:style-name="P1"><text:s/>0 <text:s text:c="11"/>18209 psa</text:p>
      <text:p text:style-name="P1"><text:s/>0 <text:s text:c="11"/>18210 psalm</text:p>
      <text:p text:style-name="P1"><text:s/>0 <text:s text:c="11"/>18218 pshhhhh</text:p>
      <text:p text:style-name="P1"><text:s/>0 <text:s text:c="11"/>18219 psiho</text:p>
      <text:p text:style-name="P1"><text:s/>0 <text:s text:c="11"/>18216 psfk</text:p>
      <text:p text:style-name="P1"><text:s/>0 <text:s text:c="11"/>18217 psg</text:p>
      <text:p text:style-name="P1"><text:s/>0 <text:s text:c="11"/>18215 psf52inq</text:p>
      <text:p text:style-name="P1"><text:s/>0 <text:s text:c="11"/>18211 psd</text:p>
      <text:p text:style-name="P1"><text:s/>0 <text:s text:c="11"/>18212 pseudo</text:p>
      <text:p text:style-name="P1"><text:s/>0 <text:s text:c="11"/>18213 pseudolog</text:p>
      <text:p text:style-name="P1"><text:s/>0 <text:s text:c="11"/>18214 pseudoscience</text:p>
      <text:p text:style-name="P1"><text:s/>0 <text:s text:c="11"/>18146 proper</text:p>
      <text:p text:style-name="P1"><text:s/>0 <text:s text:c="11"/>18145 propagated</text:p>
      <text:p text:style-name="P1"><text:s/>0 <text:s text:c="11"/>18144 propaganda</text:p>
      <text:p text:style-name="P1"><text:s/>0 <text:s text:c="11"/>18080 producers</text:p>
      <text:p text:style-name="P1"><text:s/>0 <text:s text:c="11"/>18076 prodigy</text:p>
      <text:p text:style-name="P1"><text:s/>0 <text:s text:c="11"/>18077 produce</text:p>
      <text:p text:style-name="P1"><text:s/>0 <text:s text:c="11"/>18078 produced</text:p>
      <text:p text:style-name="P1"><text:s/>0 <text:s text:c="11"/>18075 prod</text:p>
      <text:p text:style-name="P1"><text:s/>0 <text:s text:c="11"/>18074 proctor</text:p>
      <text:p text:style-name="P1"><text:s/>0 <text:s text:c="11"/>18073 procrastination</text:p>
      <text:p text:style-name="P1"><text:s/>0 <text:s text:c="11"/>18070 processing</text:p>
      <text:p text:style-name="P1"><text:s/>0 <text:s text:c="11"/>18071 procln</text:p>
      <text:p text:style-name="P1"><text:s/>0 <text:s text:c="11"/>18072 procol</text:p>
      <text:p text:style-name="P1"><text:s/>0 <text:s text:c="11"/>18079 producer</text:p>
      <text:p text:style-name="P1"><text:s/>0 <text:s text:c="11"/>18081 product</text:p>
      <text:p text:style-name="P1"><text:s/>0 <text:s text:c="11"/>18093 professor</text:p>
      <text:p text:style-name="P1"><text:s/>0 <text:s text:c="11"/>18082 producted</text:p>
      <text:p text:style-name="P1"><text:s/>0 <text:s text:c="11"/>18089 professional</text:p>
      <text:p text:style-name="P1"><text:s/>0 <text:s text:c="11"/>18090 professionally</text:p>
      <text:p text:style-name="P1"><text:s/>0 <text:s text:c="11"/>18091 professionals</text:p>
      <text:p text:style-name="P1"><text:s/>0 <text:s text:c="11"/>18088 prof</text:p>
      <text:p text:style-name="P1"><text:s/>0 <text:s text:c="11"/>18087 products</text:p>
      <text:p text:style-name="P1"><text:s/>0 <text:s text:c="11"/>18086 productivity</text:p>
      <text:p text:style-name="P1"><text:s/>0 <text:s text:c="11"/>18083 production</text:p>
      <text:p text:style-name="P1"><text:s/>0 <text:s text:c="11"/>18084 productive</text:p>
      <text:p text:style-name="P1"><text:s/>0 <text:s text:c="11"/>18085 productivestoner</text:p>
      <text:p text:style-name="P1"><text:s/>0 <text:s text:c="11"/>18069 processes</text:p>
      <text:p text:style-name="P1"><text:s/>0 <text:s text:c="11"/>18068 processed</text:p>
      <text:p text:style-name="P1"><text:s/>0 <text:s text:c="11"/>18067 process</text:p>
      <text:p text:style-name="P1"><text:s/>0 <text:s text:c="11"/>18066 proceeds</text:p>
      <text:p text:style-name="P1"><text:s/>0 <text:s text:c="11"/>18051 prizes</text:p>
      <text:p text:style-name="P1"><text:s/>0 <text:s text:c="11"/>18052 pro</text:p>
      <text:p text:style-name="P1"><text:s/>0 <text:s text:c="11"/>18053 prob</text:p>
      <text:p text:style-name="P1"><text:s/>0 <text:s text:c="11"/>18050 prize</text:p>
      <text:p text:style-name="P1"><text:s/>0 <text:s text:c="11"/>18049 prix</text:p>
      <text:p text:style-name="P1"><text:soft-page-break/><text:s/>0 <text:s text:c="11"/>18048 prive</text:p>
      <text:p text:style-name="P1"><text:s/>0 <text:s text:c="11"/>18045 privacy</text:p>
      <text:p text:style-name="P1"><text:s/>0 <text:s text:c="11"/>18046 privata</text:p>
      <text:p text:style-name="P1"><text:s/>0 <text:s text:c="11"/>18047 private</text:p>
      <text:p text:style-name="P1"><text:s/>0 <text:s text:c="11"/>18054 probabilistic</text:p>
      <text:p text:style-name="P1"><text:s/>0 <text:s text:c="11"/>18055 probably</text:p>
      <text:p text:style-name="P1"><text:s/>0 <text:s text:c="11"/>18056 probando</text:p>
      <text:p text:style-name="P1"><text:s/>0 <text:s text:c="11"/>18064 procedure</text:p>
      <text:p text:style-name="P1"><text:s/>0 <text:s text:c="11"/>18065 proceedings</text:p>
      <text:p text:style-name="P1"><text:s/>0 <text:s text:c="11"/>18062 problemfactory</text:p>
      <text:p text:style-name="P1"><text:s/>0 <text:s text:c="11"/>18063 problems</text:p>
      <text:p text:style-name="P1"><text:s/>0 <text:s text:c="11"/>18061 problematic</text:p>
      <text:p text:style-name="P1"><text:s/>0 <text:s text:c="11"/>18057 probar</text:p>
      <text:p text:style-name="P1"><text:s/>0 <text:s text:c="11"/>18058 probarlo</text:p>
      <text:p text:style-name="P1"><text:s/>0 <text:s text:c="11"/>18059 probe</text:p>
      <text:p text:style-name="P1"><text:s/>0 <text:s text:c="11"/>18060 problem</text:p>
      <text:p text:style-name="P1"><text:s/>0 <text:s text:c="11"/>18092 professions</text:p>
      <text:p text:style-name="P1"><text:s/>0 <text:s text:c="11"/>18094 professors</text:p>
      <text:p text:style-name="P1"><text:s/>0 <text:s text:c="11"/>18143 proofreading</text:p>
      <text:p text:style-name="P1"><text:s/>0 <text:s text:c="11"/>18131 promote</text:p>
      <text:p text:style-name="P1"><text:s/>0 <text:s text:c="11"/>18127 promise</text:p>
      <text:p text:style-name="P1"><text:s/>0 <text:s text:c="11"/>18128 promised</text:p>
      <text:p text:style-name="P1"><text:s/>0 <text:s text:c="11"/>18129 promising</text:p>
      <text:p text:style-name="P1"><text:s/>0 <text:s text:c="11"/>18126 prominence</text:p>
      <text:p text:style-name="P1"><text:s/>0 <text:s text:c="11"/>18125 promedio</text:p>
      <text:p text:style-name="P1"><text:s/>0 <text:s text:c="11"/>18124 promblems</text:p>
      <text:p text:style-name="P1"><text:s/>0 <text:s text:c="11"/>18121 projects</text:p>
      <text:p text:style-name="P1"><text:s/>0 <text:s text:c="11"/>18122 prolly</text:p>
      <text:p text:style-name="P1"><text:s/>0 <text:s text:c="11"/>18123 prom</text:p>
      <text:p text:style-name="P1"><text:s/>0 <text:s text:c="11"/>18130 promo</text:p>
      <text:p text:style-name="P1"><text:s/>0 <text:s text:c="11"/>18132 promoted</text:p>
      <text:p text:style-name="P1"><text:s/>0 <text:s text:c="11"/>18095 profezie</text:p>
      <text:p text:style-name="P1"><text:s/>0 <text:s text:c="11"/>18133 promotes</text:p>
      <text:p text:style-name="P1"><text:s/>0 <text:s text:c="11"/>18140 pronto</text:p>
      <text:p text:style-name="P1"><text:s/>0 <text:s text:c="11"/>18141 proof</text:p>
      <text:p text:style-name="P1"><text:s/>0 <text:s text:c="11"/>18142 proofread</text:p>
      <text:p text:style-name="P1"><text:s/>0 <text:s text:c="11"/>18139 pronounce</text:p>
      <text:p text:style-name="P1"><text:s/>0 <text:s text:c="11"/>18138 proms</text:p>
      <text:p text:style-name="P1"><text:s/>0 <text:s text:c="11"/>18137 prompts</text:p>
      <text:p text:style-name="P1"><text:s/>0 <text:s text:c="11"/>18134 promoting</text:p>
      <text:p text:style-name="P1"><text:s/>0 <text:s text:c="11"/>18135 promotion</text:p>
      <text:p text:style-name="P1"><text:s/>0 <text:s text:c="11"/>18136 prompted</text:p>
      <text:p text:style-name="P1"><text:s/>0 <text:s text:c="11"/>18120 project</text:p>
      <text:p text:style-name="P1"><text:s/>0 <text:s text:c="11"/>18119 prohibits</text:p>
      <text:p text:style-name="P1"><text:s/>0 <text:s text:c="11"/>18118 prohibe</text:p>
      <text:p text:style-name="P1"><text:s/>0 <text:s text:c="11"/>18117 progs</text:p>
      <text:p text:style-name="P1"><text:s/>0 <text:s text:c="11"/>18102 profitable</text:p>
      <text:p text:style-name="P1"><text:s/>0 <text:s text:c="11"/>18103 profits</text:p>
      <text:p text:style-name="P1"><text:s/>0 <text:s text:c="11"/>18104 profound</text:p>
      <text:p text:style-name="P1"><text:s/>0 <text:s text:c="11"/>18101 profit</text:p>
      <text:p text:style-name="P1"><text:s/>0 <text:s text:c="11"/>18100 profiling</text:p>
      <text:p text:style-name="P1"><text:s/>0 <text:s text:c="11"/>18099 profilin</text:p>
      <text:p text:style-name="P1"><text:soft-page-break/><text:s/>0 <text:s text:c="11"/>18096 proff_sucks</text:p>
      <text:p text:style-name="P1"><text:s/>0 <text:s text:c="11"/>18097 profile</text:p>
      <text:p text:style-name="P1"><text:s/>0 <text:s text:c="11"/>18098 profiles</text:p>
      <text:p text:style-name="P1"><text:s/>0 <text:s text:c="11"/>18105 profundo</text:p>
      <text:p text:style-name="P1"><text:s/>0 <text:s text:c="11"/>18106 program</text:p>
      <text:p text:style-name="P1"><text:s/>0 <text:s text:c="11"/>18107 programm</text:p>
      <text:p text:style-name="P1"><text:s/>0 <text:s text:c="11"/>18115 progresamos</text:p>
      <text:p text:style-name="P1"><text:s/>0 <text:s text:c="11"/>18116 progress</text:p>
      <text:p text:style-name="P1"><text:s/>0 <text:s text:c="11"/>18113 programming</text:p>
      <text:p text:style-name="P1"><text:s/>0 <text:s text:c="11"/>18114 programs</text:p>
      <text:p text:style-name="P1"><text:s/>0 <text:s text:c="11"/>18112 programmers</text:p>
      <text:p text:style-name="P1"><text:s/>0 <text:s text:c="11"/>18108 programma</text:p>
      <text:p text:style-name="P1"><text:s/>0 <text:s text:c="11"/>18109 programmatori</text:p>
      <text:p text:style-name="P1"><text:s/>0 <text:s text:c="11"/>18110 programme</text:p>
      <text:p text:style-name="P1"><text:s/>0 <text:s text:c="11"/>18111 programmer</text:p>
      <text:p text:style-name="P1"><text:s/>0 <text:s text:c="11"/>18246 pty</text:p>
      <text:p text:style-name="P1"><text:s/>0 <text:s text:c="11"/>18247 ptzmjszbv1</text:p>
      <text:p text:style-name="P1"><text:s/>0 <text:s text:c="11"/>18248 pu</text:p>
      <text:p text:style-name="P1"><text:s/>0 <text:s text:c="11"/>18387 q3vlyfcbxj</text:p>
      <text:p text:style-name="P1"><text:s/>0 <text:s text:c="11"/>18383 q1iamrran1</text:p>
      <text:p text:style-name="P1"><text:s/>0 <text:s text:c="11"/>18384 q2cuoxowep</text:p>
      <text:p text:style-name="P1"><text:s/>0 <text:s text:c="11"/>18385 q2q7fnqa0i</text:p>
      <text:p text:style-name="P1"><text:s/>0 <text:s text:c="11"/>18382 q0rqwycjgs</text:p>
      <text:p text:style-name="P1"><text:s/>0 <text:s text:c="11"/>18381 q0ptvdvcmu</text:p>
      <text:p text:style-name="P1"><text:s/>0 <text:s text:c="11"/>18380 q0l7vzrc</text:p>
      <text:p text:style-name="P1"><text:s/>0 <text:s text:c="11"/>18377 q07x8szwm4</text:p>
      <text:p text:style-name="P1"><text:s/>0 <text:s text:c="11"/>18378 q0caedowxf</text:p>
      <text:p text:style-name="P1"><text:s/>0 <text:s text:c="11"/>18379 q0i7p5fuom</text:p>
      <text:p text:style-name="P1"><text:s/>0 <text:s text:c="11"/>18386 q3fo7bsm</text:p>
      <text:p text:style-name="P1"><text:s/>0 <text:s text:c="11"/>18388 q3zhvj2p</text:p>
      <text:p text:style-name="P1"><text:s/>0 <text:s text:c="11"/>18400 q7b8ljvrcd</text:p>
      <text:p text:style-name="P1"><text:s/>0 <text:s text:c="11"/>18389 q4ij7lte44</text:p>
      <text:p text:style-name="P1"><text:s/>0 <text:s text:c="11"/>18396 q5ohupka2n</text:p>
      <text:p text:style-name="P1"><text:s/>0 <text:s text:c="11"/>18397 q5orvmmcms</text:p>
      <text:p text:style-name="P1"><text:s/>0 <text:s text:c="11"/>18398 q6vtho5s</text:p>
      <text:p text:style-name="P1"><text:s/>0 <text:s text:c="11"/>18395 q5ktudln</text:p>
      <text:p text:style-name="P1"><text:s/>0 <text:s text:c="11"/>18394 q5hcaktr</text:p>
      <text:p text:style-name="P1"><text:s/>0 <text:s text:c="11"/>18393 q55uxhw18f</text:p>
      <text:p text:style-name="P1"><text:s/>0 <text:s text:c="11"/>18390 q4mtwdkr</text:p>
      <text:p text:style-name="P1"><text:s/>0 <text:s text:c="11"/>18391 q4zk7fu7</text:p>
      <text:p text:style-name="P1"><text:s/>0 <text:s text:c="11"/>18392 q5</text:p>
      <text:p text:style-name="P1"><text:s/>0 <text:s text:c="11"/>18376 q03q3sleoc</text:p>
      <text:p text:style-name="P1"><text:s/>0 <text:s text:c="11"/>18375 pùrta</text:p>
      <text:p text:style-name="P1"><text:s/>0 <text:s text:c="11"/>18374 párrafo</text:p>
      <text:p text:style-name="P1"><text:s/>0 <text:s text:c="11"/>18373 pzxkai0uzb</text:p>
      <text:p text:style-name="P1"><text:s/>0 <text:s text:c="11"/>18358 py9ezx0dgk</text:p>
      <text:p text:style-name="P1"><text:s/>0 <text:s text:c="11"/>18359 pylt0kslzz</text:p>
      <text:p text:style-name="P1"><text:s/>0 <text:s text:c="11"/>18360 pymc3</text:p>
      <text:p text:style-name="P1"><text:s/>0 <text:s text:c="11"/>18357 py9bjswa7s</text:p>
      <text:p text:style-name="P1"><text:s/>0 <text:s text:c="11"/>18356 py</text:p>
      <text:p text:style-name="P1"><text:s/>0 <text:s text:c="11"/>18355 pxmevsprk0</text:p>
      <text:p text:style-name="P1"><text:s/>0 <text:s text:c="11"/>18352 pwyjgewz</text:p>
      <text:p text:style-name="P1"><text:soft-page-break/><text:s/>0 <text:s text:c="11"/>18353 pwzyaqjlfi</text:p>
      <text:p text:style-name="P1"><text:s/>0 <text:s text:c="11"/>18354 pxarzoble6</text:p>
      <text:p text:style-name="P1"><text:s/>0 <text:s text:c="11"/>18361 pyodbc</text:p>
      <text:p text:style-name="P1"><text:s/>0 <text:s text:c="11"/>18362 pypklsxg4c</text:p>
      <text:p text:style-name="P1"><text:s/>0 <text:s text:c="11"/>18363 pyr</text:p>
      <text:p text:style-name="P1"><text:s/>0 <text:s text:c="11"/>18371 pzno2hxiat</text:p>
      <text:p text:style-name="P1"><text:s/>0 <text:s text:c="11"/>18372 pzultytd</text:p>
      <text:p text:style-name="P1"><text:s/>0 <text:s text:c="11"/>18369 pzirzklm1v</text:p>
      <text:p text:style-name="P1"><text:s/>0 <text:s text:c="11"/>18370 pzjt8sjd</text:p>
      <text:p text:style-name="P1"><text:s/>0 <text:s text:c="11"/>18368 pzatswo8us</text:p>
      <text:p text:style-name="P1"><text:s/>0 <text:s text:c="11"/>18364 pyramids</text:p>
      <text:p text:style-name="P1"><text:s/>0 <text:s text:c="11"/>18365 python</text:p>
      <text:p text:style-name="P1"><text:s/>0 <text:s text:c="11"/>18366 pythonfashionforecaster</text:p>
      <text:p text:style-name="P1"><text:s/>0 <text:s text:c="11"/>18367 pythonusers</text:p>
      <text:p text:style-name="P1"><text:s/>0 <text:s text:c="11"/>18399 q74oikwx</text:p>
      <text:p text:style-name="P1"><text:s/>0 <text:s text:c="11"/>18401 q7drboby</text:p>
      <text:p text:style-name="P1"><text:s/>0 <text:s text:c="11"/>18350 pww7ozhk1x</text:p>
      <text:p text:style-name="P1"><text:s/>0 <text:s text:c="11"/>18438 qdnvf0b8</text:p>
      <text:p text:style-name="P1"><text:s/>0 <text:s text:c="11"/>18434 qcxe6wozl0</text:p>
      <text:p text:style-name="P1"><text:s/>0 <text:s text:c="11"/>18435 qcz6i0h3rb</text:p>
      <text:p text:style-name="P1"><text:s/>0 <text:s text:c="11"/>18436 qdkguqfz75</text:p>
      <text:p text:style-name="P1"><text:s/>0 <text:s text:c="11"/>18433 qcudcgcsjh</text:p>
      <text:p text:style-name="P1"><text:s/>0 <text:s text:c="11"/>18432 qcqsipd5</text:p>
      <text:p text:style-name="P1"><text:s/>0 <text:s text:c="11"/>18431 qcqehajmxh</text:p>
      <text:p text:style-name="P1"><text:s/>0 <text:s text:c="11"/>18428 qco0uvsjko</text:p>
      <text:p text:style-name="P1"><text:s/>0 <text:s text:c="11"/>18429 qcomp</text:p>
      <text:p text:style-name="P1"><text:s/>0 <text:s text:c="11"/>18430 qcoxeh1a9p</text:p>
      <text:p text:style-name="P1"><text:s/>0 <text:s text:c="11"/>18437 qdlessqe</text:p>
      <text:p text:style-name="P1"><text:s/>0 <text:s text:c="11"/>18439 qdq5hjzw5h</text:p>
      <text:p text:style-name="P1"><text:s/>0 <text:s text:c="11"/>18402 q7x3mj7p</text:p>
      <text:p text:style-name="P1"><text:s/>0 <text:s text:c="11"/>18440 qdxbx9f1</text:p>
      <text:p text:style-name="P1"><text:s/>0 <text:s text:c="11"/>18447 qenqozljjb</text:p>
      <text:p text:style-name="P1"><text:s/>0 <text:s text:c="11"/>18448 qeoplerbxd</text:p>
      <text:p text:style-name="P1"><text:s/>0 <text:s text:c="11"/>18449 qfeotdxhno</text:p>
      <text:p text:style-name="P1"><text:s/>0 <text:s text:c="11"/>18446 qenpxbpmex</text:p>
      <text:p text:style-name="P1"><text:s/>0 <text:s text:c="11"/>18445 qeezj11o</text:p>
      <text:p text:style-name="P1"><text:s/>0 <text:s text:c="11"/>18444 qecsdbjozu</text:p>
      <text:p text:style-name="P1"><text:s/>0 <text:s text:c="11"/>18441 qe31lririr</text:p>
      <text:p text:style-name="P1"><text:s/>0 <text:s text:c="11"/>18442 qe69aog23o</text:p>
      <text:p text:style-name="P1"><text:s/>0 <text:s text:c="11"/>18443 qe8qakynr7</text:p>
      <text:p text:style-name="P1"><text:s/>0 <text:s text:c="11"/>18427 qcmamy6h8n</text:p>
      <text:p text:style-name="P1"><text:s/>0 <text:s text:c="11"/>18426 qck3e2pj</text:p>
      <text:p text:style-name="P1"><text:s/>0 <text:s text:c="11"/>18425 qcicpplhi5</text:p>
      <text:p text:style-name="P1"><text:s/>0 <text:s text:c="11"/>18424 qc6jwjlp57</text:p>
      <text:p text:style-name="P1"><text:s/>0 <text:s text:c="11"/>18409 qa91bpsc</text:p>
      <text:p text:style-name="P1"><text:s/>0 <text:s text:c="11"/>18410 qao81ybcpi</text:p>
      <text:p text:style-name="P1"><text:s/>0 <text:s text:c="11"/>18411 qaqqb3aoyc</text:p>
      <text:p text:style-name="P1"><text:s/>0 <text:s text:c="11"/>18408 q9tjooicgk</text:p>
      <text:p text:style-name="P1"><text:s/>0 <text:s text:c="11"/>18407 q9kxwiqttd</text:p>
      <text:p text:style-name="P1"><text:s/>0 <text:s text:c="11"/>18406 q95ogulnr6</text:p>
      <text:p text:style-name="P1"><text:s/>0 <text:s text:c="11"/>18403 q8bnmuzy</text:p>
      <text:p text:style-name="P1"><text:s/>0 <text:s text:c="11"/>18404 q8ji44afda</text:p>
      <text:p text:style-name="P1"><text:soft-page-break/><text:s/>0 <text:s text:c="11"/>18405 q8msndrqeh</text:p>
      <text:p text:style-name="P1"><text:s/>0 <text:s text:c="11"/>18412 qardxa2fix</text:p>
      <text:p text:style-name="P1"><text:s/>0 <text:s text:c="11"/>18413 qarh77th</text:p>
      <text:p text:style-name="P1"><text:s/>0 <text:s text:c="11"/>18414 qaub6jb62q</text:p>
      <text:p text:style-name="P1"><text:s/>0 <text:s text:c="11"/>18422 qc1utuqlhf</text:p>
      <text:p text:style-name="P1"><text:s/>0 <text:s text:c="11"/>18423 qc62fu5kb4</text:p>
      <text:p text:style-name="P1"><text:s/>0 <text:s text:c="11"/>18420 qbnmpdqsxp</text:p>
      <text:p text:style-name="P1"><text:s/>0 <text:s text:c="11"/>18421 qbrqfuorwt</text:p>
      <text:p text:style-name="P1"><text:s/>0 <text:s text:c="11"/>18419 qbnbhfntql</text:p>
      <text:p text:style-name="P1"><text:s/>0 <text:s text:c="11"/>18415 qaxtsvm5nj</text:p>
      <text:p text:style-name="P1"><text:s/>0 <text:s text:c="11"/>18416 qb8av2yaqk</text:p>
      <text:p text:style-name="P1"><text:s/>0 <text:s text:c="11"/>18417 qb8kcwlet9</text:p>
      <text:p text:style-name="P1"><text:s/>0 <text:s text:c="11"/>18418 qbjewzxtjf</text:p>
      <text:p text:style-name="P1"><text:s/>0 <text:s text:c="11"/>18351 pwyevknyog</text:p>
      <text:p text:style-name="P1"><text:s/>0 <text:s text:c="11"/>18349 pww</text:p>
      <text:p text:style-name="P1"><text:s/>0 <text:s text:c="11"/>18249 pub</text:p>
      <text:p text:style-name="P1"><text:s/>0 <text:s text:c="11"/>18285 pumpkin</text:p>
      <text:p text:style-name="P1"><text:s/>0 <text:s text:c="11"/>18281 pulse</text:p>
      <text:p text:style-name="P1"><text:s/>0 <text:s text:c="11"/>18282 pump</text:p>
      <text:p text:style-name="P1"><text:s/>0 <text:s text:c="11"/>18283 pumped</text:p>
      <text:p text:style-name="P1"><text:s/>0 <text:s text:c="11"/>18280 pulp</text:p>
      <text:p text:style-name="P1"><text:s/>0 <text:s text:c="11"/>18279 pulls</text:p>
      <text:p text:style-name="P1"><text:s/>0 <text:s text:c="11"/>18278 pulley</text:p>
      <text:p text:style-name="P1"><text:s/>0 <text:s text:c="11"/>18275 pugliese</text:p>
      <text:p text:style-name="P1"><text:s/>0 <text:s text:c="11"/>18276 pull</text:p>
      <text:p text:style-name="P1"><text:s/>0 <text:s text:c="11"/>18277 pulled</text:p>
      <text:p text:style-name="P1"><text:s/>0 <text:s text:c="11"/>18284 pumping</text:p>
      <text:p text:style-name="P1"><text:s/>0 <text:s text:c="11"/>18286 pumpkins</text:p>
      <text:p text:style-name="P1"><text:s/>0 <text:s text:c="11"/>18298 punkreas</text:p>
      <text:p text:style-name="P1"><text:s/>0 <text:s text:c="11"/>18287 puna</text:p>
      <text:p text:style-name="P1"><text:s/>0 <text:s text:c="11"/>18294 punish</text:p>
      <text:p text:style-name="P1"><text:s/>0 <text:s text:c="11"/>18295 punishment</text:p>
      <text:p text:style-name="P1"><text:s/>0 <text:s text:c="11"/>18296 punjabi</text:p>
      <text:p text:style-name="P1"><text:s/>0 <text:s text:c="11"/>18293 punia</text:p>
      <text:p text:style-name="P1"><text:s/>0 <text:s text:c="11"/>18292 pune</text:p>
      <text:p text:style-name="P1"><text:s/>0 <text:s text:c="11"/>18291 punctuation</text:p>
      <text:p text:style-name="P1"><text:s/>0 <text:s text:c="11"/>18288 punch</text:p>
      <text:p text:style-name="P1"><text:s/>0 <text:s text:c="11"/>18289 punched</text:p>
      <text:p text:style-name="P1"><text:s/>0 <text:s text:c="11"/>18290 punches</text:p>
      <text:p text:style-name="P1"><text:s/>0 <text:s text:c="11"/>18274 puff</text:p>
      <text:p text:style-name="P1"><text:s/>0 <text:s text:c="11"/>18273 pues</text:p>
      <text:p text:style-name="P1"><text:s/>0 <text:s text:c="11"/>18272 puerto</text:p>
      <text:p text:style-name="P1"><text:s/>0 <text:s text:c="11"/>18271 puerta</text:p>
      <text:p text:style-name="P1"><text:s/>0 <text:s text:c="11"/>18256 publicly</text:p>
      <text:p text:style-name="P1"><text:s/>0 <text:s text:c="11"/>18257 publics</text:p>
      <text:p text:style-name="P1"><text:s/>0 <text:s text:c="11"/>18258 publish</text:p>
      <text:p text:style-name="P1"><text:s/>0 <text:s text:c="11"/>18255 publicity</text:p>
      <text:p text:style-name="P1"><text:s/>0 <text:s text:c="11"/>18254 publications</text:p>
      <text:p text:style-name="P1"><text:s/>0 <text:s text:c="11"/>18253 publication</text:p>
      <text:p text:style-name="P1"><text:s/>0 <text:s text:c="11"/>18250 pubblicato</text:p>
      <text:p text:style-name="P1"><text:s/>0 <text:s text:c="11"/>18251 public</text:p>
      <text:p text:style-name="P1"><text:s/>0 <text:s text:c="11"/>18252 publicar</text:p>
      <text:p text:style-name="P1"><text:soft-page-break/><text:s/>0 <text:s text:c="11"/>18259 published</text:p>
      <text:p text:style-name="P1"><text:s/>0 <text:s text:c="11"/>18260 publisher</text:p>
      <text:p text:style-name="P1"><text:s/>0 <text:s text:c="11"/>18261 publishers</text:p>
      <text:p text:style-name="P1"><text:s/>0 <text:s text:c="11"/>18269 puedo</text:p>
      <text:p text:style-name="P1"><text:s/>0 <text:s text:c="11"/>18270 puente</text:p>
      <text:p text:style-name="P1"><text:s/>0 <text:s text:c="11"/>18267 pudoserelamordemivida</text:p>
      <text:p text:style-name="P1"><text:s/>0 <text:s text:c="11"/>18268 pueblo</text:p>
      <text:p text:style-name="P1"><text:s/>0 <text:s text:c="11"/>18266 pudieras</text:p>
      <text:p text:style-name="P1"><text:s/>0 <text:s text:c="11"/>18262 publishing</text:p>
      <text:p text:style-name="P1"><text:s/>0 <text:s text:c="11"/>18263 pubn31rw</text:p>
      <text:p text:style-name="P1"><text:s/>0 <text:s text:c="11"/>18264 pubs</text:p>
      <text:p text:style-name="P1"><text:s/>0 <text:s text:c="11"/>18265 pubstompen</text:p>
      <text:p text:style-name="P1"><text:s/>0 <text:s text:c="11"/>18297 punk</text:p>
      <text:p text:style-name="P1"><text:s/>0 <text:s text:c="11"/>18299 pupils</text:p>
      <text:p text:style-name="P1"><text:s/>0 <text:s text:c="11"/>18348 pwtmzw0xwv</text:p>
      <text:p text:style-name="P1"><text:s/>0 <text:s text:c="11"/>18336 puzcaqwppw</text:p>
      <text:p text:style-name="P1"><text:s/>0 <text:s text:c="11"/>18332 putos</text:p>
      <text:p text:style-name="P1"><text:s/>0 <text:s text:c="11"/>18333 puts</text:p>
      <text:p text:style-name="P1"><text:s/>0 <text:s text:c="11"/>18334 putting</text:p>
      <text:p text:style-name="P1"><text:s/>0 <text:s text:c="11"/>18331 puto</text:p>
      <text:p text:style-name="P1"><text:s/>0 <text:s text:c="11"/>18330 putin</text:p>
      <text:p text:style-name="P1"><text:s/>0 <text:s text:c="11"/>18329 puteam</text:p>
      <text:p text:style-name="P1"><text:s/>0 <text:s text:c="11"/>18326 put</text:p>
      <text:p text:style-name="P1"><text:s/>0 <text:s text:c="11"/>18327 puta</text:p>
      <text:p text:style-name="P1"><text:s/>0 <text:s text:c="11"/>18328 putaquepariu</text:p>
      <text:p text:style-name="P1"><text:s/>0 <text:s text:c="11"/>18335 puyol</text:p>
      <text:p text:style-name="P1"><text:s/>0 <text:s text:c="11"/>18337 puzhq3a</text:p>
      <text:p text:style-name="P1"><text:s/>0 <text:s text:c="11"/>18300 puppets</text:p>
      <text:p text:style-name="P1"><text:s/>0 <text:s text:c="11"/>18338 puzzle</text:p>
      <text:p text:style-name="P1"><text:s/>0 <text:s text:c="11"/>18345 pvme9saqk8</text:p>
      <text:p text:style-name="P1"><text:s/>0 <text:s text:c="11"/>18346 pvtzxv2oe2</text:p>
      <text:p text:style-name="P1"><text:s/>0 <text:s text:c="11"/>18347 pwjv1dlxjv</text:p>
      <text:p text:style-name="P1"><text:s/>0 <text:s text:c="11"/>18344 pvddm1yz</text:p>
      <text:p text:style-name="P1"><text:s/>0 <text:s text:c="11"/>18343 pvcs</text:p>
      <text:p text:style-name="P1"><text:s/>0 <text:s text:c="11"/>18342 pv9ppwskrw</text:p>
      <text:p text:style-name="P1"><text:s/>0 <text:s text:c="11"/>18339 puzzler</text:p>
      <text:p text:style-name="P1"><text:s/>0 <text:s text:c="11"/>18340 puzzles</text:p>
      <text:p text:style-name="P1"><text:s/>0 <text:s text:c="11"/>18341 pv8ru24lzo</text:p>
      <text:p text:style-name="P1"><text:s/>0 <text:s text:c="11"/>18325 pussy</text:p>
      <text:p text:style-name="P1"><text:s/>0 <text:s text:c="11"/>18324 pussies</text:p>
      <text:p text:style-name="P1"><text:s/>0 <text:s text:c="11"/>18323 puss</text:p>
      <text:p text:style-name="P1"><text:s/>0 <text:s text:c="11"/>18322 pusqekpptr</text:p>
      <text:p text:style-name="P1"><text:s/>0 <text:s text:c="11"/>18307 purge</text:p>
      <text:p text:style-name="P1"><text:s/>0 <text:s text:c="11"/>18308 purity</text:p>
      <text:p text:style-name="P1"><text:s/>0 <text:s text:c="11"/>18309 purmerend</text:p>
      <text:p text:style-name="P1"><text:s/>0 <text:s text:c="11"/>18306 purely</text:p>
      <text:p text:style-name="P1"><text:s/>0 <text:s text:c="11"/>18305 pure</text:p>
      <text:p text:style-name="P1"><text:s/>0 <text:s text:c="11"/>18304 purchases</text:p>
      <text:p text:style-name="P1"><text:s/>0 <text:s text:c="11"/>18301 puppy</text:p>
      <text:p text:style-name="P1"><text:s/>0 <text:s text:c="11"/>18302 puq</text:p>
      <text:p text:style-name="P1"><text:s/>0 <text:s text:c="11"/>18303 purchase</text:p>
      <text:p text:style-name="P1"><text:s/>0 <text:s text:c="11"/>18310 puroitalianstyle</text:p>
      <text:p text:style-name="P1"><text:soft-page-break/><text:s/>0 <text:s text:c="11"/>18311 purple</text:p>
      <text:p text:style-name="P1"><text:s/>0 <text:s text:c="11"/>18312 purpose</text:p>
      <text:p text:style-name="P1"><text:s/>0 <text:s text:c="11"/>18320 pushingyoutwounderthemistletoe</text:p>
      <text:p text:style-name="P1"><text:s/>0 <text:s text:c="11"/>18321 pusieran</text:p>
      <text:p text:style-name="P1"><text:s/>0 <text:s text:c="11"/>18318 pushed</text:p>
      <text:p text:style-name="P1"><text:s/>0 <text:s text:c="11"/>18319 pushing</text:p>
      <text:p text:style-name="P1"><text:s/>0 <text:s text:c="11"/>18317 push</text:p>
      <text:p text:style-name="P1"><text:s/>0 <text:s text:c="11"/>18313 purposes</text:p>
      <text:p text:style-name="P1"><text:s/>0 <text:s text:c="11"/>18314 purses</text:p>
      <text:p text:style-name="P1"><text:s/>0 <text:s text:c="11"/>18315 pursuit</text:p>
      <text:p text:style-name="P1"><text:s/>0 <text:s text:c="11"/>18316 pus</text:p>
      <text:p text:style-name="P1"><text:s/>0 <text:s text:c="11"/>18860 rbupny2g54</text:p>
      <text:p text:style-name="P1"><text:s/>0 <text:s text:c="11"/>18862 rcb</text:p>
      <text:p text:style-name="P1"><text:s/>0 <text:s text:c="11"/>18043 prised</text:p>
      <text:p text:style-name="P1"><text:s/>0 <text:s text:c="11"/>19412 rides</text:p>
      <text:p text:style-name="P1"><text:s/>0 <text:s text:c="11"/>19408 ride</text:p>
      <text:p text:style-name="P1"><text:s/>0 <text:s text:c="11"/>19409 ridente</text:p>
      <text:p text:style-name="P1"><text:s/>0 <text:s text:c="11"/>19410 rider</text:p>
      <text:p text:style-name="P1"><text:s/>0 <text:s text:c="11"/>19407 rid</text:p>
      <text:p text:style-name="P1"><text:s/>0 <text:s text:c="11"/>19406 ricordare</text:p>
      <text:p text:style-name="P1"><text:s/>0 <text:s text:c="11"/>19405 ricochet</text:p>
      <text:p text:style-name="P1"><text:s/>0 <text:s text:c="11"/>19402 rickards</text:p>
      <text:p text:style-name="P1"><text:s/>0 <text:s text:c="11"/>19403 rickybavutti</text:p>
      <text:p text:style-name="P1"><text:s/>0 <text:s text:c="11"/>19404 rico</text:p>
      <text:p text:style-name="P1"><text:s/>0 <text:s text:c="11"/>19411 riders</text:p>
      <text:p text:style-name="P1"><text:s/>0 <text:s text:c="11"/>19413 ridiculous</text:p>
      <text:p text:style-name="P1"><text:s/>0 <text:s text:c="11"/>19400 richmond</text:p>
      <text:p text:style-name="P1"><text:s/>0 <text:s text:c="11"/>19414 ridiculously</text:p>
      <text:p text:style-name="P1"><text:s/>0 <text:s text:c="11"/>19421 riformista</text:p>
      <text:p text:style-name="P1"><text:s/>0 <text:s text:c="11"/>19422 rig</text:p>
      <text:p text:style-name="P1"><text:s/>0 <text:s text:c="11"/>19423 riga</text:p>
      <text:p text:style-name="P1"><text:s/>0 <text:s text:c="11"/>19420 rifle</text:p>
      <text:p text:style-name="P1"><text:s/>0 <text:s text:c="11"/>19419 riff</text:p>
      <text:p text:style-name="P1"><text:s/>0 <text:s text:c="11"/>19418 rifa</text:p>
      <text:p text:style-name="P1"><text:s/>0 <text:s text:c="11"/>19415 rien</text:p>
      <text:p text:style-name="P1"><text:s/>0 <text:s text:c="11"/>19416 riesco</text:p>
      <text:p text:style-name="P1"><text:s/>0 <text:s text:c="11"/>19417 riesman</text:p>
      <text:p text:style-name="P1"><text:s/>0 <text:s text:c="11"/>19401 rick</text:p>
      <text:p text:style-name="P1"><text:s/>0 <text:s text:c="11"/>19399 richie</text:p>
      <text:p text:style-name="P1"><text:s/>0 <text:s text:c="11"/>19476 riunite</text:p>
      <text:p text:style-name="P1"><text:s/>0 <text:s text:c="11"/>19386 riace</text:p>
      <text:p text:style-name="P1"><text:s/>0 <text:s text:c="11"/>19382 rhymin</text:p>
      <text:p text:style-name="P1"><text:s/>0 <text:s text:c="11"/>19383 rhythm</text:p>
      <text:p text:style-name="P1"><text:s/>0 <text:s text:c="11"/>19384 ri</text:p>
      <text:p text:style-name="P1"><text:s/>0 <text:s text:c="11"/>19381 rhymes</text:p>
      <text:p text:style-name="P1"><text:s/>0 <text:s text:c="11"/>19380 rhyme</text:p>
      <text:p text:style-name="P1"><text:s/>0 <text:s text:c="11"/>19379 rhxkeqlke8</text:p>
      <text:p text:style-name="P1"><text:s/>0 <text:s text:c="11"/>19376 rhhcijsbch</text:p>
      <text:p text:style-name="P1"><text:s/>0 <text:s text:c="11"/>19377 rhino</text:p>
      <text:p text:style-name="P1"><text:s/>0 <text:s text:c="11"/>19378 rhl8prb0ck</text:p>
      <text:p text:style-name="P1"><text:s/>0 <text:s text:c="11"/>19385 ri38hllgsp</text:p>
      <text:p text:style-name="P1"><text:s/>0 <text:s text:c="11"/>19387 riba</text:p>
      <text:p text:style-name="P1"><text:soft-page-break/><text:s/>0 <text:s text:c="11"/>19398 richest</text:p>
      <text:p text:style-name="P1"><text:s/>0 <text:s text:c="11"/>19388 ribot</text:p>
      <text:p text:style-name="P1"><text:s/>0 <text:s text:c="11"/>19395 richard</text:p>
      <text:p text:style-name="P1"><text:s/>0 <text:s text:c="11"/>19396 richardson</text:p>
      <text:p text:style-name="P1"><text:s/>0 <text:s text:c="11"/>19397 richer</text:p>
      <text:p text:style-name="P1"><text:s/>0 <text:s text:c="11"/>19394 rich</text:p>
      <text:p text:style-name="P1"><text:s/>0 <text:s text:c="11"/>19393 ricette</text:p>
      <text:p text:style-name="P1"><text:s/>0 <text:s text:c="11"/>19392 ricerche</text:p>
      <text:p text:style-name="P1"><text:s/>0 <text:s text:c="11"/>19389 rica</text:p>
      <text:p text:style-name="P1"><text:s/>0 <text:s text:c="11"/>19390 ricardo</text:p>
      <text:p text:style-name="P1"><text:s/>0 <text:s text:c="11"/>19391 rice</text:p>
      <text:p text:style-name="P1"><text:s/>0 <text:s text:c="11"/>19424 right</text:p>
      <text:p text:style-name="P1"><text:s/>0 <text:s text:c="11"/>19425 righted</text:p>
      <text:p text:style-name="P1"><text:s/>0 <text:s text:c="11"/>19426 righteous</text:p>
      <text:p text:style-name="P1"><text:s/>0 <text:s text:c="11"/>19463 risk</text:p>
      <text:p text:style-name="P1"><text:s/>0 <text:s text:c="11"/>19459 rise</text:p>
      <text:p text:style-name="P1"><text:s/>0 <text:s text:c="11"/>19460 risen</text:p>
      <text:p text:style-name="P1"><text:s/>0 <text:s text:c="11"/>19461 rises</text:p>
      <text:p text:style-name="P1"><text:s/>0 <text:s text:c="11"/>19458 risa</text:p>
      <text:p text:style-name="P1"><text:s/>0 <text:s text:c="11"/>19457 rir</text:p>
      <text:p text:style-name="P1"><text:s/>0 <text:s text:c="11"/>19456 ripvine</text:p>
      <text:p text:style-name="P1"><text:s/>0 <text:s text:c="11"/>19453 ripfather</text:p>
      <text:p text:style-name="P1"><text:s/>0 <text:s text:c="11"/>19454 ripley</text:p>
      <text:p text:style-name="P1"><text:s/>0 <text:s text:c="11"/>19455 rips</text:p>
      <text:p text:style-name="P1"><text:s/>0 <text:s text:c="11"/>19462 rising</text:p>
      <text:p text:style-name="P1"><text:s/>0 <text:s text:c="11"/>19464 risks</text:p>
      <text:p text:style-name="P1"><text:s/>0 <text:s text:c="11"/>19427 righting</text:p>
      <text:p text:style-name="P1"><text:s/>0 <text:s text:c="11"/>19465 risky</text:p>
      <text:p text:style-name="P1"><text:s/>0 <text:s text:c="11"/>19472 rito</text:p>
      <text:p text:style-name="P1"><text:s/>0 <text:s text:c="11"/>19473 ritratto</text:p>
      <text:p text:style-name="P1"><text:s/>0 <text:s text:c="11"/>19474 ritual</text:p>
      <text:p text:style-name="P1"><text:s/>0 <text:s text:c="11"/>19471 ritmo</text:p>
      <text:p text:style-name="P1"><text:s/>0 <text:s text:c="11"/>19470 rite</text:p>
      <text:p text:style-name="P1"><text:s/>0 <text:s text:c="11"/>19469 rita</text:p>
      <text:p text:style-name="P1"><text:s/>0 <text:s text:c="11"/>19466 riso</text:p>
      <text:p text:style-name="P1"><text:s/>0 <text:s text:c="11"/>19467 risto</text:p>
      <text:p text:style-name="P1"><text:s/>0 <text:s text:c="11"/>19468 risultato</text:p>
      <text:p text:style-name="P1"><text:s/>0 <text:s text:c="11"/>19452 rip</text:p>
      <text:p text:style-name="P1"><text:s/>0 <text:s text:c="11"/>19451 riots</text:p>
      <text:p text:style-name="P1"><text:s/>0 <text:s text:c="11"/>19450 riot</text:p>
      <text:p text:style-name="P1"><text:s/>0 <text:s text:c="11"/>19449 rio2013</text:p>
      <text:p text:style-name="P1"><text:s/>0 <text:s text:c="11"/>19434 rihnftcevh</text:p>
      <text:p text:style-name="P1"><text:s/>0 <text:s text:c="11"/>19435 riir4we1ql</text:p>
      <text:p text:style-name="P1"><text:s/>0 <text:s text:c="11"/>19436 riley</text:p>
      <text:p text:style-name="P1"><text:s/>0 <text:s text:c="11"/>19433 rihanna</text:p>
      <text:p text:style-name="P1"><text:s/>0 <text:s text:c="11"/>19432 rih4y3g9rq</text:p>
      <text:p text:style-name="P1"><text:s/>0 <text:s text:c="11"/>19431 rigth</text:p>
      <text:p text:style-name="P1"><text:s/>0 <text:s text:c="11"/>19428 rights</text:p>
      <text:p text:style-name="P1"><text:s/>0 <text:s text:c="11"/>19429 rigorous</text:p>
      <text:p text:style-name="P1"><text:s/>0 <text:s text:c="11"/>19430 rigsks39we</text:p>
      <text:p text:style-name="P1"><text:s/>0 <text:s text:c="11"/>19437 rilxknfunr</text:p>
      <text:p text:style-name="P1"><text:s/>0 <text:s text:c="11"/>19438 rim</text:p>
      <text:p text:style-name="P1"><text:soft-page-break/><text:s/>0 <text:s text:c="11"/>19439 rimini</text:p>
      <text:p text:style-name="P1"><text:s/>0 <text:s text:c="11"/>19447 rino</text:p>
      <text:p text:style-name="P1"><text:s/>0 <text:s text:c="11"/>19448 rio</text:p>
      <text:p text:style-name="P1"><text:s/>0 <text:s text:c="11"/>19445 rings</text:p>
      <text:p text:style-name="P1"><text:s/>0 <text:s text:c="11"/>19446 ringtone</text:p>
      <text:p text:style-name="P1"><text:s/>0 <text:s text:c="11"/>19444 ring</text:p>
      <text:p text:style-name="P1"><text:s/>0 <text:s text:c="11"/>19440 rimrzzeafj</text:p>
      <text:p text:style-name="P1"><text:s/>0 <text:s text:c="11"/>19441 rin</text:p>
      <text:p text:style-name="P1"><text:s/>0 <text:s text:c="11"/>19442 rinculo</text:p>
      <text:p text:style-name="P1"><text:s/>0 <text:s text:c="11"/>19443 rincuorato</text:p>
      <text:p text:style-name="P1"><text:s/>0 <text:s text:c="11"/>19375 rhgxogzhwg</text:p>
      <text:p text:style-name="P1"><text:s/>0 <text:s text:c="11"/>19374 rheumatisms</text:p>
      <text:p text:style-name="P1"><text:s/>0 <text:s text:c="11"/>19373 rhe</text:p>
      <text:p text:style-name="P1"><text:s/>0 <text:s text:c="11"/>19309 reunion</text:p>
      <text:p text:style-name="P1"><text:s/>0 <text:s text:c="11"/>19305 retweeting</text:p>
      <text:p text:style-name="P1"><text:s/>0 <text:s text:c="11"/>19306 retweets</text:p>
      <text:p text:style-name="P1"><text:s/>0 <text:s text:c="11"/>19307 retwitteas</text:p>
      <text:p text:style-name="P1"><text:s/>0 <text:s text:c="11"/>19304 retweet</text:p>
      <text:p text:style-name="P1"><text:s/>0 <text:s text:c="11"/>19303 returns</text:p>
      <text:p text:style-name="P1"><text:s/>0 <text:s text:c="11"/>19302 returning</text:p>
      <text:p text:style-name="P1"><text:s/>0 <text:s text:c="11"/>19299 retrospectieve</text:p>
      <text:p text:style-name="P1"><text:s/>0 <text:s text:c="11"/>19300 rettich</text:p>
      <text:p text:style-name="P1"><text:s/>0 <text:s text:c="11"/>19301 return</text:p>
      <text:p text:style-name="P1"><text:s/>0 <text:s text:c="11"/>19308 reujejqv</text:p>
      <text:p text:style-name="P1"><text:s/>0 <text:s text:c="11"/>19310 reunite</text:p>
      <text:p text:style-name="P1"><text:s/>0 <text:s text:c="11"/>19322 reviewed</text:p>
      <text:p text:style-name="P1"><text:s/>0 <text:s text:c="11"/>19311 reuters</text:p>
      <text:p text:style-name="P1"><text:s/>0 <text:s text:c="11"/>19318 revenue</text:p>
      <text:p text:style-name="P1"><text:s/>0 <text:s text:c="11"/>19319 reverence</text:p>
      <text:p text:style-name="P1"><text:s/>0 <text:s text:c="11"/>19320 reverse</text:p>
      <text:p text:style-name="P1"><text:s/>0 <text:s text:c="11"/>19317 revenge</text:p>
      <text:p text:style-name="P1"><text:s/>0 <text:s text:c="11"/>19316 revell</text:p>
      <text:p text:style-name="P1"><text:s/>0 <text:s text:c="11"/>19315 revelado</text:p>
      <text:p text:style-name="P1"><text:s/>0 <text:s text:c="11"/>19312 revamped</text:p>
      <text:p text:style-name="P1"><text:s/>0 <text:s text:c="11"/>19313 reveal</text:p>
      <text:p text:style-name="P1"><text:s/>0 <text:s text:c="11"/>19314 reveals</text:p>
      <text:p text:style-name="P1"><text:s/>0 <text:s text:c="11"/>19298 retro</text:p>
      <text:p text:style-name="P1"><text:s/>0 <text:s text:c="11"/>19297 retrieving</text:p>
      <text:p text:style-name="P1"><text:s/>0 <text:s text:c="11"/>19296 retrieve</text:p>
      <text:p text:style-name="P1"><text:s/>0 <text:s text:c="11"/>19295 retorisch</text:p>
      <text:p text:style-name="P1"><text:s/>0 <text:s text:c="11"/>19280 result</text:p>
      <text:p text:style-name="P1"><text:s/>0 <text:s text:c="11"/>19281 resultado</text:p>
      <text:p text:style-name="P1"><text:s/>0 <text:s text:c="11"/>19282 results</text:p>
      <text:p text:style-name="P1"><text:s/>0 <text:s text:c="11"/>19279 restricting</text:p>
      <text:p text:style-name="P1"><text:s/>0 <text:s text:c="11"/>19278 restrained</text:p>
      <text:p text:style-name="P1"><text:s/>0 <text:s text:c="11"/>19277 restored</text:p>
      <text:p text:style-name="P1"><text:s/>0 <text:s text:c="11"/>19274 restless</text:p>
      <text:p text:style-name="P1"><text:s/>0 <text:s text:c="11"/>19275 restock</text:p>
      <text:p text:style-name="P1"><text:s/>0 <text:s text:c="11"/>19276 restore</text:p>
      <text:p text:style-name="P1"><text:s/>0 <text:s text:c="11"/>19283 resumator</text:p>
      <text:p text:style-name="P1"><text:s/>0 <text:s text:c="11"/>19284 resumes</text:p>
      <text:p text:style-name="P1"><text:s/>0 <text:s text:c="11"/>19285 resumido</text:p>
      <text:p text:style-name="P1"><text:soft-page-break/><text:s/>0 <text:s text:c="11"/>19293 retires</text:p>
      <text:p text:style-name="P1"><text:s/>0 <text:s text:c="11"/>19294 retodetronos</text:p>
      <text:p text:style-name="P1"><text:s/>0 <text:s text:c="11"/>19291 retire</text:p>
      <text:p text:style-name="P1"><text:s/>0 <text:s text:c="11"/>19292 retired</text:p>
      <text:p text:style-name="P1"><text:s/>0 <text:s text:c="11"/>19290 rethinking</text:p>
      <text:p text:style-name="P1"><text:s/>0 <text:s text:c="11"/>19286 retail</text:p>
      <text:p text:style-name="P1"><text:s/>0 <text:s text:c="11"/>19287 retailers</text:p>
      <text:p text:style-name="P1"><text:s/>0 <text:s text:c="11"/>19288 retard</text:p>
      <text:p text:style-name="P1"><text:s/>0 <text:s text:c="11"/>19289 rethainer</text:p>
      <text:p text:style-name="P1"><text:s/>0 <text:s text:c="11"/>19321 review</text:p>
      <text:p text:style-name="P1"><text:s/>0 <text:s text:c="11"/>19323 reviewer</text:p>
      <text:p text:style-name="P1"><text:s/>0 <text:s text:c="11"/>19372 rhcp</text:p>
      <text:p text:style-name="P1"><text:s/>0 <text:s text:c="11"/>19360 rgfs2u2ero</text:p>
      <text:p text:style-name="P1"><text:s/>0 <text:s text:c="11"/>19356 rg14</text:p>
      <text:p text:style-name="P1"><text:s/>0 <text:s text:c="11"/>19357 rg1tkxdqug</text:p>
      <text:p text:style-name="P1"><text:s/>0 <text:s text:c="11"/>19358 rgdfkisd4x</text:p>
      <text:p text:style-name="P1"><text:s/>0 <text:s text:c="11"/>19355 rg</text:p>
      <text:p text:style-name="P1"><text:s/>0 <text:s text:c="11"/>19354 rfz1jsey53</text:p>
      <text:p text:style-name="P1"><text:s/>0 <text:s text:c="11"/>19353 rfskalsd</text:p>
      <text:p text:style-name="P1"><text:s/>0 <text:s text:c="11"/>19350 rfhf2mig2b</text:p>
      <text:p text:style-name="P1"><text:s/>0 <text:s text:c="11"/>19351 rfhw3a818t</text:p>
      <text:p text:style-name="P1"><text:s/>0 <text:s text:c="11"/>19352 rfoxoyuswd</text:p>
      <text:p text:style-name="P1"><text:s/>0 <text:s text:c="11"/>19359 rge96u4zim</text:p>
      <text:p text:style-name="P1"><text:s/>0 <text:s text:c="11"/>19361 rggk52iwbq</text:p>
      <text:p text:style-name="P1"><text:s/>0 <text:s text:c="11"/>19324 reviewing</text:p>
      <text:p text:style-name="P1"><text:s/>0 <text:s text:c="11"/>19362 rgh3zs7yog</text:p>
      <text:p text:style-name="P1"><text:s/>0 <text:s text:c="11"/>19369 rgw01r4cmm</text:p>
      <text:p text:style-name="P1"><text:s/>0 <text:s text:c="11"/>19370 rha5f9yaq8</text:p>
      <text:p text:style-name="P1"><text:s/>0 <text:s text:c="11"/>19371 rhapsody</text:p>
      <text:p text:style-name="P1"><text:s/>0 <text:s text:c="11"/>19368 rguspxcglk</text:p>
      <text:p text:style-name="P1"><text:s/>0 <text:s text:c="11"/>19367 rgt</text:p>
      <text:p text:style-name="P1"><text:s/>0 <text:s text:c="11"/>19366 rgrmddem</text:p>
      <text:p text:style-name="P1"><text:s/>0 <text:s text:c="11"/>19363 rghhhbqkxk</text:p>
      <text:p text:style-name="P1"><text:s/>0 <text:s text:c="11"/>19364 rghvlba9</text:p>
      <text:p text:style-name="P1"><text:s/>0 <text:s text:c="11"/>19365 rgiqsys</text:p>
      <text:p text:style-name="P1"><text:s/>0 <text:s text:c="11"/>19349 rf7hf5sumq</text:p>
      <text:p text:style-name="P1"><text:s/>0 <text:s text:c="11"/>19348 rf3leqma08</text:p>
      <text:p text:style-name="P1"><text:s/>0 <text:s text:c="11"/>19347 reír</text:p>
      <text:p text:style-name="P1"><text:s/>0 <text:s text:c="11"/>19346 rezbnannzr</text:p>
      <text:p text:style-name="P1"><text:s/>0 <text:s text:c="11"/>19331 revive</text:p>
      <text:p text:style-name="P1"><text:s/>0 <text:s text:c="11"/>19332 revived</text:p>
      <text:p text:style-name="P1"><text:s/>0 <text:s text:c="11"/>19333 revolt</text:p>
      <text:p text:style-name="P1"><text:s/>0 <text:s text:c="11"/>19330 revival</text:p>
      <text:p text:style-name="P1"><text:s/>0 <text:s text:c="11"/>19329 revisores</text:p>
      <text:p text:style-name="P1"><text:s/>0 <text:s text:c="11"/>19328 revisiting</text:p>
      <text:p text:style-name="P1"><text:s/>0 <text:s text:c="11"/>19325 reviews</text:p>
      <text:p text:style-name="P1"><text:s/>0 <text:s text:c="11"/>19326 revision</text:p>
      <text:p text:style-name="P1"><text:s/>0 <text:s text:c="11"/>19327 revisit</text:p>
      <text:p text:style-name="P1"><text:s/>0 <text:s text:c="11"/>19334 revolucionando</text:p>
      <text:p text:style-name="P1"><text:s/>0 <text:s text:c="11"/>19335 revolution</text:p>
      <text:p text:style-name="P1"><text:s/>0 <text:s text:c="11"/>19336 revolutionary</text:p>
      <text:p text:style-name="P1"><text:s/>0 <text:s text:c="11"/>19344 reytz7vhgq</text:p>
      <text:p text:style-name="P1"><text:soft-page-break/><text:s/>0 <text:s text:c="11"/>19345 rezando</text:p>
      <text:p text:style-name="P1"><text:s/>0 <text:s text:c="11"/>19342 rex</text:p>
      <text:p text:style-name="P1"><text:s/>0 <text:s text:c="11"/>19343 reykjavik</text:p>
      <text:p text:style-name="P1"><text:s/>0 <text:s text:c="11"/>19341 rewind</text:p>
      <text:p text:style-name="P1"><text:s/>0 <text:s text:c="11"/>19337 revolutionize</text:p>
      <text:p text:style-name="P1"><text:s/>0 <text:s text:c="11"/>19338 revolutions</text:p>
      <text:p text:style-name="P1"><text:s/>0 <text:s text:c="11"/>19339 reward</text:p>
      <text:p text:style-name="P1"><text:s/>0 <text:s text:c="11"/>19340 rewards</text:p>
      <text:p text:style-name="P1"><text:s/>0 <text:s text:c="11"/>19475 riubka05n2</text:p>
      <text:p text:style-name="P1"><text:s/>0 <text:s text:c="11"/>19477 rival</text:p>
      <text:p text:style-name="P1"><text:s/>0 <text:s text:c="11"/>18863 rcgyr4trob</text:p>
      <text:p text:style-name="P1"><text:s/>0 <text:s text:c="11"/>19620 root</text:p>
      <text:p text:style-name="P1"><text:s/>0 <text:s text:c="11"/>19616 roommates</text:p>
      <text:p text:style-name="P1"><text:s/>0 <text:s text:c="11"/>19617 rooms</text:p>
      <text:p text:style-name="P1"><text:s/>0 <text:s text:c="11"/>19618 rooney</text:p>
      <text:p text:style-name="P1"><text:s/>0 <text:s text:c="11"/>19614 roomies</text:p>
      <text:p text:style-name="P1"><text:s/>0 <text:s text:c="11"/>19613 roomie</text:p>
      <text:p text:style-name="P1"><text:s/>0 <text:s text:c="11"/>19612 room</text:p>
      <text:p text:style-name="P1"><text:s/>0 <text:s text:c="11"/>19609 rood</text:p>
      <text:p text:style-name="P1"><text:s/>0 <text:s text:c="11"/>19610 roof</text:p>
      <text:p text:style-name="P1"><text:s/>0 <text:s text:c="11"/>19611 rooftop</text:p>
      <text:p text:style-name="P1"><text:s/>0 <text:s text:c="11"/>19619 roooinpd</text:p>
      <text:p text:style-name="P1"><text:s/>0 <text:s text:c="11"/>19621 rooted</text:p>
      <text:p text:style-name="P1"><text:s/>0 <text:s text:c="11"/>19607 rondeau</text:p>
      <text:p text:style-name="P1"><text:s/>0 <text:s text:c="11"/>19622 rooting</text:p>
      <text:p text:style-name="P1"><text:s/>0 <text:s text:c="11"/>19629 rosana</text:p>
      <text:p text:style-name="P1"><text:s/>0 <text:s text:c="11"/>19630 rosas</text:p>
      <text:p text:style-name="P1"><text:s/>0 <text:s text:c="11"/>19631 rose</text:p>
      <text:p text:style-name="P1"><text:s/>0 <text:s text:c="11"/>19628 rosa</text:p>
      <text:p text:style-name="P1"><text:s/>0 <text:s text:c="11"/>19627 rory</text:p>
      <text:p text:style-name="P1"><text:s/>0 <text:s text:c="11"/>19626 roriz</text:p>
      <text:p text:style-name="P1"><text:s/>0 <text:s text:c="11"/>19623 roots</text:p>
      <text:p text:style-name="P1"><text:s/>0 <text:s text:c="11"/>19624 ropduuipce</text:p>
      <text:p text:style-name="P1"><text:s/>0 <text:s text:c="11"/>19625 rope</text:p>
      <text:p text:style-name="P1"><text:s/>0 <text:s text:c="11"/>19608 ronnie</text:p>
      <text:p text:style-name="P1"><text:s/>0 <text:s text:c="11"/>19606 ronda</text:p>
      <text:p text:style-name="P1"><text:s/>0 <text:s text:c="11"/>19478 river</text:p>
      <text:p text:style-name="P1"><text:s/>0 <text:s text:c="11"/>19592 romaine</text:p>
      <text:p text:style-name="P1"><text:s/>0 <text:s text:c="11"/>19588 rom</text:p>
      <text:p text:style-name="P1"><text:s/>0 <text:s text:c="11"/>19589 roma</text:p>
      <text:p text:style-name="P1"><text:s/>0 <text:s text:c="11"/>19590 romagna</text:p>
      <text:p text:style-name="P1"><text:s/>0 <text:s text:c="11"/>19587 rolxrydouv</text:p>
      <text:p text:style-name="P1"><text:s/>0 <text:s text:c="11"/>19586 rolly</text:p>
      <text:p text:style-name="P1"><text:s/>0 <text:s text:c="11"/>19585 rollouts</text:p>
      <text:p text:style-name="P1"><text:s/>0 <text:s text:c="11"/>19582 roll</text:p>
      <text:p text:style-name="P1"><text:s/>0 <text:s text:c="11"/>19583 rolling</text:p>
      <text:p text:style-name="P1"><text:s/>0 <text:s text:c="11"/>19584 rollout</text:p>
      <text:p text:style-name="P1"><text:s/>0 <text:s text:c="11"/>19591 romain</text:p>
      <text:p text:style-name="P1"><text:s/>0 <text:s text:c="11"/>19593 roman</text:p>
      <text:p text:style-name="P1"><text:s/>0 <text:s text:c="11"/>19605 ronaldo</text:p>
      <text:p text:style-name="P1"><text:s/>0 <text:s text:c="11"/>19594 romana</text:p>
      <text:p text:style-name="P1"><text:s/>0 <text:s text:c="11"/>19602 romney</text:p>
      <text:p text:style-name="P1"><text:soft-page-break/><text:s/>0 <text:s text:c="11"/>19603 romp</text:p>
      <text:p text:style-name="P1"><text:s/>0 <text:s text:c="11"/>19604 ron</text:p>
      <text:p text:style-name="P1"><text:s/>0 <text:s text:c="11"/>19601 romgkafhpt</text:p>
      <text:p text:style-name="P1"><text:s/>0 <text:s text:c="11"/>19600 rometty</text:p>
      <text:p text:style-name="P1"><text:s/>0 <text:s text:c="11"/>19599 romero</text:p>
      <text:p text:style-name="P1"><text:s/>0 <text:s text:c="11"/>19595 romance</text:p>
      <text:p text:style-name="P1"><text:s/>0 <text:s text:c="11"/>19596 romans</text:p>
      <text:p text:style-name="P1"><text:s/>0 <text:s text:c="11"/>19598 rome</text:p>
      <text:p text:style-name="P1"><text:s/>0 <text:s text:c="11"/>19632 roses</text:p>
      <text:p text:style-name="P1"><text:s/>0 <text:s text:c="11"/>19633 roshan</text:p>
      <text:p text:style-name="P1"><text:s/>0 <text:s text:c="11"/>19634 rosling</text:p>
      <text:p text:style-name="P1"><text:s/>0 <text:s text:c="11"/>19671 roy</text:p>
      <text:p text:style-name="P1"><text:s/>0 <text:s text:c="11"/>19667 rovers</text:p>
      <text:p text:style-name="P1"><text:s/>0 <text:s text:c="11"/>19668 row</text:p>
      <text:p text:style-name="P1"><text:s/>0 <text:s text:c="11"/>19669 roxy</text:p>
      <text:p text:style-name="P1"><text:s/>0 <text:s text:c="11"/>19666 rover</text:p>
      <text:p text:style-name="P1"><text:s/>0 <text:s text:c="11"/>19665 rouzen</text:p>
      <text:p text:style-name="P1"><text:s/>0 <text:s text:c="11"/>19664 roux</text:p>
      <text:p text:style-name="P1"><text:s/>0 <text:s text:c="11"/>19661 routeplanner</text:p>
      <text:p text:style-name="P1"><text:s/>0 <text:s text:c="11"/>19662 router</text:p>
      <text:p text:style-name="P1"><text:s/>0 <text:s text:c="11"/>19663 routing</text:p>
      <text:p text:style-name="P1"><text:s/>0 <text:s text:c="11"/>19670 roxyontheroad</text:p>
      <text:p text:style-name="P1"><text:s/>0 <text:s text:c="11"/>19672 royal</text:p>
      <text:p text:style-name="P1"><text:s/>0 <text:s text:c="11"/>19635 ross</text:p>
      <text:p text:style-name="P1"><text:s/>0 <text:s text:c="11"/>19673 rp17bnks</text:p>
      <text:p text:style-name="P1"><text:s/>0 <text:s text:c="11"/>19680 rqegoem39n</text:p>
      <text:p text:style-name="P1"><text:s/>0 <text:s text:c="11"/>19681 rqrkegdf3f</text:p>
      <text:p text:style-name="P1"><text:s/>0 <text:s text:c="11"/>19682 rr5tcyof</text:p>
      <text:p text:style-name="P1"><text:s/>0 <text:s text:c="11"/>19679 rqd7hrrokd</text:p>
      <text:p text:style-name="P1"><text:s/>0 <text:s text:c="11"/>19678 rqciyitzuv</text:p>
      <text:p text:style-name="P1"><text:s/>0 <text:s text:c="11"/>19677 rq5wu4a4lh</text:p>
      <text:p text:style-name="P1"><text:s/>0 <text:s text:c="11"/>19674 rp8fwbimcd</text:p>
      <text:p text:style-name="P1"><text:s/>0 <text:s text:c="11"/>19675 rpgmaker</text:p>
      <text:p text:style-name="P1"><text:s/>0 <text:s text:c="11"/>19676 rpifcz0gt8</text:p>
      <text:p text:style-name="P1"><text:s/>0 <text:s text:c="11"/>19660 route</text:p>
      <text:p text:style-name="P1"><text:s/>0 <text:s text:c="11"/>19659 rousse</text:p>
      <text:p text:style-name="P1"><text:s/>0 <text:s text:c="11"/>19658 roundup</text:p>
      <text:p text:style-name="P1"><text:s/>0 <text:s text:c="11"/>19657 rounds</text:p>
      <text:p text:style-name="P1"><text:s/>0 <text:s text:c="11"/>19642 rota</text:p>
      <text:p text:style-name="P1"><text:s/>0 <text:s text:c="11"/>19643 roth</text:p>
      <text:p text:style-name="P1"><text:s/>0 <text:s text:c="11"/>19644 rotlmao</text:p>
      <text:p text:style-name="P1"><text:s/>0 <text:s text:c="11"/>19641 rot</text:p>
      <text:p text:style-name="P1"><text:s/>0 <text:s text:c="11"/>19640 roster</text:p>
      <text:p text:style-name="P1"><text:s/>0 <text:s text:c="11"/>19639 rosson</text:p>
      <text:p text:style-name="P1"><text:s/>0 <text:s text:c="11"/>19636 rossa</text:p>
      <text:p text:style-name="P1"><text:s/>0 <text:s text:c="11"/>19637 rossi</text:p>
      <text:p text:style-name="P1"><text:s/>0 <text:s text:c="11"/>19638 rossi12</text:p>
      <text:p text:style-name="P1"><text:s/>0 <text:s text:c="11"/>19645 roto</text:p>
      <text:p text:style-name="P1"><text:s/>0 <text:s text:c="11"/>19646 rotop</text:p>
      <text:p text:style-name="P1"><text:s/>0 <text:s text:c="11"/>19647 rottenfoot</text:p>
      <text:p text:style-name="P1"><text:s/>0 <text:s text:c="11"/>19655 round</text:p>
      <text:p text:style-name="P1"><text:s/>0 <text:s text:c="11"/>19656 rounded</text:p>
      <text:p text:style-name="P1"><text:soft-page-break/><text:s/>0 <text:s text:c="11"/>19653 roughday</text:p>
      <text:p text:style-name="P1"><text:s/>0 <text:s text:c="11"/>19654 roughly</text:p>
      <text:p text:style-name="P1"><text:s/>0 <text:s text:c="11"/>19652 rough</text:p>
      <text:p text:style-name="P1"><text:s/>0 <text:s text:c="11"/>19648 rotterdam</text:p>
      <text:p text:style-name="P1"><text:s/>0 <text:s text:c="11"/>19649 rotting</text:p>
      <text:p text:style-name="P1"><text:s/>0 <text:s text:c="11"/>19650 roubini</text:p>
      <text:p text:style-name="P1"><text:s/>0 <text:s text:c="11"/>19651 rouge</text:p>
      <text:p text:style-name="P1"><text:s/>0 <text:s text:c="11"/>19581 role</text:p>
      <text:p text:style-name="P1"><text:s/>0 <text:s text:c="11"/>19580 rol3vr9gzf</text:p>
      <text:p text:style-name="P1"><text:s/>0 <text:s text:c="11"/>19579 rol</text:p>
      <text:p text:style-name="P1"><text:s/>0 <text:s text:c="11"/>19515 rn1zjhnfxr</text:p>
      <text:p text:style-name="P1"><text:s/>0 <text:s text:c="11"/>19510 rmn18h8pxx</text:p>
      <text:p text:style-name="P1"><text:s/>0 <text:s text:c="11"/>19511 rmt</text:p>
      <text:p text:style-name="P1"><text:s/>0 <text:s text:c="11"/>19512 rmww0fwb34</text:p>
      <text:p text:style-name="P1"><text:s/>0 <text:s text:c="11"/>19509 rmlz3l4oae</text:p>
      <text:p text:style-name="P1"><text:s/>0 <text:s text:c="11"/>19508 rmit</text:p>
      <text:p text:style-name="P1"><text:s/>0 <text:s text:c="11"/>19507 rm</text:p>
      <text:p text:style-name="P1"><text:s/>0 <text:s text:c="11"/>19504 rlu86qmxit</text:p>
      <text:p text:style-name="P1"><text:s/>0 <text:s text:c="11"/>19505 rlx4y9zp</text:p>
      <text:p text:style-name="P1"><text:s/>0 <text:s text:c="11"/>19506 rlygwpkn</text:p>
      <text:p text:style-name="P1"><text:s/>0 <text:s text:c="11"/>19513 rmx</text:p>
      <text:p text:style-name="P1"><text:s/>0 <text:s text:c="11"/>19516 rn4gabff</text:p>
      <text:p text:style-name="P1"><text:s/>0 <text:s text:c="11"/>19528 roadtof1</text:p>
      <text:p text:style-name="P1"><text:s/>0 <text:s text:c="11"/>19517 rndsudztiz</text:p>
      <text:p text:style-name="P1"><text:s/>0 <text:s text:c="11"/>19524 road</text:p>
      <text:p text:style-name="P1"><text:s/>0 <text:s text:c="11"/>19525 roadhouse</text:p>
      <text:p text:style-name="P1"><text:s/>0 <text:s text:c="11"/>19526 roadmap</text:p>
      <text:p text:style-name="P1"><text:s/>0 <text:s text:c="11"/>19523 rnwqv7czha</text:p>
      <text:p text:style-name="P1"><text:s/>0 <text:s text:c="11"/>19522 rnoeiloc4m</text:p>
      <text:p text:style-name="P1"><text:s/>0 <text:s text:c="11"/>19521 rnigmed</text:p>
      <text:p text:style-name="P1"><text:s/>0 <text:s text:c="11"/>19518 rndwg7rcdw</text:p>
      <text:p text:style-name="P1"><text:s/>0 <text:s text:c="11"/>19519 rndy78ytl3</text:p>
      <text:p text:style-name="P1"><text:s/>0 <text:s text:c="11"/>19520 rnews</text:p>
      <text:p text:style-name="P1"><text:s/>0 <text:s text:c="11"/>19503 rlp6mlf8</text:p>
      <text:p text:style-name="P1"><text:s/>0 <text:s text:c="11"/>19502 rloxh4njnh</text:p>
      <text:p text:style-name="P1"><text:s/>0 <text:s text:c="11"/>19501 rlly</text:p>
      <text:p text:style-name="P1"><text:s/>0 <text:s text:c="11"/>19500 rlir70o9an</text:p>
      <text:p text:style-name="P1"><text:s/>0 <text:s text:c="11"/>19485 rjk6cht5fg</text:p>
      <text:p text:style-name="P1"><text:s/>0 <text:s text:c="11"/>19486 rjpwa5b49j</text:p>
      <text:p text:style-name="P1"><text:s/>0 <text:s text:c="11"/>19487 rjy8br7d</text:p>
      <text:p text:style-name="P1"><text:s/>0 <text:s text:c="11"/>19484 rjh1romyi4</text:p>
      <text:p text:style-name="P1"><text:s/>0 <text:s text:c="11"/>19483 rjcfdpsbyq</text:p>
      <text:p text:style-name="P1"><text:s/>0 <text:s text:c="11"/>19482 rixu1dez0t</text:p>
      <text:p text:style-name="P1"><text:s/>0 <text:s text:c="11"/>19479 rivera</text:p>
      <text:p text:style-name="P1"><text:s/>0 <text:s text:c="11"/>19480 rivers</text:p>
      <text:p text:style-name="P1"><text:s/>0 <text:s text:c="11"/>19481 rivht</text:p>
      <text:p text:style-name="P1"><text:s/>0 <text:s text:c="11"/>19488 rk0qfacdlh</text:p>
      <text:p text:style-name="P1"><text:s/>0 <text:s text:c="11"/>19489 rkdmuvfid7</text:p>
      <text:p text:style-name="P1"><text:s/>0 <text:s text:c="11"/>19490 rkfz2wzrhh</text:p>
      <text:p text:style-name="P1"><text:s/>0 <text:s text:c="11"/>19498 rlbykao</text:p>
      <text:p text:style-name="P1"><text:s/>0 <text:s text:c="11"/>19499 rlf8n3zptr</text:p>
      <text:p text:style-name="P1"><text:s/>0 <text:s text:c="11"/>19496 rl2urlslch</text:p>
      <text:p text:style-name="P1"><text:soft-page-break/><text:s/>0 <text:s text:c="11"/>19497 rlbfx7mc</text:p>
      <text:p text:style-name="P1"><text:s/>0 <text:s text:c="11"/>19495 rkyhm1zd7r</text:p>
      <text:p text:style-name="P1"><text:s/>0 <text:s text:c="11"/>19491 rkgu00dsjh</text:p>
      <text:p text:style-name="P1"><text:s/>0 <text:s text:c="11"/>19492 rkqmadnaqy</text:p>
      <text:p text:style-name="P1"><text:s/>0 <text:s text:c="11"/>19493 rkt1nnzeyt</text:p>
      <text:p text:style-name="P1"><text:s/>0 <text:s text:c="11"/>19494 rkxt0jkt1f</text:p>
      <text:p text:style-name="P1"><text:s/>0 <text:s text:c="11"/>19527 roads</text:p>
      <text:p text:style-name="P1"><text:s/>0 <text:s text:c="11"/>19529 roam</text:p>
      <text:p text:style-name="P1"><text:s/>0 <text:s text:c="11"/>19578 rokes</text:p>
      <text:p text:style-name="P1"><text:s/>0 <text:s text:c="11"/>19566 rockytop</text:p>
      <text:p text:style-name="P1"><text:s/>0 <text:s text:c="11"/>19562 rocking</text:p>
      <text:p text:style-name="P1"><text:s/>0 <text:s text:c="11"/>19563 rockon</text:p>
      <text:p text:style-name="P1"><text:s/>0 <text:s text:c="11"/>19564 rocksss</text:p>
      <text:p text:style-name="P1"><text:s/>0 <text:s text:c="11"/>19561 rockin</text:p>
      <text:p text:style-name="P1"><text:s/>0 <text:s text:c="11"/>19560 rocki</text:p>
      <text:p text:style-name="P1"><text:s/>0 <text:s text:c="11"/>19559 rocketship</text:p>
      <text:p text:style-name="P1"><text:s/>0 <text:s text:c="11"/>19556 rock</text:p>
      <text:p text:style-name="P1"><text:s/>0 <text:s text:c="11"/>19557 rockandroll</text:p>
      <text:p text:style-name="P1"><text:s/>0 <text:s text:c="11"/>19558 rocket</text:p>
      <text:p text:style-name="P1"><text:s/>0 <text:s text:c="11"/>19565 rockstar</text:p>
      <text:p text:style-name="P1"><text:s/>0 <text:s text:c="11"/>19567 rodchenko</text:p>
      <text:p text:style-name="P1"><text:s/>0 <text:s text:c="11"/>19530 roaming</text:p>
      <text:p text:style-name="P1"><text:s/>0 <text:s text:c="11"/>19568 rode</text:p>
      <text:p text:style-name="P1"><text:s/>0 <text:s text:c="11"/>19575 rogiest</text:p>
      <text:p text:style-name="P1"><text:s/>0 <text:s text:c="11"/>19576 rogtlc0lb3</text:p>
      <text:p text:style-name="P1"><text:s/>0 <text:s text:c="11"/>19577 roi</text:p>
      <text:p text:style-name="P1"><text:s/>0 <text:s text:c="11"/>19574 roger</text:p>
      <text:p text:style-name="P1"><text:s/>0 <text:s text:c="11"/>19573 rofl</text:p>
      <text:p text:style-name="P1"><text:s/>0 <text:s text:c="11"/>19572 roffaa</text:p>
      <text:p text:style-name="P1"><text:s/>0 <text:s text:c="11"/>19569 rodgepodge</text:p>
      <text:p text:style-name="P1"><text:s/>0 <text:s text:c="11"/>19570 rodrigo</text:p>
      <text:p text:style-name="P1"><text:s/>0 <text:s text:c="11"/>19571 rodriguez</text:p>
      <text:p text:style-name="P1"><text:s/>0 <text:s text:c="11"/>19555 rochas</text:p>
      <text:p text:style-name="P1"><text:s/>0 <text:s text:c="11"/>19554 rocco</text:p>
      <text:p text:style-name="P1"><text:s/>0 <text:s text:c="11"/>19553 rocca</text:p>
      <text:p text:style-name="P1"><text:s/>0 <text:s text:c="11"/>19552 rocc9</text:p>
      <text:p text:style-name="P1"><text:s/>0 <text:s text:c="11"/>19537 robbin</text:p>
      <text:p text:style-name="P1"><text:s/>0 <text:s text:c="11"/>19538 robe</text:p>
      <text:p text:style-name="P1"><text:s/>0 <text:s text:c="11"/>19539 robert</text:p>
      <text:p text:style-name="P1"><text:s/>0 <text:s text:c="11"/>19536 robbie</text:p>
      <text:p text:style-name="P1"><text:s/>0 <text:s text:c="11"/>19535 robbed</text:p>
      <text:p text:style-name="P1"><text:s/>0 <text:s text:c="11"/>19534 robb</text:p>
      <text:p text:style-name="P1"><text:s/>0 <text:s text:c="11"/>19531 roast</text:p>
      <text:p text:style-name="P1"><text:s/>0 <text:s text:c="11"/>19532 rob</text:p>
      <text:p text:style-name="P1"><text:s/>0 <text:s text:c="11"/>19533 roba</text:p>
      <text:p text:style-name="P1"><text:s/>0 <text:s text:c="11"/>19540 roberta</text:p>
      <text:p text:style-name="P1"><text:s/>0 <text:s text:c="11"/>19541 robertastevens</text:p>
      <text:p text:style-name="P1"><text:s/>0 <text:s text:c="11"/>19542 robertocavalli</text:p>
      <text:p text:style-name="P1"><text:s/>0 <text:s text:c="11"/>19550 robust</text:p>
      <text:p text:style-name="P1"><text:s/>0 <text:s text:c="11"/>19551 roc</text:p>
      <text:p text:style-name="P1"><text:s/>0 <text:s text:c="11"/>19548 robotics</text:p>
      <text:p text:style-name="P1"><text:s/>0 <text:s text:c="11"/>19549 robotturtles</text:p>
      <text:p text:style-name="P1"><text:soft-page-break/><text:s/>0 <text:s text:c="11"/>19547 robotic</text:p>
      <text:p text:style-name="P1"><text:s/>0 <text:s text:c="11"/>19543 roberts</text:p>
      <text:p text:style-name="P1"><text:s/>0 <text:s text:c="11"/>19544 robertson</text:p>
      <text:p text:style-name="P1"><text:s/>0 <text:s text:c="11"/>19545 robin</text:p>
      <text:p text:style-name="P1"><text:s/>0 <text:s text:c="11"/>19546 robot</text:p>
      <text:p text:style-name="P1"><text:s/>0 <text:s text:c="11"/>19273 restaurant</text:p>
      <text:p text:style-name="P1"><text:s/>0 <text:s text:c="11"/>19272 restart</text:p>
      <text:p text:style-name="P1"><text:s/>0 <text:s text:c="11"/>19271 restando</text:p>
      <text:p text:style-name="P1"><text:s/>0 <text:s text:c="11"/>19002 recurring</text:p>
      <text:p text:style-name="P1"><text:s/>0 <text:s text:c="11"/>18998 recruitingtrends</text:p>
      <text:p text:style-name="P1"><text:s/>0 <text:s text:c="11"/>18999 recruitment</text:p>
      <text:p text:style-name="P1"><text:s/>0 <text:s text:c="11"/>19000 recruits</text:p>
      <text:p text:style-name="P1"><text:s/>0 <text:s text:c="11"/>18997 recruiting</text:p>
      <text:p text:style-name="P1"><text:s/>0 <text:s text:c="11"/>18996 recruiters</text:p>
      <text:p text:style-name="P1"><text:s/>0 <text:s text:c="11"/>18995 recruit</text:p>
      <text:p text:style-name="P1"><text:s/>0 <text:s text:c="11"/>18992 recovered</text:p>
      <text:p text:style-name="P1"><text:s/>0 <text:s text:c="11"/>18993 recovery</text:p>
      <text:p text:style-name="P1"><text:s/>0 <text:s text:c="11"/>18994 recreated</text:p>
      <text:p text:style-name="P1"><text:s/>0 <text:s text:c="11"/>19001 recuitingtrends</text:p>
      <text:p text:style-name="P1"><text:s/>0 <text:s text:c="11"/>19003 red</text:p>
      <text:p text:style-name="P1"><text:s/>0 <text:s text:c="11"/>18990 recos</text:p>
      <text:p text:style-name="P1"><text:s/>0 <text:s text:c="11"/>19004 redbmzria4</text:p>
      <text:p text:style-name="P1"><text:s/>0 <text:s text:c="11"/>19011 redemption</text:p>
      <text:p text:style-name="P1"><text:s/>0 <text:s text:c="11"/>19012 redes</text:p>
      <text:p text:style-name="P1"><text:s/>0 <text:s text:c="11"/>19013 redesigns</text:p>
      <text:p text:style-name="P1"><text:s/>0 <text:s text:c="11"/>19010 redefining</text:p>
      <text:p text:style-name="P1"><text:s/>0 <text:s text:c="11"/>19009 redefined</text:p>
      <text:p text:style-name="P1"><text:s/>0 <text:s text:c="11"/>19008 redeeming</text:p>
      <text:p text:style-name="P1"><text:s/>0 <text:s text:c="11"/>19005 redbulletin</text:p>
      <text:p text:style-name="P1"><text:s/>0 <text:s text:c="11"/>19006 redcurrant</text:p>
      <text:p text:style-name="P1"><text:s/>0 <text:s text:c="11"/>19007 redd</text:p>
      <text:p text:style-name="P1"><text:s/>0 <text:s text:c="11"/>18991 recover</text:p>
      <text:p text:style-name="P1"><text:s/>0 <text:s text:c="11"/>18989 records</text:p>
      <text:p text:style-name="P1"><text:s/>0 <text:s text:c="11"/>19270 rest</text:p>
      <text:p text:style-name="P1"><text:s/>0 <text:s text:c="11"/>18976 recommendable</text:p>
      <text:p text:style-name="P1"><text:s/>0 <text:s text:c="11"/>18972 recogntion</text:p>
      <text:p text:style-name="P1"><text:s/>0 <text:s text:c="11"/>18973 recomend</text:p>
      <text:p text:style-name="P1"><text:s/>0 <text:s text:c="11"/>18974 recomendations</text:p>
      <text:p text:style-name="P1"><text:s/>0 <text:s text:c="11"/>18971 recognizing</text:p>
      <text:p text:style-name="P1"><text:s/>0 <text:s text:c="11"/>18970 recognize</text:p>
      <text:p text:style-name="P1"><text:s/>0 <text:s text:c="11"/>18969 recognizable</text:p>
      <text:p text:style-name="P1"><text:s/>0 <text:s text:c="11"/>18966 recognising</text:p>
      <text:p text:style-name="P1"><text:s/>0 <text:s text:c="11"/>18967 recognition</text:p>
      <text:p text:style-name="P1"><text:s/>0 <text:s text:c="11"/>18968 recogniton</text:p>
      <text:p text:style-name="P1"><text:s/>0 <text:s text:c="11"/>18975 recommend</text:p>
      <text:p text:style-name="P1"><text:s/>0 <text:s text:c="11"/>18977 recommendation</text:p>
      <text:p text:style-name="P1"><text:s/>0 <text:s text:c="11"/>18988 recordings</text:p>
      <text:p text:style-name="P1"><text:s/>0 <text:s text:c="11"/>18978 recommended</text:p>
      <text:p text:style-name="P1"><text:s/>0 <text:s text:c="11"/>18985 recordar</text:p>
      <text:p text:style-name="P1"><text:s/>0 <text:s text:c="11"/>18986 recorded</text:p>
      <text:p text:style-name="P1"><text:s/>0 <text:s text:c="11"/>18987 recording</text:p>
      <text:p text:style-name="P1"><text:s/>0 <text:s text:c="11"/>18984 record</text:p>
      <text:p text:style-name="P1"><text:soft-page-break/><text:s/>0 <text:s text:c="11"/>18983 reconstruction</text:p>
      <text:p text:style-name="P1"><text:s/>0 <text:s text:c="11"/>18982 reconsider</text:p>
      <text:p text:style-name="P1"><text:s/>0 <text:s text:c="11"/>18979 recommender</text:p>
      <text:p text:style-name="P1"><text:s/>0 <text:s text:c="11"/>18980 reconceived</text:p>
      <text:p text:style-name="P1"><text:s/>0 <text:s text:c="11"/>18981 reconnected</text:p>
      <text:p text:style-name="P1"><text:s/>0 <text:s text:c="11"/>19014 redhead</text:p>
      <text:p text:style-name="P1"><text:s/>0 <text:s text:c="11"/>19015 redheads</text:p>
      <text:p text:style-name="P1"><text:s/>0 <text:s text:c="11"/>19016 redhook1</text:p>
      <text:p text:style-name="P1"><text:s/>0 <text:s text:c="11"/>19053 reforms</text:p>
      <text:p text:style-name="P1"><text:s/>0 <text:s text:c="11"/>19049 reflection</text:p>
      <text:p text:style-name="P1"><text:s/>0 <text:s text:c="11"/>19050 reflections</text:p>
      <text:p text:style-name="P1"><text:s/>0 <text:s text:c="11"/>19051 reflects</text:p>
      <text:p text:style-name="P1"><text:s/>0 <text:s text:c="11"/>19048 reflected</text:p>
      <text:p text:style-name="P1"><text:s/>0 <text:s text:c="11"/>19047 refining</text:p>
      <text:p text:style-name="P1"><text:s/>0 <text:s text:c="11"/>19046 refill</text:p>
      <text:p text:style-name="P1"><text:s/>0 <text:s text:c="11"/>19043 referencing</text:p>
      <text:p text:style-name="P1"><text:s/>0 <text:s text:c="11"/>19044 referendum</text:p>
      <text:p text:style-name="P1"><text:s/>0 <text:s text:c="11"/>19045 referral</text:p>
      <text:p text:style-name="P1"><text:s/>0 <text:s text:c="11"/>19052 reflexgt</text:p>
      <text:p text:style-name="P1"><text:s/>0 <text:s text:c="11"/>19054 refraction</text:p>
      <text:p text:style-name="P1"><text:s/>0 <text:s text:c="11"/>19017 redirects</text:p>
      <text:p text:style-name="P1"><text:s/>0 <text:s text:c="11"/>19055 refresh</text:p>
      <text:p text:style-name="P1"><text:s/>0 <text:s text:c="11"/>19062 refunded</text:p>
      <text:p text:style-name="P1"><text:s/>0 <text:s text:c="11"/>19063 refuse</text:p>
      <text:p text:style-name="P1"><text:s/>0 <text:s text:c="11"/>19064 refused</text:p>
      <text:p text:style-name="P1"><text:s/>0 <text:s text:c="11"/>19061 refugio</text:p>
      <text:p text:style-name="P1"><text:s/>0 <text:s text:c="11"/>19060 refuge</text:p>
      <text:p text:style-name="P1"><text:s/>0 <text:s text:c="11"/>19059 refs</text:p>
      <text:p text:style-name="P1"><text:s/>0 <text:s text:c="11"/>19056 refreshed</text:p>
      <text:p text:style-name="P1"><text:s/>0 <text:s text:c="11"/>19057 refreshing</text:p>
      <text:p text:style-name="P1"><text:s/>0 <text:s text:c="11"/>19058 refrigerator</text:p>
      <text:p text:style-name="P1"><text:s/>0 <text:s text:c="11"/>19042 referencias</text:p>
      <text:p text:style-name="P1"><text:s/>0 <text:s text:c="11"/>19041 references</text:p>
      <text:p text:style-name="P1"><text:s/>0 <text:s text:c="11"/>19040 reference</text:p>
      <text:p text:style-name="P1"><text:s/>0 <text:s text:c="11"/>19039 refereeing</text:p>
      <text:p text:style-name="P1"><text:s/>0 <text:s text:c="11"/>19024 reduce</text:p>
      <text:p text:style-name="P1"><text:s/>0 <text:s text:c="11"/>19025 reducing</text:p>
      <text:p text:style-name="P1"><text:s/>0 <text:s text:c="11"/>19026 reductions</text:p>
      <text:p text:style-name="P1"><text:s/>0 <text:s text:c="11"/>19023 redpath</text:p>
      <text:p text:style-name="P1"><text:s/>0 <text:s text:c="11"/>19022 rednose</text:p>
      <text:p text:style-name="P1"><text:s/>0 <text:s text:c="11"/>19021 redmond</text:p>
      <text:p text:style-name="P1"><text:s/>0 <text:s text:c="11"/>19018 rediscovering</text:p>
      <text:p text:style-name="P1"><text:s/>0 <text:s text:c="11"/>19019 redmi</text:p>
      <text:p text:style-name="P1"><text:s/>0 <text:s text:c="11"/>19020 redmine</text:p>
      <text:p text:style-name="P1"><text:s/>0 <text:s text:c="11"/>19027 reed</text:p>
      <text:p text:style-name="P1"><text:s/>0 <text:s text:c="11"/>19028 reeeaally</text:p>
      <text:p text:style-name="P1"><text:s/>0 <text:s text:c="11"/>19029 reel</text:p>
      <text:p text:style-name="P1"><text:s/>0 <text:s text:c="11"/>19037 refer</text:p>
      <text:p text:style-name="P1"><text:s/>0 <text:s text:c="11"/>19038 referee</text:p>
      <text:p text:style-name="P1"><text:s/>0 <text:s text:c="11"/>19035 refactoring</text:p>
      <text:p text:style-name="P1"><text:s/>0 <text:s text:c="11"/>19036 refactorings</text:p>
      <text:p text:style-name="P1"><text:s/>0 <text:s text:c="11"/>19034 ref</text:p>
      <text:p text:style-name="P1"><text:soft-page-break/><text:s/>0 <text:s text:c="11"/>19030 reelection</text:p>
      <text:p text:style-name="P1"><text:s/>0 <text:s text:c="11"/>19031 reemplazo</text:p>
      <text:p text:style-name="P1"><text:s/>0 <text:s text:c="11"/>19032 reenergizing</text:p>
      <text:p text:style-name="P1"><text:s/>0 <text:s text:c="11"/>19033 reevaluate</text:p>
      <text:p text:style-name="P1"><text:s/>0 <text:s text:c="11"/>18965 recoger</text:p>
      <text:p text:style-name="P1"><text:s/>0 <text:s text:c="11"/>18964 reclame</text:p>
      <text:p text:style-name="P1"><text:s/>0 <text:s text:c="11"/>18963 reclaim</text:p>
      <text:p text:style-name="P1"><text:s/>0 <text:s text:c="11"/>18899 reality</text:p>
      <text:p text:style-name="P1"><text:s/>0 <text:s text:c="11"/>18895 realise</text:p>
      <text:p text:style-name="P1"><text:s/>0 <text:s text:c="11"/>18896 realised</text:p>
      <text:p text:style-name="P1"><text:s/>0 <text:s text:c="11"/>18897 realistic</text:p>
      <text:p text:style-name="P1"><text:s/>0 <text:s text:c="11"/>18894 realfriend</text:p>
      <text:p text:style-name="P1"><text:s/>0 <text:s text:c="11"/>18893 realest</text:p>
      <text:p text:style-name="P1"><text:s/>0 <text:s text:c="11"/>18892 realdatesettings</text:p>
      <text:p text:style-name="P1"><text:s/>0 <text:s text:c="11"/>18889 ready</text:p>
      <text:p text:style-name="P1"><text:s/>0 <text:s text:c="11"/>18890 reageer</text:p>
      <text:p text:style-name="P1"><text:s/>0 <text:s text:c="11"/>18891 real</text:p>
      <text:p text:style-name="P1"><text:s/>0 <text:s text:c="11"/>18898 realistically</text:p>
      <text:p text:style-name="P1"><text:s/>0 <text:s text:c="11"/>18900 realizar</text:p>
      <text:p text:style-name="P1"><text:s/>0 <text:s text:c="11"/>18912 reaper</text:p>
      <text:p text:style-name="P1"><text:s/>0 <text:s text:c="11"/>18901 realize</text:p>
      <text:p text:style-name="P1"><text:s/>0 <text:s text:c="11"/>18908 realradio</text:p>
      <text:p text:style-name="P1"><text:s/>0 <text:s text:c="11"/>18909 realtime</text:p>
      <text:p text:style-name="P1"><text:s/>0 <text:s text:c="11"/>18910 realy</text:p>
      <text:p text:style-name="P1"><text:s/>0 <text:s text:c="11"/>18907 realmente</text:p>
      <text:p text:style-name="P1"><text:s/>0 <text:s text:c="11"/>18906 realm</text:p>
      <text:p text:style-name="P1"><text:s/>0 <text:s text:c="11"/>18905 really</text:p>
      <text:p text:style-name="P1"><text:s/>0 <text:s text:c="11"/>18902 realized</text:p>
      <text:p text:style-name="P1"><text:s/>0 <text:s text:c="11"/>18903 realizes</text:p>
      <text:p text:style-name="P1"><text:s/>0 <text:s text:c="11"/>18904 realizing</text:p>
      <text:p text:style-name="P1"><text:s/>0 <text:s text:c="11"/>18888 readwriteweb</text:p>
      <text:p text:style-name="P1"><text:s/>0 <text:s text:c="11"/>18887 readwrite</text:p>
      <text:p text:style-name="P1"><text:s/>0 <text:s text:c="11"/>18886 reads</text:p>
      <text:p text:style-name="P1"><text:s/>0 <text:s text:c="11"/>18885 reading</text:p>
      <text:p text:style-name="P1"><text:s/>0 <text:s text:c="11"/>18870 rdm</text:p>
      <text:p text:style-name="P1"><text:s/>0 <text:s text:c="11"/>18871 rdqifa5lan</text:p>
      <text:p text:style-name="P1"><text:s/>0 <text:s text:c="11"/>18872 re</text:p>
      <text:p text:style-name="P1"><text:s/>0 <text:s text:c="11"/>18869 rdbcp3ieer</text:p>
      <text:p text:style-name="P1"><text:s/>0 <text:s text:c="11"/>18868 rcrfnwk144</text:p>
      <text:p text:style-name="P1"><text:s/>0 <text:s text:c="11"/>18867 rcnb449q</text:p>
      <text:p text:style-name="P1"><text:s/>0 <text:s text:c="11"/>18864 rch1er6kne</text:p>
      <text:p text:style-name="P1"><text:s/>0 <text:s text:c="11"/>18865 rci5f84buf</text:p>
      <text:p text:style-name="P1"><text:s/>0 <text:s text:c="11"/>18866 rcjdipjca4</text:p>
      <text:p text:style-name="P1"><text:s/>0 <text:s text:c="11"/>18873 reach</text:p>
      <text:p text:style-name="P1"><text:s/>0 <text:s text:c="11"/>18874 reached</text:p>
      <text:p text:style-name="P1"><text:s/>0 <text:s text:c="11"/>18875 reaching</text:p>
      <text:p text:style-name="P1"><text:s/>0 <text:s text:c="11"/>18883 reader</text:p>
      <text:p text:style-name="P1"><text:s/>0 <text:s text:c="11"/>18884 readies</text:p>
      <text:p text:style-name="P1"><text:s/>0 <text:s text:c="11"/>18881 read</text:p>
      <text:p text:style-name="P1"><text:s/>0 <text:s text:c="11"/>18882 readability</text:p>
      <text:p text:style-name="P1"><text:s/>0 <text:s text:c="11"/>18880 reactors</text:p>
      <text:p text:style-name="P1"><text:s/>0 <text:s text:c="11"/>18876 react</text:p>
      <text:p text:style-name="P1"><text:soft-page-break/><text:s/>0 <text:s text:c="11"/>18877 reaction</text:p>
      <text:p text:style-name="P1"><text:s/>0 <text:s text:c="11"/>18878 reactions</text:p>
      <text:p text:style-name="P1"><text:s/>0 <text:s text:c="11"/>18879 reactor</text:p>
      <text:p text:style-name="P1"><text:s/>0 <text:s text:c="11"/>18911 reap</text:p>
      <text:p text:style-name="P1"><text:s/>0 <text:s text:c="11"/>18913 rear</text:p>
      <text:p text:style-name="P1"><text:s/>0 <text:s text:c="11"/>18962 reckoner</text:p>
      <text:p text:style-name="P1"><text:s/>0 <text:s text:c="11"/>18950 receveid</text:p>
      <text:p text:style-name="P1"><text:s/>0 <text:s text:c="11"/>18946 reception</text:p>
      <text:p text:style-name="P1"><text:s/>0 <text:s text:c="11"/>18947 receptionist</text:p>
      <text:p text:style-name="P1"><text:s/>0 <text:s text:c="11"/>18948 receptors</text:p>
      <text:p text:style-name="P1"><text:s/>0 <text:s text:c="11"/>18945 recenzije</text:p>
      <text:p text:style-name="P1"><text:s/>0 <text:s text:c="11"/>18944 recently</text:p>
      <text:p text:style-name="P1"><text:s/>0 <text:s text:c="11"/>18943 recent</text:p>
      <text:p text:style-name="P1"><text:s/>0 <text:s text:c="11"/>18940 receiving</text:p>
      <text:p text:style-name="P1"><text:s/>0 <text:s text:c="11"/>18941 recensione</text:p>
      <text:p text:style-name="P1"><text:s/>0 <text:s text:c="11"/>18942 recensioni</text:p>
      <text:p text:style-name="P1"><text:s/>0 <text:s text:c="11"/>18949 recession</text:p>
      <text:p text:style-name="P1"><text:s/>0 <text:s text:c="11"/>18951 rechacen</text:p>
      <text:p text:style-name="P1"><text:s/>0 <text:s text:c="11"/>18914 rearranged</text:p>
      <text:p text:style-name="P1"><text:s/>0 <text:s text:c="11"/>18952 rechazo</text:p>
      <text:p text:style-name="P1"><text:s/>0 <text:s text:c="11"/>18959 recién</text:p>
      <text:p text:style-name="P1"><text:s/>0 <text:s text:c="11"/>18960 reckless</text:p>
      <text:p text:style-name="P1"><text:s/>0 <text:s text:c="11"/>18961 reckon</text:p>
      <text:p text:style-name="P1"><text:s/>0 <text:s text:c="11"/>18958 recipe</text:p>
      <text:p text:style-name="P1"><text:s/>0 <text:s text:c="11"/>18957 reciisjtmx</text:p>
      <text:p text:style-name="P1"><text:s/>0 <text:s text:c="11"/>18956 recieving</text:p>
      <text:p text:style-name="P1"><text:s/>0 <text:s text:c="11"/>18953 rechercheisidore</text:p>
      <text:p text:style-name="P1"><text:s/>0 <text:s text:c="11"/>18954 recht</text:p>
      <text:p text:style-name="P1"><text:s/>0 <text:s text:c="11"/>18955 recibido</text:p>
      <text:p text:style-name="P1"><text:s/>0 <text:s text:c="11"/>18939 receives</text:p>
      <text:p text:style-name="P1"><text:s/>0 <text:s text:c="11"/>18938 received</text:p>
      <text:p text:style-name="P1"><text:s/>0 <text:s text:c="11"/>18937 receive</text:p>
      <text:p text:style-name="P1"><text:s/>0 <text:s text:c="11"/>18936 receipts</text:p>
      <text:p text:style-name="P1"><text:s/>0 <text:s text:c="11"/>18921 reazione</text:p>
      <text:p text:style-name="P1"><text:s/>0 <text:s text:c="11"/>18922 rebecca</text:p>
      <text:p text:style-name="P1"><text:s/>0 <text:s text:c="11"/>18923 rebel</text:p>
      <text:p text:style-name="P1"><text:s/>0 <text:s text:c="11"/>18920 reasons</text:p>
      <text:p text:style-name="P1"><text:s/>0 <text:s text:c="11"/>18919 reasonably</text:p>
      <text:p text:style-name="P1"><text:s/>0 <text:s text:c="11"/>18918 reasonable</text:p>
      <text:p text:style-name="P1"><text:s/>0 <text:s text:c="11"/>18915 reas</text:p>
      <text:p text:style-name="P1"><text:s/>0 <text:s text:c="11"/>18916 reash</text:p>
      <text:p text:style-name="P1"><text:s/>0 <text:s text:c="11"/>18917 reason</text:p>
      <text:p text:style-name="P1"><text:s/>0 <text:s text:c="11"/>18924 rebelfootballgame</text:p>
      <text:p text:style-name="P1"><text:s/>0 <text:s text:c="11"/>18925 rebellion</text:p>
      <text:p text:style-name="P1"><text:s/>0 <text:s text:c="11"/>18926 rebels</text:p>
      <text:p text:style-name="P1"><text:s/>0 <text:s text:c="11"/>18934 reccommend</text:p>
      <text:p text:style-name="P1"><text:s/>0 <text:s text:c="11"/>18935 receipt</text:p>
      <text:p text:style-name="P1"><text:s/>0 <text:s text:c="11"/>18932 recap</text:p>
      <text:p text:style-name="P1"><text:s/>0 <text:s text:c="11"/>18933 recapping</text:p>
      <text:p text:style-name="P1"><text:s/>0 <text:s text:c="11"/>18931 rebuild</text:p>
      <text:p text:style-name="P1"><text:s/>0 <text:s text:c="11"/>18927 rebirth</text:p>
      <text:p text:style-name="P1"><text:s/>0 <text:s text:c="11"/>18928 reboot</text:p>
      <text:p text:style-name="P1"><text:soft-page-break/><text:s/>0 <text:s text:c="11"/>18929 rebooting</text:p>
      <text:p text:style-name="P1"><text:s/>0 <text:s text:c="11"/>18930 rebs</text:p>
      <text:p text:style-name="P1"><text:s/>0 <text:s text:c="11"/>19065 refuses</text:p>
      <text:p text:style-name="P1"><text:s/>0 <text:s text:c="11"/>19066 refw9o1a</text:p>
      <text:p text:style-name="P1"><text:s/>0 <text:s text:c="11"/>19067 regain</text:p>
      <text:p text:style-name="P1"><text:s/>0 <text:s text:c="11"/>19207 repr</text:p>
      <text:p text:style-name="P1"><text:s/>0 <text:s text:c="11"/>19203 reports</text:p>
      <text:p text:style-name="P1"><text:s/>0 <text:s text:c="11"/>19204 reposi</text:p>
      <text:p text:style-name="P1"><text:s/>0 <text:s text:c="11"/>19205 repost</text:p>
      <text:p text:style-name="P1"><text:s/>0 <text:s text:c="11"/>19202 reportong</text:p>
      <text:p text:style-name="P1"><text:s/>0 <text:s text:c="11"/>19201 reporting</text:p>
      <text:p text:style-name="P1"><text:s/>0 <text:s text:c="11"/>19200 reporter</text:p>
      <text:p text:style-name="P1"><text:s/>0 <text:s text:c="11"/>19197 report</text:p>
      <text:p text:style-name="P1"><text:s/>0 <text:s text:c="11"/>19198 reported</text:p>
      <text:p text:style-name="P1"><text:s/>0 <text:s text:c="11"/>19199 reportedly</text:p>
      <text:p text:style-name="P1"><text:s/>0 <text:s text:c="11"/>19206 reposted</text:p>
      <text:p text:style-name="P1"><text:s/>0 <text:s text:c="11"/>19208 represent</text:p>
      <text:p text:style-name="P1"><text:s/>0 <text:s text:c="11"/>19220 reqqfiel7f</text:p>
      <text:p text:style-name="P1"><text:s/>0 <text:s text:c="11"/>19209 representation</text:p>
      <text:p text:style-name="P1"><text:s/>0 <text:s text:c="11"/>19216 repubblica</text:p>
      <text:p text:style-name="P1"><text:s/>0 <text:s text:c="11"/>19217 republic</text:p>
      <text:p text:style-name="P1"><text:s/>0 <text:s text:c="11"/>19218 republican</text:p>
      <text:p text:style-name="P1"><text:s/>0 <text:s text:c="11"/>19215 reptile</text:p>
      <text:p text:style-name="P1"><text:s/>0 <text:s text:c="11"/>19214 reproductores</text:p>
      <text:p text:style-name="P1"><text:s/>0 <text:s text:c="11"/>19213 reproducibility</text:p>
      <text:p text:style-name="P1"><text:s/>0 <text:s text:c="11"/>19210 representing</text:p>
      <text:p text:style-name="P1"><text:s/>0 <text:s text:c="11"/>19211 represents</text:p>
      <text:p text:style-name="P1"><text:s/>0 <text:s text:c="11"/>19212 reprise</text:p>
      <text:p text:style-name="P1"><text:s/>0 <text:s text:c="11"/>19196 repo</text:p>
      <text:p text:style-name="P1"><text:s/>0 <text:s text:c="11"/>19195 replying</text:p>
      <text:p text:style-name="P1"><text:s/>0 <text:s text:c="11"/>19194 reply</text:p>
      <text:p text:style-name="P1"><text:s/>0 <text:s text:c="11"/>19193 replikas</text:p>
      <text:p text:style-name="P1"><text:s/>0 <text:s text:c="11"/>19178 repeatedly</text:p>
      <text:p text:style-name="P1"><text:s/>0 <text:s text:c="11"/>19179 repeats</text:p>
      <text:p text:style-name="P1"><text:s/>0 <text:s text:c="11"/>19180 repetitive</text:p>
      <text:p text:style-name="P1"><text:s/>0 <text:s text:c="11"/>19177 repeated</text:p>
      <text:p text:style-name="P1"><text:s/>0 <text:s text:c="11"/>19176 repeat</text:p>
      <text:p text:style-name="P1"><text:s/>0 <text:s text:c="11"/>19175 repair</text:p>
      <text:p text:style-name="P1"><text:s/>0 <text:s text:c="11"/>19172 renzi</text:p>
      <text:p text:style-name="P1"><text:s/>0 <text:s text:c="11"/>19173 reopen</text:p>
      <text:p text:style-name="P1"><text:s/>0 <text:s text:c="11"/>19174 repac</text:p>
      <text:p text:style-name="P1"><text:s/>0 <text:s text:c="11"/>19181 rephrase</text:p>
      <text:p text:style-name="P1"><text:s/>0 <text:s text:c="11"/>19182 repiten</text:p>
      <text:p text:style-name="P1"><text:s/>0 <text:s text:c="11"/>19183 repito</text:p>
      <text:p text:style-name="P1"><text:s/>0 <text:s text:c="11"/>19191 replenished</text:p>
      <text:p text:style-name="P1"><text:s/>0 <text:s text:c="11"/>19192 replies</text:p>
      <text:p text:style-name="P1"><text:s/>0 <text:s text:c="11"/>19189 replayability</text:p>
      <text:p text:style-name="P1"><text:s/>0 <text:s text:c="11"/>19190 replays</text:p>
      <text:p text:style-name="P1"><text:s/>0 <text:s text:c="11"/>19188 replacing</text:p>
      <text:p text:style-name="P1"><text:s/>0 <text:s text:c="11"/>19184 replab</text:p>
      <text:p text:style-name="P1"><text:s/>0 <text:s text:c="11"/>19185 replace</text:p>
      <text:p text:style-name="P1"><text:s/>0 <text:s text:c="11"/>19186 replaced</text:p>
      <text:p text:style-name="P1"><text:soft-page-break/><text:s/>0 <text:s text:c="11"/>19187 replacement</text:p>
      <text:p text:style-name="P1"><text:s/>0 <text:s text:c="11"/>19219 reputation</text:p>
      <text:p text:style-name="P1"><text:s/>0 <text:s text:c="11"/>19221 request</text:p>
      <text:p text:style-name="P1"><text:s/>0 <text:s text:c="11"/>19170 renewal</text:p>
      <text:p text:style-name="P1"><text:s/>0 <text:s text:c="11"/>19258 respect</text:p>
      <text:p text:style-name="P1"><text:s/>0 <text:s text:c="11"/>19254 resort</text:p>
      <text:p text:style-name="P1"><text:s/>0 <text:s text:c="11"/>19255 resource</text:p>
      <text:p text:style-name="P1"><text:s/>0 <text:s text:c="11"/>19256 resourcefulness</text:p>
      <text:p text:style-name="P1"><text:s/>0 <text:s text:c="11"/>19253 resolutions</text:p>
      <text:p text:style-name="P1"><text:s/>0 <text:s text:c="11"/>19252 resolution</text:p>
      <text:p text:style-name="P1"><text:s/>0 <text:s text:c="11"/>19251 resnick</text:p>
      <text:p text:style-name="P1"><text:s/>0 <text:s text:c="11"/>19248 resist</text:p>
      <text:p text:style-name="P1"><text:s/>0 <text:s text:c="11"/>19249 resistant</text:p>
      <text:p text:style-name="P1"><text:s/>0 <text:s text:c="11"/>19250 resmini</text:p>
      <text:p text:style-name="P1"><text:s/>0 <text:s text:c="11"/>19257 resources</text:p>
      <text:p text:style-name="P1"><text:s/>0 <text:s text:c="11"/>19259 respectfully</text:p>
      <text:p text:style-name="P1"><text:s/>0 <text:s text:c="11"/>19222 requested</text:p>
      <text:p text:style-name="P1"><text:s/>0 <text:s text:c="11"/>19260 respectively</text:p>
      <text:p text:style-name="P1"><text:s/>0 <text:s text:c="11"/>19267 responsibility</text:p>
      <text:p text:style-name="P1"><text:s/>0 <text:s text:c="11"/>19268 responsible</text:p>
      <text:p text:style-name="P1"><text:s/>0 <text:s text:c="11"/>19269 responsive</text:p>
      <text:p text:style-name="P1"><text:s/>0 <text:s text:c="11"/>19266 responsibilities</text:p>
      <text:p text:style-name="P1"><text:s/>0 <text:s text:c="11"/>19265 responses</text:p>
      <text:p text:style-name="P1"><text:s/>0 <text:s text:c="11"/>19264 response</text:p>
      <text:p text:style-name="P1"><text:s/>0 <text:s text:c="11"/>19261 respond</text:p>
      <text:p text:style-name="P1"><text:s/>0 <text:s text:c="11"/>19262 responded</text:p>
      <text:p text:style-name="P1"><text:s/>0 <text:s text:c="11"/>19263 responding</text:p>
      <text:p text:style-name="P1"><text:s/>0 <text:s text:c="11"/>19247 resilient</text:p>
      <text:p text:style-name="P1"><text:s/>0 <text:s text:c="11"/>19246 resigns</text:p>
      <text:p text:style-name="P1"><text:s/>0 <text:s text:c="11"/>19245 resignation</text:p>
      <text:p text:style-name="P1"><text:s/>0 <text:s text:c="11"/>19244 resign</text:p>
      <text:p text:style-name="P1"><text:s/>0 <text:s text:c="11"/>19229 rereading</text:p>
      <text:p text:style-name="P1"><text:s/>0 <text:s text:c="11"/>19230 rescheduling</text:p>
      <text:p text:style-name="P1"><text:s/>0 <text:s text:c="11"/>19231 rescued</text:p>
      <text:p text:style-name="P1"><text:s/>0 <text:s text:c="11"/>19228 requires</text:p>
      <text:p text:style-name="P1"><text:s/>0 <text:s text:c="11"/>19227 required</text:p>
      <text:p text:style-name="P1"><text:s/>0 <text:s text:c="11"/>19226 require</text:p>
      <text:p text:style-name="P1"><text:s/>0 <text:s text:c="11"/>19223 requesting</text:p>
      <text:p text:style-name="P1"><text:s/>0 <text:s text:c="11"/>19224 requests</text:p>
      <text:p text:style-name="P1"><text:s/>0 <text:s text:c="11"/>19225 requiere</text:p>
      <text:p text:style-name="P1"><text:s/>0 <text:s text:c="11"/>19232 research</text:p>
      <text:p text:style-name="P1"><text:s/>0 <text:s text:c="11"/>19233 researcher</text:p>
      <text:p text:style-name="P1"><text:s/>0 <text:s text:c="11"/>19234 researchers</text:p>
      <text:p text:style-name="P1"><text:s/>0 <text:s text:c="11"/>19242 residential</text:p>
      <text:p text:style-name="P1"><text:s/>0 <text:s text:c="11"/>19243 residents</text:p>
      <text:p text:style-name="P1"><text:s/>0 <text:s text:c="11"/>19240 residence</text:p>
      <text:p text:style-name="P1"><text:s/>0 <text:s text:c="11"/>19241 residencial</text:p>
      <text:p text:style-name="P1"><text:s/>0 <text:s text:c="11"/>19239 reshaping</text:p>
      <text:p text:style-name="P1"><text:s/>0 <text:s text:c="11"/>19235 researchgate</text:p>
      <text:p text:style-name="P1"><text:s/>0 <text:s text:c="11"/>19236 reserved</text:p>
      <text:p text:style-name="P1"><text:s/>0 <text:s text:c="11"/>19237 reserves</text:p>
      <text:p text:style-name="P1"><text:s/>0 <text:s text:c="11"/>19238 reset</text:p>
      <text:p text:style-name="P1"><text:soft-page-break/><text:s/>0 <text:s text:c="11"/>19171 renowned</text:p>
      <text:p text:style-name="P1"><text:s/>0 <text:s text:c="11"/>19169 renewable</text:p>
      <text:p text:style-name="P1"><text:s/>0 <text:s text:c="11"/>19068 regalo</text:p>
      <text:p text:style-name="P1"><text:s/>0 <text:s text:c="11"/>19105 reiss</text:p>
      <text:p text:style-name="P1"><text:s/>0 <text:s text:c="11"/>19101 reinstated</text:p>
      <text:p text:style-name="P1"><text:s/>0 <text:s text:c="11"/>19102 reinterpreter</text:p>
      <text:p text:style-name="P1"><text:s/>0 <text:s text:c="11"/>19103 reinvented</text:p>
      <text:p text:style-name="P1"><text:s/>0 <text:s text:c="11"/>19100 reinforce</text:p>
      <text:p text:style-name="P1"><text:s/>0 <text:s text:c="11"/>19099 reina</text:p>
      <text:p text:style-name="P1"><text:s/>0 <text:s text:c="11"/>19098 reilly</text:p>
      <text:p text:style-name="P1"><text:s/>0 <text:s text:c="11"/>19095 reign</text:p>
      <text:p text:style-name="P1"><text:s/>0 <text:s text:c="11"/>19096 reik</text:p>
      <text:p text:style-name="P1"><text:s/>0 <text:s text:c="11"/>19097 reiki</text:p>
      <text:p text:style-name="P1"><text:s/>0 <text:s text:c="11"/>19104 reinvention</text:p>
      <text:p text:style-name="P1"><text:s/>0 <text:s text:c="11"/>19106 rejected</text:p>
      <text:p text:style-name="P1"><text:s/>0 <text:s text:c="11"/>19118 relax</text:p>
      <text:p text:style-name="P1"><text:s/>0 <text:s text:c="11"/>19107 rejects</text:p>
      <text:p text:style-name="P1"><text:s/>0 <text:s text:c="11"/>19114 relationships</text:p>
      <text:p text:style-name="P1"><text:s/>0 <text:s text:c="11"/>19115 relative</text:p>
      <text:p text:style-name="P1"><text:s/>0 <text:s text:c="11"/>19116 relatives</text:p>
      <text:p text:style-name="P1"><text:s/>0 <text:s text:c="11"/>19113 relationship</text:p>
      <text:p text:style-name="P1"><text:s/>0 <text:s text:c="11"/>19112 relations</text:p>
      <text:p text:style-name="P1"><text:s/>0 <text:s text:c="11"/>19111 relating</text:p>
      <text:p text:style-name="P1"><text:s/>0 <text:s text:c="11"/>19108 rejoice</text:p>
      <text:p text:style-name="P1"><text:s/>0 <text:s text:c="11"/>19109 relate</text:p>
      <text:p text:style-name="P1"><text:s/>0 <text:s text:c="11"/>19110 related</text:p>
      <text:p text:style-name="P1"><text:s/>0 <text:s text:c="11"/>19094 reichards</text:p>
      <text:p text:style-name="P1"><text:s/>0 <text:s text:c="11"/>19093 rehearsals</text:p>
      <text:p text:style-name="P1"><text:s/>0 <text:s text:c="11"/>19092 rehea</text:p>
      <text:p text:style-name="P1"><text:s/>0 <text:s text:c="11"/>19091 rehab</text:p>
      <text:p text:style-name="P1"><text:s/>0 <text:s text:c="11"/>19075 regional</text:p>
      <text:p text:style-name="P1"><text:s/>0 <text:s text:c="11"/>19076 regions</text:p>
      <text:p text:style-name="P1"><text:s/>0 <text:s text:c="11"/>19077 register</text:p>
      <text:p text:style-name="P1"><text:s/>0 <text:s text:c="11"/>19074 region</text:p>
      <text:p text:style-name="P1"><text:s/>0 <text:s text:c="11"/>19073 regina</text:p>
      <text:p text:style-name="P1"><text:s/>0 <text:s text:c="11"/>19072 regime</text:p>
      <text:p text:style-name="P1"><text:s/>0 <text:s text:c="11"/>19069 regarding</text:p>
      <text:p text:style-name="P1"><text:s/>0 <text:s text:c="11"/>19070 regardless</text:p>
      <text:p text:style-name="P1"><text:s/>0 <text:s text:c="11"/>19071 regards</text:p>
      <text:p text:style-name="P1"><text:s/>0 <text:s text:c="11"/>19078 registered</text:p>
      <text:p text:style-name="P1"><text:s/>0 <text:s text:c="11"/>19079 registering</text:p>
      <text:p text:style-name="P1"><text:s/>0 <text:s text:c="11"/>19080 registration</text:p>
      <text:p text:style-name="P1"><text:s/>0 <text:s text:c="11"/>19089 regulation</text:p>
      <text:p text:style-name="P1"><text:s/>0 <text:s text:c="11"/>19090 regulator</text:p>
      <text:p text:style-name="P1"><text:s/>0 <text:s text:c="11"/>19087 regulate</text:p>
      <text:p text:style-name="P1"><text:s/>0 <text:s text:c="11"/>19088 regulating</text:p>
      <text:p text:style-name="P1"><text:s/>0 <text:s text:c="11"/>19086 regularly</text:p>
      <text:p text:style-name="P1"><text:s/>0 <text:s text:c="11"/>19081 registry</text:p>
      <text:p text:style-name="P1"><text:s/>0 <text:s text:c="11"/>19082 regram</text:p>
      <text:p text:style-name="P1"><text:s/>0 <text:s text:c="11"/>19083 regret</text:p>
      <text:p text:style-name="P1"><text:s/>0 <text:s text:c="11"/>19084 regrette</text:p>
      <text:p text:style-name="P1"><text:s/>0 <text:s text:c="11"/>19117 relativize</text:p>
      <text:p text:style-name="P1"><text:soft-page-break/><text:s/>0 <text:s text:c="11"/>19119 relaxed</text:p>
      <text:p text:style-name="P1"><text:s/>0 <text:s text:c="11"/>19168 rendering</text:p>
      <text:p text:style-name="P1"><text:s/>0 <text:s text:c="11"/>19156 reminding</text:p>
      <text:p text:style-name="P1"><text:s/>0 <text:s text:c="11"/>19152 remembre</text:p>
      <text:p text:style-name="P1"><text:s/>0 <text:s text:c="11"/>19153 remind</text:p>
      <text:p text:style-name="P1"><text:s/>0 <text:s text:c="11"/>19154 reminded</text:p>
      <text:p text:style-name="P1"><text:s/>0 <text:s text:c="11"/>19151 remembrance</text:p>
      <text:p text:style-name="P1"><text:s/>0 <text:s text:c="11"/>19150 remembers</text:p>
      <text:p text:style-name="P1"><text:s/>0 <text:s text:c="11"/>19149 remembering</text:p>
      <text:p text:style-name="P1"><text:s/>0 <text:s text:c="11"/>19146 remeber</text:p>
      <text:p text:style-name="P1"><text:s/>0 <text:s text:c="11"/>19147 remember</text:p>
      <text:p text:style-name="P1"><text:s/>0 <text:s text:c="11"/>19148 remembered</text:p>
      <text:p text:style-name="P1"><text:s/>0 <text:s text:c="11"/>19155 reminder</text:p>
      <text:p text:style-name="P1"><text:s/>0 <text:s text:c="11"/>19157 reminds</text:p>
      <text:p text:style-name="P1"><text:s/>0 <text:s text:c="11"/>19120 relaxing</text:p>
      <text:p text:style-name="P1"><text:s/>0 <text:s text:c="11"/>19158 reminisce</text:p>
      <text:p text:style-name="P1"><text:s/>0 <text:s text:c="11"/>19165 removing</text:p>
      <text:p text:style-name="P1"><text:s/>0 <text:s text:c="11"/>19166 render</text:p>
      <text:p text:style-name="P1"><text:s/>0 <text:s text:c="11"/>19167 rendered</text:p>
      <text:p text:style-name="P1"><text:s/>0 <text:s text:c="11"/>19164 remove</text:p>
      <text:p text:style-name="P1"><text:s/>0 <text:s text:c="11"/>19163 removal</text:p>
      <text:p text:style-name="P1"><text:s/>0 <text:s text:c="11"/>19162 remote</text:p>
      <text:p text:style-name="P1"><text:s/>0 <text:s text:c="11"/>19159 remix</text:p>
      <text:p text:style-name="P1"><text:s/>0 <text:s text:c="11"/>19160 remixed</text:p>
      <text:p text:style-name="P1"><text:s/>0 <text:s text:c="11"/>19161 remodeled</text:p>
      <text:p text:style-name="P1"><text:s/>0 <text:s text:c="11"/>19145 remcymi0</text:p>
      <text:p text:style-name="P1"><text:s/>0 <text:s text:c="11"/>19144 rematch</text:p>
      <text:p text:style-name="P1"><text:s/>0 <text:s text:c="11"/>19143 remastered</text:p>
      <text:p text:style-name="P1"><text:s/>0 <text:s text:c="11"/>19142 remaster</text:p>
      <text:p text:style-name="P1"><text:s/>0 <text:s text:c="11"/>19127 relief</text:p>
      <text:p text:style-name="P1"><text:s/>0 <text:s text:c="11"/>19128 relieved</text:p>
      <text:p text:style-name="P1"><text:s/>0 <text:s text:c="11"/>19129 religion</text:p>
      <text:p text:style-name="P1"><text:s/>0 <text:s text:c="11"/>19126 reliable</text:p>
      <text:p text:style-name="P1"><text:s/>0 <text:s text:c="11"/>19125 relevant</text:p>
      <text:p text:style-name="P1"><text:s/>0 <text:s text:c="11"/>19124 relection</text:p>
      <text:p text:style-name="P1"><text:s/>0 <text:s text:c="11"/>19121 release</text:p>
      <text:p text:style-name="P1"><text:s/>0 <text:s text:c="11"/>19122 released</text:p>
      <text:p text:style-name="P1"><text:s/>0 <text:s text:c="11"/>19123 releases</text:p>
      <text:p text:style-name="P1"><text:s/>0 <text:s text:c="11"/>19130 relive</text:p>
      <text:p text:style-name="P1"><text:s/>0 <text:s text:c="11"/>19131 reload</text:p>
      <text:p text:style-name="P1"><text:s/>0 <text:s text:c="11"/>19132 reloaded</text:p>
      <text:p text:style-name="P1"><text:s/>0 <text:s text:c="11"/>19140 remake</text:p>
      <text:p text:style-name="P1"><text:s/>0 <text:s text:c="11"/>19141 remarkable</text:p>
      <text:p text:style-name="P1"><text:s/>0 <text:s text:c="11"/>19138 remaining</text:p>
      <text:p text:style-name="P1"><text:s/>0 <text:s text:c="11"/>19139 remains</text:p>
      <text:p text:style-name="P1"><text:s/>0 <text:s text:c="11"/>19137 remain</text:p>
      <text:p text:style-name="P1"><text:s/>0 <text:s text:c="11"/>19133 relocate</text:p>
      <text:p text:style-name="P1"><text:s/>0 <text:s text:c="11"/>19134 relojes</text:p>
      <text:p text:style-name="P1"><text:s/>0 <text:s text:c="11"/>19135 rely</text:p>
      <text:p text:style-name="P1"><text:s/>0 <text:s text:c="11"/>19136 relying</text:p>
      <text:p text:style-name="P1"><text:s/>0 <text:s text:c="11"/>18044 prison</text:p>
      <text:p text:style-name="P1"><text:s/>0 <text:s text:c="11"/>18042 priority</text:p>
      <text:p text:style-name="P1"><text:soft-page-break/><text:s/>0 <text:s text:c="11"/>16397 ohn4ibaajy</text:p>
      <text:p text:style-name="P1"><text:s/>0 <text:s text:c="11"/>16949 panaro</text:p>
      <text:p text:style-name="P1"><text:s/>0 <text:s text:c="11"/>16945 pan</text:p>
      <text:p text:style-name="P1"><text:s/>0 <text:s text:c="11"/>16946 panama</text:p>
      <text:p text:style-name="P1"><text:s/>0 <text:s text:c="11"/>16947 panamacanal</text:p>
      <text:p text:style-name="P1"><text:s/>0 <text:s text:c="11"/>16944 pamukkale</text:p>
      <text:p text:style-name="P1"><text:s/>0 <text:s text:c="11"/>16943 pampas</text:p>
      <text:p text:style-name="P1"><text:s/>0 <text:s text:c="11"/>16942 pammy</text:p>
      <text:p text:style-name="P1"><text:s/>0 <text:s text:c="11"/>16939 palmy</text:p>
      <text:p text:style-name="P1"><text:s/>0 <text:s text:c="11"/>16940 paloma</text:p>
      <text:p text:style-name="P1"><text:s/>0 <text:s text:c="11"/>16941 pamela</text:p>
      <text:p text:style-name="P1"><text:s/>0 <text:s text:c="11"/>16948 panamá</text:p>
      <text:p text:style-name="P1"><text:s/>0 <text:s text:c="11"/>16950 panbfccegs</text:p>
      <text:p text:style-name="P1"><text:s/>0 <text:s text:c="11"/>16937 pallavidini</text:p>
      <text:p text:style-name="P1"><text:s/>0 <text:s text:c="11"/>16951 pancakes</text:p>
      <text:p text:style-name="P1"><text:s/>0 <text:s text:c="11"/>16958 panels</text:p>
      <text:p text:style-name="P1"><text:s/>0 <text:s text:c="11"/>16959 panic</text:p>
      <text:p text:style-name="P1"><text:s/>0 <text:s text:c="11"/>16960 panicked</text:p>
      <text:p text:style-name="P1"><text:s/>0 <text:s text:c="11"/>16957 panel</text:p>
      <text:p text:style-name="P1"><text:s/>0 <text:s text:c="11"/>16956 pandorialist</text:p>
      <text:p text:style-name="P1"><text:s/>0 <text:s text:c="11"/>16955 pandels</text:p>
      <text:p text:style-name="P1"><text:s/>0 <text:s text:c="11"/>16952 pancho</text:p>
      <text:p text:style-name="P1"><text:s/>0 <text:s text:c="11"/>16953 pancreatitis</text:p>
      <text:p text:style-name="P1"><text:s/>0 <text:s text:c="11"/>16954 panda</text:p>
      <text:p text:style-name="P1"><text:s/>0 <text:s text:c="11"/>16938 palmer</text:p>
      <text:p text:style-name="P1"><text:s/>0 <text:s text:c="11"/>16936 palettes</text:p>
      <text:p text:style-name="P1"><text:s/>0 <text:s text:c="11"/>17013 parking</text:p>
      <text:p text:style-name="P1"><text:s/>0 <text:s text:c="11"/>16923 pais</text:p>
      <text:p text:style-name="P1"><text:s/>0 <text:s text:c="11"/>16919 painters</text:p>
      <text:p text:style-name="P1"><text:s/>0 <text:s text:c="11"/>16920 painting</text:p>
      <text:p text:style-name="P1"><text:s/>0 <text:s text:c="11"/>16921 pair</text:p>
      <text:p text:style-name="P1"><text:s/>0 <text:s text:c="11"/>16918 painter</text:p>
      <text:p text:style-name="P1"><text:s/>0 <text:s text:c="11"/>16917 painted</text:p>
      <text:p text:style-name="P1"><text:s/>0 <text:s text:c="11"/>16916 paint</text:p>
      <text:p text:style-name="P1"><text:s/>0 <text:s text:c="11"/>16913 pain</text:p>
      <text:p text:style-name="P1"><text:s/>0 <text:s text:c="11"/>16914 painful</text:p>
      <text:p text:style-name="P1"><text:s/>0 <text:s text:c="11"/>16915 pains</text:p>
      <text:p text:style-name="P1"><text:s/>0 <text:s text:c="11"/>16922 pairing</text:p>
      <text:p text:style-name="P1"><text:s/>0 <text:s text:c="11"/>16924 paise</text:p>
      <text:p text:style-name="P1"><text:s/>0 <text:s text:c="11"/>16935 palestre</text:p>
      <text:p text:style-name="P1"><text:s/>0 <text:s text:c="11"/>16925 pajfw7qhu8</text:p>
      <text:p text:style-name="P1"><text:s/>0 <text:s text:c="11"/>16932 pale</text:p>
      <text:p text:style-name="P1"><text:s/>0 <text:s text:c="11"/>16933 palermo</text:p>
      <text:p text:style-name="P1"><text:s/>0 <text:s text:c="11"/>16934 palestra</text:p>
      <text:p text:style-name="P1"><text:s/>0 <text:s text:c="11"/>16931 palais</text:p>
      <text:p text:style-name="P1"><text:s/>0 <text:s text:c="11"/>16930 palace</text:p>
      <text:p text:style-name="P1"><text:s/>0 <text:s text:c="11"/>16929 palabra</text:p>
      <text:p text:style-name="P1"><text:s/>0 <text:s text:c="11"/>16926 pak</text:p>
      <text:p text:style-name="P1"><text:s/>0 <text:s text:c="11"/>16927 pakistan</text:p>
      <text:p text:style-name="P1"><text:s/>0 <text:s text:c="11"/>16928 pal</text:p>
      <text:p text:style-name="P1"><text:s/>0 <text:s text:c="11"/>16961 panning</text:p>
      <text:p text:style-name="P1"><text:s/>0 <text:s text:c="11"/>16962 pantheon</text:p>
      <text:p text:style-name="P1"><text:soft-page-break/><text:s/>0 <text:s text:c="11"/>16963 panties</text:p>
      <text:p text:style-name="P1"><text:s/>0 <text:s text:c="11"/>17000 parece</text:p>
      <text:p text:style-name="P1"><text:s/>0 <text:s text:c="11"/>16996 pard</text:p>
      <text:p text:style-name="P1"><text:s/>0 <text:s text:c="11"/>16997 pardon</text:p>
      <text:p text:style-name="P1"><text:s/>0 <text:s text:c="11"/>16998 pardy</text:p>
      <text:p text:style-name="P1"><text:s/>0 <text:s text:c="11"/>16995 parco</text:p>
      <text:p text:style-name="P1"><text:s/>0 <text:s text:c="11"/>16994 parcial</text:p>
      <text:p text:style-name="P1"><text:s/>0 <text:s text:c="11"/>16993 parasailing</text:p>
      <text:p text:style-name="P1"><text:s/>0 <text:s text:c="11"/>16990 parameter</text:p>
      <text:p text:style-name="P1"><text:s/>0 <text:s text:c="11"/>16991 parana</text:p>
      <text:p text:style-name="P1"><text:s/>0 <text:s text:c="11"/>16992 paranoid</text:p>
      <text:p text:style-name="P1"><text:s/>0 <text:s text:c="11"/>16999 pare</text:p>
      <text:p text:style-name="P1"><text:s/>0 <text:s text:c="11"/>17001 parent</text:p>
      <text:p text:style-name="P1"><text:s/>0 <text:s text:c="11"/>16964 pants</text:p>
      <text:p text:style-name="P1"><text:s/>0 <text:s text:c="11"/>17002 parental</text:p>
      <text:p text:style-name="P1"><text:s/>0 <text:s text:c="11"/>17009 parió</text:p>
      <text:p text:style-name="P1"><text:s/>0 <text:s text:c="11"/>17010 park</text:p>
      <text:p text:style-name="P1"><text:s/>0 <text:s text:c="11"/>17011 parker</text:p>
      <text:p text:style-name="P1"><text:s/>0 <text:s text:c="11"/>17008 parisshooting</text:p>
      <text:p text:style-name="P1"><text:s/>0 <text:s text:c="11"/>17007 parisbynight</text:p>
      <text:p text:style-name="P1"><text:s/>0 <text:s text:c="11"/>17006 paris</text:p>
      <text:p text:style-name="P1"><text:s/>0 <text:s text:c="11"/>17003 parenthood</text:p>
      <text:p text:style-name="P1"><text:s/>0 <text:s text:c="11"/>17004 parenti</text:p>
      <text:p text:style-name="P1"><text:s/>0 <text:s text:c="11"/>17005 parents</text:p>
      <text:p text:style-name="P1"><text:s/>0 <text:s text:c="11"/>16989 paralyzed</text:p>
      <text:p text:style-name="P1"><text:s/>0 <text:s text:c="11"/>16988 parallel</text:p>
      <text:p text:style-name="P1"><text:s/>0 <text:s text:c="11"/>16987 paralel</text:p>
      <text:p text:style-name="P1"><text:s/>0 <text:s text:c="11"/>16986 paradox</text:p>
      <text:p text:style-name="P1"><text:s/>0 <text:s text:c="11"/>16971 papaya</text:p>
      <text:p text:style-name="P1"><text:s/>0 <text:s text:c="11"/>16972 paper</text:p>
      <text:p text:style-name="P1"><text:s/>0 <text:s text:c="11"/>16973 papers</text:p>
      <text:p text:style-name="P1"><text:s/>0 <text:s text:c="11"/>16970 papaw</text:p>
      <text:p text:style-name="P1"><text:s/>0 <text:s text:c="11"/>16969 paparazzi</text:p>
      <text:p text:style-name="P1"><text:s/>0 <text:s text:c="11"/>16968 papale</text:p>
      <text:p text:style-name="P1"><text:s/>0 <text:s text:c="11"/>16965 pao5h2xcik</text:p>
      <text:p text:style-name="P1"><text:s/>0 <text:s text:c="11"/>16966 paolo</text:p>
      <text:p text:style-name="P1"><text:s/>0 <text:s text:c="11"/>16967 papadimitriou</text:p>
      <text:p text:style-name="P1"><text:s/>0 <text:s text:c="11"/>16974 paperskatches</text:p>
      <text:p text:style-name="P1"><text:s/>0 <text:s text:c="11"/>16975 paperwork</text:p>
      <text:p text:style-name="P1"><text:s/>0 <text:s text:c="11"/>16976 paperwriting</text:p>
      <text:p text:style-name="P1"><text:s/>0 <text:s text:c="11"/>16984 paradigm</text:p>
      <text:p text:style-name="P1"><text:s/>0 <text:s text:c="11"/>16985 paradise</text:p>
      <text:p text:style-name="P1"><text:s/>0 <text:s text:c="11"/>16982 parachute</text:p>
      <text:p text:style-name="P1"><text:s/>0 <text:s text:c="11"/>16983 parade</text:p>
      <text:p text:style-name="P1"><text:s/>0 <text:s text:c="11"/>16981 para</text:p>
      <text:p text:style-name="P1"><text:s/>0 <text:s text:c="11"/>16977 papik</text:p>
      <text:p text:style-name="P1"><text:s/>0 <text:s text:c="11"/>16978 pappa</text:p>
      <text:p text:style-name="P1"><text:s/>0 <text:s text:c="11"/>16979 papua</text:p>
      <text:p text:style-name="P1"><text:s/>0 <text:s text:c="11"/>16980 par</text:p>
      <text:p text:style-name="P1"><text:s/>0 <text:s text:c="11"/>16912 paid</text:p>
      <text:p text:style-name="P1"><text:s/>0 <text:s text:c="11"/>16911 pahtzeqoam</text:p>
      <text:p text:style-name="P1"><text:s/>0 <text:s text:c="11"/>16910 paguro</text:p>
      <text:p text:style-name="P1"><text:soft-page-break/><text:s/>0 <text:s text:c="11"/>16846 oyster</text:p>
      <text:p text:style-name="P1"><text:s/>0 <text:s text:c="11"/>16842 oyle</text:p>
      <text:p text:style-name="P1"><text:s/>0 <text:s text:c="11"/>16843 oyoy</text:p>
      <text:p text:style-name="P1"><text:s/>0 <text:s text:c="11"/>16844 oyrfnveqlb</text:p>
      <text:p text:style-name="P1"><text:s/>0 <text:s text:c="11"/>16841 oyapwakvuh</text:p>
      <text:p text:style-name="P1"><text:s/>0 <text:s text:c="11"/>16840 oyal</text:p>
      <text:p text:style-name="P1"><text:s/>0 <text:s text:c="11"/>16839 oy7junga</text:p>
      <text:p text:style-name="P1"><text:s/>0 <text:s text:c="11"/>16836 oxymandias</text:p>
      <text:p text:style-name="P1"><text:s/>0 <text:s text:c="11"/>16837 oxímoron</text:p>
      <text:p text:style-name="P1"><text:s/>0 <text:s text:c="11"/>16838 oy</text:p>
      <text:p text:style-name="P1"><text:s/>0 <text:s text:c="11"/>16845 oyry2cryke</text:p>
      <text:p text:style-name="P1"><text:s/>0 <text:s text:c="11"/>16847 oytt4rsuxb</text:p>
      <text:p text:style-name="P1"><text:s/>0 <text:s text:c="11"/>16859 p1</text:p>
      <text:p text:style-name="P1"><text:s/>0 <text:s text:c="11"/>16848 oyux683rzw</text:p>
      <text:p text:style-name="P1"><text:s/>0 <text:s text:c="11"/>16855 ozzksftiyh</text:p>
      <text:p text:style-name="P1"><text:s/>0 <text:s text:c="11"/>16856 p00fhw6y</text:p>
      <text:p text:style-name="P1"><text:s/>0 <text:s text:c="11"/>16857 p0bmdbb</text:p>
      <text:p text:style-name="P1"><text:s/>0 <text:s text:c="11"/>16854 ozxnfu37</text:p>
      <text:p text:style-name="P1"><text:s/>0 <text:s text:c="11"/>16853 ozpk0cli</text:p>
      <text:p text:style-name="P1"><text:s/>0 <text:s text:c="11"/>16852 ozl0wsvlts</text:p>
      <text:p text:style-name="P1"><text:s/>0 <text:s text:c="11"/>16849 oywyowmuz6</text:p>
      <text:p text:style-name="P1"><text:s/>0 <text:s text:c="11"/>16850 oyyyyyyy</text:p>
      <text:p text:style-name="P1"><text:s/>0 <text:s text:c="11"/>16851 oyéndolo</text:p>
      <text:p text:style-name="P1"><text:s/>0 <text:s text:c="11"/>16835 oxygen</text:p>
      <text:p text:style-name="P1"><text:s/>0 <text:s text:c="11"/>16834 oxy8bpiz</text:p>
      <text:p text:style-name="P1"><text:s/>0 <text:s text:c="11"/>16833 oxukusbfux</text:p>
      <text:p text:style-name="P1"><text:s/>0 <text:s text:c="11"/>16832 oxm9dzqhdk</text:p>
      <text:p text:style-name="P1"><text:s/>0 <text:s text:c="11"/>16817 owp5alah</text:p>
      <text:p text:style-name="P1"><text:s/>0 <text:s text:c="11"/>16818 owww</text:p>
      <text:p text:style-name="P1"><text:s/>0 <text:s text:c="11"/>16819 owwww</text:p>
      <text:p text:style-name="P1"><text:s/>0 <text:s text:c="11"/>16816 ownkebvi</text:p>
      <text:p text:style-name="P1"><text:s/>0 <text:s text:c="11"/>16815 owners</text:p>
      <text:p text:style-name="P1"><text:s/>0 <text:s text:c="11"/>16814 owner</text:p>
      <text:p text:style-name="P1"><text:s/>0 <text:s text:c="11"/>16811 owl</text:p>
      <text:p text:style-name="P1"><text:s/>0 <text:s text:c="11"/>16812 own</text:p>
      <text:p text:style-name="P1"><text:s/>0 <text:s text:c="11"/>16813 owned</text:p>
      <text:p text:style-name="P1"><text:s/>0 <text:s text:c="11"/>16820 owwwww</text:p>
      <text:p text:style-name="P1"><text:s/>0 <text:s text:c="11"/>16821 owyang</text:p>
      <text:p text:style-name="P1"><text:s/>0 <text:s text:c="11"/>16822 owzqpakhaz</text:p>
      <text:p text:style-name="P1"><text:s/>0 <text:s text:c="11"/>16830 oxford</text:p>
      <text:p text:style-name="P1"><text:s/>0 <text:s text:c="11"/>16831 oxhreqoqfs</text:p>
      <text:p text:style-name="P1"><text:s/>0 <text:s text:c="11"/>16828 oxc6t06cjx</text:p>
      <text:p text:style-name="P1"><text:s/>0 <text:s text:c="11"/>16829 oxdjkjvkdj</text:p>
      <text:p text:style-name="P1"><text:s/>0 <text:s text:c="11"/>16827 oxbf8vofql</text:p>
      <text:p text:style-name="P1"><text:s/>0 <text:s text:c="11"/>16823 ox6els9evq</text:p>
      <text:p text:style-name="P1"><text:s/>0 <text:s text:c="11"/>16824 ox8bzyddvs</text:p>
      <text:p text:style-name="P1"><text:s/>0 <text:s text:c="11"/>16825 ox933gkp6h</text:p>
      <text:p text:style-name="P1"><text:s/>0 <text:s text:c="11"/>16826 oxbbaoeihk</text:p>
      <text:p text:style-name="P1"><text:s/>0 <text:s text:c="11"/>16858 p0x3uvdhqo</text:p>
      <text:p text:style-name="P1"><text:s/>0 <text:s text:c="11"/>16860 p1pukvbeax</text:p>
      <text:p text:style-name="P1"><text:s/>0 <text:s text:c="11"/>16909 pages</text:p>
      <text:p text:style-name="P1"><text:s/>0 <text:s text:c="11"/>16897 packs</text:p>
      <text:p text:style-name="P1"><text:soft-page-break/><text:s/>0 <text:s text:c="11"/>16893 packages</text:p>
      <text:p text:style-name="P1"><text:s/>0 <text:s text:c="11"/>16894 packaging</text:p>
      <text:p text:style-name="P1"><text:s/>0 <text:s text:c="11"/>16895 packed</text:p>
      <text:p text:style-name="P1"><text:s/>0 <text:s text:c="11"/>16892 package</text:p>
      <text:p text:style-name="P1"><text:s/>0 <text:s text:c="11"/>16891 pack</text:p>
      <text:p text:style-name="P1"><text:s/>0 <text:s text:c="11"/>16890 pacing</text:p>
      <text:p text:style-name="P1"><text:s/>0 <text:s text:c="11"/>16887 pablo</text:p>
      <text:p text:style-name="P1"><text:s/>0 <text:s text:c="11"/>16888 paced</text:p>
      <text:p text:style-name="P1"><text:s/>0 <text:s text:c="11"/>16889 pachuca</text:p>
      <text:p text:style-name="P1"><text:s/>0 <text:s text:c="11"/>16896 packing</text:p>
      <text:p text:style-name="P1"><text:s/>0 <text:s text:c="11"/>16898 pacsun</text:p>
      <text:p text:style-name="P1"><text:s/>0 <text:s text:c="11"/>16861 p2zcmw3het</text:p>
      <text:p text:style-name="P1"><text:s/>0 <text:s text:c="11"/>16899 pact</text:p>
      <text:p text:style-name="P1"><text:s/>0 <text:s text:c="11"/>16906 pagan</text:p>
      <text:p text:style-name="P1"><text:s/>0 <text:s text:c="11"/>16907 page</text:p>
      <text:p text:style-name="P1"><text:s/>0 <text:s text:c="11"/>16908 pagerank</text:p>
      <text:p text:style-name="P1"><text:s/>0 <text:s text:c="11"/>16905 pads</text:p>
      <text:p text:style-name="P1"><text:s/>0 <text:s text:c="11"/>16904 padre</text:p>
      <text:p text:style-name="P1"><text:s/>0 <text:s text:c="11"/>16903 padme</text:p>
      <text:p text:style-name="P1"><text:s/>0 <text:s text:c="11"/>16900 pad</text:p>
      <text:p text:style-name="P1"><text:s/>0 <text:s text:c="11"/>16901 paddy</text:p>
      <text:p text:style-name="P1"><text:s/>0 <text:s text:c="11"/>16902 pade</text:p>
      <text:p text:style-name="P1"><text:s/>0 <text:s text:c="11"/>16886 pablemos</text:p>
      <text:p text:style-name="P1"><text:s/>0 <text:s text:c="11"/>16885 paal</text:p>
      <text:p text:style-name="P1"><text:s/>0 <text:s text:c="11"/>16884 pa0turcvzn</text:p>
      <text:p text:style-name="P1"><text:s/>0 <text:s text:c="11"/>16883 pa</text:p>
      <text:p text:style-name="P1"><text:s/>0 <text:s text:c="11"/>16868 p4suh2j9ku</text:p>
      <text:p text:style-name="P1"><text:s/>0 <text:s text:c="11"/>16869 p58rhpheor</text:p>
      <text:p text:style-name="P1"><text:s/>0 <text:s text:c="11"/>16870 p5k31bsm7f</text:p>
      <text:p text:style-name="P1"><text:s/>0 <text:s text:c="11"/>16867 p4kckpsvtu</text:p>
      <text:p text:style-name="P1"><text:s/>0 <text:s text:c="11"/>16866 p4ej3fsv</text:p>
      <text:p text:style-name="P1"><text:s/>0 <text:s text:c="11"/>16865 p3sr7oux</text:p>
      <text:p text:style-name="P1"><text:s/>0 <text:s text:c="11"/>16862 p306zzmjas</text:p>
      <text:p text:style-name="P1"><text:s/>0 <text:s text:c="11"/>16863 p369y6lqds</text:p>
      <text:p text:style-name="P1"><text:s/>0 <text:s text:c="11"/>16864 p3bfm3wpva</text:p>
      <text:p text:style-name="P1"><text:s/>0 <text:s text:c="11"/>16871 p5qztpbtmx</text:p>
      <text:p text:style-name="P1"><text:s/>0 <text:s text:c="11"/>16872 p6</text:p>
      <text:p text:style-name="P1"><text:s/>0 <text:s text:c="11"/>16873 p6fb6hdnnk</text:p>
      <text:p text:style-name="P1"><text:s/>0 <text:s text:c="11"/>16881 p9n9czrtzl</text:p>
      <text:p text:style-name="P1"><text:s/>0 <text:s text:c="11"/>16882 p9oeovjof7</text:p>
      <text:p text:style-name="P1"><text:s/>0 <text:s text:c="11"/>16879 p8sjjbki5r</text:p>
      <text:p text:style-name="P1"><text:s/>0 <text:s text:c="11"/>16880 p9dn7t8zsl</text:p>
      <text:p text:style-name="P1"><text:s/>0 <text:s text:c="11"/>16878 p8igmmed9g</text:p>
      <text:p text:style-name="P1"><text:s/>0 <text:s text:c="11"/>16874 p6kgl0ujwq</text:p>
      <text:p text:style-name="P1"><text:s/>0 <text:s text:c="11"/>16875 p7uppfka</text:p>
      <text:p text:style-name="P1"><text:s/>0 <text:s text:c="11"/>16876 p7yvl7mo24</text:p>
      <text:p text:style-name="P1"><text:s/>0 <text:s text:c="11"/>16877 p8hqdszd7q</text:p>
      <text:p text:style-name="P1"><text:s/>0 <text:s text:c="11"/>17012 parkina</text:p>
      <text:p text:style-name="P1"><text:s/>0 <text:s text:c="11"/>17014 parkinson</text:p>
      <text:p text:style-name="P1"><text:s/>0 <text:s text:c="11"/>17218 penis</text:p>
      <text:p text:style-name="P1"><text:s/>0 <text:s text:c="11"/>17154 pd1spcgs</text:p>
      <text:p text:style-name="P1"><text:s/>0 <text:s text:c="11"/>17150 pcorlu0f2a</text:p>
      <text:p text:style-name="P1"><text:soft-page-break/><text:s/>0 <text:s text:c="11"/>17151 pcs4ypl7na</text:p>
      <text:p text:style-name="P1"><text:s/>0 <text:s text:c="11"/>17152 pcsnav9wpd</text:p>
      <text:p text:style-name="P1"><text:s/>0 <text:s text:c="11"/>17149 pcnaz7hwbl</text:p>
      <text:p text:style-name="P1"><text:s/>0 <text:s text:c="11"/>17148 pcjkghhajo</text:p>
      <text:p text:style-name="P1"><text:s/>0 <text:s text:c="11"/>17147 pcgdibu1lx</text:p>
      <text:p text:style-name="P1"><text:s/>0 <text:s text:c="11"/>17144 pc</text:p>
      <text:p text:style-name="P1"><text:s/>0 <text:s text:c="11"/>17145 pc9nnfmucg</text:p>
      <text:p text:style-name="P1"><text:s/>0 <text:s text:c="11"/>17146 pcaf29zwev</text:p>
      <text:p text:style-name="P1"><text:s/>0 <text:s text:c="11"/>17153 pcworld</text:p>
      <text:p text:style-name="P1"><text:s/>0 <text:s text:c="11"/>17155 pda</text:p>
      <text:p text:style-name="P1"><text:s/>0 <text:s text:c="11"/>17142 pbwrphyzja</text:p>
      <text:p text:style-name="P1"><text:s/>0 <text:s text:c="11"/>17156 pdamhgvs</text:p>
      <text:p text:style-name="P1"><text:s/>0 <text:s text:c="11"/>17163 pdsbqph0cu</text:p>
      <text:p text:style-name="P1"><text:s/>0 <text:s text:c="11"/>17164 pdtafcftzk</text:p>
      <text:p text:style-name="P1"><text:s/>0 <text:s text:c="11"/>17165 pdxweqfwfa</text:p>
      <text:p text:style-name="P1"><text:s/>0 <text:s text:c="11"/>17162 pdpnzfgb</text:p>
      <text:p text:style-name="P1"><text:s/>0 <text:s text:c="11"/>17161 pdpkumskbc</text:p>
      <text:p text:style-name="P1"><text:s/>0 <text:s text:c="11"/>17160 pdk</text:p>
      <text:p text:style-name="P1"><text:s/>0 <text:s text:c="11"/>17157 pdaxycb</text:p>
      <text:p text:style-name="P1"><text:s/>0 <text:s text:c="11"/>17158 pdc46nm5k0</text:p>
      <text:p text:style-name="P1"><text:s/>0 <text:s text:c="11"/>17159 pdf</text:p>
      <text:p text:style-name="P1"><text:s/>0 <text:s text:c="11"/>17143 pbyeqrdy</text:p>
      <text:p text:style-name="P1"><text:s/>0 <text:s text:c="11"/>17141 pbuh</text:p>
      <text:p text:style-name="P1"><text:s/>0 <text:s text:c="11"/>17015 parkour</text:p>
      <text:p text:style-name="P1"><text:s/>0 <text:s text:c="11"/>17128 payload</text:p>
      <text:p text:style-name="P1"><text:s/>0 <text:s text:c="11"/>17124 paycheck</text:p>
      <text:p text:style-name="P1"><text:s/>0 <text:s text:c="11"/>17125 paychecks</text:p>
      <text:p text:style-name="P1"><text:s/>0 <text:s text:c="11"/>17126 paying</text:p>
      <text:p text:style-name="P1"><text:s/>0 <text:s text:c="11"/>17123 pay</text:p>
      <text:p text:style-name="P1"><text:s/>0 <text:s text:c="11"/>17122 paxzlguzvb</text:p>
      <text:p text:style-name="P1"><text:s/>0 <text:s text:c="11"/>17121 pavlovian</text:p>
      <text:p text:style-name="P1"><text:s/>0 <text:s text:c="11"/>17118 pause</text:p>
      <text:p text:style-name="P1"><text:s/>0 <text:s text:c="11"/>17119 pauze</text:p>
      <text:p text:style-name="P1"><text:s/>0 <text:s text:c="11"/>17120 pavarotti</text:p>
      <text:p text:style-name="P1"><text:s/>0 <text:s text:c="11"/>17127 payingforinternet</text:p>
      <text:p text:style-name="P1"><text:s/>0 <text:s text:c="11"/>17129 payments</text:p>
      <text:p text:style-name="P1"><text:s/>0 <text:s text:c="11"/>17140 pbsudx8wuw</text:p>
      <text:p text:style-name="P1"><text:s/>0 <text:s text:c="11"/>17130 payoffs</text:p>
      <text:p text:style-name="P1"><text:s/>0 <text:s text:c="11"/>17137 pbdvlvlvrf</text:p>
      <text:p text:style-name="P1"><text:s/>0 <text:s text:c="11"/>17138 pbegvkc0</text:p>
      <text:p text:style-name="P1"><text:s/>0 <text:s text:c="11"/>17139 pbl</text:p>
      <text:p text:style-name="P1"><text:s/>0 <text:s text:c="11"/>17136 pbd4nnsb</text:p>
      <text:p text:style-name="P1"><text:s/>0 <text:s text:c="11"/>17135 pbcocvql3z</text:p>
      <text:p text:style-name="P1"><text:s/>0 <text:s text:c="11"/>17134 pb652rw</text:p>
      <text:p text:style-name="P1"><text:s/>0 <text:s text:c="11"/>17131 paypal</text:p>
      <text:p text:style-name="P1"><text:s/>0 <text:s text:c="11"/>17132 pays</text:p>
      <text:p text:style-name="P1"><text:s/>0 <text:s text:c="11"/>17133 pb</text:p>
      <text:p text:style-name="P1"><text:s/>0 <text:s text:c="11"/>17166 pe</text:p>
      <text:p text:style-name="P1"><text:s/>0 <text:s text:c="11"/>17167 pe4zcbjafl</text:p>
      <text:p text:style-name="P1"><text:s/>0 <text:s text:c="11"/>17168 peace</text:p>
      <text:p text:style-name="P1"><text:s/>0 <text:s text:c="11"/>17205 pelis</text:p>
      <text:p text:style-name="P1"><text:s/>0 <text:s text:c="11"/>17201 pefpjfuku9</text:p>
      <text:p text:style-name="P1"><text:soft-page-break/><text:s/>0 <text:s text:c="11"/>17202 peinadofresquitopalveranoqueyallega</text:p>
      <text:p text:style-name="P1"><text:s/>0 <text:s text:c="11"/>17203 pela</text:p>
      <text:p text:style-name="P1"><text:s/>0 <text:s text:c="11"/>17200 pefkjv81ym</text:p>
      <text:p text:style-name="P1"><text:s/>0 <text:s text:c="11"/>17199 peers</text:p>
      <text:p text:style-name="P1"><text:s/>0 <text:s text:c="11"/>17198 peerreviewing</text:p>
      <text:p text:style-name="P1"><text:s/>0 <text:s text:c="11"/>17195 peek</text:p>
      <text:p text:style-name="P1"><text:s/>0 <text:s text:c="11"/>17196 peeps</text:p>
      <text:p text:style-name="P1"><text:s/>0 <text:s text:c="11"/>17197 peer</text:p>
      <text:p text:style-name="P1"><text:s/>0 <text:s text:c="11"/>17204 pele</text:p>
      <text:p text:style-name="P1"><text:s/>0 <text:s text:c="11"/>17206 pelle</text:p>
      <text:p text:style-name="P1"><text:s/>0 <text:s text:c="11"/>17169 peaceful</text:p>
      <text:p text:style-name="P1"><text:s/>0 <text:s text:c="11"/>17207 pellegrini</text:p>
      <text:p text:style-name="P1"><text:s/>0 <text:s text:c="11"/>17214 penalties</text:p>
      <text:p text:style-name="P1"><text:s/>0 <text:s text:c="11"/>17215 pencil</text:p>
      <text:p text:style-name="P1"><text:s/>0 <text:s text:c="11"/>17216 penetration</text:p>
      <text:p text:style-name="P1"><text:s/>0 <text:s text:c="11"/>17213 pena</text:p>
      <text:p text:style-name="P1"><text:s/>0 <text:s text:c="11"/>17212 pen</text:p>
      <text:p text:style-name="P1"><text:s/>0 <text:s text:c="11"/>17211 pelwnmi25t</text:p>
      <text:p text:style-name="P1"><text:s/>0 <text:s text:c="11"/>17208 pelo</text:p>
      <text:p text:style-name="P1"><text:s/>0 <text:s text:c="11"/>17209 pelt</text:p>
      <text:p text:style-name="P1"><text:s/>0 <text:s text:c="11"/>17210 pelted</text:p>
      <text:p text:style-name="P1"><text:s/>0 <text:s text:c="11"/>17194 peeing</text:p>
      <text:p text:style-name="P1"><text:s/>0 <text:s text:c="11"/>17193 peeee</text:p>
      <text:p text:style-name="P1"><text:s/>0 <text:s text:c="11"/>17192 peeeaaaak</text:p>
      <text:p text:style-name="P1"><text:s/>0 <text:s text:c="11"/>17191 pee</text:p>
      <text:p text:style-name="P1"><text:s/>0 <text:s text:c="11"/>17176 pearl</text:p>
      <text:p text:style-name="P1"><text:s/>0 <text:s text:c="11"/>17177 pearson</text:p>
      <text:p text:style-name="P1"><text:s/>0 <text:s text:c="11"/>17178 peas</text:p>
      <text:p text:style-name="P1"><text:s/>0 <text:s text:c="11"/>17175 pear</text:p>
      <text:p text:style-name="P1"><text:s/>0 <text:s text:c="11"/>17174 peanuts</text:p>
      <text:p text:style-name="P1"><text:s/>0 <text:s text:c="11"/>17173 peanut</text:p>
      <text:p text:style-name="P1"><text:s/>0 <text:s text:c="11"/>17170 peaches</text:p>
      <text:p text:style-name="P1"><text:s/>0 <text:s text:c="11"/>17171 peak</text:p>
      <text:p text:style-name="P1"><text:s/>0 <text:s text:c="11"/>17172 peaks</text:p>
      <text:p text:style-name="P1"><text:s/>0 <text:s text:c="11"/>17179 peasant</text:p>
      <text:p text:style-name="P1"><text:s/>0 <text:s text:c="11"/>17180 peasants</text:p>
      <text:p text:style-name="P1"><text:s/>0 <text:s text:c="11"/>17181 pecaja</text:p>
      <text:p text:style-name="P1"><text:s/>0 <text:s text:c="11"/>17189 pedrinho</text:p>
      <text:p text:style-name="P1"><text:s/>0 <text:s text:c="11"/>17190 pedro</text:p>
      <text:p text:style-name="P1"><text:s/>0 <text:s text:c="11"/>17187 pedestrians</text:p>
      <text:p text:style-name="P1"><text:s/>0 <text:s text:c="11"/>17188 pedofiel</text:p>
      <text:p text:style-name="P1"><text:s/>0 <text:s text:c="11"/>17186 pedersen</text:p>
      <text:p text:style-name="P1"><text:s/>0 <text:s text:c="11"/>17182 pecan</text:p>
      <text:p text:style-name="P1"><text:s/>0 <text:s text:c="11"/>17183 pecmkksmau</text:p>
      <text:p text:style-name="P1"><text:s/>0 <text:s text:c="11"/>17184 peculiar</text:p>
      <text:p text:style-name="P1"><text:s/>0 <text:s text:c="11"/>17185 peculiarities</text:p>
      <text:p text:style-name="P1"><text:s/>0 <text:s text:c="11"/>17117 pausa</text:p>
      <text:p text:style-name="P1"><text:s/>0 <text:s text:c="11"/>17116 paura</text:p>
      <text:p text:style-name="P1"><text:s/>0 <text:s text:c="11"/>17115 paulina</text:p>
      <text:p text:style-name="P1"><text:s/>0 <text:s text:c="11"/>17051 pasadena</text:p>
      <text:p text:style-name="P1"><text:s/>0 <text:s text:c="11"/>17047 parts</text:p>
      <text:p text:style-name="P1"><text:s/>0 <text:s text:c="11"/>17048 party</text:p>
      <text:p text:style-name="P1"><text:soft-page-break/><text:s/>0 <text:s text:c="11"/>17049 partying</text:p>
      <text:p text:style-name="P1"><text:s/>0 <text:s text:c="11"/>17046 partnership</text:p>
      <text:p text:style-name="P1"><text:s/>0 <text:s text:c="11"/>17045 partners</text:p>
      <text:p text:style-name="P1"><text:s/>0 <text:s text:c="11"/>17044 partner</text:p>
      <text:p text:style-name="P1"><text:s/>0 <text:s text:c="11"/>17041 parties</text:p>
      <text:p text:style-name="P1"><text:s/>0 <text:s text:c="11"/>17042 partito</text:p>
      <text:p text:style-name="P1"><text:s/>0 <text:s text:c="11"/>17043 partly</text:p>
      <text:p text:style-name="P1"><text:s/>0 <text:s text:c="11"/>17050 pasa</text:p>
      <text:p text:style-name="P1"><text:s/>0 <text:s text:c="11"/>17052 pasadme</text:p>
      <text:p text:style-name="P1"><text:s/>0 <text:s text:c="11"/>17064 passing</text:p>
      <text:p text:style-name="P1"><text:s/>0 <text:s text:c="11"/>17053 pasado</text:p>
      <text:p text:style-name="P1"><text:s/>0 <text:s text:c="11"/>17060 passat</text:p>
      <text:p text:style-name="P1"><text:s/>0 <text:s text:c="11"/>17061 passed</text:p>
      <text:p text:style-name="P1"><text:s/>0 <text:s text:c="11"/>17062 passenger</text:p>
      <text:p text:style-name="P1"><text:s/>0 <text:s text:c="11"/>17059 passaporte</text:p>
      <text:p text:style-name="P1"><text:s/>0 <text:s text:c="11"/>17058 pass</text:p>
      <text:p text:style-name="P1"><text:s/>0 <text:s text:c="11"/>17057 pasion</text:p>
      <text:p text:style-name="P1"><text:s/>0 <text:s text:c="11"/>17054 pasando</text:p>
      <text:p text:style-name="P1"><text:s/>0 <text:s text:c="11"/>17055 pasar</text:p>
      <text:p text:style-name="P1"><text:s/>0 <text:s text:c="11"/>17056 pasarme</text:p>
      <text:p text:style-name="P1"><text:s/>0 <text:s text:c="11"/>17040 partido</text:p>
      <text:p text:style-name="P1"><text:s/>0 <text:s text:c="11"/>17039 particular</text:p>
      <text:p text:style-name="P1"><text:s/>0 <text:s text:c="11"/>17038 particle</text:p>
      <text:p text:style-name="P1"><text:s/>0 <text:s text:c="11"/>17037 participation</text:p>
      <text:p text:style-name="P1"><text:s/>0 <text:s text:c="11"/>17022 parole</text:p>
      <text:p text:style-name="P1"><text:s/>0 <text:s text:c="11"/>17023 paroled</text:p>
      <text:p text:style-name="P1"><text:s/>0 <text:s text:c="11"/>17024 parov</text:p>
      <text:p text:style-name="P1"><text:s/>0 <text:s text:c="11"/>17021 parody</text:p>
      <text:p text:style-name="P1"><text:s/>0 <text:s text:c="11"/>17020 parma</text:p>
      <text:p text:style-name="P1"><text:s/>0 <text:s text:c="11"/>17019 parliament</text:p>
      <text:p text:style-name="P1"><text:s/>0 <text:s text:c="11"/>17016 parku</text:p>
      <text:p text:style-name="P1"><text:s/>0 <text:s text:c="11"/>17017 parkway</text:p>
      <text:p text:style-name="P1"><text:s/>0 <text:s text:c="11"/>17018 parla</text:p>
      <text:p text:style-name="P1"><text:s/>0 <text:s text:c="11"/>17025 parquet</text:p>
      <text:p text:style-name="P1"><text:s/>0 <text:s text:c="11"/>17026 parse</text:p>
      <text:p text:style-name="P1"><text:s/>0 <text:s text:c="11"/>17027 parsifal</text:p>
      <text:p text:style-name="P1"><text:s/>0 <text:s text:c="11"/>17035 participate</text:p>
      <text:p text:style-name="P1"><text:s/>0 <text:s text:c="11"/>17036 participating</text:p>
      <text:p text:style-name="P1"><text:s/>0 <text:s text:c="11"/>17033 participar</text:p>
      <text:p text:style-name="P1"><text:s/>0 <text:s text:c="11"/>17034 participará</text:p>
      <text:p text:style-name="P1"><text:s/>0 <text:s text:c="11"/>17032 participants</text:p>
      <text:p text:style-name="P1"><text:s/>0 <text:s text:c="11"/>17028 parsing</text:p>
      <text:p text:style-name="P1"><text:s/>0 <text:s text:c="11"/>17029 part</text:p>
      <text:p text:style-name="P1"><text:s/>0 <text:s text:c="11"/>17030 partial</text:p>
      <text:p text:style-name="P1"><text:s/>0 <text:s text:c="11"/>17031 participant</text:p>
      <text:p text:style-name="P1"><text:s/>0 <text:s text:c="11"/>17063 passes</text:p>
      <text:p text:style-name="P1"><text:s/>0 <text:s text:c="11"/>17065 passion</text:p>
      <text:p text:style-name="P1"><text:s/>0 <text:s text:c="11"/>17114 pauley</text:p>
      <text:p text:style-name="P1"><text:s/>0 <text:s text:c="11"/>17102 patrocinador</text:p>
      <text:p text:style-name="P1"><text:s/>0 <text:s text:c="11"/>17098 patmivf95v</text:p>
      <text:p text:style-name="P1"><text:s/>0 <text:s text:c="11"/>17099 pato</text:p>
      <text:p text:style-name="P1"><text:s/>0 <text:s text:c="11"/>17100 patriarchy</text:p>
      <text:p text:style-name="P1"><text:soft-page-break/><text:s/>0 <text:s text:c="11"/>17097 patilha</text:p>
      <text:p text:style-name="P1"><text:s/>0 <text:s text:c="11"/>17096 patients</text:p>
      <text:p text:style-name="P1"><text:s/>0 <text:s text:c="11"/>17095 patient</text:p>
      <text:p text:style-name="P1"><text:s/>0 <text:s text:c="11"/>17092 pathway</text:p>
      <text:p text:style-name="P1"><text:s/>0 <text:s text:c="11"/>17093 pathways</text:p>
      <text:p text:style-name="P1"><text:s/>0 <text:s text:c="11"/>17094 patience</text:p>
      <text:p text:style-name="P1"><text:s/>0 <text:s text:c="11"/>17101 patrick</text:p>
      <text:p text:style-name="P1"><text:s/>0 <text:s text:c="11"/>17103 patrocinio</text:p>
      <text:p text:style-name="P1"><text:s/>0 <text:s text:c="11"/>17066 passionate</text:p>
      <text:p text:style-name="P1"><text:s/>0 <text:s text:c="11"/>17104 patrol</text:p>
      <text:p text:style-name="P1"><text:s/>0 <text:s text:c="11"/>17111 pattinson</text:p>
      <text:p text:style-name="P1"><text:s/>0 <text:s text:c="11"/>17112 pau3qivc95</text:p>
      <text:p text:style-name="P1"><text:s/>0 <text:s text:c="11"/>17113 paul</text:p>
      <text:p text:style-name="P1"><text:s/>0 <text:s text:c="11"/>17110 pattie</text:p>
      <text:p text:style-name="P1"><text:s/>0 <text:s text:c="11"/>17109 patterns</text:p>
      <text:p text:style-name="P1"><text:s/>0 <text:s text:c="11"/>17108 patterning</text:p>
      <text:p text:style-name="P1"><text:s/>0 <text:s text:c="11"/>17105 patronising</text:p>
      <text:p text:style-name="P1"><text:s/>0 <text:s text:c="11"/>17106 patrón</text:p>
      <text:p text:style-name="P1"><text:s/>0 <text:s text:c="11"/>17107 pattern</text:p>
      <text:p text:style-name="P1"><text:s/>0 <text:s text:c="11"/>17091 paths</text:p>
      <text:p text:style-name="P1"><text:s/>0 <text:s text:c="11"/>17090 pathologists</text:p>
      <text:p text:style-name="P1"><text:s/>0 <text:s text:c="11"/>17089 pathogen</text:p>
      <text:p text:style-name="P1"><text:s/>0 <text:s text:c="11"/>17088 pathetic</text:p>
      <text:p text:style-name="P1"><text:s/>0 <text:s text:c="11"/>17073 past</text:p>
      <text:p text:style-name="P1"><text:s/>0 <text:s text:c="11"/>17074 pasta</text:p>
      <text:p text:style-name="P1"><text:s/>0 <text:s text:c="11"/>17075 paste</text:p>
      <text:p text:style-name="P1"><text:s/>0 <text:s text:c="11"/>17072 passéism</text:p>
      <text:p text:style-name="P1"><text:s/>0 <text:s text:c="11"/>17071 password</text:p>
      <text:p text:style-name="P1"><text:s/>0 <text:s text:c="11"/>17070 passport</text:p>
      <text:p text:style-name="P1"><text:s/>0 <text:s text:c="11"/>17067 passione</text:p>
      <text:p text:style-name="P1"><text:s/>0 <text:s text:c="11"/>17068 passions</text:p>
      <text:p text:style-name="P1"><text:s/>0 <text:s text:c="11"/>17069 passive</text:p>
      <text:p text:style-name="P1"><text:s/>0 <text:s text:c="11"/>17076 pastel</text:p>
      <text:p text:style-name="P1"><text:s/>0 <text:s text:c="11"/>17077 pastor</text:p>
      <text:p text:style-name="P1"><text:s/>0 <text:s text:c="11"/>17078 pastry</text:p>
      <text:p text:style-name="P1"><text:s/>0 <text:s text:c="11"/>17086 patents</text:p>
      <text:p text:style-name="P1"><text:s/>0 <text:s text:c="11"/>17087 path</text:p>
      <text:p text:style-name="P1"><text:s/>0 <text:s text:c="11"/>17084 patent</text:p>
      <text:p text:style-name="P1"><text:s/>0 <text:s text:c="11"/>17085 patentes</text:p>
      <text:p text:style-name="P1"><text:s/>0 <text:s text:c="11"/>17083 patel</text:p>
      <text:p text:style-name="P1"><text:s/>0 <text:s text:c="11"/>17079 pasture</text:p>
      <text:p text:style-name="P1"><text:s/>0 <text:s text:c="11"/>17080 pat</text:p>
      <text:p text:style-name="P1"><text:s/>0 <text:s text:c="11"/>17081 patch</text:p>
      <text:p text:style-name="P1"><text:s/>0 <text:s text:c="11"/>17082 patches</text:p>
      <text:p text:style-name="P1"><text:s/>0 <text:s text:c="11"/>16810 owen</text:p>
      <text:p text:style-name="P1"><text:s/>0 <text:s text:c="11"/>16809 owe</text:p>
      <text:p text:style-name="P1"><text:s/>0 <text:s text:c="11"/>16808 owbvz0b8yh</text:p>
      <text:p text:style-name="P1"><text:s/>0 <text:s text:c="11"/>16538 oo5mvw</text:p>
      <text:p text:style-name="P1"><text:s/>0 <text:s text:c="11"/>16534 onyria</text:p>
      <text:p text:style-name="P1"><text:s/>0 <text:s text:c="11"/>16535 onze</text:p>
      <text:p text:style-name="P1"><text:s/>0 <text:s text:c="11"/>16536 onzinnnnnnnn</text:p>
      <text:p text:style-name="P1"><text:s/>0 <text:s text:c="11"/>16533 onw</text:p>
      <text:p text:style-name="P1"><text:soft-page-break/><text:s/>0 <text:s text:c="11"/>16532 onun</text:p>
      <text:p text:style-name="P1"><text:s/>0 <text:s text:c="11"/>16531 onu</text:p>
      <text:p text:style-name="P1"><text:s/>0 <text:s text:c="11"/>16528 onto</text:p>
      <text:p text:style-name="P1"><text:s/>0 <text:s text:c="11"/>16529 ontological</text:p>
      <text:p text:style-name="P1"><text:s/>0 <text:s text:c="11"/>16530 ontslagen</text:p>
      <text:p text:style-name="P1"><text:s/>0 <text:s text:c="11"/>16537 oo</text:p>
      <text:p text:style-name="P1"><text:s/>0 <text:s text:c="11"/>16539 oo9u64tp</text:p>
      <text:p text:style-name="P1"><text:s/>0 <text:s text:c="11"/>16526 onthoofd</text:p>
      <text:p text:style-name="P1"><text:s/>0 <text:s text:c="11"/>16540 ooe</text:p>
      <text:p text:style-name="P1"><text:s/>0 <text:s text:c="11"/>16547 oooh</text:p>
      <text:p text:style-name="P1"><text:s/>0 <text:s text:c="11"/>16548 ooohhh</text:p>
      <text:p text:style-name="P1"><text:s/>0 <text:s text:c="11"/>16549 ooohhhhhh</text:p>
      <text:p text:style-name="P1"><text:s/>0 <text:s text:c="11"/>16546 oomf</text:p>
      <text:p text:style-name="P1"><text:s/>0 <text:s text:c="11"/>16545 ook</text:p>
      <text:p text:style-name="P1"><text:s/>0 <text:s text:c="11"/>16544 oojka85j</text:p>
      <text:p text:style-name="P1"><text:s/>0 <text:s text:c="11"/>16541 ooh</text:p>
      <text:p text:style-name="P1"><text:s/>0 <text:s text:c="11"/>16542 ooheiwxqys</text:p>
      <text:p text:style-name="P1"><text:s/>0 <text:s text:c="11"/>16543 ooit</text:p>
      <text:p text:style-name="P1"><text:s/>0 <text:s text:c="11"/>16527 onthoud</text:p>
      <text:p text:style-name="P1"><text:s/>0 <text:s text:c="11"/>16525 ontheroad</text:p>
      <text:p text:style-name="P1"><text:s/>0 <text:s text:c="11"/>16807 owahtfxnop</text:p>
      <text:p text:style-name="P1"><text:s/>0 <text:s text:c="11"/>16511 onion</text:p>
      <text:p text:style-name="P1"><text:s/>0 <text:s text:c="11"/>16507 oneplus</text:p>
      <text:p text:style-name="P1"><text:s/>0 <text:s text:c="11"/>16508 ones</text:p>
      <text:p text:style-name="P1"><text:s/>0 <text:s text:c="11"/>16509 ong</text:p>
      <text:p text:style-name="P1"><text:s/>0 <text:s text:c="11"/>16506 onekhon</text:p>
      <text:p text:style-name="P1"><text:s/>0 <text:s text:c="11"/>16505 onedirection</text:p>
      <text:p text:style-name="P1"><text:s/>0 <text:s text:c="11"/>16504 one</text:p>
      <text:p text:style-name="P1"><text:s/>0 <text:s text:c="11"/>16501 onde</text:p>
      <text:p text:style-name="P1"><text:s/>0 <text:s text:c="11"/>16502 ondernemen</text:p>
      <text:p text:style-name="P1"><text:s/>0 <text:s text:c="11"/>16503 ondertussen</text:p>
      <text:p text:style-name="P1"><text:s/>0 <text:s text:c="11"/>16510 ongx19ft3h</text:p>
      <text:p text:style-name="P1"><text:s/>0 <text:s text:c="11"/>16512 onions</text:p>
      <text:p text:style-name="P1"><text:s/>0 <text:s text:c="11"/>16524 ontdekt</text:p>
      <text:p text:style-name="P1"><text:s/>0 <text:s text:c="11"/>16514 onlinecourses</text:p>
      <text:p text:style-name="P1"><text:s/>0 <text:s text:c="11"/>16521 onphogdktx</text:p>
      <text:p text:style-name="P1"><text:s/>0 <text:s text:c="11"/>16522 ons</text:p>
      <text:p text:style-name="P1"><text:s/>0 <text:s text:c="11"/>16523 onsets</text:p>
      <text:p text:style-name="P1"><text:s/>0 <text:s text:c="11"/>16520 onlyyou</text:p>
      <text:p text:style-name="P1"><text:s/>0 <text:s text:c="11"/>16519 onlywhenerincomestotown</text:p>
      <text:p text:style-name="P1"><text:s/>0 <text:s text:c="11"/>16518 onlythingthatwouldmakeitbetter</text:p>
      <text:p text:style-name="P1"><text:s/>0 <text:s text:c="11"/>16515 onlinelearning</text:p>
      <text:p text:style-name="P1"><text:s/>0 <text:s text:c="11"/>16516 only</text:p>
      <text:p text:style-name="P1"><text:s/>0 <text:s text:c="11"/>16517 onlythingicaneat</text:p>
      <text:p text:style-name="P1"><text:s/>0 <text:s text:c="11"/>16550 ooooh</text:p>
      <text:p text:style-name="P1"><text:s/>0 <text:s text:c="11"/>16551 oooohhh</text:p>
      <text:p text:style-name="P1"><text:s/>0 <text:s text:c="11"/>16552 oooon</text:p>
      <text:p text:style-name="P1"><text:s/>0 <text:s text:c="11"/>16589 opportunities</text:p>
      <text:p text:style-name="P1"><text:s/>0 <text:s text:c="11"/>16585 opmnk4pywj</text:p>
      <text:p text:style-name="P1"><text:s/>0 <text:s text:c="11"/>16586 opmvky0jcu</text:p>
      <text:p text:style-name="P1"><text:s/>0 <text:s text:c="11"/>16587 opnion</text:p>
      <text:p text:style-name="P1"><text:s/>0 <text:s text:c="11"/>16584 opmjv8rvrq</text:p>
      <text:p text:style-name="P1"><text:soft-page-break/><text:s/>0 <text:s text:c="11"/>16583 opiw8xg5p9</text:p>
      <text:p text:style-name="P1"><text:s/>0 <text:s text:c="11"/>16582 opinions</text:p>
      <text:p text:style-name="P1"><text:s/>0 <text:s text:c="11"/>16579 operative</text:p>
      <text:p text:style-name="P1"><text:s/>0 <text:s text:c="11"/>16580 opgexil</text:p>
      <text:p text:style-name="P1"><text:s/>0 <text:s text:c="11"/>16581 opinion</text:p>
      <text:p text:style-name="P1"><text:s/>0 <text:s text:c="11"/>16588 opponents</text:p>
      <text:p text:style-name="P1"><text:s/>0 <text:s text:c="11"/>16590 opportunity</text:p>
      <text:p text:style-name="P1"><text:s/>0 <text:s text:c="11"/>16553 ooops</text:p>
      <text:p text:style-name="P1"><text:s/>0 <text:s text:c="11"/>16591 opposed</text:p>
      <text:p text:style-name="P1"><text:s/>0 <text:s text:c="11"/>16598 opt</text:p>
      <text:p text:style-name="P1"><text:s/>0 <text:s text:c="11"/>16599 opt3abycdz</text:p>
      <text:p text:style-name="P1"><text:s/>0 <text:s text:c="11"/>16600 optic</text:p>
      <text:p text:style-name="P1"><text:s/>0 <text:s text:c="11"/>16597 ops</text:p>
      <text:p text:style-name="P1"><text:s/>0 <text:s text:c="11"/>16596 oprah</text:p>
      <text:p text:style-name="P1"><text:s/>0 <text:s text:c="11"/>16595 oppress</text:p>
      <text:p text:style-name="P1"><text:s/>0 <text:s text:c="11"/>16592 opposing</text:p>
      <text:p text:style-name="P1"><text:s/>0 <text:s text:c="11"/>16593 opposite</text:p>
      <text:p text:style-name="P1"><text:s/>0 <text:s text:c="11"/>16594 opposition</text:p>
      <text:p text:style-name="P1"><text:s/>0 <text:s text:c="11"/>16578 operating</text:p>
      <text:p text:style-name="P1"><text:s/>0 <text:s text:c="11"/>16577 opera</text:p>
      <text:p text:style-name="P1"><text:s/>0 <text:s text:c="11"/>16576 opensource</text:p>
      <text:p text:style-name="P1"><text:s/>0 <text:s text:c="11"/>16575 opens</text:p>
      <text:p text:style-name="P1"><text:s/>0 <text:s text:c="11"/>16560 opción</text:p>
      <text:p text:style-name="P1"><text:s/>0 <text:s text:c="11"/>16561 opckhh3pjv</text:p>
      <text:p text:style-name="P1"><text:s/>0 <text:s text:c="11"/>16562 open</text:p>
      <text:p text:style-name="P1"><text:s/>0 <text:s text:c="11"/>16559 opciones</text:p>
      <text:p text:style-name="P1"><text:s/>0 <text:s text:c="11"/>16558 op</text:p>
      <text:p text:style-name="P1"><text:s/>0 <text:s text:c="11"/>16557 oozing</text:p>
      <text:p text:style-name="P1"><text:s/>0 <text:s text:c="11"/>16554 oops</text:p>
      <text:p text:style-name="P1"><text:s/>0 <text:s text:c="11"/>16555 ooqcpugjdy</text:p>
      <text:p text:style-name="P1"><text:s/>0 <text:s text:c="11"/>16556 oosetfkc</text:p>
      <text:p text:style-name="P1"><text:s/>0 <text:s text:c="11"/>16563 openaccess</text:p>
      <text:p text:style-name="P1"><text:s/>0 <text:s text:c="11"/>16564 openaire</text:p>
      <text:p text:style-name="P1"><text:s/>0 <text:s text:c="11"/>16565 openarchives</text:p>
      <text:p text:style-name="P1"><text:s/>0 <text:s text:c="11"/>16573 openings</text:p>
      <text:p text:style-name="P1"><text:s/>0 <text:s text:c="11"/>16574 openingsmatch</text:p>
      <text:p text:style-name="P1"><text:s/>0 <text:s text:c="11"/>16571 opengl</text:p>
      <text:p text:style-name="P1"><text:s/>0 <text:s text:c="11"/>16572 opening</text:p>
      <text:p text:style-name="P1"><text:s/>0 <text:s text:c="11"/>16570 opener</text:p>
      <text:p text:style-name="P1"><text:s/>0 <text:s text:c="11"/>16566 openbeta</text:p>
      <text:p text:style-name="P1"><text:s/>0 <text:s text:c="11"/>16567 openbook</text:p>
      <text:p text:style-name="P1"><text:s/>0 <text:s text:c="11"/>16568 opendata</text:p>
      <text:p text:style-name="P1"><text:s/>0 <text:s text:c="11"/>16569 opened</text:p>
      <text:p text:style-name="P1"><text:s/>0 <text:s text:c="11"/>16500 ondarock</text:p>
      <text:p text:style-name="P1"><text:s/>0 <text:s text:c="11"/>16499 onda</text:p>
      <text:p text:style-name="P1"><text:s/>0 <text:s text:c="11"/>16498 once</text:p>
      <text:p text:style-name="P1"><text:s/>0 <text:s text:c="11"/>16433 okf8y3i0q3</text:p>
      <text:p text:style-name="P1"><text:s/>0 <text:s text:c="11"/>16429 okaymoe</text:p>
      <text:p text:style-name="P1"><text:s/>0 <text:s text:c="11"/>16430 okayyyy</text:p>
      <text:p text:style-name="P1"><text:s/>0 <text:s text:c="11"/>16431 okechukwu</text:p>
      <text:p text:style-name="P1"><text:s/>0 <text:s text:c="11"/>16428 okay</text:p>
      <text:p text:style-name="P1"><text:s/>0 <text:s text:c="11"/>16427 ok7huikqwz</text:p>
      <text:p text:style-name="P1"><text:soft-page-break/><text:s/>0 <text:s text:c="11"/>16426 ok1vrcsf8j</text:p>
      <text:p text:style-name="P1"><text:s/>0 <text:s text:c="11"/>16423 ojy6lu3s</text:p>
      <text:p text:style-name="P1"><text:s/>0 <text:s text:c="11"/>16424 ojypbudufk</text:p>
      <text:p text:style-name="P1"><text:s/>0 <text:s text:c="11"/>16425 ok</text:p>
      <text:p text:style-name="P1"><text:s/>0 <text:s text:c="11"/>16432 okelugpeuk</text:p>
      <text:p text:style-name="P1"><text:s/>0 <text:s text:c="11"/>16434 okgoodnightitired</text:p>
      <text:p text:style-name="P1"><text:s/>0 <text:s text:c="11"/>16446 oldest</text:p>
      <text:p text:style-name="P1"><text:s/>0 <text:s text:c="11"/>16435 okk</text:p>
      <text:p text:style-name="P1"><text:s/>0 <text:s text:c="11"/>16442 olau1z93bd</text:p>
      <text:p text:style-name="P1"><text:s/>0 <text:s text:c="11"/>16443 olchiylc0c</text:p>
      <text:p text:style-name="P1"><text:s/>0 <text:s text:c="11"/>16444 old</text:p>
      <text:p text:style-name="P1"><text:s/>0 <text:s text:c="11"/>16441 olation</text:p>
      <text:p text:style-name="P1"><text:s/>0 <text:s text:c="11"/>16440 ol3nuddzgx</text:p>
      <text:p text:style-name="P1"><text:s/>0 <text:s text:c="11"/>16439 ol</text:p>
      <text:p text:style-name="P1"><text:s/>0 <text:s text:c="11"/>16436 oklahoma</text:p>
      <text:p text:style-name="P1"><text:s/>0 <text:s text:c="11"/>16437 okmapit</text:p>
      <text:p text:style-name="P1"><text:s/>0 <text:s text:c="11"/>16438 oké</text:p>
      <text:p text:style-name="P1"><text:s/>0 <text:s text:c="11"/>16422 ojoemwp6kq</text:p>
      <text:p text:style-name="P1"><text:s/>0 <text:s text:c="11"/>16421 ojo</text:p>
      <text:p text:style-name="P1"><text:s/>0 <text:s text:c="11"/>16420 ojljffegif</text:p>
      <text:p text:style-name="P1"><text:s/>0 <text:s text:c="11"/>16419 ojd5hjtsia</text:p>
      <text:p text:style-name="P1"><text:s/>0 <text:s text:c="11"/>16404 ohwell</text:p>
      <text:p text:style-name="P1"><text:s/>0 <text:s text:c="11"/>16405 ohww</text:p>
      <text:p text:style-name="P1"><text:s/>0 <text:s text:c="11"/>16406 ohyeahh</text:p>
      <text:p text:style-name="P1"><text:s/>0 <text:s text:c="11"/>16403 ohw</text:p>
      <text:p text:style-name="P1"><text:s/>0 <text:s text:c="11"/>16402 ohsf8oqa</text:p>
      <text:p text:style-name="P1"><text:s/>0 <text:s text:c="11"/>16401 ohr98ma52a</text:p>
      <text:p text:style-name="P1"><text:s/>0 <text:s text:c="11"/>16398 ohohcherso</text:p>
      <text:p text:style-name="P1"><text:s/>0 <text:s text:c="11"/>16399 ohpmwdyiyz</text:p>
      <text:p text:style-name="P1"><text:s/>0 <text:s text:c="11"/>16400 ohpscplccm</text:p>
      <text:p text:style-name="P1"><text:s/>0 <text:s text:c="11"/>16407 oi</text:p>
      <text:p text:style-name="P1"><text:s/>0 <text:s text:c="11"/>16408 oidsv2zkkx</text:p>
      <text:p text:style-name="P1"><text:s/>0 <text:s text:c="11"/>16409 oidzc69y</text:p>
      <text:p text:style-name="P1"><text:s/>0 <text:s text:c="11"/>16417 ojales</text:p>
      <text:p text:style-name="P1"><text:s/>0 <text:s text:c="11"/>16418 ojalá</text:p>
      <text:p text:style-name="P1"><text:s/>0 <text:s text:c="11"/>16415 oj7iofedwb</text:p>
      <text:p text:style-name="P1"><text:s/>0 <text:s text:c="11"/>16416 oja</text:p>
      <text:p text:style-name="P1"><text:s/>0 <text:s text:c="11"/>16414 oitnb</text:p>
      <text:p text:style-name="P1"><text:s/>0 <text:s text:c="11"/>16410 oii</text:p>
      <text:p text:style-name="P1"><text:s/>0 <text:s text:c="11"/>16411 oil</text:p>
      <text:p text:style-name="P1"><text:s/>0 <text:s text:c="11"/>16412 oinlse4blf</text:p>
      <text:p text:style-name="P1"><text:s/>0 <text:s text:c="11"/>16413 ois0sz9asg</text:p>
      <text:p text:style-name="P1"><text:s/>0 <text:s text:c="11"/>16445 older</text:p>
      <text:p text:style-name="P1"><text:s/>0 <text:s text:c="11"/>16447 oldfilka0d</text:p>
      <text:p text:style-name="P1"><text:s/>0 <text:s text:c="11"/>16497 onbewust</text:p>
      <text:p text:style-name="P1"><text:s/>0 <text:s text:c="11"/>16485 omgx100</text:p>
      <text:p text:style-name="P1"><text:s/>0 <text:s text:c="11"/>16480 ome6u3pusk</text:p>
      <text:p text:style-name="P1"><text:s/>0 <text:s text:c="11"/>16481 omfg</text:p>
      <text:p text:style-name="P1"><text:s/>0 <text:s text:c="11"/>16483 omggg</text:p>
      <text:p text:style-name="P1"><text:s/>0 <text:s text:c="11"/>16479 omari</text:p>
      <text:p text:style-name="P1"><text:s/>0 <text:s text:c="11"/>16478 omaha</text:p>
      <text:p text:style-name="P1"><text:s/>0 <text:s text:c="11"/>16477 om</text:p>
      <text:p text:style-name="P1"><text:soft-page-break/><text:s/>0 <text:s text:c="11"/>16474 olympian</text:p>
      <text:p text:style-name="P1"><text:s/>0 <text:s text:c="11"/>16475 olympic</text:p>
      <text:p text:style-name="P1"><text:s/>0 <text:s text:c="11"/>16476 olympics</text:p>
      <text:p text:style-name="P1"><text:s/>0 <text:s text:c="11"/>16484 omgsh</text:p>
      <text:p text:style-name="P1"><text:s/>0 <text:s text:c="11"/>16486 omhvew</text:p>
      <text:p text:style-name="P1"><text:s/>0 <text:s text:c="11"/>16448 oldies</text:p>
      <text:p text:style-name="P1"><text:s/>0 <text:s text:c="11"/>16487 omibzg51lt</text:p>
      <text:p text:style-name="P1"><text:s/>0 <text:s text:c="11"/>16494 omw</text:p>
      <text:p text:style-name="P1"><text:s/>0 <text:s text:c="11"/>16495 on</text:p>
      <text:p text:style-name="P1"><text:s/>0 <text:s text:c="11"/>16496 onair</text:p>
      <text:p text:style-name="P1"><text:s/>0 <text:s text:c="11"/>16493 omslagfoto</text:p>
      <text:p text:style-name="P1"><text:s/>0 <text:s text:c="11"/>16492 ompzkyldod</text:p>
      <text:p text:style-name="P1"><text:s/>0 <text:s text:c="11"/>16491 omnomnom</text:p>
      <text:p text:style-name="P1"><text:s/>0 <text:s text:c="11"/>16488 omics</text:p>
      <text:p text:style-name="P1"><text:s/>0 <text:s text:c="11"/>16489 omission</text:p>
      <text:p text:style-name="P1"><text:s/>0 <text:s text:c="11"/>16490 omnia</text:p>
      <text:p text:style-name="P1"><text:s/>0 <text:s text:c="11"/>16473 olwo1k0zlz</text:p>
      <text:p text:style-name="P1"><text:s/>0 <text:s text:c="11"/>16472 olvtoxcw</text:p>
      <text:p text:style-name="P1"><text:s/>0 <text:s text:c="11"/>16471 olvido</text:p>
      <text:p text:style-name="P1"><text:s/>0 <text:s text:c="11"/>16470 olvidando</text:p>
      <text:p text:style-name="P1"><text:s/>0 <text:s text:c="11"/>16455 oldtweets</text:p>
      <text:p text:style-name="P1"><text:s/>0 <text:s text:c="11"/>16456 oldu</text:p>
      <text:p text:style-name="P1"><text:s/>0 <text:s text:c="11"/>16457 oldum</text:p>
      <text:p text:style-name="P1"><text:s/>0 <text:s text:c="11"/>16454 oldskool</text:p>
      <text:p text:style-name="P1"><text:s/>0 <text:s text:c="11"/>16453 oldschool</text:p>
      <text:p text:style-name="P1"><text:s/>0 <text:s text:c="11"/>16452 olds</text:p>
      <text:p text:style-name="P1"><text:s/>0 <text:s text:c="11"/>16449 oldlady</text:p>
      <text:p text:style-name="P1"><text:s/>0 <text:s text:c="11"/>16450 oldladyproblems</text:p>
      <text:p text:style-name="P1"><text:s/>0 <text:s text:c="11"/>16451 oldman</text:p>
      <text:p text:style-name="P1"><text:s/>0 <text:s text:c="11"/>16458 ole</text:p>
      <text:p text:style-name="P1"><text:s/>0 <text:s text:c="11"/>16459 olha</text:p>
      <text:p text:style-name="P1"><text:s/>0 <text:s text:c="11"/>16460 olive</text:p>
      <text:p text:style-name="P1"><text:s/>0 <text:s text:c="11"/>16468 olsun</text:p>
      <text:p text:style-name="P1"><text:s/>0 <text:s text:c="11"/>16469 oltre</text:p>
      <text:p text:style-name="P1"><text:s/>0 <text:s text:c="11"/>16466 olsa</text:p>
      <text:p text:style-name="P1"><text:s/>0 <text:s text:c="11"/>16467 olsen</text:p>
      <text:p text:style-name="P1"><text:s/>0 <text:s text:c="11"/>16465 olmus</text:p>
      <text:p text:style-name="P1"><text:s/>0 <text:s text:c="11"/>16461 oliver</text:p>
      <text:p text:style-name="P1"><text:s/>0 <text:s text:c="11"/>16462 olivia</text:p>
      <text:p text:style-name="P1"><text:s/>0 <text:s text:c="11"/>16463 olly</text:p>
      <text:p text:style-name="P1"><text:s/>0 <text:s text:c="11"/>16464 olmazdi</text:p>
      <text:p text:style-name="P1"><text:s/>0 <text:s text:c="11"/>16601 optical</text:p>
      <text:p text:style-name="P1"><text:s/>0 <text:s text:c="11"/>16602 opticplaysaw</text:p>
      <text:p text:style-name="P1"><text:s/>0 <text:s text:c="11"/>16603 optimal</text:p>
      <text:p text:style-name="P1"><text:s/>0 <text:s text:c="11"/>16744 ours</text:p>
      <text:p text:style-name="P1"><text:s/>0 <text:s text:c="11"/>16740 oup</text:p>
      <text:p text:style-name="P1"><text:s/>0 <text:s text:c="11"/>16741 our</text:p>
      <text:p text:style-name="P1"><text:s/>0 <text:s text:c="11"/>16742 ourfavoritemovie</text:p>
      <text:p text:style-name="P1"><text:s/>0 <text:s text:c="11"/>16739 ouoow0gp</text:p>
      <text:p text:style-name="P1"><text:s/>0 <text:s text:c="11"/>16738 ouokcgpfci</text:p>
      <text:p text:style-name="P1"><text:s/>0 <text:s text:c="11"/>16737 ouohxe61</text:p>
      <text:p text:style-name="P1"><text:s/>0 <text:s text:c="11"/>16734 oun8cbyc</text:p>
      <text:p text:style-name="P1"><text:soft-page-break/><text:s/>0 <text:s text:c="11"/>16735 ounhf08a</text:p>
      <text:p text:style-name="P1"><text:s/>0 <text:s text:c="11"/>16736 ounis</text:p>
      <text:p text:style-name="P1"><text:s/>0 <text:s text:c="11"/>16743 ourgej</text:p>
      <text:p text:style-name="P1"><text:s/>0 <text:s text:c="11"/>16745 ourselves</text:p>
      <text:p text:style-name="P1"><text:s/>0 <text:s text:c="11"/>16757 outdoors</text:p>
      <text:p text:style-name="P1"><text:s/>0 <text:s text:c="11"/>16746 oursoldiers</text:p>
      <text:p text:style-name="P1"><text:s/>0 <text:s text:c="11"/>16753 outbreak</text:p>
      <text:p text:style-name="P1"><text:s/>0 <text:s text:c="11"/>16754 outcome</text:p>
      <text:p text:style-name="P1"><text:s/>0 <text:s text:c="11"/>16755 outdated</text:p>
      <text:p text:style-name="P1"><text:s/>0 <text:s text:c="11"/>16752 outboard</text:p>
      <text:p text:style-name="P1"><text:s/>0 <text:s text:c="11"/>16751 outasyou</text:p>
      <text:p text:style-name="P1"><text:s/>0 <text:s text:c="11"/>16750 outages</text:p>
      <text:p text:style-name="P1"><text:s/>0 <text:s text:c="11"/>16747 ous88spqo2</text:p>
      <text:p text:style-name="P1"><text:s/>0 <text:s text:c="11"/>16748 ousted</text:p>
      <text:p text:style-name="P1"><text:s/>0 <text:s text:c="11"/>16749 out</text:p>
      <text:p text:style-name="P1"><text:s/>0 <text:s text:c="11"/>16733 oujaycvrhc</text:p>
      <text:p text:style-name="P1"><text:s/>0 <text:s text:c="11"/>16732 ouizu3gugs</text:p>
      <text:p text:style-name="P1"><text:s/>0 <text:s text:c="11"/>16731 oui</text:p>
      <text:p text:style-name="P1"><text:s/>0 <text:s text:c="11"/>16730 ougatku</text:p>
      <text:p text:style-name="P1"><text:s/>0 <text:s text:c="11"/>16715 otherside</text:p>
      <text:p text:style-name="P1"><text:s/>0 <text:s text:c="11"/>16716 otherwise</text:p>
      <text:p text:style-name="P1"><text:s/>0 <text:s text:c="11"/>16717 otil9loyul</text:p>
      <text:p text:style-name="P1"><text:s/>0 <text:s text:c="11"/>16714 others</text:p>
      <text:p text:style-name="P1"><text:s/>0 <text:s text:c="11"/>16713 other</text:p>
      <text:p text:style-name="P1"><text:s/>0 <text:s text:c="11"/>16712 otgzqade</text:p>
      <text:p text:style-name="P1"><text:s/>0 <text:s text:c="11"/>16709 ot2bphx0fb</text:p>
      <text:p text:style-name="P1"><text:s/>0 <text:s text:c="11"/>16710 ot334zrojp</text:p>
      <text:p text:style-name="P1"><text:s/>0 <text:s text:c="11"/>16711 otaqg2bydk</text:p>
      <text:p text:style-name="P1"><text:s/>0 <text:s text:c="11"/>16718 otivated</text:p>
      <text:p text:style-name="P1"><text:s/>0 <text:s text:c="11"/>16719 otobuste</text:p>
      <text:p text:style-name="P1"><text:s/>0 <text:s text:c="11"/>16720 otqx57rnqr</text:p>
      <text:p text:style-name="P1"><text:s/>0 <text:s text:c="11"/>16728 oucs</text:p>
      <text:p text:style-name="P1"><text:s/>0 <text:s text:c="11"/>16729 oud</text:p>
      <text:p text:style-name="P1"><text:s/>0 <text:s text:c="11"/>16726 ou</text:p>
      <text:p text:style-name="P1"><text:s/>0 <text:s text:c="11"/>16727 ouch</text:p>
      <text:p text:style-name="P1"><text:s/>0 <text:s text:c="11"/>16725 otz38p6odd</text:p>
      <text:p text:style-name="P1"><text:s/>0 <text:s text:c="11"/>16721 otras</text:p>
      <text:p text:style-name="P1"><text:s/>0 <text:s text:c="11"/>16722 otro</text:p>
      <text:p text:style-name="P1"><text:s/>0 <text:s text:c="11"/>16723 ottimo</text:p>
      <text:p text:style-name="P1"><text:s/>0 <text:s text:c="11"/>16724 ottovqwtkm</text:p>
      <text:p text:style-name="P1"><text:s/>0 <text:s text:c="11"/>16756 outdoor</text:p>
      <text:p text:style-name="P1"><text:s/>0 <text:s text:c="11"/>16758 outer</text:p>
      <text:p text:style-name="P1"><text:s/>0 <text:s text:c="11"/>16707 ot</text:p>
      <text:p text:style-name="P1"><text:s/>0 <text:s text:c="11"/>16795 overshadowed</text:p>
      <text:p text:style-name="P1"><text:s/>0 <text:s text:c="11"/>16791 overlooked</text:p>
      <text:p text:style-name="P1"><text:s/>0 <text:s text:c="11"/>16792 overlooks</text:p>
      <text:p text:style-name="P1"><text:s/>0 <text:s text:c="11"/>16793 overly</text:p>
      <text:p text:style-name="P1"><text:s/>0 <text:s text:c="11"/>16790 overload</text:p>
      <text:p text:style-name="P1"><text:s/>0 <text:s text:c="11"/>16789 overleven</text:p>
      <text:p text:style-name="P1"><text:s/>0 <text:s text:c="11"/>16788 overlea</text:p>
      <text:p text:style-name="P1"><text:s/>0 <text:s text:c="11"/>16785 overheard</text:p>
      <text:p text:style-name="P1"><text:s/>0 <text:s text:c="11"/>16786 overlandforsmile</text:p>
      <text:p text:style-name="P1"><text:soft-page-break/><text:s/>0 <text:s text:c="11"/>16787 overlap</text:p>
      <text:p text:style-name="P1"><text:s/>0 <text:s text:c="11"/>16794 overrated</text:p>
      <text:p text:style-name="P1"><text:s/>0 <text:s text:c="11"/>16796 overshare</text:p>
      <text:p text:style-name="P1"><text:s/>0 <text:s text:c="11"/>16759 outfit</text:p>
      <text:p text:style-name="P1"><text:s/>0 <text:s text:c="11"/>16797 overtake</text:p>
      <text:p text:style-name="P1"><text:s/>0 <text:s text:c="11"/>16804 ovkl0uso40</text:p>
      <text:p text:style-name="P1"><text:s/>0 <text:s text:c="11"/>16805 ovr6et34gy</text:p>
      <text:p text:style-name="P1"><text:s/>0 <text:s text:c="11"/>16806 ovvnmjda</text:p>
      <text:p text:style-name="P1"><text:s/>0 <text:s text:c="11"/>16803 ovjxil0ui7</text:p>
      <text:p text:style-name="P1"><text:s/>0 <text:s text:c="11"/>16802 overwhelmed</text:p>
      <text:p text:style-name="P1"><text:s/>0 <text:s text:c="11"/>16801 overview</text:p>
      <text:p text:style-name="P1"><text:s/>0 <text:s text:c="11"/>16798 overtime</text:p>
      <text:p text:style-name="P1"><text:s/>0 <text:s text:c="11"/>16799 overtones</text:p>
      <text:p text:style-name="P1"><text:s/>0 <text:s text:c="11"/>16800 overtraining</text:p>
      <text:p text:style-name="P1"><text:s/>0 <text:s text:c="11"/>16784 overflow</text:p>
      <text:p text:style-name="P1"><text:s/>0 <text:s text:c="11"/>16783 overfished</text:p>
      <text:p text:style-name="P1"><text:s/>0 <text:s text:c="11"/>16782 overdue</text:p>
      <text:p text:style-name="P1"><text:s/>0 <text:s text:c="11"/>16781 overcoming</text:p>
      <text:p text:style-name="P1"><text:s/>0 <text:s text:c="11"/>16766 outra</text:p>
      <text:p text:style-name="P1"><text:s/>0 <text:s text:c="11"/>16767 outrageous</text:p>
      <text:p text:style-name="P1"><text:s/>0 <text:s text:c="11"/>16768 outrageously</text:p>
      <text:p text:style-name="P1"><text:s/>0 <text:s text:c="11"/>16765 output</text:p>
      <text:p text:style-name="P1"><text:s/>0 <text:s text:c="11"/>16764 outperform</text:p>
      <text:p text:style-name="P1"><text:s/>0 <text:s text:c="11"/>16763 outlook</text:p>
      <text:p text:style-name="P1"><text:s/>0 <text:s text:c="11"/>16760 outfits</text:p>
      <text:p text:style-name="P1"><text:s/>0 <text:s text:c="11"/>16761 outkast</text:p>
      <text:p text:style-name="P1"><text:s/>0 <text:s text:c="11"/>16762 outlet</text:p>
      <text:p text:style-name="P1"><text:s/>0 <text:s text:c="11"/>16769 outs</text:p>
      <text:p text:style-name="P1"><text:s/>0 <text:s text:c="11"/>16770 outside</text:p>
      <text:p text:style-name="P1"><text:s/>0 <text:s text:c="11"/>16771 outstanding</text:p>
      <text:p text:style-name="P1"><text:s/>0 <text:s text:c="11"/>16779 overall</text:p>
      <text:p text:style-name="P1"><text:s/>0 <text:s text:c="11"/>16780 overcome</text:p>
      <text:p text:style-name="P1"><text:s/>0 <text:s text:c="11"/>16777 oven</text:p>
      <text:p text:style-name="P1"><text:s/>0 <text:s text:c="11"/>16778 over</text:p>
      <text:p text:style-name="P1"><text:s/>0 <text:s text:c="11"/>16776 ova</text:p>
      <text:p text:style-name="P1"><text:s/>0 <text:s text:c="11"/>16772 outta</text:p>
      <text:p text:style-name="P1"><text:s/>0 <text:s text:c="11"/>16773 outtolive</text:p>
      <text:p text:style-name="P1"><text:s/>0 <text:s text:c="11"/>16774 ouuuuuuuuut</text:p>
      <text:p text:style-name="P1"><text:s/>0 <text:s text:c="11"/>16775 ov4xdjnnsg</text:p>
      <text:p text:style-name="P1"><text:s/>0 <text:s text:c="11"/>16708 ot1azolsim</text:p>
      <text:p text:style-name="P1"><text:s/>0 <text:s text:c="11"/>16706 oszdljrooo</text:p>
      <text:p text:style-name="P1"><text:s/>0 <text:s text:c="11"/>16604 optimist</text:p>
      <text:p text:style-name="P1"><text:s/>0 <text:s text:c="11"/>16640 oregon</text:p>
      <text:p text:style-name="P1"><text:s/>0 <text:s text:c="11"/>16636 order</text:p>
      <text:p text:style-name="P1"><text:s/>0 <text:s text:c="11"/>16637 ordered</text:p>
      <text:p text:style-name="P1"><text:s/>0 <text:s text:c="11"/>16638 orders</text:p>
      <text:p text:style-name="P1"><text:s/>0 <text:s text:c="11"/>16635 orchestrators</text:p>
      <text:p text:style-name="P1"><text:s/>0 <text:s text:c="11"/>16634 orchestra</text:p>
      <text:p text:style-name="P1"><text:s/>0 <text:s text:c="11"/>16633 orbkirh</text:p>
      <text:p text:style-name="P1"><text:s/>0 <text:s text:c="11"/>16630 orbison</text:p>
      <text:p text:style-name="P1"><text:s/>0 <text:s text:c="11"/>16631 orbit</text:p>
      <text:p text:style-name="P1"><text:s/>0 <text:s text:c="11"/>16632 orbiter</text:p>
      <text:p text:style-name="P1"><text:soft-page-break/><text:s/>0 <text:s text:c="11"/>16639 ordinary</text:p>
      <text:p text:style-name="P1"><text:s/>0 <text:s text:c="11"/>16641 oreo</text:p>
      <text:p text:style-name="P1"><text:s/>0 <text:s text:c="11"/>16653 organize</text:p>
      <text:p text:style-name="P1"><text:s/>0 <text:s text:c="11"/>16642 oreos</text:p>
      <text:p text:style-name="P1"><text:s/>0 <text:s text:c="11"/>16649 organiseert</text:p>
      <text:p text:style-name="P1"><text:s/>0 <text:s text:c="11"/>16650 organization</text:p>
      <text:p text:style-name="P1"><text:s/>0 <text:s text:c="11"/>16651 organizational</text:p>
      <text:p text:style-name="P1"><text:s/>0 <text:s text:c="11"/>16648 organised</text:p>
      <text:p text:style-name="P1"><text:s/>0 <text:s text:c="11"/>16647 organise</text:p>
      <text:p text:style-name="P1"><text:s/>0 <text:s text:c="11"/>16646 organisations</text:p>
      <text:p text:style-name="P1"><text:s/>0 <text:s text:c="11"/>16643 orestes</text:p>
      <text:p text:style-name="P1"><text:s/>0 <text:s text:c="11"/>16644 org</text:p>
      <text:p text:style-name="P1"><text:s/>0 <text:s text:c="11"/>16645 organ</text:p>
      <text:p text:style-name="P1"><text:s/>0 <text:s text:c="11"/>16629 oratujmmvf</text:p>
      <text:p text:style-name="P1"><text:s/>0 <text:s text:c="11"/>16628 orario</text:p>
      <text:p text:style-name="P1"><text:s/>0 <text:s text:c="11"/>16627 orangutans</text:p>
      <text:p text:style-name="P1"><text:s/>0 <text:s text:c="11"/>16626 orangeisthenewblack</text:p>
      <text:p text:style-name="P1"><text:s/>0 <text:s text:c="11"/>16611 opu0qjhnuq</text:p>
      <text:p text:style-name="P1"><text:s/>0 <text:s text:c="11"/>16612 opzgruph</text:p>
      <text:p text:style-name="P1"><text:s/>0 <text:s text:c="11"/>16613 oq04pugjqt</text:p>
      <text:p text:style-name="P1"><text:s/>0 <text:s text:c="11"/>16610 options</text:p>
      <text:p text:style-name="P1"><text:s/>0 <text:s text:c="11"/>16609 optional</text:p>
      <text:p text:style-name="P1"><text:s/>0 <text:s text:c="11"/>16608 option</text:p>
      <text:p text:style-name="P1"><text:s/>0 <text:s text:c="11"/>16605 optimize</text:p>
      <text:p text:style-name="P1"><text:s/>0 <text:s text:c="11"/>16606 optimizing</text:p>
      <text:p text:style-name="P1"><text:s/>0 <text:s text:c="11"/>16607 optimum</text:p>
      <text:p text:style-name="P1"><text:s/>0 <text:s text:c="11"/>16614 oqevyqtpdd</text:p>
      <text:p text:style-name="P1"><text:s/>0 <text:s text:c="11"/>16615 oqlilaexdf</text:p>
      <text:p text:style-name="P1"><text:s/>0 <text:s text:c="11"/>16616 oqlwy7fodi</text:p>
      <text:p text:style-name="P1"><text:s/>0 <text:s text:c="11"/>16624 oral</text:p>
      <text:p text:style-name="P1"><text:s/>0 <text:s text:c="11"/>16625 orange</text:p>
      <text:p text:style-name="P1"><text:s/>0 <text:s text:c="11"/>16622 ora7tlgkp5</text:p>
      <text:p text:style-name="P1"><text:s/>0 <text:s text:c="11"/>16623 oracle</text:p>
      <text:p text:style-name="P1"><text:s/>0 <text:s text:c="11"/>16621 ora</text:p>
      <text:p text:style-name="P1"><text:s/>0 <text:s text:c="11"/>16617 oqr91dlxf7</text:p>
      <text:p text:style-name="P1"><text:s/>0 <text:s text:c="11"/>16618 oqru6k1lm4</text:p>
      <text:p text:style-name="P1"><text:s/>0 <text:s text:c="11"/>16619 oqtzfrwq3z</text:p>
      <text:p text:style-name="P1"><text:s/>0 <text:s text:c="11"/>16620 or</text:p>
      <text:p text:style-name="P1"><text:s/>0 <text:s text:c="11"/>16652 organizations</text:p>
      <text:p text:style-name="P1"><text:s/>0 <text:s text:c="11"/>16654 organized</text:p>
      <text:p text:style-name="P1"><text:s/>0 <text:s text:c="11"/>16705 oswald</text:p>
      <text:p text:style-name="P1"><text:s/>0 <text:s text:c="11"/>16693 oskkhomiaw</text:p>
      <text:p text:style-name="P1"><text:s/>0 <text:s text:c="11"/>16689 oscar</text:p>
      <text:p text:style-name="P1"><text:s/>0 <text:s text:c="11"/>16690 oscare</text:p>
      <text:p text:style-name="P1"><text:s/>0 <text:s text:c="11"/>16691 oscars</text:p>
      <text:p text:style-name="P1"><text:s/>0 <text:s text:c="11"/>16688 os9vqfsqkb</text:p>
      <text:p text:style-name="P1"><text:s/>0 <text:s text:c="11"/>16687 os03aqlz</text:p>
      <text:p text:style-name="P1"><text:s/>0 <text:s text:c="11"/>16685 orton</text:p>
      <text:p text:style-name="P1"><text:s/>0 <text:s text:c="11"/>16682 ortalamayi</text:p>
      <text:p text:style-name="P1"><text:s/>0 <text:s text:c="11"/>16683 ortho</text:p>
      <text:p text:style-name="P1"><text:s/>0 <text:s text:c="11"/>16684 ortiz</text:p>
      <text:p text:style-name="P1"><text:s/>0 <text:s text:c="11"/>16692 oskfqu41p7</text:p>
      <text:p text:style-name="P1"><text:soft-page-break/><text:s/>0 <text:s text:c="11"/>16694 oslo</text:p>
      <text:p text:style-name="P1"><text:s/>0 <text:s text:c="11"/>16655 organizer</text:p>
      <text:p text:style-name="P1"><text:s/>0 <text:s text:c="11"/>16695 osn</text:p>
      <text:p text:style-name="P1"><text:s/>0 <text:s text:c="11"/>16702 ostregheta</text:p>
      <text:p text:style-name="P1"><text:s/>0 <text:s text:c="11"/>16703 ostrich</text:p>
      <text:p text:style-name="P1"><text:s/>0 <text:s text:c="11"/>16704 ostrom</text:p>
      <text:p text:style-name="P1"><text:s/>0 <text:s text:c="11"/>16701 ostensible</text:p>
      <text:p text:style-name="P1"><text:s/>0 <text:s text:c="11"/>16700 ost</text:p>
      <text:p text:style-name="P1"><text:s/>0 <text:s text:c="11"/>16699 oss</text:p>
      <text:p text:style-name="P1"><text:s/>0 <text:s text:c="11"/>16696 osn420iyik</text:p>
      <text:p text:style-name="P1"><text:s/>0 <text:s text:c="11"/>16697 ospedale</text:p>
      <text:p text:style-name="P1"><text:s/>0 <text:s text:c="11"/>16698 osr3byps</text:p>
      <text:p text:style-name="P1"><text:s/>0 <text:s text:c="11"/>16681 orrrrrrr</text:p>
      <text:p text:style-name="P1"><text:s/>0 <text:s text:c="11"/>16680 orrrrr</text:p>
      <text:p text:style-name="P1"><text:s/>0 <text:s text:c="11"/>16679 orqaoy84dh</text:p>
      <text:p text:style-name="P1"><text:s/>0 <text:s text:c="11"/>16678 orphanage</text:p>
      <text:p text:style-name="P1"><text:s/>0 <text:s text:c="11"/>16662 orientation</text:p>
      <text:p text:style-name="P1"><text:s/>0 <text:s text:c="11"/>16663 oriented</text:p>
      <text:p text:style-name="P1"><text:s/>0 <text:s text:c="11"/>16664 orig</text:p>
      <text:p text:style-name="P1"><text:s/>0 <text:s text:c="11"/>16661 orid6zvqgj</text:p>
      <text:p text:style-name="P1"><text:s/>0 <text:s text:c="11"/>16660 oriana_m</text:p>
      <text:p text:style-name="P1"><text:s/>0 <text:s text:c="11"/>16659 orge2ybcbu</text:p>
      <text:p text:style-name="P1"><text:s/>0 <text:s text:c="11"/>16656 organizers</text:p>
      <text:p text:style-name="P1"><text:s/>0 <text:s text:c="11"/>16657 orgasmic</text:p>
      <text:p text:style-name="P1"><text:s/>0 <text:s text:c="11"/>16658 orgasms</text:p>
      <text:p text:style-name="P1"><text:s/>0 <text:s text:c="11"/>16665 origami</text:p>
      <text:p text:style-name="P1"><text:s/>0 <text:s text:c="11"/>16666 origin</text:p>
      <text:p text:style-name="P1"><text:s/>0 <text:s text:c="11"/>16668 originalsin</text:p>
      <text:p text:style-name="P1"><text:s/>0 <text:s text:c="11"/>16676 oroligt</text:p>
      <text:p text:style-name="P1"><text:s/>0 <text:s text:c="11"/>16677 orphan</text:p>
      <text:p text:style-name="P1"><text:s/>0 <text:s text:c="11"/>16674 orlando</text:p>
      <text:p text:style-name="P1"><text:s/>0 <text:s text:c="11"/>16675 orm</text:p>
      <text:p text:style-name="P1"><text:s/>0 <text:s text:c="11"/>16673 orkg9s8eli</text:p>
      <text:p text:style-name="P1"><text:s/>0 <text:s text:c="11"/>16669 orinoco</text:p>
      <text:p text:style-name="P1"><text:s/>0 <text:s text:c="11"/>16670 orio</text:p>
      <text:p text:style-name="P1"><text:s/>0 <text:s text:c="11"/>16671 ork</text:p>
      <text:p text:style-name="P1"><text:s/>0 <text:s text:c="11"/>16672 orkest</text:p>
      <text:p text:style-name="P1"><text:s/>0 <text:s text:c="11"/>17217 penguin</text:p>
      <text:p text:style-name="P1"><text:s/>0 <text:s text:c="11"/>17219 penn</text:p>
      <text:p text:style-name="P1"><text:s/>0 <text:s text:c="11"/>18041 priorities</text:p>
      <text:p text:style-name="P1"><text:s/>0 <text:s text:c="11"/>17769 poppies</text:p>
      <text:p text:style-name="P1"><text:s/>0 <text:s text:c="11"/>17765 popiiiis</text:p>
      <text:p text:style-name="P1"><text:s/>0 <text:s text:c="11"/>17766 popitz</text:p>
      <text:p text:style-name="P1"><text:s/>0 <text:s text:c="11"/>17767 poppa</text:p>
      <text:p text:style-name="P1"><text:s/>0 <text:s text:c="11"/>17764 popefrancis</text:p>
      <text:p text:style-name="P1"><text:s/>0 <text:s text:c="11"/>17763 pope</text:p>
      <text:p text:style-name="P1"><text:s/>0 <text:s text:c="11"/>17762 popdantology2014</text:p>
      <text:p text:style-name="P1"><text:s/>0 <text:s text:c="11"/>17759 pop</text:p>
      <text:p text:style-name="P1"><text:s/>0 <text:s text:c="11"/>17760 popcorn</text:p>
      <text:p text:style-name="P1"><text:s/>0 <text:s text:c="11"/>17761 popcorntime</text:p>
      <text:p text:style-name="P1"><text:s/>0 <text:s text:c="11"/>17768 popped</text:p>
      <text:p text:style-name="P1"><text:s/>0 <text:s text:c="11"/>17770 popsicles</text:p>
      <text:p text:style-name="P1"><text:soft-page-break/><text:s/>0 <text:s text:c="11"/>17757 poor</text:p>
      <text:p text:style-name="P1"><text:s/>0 <text:s text:c="11"/>17771 popular</text:p>
      <text:p text:style-name="P1"><text:s/>0 <text:s text:c="11"/>17779 pork</text:p>
      <text:p text:style-name="P1"><text:s/>0 <text:s text:c="11"/>17780 porn</text:p>
      <text:p text:style-name="P1"><text:s/>0 <text:s text:c="11"/>17781 pornfood</text:p>
      <text:p text:style-name="P1"><text:s/>0 <text:s text:c="11"/>17778 pore</text:p>
      <text:p text:style-name="P1"><text:s/>0 <text:s text:c="11"/>17777 porchlight</text:p>
      <text:p text:style-name="P1"><text:s/>0 <text:s text:c="11"/>17776 porch</text:p>
      <text:p text:style-name="P1"><text:s/>0 <text:s text:c="11"/>17772 population</text:p>
      <text:p text:style-name="P1"><text:s/>0 <text:s text:c="11"/>17773 populations</text:p>
      <text:p text:style-name="P1"><text:s/>0 <text:s text:c="11"/>17775 porca</text:p>
      <text:p text:style-name="P1"><text:s/>0 <text:s text:c="11"/>17758 poorly</text:p>
      <text:p text:style-name="P1"><text:s/>0 <text:s text:c="11"/>17756 poopy</text:p>
      <text:p text:style-name="P1"><text:s/>0 <text:s text:c="11"/>17835 postproduction</text:p>
      <text:p text:style-name="P1"><text:s/>0 <text:s text:c="11"/>17743 poneis</text:p>
      <text:p text:style-name="P1"><text:s/>0 <text:s text:c="11"/>17739 pomodoro</text:p>
      <text:p text:style-name="P1"><text:s/>0 <text:s text:c="11"/>17740 pompe</text:p>
      <text:p text:style-name="P1"><text:s/>0 <text:s text:c="11"/>17741 poncho</text:p>
      <text:p text:style-name="P1"><text:s/>0 <text:s text:c="11"/>17738 pomeranian</text:p>
      <text:p text:style-name="P1"><text:s/>0 <text:s text:c="11"/>17737 pomellato</text:p>
      <text:p text:style-name="P1"><text:s/>0 <text:s text:c="11"/>17736 polytechnic</text:p>
      <text:p text:style-name="P1"><text:s/>0 <text:s text:c="11"/>17733 pollution</text:p>
      <text:p text:style-name="P1"><text:s/>0 <text:s text:c="11"/>17734 polonca</text:p>
      <text:p text:style-name="P1"><text:s/>0 <text:s text:c="11"/>17735 poly</text:p>
      <text:p text:style-name="P1"><text:s/>0 <text:s text:c="11"/>17742 ponders</text:p>
      <text:p text:style-name="P1"><text:s/>0 <text:s text:c="11"/>17744 ponudba</text:p>
      <text:p text:style-name="P1"><text:s/>0 <text:s text:c="11"/>17755 pooping</text:p>
      <text:p text:style-name="P1"><text:s/>0 <text:s text:c="11"/>17745 pony3hw9or</text:p>
      <text:p text:style-name="P1"><text:s/>0 <text:s text:c="11"/>17752 pools</text:p>
      <text:p text:style-name="P1"><text:s/>0 <text:s text:c="11"/>17753 pooota</text:p>
      <text:p text:style-name="P1"><text:s/>0 <text:s text:c="11"/>17754 poop</text:p>
      <text:p text:style-name="P1"><text:s/>0 <text:s text:c="11"/>17751 pool</text:p>
      <text:p text:style-name="P1"><text:s/>0 <text:s text:c="11"/>17750 pookiebear</text:p>
      <text:p text:style-name="P1"><text:s/>0 <text:s text:c="11"/>17749 pooh</text:p>
      <text:p text:style-name="P1"><text:s/>0 <text:s text:c="11"/>17746 ponytails</text:p>
      <text:p text:style-name="P1"><text:s/>0 <text:s text:c="11"/>17747 poo</text:p>
      <text:p text:style-name="P1"><text:s/>0 <text:s text:c="11"/>17748 poof</text:p>
      <text:p text:style-name="P1"><text:s/>0 <text:s text:c="11"/>17782 pornhub</text:p>
      <text:p text:style-name="P1"><text:s/>0 <text:s text:c="11"/>17783 porno</text:p>
      <text:p text:style-name="P1"><text:s/>0 <text:s text:c="11"/>17784 pornographers</text:p>
      <text:p text:style-name="P1"><text:s/>0 <text:s text:c="11"/>17821 possession</text:p>
      <text:p text:style-name="P1"><text:s/>0 <text:s text:c="11"/>17817 poslovni</text:p>
      <text:p text:style-name="P1"><text:s/>0 <text:s text:c="11"/>17818 posmemato</text:p>
      <text:p text:style-name="P1"><text:s/>0 <text:s text:c="11"/>17819 possess</text:p>
      <text:p text:style-name="P1"><text:s/>0 <text:s text:c="11"/>17816 positively</text:p>
      <text:p text:style-name="P1"><text:s/>0 <text:s text:c="11"/>17815 positive</text:p>
      <text:p text:style-name="P1"><text:s/>0 <text:s text:c="11"/>17814 positions</text:p>
      <text:p text:style-name="P1"><text:s/>0 <text:s text:c="11"/>17811 poseidon</text:p>
      <text:p text:style-name="P1"><text:s/>0 <text:s text:c="11"/>17812 posing</text:p>
      <text:p text:style-name="P1"><text:s/>0 <text:s text:c="11"/>17813 position</text:p>
      <text:p text:style-name="P1"><text:s/>0 <text:s text:c="11"/>17820 possessed</text:p>
      <text:p text:style-name="P1"><text:s/>0 <text:s text:c="11"/>17822 possibility</text:p>
      <text:p text:style-name="P1"><text:soft-page-break/><text:s/>0 <text:s text:c="11"/>17785 poros</text:p>
      <text:p text:style-name="P1"><text:s/>0 <text:s text:c="11"/>17823 possible</text:p>
      <text:p text:style-name="P1"><text:s/>0 <text:s text:c="11"/>17831 posting</text:p>
      <text:p text:style-name="P1"><text:s/>0 <text:s text:c="11"/>17832 postit</text:p>
      <text:p text:style-name="P1"><text:s/>0 <text:s text:c="11"/>17833 postition</text:p>
      <text:p text:style-name="P1"><text:s/>0 <text:s text:c="11"/>17830 poster</text:p>
      <text:p text:style-name="P1"><text:s/>0 <text:s text:c="11"/>17828 postdocs</text:p>
      <text:p text:style-name="P1"><text:s/>0 <text:s text:c="11"/>17827 postdoc</text:p>
      <text:p text:style-name="P1"><text:s/>0 <text:s text:c="11"/>17824 possibly</text:p>
      <text:p text:style-name="P1"><text:s/>0 <text:s text:c="11"/>17825 post</text:p>
      <text:p text:style-name="P1"><text:s/>0 <text:s text:c="11"/>17826 postal</text:p>
      <text:p text:style-name="P1"><text:s/>0 <text:s text:c="11"/>17810 pose</text:p>
      <text:p text:style-name="P1"><text:s/>0 <text:s text:c="11"/>17809 pos</text:p>
      <text:p text:style-name="P1"><text:s/>0 <text:s text:c="11"/>17808 portus</text:p>
      <text:p text:style-name="P1"><text:s/>0 <text:s text:c="11"/>17807 portuguese</text:p>
      <text:p text:style-name="P1"><text:s/>0 <text:s text:c="11"/>17792 porta</text:p>
      <text:p text:style-name="P1"><text:s/>0 <text:s text:c="11"/>17793 portal</text:p>
      <text:p text:style-name="P1"><text:s/>0 <text:s text:c="11"/>17794 portami</text:p>
      <text:p text:style-name="P1"><text:s/>0 <text:s text:c="11"/>17791 port</text:p>
      <text:p text:style-name="P1"><text:s/>0 <text:s text:c="11"/>17790 porsche</text:p>
      <text:p text:style-name="P1"><text:s/>0 <text:s text:c="11"/>17789 porrito</text:p>
      <text:p text:style-name="P1"><text:s/>0 <text:s text:c="11"/>17786 porpobre</text:p>
      <text:p text:style-name="P1"><text:s/>0 <text:s text:c="11"/>17787 porque</text:p>
      <text:p text:style-name="P1"><text:s/>0 <text:s text:c="11"/>17788 porra</text:p>
      <text:p text:style-name="P1"><text:s/>0 <text:s text:c="11"/>17795 portare</text:p>
      <text:p text:style-name="P1"><text:s/>0 <text:s text:c="11"/>17796 porter</text:p>
      <text:p text:style-name="P1"><text:s/>0 <text:s text:c="11"/>17797 porteño</text:p>
      <text:p text:style-name="P1"><text:s/>0 <text:s text:c="11"/>17805 portraits</text:p>
      <text:p text:style-name="P1"><text:s/>0 <text:s text:c="11"/>17806 portugal</text:p>
      <text:p text:style-name="P1"><text:s/>0 <text:s text:c="11"/>17803 portobello</text:p>
      <text:p text:style-name="P1"><text:s/>0 <text:s text:c="11"/>17804 portrait</text:p>
      <text:p text:style-name="P1"><text:s/>0 <text:s text:c="11"/>17802 portman</text:p>
      <text:p text:style-name="P1"><text:s/>0 <text:s text:c="11"/>17798 portfolio</text:p>
      <text:p text:style-name="P1"><text:s/>0 <text:s text:c="11"/>17799 portfolios</text:p>
      <text:p text:style-name="P1"><text:s/>0 <text:s text:c="11"/>17800 portions</text:p>
      <text:p text:style-name="P1"><text:s/>0 <text:s text:c="11"/>17801 portishead</text:p>
      <text:p text:style-name="P1"><text:s/>0 <text:s text:c="11"/>17732 polls</text:p>
      <text:p text:style-name="P1"><text:s/>0 <text:s text:c="11"/>17731 pollitics</text:p>
      <text:p text:style-name="P1"><text:s/>0 <text:s text:c="11"/>17730 pollinators</text:p>
      <text:p text:style-name="P1"><text:s/>0 <text:s text:c="11"/>17666 pnt3zihvgs</text:p>
      <text:p text:style-name="P1"><text:s/>0 <text:s text:c="11"/>17662 pncxesr1d6</text:p>
      <text:p text:style-name="P1"><text:s/>0 <text:s text:c="11"/>17663 pngr72n9yr</text:p>
      <text:p text:style-name="P1"><text:s/>0 <text:s text:c="11"/>17664 pnnoxhvt</text:p>
      <text:p text:style-name="P1"><text:s/>0 <text:s text:c="11"/>17661 pn3wpkmyhk</text:p>
      <text:p text:style-name="P1"><text:s/>0 <text:s text:c="11"/>17660 pmzn62uw</text:p>
      <text:p text:style-name="P1"><text:s/>0 <text:s text:c="11"/>17659 pmvv6imctc</text:p>
      <text:p text:style-name="P1"><text:s/>0 <text:s text:c="11"/>17656 pmooz3cejn</text:p>
      <text:p text:style-name="P1"><text:s/>0 <text:s text:c="11"/>17657 pms</text:p>
      <text:p text:style-name="P1"><text:s/>0 <text:s text:c="11"/>17658 pmuokcttej</text:p>
      <text:p text:style-name="P1"><text:s/>0 <text:s text:c="11"/>17665 pnsvvklsej</text:p>
      <text:p text:style-name="P1"><text:s/>0 <text:s text:c="11"/>17667 pnv5g4cmye</text:p>
      <text:p text:style-name="P1"><text:s/>0 <text:s text:c="11"/>17679 pod</text:p>
      <text:p text:style-name="P1"><text:soft-page-break/><text:s/>0 <text:s text:c="11"/>17668 pnxxsjehho</text:p>
      <text:p text:style-name="P1"><text:s/>0 <text:s text:c="11"/>17675 pocketwit</text:p>
      <text:p text:style-name="P1"><text:s/>0 <text:s text:c="11"/>17676 pockie</text:p>
      <text:p text:style-name="P1"><text:s/>0 <text:s text:c="11"/>17677 poco</text:p>
      <text:p text:style-name="P1"><text:s/>0 <text:s text:c="11"/>17674 pocket</text:p>
      <text:p text:style-name="P1"><text:s/>0 <text:s text:c="11"/>17673 pochino</text:p>
      <text:p text:style-name="P1"><text:s/>0 <text:s text:c="11"/>17672 poca</text:p>
      <text:p text:style-name="P1"><text:s/>0 <text:s text:c="11"/>17669 pnyeew5w</text:p>
      <text:p text:style-name="P1"><text:s/>0 <text:s text:c="11"/>17670 po</text:p>
      <text:p text:style-name="P1"><text:s/>0 <text:s text:c="11"/>17671 pobre</text:p>
      <text:p text:style-name="P1"><text:s/>0 <text:s text:c="11"/>17655 pmo</text:p>
      <text:p text:style-name="P1"><text:s/>0 <text:s text:c="11"/>17654 pmjxmj79</text:p>
      <text:p text:style-name="P1"><text:s/>0 <text:s text:c="11"/>17653 pmf6e6gd93</text:p>
      <text:p text:style-name="P1"><text:s/>0 <text:s text:c="11"/>17652 pma</text:p>
      <text:p text:style-name="P1"><text:s/>0 <text:s text:c="11"/>17637 pltjyicv</text:p>
      <text:p text:style-name="P1"><text:s/>0 <text:s text:c="11"/>17638 pluck</text:p>
      <text:p text:style-name="P1"><text:s/>0 <text:s text:c="11"/>17639 plug</text:p>
      <text:p text:style-name="P1"><text:s/>0 <text:s text:c="11"/>17636 plsuwyna6x</text:p>
      <text:p text:style-name="P1"><text:s/>0 <text:s text:c="11"/>17635 plsssss</text:p>
      <text:p text:style-name="P1"><text:s/>0 <text:s text:c="11"/>17634 plssss</text:p>
      <text:p text:style-name="P1"><text:s/>0 <text:s text:c="11"/>17631 plqmchc23d</text:p>
      <text:p text:style-name="P1"><text:s/>0 <text:s text:c="11"/>17632 pls</text:p>
      <text:p text:style-name="P1"><text:s/>0 <text:s text:c="11"/>17633 plse</text:p>
      <text:p text:style-name="P1"><text:s/>0 <text:s text:c="11"/>17640 plugin</text:p>
      <text:p text:style-name="P1"><text:s/>0 <text:s text:c="11"/>17641 plume</text:p>
      <text:p text:style-name="P1"><text:s/>0 <text:s text:c="11"/>17642 plunged</text:p>
      <text:p text:style-name="P1"><text:s/>0 <text:s text:c="11"/>17650 pm4cp5gj4j</text:p>
      <text:p text:style-name="P1"><text:s/>0 <text:s text:c="11"/>17651 pm9rmk02</text:p>
      <text:p text:style-name="P1"><text:s/>0 <text:s text:c="11"/>17648 plzz</text:p>
      <text:p text:style-name="P1"><text:s/>0 <text:s text:c="11"/>17649 pm</text:p>
      <text:p text:style-name="P1"><text:s/>0 <text:s text:c="11"/>17647 plz</text:p>
      <text:p text:style-name="P1"><text:s/>0 <text:s text:c="11"/>17643 plus</text:p>
      <text:p text:style-name="P1"><text:s/>0 <text:s text:c="11"/>17644 pluto</text:p>
      <text:p text:style-name="P1"><text:s/>0 <text:s text:c="11"/>17645 plwdmticy8</text:p>
      <text:p text:style-name="P1"><text:s/>0 <text:s text:c="11"/>17646 plxkpflkbt</text:p>
      <text:p text:style-name="P1"><text:s/>0 <text:s text:c="11"/>17678 pocosfollowers</text:p>
      <text:p text:style-name="P1"><text:s/>0 <text:s text:c="11"/>17680 podcast</text:p>
      <text:p text:style-name="P1"><text:s/>0 <text:s text:c="11"/>17729 poll</text:p>
      <text:p text:style-name="P1"><text:s/>0 <text:s text:c="11"/>17717 policy</text:p>
      <text:p text:style-name="P1"><text:s/>0 <text:s text:c="11"/>17713 polaroid</text:p>
      <text:p text:style-name="P1"><text:s/>0 <text:s text:c="11"/>17714 pole</text:p>
      <text:p text:style-name="P1"><text:s/>0 <text:s text:c="11"/>17715 polecalzones</text:p>
      <text:p text:style-name="P1"><text:s/>0 <text:s text:c="11"/>17712 polarity</text:p>
      <text:p text:style-name="P1"><text:s/>0 <text:s text:c="11"/>17711 polaris</text:p>
      <text:p text:style-name="P1"><text:s/>0 <text:s text:c="11"/>17710 polar</text:p>
      <text:p text:style-name="P1"><text:s/>0 <text:s text:c="11"/>17707 pol</text:p>
      <text:p text:style-name="P1"><text:s/>0 <text:s text:c="11"/>17708 polanco</text:p>
      <text:p text:style-name="P1"><text:s/>0 <text:s text:c="11"/>17709 poland</text:p>
      <text:p text:style-name="P1"><text:s/>0 <text:s text:c="11"/>17716 police</text:p>
      <text:p text:style-name="P1"><text:s/>0 <text:s text:c="11"/>17718 polio</text:p>
      <text:p text:style-name="P1"><text:s/>0 <text:s text:c="11"/>17681 podcasts</text:p>
      <text:p text:style-name="P1"><text:s/>0 <text:s text:c="11"/>17719 polish</text:p>
      <text:p text:style-name="P1"><text:soft-page-break/><text:s/>0 <text:s text:c="11"/>17726 politics</text:p>
      <text:p text:style-name="P1"><text:s/>0 <text:s text:c="11"/>17727 politieagent</text:p>
      <text:p text:style-name="P1"><text:s/>0 <text:s text:c="11"/>17728 polka</text:p>
      <text:p text:style-name="P1"><text:s/>0 <text:s text:c="11"/>17725 politicians</text:p>
      <text:p text:style-name="P1"><text:s/>0 <text:s text:c="11"/>17724 politician</text:p>
      <text:p text:style-name="P1"><text:s/>0 <text:s text:c="11"/>17723 political</text:p>
      <text:p text:style-name="P1"><text:s/>0 <text:s text:c="11"/>17720 polished</text:p>
      <text:p text:style-name="P1"><text:s/>0 <text:s text:c="11"/>17721 polite</text:p>
      <text:p text:style-name="P1"><text:s/>0 <text:s text:c="11"/>17722 politecnico</text:p>
      <text:p text:style-name="P1"><text:s/>0 <text:s text:c="11"/>17706 pokémon</text:p>
      <text:p text:style-name="P1"><text:s/>0 <text:s text:c="11"/>17705 poker</text:p>
      <text:p text:style-name="P1"><text:s/>0 <text:s text:c="11"/>17704 pokemon</text:p>
      <text:p text:style-name="P1"><text:s/>0 <text:s text:c="11"/>17703 poke</text:p>
      <text:p text:style-name="P1"><text:s/>0 <text:s text:c="11"/>17688 podrías</text:p>
      <text:p text:style-name="P1"><text:s/>0 <text:s text:c="11"/>17689 poedyvthyd</text:p>
      <text:p text:style-name="P1"><text:s/>0 <text:s text:c="11"/>17690 poeh</text:p>
      <text:p text:style-name="P1"><text:s/>0 <text:s text:c="11"/>17687 podría</text:p>
      <text:p text:style-name="P1"><text:s/>0 <text:s text:c="11"/>17686 podré</text:p>
      <text:p text:style-name="P1"><text:s/>0 <text:s text:c="11"/>17685 podolski</text:p>
      <text:p text:style-name="P1"><text:s/>0 <text:s text:c="11"/>17682 pode</text:p>
      <text:p text:style-name="P1"><text:s/>0 <text:s text:c="11"/>17683 poder</text:p>
      <text:p text:style-name="P1"><text:s/>0 <text:s text:c="11"/>17684 podido</text:p>
      <text:p text:style-name="P1"><text:s/>0 <text:s text:c="11"/>17691 poem</text:p>
      <text:p text:style-name="P1"><text:s/>0 <text:s text:c="11"/>17692 poeta</text:p>
      <text:p text:style-name="P1"><text:s/>0 <text:s text:c="11"/>17693 poetry</text:p>
      <text:p text:style-name="P1"><text:s/>0 <text:s text:c="11"/>17701 poised</text:p>
      <text:p text:style-name="P1"><text:s/>0 <text:s text:c="11"/>17702 poison</text:p>
      <text:p text:style-name="P1"><text:s/>0 <text:s text:c="11"/>17699 pointless</text:p>
      <text:p text:style-name="P1"><text:s/>0 <text:s text:c="11"/>17700 points</text:p>
      <text:p text:style-name="P1"><text:s/>0 <text:s text:c="11"/>17698 pointing</text:p>
      <text:p text:style-name="P1"><text:s/>0 <text:s text:c="11"/>17694 pogo</text:p>
      <text:p text:style-name="P1"><text:s/>0 <text:s text:c="11"/>17695 pogopro</text:p>
      <text:p text:style-name="P1"><text:s/>0 <text:s text:c="11"/>17696 poi</text:p>
      <text:p text:style-name="P1"><text:s/>0 <text:s text:c="11"/>17697 point</text:p>
      <text:p text:style-name="P1"><text:s/>0 <text:s text:c="11"/>17834 postoffice</text:p>
      <text:p text:style-name="P1"><text:s/>0 <text:s text:c="11"/>17836 posts</text:p>
      <text:p text:style-name="P1"><text:s/>0 <text:s text:c="11"/>17220 penny</text:p>
      <text:p text:style-name="P1"><text:s/>0 <text:s text:c="11"/>17977 presidential</text:p>
      <text:p text:style-name="P1"><text:s/>0 <text:s text:c="11"/>17973 presents</text:p>
      <text:p text:style-name="P1"><text:s/>0 <text:s text:c="11"/>17974 preserving</text:p>
      <text:p text:style-name="P1"><text:s/>0 <text:s text:c="11"/>17975 president</text:p>
      <text:p text:style-name="P1"><text:s/>0 <text:s text:c="11"/>17972 presenting</text:p>
      <text:p text:style-name="P1"><text:s/>0 <text:s text:c="11"/>17971 presented</text:p>
      <text:p text:style-name="P1"><text:s/>0 <text:s text:c="11"/>17970 presentations</text:p>
      <text:p text:style-name="P1"><text:s/>0 <text:s text:c="11"/>17967 presentadores</text:p>
      <text:p text:style-name="P1"><text:s/>0 <text:s text:c="11"/>17968 presentatie</text:p>
      <text:p text:style-name="P1"><text:s/>0 <text:s text:c="11"/>17969 presentation</text:p>
      <text:p text:style-name="P1"><text:s/>0 <text:s text:c="11"/>17976 presidente</text:p>
      <text:p text:style-name="P1"><text:s/>0 <text:s text:c="11"/>17978 presley</text:p>
      <text:p text:style-name="P1"><text:s/>0 <text:s text:c="11"/>17965 present</text:p>
      <text:p text:style-name="P1"><text:s/>0 <text:s text:c="11"/>17979 preso</text:p>
      <text:p text:style-name="P1"><text:s/>0 <text:s text:c="11"/>17986 prestige</text:p>
      <text:p text:style-name="P1"><text:soft-page-break/><text:s/>0 <text:s text:c="11"/>17987 prestigious</text:p>
      <text:p text:style-name="P1"><text:s/>0 <text:s text:c="11"/>17988 preston</text:p>
      <text:p text:style-name="P1"><text:s/>0 <text:s text:c="11"/>17985 pressures</text:p>
      <text:p text:style-name="P1"><text:s/>0 <text:s text:c="11"/>17984 pressure</text:p>
      <text:p text:style-name="P1"><text:s/>0 <text:s text:c="11"/>17983 presso</text:p>
      <text:p text:style-name="P1"><text:s/>0 <text:s text:c="11"/>17980 press</text:p>
      <text:p text:style-name="P1"><text:s/>0 <text:s text:c="11"/>17981 pressed</text:p>
      <text:p text:style-name="P1"><text:s/>0 <text:s text:c="11"/>17982 pressing</text:p>
      <text:p text:style-name="P1"><text:s/>0 <text:s text:c="11"/>17966 presentable</text:p>
      <text:p text:style-name="P1"><text:s/>0 <text:s text:c="11"/>17964 presencia</text:p>
      <text:p text:style-name="P1"><text:s/>0 <text:s text:c="11"/>17837 posture</text:p>
      <text:p text:style-name="P1"><text:s/>0 <text:s text:c="11"/>17951 prepare</text:p>
      <text:p text:style-name="P1"><text:s/>0 <text:s text:c="11"/>17947 prentenboeken</text:p>
      <text:p text:style-name="P1"><text:s/>0 <text:s text:c="11"/>17948 preordertheone</text:p>
      <text:p text:style-name="P1"><text:s/>0 <text:s text:c="11"/>17949 prep</text:p>
      <text:p text:style-name="P1"><text:s/>0 <text:s text:c="11"/>17946 premonitions</text:p>
      <text:p text:style-name="P1"><text:s/>0 <text:s text:c="11"/>17945 premiered</text:p>
      <text:p text:style-name="P1"><text:s/>0 <text:s text:c="11"/>17944 premiere</text:p>
      <text:p text:style-name="P1"><text:s/>0 <text:s text:c="11"/>17941 prem</text:p>
      <text:p text:style-name="P1"><text:s/>0 <text:s text:c="11"/>17942 prematurely</text:p>
      <text:p text:style-name="P1"><text:s/>0 <text:s text:c="11"/>17943 premier</text:p>
      <text:p text:style-name="P1"><text:s/>0 <text:s text:c="11"/>17950 preparando</text:p>
      <text:p text:style-name="P1"><text:s/>0 <text:s text:c="11"/>17952 prepared</text:p>
      <text:p text:style-name="P1"><text:s/>0 <text:s text:c="11"/>17963 presence</text:p>
      <text:p text:style-name="P1"><text:s/>0 <text:s text:c="11"/>17953 preppie</text:p>
      <text:p text:style-name="P1"><text:s/>0 <text:s text:c="11"/>17960 prescriptions</text:p>
      <text:p text:style-name="P1"><text:s/>0 <text:s text:c="11"/>17961 prescriptive</text:p>
      <text:p text:style-name="P1"><text:s/>0 <text:s text:c="11"/>17962 prese</text:p>
      <text:p text:style-name="P1"><text:s/>0 <text:s text:c="11"/>17959 prescription</text:p>
      <text:p text:style-name="P1"><text:s/>0 <text:s text:c="11"/>17958 prescribe</text:p>
      <text:p text:style-name="P1"><text:s/>0 <text:s text:c="11"/>17957 presbyterian</text:p>
      <text:p text:style-name="P1"><text:s/>0 <text:s text:c="11"/>17954 preprint</text:p>
      <text:p text:style-name="P1"><text:s/>0 <text:s text:c="11"/>17955 pres</text:p>
      <text:p text:style-name="P1"><text:s/>0 <text:s text:c="11"/>17956 presa</text:p>
      <text:p text:style-name="P1"><text:s/>0 <text:s text:c="11"/>17989 presume</text:p>
      <text:p text:style-name="P1"><text:s/>0 <text:s text:c="11"/>17990 pretend</text:p>
      <text:p text:style-name="P1"><text:s/>0 <text:s text:c="11"/>17991 pretending</text:p>
      <text:p text:style-name="P1"><text:s/>0 <text:s text:c="11"/>18028 princes</text:p>
      <text:p text:style-name="P1"><text:s/>0 <text:s text:c="11"/>18024 primeur</text:p>
      <text:p text:style-name="P1"><text:s/>0 <text:s text:c="11"/>18025 primitive</text:p>
      <text:p text:style-name="P1"><text:s/>0 <text:s text:c="11"/>18026 primitives</text:p>
      <text:p text:style-name="P1"><text:s/>0 <text:s text:c="11"/>18023 primer</text:p>
      <text:p text:style-name="P1"><text:s/>0 <text:s text:c="11"/>18022 primeiro</text:p>
      <text:p text:style-name="P1"><text:s/>0 <text:s text:c="11"/>18021 prime</text:p>
      <text:p text:style-name="P1"><text:s/>0 <text:s text:c="11"/>18018 primarkkkkkkk</text:p>
      <text:p text:style-name="P1"><text:s/>0 <text:s text:c="11"/>18019 primary</text:p>
      <text:p text:style-name="P1"><text:s/>0 <text:s text:c="11"/>18020 primavera</text:p>
      <text:p text:style-name="P1"><text:s/>0 <text:s text:c="11"/>18027 prince</text:p>
      <text:p text:style-name="P1"><text:s/>0 <text:s text:c="11"/>18030 princesses</text:p>
      <text:p text:style-name="P1"><text:s/>0 <text:s text:c="11"/>17992 pretends</text:p>
      <text:p text:style-name="P1"><text:s/>0 <text:s text:c="11"/>18031 princeton</text:p>
      <text:p text:style-name="P1"><text:s/>0 <text:s text:c="11"/>18038 printer</text:p>
      <text:p text:style-name="P1"><text:soft-page-break/><text:s/>0 <text:s text:c="11"/>18039 printers</text:p>
      <text:p text:style-name="P1"><text:s/>0 <text:s text:c="11"/>18040 printing</text:p>
      <text:p text:style-name="P1"><text:s/>0 <text:s text:c="11"/>18037 printed</text:p>
      <text:p text:style-name="P1"><text:s/>0 <text:s text:c="11"/>18036 print</text:p>
      <text:p text:style-name="P1"><text:s/>0 <text:s text:c="11"/>18035 principles</text:p>
      <text:p text:style-name="P1"><text:s/>0 <text:s text:c="11"/>18032 principal</text:p>
      <text:p text:style-name="P1"><text:s/>0 <text:s text:c="11"/>18033 principle</text:p>
      <text:p text:style-name="P1"><text:s/>0 <text:s text:c="11"/>18034 principled</text:p>
      <text:p text:style-name="P1"><text:s/>0 <text:s text:c="11"/>18017 primark</text:p>
      <text:p text:style-name="P1"><text:s/>0 <text:s text:c="11"/>18016 primarily</text:p>
      <text:p text:style-name="P1"><text:s/>0 <text:s text:c="11"/>18015 prijs</text:p>
      <text:p text:style-name="P1"><text:s/>0 <text:s text:c="11"/>18014 pride</text:p>
      <text:p text:style-name="P1"><text:s/>0 <text:s text:c="11"/>17999 prev</text:p>
      <text:p text:style-name="P1"><text:s/>0 <text:s text:c="11"/>18000 prevent</text:p>
      <text:p text:style-name="P1"><text:s/>0 <text:s text:c="11"/>18001 preventative</text:p>
      <text:p text:style-name="P1"><text:s/>0 <text:s text:c="11"/>17998 pretzel</text:p>
      <text:p text:style-name="P1"><text:s/>0 <text:s text:c="11"/>17997 prettymuch</text:p>
      <text:p text:style-name="P1"><text:s/>0 <text:s text:c="11"/>17996 pretty</text:p>
      <text:p text:style-name="P1"><text:s/>0 <text:s text:c="11"/>17993 pretentious</text:p>
      <text:p text:style-name="P1"><text:s/>0 <text:s text:c="11"/>17994 pretentiousbutstillawesomeroomie</text:p>
      <text:p text:style-name="P1"><text:s/>0 <text:s text:c="11"/>17995 prettier</text:p>
      <text:p text:style-name="P1"><text:s/>0 <text:s text:c="11"/>18002 prevented</text:p>
      <text:p text:style-name="P1"><text:s/>0 <text:s text:c="11"/>18003 preventive</text:p>
      <text:p text:style-name="P1"><text:s/>0 <text:s text:c="11"/>18004 prevents</text:p>
      <text:p text:style-name="P1"><text:s/>0 <text:s text:c="11"/>18012 prick</text:p>
      <text:p text:style-name="P1"><text:s/>0 <text:s text:c="11"/>18013 pricks</text:p>
      <text:p text:style-name="P1"><text:s/>0 <text:s text:c="11"/>18010 prices</text:p>
      <text:p text:style-name="P1"><text:s/>0 <text:s text:c="11"/>18011 pricing</text:p>
      <text:p text:style-name="P1"><text:s/>0 <text:s text:c="11"/>18009 priceless</text:p>
      <text:p text:style-name="P1"><text:s/>0 <text:s text:c="11"/>18005 preview</text:p>
      <text:p text:style-name="P1"><text:s/>0 <text:s text:c="11"/>18006 previous</text:p>
      <text:p text:style-name="P1"><text:s/>0 <text:s text:c="11"/>18007 price</text:p>
      <text:p text:style-name="P1"><text:s/>0 <text:s text:c="11"/>18008 priced</text:p>
      <text:p text:style-name="P1"><text:s/>0 <text:s text:c="11"/>17940 prehistoric</text:p>
      <text:p text:style-name="P1"><text:s/>0 <text:s text:c="11"/>17939 pregonero</text:p>
      <text:p text:style-name="P1"><text:s/>0 <text:s text:c="11"/>17938 pregnated</text:p>
      <text:p text:style-name="P1"><text:s/>0 <text:s text:c="11"/>17873 pprvqhekro</text:p>
      <text:p text:style-name="P1"><text:s/>0 <text:s text:c="11"/>17869 pp9emsg41o</text:p>
      <text:p text:style-name="P1"><text:s/>0 <text:s text:c="11"/>17870 ppl</text:p>
      <text:p text:style-name="P1"><text:s/>0 <text:s text:c="11"/>17871 pplxe8uszz</text:p>
      <text:p text:style-name="P1"><text:s/>0 <text:s text:c="11"/>17868 pp6biyey</text:p>
      <text:p text:style-name="P1"><text:s/>0 <text:s text:c="11"/>17867 pp0wyd1agr</text:p>
      <text:p text:style-name="P1"><text:s/>0 <text:s text:c="11"/>17866 pozole</text:p>
      <text:p text:style-name="P1"><text:s/>0 <text:s text:c="11"/>17863 pox7zzrsnz</text:p>
      <text:p text:style-name="P1"><text:s/>0 <text:s text:c="11"/>17864 poy</text:p>
      <text:p text:style-name="P1"><text:s/>0 <text:s text:c="11"/>17865 poynter</text:p>
      <text:p text:style-name="P1"><text:s/>0 <text:s text:c="11"/>17872 ppmsadwf</text:p>
      <text:p text:style-name="P1"><text:s/>0 <text:s text:c="11"/>17874 ppyiwivjnx</text:p>
      <text:p text:style-name="P1"><text:s/>0 <text:s text:c="11"/>17887 pradesh</text:p>
      <text:p text:style-name="P1"><text:s/>0 <text:s text:c="11"/>17875 pq</text:p>
      <text:p text:style-name="P1"><text:s/>0 <text:s text:c="11"/>17882 pra16q2qlw</text:p>
      <text:p text:style-name="P1"><text:s/>0 <text:s text:c="11"/>17883 practical</text:p>
      <text:p text:style-name="P1"><text:soft-page-break/><text:s/>0 <text:s text:c="11"/>17885 practicing</text:p>
      <text:p text:style-name="P1"><text:s/>0 <text:s text:c="11"/>17881 pra</text:p>
      <text:p text:style-name="P1"><text:s/>0 <text:s text:c="11"/>17880 pr</text:p>
      <text:p text:style-name="P1"><text:s/>0 <text:s text:c="11"/>17879 pqywkf4t</text:p>
      <text:p text:style-name="P1"><text:s/>0 <text:s text:c="11"/>17876 pqamlilm</text:p>
      <text:p text:style-name="P1"><text:s/>0 <text:s text:c="11"/>17877 pquajwxpqg</text:p>
      <text:p text:style-name="P1"><text:s/>0 <text:s text:c="11"/>17878 pqulh2mswr</text:p>
      <text:p text:style-name="P1"><text:s/>0 <text:s text:c="11"/>17862 powers</text:p>
      <text:p text:style-name="P1"><text:s/>0 <text:s text:c="11"/>17861 powerpoint</text:p>
      <text:p text:style-name="P1"><text:s/>0 <text:s text:c="11"/>17860 powerful</text:p>
      <text:p text:style-name="P1"><text:s/>0 <text:s text:c="11"/>17859 powered</text:p>
      <text:p text:style-name="P1"><text:s/>0 <text:s text:c="11"/>17844 pots</text:p>
      <text:p text:style-name="P1"><text:s/>0 <text:s text:c="11"/>17845 potter</text:p>
      <text:p text:style-name="P1"><text:s/>0 <text:s text:c="11"/>17846 potts</text:p>
      <text:p text:style-name="P1"><text:s/>0 <text:s text:c="11"/>17843 potreste</text:p>
      <text:p text:style-name="P1"><text:s/>0 <text:s text:c="11"/>17842 potential</text:p>
      <text:p text:style-name="P1"><text:s/>0 <text:s text:c="11"/>17841 potent</text:p>
      <text:p text:style-name="P1"><text:s/>0 <text:s text:c="11"/>17838 pot</text:p>
      <text:p text:style-name="P1"><text:s/>0 <text:s text:c="11"/>17839 potato</text:p>
      <text:p text:style-name="P1"><text:s/>0 <text:s text:c="11"/>17840 potatoes</text:p>
      <text:p text:style-name="P1"><text:s/>0 <text:s text:c="11"/>17847 pound</text:p>
      <text:p text:style-name="P1"><text:s/>0 <text:s text:c="11"/>17848 pounds</text:p>
      <text:p text:style-name="P1"><text:s/>0 <text:s text:c="11"/>17849 poupeau</text:p>
      <text:p text:style-name="P1"><text:s/>0 <text:s text:c="11"/>17857 powell</text:p>
      <text:p text:style-name="P1"><text:s/>0 <text:s text:c="11"/>17858 power</text:p>
      <text:p text:style-name="P1"><text:s/>0 <text:s text:c="11"/>17855 povo</text:p>
      <text:p text:style-name="P1"><text:s/>0 <text:s text:c="11"/>17856 powder</text:p>
      <text:p text:style-name="P1"><text:s/>0 <text:s text:c="11"/>17854 poverty</text:p>
      <text:p text:style-name="P1"><text:s/>0 <text:s text:c="11"/>17850 pour</text:p>
      <text:p text:style-name="P1"><text:s/>0 <text:s text:c="11"/>17851 pouring</text:p>
      <text:p text:style-name="P1"><text:s/>0 <text:s text:c="11"/>17852 pout</text:p>
      <text:p text:style-name="P1"><text:s/>0 <text:s text:c="11"/>17853 pouvwjdyrs</text:p>
      <text:p text:style-name="P1"><text:s/>0 <text:s text:c="11"/>17886 practitioners</text:p>
      <text:p text:style-name="P1"><text:s/>0 <text:s text:c="11"/>17888 pragmatic</text:p>
      <text:p text:style-name="P1"><text:s/>0 <text:s text:c="11"/>17937 pregnant</text:p>
      <text:p text:style-name="P1"><text:s/>0 <text:s text:c="11"/>17925 prediction</text:p>
      <text:p text:style-name="P1"><text:s/>0 <text:s text:c="11"/>17921 predict</text:p>
      <text:p text:style-name="P1"><text:s/>0 <text:s text:c="11"/>17922 predictable</text:p>
      <text:p text:style-name="P1"><text:s/>0 <text:s text:c="11"/>17923 predicted</text:p>
      <text:p text:style-name="P1"><text:s/>0 <text:s text:c="11"/>17920 precisility</text:p>
      <text:p text:style-name="P1"><text:s/>0 <text:s text:c="11"/>17919 precisely</text:p>
      <text:p text:style-name="P1"><text:s/>0 <text:s text:c="11"/>17918 precis</text:p>
      <text:p text:style-name="P1"><text:s/>0 <text:s text:c="11"/>17915 precies</text:p>
      <text:p text:style-name="P1"><text:s/>0 <text:s text:c="11"/>17916 precinct</text:p>
      <text:p text:style-name="P1"><text:s/>0 <text:s text:c="11"/>17917 precious</text:p>
      <text:p text:style-name="P1"><text:s/>0 <text:s text:c="11"/>17924 predicting</text:p>
      <text:p text:style-name="P1"><text:s/>0 <text:s text:c="11"/>17926 predictions</text:p>
      <text:p text:style-name="P1"><text:s/>0 <text:s text:c="11"/>17889 praise</text:p>
      <text:p text:style-name="P1"><text:s/>0 <text:s text:c="11"/>17927 predictive</text:p>
      <text:p text:style-name="P1"><text:s/>0 <text:s text:c="11"/>17934 preferences</text:p>
      <text:p text:style-name="P1"><text:s/>0 <text:s text:c="11"/>17935 prefrontal</text:p>
      <text:p text:style-name="P1"><text:s/>0 <text:s text:c="11"/>17936 pregame</text:p>
      <text:p text:style-name="P1"><text:soft-page-break/><text:s/>0 <text:s text:c="11"/>17933 preferably</text:p>
      <text:p text:style-name="P1"><text:s/>0 <text:s text:c="11"/>17932 prefer</text:p>
      <text:p text:style-name="P1"><text:s/>0 <text:s text:c="11"/>17931 preed</text:p>
      <text:p text:style-name="P1"><text:s/>0 <text:s text:c="11"/>17928 predictor</text:p>
      <text:p text:style-name="P1"><text:s/>0 <text:s text:c="11"/>17929 predictors</text:p>
      <text:p text:style-name="P1"><text:s/>0 <text:s text:c="11"/>17930 pree</text:p>
      <text:p text:style-name="P1"><text:s/>0 <text:s text:c="11"/>17914 precedent</text:p>
      <text:p text:style-name="P1"><text:s/>0 <text:s text:c="11"/>17913 precautionary</text:p>
      <text:p text:style-name="P1"><text:s/>0 <text:s text:c="11"/>17912 preatures</text:p>
      <text:p text:style-name="P1"><text:s/>0 <text:s text:c="11"/>17911 preachy</text:p>
      <text:p text:style-name="P1"><text:s/>0 <text:s text:c="11"/>17896 pranksters</text:p>
      <text:p text:style-name="P1"><text:s/>0 <text:s text:c="11"/>17897 pranzo</text:p>
      <text:p text:style-name="P1"><text:s/>0 <text:s text:c="11"/>17898 prato</text:p>
      <text:p text:style-name="P1"><text:s/>0 <text:s text:c="11"/>17895 pranks</text:p>
      <text:p text:style-name="P1"><text:s/>0 <text:s text:c="11"/>17894 prank</text:p>
      <text:p text:style-name="P1"><text:s/>0 <text:s text:c="11"/>17893 prandelli</text:p>
      <text:p text:style-name="P1"><text:s/>0 <text:s text:c="11"/>17890 praised</text:p>
      <text:p text:style-name="P1"><text:s/>0 <text:s text:c="11"/>17891 praises</text:p>
      <text:p text:style-name="P1"><text:s/>0 <text:s text:c="11"/>17892 prakash</text:p>
      <text:p text:style-name="P1"><text:s/>0 <text:s text:c="11"/>17899 pravasi</text:p>
      <text:p text:style-name="P1"><text:s/>0 <text:s text:c="11"/>17900 prawns</text:p>
      <text:p text:style-name="P1"><text:s/>0 <text:s text:c="11"/>17901 pray</text:p>
      <text:p text:style-name="P1"><text:s/>0 <text:s text:c="11"/>17909 preacher</text:p>
      <text:p text:style-name="P1"><text:s/>0 <text:s text:c="11"/>17910 preaching</text:p>
      <text:p text:style-name="P1"><text:s/>0 <text:s text:c="11"/>17907 pre</text:p>
      <text:p text:style-name="P1"><text:s/>0 <text:s text:c="11"/>17908 preach</text:p>
      <text:p text:style-name="P1"><text:s/>0 <text:s text:c="11"/>17906 prc2jr7m5u</text:p>
      <text:p text:style-name="P1"><text:s/>0 <text:s text:c="11"/>17902 prayer</text:p>
      <text:p text:style-name="P1"><text:s/>0 <text:s text:c="11"/>17903 prayers</text:p>
      <text:p text:style-name="P1"><text:s/>0 <text:s text:c="11"/>17904 praying</text:p>
      <text:p text:style-name="P1"><text:s/>0 <text:s text:c="11"/>17905 prays</text:p>
      <text:p text:style-name="P1"><text:s/>0 <text:s text:c="11"/>17630 plotting</text:p>
      <text:p text:style-name="P1"><text:s/>0 <text:s text:c="11"/>17629 plotters</text:p>
      <text:p text:style-name="P1"><text:s/>0 <text:s text:c="11"/>17628 plotlines</text:p>
      <text:p text:style-name="P1"><text:s/>0 <text:s text:c="11"/>17359 pharaohs</text:p>
      <text:p text:style-name="P1"><text:s/>0 <text:s text:c="11"/>17355 ph</text:p>
      <text:p text:style-name="P1"><text:s/>0 <text:s text:c="11"/>17356 ph7tsdcvdt</text:p>
      <text:p text:style-name="P1"><text:s/>0 <text:s text:c="11"/>17357 phablet</text:p>
      <text:p text:style-name="P1"><text:s/>0 <text:s text:c="11"/>17354 pgsuiegxra</text:p>
      <text:p text:style-name="P1"><text:s/>0 <text:s text:c="11"/>17353 pgpimyw8</text:p>
      <text:p text:style-name="P1"><text:s/>0 <text:s text:c="11"/>17352 pgp6</text:p>
      <text:p text:style-name="P1"><text:s/>0 <text:s text:c="11"/>17349 pgfplots</text:p>
      <text:p text:style-name="P1"><text:s/>0 <text:s text:c="11"/>17350 pgm</text:p>
      <text:p text:style-name="P1"><text:s/>0 <text:s text:c="11"/>17351 pgm0u4rzrw</text:p>
      <text:p text:style-name="P1"><text:s/>0 <text:s text:c="11"/>17358 phantom</text:p>
      <text:p text:style-name="P1"><text:s/>0 <text:s text:c="11"/>17360 pharmacist</text:p>
      <text:p text:style-name="P1"><text:s/>0 <text:s text:c="11"/>17347 pga4wnh3pn</text:p>
      <text:p text:style-name="P1"><text:s/>0 <text:s text:c="11"/>17361 pharmacogenomics</text:p>
      <text:p text:style-name="P1"><text:s/>0 <text:s text:c="11"/>17368 phgubd598x</text:p>
      <text:p text:style-name="P1"><text:s/>0 <text:s text:c="11"/>17369 phi</text:p>
      <text:p text:style-name="P1"><text:s/>0 <text:s text:c="11"/>17370 phil</text:p>
      <text:p text:style-name="P1"><text:s/>0 <text:s text:c="11"/>17367 phenomena</text:p>
      <text:p text:style-name="P1"><text:soft-page-break/><text:s/>0 <text:s text:c="11"/>17366 phd</text:p>
      <text:p text:style-name="P1"><text:s/>0 <text:s text:c="11"/>17365 phcplsgz</text:p>
      <text:p text:style-name="P1"><text:s/>0 <text:s text:c="11"/>17362 pharmacy</text:p>
      <text:p text:style-name="P1"><text:s/>0 <text:s text:c="11"/>17363 phase</text:p>
      <text:p text:style-name="P1"><text:s/>0 <text:s text:c="11"/>17364 phclp2dxeu</text:p>
      <text:p text:style-name="P1"><text:s/>0 <text:s text:c="11"/>17348 pgesbt8xop</text:p>
      <text:p text:style-name="P1"><text:s/>0 <text:s text:c="11"/>17346 pg1synnay2</text:p>
      <text:p text:style-name="P1"><text:s/>0 <text:s text:c="11"/>17627 plot</text:p>
      <text:p text:style-name="P1"><text:s/>0 <text:s text:c="11"/>17333 pff</text:p>
      <text:p text:style-name="P1"><text:s/>0 <text:s text:c="11"/>17329 pezzoni</text:p>
      <text:p text:style-name="P1"><text:s/>0 <text:s text:c="11"/>17330 pfadvcs9</text:p>
      <text:p text:style-name="P1"><text:s/>0 <text:s text:c="11"/>17331 pfc</text:p>
      <text:p text:style-name="P1"><text:s/>0 <text:s text:c="11"/>17328 pezzone</text:p>
      <text:p text:style-name="P1"><text:s/>0 <text:s text:c="11"/>17327 pezzo</text:p>
      <text:p text:style-name="P1"><text:s/>0 <text:s text:c="11"/>17326 pezze</text:p>
      <text:p text:style-name="P1"><text:s/>0 <text:s text:c="11"/>17323 pew</text:p>
      <text:p text:style-name="P1"><text:s/>0 <text:s text:c="11"/>17324 peyei6q2ed</text:p>
      <text:p text:style-name="P1"><text:s/>0 <text:s text:c="11"/>17325 pezeccwg</text:p>
      <text:p text:style-name="P1"><text:s/>0 <text:s text:c="11"/>17332 pfekzysq</text:p>
      <text:p text:style-name="P1"><text:s/>0 <text:s text:c="11"/>17334 pfff</text:p>
      <text:p text:style-name="P1"><text:s/>0 <text:s text:c="11"/>17345 pfzf3mwi</text:p>
      <text:p text:style-name="P1"><text:s/>0 <text:s text:c="11"/>17335 pfft</text:p>
      <text:p text:style-name="P1"><text:s/>0 <text:s text:c="11"/>17342 pfuudedqfk</text:p>
      <text:p text:style-name="P1"><text:s/>0 <text:s text:c="11"/>17343 pfw</text:p>
      <text:p text:style-name="P1"><text:s/>0 <text:s text:c="11"/>17344 pfwaxdnyh1</text:p>
      <text:p text:style-name="P1"><text:s/>0 <text:s text:c="11"/>17341 pft</text:p>
      <text:p text:style-name="P1"><text:s/>0 <text:s text:c="11"/>17340 pfs33fkeuv</text:p>
      <text:p text:style-name="P1"><text:s/>0 <text:s text:c="11"/>17339 pfm</text:p>
      <text:p text:style-name="P1"><text:s/>0 <text:s text:c="11"/>17336 pfizer</text:p>
      <text:p text:style-name="P1"><text:s/>0 <text:s text:c="11"/>17337 pflugies</text:p>
      <text:p text:style-name="P1"><text:s/>0 <text:s text:c="11"/>17338 pflugs</text:p>
      <text:p text:style-name="P1"><text:s/>0 <text:s text:c="11"/>17371 philadelphia</text:p>
      <text:p text:style-name="P1"><text:s/>0 <text:s text:c="11"/>17372 philip</text:p>
      <text:p text:style-name="P1"><text:s/>0 <text:s text:c="11"/>17373 philippines</text:p>
      <text:p text:style-name="P1"><text:s/>0 <text:s text:c="11"/>17411 physically</text:p>
      <text:p text:style-name="P1"><text:s/>0 <text:s text:c="11"/>17407 phrasing</text:p>
      <text:p text:style-name="P1"><text:s/>0 <text:s text:c="11"/>17408 phxvbk7r</text:p>
      <text:p text:style-name="P1"><text:s/>0 <text:s text:c="11"/>17409 phyllis</text:p>
      <text:p text:style-name="P1"><text:s/>0 <text:s text:c="11"/>17406 phrases</text:p>
      <text:p text:style-name="P1"><text:s/>0 <text:s text:c="11"/>17405 phrase</text:p>
      <text:p text:style-name="P1"><text:s/>0 <text:s text:c="11"/>17404 php</text:p>
      <text:p text:style-name="P1"><text:s/>0 <text:s text:c="11"/>17401 photoshop</text:p>
      <text:p text:style-name="P1"><text:s/>0 <text:s text:c="11"/>17402 photoshopped</text:p>
      <text:p text:style-name="P1"><text:s/>0 <text:s text:c="11"/>17403 photosynthesis</text:p>
      <text:p text:style-name="P1"><text:s/>0 <text:s text:c="11"/>17410 physical</text:p>
      <text:p text:style-name="P1"><text:s/>0 <text:s text:c="11"/>17412 physicists</text:p>
      <text:p text:style-name="P1"><text:s/>0 <text:s text:c="11"/>17374 philips</text:p>
      <text:p text:style-name="P1"><text:s/>0 <text:s text:c="11"/>17413 physics</text:p>
      <text:p text:style-name="P1"><text:s/>0 <text:s text:c="11"/>17420 pianist</text:p>
      <text:p text:style-name="P1"><text:s/>0 <text:s text:c="11"/>17421 piano</text:p>
      <text:p text:style-name="P1"><text:s/>0 <text:s text:c="11"/>17422 pianta</text:p>
      <text:p text:style-name="P1"><text:s/>0 <text:s text:c="11"/>17419 piaf</text:p>
      <text:p text:style-name="P1"><text:soft-page-break/><text:s/>0 <text:s text:c="11"/>17418 piaciuto</text:p>
      <text:p text:style-name="P1"><text:s/>0 <text:s text:c="11"/>17417 piaceremodena</text:p>
      <text:p text:style-name="P1"><text:s/>0 <text:s text:c="11"/>17414 pi</text:p>
      <text:p text:style-name="P1"><text:s/>0 <text:s text:c="11"/>17415 pia</text:p>
      <text:p text:style-name="P1"><text:s/>0 <text:s text:c="11"/>17416 piace</text:p>
      <text:p text:style-name="P1"><text:s/>0 <text:s text:c="11"/>17400 photoset</text:p>
      <text:p text:style-name="P1"><text:s/>0 <text:s text:c="11"/>17399 photos</text:p>
      <text:p text:style-name="P1"><text:s/>0 <text:s text:c="11"/>17398 photon</text:p>
      <text:p text:style-name="P1"><text:s/>0 <text:s text:c="11"/>17397 photomontage</text:p>
      <text:p text:style-name="P1"><text:s/>0 <text:s text:c="11"/>17381 phoenixfloe</text:p>
      <text:p text:style-name="P1"><text:s/>0 <text:s text:c="11"/>17382 phone</text:p>
      <text:p text:style-name="P1"><text:s/>0 <text:s text:c="11"/>17383 phonecalls</text:p>
      <text:p text:style-name="P1"><text:s/>0 <text:s text:c="11"/>17380 phoenix</text:p>
      <text:p text:style-name="P1"><text:s/>0 <text:s text:c="11"/>17379 phoebe</text:p>
      <text:p text:style-name="P1"><text:s/>0 <text:s text:c="11"/>17378 phkzm4ztub</text:p>
      <text:p text:style-name="P1"><text:s/>0 <text:s text:c="11"/>17375 phillip</text:p>
      <text:p text:style-name="P1"><text:s/>0 <text:s text:c="11"/>17376 phillips</text:p>
      <text:p text:style-name="P1"><text:s/>0 <text:s text:c="11"/>17377 philosophy</text:p>
      <text:p text:style-name="P1"><text:s/>0 <text:s text:c="11"/>17385 photo</text:p>
      <text:p text:style-name="P1"><text:s/>0 <text:s text:c="11"/>17386 photoart</text:p>
      <text:p text:style-name="P1"><text:s/>0 <text:s text:c="11"/>17387 photoedit</text:p>
      <text:p text:style-name="P1"><text:s/>0 <text:s text:c="11"/>17395 photography</text:p>
      <text:p text:style-name="P1"><text:s/>0 <text:s text:c="11"/>17396 photoluxfestival</text:p>
      <text:p text:style-name="P1"><text:s/>0 <text:s text:c="11"/>17393 photographer</text:p>
      <text:p text:style-name="P1"><text:s/>0 <text:s text:c="11"/>17394 photographic</text:p>
      <text:p text:style-name="P1"><text:s/>0 <text:s text:c="11"/>17392 photographe</text:p>
      <text:p text:style-name="P1"><text:s/>0 <text:s text:c="11"/>17388 photoeditart</text:p>
      <text:p text:style-name="P1"><text:s/>0 <text:s text:c="11"/>17389 photoedits</text:p>
      <text:p text:style-name="P1"><text:s/>0 <text:s text:c="11"/>17390 photogenic</text:p>
      <text:p text:style-name="P1"><text:s/>0 <text:s text:c="11"/>17391 photograph</text:p>
      <text:p text:style-name="P1"><text:s/>0 <text:s text:c="11"/>17322 peuzzu4ip7</text:p>
      <text:p text:style-name="P1"><text:s/>0 <text:s text:c="11"/>17321 petter</text:p>
      <text:p text:style-name="P1"><text:s/>0 <text:s text:c="11"/>17320 petrifying</text:p>
      <text:p text:style-name="P1"><text:s/>0 <text:s text:c="11"/>17256 perfecte</text:p>
      <text:p text:style-name="P1"><text:s/>0 <text:s text:c="11"/>17252 perea</text:p>
      <text:p text:style-name="P1"><text:s/>0 <text:s text:c="11"/>17253 perez</text:p>
      <text:p text:style-name="P1"><text:s/>0 <text:s text:c="11"/>17254 perf</text:p>
      <text:p text:style-name="P1"><text:s/>0 <text:s text:c="11"/>17251 pere</text:p>
      <text:p text:style-name="P1"><text:s/>0 <text:s text:c="11"/>17250 perdonala</text:p>
      <text:p text:style-name="P1"><text:s/>0 <text:s text:c="11"/>17249 perdona</text:p>
      <text:p text:style-name="P1"><text:s/>0 <text:s text:c="11"/>17246 perchance</text:p>
      <text:p text:style-name="P1"><text:s/>0 <text:s text:c="11"/>17247 perché</text:p>
      <text:p text:style-name="P1"><text:s/>0 <text:s text:c="11"/>17248 percy</text:p>
      <text:p text:style-name="P1"><text:s/>0 <text:s text:c="11"/>17255 perfect</text:p>
      <text:p text:style-name="P1"><text:s/>0 <text:s text:c="11"/>17257 perfection</text:p>
      <text:p text:style-name="P1"><text:s/>0 <text:s text:c="11"/>17269 period</text:p>
      <text:p text:style-name="P1"><text:s/>0 <text:s text:c="11"/>17258 perfectionism</text:p>
      <text:p text:style-name="P1"><text:s/>0 <text:s text:c="11"/>17265 performs</text:p>
      <text:p text:style-name="P1"><text:s/>0 <text:s text:c="11"/>17266 pergola</text:p>
      <text:p text:style-name="P1"><text:s/>0 <text:s text:c="11"/>17267 pergunta</text:p>
      <text:p text:style-name="P1"><text:s/>0 <text:s text:c="11"/>17264 performing</text:p>
      <text:p text:style-name="P1"><text:s/>0 <text:s text:c="11"/>17263 performed</text:p>
      <text:p text:style-name="P1"><text:soft-page-break/><text:s/>0 <text:s text:c="11"/>17262 performance</text:p>
      <text:p text:style-name="P1"><text:s/>0 <text:s text:c="11"/>17259 perfectly</text:p>
      <text:p text:style-name="P1"><text:s/>0 <text:s text:c="11"/>17260 perfom</text:p>
      <text:p text:style-name="P1"><text:s/>0 <text:s text:c="11"/>17261 perform</text:p>
      <text:p text:style-name="P1"><text:s/>0 <text:s text:c="11"/>17245 perception</text:p>
      <text:p text:style-name="P1"><text:s/>0 <text:s text:c="11"/>17244 percentage</text:p>
      <text:p text:style-name="P1"><text:s/>0 <text:s text:c="11"/>17243 percent</text:p>
      <text:p text:style-name="P1"><text:s/>0 <text:s text:c="11"/>17242 perceived</text:p>
      <text:p text:style-name="P1"><text:s/>0 <text:s text:c="11"/>17227 pentlwhpgs</text:p>
      <text:p text:style-name="P1"><text:s/>0 <text:s text:c="11"/>17228 pentágono</text:p>
      <text:p text:style-name="P1"><text:s/>0 <text:s text:c="11"/>17229 peojfpbvsi</text:p>
      <text:p text:style-name="P1"><text:s/>0 <text:s text:c="11"/>17226 pentecost</text:p>
      <text:p text:style-name="P1"><text:s/>0 <text:s text:c="11"/>17225 pentatonix</text:p>
      <text:p text:style-name="P1"><text:s/>0 <text:s text:c="11"/>17224 pentagram</text:p>
      <text:p text:style-name="P1"><text:s/>0 <text:s text:c="11"/>17221 pensa</text:p>
      <text:p text:style-name="P1"><text:s/>0 <text:s text:c="11"/>17222 pensar</text:p>
      <text:p text:style-name="P1"><text:s/>0 <text:s text:c="11"/>17223 pentagon</text:p>
      <text:p text:style-name="P1"><text:s/>0 <text:s text:c="11"/>17230 people</text:p>
      <text:p text:style-name="P1"><text:s/>0 <text:s text:c="11"/>17231 peoples</text:p>
      <text:p text:style-name="P1"><text:s/>0 <text:s text:c="11"/>17232 peoplevip</text:p>
      <text:p text:style-name="P1"><text:s/>0 <text:s text:c="11"/>17240 per</text:p>
      <text:p text:style-name="P1"><text:s/>0 <text:s text:c="11"/>17241 perceive</text:p>
      <text:p text:style-name="P1"><text:s/>0 <text:s text:c="11"/>17238 pepsi</text:p>
      <text:p text:style-name="P1"><text:s/>0 <text:s text:c="11"/>17239 pepsiipl</text:p>
      <text:p text:style-name="P1"><text:s/>0 <text:s text:c="11"/>17237 peppo</text:p>
      <text:p text:style-name="P1"><text:s/>0 <text:s text:c="11"/>17233 pep</text:p>
      <text:p text:style-name="P1"><text:s/>0 <text:s text:c="11"/>17234 peperini</text:p>
      <text:p text:style-name="P1"><text:s/>0 <text:s text:c="11"/>17235 pepper</text:p>
      <text:p text:style-name="P1"><text:s/>0 <text:s text:c="11"/>17236 peppers</text:p>
      <text:p text:style-name="P1"><text:s/>0 <text:s text:c="11"/>17268 perhaps</text:p>
      <text:p text:style-name="P1"><text:s/>0 <text:s text:c="11"/>17270 periodic</text:p>
      <text:p text:style-name="P1"><text:s/>0 <text:s text:c="11"/>17319 petra</text:p>
      <text:p text:style-name="P1"><text:s/>0 <text:s text:c="11"/>17307 pescadorita</text:p>
      <text:p text:style-name="P1"><text:s/>0 <text:s text:c="11"/>17303 perverzno</text:p>
      <text:p text:style-name="P1"><text:s/>0 <text:s text:c="11"/>17304 pervs</text:p>
      <text:p text:style-name="P1"><text:s/>0 <text:s text:c="11"/>17305 pesar</text:p>
      <text:p text:style-name="P1"><text:s/>0 <text:s text:c="11"/>17302 perv</text:p>
      <text:p text:style-name="P1"><text:s/>0 <text:s text:c="11"/>17301 peruvians</text:p>
      <text:p text:style-name="P1"><text:s/>0 <text:s text:c="11"/>17300 peru</text:p>
      <text:p text:style-name="P1"><text:s/>0 <text:s text:c="11"/>17297 perspectives</text:p>
      <text:p text:style-name="P1"><text:s/>0 <text:s text:c="11"/>17298 persuade</text:p>
      <text:p text:style-name="P1"><text:s/>0 <text:s text:c="11"/>17299 persuasion</text:p>
      <text:p text:style-name="P1"><text:s/>0 <text:s text:c="11"/>17306 pesaro</text:p>
      <text:p text:style-name="P1"><text:s/>0 <text:s text:c="11"/>17308 peshawar</text:p>
      <text:p text:style-name="P1"><text:s/>0 <text:s text:c="11"/>17271 perks</text:p>
      <text:p text:style-name="P1"><text:s/>0 <text:s text:c="11"/>17309 pesticides</text:p>
      <text:p text:style-name="P1"><text:s/>0 <text:s text:c="11"/>17316 petite</text:p>
      <text:p text:style-name="P1"><text:s/>0 <text:s text:c="11"/>17317 petiteclochette</text:p>
      <text:p text:style-name="P1"><text:s/>0 <text:s text:c="11"/>17318 petition</text:p>
      <text:p text:style-name="P1"><text:s/>0 <text:s text:c="11"/>17315 petición</text:p>
      <text:p text:style-name="P1"><text:s/>0 <text:s text:c="11"/>17314 peters</text:p>
      <text:p text:style-name="P1"><text:s/>0 <text:s text:c="11"/>17313 petergreenaway</text:p>
      <text:p text:style-name="P1"><text:soft-page-break/><text:s/>0 <text:s text:c="11"/>17310 pet</text:p>
      <text:p text:style-name="P1"><text:s/>0 <text:s text:c="11"/>17311 pete</text:p>
      <text:p text:style-name="P1"><text:s/>0 <text:s text:c="11"/>17312 peter</text:p>
      <text:p text:style-name="P1"><text:s/>0 <text:s text:c="11"/>17296 perspective</text:p>
      <text:p text:style-name="P1"><text:s/>0 <text:s text:c="11"/>17295 persons</text:p>
      <text:p text:style-name="P1"><text:s/>0 <text:s text:c="11"/>17294 personasindeseables</text:p>
      <text:p text:style-name="P1"><text:s/>0 <text:s text:c="11"/>17293 personally</text:p>
      <text:p text:style-name="P1"><text:s/>0 <text:s text:c="11"/>17278 perruches</text:p>
      <text:p text:style-name="P1"><text:s/>0 <text:s text:c="11"/>17279 perry</text:p>
      <text:p text:style-name="P1"><text:s/>0 <text:s text:c="11"/>17280 pers</text:p>
      <text:p text:style-name="P1"><text:s/>0 <text:s text:c="11"/>17277 perro</text:p>
      <text:p text:style-name="P1"><text:s/>0 <text:s text:c="11"/>17276 perra</text:p>
      <text:p text:style-name="P1"><text:s/>0 <text:s text:c="11"/>17275 pero</text:p>
      <text:p text:style-name="P1"><text:s/>0 <text:s text:c="11"/>17272 permanent</text:p>
      <text:p text:style-name="P1"><text:s/>0 <text:s text:c="11"/>17273 permission</text:p>
      <text:p text:style-name="P1"><text:s/>0 <text:s text:c="11"/>17274 permissions</text:p>
      <text:p text:style-name="P1"><text:s/>0 <text:s text:c="11"/>17281 perseverance</text:p>
      <text:p text:style-name="P1"><text:s/>0 <text:s text:c="11"/>17282 persia</text:p>
      <text:p text:style-name="P1"><text:s/>0 <text:s text:c="11"/>17283 persistence</text:p>
      <text:p text:style-name="P1"><text:s/>0 <text:s text:c="11"/>17291 personalize</text:p>
      <text:p text:style-name="P1"><text:s/>0 <text:s text:c="11"/>17292 personalized</text:p>
      <text:p text:style-name="P1"><text:s/>0 <text:s text:c="11"/>17289 personality</text:p>
      <text:p text:style-name="P1"><text:s/>0 <text:s text:c="11"/>17290 personalizados</text:p>
      <text:p text:style-name="P1"><text:s/>0 <text:s text:c="11"/>17288 personalitwit</text:p>
      <text:p text:style-name="P1"><text:s/>0 <text:s text:c="11"/>17284 person</text:p>
      <text:p text:style-name="P1"><text:s/>0 <text:s text:c="11"/>17285 personage</text:p>
      <text:p text:style-name="P1"><text:s/>0 <text:s text:c="11"/>17286 personal</text:p>
      <text:p text:style-name="P1"><text:s/>0 <text:s text:c="11"/>17287 personalities</text:p>
      <text:p text:style-name="P1"><text:s/>0 <text:s text:c="11"/>17423 piasn2ktv4</text:p>
      <text:p text:style-name="P1"><text:s/>0 <text:s text:c="11"/>17424 piazza</text:p>
      <text:p text:style-name="P1"><text:s/>0 <text:s text:c="11"/>17425 pic</text:p>
      <text:p text:style-name="P1"><text:s/>0 <text:s text:c="11"/>17564 planks</text:p>
      <text:p text:style-name="P1"><text:s/>0 <text:s text:c="11"/>17560 plane</text:p>
      <text:p text:style-name="P1"><text:s/>0 <text:s text:c="11"/>17561 planes</text:p>
      <text:p text:style-name="P1"><text:s/>0 <text:s text:c="11"/>17562 planet</text:p>
      <text:p text:style-name="P1"><text:s/>0 <text:s text:c="11"/>17559 planaheadbetter</text:p>
      <text:p text:style-name="P1"><text:s/>0 <text:s text:c="11"/>17558 plan</text:p>
      <text:p text:style-name="P1"><text:s/>0 <text:s text:c="11"/>17557 plain</text:p>
      <text:p text:style-name="P1"><text:s/>0 <text:s text:c="11"/>17554 plage</text:p>
      <text:p text:style-name="P1"><text:s/>0 <text:s text:c="11"/>17555 plagiarism</text:p>
      <text:p text:style-name="P1"><text:s/>0 <text:s text:c="11"/>17556 plaid</text:p>
      <text:p text:style-name="P1"><text:s/>0 <text:s text:c="11"/>17563 planets</text:p>
      <text:p text:style-name="P1"><text:s/>0 <text:s text:c="11"/>17565 planned</text:p>
      <text:p text:style-name="P1"><text:s/>0 <text:s text:c="11"/>17577 platform</text:p>
      <text:p text:style-name="P1"><text:s/>0 <text:s text:c="11"/>17566 planning</text:p>
      <text:p text:style-name="P1"><text:s/>0 <text:s text:c="11"/>17573 plastitour</text:p>
      <text:p text:style-name="P1"><text:s/>0 <text:s text:c="11"/>17574 plastiwanders</text:p>
      <text:p text:style-name="P1"><text:s/>0 <text:s text:c="11"/>17575 plate</text:p>
      <text:p text:style-name="P1"><text:s/>0 <text:s text:c="11"/>17572 plastic</text:p>
      <text:p text:style-name="P1"><text:s/>0 <text:s text:c="11"/>17571 plasti</text:p>
      <text:p text:style-name="P1"><text:s/>0 <text:s text:c="11"/>17570 plastered</text:p>
      <text:p text:style-name="P1"><text:s/>0 <text:s text:c="11"/>17567 plans</text:p>
      <text:p text:style-name="P1"><text:soft-page-break/><text:s/>0 <text:s text:c="11"/>17568 plant</text:p>
      <text:p text:style-name="P1"><text:s/>0 <text:s text:c="11"/>17569 plants</text:p>
      <text:p text:style-name="P1"><text:s/>0 <text:s text:c="11"/>17553 placing</text:p>
      <text:p text:style-name="P1"><text:s/>0 <text:s text:c="11"/>17552 places</text:p>
      <text:p text:style-name="P1"><text:s/>0 <text:s text:c="11"/>17551 placement</text:p>
      <text:p text:style-name="P1"><text:s/>0 <text:s text:c="11"/>17550 placemat</text:p>
      <text:p text:style-name="P1"><text:s/>0 <text:s text:c="11"/>17535 pk3ossspk4</text:p>
      <text:p text:style-name="P1"><text:s/>0 <text:s text:c="11"/>17536 pk8umq5s</text:p>
      <text:p text:style-name="P1"><text:s/>0 <text:s text:c="11"/>17537 pkg98zpfk8</text:p>
      <text:p text:style-name="P1"><text:s/>0 <text:s text:c="11"/>17534 pk36krikjj</text:p>
      <text:p text:style-name="P1"><text:s/>0 <text:s text:c="11"/>17533 pjycpv12yo</text:p>
      <text:p text:style-name="P1"><text:s/>0 <text:s text:c="11"/>17532 pjwukylz21</text:p>
      <text:p text:style-name="P1"><text:s/>0 <text:s text:c="11"/>17529 pjodae6iwc</text:p>
      <text:p text:style-name="P1"><text:s/>0 <text:s text:c="11"/>17530 pjt0wnfy</text:p>
      <text:p text:style-name="P1"><text:s/>0 <text:s text:c="11"/>17531 pjugzilz7b</text:p>
      <text:p text:style-name="P1"><text:s/>0 <text:s text:c="11"/>17538 pkk6lkwzcf</text:p>
      <text:p text:style-name="P1"><text:s/>0 <text:s text:c="11"/>17539 pkkrzblchq</text:p>
      <text:p text:style-name="P1"><text:s/>0 <text:s text:c="11"/>17540 pknoxigsly</text:p>
      <text:p text:style-name="P1"><text:s/>0 <text:s text:c="11"/>17548 placeholder</text:p>
      <text:p text:style-name="P1"><text:s/>0 <text:s text:c="11"/>17549 placeit</text:p>
      <text:p text:style-name="P1"><text:s/>0 <text:s text:c="11"/>17546 pla</text:p>
      <text:p text:style-name="P1"><text:s/>0 <text:s text:c="11"/>17547 place</text:p>
      <text:p text:style-name="P1"><text:s/>0 <text:s text:c="11"/>17545 pl4ykwnv6q</text:p>
      <text:p text:style-name="P1"><text:s/>0 <text:s text:c="11"/>17541 pkqidlerop</text:p>
      <text:p text:style-name="P1"><text:s/>0 <text:s text:c="11"/>17542 pktn7awdj0</text:p>
      <text:p text:style-name="P1"><text:s/>0 <text:s text:c="11"/>17543 pl</text:p>
      <text:p text:style-name="P1"><text:s/>0 <text:s text:c="11"/>17544 pl0ozrzg8m</text:p>
      <text:p text:style-name="P1"><text:s/>0 <text:s text:c="11"/>17576 plates</text:p>
      <text:p text:style-name="P1"><text:s/>0 <text:s text:c="11"/>17578 platforms</text:p>
      <text:p text:style-name="P1"><text:s/>0 <text:s text:c="11"/>17527 pj3dk7ltxy</text:p>
      <text:p text:style-name="P1"><text:s/>0 <text:s text:c="11"/>17615 please</text:p>
      <text:p text:style-name="P1"><text:s/>0 <text:s text:c="11"/>17611 plckmdfe5u</text:p>
      <text:p text:style-name="P1"><text:s/>0 <text:s text:c="11"/>17612 plea</text:p>
      <text:p text:style-name="P1"><text:s/>0 <text:s text:c="11"/>17613 pleads</text:p>
      <text:p text:style-name="P1"><text:s/>0 <text:s text:c="11"/>17610 plaza</text:p>
      <text:p text:style-name="P1"><text:s/>0 <text:s text:c="11"/>17609 playstation</text:p>
      <text:p text:style-name="P1"><text:s/>0 <text:s text:c="11"/>17608 playset</text:p>
      <text:p text:style-name="P1"><text:s/>0 <text:s text:c="11"/>17605 playoffs</text:p>
      <text:p text:style-name="P1"><text:s/>0 <text:s text:c="11"/>17606 plays</text:p>
      <text:p text:style-name="P1"><text:s/>0 <text:s text:c="11"/>17607 playscapes</text:p>
      <text:p text:style-name="P1"><text:s/>0 <text:s text:c="11"/>17614 pleasant</text:p>
      <text:p text:style-name="P1"><text:s/>0 <text:s text:c="11"/>17616 pleaseeee</text:p>
      <text:p text:style-name="P1"><text:s/>0 <text:s text:c="11"/>17579 platformshoes</text:p>
      <text:p text:style-name="P1"><text:s/>0 <text:s text:c="11"/>17617 pleasevisitme</text:p>
      <text:p text:style-name="P1"><text:s/>0 <text:s text:c="11"/>17624 plgzzmpxih</text:p>
      <text:p text:style-name="P1"><text:s/>0 <text:s text:c="11"/>17625 plin</text:p>
      <text:p text:style-name="P1"><text:s/>0 <text:s text:c="11"/>17626 plixi</text:p>
      <text:p text:style-name="P1"><text:s/>0 <text:s text:c="11"/>17623 plfm4dvq</text:p>
      <text:p text:style-name="P1"><text:s/>0 <text:s text:c="11"/>17622 pleuris</text:p>
      <text:p text:style-name="P1"><text:s/>0 <text:s text:c="11"/>17621 plethora</text:p>
      <text:p text:style-name="P1"><text:s/>0 <text:s text:c="11"/>17618 pleasure</text:p>
      <text:p text:style-name="P1"><text:s/>0 <text:s text:c="11"/>17619 pleasures</text:p>
      <text:p text:style-name="P1"><text:soft-page-break/><text:s/>0 <text:s text:c="11"/>17620 plenty</text:p>
      <text:p text:style-name="P1"><text:s/>0 <text:s text:c="11"/>17604 playoff</text:p>
      <text:p text:style-name="P1"><text:s/>0 <text:s text:c="11"/>17603 playmobil</text:p>
      <text:p text:style-name="P1"><text:s/>0 <text:s text:c="11"/>17602 playlists</text:p>
      <text:p text:style-name="P1"><text:s/>0 <text:s text:c="11"/>17601 playlistin</text:p>
      <text:p text:style-name="P1"><text:s/>0 <text:s text:c="11"/>17586 playable</text:p>
      <text:p text:style-name="P1"><text:s/>0 <text:s text:c="11"/>17587 playacar</text:p>
      <text:p text:style-name="P1"><text:s/>0 <text:s text:c="11"/>17588 playback</text:p>
      <text:p text:style-name="P1"><text:s/>0 <text:s text:c="11"/>17585 playa</text:p>
      <text:p text:style-name="P1"><text:s/>0 <text:s text:c="11"/>17584 play</text:p>
      <text:p text:style-name="P1"><text:s/>0 <text:s text:c="11"/>17583 plauso</text:p>
      <text:p text:style-name="P1"><text:s/>0 <text:s text:c="11"/>17580 plath</text:p>
      <text:p text:style-name="P1"><text:s/>0 <text:s text:c="11"/>17581 platinum</text:p>
      <text:p text:style-name="P1"><text:s/>0 <text:s text:c="11"/>17582 plausible</text:p>
      <text:p text:style-name="P1"><text:s/>0 <text:s text:c="11"/>17589 playdate</text:p>
      <text:p text:style-name="P1"><text:s/>0 <text:s text:c="11"/>17590 played</text:p>
      <text:p text:style-name="P1"><text:s/>0 <text:s text:c="11"/>17591 playen</text:p>
      <text:p text:style-name="P1"><text:s/>0 <text:s text:c="11"/>17599 playlist</text:p>
      <text:p text:style-name="P1"><text:s/>0 <text:s text:c="11"/>17600 playlistim</text:p>
      <text:p text:style-name="P1"><text:s/>0 <text:s text:c="11"/>17597 playing</text:p>
      <text:p text:style-name="P1"><text:s/>0 <text:s text:c="11"/>17598 playingnow</text:p>
      <text:p text:style-name="P1"><text:s/>0 <text:s text:c="11"/>17596 playin</text:p>
      <text:p text:style-name="P1"><text:s/>0 <text:s text:c="11"/>17592 player</text:p>
      <text:p text:style-name="P1"><text:s/>0 <text:s text:c="11"/>17593 playerbattles</text:p>
      <text:p text:style-name="P1"><text:s/>0 <text:s text:c="11"/>17594 players</text:p>
      <text:p text:style-name="P1"><text:s/>0 <text:s text:c="11"/>17595 playground</text:p>
      <text:p text:style-name="P1"><text:s/>0 <text:s text:c="11"/>17528 pj6r7crhgy</text:p>
      <text:p text:style-name="P1"><text:s/>0 <text:s text:c="11"/>17526 pj</text:p>
      <text:p text:style-name="P1"><text:s/>0 <text:s text:c="11"/>17426 picasso</text:p>
      <text:p text:style-name="P1"><text:s/>0 <text:s text:c="11"/>17462 pilar</text:p>
      <text:p text:style-name="P1"><text:s/>0 <text:s text:c="11"/>17458 pijama</text:p>
      <text:p text:style-name="P1"><text:s/>0 <text:s text:c="11"/>17459 pik</text:p>
      <text:p text:style-name="P1"><text:s/>0 <text:s text:c="11"/>17460 pikabim</text:p>
      <text:p text:style-name="P1"><text:s/>0 <text:s text:c="11"/>17457 piiiiiiiiiiipolll</text:p>
      <text:p text:style-name="P1"><text:s/>0 <text:s text:c="11"/>17456 piiiiiiiiiiiiiipool</text:p>
      <text:p text:style-name="P1"><text:s/>0 <text:s text:c="11"/>17455 pigliare</text:p>
      <text:p text:style-name="P1"><text:s/>0 <text:s text:c="11"/>17452 piff</text:p>
      <text:p text:style-name="P1"><text:s/>0 <text:s text:c="11"/>17453 pig</text:p>
      <text:p text:style-name="P1"><text:s/>0 <text:s text:c="11"/>17454 piggy</text:p>
      <text:p text:style-name="P1"><text:s/>0 <text:s text:c="11"/>17461 pikk</text:p>
      <text:p text:style-name="P1"><text:s/>0 <text:s text:c="11"/>17463 pile</text:p>
      <text:p text:style-name="P1"><text:s/>0 <text:s text:c="11"/>17475 pinecrest</text:p>
      <text:p text:style-name="P1"><text:s/>0 <text:s text:c="11"/>17464 pilladas</text:p>
      <text:p text:style-name="P1"><text:s/>0 <text:s text:c="11"/>17471 pinchas</text:p>
      <text:p text:style-name="P1"><text:s/>0 <text:s text:c="11"/>17472 pinched</text:p>
      <text:p text:style-name="P1"><text:s/>0 <text:s text:c="11"/>17473 pinches</text:p>
      <text:p text:style-name="P1"><text:s/>0 <text:s text:c="11"/>17470 pinball</text:p>
      <text:p text:style-name="P1"><text:s/>0 <text:s text:c="11"/>17469 pin</text:p>
      <text:p text:style-name="P1"><text:s/>0 <text:s text:c="11"/>17468 pimples</text:p>
      <text:p text:style-name="P1"><text:s/>0 <text:s text:c="11"/>17465 pills</text:p>
      <text:p text:style-name="P1"><text:s/>0 <text:s text:c="11"/>17466 pilot</text:p>
      <text:p text:style-name="P1"><text:s/>0 <text:s text:c="11"/>17467 pimp</text:p>
      <text:p text:style-name="P1"><text:soft-page-break/><text:s/>0 <text:s text:c="11"/>17451 pif05duz</text:p>
      <text:p text:style-name="P1"><text:s/>0 <text:s text:c="11"/>17450 pietro</text:p>
      <text:p text:style-name="P1"><text:s/>0 <text:s text:c="11"/>17449 pietra</text:p>
      <text:p text:style-name="P1"><text:s/>0 <text:s text:c="11"/>17448 piet</text:p>
      <text:p text:style-name="P1"><text:s/>0 <text:s text:c="11"/>17433 picks</text:p>
      <text:p text:style-name="P1"><text:s/>0 <text:s text:c="11"/>17434 pickup</text:p>
      <text:p text:style-name="P1"><text:s/>0 <text:s text:c="11"/>17435 pics</text:p>
      <text:p text:style-name="P1"><text:s/>0 <text:s text:c="11"/>17432 pickles</text:p>
      <text:p text:style-name="P1"><text:s/>0 <text:s text:c="11"/>17431 pickle</text:p>
      <text:p text:style-name="P1"><text:s/>0 <text:s text:c="11"/>17430 pickings</text:p>
      <text:p text:style-name="P1"><text:s/>0 <text:s text:c="11"/>17427 pick</text:p>
      <text:p text:style-name="P1"><text:s/>0 <text:s text:c="11"/>17428 picked</text:p>
      <text:p text:style-name="P1"><text:s/>0 <text:s text:c="11"/>17429 picking</text:p>
      <text:p text:style-name="P1"><text:s/>0 <text:s text:c="11"/>17436 picture</text:p>
      <text:p text:style-name="P1"><text:s/>0 <text:s text:c="11"/>17437 pictures</text:p>
      <text:p text:style-name="P1"><text:s/>0 <text:s text:c="11"/>17438 pie</text:p>
      <text:p text:style-name="P1"><text:s/>0 <text:s text:c="11"/>17446 pierced</text:p>
      <text:p text:style-name="P1"><text:s/>0 <text:s text:c="11"/>17447 pies</text:p>
      <text:p text:style-name="P1"><text:s/>0 <text:s text:c="11"/>17444 pienso</text:p>
      <text:p text:style-name="P1"><text:s/>0 <text:s text:c="11"/>17445 pierce</text:p>
      <text:p text:style-name="P1"><text:s/>0 <text:s text:c="11"/>17443 pienaar</text:p>
      <text:p text:style-name="P1"><text:s/>0 <text:s text:c="11"/>17439 piece</text:p>
      <text:p text:style-name="P1"><text:s/>0 <text:s text:c="11"/>17440 pieces</text:p>
      <text:p text:style-name="P1"><text:s/>0 <text:s text:c="11"/>17441 piede</text:p>
      <text:p text:style-name="P1"><text:s/>0 <text:s text:c="11"/>17442 piemonte</text:p>
      <text:p text:style-name="P1"><text:s/>0 <text:s text:c="11"/>17474 pineapple</text:p>
      <text:p text:style-name="P1"><text:s/>0 <text:s text:c="11"/>17476 ping</text:p>
      <text:p text:style-name="P1"><text:s/>0 <text:s text:c="11"/>17525 pizzeria</text:p>
      <text:p text:style-name="P1"><text:s/>0 <text:s text:c="11"/>17513 pitfalls</text:p>
      <text:p text:style-name="P1"><text:s/>0 <text:s text:c="11"/>17509 pitch</text:p>
      <text:p text:style-name="P1"><text:s/>0 <text:s text:c="11"/>17510 pitches</text:p>
      <text:p text:style-name="P1"><text:s/>0 <text:s text:c="11"/>17511 pitchfork</text:p>
      <text:p text:style-name="P1"><text:s/>0 <text:s text:c="11"/>17508 pitbull</text:p>
      <text:p text:style-name="P1"><text:s/>0 <text:s text:c="11"/>17507 pitale</text:p>
      <text:p text:style-name="P1"><text:s/>0 <text:s text:c="11"/>17506 pit</text:p>
      <text:p text:style-name="P1"><text:s/>0 <text:s text:c="11"/>17503 pistool</text:p>
      <text:p text:style-name="P1"><text:s/>0 <text:s text:c="11"/>17504 pistorious</text:p>
      <text:p text:style-name="P1"><text:s/>0 <text:s text:c="11"/>17505 pistorius</text:p>
      <text:p text:style-name="P1"><text:s/>0 <text:s text:c="11"/>17512 pitchforks</text:p>
      <text:p text:style-name="P1"><text:s/>0 <text:s text:c="11"/>17514 pitt</text:p>
      <text:p text:style-name="P1"><text:s/>0 <text:s text:c="11"/>17477 pings</text:p>
      <text:p text:style-name="P1"><text:s/>0 <text:s text:c="11"/>17515 pity</text:p>
      <text:p text:style-name="P1"><text:s/>0 <text:s text:c="11"/>17522 pizarro</text:p>
      <text:p text:style-name="P1"><text:s/>0 <text:s text:c="11"/>17523 pizza</text:p>
      <text:p text:style-name="P1"><text:s/>0 <text:s text:c="11"/>17524 pizzaiolo</text:p>
      <text:p text:style-name="P1"><text:s/>0 <text:s text:c="11"/>17521 pixies</text:p>
      <text:p text:style-name="P1"><text:s/>0 <text:s text:c="11"/>17520 pixelart</text:p>
      <text:p text:style-name="P1"><text:s/>0 <text:s text:c="11"/>17519 pixel</text:p>
      <text:p text:style-name="P1"><text:s/>0 <text:s text:c="11"/>17516 piu</text:p>
      <text:p text:style-name="P1"><text:s/>0 <text:s text:c="11"/>17517 pivot</text:p>
      <text:p text:style-name="P1"><text:s/>0 <text:s text:c="11"/>17518 pix</text:p>
      <text:p text:style-name="P1"><text:s/>0 <text:s text:c="11"/>17502 pistols</text:p>
      <text:p text:style-name="P1"><text:soft-page-break/><text:s/>0 <text:s text:c="11"/>17501 pistoia</text:p>
      <text:p text:style-name="P1"><text:s/>0 <text:s text:c="11"/>17500 pisses</text:p>
      <text:p text:style-name="P1"><text:s/>0 <text:s text:c="11"/>17499 pissed</text:p>
      <text:p text:style-name="P1"><text:s/>0 <text:s text:c="11"/>17484 pinterest</text:p>
      <text:p text:style-name="P1"><text:s/>0 <text:s text:c="11"/>17485 piola</text:p>
      <text:p text:style-name="P1"><text:s/>0 <text:s text:c="11"/>17486 pioneers</text:p>
      <text:p text:style-name="P1"><text:s/>0 <text:s text:c="11"/>17483 pinta</text:p>
      <text:p text:style-name="P1"><text:s/>0 <text:s text:c="11"/>17482 pins</text:p>
      <text:p text:style-name="P1"><text:s/>0 <text:s text:c="11"/>17481 pinodaniele</text:p>
      <text:p text:style-name="P1"><text:s/>0 <text:s text:c="11"/>17478 pinhani</text:p>
      <text:p text:style-name="P1"><text:s/>0 <text:s text:c="11"/>17479 pink</text:p>
      <text:p text:style-name="P1"><text:s/>0 <text:s text:c="11"/>17480 pinning</text:p>
      <text:p text:style-name="P1"><text:s/>0 <text:s text:c="11"/>17487 pior</text:p>
      <text:p text:style-name="P1"><text:s/>0 <text:s text:c="11"/>17488 piove</text:p>
      <text:p text:style-name="P1"><text:s/>0 <text:s text:c="11"/>17489 pipa</text:p>
      <text:p text:style-name="P1"><text:s/>0 <text:s text:c="11"/>17497 pisa</text:p>
      <text:p text:style-name="P1"><text:s/>0 <text:s text:c="11"/>17498 piss</text:p>
      <text:p text:style-name="P1"><text:s/>0 <text:s text:c="11"/>17495 piratstreaming</text:p>
      <text:p text:style-name="P1"><text:s/>0 <text:s text:c="11"/>17496 pirellone</text:p>
      <text:p text:style-name="P1"><text:s/>0 <text:s text:c="11"/>17494 pirate</text:p>
      <text:p text:style-name="P1"><text:s/>0 <text:s text:c="11"/>17490 pipeline</text:p>
      <text:p text:style-name="P1"><text:s/>0 <text:s text:c="11"/>17491 pipes</text:p>
      <text:p text:style-name="P1"><text:s/>0 <text:s text:c="11"/>17492 pipo</text:p>
      <text:p text:style-name="P1"><text:s/>0 <text:s text:c="11"/>17493 piracy</text:p>
      <text:p text:style-name="P1"><text:s/>0 <text:s text:c="15"/>1 00</text:p>
      <text:p text:style-name="P1"/>
      <text:p text:style-name="P1">Selected attributes: 13954,9852,22794,8184,14663,21453,16482,17884,3647,16513,1807,24754,24756,16667,13956,8604,1707,21152,19736,11112,14551,24603,25868,15641,6437,9397,20288,17774,21960,23721,2331,932,20605,5439,13387,15514,22523,21506,2610,24964,25366,13855,3726,25710,1938,6828,13876,17384,3621,434,4940,9385,17829,9993,8300,4121,21095,14928,15956,5871,23231,24922,25228,9612,19085,8031,2314,14302,9706,6170,14245,12392,23209,22237,1703,18029,12217,15581,14165,19615,4916,6009,23995,23655,15290,19514,3072,4174,16686,11825,20330,12008,24252,19597,1848,24981,8732,8744,8733,8731,8730,8738,8736,8737,8743,8740,8741,8739,8734,8742,8735,26264,8745,8746,8777,8778,8779,8776,8775,8774,8771,8772,8773,8780,8781,8782,8790,8791,8788,8789,8787,8783,8784,8785,8786,8770,8769,8768,8753,8754,8751,8752,8750,8756,8747,8748,8749,8755,8757,8767,8765,8766,8763,8764,8729,8758,8759,8760,8761,8762,8713,8728,8664,8660,8661,8662,8659,8658,8657,8654,8655,8656,8663,8665,8677,8666,8673,8674,8675,8672,8671,8670,8667,8668,8669,8653,8652,8651,8650,8635,8636,8637,8634,8633,8632,8629,8630,8631,8638,8639,8640,8648,8649,8646,8647,8645,8641,8642,8643,8644,8676,8678,8727,8715,8711,8712,8793,8710,8709,8708,8705,8706,8707,8714,8716,8679,8717,8724,8725,8726,8723,8722,8721,8718,8719,8720,8704,8703,8702,8701,8686,8687,8688,8685,8684,8683,8680,8681,8682,8689,8690,8691,8699,8700,8697,8698,8696,8692,8693,8694,8695,8792,8820,8794,8931,8927,8928,8929,8926,8925,8924,8921,8922,8923,8930,8932,8795,8933,8940,8941,8942,8939,8938,8937,8934,8935,8936,8920,8919,8918,8917,8902,8903,8904,8901,8900,8899,8896,8897,8898,8905,8906,8907,8915,8916,8913,8914,8912,8908,8909,8910,8911,8943,8944,8945,8970,8978,8979,8980,8977,8976,8975,8972,8973,8974,8981,8982,8983,8991,8992,8989,8990,8988,8984,8985,8986,8987,8971,8969,8946,8968,8953,8954,8955,8952,8951,8950,8947,8948,8949,8956,8957,8958,8966,8967,8964,8965,8963,8959,8960,8961,8962,8895,8894,8893,8819,8827,8828,8829,8826,8825,8824,8821,8822,8823,8830,8831,8832,8840,8841,8838,8839,8837,8833,8834,8835,8836,8627,8818,8843,8817,8802,8803,8804,8801,8800,8799,8796,8797,8798,8805,8806,8807,8815,8816,8813,8814,8812,8808,8809,8810,8811,8842,8844,8892,8869,8877,8878,8879,8876,8875,8874,8871,8872,8873,8880,8881,8882,8890,8891,8<text:soft-page-break/>888,8889,8887,8883,8884,8885,8886,8870,8868,8845,8867,8852,8853,8854,8851,8850,8849,8846,8847,8848,8855,8856,8857,8865,8866,8863,8864,8862,8858,8859,8860,8861,8628,8601,8626,8361,8357,8358,8359,8356,8355,8354,8351,8352,8353,8360,8362,8324,8363,8370,8371,8372,8369,8368,8367,8364,8365,8366,8350,8349,8348,8347,8332,8333,8334,8331,8330,8329,8326,8327,8328,8335,8336,8337,8345,8346,8343,8344,8342,8338,8339,8340,8341,8373,8374,8375,8400,8408,8409,8410,8407,8406,8405,8402,8403,8404,8411,8412,8413,8421,8422,8419,8420,8418,8414,8415,8416,8417,8401,8399,8376,8398,8383,8384,8385,8382,8381,8380,8377,8378,8379,8386,8387,8388,8396,8397,8394,8395,8393,8389,8390,8391,8392,8325,8323,8625,8259,8255,8256,8257,8254,8253,8252,8249,8250,8251,8258,8260,8322,8261,8268,8269,8270,8267,8266,8265,8262,8263,8264,8248,8247,8246,8245,8230,8231,8232,8229,8228,8227,8224,8225,8226,8233,8234,8235,8243,8244,8241,8242,8240,8236,8237,8238,8239,8271,8272,8273,8298,8307,8308,8309,8306,8305,8304,8301,8302,8303,8310,8311,8312,8320,8321,8318,8319,8317,8313,8314,8315,8316,8299,8297,8274,8296,8281,8282,8283,8280,8279,8278,8275,8276,8277,8284,8285,8286,8294,8295,8292,8293,8291,8287,8288,8289,8290,8423,8424,8425,8562,8558,8559,8560,8557,8556,8555,8552,8553,8554,8561,8563,8426,8564,8571,8572,8573,8570,8569,8568,8565,8566,8567,8551,8550,8549,8548,8533,8534,8535,8532,8531,8530,8527,8528,8529,8536,8537,8538,8546,8547,8544,8545,8543,8539,8540,8541,8542,8574,8575,8576,8994,8610,8611,8612,8609,8608,8607,8603,8605,8606,8613,8614,8615,8623,8624,8621,8622,8620,8616,8617,8618,8619,8602,8600,8577,8599,8584,8585,8586,8583,8582,8581,8578,8579,8580,8587,8588,8589,8597,8598,8595,8596,8594,8590,8591,8592,8593,8526,8525,8524,8450,8458,8459,8460,8457,8456,8455,8452,8453,8454,8461,8462,8463,8471,8472,8469,8470,8468,8464,8465,8466,8467,8451,8449,8474,8448,8433,8434,8435,8432,8431,8430,8427,8428,8429,8436,8437,8438,8446,8447,8444,8445,8443,8439,8440,8441,8442,8473,8475,8523,8500,8508,8509,8510,8507,8506,8505,8502,8503,8504,8511,8512,8513,8521,8522,8519,8520,8518,8514,8515,8516,8517,8501,8499,8476,8498,8483,8484,8485,8482,8481,8480,8477,8478,8479,8486,8487,8488,8496,8497,8494,8495,8493,8489,8490,8491,8492,8993,9015,8995,9547,9543,9544,9545,9542,9541,9540,9537,9538,9539,9546,9548,9535,9549,9556,9557,9558,9555,9554,9553,9550,9551,9552,9536,9534,9611,9521,9517,9518,9519,9516,9515,9514,9511,9512,9513,9520,9522,9533,9523,9530,9531,9532,9529,9528,9527,9524,9525,9526,9559,9560,9561,9598,9594,9595,9596,9593,9592,9591,9588,9589,9590,9597,9599,9562,9600,9607,9608,9609,9606,9605,9604,9601,9602,9603,9587,9586,9585,9584,9569,9570,9571,9568,9567,9566,9563,9564,9565,9572,9573,9574,9582,9583,9580,9581,9579,9575,9576,9577,9578,9510,9509,9508,9444,9440,9441,9442,9439,9438,9437,9434,9435,9436,9443,9445,9457,9446,9453,9454,9455,9452,9451,9450,9447,9448,9449,9433,9432,9431,9430,9415,9416,9417,9414,9413,9412,9409,9410,9411,9418,9419,9420,9428,9429,9426,9427,9425,9421,9422,9423,9424,9456,9458,9507,9495,9491,9492,9493,9490,9489,9488,9485,9486,9487,9494,9496,9459,9497,9504,9505,9506,9503,9502,9501,9498,9499,9500,9484,9483,9482,9481,9466,9467,9468,9465,9464,9463,9460,9461,9462,9469,9470,9471,9479,9480,9477,9478,9476,9472,9473,9474,9475,9610,9613,9407,9754,9750,9751,9752,9749,9748,9747,9744,9745,9746,9753,9755,9742,9756,9763,9764,9765,9762,9761,9760,9757,9758,9759,9743,9741,9614,9728,9724,9725,9726,9723,9722,9721,9718,9719,9720,9727,9729,9740,9730,9737,9738,9739,9736,9735,9734,9731,9732,9733,9766,9767,9768,9805,9801,9802,9803,9800,9799,9798,9795,9796,9797,9804,9806,9769,9807,9814,9815,9816,9813,9812,9811,9808,9809,9810,9794,9793,9792,9791,9776,9777,9778,9775,9774,9773,9770,9771,9772,9779,9780,9781,9789,9790,9787,9788,9786,9782,9783,9784,9785,9717,9716,9715,9650,9646,9647,9648,9645,9644,9643,9640,9641,9642,9649,9651,9663,9652,9659,9660,9661,9658,9657,9656,9653,9654,9655,9639,9638,9637,9636,9621,9622,9623,9620,9619,9618,9615,9616,9617,9624,9625,9626,9634,9635,9632,9633,9631,9627,9628,9629,9630,9662,9664,9714,9701,9697,9698,9699,9696,9695,9694,9691,9692,9693,9700,9702,9665,9703,9711,9712,9713,9710,9709,9708,9704,9705,9707,9690,9689,9688,9687,9672,9673,9674,9671,9670,9669,9666,9667,9668,9675,9676,9677,9685,9686,9683,9684,9682,9678,9679,9680,9681,9408,9406,8996,9135,9131,9132,9133,9130,9129,9128,9125,9126,9127,9134,9136,9123,9137,9144,9145,9146,9143,9142,9141,9138,9139,9140,9124,9122,9199,9109,9105,9106,9107,9104,9103,9102,9099,9100,9101,9108,9110,9121,9111,9118,9119,9120,9117,9116,9115,9112,9113,9114,9147,9148,9149,9186,9182,9183,9184,9181,9180,9179,9176,9177,9178,9185,9187,9150,9188,9195,9196,9197,9194,9193,9192,9189,9190,9191,91<text:soft-page-break/>75,9174,9173,9172,9157,9158,9159,9156,9155,9154,9151,9152,9153,9160,9161,9162,9170,9171,9168,9169,9167,9163,9164,9165,9166,9098,9097,9096,9032,9028,9029,9030,9027,9026,9025,9022,9023,9024,9031,9033,9045,9034,9041,9042,9043,9040,9039,9038,9035,9036,9037,9021,9020,9019,9018,9003,9004,9005,9002,9001,9000,8997,8998,8999,9006,9007,9008,9016,9017,9014,8222,9013,9009,9010,9011,9012,9044,9046,9095,9083,9079,9080,9081,9078,9077,9076,9073,9074,9075,9082,9084,9047,9085,9092,9093,9094,9091,9090,9089,9086,9087,9088,9072,9071,9070,9069,9054,9055,9056,9053,9052,9051,9048,9049,9050,9057,9058,9059,9067,9068,9065,9066,9064,9060,9061,9062,9063,9198,9200,9405,9340,9336,9337,9338,9335,9334,9333,9330,9331,9332,9339,9341,9328,9342,9349,9350,9351,9348,9347,9346,9343,9344,9345,9329,9327,9201,9314,9310,9311,9312,9309,9308,9307,9304,9305,9306,9313,9315,9326,9316,9323,9324,9325,9322,9321,9320,9317,9318,9319,9352,9353,9354,9392,9388,9389,9390,9387,9386,9384,9381,9382,9383,9391,9393,9355,9394,9402,9403,9404,9401,9400,9399,9395,9396,9398,9380,9379,9378,9377,9362,9363,9364,9361,9360,9359,9356,9357,9358,9365,9366,9367,9375,9376,9373,9374,9372,9368,9369,9370,9371,9303,9302,9301,9237,9233,9234,9235,9232,9231,9230,9227,9228,9229,9236,9238,9250,9239,9246,9247,9248,9245,9244,9243,9240,9241,9242,9226,9225,9224,9223,9208,9209,9210,9207,9206,9205,9202,9203,9204,9211,9212,9213,9221,9222,9219,9220,9218,9214,9215,9216,9217,9249,9251,9300,9288,9284,9285,9286,9283,9282,9281,9278,9279,9280,9287,9289,9252,9290,9297,9298,9299,9296,9295,9294,9291,9292,9293,9277,9276,9275,9274,9259,9260,9261,9258,9257,9256,9253,9254,9255,9262,9263,9264,9272,9273,9270,9271,9269,9265,9266,9267,9268,8223,8200,8221,7130,7126,7127,7128,7125,7124,7123,7120,7121,7122,7129,7131,7118,7132,7139,7140,7141,7138,7137,7136,7133,7134,7135,7119,7117,7092,7104,7100,7101,7102,7099,7098,7097,7094,7095,7096,7103,7105,7116,7106,7113,7114,7115,7112,7111,7110,7107,7108,7109,7142,7143,7144,7181,7177,7178,7179,7176,7175,7174,7171,7172,7173,7180,7182,7145,7183,7190,7191,7192,7189,7188,7187,7184,7185,7186,7170,7169,7168,7167,7152,7153,7154,7151,7150,7149,7146,7147,7148,7155,7156,7157,7165,7166,7163,7164,7162,7158,7159,7160,7161,7093,7091,8220,7027,7023,7024,7025,7022,7021,7020,7017,7018,7019,7026,7028,7015,7029,7036,7037,7038,7035,7034,7033,7030,7031,7032,7016,7014,7090,7001,6997,6998,6999,6996,6995,6994,6991,6992,6993,7000,7002,7013,7003,7010,7011,7012,7009,7008,7007,7004,7005,7006,7039,7040,7041,7078,7074,7075,7076,7073,7072,7071,7068,7069,7070,7077,7079,7042,7080,7087,7088,7089,7086,7085,7084,7081,7082,7083,7067,7066,7065,7064,7049,7050,7051,7048,7047,7046,7043,7044,7045,7052,7053,7054,7062,7063,7060,7061,7059,7055,7056,7057,7058,7193,7194,7195,7335,7331,7332,7333,7330,7329,7328,7325,7326,7327,7334,7336,7323,7337,7344,7345,7346,7343,7342,7341,7338,7339,7340,7324,7322,7196,7309,7305,7306,7307,7304,7303,7302,7299,7300,7301,7308,7310,7321,7311,7318,7319,7320,7317,7316,7315,7312,7313,7314,7347,7348,7349,7386,7382,7383,7384,7381,7380,7379,7376,7377,7378,7385,7387,7350,7388,7395,7396,7397,7394,7393,7392,7389,7390,7391,7375,7374,7373,7372,7357,7358,7359,7356,7355,7354,7351,7352,7353,7360,73</text:p>
      <text:p text:style-name="P1">61,7362,7370,7371,7368,7369,7367,7363,7364,7365,7366,7298,7297,7296,7232,7228,7229,7230,7227,7226,7225,7222,7223,7224,7231,7233,7245,7234,7241,7242,7243,7240,7239,7238,7235,7236,7237,7221,7220,7219,7218,7203,7204,7205,7202,7201,7200,7197,7198,7199,7206,7207,7208,7216,7217,7214,7215,7213,7209,7210,7211,7212,7244,7246,7295,7283,7279,7280,7281,7278,7277,7276,7273,7274,7275,7282,7284,7247,7285,7292,7293,7294,7291,7290,7289,7286,7287,7288,7272,7271,7270,7269,7254,7255,7256,7253,7252,7251,7248,7249,7250,7257,7258,7259,7267,7268,7265,7266,7264,7260,7261,7262,7263,6990,6989,6988,6718,6714,6715,6716,6713,6712,6711,6708,6709,6710,6717,6719,6706,6720,6727,6728,6729,6726,6725,6724,6721,6722,6723,6707,6705,6782,6692,6688,6689,6690,6687,6686,6685,6682,6683,6684,6691,6693,6704,6694,6701,6702,6703,6700,6699,6698,6695,6696,6697,6730,6731,6732,6769,6765,6766,6767,6764,6763,6762,6759,6760,6761,6768,6770,6733,6771,6778,6779,6780,6777,6776,6775,6772,6773,6774,6758,6757,6756,6755,6740,6741,6742,6739,6738,6737,6734,6735,6736,6743,6744,6745,6753,6754,6751,6752,6750,6746,6747,6748,6749,6681,6680,6679,6615,6611,6612,6613,6610,6609,6608,6605,6606,6607,6614,6616,6628,6617,6624,6625,6626,6623,6622,6621,6618,6619,6620,6604,6603,6602,6601,6586,6587,6588,6585,6584,6583,6580,6581,6582,6589,6590,6591,6599,6600,6597,6598,6596,6592,6593,6594,6595,6627,6629,6678,6666,6662,6663,6664,6661,6660,6659,6656,6657,6658,6665,6667,6630,6668,66<text:soft-page-break/>75,6676,6677,6674,6673,6672,6669,6670,6671,6655,6654,6653,6652,6637,6638,6639,6636,6635,6634,6631,6632,6633,6640,6641,6642,6650,6651,6648,6649,6647,6643,6644,6645,6646,6781,6783,6987,6924,6920,6921,6922,6919,6918,6917,6914,6915,6916,6923,6925,6912,6926,6933,6934,6935,6932,6931,6930,6927,6928,6929,6913,6911,6784,6898,6894,6895,6896,6893,6892,6891,6888,6889,6890,6897,6899,6910,6900,6907,6908,6909,6906,6905,6904,6901,6902,6903,6936,6937,6938,6975,6971,6972,6973,6970,6969,6968,6965,6966,6967,6974,6976,6939,6977,6984,6985,6986,6983,6982,6981,6978,6979,6980,6964,6963,6962,6961,6946,6947,6948,6945,6944,6943,6940,6941,6942,6949,6950,6951,6959,6960,6957,6958,6956,6952,6953,6954,6955,6887,6886,6885,6820,6816,6817,6818,6815,6814,6813,6810,6811,6812,6819,6821,6834,6822,6830,6831,6832,6829,6827,6826,6823,6824,6825,6809,6808,6807,6806,6791,6792,6793,6790,6789,6788,6785,6786,6787,6794,6795,6796,6804,6805,6802,6803,6801,6797,6798,6799,6800,6833,6835,6884,6872,6868,6869,6870,6867,6866,6865,6862,6863,6864,6871,6873,6836,6874,6881,6882,6883,6880,6879,6878,6875,6876,6877,6861,6860,6859,6858,6843,6844,6845,6842,6841,6840,6837,6838,6839,6846,6847,6848,6856,6857,6854,6855,6853,6849,6850,6851,6852,7398,7399,7400,7950,7946,7947,7948,7945,7944,7943,7940,7941,7942,7949,7951,7938,7952,7959,7960,7961,7958,7957,7956,7953,7954,7955,7939,7937,8014,7924,7920,7921,7922,7919,7918,7917,7914,7915,7916,7923,7925,7936,7926,7933,7934,7935,7932,7931,7930,7927,7928,7929,7962,7963,7964,8001,7997,7998,7999,7996,7995,7994,7991,7992,7993,8000,8002,7965,8003,8010,8011,8012,8009,8008,8007,8004,8005,8006,7990,7989,7988,7987,7972,7973,7974,7971,7970,7969,7966,7967,7968,7975,7976,7977,7985,7986,7983,7984,7982,7978,7979,7980,7981,7913,7912,7911,7847,7843,7844,7845,7842,7841,7840,7837,7838,7839,7846,7848,7860,7849,7856,7857,7858,7855,7854,7853,7850,7851,7852,7836,7835,7834,7833,7818,7819,7820,7817,7816,7815,7812,7813,7814,7821,7822,7823,7831,7832,7829,7830,7828,7824,7825,7826,7827,7859,7861,7910,7898,7894,7895,7896,7893,7892,7891,7888,7889,7890,7897,7899,7862,7900,7907,7908,7909,7906,7905,7904,7901,7902,7903,7887,7886,7885,7884,7869,7870,7871,7868,7867,7866,7863,7864,7865,7872,7873,7874,7882,7883,7880,7881,7879,7875,7876,7877,7878,8013,8015,7810,8156,8152,8153,8154,8151,8150,8149,8146,8147,8148,8155,8157,8144,8158,8165,8166,8167,8164,8163,8162,8159,8160,8161,8145,8143,8016,8130,8126,8127,8128,8125,8124,8123,8120,8121,8122,8129,8131,8142,8132,8139,8140,8141,8138,8137,8136,8133,8134,8135,8168,8169,8170,8208,8204,8205,8206,8203,8202,8201,8198,8199,9818,8207,8209,8171,8210,8217,8218,8219,8216,8215,8214,8211,8212,8213,8197,8196,8195,8194,8178,8179,8180,8177,8176,8175,8172,8173,8174,8181,8182,8183,8192,8193,8190,8191,8189,8185,8186,8187,8188,8119,8118,8117,8053,8049,8050,8051,8048,8047,8046,8043,8044,8045,8052,8054,8066,8055,8062,8063,8064,8061,8060,8059,8056,8057,8058,8042,8041,8040,8039,8023,8024,8025,8022,8021,8020,8017,8018,8019,8026,8027,8028,8037,8038,8035,8036,8034,8029,8030,8032,8033,8065,8067,8116,8104,8100,8101,8102,8099,8098,8097,8094,8095,8096,8103,8105,8068,8106,8113,8114,8115,8112,8111,8110,8107,8108,8109,8093,8092,8091,8090,8075,8076,8077,8074,8073,8072,8069,8070,8071,8078,8079,8080,8088,8089,8086,8087,8085,8081,8082,8083,8084,7811,7809,7401,7540,7536,7537,7538,7535,7534,7533,7530,7531,7532,7539,7541,7528,7542,7549,7550,7551,7548,7547,7546,7543,7544,7545,7529,7527,7604,7514,7510,7511,7512,7509,7508,7507,7504,7505,7506,7513,7515,7526,7516,7523,7524,7525,7522,7521,7520,7517,7518,7519,7552,7553,7554,7591,7587,7588,7589,7586,7585,7584,7581,7582,7583,7590,7592,7555,7593,7600,7601,7602,7599,7598,7597,7594,7595,7596,7580,7579,7578,7577,7562,7563,7564,7561,7560,7559,7556,7557,7558,7565,7566,7567,7575,7576,7573,7574,7572,7568,7569,7570,7571,7503,7502,7501,7437,7433,7434,7435,7432,7431,7430,7427,7428,7429,7436,7438,7450,7439,7446,7447,7448,7445,7444,7443,7440,7441,7442,7426,7425,7424,7423,7408,7409,7410,7407,7406,7405,7402,7403,7404,7411,7412,7413,7421,7422,7419,7420,7418,7414,7415,7416,7417,7449,7451,7500,7488,7484,7485,7486,7483,7482,7481,7478,7479,7480,7487,7489,7452,7490,7497,7498,7499,7496,7495,7494,7491,7492,7493,7477,7476,7475,7474,7459,7460,7461,7458,7457,7456,7453,7454,7455,7462,7463,7464,7472,7473,7470,7471,7469,7465,7466,7467,7468,7603,7605,7808,7745,7741,7742,7743,7740,7739,7738,7735,7736,7737,7744,7746,7733,7747,7754,7755,7756,7753,7752,7751,7748,7749,7750,7734,7732,7606,7719,7715,7716,7717,7714,7713,7712,7709,7710,7711,7718,7720,7731,7721,7728,7729,7730,7727,7726,7725,7722,7723,7724,7757,7758,7759,7796,7792,7793,7794,7791,7790,7789,7786,7787,7788,7795,7797,7760,7798,780<text:soft-page-break/>5,7806,7807,7804,7803,7802,7799,7800,7801,7785,7784,7783,7782,7767,7768,7769,7766,7765,7764,7761,7762,7763,7770,7771,7772,7780,7781,7778,7779,7777,7773,7774,7775,7776,7708,7707,7706,7642,7638,7639,7640,7637,7636,7635,7632,7633,7634,7641,7643,7655,7644,7651,7652,7653,7650,7649,7648,7645,7646,7647,7631,7630,7629,7628,7613,7614,7615,7612,7611,7610,7607,7608,7609,7616,7617,7618,7626,7627,7624,7625,7623,7619,7620,7621,7622,7654,7656,7705,7693,7689,7690,7691,7688,7687,7686,7683,7684,7685,7692,7694,7657,7695,7702,7703,7704,7701,7700,7699,7696,7697,7698,7682,7681,7680,7679,7664,7665,7666,7663,7662,7661,7658,7659,7660,7667,7668,7669,7677,7678,7675,7676,7674,7670,7671,7672,7673,9817,9844,9819,12013,12009,12010,12011,12007,12006,12005,12002,12003,12004,12012,12014,12000,12015,12022,12023,12024,12021,12020,12019,12016,12017,12018,12001,11999,12077,11986,11982,11983,11984,11981,11980,11979,11976,11977,11978,11985,11987,11998,11988,11995,11996,11997,11994,11993,11992,11989,11990,11991,12025,12026,12027,12064,12060,12061,12062,12059,12058,12057,12054,12055,12056,12063,12065,12028,12066,12073,12074,12075,12072,12071,12070,12067,12068,12069,12053,12052,12051,12050,12035,12036,12037,12034,12033,12032,12029,12030,12031,12038,12039,12040,12048,12049,12046,12047,12045,12041,12042,12043,12044,11975,11974,11973,11909,11905,11906,11907,11904,11903,11902,11899,11900,11901,11908,11910,11922,11911,11918,11919,11920,11917,11916,11915,11912,11913,11914,11898,11897,11896,11895,11880,11881,11882,11879,11878,11877,11874,11875,11876,11883,11884,11885,11893,11894,11891,11892,11890,11886,11887,11888,11889,11921,11923,11972,11960,11956,11957,11958,11955,11954,11953,11950,11951,11952,11959,11961,11924,11962,11969,11970,11971,11968,11967,11966,11963,11964,11965,11949,11948,11947,11946,11931,11932,11933,11930,11929,11928,11925,11926,11927,11934,11935,11936,11944,11945,11942,11943,11941,11937,11938,11939,11940,12076,12078,11872,12219,12214,12215,12216,12213,12212,12211,12208,12209,12210,12218,12220,12206,12221,12228,12229,12230,12227,12226,12225,12222,12223,12224,12207,12205,12079,12192,12188,12189,12190,12187,12186,12185,12182,12183,12184,12191,12193,12204,12194,12201,12202,12203,12200,12199,12198,12195,12196,12197,12231,12232,12233,12270,12266,12267,12268,12265,12264,12263,12260,12261,12262,12269,12271,12234,12272,12279,12280,12281,12278,12277,12276,12273,12274,12275,12259,12258,12257,12256,12241,12242,12243,12240,12239,12238,12235,12236,12237,12244,12245,12246,12254,12255,12252,12253,12251,12247,12248,12249,12250,12181,12180,12179,12115,12111,12112,12113,12110,12109,12108,12105,12106,12107,12114,12116,12128,12117,12124,12125,12126,12123,12122,12121,12118,12119,12120,12104,12103,12102,12101,12086,12087,12088,12085,12084,12083,12080,12081,12082,12089,12090,12091,12099,12100,12097,12098,12096,12092,12093,12094,12095,12127,12129,12178,12166,12162,12163,12164,12161,12160,12159,12156,12157,12158,12165,12167,12130,12168,12175,12176,12177,12174,12173,12172,12169,12170,12171,12155,12154,12153,12152,12137,12138,12139,12136,12135,12134,12131,12132,12133,12140,12141,12142,12150,12151,12148,12149,12147,12143,12144,12145,12146,11873,11871,11461,11601,11597,11598,11599,11596,11595,11594,11591,11592,11593,11600,11602,11589,11603,11610,11611,11612,11609,11608,11607,11604,11605,11606,11590,11588,11665,11575,11571,11572,11573,11570,11569,11568,11565,11566,11567,11574,11576,11587,11577,11584,11585,11586,11583,11582,11581,11578,11579,11580,11613,11614,11615,11652,11648,11649,11650,11647,11646,11645,11642,11643,11644,11651,11653,11616,11654,11661,11662,11663,11660,11659,11658,11655,11656,11657,11641,11640,11639,11638,11623,11624,11625,11622,11621,11620,11617,11618,11619,11626,11627,11628,11636,11637,11634,11635,11633,11629,11630,11631,11632,11564,11563,11562,11498,11494,11495,11496,11493,11492,11491,11488,11489,11490,11497,11499,11511,11500,11507,11508,11509,11506,11505,11504,11501,11502,11503,11487,11486,11485,11484,11469,11470,11471,11468,11467,1</text:p>
      <text:p text:style-name="P1">1466,11463,11464,11465,11472,11473,11474,11482,11483,11480,11481,11479,11475,11476,11477,11478,11510,11512,11561,11549,11545,11546,11547,11544,11543,11542,11539,11540,11541,11548,11550,11513,11551,11558,11559,11560,11557,11556,11555,11552,11553,11554,11538,11537,11536,11535,11520,11521,11522,11519,11518,11517,11514,11515,11516,11523,11524,11525,11533,11534,11531,11532,11530,11526,11527,11528,11529,11664,11666,11870,11806,11802,11803,11804,11801,11800,11799,11796,11797,11798,11805,11807,11794,11808,11815,11816,11817,11814,1<text:soft-page-break/>1813,11812,11809,11810,11811,11795,11793,11667,11780,11776,11777,11778,11775,11774,11773,11770,11771,11772,11779,11781,11792,11782,11789,11790,11791,11788,11787,11786,11783,11784,11785,11818,11819,11820,11858,11854,11855,11856,11853,11852,11851,11848,11849,11850,11857,11859,11821,11860,11867,11868,11869,11866,11865,11864,11861,11862,11863,11847,11846,11845,11844,11829,11830,11831,11828,11827,11826,11822,11823,11824,11832,11833,11834,11842,11843,11840,11841,11839,11835,11836,11837,11838,11769,11768,11767,11703,11699,11700,11701,11698,11697,11696,11693,11694,11695,11702,11704,11716,11705,11712,11713,11714,11711,11710,11709,11706,11707,11708,11692,11691,11690,11689,11674,11675,11676,11673,11672,11671,11668,11669,11670,11677,11678,11679,11687,11688,11685,11686,11684,11680,11681,11682,11683,11715,11717,11766,11754,11750,11751,11752,11749,11748,11747,11744,11745,11746,11753,11755,11718,11756,11763,11764,11765,11762,11761,11760,11757,11758,11759,11743,11742,11741,11740,11725,11726,11727,11724,11723,11722,11719,11720,11721,11728,11729,11730,11738,11739,11736,11737,11735,11731,11732,11733,11734,12282,12283,12284,12834,12830,12831,12832,12829,12828,12827,12824,12825,12826,12833,12835,12822,12836,12843,12844,12845,12842,12841,12840,12837,12838,12839,12823,12821,12898,12808,12804,12805,12806,12803,12802,12801,12798,12799,12800,12807,12809,12820,12810,12817,12818,12819,12816,12815,12814,12811,12812,12813,12846,12847,12848,12885,12881,12882,12883,12880,12879,12878,12875,12876,12877,12884,12886,12849,12887,12894,12895,12896,12893,12892,12891,12888,12889,12890,12874,12873,12872,12871,12856,12857,12858,12855,12854,12853,12850,12851,12852,12859,12860,12861,12869,12870,12867,12868,12866,12862,12863,12864,12865,12797,12796,12795,12731,12727,12728,12729,12726,12725,12724,12721,12722,12723,12730,12732,12744,12733,12740,12741,12742,12739,12738,12737,12734,12735,12736,12720,12719,12718,12717,12702,12703,12704,12701,12700,12699,12696,12697,12698,12705,12706,12707,12715,12716,12713,12714,12712,12708,12709,12710,12711,12743,12745,12794,12782,12778,12779,12780,12777,12776,12775,12772,12773,12774,12781,12783,12746,12784,12791,12792,12793,12790,12789,12788,12785,12786,12787,12771,12770,12769,12768,12753,12754,12755,12752,12751,12750,12747,12748,12749,12756,12757,12758,12766,12767,12764,12765,12763,12759,12760,12761,12762,12897,12899,12285,13039,13035,13036,13037,13034,13033,13032,13029,13030,13031,13038,13040,13027,13041,13048,13049,13050,13047,13046,13045,13042,13043,13044,13028,13026,12900,13013,13009,13010,13011,13008,13007,13006,13003,13004,13005,13012,13014,13025,13015,13022,13023,13024,13021,13020,13019,13016,13017,13018,13051,13052,13053,13090,13086,13087,13088,13085,13084,13083,13080,13081,13082,13089,13091,13054,13092,13099,13100,13101,13098,13097,13096,13093,13094,13095,13079,13078,13077,13076,13061,13062,13063,13060,13059,13058,13055,13056,13057,13064,13065,13066,13074,13075,13072,13073,13071,13067,13068,13069,13070,13002,13001,13000,12936,12932,12933,12934,12931,12930,12929,12926,12927,12928,12935,12937,12949,12938,12945,12946,12947,12944,12943,12942,12939,12940,12941,12925,12924,12923,12922,12907,12908,12909,12906,12905,12904,12901,12902,12903,12910,12911,12912,12920,12921,12918,12919,12917,12913,12914,12915,12916,12948,12950,12999,12987,12983,12984,12985,12982,12981,12980,12977,12978,12979,12986,12988,12951,12989,12996,12997,12998,12995,12994,12993,12990,12991,12992,12976,12975,12974,12973,12958,12959,12960,12957,12956,12955,12952,12953,12954,12961,12962,12963,12971,12972,12969,12970,12968,12964,12965,12966,12967,12695,12694,12693,12425,12421,12422,12423,12420,12419,12418,12415,12416,12417,12424,12426,12413,12427,12434,12435,12436,12433,12432,12431,12428,12429,12430,12414,12412,12692,12399,12395,12396,12397,12394,12393,12391,12388,12389,12390,12398,12400,12411,12401,12408,12409,12410,12407,12406,12405,12402,12403,12404,12437,12438,12439,12476,12472,12473,12474,12471,12470,12469,12466,12467,12468,12475,12477,12440,12478,12485,12486,12487,12484,12483,12482,12479,12480,12481,12465,12464,12463,12462,12447,12448,12449,12446,12445,12444,12441,12442,12443,12450,12451,12452,12460,12461,12458,12459,12457,12453,12454,12455,12456,12387,12386,12385,12321,12317,12318,12319,12316,12315,12314,12311,12312,12313,12320,12322,12334,12323,12330,12331,12332,12329,12328,12327,12324,12325,12326,12310,12309,12308,12307,12292,12293,12294,12291,12290,12289,12286,12287,12288,12295,12296,12297,12305,12306,12303,12304,12302,12298,12299,12300,12301,12333,12335,12384,12372,12368,12369,12370,12367,1<text:soft-page-break/>2366,12365,12362,12363,12364,12371,12373,12336,12374,12381,12382,12383,12380,12379,12378,12375,12376,12377,12361,12360,12359,12358,12343,12344,12345,12342,12341,12340,12337,12338,12339,12346,12347,12348,12356,12357,12354,12355,12353,12349,12350,12351,12352,12488,12489,12490,12629,12625,12626,12627,12624,12623,12622,12619,12620,12621,12628,12630,12642,12631,12638,12639,12640,12637,12636,12635,12632,12633,12634,12618,12617,12616,12615,12600,12601,12602,12599,12598,12597,12594,12595,12596,12603,12604,12605,12613,12614,12611,12612,12610,12606,12607,12608,12609,12641,12643,12592,12680,12676,12677,12678,12675,12674,12673,12670,12671,12672,12679,12681,12644,12682,12689,12690,12691,12688,12687,12686,12683,12684,12685,12669,12668,12667,12666,12651,12652,12653,12650,12649,12648,12645,12646,12647,12654,12655,12656,12664,12665,12662,12663,12661,12657,12658,12659,12660,12593,12591,12491,12527,12523,12524,12525,12522,12521,12520,12517,12518,12519,12526,12528,12540,12529,12536,12537,12538,12535,12534,12533,12530,12531,12532,12516,12515,12514,12513,12498,12499,12500,12497,12496,12495,12492,12493,12494,12501,12502,12503,12511,12512,12509,12510,12508,12504,12505,12506,12507,12539,12541,12590,12578,12574,12575,12576,12573,12572,12571,12568,12569,12570,12577,12579,12542,12580,12587,12588,12589,12586,12585,12584,12581,12582,12583,12567,12566,12565,12564,12549,12550,12551,12548,12547,12546,12543,12544,12545,12552,12553,12554,12562,12563,12560,12561,12559,12555,12556,12557,12558,11462,11460,9820,10371,10367,10368,10369,10366,10365,10364,10361,10362,10363,10370,10372,10359,10373,10380,10381,10382,10379,10378,10377,10374,10375,10376,10360,10358,10435,10345,10341,10342,10343,10340,10339,10338,10335,10336,10337,10344,10346,10357,10347,10354,10355,10356,10353,10352,10351,10348,10349,10350,10383,10384,10385,10422,10418,10419,10420,10417,10416,10415,10412,10413,10414,10421,10423,10386,10424,10431,10432,10433,10430,10429,10428,10425,10426,10427,10411,10410,10409,10408,10393,10394,10395,10392,10391,10390,10387,10388,10389,10396,10397,10398,10406,10407,10404,10405,10403,10399,10400,10401,10402,10334,10333,10332,10268,10264,10265,10266,10263,10262,10261,10258,10259,10260,10267,10269,10281,10270,10277,10278,10279,10276,10275,10274,10271,10272,10273,10257,10256,10255,10254,10239,10240,10241,10238,10237,10236,10233,10234,10235,10242,10243,10244,10252,10253,10250,10251,10249,10245,10246,10247,10248,10280,10282,10331,10319,10315,10316,10317,10314,10313,10312,10309,10310,10311,10318,10320,10283,10321,10328,10329,10330,10327,10326,10325,10322,10323,10324,10308,10307,10306,10305,10290,10291,10292,10289,10288,10287,10284,10285,10286,10293,10294,10295,10303,10304,10301,10302,10300,10296,10297,10298,10299,10434,10436,10231,10576,10572,10573,10574,10571,10570,10569,10566,10567,10568,10575,10577,10564,10578,10585,10586,10587,10584,10583,10582,10579,10580,10581,10565,10563,10437,10550,10546,10547,10548,10545,10544,10543,10540,10541,10542,10549,10551,10562,10552,10559,10560,10561,10558,10557,10556,10553,10554,10555,10588,10589,10590,10627,10623,10624,10625,10622,10621,10620,10617,10618,10619,10626,10628,10591,10629,10636,10637,10638,10635,10634,10633,10630,10631,10632,10616,10615,10614,10613,10598,10599,10600,10597,10596,10595,10592,10593,10594,10601,10602,10603,10611,10612,10609,10610,10608,10604,10605,10606,10607,10539,10538,10537,10473,10469,10470,10471,10468,10467,10466,10463,10464,10465,10472,10474,10486,10475,10482,10483,10484,10481,10480,10479,10476,10477,10478,10462,10461,10460,10459,10444,10445,10446,10443,10442,10441,10438,10439,10440,10447,10448,10449,10457,10458,10455,10456,10454,10450,10451,10452,10453,10485,10487,10536,10524,10520,10521,10522,10519,10518,10517,10514,10515,10516,10523,10525,10488,10526,10533,10534,10535,10532,10531,10530,10527,10528,10529,10513,10512,10511,10510,10495,10496,10497,10494,10493,10492,10489,10490,10491,10498,10499,10500,10508,10509,10506,10507,10505,10501,10502,10503,10504,10232,10230,11459,9960,9956,9957,9958,9955,9954,9953,9950,9951,9952,9959,9961,9948,9962,9969,9970,9971,9968,9967,9966,9963,9964,9965,9949,9947,10025,9934,9930,9931,9932,9929,9928,9927,9924,9925,9926,9933,9935,9946,9936,9943,9944,9945,9942,9941,9940,9937,9938,9939,9972,9973,9974,10012,10008,10009,10010,10007,10006,10005,10002,10003,10004,10011,10013,9975,10014,10021,10022,10023,10020,10019,10018,10015,10016,10017,10001,10000,9999,9998,9982,9983,9984,9981,9980,9979,9976,9977,9978,9985,9986,9987,9996,9997,9994,9995,9992,9988,9989,9990,9991,9923,9922,9921,9857,9853,9854,9855,9851,9850,9849,<text:soft-page-break/>9846,9847,9848,9856,9858,9870,9859,9866,9867,9868,9865,9864,9863,9860,9861,9862,9845,6578,9843,9842,9827,9828,9829,9826,9825,9824,9821,9822,9823,9830,9831,9832,9840,9841,9838,9839,9837,9833,9834,9835,9836,9869,9871,9920,9908,9904,9905,9906,9903,9902,9901,9898,9899,9900,9907,9909,9872,9910,9917,9918,9919,9916,9915,9914,9911,9912,9913,9897,9896,9895,9894,9879,9880,9881,9878,9877,9876,9873,9874,9875,98</text:p>
      <text:p text:style-name="P1">82,9883,9884,9892,9893,9890,9891,9889,9885,9886,9887,9888,10024,10026,10229,10166,10162,10163,10164,10161,10160,10159,10156,10157,10158,10165,10167,10154,10168,10175,10176,10177,10174,10173,10172,10169,10170,10171,10155,10153,10027,10140,10136,10137,10138,10135,10134,10133,10130,10131,10132,10139,10141,10152,10142,10149,10150,10151,10148,10147,10146,10143,10144,10145,10178,10179,10180,10217,10213,10214,10215,10212,10211,10210,10207,10208,10209,10216,10218,10181,10219,10226,10227,10228,10225,10224,10223,10220,10221,10222,10206,10205,10204,10203,10188,10189,10190,10187,10186,10185,10182,10183,10184,10191,10192,10193,10201,10202,10199,10200,10198,10194,10195,10196,10197,10129,10128,10127,10063,10059,10060,10061,10058,10057,10056,10053,10054,10055,10062,10064,10076,10065,10072,10073,10074,10071,10070,10069,10066,10067,10068,10052,10051,10050,10049,10034,10035,10036,10033,10032,10031,10028,10029,10030,10037,10038,10039,10047,10048,10045,10046,10044,10040,10041,10042,10043,10075,10077,10126,10114,10110,10111,10112,10109,10108,10107,10104,10105,10106,10113,10115,10078,10116,10123,10124,10125,10122,10121,10120,10117,10118,10119,10103,10102,10101,10100,10085,10086,10087,10084,10083,10082,10079,10080,10081,10088,10089,10090,10098,10099,10096,10097,10095,10091,10092,10093,10094,10639,10640,10641,11191,11187,11188,11189,11186,11185,11184,11181,11182,11183,11190,11192,11179,11193,11200,11201,11202,11199,11198,11197,11194,11195,11196,11180,11178,11255,11165,11161,11162,11163,11160,11159,11158,11155,11156,11157,11164,11166,11177,11167,11174,11175,11176,11173,11172,11171,11168,11169,11170,11203,11204,11205,11242,11238,11239,11240,11237,11236,11235,11232,11233,11234,11241,11243,11206,11244,11251,11252,11253,11250,11249,11248,11245,11246,11247,11231,11230,11229,11228,11213,11214,11215,11212,11211,11210,11207,11208,11209,11216,11217,11218,11226,11227,11224,11225,11223,11219,11220,11221,11222,11154,11153,11152,11087,11083,11084,11085,11082,11081,11080,11077,11078,11079,11086,11088,11100,11089,11096,11097,11098,11095,11094,11093,11090,11091,11092,11076,11075,11074,11073,11058,11059,11060,11057,11056,11055,11052,11053,11054,11061,11062,11063,11071,11072,11069,11070,11068,11064,11065,11066,11067,11099,11101,11151,11139,11135,11136,11137,11134,11133,11132,11129,11130,11131,11138,11140,11102,11141,11148,11149,11150,11147,11146,11145,11142,11143,11144,11128,11127,11126,11125,11109,11110,11111,11108,11107,11106,11103,11104,11105,11113,11114,11115,11123,11124,11121,11122,11120,11116,11117,11118,11119,11254,11256,10642,11396,11392,11393,11394,11391,11390,11389,11386,11387,11388,11395,11397,11384,11398,11405,11406,11407,11404,11403,11402,11399,11400,11401,11385,11383,11257,11370,11366,11367,11368,11365,11364,11363,11360,11361,11362,11369,11371,11382,11372,11379,11380,11381,11378,11377,11376,11373,11374,11375,11408,11409,11410,11447,11443,11444,11445,11442,11441,11440,11437,11438,11439,11446,11448,11411,11449,11456,11457,11458,11455,11454,11453,11450,11451,11452,11436,11435,11434,11433,11418,11419,11420,11417,11416,11415,11412,11413,11414,11421,11422,11423,11431,11432,11429,11430,11428,11424,11425,11426,11427,11359,11358,11357,11293,11289,11290,11291,11288,11287,11286,11283,11284,11285,11292,11294,11306,11295,11302,11303,11304,11301,11300,11299,11296,11297,11298,11282,11281,11280,11279,11264,11265,11266,11263,11262,11261,11258,11259,11260,11267,11268,11269,11277,11278,11275,11276,11274,11270,11271,11272,11273,11305,11307,11356,11344,11340,11341,11342,11339,11338,11337,11334,11335,11336,11343,11345,11308,11346,11353,11354,11355,11352,11351,11350,11347,11348,11349,11333,11332,11331,11330,11315,11316,11317,11314,11313,11312,11309,11310,11311,11318,11319,11320,11328,11329,11326,11327,11325,11321,11322,11323,11324,11051,11050,11049,10781,10777,10778,10779,10776,10775,10774,10771,10772,10773,10780,10782,10769,10783,10790,10791,10792,10789,10788,10787,10784,10785,10786,10770,10768,11048,10755,10751,10752,10753,10750,10749,10748,10745,10746,10747,10754,10756,10767,10757,10764,10765,10766,10763,10762,10761,10758,10759,10760,10793,10794,10795,10832,10828,10829,10830,10827,10826,10825,10822,10823,10<text:soft-page-break/>824,10831,10833,10796,10834,10841,10842,10843,10840,10839,10838,10835,10836,10837,10821,10820,10819,10818,10803,10804,10805,10802,10801,10800,10797,10798,10799,10806,10807,10808,10816,10817,10814,10815,10813,10809,10810,10811,10812,10744,10743,10742,10678,10674,10675,10676,10673,10672,10671,10668,10669,10670,10677,10679,10691,10680,10687,10688,10689,10686,10685,10684,10681,10682,10683,10667,10666,10665,10664,10649,10650,10651,10648,10647,10646,10643,10644,10645,10652,10653,10654,10662,10663,10660,10661,10659,10655,10656,10657,10658,10690,10692,10741,10729,10725,10726,10727,10724,10723,10722,10719,10720,10721,10728,10730,10693,10731,10738,10739,10740,10737,10736,10735,10732,10733,10734,10718,10717,10716,10715,10700,10701,10702,10699,10698,10697,10694,10695,10696,10703,10704,10705,10713,10714,10711,10712,10710,10706,10707,10708,10709,10844,10845,10846,10985,10981,10982,10983,10980,10979,10978,10975,10976,10977,10984,10986,10998,10987,10994,10995,10996,10993,10992,10991,10988,10989,10990,10974,10973,10972,10971,10956,10957,10958,10955,10954,10953,10950,10951,10952,10959,10960,10961,10969,10970,10967,10968,10966,10962,10963,10964,10965,10997,10999,10948,11036,11032,11033,11034,11031,11030,11029,11026,11027,11028,11035,11037,11000,11038,11045,11046,11047,11044,11043,11042,11039,11040,11041,11025,11024,11023,11022,11007,11008,11009,11006,11005,11004,11001,11002,11003,11010,11011,11012,11020,11021,11018,11019,11017,11013,11014,11015,11016,10949,10947,10847,10883,10879,10880,10881,10878,10877,10876,10873,10874,10875,10882,10884,10896,10885,10892,10893,10894,10891,10890,10889,10886,10887,10888,10872,10871,10870,10869,10854,10855,10856,10853,10852,10851,10848,10849,10850,10857,10858,10859,10867,10868,10865,10866,10864,10860,10861,10862,10863,10895,10897,10946,10934,10930,10931,10932,10929,10928,10927,10924,10925,10926,10933,10935,10898,10936,10943,10944,10945,10942,10941,10940,10937,10938,10939,10923,10922,10921,10920,10905,10906,10907,10904,10903,10902,10899,10900,10901,10908,10909,10910,10918,10919,10916,10917,10915,10911,10912,10913,10914,6579,6552,6577,2196,2192,2193,2194,2191,2190,2189,2186,2187,2188,2195,2197,2184,2198,2205,2206,2207,2204,2203,2202,2199,2200,2201,2185,2183,2260,2170,2166,2167,2168,2165,2164,2163,2160,2161,2162,2169,2171,2182,2172,2179,2180,2181,2178,2177,2176,2173,2174,2175,2208,2209,2210,2247,2243,2244,2245,2242,2241,2240,2237,2238,2239,2246,2248,2211,2249,2256,2257,2258,2255,2254,2253,2250,2251,2252,2236,2235,2234,2233,2218,2219,2220,2217,2216,2215,2212,2213,2214,2221,2222,2223,2231,2232,2229,2230,2228,2224,2225,2226,2227,2159,2158,2157,2093,2089,2090,2091,2088,2087,2086,2083,2084,2085,2092,2094,2106,2095,2102,2103,2104,2101,2100,2099,2096,2097,2098,2082,2081,2080,2079,2064,2065,2066,2063,2062,2061,2058,2059,2060,2067,2068,2069,2077,2078,2075,2076,2074,2070,2071,2072,2073,2105,2107,2156,2144,2140,2141,2142,2139,2138,2137,2134,2135,2136,2143,2145,2108,2146,2153,2154,2155,2152,2151,2150,2147,2148,2149,2133,2132,2131,2130,2115,2116,2117,2114,2113,2112,2109,2110,2111,2118,2119,2120,2128,2129,2126,2127,2125,2121,2122,2123,2124,2259,2261,2056,2403,2399,2400,2401,2398,2397,2396,2393,2394,2395,2402,2404,2391,2405,2412,2413,2414,2411,2410,2409,2406,2407,2408,2392,2390,2262,2377,2373,2374,2375,2372,2371,2370,2367,2368,2369,2376,2378,2389,2379,2386,2387,2388,2385,2384,2383,2380,2381,2382,2415,2416,2417,2454,2450,2451,2452,2449,2448,2447,2444,2445,2446,2453,2455,2418,2456,2463,2464,2465,2462,2461,2460,2457,2458,2459,2443,2442,2441,2440,2425,2426,2427,2424,2423,2422,2419,2420,2421,2428,2429,2430,2438,2439,2436,2437,2435,2431,2432,2433,2434,2366,2365,2364,2298,2294,2295,2296,2293,2292,2291,2288,2289,2290,2297,2299,2311,2300,2307,2308,2309,2306,2305,2304,2301,2302,2303,2287,2286,2285,2284,2269,2270,2271,2268,2267,2266,2263,2264,2265,2272,2273,2274,2282,2283,2280,2281,2279,2275,2276,2277,2278,2310,2312,2363,2351,2347,2348,2349,2346,2345,2344,2341,2342,2343,2350,2352,2313,2353,2360,2361,2362,2359,2358,2357,2354,2355,2356,2340,2339,2338,2337,2321,2322,2323,2320,2319,2318,2315,2316,2317,2324,2325,2326,2335,2336,2333,2334,2332,2327,2328,2329,2330,2057,2055,1641,1783,1779,1780,1781,1778,1777,1776,1773,1774,1775,1782,1784,1771,1785,1792,1793,1794,1791,1790,1789,1786,1787,1788,1772,1770,1849,1757,1753,1754,1755,1752,1751,1750,1747,1748,1749,1756,1758,1769,1759,1766,1767,1768,1765,1764,1763,1760,1761,1762,1795,1796,1797,1835,1831,1832,1833,1830,1829,1828,1825,1826,1827,1834,1836,1798,1837,1844,1845,1846,1843,1842,1841,1838,1839,1840,1824,1823,1822,1821,1805,1806,1808,1804,1803,1802,1799,1800,1801,1809,1<text:soft-page-break/>810,1811,1819,1820,1817,1818,1816,1812,1813,1814,1815,1746,1745,1744,1678,1674,1675,1676,1673,1672,1671,1668,1669,1670,1677,1679,1691,1680,1687,1688,1689,1686,1685,1684,1681,1682,1683,1667,1666,1665,1664,1649,1650,1651,1648,1647,1646,1643,1644,1645,1652,1653,1654,1662,1663,1660,1661,1659,1655,1656,1657,1658,1690,1692,1743,1731,1727,1728,1729,1726,1725,1724,1721,1722,1723,1730,1732,1693,1733,1740,1741,1742,1739,1738,1737,1734,1735,1736,1720,1719,1718,1717,1700,1701,1702,1699,1698,1697,1694,1695,1696,1704,1705,1706,1715,1716,1713,1714,1712,1708,1709,1710,1711,1847,1850,2054,1991,1987,1988,1989,1986,1985,1984,1981,1982,1983,1990,1992,1979,1993,2000,2001,2002,1999,1998,1997,1994,1995,1996,1980,1978,1851,1965,1961,1962,1963,1960,1959,1958,1955,1956,1957,1964,1966,1977,1967,1974,1975,1976,1973,1972,1971,1968,1969,1970,2003,2004,2005,2042,2038,2039,2040,2037,2036,2035,2032,2033,2034,2041,2043,2006,2044,2051,2052,2053,2050,2049,2048,2045,2046,2047,2031,2030,2029,2028,2013,2014,2015,2012,2011,2010,2007,2008,2009,2016,2017,2018,2026,2027,2024,2025,2023,2019,2020,2021,2022,1954,1953,1952,1887,1883,1884,1885,1882,1881,1880,1877,1878,1879,1886,1888,1900,1889,1896,1897,1898,1895,1894,1893,1890,1891,1892,1876,1875,1874,1873,1858,1859,1860,1857,1856,1855,1852,1853,1854,1861,1862,18</text:p>
      <text:p text:style-name="P1">63,1871,1872,1869,1870,1868,1864,1865,1866,1867,1899,1901,1951,1939,1934,1935,1936,1933,1932,1931,1928,1929,1930,1937,1940,1902,1941,1948,1949,1950,1947,1946,1945,1942,1943,1944,1927,1926,1925,1924,1909,1910,1911,1908,1907,1906,1903,1904,1905,1912,1913,1914,1922,1923,1920,1921,1919,1915,1916,1917,1918,2466,2467,2468,3018,3014,3015,3016,3013,3012,3011,3008,3009,3010,3017,3019,3006,3020,3027,3028,3029,3026,3025,3024,3021,3022,3023,3007,3005,3083,2992,2988,2989,2990,2987,2986,2985,2982,2983,2984,2991,2993,3004,2994,3001,3002,3003,3000,2999,2998,2995,2996,2997,3030,3031,3032,3069,3065,3066,3067,3064,3063,3062,3059,3060,3061,3068,3070,3033,3071,3079,3080,3081,3078,3077,3076,3073,3074,3075,3058,3057,3056,3055,3040,3041,3042,3039,3038,3037,3034,3035,3036,3043,3044,3045,3053,3054,3051,3052,3050,3046,3047,3048,3049,2981,2980,2979,2915,2911,2912,2913,2910,2909,2908,2905,2906,2907,2914,2916,2928,2917,2924,2925,2926,2923,2922,2921,2918,2919,2920,2904,2903,2902,2901,2886,2887,2888,2885,2884,2883,2880,2881,2882,2889,2890,2891,2899,2900,2897,2898,2896,2892,2893,2894,2895,2927,2929,2978,2966,2962,2963,2964,2961,2960,2959,2956,2957,2958,2965,2967,2930,2968,2975,2976,2977,2974,2973,2972,2969,2970,2971,2955,2954,2953,2952,2937,2938,2939,2936,2935,2934,2931,2932,2933,2940,2941,2942,2950,2951,2948,2949,2947,2943,2944,2945,2946,3082,3084,2469,3224,3220,3221,3222,3219,3218,3217,3214,3215,3216,3223,3225,3212,3226,3233,3234,3235,3232,3231,3230,3227,3228,3229,3213,3211,3085,3198,3194,3195,3196,3193,3192,3191,3188,3189,3190,3197,3199,3210,3200,3207,3208,3209,3206,3205,3204,3201,3202,3203,3236,3237,3238,3275,3271,3272,3273,3270,3269,3268,3265,3266,3267,3274,3276,3239,3277,3284,3285,3286,3283,3282,3281,3278,3279,3280,3264,3263,3262,3261,3246,3247,3248,3245,3244,3243,3240,3241,3242,3249,3250,3251,3259,3260,3257,3258,3256,3252,3253,3254,3255,3187,3186,3185,3121,3117,3118,3119,3116,3115,3114,3111,3112,3113,3120,3122,3134,3123,3130,3131,3132,3129,3128,3127,3124,3125,3126,3110,3109,3108,3107,3092,3093,3094,3091,3090,3089,3086,3087,3088,3095,3096,3097,3105,3106,3103,3104,3102,3098,3099,3100,3101,3133,3135,3184,3172,3168,3169,3170,3167,3166,3165,3162,3163,3164,3171,3173,3136,3174,3181,3182,3183,3180,3179,3178,3175,3176,3177,3161,3160,3159,3158,3143,3144,3145,3142,3141,3140,3137,3138,3139,3146,3147,3148,3156,3157,3154,3155,3153,3149,3150,3151,3152,2879,2878,2877,2608,2604,2605,2606,2603,2602,2601,2598,2599,2600,2607,2609,2596,2611,2618,2619,2620,2617,2616,2615,2612,2613,2614,2597,2595,2876,2582,2578,2579,2580,2577,2576,2575,2572,2573,2574,2581,2583,2594,2584,2591,2592,2593,2590,2589,2588,2585,2586,2587,2621,2622,2623,2660,2656,2657,2658,2655,2654,2653,2650,2651,2652,2659,2661,2624,2662,2669,2670,2671,2668,2667,2666,2663,2664,2665,2649,2648,2647,2646,2631,2632,2633,2630,2629,2628,2625,2626,2627,2634,2635,2636,2644,2645,2642,2643,2641,2637,2638,2639,2640,2571,2570,2569,2505,2501,2502,2503,2500,2499,2498,2495,2496,2497,2504,2506,2518,2507,2514,2515,2516,2513,2512,2511,2508,2509,2510,2494,2493,2492,2491,2476,2477,2478,2475,2474,2473,2470,2471,2472,2479,2480,2481,2489,2490,2487,2488,2486,2482,2483,2484,2485,2517,2519,2568,2556,2552,2553,2554,2551,2550,2549,2546,2547,2548,2555,2557,2520,2558,2565,2566,2567,2564,2563,2562,2559,2560,2561,2545,2544,2543,2542,2527,2528,25<text:soft-page-break/>29,2526,2525,2524,2521,2522,2523,2530,2531,2532,2540,2541,2538,2539,2537,2533,2534,2535,2536,2672,2673,2674,2813,2809,2810,2811,2808,2807,2806,2803,2804,2805,2812,2814,2826,2815,2822,2823,2824,2821,2820,2819,2816,2817,2818,2802,2801,2800,2799,2784,2785,2786,2783,2782,2781,2778,2779,2780,2787,2788,2789,2797,2798,2795,2796,2794,2790,2791,2792,2793,2825,2827,2776,2864,2860,2861,2862,2859,2858,2857,2854,2855,2856,2863,2865,2828,2866,2873,2874,2875,2872,2871,2870,2867,2868,2869,2853,2852,2851,2850,2835,2836,2837,2834,2833,2832,2829,2830,2831,2838,2839,2840,2848,2849,2846,2847,2845,2841,2842,2843,2844,2777,2775,2675,2711,2707,2708,2709,2706,2705,2704,2701,2702,2703,2710,2712,2724,2713,2720,2721,2722,2719,2718,2717,2714,2715,2716,2700,2699,2698,2697,2682,2683,2684,2681,2680,2679,2676,2677,2678,2685,2686,2687,2695,2696,2693,2694,2692,2688,2689,2690,2691,2723,2725,2774,2762,2758,2759,2760,2757,2756,2755,2752,2753,2754,2761,2763,2726,2764,2771,2772,2773,2770,2769,2768,2765,2766,2767,2751,2750,2749,2748,2733,2734,2735,2732,2731,2730,2727,2728,2729,2736,2737,2738,2746,2747,2744,2745,2743,2739,2740,2741,2742,1642,1640,6576,551,547,548,549,546,545,544,541,542,543,550,552,539,553,560,561,562,559,558,557,554,555,556,540,538,615,525,521,522,523,520,519,518,515,516,517,524,526,537,527,534,535,536,533,532,531,528,529,530,563,564,565,602,598,599,600,597,596,595,592,593,594,601,603,566,604,611,612,613,610,609,608,605,606,607,591,590,589,588,573,574,575,572,571,570,567,568,569,576,577,578,586,587,584,585,583,579,580,581,582,514,513,512,448,444,445,446,443,442,441,438,439,440,447,449,461,450,457,458,459,456,455,454,451,452,453,437,436,435,433,418,419,420,417,416,415,412,413,414,421,422,423,431,432,429,430,428,424,425,426,427,460,462,511,499,495,496,497,494,493,492,489,490,491,498,500,463,501,508,509,510,507,506,505,502,503,504,488,487,486,485,470,471,472,469,468,467,464,465,466,473,474,475,483,484,481,482,480,476,477,478,479,614,616,410,756,752,753,754,751,750,749,746,747,748,755,757,744,758,765,766,767,764,763,762,759,760,761,745,743,617,730,726,727,728,725,724,723,720,721,722,729,731,742,732,739,740,741,738,737,736,733,734,735,768,769,770,807,803,804,805,802,801,800,797,798,799,806,808,771,809,816,817,818,815,814,813,810,811,812,796,795,794,793,778,779,780,777,776,775,772,773,774,781,782,783,791,792,789,790,788,784,785,786,787,719,718,717,653,649,650,651,648,647,646,643,644,645,652,654,666,655,662,663,664,661,660,659,656,657,658,642,641,640,639,624,625,626,623,622,621,618,619,620,627,628,629,637,638,635,636,634,630,631,632,633,665,667,716,704,700,701,702,699,698,697,694,695,696,703,705,668,706,713,714,715,712,711,710,707,708,709,693,692,691,690,675,676,677,674,673,672,669,670,671,678,679,680,688,689,686,687,685,681,682,683,684,411,409,1639,140,136,137,138,135,134,133,130,131,132,139,141,128,142,149,150,151,148,147,146,143,144,145,129,127,204,114,110,111,112,109,108,107,104,105,106,113,115,126,116,123,124,125,122,121,120,117,118,119,152,153,154,191,187,188,189,186,185,184,181,182,183,190,192,155,193,200,201,202,199,198,197,194,195,196,180,179,178,177,162,163,164,161,160,159,156,157,158,165,166,167,175,176,173,174,172,168,169,170,171,103,102,101,37,33,34,35,32,31,30,27,28,29,36,38,50,39,46,47,48,45,44,43,40,41,42,26,25,24,23,8,9,10,7,6,5,2,3,4,11,12,13,21,22,19,20,18,14,15,16,17,49,51,100,88,84,85,86,83,82,81,78,79,80,87,89,52,90,97,98,99,96,95,94,91,92,93,77,76,75,74,59,60,61,58,57,56,53,54,55,62,63,64,72,73,70,71,69,65,66,67,68,203,205,408,345,341,342,343,340,339,338,335,336,337,344,346,333,347,354,355,356,353,352,351,348,349,350,334,332,206,319,315,316,317,314,313,312,309,310,311,318,320,331,321,328,329,330,327,326,325,322,323,324,357,358,359,396,392,393,394,391,390,389,386,387,388,395,397,360,398,405,406,407,404,403,402,399,400,401,385,384,383,382,367,368,369,366,365,364,361,362,363,370,371,372,380,381,378,379,377,373,374,375,376,308,307,306,242,238,239,240,237,236,235,232,233,234,241,243,255,244,251,252,253,250,249,248,245,246,247,231,230,229,228,213,214,215,212,211,210,207,208,209,216,217,218,226,227,224,225,223,219,220,221,222,254,256,305,293,289,290,291,288,287,286,283,284,285,292,294,257,295,302,303,304,301,300,299,296,297,298,282,281,280,279,264,265,266,263,262,261,258,259,260,267,268,269,277,278,275,276,274,270,271,272,273,819,820,821,1371,1367,1368,1369,1366,1365,1364,1361,1362,1363,1370,1372,1359,1373,1380,1381,1382,1379,1378,1377,1374,1375,1376,1360,1358,1435,1345,1341,1342,1343,1340,1339,1338,1335,1336,1337,1344,1346,1357,1347,1354,1355,1356,1353,1352,1351,1348,1349,1350,1383,1384,1385,1422,1418,1419,1420,1417,1416,1415,1412,1413,1414,1421,1423,1386,1424,1431,1432,1433,1430,1429,1428,1425,1426,1427,1411,1410,1409,1408,1393,1394,139<text:soft-page-break/>5,1392,1391,1390,1387,1388,1389,1396,1397,1398,1406,1407,1404,1405,1403,1399,1400,1401,1402,1334,1333,1332,1268,1264,1265,1266,1263,1262,1261,1258,1259,1260,1267,1269,1281,1270,1277,1278,1279,1276,1275,1274,1271,1272,1273,1257,1256,1255,1254,1239,1240,1241,1238,1237,1236,1233,1234,1235,1242,1243,1244,1252,1253,1250,1251,1249,1245,1246,1247,1248,1280,1282,1331,1319,1315,1316,1317,1314,1313,1312,1309,1310,1311,1318,1320,1283,1321,1328,1329,1330,1327,1326,1325,1322,1323,1324,1308,1307,1306,1305,1290,1291,1292,1289,1288,1287,1284,1285,1286,1293,1294,1295,1303,1304,1301,1302,1300,1296,1297,1298,1299,1434,1436,822,1576,1572,1573,1574,1571,1570,1569,1566,1567,1568,1575,1577,1564,1578,1585,1586,1587,1584,1583,1582,1579,1580,1581,1565,1563,1437,1550,1546,1547,1548,1545,1544,1543,1540,1541,1542,1549,1551,1562,1552,1559,1560,1561,1558,1557,1556,1553,1554,1555,1588,1589,1590,1627,1623,1624,1625,1622,1621,1620,1617,1618,1619,1626,1628,1591,1629,1636,1637,1638,1635,1634,1633,1630,1631,1632,1616,1615,1614,1613,1598,1599,1600,1597,1596,1595,1592,1593,1594,1601,1602,1603,1611,1612,1609,1610,1608,1604,1605,1606,1607,1539,1538,1537,1473,1469,1470,1471,1468,1467,1466,1463,1464,1465,1472,1474,1486,1475,1482,1483,1484,1481,1480,1479,1476,1477,1478,1462,1461,1460,1459,1444,1445,1446,1443,1442,1441,1438,1439,1440,1447,1448,1449,1457,1458,1455,1456,1454,1450,1451,1452,1453,1485,1487,1536,1524,1520,1521,1522,1519,1518,1517,1514,1515,1516,1523,1525,1488,1526,1533,1534,1535,1532,1531,1530,1527,1528,1529,1513,1512,1511,1510,1495,1496,1497,1494,1493,1492,1489,1490,1491,1498,1499,1500,1508,1509,1506,1507,1505,1501,1502,1503,1504,1232,1231,1230,962,958,959,960,957,956,955,952,953,954,961,963,950,964,971,972,973,970,969,968,965,966,967,951,949,1229,936,931,933,934,930,929,928,925,926,927,935,937,948,938,945,946,947,944,943,942,939,940,941,974,975,976,1013,1009,1010,1011,1008,1007,1006,1003,1004,1005,1012,1014,977,1015,1022,1023,1024,1021,1020,1019,1016,1017,1018,1002,1001,1000,999,984,985,986,983,982,</text:p>
      <text:p text:style-name="P1">981,978,979,980,987,988,989,997,998,995,996,994,990,991,992,993,924,923,922,858,854,855,856,853,852,851,848,849,850,857,859,871,860,867,868,869,866,865,864,861,862,863,847,846,845,844,829,830,831,828,827,826,823,824,825,832,833,834,842,843,840,841,839,835,836,837,838,870,872,921,909,905,906,907,904,903,902,899,900,901,908,910,873,911,918,919,920,917,916,915,912,913,914,898,897,896,895,880,881,882,879,878,877,874,875,876,883,884,885,893,894,891,892,890,886,887,888,889,1025,1026,1027,1166,1162,1163,1164,1161,1160,1159,1156,1157,1158,1165,1167,1179,1168,1175,1176,1177,1174,1173,1172,1169,1170,1171,1155,1154,1153,1152,1137,1138,1139,1136,1135,1134,1131,1132,1133,1140,1141,1142,1150,1151,1148,1149,1147,1143,1144,1145,1146,1178,1180,1129,1217,1213,1214,1215,1212,1211,1210,1207,1208,1209,1216,1218,1181,1219,1226,1227,1228,1225,1224,1223,1220,1221,1222,1206,1205,1204,1203,1188,1189,1190,1187,1186,1185,1182,1183,1184,1191,1192,1193,1201,1202,1199,1200,1198,1194,1195,1196,1197,1130,1128,1028,1064,1060,1061,1062,1059,1058,1057,1054,1055,1056,1063,1065,1077,1066,1073,1074,1075,1072,1071,1070,1067,1068,1069,1053,1052,1051,1050,1035,1036,1037,1034,1033,1032,1029,1030,1031,1038,1039,1040,1048,1049,1046,1047,1045,1041,1042,1043,1044,1076,1078,1127,1115,1111,1112,1113,1110,1109,1108,1105,1106,1107,1114,1116,1079,1117,1124,1125,1126,1123,1122,1121,1118,1119,1120,1104,1103,1102,1101,1086,1087,1088,1085,1084,1083,1080,1081,1082,1089,1090,1091,1099,1100,1097,1098,1096,1092,1093,1094,1095,3287,3288,3289,5485,5481,5482,5483,5480,5479,5478,5475,5476,5477,5484,5486,5473,5487,5494,5495,5496,5493,5492,5491,5488,5489,5490,5474,5472,5549,5459,5455,5456,5457,5454,5453,5452,5449,5450,5451,5458,5460,5471,5461,5468,5469,5470,5467,5466,5465,5462,5463,5464,5497,5498,5499,5536,5532,5533,5534,5531,5530,5529,5526,5527,5528,5535,5537,5500,5538,5545,5546,5547,5544,5543,5542,5539,5540,5541,5525,5524,5523,5522,5507,5508,5509,5506,5505,5504,5501,5502,5503,5510,5511,5512,5520,5521,5518,5519,5517,5513,5514,5515,5516,5448,5447,5446,5381,5377,5378,5379,5376,5375,5374,5371,5372,5373,5380,5382,5394,5383,5390,5391,5392,5389,5388,5387,5384,5385,5386,5370,5369,5368,5367,5352,5353,5354,5351,5350,5349,5346,5347,5348,5355,5356,5357,5365,5366,5363,5364,5362,5358,5359,5360,5361,5393,5395,5445,5432,5428,5429,5430,5427,5426,5425,5422,5423,5424,5431,5433,5396,5434,5442,5443,5444,5441,5440,5438,5435,5436,5437,5421,5420,5419,5418,5403,5404,5405,5402,5401,5400,5397,5398,5399,5406,5407,5408,5416,5417,5414,5415,5413,5409,5410,5411,5412,5548,5550,5344,5690,5686,5687,5688,5685,5684,5683,5680,5681,5682,5689,5691,5<text:soft-page-break/>678,5692,5699,5700,5701,5698,5697,5696,5693,5694,5695,5679,5677,5551,5664,5660,5661,5662,5659,5658,5657,5654,5655,5656,5663,5665,5676,5666,5673,5674,5675,5672,5671,5670,5667,5668,5669,5702,5703,5704,5741,5737,5738,5739,5736,5735,5734,5731,5732,5733,5740,5742,5705,5743,5750,5751,5752,5749,5748,5747,5744,5745,5746,5730,5729,5728,5727,5712,5713,5714,5711,5710,5709,5706,5707,5708,5715,5716,5717,5725,5726,5723,5724,5722,5718,5719,5720,5721,5653,5652,5651,5587,5583,5584,5585,5582,5581,5580,5577,5578,5579,5586,5588,5600,5589,5596,5597,5598,5595,5594,5593,5590,5591,5592,5576,5575,5574,5573,5558,5559,5560,5557,5556,5555,5552,5553,5554,5561,5562,5563,5571,5572,5569,5570,5568,5564,5565,5566,5567,5599,5601,5650,5638,5634,5635,5636,5633,5632,5631,5628,5629,5630,5637,5639,5602,5640,5647,5648,5649,5646,5645,5644,5641,5642,5643,5627,5626,5625,5624,5609,5610,5611,5608,5607,5606,5603,5604,5605,5612,5613,5614,5622,5623,5620,5621,5619,5615,5616,5617,5618,5345,5343,3290,5074,5070,5071,5072,5069,5068,5067,5064,5065,5066,5073,5075,5062,5076,5083,5084,5085,5082,5081,5080,5077,5078,5079,5063,5061,5138,5048,5044,5045,5046,5043,5042,5041,5038,5039,5040,5047,5049,5060,5050,5057,5058,5059,5056,5055,5054,5051,5052,5053,5086,5087,5088,5125,5121,5122,5123,5120,5119,5118,5115,5116,5117,5124,5126,5089,5127,5134,5135,5136,5133,5132,5131,5128,5129,5130,5114,5113,5112,5111,5096,5097,5098,5095,5094,5093,5090,5091,5092,5099,5100,5101,5109,5110,5107,5108,5106,5102,5103,5104,5105,5037,5036,5035,4971,4967,4968,4969,4966,4965,4964,4961,4962,4963,4970,4972,4984,4973,4980,4981,4982,4979,4978,4977,4974,4975,4976,4960,4959,4958,4957,4942,4943,4944,4941,4939,4938,4935,4936,4937,4945,4946,4947,4955,4956,4953,4954,4952,4948,4949,4950,4951,4983,4985,5034,5022,5018,5019,5020,5017,5016,5015,5012,5013,5014,5021,5023,4986,5024,5031,5032,5033,5030,5029,5028,5025,5026,5027,5011,5010,5009,5008,4993,4994,4995,4992,4991,4990,4987,4988,4989,4996,4997,4998,5006,5007,5004,5005,5003,4999,5000,5001,5002,5137,5139,5342,5279,5275,5276,5277,5274,5273,5272,5269,5270,5271,5278,5280,5267,5281,5288,5289,5290,5287,5286,5285,5282,5283,5284,5268,5266,5140,5253,5249,5250,5251,5248,5247,5246,5243,5244,5245,5252,5254,5265,5255,5262,5263,5264,5261,5260,5259,5256,5257,5258,5291,5292,5293,5330,5326,5327,5328,5325,5324,5323,5320,5321,5322,5329,5331,5294,5332,5339,5340,5341,5338,5337,5336,5333,5334,5335,5319,5318,5317,5316,5301,5302,5303,5300,5299,5298,5295,5296,5297,5304,5305,5306,5314,5315,5312,5313,5311,5307,5308,5309,5310,5242,5241,5240,5176,5172,5173,5174,5171,5170,5169,5166,5167,5168,5175,5177,5189,5178,5185,5186,5187,5184,5183,5182,5179,5180,5181,5165,5164,5163,5162,5147,5148,5149,5146,5145,5144,5141,5142,5143,5150,5151,5152,5160,5161,5158,5159,5157,5153,5154,5155,5156,5188,5190,5239,5227,5223,5224,5225,5222,5221,5220,5217,5218,5219,5226,5228,5191,5229,5236,5237,5238,5235,5234,5233,5230,5231,5232,5216,5215,5214,5213,5198,5199,5200,5197,5196,5195,5192,5193,5194,5201,5202,5203,5211,5212,5209,5210,5208,5204,5205,5206,5207,5753,5754,5755,6307,6303,6304,6305,6302,6301,6300,6297,6298,6299,6306,6308,6295,6309,6316,6317,6318,6315,6314,6313,6310,6311,6312,6296,6294,6371,6281,6277,6278,6279,6276,6275,6274,6271,6272,6273,6280,6282,6293,6283,6290,6291,6292,6289,6288,6287,6284,6285,6286,6319,6320,6321,6358,6354,6355,6356,6353,6352,6351,6348,6349,6350,6357,6359,6322,6360,6367,6368,6369,6366,6365,6364,6361,6362,6363,6347,6346,6345,6344,6329,6330,6331,6328,6327,6326,6323,6324,6325,6332,6333,6334,6342,6343,6340,6341,6339,6335,6336,6337,6338,6270,6269,6268,6204,6200,6201,6202,6199,6198,6197,6194,6195,6196,6203,6205,6217,6206,6213,6214,6215,6212,6211,6210,6207,6208,6209,6193,6192,6191,6190,6175,6176,6177,6174,6173,6172,6168,6169,6171,6178,6179,6180,6188,6189,6186,6187,6185,6181,6182,6183,6184,6216,6218,6267,6255,6251,6252,6253,6250,6249,6248,6245,6246,6247,6254,6256,6219,6257,6264,6265,6266,6263,6262,6261,6258,6259,6260,6244,6243,6242,6241,6226,6227,6228,6225,6224,6223,6220,6221,6222,6229,6230,6231,6239,6240,6237,6238,6236,6232,6233,6234,6235,6370,6372,5756,6513,6509,6510,6511,6508,6507,6506,6503,6504,6505,6512,6514,6501,6515,6522,6523,6524,6521,6520,6519,6516,6517,6518,6502,6500,6373,6487,6483,6484,6485,6482,6481,6480,6477,6478,6479,6486,6488,6499,6489,6496,6497,6498,6495,6494,6493,6490,6491,6492,6525,6526,6527,6564,6560,6561,6562,6559,6558,6557,6554,6555,6556,6563,6565,6528,6566,6573,6574,6575,6572,6571,6570,6567,6568,6569,6553,13103,6551,6550,6535,6536,6537,6534,6533,6532,6529,6530,6531,6538,6539,6540,6548,6549,6546,6547,6545,6541,6542,6543,6544,6476,6475,6474,6409,6405,6406,6407,6404,6403,6402,6399,6400,6401,6408,6410,<text:soft-page-break/>6422,6411,6418,6419,6420,6417,6416,6415,6412,6413,6414,6398,6397,6396,6395,6380,6381,6382,6379,6378,6377,6374,6375,6376,6383,6384,6385,6393,6394,6391,6392,6390,6386,6387,6388,6389,6421,6423,6473,6461,6457,6458,6459,6456,6455,6454,6451,6452,6453,6460,6462,6424,6463,6470,6471,6472,6469,6468,6467,6464,6465,6466,6450,6449,6448,6447,6431,6432,6433,6430,6429,6428,6425,6426,6427,6434,6435,6436,6445,6446,6443,6444,6442,6438,6439,6440,6441,6167,6166,6165,5896,5892,5893,5894,5891,5890,5889,5886,5887,5888,5895,5897,5884,5898,5905,5906,5907,5904,5903,5902,5899,5900,5901,5885,5883,6164,5869,5865,5866,5867,5864,5863,5862,5859,5860,5861,5868,5870,5882,5872,5879,5880,5881,5878,5877,5876,5873,5874,5875,5908,5909,5910,5947,5943,5944,5945,5942,5941,5940,5937,5938,5939,5946,5948,5911,5949,5956,5957,5958,5955,5954,5953,5950,5951,5952,5936,5935,5934,5933,5918,5919,5920,5917,5916,5915,5912,5913,5914,5921,5922,5923,5931,5932,5929,5930,5928,5924,5925,5926,5927,5858,5857,5856,5792,5788,5789,5790,5787,5786,5785,5782,5783,5784,5791,5793,5805,5794,5801,5802,5803,5800,5799,5798,5795,5796,5797,5781,5780,5779,5778,5763,5764,5765,5762,5761,5760,5757,5758,5759,5766,5767,5768,5776,5777,5774,5775,5773,5769,5770,5771,5772,5804,5806,5855,5843,5839,5840,5841,5838,5837,5836,5833,5834,5835,5842,5844,5807,5845,5852,5853,5854,5851,5850,5849,5846,5847,5848,5832,5831,5830,5829,5814,5815,5816,5813,5812,5811,5808,5809,5810,5817,5818,5819,5827,5828,5825,5826,5824,5820,5821,5822,5823,5959,5960,5961,6101,6097,6098,6099,6096,6095,6094,6091,6092,6093,6100,6102,6114,6103,6110,6111,6112,6109,6108,6107,6104,6105,6106,6090,6089,6088,6087,6072,6073,6074,6071,6070,6069,6066,6067,6068,6075,6076,6077,6085,6086,6083,6084,6082,6078,6079,6080,6081,6113,6115,6064,6152,6148,6149,6150,6147,6146,6145,6142,6143,6144,6151,6153,6116,6154,6161,6162,6163,6160,6159,6158,6155,6156,6157,6141,6140,6139,6138,6123,6124,6125,6122,6121,6120,6117,6118,6119,6126,6127,6128,6136,6137,6134,6135,6133,6129,6130,6131,6132,6065,6063,5962,5998,5994,5995,5996,5993,5992,5991,5988,5989,5990,5997,5999,6012,6000,6007,6008,6010,6006,6005,6004,6001,6002,6003,5987,5986,5985,5984,5969,5970,5971,5968,5967,5966,5963,5964,5965,5972,5973,5974,5982,5983,5980,5981,5979,5975,5976,5977,5978,6011,6013,6062,6050,6046,6047,6048,6045,6044,6043,6040,6041,6042,6049,6051,6014,6052,6059,6060,6061,6058,6057,6056,6053,6054,6055,6039,6038,6037,6036,6021,6022,6023,6020,6019,6018,6015,6016,6017,6024,6025,6026,6034,6035,6032,6033,6031,6027,6028,6029,6030,4934,4933,4932,3841,3837,3838,3839,3836,3835,3834,3831,3832,3833,3840,3842,3829,3843,3850,3851,3852,3849,3848,3847,3844,3845,3846,3830,3828,3905,3815,3811,3812,3813,3810,3809,3808,3805,3806,3807,3814,3816,3827,3817,3824,3825,3826,3823,3822,3821,3818,3819,3820,3853,3854,3855,3892,3888,3889,3890,3887,3886,3885,3</text:p>
      <text:p text:style-name="P1">882,3883,3884,3891,3893,3856,3894,3901,3902,3903,3900,3899,3898,3895,3896,3897,3881,3880,3879,3878,3863,3864,3865,3862,3861,3860,3857,3858,3859,3866,3867,3868,3876,3877,3874,3875,3873,3869,3870,3871,3872,3804,3803,3802,3738,3734,3735,3736,3733,3732,3731,3728,3729,3730,3737,3739,3751,3740,3747,3748,3749,3746,3745,3744,3741,3742,3743,3727,3725,3724,3723,3708,3709,3710,3707,3706,3705,3702,3703,3704,3711,3712,3713,3721,3722,3719,3720,3718,3714,3715,3716,3717,3750,3752,3801,3789,3785,3786,3787,3784,3783,3782,3779,3780,3781,3788,3790,3753,3791,3798,3799,3800,3797,3796,3795,3792,3793,3794,3778,3777,3776,3775,3760,3761,3762,3759,3758,3757,3754,3755,3756,3763,3764,3765,3773,3774,3771,3772,3770,3766,3767,3768,3769,3904,3906,4110,4046,4042,4043,4044,4041,4040,4039,4036,4037,4038,4045,4047,4034,4048,4055,4056,4057,4054,4053,4052,4049,4050,4051,4035,4033,3907,4020,4016,4017,4018,4015,4014,4013,4010,4011,4012,4019,4021,4032,4022,4029,4030,4031,4028,4027,4026,4023,4024,4025,4058,4059,4060,4097,4093,4094,4095,4092,4091,4090,4087,4088,4089,4096,4098,4061,4099,4106,4107,4108,4105,4104,4103,4100,4101,4102,4086,4085,4084,4083,4068,4069,4070,4067,4066,4065,4062,4063,4064,4071,4072,4073,4081,4082,4079,4080,4078,4074,4075,4076,4077,4009,4008,4007,3943,3939,3940,3941,3938,3937,3936,3933,3934,3935,3942,3944,3956,3945,3952,3953,3954,3951,3950,3949,3946,3947,3948,3932,3931,3930,3929,3914,3915,3916,3913,3912,3911,3908,3909,3910,3917,3918,3919,3927,3928,3925,3926,3924,3920,3921,3922,3923,3955,3957,4006,3994,3990,3991,3992,3989,3988,3987,3984,3985,3986,3993,3995,3958,3996,4003,4004,4005,4002,4001,4000,3997,3998,3999,3983,3982,3981,3980,3965,3966,3967,3964,3963,3962,3959,3960,3961,3968,3969,3970,3978,3979,3976,3977,3975,3971,3972,3973,3974,3701,3700,3699,3429,3425,3426,3427,3<text:soft-page-break/>424,3423,3422,3419,3420,3421,3428,3430,3417,3431,3438,3439,3440,3437,3436,3435,3432,3433,3434,3418,3416,3698,3403,3399,3400,3401,3398,3397,3396,3393,3394,3395,3402,3404,3415,3405,3412,3413,3414,3411,3410,3409,3406,3407,3408,3441,3442,3443,3480,3476,3477,3478,3475,3474,3473,3470,3471,3472,3479,3481,3444,3482,3489,3490,3491,3488,3487,3486,3483,3484,3485,3469,3468,3467,3466,3451,3452,3453,3450,3449,3448,3445,3446,3447,3454,3455,3456,3464,3465,3462,3463,3461,3457,3458,3459,3460,3392,3391,3390,3326,3322,3323,3324,3321,3320,3319,3316,3317,3318,3325,3327,3339,3328,3335,3336,3337,3334,3333,3332,3329,3330,3331,3315,3314,3313,3312,3297,3298,3299,3296,3295,3294,3291,3292,3293,3300,3301,3302,3310,3311,3308,3309,3307,3303,3304,3305,3306,3338,3340,3389,3377,3373,3374,3375,3372,3371,3370,3367,3368,3369,3376,3378,3341,3379,3386,3387,3388,3385,3384,3383,3380,3381,3382,3366,3365,3364,3363,3348,3349,3350,3347,3346,3345,3342,3343,3344,3351,3352,3353,3361,3362,3359,3360,3358,3354,3355,3356,3357,3492,3493,3494,3634,3630,3631,3632,3629,3628,3627,3624,3625,3626,3633,3635,3648,3636,3643,3644,3645,3642,3641,3640,3637,3638,3639,3623,3622,3620,3619,3604,3605,3606,3603,3602,3601,3598,3599,3600,3607,3608,3609,3617,3618,3615,3616,3614,3610,3611,3612,3613,3646,3649,3596,3686,3682,3683,3684,3681,3680,3679,3676,3677,3678,3685,3687,3650,3688,3695,3696,3697,3694,3693,3692,3689,3690,3691,3675,3674,3673,3672,3657,3658,3659,3656,3655,3654,3651,3652,3653,3660,3661,3662,3670,3671,3668,3669,3667,3663,3664,3665,3666,3597,3595,3495,3531,3527,3528,3529,3526,3525,3524,3521,3522,3523,3530,3532,3544,3533,3540,3541,3542,3539,3538,3537,3534,3535,3536,3520,3519,3518,3517,3502,3503,3504,3501,3500,3499,3496,3497,3498,3505,3506,3507,3515,3516,3513,3514,3512,3508,3509,3510,3511,3543,3545,3594,3582,3578,3579,3580,3577,3576,3575,3572,3573,3574,3581,3583,3546,3584,3591,3592,3593,3590,3589,3588,3585,3586,3587,3571,3570,3569,3568,3553,3554,3555,3552,3551,3550,3547,3548,3549,3556,3557,3558,3566,3567,3564,3565,3563,3559,3560,3561,3562,4109,4111,4931,4662,4658,4659,4660,4657,4656,4655,4652,4653,4654,4661,4663,4650,4664,4671,4672,4673,4670,4669,4668,4665,4666,4667,4651,4649,4726,4636,4632,4633,4634,4631,4630,4629,4626,4627,4628,4635,4637,4648,4638,4645,4646,4647,4644,4643,4642,4639,4640,4641,4674,4675,4676,4713,4709,4710,4711,4708,4707,4706,4703,4704,4705,4712,4714,4677,4715,4722,4723,4724,4721,4720,4719,4716,4717,4718,4702,4701,4700,4699,4684,4685,4686,4683,4682,4681,4678,4679,4680,4687,4688,4689,4697,4698,4695,4696,4694,4690,4691,4692,4693,4625,4624,4623,4559,4555,4556,4557,4554,4553,4552,4549,4550,4551,4558,4560,4572,4561,4568,4569,4570,4567,4566,4565,4562,4563,4564,4548,4547,4546,4545,4530,4531,4532,4529,4528,4527,4524,4525,4526,4533,4534,4535,4543,4544,4541,4542,4540,4536,4537,4538,4539,4571,4573,4622,4610,4606,4607,4608,4605,4604,4603,4600,4601,4602,4609,4611,4574,4612,4619,4620,4621,4618,4617,4616,4613,4614,4615,4599,4598,4597,4596,4581,4582,4583,4580,4579,4578,4575,4576,4577,4584,4585,4586,4594,4595,4592,4593,4591,4587,4588,4589,4590,4725,4727,4112,4867,4863,4864,4865,4862,4861,4860,4857,4858,4859,4866,4868,4855,4869,4876,4877,4878,4875,4874,4873,4870,4871,4872,4856,4854,4728,4841,4837,4838,4839,4836,4835,4834,4831,4832,4833,4840,4842,4853,4843,4850,4851,4852,4849,4848,4847,4844,4845,4846,4879,4880,4881,4919,4914,4915,4917,4913,4912,4911,4908,4909,4910,4918,4920,4882,4921,4928,4929,4930,4927,4926,4925,4922,4923,4924,4907,4906,4905,4904,4889,4890,4891,4888,4887,4886,4883,4884,4885,4892,4893,4894,4902,4903,4900,4901,4899,4895,4896,4897,4898,4830,4829,4828,4764,4760,4761,4762,4759,4758,4757,4754,4755,4756,4763,4765,4777,4766,4773,4774,4775,4772,4771,4770,4767,4768,4769,4753,4752,4751,4750,4735,4736,4737,4734,4733,4732,4729,4730,4731,4738,4739,4740,4748,4749,4746,4747,4745,4741,4742,4743,4744,4776,4778,4827,4815,4811,4812,4813,4810,4809,4808,4805,4806,4807,4814,4816,4779,4817,4824,4825,4826,4823,4822,4821,4818,4819,4820,4804,4803,4802,4801,4786,4787,4788,4785,4784,4783,4780,4781,4782,4789,4790,4791,4799,4800,4797,4798,4796,4792,4793,4794,4795,4523,4522,4521,4253,4249,4250,4251,4248,4247,4246,4243,4244,4245,4252,4254,4241,4255,4262,4263,4264,4261,4260,4259,4256,4257,4258,4242,4240,4520,4227,4223,4224,4225,4222,4221,4220,4217,4218,4219,4226,4228,4239,4229,4236,4237,4238,4235,4234,4233,4230,4231,4232,4265,4266,4267,4304,4300,4301,4302,4299,4298,4297,4294,4295,4296,4303,4305,4268,4306,4313,4314,4315,4312,4311,4310,4307,4308,4309,4293,4292,4291,4290,4275,4276,4277,4274,4273,4272,4269,4270,4271,4278,4279,4280,4288,4289,4286,4287,4285,4281,4282,4283,4284,4216,4215,4214,4149,4145,4146,4147,4144,4<text:soft-page-break/>143,4142,4139,4140,4141,4148,4150,4162,4151,4158,4159,4160,4157,4156,4155,4152,4153,4154,4138,4137,4136,4135,4119,4120,4122,4118,4117,4116,4113,4114,4115,4123,4124,4125,4133,4134,4131,4132,4130,4126,4127,4128,4129,4161,4163,4213,4201,4197,4198,4199,4196,4195,4194,4191,4192,4193,4200,4202,4164,4203,4210,4211,4212,4209,4208,4207,4204,4205,4206,4190,4189,4188,4187,4171,4172,4173,4170,4169,4168,4165,4166,4167,4175,4176,4177,4185,4186,4183,4184,4182,4178,4179,4180,4181,4316,4317,4318,4457,4453,4454,4455,4452,4451,4450,4447,4448,4449,4456,4458,4470,4459,4466,4467,4468,4465,4464,4463,4460,4461,4462,4446,4445,4444,4443,4428,4429,4430,4427,4426,4425,4422,4423,4424,4431,4432,4433,4441,4442,4439,4440,4438,4434,4435,4436,4437,4469,4471,4420,4508,4504,4505,4506,4503,4502,4501,4498,4499,4500,4507,4509,4472,4510,4517,4518,4519,4516,4515,4514,4511,4512,4513,4497,4496,4495,4494,4479,4480,4481,4478,4477,4476,4473,4474,4475,4482,4483,4484,4492,4493,4490,4491,4489,4485,4486,4487,4488,4421,4419,4319,4355,4351,4352,4353,4350,4349,4348,4345,4346,4347,4354,4356,4368,4357,4364,4365,4366,4363,4362,4361,4358,4359,4360,4344,4343,4342,4341,4326,4327,4328,4325,4324,4323,4320,4321,4322,4329,4330,4331,4339,4340,4337,4338,4336,4332,4333,4334,4335,4367,4369,4418,4406,4402,4403,4404,4401,4400,4399,4396,4397,4398,4405,4407,4370,4408,4415,4416,4417,4414,4413,4412,4409,4410,4411,4395,4394,4393,4392,4377,4378,4379,4376,4375,4374,4371,4372,4373,4380,4381,4382,4390,4391,4388,4389,4387,4383,4384,4385,4386,13102,13132,13104,21880,21876,21877,21878,21875,21874,21873,21870,21871,21872,21879,21881,21868,21882,21889,21890,21891,21888,21887,21886,21883,21884,21885,21869,21867,21944,21854,21850,21851,21852,21849,21848,21847,21844,21845,21846,21853,21855,21866,21856,21863,21864,21865,21862,21861,21860,21857,21858,21859,21892,21893,21894,21931,21927,21928,21929,21926,21925,21924,21921,21922,21923,21930,21932,21895,21933,21940,21941,21942,21939,21938,21937,21934,21935,21936,21920,21919,21918,21917,21902,21903,21904,21901,21900,21899,21896,21897,21898,21905,21906,21907,21915,21916,21913,21914,21912,21908,21909,21910,21911,21843,21842,21841,21777,21773,21774,21775,21772,21771,21770,21767,21768,21769,21776,21778,21790,21779,21786,21787,21788,21785,21784,21783,21780,21781,21782,21766,21765,21764,21763,21748,21749,21750,21747,21746,21745,21742,21743,21744,21751,21752,21753,21761,21762,21759,21760,21758,21754,21755,21756,21757,21789,21791,21840,21828,21824,21825,21826,21823,21822,21821,21818,21819,21820,21827,21829,21792,21830,21837,21838,21839,21836,21835,21834,21831,21832,21833,21817,21816,21815,21814,21799,21800,21801,21798,21797,21796,21793,21794,21795,21802,21803,21804,21812,21813,21810,21811,21809,21805,21806,21807,21808,21943,21945,22150,22086,22082,22083,22084,22081,22080,22079,22076,22077,22078,22085,22087,22074,22088,22095,22096,22097,22094,22093,22092,22089,22090,22091,22075,22073,21946,22060,22056,22057,22058,22055,22054,22053,22050,22051,22052,22059,22061,22072,22062,22069,22070,22071,22068,22067,22066,22063,22064,22065,22098,22099,22100,22137,22133,22134,22135,22132,22131,22130,22127,22128,22129,22136,22138,22101,22139,22146,22147,22148,22145,22144,22143,22140,22141,22142,22126,22125,22124,22123,22108,22109,22110,22107,22106,22105,22102,22103,22104,22111,22112,22113,22121,22122,22119,22120,22118,22114,22115,22116,22117,22049,22048,22047,21983,21979,21980,21981,21978,21977,21976,21973,21974,21975,21982,21984,21996,21985,21992,21993,21994,21991,21990,21989,21986,21987,21988,21972,21971,21970,21969,21953,21954,21955,21952,21951,21950,21947,21948,21949,21956,21957,21958,21967,21968,21965,21</text:p>
      <text:p text:style-name="P1">966,21964,21959,21961,21962,21963,21995,21997,22046,22034,22030,22031,22032,22029,22028,22027,22024,22025,22026,22033,22035,21998,22036,22043,22044,22045,22042,22041,22040,22037,22038,22039,22023,22022,22021,22020,22005,22006,22007,22004,22003,22002,21999,22000,22001,22008,22009,22010,22018,22019,22016,22017,22015,22011,22012,22013,22014,21741,21740,21739,21470,21466,21467,21468,21465,21464,21463,21460,21461,21462,21469,21471,21458,21472,21479,21480,21481,21478,21477,21476,21473,21474,21475,21459,21457,21738,21443,21439,21440,21441,21438,21437,21436,21433,21434,21435,21442,21444,21456,21445,21452,21454,21455,21451,21450,21449,21446,21447,21448,21482,21483,21484,21522,21518,21519,21520,21517,21516,21515,21512,21513,21514,21521,21523,21485,21524,21531,21532,21533,21530,21529,21528,21525,21526,21527,21511,21510,21509,21508,21492,21493,21494,21491,21490,21489,21<text:soft-page-break/>486,21487,21488,21495,21496,21497,21505,21507,21503,21504,21502,21498,21499,21500,21501,21432,21431,21430,21366,21362,21363,21364,21361,21360,21359,21356,21357,21358,21365,21367,21379,21368,21375,21376,21377,21374,21373,21372,21369,21370,21371,21355,21354,21353,21352,21337,21338,21339,21336,21335,21334,21331,21332,21333,21340,21341,21342,21350,21351,21348,21349,21347,21343,21344,21345,21346,21378,21380,21429,21417,21413,21414,21415,21412,21411,21410,21407,21408,21409,21416,21418,21381,21419,21426,21427,21428,21425,21424,21423,21420,21421,21422,21406,21405,21404,21403,21388,21389,21390,21387,21386,21385,21382,21383,21384,21391,21392,21393,21401,21402,21399,21400,21398,21394,21395,21396,21397,21534,21535,21536,21675,21671,21672,21673,21670,21669,21668,21665,21666,21667,21674,21676,21688,21677,21684,21685,21686,21683,21682,21681,21678,21679,21680,21664,21663,21662,21661,21646,21647,21648,21645,21644,21643,21640,21641,21642,21649,21650,21651,21659,21660,21657,21658,21656,21652,21653,21654,21655,21687,21689,21638,21726,21722,21723,21724,21721,21720,21719,21716,21717,21718,21725,21727,21690,21728,21735,21736,21737,21734,21733,21732,21729,21730,21731,21715,21714,21713,21712,21697,21698,21699,21696,21695,21694,21691,21692,21693,21700,21701,21702,21710,21711,21708,21709,21707,21703,21704,21705,21706,21639,21637,21537,21573,21569,21570,21571,21568,21567,21566,21563,21564,21565,21572,21574,21586,21575,21582,21583,21584,21581,21580,21579,21576,21577,21578,21562,21561,21560,21559,21544,21545,21546,21543,21542,21541,21538,21539,21540,21547,21548,21549,21557,21558,21555,21556,21554,21550,21551,21552,21553,21585,21587,21636,21624,21620,21621,21622,21619,21618,21617,21614,21615,21616,21623,21625,21588,21626,21633,21634,21635,21632,21631,21630,21627,21628,21629,21613,21612,21611,21610,21595,21596,21597,21594,21593,21592,21589,21590,21591,21598,21599,21600,21608,21609,21606,21607,21605,21601,21602,21603,21604,22149,22151,21329,22702,22698,22699,22700,22697,22696,22695,22692,22693,22694,22701,22703,22690,22704,22711,22712,22713,22710,22709,22708,22705,22706,22707,22691,22689,22766,22676,22672,22673,22674,22671,22670,22669,22666,22667,22668,22675,22677,22688,22678,22685,22686,22687,22684,22683,22682,22679,22680,22681,22714,22715,22716,22753,22749,22750,22751,22748,22747,22746,22743,22744,22745,22752,22754,22717,22755,22762,22763,22764,22761,22760,22759,22756,22757,22758,22742,22741,22740,22739,22724,22725,22726,22723,22722,22721,22718,22719,22720,22727,22728,22729,22737,22738,22735,22736,22734,22730,22731,22732,22733,22665,22664,22663,22599,22595,22596,22597,22594,22593,22592,22589,22590,22591,22598,22600,22612,22601,22608,22609,22610,22607,22606,22605,22602,22603,22604,22588,22587,22586,22585,22570,22571,22572,22569,22568,22567,22564,22565,22566,22573,22574,22575,22583,22584,22581,22582,22580,22576,22577,22578,22579,22611,22613,22662,22650,22646,22647,22648,22645,22644,22643,22640,22641,22642,22649,22651,22614,22652,22659,22660,22661,22658,22657,22656,22653,22654,22655,22639,22638,22637,22636,22621,22622,22623,22620,22619,22618,22615,22616,22617,22624,22625,22626,22634,22635,22632,22633,22631,22627,22628,22629,22630,22765,22767,22152,22908,22904,22905,22906,22903,22902,22901,22898,22899,22900,22907,22909,22896,22910,22917,22918,22919,22916,22915,22914,22911,22912,22913,22897,22895,22768,22882,22878,22879,22880,22877,22876,22875,22872,22873,22874,22881,22883,22894,22884,22891,22892,22893,22890,22889,22888,22885,22886,22887,22920,22921,22922,22959,22955,22956,22957,22954,22953,22952,22949,22950,22951,22958,22960,22923,22961,22968,22969,22970,22967,22966,22965,22962,22963,22964,22948,22947,22946,22945,22930,22931,22932,22929,22928,22927,22924,22925,22926,22933,22934,22935,22943,22944,22941,22942,22940,22936,22937,22938,22939,22871,22870,22869,22805,22801,22802,22803,22800,22799,22798,22795,22796,22797,22804,22806,22818,22807,22814,22815,22816,22813,22812,22811,22808,22809,22810,22793,22792,22791,22790,22775,22776,22777,22774,22773,22772,22769,22770,22771,22778,22779,22780,22788,22789,22786,22787,22785,22781,22782,22783,22784,22817,22819,22868,22856,22852,22853,22854,22851,22850,22849,22846,22847,22848,22855,22857,22820,22858,22865,22866,22867,22864,22863,22862,22859,22860,22861,22845,22844,22843,22842,22827,22828,22829,22826,22825,22824,22821,22822,22823,22830,22831,22832,22840,22841,22838,22839,22837,22833,22834,22835,22836,22563,22562,22561,22292,22288,22289,22290,22287,22286,22285,22282,22283,22284,22291,22293,22280,22294,22301,22302,22303,22300,22299,22298,22<text:soft-page-break/>295,22296,22297,22281,22279,22560,22266,22262,22263,22264,22261,22260,22259,22256,22257,22258,22265,22267,22278,22268,22275,22276,22277,22274,22273,22272,22269,22270,22271,22304,22305,22306,22343,22339,22340,22341,22338,22337,22336,22333,22334,22335,22342,22344,22307,22345,22352,22353,22354,22351,22350,22349,22346,22347,22348,22332,22331,22330,22329,22314,22315,22316,22313,22312,22311,22308,22309,22310,22317,22318,22319,22327,22328,22325,22326,22324,22320,22321,22322,22323,22255,22254,22253,22188,22184,22185,22186,22183,22182,22181,22178,22179,22180,22187,22189,22201,22190,22197,22198,22199,22196,22195,22194,22191,22192,22193,22177,22176,22175,22174,22159,22160,22161,22158,22157,22156,22153,22154,22155,22162,22163,22164,22172,22173,22170,22171,22169,22165,22166,22167,22168,22200,22202,22252,22240,22235,22236,22238,22234,22233,22232,22229,22230,22231,22239,22241,22203,22242,22249,22250,22251,22248,22247,22246,22243,22244,22245,22228,22227,22226,22225,22210,22211,22212,22209,22208,22207,22204,22205,22206,22213,22214,22215,22223,22224,22221,22222,22220,22216,22217,22218,22219,22355,22356,22357,22496,22492,22493,22494,22491,22490,22489,22486,22487,22488,22495,22497,22509,22498,22505,22506,22507,22504,22503,22502,22499,22500,22501,22485,22484,22483,22482,22467,22468,22469,22466,22465,22464,22461,22462,22463,22470,22471,22472,22480,22481,22478,22479,22477,22473,22474,22475,22476,22508,22510,22459,22548,22544,22545,22546,22543,22542,22541,22538,22539,22540,22547,22549,22511,22550,22557,22558,22559,22556,22555,22554,22551,22552,22553,22537,22536,22535,22534,22518,22519,22520,22517,22516,22515,22512,22513,22514,22521,22522,22524,22532,22533,22530,22531,22529,22525,22526,22527,22528,22460,22458,22358,22394,22390,22391,22392,22389,22388,22387,22384,22385,22386,22393,22395,22407,22396,22403,22404,22405,22402,22401,22400,22397,22398,22399,22383,22382,22381,22380,22365,22366,22367,22364,22363,22362,22359,22360,22361,22368,22369,22370,22378,22379,22376,22377,22375,22371,22372,22373,22374,22406,22408,22457,22445,22441,22442,22443,22440,22439,22438,22435,22436,22437,22444,22446,22409,22447,22454,22455,22456,22453,22452,22451,22448,22449,22450,22434,22433,22432,22431,22416,22417,22418,22415,22414,22413,22410,22411,22412,22419,22420,22421,22429,22430,22427,22428,22426,22422,22423,22424,22425,21330,21328,22972,20235,20231,20232,20233,20230,20229,20228,20225,20226,20227,20234,20236,20223,20237,20244,20245,20246,20243,20242,20241,20238,20239,20240,20224,20222,20300,20209,20205,20206,20207,20204,20203,20202,20199,20200,20201,20208,20210,20221,20211,20218,20219,20220,20217,20216,20215,20212,20213,20214,20247,20248,20249,20286,20282,20283,20284,20281,20280,20279,20276,20277,20278,20285,20287,20250,20289,20296,20297,20298,20295,20294,20293,20290,20291,20292,20275,20274,20273,20272,20257,20258,20259,20256,20255,20254,20251,20252,20253,20260,20261,20262,20270,20271,20268,20269,20267,20263,20264,20265,20266,20198,20197,20196,20132,20128,20129,20130,20127,20126,20125,20122,20123,20124,20131,20133,20145,20134,20141,20142,20143,20140,20139,20138,20135,20136,20137,20121,20120,20119,20118,20103,20104,20105,20102,20101,20100,20097,20098,20099,20106,20107,20108,20116,20117,20114,20115,20113,20109,20110,20111,20112,20144,20146,20195,20183,20179,20180,20181,20178,20177,20176,20173,20174,20175,20182,20184,20147,20185,20192,20193,20194,20191,20190,20189,20186,20187,20188,20172,20171,20170,20169,20154,20155,20156,20153,20152,20151,20148,20149,20150,20157,20158,20159,20167,20168,20165,20166,20164,20160,20161,20162,20163,20299,20301,20506,20442,20438,20439,20440,20437,20436,20435,20432,20433,20434,20441,20443,20430,20444,20451,20452,20453,20450,20449,20448,20445,20446,20447,20431,20429,20302,20416,20412,20413,20414,20411,20410,20409,20406,20407,20408,20415,20417,20428,20418,20425,20426,20427,20424,20423,20422,20419,20420,20421,20454,20455,20456,20493,20489,20490,20491,20488,20487,20486,20483,20484,20485,20492,20494,20457,20495,20502,20503,20504,20501,20500,20499,20496,20497,20498,20482,20481,20480,20479,20464,20465,20466,20463,20462,20461,20458,20459,20460,20467,20468,20469,20477,20478,20475,20476,20474,20470,20471,20472,20473,20405,20404,20403,20339,20335,20336,20337,20334,20333,20332,20328,20329,20331,20338,20340,20352,20341,20348,20349,20350,20347,20346,20345,20342,20343,20344,20327,20326,20325,20324,20309,20310,20311,20308,20307,20306,20303,20304,20305,20312,20313,20314,20322,20323,20320,20321,20319,20315,20316,20317,20318,20351,20353,20402,20390,20386,20387,20388,20385,20384,203<text:soft-page-break/>83,20380,20381,20382,20389,20391,20354,20392,20399,20400,20401,20398,20397,20396</text:p>
      <text:p text:style-name="P1">,20393,20394,20395,20379,20378,20377,20376,20361,20362,20363,20360,20359,20358,20355,20356,20357,20364,20365,20366,20374,20375,20372,20373,20371,20367,20368,20369,20370,20096,20095,20094,19826,19822,19823,19824,19821,19820,19819,19816,19817,19818,19825,19827,19814,19828,19835,19836,19837,19834,19833,19832,19829,19830,19831,19815,19813,20093,19800,19796,19797,19798,19795,19794,19793,19790,19791,19792,19799,19801,19812,19802,19809,19810,19811,19808,19807,19806,19803,19804,19805,19838,19839,19840,19877,19873,19874,19875,19872,19871,19870,19867,19868,19869,19876,19878,19841,19879,19886,19887,19888,19885,19884,19883,19880,19881,19882,19866,19865,19864,19863,19848,19849,19850,19847,19846,19845,19842,19843,19844,19851,19852,19853,19861,19862,19859,19860,19858,19854,19855,19856,19857,19789,19788,19787,19722,19718,19719,19720,19717,19716,19715,19712,19713,19714,19721,19723,19735,19724,19731,19732,19733,19730,19729,19728,19725,19726,19727,19711,19710,19709,19708,19693,19694,19695,19692,19691,19690,19687,19688,19689,19696,19697,19698,19706,19707,19704,19705,19703,19699,19700,19701,19702,19734,19737,19786,19774,19770,19771,19772,19769,19768,19767,19764,19765,19766,19773,19775,19738,19776,19783,19784,19785,19782,19781,19780,19777,19778,19779,19763,19762,19761,19760,19745,19746,19747,19744,19743,19742,19739,19740,19741,19748,19749,19750,19758,19759,19756,19757,19755,19751,19752,19753,19754,19889,19890,19891,20030,20026,20027,20028,20025,20024,20023,20020,20021,20022,20029,20031,20043,20032,20039,20040,20041,20038,20037,20036,20033,20034,20035,20019,20018,20017,20016,20001,20002,20003,20000,19999,19998,19995,19996,19997,20004,20005,20006,20014,20015,20012,20013,20011,20007,20008,20009,20010,20042,20044,19993,20081,20077,20078,20079,20076,20075,20074,20071,20072,20073,20080,20082,20045,20083,20090,20091,20092,20089,20088,20087,20084,20085,20086,20070,20069,20068,20067,20052,20053,20054,20051,20050,20049,20046,20047,20048,20055,20056,20057,20065,20066,20063,20064,20062,20058,20059,20060,20061,19994,19992,19892,19928,19924,19925,19926,19923,19922,19921,19918,19919,19920,19927,19929,19941,19930,19937,19938,19939,19936,19935,19934,19931,19932,19933,19917,19916,19915,19914,19899,19900,19901,19898,19897,19896,19893,19894,19895,19902,19903,19904,19912,19913,19910,19911,19909,19905,19906,19907,19908,19940,19942,19991,19979,19975,19976,19977,19974,19973,19972,19969,19970,19971,19978,19980,19943,19981,19988,19989,19990,19987,19986,19985,19982,19983,19984,19968,19967,19966,19965,19950,19951,19952,19949,19948,19947,19944,19945,19946,19953,19954,19955,19963,19964,19961,19962,19960,19956,19957,19958,19959,20505,20507,21327,21057,21053,21054,21055,21052,21051,21050,21047,21048,21049,21056,21058,21045,21059,21066,21067,21068,21065,21064,21063,21060,21061,21062,21046,21044,21122,21031,21027,21028,21029,21026,21025,21024,21021,21022,21023,21030,21032,21043,21033,21040,21041,21042,21039,21038,21037,21034,21035,21036,21069,21070,21071,21109,21105,21106,21107,21104,21103,21102,21099,21100,21101,21108,21110,21072,21111,21118,21119,21120,21117,21116,21115,21112,21113,21114,21098,21097,21096,21094,21079,21080,21081,21078,21077,21076,21073,21074,21075,21082,21083,21084,21092,21093,21090,21091,21089,21085,21086,21087,21088,21020,21019,21018,20954,20950,20951,20952,20949,20948,20947,20944,20945,20946,20953,20955,20967,20956,20963,20964,20965,20962,20961,20960,20957,20958,20959,20943,20942,20941,20940,20925,20926,20927,20924,20923,20922,20919,20920,20921,20928,20929,20930,20938,20939,20936,20937,20935,20931,20932,20933,20934,20966,20968,21017,21005,21001,21002,21003,21000,20999,20998,20995,20996,20997,21004,21006,20969,21007,21014,21015,21016,21013,21012,21011,21008,21009,21010,20994,20993,20992,20991,20976,20977,20978,20975,20974,20973,20970,20971,20972,20979,20980,20981,20989,20990,20987,20988,20986,20982,20983,20984,20985,21121,21123,20508,21264,21260,21261,21262,21259,21258,21257,21254,21255,21256,21263,21265,21252,21266,21273,21274,21275,21272,21271,21270,21267,21268,21269,21253,21251,21124,21238,21234,21235,21236,21233,21232,21231,21228,21229,21230,21237,21239,21250,21240,21247,21248,21249,21246,21245,21244,21241,21242,21243,21276,21277,21278,21315,21311,21312,21313,21310,21309,21308,21305,21306,21307,21314,21316,21279,21317,21324,21325,21326,21323,21322,21321,21318,21319,21320,21304,21303,21302,21301,21286,21<text:soft-page-break/>287,21288,21285,21284,21283,21280,21281,21282,21289,21290,21291,21299,21300,21297,21298,21296,21292,21293,21294,21295,21227,21226,21225,21161,21157,21158,21159,21156,21155,21154,21150,21151,21153,21160,21162,21174,21163,21170,21171,21172,21169,21168,21167,21164,21165,21166,21149,21148,21147,21146,21131,21132,21133,21130,21129,21128,21125,21126,21127,21134,21135,21136,21144,21145,21142,21143,21141,21137,21138,21139,21140,21173,21175,21224,21212,21208,21209,21210,21207,21206,21205,21202,21203,21204,21211,21213,21176,21214,21221,21222,21223,21220,21219,21218,21215,21216,21217,21201,21200,21199,21198,21183,21184,21185,21182,21181,21180,21177,21178,21179,21186,21187,21188,21196,21197,21194,21195,21193,21189,21190,21191,21192,20918,20917,20916,20648,20644,20645,20646,20643,20642,20641,20638,20639,20640,20647,20649,20636,20650,20657,20658,20659,20656,20655,20654,20651,20652,20653,20637,20635,20915,20622,20618,20619,20620,20617,20616,20615,20612,20613,20614,20621,20623,20634,20624,20631,20632,20633,20630,20629,20628,20625,20626,20627,20660,20661,20662,20699,20695,20696,20697,20694,20693,20692,20689,20690,20691,20698,20700,20663,20701,20708,20709,20710,20707,20706,20705,20702,20703,20704,20688,20687,20686,20685,20670,20671,20672,20669,20668,20667,20664,20665,20666,20673,20674,20675,20683,20684,20681,20682,20680,20676,20677,20678,20679,20611,20610,20609,20544,20540,20541,20542,20539,20538,20537,20534,20535,20536,20543,20545,20557,20546,20553,20554,20555,20552,20551,20550,20547,20548,20549,20533,20532,20531,20530,20515,20516,20517,20514,20513,20512,20509,20510,20511,20518,20519,20520,20528,20529,20526,20527,20525,20521,20522,20523,20524,20556,20558,20608,20595,20591,20592,20593,20590,20589,20588,20585,20586,20587,20594,20596,20559,20597,20604,20606,20607,20603,20602,20601,20598,20599,20600,20584,20583,20582,20581,20566,20567,20568,20565,20564,20563,20560,20561,20562,20569,20570,20571,20579,20580,20577,20578,20576,20572,20573,20574,20575,20711,20712,20713,20852,20848,20849,20850,20847,20846,20845,20842,20843,20844,20851,20853,20865,20854,20861,20862,20863,20860,20859,20858,20855,20856,20857,20841,20840,20839,20838,20823,20824,20825,20822,20821,20820,20817,20818,20819,20826,20827,20828,20836,20837,20834,20835,20833,20829,20830,20831,20832,20864,20866,20815,20903,20899,20900,20901,20898,20897,20896,20893,20894,20895,20902,20904,20867,20905,20912,20913,20914,20911,20910,20909,20906,20907,20908,20892,20891,20890,20889,20874,20875,20876,20873,20872,20871,20868,20869,20870,20877,20878,20879,20887,20888,20885,20886,20884,20880,20881,20882,20883,20816,20814,20714,20750,20746,20747,20748,20745,20744,20743,20740,20741,20742,20749,20751,20763,20752,20759,20760,20761,20758,20757,20756,20753,20754,20755,20739,20738,20737,20736,20721,20722,20723,20720,20719,20718,20715,20716,20717,20724,20725,20726,20734,20735,20732,20733,20731,20727,20728,20729,20730,20762,20764,20813,20801,20797,20798,20799,20796,20795,20794,20791,20792,20793,20800,20802,20765,20803,20810,20811,20812,20809,20808,20807,20804,20805,20806,20790,20789,20788,20787,20772,20773,20774,20771,20770,20769,20766,20767,20768,20775,20776,20777,20785,20786,20783,20784,20782,20778,20779,20780,20781,22971,22973,19685,25172,25168,25169,25170,25167,25166,25165,25162,25163,25164,25171,25173,25160,25174,25181,25182,25183,25180,25179,25178,25175,25176,25177,25161,25159,25237,25146,25142,25143,25144,25141,25140,25139,25136,25137,25138,25145,25147,25158,25148,25155,25156,25157,25154,25153,25152,25149,25150,25151,25184,25185,25186,25223,25219,25220,25221,25218,25217,25216,25213,25214,25215,25222,25224,25187,25225,25233,25234,25235,25232,25231,25230,25226,25227,25229,25212,25211,25210,25209,25194,25195,25196,25193,25192,25191,25188,25189,25190,25197,25198,25199,25207,25208,25205,25206,25204,25200,25201,25202,25203,25135,25134,25133,25069,25065,25066,25067,25064,25063,25062,25059,25060,25061,25068,25070,25082,25071,25078,25079,25080,25077,25076,25075,25072,25073,25074,25058,25057,25056,25055,25040,25041,25042,25039,25038,25037,25034,25035,25036,25043,25044,25045,25053,25054,25051,25052,25050,25046,25047,25048,25049,25081,25083,25132,25120,25116,25117,25118,25115,25114,25113,25110,25111,25112,25119,25121,25084,25122,25129,25130,25131,25128,25127,25126,25123,25124,25125,25109,25108,25107,25106,25091,25092,25093,25090,25089,25088,25085,25086,25087,25094,25095,25096,25104,25105,25102,25103,25101,25097,25098,25099,25100,25236,25238,25443,25379,25375,25376,25377,25374,25373,25372,25369,25370,25371,25378,25380,25367,25381,25388,25389,25<text:soft-page-break/>390,25387,25386,25385,25382,25383,25384,25368,25365,25239,25352,25348,25349,25350,25347,25346,25345,25342,25343,25344,25351,25353,25364,25354,25361,25362,25363,25360,25359,25358,25355,25356,25357,25391,25392,25393,25430,25426,25427,25428,25425,25424,25423,25420,25421,25422,25429,25431,25394,25432,25439,25440,25441,25438,25437,25436,25433,25434,25435,25419,25418,25417,25416,25401,25402,25403,25400,25399,25398,25395,25396,25397,25404,25405,25406,25414,25415,25412,25413,25411,25407,25408,25409,25410,25341,25340,25339,25275,25271,25272,25273,25270,25269,25268,25265,25266,25267,25274,25276,25288,25277,25284,25285,25286,25283,25282,25281,25278,25279,25280,25264,25263,25262,25261,25246,25247,25248,25245,25244,25243,25240,25241,25242,25249,25250,25251,25259,25260,25257,25258,25256,25252,25253,25254,25255,25287,25289,25338,25326,25322,25323,25324,25321,25320,25319,25316,25317,25318,25325,25327,25290,25328,25335,25336,25337,25334,25333,25332,25329,25330,25331,25315,25314,25313,25312,25297,25298,25299,25296,25295,25294,25291,25292,25293,25300,25301,25302,25310,25311,25308,25309,25307,25303,25304,25305,25306,25</text:p>
      <text:p text:style-name="P1">033,25032,25031,24760,24755,24757,24758,24753,24752,24751,24748,24749,24750,24759,24761,24746,24762,24769,24770,24771,24768,24767,24766,24763,24764,24765,24747,24745,25030,24732,24728,24729,24730,24727,24726,24725,24722,24723,24724,24731,24733,24744,24734,24741,24742,24743,24740,24739,24738,24735,24736,24737,24772,24773,24774,24811,24807,24808,24809,24806,24805,24804,24801,24802,24803,24810,24812,24775,24813,24820,24821,24822,24819,24818,24817,24814,24815,24816,24800,24799,24798,24797,24782,24783,24784,24781,24780,24779,24776,24777,24778,24785,24786,24787,24795,24796,24793,24794,24792,24788,24789,24790,24791,24721,24720,24719,24655,24651,24652,24653,24650,24649,24648,24645,24646,24647,24654,24656,24668,24657,24664,24665,24666,24663,24662,24661,24658,24659,24660,24644,24643,24642,24641,24626,24627,24628,24625,24624,24623,24620,24621,24622,24629,24630,24631,24639,24640,24637,24638,24636,24632,24633,24634,24635,24667,24669,24718,24706,24702,24703,24704,24701,24700,24699,24696,24697,24698,24705,24707,24670,24708,24715,24716,24717,24714,24713,24712,24709,24710,24711,24695,24694,24693,24692,24677,24678,24679,24676,24675,24674,24671,24672,24673,24680,24681,24682,24690,24691,24688,24689,24687,24683,24684,24685,24686,24823,24824,24825,24966,24961,24962,24963,24960,24959,24958,24955,24956,24957,24965,24967,24979,24968,24975,24976,24977,24974,24973,24972,24969,24970,24971,24954,24953,24952,24951,24936,24937,24938,24935,24934,24933,24930,24931,24932,24939,24940,24941,24949,24950,24947,24948,24946,24942,24943,24944,24945,24978,24980,24928,25018,25014,25015,25016,25013,25012,25011,25008,25009,25010,25017,25019,24982,25020,25027,25028,25029,25026,25025,25024,25021,25022,25023,25007,25006,25005,25004,24989,24990,24991,24988,24987,24986,24983,24984,24985,24992,24993,24994,25002,25003,25000,25001,24999,24995,24996,24997,24998,24929,24927,24826,24862,24858,24859,24860,24857,24856,24855,24852,24853,24854,24861,24863,24875,24864,24871,24872,24873,24870,24869,24868,24865,24866,24867,24851,24850,24849,24848,24833,24834,24835,24832,24831,24830,24827,24828,24829,24836,24837,24838,24846,24847,24844,24845,24843,24839,24840,24841,24842,24874,24876,24926,24913,24909,24910,24911,24908,24907,24906,24903,24904,24905,24912,24914,24877,24915,24923,24924,24925,24921,24920,24919,24916,24917,24918,24902,24901,24900,24899,24884,24885,24886,24883,24882,24881,24878,24879,24880,24887,24888,24889,24897,24898,24895,24896,24894,24890,24891,24892,24893,25442,25444,24618,25995,25991,25992,25993,25990,25989,25988,25985,25986,25987,25994,25996,25983,25997,26004,26005,26006,26003,26002,26001,25998,25999,26000,25984,25982,26059,25969,25965,25966,25967,25964,25963,25962,25959,25960,25961,25968,25970,25981,25971,25978,25979,25980,25977,25976,25975,25972,25973,25974,26007,26008,26009,26046,26042,26043,26044,26041,26040,26039,26036,26037,26038,26045,26047,26010,26048,26055,26056,26057,26054,26053,26052,26049,26050,26051,26035,26034,26033,26032,26017,26018,26019,26016,26015,26014,26011,26012,26013,26020,26021,26022,26030,26031,26028,26029,26027,26023,26024,26025,26026,25958,25957,25956,25892,25888,25889,25890,25887,25886,25885,25882,25883,25884,25891,25893,25905,25894,25901,25902,25903,25900,25899,25898,25895,25896,25897,25881,25880,25879,25878,25862,25863,25864,25861,25860,25859,25856,25857,25858,25865,25866,25867,25876,25877,25874,25875,25873,25869,25870,25871,25872,25904,25906,25955<text:soft-page-break/>,25943,25939,25940,25941,25938,25937,25936,25933,25934,25935,25942,25944,25907,25945,25952,25953,25954,25951,25950,25949,25946,25947,25948,25932,25931,25930,25929,25914,25915,25916,25913,25912,25911,25908,25909,25910,25917,25918,25919,25927,25928,25925,25926,25924,25920,25921,25922,25923,26058,26060,25445,26200,26196,26197,26198,26195,26194,26193,26190,26191,26192,26199,26201,26188,26202,26209,26210,26211,26208,26207,26206,26203,26204,26205,26189,26187,26061,26174,26170,26171,26172,26169,26168,26167,26164,26165,26166,26173,26175,26186,26176,26183,26184,26185,26182,26181,26180,26177,26178,26179,26212,26213,26214,26251,26247,26248,26249,26246,26245,26244,26241,26242,26243,26250,26252,26215,26253,26260,26261,26262,26259,26258,26257,26254,26255,26256,26240,26239,26238,26237,26222,26223,26224,26221,26220,26219,26216,26217,26218,26225,26226,26227,26235,26236,26233,26234,26232,26228,26229,26230,26231,26163,26162,26161,26097,26093,26094,26095,26092,26091,26090,26087,26088,26089,26096,26098,26110,26099,26106,26107,26108,26105,26104,26103,26100,26101,26102,26086,26085,26084,26083,26068,26069,26070,26067,26066,26065,26062,26063,26064,26071,26072,26073,26081,26082,26079,26080,26078,26074,26075,26076,26077,26109,26111,26160,26148,26144,26145,26146,26143,26142,26141,26138,26139,26140,26147,26149,26112,26150,26157,26158,26159,26156,26155,26154,26151,26152,26153,26137,26136,26135,26134,26119,26120,26121,26118,26117,26116,26113,26114,26115,26122,26123,26124,26132,26133,26130,26131,26129,26125,26126,26127,26128,25855,25854,25853,25584,25580,25581,25582,25579,25578,25577,25574,25575,25576,25583,25585,25572,25586,25593,25594,25595,25592,25591,25590,25587,25588,25589,25573,25571,25852,25558,25554,25555,25556,25553,25552,25551,25548,25549,25550,25557,25559,25570,25560,25567,25568,25569,25566,25565,25564,25561,25562,25563,25596,25597,25598,25635,25631,25632,25633,25630,25629,25628,25625,25626,25627,25634,25636,25599,25637,25644,25645,25646,25643,25642,25641,25638,25639,25640,25624,25623,25622,25621,25606,25607,25608,25605,25604,25603,25600,25601,25602,25609,25610,25611,25619,25620,25617,25618,25616,25612,25613,25614,25615,25547,25546,25545,25481,25477,25478,25479,25476,25475,25474,25471,25472,25473,25480,25482,25494,25483,25490,25491,25492,25489,25488,25487,25484,25485,25486,25470,25469,25468,25467,25452,25453,25454,25451,25450,25449,25446,25447,25448,25455,25456,25457,25465,25466,25463,25464,25462,25458,25459,25460,25461,25493,25495,25544,25532,25528,25529,25530,25527,25526,25525,25522,25523,25524,25531,25533,25496,25534,25541,25542,25543,25540,25539,25538,25535,25536,25537,25521,25520,25519,25518,25503,25504,25505,25502,25501,25500,25497,25498,25499,25506,25507,25508,25516,25517,25514,25515,25513,25509,25510,25511,25512,25647,25648,25649,25789,25785,25786,25787,25784,25783,25782,25779,25780,25781,25788,25790,25802,25791,25798,25799,25800,25797,25796,25795,25792,25793,25794,25778,25777,25776,25775,25760,25761,25762,25759,25758,25757,25754,25755,25756,25763,25764,25765,25773,25774,25771,25772,25770,25766,25767,25768,25769,25801,25803,25752,25840,25836,25837,25838,25835,25834,25833,25830,25831,25832,25839,25841,25804,25842,25849,25850,25851,25848,25847,25846,25843,25844,25845,25829,25828,25827,25826,25811,25812,25813,25810,25809,25808,25805,25806,25807,25814,25815,25816,25824,25825,25822,25823,25821,25817,25818,25819,25820,25753,25751,25650,25686,25682,25683,25684,25681,25680,25679,25676,25677,25678,25685,25687,25699,25688,25695,25696,25697,25694,25693,25692,25689,25690,25691,25675,25674,25673,25672,25657,25658,25659,25656,25655,25654,25651,25652,25653,25660,25661,25662,25670,25671,25668,25669,25667,25663,25664,25665,25666,25698,25700,25750,25738,25734,25735,25736,25733,25732,25731,25728,25729,25730,25737,25739,25701,25740,25747,25748,25749,25746,25745,25744,25741,25742,25743,25727,25726,25725,25724,25708,25709,25711,25707,25706,25705,25702,25703,25704,25712,25713,25714,25722,25723,25720,25721,25719,25715,25716,25717,25718,24619,24617,22974,23524,23520,23521,23522,23519,23518,23517,23514,23515,23516,23523,23525,23512,23526,23533,23534,23535,23532,23531,23530,23527,23528,23529,23513,23511,23588,23498,23494,23495,23496,23493,23492,23491,23488,23489,23490,23497,23499,23510,23500,23507,23508,23509,23506,23505,23504,23501,23502,23503,23536,23537,23538,23575,23571,23572,23573,23570,23569,23568,23565,23566,23567,23574,23576,23539,23577,23584,23585,23586,23583,23582,23581,23578,23579,23580,23564,23563,23562,23561,23546,23547,23548,23545,23544,23543,23540,23541,23542,23549,<text:soft-page-break/>23550,23551,23559,23560,23557,23558,23556,23552,23553,23554,23555,23487,23486,23485,23421,23417,23418,23419,23416,23415,23414,23411,23412,23413,23420,23422,23434,23423,23430,23431,23432,23429,23428,23427,23424,23425,23426,23410,23409,23408,23407,23392,23393,23394,23391,23390,23389,23386,23387,23388,23395,23396,23397,23405,23406,23403,23404,23402,23398,23399,23400,23401,23433,23435,23484,23472,23468,23469,23470,23467,23466,23465,23462,23463,23464,23471,23473,23436,23474,23481,23482,23483,23480,23479,23478,23475,23476,23477,23461,23460,23459,23458,23443,23444,23445,23442,23441,23440,23437,23438,23439,23446,23447,23448,23456,23457,23454,23455,23453,23449,23450,23451,23452,23587,23589,23795,23731,23727,23728,23729,23726,23725,23724,23720,23722,23723,23730,23732,23718,23733,23740,23741,23742,23739,23738,23737,23734,23735,23736,23719,23717,23590,23704,23700,23701,23702,23699,23698,23697,23694,23695,23696,23703,23705,23716,23706,23713,23714,23715,23712,23711,23710,23707,23708,23709,23743,23744,23745,23782,23778,23779,23780,23777,23776,23775,23772,23773,23774,23781,23783,23746,23784,23791,23792,23793,23790,23789,23788,23785,23786,23787,23771,23770,23769,23768,23753,23754,23755,23752,23751,23750,23747,23748,23749,23756,23757,23758,23766,23767,23764,23765,23763,23759,23760,23761,23762,23693,23692,23691,23626,23622,23623,23624,23621,23620,23619,23616,23617,23618,23625,23627,23639,23628,23635,23636,23637,23634,23633,23632,23629,23630,23631,23615,23614,23613,23612,23597,23598,23599,23596,23595,23594,23591,23592,23593,23600,23601,23602,23610,23611,23608,23609,23607,23603,23604,23605,23606,23638,23640,23690,23678,23674,23675,23676,23673,23672,23671,23668,23669,23670,23677,23679,23641,23680,23687,23688,23689,23686,23685,23684,23681,23682,23683,23667,23666,23665,23664,23648,23649,23650,23647,23646,23645,23642,23643,23644,23651,23652,23653,23662,23663,23660,23661,23659,23654,23656,23657,23658,23385,23384,23383,23113,23109,23110,23111,23108,23107,23106,23103,23104,23105,23112,23114,23101,23115,23122,23123,23124,23121,23120,23119,23116,23117,23118,23102,23100,23382</text:p>
      <text:p text:style-name="P1">,23087,23083,23084,23085,23082,23081,23080,23077,23078,23079,23086,23088,23099,23089,23096,23097,23098,23095,23094,23093,23090,23091,23092,23125,23126,23127,23164,23160,23161,23162,23159,23158,23157,23154,23155,23156,23163,23165,23128,23166,23173,23174,23175,23172,23171,23170,23167,23168,23169,23153,23152,23151,23150,23135,23136,23137,23134,23133,23132,23129,23130,23131,23138,23139,23140,23148,23149,23146,23147,23145,23141,23142,23143,23144,23076,23075,23074,23010,23006,23007,23008,23005,23004,23003,23000,23001,23002,23009,23011,23023,23012,23019,23020,23021,23018,23017,23016,23013,23014,23015,22999,22998,22997,22996,22981,22982,22983,22980,22979,22978,22975,22976,22977,22984,22985,22986,22994,22995,22992,22993,22991,22987,22988,22989,22990,23022,23024,23073,23061,23057,23058,23059,23056,23055,23054,23051,23052,23053,23060,23062,23025,23063,23070,23071,23072,23069,23068,23067,23064,23065,23066,23050,23049,23048,23047,23032,23033,23034,23031,23030,23029,23026,23027,23028,23035,23036,23037,23045,23046,23043,23044,23042,23038,23039,23040,23041,23176,23177,23178,23319,23315,23316,23317,23314,23313,23312,23309,23310,23311,23318,23320,23332,23321,23328,23329,23330,23327,23326,23325,23322,23323,23324,23308,23307,23306,23305,23290,23291,23292,23289,23288,23287,23284,23285,23286,23293,23294,23295,23303,23304,23301,23302,23300,23296,23297,23298,23299,23331,23333,23282,23370,23366,23367,23368,23365,23364,23363,23360,23361,23362,23369,23371,23334,23372,23379,23380,23381,23378,23377,23376,23373,23374,23375,23359,23358,23357,23356,23341,23342,23343,23340,23339,23338,23335,23336,23337,23344,23345,23346,23354,23355,23352,23353,23351,23347,23348,23349,23350,23283,23281,23179,23216,23212,23213,23214,23211,23210,23208,23205,23206,23207,23215,23217,23229,23218,23225,23226,23227,23224,23223,23222,23219,23220,23221,23204,23203,23202,23201,23186,23187,23188,23185,23184,23183,23180,23181,23182,23189,23190,23191,23199,23200,23197,23198,23196,23192,23193,23194,23195,23228,23230,23280,23268,23264,23265,23266,23263,23262,23261,23258,23259,23260,23267,23269,23232,23270,23277,23278,23279,23276,23275,23274,23271,23272,23273,23257,23256,23255,23254,23239,23240,23241,23238,23237,23236,23233,23234,23235,23242,23243,23244,23252,23253,23250,23251,23249,23245,23246,23247,23248,23794,23796,24616,24347,24343,24344,24345,24342,24341,24340,24337,243<text:soft-page-break/>38,24339,24346,24348,24335,24349,24356,24357,24358,24355,24354,24353,24350,24351,24352,24336,24334,24411,24321,24317,24318,24319,24316,24315,24314,24311,24312,24313,24320,24322,24333,24323,24330,24331,24332,24329,24328,24327,24324,24325,24326,24359,24360,24361,24398,24394,24395,24396,24393,24392,24391,24388,24389,24390,24397,24399,24362,24400,24407,24408,24409,24406,24405,24404,24401,24402,24403,24387,24386,24385,24384,24369,24370,24371,24368,24367,24366,24363,24364,24365,24372,24373,24374,24382,24383,24380,24381,24379,24375,24376,24377,24378,24310,24309,24308,24243,24239,24240,24241,24238,24237,24236,24233,24234,24235,24242,24244,24257,24245,24253,24254,24255,24251,24250,24249,24246,24247,24248,24232,24231,24230,24229,24214,24215,24216,24213,24212,24211,24208,24209,24210,24217,24218,24219,24227,24228,24225,24226,24224,24220,24221,24222,24223,24256,24258,24307,24295,24291,24292,24293,24290,24289,24288,24285,24286,24287,24294,24296,24259,24297,24304,24305,24306,24303,24302,24301,24298,24299,24300,24284,24283,24282,24281,24266,24267,24268,24265,24264,24263,24260,24261,24262,24269,24270,24271,24279,24280,24277,24278,24276,24272,24273,24274,24275,24410,24412,23797,24552,24548,24549,24550,24547,24546,24545,24542,24543,24544,24551,24553,24540,24554,24561,24562,24563,24560,24559,24558,24555,24556,24557,24541,24539,24413,24526,24522,24523,24524,24521,24520,24519,24516,24517,24518,24525,24527,24538,24528,24535,24536,24537,24534,24533,24532,24529,24530,24531,24564,24565,24566,24604,24599,24600,24601,24598,24597,24596,24593,24594,24595,24602,24605,24567,24606,24613,24614,24615,24612,24611,24610,24607,24608,24609,24592,24591,24590,24589,24574,24575,24576,24573,24572,24571,24568,24569,24570,24577,24578,24579,24587,24588,24585,24586,24584,24580,24581,24582,24583,24515,24514,24513,24449,24445,24446,24447,24444,24443,24442,24439,24440,24441,24448,24450,24462,24451,24458,24459,24460,24457,24456,24455,24452,24453,24454,24438,24437,24436,24435,24420,24421,24422,24419,24418,24417,24414,24415,24416,24423,24424,24425,24433,24434,24431,24432,24430,24426,24427,24428,24429,24461,24463,24512,24500,24496,24497,24498,24495,24494,24493,24490,24491,24492,24499,24501,24464,24502,24509,24510,24511,24508,24507,24506,24503,24504,24505,24489,24488,24487,24486,24471,24472,24473,24470,24469,24468,24465,24466,24467,24474,24475,24476,24484,24485,24482,24483,24481,24477,24478,24479,24480,24207,24206,24205,23936,23932,23933,23934,23931,23930,23929,23926,23927,23928,23935,23937,23924,23938,23945,23946,23947,23944,23943,23942,23939,23940,23941,23925,23923,24204,23910,23906,23907,23908,23905,23904,23903,23900,23901,23902,23909,23911,23922,23912,23919,23920,23921,23918,23917,23916,23913,23914,23915,23948,23949,23950,23987,23983,23984,23985,23982,23981,23980,23977,23978,23979,23986,23988,23951,23989,23997,23998,23999,23996,23994,23993,23990,23991,23992,23976,23975,23974,23973,23958,23959,23960,23957,23956,23955,23952,23953,23954,23961,23962,23963,23971,23972,23969,23970,23968,23964,23965,23966,23967,23899,23898,23897,23833,23829,23830,23831,23828,23827,23826,23823,23824,23825,23832,23834,23846,23835,23842,23843,23844,23841,23840,23839,23836,23837,23838,23822,23821,23820,23819,23804,23805,23806,23803,23802,23801,23798,23799,23800,23807,23808,23809,23817,23818,23815,23816,23814,23810,23811,23812,23813,23845,23847,23896,23884,23880,23881,23882,23879,23878,23877,23874,23875,23876,23883,23885,23848,23886,23893,23894,23895,23892,23891,23890,23887,23888,23889,23873,23872,23871,23870,23855,23856,23857,23854,23853,23852,23849,23850,23851,23858,23859,23860,23868,23869,23866,23867,23865,23861,23862,23863,23864,24000,24001,24002,24141,24137,24138,24139,24136,24135,24134,24131,24132,24133,24140,24142,24154,24143,24150,24151,24152,24149,24148,24147,24144,24145,24146,24130,24129,24128,24127,24112,24113,24114,24111,24110,24109,24106,24107,24108,24115,24116,24117,24125,24126,24123,24124,24122,24118,24119,24120,24121,24153,24155,24104,24192,24188,24189,24190,24187,24186,24185,24182,24183,24184,24191,24193,24156,24194,24201,24202,24203,24200,24199,24198,24195,24196,24197,24181,24180,24179,24178,24163,24164,24165,24162,24161,24160,24157,24158,24159,24166,24167,24168,24176,24177,24174,24175,24173,24169,24170,24171,24172,24105,24103,24003,24039,24035,24036,24037,24034,24033,24032,24029,24030,24031,24038,24040,24052,24041,24048,24049,24050,24047,24046,24045,24042,24043,24044,24028,24027,24026,24025,24010,24011,24012,24009,24008,24007,24004,24005,24006,24013,24014,24015,24023,24024,24021,24022,24020,24016,2401<text:soft-page-break/>7,24018,24019,24051,24053,24102,24090,24086,24087,24088,24085,24084,24083,24080,24081,24082,24089,24091,24054,24092,24099,24100,24101,24098,24097,24096,24093,24094,24095,24079,24078,24077,24076,24061,24062,24063,24060,24059,24058,24055,24056,24057,24064,24065,24066,24074,24075,24072,24073,24071,24067,24068,24069,24070,19686,19684,13105,15303,15299,15300,15301,15298,15297,15296,15293,15294,15295,15302,15304,15291,15305,15312,15313,15314,15311,15310,15309,15306,15307,15308,15292,15289,15367,15276,15272,15273,15274,15271,15270,15269,15266,15267,15268,15275,15277,15288,15278,15285,15286,15287,15284,15283,15282,15279,15280,15281,15315,15316,15317,15354,15350,15351,15352,15349,15348,15347,15344,15345,15346,15353,15355,15318,15356,15363,15364,15365,15362,15361,15360,15357,15358,15359,15343,15342,15341,15340,15325,15326,15327,15324,15323,15322,15319,15320,15321,15328,15329,15330,15338,15339,15336,15337,15335,15331,15332,15333,15334,15265,15264,15263,15199,15195,15196,15197,15194,15193,15192,15189,15190,15191,15198,15200,15212,15201,15208,15209,15210,15207,15206,15205,15202,15203,15204,15188,15187,15186,15185,15170,15171,15172,15169,15168,15167,15164,15165,15166,15173,15174,15175,15183,15184,15181,15182,15180,15176,15177,15178,15179,15211,15213,15262,15250,15246,15247,15248,15245,15244,15243,15240,15241,15242,15249,15251,15214,15252,15259,15260,15261,15258,15257,15256,15253,15254,15255,15239,15238,15237,15236,15221,15222,15223,15220,15219,15218,15215,15216,15217,15224,15225,15226,15234,15235,15232,15233,15231,15227,15228,15229,15230,15366,15368,15573,15508,15504,15505,15506,15503,15502,15501,15498,15499,15500,15507,15509,15496,15510,15518,15519,15520,15517,15516,15515,15511,15512,15513,15497,15495,15369,15482,15478,15479,15480,15477,15476,15475,15472,15473,15474,15481,15483,15494,15484,15491,15492,15493,15490,15489,15488,15485,15486,15487,15521,15522,15523,15560,15556,15557,15558,15555,15554,15553,15550,15551,15552,15559,15561,15524,15562,15569,15570,15571,15568,15567,15566,15563,15564,15565,15549,15548,15547,15546,15531,15532,15533,15530,15529,15528,15525,15526,15527,15534,15535,15536,15544,15545,15542,15543,15541,15537,15538,15539,15540,15471,15470,15469,15405,15401,15402,15403,15400,15399,15398,15395,15396,15397,15404,15406,15418,15407,15414,15415,15416,15413,15412,15411,15408,15409,15410,15394,15393,15392,15391,15376,15377,15378,15375,15374,15373,15370,15371,15372,15379,15380,15381,15389,15390,15387,15388,15386,15382,15383,15384,15385,15417,15419,15468,15456,15452,15453,15454,15451,15450,15449,15446,15447,15448,15455,15457,15420,15458,15465,15466,15467,15464,15463,15462,15459,15460,15461,15445,15444,15443,15442,15427,15428,15429,15426,15425,15424,15421,15422,15423,15430,15431,15432,15440,15441,15438,15439,15437,15433,15434,15435,15436,15163,15162,15161,14892,14888,14889,14890,14887,14886,14885,14882,14883,14884,14891,14893,14880,14894,14901,14902,14903,14900,14899,14898,14895,14896,14897,14881,14879,15160,14866,14862,14863,14864,14861,14860,14859,14856,14857,14858,14865,14867,14878,14868,14875,14876,14877,14874,14873,14872,14869,14870,14871,14904,14905,14906,14944,14940,14</text:p>
      <text:p text:style-name="P1">941,14942,14939,14938,14937,14934,14935,14936,14943,14945,14907,14946,14953,14954,14955,14952,14951,14950,14947,14948,14949,14933,14932,14931,14930,14914,14915,14916,14913,14912,14911,14908,14909,14910,14917,14918,14919,14927,14929,14925,14926,14924,14920,14921,14922,14923,14855,14854,14853,14789,14785,14786,14787,14784,14783,14782,14779,14780,14781,14788,14790,14802,14791,14798,14799,14800,14797,14796,14795,14792,14793,14794,14778,14777,14776,14775,14760,14761,14762,14759,14758,14757,14754,14755,14756,14763,14764,14765,14773,14774,14771,14772,14770,14766,14767,14768,14769,14801,14803,14852,14840,14836,14837,14838,14835,14834,14833,14830,14831,14832,14839,14841,14804,14842,14849,14850,14851,14848,14847,14846,14843,14844,14845,14829,14828,14827,14826,14811,14812,14813,14810,14809,14808,14805,14806,14807,14814,14815,14816,14824,14825,14822,14823,14821,14817,14818,14819,14820,14956,14957,14958,15097,15093,15094,15095,15092,15091,15090,15087,15088,15089,15096,15098,15110,15099,15106,15107,15108,15105,15104,15103,15100,15101,15102,15086,15085,15084,15083,15068,15069,15070,15067,15066,15065,15062,15063,15064,15071,15072,15073,15081,15082,15079,15080,15078,15074,15075,15076,15077,15109,15111,15060,15148,15144,15145,15146,15143,15142,15141,15138,15139,15140,15147,15149,15112,15150,15157,15158,15159,15156,15155,15154,15151,15152,15153,15137,15136,15135,15134,15119,15120,15121,15<text:soft-page-break/>118,15117,15116,15113,15114,15115,15122,15123,15124,15132,15133,15130,15131,15129,15125,15126,15127,15128,15061,15059,14959,14995,14991,14992,14993,14990,14989,14988,14985,14986,14987,14994,14996,15008,14997,15004,15005,15006,15003,15002,15001,14998,14999,15000,14984,14983,14982,14981,14966,14967,14968,14965,14964,14963,14960,14961,14962,14969,14970,14971,14979,14980,14977,14978,14976,14972,14973,14974,14975,15007,15009,15058,15046,15042,15043,15044,15041,15040,15039,15036,15037,15038,15045,15047,15010,15048,15055,15056,15057,15054,15053,15052,15049,15050,15051,15035,15034,15033,15032,15017,15018,15019,15016,15015,15014,15011,15012,15013,15020,15021,15022,15030,15031,15028,15029,15027,15023,15024,15025,15026,15572,15574,14752,16126,16122,16123,16124,16121,16120,16119,16116,16117,16118,16125,16127,16114,16128,16135,16136,16137,16134,16133,16132,16129,16130,16131,16115,16113,16190,16100,16096,16097,16098,16095,16094,16093,16090,16091,16092,16099,16101,16112,16102,16109,16110,16111,16108,16107,16106,16103,16104,16105,16138,16139,16140,16177,16173,16174,16175,16172,16171,16170,16167,16168,16169,16176,16178,16141,16179,16186,16187,16188,16185,16184,16183,16180,16181,16182,16166,16165,16164,16163,16148,16149,16150,16147,16146,16145,16142,16143,16144,16151,16152,16153,16161,16162,16159,16160,16158,16154,16155,16156,16157,16089,16088,16087,16023,16019,16020,16021,16018,16017,16016,16013,16014,16015,16022,16024,16036,16025,16032,16033,16034,16031,16030,16029,16026,16027,16028,16012,16011,16010,16009,15994,15995,15996,15993,15992,15991,15988,15989,15990,15997,15998,15999,16007,16008,16005,16006,16004,16000,16001,16002,16003,16035,16037,16086,16074,16070,16071,16072,16069,16068,16067,16064,16065,16066,16073,16075,16038,16076,16083,16084,16085,16082,16081,16080,16077,16078,16079,16063,16062,16061,16060,16045,16046,16047,16044,16043,16042,16039,16040,16041,16048,16049,16050,16058,16059,16056,16057,16055,16051,16052,16053,16054,16189,16191,15575,16331,16327,16328,16329,16326,16325,16324,16321,16322,16323,16330,16332,16319,16333,16340,16341,16342,16339,16338,16337,16334,16335,16336,16320,16318,16192,16305,16301,16302,16303,16300,16299,16298,16295,16296,16297,16304,16306,16317,16307,16314,16315,16316,16313,16312,16311,16308,16309,16310,16343,16344,16345,16382,16378,16379,16380,16377,16376,16375,16372,16373,16374,16381,16383,16346,16384,16391,16392,16393,16390,16389,16388,16385,16386,16387,16371,16370,16369,16368,16353,16354,16355,16352,16351,16350,16347,16348,16349,16356,16357,16358,16366,16367,16364,16365,16363,16359,16360,16361,16362,16294,16293,16292,16228,16224,16225,16226,16223,16222,16221,16218,16219,16220,16227,16229,16241,16230,16237,16238,16239,16236,16235,16234,16231,16232,16233,16217,16216,16215,16214,16199,16200,16201,16198,16197,16196,16193,16194,16195,16202,16203,16204,16212,16213,16210,16211,16209,16205,16206,16207,16208,16240,16242,16291,16279,16275,16276,16277,16274,16273,16272,16269,16270,16271,16278,16280,16243,16281,16288,16289,16290,16287,16286,16285,16282,16283,16284,16268,16267,16266,16265,16250,16251,16252,16249,16248,16247,16244,16245,16246,16253,16254,16255,16263,16264,16261,16262,16260,16256,16257,16258,16259,15987,15986,15985,15716,15712,15713,15714,15711,15710,15709,15706,15707,15708,15715,15717,15704,15718,15725,15726,15727,15724,15723,15722,15719,15720,15721,15705,15703,15984,15690,15686,15687,15688,15685,15684,15683,15680,15681,15682,15689,15691,15702,15692,15699,15700,15701,15698,15697,15696,15693,15694,15695,15728,15729,15730,15767,15763,15764,15765,15762,15761,15760,15757,15758,15759,15766,15768,15731,15769,15776,15777,15778,15775,15774,15773,15770,15771,15772,15756,15755,15754,15753,15738,15739,15740,15737,15736,15735,15732,15733,15734,15741,15742,15743,15751,15752,15749,15750,15748,15744,15745,15746,15747,15679,15678,15677,15612,15608,15609,15610,15607,15606,15605,15602,15603,15604,15611,15613,15625,15614,15621,15622,15623,15620,15619,15618,15615,15616,15617,15601,15600,15599,15598,15583,15584,15585,15582,15580,15579,15576,15577,15578,15586,15587,15588,15596,15597,15594,15595,15593,15589,15590,15591,15592,15624,15626,15676,15664,15660,15661,15662,15659,15658,15657,15654,15655,15656,15663,15665,15627,15666,15673,15674,15675,15672,15671,15670,15667,15668,15669,15653,15652,15651,15650,15634,15635,15636,15633,15632,15631,15628,15629,15630,15637,15638,15639,15648,15649,15646,15647,15645,15640,15642,15643,15644,15779,15780,15781,15920,15916,15917,15918,15915,15914,15913,15910,15911,15912,15919,15921,15933,15922,15929,15930,159<text:soft-page-break/>31,15928,15927,15926,15923,15924,15925,15909,15908,15907,15906,15891,15892,15893,15890,15889,15888,15885,15886,15887,15894,15895,15896,15904,15905,15902,15903,15901,15897,15898,15899,15900,15932,15934,15883,15972,15968,15969,15970,15967,15966,15965,15962,15963,15964,15971,15973,15935,15974,15981,15982,15983,15980,15979,15978,15975,15976,15977,15961,15960,15959,15958,15942,15943,15944,15941,15940,15939,15936,15937,15938,15945,15946,15947,15955,15957,15953,15954,15952,15948,15949,15950,15951,15884,15882,15782,15818,15814,15815,15816,15813,15812,15811,15808,15809,15810,15817,15819,15831,15820,15827,15828,15829,15826,15825,15824,15821,15822,15823,15807,15806,15805,15804,15789,15790,15791,15788,15787,15786,15783,15784,15785,15792,15793,15794,15802,15803,15800,15801,15799,15795,15796,15797,15798,15830,15832,15881,15869,15865,15866,15867,15864,15863,15862,15859,15860,15861,15868,15870,15833,15871,15878,15879,15880,15877,15876,15875,15872,15873,15874,15858,15857,15856,15855,15840,15841,15842,15839,15838,15837,15834,15835,15836,15843,15844,15845,15853,15854,15851,15852,15850,15846,15847,15848,15849,14753,14751,16395,13654,13650,13651,13652,13649,13648,13647,13644,13645,13646,13653,13655,13642,13656,13663,13664,13665,13662,13661,13660,13657,13658,13659,13643,13641,13718,13628,13624,13625,13626,13623,13622,13621,13618,13619,13620,13627,13629,13640,13630,13637,13638,13639,13636,13635,13634,13631,13632,13633,13666,13667,13668,13705,13701,13702,13703,13700,13699,13698,13695,13696,13697,13704,13706,13669,13707,13714,13715,13716,13713,13712,13711,13708,13709,13710,13694,13693,13692,13691,13676,13677,13678,13675,13674,13673,13670,13671,13672,13679,13680,13681,13689,13690,13687,13688,13686,13682,13683,13684,13685,13617,13616,13615,13551,13547,13548,13549,13546,13545,13544,13541,13542,13543,13550,13552,13564,13553,13560,13561,13562,13559,13558,13557,13554,13555,13556,13540,13539,13538,13537,13522,13523,13524,13521,13520,13519,13516,13517,13518,13525,13526,13527,13535,13536,13533,13534,13532,13528,13529,13530,13531,13563,13565,13614,13602,13598,13599,13600,13597,13596,13595,13592,13593,13594,13601,13603,13566,13604,13611,13612,13613,13610,13609,13608,13605,13606,13607,13591,13590,13589,13588,13573,13574,13575,13572,13571,13570,13567,13568,13569,13576,13577,13578,13586,13587,13584,13585,13583,13579,13580,13581,13582,13717,13719,13925,13860,13856,13857,13858,13854,13853,13852,13849,13850,13851,13859,13861,13847,13862,13869,13870,13871,13868,13867,13866,13863,13864,13865,13848,13846,13720,13833,13829,13830,13831,13828,13827,13826,13823,13824,13825,13832,13834,13845,13835,13842,13843,13844,13841,13840,13839,13836,13837,13838,13872,13873,13874,13912,13908,13909,13910,13907,13906,13905,13902,13903,13904,13911,13913,13875,13914,13921,13922,13923,13920,13919,13918,13915,13916,13917,13901,13900,13899,13898,13883,13884,13885,13882,13881,13880,13877,13878,13879,13886,13887,13888,13896,13897,13894,13895,13893,13889,13890,13891,13892,13822,13821,13820,13756,13752,13753,13754,13751,13750,13749,13746,13747,13748,13755,13757,13769,13758,13765,13766,13767,13764,13763,13762,13759,13760,13761,13745,13744,13743,13742,13727,13728,13729,13726,13725,13724,13721,13722,13723,13730,13731,13732,13740,13741,13738,13739,13737,13733,13734,13735,13736,13768,13770,13819,13807,13803,13804,13805,13802,13801,13800,13797,13798,13799,13806,13808,13771,13809,13816,13817,13818,13815,13814,13813,13810,13811,13812,13796,13795,13794,13793,13778,13779,13780,13777,13776,13775,13772,13773,13774,13781,13782,13783,13791,13792,13789,13790,13788,13784,13785,13786,13787,13515,13514,13513,13244,13240,13241,13242,13239,13238,13237,13234,13235,13236,13243,13245,13232,13246,13253,13254,13255,13252,13251,13250,13247,13248,13249,13233,13231,13512,13218,13214,13215,13216,13213,13212,13211,13208,13209,13210,13217,13219,13230,13220,13227,13228,13229,13226,13225,13224,13221,13222,13223,13256,13257,13258,13295,13291,13292,13293,13290,13289,13288,13285,13286,13287,13294,13296,13259,13297,13304,13305,13306,13303,13302,13301,13298,13299,13300,13284,13283,13282,13281,13266,13267,13268,13265</text:p>
      <text:p text:style-name="P1">,13264,13263,13260,13261,13262,13269,13270,13271,13279,13280,13277,13278,13276,13272,13273,13274,13275,13207,13206,13205,13141,13137,13138,13139,13136,13135,13134,13131,26263,13133,13140,13142,13154,13143,13150,13151,13152,13149,13148,13147,13144,13145,13146,13130,13129,13128,13127,13112,13113,13114,13111,13110,13109,13106,13107,13108,13115,13116,1<text:soft-page-break/>3117,13125,13126,13123,13124,13122,13118,13119,13120,13121,13153,13155,13204,13192,13188,13189,13190,13187,13186,13185,13182,13183,13184,13191,13193,13156,13194,13201,13202,13203,13200,13199,13198,13195,13196,13197,13181,13180,13179,13178,13163,13164,13165,13162,13161,13160,13157,13158,13159,13166,13167,13168,13176,13177,13174,13175,13173,13169,13170,13171,13172,13307,13308,13309,13449,13445,13446,13447,13444,13443,13442,13439,13440,13441,13448,13450,13462,13451,13458,13459,13460,13457,13456,13455,13452,13453,13454,13438,13437,13436,13435,13420,13421,13422,13419,13418,13417,13414,13415,13416,13423,13424,13425,13433,13434,13431,13432,13430,13426,13427,13428,13429,13461,13463,13412,13500,13496,13497,13498,13495,13494,13493,13490,13491,13492,13499,13501,13464,13502,13509,13510,13511,13508,13507,13506,13503,13504,13505,13489,13488,13487,13486,13471,13472,13473,13470,13469,13468,13465,13466,13467,13474,13475,13476,13484,13485,13482,13483,13481,13477,13478,13479,13480,13413,13411,13310,13346,13342,13343,13344,13341,13340,13339,13336,13337,13338,13345,13347,13359,13348,13355,13356,13357,13354,13353,13352,13349,13350,13351,13335,13334,13333,13332,13317,13318,13319,13316,13315,13314,13311,13312,13313,13320,13321,13322,13330,13331,13328,13329,13327,13323,13324,13325,13326,13358,13360,13410,13398,13394,13395,13396,13393,13392,13391,13388,13389,13390,13397,13399,13361,13400,13407,13408,13409,13406,13405,13404,13401,13402,13403,13386,13385,13384,13383,13368,13369,13370,13367,13366,13365,13362,13363,13364,13371,13372,13373,13381,13382,13379,13380,13378,13374,13375,13376,13377,13924,13926,14750,14480,14476,14477,14478,14475,14474,14473,14470,14471,14472,14479,14481,14468,14482,14489,14490,14491,14488,14487,14486,14483,14484,14485,14469,14467,14544,14454,14450,14451,14452,14449,14448,14447,14444,14445,14446,14453,14455,14466,14456,14463,14464,14465,14462,14461,14460,14457,14458,14459,14492,14493,14494,14531,14527,14528,14529,14526,14525,14524,14521,14522,14523,14530,14532,14495,14533,14540,14541,14542,14539,14538,14537,14534,14535,14536,14520,14519,14518,14517,14502,14503,14504,14501,14500,14499,14496,14497,14498,14505,14506,14507,14515,14516,14513,14514,14512,14508,14509,14510,14511,14443,14442,14441,14377,14373,14374,14375,14372,14371,14370,14367,14368,14369,14376,14378,14390,14379,14386,14387,14388,14385,14384,14383,14380,14381,14382,14366,14365,14364,14363,14348,14349,14350,14347,14346,14345,14342,14343,14344,14351,14352,14353,14361,14362,14359,14360,14358,14354,14355,14356,14357,14389,14391,14440,14428,14424,14425,14426,14423,14422,14421,14418,14419,14420,14427,14429,14392,14430,14437,14438,14439,14436,14435,14434,14431,14432,14433,14417,14416,14415,14414,14399,14400,14401,14398,14397,14396,14393,14394,14395,14402,14403,14404,14412,14413,14410,14411,14409,14405,14406,14407,14408,14543,14545,13927,14687,14683,14684,14685,14682,14681,14680,14677,14678,14679,14686,14688,14675,14689,14696,14697,14698,14695,14694,14693,14690,14691,14692,14676,14674,14546,14660,14656,14657,14658,14655,14654,14653,14650,14651,14652,14659,14661,14673,14662,14670,14671,14672,14669,14668,14667,14664,14665,14666,14699,14700,14701,14738,14734,14735,14736,14733,14732,14731,14728,14729,14730,14737,14739,14702,14740,14747,14748,14749,14746,14745,14744,14741,14742,14743,14727,14726,14725,14724,14709,14710,14711,14708,14707,14706,14703,14704,14705,14712,14713,14714,14722,14723,14720,14721,14719,14715,14716,14717,14718,14649,14648,14647,14583,14579,14580,14581,14578,14577,14576,14573,14574,14575,14582,14584,14596,14585,14592,14593,14594,14591,14590,14589,14586,14587,14588,14572,14571,14570,14569,14554,14555,14556,14553,14552,14550,14547,14548,14549,14557,14558,14559,14567,14568,14565,14566,14564,14560,14561,14562,14563,14595,14597,14646,14634,14630,14631,14632,14629,14628,14627,14624,14625,14626,14633,14635,14598,14636,14643,14644,14645,14642,14641,14640,14637,14638,14639,14623,14622,14621,14620,14605,14606,14607,14604,14603,14602,14599,14600,14601,14608,14609,14610,14618,14619,14616,14617,14615,14611,14612,14613,14614,14341,14340,14339,14068,14064,14065,14066,14063,14062,14061,14058,14059,14060,14067,14069,14056,14070,14077,14078,14079,14076,14075,14074,14071,14072,14073,14057,14055,14338,14042,14038,14039,14040,14037,14036,14035,14032,14033,14034,14041,14043,14054,14044,14051,14052,14053,14050,14049,14048,14045,14046,14047,14080,14081,14082,14119,14115,14116,14117,14114,14113,14112,14109,14110,14111,14118,14120,14083,14121,14128,14129,14130,14127,14126,14125,14122,14123,14124,14108,14<text:soft-page-break/>107,14106,14105,14090,14091,14092,14089,14088,14087,14084,14085,14086,14093,14094,14095,14103,14104,14101,14102,14100,14096,14097,14098,14099,14031,14030,14029,13965,13961,13962,13963,13960,13959,13958,13953,13955,13957,13964,13966,13978,13967,13974,13975,13976,13973,13972,13971,13968,13969,13970,13952,13951,13950,13949,13934,13935,13936,13933,13932,13931,13928,13929,13930,13937,13938,13939,13947,13948,13945,13946,13944,13940,13941,13942,13943,13977,13979,14028,14016,14012,14013,14014,14011,14010,14009,14006,14007,14008,14015,14017,13980,14018,14025,14026,14027,14024,14023,14022,14019,14020,14021,14005,14004,14003,14002,13987,13988,13989,13986,13985,13984,13981,13982,13983,13990,13991,13992,14000,14001,13998,13999,13997,13993,13994,13995,13996,14131,14132,14133,14274,14270,14271,14272,14269,14268,14267,14264,14265,14266,14273,14275,14287,14276,14283,14284,14285,14282,14281,14280,14277,14278,14279,14263,14262,14261,14260,14244,14246,14247,14243,14242,14241,14238,14239,14240,14248,14249,14250,14258,14259,14256,14257,14255,14251,14252,14253,14254,14286,14288,14236,14326,14322,14323,14324,14321,14320,14319,14316,14317,14318,14325,14327,14289,14328,14335,14336,14337,14334,14333,14332,14329,14330,14331,14315,14314,14313,14312,14296,14297,14298,14295,14294,14293,14290,14291,14292,14299,14300,14301,14310,14311,14308,14309,14307,14303,14304,14305,14306,14237,14235,14134,14171,14167,14168,14169,14166,14164,14163,14160,14161,14162,14170,14172,14184,14173,14180,14181,14182,14179,14178,14177,14174,14175,14176,14159,14158,14157,14156,14141,14142,14143,14140,14139,14138,14135,14136,14137,14144,14145,14146,14154,14155,14152,14153,14151,14147,14148,14149,14150,14183,14185,14234,14222,14218,14219,14220,14217,14216,14215,14212,14213,14214,14221,14223,14186,14224,14231,14232,14233,14230,14229,14228,14225,14226,14227,14211,14210,14209,14208,14193,14194,14195,14192,14191,14190,14187,14188,14189,14196,14197,14198,14206,14207,14204,14205,14203,14199,14200,14201,14202,16394,16396,19683,18592,18588,18589,18590,18587,18586,18585,18582,18583,18584,18591,18593,18580,18594,18601,18602,18603,18600,18599,18598,18595,18596,18597,18581,18579,18656,18566,18562,18563,18564,18561,18560,18559,18556,18557,18558,18565,18567,18578,18568,18575,18576,18577,18574,18573,18572,18569,18570,18571,18604,18605,18606,18643,18639,18640,18641,18638,18637,18636,18633,18634,18635,18642,18644,18607,18645,18652,18653,18654,18651,18650,18649,18646,18647,18648,18632,18631,18630,18629,18614,18615,18616,18613,18612,18611,18608,18609,18610,18617,18618,18619,18627,18628,18625,18626,18624,18620,18621,18622,18623,18555,18554,18553,18489,18485,18486,18487,18484,18483,18482,18479,18480,18481,18488,18490,18502,18491,18498,18499,18500,18497,18496,18495,18492,18493,18494,18478,18477,18476,18475,18460,18461,18462,18459,18458,18457,18454,18455,18456,18463,18464,18465,18473,18474,18471,18472,18470,18466,18467,18468,18469,18501,18503,18552,18540,18536,18537,18538,18535,18534,18533,18530,18531,18532,18539,18541,18504,18542,18549,18550,18551,18548,18547,18546,18543,18544,18545,18529,18528,18527,18526,18511,18512,18513,18510,18509,18508,18505,18506,18507,18514,18515,18516,18524,18525,18522,18523,18521,18517,18518,18519,18520,18655,18657,18861,18797,18793,18794,18795,18792,18791,18790,18787,18788,18789,18796,18798,18785,18799,18806,18807,18808,18805,18804,18803,18800,18801,18802,18786,18784,18658,18771,18767,18768,18769,18766,18765,18764,18761,18762,18763,18770,18772,18783,18773,18780,18781,18782,18779,18778,18777,18774,18775,18776,18809,18810,18811,18848,18844,18845,18846,18843,18842,18841,18838,18839,18840,18847,18849,18812,18850,18857,18858,18859,18856,18855,18854,18851,18852,18853,18837,18836,18835,18834,18819,18820,18821,18818,18817,18816,18813,18814,18815,18822,18823,18824,18832,18833,18830,18831,18829,18825,18826,18827,18828,18760,18759,18758,18694,18690,18691,18692,18689,18688,18687,18684,18685,18686,18693,18695,18707,18696,18703,18704,18705,18702,18701,18700,18697,18698,18699,18683,18682,18681,18680,18665,18666,18667,18664,18663,18662,18659,18660,18661,18668,18669,18670,18678,18679,18676,18677,18675,18671,18672,18673,18674,18706,18708,18757,18745,18741,18742,18743,18740,18739,18738,18735,18736,18737,18744,18746,18709,18747,18754,18755,18756,18753,18752,18751,18748,18749,18750,18734,18733,18732,18731,18716,18717,18718,18715,18714,18713,18710,18711,18712,18719,18720,18721,18729,18730,18727,18728,18726,18722,18723,18724,18725,18453,18452,18451,18183,18179,18180,18181,18178,18177,18176,18173,18174,18175,18182,18<text:soft-page-break/>184,18171,18185,18192,18193,18194,18191,18190,18189,18186,18187,18188,18172,18170,18450,18157,18153,18154,18155,18152,18151,18150,18147,18148,18149,18156,18158,18169,18159,18166,18167,18168,18165,18164,18163,18160,18161,18162,18195,18196,18197,18234,18230,18231,18232,18229,18228,18227,18224,18225,18226,18233,18235,18198,18236,18243,18244,18245,18242,18241,18240,18237,18238,18239,18223,18222,18221,18220,18205,18206,18207,18204,18203,18202,18199,18200,18201,18208,18209,18210,18218,18219,18216,18217,18215,18211,18212,18213,18214,18146,18145,18144,18080,18076,18077,18078,18075,18074,18073,18070,18</text:p>
      <text:p text:style-name="P1">071,18072,18079,18081,18093,18082,18089,18090,18091,18088,18087,18086,18083,18084,18085,18069,18068,18067,18066,18051,18052,18053,18050,18049,18048,18045,18046,18047,18054,18055,18056,18064,18065,18062,18063,18061,18057,18058,18059,18060,18092,18094,18143,18131,18127,18128,18129,18126,18125,18124,18121,18122,18123,18130,18132,18095,18133,18140,18141,18142,18139,18138,18137,18134,18135,18136,18120,18119,18118,18117,18102,18103,18104,18101,18100,18099,18096,18097,18098,18105,18106,18107,18115,18116,18113,18114,18112,18108,18109,18110,18111,18246,18247,18248,18387,18383,18384,18385,18382,18381,18380,18377,18378,18379,18386,18388,18400,18389,18396,18397,18398,18395,18394,18393,18390,18391,18392,18376,18375,18374,18373,18358,18359,18360,18357,18356,18355,18352,18353,18354,18361,18362,18363,18371,18372,18369,18370,18368,18364,18365,18366,18367,18399,18401,18350,18438,18434,18435,18436,18433,18432,18431,18428,18429,18430,18437,18439,18402,18440,18447,18448,18449,18446,18445,18444,18441,18442,18443,18427,18426,18425,18424,18409,18410,18411,18408,18407,18406,18403,18404,18405,18412,18413,18414,18422,18423,18420,18421,18419,18415,18416,18417,18418,18351,18349,18249,18285,18281,18282,18283,18280,18279,18278,18275,18276,18277,18284,18286,18298,18287,18294,18295,18296,18293,18292,18291,18288,18289,18290,18274,18273,18272,18271,18256,18257,18258,18255,18254,18253,18250,18251,18252,18259,18260,18261,18269,18270,18267,18268,18266,18262,18263,18264,18265,18297,18299,18348,18336,18332,18333,18334,18331,18330,18329,18326,18327,18328,18335,18337,18300,18338,18345,18346,18347,18344,18343,18342,18339,18340,18341,18325,18324,18323,18322,18307,18308,18309,18306,18305,18304,18301,18302,18303,18310,18311,18312,18320,18321,18318,18319,18317,18313,18314,18315,18316,18860,18862,18043,19412,19408,19409,19410,19407,19406,19405,19402,19403,19404,19411,19413,19400,19414,19421,19422,19423,19420,19419,19418,19415,19416,19417,19401,19399,19476,19386,19382,19383,19384,19381,19380,19379,19376,19377,19378,19385,19387,19398,19388,19395,19396,19397,19394,19393,19392,19389,19390,19391,19424,19425,19426,19463,19459,19460,19461,19458,19457,19456,19453,19454,19455,19462,19464,19427,19465,19472,19473,19474,19471,19470,19469,19466,19467,19468,19452,19451,19450,19449,19434,19435,19436,19433,19432,19431,19428,19429,19430,19437,19438,19439,19447,19448,19445,19446,19444,19440,19441,19442,19443,19375,19374,19373,19309,19305,19306,19307,19304,19303,19302,19299,19300,19301,19308,19310,19322,19311,19318,19319,19320,19317,19316,19315,19312,19313,19314,19298,19297,19296,19295,19280,19281,19282,19279,19278,19277,19274,19275,19276,19283,19284,19285,19293,19294,19291,19292,19290,19286,19287,19288,19289,19321,19323,19372,19360,19356,19357,19358,19355,19354,19353,19350,19351,19352,19359,19361,19324,19362,19369,19370,19371,19368,19367,19366,19363,19364,19365,19349,19348,19347,19346,19331,19332,19333,19330,19329,19328,19325,19326,19327,19334,19335,19336,19344,19345,19342,19343,19341,19337,19338,19339,19340,19475,19477,18863,19620,19616,19617,19618,19614,19613,19612,19609,19610,19611,19619,19621,19607,19622,19629,19630,19631,19628,19627,19626,19623,19624,19625,19608,19606,19478,19592,19588,19589,19590,19587,19586,19585,19582,19583,19584,19591,19593,19605,19594,19602,19603,19604,19601,19600,19599,19595,19596,19598,19632,19633,19634,19671,19667,19668,19669,19666,19665,19664,19661,19662,19663,19670,19672,19635,19673,19680,19681,19682,19679,19678,19677,19674,19675,19676,19660,19659,19658,19657,19642,19643,19644,19641,19640,19639,19636,19637,19638,19645,19646,19647,19655,19656,19653,19654,19652,19648,19649,19650,19651,19581,19580,19579,19515,19510,19511,19512,19509,19508,19507,19504,19505,19506,19513,19516,19528,19517,19524,19525,19526,19523,19522,19521,19518,19519,19520,19503,19502,19501,19500,19485,19486,19487,19484,19483,19482,19479,19480,19481,19488,19489,19490,19498,19499,19496,19497,19495,19491,19492,19493,1<text:soft-page-break/>9494,19527,19529,19578,19566,19562,19563,19564,19561,19560,19559,19556,19557,19558,19565,19567,19530,19568,19575,19576,19577,19574,19573,19572,19569,19570,19571,19555,19554,19553,19552,19537,19538,19539,19536,19535,19534,19531,19532,19533,19540,19541,19542,19550,19551,19548,19549,19547,19543,19544,19545,19546,19273,19272,19271,19002,18998,18999,19000,18997,18996,18995,18992,18993,18994,19001,19003,18990,19004,19011,19012,19013,19010,19009,19008,19005,19006,19007,18991,18989,19270,18976,18972,18973,18974,18971,18970,18969,18966,18967,18968,18975,18977,18988,18978,18985,18986,18987,18984,18983,18982,18979,18980,18981,19014,19015,19016,19053,19049,19050,19051,19048,19047,19046,19043,19044,19045,19052,19054,19017,19055,19062,19063,19064,19061,19060,19059,19056,19057,19058,19042,19041,19040,19039,19024,19025,19026,19023,19022,19021,19018,19019,19020,19027,19028,19029,19037,19038,19035,19036,19034,19030,19031,19032,19033,18965,18964,18963,18899,18895,18896,18897,18894,18893,18892,18889,18890,18891,18898,18900,18912,18901,18908,18909,18910,18907,18906,18905,18902,18903,18904,18888,18887,18886,18885,18870,18871,18872,18869,18868,18867,18864,18865,18866,18873,18874,18875,18883,18884,18881,18882,18880,18876,18877,18878,18879,18911,18913,18962,18950,18946,18947,18948,18945,18944,18943,18940,18941,18942,18949,18951,18914,18952,18959,18960,18961,18958,18957,18956,18953,18954,18955,18939,18938,18937,18936,18921,18922,18923,18920,18919,18918,18915,18916,18917,18924,18925,18926,18934,18935,18932,18933,18931,18927,18928,18929,18930,19065,19066,19067,19207,19203,19204,19205,19202,19201,19200,19197,19198,19199,19206,19208,19220,19209,19216,19217,19218,19215,19214,19213,19210,19211,19212,19196,19195,19194,19193,19178,19179,19180,19177,19176,19175,19172,19173,19174,19181,19182,19183,19191,19192,19189,19190,19188,19184,19185,19186,19187,19219,19221,19170,19258,19254,19255,19256,19253,19252,19251,19248,19249,19250,19257,19259,19222,19260,19267,19268,19269,19266,19265,19264,19261,19262,19263,19247,19246,19245,19244,19229,19230,19231,19228,19227,19226,19223,19224,19225,19232,19233,19234,19242,19243,19240,19241,19239,19235,19236,19237,19238,19171,19169,19068,19105,19101,19102,19103,19100,19099,19098,19095,19096,19097,19104,19106,19118,19107,19114,19115,19116,19113,19112,19111,19108,19109,19110,19094,19093,19092,19091,19075,19076,19077,19074,19073,19072,19069,19070,19071,19078,19079,19080,19089,19090,19087,19088,19086,19081,19082,19083,19084,19117,19119,19168,19156,19152,19153,19154,19151,19150,19149,19146,19147,19148,19155,19157,19120,19158,19165,19166,19167,19164,19163,19162,19159,19160,19161,19145,19144,19143,19142,19127,19128,19129,19126,19125,19124,19121,19122,19123,19130,19131,19132,19140,19141,19138,19139,19137,19133,19134,19135,19136,18044,18042,16397,16949,16945,16946,16947,16944,16943,16942,16939,16940,16941,16948,16950,16937,16951,16958,16959,16960,16957,16956,16955,16952,16953,16954,16938,16936,17013,16923,16919,16920,16921,16918,16917,16916,16913,16914,16915,16922,16924,16935,16925,16932,16933,16934,16931,16930,16929,16926,16927,16928,16961,16962,16963,17000,16996,16997,16998,16995,16994,16993,16990,16991,16992,16999,17001,16964,17002,17009,17010,17011,17008,17007,17006,17003,17004,17005,16989,16988,16987,16986,16971,16972,16973,16970,16969,16968,16965,16966,16967,16974,16975,16976,16984,16985,16982,16983,16981,16977,16978,16979,16980,16912,16911,16910,16846,16842,16843,16844,16841,16840,16839,16836,16837,16838,16845,16847,16859,16848,16855,16856,16857,16854,16853,16852,16849,16850,16851,16835,16834,16833,16832,16817,16818,16819,16816,16815,16814,16811,16812,16813,16820,16821,16822,16830,16831,16828,16829,16827,16823,16824,16825,16826,16858,16860,16909,16897,16893,16894,16895,16892,16891,16890,16887,16888,16889,16896,16898,16861,16899,16906,16907,16908,16905,16904,16903,16900,16901,16902,16886,16885,16884,16883,16868,16869,16870,16867,16866,16865,16862,16863,16864,16871,16872,16873,16881,16882,16879,16880,16878,16874,16875,16876,16877,17012,17014,17218,17154,17150,17151,17152,17149,17148,17147,17144,17145,17146,17153,17155,17142,17156,17163,17164,17165,17162,17161,17160,17157,17158,17159,17143,17141,17015,17128,17124,17125,17126,17123,17122,17121,17118,17119,17120,17127,17129,17140,17130,17137,17138,17139,17136,17135,17134,17131,17132,17133,17166,17167,17168,17205,17201,17202,17203,17200,17199,17198,17195,17196,17197,17204,17206,17169,17207,17214,17215,17216,17213,17212,17211,17208,17209,17210,17194,17193,17192,17191,17176,17177,17178,17175,17174,17173,1<text:soft-page-break/>7170,17171,17172,17179,17180,17181,17189,17190,17187,17188,17186,17182,17183,17184,17185,17117,17116,17115,17051,17047,17048,17049,17046,17045,17044,17041,17042,17043,17050,17052,17064,17053,17060,17061,17062,17059,17058,17057,17054,17055,17056,17040,17039,17038,17037,17022,17023,17024,17021,17020,17019,17016,17017,17018,17025,17026,17027,17035,17036,17033,17034,17032,17028,17029,17030,17031,17063,17065,17114,17102,17098,17099,17100,17097,17096,17095,17092,17093,17094,17101,17103,17066,17104,17111,17112,17113,17110,17109,17108,17105,17106,17107,17091,17090,17089,17088,17073,17074,17075,17072,17071,17070,17067,17068,17069,17076,17077,17078,17086,17087,17084,17085,17083,17079,17080,17081,17082,16810,16809,16808,16538,16534,16535,16536,16533,16532,16531,16528,16529,16530,16537,16539,16526,16540,16547,16548,16549,16546,16545,16544,16541,16542,16543,16527,16525,16807,16511,16507,16508,16509,16506,16505,16504,16501,16502,16503,16510,16512,16524,16514,16521,16522,16523,16520,16519,16518,16515,16516,16517,16550,16551,16552,16589,16585,16586,16587,16584,16583,16582,16579,16580,16581,16588,16590,16553,16591,16598,16599,16600,16597,16596,16595,16592,16593,16594,16578,16577,16576,16575,16560,16561,16562,16559,16558,16557,16554,16555,16556,16563,16564,16565,16573,16574,16571,16572,16570,16566,16567,16568,16569,16500,16499,16498,16433,16429,16430,16431,16428,16427,16426,16423,16424,16425,16432,16434,16446,16435,16442,16443,16444,16441,16440,16439,16436,16437,16438,16422,16421,16420,16419,16404,16405,16406,16403,16402,16401,16398,16399,16400,16407</text:p>
      <text:p text:style-name="P1">,16408,16409,16417,16418,16415,16416,16414,16410,16411,16412,16413,16445,16447,16497,16485,16480,16481,16483,16479,16478,16477,16474,16475,16476,16484,16486,16448,16487,16494,16495,16496,16493,16492,16491,16488,16489,16490,16473,16472,16471,16470,16455,16456,16457,16454,16453,16452,16449,16450,16451,16458,16459,16460,16468,16469,16466,16467,16465,16461,16462,16463,16464,16601,16602,16603,16744,16740,16741,16742,16739,16738,16737,16734,16735,16736,16743,16745,16757,16746,16753,16754,16755,16752,16751,16750,16747,16748,16749,16733,16732,16731,16730,16715,16716,16717,16714,16713,16712,16709,16710,16711,16718,16719,16720,16728,16729,16726,16727,16725,16721,16722,16723,16724,16756,16758,16707,16795,16791,16792,16793,16790,16789,16788,16785,16786,16787,16794,16796,16759,16797,16804,16805,16806,16803,16802,16801,16798,16799,16800,16784,16783,16782,16781,16766,16767,16768,16765,16764,16763,16760,16761,16762,16769,16770,16771,16779,16780,16777,16778,16776,16772,16773,16774,16775,16708,16706,16604,16640,16636,16637,16638,16635,16634,16633,16630,16631,16632,16639,16641,16653,16642,16649,16650,16651,16648,16647,16646,16643,16644,16645,16629,16628,16627,16626,16611,16612,16613,16610,16609,16608,16605,16606,16607,16614,16615,16616,16624,16625,16622,16623,16621,16617,16618,16619,16620,16652,16654,16705,16693,16689,16690,16691,16688,16687,16685,16682,16683,16684,16692,16694,16655,16695,16702,16703,16704,16701,16700,16699,16696,16697,16698,16681,16680,16679,16678,16662,16663,16664,16661,16660,16659,16656,16657,16658,16665,16666,16668,16676,16677,16674,16675,16673,16669,16670,16671,16672,17217,17219,18041,17769,17765,17766,17767,17764,17763,17762,17759,17760,17761,17768,17770,17757,17771,17779,17780,17781,17778,17777,17776,17772,17773,17775,17758,17756,17835,17743,17739,17740,17741,17738,17737,17736,17733,17734,17735,17742,17744,17755,17745,17752,17753,17754,17751,17750,17749,17746,17747,17748,17782,17783,17784,17821,17817,17818,17819,17816,17815,17814,17811,17812,17813,17820,17822,17785,17823,17831,17832,17833,17830,17828,17827,17824,17825,17826,17810,17809,17808,17807,17792,17793,17794,17791,17790,17789,17786,17787,17788,17795,17796,17797,17805,17806,17803,17804,17802,17798,17799,17800,17801,17732,17731,17730,17666,17662,17663,17664,17661,17660,17659,17656,17657,17658,17665,17667,17679,17668,17675,17676,17677,17674,17673,17672,17669,17670,17671,17655,17654,17653,17652,17637,17638,17639,17636,17635,17634,17631,17632,17633,17640,17641,17642,17650,17651,17648,17649,17647,17643,17644,17645,17646,17678,17680,17729,17717,17713,17714,17715,17712,17711,17710,17707,17708,17709,17716,17718,17681,17719,17726,17727,17728,17725,17724,17723,17720,17721,17722,17706,17705,17704,17703,17688,17689,17690,17687,17686,17685,17682,17683,17684,17691,17692,17693,17701,17702,17699,17700,17698,17694,17695,17696,17697,17834,17836,17220,17977,17973,17974,17975,179<text:soft-page-break/>72,17971,17970,17967,17968,17969,17976,17978,17965,17979,17986,17987,17988,17985,17984,17983,17980,17981,17982,17966,17964,17837,17951,17947,17948,17949,17946,17945,17944,17941,17942,17943,17950,17952,17963,17953,17960,17961,17962,17959,17958,17957,17954,17955,17956,17989,17990,17991,18028,18024,18025,18026,18023,18022,18021,18018,18019,18020,18027,18030,17992,18031,18038,18039,18040,18037,18036,18035,18032,18033,18034,18017,18016,18015,18014,17999,18000,18001,17998,17997,17996,17993,17994,17995,18002,18003,18004,18012,18013,18010,18011,18009,18005,18006,18007,18008,17940,17939,17938,17873,17869,17870,17871,17868,17867,17866,17863,17864,17865,17872,17874,17887,17875,17882,17883,17885,17881,17880,17879,17876,17877,17878,17862,17861,17860,17859,17844,17845,17846,17843,17842,17841,17838,17839,17840,17847,17848,17849,17857,17858,17855,17856,17854,17850,17851,17852,17853,17886,17888,17937,17925,17921,17922,17923,17920,17919,17918,17915,17916,17917,17924,17926,17889,17927,17934,17935,17936,17933,17932,17931,17928,17929,17930,17914,17913,17912,17911,17896,17897,17898,17895,17894,17893,17890,17891,17892,17899,17900,17901,17909,17910,17907,17908,17906,17902,17903,17904,17905,17630,17629,17628,17359,17355,17356,17357,17354,17353,17352,17349,17350,17351,17358,17360,17347,17361,17368,17369,17370,17367,17366,17365,17362,17363,17364,17348,17346,17627,17333,17329,17330,17331,17328,17327,17326,17323,17324,17325,17332,17334,17345,17335,17342,17343,17344,17341,17340,17339,17336,17337,17338,17371,17372,17373,17411,17407,17408,17409,17406,17405,17404,17401,17402,17403,17410,17412,17374,17413,17420,17421,17422,17419,17418,17417,17414,17415,17416,17400,17399,17398,17397,17381,17382,17383,17380,17379,17378,17375,17376,17377,17385,17386,17387,17395,17396,17393,17394,17392,17388,17389,17390,17391,17322,17321,17320,17256,17252,17253,17254,17251,17250,17249,17246,17247,17248,17255,17257,17269,17258,17265,17266,17267,17264,17263,17262,17259,17260,17261,17245,17244,17243,17242,17227,17228,17229,17226,17225,17224,17221,17222,17223,17230,17231,17232,17240,17241,17238,17239,17237,17233,17234,17235,17236,17268,17270,17319,17307,17303,17304,17305,17302,17301,17300,17297,17298,17299,17306,17308,17271,17309,17316,17317,17318,17315,17314,17313,17310,17311,17312,17296,17295,17294,17293,17278,17279,17280,17277,17276,17275,17272,17273,17274,17281,17282,17283,17291,17292,17289,17290,17288,17284,17285,17286,17287,17423,17424,17425,17564,17560,17561,17562,17559,17558,17557,17554,17555,17556,17563,17565,17577,17566,17573,17574,17575,17572,17571,17570,17567,17568,17569,17553,17552,17551,17550,17535,17536,17537,17534,17533,17532,17529,17530,17531,17538,17539,17540,17548,17549,17546,17547,17545,17541,17542,17543,17544,17576,17578,17527,17615,17611,17612,17613,17610,17609,17608,17605,17606,17607,17614,17616,17579,17617,17624,17625,17626,17623,17622,17621,17618,17619,17620,17604,17603,17602,17601,17586,17587,17588,17585,17584,17583,17580,17581,17582,17589,17590,17591,17599,17600,17597,17598,17596,17592,17593,17594,17595,17528,17526,17426,17462,17458,17459,17460,17457,17456,17455,17452,17453,17454,17461,17463,17475,17464,17471,17472,17473,17470,17469,17468,17465,17466,17467,17451,17450,17449,17448,17433,17434,17435,17432,17431,17430,17427,17428,17429,17436,17437,17438,17446,17447,17444,17445,17443,17439,17440,17441,17442,17474,17476,17525,17513,17509,17510,17511,17508,17507,17506,17503,17504,17505,17512,17514,17477,17515,17522,17523,17524,17521,17520,17519,17516,17517,17518,17502,17501,17500,17499,17484,17485,17486,17483,17482,17481,17478,17479,17480,17487,17488,17489,17497,17498,17495,17496,17494,17490,17491,17492,17493,1 : 26264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2:50:58.365624566</meta:creation-date>
    <dc:date>2016-02-25T12:51:32.998459653</dc:date>
    <meta:editing-duration>P0D</meta:editing-duration>
    <meta:editing-cycles>1</meta:editing-cycles>
    <meta:document-statistic meta:table-count="0" meta:image-count="0" meta:object-count="0" meta:page-count="538" meta:paragraph-count="26293" meta:word-count="78865" meta:character-count="869865" meta:non-whitespace-character-count="491486"/>
    <meta:generator>LibreOffice/4.2.8.2$Linux_X86_64 LibreOffice_project/420m0$Build-2</meta:generator>
  </office:meta>
</office:document-meta>
</file>